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57in"/>
    </style:style>
    <style:style style:name="co2" style:family="table-column">
      <style:table-column-properties fo:break-before="auto" style:column-width="1.1618in"/>
    </style:style>
    <style:style style:name="co3" style:family="table-column">
      <style:table-column-properties fo:break-before="auto" style:column-width="1.3173in"/>
    </style:style>
    <style:style style:name="co4" style:family="table-column">
      <style:table-column-properties fo:break-before="auto" style:column-width="1.472in"/>
    </style:style>
    <style:style style:name="co5" style:family="table-column">
      <style:table-column-properties fo:break-before="auto" style:column-width="1.3429in"/>
    </style:style>
    <style:style style:name="co6" style:family="table-column">
      <style:table-column-properties fo:break-before="auto" style:column-width="2.6992in"/>
    </style:style>
    <style:style style:name="co7" style:family="table-column">
      <style:table-column-properties fo:break-before="auto" style:column-width="2.6346in"/>
    </style:style>
    <style:style style:name="co8" style:family="table-column">
      <style:table-column-properties fo:break-before="auto" style:column-width="2.2083in"/>
    </style:style>
    <style:style style:name="co9" style:family="table-column">
      <style:table-column-properties fo:break-before="auto" style:column-width="2.4791in"/>
    </style:style>
    <style:style style:name="co10" style:family="table-column">
      <style:table-column-properties fo:break-before="auto" style:column-width="2.5571in"/>
    </style:style>
    <style:style style:name="co11" style:family="table-column">
      <style:table-column-properties fo:break-before="auto" style:column-width="1.7043in"/>
    </style:style>
    <style:style style:name="co12" style:family="table-column">
      <style:table-column-properties fo:break-before="auto" style:column-width="2.5181in"/>
    </style:style>
    <style:style style:name="co13" style:family="table-column">
      <style:table-column-properties fo:break-before="auto" style:column-width="1.8598in"/>
    </style:style>
    <style:style style:name="co14" style:family="table-column">
      <style:table-column-properties fo:break-before="auto" style:column-width="1.7819in"/>
    </style:style>
    <style:style style:name="co15" style:family="table-column">
      <style:table-column-properties fo:break-before="auto" style:column-width="2.1693in"/>
    </style:style>
    <style:style style:name="co16" style:family="table-column">
      <style:table-column-properties fo:break-before="auto" style:column-width="1.9366in"/>
    </style:style>
    <style:style style:name="co17" style:family="table-column">
      <style:table-column-properties fo:break-before="auto" style:column-width="2.0917in"/>
    </style:style>
    <style:style style:name="co18" style:family="table-column">
      <style:table-column-properties fo:break-before="auto" style:column-width="2.0535in"/>
    </style:style>
    <style:style style:name="co19" style:family="table-column">
      <style:table-column-properties fo:break-before="auto" style:column-width="2.3634in"/>
    </style:style>
    <style:style style:name="co20" style:family="table-column">
      <style:table-column-properties fo:break-before="auto" style:column-width="2.5957in"/>
    </style:style>
    <style:style style:name="co21" style:family="table-column">
      <style:table-column-properties fo:break-before="auto" style:column-width="2.2472in"/>
    </style:style>
    <style:style style:name="co22" style:family="table-column">
      <style:table-column-properties fo:break-before="auto" style:column-width="1.9756in"/>
    </style:style>
    <style:style style:name="co23" style:family="table-column">
      <style:table-column-properties fo:break-before="auto" style:column-width="3.2929in"/>
    </style:style>
    <style:style style:name="co24" style:family="table-column">
      <style:table-column-properties fo:break-before="auto" style:column-width="7.9201in"/>
    </style:style>
    <style:style style:name="co25" style:family="table-column">
      <style:table-column-properties fo:break-before="auto" style:column-width="5.689in"/>
    </style:style>
    <style:style style:name="co26" style:family="table-column">
      <style:table-column-properties fo:break-before="auto" style:column-width="11.2909in"/>
    </style:style>
    <style:style style:name="co27" style:family="table-column">
      <style:table-column-properties fo:break-before="auto" style:column-width="9.2535in"/>
    </style:style>
    <style:style style:name="co28" style:family="table-column">
      <style:table-column-properties fo:break-before="auto" style:column-width="5.7972in"/>
    </style:style>
    <style:style style:name="co29" style:family="table-column">
      <style:table-column-properties fo:break-before="auto" style:column-width="8.5866in"/>
    </style:style>
    <style:style style:name="co30" style:family="table-column">
      <style:table-column-properties fo:break-before="auto" style:column-width="5.8591in"/>
    </style:style>
    <style:style style:name="co31" style:family="table-column">
      <style:table-column-properties fo:break-before="auto" style:column-width="4.9055in"/>
    </style:style>
    <style:style style:name="co32" style:family="table-column">
      <style:table-column-properties fo:break-before="auto" style:column-width="4.4173in"/>
    </style:style>
    <style:style style:name="co33" style:family="table-column">
      <style:table-column-properties fo:break-before="auto" style:column-width="9.2764in"/>
    </style:style>
    <style:style style:name="co34" style:family="table-column">
      <style:table-column-properties fo:break-before="auto" style:column-width="11.6165in"/>
    </style:style>
    <style:style style:name="co35" style:family="table-column">
      <style:table-column-properties fo:break-before="auto" style:column-width="4.2547in"/>
    </style:style>
    <style:style style:name="co36" style:family="table-column">
      <style:table-column-properties fo:break-before="auto" style:column-width="11.1055in"/>
    </style:style>
    <style:style style:name="co37" style:family="table-column">
      <style:table-column-properties fo:break-before="auto" style:column-width="5.6654in"/>
    </style:style>
    <style:style style:name="co38" style:family="table-column">
      <style:table-column-properties fo:break-before="auto" style:column-width="6.1689in"/>
    </style:style>
    <style:style style:name="co39" style:family="table-column">
      <style:table-column-properties fo:break-before="auto" style:column-width="14.6236in"/>
    </style:style>
    <style:style style:name="co40" style:family="table-column">
      <style:table-column-properties fo:break-before="auto" style:column-width="6.7736in"/>
    </style:style>
    <style:style style:name="co41" style:family="table-column">
      <style:table-column-properties fo:break-before="auto" style:column-width="3.1626in"/>
    </style:style>
    <style:style style:name="co42" style:family="table-column">
      <style:table-column-properties fo:break-before="auto" style:column-width="6.2618in"/>
    </style:style>
    <style:style style:name="co43" style:family="table-column">
      <style:table-column-properties fo:break-before="auto" style:column-width="4.1075in"/>
    </style:style>
    <style:style style:name="co44" style:family="table-column">
      <style:table-column-properties fo:break-before="auto" style:column-width="5.4563in"/>
    </style:style>
    <style:style style:name="co45" style:family="table-column">
      <style:table-column-properties fo:break-before="auto" style:column-width="6.1146in"/>
    </style:style>
    <style:style style:name="co46" style:family="table-column">
      <style:table-column-properties fo:break-before="auto" style:column-width="3.1547in"/>
    </style:style>
    <style:style style:name="co47" style:family="table-column">
      <style:table-column-properties fo:break-before="auto" style:column-width="3.0228in"/>
    </style:style>
    <style:style style:name="co48" style:family="table-column">
      <style:table-column-properties fo:break-before="auto" style:column-width="4.3252in"/>
    </style:style>
    <style:style style:name="co49" style:family="table-column">
      <style:table-column-properties fo:break-before="auto" style:column-width="8.1299in"/>
    </style:style>
    <style:style style:name="co50" style:family="table-column">
      <style:table-column-properties fo:break-before="auto" style:column-width="8.9744in"/>
    </style:style>
    <style:style style:name="co51" style:family="table-column">
      <style:table-column-properties fo:break-before="auto" style:column-width="5.7354in"/>
    </style:style>
    <style:style style:name="co52" style:family="table-column">
      <style:table-column-properties fo:break-before="auto" style:column-width="3.2862in"/>
    </style:style>
    <style:style style:name="co53" style:family="table-column">
      <style:table-column-properties fo:break-before="auto" style:column-width="2.8055in"/>
    </style:style>
    <style:style style:name="co54" style:family="table-column">
      <style:table-column-properties fo:break-before="auto" style:column-width="6.5256in"/>
    </style:style>
    <style:style style:name="co55" style:family="table-column">
      <style:table-column-properties fo:break-before="auto" style:column-width="8.3543in"/>
    </style:style>
    <style:style style:name="co56" style:family="table-column">
      <style:table-column-properties fo:break-before="auto" style:column-width="3.1236in"/>
    </style:style>
    <style:style style:name="co57" style:family="table-column">
      <style:table-column-properties fo:break-before="auto" style:column-width="8.7654in"/>
    </style:style>
    <style:style style:name="co58" style:family="table-column">
      <style:table-column-properties fo:break-before="auto" style:column-width="4.9984in"/>
    </style:style>
    <style:style style:name="co59" style:family="table-column">
      <style:table-column-properties fo:break-before="auto" style:column-width="5.1925in"/>
    </style:style>
    <style:style style:name="co60" style:family="table-column">
      <style:table-column-properties fo:break-before="auto" style:column-width="2.8602in"/>
    </style:style>
    <style:style style:name="co61" style:family="table-column">
      <style:table-column-properties fo:break-before="auto" style:column-width="3.2165in"/>
    </style:style>
    <style:style style:name="co62" style:family="table-column">
      <style:table-column-properties fo:break-before="auto" style:column-width="2.4728in"/>
    </style:style>
    <style:style style:name="co63" style:family="table-column">
      <style:table-column-properties fo:break-before="auto" style:column-width="11.2681in"/>
    </style:style>
    <style:style style:name="co64" style:family="table-column">
      <style:table-column-properties fo:break-before="auto" style:column-width="6.6728in"/>
    </style:style>
    <style:style style:name="co65" style:family="table-column">
      <style:table-column-properties fo:break-before="auto" style:column-width="2.6819in"/>
    </style:style>
    <style:style style:name="co66" style:family="table-column">
      <style:table-column-properties fo:break-before="auto" style:column-width="3.3866in"/>
    </style:style>
    <style:style style:name="co67" style:family="table-column">
      <style:table-column-properties fo:break-before="auto" style:column-width="3.6661in"/>
    </style:style>
    <style:style style:name="co68" style:family="table-column">
      <style:table-column-properties fo:break-before="auto" style:column-width="2.9917in"/>
    </style:style>
    <style:style style:name="co69" style:family="table-column">
      <style:table-column-properties fo:break-before="auto" style:column-width="4.5102in"/>
    </style:style>
    <style:style style:name="co70" style:family="table-column">
      <style:table-column-properties fo:break-before="auto" style:column-width="3.4957in"/>
    </style:style>
    <style:style style:name="co71" style:family="table-column">
      <style:table-column-properties fo:break-before="auto" style:column-width="4.8362in"/>
    </style:style>
    <style:style style:name="co72" style:family="table-column">
      <style:table-column-properties fo:break-before="auto" style:column-width="8.1992in"/>
    </style:style>
    <style:style style:name="co73" style:family="table-column">
      <style:table-column-properties fo:break-before="auto" style:column-width="4.2398in"/>
    </style:style>
    <style:style style:name="co74" style:family="table-column">
      <style:table-column-properties fo:break-before="auto" style:column-width="5.5028in"/>
    </style:style>
    <style:style style:name="co75" style:family="table-column">
      <style:table-column-properties fo:break-before="auto" style:column-width="4.9756in"/>
    </style:style>
    <style:style style:name="co76" style:family="table-column">
      <style:table-column-properties fo:break-before="auto" style:column-width="5.0535in"/>
    </style:style>
    <style:style style:name="co77" style:family="table-column">
      <style:table-column-properties fo:break-before="auto" style:column-width="6.9516in"/>
    </style:style>
    <style:style style:name="co78" style:family="table-column">
      <style:table-column-properties fo:break-before="auto" style:column-width="2.3484in"/>
    </style:style>
    <style:style style:name="co79" style:family="table-column">
      <style:table-column-properties fo:break-before="auto" style:column-width="5.5874in"/>
    </style:style>
    <style:style style:name="co80" style:family="table-column">
      <style:table-column-properties fo:break-before="auto" style:column-width="3.0618in"/>
    </style:style>
    <style:style style:name="co81" style:family="table-column">
      <style:table-column-properties fo:break-before="auto" style:column-width="2.6429in"/>
    </style:style>
    <style:style style:name="co82" style:family="table-column">
      <style:table-column-properties fo:break-before="auto" style:column-width="5.8902in"/>
    </style:style>
    <style:style style:name="co83" style:family="table-column">
      <style:table-column-properties fo:break-before="auto" style:column-width="4.0535in"/>
    </style:style>
    <style:style style:name="co84" style:family="table-column">
      <style:table-column-properties fo:break-before="auto" style:column-width="1.7445in"/>
    </style:style>
    <style:style style:name="co85" style:family="table-column">
      <style:table-column-properties fo:break-before="auto" style:column-width="2.0929in"/>
    </style:style>
    <style:style style:name="co86" style:family="table-column">
      <style:table-column-properties fo:break-before="auto" style:column-width="1.4728in"/>
    </style:style>
    <style:style style:name="co87" style:family="table-column">
      <style:table-column-properties fo:break-before="auto" style:column-width="1.6819in"/>
    </style:style>
    <style:style style:name="co88" style:family="table-column">
      <style:table-column-properties fo:break-before="auto" style:column-width="3.0382in"/>
    </style:style>
    <style:style style:name="co89" style:family="table-column">
      <style:table-column-properties fo:break-before="auto" style:column-width="1.628in"/>
    </style:style>
    <style:style style:name="co90" style:family="table-column">
      <style:table-column-properties fo:break-before="auto" style:column-width="3.1161in"/>
    </style:style>
    <style:style style:name="co91" style:family="table-column">
      <style:table-column-properties fo:break-before="auto" style:column-width="2.9992in"/>
    </style:style>
    <style:style style:name="co92" style:family="table-column">
      <style:table-column-properties fo:break-before="auto" style:column-width="2.2327in"/>
    </style:style>
    <style:style style:name="co93" style:family="table-column">
      <style:table-column-properties fo:break-before="auto" style:column-width="2.5425in"/>
    </style:style>
    <style:style style:name="co94" style:family="table-column">
      <style:table-column-properties fo:break-before="auto" style:column-width="4.5728in"/>
    </style:style>
    <style:style style:name="co95" style:family="table-column">
      <style:table-column-properties fo:break-before="auto" style:column-width="2.2402in"/>
    </style:style>
    <style:style style:name="co96" style:family="table-column">
      <style:table-column-properties fo:break-before="auto" style:column-width="1.4339in"/>
    </style:style>
    <style:style style:name="co97" style:family="table-column">
      <style:table-column-properties fo:break-before="auto" style:column-width="1.4035in"/>
    </style:style>
    <style:style style:name="co98" style:family="table-column">
      <style:table-column-properties fo:break-before="auto" style:column-width="3.0772in"/>
    </style:style>
    <style:style style:name="co99" style:family="table-column">
      <style:table-column-properties fo:break-before="auto" style:column-width="4.7972in"/>
    </style:style>
    <style:style style:name="co100" style:family="table-column">
      <style:table-column-properties fo:break-before="auto" style:column-width="3.1in"/>
    </style:style>
    <style:style style:name="co101" style:family="table-column">
      <style:table-column-properties fo:break-before="auto" style:column-width="4.3327in"/>
    </style:style>
    <style:style style:name="co102" style:family="table-column">
      <style:table-column-properties fo:break-before="auto" style:column-width="1.3181in"/>
    </style:style>
    <style:style style:name="co103" style:family="table-column">
      <style:table-column-properties fo:break-before="auto" style:column-width="0.9925in"/>
    </style:style>
    <style:style style:name="co104" style:family="table-column">
      <style:table-column-properties fo:break-before="auto" style:column-width="6.3083in"/>
    </style:style>
    <style:style style:name="co105" style:family="table-column">
      <style:table-column-properties fo:break-before="auto" style:column-width="1.6354in"/>
    </style:style>
    <style:style style:name="co106" style:family="table-column">
      <style:table-column-properties fo:break-before="auto" style:column-width="1.5193in"/>
    </style:style>
    <style:style style:name="co107" style:family="table-column">
      <style:table-column-properties fo:break-before="auto" style:column-width="1.2945in"/>
    </style:style>
    <style:style style:name="co108" style:family="table-column">
      <style:table-column-properties fo:break-before="auto" style:column-width="1.3028in"/>
    </style:style>
    <style:style style:name="co109" style:family="table-column">
      <style:table-column-properties fo:break-before="auto" style:column-width="1.411in"/>
    </style:style>
    <style:style style:name="co110" style:family="table-column">
      <style:table-column-properties fo:break-before="auto" style:column-width="2.7047in"/>
    </style:style>
    <style:style style:name="co111" style:family="table-column">
      <style:table-column-properties fo:break-before="auto" style:column-width="0.7138in"/>
    </style:style>
    <style:style style:name="co112" style:family="table-column">
      <style:table-column-properties fo:break-before="auto" style:column-width="1.1091in"/>
    </style:style>
    <style:style style:name="co113" style:family="table-column">
      <style:table-column-properties fo:break-before="auto" style:column-width="0.7366in"/>
    </style:style>
    <style:style style:name="co114" style:family="table-column">
      <style:table-column-properties fo:break-before="auto" style:column-width="2.5736in"/>
    </style:style>
    <style:style style:name="co115" style:family="table-column">
      <style:table-column-properties fo:break-before="auto" style:column-width="1.372in"/>
    </style:style>
    <style:style style:name="co116" style:family="table-column">
      <style:table-column-properties fo:break-before="auto" style:column-width="3.9528in"/>
    </style:style>
    <style:style style:name="co117" style:family="table-column">
      <style:table-column-properties fo:break-before="auto" style:column-width="1.3571in"/>
    </style:style>
    <style:style style:name="co118" style:family="table-column">
      <style:table-column-properties fo:break-before="auto" style:column-width="1.2327in"/>
    </style:style>
    <style:style style:name="co119" style:family="table-column">
      <style:table-column-properties fo:break-before="auto" style:column-width="1.3957in"/>
    </style:style>
    <style:style style:name="co120" style:family="table-column">
      <style:table-column-properties fo:break-before="auto" style:column-width="2.1937in"/>
    </style:style>
    <style:style style:name="co121" style:family="table-column">
      <style:table-column-properties fo:break-before="auto" style:column-width="2.5346in"/>
    </style:style>
    <style:style style:name="co122" style:family="table-column">
      <style:table-column-properties fo:break-before="auto" style:column-width="1.9299in"/>
    </style:style>
    <style:style style:name="co123" style:family="table-column">
      <style:table-column-properties fo:break-before="auto" style:column-width="3.302in"/>
    </style:style>
    <style:style style:name="co124" style:family="table-column">
      <style:table-column-properties fo:break-before="auto" style:column-width="1.0854in"/>
    </style:style>
    <style:style style:name="co125" style:family="table-column">
      <style:table-column-properties fo:break-before="auto" style:column-width="1.7909in"/>
    </style:style>
    <style:style style:name="co126" style:family="table-column">
      <style:table-column-properties fo:break-before="auto" style:column-width="16.8091in"/>
    </style:style>
    <style:style style:name="co127" style:family="table-column">
      <style:table-column-properties fo:break-before="auto" style:column-width="1.45in"/>
    </style:style>
    <style:style style:name="co128" style:family="table-column">
      <style:table-column-properties fo:break-before="auto" style:column-width="0.8299in"/>
    </style:style>
    <style:style style:name="co129" style:family="table-column">
      <style:table-column-properties fo:break-before="auto" style:column-width="1.0547in"/>
    </style:style>
    <style:style style:name="co130" style:family="table-column">
      <style:table-column-properties fo:break-before="auto" style:column-width="2.4646in"/>
    </style:style>
    <style:style style:name="co131" style:family="table-column">
      <style:table-column-properties fo:break-before="auto" style:column-width="1.5811in"/>
    </style:style>
    <style:style style:name="co132" style:family="table-column">
      <style:table-column-properties fo:break-before="auto" style:column-width="2.7673in"/>
    </style:style>
    <style:style style:name="co133" style:family="table-column">
      <style:table-column-properties fo:break-before="auto" style:column-width="3.1465in"/>
    </style:style>
    <style:style style:name="co134" style:family="table-column">
      <style:table-column-properties fo:break-before="auto" style:column-width="2.9528in"/>
    </style:style>
    <style:style style:name="co135" style:family="table-column">
      <style:table-column-properties fo:break-before="auto" style:column-width="2.6583in"/>
    </style:style>
    <style:style style:name="co136" style:family="table-column">
      <style:table-column-properties fo:break-before="auto" style:column-width="1.5508in"/>
    </style:style>
    <style:style style:name="co137" style:family="table-column">
      <style:table-column-properties fo:break-before="auto" style:column-width="1.1165in"/>
    </style:style>
    <style:style style:name="co138" style:family="table-column">
      <style:table-column-properties fo:break-before="auto" style:column-width="6.75in"/>
    </style:style>
    <style:style style:name="co139" style:family="table-column">
      <style:table-column-properties fo:break-before="auto" style:column-width="1.3874in"/>
    </style:style>
    <style:style style:name="co140" style:family="table-column">
      <style:table-column-properties fo:break-before="auto" style:column-width="1.4264in"/>
    </style:style>
    <style:style style:name="co141" style:family="table-column">
      <style:table-column-properties fo:break-before="auto" style:column-width="2.0854in"/>
    </style:style>
    <style:style style:name="co142" style:family="table-column">
      <style:table-column-properties fo:break-before="auto" style:column-width="0.6047in"/>
    </style:style>
    <style:style style:name="co143" style:family="table-column">
      <style:table-column-properties fo:break-before="auto" style:column-width="1.8453in"/>
    </style:style>
    <style:style style:name="co144" style:family="table-column">
      <style:table-column-properties fo:break-before="auto" style:column-width="2.1783in"/>
    </style:style>
    <style:style style:name="co145" style:family="table-column">
      <style:table-column-properties fo:break-before="auto" style:column-width="1.2791in"/>
    </style:style>
    <style:style style:name="co146" style:family="table-column">
      <style:table-column-properties fo:break-before="auto" style:column-width="1.0083in"/>
    </style:style>
    <style:style style:name="co147" style:family="table-column">
      <style:table-column-properties fo:break-before="auto" style:column-width="1.0626in"/>
    </style:style>
    <style:style style:name="co148" style:family="table-column">
      <style:table-column-properties fo:break-before="auto" style:column-width="1.0161in"/>
    </style:style>
    <style:style style:name="co149" style:family="table-column">
      <style:table-column-properties fo:break-before="auto" style:column-width="1.2717in"/>
    </style:style>
    <style:style style:name="co150" style:family="table-column">
      <style:table-column-properties fo:break-before="auto" style:column-width="1.1709in"/>
    </style:style>
    <style:style style:name="co151" style:family="table-column">
      <style:table-column-properties fo:break-before="auto" style:column-width="0.9382in"/>
    </style:style>
    <style:style style:name="co152" style:family="table-column">
      <style:table-column-properties fo:break-before="auto" style:column-width="2.2091in"/>
    </style:style>
    <style:style style:name="co153" style:family="table-column">
      <style:table-column-properties fo:break-before="auto" style:column-width="1.7283in"/>
    </style:style>
    <style:style style:name="co154" style:family="table-column">
      <style:table-column-properties fo:break-before="auto" style:column-width="1.2098in"/>
    </style:style>
    <style:style style:name="co155" style:family="table-column">
      <style:table-column-properties fo:break-before="auto" style:column-width="1.3409in"/>
    </style:style>
    <style:style style:name="co156" style:family="table-column">
      <style:table-column-properties fo:break-before="auto" style:column-width="5.022in"/>
    </style:style>
    <style:style style:name="co157" style:family="table-column">
      <style:table-column-properties fo:break-before="auto" style:column-width="1.5346in"/>
    </style:style>
    <style:style style:name="co158" style:family="table-column">
      <style:table-column-properties fo:break-before="auto" style:column-width="1.039in"/>
    </style:style>
    <style:style style:name="co159" style:family="table-column">
      <style:table-column-properties fo:break-before="auto" style:column-width="0.7291in"/>
    </style:style>
    <style:style style:name="co160" style:family="table-column">
      <style:table-column-properties fo:break-before="auto" style:column-width="1.248in"/>
    </style:style>
    <style:style style:name="co161" style:family="table-column">
      <style:table-column-properties fo:break-before="auto" style:column-width="2.4102in"/>
    </style:style>
    <style:style style:name="co162" style:family="table-column">
      <style:table-column-properties fo:break-before="auto" style:column-width="1.4575in"/>
    </style:style>
    <style:style style:name="co163" style:family="table-column">
      <style:table-column-properties fo:break-before="auto" style:column-width="0.9846in"/>
    </style:style>
    <style:style style:name="co164" style:family="table-column">
      <style:table-column-properties fo:break-before="auto" style:column-width="0.8917in"/>
    </style:style>
    <style:style style:name="co165" style:family="table-column">
      <style:table-column-properties fo:break-before="auto" style:column-width="1.9457in"/>
    </style:style>
    <style:style style:name="co166" style:family="table-column">
      <style:table-column-properties fo:break-before="auto" style:column-width="0.6437in"/>
    </style:style>
    <style:style style:name="co167" style:family="table-column">
      <style:table-column-properties fo:break-before="auto" style:column-width="1.1862in"/>
    </style:style>
    <style:style style:name="co168" style:family="table-column">
      <style:table-column-properties fo:break-before="auto" style:column-width="1.1555in"/>
    </style:style>
    <style:style style:name="co169" style:family="table-column">
      <style:table-column-properties fo:break-before="auto" style:column-width="0.8925in"/>
    </style:style>
    <style:style style:name="ro1" style:family="table-row">
      <style:table-row-properties style:row-height="0.1681in" fo:break-before="auto" style:use-optimal-row-height="true"/>
    </style:style>
    <style:style style:name="ro2" style:family="table-row">
      <style:table-row-properties style:row-height="0.17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SimSun" style:font-name-complex="Lucida Sans"/>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8"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default-cell-style-name="Default"/>
        <table:table-column table:style-name="co17" table:default-cell-style-name="Default"/>
        <table:table-column table:style-name="co15"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48"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3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45"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45" table:default-cell-style-name="Default"/>
        <table:table-column table:style-name="co95" table:default-cell-style-name="Default"/>
        <table:table-column table:style-name="co86" table:default-cell-style-name="Default"/>
        <table:table-column table:style-name="co89"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1"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3" table:default-cell-style-name="Default"/>
        <table:table-column table:style-name="co92" table:default-cell-style-name="Default"/>
        <table:table-column table:style-name="co117" table:default-cell-style-name="Default"/>
        <table:table-column table:style-name="co103" table:default-cell-style-name="Default"/>
        <table:table-column table:style-name="co118" table:default-cell-style-name="Default"/>
        <table:table-column table:style-name="co119" table:default-cell-style-name="Default"/>
        <table:table-column table:style-name="co103"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78" table:default-cell-style-name="Default"/>
        <table:table-column table:style-name="co117" table:default-cell-style-name="Default"/>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119" table:default-cell-style-name="Default"/>
        <table:table-column table:style-name="co107" table:default-cell-style-name="Default"/>
        <table:table-column table:style-name="co112" table:default-cell-style-name="Default"/>
        <table:table-column table:style-name="co129" table:default-cell-style-name="Default"/>
        <table:table-column table:style-name="co113" table:default-cell-style-name="Default"/>
        <table:table-column table:style-name="co130" table:default-cell-style-name="Default"/>
        <table:table-column table:style-name="co131" table:default-cell-style-name="Default"/>
        <table:table-column table:style-name="co132" table:default-cell-style-name="Default"/>
        <table:table-column table:style-name="co119" table:default-cell-style-name="Default"/>
        <table:table-column table:style-name="co133" table:default-cell-style-name="Default"/>
        <table:table-column table:style-name="co125" table:default-cell-style-name="Default"/>
        <table:table-column table:style-name="co134" table:default-cell-style-name="Default"/>
        <table:table-column table:style-name="co123" table:default-cell-style-name="Default"/>
        <table:table-column table:style-name="co135" table:default-cell-style-name="Default"/>
        <table:table-column table:style-name="co136" table:default-cell-style-name="Default"/>
        <table:table-column table:style-name="co137" table:default-cell-style-name="Default"/>
        <table:table-column table:style-name="co138" table:default-cell-style-name="Default"/>
        <table:table-column table:style-name="co139" table:default-cell-style-name="Default"/>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131"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12" table:default-cell-style-name="Default"/>
        <table:table-column table:style-name="co131" table:default-cell-style-name="Default"/>
        <table:table-column table:style-name="co144" table:default-cell-style-name="Default"/>
        <table:table-column table:style-name="co145" table:default-cell-style-name="Default"/>
        <table:table-column table:style-name="co149" table:default-cell-style-name="Default"/>
        <table:table-column table:style-name="co147"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1" table:default-cell-style-name="Default"/>
        <table:table-column table:style-name="co156" table:default-cell-style-name="Default"/>
        <table:table-column table:style-name="co157" table:default-cell-style-name="Default"/>
        <table:table-column table:style-name="co151" table:default-cell-style-name="Default"/>
        <table:table-column table:style-name="co158" table:default-cell-style-name="Default"/>
        <table:table-column table:style-name="co146" table:default-cell-style-name="Default"/>
        <table:table-column table:style-name="co159" table:default-cell-style-name="Default"/>
        <table:table-column table:style-name="co70" table:default-cell-style-name="Default"/>
        <table:table-column table:style-name="co160" table:default-cell-style-name="Default"/>
        <table:table-column table:style-name="co161" table:default-cell-style-name="Default"/>
        <table:table-column table:style-name="co151" table:default-cell-style-name="Default"/>
        <table:table-column table:style-name="co160" table:default-cell-style-name="Default"/>
        <table:table-column table:style-name="co162" table:default-cell-style-name="Default"/>
        <table:table-column table:style-name="co163" table:default-cell-style-name="Default"/>
        <table:table-column table:style-name="co159" table:number-columns-repeated="2" table:default-cell-style-name="Default"/>
        <table:table-column table:style-name="co164" table:default-cell-style-name="Default"/>
        <table:table-column table:style-name="co165" table:default-cell-style-name="Default"/>
        <table:table-column table:style-name="co166" table:default-cell-style-name="Default"/>
        <table:table-column table:style-name="co167" table:default-cell-style-name="Default"/>
        <table:table-column table:style-name="co168" table:default-cell-style-name="Default"/>
        <table:table-row table:style-name="ro1">
          <table:table-cell office:value-type="string">
            <text:p>SOURCE-ORTHOGRAPHY</text:p>
          </table:table-cell>
          <table:table-cell office:value-type="string">
            <text:p>SOURCE-PHONETIC</text:p>
          </table:table-cell>
          <table:table-cell office:value-type="string">
            <text:p>SOURCE-WORD-CLASS</text:p>
          </table:table-cell>
          <table:table-cell office:value-type="string">
            <text:p>SOURCE-DEF</text:p>
          </table:table-cell>
          <table:table-cell office:value-type="string">
            <text:p>ENGLISH-GLOSS</text:p>
          </table:table-cell>
          <table:table-cell office:value-type="string">
            <text:p>DIALECT-NOTE</text:p>
          </table:table-cell>
          <table:table-cell office:value-type="string">
            <text:p>GRAMMAR-NOTE</text:p>
          </table:table-cell>
          <table:table-cell table:number-columns-repeated="201"/>
        </table:table-row>
        <table:table-row table:style-name="ro2">
          <table:table-cell office:value-type="string">
            <text:p>abarijʉ </text:p>
          </table:table-cell>
          <table:table-cell office:value-type="string">
            <text:p>ɑ́ˈbɑ.ɾi.hɨ́ E][ɑbɑ́.ˈɾí.hɨ J </text:p>
          </table:table-cell>
          <table:table-cell office:value-type="string">
            <text:p>s.v.inan. </text:p>
          </table:table-cell>
          <table:table-cell office:value-type="string">
            <text:p>cosa blanda (como tierra, fruta de árbol, coca pilada, herida, abdomen)</text:p>
          </table:table-cell>
          <table:table-cell table:number-columns-repeated="204"/>
        </table:table-row>
        <table:table-row table:style-name="ro2">
          <table:table-cell office:value-type="string">
            <text:p>abase </text:p>
          </table:table-cell>
          <table:table-cell office:value-type="string">
            <text:p>ɑ́ˈbɑ.se E][ɑˈbɑ́.sé J </text:p>
          </table:table-cell>
          <table:table-cell office:value-type="string">
            <text:p>v.i. </text:p>
          </table:table-cell>
          <table:table-cell office:value-type="string">
            <text:p>(ser/estar) blando, blanda (casabe, lodo) </text:p>
          </table:table-cell>
          <table:table-cell table:number-columns-repeated="2"/>
          <table:table-cell office:value-type="string">
            <text:p>ntg BARS,91 //aba// ‘soft’ with the stative verb //aba// ‘to be soft’ is// aba-se// ‘that which is soft’, no459; lf caus. </text:p>
          </table:table-cell>
          <table:table-cell table:number-columns-repeated="201"/>
        </table:table-row>
        <table:table-row table:style-name="ro1">
          <table:table-cell office:value-type="string">
            <text:p>abee </text:p>
          </table:table-cell>
          <table:table-cell office:value-type="string">
            <text:p>ɑˈbéé </text:p>
          </table:table-cell>
          <table:table-cell office:value-type="string">
            <text:p>interj. </text:p>
          </table:table-cell>
          <table:table-cell office:value-type="string">
            <text:p>¡ay no! (exclamación de amor frustrado) </text:p>
          </table:table-cell>
          <table:table-cell table:number-columns-repeated="2"/>
          <table:table-cell office:value-type="string">
            <text:p>ntg BARS,91 //Abe!// ‘expression of love for someone’ p40, 2.27-2.30 Interjections, 2.29. Exclamatory;</text:p>
          </table:table-cell>
          <table:table-cell table:number-columns-repeated="201"/>
        </table:table-row>
        <table:table-row table:style-name="ro1">
          <table:table-cell office:value-type="string">
            <text:p>abi </text:p>
          </table:table-cell>
          <table:table-cell office:value-type="string">
            <text:p>ɑˈbí </text:p>
          </table:table-cell>
          <table:table-cell office:value-type="string">
            <text:p>interj. </text:p>
          </table:table-cell>
          <table:table-cell office:value-type="string">
            <text:p>¡ay! </text:p>
          </table:table-cell>
          <table:table-cell table:number-columns-repeated="2"/>
          <table:table-cell office:value-type="string">
            <text:p>ntg BARS,91 //Abi!// ‘Oh, how small!/Oh, what a small quantity!’, p39, 2.29. Exclamatory. //Abo!// ‘oh, how big!; oh, what a huge quantity!’ is an example of an exclamatory interjection. /o/ is used iconically for ‘bigness’ and /i/ is used for ‘smallness’. Thus, //Abi//! ‘oh, how small!; oh, what a small quantity!’ We have recorded over thirty exclamatory interjections, many of which are synonymous, and most of which begin with /a/. Some of these are listed in (118); </text:p>
          </table:table-cell>
          <table:table-cell table:number-columns-repeated="201"/>
        </table:table-row>
        <table:table-row table:style-name="ro1">
          <table:table-cell office:value-type="string">
            <text:p>aboo </text:p>
          </table:table-cell>
          <table:table-cell office:value-type="string">
            <text:p>ɑˈbóo </text:p>
          </table:table-cell>
          <table:table-cell office:value-type="string">
            <text:p>interj. </text:p>
          </table:table-cell>
          <table:table-cell office:value-type="string">
            <text:p>¡ah! </text:p>
          </table:table-cell>
          <table:table-cell/>
          <table:table-cell office:value-type="string">
            <text:p>va abuu , ph ɑˈbúúú , </text:p>
          </table:table-cell>
          <table:table-cell office:value-type="string">
            <text:p>ntg BARS,91 //Abo!// ‘Oh, how big!/Oh, what a huge quantity!’, p.39, 2.29. Exclamatory. is an example of an exclamatory interjection. o is used iconically for ‘bigness’ and i is used for ‘smallness’. Thus, //Abi!// ‘oh, how small!; oh, what a small quantity!’ We have recorded over thirty exclamatory interjections, many of which are synonymous, and most of which begin with a. Some of these are listed in (118); </text:p>
          </table:table-cell>
          <table:table-cell table:number-columns-repeated="201"/>
        </table:table-row>
        <table:table-row table:style-name="ro2">
          <table:table-cell office:value-type="string">
            <text:p>abore </text:p>
          </table:table-cell>
          <table:table-cell/>
          <table:table-cell office:value-type="string">
            <text:p>v.caus.dep. </text:p>
          </table:table-cell>
          <table:table-cell office:value-type="string">
            <text:p>ser.blando-CAUS-nS </text:p>
          </table:table-cell>
          <table:table-cell table:number-columns-repeated="2"/>
          <table:table-cell office:value-type="string">
            <text:p>ntg BARS,91 //abo// (soft.CAUS) p70, no311;</text:p>
          </table:table-cell>
          <table:table-cell table:number-columns-repeated="201"/>
        </table:table-row>
        <table:table-row table:style-name="ro1">
          <table:table-cell office:value-type="string">
            <text:p>abu </text:p>
          </table:table-cell>
          <table:table-cell office:value-type="string">
            <text:p>ˈɑ́bu </text:p>
          </table:table-cell>
          <table:table-cell office:value-type="string">
            <text:p>inan.s.de masa </text:p>
          </table:table-cell>
          <table:table-cell office:value-type="string">
            <text:p>alga </text:p>
          </table:table-cell>
          <table:table-cell/>
          <table:table-cell office:value-type="string">
            <text:p>va aburi , uv E , vn J </text:p>
          </table:table-cell>
          <table:table-cell table:number-columns-repeated="202"/>
        </table:table-row>
        <table:table-row table:style-name="ro1">
          <table:table-cell office:value-type="string">
            <text:p>aburi </text:p>
          </table:table-cell>
          <table:table-cell office:value-type="string">
            <text:p>ɑ́ˈbúɾí </text:p>
          </table:table-cell>
          <table:table-cell office:value-type="string">
            <text:p>inan.s.de masa </text:p>
          </table:table-cell>
          <table:table-cell office:value-type="string">
            <text:p>alga</text:p>
          </table:table-cell>
          <table:table-cell/>
          <table:table-cell office:value-type="string">
            <text:p>va abu , uv J , vn E </text:p>
          </table:table-cell>
          <table:table-cell table:number-columns-repeated="202"/>
        </table:table-row>
        <table:table-row table:style-name="ro2">
          <table:table-cell office:value-type="string">
            <text:p>áburi </text:p>
          </table:table-cell>
          <table:table-cell office:value-type="string">
            <text:p>ˈɑ́buɾi </text:p>
          </table:table-cell>
          <table:table-cell office:value-type="string">
            <text:p>inan.s.de masa </text:p>
          </table:table-cell>
          <table:table-cell office:value-type="string">
            <text:p>zumo; jugo de yuca brava (no venenoso)</text:p>
          </table:table-cell>
          <table:table-cell table:number-columns-repeated="204"/>
        </table:table-row>
        <table:table-row table:style-name="ro2">
          <table:table-cell office:value-type="string">
            <text:p>abuu</text:p>
          </table:table-cell>
          <table:table-cell table:number-columns-repeated="207"/>
        </table:table-row>
        <table:table-row table:style-name="ro1">
          <table:table-cell office:value-type="string">
            <text:p>abʉʉ </text:p>
          </table:table-cell>
          <table:table-cell office:value-type="string">
            <text:p>ɑˈbɨ́ɨ </text:p>
          </table:table-cell>
          <table:table-cell office:value-type="string">
            <text:p>interj. </text:p>
          </table:table-cell>
          <table:table-cell office:value-type="string">
            <text:p>¡ajá! (¡qué bueno!, exclamación de placer) </text:p>
          </table:table-cell>
          <table:table-cell table:number-columns-repeated="2"/>
          <table:table-cell office:value-type="string">
            <text:p>ntg BARS,91 //Abʉ!// ‘expression of pleasure’ p40, 2.27-2.30 Interjections, 2.29 Exclamatory;</text:p>
          </table:table-cell>
          <table:table-cell table:number-columns-repeated="201"/>
        </table:table-row>
        <table:table-row table:style-name="ro2">
          <table:table-cell office:value-type="string">
            <text:p>ãcatuse </text:p>
          </table:table-cell>
          <table:table-cell office:value-type="string">
            <text:p>ɑ̃ˈkɑ̃́.tú.se E][ɑ̃ˈkɑ̃́.tu.se J </text:p>
          </table:table-cell>
          <table:table-cell office:value-type="string">
            <text:p>v.i. </text:p>
          </table:table-cell>
          <table:table-cell office:value-type="string">
            <text:p>retoñar (tronco o rama podada) </text:p>
          </table:table-cell>
          <table:table-cell table:number-columns-repeated="204"/>
        </table:table-row>
        <table:table-row table:style-name="ro1">
          <table:table-cell office:value-type="string">
            <text:p>ãco </text:p>
          </table:table-cell>
          <table:table-cell office:value-type="string">
            <text:p>ˈɑ̃́kõ </text:p>
          </table:table-cell>
          <table:table-cell office:value-type="string">
            <text:p>an. </text:p>
          </table:table-cell>
          <table:table-cell office:value-type="string">
            <text:p>vaco colorado (especie de garza moreno, con plumas claras y marcadas de la pechuga, vive cerca del río, come pescado) </text:p>
          </table:table-cell>
          <table:table-cell/>
          <table:table-cell office:value-type="string">
            <text:p>sc Tigrisoma lineatum </text:p>
          </table:table-cell>
          <table:table-cell table:number-columns-repeated="202"/>
        </table:table-row>
        <table:table-row table:style-name="ro1">
          <table:table-cell office:value-type="string">
            <text:p>ade </text:p>
          </table:table-cell>
          <table:table-cell office:value-type="string">
            <text:p>ɑˈdée </text:p>
          </table:table-cell>
          <table:table-cell office:value-type="string">
            <text:p>interj. </text:p>
          </table:table-cell>
          <table:table-cell office:value-type="string">
            <text:p>¡puf! </text:p>
          </table:table-cell>
          <table:table-cell table:number-columns-repeated="2"/>
          <table:table-cell office:value-type="string">
            <text:p>ntg BARS,91 //Ade!// ‘expression of disgust’, p40, 2.27-2.30 Interjections, 2.29 Exclamatory;</text:p>
          </table:table-cell>
          <table:table-cell table:number-columns-repeated="201"/>
        </table:table-row>
        <table:table-row table:style-name="ro1">
          <table:table-cell office:value-type="string">
            <text:p>adi </text:p>
          </table:table-cell>
          <table:table-cell office:value-type="string">
            <text:p>ɑ́ˈdí E][ɑˈdí J </text:p>
          </table:table-cell>
          <table:table-cell office:value-type="string">
            <text:p>interj. </text:p>
          </table:table-cell>
          <table:table-cell office:value-type="string">
            <text:p>¡huy! </text:p>
          </table:table-cell>
          <table:table-cell table:number-columns-repeated="2"/>
          <table:table-cell office:value-type="string">
            <text:p>ntg BARS,91 //adi// ‘this’ 2.14 Demonstrative pronouns. no.96; ntg BARS,91 The nominal //adi// ‘this’ fuses with the personal pronouns to form //ãdĩ// ‘this male’ and //adio// ‘this female’; //ado// ‘this place’ becomes //ãdõã// ‘these beings’. (//adi// ‘this’ is used for a highly specific thing or place whereas ado ‘this’ is used for a more general area or in reference to manner), p24; </text:p>
          </table:table-cell>
          <table:table-cell table:number-columns-repeated="201"/>
        </table:table-row>
        <table:table-row table:style-name="ro2">
          <table:table-cell office:value-type="string">
            <text:p>adijaʉ </text:p>
          </table:table-cell>
          <table:table-cell office:value-type="string">
            <text:p>ɑ́dí.ˈhɘ́ɘ́ </text:p>
          </table:table-cell>
          <table:table-cell office:value-type="string">
            <text:p>pron.dem.inan. </text:p>
          </table:table-cell>
          <table:table-cell office:value-type="string">
            <text:p>este, esta (cosa, uso: se dice cuando el hablante no sabe el nombre de una cosa) </text:p>
          </table:table-cell>
          <table:table-cell/>
          <table:table-cell office:value-type="string">
            <text:p>va adijʉ , ph ɑdí.ˈhɨ́ , </text:p>
          </table:table-cell>
          <table:table-cell table:number-columns-repeated="202"/>
        </table:table-row>
        <table:table-row table:style-name="ro2">
          <table:table-cell office:value-type="string">
            <text:p>adio </text:p>
          </table:table-cell>
          <table:table-cell office:value-type="string">
            <text:p>ɑ́ˈdí.ó </text:p>
          </table:table-cell>
          <table:table-cell office:value-type="string">
            <text:p>pron.dem.f. </text:p>
          </table:table-cell>
          <table:table-cell office:value-type="string">
            <text:p>este-fs </text:p>
          </table:table-cell>
          <table:table-cell table:number-columns-repeated="2"/>
          <table:table-cell office:value-type="string">
            <text:p>ntg BARS,91 //adio// ‘this one (f.sg)’ 2.14 Demonstrative pronouns no96; </text:p>
          </table:table-cell>
          <table:table-cell table:number-columns-repeated="201"/>
        </table:table-row>
        <table:table-row table:style-name="ro2">
          <table:table-cell office:value-type="string">
            <text:p>adirʉ̃mʉ </text:p>
          </table:table-cell>
          <table:table-cell office:value-type="string">
            <text:p>ɑdí.ɾɨ̃́ˈmɨ̃́ </text:p>
          </table:table-cell>
          <table:table-cell office:value-type="string">
            <text:p>pron.dem., adv. </text:p>
          </table:table-cell>
          <table:table-cell office:value-type="string">
            <text:p>hoy </text:p>
          </table:table-cell>
          <table:table-cell table:number-columns-repeated="204"/>
        </table:table-row>
        <table:table-row table:style-name="ro2">
          <table:table-cell office:value-type="string">
            <text:p>ado </text:p>
          </table:table-cell>
          <table:table-cell office:value-type="string">
            <text:p>ɑˈdó </text:p>
          </table:table-cell>
          <table:table-cell office:value-type="string">
            <text:p>inan. </text:p>
          </table:table-cell>
          <table:table-cell office:value-type="string">
            <text:p>acá </text:p>
          </table:table-cell>
          <table:table-cell table:number-columns-repeated="2"/>
          <table:table-cell office:value-type="string">
            <text:p>ntg BARS,91 //ado// (this.place / this / here), p16; </text:p>
          </table:table-cell>
          <table:table-cell table:number-columns-repeated="201"/>
        </table:table-row>
        <table:table-row table:style-name="ro2">
          <table:table-cell office:value-type="string">
            <text:p>adocʉ̃ </text:p>
          </table:table-cell>
          <table:table-cell office:value-type="string">
            <text:p>ɑˈdó.kɨ̃́ </text:p>
          </table:table-cell>
          <table:table-cell office:value-type="string">
            <text:p>cuan.an. </text:p>
          </table:table-cell>
          <table:table-cell office:value-type="string">
            <text:p>este tamaño de (animal, persona) </text:p>
          </table:table-cell>
          <table:table-cell/>
          <table:table-cell office:value-type="string">
            <text:p>va ado quĩji , uv E , vn J </text:p>
          </table:table-cell>
          <table:table-cell table:number-columns-repeated="202"/>
        </table:table-row>
        <table:table-row table:style-name="ro2">
          <table:table-cell office:value-type="string">
            <text:p>adojʉ </text:p>
          </table:table-cell>
          <table:table-cell office:value-type="string">
            <text:p>ɑˈdó.hɨ </text:p>
          </table:table-cell>
          <table:table-cell office:value-type="string">
            <text:p>pron.dem.inan. </text:p>
          </table:table-cell>
          <table:table-cell office:value-type="string">
            <text:p>este lugar (más grande que |badijʉ/adijaʉ|r)</text:p>
          </table:table-cell>
          <table:table-cell table:number-columns-repeated="204"/>
        </table:table-row>
        <table:table-row table:style-name="ro1">
          <table:table-cell office:value-type="string">
            <text:p>aga </text:p>
          </table:table-cell>
          <table:table-cell office:value-type="string">
            <text:p>ɑˈgɑ́ɑ́ </text:p>
          </table:table-cell>
          <table:table-cell office:value-type="string">
            <text:p>interj. </text:p>
          </table:table-cell>
          <table:table-cell office:value-type="string">
            <text:p>¡ah! </text:p>
          </table:table-cell>
          <table:table-cell/>
          <table:table-cell office:value-type="string">
            <text:p>va agaʉ , ph ɑ́ˈgɑ́ɨ , , va agʉ , ph ɑˈgɨ́ </text:p>
          </table:table-cell>
          <table:table-cell table:number-columns-repeated="202"/>
        </table:table-row>
        <table:table-row table:style-name="ro2">
          <table:table-cell office:value-type="string">
            <text:p>ãgã_yuruʉ </text:p>
          </table:table-cell>
          <table:table-cell office:value-type="string">
            <text:p>ɑ̃ŋɑ̃́.ˈdʒúɾuɨ </text:p>
          </table:table-cell>
          <table:table-cell office:value-type="string">
            <text:p>inan. </text:p>
          </table:table-cell>
          <table:table-cell office:value-type="string">
            <text:p>especie de árbol (cuya cáscara se utiliza para enrollar la prenda de la danza que se cuelga por la espalda) </text:p>
          </table:table-cell>
          <table:table-cell table:number-columns-repeated="204"/>
        </table:table-row>
        <table:table-row table:style-name="ro1">
          <table:table-cell office:value-type="string">
            <text:p>ago_cʉ̃me </text:p>
          </table:table-cell>
          <table:table-cell office:value-type="string">
            <text:p>ɑˈgó.kɨ́mẽẽ </text:p>
          </table:table-cell>
          <table:table-cell office:value-type="string">
            <text:p>interj. </text:p>
          </table:table-cell>
          <table:table-cell office:value-type="string">
            <text:p>¡ah! </text:p>
          </table:table-cell>
          <table:table-cell/>
          <table:table-cell office:value-type="string">
            <text:p>va ago na , uv E , vn J , ph ɑˈgó.nɑ̃ </text:p>
          </table:table-cell>
          <table:table-cell table:number-columns-repeated="202"/>
        </table:table-row>
        <table:table-row table:style-name="ro2">
          <table:table-cell office:value-type="string">
            <text:p>ãgõbatere </text:p>
          </table:table-cell>
          <table:table-cell office:value-type="string">
            <text:p>ɑ̃ˈŋṍ.bɑ́te.ɾe </text:p>
          </table:table-cell>
          <table:table-cell office:value-type="string">
            <text:p>v.t.pl. </text:p>
          </table:table-cell>
          <table:table-cell office:value-type="string">
            <text:p>espantar </text:p>
          </table:table-cell>
          <table:table-cell table:number-columns-repeated="204"/>
        </table:table-row>
        <table:table-row table:style-name="ro2">
          <table:table-cell office:value-type="string">
            <text:p>ãgõbatetuure </text:p>
          </table:table-cell>
          <table:table-cell office:value-type="string">
            <text:p>ɑ̃ŋṍ.ˈbɑ́te.túú.ɾé </text:p>
          </table:table-cell>
          <table:table-cell office:value-type="string">
            <text:p>v.t. </text:p>
          </table:table-cell>
          <table:table-cell office:value-type="string">
            <text:p>hacer caer gotitas al cuerpo en el proceso de batir</text:p>
          </table:table-cell>
          <table:table-cell/>
          <table:table-cell office:value-type="string">
            <text:p>va jʉobatetuure , uv J , vn E </text:p>
          </table:table-cell>
          <table:table-cell table:number-columns-repeated="202"/>
        </table:table-row>
        <table:table-row table:style-name="ro2">
          <table:table-cell office:value-type="string">
            <text:p>ãgõre </text:p>
          </table:table-cell>
          <table:table-cell office:value-type="string">
            <text:p>ɑ̃ˈŋṍ.ɾẽ </text:p>
          </table:table-cell>
          <table:table-cell office:value-type="string">
            <text:p>v.t. </text:p>
          </table:table-cell>
          <table:table-cell office:value-type="string">
            <text:p>batir </text:p>
          </table:table-cell>
          <table:table-cell/>
          <table:table-cell office:value-type="string">
            <text:p>va jʉore , uv J, YM , vn E, YM </text:p>
          </table:table-cell>
          <table:table-cell table:number-columns-repeated="202"/>
        </table:table-row>
        <table:table-row table:style-name="ro2">
          <table:table-cell office:value-type="string">
            <text:p>ãgõreare </text:p>
          </table:table-cell>
          <table:table-cell office:value-type="string">
            <text:p>ɑ̃ŋṍ.ˈɾéɑ.ɾe E][ɑ̃ˈŋṍ.ɾéɑ.ɾe J </text:p>
          </table:table-cell>
          <table:table-cell office:value-type="string">
            <text:p>v.t.pl. </text:p>
          </table:table-cell>
          <table:table-cell office:value-type="string">
            <text:p>espantar </text:p>
          </table:table-cell>
          <table:table-cell table:number-columns-repeated="204"/>
        </table:table-row>
        <table:table-row table:style-name="ro2">
          <table:table-cell office:value-type="string">
            <text:p>ãgõrocare </text:p>
          </table:table-cell>
          <table:table-cell office:value-type="string">
            <text:p>ɑ̃ˈŋṍ.ɾókɑ.ɾe </text:p>
          </table:table-cell>
          <table:table-cell office:value-type="string">
            <text:p>v.t.sing. </text:p>
          </table:table-cell>
          <table:table-cell office:value-type="string">
            <text:p>espantar </text:p>
          </table:table-cell>
          <table:table-cell table:number-columns-repeated="204"/>
        </table:table-row>
        <table:table-row table:style-name="ro1">
          <table:table-cell office:value-type="string">
            <text:p>aguii </text:p>
          </table:table-cell>
          <table:table-cell office:value-type="string">
            <text:p>ɑˈgíi </text:p>
          </table:table-cell>
          <table:table-cell office:value-type="string">
            <text:p>interj. </text:p>
          </table:table-cell>
          <table:table-cell office:value-type="string">
            <text:p>¡ah! </text:p>
          </table:table-cell>
          <table:table-cell table:number-columns-repeated="204"/>
        </table:table-row>
        <table:table-row table:style-name="ro2">
          <table:table-cell office:value-type="string">
            <text:p>agʉ</text:p>
          </table:table-cell>
          <table:table-cell table:number-columns-repeated="207"/>
        </table:table-row>
        <table:table-row table:style-name="ro2">
          <table:table-cell office:value-type="string">
            <text:p>ai_yire </text:p>
          </table:table-cell>
          <table:table-cell office:value-type="string">
            <text:p>ɑ́ˈi.dʒí.ɾé E][ɑí.ˈdʒí.ɾe J </text:p>
          </table:table-cell>
          <table:table-cell office:value-type="string">
            <text:p>v.i. </text:p>
          </table:table-cell>
          <table:table-cell office:value-type="string">
            <text:p>eructar</text:p>
          </table:table-cell>
          <table:table-cell table:number-columns-repeated="204"/>
        </table:table-row>
        <table:table-row table:style-name="ro2">
          <table:table-cell office:value-type="string">
            <text:p>ajare </text:p>
          </table:table-cell>
          <table:table-cell office:value-type="string">
            <text:p>ˈɑ́hɑ.ɾe E][ɑˈhɑ́.ɾé J </text:p>
          </table:table-cell>
          <table:table-cell office:value-type="string">
            <text:p>v.i. </text:p>
          </table:table-cell>
          <table:table-cell office:value-type="string">
            <text:p>reírse </text:p>
          </table:table-cell>
          <table:table-cell table:number-columns-repeated="204"/>
        </table:table-row>
        <table:table-row table:style-name="ro2">
          <table:table-cell office:value-type="string">
            <text:p>ajatudire </text:p>
          </table:table-cell>
          <table:table-cell office:value-type="string">
            <text:p>ˈɑ́hɑ.tudí.ɾé E][ɑ́ˈhɑ.tudí.ɾé J </text:p>
          </table:table-cell>
          <table:table-cell office:value-type="string">
            <text:p>v.t. </text:p>
          </table:table-cell>
          <table:table-cell office:value-type="string">
            <text:p>mofarse de </text:p>
          </table:table-cell>
          <table:table-cell table:number-columns-repeated="204"/>
        </table:table-row>
        <table:table-row table:style-name="ro2">
          <table:table-cell office:value-type="string">
            <text:p>aje </text:p>
          </table:table-cell>
          <table:table-cell office:value-type="string">
            <text:p>ɑˈhé </text:p>
          </table:table-cell>
          <table:table-cell office:value-type="string">
            <text:p>inan.f.n.esp. </text:p>
          </table:table-cell>
          <table:table-cell office:value-type="string">
            <text:p>semillas </text:p>
          </table:table-cell>
          <table:table-cell table:number-columns-repeated="204"/>
        </table:table-row>
        <table:table-row table:style-name="ro2">
          <table:table-cell office:value-type="string">
            <text:p>ajea </text:p>
          </table:table-cell>
          <table:table-cell office:value-type="string">
            <text:p>ɑˈhéɑ́ </text:p>
          </table:table-cell>
          <table:table-cell office:value-type="string">
            <text:p>inan. </text:p>
          </table:table-cell>
          <table:table-cell office:value-type="string">
            <text:p>pene </text:p>
          </table:table-cell>
          <table:table-cell table:number-columns-repeated="204"/>
        </table:table-row>
        <table:table-row table:style-name="ro2">
          <table:table-cell office:value-type="string">
            <text:p>ajejoore </text:p>
          </table:table-cell>
          <table:table-cell office:value-type="string">
            <text:p>ɑhé.ˈhóó.ɾé </text:p>
          </table:table-cell>
          <table:table-cell office:value-type="string">
            <text:p>v.i. </text:p>
          </table:table-cell>
          <table:table-cell office:value-type="string">
            <text:p>acostumbrarse a jugar</text:p>
          </table:table-cell>
          <table:table-cell/>
          <table:table-cell office:value-type="string">
            <text:p>va ajesejare , uv J , vn E </text:p>
          </table:table-cell>
          <table:table-cell table:number-columns-repeated="202"/>
        </table:table-row>
        <table:table-row table:style-name="ro2">
          <table:table-cell office:value-type="string">
            <text:p>ajere </text:p>
          </table:table-cell>
          <table:table-cell office:value-type="string">
            <text:p>ɑ́ˈhe.ɾe E][ɑˈhé.ɾé J </text:p>
          </table:table-cell>
          <table:table-cell office:value-type="string">
            <text:p>v.i. </text:p>
          </table:table-cell>
          <table:table-cell office:value-type="string">
            <text:p>jugar </text:p>
          </table:table-cell>
          <table:table-cell table:number-columns-repeated="2"/>
          <table:table-cell office:value-type="string">
            <text:p>ntg BARS,91 //ahe// ‘play’ no117; </text:p>
          </table:table-cell>
          <table:table-cell table:number-columns-repeated="201"/>
        </table:table-row>
        <table:table-row table:style-name="ro2">
          <table:table-cell office:value-type="string">
            <text:p>ajeria </text:p>
          </table:table-cell>
          <table:table-cell office:value-type="string">
            <text:p>ɑ́ˈhe.ɾi.ɑ́ E][ɑˈhé.ɾí.ɑ J </text:p>
          </table:table-cell>
          <table:table-cell office:value-type="string">
            <text:p>s.v.inan. </text:p>
          </table:table-cell>
          <table:table-cell office:value-type="string">
            <text:p>pelota </text:p>
          </table:table-cell>
          <table:table-cell table:number-columns-repeated="204"/>
        </table:table-row>
        <table:table-row table:style-name="ro2">
          <table:table-cell office:value-type="string">
            <text:p>ajeriarã_cʉtire </text:p>
          </table:table-cell>
          <table:table-cell office:value-type="string">
            <text:p>ɑ́ˈhe.ɾi.ɑ́.ɾɑ̃́.kɨ́tí.ɾe E][ɑˈhé.ɾí.ɑ.ɾɑ̃.kɨtí.ɾé J </text:p>
          </table:table-cell>
          <table:table-cell office:value-type="string">
            <text:p>v.t.pl. </text:p>
          </table:table-cell>
          <table:table-cell office:value-type="string">
            <text:p>tener relaciones sexuales </text:p>
          </table:table-cell>
          <table:table-cell table:number-columns-repeated="204"/>
        </table:table-row>
        <table:table-row table:style-name="ro2">
          <table:table-cell office:value-type="string">
            <text:p>ajeriatũcuro </text:p>
          </table:table-cell>
          <table:table-cell office:value-type="string">
            <text:p>ɑ́ˈhe.ɾi.ɑ.tṹkũ.ɾõ E][ɑˈhé.ɾí.ɑ.tṹkṹ.ɾõ J </text:p>
          </table:table-cell>
          <table:table-cell office:value-type="string">
            <text:p>s.v.inan. </text:p>
          </table:table-cell>
          <table:table-cell office:value-type="string">
            <text:p>campo de fútbol </text:p>
          </table:table-cell>
          <table:table-cell table:number-columns-repeated="204"/>
        </table:table-row>
        <table:table-row table:style-name="ro2">
          <table:table-cell office:value-type="string">
            <text:p>ajerii_cʉtire </text:p>
          </table:table-cell>
          <table:table-cell office:value-type="string">
            <text:p>ɑ́he.ɾi.i.kɨ́ˈti.ɾe E][ɑhé.ˈɾí.i.kɨtí.ɾé J </text:p>
          </table:table-cell>
          <table:table-cell office:value-type="string">
            <text:p>v.t.sing. </text:p>
          </table:table-cell>
          <table:table-cell office:value-type="string">
            <text:p>tener relaciones sexuales </text:p>
          </table:table-cell>
          <table:table-cell table:number-columns-repeated="204"/>
        </table:table-row>
        <table:table-row table:style-name="ro2">
          <table:table-cell office:value-type="string">
            <text:p>ajerio_cʉtire </text:p>
          </table:table-cell>
          <table:table-cell office:value-type="string">
            <text:p>ɑ́ˈhe.ɾi.ó.kɨ́tí.ɾe E][ɑˈhé.ɾí.o.kɨtí.ɾé J </text:p>
          </table:table-cell>
          <table:table-cell office:value-type="string">
            <text:p>v.t.sing. </text:p>
          </table:table-cell>
          <table:table-cell office:value-type="string">
            <text:p>tener relaciones sexuales </text:p>
          </table:table-cell>
          <table:table-cell table:number-columns-repeated="204"/>
        </table:table-row>
        <table:table-row table:style-name="ro1">
          <table:table-cell office:value-type="string">
            <text:p>ajerio_cʉtirere_masibecʉ, ajerii_cʉtirere_masibeco </text:p>
          </table:table-cell>
          <table:table-cell office:value-type="string">
            <text:p>ɑ́ˈhe.ɾi.i.kɨ́tí.ɾe.ɾe.mɑ̃sĩ́.be.ko E][ɑˈhé.ɾí.i.kɨtí.ɾé.ɾe.mɑ̃sĩ́.be.ko J </text:p>
          </table:table-cell>
          <table:table-cell office:value-type="string">
            <text:p>s.v.m., f. </text:p>
          </table:table-cell>
          <table:table-cell office:value-type="string">
            <text:p>virgen (masculino, femenino) </text:p>
          </table:table-cell>
          <table:table-cell table:number-columns-repeated="204"/>
        </table:table-row>
        <table:table-row table:style-name="ro2">
          <table:table-cell office:value-type="string">
            <text:p>ajesejare </text:p>
          </table:table-cell>
          <table:table-cell office:value-type="string">
            <text:p>ɑ́ˈhe.séhɑ.ɾe </text:p>
          </table:table-cell>
          <table:table-cell office:value-type="string">
            <text:p>v.i. </text:p>
          </table:table-cell>
          <table:table-cell office:value-type="string">
            <text:p>acostumbrarse a jugar </text:p>
          </table:table-cell>
          <table:table-cell/>
          <table:table-cell office:value-type="string">
            <text:p>va ajejoore , uv E , vn J </text:p>
          </table:table-cell>
          <table:table-cell table:number-columns-repeated="202"/>
        </table:table-row>
        <table:table-row table:style-name="ro2">
          <table:table-cell office:value-type="string">
            <text:p>ajibecʉ, ajibeco </text:p>
          </table:table-cell>
          <table:table-cell office:value-type="string">
            <text:p>ˈɑ́hi.be.kɨ́ E][ɑˈhí.be.kɨ J </text:p>
          </table:table-cell>
          <table:table-cell office:value-type="string">
            <text:p>s.v.m., f. </text:p>
          </table:table-cell>
          <table:table-cell office:value-type="string">
            <text:p>sordo, sorda (persona que no escucha bien pero puede hablar); </text:p>
          </table:table-cell>
          <table:table-cell table:number-columns-repeated="204"/>
        </table:table-row>
        <table:table-row table:style-name="ro2">
          <table:table-cell office:value-type="string">
            <text:p>ajibʉjare </text:p>
          </table:table-cell>
          <table:table-cell office:value-type="string">
            <text:p>ˈɑ́hi.bɨhɑ́.ɾé E][ɑˈhí.bɨ́hɑ.ɾe J </text:p>
          </table:table-cell>
          <table:table-cell office:value-type="string">
            <text:p>v.t. </text:p>
          </table:table-cell>
          <table:table-cell office:value-type="string">
            <text:p>alcanzar a oír </text:p>
          </table:table-cell>
          <table:table-cell table:number-columns-repeated="204"/>
        </table:table-row>
        <table:table-row table:style-name="ro2">
          <table:table-cell office:value-type="string">
            <text:p>ajicodere </text:p>
          </table:table-cell>
          <table:table-cell office:value-type="string">
            <text:p>ɑ́ˈhi.kóde.ɾe E][ɑˈhí.kódé.ɾé J </text:p>
          </table:table-cell>
          <table:table-cell office:value-type="string">
            <text:p>v.t. </text:p>
          </table:table-cell>
          <table:table-cell office:value-type="string">
            <text:p>escuchar la conversación de otros</text:p>
          </table:table-cell>
          <table:table-cell table:number-columns-repeated="204"/>
        </table:table-row>
        <table:table-row table:style-name="ro2">
          <table:table-cell office:value-type="string">
            <text:p>ajicõĩare </text:p>
          </table:table-cell>
          <table:table-cell office:value-type="string">
            <text:p>ɑ́ˈhi.kṍṍ.ĩ́ĩɑ̃.ɾẽ E][ɑˈhí.kṍ.ĩ́ĩɑ̃.ɾẽ J </text:p>
          </table:table-cell>
          <table:table-cell office:value-type="string">
            <text:p>v.t. </text:p>
          </table:table-cell>
          <table:table-cell office:value-type="string">
            <text:p>oír </text:p>
          </table:table-cell>
          <table:table-cell table:number-columns-repeated="204"/>
        </table:table-row>
        <table:table-row table:style-name="ro2">
          <table:table-cell office:value-type="string">
            <text:p>ajijuare </text:p>
          </table:table-cell>
          <table:table-cell office:value-type="string">
            <text:p>ˈɑ́hi.húɑ.ɾe E][ɑhí.ˈhúɑ.ɾé J </text:p>
          </table:table-cell>
          <table:table-cell office:value-type="string">
            <text:p>v.t. </text:p>
          </table:table-cell>
          <table:table-cell office:value-type="string">
            <text:p>captar , dn entender </text:p>
          </table:table-cell>
          <table:table-cell table:number-columns-repeated="204"/>
        </table:table-row>
        <table:table-row table:style-name="ro2">
          <table:table-cell office:value-type="string">
            <text:p>ajijũnisini_codere </text:p>
          </table:table-cell>
          <table:table-cell office:value-type="string">
            <text:p>ˈɑ́hi.hṹnĩ.sĩ́nĩ.kóde.ɾe E][ɑˈhí.hṹnĩ.sĩ́nĩ.kodé.ɾé J </text:p>
          </table:table-cell>
          <table:table-cell office:value-type="string">
            <text:p>v.t. </text:p>
          </table:table-cell>
          <table:table-cell office:value-type="string">
            <text:p>enojarse al oír, escuchar una discusión entre otros </text:p>
          </table:table-cell>
          <table:table-cell table:number-columns-repeated="204"/>
        </table:table-row>
        <table:table-row table:style-name="ro2">
          <table:table-cell office:value-type="string">
            <text:p>ajimasire </text:p>
          </table:table-cell>
          <table:table-cell office:value-type="string">
            <text:p>ˈɑ́hi.mɑ̃sĩ́.ɾẽ́ E][ɑˈhí.mɑ̃́sĩ́.ɾẽ J </text:p>
          </table:table-cell>
          <table:table-cell office:value-type="string">
            <text:p>v.t. </text:p>
          </table:table-cell>
          <table:table-cell office:value-type="string">
            <text:p>entender </text:p>
          </table:table-cell>
          <table:table-cell table:number-columns-repeated="2"/>
          <table:table-cell office:value-type="string">
            <text:p>ntg BARS,91 //ahi bãsi// ‘hear know’ Verb phrases of cognition p47; </text:p>
          </table:table-cell>
          <table:table-cell table:number-columns-repeated="201"/>
        </table:table-row>
        <table:table-row table:style-name="ro2">
          <table:table-cell office:value-type="string">
            <text:p>ajimoamire </text:p>
          </table:table-cell>
          <table:table-cell office:value-type="string">
            <text:p>ɑˈhí.mṍɑ̃́mĩ.ɾẽ </text:p>
          </table:table-cell>
          <table:table-cell office:value-type="string">
            <text:p>v.t. </text:p>
          </table:table-cell>
          <table:table-cell office:value-type="string">
            <text:p>creer </text:p>
          </table:table-cell>
          <table:table-cell/>
          <table:table-cell office:value-type="string">
            <text:p>va ajitirʉ̃nʉre , uv J , vn E , va ajirʉ̃nʉre , vn YM </text:p>
          </table:table-cell>
          <table:table-cell table:number-columns-repeated="202"/>
        </table:table-row>
        <table:table-row table:style-name="ro2">
          <table:table-cell office:value-type="string">
            <text:p>ajiquẽnore </text:p>
          </table:table-cell>
          <table:table-cell office:value-type="string">
            <text:p>ɑ́ˈhi.kẽ́nõ.ɾẽ E][ɑhí.ˈkẽ́nõõ.ɾẽ J </text:p>
          </table:table-cell>
          <table:table-cell office:value-type="string">
            <text:p>v.t. </text:p>
          </table:table-cell>
          <table:table-cell office:value-type="string">
            <text:p>aclarar </text:p>
          </table:table-cell>
          <table:table-cell table:number-columns-repeated="204"/>
        </table:table-row>
        <table:table-row table:style-name="ro2">
          <table:table-cell office:value-type="string">
            <text:p>ajire </text:p>
          </table:table-cell>
          <table:table-cell office:value-type="string">
            <text:p>ˈɑ́hi.ɾe E][ɑˈhí.ɾé J </text:p>
          </table:table-cell>
          <table:table-cell office:value-type="string">
            <text:p>v.t. </text:p>
          </table:table-cell>
          <table:table-cell office:value-type="string">
            <text:p>oír </text:p>
          </table:table-cell>
          <table:table-cell table:number-columns-repeated="2"/>
          <table:table-cell office:value-type="string">
            <text:p>ntg BARS,91 //ahi// ‘hear’ p22, p47; </text:p>
          </table:table-cell>
          <table:table-cell table:number-columns-repeated="201"/>
        </table:table-row>
        <table:table-row table:style-name="ro2">
          <table:table-cell office:value-type="string">
            <text:p>ajirooquẽnare </text:p>
          </table:table-cell>
          <table:table-cell office:value-type="string">
            <text:p>ɑ́ˈhi.ɾóó.kẽnɑ̃́.ɾẽ́ E][ɑhí.ˈɾóó.kẽ́nɑ̃.ɾẽ J </text:p>
          </table:table-cell>
          <table:table-cell office:value-type="string">
            <text:p>v.t. </text:p>
          </table:table-cell>
          <table:table-cell office:value-type="string">
            <text:p>poner atención en escuchar a</text:p>
          </table:table-cell>
          <table:table-cell table:number-columns-repeated="204"/>
        </table:table-row>
        <table:table-row table:style-name="ro2">
          <table:table-cell office:value-type="string">
            <text:p>ajirudire </text:p>
          </table:table-cell>
          <table:table-cell office:value-type="string">
            <text:p>ɑ́ˈhi.ɾúdi.ɾe E][ɑˈhí.ɾúdi.ɾe J </text:p>
          </table:table-cell>
          <table:table-cell office:value-type="string">
            <text:p>v.t. </text:p>
          </table:table-cell>
          <table:table-cell office:value-type="string">
            <text:p>escuchar a escondidas</text:p>
          </table:table-cell>
          <table:table-cell table:number-columns-repeated="204"/>
        </table:table-row>
        <table:table-row table:style-name="ro2">
          <table:table-cell office:value-type="string">
            <text:p>ajirʉ̃nʉre </text:p>
          </table:table-cell>
          <table:table-cell table:number-columns-repeated="4"/>
          <table:table-cell office:value-type="string">
            <text:p>uv YM</text:p>
          </table:table-cell>
          <table:table-cell table:number-columns-repeated="202"/>
        </table:table-row>
        <table:table-row table:style-name="ro2">
          <table:table-cell office:value-type="string">
            <text:p>ajiteere </text:p>
          </table:table-cell>
          <table:table-cell office:value-type="string">
            <text:p>ˈɑ́hi.tée.ɾe E][ɑhí.ˈtée.ɾe J </text:p>
          </table:table-cell>
          <table:table-cell office:value-type="string">
            <text:p>v.t. </text:p>
          </table:table-cell>
          <table:table-cell office:value-type="string">
            <text:p>no poner atención </text:p>
          </table:table-cell>
          <table:table-cell table:number-columns-repeated="204"/>
        </table:table-row>
        <table:table-row table:style-name="ro2">
          <table:table-cell office:value-type="string">
            <text:p>ajitirʉ̃nʉre </text:p>
          </table:table-cell>
          <table:table-cell office:value-type="string">
            <text:p>ɑ́hi.tíi.ɾɨ̃́nɨ̃́.ɾẽ </text:p>
          </table:table-cell>
          <table:table-cell office:value-type="string">
            <text:p>v.t. </text:p>
          </table:table-cell>
          <table:table-cell office:value-type="string">
            <text:p>creer </text:p>
          </table:table-cell>
          <table:table-cell/>
          <table:table-cell office:value-type="string">
            <text:p>va ajimoamire , uv E , vn J , va ajirʉ̃nʉre , vn YM </text:p>
          </table:table-cell>
          <table:table-cell table:number-columns-repeated="202"/>
        </table:table-row>
        <table:table-row table:style-name="ro2">
          <table:table-cell office:value-type="string">
            <text:p>ajiʉcare </text:p>
          </table:table-cell>
          <table:table-cell office:value-type="string">
            <text:p>ˈɑ́hi.ɨ́kɑ.ɾe E][ɑˈhí.ɨ́kɑ.ɾe J </text:p>
          </table:table-cell>
          <table:table-cell office:value-type="string">
            <text:p>v.i. </text:p>
          </table:table-cell>
          <table:table-cell office:value-type="string">
            <text:p>asustarse </text:p>
          </table:table-cell>
          <table:table-cell table:number-columns-repeated="204"/>
        </table:table-row>
        <table:table-row table:style-name="ro2">
          <table:table-cell office:value-type="string">
            <text:p>ãjure </text:p>
          </table:table-cell>
          <table:table-cell office:value-type="string">
            <text:p>ˈɑ̃́hũ.ɾẽ E][ɑ̃ˈhṹ.ɾẽ́ J </text:p>
          </table:table-cell>
          <table:table-cell office:value-type="string">
            <text:p>v.i. </text:p>
          </table:table-cell>
          <table:table-cell office:value-type="string">
            <text:p>bucear </text:p>
          </table:table-cell>
          <table:table-cell table:number-columns-repeated="204"/>
        </table:table-row>
        <table:table-row table:style-name="ro2">
          <table:table-cell office:value-type="string">
            <text:p>ãjurujare </text:p>
          </table:table-cell>
          <table:table-cell office:value-type="string">
            <text:p>ˈɑ̃́hũ.ɾúhɑ.ɾe E][ɑ̃hṹ.ˈɾúhɑɑ.ɾe J </text:p>
          </table:table-cell>
          <table:table-cell office:value-type="string">
            <text:p>v.i. </text:p>
          </table:table-cell>
          <table:table-cell office:value-type="string">
            <text:p>bucear </text:p>
          </table:table-cell>
          <table:table-cell table:number-columns-repeated="204"/>
        </table:table-row>
        <table:table-row table:style-name="ro2">
          <table:table-cell office:value-type="string">
            <text:p>ajʉamʉ </text:p>
          </table:table-cell>
          <table:table-cell office:value-type="string">
            <text:p>ɑˈhɨ́ɑ́.mɨ̃́ </text:p>
          </table:table-cell>
          <table:table-cell office:value-type="string">
            <text:p>an. </text:p>
          </table:table-cell>
          <table:table-cell office:value-type="string">
            <text:p>osito hormiguero sedoso </text:p>
          </table:table-cell>
          <table:table-cell table:number-columns-repeated="204"/>
        </table:table-row>
        <table:table-row table:style-name="ro2">
          <table:table-cell office:value-type="string">
            <text:p>ãmibuucũure </text:p>
          </table:table-cell>
          <table:table-cell office:value-type="string">
            <text:p>ɑ̃́ˈmĩ.bú.kṹṹ.ɾẽ E][ɑ̃́mĩ́.ˈbú.kṹũ.ɾẽ J </text:p>
          </table:table-cell>
          <table:table-cell office:value-type="string">
            <text:p>v.caus.sing. </text:p>
          </table:table-cell>
          <table:table-cell office:value-type="string">
            <text:p>poner afuera </text:p>
          </table:table-cell>
          <table:table-cell table:number-columns-repeated="204"/>
        </table:table-row>
        <table:table-row table:style-name="ro2">
          <table:table-cell office:value-type="string">
            <text:p>ãmibuure </text:p>
          </table:table-cell>
          <table:table-cell office:value-type="string">
            <text:p>ɑ̃́ˈmĩ́.búú.ɾé E][ɑ̃́mĩ́.ˈbúu.ɾe J </text:p>
          </table:table-cell>
          <table:table-cell office:value-type="string">
            <text:p>v.t.sing. </text:p>
          </table:table-cell>
          <table:table-cell office:value-type="string">
            <text:p>llevar </text:p>
          </table:table-cell>
          <table:table-cell table:number-columns-repeated="204"/>
        </table:table-row>
        <table:table-row table:style-name="ro2">
          <table:table-cell office:value-type="string">
            <text:p>ãmibuurotire </text:p>
          </table:table-cell>
          <table:table-cell office:value-type="string">
            <text:p>ɑ̃́ˈmĩ.búu.ɾotí.ɾe </text:p>
          </table:table-cell>
          <table:table-cell office:value-type="string">
            <text:p>v.t.sing. </text:p>
          </table:table-cell>
          <table:table-cell office:value-type="string">
            <text:p>ordenar </text:p>
          </table:table-cell>
          <table:table-cell table:number-columns-repeated="204"/>
        </table:table-row>
        <table:table-row table:style-name="ro2">
          <table:table-cell office:value-type="string">
            <text:p>ãmiejore </text:p>
          </table:table-cell>
          <table:table-cell office:value-type="string">
            <text:p>ɑ̃́ˈmĩ.ého.ɾe </text:p>
          </table:table-cell>
          <table:table-cell office:value-type="string">
            <text:p>v.caus.sing. </text:p>
          </table:table-cell>
          <table:table-cell office:value-type="string">
            <text:p>coger y llevar, traer a un lugar (una cosa)</text:p>
          </table:table-cell>
          <table:table-cell table:number-columns-repeated="204"/>
        </table:table-row>
        <table:table-row table:style-name="ro1">
          <table:table-cell office:value-type="string">
            <text:p>ãmigãmeore </text:p>
          </table:table-cell>
          <table:table-cell office:value-type="string">
            <text:p>ɑ̃́ˈmĩ́.ŋɑ̃́mẽ́.ṍ.ɾẽ E][ˈɑ̃́mĩ́.ŋɑ̃́mẽ.õ.ɾẽ J </text:p>
          </table:table-cell>
          <table:table-cell office:value-type="string">
            <text:p>v.t.sing. </text:p>
          </table:table-cell>
          <table:table-cell office:value-type="string">
            <text:p>alzar y pasar al otro lado o sitio (una cosa) </text:p>
          </table:table-cell>
          <table:table-cell/>
          <table:table-cell office:value-type="string">
            <text:p>uv E, J </text:p>
          </table:table-cell>
          <table:table-cell table:number-columns-repeated="202"/>
        </table:table-row>
        <table:table-row table:style-name="ro2">
          <table:table-cell office:value-type="string">
            <text:p>ãmigãore </text:p>
          </table:table-cell>
          <table:table-cell office:value-type="string">
            <text:p>ɑ̃́ˈmĩ́.ŋɑ̃́.õ.ɾẽ </text:p>
          </table:table-cell>
          <table:table-cell office:value-type="string">
            <text:p>v.t.sing. </text:p>
          </table:table-cell>
          <table:table-cell office:value-type="string">
            <text:p>hacer girar </text:p>
          </table:table-cell>
          <table:table-cell table:number-columns-repeated="204"/>
        </table:table-row>
        <table:table-row table:style-name="ro2">
          <table:table-cell office:value-type="string">
            <text:p>ãmiĩsire </text:p>
          </table:table-cell>
          <table:table-cell office:value-type="string">
            <text:p>ˈɑ̃mĩ́.ĩ́sĩ.ɾẽ </text:p>
          </table:table-cell>
          <table:table-cell office:value-type="string">
            <text:p>v.t.sing. </text:p>
          </table:table-cell>
          <table:table-cell office:value-type="string">
            <text:p>dar </text:p>
          </table:table-cell>
          <table:table-cell table:number-columns-repeated="204"/>
        </table:table-row>
        <table:table-row table:style-name="ro2">
          <table:table-cell office:value-type="string">
            <text:p>ãmijeore </text:p>
          </table:table-cell>
          <table:table-cell office:value-type="string">
            <text:p>ɑ̃́ˈmĩ́.hé.o.ɾe E][ˈɑ̃́mĩ.hé.o.ɾe J </text:p>
          </table:table-cell>
          <table:table-cell office:value-type="string">
            <text:p>v.t.sing. </text:p>
          </table:table-cell>
          <table:table-cell office:value-type="string">
            <text:p>alzar y colocar encima de (una cosa) </text:p>
          </table:table-cell>
          <table:table-cell table:number-columns-repeated="204"/>
        </table:table-row>
        <table:table-row table:style-name="ro2">
          <table:table-cell office:value-type="string">
            <text:p>ãmijʉdare </text:p>
          </table:table-cell>
          <table:table-cell office:value-type="string">
            <text:p>ɑ̃́ˈmĩ́.hɨ́dɑ.ɾe </text:p>
          </table:table-cell>
          <table:table-cell office:value-type="string">
            <text:p>v.t.sing. </text:p>
          </table:table-cell>
          <table:table-cell office:value-type="string">
            <text:p>coger y voltear (una cosa) </text:p>
          </table:table-cell>
          <table:table-cell/>
          <table:table-cell office:value-type="string">
            <text:p>va ãmigãmeore , uv J , vn E </text:p>
          </table:table-cell>
          <table:table-cell table:number-columns-repeated="202"/>
        </table:table-row>
        <table:table-row table:style-name="ro2">
          <table:table-cell office:value-type="string">
            <text:p>ãmimoore </text:p>
          </table:table-cell>
          <table:table-cell office:value-type="string">
            <text:p>ɑ̃́ˈmĩ.mṍṍ.ɾẽ E][ɑ̃́ˈmĩ́.mṍõ.ɾẽ J </text:p>
          </table:table-cell>
          <table:table-cell office:value-type="string">
            <text:p>v.t.sing. </text:p>
          </table:table-cell>
          <table:table-cell office:value-type="string">
            <text:p>trastear </text:p>
          </table:table-cell>
          <table:table-cell table:number-columns-repeated="204"/>
        </table:table-row>
        <table:table-row table:style-name="ro2">
          <table:table-cell office:value-type="string">
            <text:p>ãmimʉojeore </text:p>
          </table:table-cell>
          <table:table-cell office:value-type="string">
            <text:p>ɑ̃́ˈmĩ.mɨ̃́.ṍ.hé.ó.ɾe E][ɑ̃́ˈmĩ́.mɨ̃́.õ.hé.ó.ɾé J </text:p>
          </table:table-cell>
          <table:table-cell office:value-type="string">
            <text:p>v.t.sing. </text:p>
          </table:table-cell>
          <table:table-cell office:value-type="string">
            <text:p>colocar </text:p>
          </table:table-cell>
          <table:table-cell table:number-columns-repeated="204"/>
        </table:table-row>
        <table:table-row table:style-name="ro1">
          <table:table-cell office:value-type="string">
            <text:p>ãmiñuure </text:p>
          </table:table-cell>
          <table:table-cell office:value-type="string">
            <text:p>ɑ̃́ˈmĩ.ɲṹṹ.ɾẽ E][ɑ̃́mĩ́.ˈɲṹũ.ɾẽ J </text:p>
          </table:table-cell>
          <table:table-cell office:value-type="string">
            <text:p>v.t.sing. </text:p>
          </table:table-cell>
          <table:table-cell office:value-type="string">
            <text:p>alzar y extender </text:p>
          </table:table-cell>
          <table:table-cell table:number-columns-repeated="204"/>
        </table:table-row>
        <table:table-row table:style-name="ro2">
          <table:table-cell office:value-type="string">
            <text:p>ãmire </text:p>
          </table:table-cell>
          <table:table-cell office:value-type="string">
            <text:p>ɑ̃́ˈmĩ́.ɾẽ̃ E][ɑ̃́ˈmĩ́.ɾẽ́ J </text:p>
          </table:table-cell>
          <table:table-cell office:value-type="string">
            <text:p>v.t.sing. </text:p>
          </table:table-cell>
          <table:table-cell office:value-type="string">
            <text:p>llevar </text:p>
          </table:table-cell>
          <table:table-cell table:number-columns-repeated="204"/>
        </table:table-row>
        <table:table-row table:style-name="ro1">
          <table:table-cell office:value-type="string">
            <text:p>ãmiroca_sudire </text:p>
          </table:table-cell>
          <table:table-cell office:value-type="string">
            <text:p>ɑ̃ˈmĩ́.ɾókɑ.súdi.ɾe E][ɑ̃́mĩ́.ˈɾókɑ.súdí.ɾé J </text:p>
          </table:table-cell>
          <table:table-cell office:value-type="string">
            <text:p>v.t.sing. </text:p>
          </table:table-cell>
          <table:table-cell office:value-type="string">
            <text:p>alzar (niño) y llevarle sobre la cadera</text:p>
          </table:table-cell>
          <table:table-cell table:number-columns-repeated="204"/>
        </table:table-row>
        <table:table-row table:style-name="ro2">
          <table:table-cell office:value-type="string">
            <text:p>ãmirojawaare </text:p>
          </table:table-cell>
          <table:table-cell office:value-type="string">
            <text:p>ɑ̃́ˈmĩ́.ɾóhɑ.wɑɑ́.ɾé E][ɑ̃́mĩ́.ˈɾóhɑ.wɑ́ɑ́.ɾé J </text:p>
          </table:table-cell>
          <table:table-cell office:value-type="string">
            <text:p>v.t.sing. </text:p>
          </table:table-cell>
          <table:table-cell office:value-type="string">
            <text:p>llevar cuesta abajo </text:p>
          </table:table-cell>
          <table:table-cell table:number-columns-repeated="204"/>
        </table:table-row>
        <table:table-row table:style-name="ro2">
          <table:table-cell office:value-type="string">
            <text:p>ãmirojore </text:p>
          </table:table-cell>
          <table:table-cell office:value-type="string">
            <text:p>ɑ̃́ˈmĩ.ɾohó.ɾé E][ɑ̃́ˈmĩ́.ɾóho.ɾe J </text:p>
          </table:table-cell>
          <table:table-cell office:value-type="string">
            <text:p>v.t.sing. </text:p>
          </table:table-cell>
          <table:table-cell office:value-type="string">
            <text:p>colocar (olla) en el suelo</text:p>
          </table:table-cell>
          <table:table-cell table:number-columns-repeated="204"/>
        </table:table-row>
        <table:table-row table:style-name="ro2">
          <table:table-cell office:value-type="string">
            <text:p>ãmiroocũure </text:p>
          </table:table-cell>
          <table:table-cell office:value-type="string">
            <text:p>ɑ̃́ˈmĩ.ɾó.ó.kṹṹ.ɾẽ E][ɑ̃́mĩ́ˈɾó.o.kṹṹ.ɾẽ́ J </text:p>
          </table:table-cell>
          <table:table-cell office:value-type="string">
            <text:p>v.t.sing. </text:p>
          </table:table-cell>
          <table:table-cell office:value-type="string">
            <text:p>coger y dejar (un poco más) cerca al río</text:p>
          </table:table-cell>
          <table:table-cell table:number-columns-repeated="204"/>
        </table:table-row>
        <table:table-row table:style-name="ro2">
          <table:table-cell office:value-type="string">
            <text:p>ãmirudire </text:p>
          </table:table-cell>
          <table:table-cell office:value-type="string">
            <text:p>ɑ̃́ˈmĩ.ɾúdi.ɾe </text:p>
          </table:table-cell>
          <table:table-cell office:value-type="string">
            <text:p>v.t.sing. </text:p>
          </table:table-cell>
          <table:table-cell office:value-type="string">
            <text:p>robar de escondidas (una cosa) </text:p>
          </table:table-cell>
          <table:table-cell table:number-columns-repeated="204"/>
        </table:table-row>
        <table:table-row table:style-name="ro2">
          <table:table-cell office:value-type="string">
            <text:p>ãmiwiocũure </text:p>
          </table:table-cell>
          <table:table-cell office:value-type="string">
            <text:p>ɑ̃́ˈmĩ́.wí.ó.kṹũ.ɾẽ E][ɑ̃́ˈmĩ́.wí.ó.kṹṹ.ɾẽ́ J </text:p>
          </table:table-cell>
          <table:table-cell office:value-type="string">
            <text:p>v.t.sing. </text:p>
          </table:table-cell>
          <table:table-cell office:value-type="string">
            <text:p>colocar en el centro de la maloca (una cosa) </text:p>
          </table:table-cell>
          <table:table-cell table:number-columns-repeated="204"/>
        </table:table-row>
        <table:table-row table:style-name="ro2">
          <table:table-cell office:value-type="string">
            <text:p>ãmiyayiore </text:p>
          </table:table-cell>
          <table:table-cell office:value-type="string">
            <text:p>ɑ̃́ˈmĩ.dʒɑ́dʒi.o.ɾe </text:p>
          </table:table-cell>
          <table:table-cell office:value-type="string">
            <text:p>v.t.sing. </text:p>
          </table:table-cell>
          <table:table-cell office:value-type="string">
            <text:p>llevar y perder o esconder (depende del contexto, una cosa)</text:p>
          </table:table-cell>
          <table:table-cell table:number-columns-repeated="204"/>
        </table:table-row>
        <table:table-row table:style-name="ro1">
          <table:table-cell office:value-type="string">
            <text:p>ãmiyoore </text:p>
          </table:table-cell>
          <table:table-cell office:value-type="string">
            <text:p>ɑ̃́mĩ.ˈdʒó.o.ɾe E][ɑ̃́mĩ́.ˈdʒó.o.ɾe J </text:p>
          </table:table-cell>
          <table:table-cell office:value-type="string">
            <text:p>v.t.sing. </text:p>
          </table:table-cell>
          <table:table-cell office:value-type="string">
            <text:p>alzar y colgar</text:p>
          </table:table-cell>
          <table:table-cell table:number-columns-repeated="204"/>
        </table:table-row>
        <table:table-row table:style-name="ro2">
          <table:table-cell office:value-type="string">
            <text:p>ãmo </text:p>
          </table:table-cell>
          <table:table-cell office:value-type="string">
            <text:p>ˈɑ̃́mõ E][ˈɑ̃́mṍ J </text:p>
          </table:table-cell>
          <table:table-cell office:value-type="string">
            <text:p>inan. </text:p>
          </table:table-cell>
          <table:table-cell office:value-type="string">
            <text:p>mano </text:p>
          </table:table-cell>
          <table:table-cell table:number-columns-repeated="204"/>
        </table:table-row>
        <table:table-row table:style-name="ro2">
          <table:table-cell office:value-type="string">
            <text:p>ãmobea </text:p>
          </table:table-cell>
          <table:table-cell office:value-type="string">
            <text:p>ɑ̃́ˈmõ.béɑ́ E][ɑ̃́mṍ.ˈbéɑ J </text:p>
          </table:table-cell>
          <table:table-cell office:value-type="string">
            <text:p>inan. </text:p>
          </table:table-cell>
          <table:table-cell office:value-type="string">
            <text:p>muñeca </text:p>
          </table:table-cell>
          <table:table-cell table:number-columns-repeated="204"/>
        </table:table-row>
        <table:table-row table:style-name="ro2">
          <table:table-cell office:value-type="string">
            <text:p>ãmobʉrʉa </text:p>
          </table:table-cell>
          <table:table-cell office:value-type="string">
            <text:p>ɑ̃́ˈmõ.bɨɾɨ́ɑ́ E][ɑ̃́mṍ.ˈbɨ́ɾɨɑ J </text:p>
          </table:table-cell>
          <table:table-cell office:value-type="string">
            <text:p>inan. </text:p>
          </table:table-cell>
          <table:table-cell office:value-type="string">
            <text:p>puño</text:p>
          </table:table-cell>
          <table:table-cell table:number-columns-repeated="204"/>
        </table:table-row>
        <table:table-row table:style-name="ro2">
          <table:table-cell office:value-type="string">
            <text:p>ãmocooro </text:p>
          </table:table-cell>
          <table:table-cell office:value-type="string">
            <text:p>ɑ̃́ˈmõ.kóó.ɾó E][ɑ̃́mṍ.ˈkóo.ɾo J </text:p>
          </table:table-cell>
          <table:table-cell office:value-type="string">
            <text:p>inan. </text:p>
          </table:table-cell>
          <table:table-cell office:value-type="string">
            <text:p>la mano formada como una copa para recibir o tomar algo</text:p>
          </table:table-cell>
          <table:table-cell table:number-columns-repeated="204"/>
        </table:table-row>
        <table:table-row table:style-name="ro2">
          <table:table-cell office:value-type="string">
            <text:p>ãmocotiro </text:p>
          </table:table-cell>
          <table:table-cell office:value-type="string">
            <text:p>ɑ̃́mõ.koˈtí.ɾó E][ɑ̃́mṍ.ˈkóti.ɾo J </text:p>
          </table:table-cell>
          <table:table-cell office:value-type="string">
            <text:p>inan. </text:p>
          </table:table-cell>
          <table:table-cell office:value-type="string">
            <text:p>palma de la mano</text:p>
          </table:table-cell>
          <table:table-cell table:number-columns-repeated="204"/>
        </table:table-row>
        <table:table-row table:style-name="ro2">
          <table:table-cell office:value-type="string">
            <text:p>ãmogase </text:p>
          </table:table-cell>
          <table:table-cell office:value-type="string">
            <text:p>ɑ̃́ˈmõ.gɑsé́ E][ɑ̃́mṍ.ˈgɑ́se J </text:p>
          </table:table-cell>
          <table:table-cell office:value-type="string">
            <text:p>inan.f.n.esp. </text:p>
          </table:table-cell>
          <table:table-cell office:value-type="string">
            <text:p>uñas del dedo de la mano </text:p>
          </table:table-cell>
          <table:table-cell table:number-columns-repeated="204"/>
        </table:table-row>
        <table:table-row table:style-name="ro2">
          <table:table-cell office:value-type="string">
            <text:p>ãmogodare </text:p>
          </table:table-cell>
          <table:table-cell office:value-type="string">
            <text:p>ɑ̃mṍ.ˈgódɑ.ɾe </text:p>
          </table:table-cell>
          <table:table-cell office:value-type="string">
            <text:p>v.t. </text:p>
          </table:table-cell>
          <table:table-cell office:value-type="string">
            <text:p>querer más (que otras cosas, personas, etc.) </text:p>
          </table:table-cell>
          <table:table-cell/>
          <table:table-cell office:value-type="string">
            <text:p>va bojarẽtore , uv J , vn E </text:p>
          </table:table-cell>
          <table:table-cell table:number-columns-repeated="202"/>
        </table:table-row>
        <table:table-row table:style-name="ro2">
          <table:table-cell office:value-type="string">
            <text:p>ãmoĩare </text:p>
          </table:table-cell>
          <table:table-cell office:value-type="string">
            <text:p>ɑ̃ˈmṍ.ĩ́ɑ̃.ɾẽ́ </text:p>
          </table:table-cell>
          <table:table-cell office:value-type="string">
            <text:p>v.t. </text:p>
          </table:table-cell>
          <table:table-cell office:value-type="string">
            <text:p>desear </text:p>
          </table:table-cell>
          <table:table-cell/>
          <table:table-cell office:value-type="string">
            <text:p>va bojaĩare , uv J , vn E </text:p>
          </table:table-cell>
          <table:table-cell table:number-columns-repeated="202"/>
        </table:table-row>
        <table:table-row table:style-name="ro2">
          <table:table-cell office:value-type="string">
            <text:p>ãmore </text:p>
          </table:table-cell>
          <table:table-cell office:value-type="string">
            <text:p>ɑ̃ˈmṍ.ɾẽ́ </text:p>
          </table:table-cell>
          <table:table-cell office:value-type="string">
            <text:p>v.t. </text:p>
          </table:table-cell>
          <table:table-cell office:value-type="string">
            <text:p>querer </text:p>
          </table:table-cell>
          <table:table-cell/>
          <table:table-cell office:value-type="string">
            <text:p>va bojare , uv J , vn E, YM </text:p>
          </table:table-cell>
          <table:table-cell office:value-type="string">
            <text:p>ntg BARS,91 //ãbo// ‘want’ no24; </text:p>
          </table:table-cell>
          <table:table-cell table:number-columns-repeated="201"/>
        </table:table-row>
        <table:table-row table:style-name="ro2">
          <table:table-cell office:value-type="string">
            <text:p>ãmorẽmore </text:p>
          </table:table-cell>
          <table:table-cell office:value-type="string">
            <text:p>ɑ̃ˈmṍ.ɾẽ́mõ.ɾẽ </text:p>
          </table:table-cell>
          <table:table-cell office:value-type="string">
            <text:p>v.t. </text:p>
          </table:table-cell>
          <table:table-cell office:value-type="string">
            <text:p>querer más (de lo que le dan)</text:p>
          </table:table-cell>
          <table:table-cell/>
          <table:table-cell office:value-type="string">
            <text:p>va bojarẽmore , uv J , vn E </text:p>
          </table:table-cell>
          <table:table-cell table:number-columns-repeated="202"/>
        </table:table-row>
        <table:table-row table:style-name="ro2">
          <table:table-cell office:value-type="string">
            <text:p>ãmosiare </text:p>
          </table:table-cell>
          <table:table-cell office:value-type="string">
            <text:p>ɑ̃́ˈmõ.síɑ.ɾe E][ɑ̃́ˈmṍ.ˈsíɑ́.ɾé J </text:p>
          </table:table-cell>
          <table:table-cell office:value-type="string">
            <text:p>v.i. </text:p>
          </table:table-cell>
          <table:table-cell office:value-type="string">
            <text:p>casarse con (en referencia a los blancos) </text:p>
          </table:table-cell>
          <table:table-cell table:number-columns-repeated="204"/>
        </table:table-row>
        <table:table-row table:style-name="ro2">
          <table:table-cell office:value-type="string">
            <text:p>ãmosiariarʉ̃mʉ </text:p>
          </table:table-cell>
          <table:table-cell office:value-type="string">
            <text:p>ɑ̃́mõ.ˈsíɑ.ɾi.ɑ́.ɾɨ̃mɨ̃́ E][ɑ̃́mṍ.ˈsíɑ́.ɾí.ɑ.ɾɨ̃́mɨ̃́ J </text:p>
          </table:table-cell>
          <table:table-cell office:value-type="string">
            <text:p>s.v.inan. </text:p>
          </table:table-cell>
          <table:table-cell office:value-type="string">
            <text:p>día de la boda </text:p>
          </table:table-cell>
          <table:table-cell table:number-columns-repeated="204"/>
        </table:table-row>
        <table:table-row table:style-name="ro2">
          <table:table-cell office:value-type="string">
            <text:p>ãmowãsoa </text:p>
          </table:table-cell>
          <table:table-cell office:value-type="string">
            <text:p>ɑ̃́ˈmṍ.ˈwɑ̃sṍ.ɑ̃ E][ˈɑ̃́mṍ.wɑ̃́sõ.ɑ̃ J </text:p>
          </table:table-cell>
          <table:table-cell office:value-type="string">
            <text:p>inan. </text:p>
          </table:table-cell>
          <table:table-cell office:value-type="string">
            <text:p>dedo de la mano </text:p>
          </table:table-cell>
          <table:table-cell table:number-columns-repeated="204"/>
        </table:table-row>
        <table:table-row table:style-name="ro2">
          <table:table-cell office:value-type="string">
            <text:p>ãmʉa </text:p>
          </table:table-cell>
          <table:table-cell office:value-type="string">
            <text:p>ɑ̃́ˈmɨ̃ɑ̃ E][ˈɑ̃́mɨ̃́ɑ̃́ J </text:p>
          </table:table-cell>
          <table:table-cell office:value-type="string">
            <text:p>inan. </text:p>
          </table:table-cell>
          <table:table-cell office:value-type="string">
            <text:p>cuello (ser humano, botella) </text:p>
          </table:table-cell>
          <table:table-cell table:number-columns-repeated="204"/>
        </table:table-row>
        <table:table-row table:style-name="ro2">
          <table:table-cell office:value-type="string">
            <text:p>ãmʉgoje </text:p>
          </table:table-cell>
          <table:table-cell office:value-type="string">
            <text:p>ɑ̃́ˈmɨ̃.gohé E][ɑ̃́mɨ̃́.ˈgóhe J </text:p>
          </table:table-cell>
          <table:table-cell office:value-type="string">
            <text:p>inan. </text:p>
          </table:table-cell>
          <table:table-cell office:value-type="string">
            <text:p>garganta </text:p>
          </table:table-cell>
          <table:table-cell table:number-columns-repeated="204"/>
        </table:table-row>
        <table:table-row table:style-name="ro2">
          <table:table-cell office:value-type="string">
            <text:p>ãmʉñenero </text:p>
          </table:table-cell>
          <table:table-cell office:value-type="string">
            <text:p>ɑ̃́ˈmɨ̃.ɲẽnẽ́ɾṍ E][ɑ̃́ˈmɨ̃́.ɲẽ́nẽɾõ J </text:p>
          </table:table-cell>
          <table:table-cell office:value-type="string">
            <text:p>inan. </text:p>
          </table:table-cell>
          <table:table-cell office:value-type="string">
            <text:p>agalla de pez</text:p>
          </table:table-cell>
          <table:table-cell table:number-columns-repeated="204"/>
        </table:table-row>
        <table:table-row table:style-name="ro2">
          <table:table-cell office:value-type="string">
            <text:p>ãmʉtutu </text:p>
          </table:table-cell>
          <table:table-cell office:value-type="string">
            <text:p>ɑ̃́mɨ̃.tuˈtú E][ɑ̃́mˈɨ̃́.tútu J </text:p>
          </table:table-cell>
          <table:table-cell office:value-type="string">
            <text:p>inan. </text:p>
          </table:table-cell>
          <table:table-cell office:value-type="string">
            <text:p>cuello (ser humano, botella) </text:p>
          </table:table-cell>
          <table:table-cell table:number-columns-repeated="204"/>
        </table:table-row>
        <table:table-row table:style-name="ro2">
          <table:table-cell office:value-type="string">
            <text:p>ãña </text:p>
          </table:table-cell>
          <table:table-cell office:value-type="string">
            <text:p>ɑ̃́ˈɲɑ̃́ </text:p>
          </table:table-cell>
          <table:table-cell office:value-type="string">
            <text:p>an. </text:p>
          </table:table-cell>
          <table:table-cell office:value-type="string">
            <text:p>culebra </text:p>
          </table:table-cell>
          <table:table-cell table:number-columns-repeated="204"/>
        </table:table-row>
        <table:table-row table:style-name="ro2">
          <table:table-cell office:value-type="string">
            <text:p>ãña_gujimaa </text:p>
          </table:table-cell>
          <table:table-cell office:value-type="string">
            <text:p>ɑ̃́ɲɑ̃́.ˈgúhí.mɑ̃́ </text:p>
          </table:table-cell>
          <table:table-cell office:value-type="string">
            <text:p>inan. </text:p>
          </table:table-cell>
          <table:table-cell office:value-type="string">
            <text:p>zarzaparrilla </text:p>
          </table:table-cell>
          <table:table-cell/>
          <table:table-cell office:value-type="string">
            <text:p>sc F. Liliáceas</text:p>
          </table:table-cell>
          <table:table-cell table:number-columns-repeated="202"/>
        </table:table-row>
        <table:table-row table:style-name="ro2">
          <table:table-cell office:value-type="string">
            <text:p>ãñaro </text:p>
          </table:table-cell>
          <table:table-cell office:value-type="string">
            <text:p>ɑ̃́ˈɲɑ̃ɑ̃.ɾõ </text:p>
          </table:table-cell>
          <table:table-cell office:value-type="string">
            <text:p>an. </text:p>
          </table:table-cell>
          <table:table-cell office:value-type="string">
            <text:p>culebra grande</text:p>
          </table:table-cell>
          <table:table-cell table:number-columns-repeated="204"/>
        </table:table-row>
        <table:table-row table:style-name="ro2">
          <table:table-cell office:value-type="string">
            <text:p>ãñatigã </text:p>
          </table:table-cell>
          <table:table-cell office:value-type="string">
            <text:p>ɑ̃́ɲɑ̃.ˈtĩ́ŋɑ̃́ </text:p>
          </table:table-cell>
          <table:table-cell office:value-type="string">
            <text:p>inan. </text:p>
          </table:table-cell>
          <table:table-cell office:value-type="string">
            <text:p>tobillo</text:p>
          </table:table-cell>
          <table:table-cell table:number-columns-repeated="204"/>
        </table:table-row>
        <table:table-row table:style-name="ro2">
          <table:table-cell office:value-type="string">
            <text:p>ãni </text:p>
          </table:table-cell>
          <table:table-cell office:value-type="string">
            <text:p>ɑ̃ˈnĩ́ </text:p>
          </table:table-cell>
          <table:table-cell office:value-type="string">
            <text:p>pron.dem.m. </text:p>
          </table:table-cell>
          <table:table-cell office:value-type="string">
            <text:p>éste </text:p>
          </table:table-cell>
          <table:table-cell table:number-columns-repeated="2"/>
          <table:table-cell office:value-type="string">
            <text:p>ntg BARS,91 //ãdi// ‘this one (m.sg)’ 2.14 Demonstrative pronouns no96; </text:p>
          </table:table-cell>
          <table:table-cell table:number-columns-repeated="201"/>
        </table:table-row>
        <table:table-row table:style-name="ro1">
          <table:table-cell office:value-type="string">
            <text:p>ãnii </text:p>
          </table:table-cell>
          <table:table-cell office:value-type="string">
            <text:p>ɑ̃́ˈnĩĩĩ </text:p>
          </table:table-cell>
          <table:table-cell office:value-type="string">
            <text:p>interj. </text:p>
          </table:table-cell>
          <table:table-cell office:value-type="string">
            <text:p>¡ah no! (exclamación de desánimo)</text:p>
          </table:table-cell>
          <table:table-cell table:number-columns-repeated="204"/>
        </table:table-row>
        <table:table-row table:style-name="ro2">
          <table:table-cell office:value-type="string">
            <text:p>ãnoa </text:p>
          </table:table-cell>
          <table:table-cell office:value-type="string">
            <text:p>ɑ̃nṍ.ˈɑ̃́ </text:p>
          </table:table-cell>
          <table:table-cell office:value-type="string">
            <text:p>pron.dem.an.pl. </text:p>
          </table:table-cell>
          <table:table-cell office:value-type="string">
            <text:p>éstos, éstas (animales, personas) </text:p>
          </table:table-cell>
          <table:table-cell table:number-columns-repeated="2"/>
          <table:table-cell office:value-type="string">
            <text:p>ntg BARS,91 //ãdoa// ‘these ones’ 2.14 Demonstratives pronouns no96; </text:p>
          </table:table-cell>
          <table:table-cell table:number-columns-repeated="201"/>
        </table:table-row>
        <table:table-row table:style-name="ro2">
          <table:table-cell office:value-type="string">
            <text:p>apaʉ_na </text:p>
          </table:table-cell>
          <table:table-cell office:value-type="string">
            <text:p>ɑˈpɘ́.nɑ̃</text:p>
          </table:table-cell>
          <table:table-cell table:number-columns-repeated="3"/>
          <table:table-cell office:value-type="string">
            <text:p>uv J </text:p>
          </table:table-cell>
          <table:table-cell table:number-columns-repeated="202"/>
        </table:table-row>
        <table:table-row table:style-name="ro1">
          <table:table-cell office:value-type="string">
            <text:p>apʉ </text:p>
          </table:table-cell>
          <table:table-cell office:value-type="string">
            <text:p>ɑˈpɨ́ </text:p>
          </table:table-cell>
          <table:table-cell office:value-type="string">
            <text:p>interj. </text:p>
          </table:table-cell>
          <table:table-cell office:value-type="string">
            <text:p>¡ah! </text:p>
          </table:table-cell>
          <table:table-cell/>
          <table:table-cell office:value-type="string">
            <text:p>va apaʉ na , uv E , vn J , ph ɑˈpɘ́.nɑ̃ </text:p>
          </table:table-cell>
          <table:table-cell table:number-columns-repeated="202"/>
        </table:table-row>
        <table:table-row table:style-name="ro1">
          <table:table-cell office:value-type="string">
            <text:p>aque </text:p>
          </table:table-cell>
          <table:table-cell office:value-type="string">
            <text:p>ɑˈkée </text:p>
          </table:table-cell>
          <table:table-cell office:value-type="string">
            <text:p>interj. </text:p>
          </table:table-cell>
          <table:table-cell office:value-type="string">
            <text:p>¡ah! </text:p>
          </table:table-cell>
          <table:table-cell/>
          <table:table-cell office:value-type="string">
            <text:p>va aqui , ph ɑˈkíi , </text:p>
          </table:table-cell>
          <table:table-cell table:number-columns-repeated="202"/>
        </table:table-row>
        <table:table-row table:style-name="ro2">
          <table:table-cell office:value-type="string">
            <text:p>ãri_wayu </text:p>
          </table:table-cell>
          <table:table-cell office:value-type="string">
            <text:p>ˈɑ̃́ɾĩ.wɑdʒu </text:p>
          </table:table-cell>
          <table:table-cell office:value-type="string">
            <text:p>an. </text:p>
          </table:table-cell>
          <table:table-cell office:value-type="string">
            <text:p>garzón soldado </text:p>
          </table:table-cell>
          <table:table-cell/>
          <table:table-cell office:value-type="string">
            <text:p>sc Jabiru mycteria</text:p>
          </table:table-cell>
          <table:table-cell table:number-columns-repeated="202"/>
        </table:table-row>
        <table:table-row table:style-name="ro2">
          <table:table-cell office:value-type="string">
            <text:p>aru </text:p>
          </table:table-cell>
          <table:table-cell office:value-type="string">
            <text:p>ɑˈɾú </text:p>
          </table:table-cell>
          <table:table-cell office:value-type="string">
            <text:p>inan.f.n.esp. </text:p>
          </table:table-cell>
          <table:table-cell office:value-type="string">
            <text:p>garlitos </text:p>
          </table:table-cell>
          <table:table-cell table:number-columns-repeated="204"/>
        </table:table-row>
        <table:table-row table:style-name="ro2">
          <table:table-cell office:value-type="string">
            <text:p>arubʉ </text:p>
          </table:table-cell>
          <table:table-cell office:value-type="string">
            <text:p>ɑ́ˈɾú.bɨ </text:p>
          </table:table-cell>
          <table:table-cell office:value-type="string">
            <text:p>inan. </text:p>
          </table:table-cell>
          <table:table-cell office:value-type="string">
            <text:p>cacurí (|ibras.|r) </text:p>
          </table:table-cell>
          <table:table-cell/>
          <table:table-cell office:value-type="string">
            <text:p>va bujubʉ , uv J , vn E </text:p>
          </table:table-cell>
          <table:table-cell table:number-columns-repeated="202"/>
        </table:table-row>
        <table:table-row table:style-name="ro2">
          <table:table-cell office:value-type="string">
            <text:p>asibuure </text:p>
          </table:table-cell>
          <table:table-cell office:value-type="string">
            <text:p>ˈɑ́si.búu.ɾe E][ɑˈsí.búu.ɾe J </text:p>
          </table:table-cell>
          <table:table-cell office:value-type="string">
            <text:p>v.t. </text:p>
          </table:table-cell>
          <table:table-cell office:value-type="string">
            <text:p>calentarse </text:p>
          </table:table-cell>
          <table:table-cell table:number-columns-repeated="204"/>
        </table:table-row>
        <table:table-row table:style-name="ro2">
          <table:table-cell office:value-type="string">
            <text:p>asibuyase </text:p>
          </table:table-cell>
          <table:table-cell office:value-type="string">
            <text:p>ˈɑ́si.búdʒɑ.se E][ɑsí.ˈbúdʒɑ.se J </text:p>
          </table:table-cell>
          <table:table-cell office:value-type="string">
            <text:p>v.i. </text:p>
          </table:table-cell>
          <table:table-cell office:value-type="string">
            <text:p>(estar) caliente; </text:p>
          </table:table-cell>
          <table:table-cell table:number-columns-repeated="204"/>
        </table:table-row>
        <table:table-row table:style-name="ro2">
          <table:table-cell office:value-type="string">
            <text:p>asicõari_rijare </text:p>
          </table:table-cell>
          <table:table-cell office:value-type="string">
            <text:p>ɑsí.kṍɑ̃.ɾĩ́.ɾíhɑ.ɾe E][ɑˈsí.kṍɑ̃.ɾĩ.ɾiˈhɑ́.ɾé J </text:p>
          </table:table-cell>
          <table:table-cell office:value-type="string">
            <text:p>v.i. </text:p>
          </table:table-cell>
          <table:table-cell office:value-type="string">
            <text:p>tener escalofríos</text:p>
          </table:table-cell>
          <table:table-cell table:number-columns-repeated="204"/>
        </table:table-row>
        <table:table-row table:style-name="ro2">
          <table:table-cell office:value-type="string">
            <text:p>asijuare </text:p>
          </table:table-cell>
          <table:table-cell office:value-type="string">
            <text:p>ɑ́si.ˈhúɑɑ.ɾe E][ɑˈsí.húɑ.ɾé J </text:p>
          </table:table-cell>
          <table:table-cell office:value-type="string">
            <text:p>v.i. </text:p>
          </table:table-cell>
          <table:table-cell office:value-type="string">
            <text:p>sudar (antes del aguacero)</text:p>
          </table:table-cell>
          <table:table-cell table:number-columns-repeated="204"/>
        </table:table-row>
        <table:table-row table:style-name="ro2">
          <table:table-cell office:value-type="string">
            <text:p>asijʉ̃ore </text:p>
          </table:table-cell>
          <table:table-cell office:value-type="string">
            <text:p>ɑ́si.ˈhɨ̃́õ.ɾẽ E][ɑˈsí.hɨ̃́õ.ɾẽ J </text:p>
          </table:table-cell>
          <table:table-cell office:value-type="string">
            <text:p>v.caus. </text:p>
          </table:table-cell>
          <table:table-cell office:value-type="string">
            <text:p>secar (acción del calor del sol)</text:p>
          </table:table-cell>
          <table:table-cell table:number-columns-repeated="204"/>
        </table:table-row>
        <table:table-row table:style-name="ro2">
          <table:table-cell office:value-type="string">
            <text:p>asiñaiore </text:p>
          </table:table-cell>
          <table:table-cell office:value-type="string">
            <text:p>ˈɑ́si.ɲɑ̃́ĩ́.ṍ.ɾẽ E][ɑˈsí.ɲɑ̃́ĩ.õ.ɾẽ J </text:p>
          </table:table-cell>
          <table:table-cell office:value-type="string">
            <text:p>v.t. </text:p>
          </table:table-cell>
          <table:table-cell office:value-type="string">
            <text:p>tostar (pescado, ají, casabe, pan)</text:p>
          </table:table-cell>
          <table:table-cell table:number-columns-repeated="204"/>
        </table:table-row>
        <table:table-row table:style-name="ro2">
          <table:table-cell office:value-type="string">
            <text:p>asiore </text:p>
          </table:table-cell>
          <table:table-cell office:value-type="string">
            <text:p>ˈɑ́si.o.ɾe E][ɑˈsí.ó.ɾe J </text:p>
          </table:table-cell>
          <table:table-cell office:value-type="string">
            <text:p>v.caus. </text:p>
          </table:table-cell>
          <table:table-cell office:value-type="string">
            <text:p>calentar</text:p>
          </table:table-cell>
          <table:table-cell table:number-columns-repeated="204"/>
        </table:table-row>
        <table:table-row table:style-name="ro2">
          <table:table-cell office:value-type="string">
            <text:p>asise </text:p>
          </table:table-cell>
          <table:table-cell office:value-type="string">
            <text:p>ˈɑ́si.se E][ɑˈsí.sé J </text:p>
          </table:table-cell>
          <table:table-cell office:value-type="string">
            <text:p>v.i. </text:p>
          </table:table-cell>
          <table:table-cell office:value-type="string">
            <text:p>(estar) caliente </text:p>
          </table:table-cell>
          <table:table-cell table:number-columns-repeated="204"/>
        </table:table-row>
        <table:table-row table:style-name="ro2">
          <table:table-cell office:value-type="string">
            <text:p>asisĩore </text:p>
          </table:table-cell>
          <table:table-cell office:value-type="string">
            <text:p>ˈɑ́si.sĩ́.ṍ.ɾẽ E][ɑsí.ˈsĩ́.õ.ɾẽ J </text:p>
          </table:table-cell>
          <table:table-cell office:value-type="string">
            <text:p>v.caus. </text:p>
          </table:table-cell>
          <table:table-cell office:value-type="string">
            <text:p>chamuscar (matas, acción del calor del sol)</text:p>
          </table:table-cell>
          <table:table-cell table:number-columns-repeated="204"/>
        </table:table-row>
        <table:table-row table:style-name="ro2">
          <table:table-cell office:value-type="string">
            <text:p>asituuse </text:p>
          </table:table-cell>
          <table:table-cell office:value-type="string">
            <text:p>ɑ́si.ˈtúu.se E][ɑˈsí.túu.se J </text:p>
          </table:table-cell>
          <table:table-cell office:value-type="string">
            <text:p>v.i. </text:p>
          </table:table-cell>
          <table:table-cell office:value-type="string">
            <text:p>alcanzar (el calor del fogón)</text:p>
          </table:table-cell>
          <table:table-cell table:number-columns-repeated="204"/>
        </table:table-row>
        <table:table-row table:style-name="ro2">
          <table:table-cell office:value-type="string">
            <text:p>ãtiacaje </text:p>
          </table:table-cell>
          <table:table-cell office:value-type="string">
            <text:p>ɑ̃ˈtĩ́ɑ̃.kɑhé E][ɑ̃ˈtĩ́ɑ̃.kɑ́hé J </text:p>
          </table:table-cell>
          <table:table-cell office:value-type="string">
            <text:p>inan. </text:p>
          </table:table-cell>
          <table:table-cell office:value-type="string">
            <text:p>mata de la maleza |bãtiacaje|r (especie de hierba baja) </text:p>
          </table:table-cell>
          <table:table-cell table:number-columns-repeated="204"/>
        </table:table-row>
        <table:table-row table:style-name="ro2">
          <table:table-cell office:value-type="string">
            <text:p>ãtiare </text:p>
          </table:table-cell>
          <table:table-cell office:value-type="string">
            <text:p>ˈɑ̃́tĩɑ̃.ɾẽ E][ɑ̃ˈtĩ́ɑ̃́.ɾẽ́ J </text:p>
          </table:table-cell>
          <table:table-cell office:value-type="string">
            <text:p>v.i. </text:p>
          </table:table-cell>
          <table:table-cell office:value-type="string">
            <text:p>estornudar </text:p>
          </table:table-cell>
          <table:table-cell table:number-columns-repeated="2"/>
          <table:table-cell office:value-type="string">
            <text:p>ntg BARS,91 2.4. Verbs with only a subject argument. The bodily function verbs, such as //ãtia// ‘to sneeze’, //sadia// ‘to cough’, //gõde// ‘to urinate’, and //wãre// ‘to palpitate (the heart)’, have only subject arguments;</text:p>
          </table:table-cell>
          <table:table-cell table:number-columns-repeated="201"/>
        </table:table-row>
        <table:table-row table:style-name="ro2">
          <table:table-cell office:value-type="string">
            <text:p>au </text:p>
          </table:table-cell>
          <table:table-cell office:value-type="string">
            <text:p>ɑ́ˈu E][ɑˈú́ J </text:p>
          </table:table-cell>
          <table:table-cell office:value-type="string">
            <text:p>inan.s.de masa </text:p>
          </table:table-cell>
          <table:table-cell office:value-type="string">
            <text:p>cogollo de yuca brava o carurú (hojas nuevas) </text:p>
          </table:table-cell>
          <table:table-cell table:number-columns-repeated="204"/>
        </table:table-row>
        <table:table-row table:style-name="ro2">
          <table:table-cell office:value-type="string">
            <text:p>auro </text:p>
          </table:table-cell>
          <table:table-cell office:value-type="string">
            <text:p>ɑ́ˈúɾo </text:p>
          </table:table-cell>
          <table:table-cell office:value-type="string">
            <text:p>an. </text:p>
          </table:table-cell>
          <table:table-cell office:value-type="string">
            <text:p>pichí pico de marfil (especie de tucán pequeño) </text:p>
          </table:table-cell>
          <table:table-cell/>
          <table:table-cell office:value-type="string">
            <text:p>sc Pteroglossus flavirostris</text:p>
          </table:table-cell>
          <table:table-cell table:number-columns-repeated="202"/>
        </table:table-row>
        <table:table-row table:style-name="ro2">
          <table:table-cell office:value-type="string">
            <text:p>auʉ </text:p>
          </table:table-cell>
          <table:table-cell office:value-type="string">
            <text:p>ɑ́ˈu.ɨ E][ɑˈú.ɨ́ J </text:p>
          </table:table-cell>
          <table:table-cell office:value-type="string">
            <text:p>inan. </text:p>
          </table:table-cell>
          <table:table-cell office:value-type="string">
            <text:p>mata de carurú (|ibras.|r especie de planta con tallo suave y hojas comestibles) </text:p>
          </table:table-cell>
          <table:table-cell office:value-type="string">
            <text:p>Amaranthus melancholicus L. </text:p>
          </table:table-cell>
          <table:table-cell table:number-columns-repeated="203"/>
        </table:table-row>
        <table:table-row table:style-name="ro2">
          <table:table-cell office:value-type="string">
            <text:p>awari </text:p>
          </table:table-cell>
          <table:table-cell office:value-type="string">
            <text:p>ɑˈwɑ́ɾi </text:p>
          </table:table-cell>
          <table:table-cell office:value-type="string">
            <text:p>an. </text:p>
          </table:table-cell>
          <table:table-cell office:value-type="string">
            <text:p>especie de ave acuática (con cuello largo y come pescado)</text:p>
          </table:table-cell>
          <table:table-cell table:number-columns-repeated="204"/>
        </table:table-row>
        <table:table-row table:style-name="ro2">
          <table:table-cell office:value-type="string">
            <text:p>awasãgotire </text:p>
          </table:table-cell>
          <table:table-cell office:value-type="string">
            <text:p>ɑ́wɑsɑ̃́.ˈgóti.ɾe E][ˈɑ́wɑ́sɑ̃́.gotí.ɾé J </text:p>
          </table:table-cell>
          <table:table-cell office:value-type="string">
            <text:p>v.t. </text:p>
          </table:table-cell>
          <table:table-cell office:value-type="string">
            <text:p>aconsejar gritando, en voz alta</text:p>
          </table:table-cell>
          <table:table-cell table:number-columns-repeated="204"/>
        </table:table-row>
        <table:table-row table:style-name="ro2">
          <table:table-cell office:value-type="string">
            <text:p>awasãre </text:p>
          </table:table-cell>
          <table:table-cell office:value-type="string">
            <text:p>ɑ́ˈwɑsɑ̃́ɑ̃.ɾẽ E][ˈɑ́wɑ́sɑ̃́ɑ̃.ɾẽ J </text:p>
          </table:table-cell>
          <table:table-cell office:value-type="string">
            <text:p>v.i. </text:p>
          </table:table-cell>
          <table:table-cell office:value-type="string">
            <text:p>gritar </text:p>
          </table:table-cell>
          <table:table-cell table:number-columns-repeated="204"/>
        </table:table-row>
        <table:table-row table:style-name="ro2">
          <table:table-cell office:value-type="string">
            <text:p>awe </text:p>
          </table:table-cell>
          <table:table-cell office:value-type="string">
            <text:p>ˈɑ́we E][ɑ́ˈwé J </text:p>
          </table:table-cell>
          <table:table-cell office:value-type="string">
            <text:p>inan. </text:p>
          </table:table-cell>
          <table:table-cell office:value-type="string">
            <text:p>atadura de canasta </text:p>
          </table:table-cell>
          <table:table-cell table:number-columns-repeated="204"/>
        </table:table-row>
        <table:table-row table:style-name="ro2">
          <table:table-cell office:value-type="string">
            <text:p>ayaa </text:p>
          </table:table-cell>
          <table:table-cell office:value-type="string">
            <text:p>ɑˈdʒɑ́ɑ </text:p>
          </table:table-cell>
          <table:table-cell office:value-type="string">
            <text:p>interj. </text:p>
          </table:table-cell>
          <table:table-cell office:value-type="string">
            <text:p>cosa pequeña (cosa que lleva el clasificador |b-a|r como canoa, balón, fruta) </text:p>
          </table:table-cell>
          <table:table-cell/>
          <table:table-cell office:value-type="string">
            <text:p>va ayaʉ , ph ɑˈdʒɘ́ˈɘ́ , , va ayʉ , ph ɑˈdʒɨ́ɨ </text:p>
          </table:table-cell>
          <table:table-cell table:number-columns-repeated="202"/>
        </table:table-row>
        <table:table-row table:style-name="ro2">
          <table:table-cell office:value-type="string">
            <text:p>Ayawa </text:p>
          </table:table-cell>
          <table:table-cell office:value-type="string">
            <text:p>ɑˈdʒɑ́wɑ </text:p>
          </table:table-cell>
          <table:table-cell office:value-type="string">
            <text:p>an. </text:p>
          </table:table-cell>
          <table:table-cell office:value-type="string">
            <text:p>carácter mítico, ascendiente, antepasado, uno de los que dieron la tierra y los bienes a la gente </text:p>
          </table:table-cell>
          <table:table-cell table:number-columns-repeated="204"/>
        </table:table-row>
        <table:table-row table:style-name="ro2">
          <table:table-cell office:value-type="string">
            <text:p>ayawa </text:p>
          </table:table-cell>
          <table:table-cell office:value-type="string">
            <text:p>ɑˈdʒɑ́wɑ </text:p>
          </table:table-cell>
          <table:table-cell office:value-type="string">
            <text:p>an. </text:p>
          </table:table-cell>
          <table:table-cell office:value-type="string">
            <text:p>especie de pájaro (pequeño) </text:p>
          </table:table-cell>
          <table:table-cell table:number-columns-repeated="204"/>
        </table:table-row>
        <table:table-row table:style-name="ro1">
          <table:table-cell office:value-type="string">
            <text:p>ayoo </text:p>
          </table:table-cell>
          <table:table-cell office:value-type="string">
            <text:p>ɑˈdʒó </text:p>
          </table:table-cell>
          <table:table-cell office:value-type="string">
            <text:p>interj. </text:p>
          </table:table-cell>
          <table:table-cell office:value-type="string">
            <text:p>¡huy! </text:p>
          </table:table-cell>
          <table:table-cell table:number-columns-repeated="204"/>
        </table:table-row>
        <table:table-row table:style-name="ro1">
          <table:table-cell office:value-type="string">
            <text:p>ayuu </text:p>
          </table:table-cell>
          <table:table-cell office:value-type="string">
            <text:p>ɑˈdʒúú </text:p>
          </table:table-cell>
          <table:table-cell office:value-type="string">
            <text:p>interj. </text:p>
          </table:table-cell>
          <table:table-cell office:value-type="string">
            <text:p>¡huy! </text:p>
          </table:table-cell>
          <table:table-cell table:number-columns-repeated="2"/>
          <table:table-cell office:value-type="string">
            <text:p>ntg BARS,91 //Ayu!// ‘expression of fear or pity’, p40, 2.27-2.30 Interjections, 2.29. Exclamatory;</text:p>
          </table:table-cell>
          <table:table-cell table:number-columns-repeated="201"/>
        </table:table-row>
        <table:table-row table:style-name="ro1">
          <table:table-cell office:value-type="string">
            <text:p>ayʉ</text:p>
          </table:table-cell>
          <table:table-cell table:number-columns-repeated="207"/>
        </table:table-row>
        <table:table-row table:style-name="ro2">
          <table:table-cell office:value-type="string">
            <text:p>baa </text:p>
          </table:table-cell>
          <table:table-cell office:value-type="string">
            <text:p>ˈbɑ́ɑ </text:p>
          </table:table-cell>
          <table:table-cell office:value-type="string">
            <text:p>interj. </text:p>
          </table:table-cell>
          <table:table-cell office:value-type="string">
            <text:p>no saber </text:p>
          </table:table-cell>
          <table:table-cell table:number-columns-repeated="2"/>
          <table:table-cell office:value-type="string">
            <text:p>ntg BARS,91 p39 2.27-2.30 Interjections p40 2.30 Doubt. //Baa// ‘I/We don’t know.’ is the only dubitative interjection. It may occur alone, or be followed by the sentence ‘I/we don’t know’, or occur with a sentence in which the verb is often inflected with the mood of conjecture; </text:p>
          </table:table-cell>
          <table:table-cell table:number-columns-repeated="201"/>
        </table:table-row>
        <table:table-row table:style-name="ro2">
          <table:table-cell office:value-type="string">
            <text:p>baábʉare </text:p>
          </table:table-cell>
          <table:table-cell office:value-type="string">
            <text:p>ˈbɑɑ́.bɨ́ɑɑ.ɾe E][bɑˈɑ́.bɨ́ɑ.ɾe J </text:p>
          </table:table-cell>
          <table:table-cell office:value-type="string">
            <text:p>v.t. </text:p>
          </table:table-cell>
          <table:table-cell office:value-type="string">
            <text:p>comer y hacer dolor al otro (por no mandar soplar al payé)</text:p>
          </table:table-cell>
          <table:table-cell table:number-columns-repeated="204"/>
        </table:table-row>
        <table:table-row table:style-name="ro1">
          <table:table-cell office:value-type="string">
            <text:p>baácatire </text:p>
          </table:table-cell>
          <table:table-cell office:value-type="string">
            <text:p>bɑˈɑ́.kɑtí.ɾé </text:p>
          </table:table-cell>
          <table:table-cell office:value-type="string">
            <text:p>v.i. </text:p>
          </table:table-cell>
          <table:table-cell office:value-type="string">
            <text:p>vivir bien por comer</text:p>
          </table:table-cell>
          <table:table-cell table:number-columns-repeated="204"/>
        </table:table-row>
        <table:table-row table:style-name="ro1">
          <table:table-cell office:value-type="string">
            <text:p>baácudire </text:p>
          </table:table-cell>
          <table:table-cell office:value-type="string">
            <text:p>bɑˈɑ́.kúdí.ɾe E][bɑˈɑ́.kudí.ɾé J </text:p>
          </table:table-cell>
          <table:table-cell office:value-type="string">
            <text:p>v.t. </text:p>
          </table:table-cell>
          <table:table-cell office:value-type="string">
            <text:p>andar comiendo</text:p>
          </table:table-cell>
          <table:table-cell table:number-columns-repeated="204"/>
        </table:table-row>
        <table:table-row table:style-name="ro2">
          <table:table-cell office:value-type="string">
            <text:p>baácũure </text:p>
          </table:table-cell>
          <table:table-cell office:value-type="string">
            <text:p>bɑɑ́.ˈkṹũ.ɾẽ E][ˈbɑɑ́.kṹũ.ɾẽ J </text:p>
          </table:table-cell>
          <table:table-cell office:value-type="string">
            <text:p>v.t. </text:p>
          </table:table-cell>
          <table:table-cell office:value-type="string">
            <text:p>comer dejando caer huesos o migas de casabe al suelo</text:p>
          </table:table-cell>
          <table:table-cell table:number-columns-repeated="204"/>
        </table:table-row>
        <table:table-row table:style-name="ro2">
          <table:table-cell office:value-type="string">
            <text:p>baágoore </text:p>
          </table:table-cell>
          <table:table-cell office:value-type="string">
            <text:p>ˈbɑɑ́.góo.ɾe E][ˈbɑɑ́.góo.ɾe J </text:p>
          </table:table-cell>
          <table:table-cell office:value-type="string">
            <text:p>v.t. </text:p>
          </table:table-cell>
          <table:table-cell office:value-type="string">
            <text:p>comer todo </text:p>
          </table:table-cell>
          <table:table-cell table:number-columns-repeated="204"/>
        </table:table-row>
        <table:table-row table:style-name="ro2">
          <table:table-cell office:value-type="string">
            <text:p>baágooriabaja </text:p>
          </table:table-cell>
          <table:table-cell office:value-type="string">
            <text:p>ˈbɑɑ́.góó.ɾí.ɑ́.bɑ́hɑ́ E][ˈbɑɑ́.góo.ɾi.ɑ́.bɑ́hɑ́ J </text:p>
          </table:table-cell>
          <table:table-cell office:value-type="string">
            <text:p>s.v.inan. </text:p>
          </table:table-cell>
          <table:table-cell office:value-type="string">
            <text:p>plato sucio</text:p>
          </table:table-cell>
          <table:table-cell table:number-columns-repeated="204"/>
        </table:table-row>
        <table:table-row table:style-name="ro2">
          <table:table-cell office:value-type="string">
            <text:p>baáĩare </text:p>
          </table:table-cell>
          <table:table-cell office:value-type="string">
            <text:p>ˈbɑɑ́.ĩ́ɑ̃.ɾẽ E][ˈbɑɑ́.ĩ́ɑ̃ɑ̃.ɾẽ J </text:p>
          </table:table-cell>
          <table:table-cell office:value-type="string">
            <text:p>v.t. </text:p>
          </table:table-cell>
          <table:table-cell office:value-type="string">
            <text:p>saborear </text:p>
          </table:table-cell>
          <table:table-cell table:number-columns-repeated="204"/>
        </table:table-row>
        <table:table-row table:style-name="ro2">
          <table:table-cell office:value-type="string">
            <text:p>baáĩore </text:p>
          </table:table-cell>
          <table:table-cell office:value-type="string">
            <text:p>ˈbɑɑ́.ĩ́.õ.ɾẽ E][bɑˈɑ́.ĩ́ĩ.õõ.ɾẽ J </text:p>
          </table:table-cell>
          <table:table-cell office:value-type="string">
            <text:p>v.t. </text:p>
          </table:table-cell>
          <table:table-cell office:value-type="string">
            <text:p>comer en la presencia de otros que no <text:s/>están comiendo</text:p>
          </table:table-cell>
          <table:table-cell table:number-columns-repeated="204"/>
        </table:table-row>
        <table:table-row table:style-name="ro2">
          <table:table-cell office:value-type="string">
            <text:p>baajãjare </text:p>
          </table:table-cell>
          <table:table-cell office:value-type="string">
            <text:p>bɑ́ɑ́.ˈhɑ̃́hɑ̃.ɾẽ </text:p>
          </table:table-cell>
          <table:table-cell office:value-type="string">
            <text:p>v.i. </text:p>
          </table:table-cell>
          <table:table-cell office:value-type="string">
            <text:p>nadar de un río grande a uno más pequeño </text:p>
          </table:table-cell>
          <table:table-cell table:number-columns-repeated="204"/>
        </table:table-row>
        <table:table-row table:style-name="ro2">
          <table:table-cell office:value-type="string">
            <text:p>baajẽare </text:p>
          </table:table-cell>
          <table:table-cell office:value-type="string">
            <text:p>ˈbɑ́ɑ́.hẽ́ɑ̃́.ɾẽ E][ˈbɑ́ɑ́.hẽ́ɑ̃.ɾẽ J </text:p>
          </table:table-cell>
          <table:table-cell office:value-type="string">
            <text:p>v.i. </text:p>
          </table:table-cell>
          <table:table-cell office:value-type="string">
            <text:p>nadar a través</text:p>
          </table:table-cell>
          <table:table-cell table:number-columns-repeated="204"/>
        </table:table-row>
        <table:table-row table:style-name="ro2">
          <table:table-cell office:value-type="string">
            <text:p>baájeore </text:p>
          </table:table-cell>
          <table:table-cell office:value-type="string">
            <text:p>ˈbɑɑ́.hé.o.ɾe E][ˈbɑɑ́.hé.ó.ɾé J </text:p>
          </table:table-cell>
          <table:table-cell office:value-type="string">
            <text:p>v.t. </text:p>
          </table:table-cell>
          <table:table-cell office:value-type="string">
            <text:p>comer todo </text:p>
          </table:table-cell>
          <table:table-cell table:number-columns-repeated="204"/>
        </table:table-row>
        <table:table-row table:style-name="ro2">
          <table:table-cell office:value-type="string">
            <text:p>baajere </text:p>
          </table:table-cell>
          <table:table-cell office:value-type="string">
            <text:p>ˈbɑ́ɑ́.ɑ́he.ɾe </text:p>
          </table:table-cell>
          <table:table-cell office:value-type="string">
            <text:p>v.i. </text:p>
          </table:table-cell>
          <table:table-cell office:value-type="string">
            <text:p>nadar y jugar o divertirse </text:p>
          </table:table-cell>
          <table:table-cell table:number-columns-repeated="2"/>
          <table:table-cell office:value-type="string">
            <text:p>ntg BARS,91 //ba ahe// ‘swim play’, no117;</text:p>
          </table:table-cell>
          <table:table-cell table:number-columns-repeated="201"/>
        </table:table-row>
        <table:table-row table:style-name="ro2">
          <table:table-cell office:value-type="string">
            <text:p>baájoore </text:p>
          </table:table-cell>
          <table:table-cell office:value-type="string">
            <text:p>ˈbɑɑ́.hóó.ɾé </text:p>
          </table:table-cell>
          <table:table-cell office:value-type="string">
            <text:p>v.i. </text:p>
          </table:table-cell>
          <table:table-cell office:value-type="string">
            <text:p>acostumbrarse a comer </text:p>
          </table:table-cell>
          <table:table-cell/>
          <table:table-cell office:value-type="string">
            <text:p>va baásejare , uv J , vn E </text:p>
          </table:table-cell>
          <table:table-cell table:number-columns-repeated="202"/>
        </table:table-row>
        <table:table-row table:style-name="ro2">
          <table:table-cell office:value-type="string">
            <text:p>baámani </text:p>
          </table:table-cell>
          <table:table-cell table:number-columns-repeated="4"/>
          <table:table-cell office:value-type="string">
            <text:p>uv J</text:p>
          </table:table-cell>
          <table:table-cell table:number-columns-repeated="202"/>
        </table:table-row>
        <table:table-row table:style-name="ro2">
          <table:table-cell office:value-type="string">
            <text:p>baáqueare </text:p>
          </table:table-cell>
          <table:table-cell office:value-type="string">
            <text:p>ˈbɑɑ́.kéɑ.ɾe E][bɑˈɑ́.kéɑ.ɾe J </text:p>
          </table:table-cell>
          <table:table-cell office:value-type="string">
            <text:p>v.t. </text:p>
          </table:table-cell>
          <table:table-cell office:value-type="string">
            <text:p>comer una parte de (piña, carne, etc.)</text:p>
          </table:table-cell>
          <table:table-cell table:number-columns-repeated="204"/>
        </table:table-row>
        <table:table-row table:style-name="ro2">
          <table:table-cell office:value-type="string">
            <text:p>baáquẽnare </text:p>
          </table:table-cell>
          <table:table-cell office:value-type="string">
            <text:p>bɑˈɑ́.kẽ́nɑ̃́.ɾẽ́ </text:p>
          </table:table-cell>
          <table:table-cell office:value-type="string">
            <text:p>v.i. </text:p>
          </table:table-cell>
          <table:table-cell office:value-type="string">
            <text:p>gustar me/te/le/nos/les <text:s/>comer</text:p>
          </table:table-cell>
          <table:table-cell table:number-columns-repeated="204"/>
        </table:table-row>
        <table:table-row table:style-name="ro2">
          <table:table-cell office:value-type="string">
            <text:p>baare </text:p>
          </table:table-cell>
          <table:table-cell office:value-type="string">
            <text:p>ˈbɑ́ɑ́.ɾe E][ˈbɑ́ɑ́.ɾé J </text:p>
          </table:table-cell>
          <table:table-cell office:value-type="string">
            <text:p>v.i. </text:p>
          </table:table-cell>
          <table:table-cell office:value-type="string">
            <text:p>nadar</text:p>
          </table:table-cell>
          <table:table-cell table:number-columns-repeated="204"/>
        </table:table-row>
        <table:table-row table:style-name="ro2">
          <table:table-cell office:value-type="string">
            <text:p>baáre </text:p>
          </table:table-cell>
          <table:table-cell office:value-type="string">
            <text:p>ˈbɑɑ́.ɾe </text:p>
          </table:table-cell>
          <table:table-cell office:value-type="string">
            <text:p>v.t. </text:p>
          </table:table-cell>
          <table:table-cell office:value-type="string">
            <text:p>comer </text:p>
          </table:table-cell>
          <table:table-cell table:number-columns-repeated="2"/>
          <table:table-cell office:value-type="string">
            <text:p>ntg BARS,91 //ba// ‘eat’ no4; </text:p>
          </table:table-cell>
          <table:table-cell table:number-columns-repeated="201"/>
        </table:table-row>
        <table:table-row table:style-name="ro2">
          <table:table-cell office:value-type="string">
            <text:p>baáreaca </text:p>
          </table:table-cell>
          <table:table-cell office:value-type="string">
            <text:p>bɑˈɑ́.ɾe.ɑ́kɑ E][bɑˈɑ.́ɾe.ɑ́kɑ́ J </text:p>
          </table:table-cell>
          <table:table-cell office:value-type="string">
            <text:p>s.v.inan. </text:p>
          </table:table-cell>
          <table:table-cell office:value-type="string">
            <text:p>un poco de comida</text:p>
          </table:table-cell>
          <table:table-cell table:number-columns-repeated="204"/>
        </table:table-row>
        <table:table-row table:style-name="ro2">
          <table:table-cell office:value-type="string">
            <text:p>baáreare </text:p>
          </table:table-cell>
          <table:table-cell office:value-type="string">
            <text:p>ˈbɑɑ́.ɾéɑ́.ɾe E][ˈbɑɑ́.ɾéɑ.ɾe J </text:p>
          </table:table-cell>
          <table:table-cell office:value-type="string">
            <text:p>v.t.pl. </text:p>
          </table:table-cell>
          <table:table-cell office:value-type="string">
            <text:p>comer y echar comida (para que no se dañe) </text:p>
          </table:table-cell>
          <table:table-cell table:number-columns-repeated="204"/>
        </table:table-row>
        <table:table-row table:style-name="ro2">
          <table:table-cell office:value-type="string">
            <text:p>baáriabaja </text:p>
          </table:table-cell>
          <table:table-cell office:value-type="string">
            <text:p>ˈbɑɑ́.ɾi.ɑ.bɑhɑ́ E][bɑˈɑ́.ɾi.ɑ.bɑ́hɑ́ J </text:p>
          </table:table-cell>
          <table:table-cell office:value-type="string">
            <text:p>s.v.inan. </text:p>
          </table:table-cell>
          <table:table-cell office:value-type="string">
            <text:p>plato servido </text:p>
          </table:table-cell>
          <table:table-cell table:number-columns-repeated="204"/>
        </table:table-row>
        <table:table-row table:style-name="ro2">
          <table:table-cell office:value-type="string">
            <text:p>baáriguse </text:p>
          </table:table-cell>
          <table:table-cell office:value-type="string">
            <text:p>bɑˈɑ́.ɾi.gú.se </text:p>
          </table:table-cell>
          <table:table-cell office:value-type="string">
            <text:p>v.i. </text:p>
          </table:table-cell>
          <table:table-cell office:value-type="string">
            <text:p>tener hambre </text:p>
          </table:table-cell>
          <table:table-cell/>
          <table:table-cell office:value-type="string">
            <text:p>va baárʉamacose , uv J , vn E </text:p>
          </table:table-cell>
          <table:table-cell table:number-columns-repeated="202"/>
        </table:table-row>
        <table:table-row table:style-name="ro2">
          <table:table-cell office:value-type="string">
            <text:p>baárii </text:p>
          </table:table-cell>
          <table:table-cell office:value-type="string">
            <text:p>bɑˈɑ́.ɾi.í E][bɑˈɑ́.ɾi.i J </text:p>
          </table:table-cell>
          <table:table-cell office:value-type="string">
            <text:p>s.v.an. </text:p>
          </table:table-cell>
          <table:table-cell office:value-type="string">
            <text:p>uno comestible </text:p>
          </table:table-cell>
          <table:table-cell table:number-columns-repeated="204"/>
        </table:table-row>
        <table:table-row table:style-name="ro2">
          <table:table-cell office:value-type="string">
            <text:p>baárocare </text:p>
          </table:table-cell>
          <table:table-cell office:value-type="string">
            <text:p>ˈbɑɑ́.ɾókɑ.ɾe </text:p>
          </table:table-cell>
          <table:table-cell office:value-type="string">
            <text:p>v.t.sing. </text:p>
          </table:table-cell>
          <table:table-cell office:value-type="string">
            <text:p>comer un ser vivo </text:p>
          </table:table-cell>
          <table:table-cell table:number-columns-repeated="204"/>
        </table:table-row>
        <table:table-row table:style-name="ro2">
          <table:table-cell office:value-type="string">
            <text:p>baároti </text:p>
          </table:table-cell>
          <table:table-cell office:value-type="string">
            <text:p>bɑˈɑ́.ɾo.ti </text:p>
          </table:table-cell>
          <table:table-cell office:value-type="string">
            <text:p>s.v.inan. </text:p>
          </table:table-cell>
          <table:table-cell office:value-type="string">
            <text:p>comida para más tarde </text:p>
          </table:table-cell>
          <table:table-cell table:number-columns-repeated="204"/>
        </table:table-row>
        <table:table-row table:style-name="ro2">
          <table:table-cell office:value-type="string">
            <text:p>baárotire </text:p>
          </table:table-cell>
          <table:table-cell office:value-type="string">
            <text:p>bɑˈɑ́.ɾóti.ɾe </text:p>
          </table:table-cell>
          <table:table-cell office:value-type="string">
            <text:p>v.t. </text:p>
          </table:table-cell>
          <table:table-cell office:value-type="string">
            <text:p>invitar </text:p>
          </table:table-cell>
          <table:table-cell table:number-columns-repeated="204"/>
        </table:table-row>
        <table:table-row table:style-name="ro2">
          <table:table-cell office:value-type="string">
            <text:p>baárʉamacose </text:p>
          </table:table-cell>
          <table:table-cell office:value-type="string">
            <text:p>ˈbɑɑ́.ɾɨ́ɑ́.mɑ̃́kõ.sẽ </text:p>
          </table:table-cell>
          <table:table-cell office:value-type="string">
            <text:p>v.i. </text:p>
          </table:table-cell>
          <table:table-cell office:value-type="string">
            <text:p>tener hambre </text:p>
          </table:table-cell>
          <table:table-cell/>
          <table:table-cell office:value-type="string">
            <text:p>va baáriguse , uv E , vn J </text:p>
          </table:table-cell>
          <table:table-cell table:number-columns-repeated="202"/>
        </table:table-row>
        <table:table-row table:style-name="ro2">
          <table:table-cell office:value-type="string">
            <text:p>baárʉase </text:p>
          </table:table-cell>
          <table:table-cell office:value-type="string">
            <text:p>bɑˈɑ́.ɾɨ́ɑ.se E][bɑˈɑ́.ɾɨ́ɑ́.sé J </text:p>
          </table:table-cell>
          <table:table-cell office:value-type="string">
            <text:p>s.v.inan.f.n.esp. </text:p>
          </table:table-cell>
          <table:table-cell office:value-type="string">
            <text:p>restos </text:p>
          </table:table-cell>
          <table:table-cell table:number-columns-repeated="204"/>
        </table:table-row>
        <table:table-row table:style-name="ro2">
          <table:table-cell office:value-type="string">
            <text:p>baásãare </text:p>
          </table:table-cell>
          <table:table-cell office:value-type="string">
            <text:p>ˈbɑɑ́.sɑ̃́ɑ̃́.ɾẽ E][ˈbɑɑ́.sɑ̃́ɑ̃.ɾẽ J </text:p>
          </table:table-cell>
          <table:table-cell office:value-type="string">
            <text:p>v.t. </text:p>
          </table:table-cell>
          <table:table-cell office:value-type="string">
            <text:p>comer </text:p>
          </table:table-cell>
          <table:table-cell table:number-columns-repeated="204"/>
        </table:table-row>
        <table:table-row table:style-name="ro2">
          <table:table-cell office:value-type="string">
            <text:p>baáseare </text:p>
          </table:table-cell>
          <table:table-cell office:value-type="string">
            <text:p>bɑˈɑ́.séɑ́.ɾe E][bɑˈɑ́.séɑ.ɾe J </text:p>
          </table:table-cell>
          <table:table-cell office:value-type="string">
            <text:p>v.t. </text:p>
          </table:table-cell>
          <table:table-cell office:value-type="string">
            <text:p>comer (una parte)</text:p>
          </table:table-cell>
          <table:table-cell table:number-columns-repeated="204"/>
        </table:table-row>
        <table:table-row table:style-name="ro2">
          <table:table-cell office:value-type="string">
            <text:p>baásejare </text:p>
          </table:table-cell>
          <table:table-cell office:value-type="string">
            <text:p>bɑˈɑ́.séhɑ.ɾe </text:p>
          </table:table-cell>
          <table:table-cell office:value-type="string">
            <text:p>v.t. </text:p>
          </table:table-cell>
          <table:table-cell office:value-type="string">
            <text:p>acostumbrarse a comer </text:p>
          </table:table-cell>
          <table:table-cell/>
          <table:table-cell office:value-type="string">
            <text:p>va baájoore , uv E , vn J </text:p>
          </table:table-cell>
          <table:table-cell table:number-columns-repeated="202"/>
        </table:table-row>
        <table:table-row table:style-name="ro2">
          <table:table-cell office:value-type="string">
            <text:p>baásĩare </text:p>
          </table:table-cell>
          <table:table-cell office:value-type="string">
            <text:p>bɑɑ́.ˈsĩ́ɑ̃.ɾẽ̃ E][bɑˈɑ́.sĩ́ɑ̃.ɾẽ J </text:p>
          </table:table-cell>
          <table:table-cell office:value-type="string">
            <text:p>v.t. </text:p>
          </table:table-cell>
          <table:table-cell office:value-type="string">
            <text:p>picar causando sufrimiento </text:p>
          </table:table-cell>
          <table:table-cell table:number-columns-repeated="204"/>
        </table:table-row>
        <table:table-row table:style-name="ro2">
          <table:table-cell office:value-type="string">
            <text:p>baátʉore </text:p>
          </table:table-cell>
          <table:table-cell office:value-type="string">
            <text:p>bɑˈɑ́.tɨ́.ó.ɾe E][ˈbɑɑ́.tɨ́.o.ɾe J </text:p>
          </table:table-cell>
          <table:table-cell office:value-type="string">
            <text:p>v.t. </text:p>
          </table:table-cell>
          <table:table-cell office:value-type="string">
            <text:p>cenar</text:p>
          </table:table-cell>
          <table:table-cell table:number-columns-repeated="204"/>
        </table:table-row>
        <table:table-row table:style-name="ro2">
          <table:table-cell office:value-type="string">
            <text:p>baawijare </text:p>
          </table:table-cell>
          <table:table-cell office:value-type="string">
            <text:p>ˈbɑ́ɑ́.wíhɑ.ɾe </text:p>
          </table:table-cell>
          <table:table-cell office:value-type="string">
            <text:p>v.i. </text:p>
          </table:table-cell>
          <table:table-cell office:value-type="string">
            <text:p>nadar hacia el centro del río, caño, lago</text:p>
          </table:table-cell>
          <table:table-cell table:number-columns-repeated="204"/>
        </table:table-row>
        <table:table-row table:style-name="ro2">
          <table:table-cell office:value-type="string">
            <text:p>baáyamani </text:p>
          </table:table-cell>
          <table:table-cell/>
          <table:table-cell office:value-type="string">
            <text:p>s.v.inan.pl. </text:p>
          </table:table-cell>
          <table:table-cell office:value-type="string">
            <text:p>cosas incomibles</text:p>
          </table:table-cell>
          <table:table-cell/>
          <table:table-cell office:value-type="string">
            <text:p>va baámani <text:s/>,vn J <text:s/>,uv E </text:p>
          </table:table-cell>
          <table:table-cell table:number-columns-repeated="202"/>
        </table:table-row>
        <table:table-row table:style-name="ro2">
          <table:table-cell office:value-type="string">
            <text:p>baáyujire </text:p>
          </table:table-cell>
          <table:table-cell office:value-type="string">
            <text:p>bɑˈɑ́.dʒúhí.ɾe E][bɑɑ́.dʒuˈhí.ɾé J </text:p>
          </table:table-cell>
          <table:table-cell office:value-type="string">
            <text:p>v.t. </text:p>
          </table:table-cell>
          <table:table-cell office:value-type="string">
            <text:p>desayunar</text:p>
          </table:table-cell>
          <table:table-cell table:number-columns-repeated="204"/>
        </table:table-row>
        <table:table-row table:style-name="ro1">
          <table:table-cell office:value-type="string">
            <text:p>baba </text:p>
          </table:table-cell>
          <table:table-cell office:value-type="string">
            <text:p>bɑˈbɑ́ </text:p>
          </table:table-cell>
          <table:table-cell office:value-type="string">
            <text:p>an. </text:p>
          </table:table-cell>
          <table:table-cell office:value-type="string">
            <text:p>amigo, amiga </text:p>
          </table:table-cell>
          <table:table-cell table:number-columns-repeated="204"/>
        </table:table-row>
        <table:table-row table:style-name="ro2">
          <table:table-cell office:value-type="string">
            <text:p>babari </text:p>
          </table:table-cell>
          <table:table-cell office:value-type="string">
            <text:p>bɑˈbɑ́ɾi </text:p>
          </table:table-cell>
          <table:table-cell office:value-type="string">
            <text:p>núm.inan. </text:p>
          </table:table-cell>
          <table:table-cell office:value-type="string">
            <text:p>cuatro (cosas, tiempos; uso: requiere sustantivo o clasificador) </text:p>
          </table:table-cell>
          <table:table-cell table:number-columns-repeated="2"/>
          <table:table-cell office:value-type="string">
            <text:p>ntg BARS,91 4.6 Numerals p56; </text:p>
          </table:table-cell>
          <table:table-cell table:number-columns-repeated="201"/>
        </table:table-row>
        <table:table-row table:style-name="ro2">
          <table:table-cell office:value-type="string">
            <text:p>babaricãrãca </text:p>
          </table:table-cell>
          <table:table-cell office:value-type="string">
            <text:p>bɑˈbɑ́ɾi.kɑ̃́.ɾɑ̃́kɑ̃ </text:p>
          </table:table-cell>
          <table:table-cell office:value-type="string">
            <text:p>núm.inan., pron.inan. </text:p>
          </table:table-cell>
          <table:table-cell office:value-type="string">
            <text:p>cuatro (cosas, tiempos; uso: requiere sustantivo o clasificador) </text:p>
          </table:table-cell>
          <table:table-cell/>
          <table:table-cell table:style-name="ce1" office:value-type="string">
            <text:p>uv E; va babarirãca ;vn J; ph bɑˈbɑ́ɾi.ɾɑ̃kɑ̃́ </text:p>
          </table:table-cell>
          <table:table-cell table:number-columns-repeated="202"/>
        </table:table-row>
        <table:table-row table:style-name="ro2">
          <table:table-cell office:value-type="string">
            <text:p>babaricãrãcʉ, babaricãrãco </text:p>
          </table:table-cell>
          <table:table-cell office:value-type="string">
            <text:p>bɑˈbɑ́ɾi.kɑ̃́.ɾɑ̃́k.ɨ̃ </text:p>
          </table:table-cell>
          <table:table-cell office:value-type="string">
            <text:p>núm.m., f.; pron.m., f. </text:p>
          </table:table-cell>
          <table:table-cell office:value-type="string">
            <text:p>cuatro (animales, personas) </text:p>
          </table:table-cell>
          <table:table-cell/>
          <table:table-cell office:value-type="string">
            <text:p>va babarirãcʉ, babarirãco , uv E , vn J , ph bɑˈbɑ́ɾi.ɾɑ̃́k.ɨ̃ </text:p>
          </table:table-cell>
          <table:table-cell office:value-type="string">
            <text:p>ntg BARS,91 4.6 Numerals p56; </text:p>
          </table:table-cell>
          <table:table-cell table:number-columns-repeated="201"/>
        </table:table-row>
        <table:table-row table:style-name="ro2">
          <table:table-cell office:value-type="string">
            <text:p>babarirãca </text:p>
          </table:table-cell>
          <table:table-cell table:number-columns-repeated="4"/>
          <table:table-cell office:value-type="string">
            <text:p>uv J</text:p>
          </table:table-cell>
          <table:table-cell table:number-columns-repeated="202"/>
        </table:table-row>
        <table:table-row table:style-name="ro1">
          <table:table-cell office:value-type="string">
            <text:p>babarirãcʉ, babarirãco </text:p>
          </table:table-cell>
          <table:table-cell table:number-columns-repeated="4"/>
          <table:table-cell office:value-type="string">
            <text:p>uv J</text:p>
          </table:table-cell>
          <table:table-cell table:number-columns-repeated="202"/>
        </table:table-row>
        <table:table-row table:style-name="ro2">
          <table:table-cell office:value-type="string">
            <text:p>baboore </text:p>
          </table:table-cell>
          <table:table-cell office:value-type="string">
            <text:p>ˈbɑ́boo.ɾe E][bɑˈbóó.ɾé J </text:p>
          </table:table-cell>
          <table:table-cell office:value-type="string">
            <text:p>v.t. </text:p>
          </table:table-cell>
          <table:table-cell office:value-type="string">
            <text:p>hacer en pares</text:p>
          </table:table-cell>
          <table:table-cell table:number-columns-repeated="204"/>
        </table:table-row>
        <table:table-row table:style-name="ro2">
          <table:table-cell office:value-type="string">
            <text:p>badi </text:p>
          </table:table-cell>
          <table:table-cell office:value-type="string">
            <text:p>bɑˈdí </text:p>
          </table:table-cell>
          <table:table-cell office:value-type="string">
            <text:p>inan.f.n.esp. </text:p>
          </table:table-cell>
          <table:table-cell office:value-type="string">
            <text:p>nuez, nueces yapurá (|iger.|r especie de nuez comestible del árbol yapurá) </text:p>
          </table:table-cell>
          <table:table-cell table:number-columns-repeated="204"/>
        </table:table-row>
        <table:table-row table:style-name="ro2">
          <table:table-cell office:value-type="string">
            <text:p>Badi_cojãnaʉ </text:p>
          </table:table-cell>
          <table:table-cell office:value-type="string">
            <text:p>bɑdí.ˈkóhɑ̃́n.ɘ̃ </text:p>
          </table:table-cell>
          <table:table-cell office:value-type="string">
            <text:p>inan. </text:p>
          </table:table-cell>
          <table:table-cell office:value-type="string">
            <text:p>cerro en la cabecera del caño Tatú</text:p>
          </table:table-cell>
          <table:table-cell table:number-columns-repeated="204"/>
        </table:table-row>
        <table:table-row table:style-name="ro2">
          <table:table-cell office:value-type="string">
            <text:p>badi_ĩa </text:p>
          </table:table-cell>
          <table:table-cell office:value-type="string">
            <text:p>bɑˈdí.ĩ́ɑ̃ </text:p>
          </table:table-cell>
          <table:table-cell office:value-type="string">
            <text:p>an.s.plural </text:p>
          </table:table-cell>
          <table:table-cell office:value-type="string">
            <text:p>orugas tapurú (|iger.|r especie comestible y <text:s/>parecido a las orugas |bsõnasa|r, pero más grande) </text:p>
          </table:table-cell>
          <table:table-cell table:number-columns-repeated="204"/>
        </table:table-row>
        <table:table-row table:style-name="ro2">
          <table:table-cell office:value-type="string">
            <text:p>badi_ñaguẽro </text:p>
          </table:table-cell>
          <table:table-cell office:value-type="string">
            <text:p>bɑˈdí.ɲɑ̃́ŋẽẽɾõ </text:p>
          </table:table-cell>
          <table:table-cell office:value-type="string">
            <text:p>an. </text:p>
          </table:table-cell>
          <table:table-cell office:value-type="string">
            <text:p>especie de araña (pequeña de color cafe claro con patas largas y peladas, pica)</text:p>
          </table:table-cell>
          <table:table-cell table:number-columns-repeated="204"/>
        </table:table-row>
        <table:table-row table:style-name="ro2">
          <table:table-cell office:value-type="string">
            <text:p>badi_nurujia </text:p>
          </table:table-cell>
          <table:table-cell office:value-type="string">
            <text:p>bɑˈdí.nṹɾũhĩɑ̃ </text:p>
          </table:table-cell>
          <table:table-cell office:value-type="string">
            <text:p>an. </text:p>
          </table:table-cell>
          <table:table-cell office:value-type="string">
            <text:p>especie de culebra (innocua o inofensiva que tiene dientes muy pequeños, blanca con rayas verdes) </text:p>
          </table:table-cell>
          <table:table-cell/>
          <table:table-cell office:value-type="string">
            <text:p>va badi rẽe gujia , uv E , vn J </text:p>
          </table:table-cell>
          <table:table-cell table:number-columns-repeated="202"/>
        </table:table-row>
        <table:table-row table:style-name="ro2">
          <table:table-cell office:value-type="string">
            <text:p>badi_rẽe_gujia </text:p>
          </table:table-cell>
          <table:table-cell office:value-type="string">
            <text:p>bɑˈdí.ɾẽ́ẽ́.guhíɑ </text:p>
          </table:table-cell>
          <table:table-cell office:value-type="string">
            <text:p>an. </text:p>
          </table:table-cell>
          <table:table-cell office:value-type="string">
            <text:p>especie de culebra (innocua o inofensiva que tiene dientes muy pequeños, blanca con rayas verdes) </text:p>
          </table:table-cell>
          <table:table-cell/>
          <table:table-cell office:value-type="string">
            <text:p>va badi nurujia , uv J , vn E </text:p>
          </table:table-cell>
          <table:table-cell table:number-columns-repeated="202"/>
        </table:table-row>
        <table:table-row table:style-name="ro2">
          <table:table-cell office:value-type="string">
            <text:p>Badicojoero </text:p>
          </table:table-cell>
          <table:table-cell office:value-type="string">
            <text:p>bɑdí.ˈkó.hoé.ɾó́ E][bɑˈdí.kó.hóé.ɾó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badiʉ </text:p>
          </table:table-cell>
          <table:table-cell office:value-type="string">
            <text:p>bɑˈdí.ɨ </text:p>
          </table:table-cell>
          <table:table-cell office:value-type="string">
            <text:p>inan. </text:p>
          </table:table-cell>
          <table:table-cell office:value-type="string">
            <text:p>árbol yapurá (|iger.|r que produce la nuez yapurá) </text:p>
          </table:table-cell>
          <table:table-cell table:number-columns-repeated="204"/>
        </table:table-row>
        <table:table-row table:style-name="ro2">
          <table:table-cell office:value-type="string">
            <text:p>Badiya </text:p>
          </table:table-cell>
          <table:table-cell office:value-type="string">
            <text:p>bɑˈdí.dʒɑ </text:p>
          </table:table-cell>
          <table:table-cell office:value-type="string">
            <text:p>inan. </text:p>
          </table:table-cell>
          <table:table-cell office:value-type="string">
            <text:p>el caño Yapurá (|iger.|r afluyente del caño Piedra) </text:p>
          </table:table-cell>
          <table:table-cell table:number-columns-repeated="204"/>
        </table:table-row>
        <table:table-row table:style-name="ro2">
          <table:table-cell office:value-type="string">
            <text:p>baguebʉsʉore </text:p>
          </table:table-cell>
          <table:table-cell office:value-type="string">
            <text:p>ˈbɑ́ge.bɨ́sɨ́.o.ɾe E][bɑˈgé.bɨ́sɨ.o.ɾe J </text:p>
          </table:table-cell>
          <table:table-cell office:value-type="string">
            <text:p>v.t. </text:p>
          </table:table-cell>
          <table:table-cell office:value-type="string">
            <text:p>masticar </text:p>
          </table:table-cell>
          <table:table-cell table:number-columns-repeated="204"/>
        </table:table-row>
        <table:table-row table:style-name="ro2">
          <table:table-cell office:value-type="string">
            <text:p>baguere </text:p>
          </table:table-cell>
          <table:table-cell office:value-type="string">
            <text:p>ˈbɑ́ge.ɾe E][bɑˈgé.ɾé J </text:p>
          </table:table-cell>
          <table:table-cell office:value-type="string">
            <text:p>v.t. </text:p>
          </table:table-cell>
          <table:table-cell office:value-type="string">
            <text:p>mascar </text:p>
          </table:table-cell>
          <table:table-cell table:number-columns-repeated="204"/>
        </table:table-row>
        <table:table-row table:style-name="ro2">
          <table:table-cell office:value-type="string">
            <text:p>baigʉ, baigo </text:p>
          </table:table-cell>
          <table:table-cell office:value-type="string">
            <text:p>ˈbɑ́í.gɨ </text:p>
          </table:table-cell>
          <table:table-cell office:value-type="string">
            <text:p>s.v.m., f. </text:p>
          </table:table-cell>
          <table:table-cell office:value-type="string">
            <text:p>malo, mala (animal, persona) </text:p>
          </table:table-cell>
          <table:table-cell/>
          <table:table-cell office:value-type="string">
            <text:p>va bʉogʉ, bʉogo , uv E , vn J </text:p>
          </table:table-cell>
          <table:table-cell table:number-columns-repeated="202"/>
        </table:table-row>
        <table:table-row table:style-name="ro2">
          <table:table-cell office:value-type="string">
            <text:p>baise </text:p>
          </table:table-cell>
          <table:table-cell office:value-type="string">
            <text:p>ˈbɑ́i.se </text:p>
          </table:table-cell>
          <table:table-cell office:value-type="string">
            <text:p>s.v.inan. </text:p>
          </table:table-cell>
          <table:table-cell office:value-type="string">
            <text:p>(ser/estar) mal, malo, mala (casa, fruta, olor, herida de mordedura de culebra); </text:p>
          </table:table-cell>
          <table:table-cell/>
          <table:table-cell office:value-type="string">
            <text:p>va bʉose , uv E , vn J </text:p>
          </table:table-cell>
          <table:table-cell table:number-columns-repeated="202"/>
        </table:table-row>
        <table:table-row table:style-name="ro2">
          <table:table-cell office:value-type="string">
            <text:p>baja </text:p>
          </table:table-cell>
          <table:table-cell office:value-type="string">
            <text:p>bɑˈhɑ́ </text:p>
          </table:table-cell>
          <table:table-cell office:value-type="string">
            <text:p>an.s.plural </text:p>
          </table:table-cell>
          <table:table-cell office:value-type="string">
            <text:p>peces platos </text:p>
          </table:table-cell>
          <table:table-cell table:number-columns-repeated="204"/>
        </table:table-row>
        <table:table-row table:style-name="ro2">
          <table:table-cell office:value-type="string">
            <text:p>bajare </text:p>
          </table:table-cell>
          <table:table-cell office:value-type="string">
            <text:p>ˈbɑ́hɑ.ɾe E][bɑˈhɑ́.ɾé J </text:p>
          </table:table-cell>
          <table:table-cell office:value-type="string">
            <text:p>v.i. </text:p>
          </table:table-cell>
          <table:table-cell office:value-type="string">
            <text:p>mecerse </text:p>
          </table:table-cell>
          <table:table-cell table:number-columns-repeated="204"/>
        </table:table-row>
        <table:table-row table:style-name="ro2">
          <table:table-cell office:value-type="string">
            <text:p>bajere </text:p>
          </table:table-cell>
          <table:table-cell office:value-type="string">
            <text:p>ˈbɑ́he.ɾe E][bɑˈhé.ɾé J </text:p>
          </table:table-cell>
          <table:table-cell office:value-type="string">
            <text:p>v.t. </text:p>
          </table:table-cell>
          <table:table-cell office:value-type="string">
            <text:p>dar fuete (con un instrumento desafilado como un bejuco); </text:p>
          </table:table-cell>
          <table:table-cell table:number-columns-repeated="204"/>
        </table:table-row>
        <table:table-row table:style-name="ro2">
          <table:table-cell office:value-type="string">
            <text:p>bajeyʉrʉare </text:p>
          </table:table-cell>
          <table:table-cell office:value-type="string">
            <text:p>ˈbɑ́he.dʒɨɾɨ́ɑ́.ɾé́ E][bɑˈhé.dʒɨ́ɾɨɑɑ.ɾe J </text:p>
          </table:table-cell>
          <table:table-cell office:value-type="string">
            <text:p>v.t. </text:p>
          </table:table-cell>
          <table:table-cell office:value-type="string">
            <text:p>dar fuete </text:p>
          </table:table-cell>
          <table:table-cell table:number-columns-repeated="204"/>
        </table:table-row>
        <table:table-row table:style-name="ro2">
          <table:table-cell office:value-type="string">
            <text:p>baji </text:p>
          </table:table-cell>
          <table:table-cell office:value-type="string">
            <text:p>bɑˈhí </text:p>
          </table:table-cell>
          <table:table-cell office:value-type="string">
            <text:p>inan. </text:p>
          </table:table-cell>
          <table:table-cell office:value-type="string">
            <text:p>red para pescar </text:p>
          </table:table-cell>
          <table:table-cell/>
          <table:table-cell office:value-type="string">
            <text:p>va bajiʉ , ph bɑˈhí.ɨ́ , </text:p>
          </table:table-cell>
          <table:table-cell table:number-columns-repeated="202"/>
        </table:table-row>
        <table:table-row table:style-name="ro2">
          <table:table-cell office:value-type="string">
            <text:p>bajiboajaquẽne </text:p>
          </table:table-cell>
          <table:table-cell office:value-type="string">
            <text:p>bɑˈhí.bóɑ.hɑ.kẽ́.nẽ </text:p>
          </table:table-cell>
          <table:table-cell office:value-type="string">
            <text:p>conj. </text:p>
          </table:table-cell>
          <table:table-cell office:value-type="string">
            <text:p>sin embargo </text:p>
          </table:table-cell>
          <table:table-cell table:number-columns-repeated="204"/>
        </table:table-row>
        <table:table-row table:style-name="ro2">
          <table:table-cell office:value-type="string">
            <text:p>bajiboarine </text:p>
          </table:table-cell>
          <table:table-cell office:value-type="string">
            <text:p>bɑhí.ˈbóˈɑ.ɾí.nẽ E][bɑhí.ˈbóɑ́.ɾí.nẽ J </text:p>
          </table:table-cell>
          <table:table-cell office:value-type="string">
            <text:p>conj. </text:p>
          </table:table-cell>
          <table:table-cell office:value-type="string">
            <text:p>aunque esto pasó (uso: generalmente con el mismo sujeto) </text:p>
          </table:table-cell>
          <table:table-cell table:number-columns-repeated="2"/>
          <table:table-cell office:value-type="string">
            <text:p>ntg BARS,91 (-boa-ri-dẽ) BUT-PTCPL-SPCR ‘even though / although’, p.156, 11.13 <text:s/>Concessionary clauses. Concessionary clauses are marked by the verbal suffixes -boa (but), plus -ri (participle) for clauses which have the same subject to which they are subordinated, or -ro (nominalizer) for clauses with different subject, plus -dẽ (spacer).;</text:p>
          </table:table-cell>
          <table:table-cell table:number-columns-repeated="201"/>
        </table:table-row>
        <table:table-row table:style-name="ro2">
          <table:table-cell office:value-type="string">
            <text:p>bajiboarone </text:p>
          </table:table-cell>
          <table:table-cell office:value-type="string">
            <text:p>bɑˈhí.bóɑ.ɾo.nẽ </text:p>
          </table:table-cell>
          <table:table-cell office:value-type="string">
            <text:p>conj. </text:p>
          </table:table-cell>
          <table:table-cell office:value-type="string">
            <text:p>aunque esto pasó (uso: con cambio del sujeto) </text:p>
          </table:table-cell>
          <table:table-cell table:number-columns-repeated="204"/>
        </table:table-row>
        <table:table-row table:style-name="ro2">
          <table:table-cell office:value-type="string">
            <text:p>bajiderease </text:p>
          </table:table-cell>
          <table:table-cell office:value-type="string">
            <text:p>bɑˈhí.déɾéɑ́.se E][bɑˈhí.déɾeɑ.se J </text:p>
          </table:table-cell>
          <table:table-cell office:value-type="string">
            <text:p>v.i. </text:p>
          </table:table-cell>
          <table:table-cell office:value-type="string">
            <text:p>tener una enfermedad común que tiene muchos síntomas leves y malestar general</text:p>
          </table:table-cell>
          <table:table-cell table:number-columns-repeated="204"/>
        </table:table-row>
        <table:table-row table:style-name="ro2">
          <table:table-cell office:value-type="string">
            <text:p>bajigodari </text:p>
          </table:table-cell>
          <table:table-cell office:value-type="string">
            <text:p>bɑˈhí.gódɑ.ɾi </text:p>
          </table:table-cell>
          <table:table-cell office:value-type="string">
            <text:p>adv. </text:p>
          </table:table-cell>
          <table:table-cell office:value-type="string">
            <text:p>(ser/estar) difícil de pasar</text:p>
          </table:table-cell>
          <table:table-cell/>
          <table:table-cell office:value-type="string">
            <text:p>va bajijacari , uv J , vn E </text:p>
          </table:table-cell>
          <table:table-cell table:number-columns-repeated="202"/>
        </table:table-row>
        <table:table-row table:style-name="ro1">
          <table:table-cell office:value-type="string">
            <text:p>bajigodariaca </text:p>
          </table:table-cell>
          <table:table-cell table:number-columns-repeated="4"/>
          <table:table-cell office:value-type="string">
            <text:p>vn J</text:p>
          </table:table-cell>
          <table:table-cell table:number-columns-repeated="202"/>
        </table:table-row>
        <table:table-row table:style-name="ro2">
          <table:table-cell office:value-type="string">
            <text:p>bajigʉjʉma, bajigojʉma, bajirojʉma </text:p>
          </table:table-cell>
          <table:table-cell office:value-type="string">
            <text:p>bɑhí.ˈgɨ́.hɨ.mɑ̃ </text:p>
          </table:table-cell>
          <table:table-cell office:value-type="string">
            <text:p>conj. </text:p>
          </table:table-cell>
          <table:table-cell office:value-type="string">
            <text:p>sin embargo (masculino, femenino, neutro) </text:p>
          </table:table-cell>
          <table:table-cell table:number-columns-repeated="204"/>
        </table:table-row>
        <table:table-row table:style-name="ro2">
          <table:table-cell office:value-type="string">
            <text:p>bajijacari </text:p>
          </table:table-cell>
          <table:table-cell office:value-type="string">
            <text:p>bɑhí.ˈhɑ́kɑ.ɾi </text:p>
          </table:table-cell>
          <table:table-cell office:value-type="string">
            <text:p>adv. </text:p>
          </table:table-cell>
          <table:table-cell office:value-type="string">
            <text:p>(ser/estar) difícil de pasar </text:p>
          </table:table-cell>
          <table:table-cell/>
          <table:table-cell office:value-type="string">
            <text:p>va bajigodari , uv E , vn J </text:p>
          </table:table-cell>
          <table:table-cell table:number-columns-repeated="202"/>
        </table:table-row>
        <table:table-row table:style-name="ro2">
          <table:table-cell office:value-type="string">
            <text:p>bajijacariaca </text:p>
          </table:table-cell>
          <table:table-cell office:value-type="string">
            <text:p>bɑˈhí.hɑ́kɑ.ɾi.ɑ́kɑ </text:p>
          </table:table-cell>
          <table:table-cell office:value-type="string">
            <text:p>adv. </text:p>
          </table:table-cell>
          <table:table-cell office:value-type="string">
            <text:p>difícilmente (uso: lengua tradicional, indígena) </text:p>
          </table:table-cell>
          <table:table-cell/>
          <table:table-cell office:value-type="string">
            <text:p>va bajigodariaca , uv E , vn J , ph bɑˈhí.gódɑ́.ɾí.ɑkɑ </text:p>
          </table:table-cell>
          <table:table-cell table:number-columns-repeated="202"/>
        </table:table-row>
        <table:table-row table:style-name="ro2">
          <table:table-cell office:value-type="string">
            <text:p>bajimʉorʉ̃gõre </text:p>
          </table:table-cell>
          <table:table-cell office:value-type="string">
            <text:p>bɑˈhí.mɨ̃́.ṍ.ɾɨ̃́gõ.ɾẽ̃ E][bɑˈhí.mɨ̃́.ṍ.ɾɨ̃́gṍõ.ɾẽ J </text:p>
          </table:table-cell>
          <table:table-cell office:value-type="string">
            <text:p>v.i. </text:p>
          </table:table-cell>
          <table:table-cell office:value-type="string">
            <text:p>por pasar el tiempo </text:p>
          </table:table-cell>
          <table:table-cell table:number-columns-repeated="204"/>
        </table:table-row>
        <table:table-row table:style-name="ro2">
          <table:table-cell office:value-type="string">
            <text:p>bajire </text:p>
          </table:table-cell>
          <table:table-cell office:value-type="string">
            <text:p>bɑˈhí.ɾe </text:p>
          </table:table-cell>
          <table:table-cell office:value-type="string">
            <text:p>v.i. </text:p>
          </table:table-cell>
          <table:table-cell office:value-type="string">
            <text:p>existir </text:p>
          </table:table-cell>
          <table:table-cell table:number-columns-repeated="204"/>
        </table:table-row>
        <table:table-row table:style-name="ro2">
          <table:table-cell office:value-type="string">
            <text:p>bajirearãre_ĩna_yujeriajaʉ </text:p>
          </table:table-cell>
          <table:table-cell office:value-type="string">
            <text:p>bɑhí.ˈɾéɑ.ɾɑ̃.ɾẽ́.ĩ́.nɑ̃.dʒúhe.ɾi.ɑ.hɘ́ E][bɑhí.ˈɾéɑ.ɾɑ̃.ɾẽ.ĩ́.nɑ̃.dʒuhé.ɾí.ɑ.hɘ J </text:p>
          </table:table-cell>
          <table:table-cell office:value-type="string">
            <text:p>inan. </text:p>
          </table:table-cell>
          <table:table-cell office:value-type="string">
            <text:p>cementerio </text:p>
          </table:table-cell>
          <table:table-cell table:number-columns-repeated="204"/>
        </table:table-row>
        <table:table-row table:style-name="ro2">
          <table:table-cell office:value-type="string">
            <text:p>bajireare </text:p>
          </table:table-cell>
          <table:table-cell office:value-type="string">
            <text:p>bɑˈhí.ɾéɑ́.ɾe E][bɑˈhí.ɾéɑ.ɾe J </text:p>
          </table:table-cell>
          <table:table-cell office:value-type="string">
            <text:p>v.i.pl. </text:p>
          </table:table-cell>
          <table:table-cell office:value-type="string">
            <text:p>morir (muchas personas) </text:p>
          </table:table-cell>
          <table:table-cell table:number-columns-repeated="2"/>
          <table:table-cell office:value-type="string">
            <text:p>ntg BARS,91 p.23, 2.4. Verbs with only a subject argument, p.24, <text:s/>Verbs which agree in number with the subject. A very productive verb used in verb compounds, both transitive and intransitive, is roka ‘to move down/away (s)’; roka becomes rea <text:s/>with plural subjects. For example, baji roka ‘to die (s)' and baji rea 'to die (p)’; </text:p>
          </table:table-cell>
          <table:table-cell table:number-columns-repeated="201"/>
        </table:table-row>
        <table:table-row table:style-name="ro2">
          <table:table-cell office:value-type="string">
            <text:p>bajiri_seyomi </text:p>
          </table:table-cell>
          <table:table-cell office:value-type="string">
            <text:p>bɑˈhí.ɾí.sédʒó.m.ĩ́ </text:p>
          </table:table-cell>
          <table:table-cell office:value-type="string">
            <text:p>v.i. </text:p>
          </table:table-cell>
          <table:table-cell office:value-type="string">
            <text:p>parecer que pasó</text:p>
          </table:table-cell>
          <table:table-cell/>
          <table:table-cell office:value-type="string">
            <text:p>va bajiruyumi , uv J , vn E </text:p>
          </table:table-cell>
          <table:table-cell table:number-columns-repeated="202"/>
        </table:table-row>
        <table:table-row table:style-name="ro2">
          <table:table-cell office:value-type="string">
            <text:p>bajiro </text:p>
          </table:table-cell>
          <table:table-cell office:value-type="string">
            <text:p>bɑˈhí.ɾó </text:p>
          </table:table-cell>
          <table:table-cell office:value-type="string">
            <text:p>adv. </text:p>
          </table:table-cell>
          <table:table-cell office:value-type="string">
            <text:p>como </text:p>
          </table:table-cell>
          <table:table-cell/>
          <table:table-cell office:value-type="string">
            <text:p>va bero , uv E , ph ˈbéɾó; vn J </text:p>
          </table:table-cell>
          <table:table-cell table:number-columns-repeated="202"/>
        </table:table-row>
        <table:table-row table:style-name="ro2">
          <table:table-cell office:value-type="string">
            <text:p>bajirocare </text:p>
          </table:table-cell>
          <table:table-cell office:value-type="string">
            <text:p>bɑˈhí.ɾókɑ.ɾe </text:p>
          </table:table-cell>
          <table:table-cell office:value-type="string">
            <text:p>v.i.sing. </text:p>
          </table:table-cell>
          <table:table-cell office:value-type="string">
            <text:p>morir (una persona) </text:p>
          </table:table-cell>
          <table:table-cell table:number-columns-repeated="2"/>
          <table:table-cell office:value-type="string">
            <text:p>ntg BARS,91 p.23, 2.4. Verbs with only a subject argument, p.24, <text:s/>Verbs which agree in number with the subject. A very productive verb used in verb compounds, both transitive and intransitive, is roka 'to move down/away (s)'; roka becomes rea <text:s/>with plural subjects. For example, baji roka 'to die (s)' and baji rea 'to die (p)'; </text:p>
          </table:table-cell>
          <table:table-cell table:number-columns-repeated="201"/>
        </table:table-row>
        <table:table-row table:style-name="ro2">
          <table:table-cell office:value-type="string">
            <text:p>bajirocarii, bajirocario </text:p>
          </table:table-cell>
          <table:table-cell office:value-type="string">
            <text:p>bɑˈhí.ɾókɑ.ɾi.í </text:p>
          </table:table-cell>
          <table:table-cell office:value-type="string">
            <text:p>s.v.m., f. </text:p>
          </table:table-cell>
          <table:table-cell office:value-type="string">
            <text:p>muerto, muerta; </text:p>
          </table:table-cell>
          <table:table-cell table:number-columns-repeated="204"/>
        </table:table-row>
        <table:table-row table:style-name="ro2">
          <table:table-cell office:value-type="string">
            <text:p>bajirocaweomasicacʉ, bajirocaweomasicaco </text:p>
          </table:table-cell>
          <table:table-cell office:value-type="string">
            <text:p>bɑˈhí.ɾókɑ.wé.o.mɑ̃sĩ́.kɑ́.kɨ́ E][bɑˈhí.ɾókɑ.wé.ó.mɑ̃́sĩ.kɑ.kɨ J </text:p>
          </table:table-cell>
          <table:table-cell office:value-type="string">
            <text:p>s.v.m., f. </text:p>
          </table:table-cell>
          <table:table-cell office:value-type="string">
            <text:p>muerto, muerta </text:p>
          </table:table-cell>
          <table:table-cell table:number-columns-repeated="204"/>
        </table:table-row>
        <table:table-row table:style-name="ro2">
          <table:table-cell office:value-type="string">
            <text:p>bajiruyumi </text:p>
          </table:table-cell>
          <table:table-cell/>
          <table:table-cell office:value-type="string">
            <text:p>v.i. </text:p>
          </table:table-cell>
          <table:table-cell office:value-type="string">
            <text:p>parecer que pasó </text:p>
          </table:table-cell>
          <table:table-cell/>
          <table:table-cell office:value-type="string">
            <text:p>va bajiri seyomi <text:s/>,vn J <text:s/>,uv E </text:p>
          </table:table-cell>
          <table:table-cell table:number-columns-repeated="202"/>
        </table:table-row>
        <table:table-row table:style-name="ro1">
          <table:table-cell office:value-type="string">
            <text:p>bajiʉ</text:p>
          </table:table-cell>
          <table:table-cell table:number-columns-repeated="207"/>
        </table:table-row>
        <table:table-row table:style-name="ro2">
          <table:table-cell office:value-type="string">
            <text:p>bajiyayire </text:p>
          </table:table-cell>
          <table:table-cell office:value-type="string">
            <text:p>bɑˈhí.dʒɑ́dʒi.ɾe </text:p>
          </table:table-cell>
          <table:table-cell office:value-type="string">
            <text:p>v.i. </text:p>
          </table:table-cell>
          <table:table-cell office:value-type="string">
            <text:p>morirse </text:p>
          </table:table-cell>
          <table:table-cell table:number-columns-repeated="204"/>
        </table:table-row>
        <table:table-row table:style-name="ro2">
          <table:table-cell office:value-type="string">
            <text:p>bara_mimi </text:p>
          </table:table-cell>
          <table:table-cell office:value-type="string">
            <text:p>bɑˈɾɑ́.mĩ́mĩ́ </text:p>
          </table:table-cell>
          <table:table-cell office:value-type="string">
            <text:p>an. </text:p>
          </table:table-cell>
          <table:table-cell office:value-type="string">
            <text:p>especie de colibrí (rojo)</text:p>
          </table:table-cell>
          <table:table-cell table:number-columns-repeated="204"/>
        </table:table-row>
        <table:table-row table:style-name="ro2">
          <table:table-cell office:value-type="string">
            <text:p>barire </text:p>
          </table:table-cell>
          <table:table-cell office:value-type="string">
            <text:p>ˈbɑ́ɑ́ɾíí.ɾe E][ˈbɑ́ɑ́ɾíí.ɾé J </text:p>
          </table:table-cell>
          <table:table-cell office:value-type="string">
            <text:p>v.i. </text:p>
          </table:table-cell>
          <table:table-cell office:value-type="string">
            <text:p>tambalearse </text:p>
          </table:table-cell>
          <table:table-cell table:number-columns-repeated="204"/>
        </table:table-row>
        <table:table-row table:style-name="ro2">
          <table:table-cell office:value-type="string">
            <text:p>basa </text:p>
          </table:table-cell>
          <table:table-cell office:value-type="string">
            <text:p>bɑˈsɑ́ </text:p>
          </table:table-cell>
          <table:table-cell office:value-type="string">
            <text:p>s.v.inan. </text:p>
          </table:table-cell>
          <table:table-cell office:value-type="string">
            <text:p>danza </text:p>
          </table:table-cell>
          <table:table-cell table:number-columns-repeated="204"/>
        </table:table-row>
        <table:table-row table:style-name="ro2">
          <table:table-cell office:value-type="string">
            <text:p>basa_guu </text:p>
          </table:table-cell>
          <table:table-cell office:value-type="string">
            <text:p>bɑˈsɑ́.gúú </text:p>
          </table:table-cell>
          <table:table-cell office:value-type="string">
            <text:p>an. </text:p>
          </table:table-cell>
          <table:table-cell office:value-type="string">
            <text:p>especie de tortuga (grande del río Amazona)</text:p>
          </table:table-cell>
          <table:table-cell table:number-columns-repeated="204"/>
        </table:table-row>
        <table:table-row table:style-name="ro2">
          <table:table-cell office:value-type="string">
            <text:p>basabioore </text:p>
          </table:table-cell>
          <table:table-cell office:value-type="string">
            <text:p>bɑˈsɑ́.bí.o.ɾe </text:p>
          </table:table-cell>
          <table:table-cell office:value-type="string">
            <text:p>v.t. </text:p>
          </table:table-cell>
          <table:table-cell office:value-type="string">
            <text:p>danzar para inaugurar (casa nueva) </text:p>
          </table:table-cell>
          <table:table-cell table:number-columns-repeated="204"/>
        </table:table-row>
        <table:table-row table:style-name="ro2">
          <table:table-cell office:value-type="string">
            <text:p>basacʉdigo, basacʉgo </text:p>
          </table:table-cell>
          <table:table-cell office:value-type="string">
            <text:p>bɑˈsɑ́.kɨ́dí.go </text:p>
          </table:table-cell>
          <table:table-cell office:value-type="string">
            <text:p>s.v.f. </text:p>
          </table:table-cell>
          <table:table-cell office:value-type="string">
            <text:p>bailarina </text:p>
          </table:table-cell>
          <table:table-cell table:number-columns-repeated="204"/>
        </table:table-row>
        <table:table-row table:style-name="ro2">
          <table:table-cell office:value-type="string">
            <text:p>basagʉ, basago </text:p>
          </table:table-cell>
          <table:table-cell office:value-type="string">
            <text:p>bɑˈsɑ́.gɨ </text:p>
          </table:table-cell>
          <table:table-cell office:value-type="string">
            <text:p>s.v.m., f. </text:p>
          </table:table-cell>
          <table:table-cell office:value-type="string">
            <text:p>bailarín, bailarina; </text:p>
          </table:table-cell>
          <table:table-cell table:number-columns-repeated="204"/>
        </table:table-row>
        <table:table-row table:style-name="ro2">
          <table:table-cell office:value-type="string">
            <text:p>basajeore </text:p>
          </table:table-cell>
          <table:table-cell office:value-type="string">
            <text:p>bɑˈsɑ́.hé.ó.ɾe E][bɑˈsɑ́.hé.o.ɾe J </text:p>
          </table:table-cell>
          <table:table-cell office:value-type="string">
            <text:p>v.t. </text:p>
          </table:table-cell>
          <table:table-cell office:value-type="string">
            <text:p>inaugurar </text:p>
          </table:table-cell>
          <table:table-cell table:number-columns-repeated="204"/>
        </table:table-row>
        <table:table-row table:style-name="ro2">
          <table:table-cell office:value-type="string">
            <text:p>basare </text:p>
          </table:table-cell>
          <table:table-cell office:value-type="string">
            <text:p>bɑˈsɑ́.ɾe </text:p>
          </table:table-cell>
          <table:table-cell office:value-type="string">
            <text:p>v.i. </text:p>
          </table:table-cell>
          <table:table-cell office:value-type="string">
            <text:p>danzar </text:p>
          </table:table-cell>
          <table:table-cell table:number-columns-repeated="2"/>
          <table:table-cell office:value-type="string">
            <text:p>ntg BARS,91 basa (dance) no.498; </text:p>
          </table:table-cell>
          <table:table-cell table:number-columns-repeated="201"/>
        </table:table-row>
        <table:table-row table:style-name="ro2">
          <table:table-cell office:value-type="string">
            <text:p>basariase </text:p>
          </table:table-cell>
          <table:table-cell office:value-type="string">
            <text:p>bɑˈsɑ́.ɾi.ɑs.é E][bɑˈsɑ́.ɾi.ɑ.se J </text:p>
          </table:table-cell>
          <table:table-cell office:value-type="string">
            <text:p>s.v.inan. </text:p>
          </table:table-cell>
          <table:table-cell office:value-type="string">
            <text:p>casete para grabadora </text:p>
          </table:table-cell>
          <table:table-cell table:number-columns-repeated="204"/>
        </table:table-row>
        <table:table-row table:style-name="ro2">
          <table:table-cell office:value-type="string">
            <text:p>basarimasʉ, basarimaso </text:p>
          </table:table-cell>
          <table:table-cell office:value-type="string">
            <text:p>bɑsɑ́.ɾi.mɑ̃ˈs.ɨ̃́ E][bɑˈsɑ́.ɾi.mɑ̃́s.ɨ̃́ J </text:p>
          </table:table-cell>
          <table:table-cell office:value-type="string">
            <text:p>s.v.m., f. </text:p>
          </table:table-cell>
          <table:table-cell office:value-type="string">
            <text:p>bailarín, bailarina; </text:p>
          </table:table-cell>
          <table:table-cell table:number-columns-repeated="204"/>
        </table:table-row>
        <table:table-row table:style-name="ro2">
          <table:table-cell office:value-type="string">
            <text:p>basarito </text:p>
          </table:table-cell>
          <table:table-cell office:value-type="string">
            <text:p>bɑˈsɑ́.ɾi.tó E][bɑˈsɑ́.ɾi.to J </text:p>
          </table:table-cell>
          <table:table-cell office:value-type="string">
            <text:p>s.v.inan. </text:p>
          </table:table-cell>
          <table:table-cell office:value-type="string">
            <text:p>casete para grabadora </text:p>
          </table:table-cell>
          <table:table-cell table:number-columns-repeated="204"/>
        </table:table-row>
        <table:table-row table:style-name="ro2">
          <table:table-cell office:value-type="string">
            <text:p>basase </text:p>
          </table:table-cell>
          <table:table-cell office:value-type="string">
            <text:p>bɑˈsɑ́.se </text:p>
          </table:table-cell>
          <table:table-cell office:value-type="string">
            <text:p>s.v.inan. </text:p>
          </table:table-cell>
          <table:table-cell office:value-type="string">
            <text:p>danza (uso: requiere palabra modificador o pronombre posesivo) </text:p>
          </table:table-cell>
          <table:table-cell table:number-columns-repeated="204"/>
        </table:table-row>
        <table:table-row table:style-name="ro2">
          <table:table-cell office:value-type="string">
            <text:p>basasʉyagʉ </text:p>
          </table:table-cell>
          <table:table-cell office:value-type="string">
            <text:p>bɑsɑ́.sɨˈdʒɑ́.gɨ E][bɑˈsɑ́.sɨ́dʒɑ.gɨ J </text:p>
          </table:table-cell>
          <table:table-cell office:value-type="string">
            <text:p>m., f. </text:p>
          </table:table-cell>
          <table:table-cell office:value-type="string">
            <text:p>bailador en la fila que sigue el ritmo del bailador principal </text:p>
          </table:table-cell>
          <table:table-cell table:number-columns-repeated="204"/>
        </table:table-row>
        <table:table-row table:style-name="ro2">
          <table:table-cell office:value-type="string">
            <text:p>basatoreroa </text:p>
          </table:table-cell>
          <table:table-cell office:value-type="string">
            <text:p>bɑsɑ́tóˈɾéɾoɑ </text:p>
          </table:table-cell>
          <table:table-cell office:value-type="string">
            <text:p>an.s.plural </text:p>
          </table:table-cell>
          <table:table-cell office:value-type="string">
            <text:p>hormigas |bbasatoreroa|r (especie incomible de color amarillo) </text:p>
          </table:table-cell>
          <table:table-cell table:number-columns-repeated="204"/>
        </table:table-row>
        <table:table-row table:style-name="ro2">
          <table:table-cell office:value-type="string">
            <text:p>base </text:p>
          </table:table-cell>
          <table:table-cell office:value-type="string">
            <text:p>bɑˈsé </text:p>
          </table:table-cell>
          <table:table-cell office:value-type="string">
            <text:p>an. </text:p>
          </table:table-cell>
          <table:table-cell office:value-type="string">
            <text:p>garrapata</text:p>
          </table:table-cell>
          <table:table-cell table:number-columns-repeated="204"/>
        </table:table-row>
        <table:table-row table:style-name="ro2">
          <table:table-cell office:value-type="string">
            <text:p>basere </text:p>
          </table:table-cell>
          <table:table-cell office:value-type="string">
            <text:p>ˈbɑ́se.ɾe E][bɑˈsé.ɾé J </text:p>
          </table:table-cell>
          <table:table-cell office:value-type="string">
            <text:p>v.t. </text:p>
          </table:table-cell>
          <table:table-cell office:value-type="string">
            <text:p>ejecutar los ritos del payé (para quitar maldad de la comida o de una persona por soplar, cantar, rociar agua, etc.)</text:p>
          </table:table-cell>
          <table:table-cell table:number-columns-repeated="204"/>
        </table:table-row>
        <table:table-row table:style-name="ro2">
          <table:table-cell office:value-type="string">
            <text:p>batawaare </text:p>
          </table:table-cell>
          <table:table-cell office:value-type="string">
            <text:p>ˈbɑ́tɑ.wɑ́ɑ.ɾe E][bɑˈtɑ́.wɑ́ɑ.ɾe J </text:p>
          </table:table-cell>
          <table:table-cell office:value-type="string">
            <text:p>v.t. </text:p>
          </table:table-cell>
          <table:table-cell office:value-type="string">
            <text:p>rajar para abrir (platanillo) </text:p>
          </table:table-cell>
          <table:table-cell table:number-columns-repeated="204"/>
        </table:table-row>
        <table:table-row table:style-name="ro2">
          <table:table-cell office:value-type="string">
            <text:p>batawejere </text:p>
          </table:table-cell>
          <table:table-cell office:value-type="string">
            <text:p>ˈbɑ́tɑ.wehé.ɾe E][bɑˈtɑ́.wéhe.ɾe J </text:p>
          </table:table-cell>
          <table:table-cell office:value-type="string">
            <text:p>v.t. </text:p>
          </table:table-cell>
          <table:table-cell office:value-type="string">
            <text:p>rajar (cosas, frutos)</text:p>
          </table:table-cell>
          <table:table-cell table:number-columns-repeated="204"/>
        </table:table-row>
        <table:table-row table:style-name="ro2">
          <table:table-cell office:value-type="string">
            <text:p>batere </text:p>
          </table:table-cell>
          <table:table-cell office:value-type="string">
            <text:p>bɑˈté.ɾe </text:p>
          </table:table-cell>
          <table:table-cell office:value-type="string">
            <text:p>v.t. </text:p>
          </table:table-cell>
          <table:table-cell office:value-type="string">
            <text:p>repartir </text:p>
          </table:table-cell>
          <table:table-cell table:number-columns-repeated="2"/>
          <table:table-cell office:value-type="string">
            <text:p>ntg BARS,91 bate (split) no.432; </text:p>
          </table:table-cell>
          <table:table-cell table:number-columns-repeated="201"/>
        </table:table-row>
        <table:table-row table:style-name="ro2">
          <table:table-cell office:value-type="string">
            <text:p>batese </text:p>
          </table:table-cell>
          <table:table-cell office:value-type="string">
            <text:p>bɑˈté.se </text:p>
          </table:table-cell>
          <table:table-cell office:value-type="string">
            <text:p>v.i. </text:p>
          </table:table-cell>
          <table:table-cell office:value-type="string">
            <text:p>resquebrajarse (fruta)</text:p>
          </table:table-cell>
          <table:table-cell table:number-columns-repeated="204"/>
        </table:table-row>
        <table:table-row table:style-name="ro2">
          <table:table-cell office:value-type="string">
            <text:p>batoore </text:p>
          </table:table-cell>
          <table:table-cell office:value-type="string">
            <text:p>ˈbɑ́t.oo.ɾe E][bɑˈt.óó.ɾé J </text:p>
          </table:table-cell>
          <table:table-cell office:value-type="string">
            <text:p>v.caus. </text:p>
          </table:table-cell>
          <table:table-cell office:value-type="string">
            <text:p>repartir </text:p>
          </table:table-cell>
          <table:table-cell table:number-columns-repeated="204"/>
        </table:table-row>
        <table:table-row table:style-name="ro1">
          <table:table-cell office:value-type="string">
            <text:p>baʉ </text:p>
          </table:table-cell>
          <table:table-cell office:value-type="string">
            <text:p>ˈbɘ́ɘ </text:p>
          </table:table-cell>
          <table:table-cell office:value-type="string">
            <text:p>interj. </text:p>
          </table:table-cell>
          <table:table-cell office:value-type="string">
            <text:p>¡bien! </text:p>
          </table:table-cell>
          <table:table-cell table:number-columns-repeated="204"/>
        </table:table-row>
        <table:table-row table:style-name="ro2">
          <table:table-cell office:value-type="string">
            <text:p>baya, bayao </text:p>
          </table:table-cell>
          <table:table-cell office:value-type="string">
            <text:p>ˈbɑ́dʒɑ E][ˈbɑ́dʒɑ́ J </text:p>
          </table:table-cell>
          <table:table-cell office:value-type="string">
            <text:p>m., f. </text:p>
          </table:table-cell>
          <table:table-cell office:value-type="string">
            <text:p>bailarín principal, bailarina; </text:p>
          </table:table-cell>
          <table:table-cell table:number-columns-repeated="204"/>
        </table:table-row>
        <table:table-row table:style-name="ro2">
          <table:table-cell office:value-type="string">
            <text:p>beco </text:p>
          </table:table-cell>
          <table:table-cell office:value-type="string">
            <text:p>beˈkó </text:p>
          </table:table-cell>
          <table:table-cell office:value-type="string">
            <text:p>an. </text:p>
          </table:table-cell>
          <table:table-cell office:value-type="string">
            <text:p>mosca pequeña (cualquier especie) </text:p>
          </table:table-cell>
          <table:table-cell office:value-type="string">
            <text:p>Musca domestica </text:p>
          </table:table-cell>
          <table:table-cell table:number-columns-repeated="203"/>
        </table:table-row>
        <table:table-row table:style-name="ro2">
          <table:table-cell office:value-type="string">
            <text:p>bede </text:p>
          </table:table-cell>
          <table:table-cell office:value-type="string">
            <text:p>beˈdé </text:p>
          </table:table-cell>
          <table:table-cell office:value-type="string">
            <text:p>f. </text:p>
          </table:table-cell>
          <table:table-cell office:value-type="string">
            <text:p>hermana menor (uso: vocativo) </text:p>
          </table:table-cell>
          <table:table-cell/>
          <table:table-cell office:value-type="string">
            <text:p>va yʉʉ bedeo , uv E , vn J </text:p>
          </table:table-cell>
          <table:table-cell table:number-columns-repeated="202"/>
        </table:table-row>
        <table:table-row table:style-name="ro2">
          <table:table-cell office:value-type="string">
            <text:p>bedeo </text:p>
          </table:table-cell>
          <table:table-cell office:value-type="string">
            <text:p>beˈdé.o </text:p>
          </table:table-cell>
          <table:table-cell office:value-type="string">
            <text:p>f. </text:p>
          </table:table-cell>
          <table:table-cell office:value-type="string">
            <text:p>hermana menor </text:p>
          </table:table-cell>
          <table:table-cell table:number-columns-repeated="2"/>
          <table:table-cell office:value-type="string">
            <text:p>ntg BARS,91 bed- (younger sibling) no.594; </text:p>
          </table:table-cell>
          <table:table-cell table:number-columns-repeated="201"/>
        </table:table-row>
        <table:table-row table:style-name="ro2">
          <table:table-cell office:value-type="string">
            <text:p>bedi </text:p>
          </table:table-cell>
          <table:table-cell office:value-type="string">
            <text:p>beˈdí </text:p>
          </table:table-cell>
          <table:table-cell office:value-type="string">
            <text:p>m. </text:p>
          </table:table-cell>
          <table:table-cell office:value-type="string">
            <text:p>hermano menor </text:p>
          </table:table-cell>
          <table:table-cell table:number-columns-repeated="2"/>
          <table:table-cell office:value-type="string">
            <text:p>ntg BARS,91 bed- (younger sibling) no.594; </text:p>
          </table:table-cell>
          <table:table-cell table:number-columns-repeated="201"/>
        </table:table-row>
        <table:table-row table:style-name="ro2">
          <table:table-cell office:value-type="string">
            <text:p>bedire </text:p>
          </table:table-cell>
          <table:table-cell office:value-type="string">
            <text:p>ˈbédi.ɾe E][beˈdí.ɾé J </text:p>
          </table:table-cell>
          <table:table-cell office:value-type="string">
            <text:p>v.i. </text:p>
          </table:table-cell>
          <table:table-cell office:value-type="string">
            <text:p>ayunar (porque la comida es prohibida)</text:p>
          </table:table-cell>
          <table:table-cell table:number-columns-repeated="204"/>
        </table:table-row>
        <table:table-row table:style-name="ro2">
          <table:table-cell office:value-type="string">
            <text:p>bedoare </text:p>
          </table:table-cell>
          <table:table-cell office:value-type="string">
            <text:p>beˈdó.ɑ.ɾe </text:p>
          </table:table-cell>
          <table:table-cell office:value-type="string">
            <text:p>v.caus. </text:p>
          </table:table-cell>
          <table:table-cell office:value-type="string">
            <text:p>enrollar (bejuco u otras cosas como cuerdas, etc.) </text:p>
          </table:table-cell>
          <table:table-cell table:number-columns-repeated="204"/>
        </table:table-row>
        <table:table-row table:style-name="ro2">
          <table:table-cell office:value-type="string">
            <text:p>bedorimaa </text:p>
          </table:table-cell>
          <table:table-cell office:value-type="string">
            <text:p>beˈdó.ɾi.mɑ̃ E][beˈdó.ɾi.mɑ̃́ɑ̃́ J </text:p>
          </table:table-cell>
          <table:table-cell office:value-type="string">
            <text:p>inan. </text:p>
          </table:table-cell>
          <table:table-cell office:value-type="string">
            <text:p>camino chueco </text:p>
          </table:table-cell>
          <table:table-cell table:number-columns-repeated="204"/>
        </table:table-row>
        <table:table-row table:style-name="ro2">
          <table:table-cell office:value-type="string">
            <text:p>bedose </text:p>
          </table:table-cell>
          <table:table-cell office:value-type="string">
            <text:p>beˈdó.se </text:p>
          </table:table-cell>
          <table:table-cell office:value-type="string">
            <text:p>v.i. </text:p>
          </table:table-cell>
          <table:table-cell office:value-type="string">
            <text:p>tener curvas, giros, vueltas (río, caño, camino, bejuco, palo)</text:p>
          </table:table-cell>
          <table:table-cell table:number-columns-repeated="204"/>
        </table:table-row>
        <table:table-row table:style-name="ro2">
          <table:table-cell office:value-type="string">
            <text:p>bee </text:p>
          </table:table-cell>
          <table:table-cell office:value-type="string">
            <text:p>ˈbée </text:p>
          </table:table-cell>
          <table:table-cell office:value-type="string">
            <text:p>inan.f.n.esp. </text:p>
          </table:table-cell>
          <table:table-cell office:value-type="string">
            <text:p>frutas silvestres del árbol |bbeʉ|r (especie comestible) </text:p>
          </table:table-cell>
          <table:table-cell table:number-columns-repeated="204"/>
        </table:table-row>
        <table:table-row table:style-name="ro2">
          <table:table-cell office:value-type="string">
            <text:p>beero </text:p>
          </table:table-cell>
          <table:table-cell office:value-type="string">
            <text:p>ˈbééɾo </text:p>
          </table:table-cell>
          <table:table-cell office:value-type="string">
            <text:p>adv. </text:p>
          </table:table-cell>
          <table:table-cell office:value-type="string">
            <text:p>después </text:p>
          </table:table-cell>
          <table:table-cell/>
          <table:table-cell office:value-type="string">
            <text:p>va jʉdo , uv E , vn J </text:p>
          </table:table-cell>
          <table:table-cell office:value-type="string">
            <text:p>ntg BARS,91 bero ‘after’ 2.10 Adverbs (time), p.34;</text:p>
          </table:table-cell>
          <table:table-cell table:number-columns-repeated="201"/>
        </table:table-row>
        <table:table-row table:style-name="ro2">
          <table:table-cell office:value-type="string">
            <text:p>beeroagʉ, beeroago </text:p>
          </table:table-cell>
          <table:table-cell office:value-type="string">
            <text:p>béˈéɾo.ɑ.gɨ́ </text:p>
          </table:table-cell>
          <table:table-cell office:value-type="string">
            <text:p>m., f. </text:p>
          </table:table-cell>
          <table:table-cell office:value-type="string">
            <text:p>el menor de edad, la menor de edad </text:p>
          </table:table-cell>
          <table:table-cell/>
          <table:table-cell office:value-type="string">
            <text:p>va jʉdoagʉ, jʉdoago , uv E , vn J </text:p>
          </table:table-cell>
          <table:table-cell table:number-columns-repeated="202"/>
        </table:table-row>
        <table:table-row table:style-name="ro2">
          <table:table-cell office:value-type="string">
            <text:p>begorimaa </text:p>
          </table:table-cell>
          <table:table-cell office:value-type="string">
            <text:p>beˈgó.ɾi.mɑ̃ </text:p>
          </table:table-cell>
          <table:table-cell office:value-type="string">
            <text:p>inan. </text:p>
          </table:table-cell>
          <table:table-cell office:value-type="string">
            <text:p>camino chueco </text:p>
          </table:table-cell>
          <table:table-cell table:number-columns-repeated="204"/>
        </table:table-row>
        <table:table-row table:style-name="ro2">
          <table:table-cell office:value-type="string">
            <text:p>begose </text:p>
          </table:table-cell>
          <table:table-cell office:value-type="string">
            <text:p>beˈgó.se </text:p>
          </table:table-cell>
          <table:table-cell office:value-type="string">
            <text:p>inan.f.n.esp. </text:p>
          </table:table-cell>
          <table:table-cell office:value-type="string">
            <text:p>cosas torcidas </text:p>
          </table:table-cell>
          <table:table-cell table:number-columns-repeated="2"/>
          <table:table-cell office:value-type="string">
            <text:p>lf sing. </text:p>
          </table:table-cell>
          <table:table-cell table:number-columns-repeated="201"/>
        </table:table-row>
        <table:table-row table:style-name="ro2">
          <table:table-cell office:value-type="string">
            <text:p>bejaare </text:p>
          </table:table-cell>
          <table:table-cell office:value-type="string">
            <text:p>ˈbéhɑɑ.ɾe E][beˈhɑ́ɑ́.ɾé J </text:p>
          </table:table-cell>
          <table:table-cell office:value-type="string">
            <text:p>v.t. </text:p>
          </table:table-cell>
          <table:table-cell office:value-type="string">
            <text:p>podar </text:p>
          </table:table-cell>
          <table:table-cell table:number-columns-repeated="204"/>
        </table:table-row>
        <table:table-row table:style-name="ro2">
          <table:table-cell office:value-type="string">
            <text:p>bejeroa </text:p>
          </table:table-cell>
          <table:table-cell office:value-type="string">
            <text:p>beˈhéɾoɑ </text:p>
          </table:table-cell>
          <table:table-cell office:value-type="string">
            <text:p>an.s.plural </text:p>
          </table:table-cell>
          <table:table-cell office:value-type="string">
            <text:p>ranas |bbejeroa|r (especie verde que se encuentran en la orilla del río, no comestible) </text:p>
          </table:table-cell>
          <table:table-cell table:number-columns-repeated="204"/>
        </table:table-row>
        <table:table-row table:style-name="ro2">
          <table:table-cell office:value-type="string">
            <text:p>beore </text:p>
          </table:table-cell>
          <table:table-cell office:value-type="string">
            <text:p>ˈbéo.ɾe E][beˈó.ɾé J </text:p>
          </table:table-cell>
          <table:table-cell office:value-type="string">
            <text:p>v.t. </text:p>
          </table:table-cell>
          <table:table-cell office:value-type="string">
            <text:p>aconsejar </text:p>
          </table:table-cell>
          <table:table-cell table:number-columns-repeated="204"/>
        </table:table-row>
        <table:table-row table:style-name="ro2">
          <table:table-cell office:value-type="string">
            <text:p>beori </text:p>
          </table:table-cell>
          <table:table-cell office:value-type="string">
            <text:p>ˈbéó.ɾí </text:p>
          </table:table-cell>
          <table:table-cell office:value-type="string">
            <text:p>inan.f.n.esp. </text:p>
          </table:table-cell>
          <table:table-cell office:value-type="string">
            <text:p>hojas espumosas utilizadas para lavar la cara </text:p>
          </table:table-cell>
          <table:table-cell table:number-columns-repeated="204"/>
        </table:table-row>
        <table:table-row table:style-name="ro1">
          <table:table-cell office:value-type="string">
            <text:p>beoricʉ</text:p>
          </table:table-cell>
          <table:table-cell table:number-columns-repeated="207"/>
        </table:table-row>
        <table:table-row table:style-name="ro2">
          <table:table-cell office:value-type="string">
            <text:p>beoriʉ </text:p>
          </table:table-cell>
          <table:table-cell office:value-type="string">
            <text:p>ˈbéó.rí.ɨ́ </text:p>
          </table:table-cell>
          <table:table-cell office:value-type="string">
            <text:p>inan. </text:p>
          </table:table-cell>
          <table:table-cell office:value-type="string">
            <text:p>especie de árbol o arbusto (cuyas hojas se utilizan para lavar la cara y cuya cáscara se utiliza para limpiar el sistema digestivo) </text:p>
          </table:table-cell>
          <table:table-cell/>
          <table:table-cell office:value-type="string">
            <text:p>va beoricʉ , ph ˈbéó.ɾí.ɨ́ , </text:p>
          </table:table-cell>
          <table:table-cell table:number-columns-repeated="202"/>
        </table:table-row>
        <table:table-row table:style-name="ro2">
          <table:table-cell office:value-type="string">
            <text:p>bero </text:p>
          </table:table-cell>
          <table:table-cell office:value-type="string">
            <text:p>ˈbéɾó </text:p>
          </table:table-cell>
          <table:table-cell office:value-type="string">
            <text:p>adv. </text:p>
          </table:table-cell>
          <table:table-cell office:value-type="string">
            <text:p>como </text:p>
          </table:table-cell>
          <table:table-cell/>
          <table:table-cell office:value-type="string">
            <text:p>va bajiro , uv J , vn E </text:p>
          </table:table-cell>
          <table:table-cell table:number-columns-repeated="202"/>
        </table:table-row>
        <table:table-row table:style-name="ro2">
          <table:table-cell office:value-type="string">
            <text:p>beroa </text:p>
          </table:table-cell>
          <table:table-cell office:value-type="string">
            <text:p>ˈbéɾoɑ </text:p>
          </table:table-cell>
          <table:table-cell office:value-type="string">
            <text:p>an.s.plural </text:p>
          </table:table-cell>
          <table:table-cell office:value-type="string">
            <text:p>abejas </text:p>
          </table:table-cell>
          <table:table-cell table:number-columns-repeated="204"/>
        </table:table-row>
        <table:table-row table:style-name="ro2">
          <table:table-cell office:value-type="string">
            <text:p>besare </text:p>
          </table:table-cell>
          <table:table-cell office:value-type="string">
            <text:p>beˈsɑ́.ɾe </text:p>
          </table:table-cell>
          <table:table-cell office:value-type="string">
            <text:p>v.t. </text:p>
          </table:table-cell>
          <table:table-cell office:value-type="string">
            <text:p>sacar (agua de canoa con la mano o un recipiente)</text:p>
          </table:table-cell>
          <table:table-cell table:number-columns-repeated="204"/>
        </table:table-row>
        <table:table-row table:style-name="ro2">
          <table:table-cell office:value-type="string">
            <text:p>besere </text:p>
          </table:table-cell>
          <table:table-cell office:value-type="string">
            <text:p>beˈsé.ɾe </text:p>
          </table:table-cell>
          <table:table-cell office:value-type="string">
            <text:p>v.t. </text:p>
          </table:table-cell>
          <table:table-cell office:value-type="string">
            <text:p>escoger (cosa como tela, palo, comida) </text:p>
          </table:table-cell>
          <table:table-cell table:number-columns-repeated="204"/>
        </table:table-row>
        <table:table-row table:style-name="ro2">
          <table:table-cell office:value-type="string">
            <text:p>besoro_ñimia </text:p>
          </table:table-cell>
          <table:table-cell office:value-type="string">
            <text:p>beˈsóɾo.ˈɲĩ́ˈmĩ́ɑ̃́ </text:p>
          </table:table-cell>
          <table:table-cell office:value-type="string">
            <text:p>an.s.plural </text:p>
          </table:table-cell>
          <table:table-cell office:value-type="string">
            <text:p>grillos |bbesoro ñimia|r </text:p>
          </table:table-cell>
          <table:table-cell office:value-type="string">
            <text:p>Anabrus simplex </text:p>
          </table:table-cell>
          <table:table-cell table:number-columns-repeated="203"/>
        </table:table-row>
        <table:table-row table:style-name="ro2">
          <table:table-cell office:value-type="string">
            <text:p>besu </text:p>
          </table:table-cell>
          <table:table-cell office:value-type="string">
            <text:p>beˈsú </text:p>
          </table:table-cell>
          <table:table-cell office:value-type="string">
            <text:p>inan.f.n.esp. </text:p>
          </table:table-cell>
          <table:table-cell office:value-type="string">
            <text:p>palmas pachúa (|iger.|r) </text:p>
          </table:table-cell>
          <table:table-cell table:number-columns-repeated="204"/>
        </table:table-row>
        <table:table-row table:style-name="ro2">
          <table:table-cell office:value-type="string">
            <text:p>besu_minoamʉ </text:p>
          </table:table-cell>
          <table:table-cell office:value-type="string">
            <text:p>besú.ˈmĩ́nṍɑ̃́.mɨ̃ E][besú.ˈmĩ́nṍɑ̃́.mɨ̃́ J </text:p>
          </table:table-cell>
          <table:table-cell office:value-type="string">
            <text:p>an. </text:p>
          </table:table-cell>
          <table:table-cell office:value-type="string">
            <text:p>golondrina riparia </text:p>
          </table:table-cell>
          <table:table-cell/>
          <table:table-cell office:value-type="string">
            <text:p>sc Progne chalybea </text:p>
          </table:table-cell>
          <table:table-cell table:number-columns-repeated="202"/>
        </table:table-row>
        <table:table-row table:style-name="ro1">
          <table:table-cell office:value-type="string">
            <text:p>besuboca </text:p>
          </table:table-cell>
          <table:table-cell office:value-type="string">
            <text:p>beˈsú.bókɑ E][beˈsú.bókɑ́ J </text:p>
          </table:table-cell>
          <table:table-cell office:value-type="string">
            <text:p>inan. </text:p>
          </table:table-cell>
          <table:table-cell office:value-type="string">
            <text:p>aljaba y flechas </text:p>
          </table:table-cell>
          <table:table-cell table:number-columns-repeated="204"/>
        </table:table-row>
        <table:table-row table:style-name="ro2">
          <table:table-cell office:value-type="string">
            <text:p>besujãi </text:p>
          </table:table-cell>
          <table:table-cell office:value-type="string">
            <text:p>besú.ˈhɑ̃́ĩ E][beˈsú.hɑ̃́ĩ́ J </text:p>
          </table:table-cell>
          <table:table-cell office:value-type="string">
            <text:p>inan. </text:p>
          </table:table-cell>
          <table:table-cell office:value-type="string">
            <text:p>tira </text:p>
          </table:table-cell>
          <table:table-cell table:number-columns-repeated="204"/>
        </table:table-row>
        <table:table-row table:style-name="ro2">
          <table:table-cell office:value-type="string">
            <text:p>besuño </text:p>
          </table:table-cell>
          <table:table-cell office:value-type="string">
            <text:p>besú.ˈɲṍ </text:p>
          </table:table-cell>
          <table:table-cell office:value-type="string">
            <text:p>inan. </text:p>
          </table:table-cell>
          <table:table-cell office:value-type="string">
            <text:p>palma de pachúa (|iger.|r cuyo tronco es utilizado para hacer las tiras a que les tejen las hojas del techo) </text:p>
          </table:table-cell>
          <table:table-cell table:number-columns-repeated="204"/>
        </table:table-row>
        <table:table-row table:style-name="ro2">
          <table:table-cell office:value-type="string">
            <text:p>besuʉ </text:p>
          </table:table-cell>
          <table:table-cell office:value-type="string">
            <text:p>beˈsú.ɨ́ </text:p>
          </table:table-cell>
          <table:table-cell office:value-type="string">
            <text:p>inan. </text:p>
          </table:table-cell>
          <table:table-cell office:value-type="string">
            <text:p>bastón para el narrador de la danza (parecido a una lanza, tiene piedritas al fondo y hace un sonido al golpearlo) </text:p>
          </table:table-cell>
          <table:table-cell table:number-columns-repeated="204"/>
        </table:table-row>
        <table:table-row table:style-name="ro2">
          <table:table-cell office:value-type="string">
            <text:p>Besuya </text:p>
          </table:table-cell>
          <table:table-cell office:value-type="string">
            <text:p>besú.ˈdʒɑ́ </text:p>
          </table:table-cell>
          <table:table-cell office:value-type="string">
            <text:p>inan. </text:p>
          </table:table-cell>
          <table:table-cell office:value-type="string">
            <text:p>caño Pachúa (|iger.|r afluente del río Pirá-Paraná, arriba de |bSonaña|r donde uno sale a sacar arcilla para hacer ollas) </text:p>
          </table:table-cell>
          <table:table-cell table:number-columns-repeated="204"/>
        </table:table-row>
        <table:table-row table:style-name="ro2">
          <table:table-cell office:value-type="string">
            <text:p>betaa </text:p>
          </table:table-cell>
          <table:table-cell office:value-type="string">
            <text:p>beˈtɑ́ɑ </text:p>
          </table:table-cell>
          <table:table-cell office:value-type="string">
            <text:p>inan.f.n.esp. </text:p>
          </table:table-cell>
          <table:table-cell office:value-type="string">
            <text:p>corombolo (|ireg.|r frutas comestibles de la palma chambirá, una especie de coco) </text:p>
          </table:table-cell>
          <table:table-cell table:number-columns-repeated="204"/>
        </table:table-row>
        <table:table-row table:style-name="ro2">
          <table:table-cell office:value-type="string">
            <text:p>betaaño </text:p>
          </table:table-cell>
          <table:table-cell office:value-type="string">
            <text:p>beˈtɑ́ɑ.ɲõ </text:p>
          </table:table-cell>
          <table:table-cell office:value-type="string">
            <text:p>inan. </text:p>
          </table:table-cell>
          <table:table-cell office:value-type="string">
            <text:p>palma chambirá (produce la fruta comestible |bbetaa|r y la fibra cumare para hacer cuerdas, hamacas, etc.) </text:p>
          </table:table-cell>
          <table:table-cell office:value-type="string">
            <text:p>Astrocaryum vulgare Mart.; sc Agave americana, Astrocosum</text:p>
          </table:table-cell>
          <table:table-cell table:number-columns-repeated="203"/>
        </table:table-row>
        <table:table-row table:style-name="ro2">
          <table:table-cell office:value-type="string">
            <text:p>betapeero </text:p>
          </table:table-cell>
          <table:table-cell office:value-type="string">
            <text:p>beˈtɑ́peéɾó E][beˈtɑ́péeɾo J </text:p>
          </table:table-cell>
          <table:table-cell office:value-type="string">
            <text:p>an. </text:p>
          </table:table-cell>
          <table:table-cell office:value-type="string">
            <text:p>correcaminos collarejo (especie de ave negra) </text:p>
          </table:table-cell>
          <table:table-cell/>
          <table:table-cell office:value-type="string">
            <text:p>sc Neomorphus geoffroyi salvini </text:p>
          </table:table-cell>
          <table:table-cell table:number-columns-repeated="202"/>
        </table:table-row>
        <table:table-row table:style-name="ro2">
          <table:table-cell office:value-type="string">
            <text:p>beʉ </text:p>
          </table:table-cell>
          <table:table-cell office:value-type="string">
            <text:p>ˈbé.ɨ </text:p>
          </table:table-cell>
          <table:table-cell office:value-type="string">
            <text:p>inan. </text:p>
          </table:table-cell>
          <table:table-cell office:value-type="string">
            <text:p>especie de árbol (que produce la fruta |bbee|r) </text:p>
          </table:table-cell>
          <table:table-cell table:number-columns-repeated="204"/>
        </table:table-row>
        <table:table-row table:style-name="ro2">
          <table:table-cell office:value-type="string">
            <text:p>bia </text:p>
          </table:table-cell>
          <table:table-cell office:value-type="string">
            <text:p>ˈbíɑ́ </text:p>
          </table:table-cell>
          <table:table-cell office:value-type="string">
            <text:p>inan.f.n.esp. </text:p>
          </table:table-cell>
          <table:table-cell office:value-type="string">
            <text:p>ají </text:p>
          </table:table-cell>
          <table:table-cell/>
          <table:table-cell office:value-type="string">
            <text:p>sc Capsicum spp. </text:p>
          </table:table-cell>
          <table:table-cell table:number-columns-repeated="202"/>
        </table:table-row>
        <table:table-row table:style-name="ro2">
          <table:table-cell office:value-type="string">
            <text:p>bia_cajesueroa </text:p>
          </table:table-cell>
          <table:table-cell office:value-type="string">
            <text:p>ˈbíɑ́.kɑ́he.súeɾoɑ E][ˈbíɑ.kɑhé.súeɾoɑ J </text:p>
          </table:table-cell>
          <table:table-cell office:value-type="string">
            <text:p>an.s.plural </text:p>
          </table:table-cell>
          <table:table-cell office:value-type="string">
            <text:p>mosquitos |bbia cajesueroa|r (especie pequeña, a ellos les gusta la humedad y molestan mucho a los ojos) </text:p>
          </table:table-cell>
          <table:table-cell table:number-columns-repeated="204"/>
        </table:table-row>
        <table:table-row table:style-name="ro2">
          <table:table-cell office:value-type="string">
            <text:p>bia_maramʉ </text:p>
          </table:table-cell>
          <table:table-cell office:value-type="string">
            <text:p>bíˈɑ́.ˈmɑ̃́ɾɑ̃.mɨ̃ </text:p>
          </table:table-cell>
          <table:table-cell office:value-type="string">
            <text:p>an. </text:p>
          </table:table-cell>
          <table:table-cell office:value-type="string">
            <text:p>picalón (especie de pez siluro) </text:p>
          </table:table-cell>
          <table:table-cell table:number-columns-repeated="204"/>
        </table:table-row>
        <table:table-row table:style-name="ro2">
          <table:table-cell office:value-type="string">
            <text:p>bia_sĩque </text:p>
          </table:table-cell>
          <table:table-cell office:value-type="string">
            <text:p>ˈbíɑ.sĩ́kẽ </text:p>
          </table:table-cell>
          <table:table-cell office:value-type="string">
            <text:p>an. </text:p>
          </table:table-cell>
          <table:table-cell office:value-type="string">
            <text:p>especie de pájaro (pequeño, de color verde con cabeza amarilla) </text:p>
          </table:table-cell>
          <table:table-cell table:number-columns-repeated="204"/>
        </table:table-row>
        <table:table-row table:style-name="ro2">
          <table:table-cell office:value-type="string">
            <text:p>bia_sua </text:p>
          </table:table-cell>
          <table:table-cell office:value-type="string">
            <text:p>ˈbíɑ.súɑ </text:p>
          </table:table-cell>
          <table:table-cell office:value-type="string">
            <text:p>an. </text:p>
          </table:table-cell>
          <table:table-cell office:value-type="string">
            <text:p>especie de loro </text:p>
          </table:table-cell>
          <table:table-cell table:number-columns-repeated="204"/>
        </table:table-row>
        <table:table-row table:style-name="ro2">
          <table:table-cell office:value-type="string">
            <text:p>bia_tiroya </text:p>
          </table:table-cell>
          <table:table-cell office:value-type="string">
            <text:p>ˈbíɑ.tíɾo.dʒɑ </text:p>
          </table:table-cell>
          <table:table-cell office:value-type="string">
            <text:p>an. </text:p>
          </table:table-cell>
          <table:table-cell office:value-type="string">
            <text:p>especie de pájaro (pequeño, de color verde con cabeza amarilla) </text:p>
          </table:table-cell>
          <table:table-cell table:number-columns-repeated="204"/>
        </table:table-row>
        <table:table-row table:style-name="ro2">
          <table:table-cell office:value-type="string">
            <text:p>bia_utia </text:p>
          </table:table-cell>
          <table:table-cell office:value-type="string">
            <text:p>ˈbíɑ́.útiɑ E][ˈbíɑ́.útíɑ J </text:p>
          </table:table-cell>
          <table:table-cell office:value-type="string">
            <text:p>an.s.plural </text:p>
          </table:table-cell>
          <table:table-cell office:value-type="string">
            <text:p>avispas |bbia utia|r (especie) </text:p>
          </table:table-cell>
          <table:table-cell table:number-columns-repeated="204"/>
        </table:table-row>
        <table:table-row table:style-name="ro2">
          <table:table-cell office:value-type="string">
            <text:p>biaga </text:p>
          </table:table-cell>
          <table:table-cell office:value-type="string">
            <text:p>ˈbíɑ.gɑ́ </text:p>
          </table:table-cell>
          <table:table-cell office:value-type="string">
            <text:p>an. </text:p>
          </table:table-cell>
          <table:table-cell office:value-type="string">
            <text:p>iniciado (quien está protegido por el chamán en la ceremonia de iniciación) </text:p>
          </table:table-cell>
          <table:table-cell table:number-columns-repeated="204"/>
        </table:table-row>
        <table:table-row table:style-name="ro2">
          <table:table-cell office:value-type="string">
            <text:p>biajũna </text:p>
          </table:table-cell>
          <table:table-cell office:value-type="string">
            <text:p>ˈbíɑ.hṹnɑ̃ </text:p>
          </table:table-cell>
          <table:table-cell office:value-type="string">
            <text:p>an.s.plural </text:p>
          </table:table-cell>
          <table:table-cell office:value-type="string">
            <text:p>hormigas arrieras </text:p>
          </table:table-cell>
          <table:table-cell table:number-columns-repeated="204"/>
        </table:table-row>
        <table:table-row table:style-name="ro2">
          <table:table-cell office:value-type="string">
            <text:p>biare </text:p>
          </table:table-cell>
          <table:table-cell office:value-type="string">
            <text:p>ˈbíɑ.ɾe E][ˈbiˈɑ́.ɾé J </text:p>
          </table:table-cell>
          <table:table-cell office:value-type="string">
            <text:p>v.t. </text:p>
          </table:table-cell>
          <table:table-cell office:value-type="string">
            <text:p>encerrar (como en hacer el soporte para el tiesto)</text:p>
          </table:table-cell>
          <table:table-cell table:number-columns-repeated="204"/>
        </table:table-row>
        <table:table-row table:style-name="ro2">
          <table:table-cell office:value-type="string">
            <text:p>biáre </text:p>
          </table:table-cell>
          <table:table-cell office:value-type="string">
            <text:p>ˈbiɑ́.ɾe </text:p>
          </table:table-cell>
          <table:table-cell office:value-type="string">
            <text:p>v.t. </text:p>
          </table:table-cell>
          <table:table-cell office:value-type="string">
            <text:p>sembrar (yuca brava)</text:p>
          </table:table-cell>
          <table:table-cell table:number-columns-repeated="204"/>
        </table:table-row>
        <table:table-row table:style-name="ro2">
          <table:table-cell office:value-type="string">
            <text:p>biatuure </text:p>
          </table:table-cell>
          <table:table-cell office:value-type="string">
            <text:p>ˈbíɑ.túu.ɾe E][biɑ́.ˈtúu.ɾe J </text:p>
          </table:table-cell>
          <table:table-cell office:value-type="string">
            <text:p>v.t. </text:p>
          </table:table-cell>
          <table:table-cell office:value-type="string">
            <text:p>represar </text:p>
          </table:table-cell>
          <table:table-cell table:number-columns-repeated="204"/>
        </table:table-row>
        <table:table-row table:style-name="ro2">
          <table:table-cell office:value-type="string">
            <text:p>biatuuriacʉ̃ni </text:p>
          </table:table-cell>
          <table:table-cell office:value-type="string">
            <text:p>ˈbíɑ.túu.ɾi.ɑ.kɨ̃́nĩ E][biˈɑ́.túu.ɾi.ɑ́.kɨ̃́nĩ J </text:p>
          </table:table-cell>
          <table:table-cell office:value-type="string">
            <text:p>s.v.inan. </text:p>
          </table:table-cell>
          <table:table-cell office:value-type="string">
            <text:p>represa </text:p>
          </table:table-cell>
          <table:table-cell table:number-columns-repeated="204"/>
        </table:table-row>
        <table:table-row table:style-name="ro2">
          <table:table-cell office:value-type="string">
            <text:p>biatuuriaro </text:p>
          </table:table-cell>
          <table:table-cell office:value-type="string">
            <text:p>ˈbíɑ.túú.ɾí.ɑ́.ɾó E][biɑ́.ˈtúu.ɾi.ɑ.ɾo J </text:p>
          </table:table-cell>
          <table:table-cell office:value-type="string">
            <text:p>s.v.inan. </text:p>
          </table:table-cell>
          <table:table-cell office:value-type="string">
            <text:p>represa </text:p>
          </table:table-cell>
          <table:table-cell table:number-columns-repeated="204"/>
        </table:table-row>
        <table:table-row table:style-name="ro2">
          <table:table-cell office:value-type="string">
            <text:p>biatʉ̃ </text:p>
          </table:table-cell>
          <table:table-cell office:value-type="string">
            <text:p>bíˈɑ́.tɨ̃́ </text:p>
          </table:table-cell>
          <table:table-cell office:value-type="string">
            <text:p>inan.f.n.esp. </text:p>
          </table:table-cell>
          <table:table-cell office:value-type="string">
            <text:p>especie de árbol y su fruta comestible </text:p>
          </table:table-cell>
          <table:table-cell table:number-columns-repeated="204"/>
        </table:table-row>
        <table:table-row table:style-name="ro2">
          <table:table-cell office:value-type="string">
            <text:p>biatʉ̃_mini </text:p>
          </table:table-cell>
          <table:table-cell office:value-type="string">
            <text:p>bíɑ́ˈtɨ̃́.mĩ́nĩ E][ˈbíɑ́tɨ̃́.mĩ́nĩ́ J </text:p>
          </table:table-cell>
          <table:table-cell office:value-type="string">
            <text:p>an. </text:p>
          </table:table-cell>
          <table:table-cell office:value-type="string">
            <text:p>especie de pájaro (verde, que chupa el néctar de la flor de guama)</text:p>
          </table:table-cell>
          <table:table-cell table:number-columns-repeated="204"/>
        </table:table-row>
        <table:table-row table:style-name="ro2">
          <table:table-cell office:value-type="string">
            <text:p>bibere </text:p>
          </table:table-cell>
          <table:table-cell office:value-type="string">
            <text:p>ˈbíbee.ɾe E][biˈbé.ɾé J </text:p>
          </table:table-cell>
          <table:table-cell office:value-type="string">
            <text:p>v.t. </text:p>
          </table:table-cell>
          <table:table-cell office:value-type="string">
            <text:p>tapar (hueco) </text:p>
          </table:table-cell>
          <table:table-cell table:number-columns-repeated="204"/>
        </table:table-row>
        <table:table-row table:style-name="ro2">
          <table:table-cell office:value-type="string">
            <text:p>bibire </text:p>
          </table:table-cell>
          <table:table-cell office:value-type="string">
            <text:p>bíˈbí.ɾe E][bíˈbí.ɾé J </text:p>
          </table:table-cell>
          <table:table-cell office:value-type="string">
            <text:p>v.t. </text:p>
          </table:table-cell>
          <table:table-cell office:value-type="string">
            <text:p>cerrar (los ojos)</text:p>
          </table:table-cell>
          <table:table-cell table:number-columns-repeated="204"/>
        </table:table-row>
        <table:table-row table:style-name="ro2">
          <table:table-cell office:value-type="string">
            <text:p>bibirʉore </text:p>
          </table:table-cell>
          <table:table-cell office:value-type="string">
            <text:p>bíˈbí.ɾɨ́.o.ɾe E][ˈbíbí.ɾɨ́.o.ɾe J </text:p>
          </table:table-cell>
          <table:table-cell office:value-type="string">
            <text:p>v.t. </text:p>
          </table:table-cell>
          <table:table-cell office:value-type="string">
            <text:p>tener los ojos medio cerrados</text:p>
          </table:table-cell>
          <table:table-cell table:number-columns-repeated="204"/>
        </table:table-row>
        <table:table-row table:style-name="ro2">
          <table:table-cell office:value-type="string">
            <text:p>bibitaare </text:p>
          </table:table-cell>
          <table:table-cell office:value-type="string">
            <text:p>bíˈbi.tɑ́ɑ.ɾe E][bíˈbí.tɑ́ɑ.ɾe J </text:p>
          </table:table-cell>
          <table:table-cell office:value-type="string">
            <text:p>v.t. </text:p>
          </table:table-cell>
          <table:table-cell office:value-type="string">
            <text:p>parpadear </text:p>
          </table:table-cell>
          <table:table-cell table:number-columns-repeated="204"/>
        </table:table-row>
        <table:table-row table:style-name="ro2">
          <table:table-cell office:value-type="string">
            <text:p>bidise </text:p>
          </table:table-cell>
          <table:table-cell office:value-type="string">
            <text:p>biˈdí.se </text:p>
          </table:table-cell>
          <table:table-cell office:value-type="string">
            <text:p>v.i. </text:p>
          </table:table-cell>
          <table:table-cell office:value-type="string">
            <text:p>(estar) apretado, apretada </text:p>
          </table:table-cell>
          <table:table-cell table:number-columns-repeated="204"/>
        </table:table-row>
        <table:table-row table:style-name="ro2">
          <table:table-cell office:value-type="string">
            <text:p>bii </text:p>
          </table:table-cell>
          <table:table-cell office:value-type="string">
            <text:p>ˈbíí </text:p>
          </table:table-cell>
          <table:table-cell office:value-type="string">
            <text:p>an. </text:p>
          </table:table-cell>
          <table:table-cell office:value-type="string">
            <text:p>ratón </text:p>
          </table:table-cell>
          <table:table-cell table:number-columns-repeated="204"/>
        </table:table-row>
        <table:table-row table:style-name="ro2">
          <table:table-cell office:value-type="string">
            <text:p>biisi </text:p>
          </table:table-cell>
          <table:table-cell office:value-type="string">
            <text:p>ˈbíísi </text:p>
          </table:table-cell>
          <table:table-cell office:value-type="string">
            <text:p>an. </text:p>
          </table:table-cell>
          <table:table-cell office:value-type="string">
            <text:p>especie de pájaro que predice que algo malo sucederá (pájaro de mal agüero)</text:p>
          </table:table-cell>
          <table:table-cell table:number-columns-repeated="204"/>
        </table:table-row>
        <table:table-row table:style-name="ro2">
          <table:table-cell office:value-type="string">
            <text:p>biiti </text:p>
          </table:table-cell>
          <table:table-cell office:value-type="string">
            <text:p>ˈbííti </text:p>
          </table:table-cell>
          <table:table-cell office:value-type="string">
            <text:p>inan.f.n.esp. </text:p>
          </table:table-cell>
          <table:table-cell office:value-type="string">
            <text:p>pepas del árbol de caucho </text:p>
          </table:table-cell>
          <table:table-cell table:number-columns-repeated="204"/>
        </table:table-row>
        <table:table-row table:style-name="ro2">
          <table:table-cell office:value-type="string">
            <text:p>biitirʉcʉ </text:p>
          </table:table-cell>
          <table:table-cell office:value-type="string">
            <text:p>ˈbííti.ɾɨkɨ́ E][bíˈíti.ɾɨ́kɨ́ J </text:p>
          </table:table-cell>
          <table:table-cell office:value-type="string">
            <text:p>inan. </text:p>
          </table:table-cell>
          <table:table-cell office:value-type="string">
            <text:p>especie de yuca brava</text:p>
          </table:table-cell>
          <table:table-cell table:number-columns-repeated="204"/>
        </table:table-row>
        <table:table-row table:style-name="ro2">
          <table:table-cell office:value-type="string">
            <text:p>biitiʉ </text:p>
          </table:table-cell>
          <table:table-cell office:value-type="string">
            <text:p>ˈbiíti.ɨ </text:p>
          </table:table-cell>
          <table:table-cell office:value-type="string">
            <text:p>inan. </text:p>
          </table:table-cell>
          <table:table-cell office:value-type="string">
            <text:p>especie de árbol de caucho </text:p>
          </table:table-cell>
          <table:table-cell table:number-columns-repeated="204"/>
        </table:table-row>
        <table:table-row table:style-name="ro2">
          <table:table-cell office:value-type="string">
            <text:p>bijere </text:p>
          </table:table-cell>
          <table:table-cell office:value-type="string">
            <text:p>biˈhé.ɾe </text:p>
          </table:table-cell>
          <table:table-cell office:value-type="string">
            <text:p>v.t. </text:p>
          </table:table-cell>
          <table:table-cell office:value-type="string">
            <text:p>colar (apretar con las manos la masa de mandioca o yuca brava en un colador para extraer el jugo venenoso de la masa) </text:p>
          </table:table-cell>
          <table:table-cell table:number-columns-repeated="2"/>
          <table:table-cell office:value-type="string">
            <text:p>ntg BARS,91 //bihe// ‘seive’ no344;</text:p>
          </table:table-cell>
          <table:table-cell table:number-columns-repeated="201"/>
        </table:table-row>
        <table:table-row table:style-name="ro1">
          <table:table-cell office:value-type="string">
            <text:p>bijeribo </text:p>
          </table:table-cell>
          <table:table-cell table:number-columns-repeated="4"/>
          <table:table-cell office:value-type="string">
            <text:p>uv J</text:p>
          </table:table-cell>
          <table:table-cell table:number-columns-repeated="202"/>
        </table:table-row>
        <table:table-row table:style-name="ro2">
          <table:table-cell office:value-type="string">
            <text:p>bijerijo </text:p>
          </table:table-cell>
          <table:table-cell office:value-type="string">
            <text:p>biˈhé.ɾi.hó </text:p>
          </table:table-cell>
          <table:table-cell office:value-type="string">
            <text:p>s.v.inan. </text:p>
          </table:table-cell>
          <table:table-cell office:value-type="string">
            <text:p>balay colador </text:p>
          </table:table-cell>
          <table:table-cell/>
          <table:table-cell office:value-type="string">
            <text:p>va bijeribo , uv E , vn J , ph biˈhé.ɾí.bó </text:p>
          </table:table-cell>
          <table:table-cell table:number-columns-repeated="202"/>
        </table:table-row>
        <table:table-row table:style-name="ro2">
          <table:table-cell office:value-type="string">
            <text:p>bijĩco_weayo </text:p>
          </table:table-cell>
          <table:table-cell office:value-type="string">
            <text:p>ˈbĩ.hĩ́kṍ.weɑdʒó </text:p>
          </table:table-cell>
          <table:table-cell office:value-type="string">
            <text:p>an. </text:p>
          </table:table-cell>
          <table:table-cell office:value-type="string">
            <text:p>sirirí tijereta </text:p>
          </table:table-cell>
          <table:table-cell/>
          <table:table-cell office:value-type="string">
            <text:p>sc Tyrannus savana</text:p>
          </table:table-cell>
          <table:table-cell table:number-columns-repeated="202"/>
        </table:table-row>
        <table:table-row table:style-name="ro1">
          <table:table-cell office:value-type="string">
            <text:p>biore </text:p>
          </table:table-cell>
          <table:table-cell office:value-type="string">
            <text:p>ˈbí.ó.ɾe </text:p>
          </table:table-cell>
          <table:table-cell office:value-type="string">
            <text:p>v.t. </text:p>
          </table:table-cell>
          <table:table-cell office:value-type="string">
            <text:p>apretar (tornillo) </text:p>
          </table:table-cell>
          <table:table-cell table:number-columns-repeated="204"/>
        </table:table-row>
        <table:table-row table:style-name="ro1">
          <table:table-cell office:value-type="string">
            <text:p>biotuure </text:p>
          </table:table-cell>
          <table:table-cell office:value-type="string">
            <text:p>bi.ˈó.túu.ɾe </text:p>
          </table:table-cell>
          <table:table-cell office:value-type="string">
            <text:p>v.t. </text:p>
          </table:table-cell>
          <table:table-cell office:value-type="string">
            <text:p>apretar</text:p>
          </table:table-cell>
          <table:table-cell table:number-columns-repeated="204"/>
        </table:table-row>
        <table:table-row table:style-name="ro2">
          <table:table-cell office:value-type="string">
            <text:p>biri </text:p>
          </table:table-cell>
          <table:table-cell office:value-type="string">
            <text:p>ˈbííɾí </text:p>
          </table:table-cell>
          <table:table-cell office:value-type="string">
            <text:p>an. </text:p>
          </table:table-cell>
          <table:table-cell office:value-type="string">
            <text:p>misingo (especie de pez comestible que tiene espinas que hacen dolor e hinchazón)</text:p>
          </table:table-cell>
          <table:table-cell table:number-columns-repeated="204"/>
        </table:table-row>
        <table:table-row table:style-name="ro2">
          <table:table-cell office:value-type="string">
            <text:p>biti </text:p>
          </table:table-cell>
          <table:table-cell office:value-type="string">
            <text:p>biˈtí </text:p>
          </table:table-cell>
          <table:table-cell office:value-type="string">
            <text:p>inan.f.n.esp. </text:p>
          </table:table-cell>
          <table:table-cell office:value-type="string">
            <text:p>pepas negras de la palma |bbitiño|r (utilizadas para hacer brazaletes) </text:p>
          </table:table-cell>
          <table:table-cell table:number-columns-repeated="204"/>
        </table:table-row>
        <table:table-row table:style-name="ro2">
          <table:table-cell office:value-type="string">
            <text:p>bitimaa </text:p>
          </table:table-cell>
          <table:table-cell office:value-type="string">
            <text:p>biˈtí.mɑ̃́ </text:p>
          </table:table-cell>
          <table:table-cell office:value-type="string">
            <text:p>inan. </text:p>
          </table:table-cell>
          <table:table-cell office:value-type="string">
            <text:p>brazalete (hecho de pepas negras de la palma |bbitiño|r o pepas blancas de la mata |bojorica biti|r)</text:p>
          </table:table-cell>
          <table:table-cell table:number-columns-repeated="204"/>
        </table:table-row>
        <table:table-row table:style-name="ro2">
          <table:table-cell office:value-type="string">
            <text:p>bitiño </text:p>
          </table:table-cell>
          <table:table-cell office:value-type="string">
            <text:p>biˈtí.ɲṍ </text:p>
          </table:table-cell>
          <table:table-cell office:value-type="string">
            <text:p>inan. </text:p>
          </table:table-cell>
          <table:table-cell office:value-type="string">
            <text:p>especie de palma (produce las pepas |bbiti|r que se utiliza para hacer brazaletes)</text:p>
          </table:table-cell>
          <table:table-cell table:number-columns-repeated="204"/>
        </table:table-row>
        <table:table-row table:style-name="ro2">
          <table:table-cell office:value-type="string">
            <text:p>biʉ </text:p>
          </table:table-cell>
          <table:table-cell office:value-type="string">
            <text:p>ˈbí.ɨ́ </text:p>
          </table:table-cell>
          <table:table-cell office:value-type="string">
            <text:p>inan. </text:p>
          </table:table-cell>
          <table:table-cell office:value-type="string">
            <text:p>mata de ají </text:p>
          </table:table-cell>
          <table:table-cell/>
          <table:table-cell office:value-type="string">
            <text:p>sc Capsicum spp. </text:p>
          </table:table-cell>
          <table:table-cell table:number-columns-repeated="202"/>
        </table:table-row>
        <table:table-row table:style-name="ro2">
          <table:table-cell office:value-type="string">
            <text:p>biyaane </text:p>
          </table:table-cell>
          <table:table-cell office:value-type="string">
            <text:p>bidʒɑ́ˈɑ́.nẽ </text:p>
          </table:table-cell>
          <table:table-cell office:value-type="string">
            <text:p>adv. </text:p>
          </table:table-cell>
          <table:table-cell office:value-type="string">
            <text:p>frecuentemente (el mismo evento se ocurre repetido por períodos cortos) </text:p>
          </table:table-cell>
          <table:table-cell table:number-columns-repeated="204"/>
        </table:table-row>
        <table:table-row table:style-name="ro2">
          <table:table-cell office:value-type="string">
            <text:p>biyaroaca </text:p>
          </table:table-cell>
          <table:table-cell office:value-type="string">
            <text:p>biˈdʒɑ́.ɾó.ɑ́kɑ </text:p>
          </table:table-cell>
          <table:table-cell office:value-type="string">
            <text:p>adv. </text:p>
          </table:table-cell>
          <table:table-cell office:value-type="string">
            <text:p>frecuentemente </text:p>
          </table:table-cell>
          <table:table-cell table:number-columns-repeated="204"/>
        </table:table-row>
        <table:table-row table:style-name="ro2">
          <table:table-cell office:value-type="string">
            <text:p>biyase </text:p>
          </table:table-cell>
          <table:table-cell office:value-type="string">
            <text:p>biˈdʒɑ́.se </text:p>
          </table:table-cell>
          <table:table-cell office:value-type="string">
            <text:p>v.i. </text:p>
          </table:table-cell>
          <table:table-cell office:value-type="string">
            <text:p>(ser/estar) juntos, junticos; </text:p>
          </table:table-cell>
          <table:table-cell table:number-columns-repeated="204"/>
        </table:table-row>
        <table:table-row table:style-name="ro2">
          <table:table-cell office:value-type="string">
            <text:p>boa_wese </text:p>
          </table:table-cell>
          <table:table-cell office:value-type="string">
            <text:p>ˈbóɑ.wesé E][ˈbóɑ.wésé J </text:p>
          </table:table-cell>
          <table:table-cell/>
          <table:table-cell office:value-type="string">
            <text:p>terreno </text:p>
          </table:table-cell>
          <table:table-cell table:number-columns-repeated="204"/>
        </table:table-row>
        <table:table-row table:style-name="ro2">
          <table:table-cell office:value-type="string">
            <text:p>boaa </text:p>
          </table:table-cell>
          <table:table-cell office:value-type="string">
            <text:p>ˈbóɑ́ɑ </text:p>
          </table:table-cell>
          <table:table-cell office:value-type="string">
            <text:p>an.s.plural </text:p>
          </table:table-cell>
          <table:table-cell office:value-type="string">
            <text:p>sardinas |bboaa|r </text:p>
          </table:table-cell>
          <table:table-cell table:number-columns-repeated="204"/>
        </table:table-row>
        <table:table-row table:style-name="ro2">
          <table:table-cell office:value-type="string">
            <text:p>boagʉ, boago </text:p>
          </table:table-cell>
          <table:table-cell office:value-type="string">
            <text:p>ˈbóɑ́.gɨ </text:p>
          </table:table-cell>
          <table:table-cell office:value-type="string">
            <text:p>s.v.m., f. </text:p>
          </table:table-cell>
          <table:table-cell office:value-type="string">
            <text:p>(ser/estar) podrido, podrida (animal, persona) </text:p>
          </table:table-cell>
          <table:table-cell/>
          <table:table-cell office:value-type="string">
            <text:p>va jogagʉ, jogago , uv E , vn J </text:p>
          </table:table-cell>
          <table:table-cell table:number-columns-repeated="202"/>
        </table:table-row>
        <table:table-row table:style-name="ro2">
          <table:table-cell office:value-type="string">
            <text:p>boaro </text:p>
          </table:table-cell>
          <table:table-cell office:value-type="string">
            <text:p>ˈbóɑ.ɾo </text:p>
          </table:table-cell>
          <table:table-cell/>
          <table:table-cell office:value-type="string">
            <text:p>tierra pantanosa y rocosa (de pobre calidad que no sirve para hacer chagras) </text:p>
          </table:table-cell>
          <table:table-cell table:number-columns-repeated="204"/>
        </table:table-row>
        <table:table-row table:style-name="ro2">
          <table:table-cell office:value-type="string">
            <text:p>boaro_mini </text:p>
          </table:table-cell>
          <table:table-cell office:value-type="string">
            <text:p>ˈbóɑ.ɾo.mĩ́nĩ́ E][ˈbóɑ.ɾo.mĩ́nĩ́ J </text:p>
          </table:table-cell>
          <table:table-cell office:value-type="string">
            <text:p>an. </text:p>
          </table:table-cell>
          <table:table-cell office:value-type="string">
            <text:p>especie de pájaro</text:p>
          </table:table-cell>
          <table:table-cell table:number-columns-repeated="204"/>
        </table:table-row>
        <table:table-row table:style-name="ro2">
          <table:table-cell office:value-type="string">
            <text:p>boase </text:p>
          </table:table-cell>
          <table:table-cell office:value-type="string">
            <text:p>ˈbóɑ́.se </text:p>
          </table:table-cell>
          <table:table-cell office:value-type="string">
            <text:p>v.i. </text:p>
          </table:table-cell>
          <table:table-cell office:value-type="string">
            <text:p>(ser/estar) podrido, podrida; </text:p>
          </table:table-cell>
          <table:table-cell/>
          <table:table-cell office:value-type="string">
            <text:p>va jogase , uv E , vn J </text:p>
          </table:table-cell>
          <table:table-cell table:number-columns-repeated="202"/>
        </table:table-row>
        <table:table-row table:style-name="ro2">
          <table:table-cell office:value-type="string">
            <text:p>boboroa </text:p>
          </table:table-cell>
          <table:table-cell office:value-type="string">
            <text:p>ˈbóboɾoɑ E][boˈbóɾóɑ J </text:p>
          </table:table-cell>
          <table:table-cell office:value-type="string">
            <text:p>an.s.plural </text:p>
          </table:table-cell>
          <table:table-cell office:value-type="string">
            <text:p>bichos |bboboroa|r (pequeñitos de color blanco que les aparecen en mugre) </text:p>
          </table:table-cell>
          <table:table-cell table:number-columns-repeated="204"/>
        </table:table-row>
        <table:table-row table:style-name="ro2">
          <table:table-cell office:value-type="string">
            <text:p>boca </text:p>
          </table:table-cell>
          <table:table-cell office:value-type="string">
            <text:p>boˈkɑ́ </text:p>
          </table:table-cell>
          <table:table-cell office:value-type="string">
            <text:p>adv. </text:p>
          </table:table-cell>
          <table:table-cell office:value-type="string">
            <text:p>mientras </text:p>
          </table:table-cell>
          <table:table-cell table:number-columns-repeated="204"/>
        </table:table-row>
        <table:table-row table:style-name="ro2">
          <table:table-cell office:value-type="string">
            <text:p>bocare </text:p>
          </table:table-cell>
          <table:table-cell office:value-type="string">
            <text:p>boˈkɑ́.ɾe </text:p>
          </table:table-cell>
          <table:table-cell office:value-type="string">
            <text:p>v.t. </text:p>
          </table:table-cell>
          <table:table-cell office:value-type="string">
            <text:p>encontrarse con (personas, animales) </text:p>
          </table:table-cell>
          <table:table-cell table:number-columns-repeated="204"/>
        </table:table-row>
        <table:table-row table:style-name="ro2">
          <table:table-cell office:value-type="string">
            <text:p>bode </text:p>
          </table:table-cell>
          <table:table-cell office:value-type="string">
            <text:p>boˈdé </text:p>
          </table:table-cell>
          <table:table-cell office:value-type="string">
            <text:p>an. </text:p>
          </table:table-cell>
          <table:table-cell office:value-type="string">
            <text:p>libélula </text:p>
          </table:table-cell>
          <table:table-cell/>
          <table:table-cell office:value-type="string">
            <text:p>sc O. Odonata, F. Calopterygidae, Libellulidae, Aeshnidae, Gomphidae, Coenagrionidae </text:p>
          </table:table-cell>
          <table:table-cell table:number-columns-repeated="202"/>
        </table:table-row>
        <table:table-row table:style-name="ro2">
          <table:table-cell office:value-type="string">
            <text:p>bode_cũmua </text:p>
          </table:table-cell>
          <table:table-cell office:value-type="string">
            <text:p>boˈdé.kṹmṹ.ɑ̃́ </text:p>
          </table:table-cell>
          <table:table-cell office:value-type="string">
            <text:p>inan. </text:p>
          </table:table-cell>
          <table:table-cell office:value-type="string">
            <text:p>helicóptero </text:p>
          </table:table-cell>
          <table:table-cell table:number-columns-repeated="2"/>
          <table:table-cell office:value-type="string">
            <text:p>ntg BARS,91 bode-kũbua (dragonfly canoe) ‘helicopter’ 4.7 Compound nous.n p.56; </text:p>
          </table:table-cell>
          <table:table-cell table:number-columns-repeated="201"/>
        </table:table-row>
        <table:table-row table:style-name="ro2">
          <table:table-cell office:value-type="string">
            <text:p>bode_dʉrʉamʉ </text:p>
          </table:table-cell>
          <table:table-cell office:value-type="string">
            <text:p>bodé.dɨ́ˈɾɨ́ɑ́.mɨ̃́ </text:p>
          </table:table-cell>
          <table:table-cell office:value-type="string">
            <text:p>an. </text:p>
          </table:table-cell>
          <table:table-cell office:value-type="string">
            <text:p>guaracú (|ibras.|r especie de pez rayado, 6 cm. de largo, bueno para comer) </text:p>
          </table:table-cell>
          <table:table-cell office:value-type="string">
            <text:p>Leporinus agassizii </text:p>
          </table:table-cell>
          <table:table-cell table:number-columns-repeated="203"/>
        </table:table-row>
        <table:table-row table:style-name="ro2">
          <table:table-cell office:value-type="string">
            <text:p>bode_rijo </text:p>
          </table:table-cell>
          <table:table-cell office:value-type="string">
            <text:p>bódé.ˈɾíhó </text:p>
          </table:table-cell>
          <table:table-cell office:value-type="string">
            <text:p>inan.pl. </text:p>
          </table:table-cell>
          <table:table-cell office:value-type="string">
            <text:p>frutas ivapichunas |bbode rijo|r (|ireg.|r comestibles) </text:p>
          </table:table-cell>
          <table:table-cell table:number-columns-repeated="204"/>
        </table:table-row>
        <table:table-row table:style-name="ro2">
          <table:table-cell office:value-type="string">
            <text:p>bodea </text:p>
          </table:table-cell>
          <table:table-cell office:value-type="string">
            <text:p>boˈdéɑ </text:p>
          </table:table-cell>
          <table:table-cell office:value-type="string">
            <text:p>inan.s.de masa </text:p>
          </table:table-cell>
          <table:table-cell office:value-type="string">
            <text:p>ocre (pigmento, tinta, pintura amarilla hecho de un tipo de arcilla utilizado para colorear las ligas de las piernas) </text:p>
          </table:table-cell>
          <table:table-cell table:number-columns-repeated="204"/>
        </table:table-row>
        <table:table-row table:style-name="ro2">
          <table:table-cell office:value-type="string">
            <text:p>bodeajũu </text:p>
          </table:table-cell>
          <table:table-cell/>
          <table:table-cell office:value-type="string">
            <text:p>inan.f.n.esp. </text:p>
          </table:table-cell>
          <table:table-cell office:value-type="string">
            <text:p>especie de yarumo leaves (que se utilizan para envolver comida) </text:p>
          </table:table-cell>
          <table:table-cell table:number-columns-repeated="204"/>
        </table:table-row>
        <table:table-row table:style-name="ro2">
          <table:table-cell office:value-type="string">
            <text:p>bodeajũu_gaa </text:p>
          </table:table-cell>
          <table:table-cell office:value-type="string">
            <text:p>boˈdéɑ.hṹṹ.ˈgɑ́ E][boˈdéɑ.hṹũ.gɑ́ɑ́ J </text:p>
          </table:table-cell>
          <table:table-cell office:value-type="string">
            <text:p>an. </text:p>
          </table:table-cell>
          <table:table-cell office:value-type="string">
            <text:p>especie de halcón, gavilán</text:p>
          </table:table-cell>
          <table:table-cell table:number-columns-repeated="204"/>
        </table:table-row>
        <table:table-row table:style-name="ro2">
          <table:table-cell office:value-type="string">
            <text:p>bodeca </text:p>
          </table:table-cell>
          <table:table-cell office:value-type="string">
            <text:p>boˈdékɑ </text:p>
          </table:table-cell>
          <table:table-cell office:value-type="string">
            <text:p>an. </text:p>
          </table:table-cell>
          <table:table-cell office:value-type="string">
            <text:p>guaracú (|ibras.|r especie de pez del tamaño medio hasta treinta cm., comestible, tiene manchas negras por los lados) </text:p>
          </table:table-cell>
          <table:table-cell office:value-type="string">
            <text:p>Leporinus agassizii </text:p>
          </table:table-cell>
          <table:table-cell table:number-columns-repeated="203"/>
        </table:table-row>
        <table:table-row table:style-name="ro2">
          <table:table-cell office:value-type="string">
            <text:p>bodeca_jĩno </text:p>
          </table:table-cell>
          <table:table-cell office:value-type="string">
            <text:p>boˈdékɑ.hĩ́nõ E][ˈbodékɑ.hĩ́nõ J </text:p>
          </table:table-cell>
          <table:table-cell office:value-type="string">
            <text:p>an. </text:p>
          </table:table-cell>
          <table:table-cell office:value-type="string">
            <text:p>güío </text:p>
          </table:table-cell>
          <table:table-cell table:number-columns-repeated="204"/>
        </table:table-row>
        <table:table-row table:style-name="ro2">
          <table:table-cell office:value-type="string">
            <text:p>boe_jĩno </text:p>
          </table:table-cell>
          <table:table-cell office:value-type="string">
            <text:p>ˈbóe.hĩ́nõ E][ˈbóé.hĩ́nṍ J </text:p>
          </table:table-cell>
          <table:table-cell office:value-type="string">
            <text:p>an. </text:p>
          </table:table-cell>
          <table:table-cell office:value-type="string">
            <text:p>especie de boa (uso: se dice menos que |bmaca jĩno|r) </text:p>
          </table:table-cell>
          <table:table-cell office:value-type="string">
            <text:p>Boa constrictor </text:p>
          </table:table-cell>
          <table:table-cell table:number-columns-repeated="203"/>
        </table:table-row>
        <table:table-row table:style-name="ro2">
          <table:table-cell office:value-type="string">
            <text:p>boeagʉ_guu </text:p>
          </table:table-cell>
          <table:table-cell office:value-type="string">
            <text:p>ˈbóé.ɑ.gɨ.gúu </text:p>
          </table:table-cell>
          <table:table-cell office:value-type="string">
            <text:p>an. </text:p>
          </table:table-cell>
          <table:table-cell office:value-type="string">
            <text:p>morrocoy (tortuga terrestre) </text:p>
          </table:table-cell>
          <table:table-cell office:value-type="string">
            <text:p>Geochelone spp. </text:p>
          </table:table-cell>
          <table:table-cell table:number-columns-repeated="203"/>
        </table:table-row>
        <table:table-row table:style-name="ro1">
          <table:table-cell office:value-type="string">
            <text:p>boeana </text:p>
          </table:table-cell>
          <table:table-cell office:value-type="string">
            <text:p>ˈbóé.ɑ̃́.nɑ̃ </text:p>
          </table:table-cell>
          <table:table-cell office:value-type="string">
            <text:p>an.pl. </text:p>
          </table:table-cell>
          <table:table-cell office:value-type="string">
            <text:p>animales terrestres</text:p>
          </table:table-cell>
          <table:table-cell table:number-columns-repeated="204"/>
        </table:table-row>
        <table:table-row table:style-name="ro2">
          <table:table-cell office:value-type="string">
            <text:p>boejʉ </text:p>
          </table:table-cell>
          <table:table-cell office:value-type="string">
            <text:p>ˈbóé.hɨ </text:p>
          </table:table-cell>
          <table:table-cell office:value-type="string">
            <text:p>pospos. </text:p>
          </table:table-cell>
          <table:table-cell office:value-type="string">
            <text:p>lugar retirado del río </text:p>
          </table:table-cell>
          <table:table-cell table:number-columns-repeated="2"/>
          <table:table-cell office:value-type="string">
            <text:p>ntg BARS,91 ‘up from the river’ 2.21 Spatial relators p.37;</text:p>
          </table:table-cell>
          <table:table-cell table:number-columns-repeated="201"/>
        </table:table-row>
        <table:table-row table:style-name="ro2">
          <table:table-cell office:value-type="string">
            <text:p>bogare </text:p>
          </table:table-cell>
          <table:table-cell office:value-type="string">
            <text:p>ˈbógɑ́.ɾe E][ˈbógɑ́.ɾé J </text:p>
          </table:table-cell>
          <table:table-cell office:value-type="string">
            <text:p>v.i. </text:p>
          </table:table-cell>
          <table:table-cell office:value-type="string">
            <text:p>cansarse (por esfuerzo físico) </text:p>
          </table:table-cell>
          <table:table-cell table:number-columns-repeated="2"/>
          <table:table-cell office:value-type="string">
            <text:p>lf caus. </text:p>
          </table:table-cell>
          <table:table-cell table:number-columns-repeated="201"/>
        </table:table-row>
        <table:table-row table:style-name="ro2">
          <table:table-cell office:value-type="string">
            <text:p>bogareare </text:p>
          </table:table-cell>
          <table:table-cell office:value-type="string">
            <text:p>ˈbógɑ́.ɾéɑ́.ɾe E][bóˈgɑ́.ɾéɑ.ɾe J </text:p>
          </table:table-cell>
          <table:table-cell office:value-type="string">
            <text:p>v.i.pl. </text:p>
          </table:table-cell>
          <table:table-cell office:value-type="string">
            <text:p>(estar) agotado, agotada (personas, animales) </text:p>
          </table:table-cell>
          <table:table-cell table:number-columns-repeated="204"/>
        </table:table-row>
        <table:table-row table:style-name="ro2">
          <table:table-cell office:value-type="string">
            <text:p>bogarocacoare </text:p>
          </table:table-cell>
          <table:table-cell office:value-type="string">
            <text:p>bóˈgɑ́.ɾókɑ.ɾe </text:p>
          </table:table-cell>
          <table:table-cell office:value-type="string">
            <text:p>v.i.sing. </text:p>
          </table:table-cell>
          <table:table-cell office:value-type="string">
            <text:p>(estar) agotado, agotada (una persona, un animal) </text:p>
          </table:table-cell>
          <table:table-cell table:number-columns-repeated="204"/>
        </table:table-row>
        <table:table-row table:style-name="ro2">
          <table:table-cell office:value-type="string">
            <text:p>bogayayicoare </text:p>
          </table:table-cell>
          <table:table-cell office:value-type="string">
            <text:p>ˈbógɑ́.dʒɑ́dʒi.ko.ɑ́.ɾé </text:p>
          </table:table-cell>
          <table:table-cell office:value-type="string">
            <text:p>v.i.sing. </text:p>
          </table:table-cell>
          <table:table-cell office:value-type="string">
            <text:p>(estar) agotado, agotada (persona, animal) </text:p>
          </table:table-cell>
          <table:table-cell table:number-columns-repeated="204"/>
        </table:table-row>
        <table:table-row table:style-name="ro2">
          <table:table-cell office:value-type="string">
            <text:p>bogose </text:p>
          </table:table-cell>
          <table:table-cell office:value-type="string">
            <text:p>bóˈgo.se E][ˈbógó.sé J </text:p>
          </table:table-cell>
          <table:table-cell office:value-type="string">
            <text:p>v.caus. </text:p>
          </table:table-cell>
          <table:table-cell office:value-type="string">
            <text:p>sentirse cansado, cansada; </text:p>
          </table:table-cell>
          <table:table-cell table:number-columns-repeated="204"/>
        </table:table-row>
        <table:table-row table:style-name="ro2">
          <table:table-cell office:value-type="string">
            <text:p>bojaĩare </text:p>
          </table:table-cell>
          <table:table-cell office:value-type="string">
            <text:p>ˈbóhɑ́.ĩ́ɑ̃.ɾẽ </text:p>
          </table:table-cell>
          <table:table-cell office:value-type="string">
            <text:p>v.t. </text:p>
          </table:table-cell>
          <table:table-cell office:value-type="string">
            <text:p>desear </text:p>
          </table:table-cell>
          <table:table-cell/>
          <table:table-cell office:value-type="string">
            <text:p>va ãmoĩare , uv E , vn J </text:p>
          </table:table-cell>
          <table:table-cell table:number-columns-repeated="202"/>
        </table:table-row>
        <table:table-row table:style-name="ro2">
          <table:table-cell office:value-type="string">
            <text:p>bojare </text:p>
          </table:table-cell>
          <table:table-cell office:value-type="string">
            <text:p>ˈbóhɑ.ɾe </text:p>
          </table:table-cell>
          <table:table-cell office:value-type="string">
            <text:p>v.t. </text:p>
          </table:table-cell>
          <table:table-cell office:value-type="string">
            <text:p>querer </text:p>
          </table:table-cell>
          <table:table-cell/>
          <table:table-cell office:value-type="string">
            <text:p>va ãmore , uv E, YM , vn J </text:p>
          </table:table-cell>
          <table:table-cell table:number-columns-repeated="202"/>
        </table:table-row>
        <table:table-row table:style-name="ro2">
          <table:table-cell office:value-type="string">
            <text:p>bojarẽmore </text:p>
          </table:table-cell>
          <table:table-cell office:value-type="string">
            <text:p>ˈbóhɑ.ɾẽmṍ.ɾẽ </text:p>
          </table:table-cell>
          <table:table-cell office:value-type="string">
            <text:p>v.t. </text:p>
          </table:table-cell>
          <table:table-cell office:value-type="string">
            <text:p>querer más (de lo que le dan) </text:p>
          </table:table-cell>
          <table:table-cell/>
          <table:table-cell office:value-type="string">
            <text:p>va ãmorẽmore , uv E , vn J </text:p>
          </table:table-cell>
          <table:table-cell table:number-columns-repeated="202"/>
        </table:table-row>
        <table:table-row table:style-name="ro2">
          <table:table-cell office:value-type="string">
            <text:p>bojarẽtore </text:p>
          </table:table-cell>
          <table:table-cell office:value-type="string">
            <text:p>bóˈhɑ.ɾẽ́tõõ.ɾẽ </text:p>
          </table:table-cell>
          <table:table-cell office:value-type="string">
            <text:p>v.t. </text:p>
          </table:table-cell>
          <table:table-cell office:value-type="string">
            <text:p>querer más (que otras cosas, personas, etc.) </text:p>
          </table:table-cell>
          <table:table-cell/>
          <table:table-cell office:value-type="string">
            <text:p>va ãmogodare , uv E , vn J </text:p>
          </table:table-cell>
          <table:table-cell table:number-columns-repeated="202"/>
        </table:table-row>
        <table:table-row table:style-name="ro2">
          <table:table-cell office:value-type="string">
            <text:p>bojere </text:p>
          </table:table-cell>
          <table:table-cell office:value-type="string">
            <text:p>ˈbóhe.ɾe E][boˈhé.ɾé J </text:p>
          </table:table-cell>
          <table:table-cell office:value-type="string">
            <text:p>v.t. </text:p>
          </table:table-cell>
          <table:table-cell office:value-type="string">
            <text:p>rajar en pedazos (leña, palo, canoa, palma de mirití, patabá) </text:p>
          </table:table-cell>
          <table:table-cell table:number-columns-repeated="204"/>
        </table:table-row>
        <table:table-row table:style-name="ro2">
          <table:table-cell office:value-type="string">
            <text:p>bojereare </text:p>
          </table:table-cell>
          <table:table-cell office:value-type="string">
            <text:p>ˈbóhe.ɾéɑ́.ɾe E][ˈbohé.ɾéɑ.ɾe J </text:p>
          </table:table-cell>
          <table:table-cell office:value-type="string">
            <text:p>v.t. </text:p>
          </table:table-cell>
          <table:table-cell office:value-type="string">
            <text:p>cavar </text:p>
          </table:table-cell>
          <table:table-cell table:number-columns-repeated="204"/>
        </table:table-row>
        <table:table-row table:style-name="ro2">
          <table:table-cell office:value-type="string">
            <text:p>bojo </text:p>
          </table:table-cell>
          <table:table-cell office:value-type="string">
            <text:p>boˈhó </text:p>
          </table:table-cell>
          <table:table-cell office:value-type="string">
            <text:p>inan.f.n.esp. </text:p>
          </table:table-cell>
          <table:table-cell office:value-type="string">
            <text:p>inayá (|ibras.|r frutas de la palma de inayá) </text:p>
          </table:table-cell>
          <table:table-cell table:number-columns-repeated="204"/>
        </table:table-row>
        <table:table-row table:style-name="ro2">
          <table:table-cell office:value-type="string">
            <text:p>bojojotia </text:p>
          </table:table-cell>
          <table:table-cell office:value-type="string">
            <text:p>boˈhó.hótiɑ E][bohó.hóˈtíɑ́ J </text:p>
          </table:table-cell>
          <table:table-cell office:value-type="string">
            <text:p>inan. </text:p>
          </table:table-cell>
          <table:table-cell office:value-type="string">
            <text:p>retoño nuevo de la palma de inayá</text:p>
          </table:table-cell>
          <table:table-cell table:number-columns-repeated="204"/>
        </table:table-row>
        <table:table-row table:style-name="ro2">
          <table:table-cell office:value-type="string">
            <text:p>bojonebʉare </text:p>
          </table:table-cell>
          <table:table-cell office:value-type="string">
            <text:p>boˈhónẽ.bɨ́ɑ́.ɾe </text:p>
          </table:table-cell>
          <table:table-cell office:value-type="string">
            <text:p>v.i. </text:p>
          </table:table-cell>
          <table:table-cell office:value-type="string">
            <text:p>avergonzarse </text:p>
          </table:table-cell>
          <table:table-cell table:number-columns-repeated="204"/>
        </table:table-row>
        <table:table-row table:style-name="ro2">
          <table:table-cell office:value-type="string">
            <text:p>bojoneoro_bʉjare </text:p>
          </table:table-cell>
          <table:table-cell office:value-type="string">
            <text:p>bohóˈnẽ́.õ.ɾõ.bɨhɑ́.ɾe E][boˈhónẽ́.ṍ.ɾõ.bɨhɑ́.ɾe J </text:p>
          </table:table-cell>
          <table:table-cell office:value-type="string">
            <text:p>v.i. </text:p>
          </table:table-cell>
          <table:table-cell office:value-type="string">
            <text:p>apenarse </text:p>
          </table:table-cell>
          <table:table-cell table:number-columns-repeated="204"/>
        </table:table-row>
        <table:table-row table:style-name="ro2">
          <table:table-cell office:value-type="string">
            <text:p>bojoneose </text:p>
          </table:table-cell>
          <table:table-cell office:value-type="string">
            <text:p>boˈhónẽ.õ.sẽ E][boˈhónẽ.õ.sẽ J </text:p>
          </table:table-cell>
          <table:table-cell office:value-type="string">
            <text:p>s.v.inan.pl. </text:p>
          </table:table-cell>
          <table:table-cell office:value-type="string">
            <text:p>cosas vergonzosas (lo que hace vergüenza)</text:p>
          </table:table-cell>
          <table:table-cell table:number-columns-repeated="204"/>
        </table:table-row>
        <table:table-row table:style-name="ro2">
          <table:table-cell office:value-type="string">
            <text:p>bojonere </text:p>
          </table:table-cell>
          <table:table-cell office:value-type="string">
            <text:p>boˈhónẽẽ.ɾẽ E][boˈhónẽẽ.ɾẽ J </text:p>
          </table:table-cell>
          <table:table-cell office:value-type="string">
            <text:p>v.i. </text:p>
          </table:table-cell>
          <table:table-cell office:value-type="string">
            <text:p>darse pena o vergüenza </text:p>
          </table:table-cell>
          <table:table-cell table:number-columns-repeated="204"/>
        </table:table-row>
        <table:table-row table:style-name="ro2">
          <table:table-cell office:value-type="string">
            <text:p>bojonesãare </text:p>
          </table:table-cell>
          <table:table-cell office:value-type="string">
            <text:p>boˈhónẽ.sɑ̃́ɑ̃́.ɾẽ </text:p>
          </table:table-cell>
          <table:table-cell office:value-type="string">
            <text:p>v.t. </text:p>
          </table:table-cell>
          <table:table-cell office:value-type="string">
            <text:p>echar la culpa a otra persona (para no tener la pena)</text:p>
          </table:table-cell>
          <table:table-cell table:number-columns-repeated="204"/>
        </table:table-row>
        <table:table-row table:style-name="ro2">
          <table:table-cell office:value-type="string">
            <text:p>bojoneyesore </text:p>
          </table:table-cell>
          <table:table-cell office:value-type="string">
            <text:p>boˈhónẽ.dʒéso.ɾe E][boˈhónẽ.dʒesó.ɾé J </text:p>
          </table:table-cell>
          <table:table-cell office:value-type="string">
            <text:p>v.t. </text:p>
          </table:table-cell>
          <table:table-cell office:value-type="string">
            <text:p>sentir compasión por otro y ayudarle </text:p>
          </table:table-cell>
          <table:table-cell table:number-columns-repeated="204"/>
        </table:table-row>
        <table:table-row table:style-name="ro2">
          <table:table-cell office:value-type="string">
            <text:p>bojoño </text:p>
          </table:table-cell>
          <table:table-cell office:value-type="string">
            <text:p>boˈhó.ɲṍ </text:p>
          </table:table-cell>
          <table:table-cell office:value-type="string">
            <text:p>inan. </text:p>
          </table:table-cell>
          <table:table-cell office:value-type="string">
            <text:p>palma de inayá (|ibras.|r) </text:p>
          </table:table-cell>
          <table:table-cell table:number-columns-repeated="204"/>
        </table:table-row>
        <table:table-row table:style-name="ro2">
          <table:table-cell office:value-type="string">
            <text:p>bojoritaare </text:p>
          </table:table-cell>
          <table:table-cell office:value-type="string">
            <text:p>bóˈho.ɾi.tɑ́ɑ.ɾe E][boˈhó.ɾí.tɑ́ɑ.ɾe J </text:p>
          </table:table-cell>
          <table:table-cell office:value-type="string">
            <text:p>v.t. </text:p>
          </table:table-cell>
          <table:table-cell office:value-type="string">
            <text:p>prevenir (enfermedad por los ritos del payé)</text:p>
          </table:table-cell>
          <table:table-cell table:number-columns-repeated="204"/>
        </table:table-row>
        <table:table-row table:style-name="ro2">
          <table:table-cell office:value-type="string">
            <text:p>bojoriwii </text:p>
          </table:table-cell>
          <table:table-cell office:value-type="string">
            <text:p>boˈhó.ɾi.wi E][boˈhó.ɾi.wi J </text:p>
          </table:table-cell>
          <table:table-cell office:value-type="string">
            <text:p>s.v.inan. </text:p>
          </table:table-cell>
          <table:table-cell office:value-type="string">
            <text:p>sitio de la tristeza</text:p>
          </table:table-cell>
          <table:table-cell table:number-columns-repeated="204"/>
        </table:table-row>
        <table:table-row table:style-name="ro2">
          <table:table-cell office:value-type="string">
            <text:p>bojorʉcʉ </text:p>
          </table:table-cell>
          <table:table-cell office:value-type="string">
            <text:p>boˈhó.ɾɨkɨ́ </text:p>
          </table:table-cell>
          <table:table-cell office:value-type="string">
            <text:p>inan. </text:p>
          </table:table-cell>
          <table:table-cell office:value-type="string">
            <text:p>especie de yuca brava</text:p>
          </table:table-cell>
          <table:table-cell table:number-columns-repeated="204"/>
        </table:table-row>
        <table:table-row table:style-name="ro2">
          <table:table-cell office:value-type="string">
            <text:p>bojose </text:p>
          </table:table-cell>
          <table:table-cell office:value-type="string">
            <text:p>boˈhó.se </text:p>
          </table:table-cell>
          <table:table-cell office:value-type="string">
            <text:p>v.i. </text:p>
          </table:table-cell>
          <table:table-cell office:value-type="string">
            <text:p>(estar) bajo (nivel de agua) </text:p>
          </table:table-cell>
          <table:table-cell table:number-columns-repeated="204"/>
        </table:table-row>
        <table:table-row table:style-name="ro2">
          <table:table-cell office:value-type="string">
            <text:p>borea </text:p>
          </table:table-cell>
          <table:table-cell office:value-type="string">
            <text:p>ˈbóɾeɑ </text:p>
          </table:table-cell>
          <table:table-cell office:value-type="string">
            <text:p>an.s.plural </text:p>
          </table:table-cell>
          <table:table-cell office:value-type="string">
            <text:p>hormigas |bborea|r (especie de hormiga incomible, roja y pequeña, a ellos les gusta comer el pescado y comidas dulces) </text:p>
          </table:table-cell>
          <table:table-cell table:number-columns-repeated="204"/>
        </table:table-row>
        <table:table-row table:style-name="ro2">
          <table:table-cell office:value-type="string">
            <text:p>boro_boro </text:p>
          </table:table-cell>
          <table:table-cell office:value-type="string">
            <text:p>bóɾó.ˈbóɾó </text:p>
          </table:table-cell>
          <table:table-cell office:value-type="string">
            <text:p>onom. </text:p>
          </table:table-cell>
          <table:table-cell office:value-type="string">
            <text:p>sonido de caída de fruta de un árbol </text:p>
          </table:table-cell>
          <table:table-cell table:number-columns-repeated="204"/>
        </table:table-row>
        <table:table-row table:style-name="ro2">
          <table:table-cell office:value-type="string">
            <text:p>borore </text:p>
          </table:table-cell>
          <table:table-cell office:value-type="string">
            <text:p>ˈbóɾó.ɾe E][ˈbóɾóó.ɾé J </text:p>
          </table:table-cell>
          <table:table-cell office:value-type="string">
            <text:p>v.t. </text:p>
          </table:table-cell>
          <table:table-cell office:value-type="string">
            <text:p>tocar los carrizos y danzar </text:p>
          </table:table-cell>
          <table:table-cell table:number-columns-repeated="204"/>
        </table:table-row>
        <table:table-row table:style-name="ro2">
          <table:table-cell office:value-type="string">
            <text:p>borowaare </text:p>
          </table:table-cell>
          <table:table-cell office:value-type="string">
            <text:p>ˈbóɾó.wɑ́ɑ́.ɾé </text:p>
          </table:table-cell>
          <table:table-cell office:value-type="string">
            <text:p>v.t. </text:p>
          </table:table-cell>
          <table:table-cell office:value-type="string">
            <text:p>tocar (los carrizos y danzar) </text:p>
          </table:table-cell>
          <table:table-cell table:number-columns-repeated="204"/>
        </table:table-row>
        <table:table-row table:style-name="ro2">
          <table:table-cell office:value-type="string">
            <text:p>bose </text:p>
          </table:table-cell>
          <table:table-cell office:value-type="string">
            <text:p>boˈsé </text:p>
          </table:table-cell>
          <table:table-cell office:value-type="string">
            <text:p>inan.s.de masa </text:p>
          </table:table-cell>
          <table:table-cell office:value-type="string">
            <text:p>coca para fortalecerse en un trabajo futuro </text:p>
          </table:table-cell>
          <table:table-cell table:number-columns-repeated="204"/>
        </table:table-row>
        <table:table-row table:style-name="ro2">
          <table:table-cell office:value-type="string">
            <text:p>bosio </text:p>
          </table:table-cell>
          <table:table-cell office:value-type="string">
            <text:p>boˈsío </text:p>
          </table:table-cell>
          <table:table-cell office:value-type="string">
            <text:p>an. </text:p>
          </table:table-cell>
          <table:table-cell office:value-type="string">
            <text:p>especie de pez anguila (comestible, de color gris, se encuentra en el río Pirá-Paraná y sus afluentes) </text:p>
          </table:table-cell>
          <table:table-cell/>
          <table:table-cell office:value-type="string">
            <text:p>th Nota: characteristics to distinguish eel like-fish: (1) what he looks like: color and design, (2) his size and (3) where he is found: jõcʉ - negro (p90, Peces del Llano), riagaagʉ, jairisa (Vaiyaagʉ); rique - õcãyaagʉ jĩcoro yʉrʉagʉ ñaacami; bosio - moñibʉsagʉ jarisaagʉ to yicõari õcãyaagʉ ñaacami, Vaiya jiyarisarire quẽne ñaacami; sijiru - ʉtabʉcʉraagʉ; yeru jũro - botigʉ riagaagʉ.</text:p>
          </table:table-cell>
          <table:table-cell table:number-columns-repeated="202"/>
        </table:table-row>
        <table:table-row table:style-name="ro2">
          <table:table-cell office:value-type="string">
            <text:p>boso </text:p>
          </table:table-cell>
          <table:table-cell office:value-type="string">
            <text:p>boˈsó </text:p>
          </table:table-cell>
          <table:table-cell office:value-type="string">
            <text:p>an. </text:p>
          </table:table-cell>
          <table:table-cell office:value-type="string">
            <text:p>tintín (|ireg.|r) </text:p>
          </table:table-cell>
          <table:table-cell office:value-type="string">
            <text:p>Myoprocta acouchy, </text:p>
          </table:table-cell>
          <table:table-cell table:number-columns-repeated="203"/>
        </table:table-row>
        <table:table-row table:style-name="ro2">
          <table:table-cell office:value-type="string">
            <text:p>boso_betaʉ </text:p>
          </table:table-cell>
          <table:table-cell office:value-type="string">
            <text:p>bosó.ˈbétɑ.ɨ E][boˈsó.bétɑ.ɨ J </text:p>
          </table:table-cell>
          <table:table-cell office:value-type="string">
            <text:p>inan. </text:p>
          </table:table-cell>
          <table:table-cell office:value-type="string">
            <text:p>especie de árbol (utilizado para la leña) </text:p>
          </table:table-cell>
          <table:table-cell table:number-columns-repeated="204"/>
        </table:table-row>
        <table:table-row table:style-name="ro2">
          <table:table-cell office:value-type="string">
            <text:p>bota </text:p>
          </table:table-cell>
          <table:table-cell office:value-type="string">
            <text:p>boˈtɑ́ </text:p>
          </table:table-cell>
          <table:table-cell office:value-type="string">
            <text:p>inan., cl.irreg. </text:p>
          </table:table-cell>
          <table:table-cell office:value-type="string">
            <text:p>poste </text:p>
          </table:table-cell>
          <table:table-cell table:number-columns-repeated="2"/>
          <table:table-cell office:value-type="string">
            <text:p>ntg BARS,91 bota (post) no.307; </text:p>
          </table:table-cell>
          <table:table-cell table:number-columns-repeated="201"/>
        </table:table-row>
        <table:table-row table:style-name="ro2">
          <table:table-cell office:value-type="string">
            <text:p>boti_wiase </text:p>
          </table:table-cell>
          <table:table-cell office:value-type="string">
            <text:p>ˈbótí.wíɑ́.se E][boˈtí.wíɑ.se J </text:p>
          </table:table-cell>
          <table:table-cell office:value-type="string">
            <text:p>v.i. </text:p>
          </table:table-cell>
          <table:table-cell office:value-type="string">
            <text:p>mohosearse </text:p>
          </table:table-cell>
          <table:table-cell table:number-columns-repeated="204"/>
        </table:table-row>
        <table:table-row table:style-name="ro1">
          <table:table-cell office:value-type="string">
            <text:p>botigʉjeʉ </text:p>
          </table:table-cell>
          <table:table-cell office:value-type="string">
            <text:p>botí.gɨ́ˈhe.ɨ </text:p>
          </table:table-cell>
          <table:table-cell office:value-type="string">
            <text:p>inan. </text:p>
          </table:table-cell>
          <table:table-cell office:value-type="string">
            <text:p>árbol |bbotigʉjeʉ|r (especie grande cuya savia blanca se utiliza para alumbrar) </text:p>
          </table:table-cell>
          <table:table-cell table:number-columns-repeated="204"/>
        </table:table-row>
        <table:table-row table:style-name="ro2">
          <table:table-cell office:value-type="string">
            <text:p>botise </text:p>
          </table:table-cell>
          <table:table-cell office:value-type="string">
            <text:p>boˈtí.se </text:p>
          </table:table-cell>
          <table:table-cell office:value-type="string">
            <text:p>v.i. </text:p>
          </table:table-cell>
          <table:table-cell office:value-type="string">
            <text:p>(ser/estar) blanco, blanca </text:p>
          </table:table-cell>
          <table:table-cell table:number-columns-repeated="2"/>
          <table:table-cell office:value-type="string">
            <text:p>ntg BARS,91 boti ‘to be white’ 2.4. Verbs with only a subject argument. Stative verbs p.29; </text:p>
          </table:table-cell>
          <table:table-cell table:number-columns-repeated="201"/>
        </table:table-row>
        <table:table-row table:style-name="ro2">
          <table:table-cell office:value-type="string">
            <text:p>boʉ </text:p>
          </table:table-cell>
          <table:table-cell office:value-type="string">
            <text:p>ˈbó.ɨ </text:p>
          </table:table-cell>
          <table:table-cell office:value-type="string">
            <text:p>inan. </text:p>
          </table:table-cell>
          <table:table-cell office:value-type="string">
            <text:p>especie de árbol (inútil, alto de madera blanda, no tiene frutos útiles y no se le utiliza los otros productos, crece en tierra pantanosa) </text:p>
          </table:table-cell>
          <table:table-cell table:number-columns-repeated="204"/>
        </table:table-row>
        <table:table-row table:style-name="ro2">
          <table:table-cell office:value-type="string">
            <text:p>boʉ_jĩco </text:p>
          </table:table-cell>
          <table:table-cell office:value-type="string">
            <text:p>ˈbó.ɨ.hĩ́kõ E][ˈbó.ɨ́.hĩkṍ J </text:p>
          </table:table-cell>
          <table:table-cell office:value-type="string">
            <text:p>an. </text:p>
          </table:table-cell>
          <table:table-cell office:value-type="string">
            <text:p>especie de escarabajo (comestible, con casco utilizado para las danzas) </text:p>
          </table:table-cell>
          <table:table-cell table:number-columns-repeated="204"/>
        </table:table-row>
        <table:table-row table:style-name="ro2">
          <table:table-cell office:value-type="string">
            <text:p>bucoabutu </text:p>
          </table:table-cell>
          <table:table-cell office:value-type="string">
            <text:p>bukóɑ.buˈtú E][ˈbúkóɑ.bútú J </text:p>
          </table:table-cell>
          <table:table-cell office:value-type="string">
            <text:p>inan. </text:p>
          </table:table-cell>
          <table:table-cell office:value-type="string">
            <text:p>juguete sonajero (hecho de calabazas pequeñas) </text:p>
          </table:table-cell>
          <table:table-cell table:number-columns-repeated="2"/>
          <table:table-cell office:value-type="string">
            <text:p>ntg BARS,91 -butu (E), -tubua (J) 'group' 4.1. Salient features of classifiers. Masses p.53 <text:s/>no.143; </text:p>
          </table:table-cell>
          <table:table-cell table:number-columns-repeated="201"/>
        </table:table-row>
        <table:table-row table:style-name="ro2">
          <table:table-cell office:value-type="string">
            <text:p>budigoore </text:p>
          </table:table-cell>
          <table:table-cell office:value-type="string">
            <text:p>búdi.ˈgóo.ɾe E][buˈdí.góo.ɾe J </text:p>
          </table:table-cell>
          <table:table-cell office:value-type="string">
            <text:p>v.i. </text:p>
          </table:table-cell>
          <table:table-cell office:value-type="string">
            <text:p>irse </text:p>
          </table:table-cell>
          <table:table-cell table:number-columns-repeated="204"/>
        </table:table-row>
        <table:table-row table:style-name="ro2">
          <table:table-cell office:value-type="string">
            <text:p>budire </text:p>
          </table:table-cell>
          <table:table-cell office:value-type="string">
            <text:p>ˈbúdi.ɾe E][buˈdí.ɾé́ J </text:p>
          </table:table-cell>
          <table:table-cell office:value-type="string">
            <text:p>v.i. </text:p>
          </table:table-cell>
          <table:table-cell office:value-type="string">
            <text:p>salir </text:p>
          </table:table-cell>
          <table:table-cell table:number-columns-repeated="2"/>
          <table:table-cell office:value-type="string">
            <text:p>ntg BARS,91 Verbs of motion. There are four kinds of verbs of motion: (a) verbs which have a source as an inherent point of reference, e.g., budi 'to exit', p.30; </text:p>
          </table:table-cell>
          <table:table-cell table:number-columns-repeated="201"/>
        </table:table-row>
        <table:table-row table:style-name="ro2">
          <table:table-cell office:value-type="string">
            <text:p>budirotire </text:p>
          </table:table-cell>
          <table:table-cell office:value-type="string">
            <text:p>ˈbúdi.ɾotí.ɾé E][buˈdí.ɾóti.ɾe J </text:p>
          </table:table-cell>
          <table:table-cell office:value-type="string">
            <text:p>v.t. </text:p>
          </table:table-cell>
          <table:table-cell office:value-type="string">
            <text:p>ordenar a salir</text:p>
          </table:table-cell>
          <table:table-cell table:number-columns-repeated="204"/>
        </table:table-row>
        <table:table-row table:style-name="ro2">
          <table:table-cell office:value-type="string">
            <text:p>bue </text:p>
          </table:table-cell>
          <table:table-cell office:value-type="string">
            <text:p>ˈbué </text:p>
          </table:table-cell>
          <table:table-cell office:value-type="string">
            <text:p>an. </text:p>
          </table:table-cell>
          <table:table-cell office:value-type="string">
            <text:p>especie de anguila</text:p>
          </table:table-cell>
          <table:table-cell table:number-columns-repeated="204"/>
        </table:table-row>
        <table:table-row table:style-name="ro2">
          <table:table-cell office:value-type="string">
            <text:p>Bue_aju </text:p>
          </table:table-cell>
          <table:table-cell office:value-type="string">
            <text:p>búˈé.ɑhú </text:p>
          </table:table-cell>
          <table:table-cell office:value-type="string">
            <text:p>inan. </text:p>
          </table:table-cell>
          <table:table-cell office:value-type="string">
            <text:p>nombre del tendido del río Pirá-Paraná donde hay la comunidad llamado a “|bSonaña|r” que habitan algunos eduria, barasanas y tatuyos </text:p>
          </table:table-cell>
          <table:table-cell table:number-columns-repeated="204"/>
        </table:table-row>
        <table:table-row table:style-name="ro2">
          <table:table-cell office:value-type="string">
            <text:p>bue_mene </text:p>
          </table:table-cell>
          <table:table-cell office:value-type="string">
            <text:p>ˈbúé.mẽ́nẽ́ </text:p>
          </table:table-cell>
          <table:table-cell office:value-type="string">
            <text:p>inan.f.n.esp. </text:p>
          </table:table-cell>
          <table:table-cell office:value-type="string">
            <text:p>guamas |bbue mene|r (especie comestible, silvestre; uso: se dice más que |bjĩcomene|r) </text:p>
          </table:table-cell>
          <table:table-cell table:number-columns-repeated="204"/>
        </table:table-row>
        <table:table-row table:style-name="ro2">
          <table:table-cell office:value-type="string">
            <text:p>bue_meneʉ </text:p>
          </table:table-cell>
          <table:table-cell office:value-type="string">
            <text:p>ˈbué.mẽ́nẽ́.ɨ̃́ </text:p>
          </table:table-cell>
          <table:table-cell office:value-type="string">
            <text:p>inan. </text:p>
          </table:table-cell>
          <table:table-cell office:value-type="string">
            <text:p>especie del guamo silvestre (uso: se dice más que |bjĩcomeneʉ|r) </text:p>
          </table:table-cell>
          <table:table-cell table:number-columns-repeated="204"/>
        </table:table-row>
        <table:table-row table:style-name="ro2">
          <table:table-cell office:value-type="string">
            <text:p>bueajiore </text:p>
          </table:table-cell>
          <table:table-cell office:value-type="string">
            <text:p>búé.ɑ́hi.o.ɾe </text:p>
          </table:table-cell>
          <table:table-cell office:value-type="string">
            <text:p>v.t. </text:p>
          </table:table-cell>
          <table:table-cell office:value-type="string">
            <text:p>leer en voz alta</text:p>
          </table:table-cell>
          <table:table-cell table:number-columns-repeated="204"/>
        </table:table-row>
        <table:table-row table:style-name="ro2">
          <table:table-cell office:value-type="string">
            <text:p>buebudire </text:p>
          </table:table-cell>
          <table:table-cell office:value-type="string">
            <text:p>buˈé.búdi.ɾe E][buˈé.budí.ɾe J </text:p>
          </table:table-cell>
          <table:table-cell office:value-type="string">
            <text:p>v.i. </text:p>
          </table:table-cell>
          <table:table-cell office:value-type="string">
            <text:p>salir de estudiar para vacaciones</text:p>
          </table:table-cell>
          <table:table-cell table:number-columns-repeated="204"/>
        </table:table-row>
        <table:table-row table:style-name="ro2">
          <table:table-cell office:value-type="string">
            <text:p>buegʉ, buego </text:p>
          </table:table-cell>
          <table:table-cell office:value-type="string">
            <text:p>buˈé.gɨ </text:p>
          </table:table-cell>
          <table:table-cell office:value-type="string">
            <text:p>m., f. </text:p>
          </table:table-cell>
          <table:table-cell office:value-type="string">
            <text:p>el estudiante, la estudiante; </text:p>
          </table:table-cell>
          <table:table-cell table:number-columns-repeated="204"/>
        </table:table-row>
        <table:table-row table:style-name="ro2">
          <table:table-cell office:value-type="string">
            <text:p>buemasiore </text:p>
          </table:table-cell>
          <table:table-cell office:value-type="string">
            <text:p>buˈé.mɑ̃́sĩ́.õ.ɾẽ </text:p>
          </table:table-cell>
          <table:table-cell office:value-type="string">
            <text:p>v.t. </text:p>
          </table:table-cell>
          <table:table-cell office:value-type="string">
            <text:p>enseñar </text:p>
          </table:table-cell>
          <table:table-cell table:number-columns-repeated="204"/>
        </table:table-row>
        <table:table-row table:style-name="ro2">
          <table:table-cell office:value-type="string">
            <text:p>buemasirẽtobudire </text:p>
          </table:table-cell>
          <table:table-cell office:value-type="string">
            <text:p>buˈé.mɑ̃́sĩ́.ɾẽ́tõ.búdi.ɾe E][ˈbué.mɑ̃sĩ́.ɾẽtṍ.búdi.ɾe J </text:p>
          </table:table-cell>
          <table:table-cell office:value-type="string">
            <text:p>v.i. </text:p>
          </table:table-cell>
          <table:table-cell office:value-type="string">
            <text:p>graduarse </text:p>
          </table:table-cell>
          <table:table-cell table:number-columns-repeated="204"/>
        </table:table-row>
        <table:table-row table:style-name="ro2">
          <table:table-cell office:value-type="string">
            <text:p>buere </text:p>
          </table:table-cell>
          <table:table-cell office:value-type="string">
            <text:p>buˈé.ɾe </text:p>
          </table:table-cell>
          <table:table-cell office:value-type="string">
            <text:p>v.t. </text:p>
          </table:table-cell>
          <table:table-cell office:value-type="string">
            <text:p>estudiar </text:p>
          </table:table-cell>
          <table:table-cell table:number-columns-repeated="2"/>
          <table:table-cell office:value-type="string">
            <text:p>ntg BARS,91 (bue) study no.24, 100, 106; </text:p>
          </table:table-cell>
          <table:table-cell table:number-columns-repeated="201"/>
        </table:table-row>
        <table:table-row table:style-name="ro2">
          <table:table-cell office:value-type="string">
            <text:p>buerẽtobuure </text:p>
          </table:table-cell>
          <table:table-cell office:value-type="string">
            <text:p>ˈbué.ɾẽ́tõ.búu.ɾe </text:p>
          </table:table-cell>
          <table:table-cell office:value-type="string">
            <text:p>v.t. </text:p>
          </table:table-cell>
          <table:table-cell office:value-type="string">
            <text:p>interpretar </text:p>
          </table:table-cell>
          <table:table-cell table:number-columns-repeated="204"/>
        </table:table-row>
        <table:table-row table:style-name="ro2">
          <table:table-cell office:value-type="string">
            <text:p>bueri </text:p>
          </table:table-cell>
          <table:table-cell office:value-type="string">
            <text:p>ˈbúé.ɾí </text:p>
          </table:table-cell>
          <table:table-cell office:value-type="string">
            <text:p>inan.f.n.esp. </text:p>
          </table:table-cell>
          <table:table-cell office:value-type="string">
            <text:p>nubes </text:p>
          </table:table-cell>
          <table:table-cell table:number-columns-repeated="204"/>
        </table:table-row>
        <table:table-row table:style-name="ro2">
          <table:table-cell office:value-type="string">
            <text:p>bueriamaca </text:p>
          </table:table-cell>
          <table:table-cell office:value-type="string">
            <text:p>ˈbué.ɾi.ɑ.mɑ̃́kɑ̃́ E][ˈbué.ɾí.ɑ.mɑ̃́kɑ̃́ J </text:p>
          </table:table-cell>
          <table:table-cell office:value-type="string">
            <text:p>s.v.inan. </text:p>
          </table:table-cell>
          <table:table-cell office:value-type="string">
            <text:p>escuela</text:p>
          </table:table-cell>
          <table:table-cell table:number-columns-repeated="204"/>
        </table:table-row>
        <table:table-row table:style-name="ro2">
          <table:table-cell office:value-type="string">
            <text:p>bueriatuti </text:p>
          </table:table-cell>
          <table:table-cell office:value-type="string">
            <text:p>buˈé.ɾí.ɑ.tútí E][buˈé.ɾí.ɑ.tútí J </text:p>
          </table:table-cell>
          <table:table-cell office:value-type="string">
            <text:p>s.v.inan. </text:p>
          </table:table-cell>
          <table:table-cell office:value-type="string">
            <text:p>cartilla para estudiar (aprender a leer)</text:p>
          </table:table-cell>
          <table:table-cell table:number-columns-repeated="204"/>
        </table:table-row>
        <table:table-row table:style-name="ro2">
          <table:table-cell office:value-type="string">
            <text:p>bueribʉrʉa </text:p>
          </table:table-cell>
          <table:table-cell office:value-type="string">
            <text:p>ˈbúé.ɾí.bɨ́ɾɨ́.ɑ́ </text:p>
          </table:table-cell>
          <table:table-cell office:value-type="string">
            <text:p>s.v.inan. </text:p>
          </table:table-cell>
          <table:table-cell office:value-type="string">
            <text:p>nube redondeada (cúmulo)</text:p>
          </table:table-cell>
          <table:table-cell table:number-columns-repeated="204"/>
        </table:table-row>
        <table:table-row table:style-name="ro2">
          <table:table-cell office:value-type="string">
            <text:p>buerigaseri </text:p>
          </table:table-cell>
          <table:table-cell office:value-type="string">
            <text:p>búé.ɾí.ˈgɑ́sée.ɾi </text:p>
          </table:table-cell>
          <table:table-cell office:value-type="string">
            <text:p>s.v.inan.f.n.esp. </text:p>
          </table:table-cell>
          <table:table-cell office:value-type="string">
            <text:p>nubes verticales (cumuloestrato o estratocúmulo) </text:p>
          </table:table-cell>
          <table:table-cell table:number-columns-repeated="204"/>
        </table:table-row>
        <table:table-row table:style-name="ro2">
          <table:table-cell office:value-type="string">
            <text:p>Buerimamʉ </text:p>
          </table:table-cell>
          <table:table-cell office:value-type="string">
            <text:p>buˈé.ɾí.mɑ̃́.mɨ̃́ E][ˈbúé.ɾí.mɑ̃́.mɨ̃́ J </text:p>
          </table:table-cell>
          <table:table-cell office:value-type="string">
            <text:p>m. </text:p>
          </table:table-cell>
          <table:table-cell office:value-type="string">
            <text:p>arco iris </text:p>
          </table:table-cell>
          <table:table-cell table:number-columns-repeated="204"/>
        </table:table-row>
        <table:table-row table:style-name="ro2">
          <table:table-cell office:value-type="string">
            <text:p>buerimasʉ, buerimaso </text:p>
          </table:table-cell>
          <table:table-cell office:value-type="string">
            <text:p>bué.ɾí.mɑ̃́s.ɨ̃ E][ˈbué.ɾí.mɑ̃́s.ɨ̃́ J </text:p>
          </table:table-cell>
          <table:table-cell office:value-type="string">
            <text:p>s.v.m., f. </text:p>
          </table:table-cell>
          <table:table-cell office:value-type="string">
            <text:p>el estudiante, la estudiante; </text:p>
          </table:table-cell>
          <table:table-cell table:number-columns-repeated="204"/>
        </table:table-row>
        <table:table-row table:style-name="ro2">
          <table:table-cell office:value-type="string">
            <text:p>bueriñaaroa </text:p>
          </table:table-cell>
          <table:table-cell office:value-type="string">
            <text:p>ˈbúéɾíɲɑ̃́ɑ̃́ɾõɑ̃ E][ˈbúéɾíɲɑ̃́ɑ̃́ɾṍɑ̃ J </text:p>
          </table:table-cell>
          <table:table-cell office:value-type="string">
            <text:p>an.s.plural </text:p>
          </table:table-cell>
          <table:table-cell office:value-type="string">
            <text:p>orugas |bbueriñaaroa|r (comen las hojas del uvo) </text:p>
          </table:table-cell>
          <table:table-cell table:number-columns-repeated="204"/>
        </table:table-row>
        <table:table-row table:style-name="ro2">
          <table:table-cell office:value-type="string">
            <text:p>buese </text:p>
          </table:table-cell>
          <table:table-cell office:value-type="string">
            <text:p>ˈbúe.se </text:p>
          </table:table-cell>
          <table:table-cell office:value-type="string">
            <text:p>v.i. </text:p>
          </table:table-cell>
          <table:table-cell office:value-type="string">
            <text:p>humear </text:p>
          </table:table-cell>
          <table:table-cell table:number-columns-repeated="204"/>
        </table:table-row>
        <table:table-row table:style-name="ro2">
          <table:table-cell office:value-type="string">
            <text:p>bugu </text:p>
          </table:table-cell>
          <table:table-cell office:value-type="string">
            <text:p>ˈbúgu E][buˈgú J </text:p>
          </table:table-cell>
          <table:table-cell office:value-type="string">
            <text:p>an. </text:p>
          </table:table-cell>
          <table:table-cell office:value-type="string">
            <text:p>especie de rana (comestible, de color café)</text:p>
          </table:table-cell>
          <table:table-cell table:number-columns-repeated="204"/>
        </table:table-row>
        <table:table-row table:style-name="ro2">
          <table:table-cell office:value-type="string">
            <text:p>buja </text:p>
          </table:table-cell>
          <table:table-cell office:value-type="string">
            <text:p>buˈhɑ́ </text:p>
          </table:table-cell>
          <table:table-cell office:value-type="string">
            <text:p>an. </text:p>
          </table:table-cell>
          <table:table-cell office:value-type="string">
            <text:p>paloma </text:p>
          </table:table-cell>
          <table:table-cell/>
          <table:table-cell office:value-type="string">
            <text:p>sc Leptotila rufaxilla</text:p>
          </table:table-cell>
          <table:table-cell table:number-columns-repeated="202"/>
        </table:table-row>
        <table:table-row table:style-name="ro2">
          <table:table-cell office:value-type="string">
            <text:p>buja_sẽneʉ </text:p>
          </table:table-cell>
          <table:table-cell office:value-type="string">
            <text:p>buˈhɑ́.sẽ́nẽ́.ɨ̃́ E][buˈhɑ́.sẽ́nẽ.ɨ̃ J </text:p>
          </table:table-cell>
          <table:table-cell office:value-type="string">
            <text:p>inan. </text:p>
          </table:table-cell>
          <table:table-cell office:value-type="string">
            <text:p>especie de arbusto (utilizado para hacer batidor para revolver mingao)</text:p>
          </table:table-cell>
          <table:table-cell table:number-columns-repeated="204"/>
        </table:table-row>
        <table:table-row table:style-name="ro2">
          <table:table-cell office:value-type="string">
            <text:p>bujere </text:p>
          </table:table-cell>
          <table:table-cell office:value-type="string">
            <text:p>búˈhe.ɾe E][buˈhé.ɾé J </text:p>
          </table:table-cell>
          <table:table-cell office:value-type="string">
            <text:p>v.t. </text:p>
          </table:table-cell>
          <table:table-cell office:value-type="string">
            <text:p>exprimir (masa de yuca brava en un matafrío)</text:p>
          </table:table-cell>
          <table:table-cell table:number-columns-repeated="204"/>
        </table:table-row>
        <table:table-row table:style-name="ro2">
          <table:table-cell office:value-type="string">
            <text:p>bujeʉ </text:p>
          </table:table-cell>
          <table:table-cell office:value-type="string">
            <text:p>buˈhé.ɨ </text:p>
          </table:table-cell>
          <table:table-cell office:value-type="string">
            <text:p>inan. </text:p>
          </table:table-cell>
          <table:table-cell office:value-type="string">
            <text:p>especie de árbol (inútil) </text:p>
          </table:table-cell>
          <table:table-cell table:number-columns-repeated="204"/>
        </table:table-row>
        <table:table-row table:style-name="ro2">
          <table:table-cell office:value-type="string">
            <text:p>buji </text:p>
          </table:table-cell>
          <table:table-cell office:value-type="string">
            <text:p>ˈbúhi E][buˈhí J </text:p>
          </table:table-cell>
          <table:table-cell office:value-type="string">
            <text:p>m. </text:p>
          </table:table-cell>
          <table:table-cell office:value-type="string">
            <text:p>yerno (uso: generalmente con pronombre posesivo)</text:p>
          </table:table-cell>
          <table:table-cell table:number-columns-repeated="204"/>
        </table:table-row>
        <table:table-row table:style-name="ro2">
          <table:table-cell office:value-type="string">
            <text:p>bujibacʉ, bujibaco </text:p>
          </table:table-cell>
          <table:table-cell office:value-type="string">
            <text:p>búˈhibɑk.ɨ́ E][buhíbɑk.ɨ J </text:p>
          </table:table-cell>
          <table:table-cell office:value-type="string">
            <text:p>m., f. </text:p>
          </table:table-cell>
          <table:table-cell office:value-type="string">
            <text:p>cuñado (uso: dicho por la mujer al hombre), cuñada (uso: dicho por el hombre a la mujer) </text:p>
          </table:table-cell>
          <table:table-cell table:number-columns-repeated="204"/>
        </table:table-row>
        <table:table-row table:style-name="ro2">
          <table:table-cell office:value-type="string">
            <text:p>buju </text:p>
          </table:table-cell>
          <table:table-cell office:value-type="string">
            <text:p>ˈbúhu E][buˈhú J </text:p>
          </table:table-cell>
          <table:table-cell office:value-type="string">
            <text:p>inan.f.n.esp. </text:p>
          </table:table-cell>
          <table:table-cell office:value-type="string">
            <text:p>cerbatanas </text:p>
          </table:table-cell>
          <table:table-cell table:number-columns-repeated="204"/>
        </table:table-row>
        <table:table-row table:style-name="ro2">
          <table:table-cell office:value-type="string">
            <text:p>bujubʉ </text:p>
          </table:table-cell>
          <table:table-cell office:value-type="string">
            <text:p>ˈbúhu.bɨ </text:p>
          </table:table-cell>
          <table:table-cell office:value-type="string">
            <text:p>inan. </text:p>
          </table:table-cell>
          <table:table-cell office:value-type="string">
            <text:p>cacurí (|ibras.|r) </text:p>
          </table:table-cell>
          <table:table-cell/>
          <table:table-cell office:value-type="string">
            <text:p>va arubʉ , uv E , vn J </text:p>
          </table:table-cell>
          <table:table-cell table:number-columns-repeated="202"/>
        </table:table-row>
        <table:table-row table:style-name="ro2">
          <table:table-cell office:value-type="string">
            <text:p>bujugasero </text:p>
          </table:table-cell>
          <table:table-cell office:value-type="string">
            <text:p>búˈhu.gɑsé.ɾó E][buˈhú.gɑ́se.ɾo J </text:p>
          </table:table-cell>
          <table:table-cell office:value-type="string">
            <text:p>inan. </text:p>
          </table:table-cell>
          <table:table-cell office:value-type="string">
            <text:p>estera tejida de pachúa (|iger.|r utilizada para guardar nueces) </text:p>
          </table:table-cell>
          <table:table-cell table:number-columns-repeated="204"/>
        </table:table-row>
        <table:table-row table:style-name="ro2">
          <table:table-cell office:value-type="string">
            <text:p>bujujãi </text:p>
          </table:table-cell>
          <table:table-cell office:value-type="string">
            <text:p>búˈhu.hɑ̃ĩ́ E][buˈhú.hɑ̃́ĩ J </text:p>
          </table:table-cell>
          <table:table-cell office:value-type="string">
            <text:p>inan. </text:p>
          </table:table-cell>
          <table:table-cell office:value-type="string">
            <text:p>tira </text:p>
          </table:table-cell>
          <table:table-cell table:number-columns-repeated="204"/>
        </table:table-row>
        <table:table-row table:style-name="ro2">
          <table:table-cell office:value-type="string">
            <text:p>bujumʉ </text:p>
          </table:table-cell>
          <table:table-cell office:value-type="string">
            <text:p>búˈhumɨ̃ E][buˈhúmɨ̃́ J </text:p>
          </table:table-cell>
          <table:table-cell office:value-type="string">
            <text:p>an. </text:p>
          </table:table-cell>
          <table:table-cell office:value-type="string">
            <text:p>especie de avispa (que hace hueco en el suelo) </text:p>
          </table:table-cell>
          <table:table-cell table:number-columns-repeated="204"/>
        </table:table-row>
        <table:table-row table:style-name="ro2">
          <table:table-cell office:value-type="string">
            <text:p>bujuño </text:p>
          </table:table-cell>
          <table:table-cell office:value-type="string">
            <text:p>ˈbúhu.ɲõ E][buˈhú.ɲṍ J </text:p>
          </table:table-cell>
          <table:table-cell office:value-type="string">
            <text:p>inan. </text:p>
          </table:table-cell>
          <table:table-cell office:value-type="string">
            <text:p>especie de palma pachúa (|iger.|r utilizada para hacer cerbatanas, envases tejidas para guardar chontaduro en el río) </text:p>
          </table:table-cell>
          <table:table-cell table:number-columns-repeated="204"/>
        </table:table-row>
        <table:table-row table:style-name="ro2">
          <table:table-cell office:value-type="string">
            <text:p>burucutu </text:p>
          </table:table-cell>
          <table:table-cell office:value-type="string">
            <text:p>buɾukuˈtú </text:p>
          </table:table-cell>
          <table:table-cell office:value-type="string">
            <text:p>an. </text:p>
          </table:table-cell>
          <table:table-cell office:value-type="string">
            <text:p>especie de búho (pequeño) </text:p>
          </table:table-cell>
          <table:table-cell table:number-columns-repeated="204"/>
        </table:table-row>
        <table:table-row table:style-name="ro2">
          <table:table-cell office:value-type="string">
            <text:p>buruse </text:p>
          </table:table-cell>
          <table:table-cell office:value-type="string">
            <text:p>ˈbúɾu.se E][ˈbúɾú.se J </text:p>
          </table:table-cell>
          <table:table-cell office:value-type="string">
            <text:p>inan.pl. </text:p>
          </table:table-cell>
          <table:table-cell office:value-type="string">
            <text:p>granos </text:p>
          </table:table-cell>
          <table:table-cell table:number-columns-repeated="204"/>
        </table:table-row>
        <table:table-row table:style-name="ro2">
          <table:table-cell office:value-type="string">
            <text:p>busiyʉ </text:p>
          </table:table-cell>
          <table:table-cell office:value-type="string">
            <text:p>buˈsídʒɨ́ </text:p>
          </table:table-cell>
          <table:table-cell office:value-type="string">
            <text:p>s.v.inan. </text:p>
          </table:table-cell>
          <table:table-cell office:value-type="string">
            <text:p>mañana </text:p>
          </table:table-cell>
          <table:table-cell/>
          <table:table-cell office:value-type="string">
            <text:p>va busʉyʉ , uv E, J , vn YM </text:p>
          </table:table-cell>
          <table:table-cell table:number-columns-repeated="202"/>
        </table:table-row>
        <table:table-row table:style-name="ro1">
          <table:table-cell office:value-type="string">
            <text:p>busiyʉjʉa </text:p>
          </table:table-cell>
          <table:table-cell office:value-type="string">
            <text:p>busídʒí.ˈhɨ́ɑ E][buˈsídʒí.hɨ́ɑ́ J </text:p>
          </table:table-cell>
          <table:table-cell office:value-type="string">
            <text:p>s.v.inan. </text:p>
          </table:table-cell>
          <table:table-cell office:value-type="string">
            <text:p>antes del amanecer</text:p>
          </table:table-cell>
          <table:table-cell table:number-columns-repeated="204"/>
        </table:table-row>
        <table:table-row table:style-name="ro2">
          <table:table-cell office:value-type="string">
            <text:p>busiyʉri </text:p>
          </table:table-cell>
          <table:table-cell office:value-type="string">
            <text:p>busíˈdʒɨ́ɨ́.ɾi </text:p>
          </table:table-cell>
          <table:table-cell office:value-type="string">
            <text:p>adv. </text:p>
          </table:table-cell>
          <table:table-cell office:value-type="string">
            <text:p>pronto </text:p>
          </table:table-cell>
          <table:table-cell table:number-columns-repeated="204"/>
        </table:table-row>
        <table:table-row table:style-name="ro2">
          <table:table-cell office:value-type="string">
            <text:p>busubatoose </text:p>
          </table:table-cell>
          <table:table-cell office:value-type="string">
            <text:p>busú.ˈbɑ́to.sé E][buˈsú.bɑ́to.se J </text:p>
          </table:table-cell>
          <table:table-cell office:value-type="string">
            <text:p>v.i. </text:p>
          </table:table-cell>
          <table:table-cell office:value-type="string">
            <text:p>echar (luz)</text:p>
          </table:table-cell>
          <table:table-cell table:number-columns-repeated="204"/>
        </table:table-row>
        <table:table-row table:style-name="ro2">
          <table:table-cell office:value-type="string">
            <text:p>busugʉ </text:p>
          </table:table-cell>
          <table:table-cell office:value-type="string">
            <text:p>buˈsú.gɨ </text:p>
          </table:table-cell>
          <table:table-cell office:value-type="string">
            <text:p>m. </text:p>
          </table:table-cell>
          <table:table-cell office:value-type="string">
            <text:p>él que ilumina (sol, luna) </text:p>
          </table:table-cell>
          <table:table-cell table:number-columns-repeated="204"/>
        </table:table-row>
        <table:table-row table:style-name="ro2">
          <table:table-cell office:value-type="string">
            <text:p>busuotuagʉ </text:p>
          </table:table-cell>
          <table:table-cell office:value-type="string">
            <text:p>búsu.o.ˈtúɑ.gɨ E][buˈsú.ó.túɑ.gɨ J </text:p>
          </table:table-cell>
          <table:table-cell office:value-type="string">
            <text:p>s.v.m. </text:p>
          </table:table-cell>
          <table:table-cell office:value-type="string">
            <text:p>luna relumbrante en una cierta posición al amanecer</text:p>
          </table:table-cell>
          <table:table-cell table:number-columns-repeated="204"/>
        </table:table-row>
        <table:table-row table:style-name="ro2">
          <table:table-cell office:value-type="string">
            <text:p>busurica </text:p>
          </table:table-cell>
          <table:table-cell office:value-type="string">
            <text:p>buˈsú.ɾi.kɑ́ E][buˈsú.ɾi.kɑ J </text:p>
          </table:table-cell>
          <table:table-cell office:value-type="string">
            <text:p>s.v.inan. </text:p>
          </table:table-cell>
          <table:table-cell office:value-type="string">
            <text:p>bombilla</text:p>
          </table:table-cell>
          <table:table-cell table:number-columns-repeated="204"/>
        </table:table-row>
        <table:table-row table:style-name="ro2">
          <table:table-cell office:value-type="string">
            <text:p>busurijaʉ </text:p>
          </table:table-cell>
          <table:table-cell office:value-type="string">
            <text:p>busú.ɾi.ˈhɑɘ́ E][buˈsú.ɾi.hɑɘ J </text:p>
          </table:table-cell>
          <table:table-cell office:value-type="string">
            <text:p>s.v.inan. </text:p>
          </table:table-cell>
          <table:table-cell office:value-type="string">
            <text:p>de la madrugada </text:p>
          </table:table-cell>
          <table:table-cell/>
          <table:table-cell office:value-type="string">
            <text:p>va busurijʉ , ph buˈsú.ɾi.hɨ́ E][buˈsú.ɾi.hɨ J , </text:p>
          </table:table-cell>
          <table:table-cell table:number-columns-repeated="202"/>
        </table:table-row>
        <table:table-row table:style-name="ro2">
          <table:table-cell office:value-type="string">
            <text:p>busurijaʉaca </text:p>
          </table:table-cell>
          <table:table-cell office:value-type="string">
            <text:p>busú.ɾi.hɑɘ́.ˈɑ́kɑ E][buˈsú.ɾi.hɑ́ɘ.ɑkɑ́ J </text:p>
          </table:table-cell>
          <table:table-cell office:value-type="string">
            <text:p>s.v.inan. </text:p>
          </table:table-cell>
          <table:table-cell office:value-type="string">
            <text:p>madrugadita </text:p>
          </table:table-cell>
          <table:table-cell/>
          <table:table-cell office:value-type="string">
            <text:p>va busurijʉaca , ph busú.ɾi.hɨ́.ɑ́kɑ , </text:p>
          </table:table-cell>
          <table:table-cell table:number-columns-repeated="202"/>
        </table:table-row>
        <table:table-row table:style-name="ro1">
          <table:table-cell office:value-type="string">
            <text:p>busurijʉ</text:p>
          </table:table-cell>
          <table:table-cell table:number-columns-repeated="207"/>
        </table:table-row>
        <table:table-row table:style-name="ro1">
          <table:table-cell office:value-type="string">
            <text:p>busurijʉaca</text:p>
          </table:table-cell>
          <table:table-cell table:number-columns-repeated="207"/>
        </table:table-row>
        <table:table-row table:style-name="ro2">
          <table:table-cell office:value-type="string">
            <text:p>Busuriñoco </text:p>
          </table:table-cell>
          <table:table-cell office:value-type="string">
            <text:p>busú.ɾí.ˈɲṍkõ E][buˈsú.ɾí.ɲṍkṍ J </text:p>
          </table:table-cell>
          <table:table-cell office:value-type="string">
            <text:p>m. </text:p>
          </table:table-cell>
          <table:table-cell office:value-type="string">
            <text:p>estrella matutina </text:p>
          </table:table-cell>
          <table:table-cell table:number-columns-repeated="204"/>
        </table:table-row>
        <table:table-row table:style-name="ro2">
          <table:table-cell office:value-type="string">
            <text:p>busurocajeorijaʉ </text:p>
          </table:table-cell>
          <table:table-cell office:value-type="string">
            <text:p>busú.ˈɾókɑ.hé.ó.ɾi.hɘ́ E][buˈsú.ɾókɑ.hé.o.ɾi.hɘ́ J </text:p>
          </table:table-cell>
          <table:table-cell office:value-type="string">
            <text:p>s.v.an. </text:p>
          </table:table-cell>
          <table:table-cell office:value-type="string">
            <text:p>primera luz del día </text:p>
          </table:table-cell>
          <table:table-cell/>
          <table:table-cell office:value-type="string">
            <text:p>va busurocajeorijʉ , ph buˈsú.ɾokɑ.hé.o.ɾi.hɨ́ E][buˈsú.ɾókɑ.hé.ó.ɾi.hɨ́ J , </text:p>
          </table:table-cell>
          <table:table-cell table:number-columns-repeated="202"/>
        </table:table-row>
        <table:table-row table:style-name="ro2">
          <table:table-cell office:value-type="string">
            <text:p>bususe </text:p>
          </table:table-cell>
          <table:table-cell office:value-type="string">
            <text:p>buˈsú.se E][buˈsú.se J </text:p>
          </table:table-cell>
          <table:table-cell office:value-type="string">
            <text:p>v.i. </text:p>
          </table:table-cell>
          <table:table-cell office:value-type="string">
            <text:p>aclarar (el día) </text:p>
          </table:table-cell>
          <table:table-cell table:number-columns-repeated="204"/>
        </table:table-row>
        <table:table-row table:style-name="ro1">
          <table:table-cell office:value-type="string">
            <text:p>bususõorisoje </text:p>
          </table:table-cell>
          <table:table-cell office:value-type="string">
            <text:p>búˈsu.sṍṍ.ɾĩ.sohé E][buˈsú.sṍõ.ɾĩ.sóhé J </text:p>
          </table:table-cell>
          <table:table-cell office:value-type="string">
            <text:p>s.v.inan. </text:p>
          </table:table-cell>
          <table:table-cell office:value-type="string">
            <text:p>ventana (una parte donde entra la luz) </text:p>
          </table:table-cell>
          <table:table-cell table:number-columns-repeated="204"/>
        </table:table-row>
        <table:table-row table:style-name="ro1">
          <table:table-cell office:value-type="string">
            <text:p>bususõorotisoje </text:p>
          </table:table-cell>
          <table:table-cell office:value-type="string">
            <text:p>buˈsú.sṍṍ.ɾótí.sóhé E][buˈsú.sṍõ.ɾotí.sóhe J </text:p>
          </table:table-cell>
          <table:table-cell office:value-type="string">
            <text:p>s.v.inan. </text:p>
          </table:table-cell>
          <table:table-cell office:value-type="string">
            <text:p>ventana (una parte donde entra la luz) </text:p>
          </table:table-cell>
          <table:table-cell table:number-columns-repeated="204"/>
        </table:table-row>
        <table:table-row table:style-name="ro2">
          <table:table-cell office:value-type="string">
            <text:p>busʉyʉ </text:p>
          </table:table-cell>
          <table:table-cell table:number-columns-repeated="4"/>
          <table:table-cell office:value-type="string">
            <text:p>uv YM</text:p>
          </table:table-cell>
          <table:table-cell table:number-columns-repeated="202"/>
        </table:table-row>
        <table:table-row table:style-name="ro2">
          <table:table-cell office:value-type="string">
            <text:p>butica </text:p>
          </table:table-cell>
          <table:table-cell office:value-type="string">
            <text:p>búˈtikɑ́ɑ E][buˈtíkɑ́ɑ J </text:p>
          </table:table-cell>
          <table:table-cell office:value-type="string">
            <text:p>an.s.plural </text:p>
          </table:table-cell>
          <table:table-cell office:value-type="string">
            <text:p>hormigas |bbutica|r (especie que pica, incomible, pequeña con cuerpo negro) </text:p>
          </table:table-cell>
          <table:table-cell table:number-columns-repeated="204"/>
        </table:table-row>
        <table:table-row table:style-name="ro2">
          <table:table-cell office:value-type="string">
            <text:p>butua </text:p>
          </table:table-cell>
          <table:table-cell office:value-type="string">
            <text:p>buˈtúɑ́ </text:p>
          </table:table-cell>
          <table:table-cell office:value-type="string">
            <text:p>an.s.plural </text:p>
          </table:table-cell>
          <table:table-cell office:value-type="string">
            <text:p>termitas, térmites o termes </text:p>
          </table:table-cell>
          <table:table-cell table:number-columns-repeated="204"/>
        </table:table-row>
        <table:table-row table:style-name="ro2">
          <table:table-cell office:value-type="string">
            <text:p>butuajacaroca </text:p>
          </table:table-cell>
          <table:table-cell office:value-type="string">
            <text:p>buˈtúɑhɑkɑ́ɾókɑ </text:p>
          </table:table-cell>
          <table:table-cell office:value-type="string">
            <text:p>an.pl. </text:p>
          </table:table-cell>
          <table:table-cell office:value-type="string">
            <text:p>termitas, térmites o termes, comejenes |bbutuajacaroca|r (cuyas larvas son comestibles) </text:p>
          </table:table-cell>
          <table:table-cell table:number-columns-repeated="204"/>
        </table:table-row>
        <table:table-row table:style-name="ro2">
          <table:table-cell office:value-type="string">
            <text:p>butuaroca </text:p>
          </table:table-cell>
          <table:table-cell office:value-type="string">
            <text:p>buˈtúɑ́ɾókɑ́ </text:p>
          </table:table-cell>
          <table:table-cell office:value-type="string">
            <text:p>an. </text:p>
          </table:table-cell>
          <table:table-cell office:value-type="string">
            <text:p>especie de culebra (no venenosa) </text:p>
          </table:table-cell>
          <table:table-cell table:number-columns-repeated="204"/>
        </table:table-row>
        <table:table-row table:style-name="ro2">
          <table:table-cell office:value-type="string">
            <text:p>butuñimia </text:p>
          </table:table-cell>
          <table:table-cell office:value-type="string">
            <text:p>butúˈɲĩ́mĩ́ɑ̃́ </text:p>
          </table:table-cell>
          <table:table-cell office:value-type="string">
            <text:p>an.s.plural </text:p>
          </table:table-cell>
          <table:table-cell office:value-type="string">
            <text:p>termitas, térmites o termes </text:p>
          </table:table-cell>
          <table:table-cell table:number-columns-repeated="204"/>
        </table:table-row>
        <table:table-row table:style-name="ro2">
          <table:table-cell office:value-type="string">
            <text:p>butuquiri </text:p>
          </table:table-cell>
          <table:table-cell office:value-type="string">
            <text:p>butúˈkíɾí </text:p>
          </table:table-cell>
          <table:table-cell office:value-type="string">
            <text:p>an. </text:p>
          </table:table-cell>
          <table:table-cell office:value-type="string">
            <text:p>especie de periquito (verde) </text:p>
          </table:table-cell>
          <table:table-cell/>
          <table:table-cell office:value-type="string">
            <text:p>sc Forpus passerinus</text:p>
          </table:table-cell>
          <table:table-cell table:number-columns-repeated="202"/>
        </table:table-row>
        <table:table-row table:style-name="ro2">
          <table:table-cell office:value-type="string">
            <text:p>buu </text:p>
          </table:table-cell>
          <table:table-cell office:value-type="string">
            <text:p>ˈbúú </text:p>
          </table:table-cell>
          <table:table-cell office:value-type="string">
            <text:p>an. </text:p>
          </table:table-cell>
          <table:table-cell office:value-type="string">
            <text:p>agutí </text:p>
          </table:table-cell>
          <table:table-cell table:number-columns-repeated="204"/>
        </table:table-row>
        <table:table-row table:style-name="ro2">
          <table:table-cell office:value-type="string">
            <text:p>buu_beco </text:p>
          </table:table-cell>
          <table:table-cell office:value-type="string">
            <text:p>ˈbúú.béko E][ˈbúú.bekó J </text:p>
          </table:table-cell>
          <table:table-cell office:value-type="string">
            <text:p>an. </text:p>
          </table:table-cell>
          <table:table-cell office:value-type="string">
            <text:p>especie de mosca (grande, deposita sus huevos en los agutís, se parece a la mosca común)</text:p>
          </table:table-cell>
          <table:table-cell table:number-columns-repeated="204"/>
        </table:table-row>
        <table:table-row table:style-name="ro2">
          <table:table-cell office:value-type="string">
            <text:p>buu_gʉda_nuria </text:p>
          </table:table-cell>
          <table:table-cell office:value-type="string">
            <text:p>ˈbúú.gɨ̃́dɑ́.nṹɾĩ́ɑ̃́ </text:p>
          </table:table-cell>
          <table:table-cell office:value-type="string">
            <text:p>an. </text:p>
          </table:table-cell>
          <table:table-cell office:value-type="string">
            <text:p>especie de escarabajo (muy pequeño) </text:p>
          </table:table-cell>
          <table:table-cell table:number-columns-repeated="204"/>
        </table:table-row>
        <table:table-row table:style-name="ro2">
          <table:table-cell office:value-type="string">
            <text:p>buu_moji </text:p>
          </table:table-cell>
          <table:table-cell office:value-type="string">
            <text:p>ˈbúú.mṍhĩ́ </text:p>
          </table:table-cell>
          <table:table-cell office:value-type="string">
            <text:p>inan.s.de masa </text:p>
          </table:table-cell>
          <table:table-cell office:value-type="string">
            <text:p>especie de caraná (|ibras.|r utilizada para techar la casa) </text:p>
          </table:table-cell>
          <table:table-cell table:number-columns-repeated="204"/>
        </table:table-row>
        <table:table-row table:style-name="ro2">
          <table:table-cell office:value-type="string">
            <text:p>buucoa </text:p>
          </table:table-cell>
          <table:table-cell office:value-type="string">
            <text:p>búúˈkóɑ E][ˈbúúkóɑ́́ J </text:p>
          </table:table-cell>
          <table:table-cell office:value-type="string">
            <text:p>inan. </text:p>
          </table:table-cell>
          <table:table-cell office:value-type="string">
            <text:p>especie de calabaza </text:p>
          </table:table-cell>
          <table:table-cell table:number-columns-repeated="204"/>
        </table:table-row>
        <table:table-row table:style-name="ro2">
          <table:table-cell office:value-type="string">
            <text:p>buucũure </text:p>
          </table:table-cell>
          <table:table-cell office:value-type="string">
            <text:p>búu.ˈkṹṹ.ɾẽ E][ˈbuú.kṹũ.ɾẽ J </text:p>
          </table:table-cell>
          <table:table-cell office:value-type="string">
            <text:p>v.caus. </text:p>
          </table:table-cell>
          <table:table-cell office:value-type="string">
            <text:p>poner afuera </text:p>
          </table:table-cell>
          <table:table-cell table:number-columns-repeated="204"/>
        </table:table-row>
        <table:table-row table:style-name="ro2">
          <table:table-cell office:value-type="string">
            <text:p>Buuo </text:p>
          </table:table-cell>
          <table:table-cell office:value-type="string">
            <text:p>búˈú.o </text:p>
          </table:table-cell>
          <table:table-cell office:value-type="string">
            <text:p>f. </text:p>
          </table:table-cell>
          <table:table-cell office:value-type="string">
            <text:p>carácter mítico, la hembra de Guara</text:p>
          </table:table-cell>
          <table:table-cell table:number-columns-repeated="204"/>
        </table:table-row>
        <table:table-row table:style-name="ro2">
          <table:table-cell office:value-type="string">
            <text:p>buure </text:p>
          </table:table-cell>
          <table:table-cell office:value-type="string">
            <text:p>ˈbúu.ɾe E][ˈbuú.ɾé J </text:p>
          </table:table-cell>
          <table:table-cell office:value-type="string">
            <text:p>v.t. </text:p>
          </table:table-cell>
          <table:table-cell office:value-type="string">
            <text:p>hacer salir </text:p>
          </table:table-cell>
          <table:table-cell table:number-columns-repeated="2"/>
          <table:table-cell office:value-type="string">
            <text:p>ntg BARS,91 3.5 Verb roots. p.46, Second, besides indicating stative, the second syllable may indicate intransitivity. For example, bu is transitive signifying 'to make something/someone exit' and buya is stative for 'to be emitting', and budi is intranstivie for 'to exit'.;</text:p>
          </table:table-cell>
          <table:table-cell table:number-columns-repeated="201"/>
        </table:table-row>
        <table:table-row table:style-name="ro2">
          <table:table-cell office:value-type="string">
            <text:p>buuro </text:p>
          </table:table-cell>
          <table:table-cell office:value-type="string">
            <text:p>buˈúɾo </text:p>
          </table:table-cell>
          <table:table-cell office:value-type="string">
            <text:p>inan., cl.irreg. </text:p>
          </table:table-cell>
          <table:table-cell office:value-type="string">
            <text:p>cerro </text:p>
          </table:table-cell>
          <table:table-cell table:number-columns-repeated="204"/>
        </table:table-row>
        <table:table-row table:style-name="ro2">
          <table:table-cell office:value-type="string">
            <text:p>buuruari </text:p>
          </table:table-cell>
          <table:table-cell office:value-type="string">
            <text:p>ˈbúúɾuɑ.ɾi </text:p>
          </table:table-cell>
          <table:table-cell office:value-type="string">
            <text:p>inan.pl. </text:p>
          </table:table-cell>
          <table:table-cell office:value-type="string">
            <text:p>sarampión </text:p>
          </table:table-cell>
          <table:table-cell table:number-columns-repeated="204"/>
        </table:table-row>
        <table:table-row table:style-name="ro2">
          <table:table-cell office:value-type="string">
            <text:p>buurʉcʉ </text:p>
          </table:table-cell>
          <table:table-cell office:value-type="string">
            <text:p>búˈú.ɾɨ́kɨ́ </text:p>
          </table:table-cell>
          <table:table-cell office:value-type="string">
            <text:p>inan. </text:p>
          </table:table-cell>
          <table:table-cell office:value-type="string">
            <text:p>yuca de guara (especie de yuca brava)</text:p>
          </table:table-cell>
          <table:table-cell table:number-columns-repeated="204"/>
        </table:table-row>
        <table:table-row table:style-name="ro2">
          <table:table-cell office:value-type="string">
            <text:p>buutu </text:p>
          </table:table-cell>
          <table:table-cell office:value-type="string">
            <text:p>ˈbúutu </text:p>
          </table:table-cell>
          <table:table-cell office:value-type="string">
            <text:p>an. </text:p>
          </table:table-cell>
          <table:table-cell office:value-type="string">
            <text:p>paloma torcaza colorada </text:p>
          </table:table-cell>
          <table:table-cell/>
          <table:table-cell office:value-type="string">
            <text:p>sc Columba subvinacea purpureotincta, berlepschi</text:p>
          </table:table-cell>
          <table:table-cell table:number-columns-repeated="202"/>
        </table:table-row>
        <table:table-row table:style-name="ro2">
          <table:table-cell office:value-type="string">
            <text:p>buuwĩjiño </text:p>
          </table:table-cell>
          <table:table-cell office:value-type="string">
            <text:p>ˈbúú.wĩ́hĩ.ɲõ E][ˈbúú.wĩ́hĩ́.ɲṍ J </text:p>
          </table:table-cell>
          <table:table-cell office:value-type="string">
            <text:p>inan. </text:p>
          </table:table-cell>
          <table:table-cell office:value-type="string">
            <text:p>especie de palma (no produce fruto comestible, clasificada como maleza cuando se crece en la chagra)</text:p>
          </table:table-cell>
          <table:table-cell table:number-columns-repeated="204"/>
        </table:table-row>
        <table:table-row table:style-name="ro2">
          <table:table-cell office:value-type="string">
            <text:p>buuyairo </text:p>
          </table:table-cell>
          <table:table-cell office:value-type="string">
            <text:p>búúˈdʒɑ́íɾó </text:p>
          </table:table-cell>
          <table:table-cell office:value-type="string">
            <text:p>an. </text:p>
          </table:table-cell>
          <table:table-cell office:value-type="string">
            <text:p>zorro común </text:p>
          </table:table-cell>
          <table:table-cell table:number-columns-repeated="204"/>
        </table:table-row>
        <table:table-row table:style-name="ro1">
          <table:table-cell office:value-type="string">
            <text:p>buya </text:p>
          </table:table-cell>
          <table:table-cell office:value-type="string">
            <text:p>ˈbúdʒɑ E][buˈdʒɑ́ J </text:p>
          </table:table-cell>
          <table:table-cell office:value-type="string">
            <text:p>inan.s.de masa </text:p>
          </table:table-cell>
          <table:table-cell office:value-type="string">
            <text:p>algodón del monte </text:p>
          </table:table-cell>
          <table:table-cell office:value-type="string">
            <text:p>Ceiba spp., </text:p>
          </table:table-cell>
          <table:table-cell table:number-columns-repeated="203"/>
        </table:table-row>
        <table:table-row table:style-name="ro2">
          <table:table-cell office:value-type="string">
            <text:p>buya_bʉcʉ </text:p>
          </table:table-cell>
          <table:table-cell office:value-type="string">
            <text:p>buˈdʒɑ́.bɨkɨ́ </text:p>
          </table:table-cell>
          <table:table-cell office:value-type="string">
            <text:p>inan.pl. </text:p>
          </table:table-cell>
          <table:table-cell office:value-type="string">
            <text:p>plumas del mochilero (utilizados en el tocado tejido de la danza) </text:p>
          </table:table-cell>
          <table:table-cell table:number-columns-repeated="204"/>
        </table:table-row>
        <table:table-row table:style-name="ro2">
          <table:table-cell office:value-type="string">
            <text:p>buya_bʉcʉbedo </text:p>
          </table:table-cell>
          <table:table-cell office:value-type="string">
            <text:p>budʒɑ́.bɨ́kɨ́.ˈbédó </text:p>
          </table:table-cell>
          <table:table-cell office:value-type="string">
            <text:p>inan. </text:p>
          </table:table-cell>
          <table:table-cell office:value-type="string">
            <text:p>tocado </text:p>
          </table:table-cell>
          <table:table-cell table:number-columns-repeated="204"/>
        </table:table-row>
        <table:table-row table:style-name="ro2">
          <table:table-cell office:value-type="string">
            <text:p>buya_tʉriroa </text:p>
          </table:table-cell>
          <table:table-cell office:value-type="string">
            <text:p>budʒɑ́.ˈtɨ́ɾíɾó.ɑ́ </text:p>
          </table:table-cell>
          <table:table-cell office:value-type="string">
            <text:p>an.s.plural </text:p>
          </table:table-cell>
          <table:table-cell office:value-type="string">
            <text:p>orugas |bbuya tʉriroa|r (especie roja que alimenta de hojas de bejucos) </text:p>
          </table:table-cell>
          <table:table-cell table:number-columns-repeated="204"/>
        </table:table-row>
        <table:table-row table:style-name="ro2">
          <table:table-cell office:value-type="string">
            <text:p>buyaa </text:p>
          </table:table-cell>
          <table:table-cell office:value-type="string">
            <text:p>buˈdʒɑ́ɑ́ </text:p>
          </table:table-cell>
          <table:table-cell office:value-type="string">
            <text:p>an.s.plural </text:p>
          </table:table-cell>
          <table:table-cell office:value-type="string">
            <text:p>chinches (insectos pequeños y comestibles crudos o asados después de destripar el veneno en su pecho; hay varias especies nombradas por las matas donde se ubican) </text:p>
          </table:table-cell>
          <table:table-cell office:value-type="string">
            <text:p>O. Hemípteros , </text:p>
          </table:table-cell>
          <table:table-cell table:number-columns-repeated="203"/>
        </table:table-row>
        <table:table-row table:style-name="ro2">
          <table:table-cell office:value-type="string">
            <text:p>buyaʉ </text:p>
          </table:table-cell>
          <table:table-cell office:value-type="string">
            <text:p>ˈbúdʒɑ.ɨ E][buˈdʒɑ́.ɨ́ J </text:p>
          </table:table-cell>
          <table:table-cell office:value-type="string">
            <text:p>inan. </text:p>
          </table:table-cell>
          <table:table-cell office:value-type="string">
            <text:p>palo de ceiba (especie de árbol que produce algodón de monte utilizado para hacer dardos) </text:p>
          </table:table-cell>
          <table:table-cell/>
          <table:table-cell office:value-type="string">
            <text:p>sc F. Bombax, Bombacaceae, G. Ceiba pentandra </text:p>
          </table:table-cell>
          <table:table-cell table:number-columns-repeated="202"/>
        </table:table-row>
        <table:table-row table:style-name="ro1">
          <table:table-cell office:value-type="string">
            <text:p>bʉ_me_bʉ </text:p>
          </table:table-cell>
          <table:table-cell office:value-type="string">
            <text:p>ˈbɨ́.mẽ.bɨ </text:p>
          </table:table-cell>
          <table:table-cell office:value-type="string">
            <text:p>interj. </text:p>
          </table:table-cell>
          <table:table-cell office:value-type="string">
            <text:p>¡huy! </text:p>
          </table:table-cell>
          <table:table-cell table:number-columns-repeated="204"/>
        </table:table-row>
        <table:table-row table:style-name="ro2">
          <table:table-cell office:value-type="string">
            <text:p>bʉa </text:p>
          </table:table-cell>
          <table:table-cell office:value-type="string">
            <text:p>bɨˈɑ́ </text:p>
          </table:table-cell>
          <table:table-cell office:value-type="string">
            <text:p>m. </text:p>
          </table:table-cell>
          <table:table-cell office:value-type="string">
            <text:p>tío (pariente masculino de la familia del padre, de su misma generación; uso: vocativo) </text:p>
          </table:table-cell>
          <table:table-cell table:number-columns-repeated="204"/>
        </table:table-row>
        <table:table-row table:style-name="ro2">
          <table:table-cell office:value-type="string">
            <text:p>bʉajuure </text:p>
          </table:table-cell>
          <table:table-cell office:value-type="string">
            <text:p>ˈbɨ́ɑ.húú.ɾe </text:p>
          </table:table-cell>
          <table:table-cell office:value-type="string">
            <text:p>v.t. </text:p>
          </table:table-cell>
          <table:table-cell office:value-type="string">
            <text:p>enganchar </text:p>
          </table:table-cell>
          <table:table-cell table:number-columns-repeated="204"/>
        </table:table-row>
        <table:table-row table:style-name="ro2">
          <table:table-cell office:value-type="string">
            <text:p>bʉamʉ, bʉamo </text:p>
          </table:table-cell>
          <table:table-cell office:value-type="string">
            <text:p>ˈbɨ́ɑm.ɨ̃ </text:p>
          </table:table-cell>
          <table:table-cell office:value-type="string">
            <text:p>m., f. </text:p>
          </table:table-cell>
          <table:table-cell office:value-type="string">
            <text:p>tío (pariente masculino de la familia del padre, de su misma generación) </text:p>
          </table:table-cell>
          <table:table-cell table:number-columns-repeated="204"/>
        </table:table-row>
        <table:table-row table:style-name="ro2">
          <table:table-cell office:value-type="string">
            <text:p>bʉare </text:p>
          </table:table-cell>
          <table:table-cell office:value-type="string">
            <text:p>ˈbɨ́ɑ.ɾe </text:p>
          </table:table-cell>
          <table:table-cell office:value-type="string">
            <text:p>v.t. </text:p>
          </table:table-cell>
          <table:table-cell office:value-type="string">
            <text:p>construir (casa) </text:p>
          </table:table-cell>
          <table:table-cell table:number-columns-repeated="2"/>
          <table:table-cell office:value-type="string">
            <text:p>ntg BARS,91 bʉa 'build' no.82; </text:p>
          </table:table-cell>
          <table:table-cell table:number-columns-repeated="201"/>
        </table:table-row>
        <table:table-row table:style-name="ro2">
          <table:table-cell office:value-type="string">
            <text:p>bʉariaro </text:p>
          </table:table-cell>
          <table:table-cell/>
          <table:table-cell office:value-type="string">
            <text:p>s.v.inan. </text:p>
          </table:table-cell>
          <table:table-cell office:value-type="string">
            <text:p>tapa </text:p>
          </table:table-cell>
          <table:table-cell table:number-columns-repeated="204"/>
        </table:table-row>
        <table:table-row table:style-name="ro2">
          <table:table-cell office:value-type="string">
            <text:p>bʉawasoare </text:p>
          </table:table-cell>
          <table:table-cell office:value-type="string">
            <text:p>ˈbɨ́ɑ.wɑsóɑ.ɾe </text:p>
          </table:table-cell>
          <table:table-cell office:value-type="string">
            <text:p>v.t. </text:p>
          </table:table-cell>
          <table:table-cell office:value-type="string">
            <text:p>construir (una casa nuevamente en el mismo sitio u otro)</text:p>
          </table:table-cell>
          <table:table-cell table:number-columns-repeated="204"/>
        </table:table-row>
        <table:table-row table:style-name="ro2">
          <table:table-cell office:value-type="string">
            <text:p>bʉbʉmisi </text:p>
          </table:table-cell>
          <table:table-cell office:value-type="string">
            <text:p>bɨˈbɨ́.mĩ́sĩ́ </text:p>
          </table:table-cell>
          <table:table-cell office:value-type="string">
            <text:p>inan.f.n.esp. </text:p>
          </table:table-cell>
          <table:table-cell office:value-type="string">
            <text:p>especie de bejuco (maleza; se parece como un arbusto con tallo leñoso, espinas, muchas ramitas saliendo de un raíz leñoso y diseminando; las ramitas tienen grupitos de hojas redondas; se encuentra en los rastrojos) </text:p>
          </table:table-cell>
          <table:table-cell table:number-columns-repeated="204"/>
        </table:table-row>
        <table:table-row table:style-name="ro2">
          <table:table-cell office:value-type="string">
            <text:p>bʉbʉri </text:p>
          </table:table-cell>
          <table:table-cell office:value-type="string">
            <text:p>bɨˈbɨ́ɾí </text:p>
          </table:table-cell>
          <table:table-cell office:value-type="string">
            <text:p>inan. </text:p>
          </table:table-cell>
          <table:table-cell office:value-type="string">
            <text:p>fiebre y escalofríos </text:p>
          </table:table-cell>
          <table:table-cell table:number-columns-repeated="204"/>
        </table:table-row>
        <table:table-row table:style-name="ro2">
          <table:table-cell office:value-type="string">
            <text:p>bʉbʉri_mini </text:p>
          </table:table-cell>
          <table:table-cell office:value-type="string">
            <text:p>bɨˈbɨ́ɾí.mĩ́nĩ E][bɨˈbɨ́ɾí.mĩ́nĩ́ J </text:p>
          </table:table-cell>
          <table:table-cell office:value-type="string">
            <text:p>an. </text:p>
          </table:table-cell>
          <table:table-cell office:value-type="string">
            <text:p>cigüeñuela (especie de ave acuática, no comestible) </text:p>
          </table:table-cell>
          <table:table-cell/>
          <table:table-cell office:value-type="string">
            <text:p>sc Himantopus mexicanus </text:p>
          </table:table-cell>
          <table:table-cell table:number-columns-repeated="202"/>
        </table:table-row>
        <table:table-row table:style-name="ro2">
          <table:table-cell office:value-type="string">
            <text:p>bʉco </text:p>
          </table:table-cell>
          <table:table-cell office:value-type="string">
            <text:p>bɨˈkó </text:p>
          </table:table-cell>
          <table:table-cell office:value-type="string">
            <text:p>an. </text:p>
          </table:table-cell>
          <table:table-cell office:value-type="string">
            <text:p>oso hormiguero </text:p>
          </table:table-cell>
          <table:table-cell table:number-columns-repeated="204"/>
        </table:table-row>
        <table:table-row table:style-name="ro2">
          <table:table-cell office:value-type="string">
            <text:p>bʉcoa </text:p>
          </table:table-cell>
          <table:table-cell office:value-type="string">
            <text:p>bɨˈkóɑ́ </text:p>
          </table:table-cell>
          <table:table-cell office:value-type="string">
            <text:p>an.s.plural </text:p>
          </table:table-cell>
          <table:table-cell office:value-type="string">
            <text:p>termitas, térmites o termes, comejenes |bbʉcoa|r (especie de color negro que se encuentra en los árboles, los recién empollados son comestibles) </text:p>
          </table:table-cell>
          <table:table-cell table:number-columns-repeated="204"/>
        </table:table-row>
        <table:table-row table:style-name="ro2">
          <table:table-cell office:value-type="string">
            <text:p>bʉcʉ </text:p>
          </table:table-cell>
          <table:table-cell office:value-type="string">
            <text:p>ˈbɨ́kɨ E][bɨˈkɨ́ J </text:p>
          </table:table-cell>
          <table:table-cell office:value-type="string">
            <text:p>inan. </text:p>
          </table:table-cell>
          <table:table-cell office:value-type="string">
            <text:p>castaña de Pará </text:p>
          </table:table-cell>
          <table:table-cell table:number-columns-repeated="204"/>
        </table:table-row>
        <table:table-row table:style-name="ro1">
          <table:table-cell office:value-type="string">
            <text:p>bʉcʉ́ </text:p>
          </table:table-cell>
          <table:table-cell office:value-type="string">
            <text:p>bɨˈkɨ́ </text:p>
          </table:table-cell>
          <table:table-cell/>
          <table:table-cell office:value-type="string">
            <text:p>viejo, vieja; </text:p>
          </table:table-cell>
          <table:table-cell/>
          <table:table-cell office:value-type="string">
            <text:p>va bʉcʉo , ps s.v.m., f. , </text:p>
          </table:table-cell>
          <table:table-cell table:number-columns-repeated="202"/>
        </table:table-row>
        <table:table-row table:style-name="ro2">
          <table:table-cell office:value-type="string">
            <text:p>Bʉcʉa </text:p>
          </table:table-cell>
          <table:table-cell office:value-type="string">
            <text:p>ˈbɨ́kɨɑ E][bɨˈkɨ́ɑ́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bʉcʉ́aca, bʉcʉoca </text:p>
          </table:table-cell>
          <table:table-cell office:value-type="string">
            <text:p>bɨˈk.ɨ́.ɑ́kɑ́ </text:p>
          </table:table-cell>
          <table:table-cell office:value-type="string">
            <text:p>s.v.m., f. </text:p>
          </table:table-cell>
          <table:table-cell office:value-type="string">
            <text:p>viejito, viejita; </text:p>
          </table:table-cell>
          <table:table-cell table:number-columns-repeated="204"/>
        </table:table-row>
        <table:table-row table:style-name="ro2">
          <table:table-cell office:value-type="string">
            <text:p>bʉcʉamʉjase </text:p>
          </table:table-cell>
          <table:table-cell office:value-type="string">
            <text:p>bɨˈkɨ́ɑ.mɨ̃́hɑ̃.sẽ E][bɨˈkɨ́ɑ.mɨ̃́hɑ̃.sẽ J </text:p>
          </table:table-cell>
          <table:table-cell office:value-type="string">
            <text:p>v.i. </text:p>
          </table:table-cell>
          <table:table-cell office:value-type="string">
            <text:p>crecer </text:p>
          </table:table-cell>
          <table:table-cell table:number-columns-repeated="204"/>
        </table:table-row>
        <table:table-row table:style-name="ro2">
          <table:table-cell office:value-type="string">
            <text:p>bʉcʉarirodo </text:p>
          </table:table-cell>
          <table:table-cell office:value-type="string">
            <text:p>bɨˈkɨ́ɑ.ɾi.ɾodó E][bɨˈkɨ́ɑ.ɾi.ɾódó J </text:p>
          </table:table-cell>
          <table:table-cell office:value-type="string">
            <text:p>inan. </text:p>
          </table:table-cell>
          <table:table-cell office:value-type="string">
            <text:p>tiempo de madurarse </text:p>
          </table:table-cell>
          <table:table-cell table:number-columns-repeated="204"/>
        </table:table-row>
        <table:table-row table:style-name="ro2">
          <table:table-cell office:value-type="string">
            <text:p>bʉcʉase </text:p>
          </table:table-cell>
          <table:table-cell office:value-type="string">
            <text:p>bɨˈkɨ́ɑ.sé E][bɨˈkɨ́ɑ.se J </text:p>
          </table:table-cell>
          <table:table-cell office:value-type="string">
            <text:p>v.i. </text:p>
          </table:table-cell>
          <table:table-cell office:value-type="string">
            <text:p>(ser/estar) viejo, vieja (machete, radio, remo, ropa) </text:p>
          </table:table-cell>
          <table:table-cell table:number-columns-repeated="2"/>
          <table:table-cell office:value-type="string">
            <text:p>ntg BARS,81 p.23 2.4 Verbs with only subject argument; p. 24, Involuntary process verbs. Such verbs as bʉkʉa ‘to grow/ripen’, sĩdi ‘to dry up’, hudi ‘to sprout’, ruyua ‘to be born/appear’, ruhea ‘to be born’ also have only subject arguments. </text:p>
          </table:table-cell>
          <table:table-cell table:number-columns-repeated="201"/>
        </table:table-row>
        <table:table-row table:style-name="ro2">
          <table:table-cell office:value-type="string">
            <text:p>bʉcʉroa </text:p>
          </table:table-cell>
          <table:table-cell office:value-type="string">
            <text:p>bɨkɨ́ˈɾóɑ </text:p>
          </table:table-cell>
          <table:table-cell office:value-type="string">
            <text:p>an.s.plural </text:p>
          </table:table-cell>
          <table:table-cell office:value-type="string">
            <text:p>termitas, térmites o termes </text:p>
          </table:table-cell>
          <table:table-cell table:number-columns-repeated="204"/>
        </table:table-row>
        <table:table-row table:style-name="ro2">
          <table:table-cell office:value-type="string">
            <text:p>bʉcʉsa </text:p>
          </table:table-cell>
          <table:table-cell office:value-type="string">
            <text:p>bɨ́kɨˈsɑ́ɑ E][bɨˈkɨ́sɑ́ɑ J </text:p>
          </table:table-cell>
          <table:table-cell office:value-type="string">
            <text:p>an.s.plural </text:p>
          </table:table-cell>
          <table:table-cell office:value-type="string">
            <text:p>orugas |bbʉcʉsa|r (no comestibles, venenosas) </text:p>
          </table:table-cell>
          <table:table-cell table:number-columns-repeated="204"/>
        </table:table-row>
        <table:table-row table:style-name="ro2">
          <table:table-cell office:value-type="string">
            <text:p>Bʉcʉya </text:p>
          </table:table-cell>
          <table:table-cell office:value-type="string">
            <text:p>ˈbɨ́kɨ.dʒɑ E][bɨˈkɨ́.dʒɑ́ J </text:p>
          </table:table-cell>
          <table:table-cell office:value-type="string">
            <text:p>inan. </text:p>
          </table:table-cell>
          <table:table-cell office:value-type="string">
            <text:p>caño, afluyente del caño Piedra (ubicado abajo de la cachivera llamada “|bBʉcʉa|r”)</text:p>
          </table:table-cell>
          <table:table-cell table:number-columns-repeated="204"/>
        </table:table-row>
        <table:table-row table:style-name="ro2">
          <table:table-cell office:value-type="string">
            <text:p>bʉjabetiase </text:p>
          </table:table-cell>
          <table:table-cell office:value-type="string">
            <text:p>bɨˈhɑ́.béti.ɑsé E][bɨˈhɑ́.béti.ɑse J </text:p>
          </table:table-cell>
          <table:table-cell office:value-type="string">
            <text:p>s.v.inan.sing. </text:p>
          </table:table-cell>
          <table:table-cell office:value-type="string">
            <text:p>(estar) romo, roma; </text:p>
          </table:table-cell>
          <table:table-cell table:number-columns-repeated="204"/>
        </table:table-row>
        <table:table-row table:style-name="ro2">
          <table:table-cell office:value-type="string">
            <text:p>bʉjaĩare </text:p>
          </table:table-cell>
          <table:table-cell office:value-type="string">
            <text:p>bɨhɑ́.ˈĩ́ĩɑ̃.ɾẽ E][bɨˈhɑ́.ĩ́ĩɑ̃ɑ̃.ɾẽ J </text:p>
          </table:table-cell>
          <table:table-cell office:value-type="string">
            <text:p>v.i. </text:p>
          </table:table-cell>
          <table:table-cell office:value-type="string">
            <text:p>sufrir</text:p>
          </table:table-cell>
          <table:table-cell table:number-columns-repeated="204"/>
        </table:table-row>
        <table:table-row table:style-name="ro2">
          <table:table-cell office:value-type="string">
            <text:p>bʉjare </text:p>
          </table:table-cell>
          <table:table-cell office:value-type="string">
            <text:p>bɨˈhɑ́.ɾe </text:p>
          </table:table-cell>
          <table:table-cell office:value-type="string">
            <text:p>v.t. </text:p>
          </table:table-cell>
          <table:table-cell office:value-type="string">
            <text:p>encontrar </text:p>
          </table:table-cell>
          <table:table-cell table:number-columns-repeated="204"/>
        </table:table-row>
        <table:table-row table:style-name="ro2">
          <table:table-cell office:value-type="string">
            <text:p>bʉjase </text:p>
          </table:table-cell>
          <table:table-cell office:value-type="string">
            <text:p>bɨˈhɑ́.se </text:p>
          </table:table-cell>
          <table:table-cell office:value-type="string">
            <text:p>v.i. </text:p>
          </table:table-cell>
          <table:table-cell office:value-type="string">
            <text:p>(ser/estar) afilado, afilada; </text:p>
          </table:table-cell>
          <table:table-cell table:number-columns-repeated="2"/>
          <table:table-cell office:value-type="string">
            <text:p>lf caus. </text:p>
          </table:table-cell>
          <table:table-cell table:number-columns-repeated="201"/>
        </table:table-row>
        <table:table-row table:style-name="ro2">
          <table:table-cell office:value-type="string">
            <text:p>Bʉjo </text:p>
          </table:table-cell>
          <table:table-cell office:value-type="string">
            <text:p>bɨˈhó </text:p>
          </table:table-cell>
          <table:table-cell office:value-type="string">
            <text:p>m. </text:p>
          </table:table-cell>
          <table:table-cell office:value-type="string">
            <text:p>él que hace el relámpago y el trueno </text:p>
          </table:table-cell>
          <table:table-cell table:number-columns-repeated="204"/>
        </table:table-row>
        <table:table-row table:style-name="ro2">
          <table:table-cell office:value-type="string">
            <text:p>Bʉjo_cũmua </text:p>
          </table:table-cell>
          <table:table-cell office:value-type="string">
            <text:p>bɨˈhó.kṹˈmṹ.ɑ̃́ </text:p>
          </table:table-cell>
          <table:table-cell office:value-type="string">
            <text:p>inan. </text:p>
          </table:table-cell>
          <table:table-cell office:value-type="string">
            <text:p>(|iingl.|r) jet </text:p>
          </table:table-cell>
          <table:table-cell table:number-columns-repeated="204"/>
        </table:table-row>
        <table:table-row table:style-name="ro2">
          <table:table-cell office:value-type="string">
            <text:p>bʉjoarã </text:p>
          </table:table-cell>
          <table:table-cell office:value-type="string">
            <text:p>bɨˈhóɑɾɑ̃ </text:p>
          </table:table-cell>
          <table:table-cell office:value-type="string">
            <text:p>an.s.plural </text:p>
          </table:table-cell>
          <table:table-cell office:value-type="string">
            <text:p>termitas, térmites o termes </text:p>
          </table:table-cell>
          <table:table-cell/>
          <table:table-cell office:value-type="string">
            <text:p>va õjea , uv E , vn J </text:p>
          </table:table-cell>
          <table:table-cell table:number-columns-repeated="202"/>
        </table:table-row>
        <table:table-row table:style-name="ro2">
          <table:table-cell office:value-type="string">
            <text:p>bʉjoarãbo </text:p>
          </table:table-cell>
          <table:table-cell office:value-type="string">
            <text:p>bɨˈhóɑɾɑ̃.bó </text:p>
          </table:table-cell>
          <table:table-cell office:value-type="string">
            <text:p>inan. </text:p>
          </table:table-cell>
          <table:table-cell office:value-type="string">
            <text:p>termitero de las termitas |bbʉjoarã|r (alto, de forma de una columna) </text:p>
          </table:table-cell>
          <table:table-cell/>
          <table:table-cell office:value-type="string">
            <text:p>va õjeabo , uv E , vn J </text:p>
          </table:table-cell>
          <table:table-cell table:number-columns-repeated="202"/>
        </table:table-row>
        <table:table-row table:style-name="ro2">
          <table:table-cell office:value-type="string">
            <text:p>bʉjoore </text:p>
          </table:table-cell>
          <table:table-cell office:value-type="string">
            <text:p>ˈbɨ́h.oo.ɾe E][bɨˈh.óó.ɾé J </text:p>
          </table:table-cell>
          <table:table-cell office:value-type="string">
            <text:p>v.caus. </text:p>
          </table:table-cell>
          <table:table-cell office:value-type="string">
            <text:p>afilar</text:p>
          </table:table-cell>
          <table:table-cell table:number-columns-repeated="204"/>
        </table:table-row>
        <table:table-row table:style-name="ro2">
          <table:table-cell office:value-type="string">
            <text:p>bʉjoorii </text:p>
          </table:table-cell>
          <table:table-cell office:value-type="string">
            <text:p>ˈbɨ́h.oo.ɾí.í </text:p>
          </table:table-cell>
          <table:table-cell office:value-type="string">
            <text:p>s.v.inan. </text:p>
          </table:table-cell>
          <table:table-cell office:value-type="string">
            <text:p>lima </text:p>
          </table:table-cell>
          <table:table-cell/>
          <table:table-cell office:value-type="string">
            <text:p>uv E, va bʉjoriʉ, vn J, ph bɨh.ó.ˈɾí.ɨ </text:p>
          </table:table-cell>
          <table:table-cell table:number-columns-repeated="202"/>
        </table:table-row>
        <table:table-row table:style-name="ro2">
          <table:table-cell office:value-type="string">
            <text:p>bʉjoroa </text:p>
          </table:table-cell>
          <table:table-cell office:value-type="string">
            <text:p>bɨˈhóɾóɑ </text:p>
          </table:table-cell>
          <table:table-cell office:value-type="string">
            <text:p>an.s.plural </text:p>
          </table:table-cell>
          <table:table-cell office:value-type="string">
            <text:p>cubeos (grupo indígena) </text:p>
          </table:table-cell>
          <table:table-cell table:number-columns-repeated="204"/>
        </table:table-row>
        <table:table-row table:style-name="ro1">
          <table:table-cell office:value-type="string">
            <text:p>bʉjʉ </text:p>
          </table:table-cell>
          <table:table-cell office:value-type="string">
            <text:p>bɨˈhɨ́ </text:p>
          </table:table-cell>
          <table:table-cell office:value-type="string">
            <text:p>an. </text:p>
          </table:table-cell>
          <table:table-cell office:value-type="string">
            <text:p>araña </text:p>
          </table:table-cell>
          <table:table-cell table:number-columns-repeated="204"/>
        </table:table-row>
        <table:table-row table:style-name="ro2">
          <table:table-cell office:value-type="string">
            <text:p>Bʉjʉjoero </text:p>
          </table:table-cell>
          <table:table-cell office:value-type="string">
            <text:p>bɨhɨ́.ˈhóé.ɾo E][bɨhɨ́.ˈhóe.ɾo J </text:p>
          </table:table-cell>
          <table:table-cell office:value-type="string">
            <text:p>inan. </text:p>
          </table:table-cell>
          <table:table-cell office:value-type="string">
            <text:p>cachivera Araña (|ibras.|r) </text:p>
          </table:table-cell>
          <table:table-cell table:number-columns-repeated="204"/>
        </table:table-row>
        <table:table-row table:style-name="ro2">
          <table:table-cell office:value-type="string">
            <text:p>bʉjʉjogo </text:p>
          </table:table-cell>
          <table:table-cell office:value-type="string">
            <text:p>bɨˈhɨ́hógo E][ˈbɨhɨ́hógó J </text:p>
          </table:table-cell>
          <table:table-cell office:value-type="string">
            <text:p>an. </text:p>
          </table:table-cell>
          <table:table-cell office:value-type="string">
            <text:p>búho </text:p>
          </table:table-cell>
          <table:table-cell office:value-type="string">
            <text:p>Pulsatrix persicillata , Speotyto cunicularia </text:p>
          </table:table-cell>
          <table:table-cell table:number-columns-repeated="203"/>
        </table:table-row>
        <table:table-row table:style-name="ro2">
          <table:table-cell office:value-type="string">
            <text:p>bʉjʉre </text:p>
          </table:table-cell>
          <table:table-cell office:value-type="string">
            <text:p>bɨˈhɨ́.ɾe </text:p>
          </table:table-cell>
          <table:table-cell office:value-type="string">
            <text:p>v.i. </text:p>
          </table:table-cell>
          <table:table-cell office:value-type="string">
            <text:p>reproducirse </text:p>
          </table:table-cell>
          <table:table-cell table:number-columns-repeated="204"/>
        </table:table-row>
        <table:table-row table:style-name="ro2">
          <table:table-cell office:value-type="string">
            <text:p>bʉogʉ, bʉogo </text:p>
          </table:table-cell>
          <table:table-cell office:value-type="string">
            <text:p>ˈbɨ́o.gɨ </text:p>
          </table:table-cell>
          <table:table-cell office:value-type="string">
            <text:p>s.v.m., f. </text:p>
          </table:table-cell>
          <table:table-cell office:value-type="string">
            <text:p>malo, mala (persona, animal) </text:p>
          </table:table-cell>
          <table:table-cell/>
          <table:table-cell office:value-type="string">
            <text:p>va baigʉ, baigo , uv J , vn E </text:p>
          </table:table-cell>
          <table:table-cell table:number-columns-repeated="202"/>
        </table:table-row>
        <table:table-row table:style-name="ro2">
          <table:table-cell office:value-type="string">
            <text:p>bʉoore </text:p>
          </table:table-cell>
          <table:table-cell office:value-type="string">
            <text:p>ˈbɨ́.oo.ɾe </text:p>
          </table:table-cell>
          <table:table-cell office:value-type="string">
            <text:p>v.caus. </text:p>
          </table:table-cell>
          <table:table-cell office:value-type="string">
            <text:p>poner (collar) </text:p>
          </table:table-cell>
          <table:table-cell table:number-columns-repeated="204"/>
        </table:table-row>
        <table:table-row table:style-name="ro2">
          <table:table-cell office:value-type="string">
            <text:p>bʉose </text:p>
          </table:table-cell>
          <table:table-cell office:value-type="string">
            <text:p>ˈbɨ́o.se  </text:p>
          </table:table-cell>
          <table:table-cell office:value-type="string">
            <text:p>v.i. </text:p>
          </table:table-cell>
          <table:table-cell office:value-type="string">
            <text:p>(ser/estar) mal, malo, mala; </text:p>
          </table:table-cell>
          <table:table-cell/>
          <table:table-cell office:value-type="string">
            <text:p>va baise , uv J , vn E </text:p>
          </table:table-cell>
          <table:table-cell table:number-columns-repeated="202"/>
        </table:table-row>
        <table:table-row table:style-name="ro2">
          <table:table-cell office:value-type="string">
            <text:p>bʉri_ñiirã </text:p>
          </table:table-cell>
          <table:table-cell office:value-type="string">
            <text:p>bɨɾí.ˈɲĩ́ĩ́ɾɑ̃ E][ˈbɨ́ɾi.ɲĩ́ĩ́ɾɑ̃́ J </text:p>
          </table:table-cell>
          <table:table-cell office:value-type="string">
            <text:p>an.s.plural </text:p>
          </table:table-cell>
          <table:table-cell office:value-type="string">
            <text:p>grupo étnico entre los carapana </text:p>
          </table:table-cell>
          <table:table-cell table:number-columns-repeated="204"/>
        </table:table-row>
        <table:table-row table:style-name="ro2">
          <table:table-cell office:value-type="string">
            <text:p>bʉrʉare </text:p>
          </table:table-cell>
          <table:table-cell office:value-type="string">
            <text:p>ˈbɨ́ɾɨɑ.ɾe </text:p>
          </table:table-cell>
          <table:table-cell office:value-type="string">
            <text:p>v.t. </text:p>
          </table:table-cell>
          <table:table-cell office:value-type="string">
            <text:p>hacer bola(s) (por ejemplo, de tierra en hacer una casa)</text:p>
          </table:table-cell>
          <table:table-cell table:number-columns-repeated="204"/>
        </table:table-row>
        <table:table-row table:style-name="ro2">
          <table:table-cell office:value-type="string">
            <text:p>bʉrʉrʉ̃mʉjʉ </text:p>
          </table:table-cell>
          <table:table-cell office:value-type="string">
            <text:p>ˈbɨ́ɾɨ́.ɾɨ́mɨ̃́.hɨ̃ </text:p>
          </table:table-cell>
          <table:table-cell office:value-type="string">
            <text:p>s.v.inan. </text:p>
          </table:table-cell>
          <table:table-cell office:value-type="string">
            <text:p>“día que nunca jamás pasará” (modismo para el tiempo del umarí maduro; uso: solamente en el cuento de la tortuga y la danta) </text:p>
          </table:table-cell>
          <table:table-cell table:number-columns-repeated="2"/>
          <table:table-cell office:value-type="string">
            <text:p>ntg ITP never-day wj,9/90;</text:p>
          </table:table-cell>
          <table:table-cell table:number-columns-repeated="201"/>
        </table:table-row>
        <table:table-row table:style-name="ro2">
          <table:table-cell office:value-type="string">
            <text:p>bʉsa </text:p>
          </table:table-cell>
          <table:table-cell/>
          <table:table-cell office:value-type="string">
            <text:p>adv. </text:p>
          </table:table-cell>
          <table:table-cell office:value-type="string">
            <text:p>más</text:p>
          </table:table-cell>
          <table:table-cell table:number-columns-repeated="204"/>
        </table:table-row>
        <table:table-row table:style-name="ro2">
          <table:table-cell office:value-type="string">
            <text:p>bʉsare </text:p>
          </table:table-cell>
          <table:table-cell office:value-type="string">
            <text:p>bɨˈsɑ́.ɾe </text:p>
          </table:table-cell>
          <table:table-cell office:value-type="string">
            <text:p>v.t. </text:p>
          </table:table-cell>
          <table:table-cell office:value-type="string">
            <text:p>tener collar puesto </text:p>
          </table:table-cell>
          <table:table-cell table:number-columns-repeated="2"/>
          <table:table-cell office:value-type="string">
            <text:p>lf caus. </text:p>
          </table:table-cell>
          <table:table-cell table:number-columns-repeated="201"/>
        </table:table-row>
        <table:table-row table:style-name="ro2">
          <table:table-cell office:value-type="string">
            <text:p>bʉsaria_gʉ̃ta </text:p>
          </table:table-cell>
          <table:table-cell office:value-type="string">
            <text:p>bɨˈsɑ́.ɾí.ɑ́.ŋɨ̃tɑ̃́ E][bɨˈsɑ́.ɾí.ɑ.ŋɨ̃ˈtɑ̃́ J </text:p>
          </table:table-cell>
          <table:table-cell office:value-type="string">
            <text:p>s.v.inan. </text:p>
          </table:table-cell>
          <table:table-cell office:value-type="string">
            <text:p>piedra del payé (grande, blanca, que se cuelga del cuello del payé) </text:p>
          </table:table-cell>
          <table:table-cell table:number-columns-repeated="204"/>
        </table:table-row>
        <table:table-row table:style-name="ro1">
          <table:table-cell office:value-type="string">
            <text:p>bʉsʉse </text:p>
          </table:table-cell>
          <table:table-cell office:value-type="string">
            <text:p>bɨˈsɨ́.se </text:p>
          </table:table-cell>
          <table:table-cell office:value-type="string">
            <text:p>v.i. </text:p>
          </table:table-cell>
          <table:table-cell office:value-type="string">
            <text:p>sonar </text:p>
          </table:table-cell>
          <table:table-cell table:number-columns-repeated="204"/>
        </table:table-row>
        <table:table-row table:style-name="ro2">
          <table:table-cell office:value-type="string">
            <text:p>bʉtibeti </text:p>
          </table:table-cell>
          <table:table-cell office:value-type="string">
            <text:p>bɨˈtí.bé.ti </text:p>
          </table:table-cell>
          <table:table-cell office:value-type="string">
            <text:p>v.i. </text:p>
          </table:table-cell>
          <table:table-cell office:value-type="string">
            <text:p>(ser/estar) blando, blanda; </text:p>
          </table:table-cell>
          <table:table-cell table:number-columns-repeated="204"/>
        </table:table-row>
        <table:table-row table:style-name="ro2">
          <table:table-cell office:value-type="string">
            <text:p>bʉtise </text:p>
          </table:table-cell>
          <table:table-cell office:value-type="string">
            <text:p>bɨˈtí.se </text:p>
          </table:table-cell>
          <table:table-cell office:value-type="string">
            <text:p>v.i. </text:p>
          </table:table-cell>
          <table:table-cell office:value-type="string">
            <text:p>(ser/estar) duro, dura; </text:p>
          </table:table-cell>
          <table:table-cell table:number-columns-repeated="204"/>
        </table:table-row>
        <table:table-row table:style-name="ro2">
          <table:table-cell office:value-type="string">
            <text:p>bʉto </text:p>
          </table:table-cell>
          <table:table-cell office:value-type="string">
            <text:p>bɨˈtó </text:p>
          </table:table-cell>
          <table:table-cell office:value-type="string">
            <text:p>adv. </text:p>
          </table:table-cell>
          <table:table-cell office:value-type="string">
            <text:p>mucho, mucha; </text:p>
          </table:table-cell>
          <table:table-cell table:number-columns-repeated="2"/>
          <table:table-cell office:value-type="string">
            <text:p>ntg BARS,91 bʉto (very.much) ‘very much’ p.26 Some modifiers of the predicate may be used either as separate words or as affixes to the verb root. For example, in (20), the adverb bʉto ‘very much’ precedes the object as a separate word. no.20, 63, 68, 70; </text:p>
          </table:table-cell>
          <table:table-cell table:number-columns-repeated="201"/>
        </table:table-row>
        <table:table-row table:style-name="ro2">
          <table:table-cell office:value-type="string">
            <text:p>bʉtobʉsa </text:p>
          </table:table-cell>
          <table:table-cell office:value-type="string">
            <text:p>bɨˈtó.bɨsɑ́ </text:p>
          </table:table-cell>
          <table:table-cell office:value-type="string">
            <text:p>adv. </text:p>
          </table:table-cell>
          <table:table-cell office:value-type="string">
            <text:p>un poco más </text:p>
          </table:table-cell>
          <table:table-cell table:number-columns-repeated="204"/>
        </table:table-row>
        <table:table-row table:style-name="ro2">
          <table:table-cell office:value-type="string">
            <text:p>bʉʉse </text:p>
          </table:table-cell>
          <table:table-cell office:value-type="string">
            <text:p>ˈbɨ́ɨ.se E][ˈbɨɨ́.sé J </text:p>
          </table:table-cell>
          <table:table-cell office:value-type="string">
            <text:p>v.i. </text:p>
          </table:table-cell>
          <table:table-cell office:value-type="string">
            <text:p>dormirse </text:p>
          </table:table-cell>
          <table:table-cell table:number-columns-repeated="204"/>
        </table:table-row>
        <table:table-row table:style-name="ro2">
          <table:table-cell office:value-type="string">
            <text:p>bʉyare </text:p>
          </table:table-cell>
          <table:table-cell office:value-type="string">
            <text:p>bɨ́ˈdʒɑ́.ɾe E][bɨ́ˈdʒɑ́.ɾé J </text:p>
          </table:table-cell>
          <table:table-cell office:value-type="string">
            <text:p>v.t. </text:p>
          </table:table-cell>
          <table:table-cell office:value-type="string">
            <text:p>empujar a otra persona con fuerza (cuerpo a cuerpo)</text:p>
          </table:table-cell>
          <table:table-cell table:number-columns-repeated="204"/>
        </table:table-row>
        <table:table-row table:style-name="ro2">
          <table:table-cell office:value-type="string">
            <text:p>cãa </text:p>
          </table:table-cell>
          <table:table-cell office:value-type="string">
            <text:p>ˈkɑ̃́ɑ̃ </text:p>
          </table:table-cell>
          <table:table-cell office:value-type="string">
            <text:p>inan.pl., sing. </text:p>
          </table:table-cell>
          <table:table-cell office:value-type="string">
            <text:p>yuca, yuca dulce </text:p>
          </table:table-cell>
          <table:table-cell office:value-type="string">
            <text:p>Manihot dulcis Pax.</text:p>
          </table:table-cell>
          <table:table-cell table:number-columns-repeated="203"/>
        </table:table-row>
        <table:table-row table:style-name="ro2">
          <table:table-cell office:value-type="string">
            <text:p>caacʉ, caaco </text:p>
          </table:table-cell>
          <table:table-cell office:value-type="string">
            <text:p>ˈkɑ́ɑk.ɨ </text:p>
          </table:table-cell>
          <table:table-cell office:value-type="string">
            <text:p>m., f. </text:p>
          </table:table-cell>
          <table:table-cell office:value-type="string">
            <text:p>papá, mamá; </text:p>
          </table:table-cell>
          <table:table-cell table:number-columns-repeated="204"/>
        </table:table-row>
        <table:table-row table:style-name="ro2">
          <table:table-cell office:value-type="string">
            <text:p>cabere </text:p>
          </table:table-cell>
          <table:table-cell office:value-type="string">
            <text:p>ˈkɑ́be.ɾe E][kɑ́ˈbé.ɾé J </text:p>
          </table:table-cell>
          <table:table-cell office:value-type="string">
            <text:p>v.t. </text:p>
          </table:table-cell>
          <table:table-cell office:value-type="string">
            <text:p>meter la mano en un líquido (olla de pintura negra, olla de agua, río) para sacar lo que está</text:p>
          </table:table-cell>
          <table:table-cell table:number-columns-repeated="204"/>
        </table:table-row>
        <table:table-row table:style-name="ro2">
          <table:table-cell office:value-type="string">
            <text:p>cabibetimaa </text:p>
          </table:table-cell>
          <table:table-cell office:value-type="string">
            <text:p>kɑˈbí.bé.ti.mɑ̃́ E][kɑˈbíbé.ti.mɑ̃́ J </text:p>
          </table:table-cell>
          <table:table-cell office:value-type="string">
            <text:p>s.v.inan. </text:p>
          </table:table-cell>
          <table:table-cell office:value-type="string">
            <text:p>camino no barroso, fangoso </text:p>
          </table:table-cell>
          <table:table-cell table:number-columns-repeated="204"/>
        </table:table-row>
        <table:table-row table:style-name="ro2">
          <table:table-cell office:value-type="string">
            <text:p>cabirimaa </text:p>
          </table:table-cell>
          <table:table-cell office:value-type="string">
            <text:p>kɑˈbí.ɾi.mɑ̃ɑ̃́ E][kɑˈbí.ɾi.mɑ̃́ɑ̃́ J </text:p>
          </table:table-cell>
          <table:table-cell office:value-type="string">
            <text:p>s.v.inan. </text:p>
          </table:table-cell>
          <table:table-cell office:value-type="string">
            <text:p>camino barroso </text:p>
          </table:table-cell>
          <table:table-cell table:number-columns-repeated="204"/>
        </table:table-row>
        <table:table-row table:style-name="ro2">
          <table:table-cell office:value-type="string">
            <text:p>cabiritata </text:p>
          </table:table-cell>
          <table:table-cell office:value-type="string">
            <text:p>kɑˈbíɾitɑtɑ́ E][kɑˈbíɾitɑ́tɑ́ J </text:p>
          </table:table-cell>
          <table:table-cell office:value-type="string">
            <text:p>s.v.inan. </text:p>
          </table:table-cell>
          <table:table-cell office:value-type="string">
            <text:p>fango </text:p>
          </table:table-cell>
          <table:table-cell table:number-columns-repeated="204"/>
        </table:table-row>
        <table:table-row table:style-name="ro2">
          <table:table-cell office:value-type="string">
            <text:p>cabise </text:p>
          </table:table-cell>
          <table:table-cell office:value-type="string">
            <text:p>kɑˈbí.se </text:p>
          </table:table-cell>
          <table:table-cell office:value-type="string">
            <text:p>v.i. </text:p>
          </table:table-cell>
          <table:table-cell office:value-type="string">
            <text:p>(ser/estar) barroso, barrosa; </text:p>
          </table:table-cell>
          <table:table-cell table:number-columns-repeated="204"/>
        </table:table-row>
        <table:table-row table:style-name="ro2">
          <table:table-cell office:value-type="string">
            <text:p>caca </text:p>
          </table:table-cell>
          <table:table-cell office:value-type="string">
            <text:p>kɑˈkɑ́ </text:p>
          </table:table-cell>
          <table:table-cell office:value-type="string">
            <text:p>an.s.plural </text:p>
          </table:table-cell>
          <table:table-cell office:value-type="string">
            <text:p>hormigas |bcaca|r (pequeñas y negras, viven en los árboles o los techos, pican y tienen olor, no son comestibles, comen madera podrida) </text:p>
          </table:table-cell>
          <table:table-cell table:number-columns-repeated="204"/>
        </table:table-row>
        <table:table-row table:style-name="ro2">
          <table:table-cell office:value-type="string">
            <text:p>cacariarã </text:p>
          </table:table-cell>
          <table:table-cell office:value-type="string">
            <text:p>kɑˈkɑ́ɾíɑ́ɾɑ̃́ E][kɑˈkɑ́ɾiɑɾɑ̃ J </text:p>
          </table:table-cell>
          <table:table-cell office:value-type="string">
            <text:p>an.s.plural </text:p>
          </table:table-cell>
          <table:table-cell office:value-type="string">
            <text:p>crías de las hormigas |bcaca|r (en la etapa cuando vuelan) </text:p>
          </table:table-cell>
          <table:table-cell table:number-columns-repeated="204"/>
        </table:table-row>
        <table:table-row table:style-name="ro2">
          <table:table-cell office:value-type="string">
            <text:p>cacaro </text:p>
          </table:table-cell>
          <table:table-cell office:value-type="string">
            <text:p>kɑˈkɑ́ɾo </text:p>
          </table:table-cell>
          <table:table-cell office:value-type="string">
            <text:p>an. </text:p>
          </table:table-cell>
          <table:table-cell office:value-type="string">
            <text:p>pájaro cacao avispero (pequeña, vive en grupos de tres o cuatro, come comejenes, no es comestible y no es criado por la gente) </text:p>
          </table:table-cell>
          <table:table-cell/>
          <table:table-cell office:value-type="string">
            <text:p>sc Daptrius americanus</text:p>
          </table:table-cell>
          <table:table-cell table:number-columns-repeated="202"/>
        </table:table-row>
        <table:table-row table:style-name="ro2">
          <table:table-cell office:value-type="string">
            <text:p>cadase </text:p>
          </table:table-cell>
          <table:table-cell office:value-type="string">
            <text:p>ˈkɑ́dɑ.se E][kɑ́ˈdɑ́.sé J </text:p>
          </table:table-cell>
          <table:table-cell office:value-type="string">
            <text:p>v.i. </text:p>
          </table:table-cell>
          <table:table-cell office:value-type="string">
            <text:p>(ser/estar) flojo, floja </text:p>
          </table:table-cell>
          <table:table-cell table:number-columns-repeated="204"/>
        </table:table-row>
        <table:table-row table:style-name="ro2">
          <table:table-cell office:value-type="string">
            <text:p>cãgãaca </text:p>
          </table:table-cell>
          <table:table-cell office:value-type="string">
            <text:p>kɑ̃ˈŋ.ɑ̃́.ɑ̃́kɑ̃ </text:p>
          </table:table-cell>
          <table:table-cell office:value-type="string">
            <text:p>cuan.inan. </text:p>
          </table:table-cell>
          <table:table-cell office:value-type="string">
            <text:p>cosa pequeña (canoa, balón, fruta, cosa que lleva el clasificador |b-a|r)</text:p>
          </table:table-cell>
          <table:table-cell/>
          <table:table-cell office:value-type="string">
            <text:p>va mojoricaaca , uv J , vn E, J , va õcãaca , vn E </text:p>
          </table:table-cell>
          <table:table-cell table:number-columns-repeated="202"/>
        </table:table-row>
        <table:table-row table:style-name="ro2">
          <table:table-cell office:value-type="string">
            <text:p>caguequedise </text:p>
          </table:table-cell>
          <table:table-cell office:value-type="string">
            <text:p>ˈkɑ́gé.kédi.se E][kɑ́gé.kédi.se J </text:p>
          </table:table-cell>
          <table:table-cell office:value-type="string">
            <text:p>v.i. </text:p>
          </table:table-cell>
          <table:table-cell office:value-type="string">
            <text:p>desbaratarse </text:p>
          </table:table-cell>
          <table:table-cell table:number-columns-repeated="204"/>
        </table:table-row>
        <table:table-row table:style-name="ro2">
          <table:table-cell office:value-type="string">
            <text:p>caguere </text:p>
          </table:table-cell>
          <table:table-cell office:value-type="string">
            <text:p>ˈkɑ́gé.ɾe E][ˈkɑ́gé.ɾé J </text:p>
          </table:table-cell>
          <table:table-cell office:value-type="string">
            <text:p>v.t. </text:p>
          </table:table-cell>
          <table:table-cell office:value-type="string">
            <text:p>desbaratar </text:p>
          </table:table-cell>
          <table:table-cell table:number-columns-repeated="204"/>
        </table:table-row>
        <table:table-row table:style-name="ro2">
          <table:table-cell office:value-type="string">
            <text:p>caguereare </text:p>
          </table:table-cell>
          <table:table-cell office:value-type="string">
            <text:p>kɑ́ˈge.ɾéɑ́.ɾe E][ˈkɑ́gé.ɾéɑ.ɾe J </text:p>
          </table:table-cell>
          <table:table-cell office:value-type="string">
            <text:p>v.t. </text:p>
          </table:table-cell>
          <table:table-cell office:value-type="string">
            <text:p>derribar </text:p>
          </table:table-cell>
          <table:table-cell table:number-columns-repeated="204"/>
        </table:table-row>
        <table:table-row table:style-name="ro2">
          <table:table-cell office:value-type="string">
            <text:p>cãgʉ̃ʉca </text:p>
          </table:table-cell>
          <table:table-cell office:value-type="string">
            <text:p>kɑ̃ˈŋ.ɨ̃́.ɨ̃kɑ̃ </text:p>
          </table:table-cell>
          <table:table-cell office:value-type="string">
            <text:p>s.v.inan. </text:p>
          </table:table-cell>
          <table:table-cell office:value-type="string">
            <text:p>árbol inmaduro, verde </text:p>
          </table:table-cell>
          <table:table-cell/>
          <table:table-cell office:value-type="string">
            <text:p>va mojoricʉaca , uv J , vn E </text:p>
          </table:table-cell>
          <table:table-cell table:number-columns-repeated="202"/>
        </table:table-row>
        <table:table-row table:style-name="ro2">
          <table:table-cell office:value-type="string">
            <text:p>cai </text:p>
          </table:table-cell>
          <table:table-cell office:value-type="string">
            <text:p>ˈkɑ́í </text:p>
          </table:table-cell>
          <table:table-cell office:value-type="string">
            <text:p>onom. </text:p>
          </table:table-cell>
          <table:table-cell office:value-type="string">
            <text:p>sonido áspero de limpiar la garganta</text:p>
          </table:table-cell>
          <table:table-cell table:number-columns-repeated="204"/>
        </table:table-row>
        <table:table-row table:style-name="ro2">
          <table:table-cell office:value-type="string">
            <text:p>cái </text:p>
          </table:table-cell>
          <table:table-cell office:value-type="string">
            <text:p>ˈkɑ́i E][kɑˈí J </text:p>
          </table:table-cell>
          <table:table-cell office:value-type="string">
            <text:p>inan.s.de masa </text:p>
          </table:table-cell>
          <table:table-cell office:value-type="string">
            <text:p>savia de la pepa de vansoco (utilizada para hacer trampa a ciertos animales)</text:p>
          </table:table-cell>
          <table:table-cell table:number-columns-repeated="204"/>
        </table:table-row>
        <table:table-row table:style-name="ro2">
          <table:table-cell office:value-type="string">
            <text:p>cai_ãña </text:p>
          </table:table-cell>
          <table:table-cell office:value-type="string">
            <text:p>kɑiˈí.ɑ̃́ɲɑ̃́ E][kɑˈíí.ɑ̃́ɲɑ̃ J </text:p>
          </table:table-cell>
          <table:table-cell office:value-type="string">
            <text:p>an. </text:p>
          </table:table-cell>
          <table:table-cell office:value-type="string">
            <text:p>especie de boa de árbol (color naranjado o moreno) </text:p>
          </table:table-cell>
          <table:table-cell table:number-columns-repeated="204"/>
        </table:table-row>
        <table:table-row table:style-name="ro2">
          <table:table-cell office:value-type="string">
            <text:p>cai_bʉjʉ </text:p>
          </table:table-cell>
          <table:table-cell office:value-type="string">
            <text:p>ˈkɑ́i.bɨhɨ́ E][kɑˈí.bɨ́hɨ J </text:p>
          </table:table-cell>
          <table:table-cell office:value-type="string">
            <text:p>an. </text:p>
          </table:table-cell>
          <table:table-cell office:value-type="string">
            <text:p>especie de araña</text:p>
          </table:table-cell>
          <table:table-cell table:number-columns-repeated="204"/>
        </table:table-row>
        <table:table-row table:style-name="ro2">
          <table:table-cell office:value-type="string">
            <text:p>cai_wirero </text:p>
          </table:table-cell>
          <table:table-cell office:value-type="string">
            <text:p>kɑ́ˈí.wíɾéɾó </text:p>
          </table:table-cell>
          <table:table-cell office:value-type="string">
            <text:p>an. </text:p>
          </table:table-cell>
          <table:table-cell office:value-type="string">
            <text:p>pájaro eufonía ventrirrufa (tiene pechuga roja) </text:p>
          </table:table-cell>
          <table:table-cell/>
          <table:table-cell office:value-type="string">
            <text:p>sc Euphonia rufiventris</text:p>
          </table:table-cell>
          <table:table-cell table:number-columns-repeated="202"/>
        </table:table-row>
        <table:table-row table:style-name="ro2">
          <table:table-cell office:value-type="string">
            <text:p>caigasea </text:p>
          </table:table-cell>
          <table:table-cell office:value-type="string">
            <text:p>ˈkɑ́i.gɑ́séɑ́ E][ˈkɑí.gɑ́séɑ J </text:p>
          </table:table-cell>
          <table:table-cell office:value-type="string">
            <text:p>an.s.plural </text:p>
          </table:table-cell>
          <table:table-cell office:value-type="string">
            <text:p>ranas |bcaigasea|r (especie comestible) </text:p>
          </table:table-cell>
          <table:table-cell table:number-columns-repeated="204"/>
        </table:table-row>
        <table:table-row table:style-name="ro2">
          <table:table-cell office:value-type="string">
            <text:p>cairo </text:p>
          </table:table-cell>
          <table:table-cell office:value-type="string">
            <text:p>ˈkɑ́iɾo </text:p>
          </table:table-cell>
          <table:table-cell office:value-type="string">
            <text:p>an. </text:p>
          </table:table-cell>
          <table:table-cell office:value-type="string">
            <text:p>escarabajo de tecleo </text:p>
          </table:table-cell>
          <table:table-cell table:number-columns-repeated="204"/>
        </table:table-row>
        <table:table-row table:style-name="ro2">
          <table:table-cell office:value-type="string">
            <text:p>caje </text:p>
          </table:table-cell>
          <table:table-cell office:value-type="string">
            <text:p>ˈkɑ́he E][kɑˈhé J </text:p>
          </table:table-cell>
          <table:table-cell office:value-type="string">
            <text:p>inan.f.n.esp. </text:p>
          </table:table-cell>
          <table:table-cell office:value-type="string">
            <text:p>ojos </text:p>
          </table:table-cell>
          <table:table-cell table:number-columns-repeated="204"/>
        </table:table-row>
        <table:table-row table:style-name="ro2">
          <table:table-cell office:value-type="string">
            <text:p>cajeboro_ʉco </text:p>
          </table:table-cell>
          <table:table-cell office:value-type="string">
            <text:p>ˈkɑ́he.bó.ɾó.ɨkó E][kɑhé.ˈbó.ɾo.ɨkó J </text:p>
          </table:table-cell>
          <table:table-cell office:value-type="string">
            <text:p>inan.s.de masa </text:p>
          </table:table-cell>
          <table:table-cell office:value-type="string">
            <text:p>remedio para tratar la enfermedad de la esclerótica del ojo </text:p>
          </table:table-cell>
          <table:table-cell table:number-columns-repeated="204"/>
        </table:table-row>
        <table:table-row table:style-name="ro2">
          <table:table-cell office:value-type="string">
            <text:p>cajebua </text:p>
          </table:table-cell>
          <table:table-cell office:value-type="string">
            <text:p>kɑˈhébúɑ </text:p>
          </table:table-cell>
          <table:table-cell office:value-type="string">
            <text:p>an. </text:p>
          </table:table-cell>
          <table:table-cell office:value-type="string">
            <text:p>ardilla de Guianan (especie pequeña con pelo moreno oscuro por la espalda y cola, blanco por la barriga) </text:p>
          </table:table-cell>
          <table:table-cell/>
          <table:table-cell office:value-type="string">
            <text:p>sc Sciurus aestuans </text:p>
          </table:table-cell>
          <table:table-cell table:number-columns-repeated="202"/>
        </table:table-row>
        <table:table-row table:style-name="ro2">
          <table:table-cell office:value-type="string">
            <text:p>cajegase </text:p>
          </table:table-cell>
          <table:table-cell office:value-type="string">
            <text:p>ˈkɑ́he.gɑ́se E][kɑˈhé.gɑ́se J </text:p>
          </table:table-cell>
          <table:table-cell office:value-type="string">
            <text:p>inan.f.n.esp. </text:p>
          </table:table-cell>
          <table:table-cell office:value-type="string">
            <text:p>párpados </text:p>
          </table:table-cell>
          <table:table-cell table:number-columns-repeated="204"/>
        </table:table-row>
        <table:table-row table:style-name="ro2">
          <table:table-cell office:value-type="string">
            <text:p>cajemacʉtoaroa </text:p>
          </table:table-cell>
          <table:table-cell office:value-type="string">
            <text:p>kɑ́hemɑ̃́kɨ̃ˈtóɑ́ɾó.ɑ́ E][ˈkɑhémɑ̃́kɨ̃tóɑ́ɾó.ɑ J </text:p>
          </table:table-cell>
          <table:table-cell office:value-type="string">
            <text:p>an.s.plural </text:p>
          </table:table-cell>
          <table:table-cell office:value-type="string">
            <text:p>avispas |bcajemacʉtoaroa|r (especie grande y amarilla, hacen su nido en un árbol tumbado) </text:p>
          </table:table-cell>
          <table:table-cell/>
          <table:table-cell office:value-type="string">
            <text:p>sc Polistes annularis </text:p>
          </table:table-cell>
          <table:table-cell table:number-columns-repeated="202"/>
        </table:table-row>
        <table:table-row table:style-name="ro2">
          <table:table-cell office:value-type="string">
            <text:p>cajero </text:p>
          </table:table-cell>
          <table:table-cell office:value-type="string">
            <text:p>ˈkɑ́he.ɾo E][kɑˈhé.ɾó J </text:p>
          </table:table-cell>
          <table:table-cell office:value-type="string">
            <text:p>inan. </text:p>
          </table:table-cell>
          <table:table-cell office:value-type="string">
            <text:p>base de frutas, tubérculos (donde se une la pepa tubérculo con el tallo o raíz de yuca, lulo, piña, chontaduro) </text:p>
          </table:table-cell>
          <table:table-cell table:number-columns-repeated="2"/>
          <table:table-cell office:value-type="string">
            <text:p>ntg BARS,91 -kahero ‘stalk, base of fruit’ 4.1. Salient features of classifiers. Botanical. p.54 no.145; </text:p>
          </table:table-cell>
          <table:table-cell table:number-columns-repeated="201"/>
        </table:table-row>
        <table:table-row table:style-name="ro2">
          <table:table-cell office:value-type="string">
            <text:p>caji </text:p>
          </table:table-cell>
          <table:table-cell office:value-type="string">
            <text:p>ˈkɑ́hi </text:p>
          </table:table-cell>
          <table:table-cell office:value-type="string">
            <text:p>s.v.inan.s.de masa </text:p>
          </table:table-cell>
          <table:table-cell office:value-type="string">
            <text:p>yagé o yajé (bebida fuerte que da visiones hecha de un bejuco) </text:p>
          </table:table-cell>
          <table:table-cell/>
          <table:table-cell office:value-type="string">
            <text:p>va caji idire , uv E , vn E , ph ˈkɑ́hi.ídi.ɾe , va caji idire , vn J; ph kɑˈhí.ídí.ɾé </text:p>
          </table:table-cell>
          <table:table-cell table:number-columns-repeated="202"/>
        </table:table-row>
        <table:table-row table:style-name="ro2">
          <table:table-cell office:value-type="string">
            <text:p>cají </text:p>
          </table:table-cell>
          <table:table-cell office:value-type="string">
            <text:p>kɑˈhí </text:p>
          </table:table-cell>
          <table:table-cell office:value-type="string">
            <text:p>inan.s.de masa </text:p>
          </table:table-cell>
          <table:table-cell office:value-type="string">
            <text:p>coca </text:p>
          </table:table-cell>
          <table:table-cell office:value-type="string">
            <text:p>Erythroxylon coca </text:p>
          </table:table-cell>
          <table:table-cell/>
          <table:table-cell office:value-type="string">
            <text:p>ntg BARS,91 //kahi// ‘coca’ p18; </text:p>
          </table:table-cell>
          <table:table-cell table:number-columns-repeated="201"/>
        </table:table-row>
        <table:table-row table:style-name="ro2">
          <table:table-cell office:value-type="string">
            <text:p>Caji_coʉ_bota </text:p>
          </table:table-cell>
          <table:table-cell office:value-type="string">
            <text:p>kɑhí.ˈkóɨ.botɑ́ E][ˈkɑhí.kóɨ́.bótɑ J </text:p>
          </table:table-cell>
          <table:table-cell office:value-type="string">
            <text:p>inan. </text:p>
          </table:table-cell>
          <table:table-cell office:value-type="string">
            <text:p>cerro cerca del caño Tatú </text:p>
          </table:table-cell>
          <table:table-cell table:number-columns-repeated="204"/>
        </table:table-row>
        <table:table-row table:style-name="ro2">
          <table:table-cell office:value-type="string">
            <text:p>cajicaa </text:p>
          </table:table-cell>
          <table:table-cell office:value-type="string">
            <text:p>kɑhí.ˈkɑ́ɑ E][kɑhí.ˈkɑ́ɑ́ J </text:p>
          </table:table-cell>
          <table:table-cell office:value-type="string">
            <text:p>inan. </text:p>
          </table:table-cell>
          <table:table-cell office:value-type="string">
            <text:p>hilera de matas de coca</text:p>
          </table:table-cell>
          <table:table-cell table:number-columns-repeated="204"/>
        </table:table-row>
        <table:table-row table:style-name="ro2">
          <table:table-cell office:value-type="string">
            <text:p>Cajicoari </text:p>
          </table:table-cell>
          <table:table-cell office:value-type="string">
            <text:p>kɑhí.ˈkóɑɾi E][kɑˈhí.kóɑɾi J </text:p>
          </table:table-cell>
          <table:table-cell office:value-type="string">
            <text:p>inan. </text:p>
          </table:table-cell>
          <table:table-cell office:value-type="string">
            <text:p>roca plana (con la forma de una cuya y también huellas de tigre, que se encuentra en la trocha entre |bSonaña|r y caño Piedra) </text:p>
          </table:table-cell>
          <table:table-cell table:number-columns-repeated="204"/>
        </table:table-row>
        <table:table-row table:style-name="ro2">
          <table:table-cell office:value-type="string">
            <text:p>Cajicoaya </text:p>
          </table:table-cell>
          <table:table-cell office:value-type="string">
            <text:p>kɑhí.ˈkóɑ.dʒɑ E][ˈkɑhí.kóɑ.dʒɑ́ J </text:p>
          </table:table-cell>
          <table:table-cell office:value-type="string">
            <text:p>inan. </text:p>
          </table:table-cell>
          <table:table-cell office:value-type="string">
            <text:p>cañito, afluente del caño Piedra (cerca de |bCajicoari|r)</text:p>
          </table:table-cell>
          <table:table-cell table:number-columns-repeated="204"/>
        </table:table-row>
        <table:table-row table:style-name="ro2">
          <table:table-cell office:value-type="string">
            <text:p>cãjire </text:p>
          </table:table-cell>
          <table:table-cell office:value-type="string">
            <text:p>ˈkɑ̃́hĩ.ɾẽ E][kɑ̃ˈhĩ́.ɾẽ́ J </text:p>
          </table:table-cell>
          <table:table-cell office:value-type="string">
            <text:p>v.i. </text:p>
          </table:table-cell>
          <table:table-cell office:value-type="string">
            <text:p>acostarse en hamaca </text:p>
          </table:table-cell>
          <table:table-cell table:number-columns-repeated="204"/>
        </table:table-row>
        <table:table-row table:style-name="ro2">
          <table:table-cell office:value-type="string">
            <text:p>cãjiriare </text:p>
          </table:table-cell>
          <table:table-cell office:value-type="string">
            <text:p>ˈkɑ̃́hĩɾĩ́ɑ̃́.ɾẽ E][kɑ̃ˈhĩ́ɾĩ́ɑ̃.ɾẽ J </text:p>
          </table:table-cell>
          <table:table-cell office:value-type="string">
            <text:p>v.t. </text:p>
          </table:table-cell>
          <table:table-cell office:value-type="string">
            <text:p>soñar </text:p>
          </table:table-cell>
          <table:table-cell table:number-columns-repeated="204"/>
        </table:table-row>
        <table:table-row table:style-name="ro2">
          <table:table-cell office:value-type="string">
            <text:p>cajirʉcʉ </text:p>
          </table:table-cell>
          <table:table-cell office:value-type="string">
            <text:p>kɑˈhí.ɾɨ́kɨ E][kɑˈhí.ɾɨkɨ́ J </text:p>
          </table:table-cell>
          <table:table-cell office:value-type="string">
            <text:p>inan. </text:p>
          </table:table-cell>
          <table:table-cell office:value-type="string">
            <text:p>mata de coca </text:p>
          </table:table-cell>
          <table:table-cell table:number-columns-repeated="204"/>
        </table:table-row>
        <table:table-row table:style-name="ro2">
          <table:table-cell office:value-type="string">
            <text:p>cajirʉjʉ </text:p>
          </table:table-cell>
          <table:table-cell office:value-type="string">
            <text:p>kɑhí.ˈɾɨhɨ́ E][kɑˈhí.ɾɨ́hɨ́ J </text:p>
          </table:table-cell>
          <table:table-cell office:value-type="string">
            <text:p>inan. </text:p>
          </table:table-cell>
          <table:table-cell office:value-type="string">
            <text:p>rama de la mata de coca</text:p>
          </table:table-cell>
          <table:table-cell table:number-columns-repeated="204"/>
        </table:table-row>
        <table:table-row table:style-name="ro2">
          <table:table-cell office:value-type="string">
            <text:p>cãjise </text:p>
          </table:table-cell>
          <table:table-cell office:value-type="string">
            <text:p>ˈkɑ̃́hĩ.sẽ E][kɑˈhĩ́.sẽ́ J </text:p>
          </table:table-cell>
          <table:table-cell office:value-type="string">
            <text:p>v.i. </text:p>
          </table:table-cell>
          <table:table-cell office:value-type="string">
            <text:p>colgar (espejo, ropa, hamaca) </text:p>
          </table:table-cell>
          <table:table-cell table:number-columns-repeated="2"/>
          <table:table-cell office:value-type="string">
            <text:p>ntg BARS,91 //kãhi// (hang) ‘to hang’ no9;</text:p>
          </table:table-cell>
          <table:table-cell table:number-columns-repeated="201"/>
        </table:table-row>
        <table:table-row table:style-name="ro2">
          <table:table-cell office:value-type="string">
            <text:p>cajo </text:p>
          </table:table-cell>
          <table:table-cell office:value-type="string">
            <text:p>kɑˈhó </text:p>
          </table:table-cell>
          <table:table-cell office:value-type="string">
            <text:p>inan.f.n.esp. </text:p>
          </table:table-cell>
          <table:table-cell office:value-type="string">
            <text:p>chonques (mata cultivada que produce tubérculos, hojas y tallos comestibles) </text:p>
          </table:table-cell>
          <table:table-cell table:number-columns-repeated="204"/>
        </table:table-row>
        <table:table-row table:style-name="ro2">
          <table:table-cell office:value-type="string">
            <text:p>cajuʉ </text:p>
          </table:table-cell>
          <table:table-cell office:value-type="string">
            <text:p>kɑˈhú.ɨ </text:p>
          </table:table-cell>
          <table:table-cell office:value-type="string">
            <text:p>inan. </text:p>
          </table:table-cell>
          <table:table-cell office:value-type="string">
            <text:p>especie de árbol (con corteza blanca que produce fruto incomible para seres humanos pero los pescados sí lo comen) </text:p>
          </table:table-cell>
          <table:table-cell table:number-columns-repeated="204"/>
        </table:table-row>
        <table:table-row table:style-name="ro2">
          <table:table-cell office:value-type="string">
            <text:p>Cajuʉ_buuro </text:p>
          </table:table-cell>
          <table:table-cell office:value-type="string">
            <text:p>kɑˈhú.ɨ.búɾó E][kɑˈhú.ɨ.búɾo J </text:p>
          </table:table-cell>
          <table:table-cell office:value-type="string">
            <text:p>inan. </text:p>
          </table:table-cell>
          <table:table-cell office:value-type="string">
            <text:p>Pacoa (pueblo cerca del río Apaporis)</text:p>
          </table:table-cell>
          <table:table-cell table:number-columns-repeated="204"/>
        </table:table-row>
        <table:table-row table:style-name="ro2">
          <table:table-cell office:value-type="string">
            <text:p>cãmi </text:p>
          </table:table-cell>
          <table:table-cell office:value-type="string">
            <text:p>ˈkɑ̃́mĩ́ </text:p>
          </table:table-cell>
          <table:table-cell office:value-type="string">
            <text:p>inan.f.n.esp. </text:p>
          </table:table-cell>
          <table:table-cell office:value-type="string">
            <text:p>heridas </text:p>
          </table:table-cell>
          <table:table-cell table:number-columns-repeated="204"/>
        </table:table-row>
        <table:table-row table:style-name="ro2">
          <table:table-cell office:value-type="string">
            <text:p>cãmiwa </text:p>
          </table:table-cell>
          <table:table-cell office:value-type="string">
            <text:p>kɑ̃́ˈmĩ́wɑ E][kɑ̃́mĩ́ˈwɑ́ɑ́ J </text:p>
          </table:table-cell>
          <table:table-cell office:value-type="string">
            <text:p>an. </text:p>
          </table:table-cell>
          <table:table-cell office:value-type="string">
            <text:p>especie de garza (parecida a la garza cucharón) </text:p>
          </table:table-cell>
          <table:table-cell table:number-columns-repeated="204"/>
        </table:table-row>
        <table:table-row table:style-name="ro2">
          <table:table-cell office:value-type="string">
            <text:p>cãmoca </text:p>
          </table:table-cell>
          <table:table-cell office:value-type="string">
            <text:p>ˈkɑ̃́mõkɑ̃ </text:p>
          </table:table-cell>
          <table:table-cell office:value-type="string">
            <text:p>inan. </text:p>
          </table:table-cell>
          <table:table-cell office:value-type="string">
            <text:p>especie de fruto de bejuco (utilizada para hacer sonajas para la danza) </text:p>
          </table:table-cell>
          <table:table-cell/>
          <table:table-cell office:value-type="string">
            <text:p>va cãmuca , uv E , vn J , ph ˈkɑ̃́mũkɑ̃ </text:p>
          </table:table-cell>
          <table:table-cell table:number-columns-repeated="202"/>
        </table:table-row>
        <table:table-row table:style-name="ro2">
          <table:table-cell office:value-type="string">
            <text:p>cãmoca_jĩco </text:p>
          </table:table-cell>
          <table:table-cell office:value-type="string">
            <text:p>ˈkɑ̃́mõkɑ̃.jĩ́kõ </text:p>
          </table:table-cell>
          <table:table-cell office:value-type="string">
            <text:p>an. </text:p>
          </table:table-cell>
          <table:table-cell office:value-type="string">
            <text:p>bicho torito (especie de escarabajo) </text:p>
          </table:table-cell>
          <table:table-cell office:value-type="string">
            <text:p>O. Coleoptera, </text:p>
          </table:table-cell>
          <table:table-cell office:value-type="string">
            <text:p>va cãmuca jĩco , uv E , vn J , ph ˈkɑ̃́mũkɑ̃.hĩ́kṍ </text:p>
          </table:table-cell>
          <table:table-cell table:number-columns-repeated="202"/>
        </table:table-row>
        <table:table-row table:style-name="ro2">
          <table:table-cell office:value-type="string">
            <text:p>cãmocamaa </text:p>
          </table:table-cell>
          <table:table-cell office:value-type="string">
            <text:p>ˈkɑ̃́mõkɑ̃.mɑ̃́ɑ̃́ </text:p>
          </table:table-cell>
          <table:table-cell office:value-type="string">
            <text:p>inan. </text:p>
          </table:table-cell>
          <table:table-cell office:value-type="string">
            <text:p>especie de bejuco (produce la fruta comestible |bcãmuca|r o |bcãmoca|r) </text:p>
          </table:table-cell>
          <table:table-cell/>
          <table:table-cell office:value-type="string">
            <text:p>va cãmucamaa , uv E , vn J , ph kɑ̃́ˈmũkɑ̃.mɑ̃ </text:p>
          </table:table-cell>
          <table:table-cell table:number-columns-repeated="202"/>
        </table:table-row>
        <table:table-row table:style-name="ro2">
          <table:table-cell office:value-type="string">
            <text:p>cãmore </text:p>
          </table:table-cell>
          <table:table-cell office:value-type="string">
            <text:p>kɑ̃́ˈmṍ.ɾẽ E][ˈkɑ̃́mṍ.ɾẽ́ J </text:p>
          </table:table-cell>
          <table:table-cell office:value-type="string">
            <text:p>v.caus. </text:p>
          </table:table-cell>
          <table:table-cell office:value-type="string">
            <text:p>hacer dormir (a un niño)</text:p>
          </table:table-cell>
          <table:table-cell table:number-columns-repeated="204"/>
        </table:table-row>
        <table:table-row table:style-name="ro2">
          <table:table-cell office:value-type="string">
            <text:p>cãmotaare </text:p>
          </table:table-cell>
          <table:table-cell office:value-type="string">
            <text:p>kɑ̃mṍ.ˈtɑ́ɑ.ɾe </text:p>
          </table:table-cell>
          <table:table-cell office:value-type="string">
            <text:p>v.t. </text:p>
          </table:table-cell>
          <table:table-cell office:value-type="string">
            <text:p>detener a (alquien o algo) </text:p>
          </table:table-cell>
          <table:table-cell/>
          <table:table-cell office:value-type="string">
            <text:p>va maataare , uv J , vn E </text:p>
          </table:table-cell>
          <table:table-cell table:number-columns-repeated="202"/>
        </table:table-row>
        <table:table-row table:style-name="ro2">
          <table:table-cell office:value-type="string">
            <text:p>cãmotaariacʉ̃ni </text:p>
          </table:table-cell>
          <table:table-cell office:value-type="string">
            <text:p>kɑ̃mṍ.ˈtɑ́ɑ.ɾi.ɑ́.kɨ̃́nĩ </text:p>
          </table:table-cell>
          <table:table-cell office:value-type="string">
            <text:p>inan. </text:p>
          </table:table-cell>
          <table:table-cell office:value-type="string">
            <text:p>cerca tejida de trampas (para atrapar peces) </text:p>
          </table:table-cell>
          <table:table-cell/>
          <table:table-cell office:value-type="string">
            <text:p>va maataariacʉ̃ni , uv J , vn E </text:p>
          </table:table-cell>
          <table:table-cell table:number-columns-repeated="202"/>
        </table:table-row>
        <table:table-row table:style-name="ro2">
          <table:table-cell office:value-type="string">
            <text:p>cãmotaariaro </text:p>
          </table:table-cell>
          <table:table-cell office:value-type="string">
            <text:p>kɑ̃mṍ.ˈtɑ́ɑ.ɾi.ɑ.ɾo </text:p>
          </table:table-cell>
          <table:table-cell office:value-type="string">
            <text:p>s.v.inan. </text:p>
          </table:table-cell>
          <table:table-cell office:value-type="string">
            <text:p>cerca tejida de trampas (para atrapar peces) </text:p>
          </table:table-cell>
          <table:table-cell/>
          <table:table-cell office:value-type="string">
            <text:p>va maataariaro , uv J , vn E </text:p>
          </table:table-cell>
          <table:table-cell table:number-columns-repeated="202"/>
        </table:table-row>
        <table:table-row table:style-name="ro2">
          <table:table-cell office:value-type="string">
            <text:p>cãmotadire </text:p>
          </table:table-cell>
          <table:table-cell office:value-type="string">
            <text:p>ˈkɑ̃́mõ.tɑ́di.ɾe E][kɑ̃mṍ.ˈtɑ́di.ɾe J </text:p>
          </table:table-cell>
          <table:table-cell office:value-type="string">
            <text:p>v.i. </text:p>
          </table:table-cell>
          <table:table-cell office:value-type="string">
            <text:p>separarse de otros </text:p>
          </table:table-cell>
          <table:table-cell table:number-columns-repeated="204"/>
        </table:table-row>
        <table:table-row table:style-name="ro2">
          <table:table-cell office:value-type="string">
            <text:p>cãmu </text:p>
          </table:table-cell>
          <table:table-cell office:value-type="string">
            <text:p>ˈkɑ̃mṹ </text:p>
          </table:table-cell>
          <table:table-cell office:value-type="string">
            <text:p>inan.s.de masa </text:p>
          </table:table-cell>
          <table:table-cell office:value-type="string">
            <text:p>mingao (|ibras.|r almidón de yuca metida en agua hervida hasta que espesa)</text:p>
          </table:table-cell>
          <table:table-cell/>
          <table:table-cell office:value-type="string">
            <text:p>va oco bajare , uv J , vn E </text:p>
          </table:table-cell>
          <table:table-cell table:number-columns-repeated="202"/>
        </table:table-row>
        <table:table-row table:style-name="ro2">
          <table:table-cell office:value-type="string">
            <text:p>cãmuca </text:p>
          </table:table-cell>
          <table:table-cell table:number-columns-repeated="4"/>
          <table:table-cell office:value-type="string">
            <text:p>uv J</text:p>
          </table:table-cell>
          <table:table-cell table:number-columns-repeated="202"/>
        </table:table-row>
        <table:table-row table:style-name="ro1">
          <table:table-cell office:value-type="string">
            <text:p>cãmuca_jĩco </text:p>
          </table:table-cell>
          <table:table-cell table:number-columns-repeated="4"/>
          <table:table-cell office:value-type="string">
            <text:p>uv J</text:p>
          </table:table-cell>
          <table:table-cell table:number-columns-repeated="202"/>
        </table:table-row>
        <table:table-row table:style-name="ro1">
          <table:table-cell office:value-type="string">
            <text:p>cãmucamaa </text:p>
          </table:table-cell>
          <table:table-cell table:number-columns-repeated="4"/>
          <table:table-cell office:value-type="string">
            <text:p>uv J</text:p>
          </table:table-cell>
          <table:table-cell table:number-columns-repeated="202"/>
        </table:table-row>
        <table:table-row table:style-name="ro2">
          <table:table-cell office:value-type="string">
            <text:p>Cãmucatubu </text:p>
          </table:table-cell>
          <table:table-cell office:value-type="string">
            <text:p>kɑ̃́mũkɑ̃.tubú E][ˈkɑ̃́mũkɑ̃.túbú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cãna </text:p>
          </table:table-cell>
          <table:table-cell office:value-type="string">
            <text:p>ˈkɑ̃́nɑ̃ E][ˈkɑ̃nɑ̃́ J </text:p>
          </table:table-cell>
          <table:table-cell office:value-type="string">
            <text:p>inan.f.n.esp. </text:p>
          </table:table-cell>
          <table:table-cell office:value-type="string">
            <text:p>pepas </text:p>
          </table:table-cell>
          <table:table-cell office:value-type="string">
            <text:p>Sabicea amazonensis </text:p>
          </table:table-cell>
          <table:table-cell table:number-columns-repeated="203"/>
        </table:table-row>
        <table:table-row table:style-name="ro2">
          <table:table-cell office:value-type="string">
            <text:p>cãna_beroa </text:p>
          </table:table-cell>
          <table:table-cell office:value-type="string">
            <text:p>ˈkɑ̃́nɑ̃.béɾóɑ E][kɑ̃nɑ̃́.ˈbéɾoɑ J </text:p>
          </table:table-cell>
          <table:table-cell office:value-type="string">
            <text:p>an.s.plural </text:p>
          </table:table-cell>
          <table:table-cell office:value-type="string">
            <text:p>abejas |bcãna beroa|r (especie amarilla) </text:p>
          </table:table-cell>
          <table:table-cell table:number-columns-repeated="204"/>
        </table:table-row>
        <table:table-row table:style-name="ro2">
          <table:table-cell office:value-type="string">
            <text:p>cãna_mimi </text:p>
          </table:table-cell>
          <table:table-cell office:value-type="string">
            <text:p>ˈkɑ̃́nɑ̃.mĩ́mĩ́ E][kɑ̃nɑ̃́.ˈmĩ́mĩ J </text:p>
          </table:table-cell>
          <table:table-cell office:value-type="string">
            <text:p>an. </text:p>
          </table:table-cell>
          <table:table-cell office:value-type="string">
            <text:p>ermitaño enano (especie de colibrí pequeño y rojo) </text:p>
          </table:table-cell>
          <table:table-cell/>
          <table:table-cell office:value-type="string">
            <text:p>sc Phaethornis longuemareus</text:p>
          </table:table-cell>
          <table:table-cell table:number-columns-repeated="202"/>
        </table:table-row>
        <table:table-row table:style-name="ro2">
          <table:table-cell office:value-type="string">
            <text:p>cãnaa </text:p>
          </table:table-cell>
          <table:table-cell office:value-type="string">
            <text:p>ˈkɑ̃nɑ̃́ɑ̃́ </text:p>
          </table:table-cell>
          <table:table-cell office:value-type="string">
            <text:p>inan. </text:p>
          </table:table-cell>
          <table:table-cell office:value-type="string">
            <text:p>parte de la cabeza arriba de la nuca (persona) </text:p>
          </table:table-cell>
          <table:table-cell table:number-columns-repeated="204"/>
        </table:table-row>
        <table:table-row table:style-name="ro2">
          <table:table-cell office:value-type="string">
            <text:p>cãnaajoaguebo </text:p>
          </table:table-cell>
          <table:table-cell office:value-type="string">
            <text:p>kɑ̃nɑ̃́.hóɑ́.ˈgéˈbó E][kɑ̃nɑ̃́.ˈhóɑ́.gébó J </text:p>
          </table:table-cell>
          <table:table-cell office:value-type="string">
            <text:p>inan. </text:p>
          </table:table-cell>
          <table:table-cell office:value-type="string">
            <text:p>pelo de la nuca hacia los hombros</text:p>
          </table:table-cell>
          <table:table-cell table:number-columns-repeated="204"/>
        </table:table-row>
        <table:table-row table:style-name="ro2">
          <table:table-cell office:value-type="string">
            <text:p>cãnajãmoro </text:p>
          </table:table-cell>
          <table:table-cell office:value-type="string">
            <text:p>ˈkɑ̃́nɑ̃.hɑ̃mṍrṍ E][kɑ̃nɑ̃́.ˈhɑ̃́mõɾõ J </text:p>
          </table:table-cell>
          <table:table-cell office:value-type="string">
            <text:p>inan. </text:p>
          </table:table-cell>
          <table:table-cell office:value-type="string">
            <text:p>enramada </text:p>
          </table:table-cell>
          <table:table-cell table:number-columns-repeated="204"/>
        </table:table-row>
        <table:table-row table:style-name="ro2">
          <table:table-cell office:value-type="string">
            <text:p>cãnamaa </text:p>
          </table:table-cell>
          <table:table-cell office:value-type="string">
            <text:p>ˈkɑ̃́nɑ̃.mɑ̃ɑ̃́ E][ˈkɑ̃nɑ̃́.mɑ̃́ɑ̃ J </text:p>
          </table:table-cell>
          <table:table-cell office:value-type="string">
            <text:p>inan. </text:p>
          </table:table-cell>
          <table:table-cell office:value-type="string">
            <text:p>especie de bejuco (produce bayas comestibles)</text:p>
          </table:table-cell>
          <table:table-cell table:number-columns-repeated="204"/>
        </table:table-row>
        <table:table-row table:style-name="ro2">
          <table:table-cell office:value-type="string">
            <text:p>cãnamu_ñaaro </text:p>
          </table:table-cell>
          <table:table-cell office:value-type="string">
            <text:p>kɑ̃́ˈnɑ̃mũ.ɲɑ̃́ɑ̃́.ɾõ E][kɑ̃nɑ̃́ˈmṹ.ɲɑ̃́ɑ̃.ɾõ J </text:p>
          </table:table-cell>
          <table:table-cell office:value-type="string">
            <text:p>s.v.inan. </text:p>
          </table:table-cell>
          <table:table-cell office:value-type="string">
            <text:p>al otro lado de (casa, río, pista, chagra) </text:p>
          </table:table-cell>
          <table:table-cell table:number-columns-repeated="204"/>
        </table:table-row>
        <table:table-row table:style-name="ro2">
          <table:table-cell office:value-type="string">
            <text:p>cãnamuare </text:p>
          </table:table-cell>
          <table:table-cell office:value-type="string">
            <text:p>ˈkɑ̃́nɑ̃mṹɑ̃.ɾẽ E][kɑ̃nɑ̃́ˈmṹɑ̃.ɾẽ J </text:p>
          </table:table-cell>
          <table:table-cell office:value-type="string">
            <text:p>v.t. </text:p>
          </table:table-cell>
          <table:table-cell office:value-type="string">
            <text:p>encontrarse con (personas, animales) </text:p>
          </table:table-cell>
          <table:table-cell table:number-columns-repeated="204"/>
        </table:table-row>
        <table:table-row table:style-name="ro2">
          <table:table-cell office:value-type="string">
            <text:p>cãne </text:p>
          </table:table-cell>
          <table:table-cell office:value-type="string">
            <text:p>ˈkɑ̃́nẽ E][ˈkɑ̃́nẽ́ J </text:p>
          </table:table-cell>
          <table:table-cell office:value-type="string">
            <text:p>mod. </text:p>
          </table:table-cell>
          <table:table-cell office:value-type="string">
            <text:p>biche (uso: se refiere a umarí, aguacate, pupuña) </text:p>
          </table:table-cell>
          <table:table-cell table:number-columns-repeated="204"/>
        </table:table-row>
        <table:table-row table:style-name="ro2">
          <table:table-cell office:value-type="string">
            <text:p>cãnea </text:p>
          </table:table-cell>
          <table:table-cell office:value-type="string">
            <text:p>kɑ̃ˈnẽ́.ɑ̃ </text:p>
          </table:table-cell>
          <table:table-cell office:value-type="string">
            <text:p>inan.f.n.esp. </text:p>
          </table:table-cell>
          <table:table-cell office:value-type="string">
            <text:p>caimos, caimo (especie de fruta comestible con pulpa amarilla y dulce de árbol cultivado) </text:p>
          </table:table-cell>
          <table:table-cell table:number-columns-repeated="204"/>
        </table:table-row>
        <table:table-row table:style-name="ro2">
          <table:table-cell office:value-type="string">
            <text:p>cãneʉ </text:p>
          </table:table-cell>
          <table:table-cell office:value-type="string">
            <text:p>kɑ̃ˈnẽ́.ɨ̃ </text:p>
          </table:table-cell>
          <table:table-cell office:value-type="string">
            <text:p>inan. </text:p>
          </table:table-cell>
          <table:table-cell office:value-type="string">
            <text:p>caimo (especie de árbol cultivado, produce la fruta comestible |bcãnea|r que tiene una cáscara más gruesa que la clase cultivada) </text:p>
          </table:table-cell>
          <table:table-cell/>
          <table:table-cell office:value-type="string">
            <text:p>sc Chrysophillum (Lucama) Caimito L. </text:p>
          </table:table-cell>
          <table:table-cell table:number-columns-repeated="202"/>
        </table:table-row>
        <table:table-row table:style-name="ro2">
          <table:table-cell office:value-type="string">
            <text:p>cãnicũñaare </text:p>
          </table:table-cell>
          <table:table-cell office:value-type="string">
            <text:p>kɑ̃́ˈnĩ́.kṹ.ɲɑ̃́ɑ̃.ɾẽ E][kɑ̃́nĩ.ˈkṹ.ɲɑ̃́ɑ̃.ɾẽ J </text:p>
          </table:table-cell>
          <table:table-cell office:value-type="string">
            <text:p>v.i. </text:p>
          </table:table-cell>
          <table:table-cell office:value-type="string">
            <text:p>dormir (por el suelo) </text:p>
          </table:table-cell>
          <table:table-cell table:number-columns-repeated="2"/>
          <table:table-cell office:value-type="string">
            <text:p>ntg BARS,91 kãdi kũya ‘to sleep on the ground’, Compound verb of postion p.47;</text:p>
          </table:table-cell>
          <table:table-cell table:number-columns-repeated="201"/>
        </table:table-row>
        <table:table-row table:style-name="ro2">
          <table:table-cell office:value-type="string">
            <text:p>cãnijesare </text:p>
          </table:table-cell>
          <table:table-cell office:value-type="string">
            <text:p>ˈkɑ̃́nĩ.hesɑ́.ɾé E][kɑ̃́ˈnĩ́.hésɑ.ɾe J </text:p>
          </table:table-cell>
          <table:table-cell office:value-type="string">
            <text:p>v.i. </text:p>
          </table:table-cell>
          <table:table-cell office:value-type="string">
            <text:p>dormir (encima de tallo, banco, cama) </text:p>
          </table:table-cell>
          <table:table-cell table:number-columns-repeated="2"/>
          <table:table-cell office:value-type="string">
            <text:p>ntg BARS,91 kãdi hesa ‘to sleep on a branch’, Compound verb of postion p.47;</text:p>
          </table:table-cell>
          <table:table-cell table:number-columns-repeated="201"/>
        </table:table-row>
        <table:table-row table:style-name="ro2">
          <table:table-cell office:value-type="string">
            <text:p>cãnijesariaro </text:p>
          </table:table-cell>
          <table:table-cell office:value-type="string">
            <text:p>kɑ̃́nĩ.hesɑ́.ˈɾí.ɑ́.ɾo E][kɑ̃́ˈnĩ́.hésɑ.ɾí.ɑ́.ɾo J </text:p>
          </table:table-cell>
          <table:table-cell office:value-type="string">
            <text:p>s.v.inan. </text:p>
          </table:table-cell>
          <table:table-cell office:value-type="string">
            <text:p>cama</text:p>
          </table:table-cell>
          <table:table-cell table:number-columns-repeated="204"/>
        </table:table-row>
        <table:table-row table:style-name="ro2">
          <table:table-cell office:value-type="string">
            <text:p>cãnijuriare </text:p>
          </table:table-cell>
          <table:table-cell office:value-type="string">
            <text:p>ˈkɑ̃́nĩ.húɾíɑ́.ɾe E][kɑ̃́nĩ́.ˈhúɾiɑ.ɾe J </text:p>
          </table:table-cell>
          <table:table-cell office:value-type="string">
            <text:p>v.i. </text:p>
          </table:table-cell>
          <table:table-cell office:value-type="string">
            <text:p>tener sueño (hasta que la cabeza se inclina) </text:p>
          </table:table-cell>
          <table:table-cell table:number-columns-repeated="204"/>
        </table:table-row>
        <table:table-row table:style-name="ro2">
          <table:table-cell office:value-type="string">
            <text:p>cãniose </text:p>
          </table:table-cell>
          <table:table-cell office:value-type="string">
            <text:p>kɑ̃́ˈnĩ́.ṍ.sẽ E][kɑ̃́nĩ́.ˈṍ.sẽ́ J </text:p>
          </table:table-cell>
          <table:table-cell office:value-type="string">
            <text:p>v.caus. </text:p>
          </table:table-cell>
          <table:table-cell office:value-type="string">
            <text:p>tener sueño</text:p>
          </table:table-cell>
          <table:table-cell table:number-columns-repeated="204"/>
        </table:table-row>
        <table:table-row table:style-name="ro2">
          <table:table-cell office:value-type="string">
            <text:p>cãnire </text:p>
          </table:table-cell>
          <table:table-cell office:value-type="string">
            <text:p>kɑ̃́ˈnĩ́.ɾẽ E][kɑ̃́ˈnĩ́.ɾẽ́̃́ J </text:p>
          </table:table-cell>
          <table:table-cell office:value-type="string">
            <text:p>v.i. </text:p>
          </table:table-cell>
          <table:table-cell office:value-type="string">
            <text:p>dormir </text:p>
          </table:table-cell>
          <table:table-cell table:number-columns-repeated="2"/>
          <table:table-cell office:value-type="string">
            <text:p>ntg BARS,91 kãdi 'to sleep’ 3.5 Verb roots. Compound verbs of position p.48;</text:p>
          </table:table-cell>
          <table:table-cell table:number-columns-repeated="201"/>
        </table:table-row>
        <table:table-row table:style-name="ro2">
          <table:table-cell office:value-type="string">
            <text:p>cãniriasõa </text:p>
          </table:table-cell>
          <table:table-cell office:value-type="string">
            <text:p>ˈkɑ̃́nĩ́.ɾi.ɑ.sṍɑ̃ E][kɑ̃́nĩ́.ˈɾí.ɑ.sṍɑ̃ J </text:p>
          </table:table-cell>
          <table:table-cell office:value-type="string">
            <text:p>s.v.inan. </text:p>
          </table:table-cell>
          <table:table-cell office:value-type="string">
            <text:p>alcoba </text:p>
          </table:table-cell>
          <table:table-cell table:number-columns-repeated="204"/>
        </table:table-row>
        <table:table-row table:style-name="ro2">
          <table:table-cell office:value-type="string">
            <text:p>cãnisãñare </text:p>
          </table:table-cell>
          <table:table-cell office:value-type="string">
            <text:p>ˈkɑ̃́nĩ́.sɑ̃́.ɲɑ̃́.ɾẽ E][kɑ̃́nĩ́.ˈsɑ̃́.ɲɑ̃.ɾẽ J </text:p>
          </table:table-cell>
          <table:table-cell office:value-type="string">
            <text:p>v.i. </text:p>
          </table:table-cell>
          <table:table-cell office:value-type="string">
            <text:p>dormir (adentro de canoa, tronco, hueco) </text:p>
          </table:table-cell>
          <table:table-cell table:number-columns-repeated="2"/>
          <table:table-cell office:value-type="string">
            <text:p>ntg BARS,91 kãdi sãya ‘to sleep inside of a canoe’ Compound verb of position p.47;</text:p>
          </table:table-cell>
          <table:table-cell table:number-columns-repeated="201"/>
        </table:table-row>
        <table:table-row table:style-name="ro2">
          <table:table-cell office:value-type="string">
            <text:p>cãno </text:p>
          </table:table-cell>
          <table:table-cell office:value-type="string">
            <text:p>kɑ̃́ˈnõ E][ˈkɑ̃́nṍ J </text:p>
          </table:table-cell>
          <table:table-cell office:value-type="string">
            <text:p>inan. </text:p>
          </table:table-cell>
          <table:table-cell office:value-type="string">
            <text:p>cuerda </text:p>
          </table:table-cell>
          <table:table-cell table:number-columns-repeated="204"/>
        </table:table-row>
        <table:table-row table:style-name="ro2">
          <table:table-cell office:value-type="string">
            <text:p>cãnʉaga </text:p>
          </table:table-cell>
          <table:table-cell/>
          <table:table-cell office:value-type="string">
            <text:p>adv. </text:p>
          </table:table-cell>
          <table:table-cell office:value-type="string">
            <text:p>(año, semana) pasado</text:p>
          </table:table-cell>
          <table:table-cell/>
          <table:table-cell office:value-type="string">
            <text:p>va cãnʉa <text:s/>,vn J <text:s/>,uv E </text:p>
          </table:table-cell>
          <table:table-cell table:number-columns-repeated="202"/>
        </table:table-row>
        <table:table-row table:style-name="ro2">
          <table:table-cell office:value-type="string">
            <text:p>cãnʉjʉ </text:p>
          </table:table-cell>
          <table:table-cell office:value-type="string">
            <text:p>ˈkɑ̃́nɨ̃.hɨ̃ </text:p>
          </table:table-cell>
          <table:table-cell office:value-type="string">
            <text:p>adv. </text:p>
          </table:table-cell>
          <table:table-cell office:value-type="string">
            <text:p>recientemente</text:p>
          </table:table-cell>
          <table:table-cell table:number-columns-repeated="204"/>
        </table:table-row>
        <table:table-row table:style-name="ro2">
          <table:table-cell office:value-type="string">
            <text:p>cãra, cãra_yire </text:p>
          </table:table-cell>
          <table:table-cell office:value-type="string">
            <text:p>kɑ̃́ɾɑ̃́.kɑ̃́ɾɑ̃́.dʒi.ˈɾé E][kɑ̃́ɾɑ̃́.kɑ̃́ɾɑ̃́.ˈdʒí.ré J </text:p>
          </table:table-cell>
          <table:table-cell office:value-type="string">
            <text:p>onom. </text:p>
          </table:table-cell>
          <table:table-cell office:value-type="string">
            <text:p>resoplar</text:p>
          </table:table-cell>
          <table:table-cell table:number-columns-repeated="204"/>
        </table:table-row>
        <table:table-row table:style-name="ro2">
          <table:table-cell office:value-type="string">
            <text:p>carase </text:p>
          </table:table-cell>
          <table:table-cell office:value-type="string">
            <text:p>ˈkɑ́ɾɑ́.se E][ˈkɑ́ɾɑ́.sé J </text:p>
          </table:table-cell>
          <table:table-cell office:value-type="string">
            <text:p>v.i. </text:p>
          </table:table-cell>
          <table:table-cell office:value-type="string">
            <text:p>(estar) seco, seca </text:p>
          </table:table-cell>
          <table:table-cell table:number-columns-repeated="2"/>
          <table:table-cell office:value-type="string">
            <text:p>lf caus. </text:p>
          </table:table-cell>
          <table:table-cell table:number-columns-repeated="201"/>
        </table:table-row>
        <table:table-row table:style-name="ro2">
          <table:table-cell office:value-type="string">
            <text:p>cariwa </text:p>
          </table:table-cell>
          <table:table-cell office:value-type="string">
            <text:p>kɑˈɾíwɑ </text:p>
          </table:table-cell>
          <table:table-cell office:value-type="string">
            <text:p>an. </text:p>
          </table:table-cell>
          <table:table-cell office:value-type="string">
            <text:p>el mayor de la tribu </text:p>
          </table:table-cell>
          <table:table-cell table:number-columns-repeated="204"/>
        </table:table-row>
        <table:table-row table:style-name="ro2">
          <table:table-cell office:value-type="string">
            <text:p>carore </text:p>
          </table:table-cell>
          <table:table-cell office:value-type="string">
            <text:p>kɑ́ˈɾ.óó.ɾe E][ˈkɑ́ɾ.óó.ɾé J </text:p>
          </table:table-cell>
          <table:table-cell office:value-type="string">
            <text:p>v.caus. </text:p>
          </table:table-cell>
          <table:table-cell office:value-type="string">
            <text:p>secar (ropa, carne)</text:p>
          </table:table-cell>
          <table:table-cell table:number-columns-repeated="204"/>
        </table:table-row>
        <table:table-row table:style-name="ro2">
          <table:table-cell office:value-type="string">
            <text:p>caroyoore </text:p>
          </table:table-cell>
          <table:table-cell office:value-type="string">
            <text:p>kɑ́ˈɾ.ó.dʒóó.ɾe E][kɑ́ɾ.ó.ˈdʒóo.ɾe J </text:p>
          </table:table-cell>
          <table:table-cell office:value-type="string">
            <text:p>v.caus. </text:p>
          </table:table-cell>
          <table:table-cell office:value-type="string">
            <text:p>tender (ropa)</text:p>
          </table:table-cell>
          <table:table-cell table:number-columns-repeated="204"/>
        </table:table-row>
        <table:table-row table:style-name="ro2">
          <table:table-cell office:value-type="string">
            <text:p>caruare </text:p>
          </table:table-cell>
          <table:table-cell office:value-type="string">
            <text:p>ˈkɑ́ɾúɑ́.ɾe E][kɑ́ɾúˈɑ́.ɾé J </text:p>
          </table:table-cell>
          <table:table-cell office:value-type="string">
            <text:p>v.t. </text:p>
          </table:table-cell>
          <table:table-cell office:value-type="string">
            <text:p>enfriar (líquido por sacar y derramarlo repetidamente con calabaza) </text:p>
          </table:table-cell>
          <table:table-cell table:number-columns-repeated="2"/>
          <table:table-cell office:value-type="string">
            <text:p>ntg BARS,91 //karuaa// (pour.to.cool) no344;</text:p>
          </table:table-cell>
          <table:table-cell table:number-columns-repeated="201"/>
        </table:table-row>
        <table:table-row table:style-name="ro2">
          <table:table-cell office:value-type="string">
            <text:p>cãsa </text:p>
          </table:table-cell>
          <table:table-cell office:value-type="string">
            <text:p>ˈkɑ̃́sɑ̃ E][kɑ̃ˈsɑ̃́ J </text:p>
          </table:table-cell>
          <table:table-cell office:value-type="string">
            <text:p>an.s.plural </text:p>
          </table:table-cell>
          <table:table-cell office:value-type="string">
            <text:p>hormigas |bcãsa|r (especie que pica, incomible, se encuentra en el yarumo) </text:p>
          </table:table-cell>
          <table:table-cell table:number-columns-repeated="204"/>
        </table:table-row>
        <table:table-row table:style-name="ro2">
          <table:table-cell office:value-type="string">
            <text:p>cãsa_cõne </text:p>
          </table:table-cell>
          <table:table-cell office:value-type="string">
            <text:p>kɑ̃́sɑ̃.kṍnẽ́ E][ˈkɑ̃sɑ̃́.kṍnẽ J </text:p>
          </table:table-cell>
          <table:table-cell office:value-type="string">
            <text:p>an. </text:p>
          </table:table-cell>
          <table:table-cell office:value-type="string">
            <text:p>especie de pájaro carpintero (pequeño con plumas rayadas) </text:p>
          </table:table-cell>
          <table:table-cell table:number-columns-repeated="204"/>
        </table:table-row>
        <table:table-row table:style-name="ro2">
          <table:table-cell office:value-type="string">
            <text:p>cãsa_utia </text:p>
          </table:table-cell>
          <table:table-cell office:value-type="string">
            <text:p>ˈkɑ̃́sɑ̃.útiɑ E][kɑ̃sɑ̃́.ˈútiɑ J </text:p>
          </table:table-cell>
          <table:table-cell office:value-type="string">
            <text:p>an.s.plural </text:p>
          </table:table-cell>
          <table:table-cell office:value-type="string">
            <text:p>avispas |bcãsa utia|r (especie que pica duro) </text:p>
          </table:table-cell>
          <table:table-cell table:number-columns-repeated="204"/>
        </table:table-row>
        <table:table-row table:style-name="ro2">
          <table:table-cell office:value-type="string">
            <text:p>casabo </text:p>
          </table:table-cell>
          <table:table-cell office:value-type="string">
            <text:p>kɑˈsɑ́bó </text:p>
          </table:table-cell>
          <table:table-cell office:value-type="string">
            <text:p>inan., cl.irreg. </text:p>
          </table:table-cell>
          <table:table-cell office:value-type="string">
            <text:p>yerado o yerao (|ibras.|r estructura para guardar cosas como mesa, plataforma, etc.) </text:p>
          </table:table-cell>
          <table:table-cell table:number-columns-repeated="2"/>
          <table:table-cell office:value-type="string">
            <text:p>ntg BARS,91 //kasabo// ‘platform’ no119; </text:p>
          </table:table-cell>
          <table:table-cell table:number-columns-repeated="201"/>
        </table:table-row>
        <table:table-row table:style-name="ro2">
          <table:table-cell office:value-type="string">
            <text:p>casia, casia yire </text:p>
          </table:table-cell>
          <table:table-cell office:value-type="string">
            <text:p>kɑ́síɑ́.kɑ́ˈsíɑ́.dʒí.ɾé </text:p>
          </table:table-cell>
          <table:table-cell office:value-type="string">
            <text:p>v.i. </text:p>
          </table:table-cell>
          <table:table-cell office:value-type="string">
            <text:p>brincar </text:p>
          </table:table-cell>
          <table:table-cell table:number-columns-repeated="204"/>
        </table:table-row>
        <table:table-row table:style-name="ro2">
          <table:table-cell office:value-type="string">
            <text:p>casiare </text:p>
          </table:table-cell>
          <table:table-cell office:value-type="string">
            <text:p>kɑ́ˈsíɑ.ɾe E][ˈkɑ́síɑ́.ɾé J </text:p>
          </table:table-cell>
          <table:table-cell office:value-type="string">
            <text:p>v.i. </text:p>
          </table:table-cell>
          <table:table-cell office:value-type="string">
            <text:p>cojear </text:p>
          </table:table-cell>
          <table:table-cell table:number-columns-repeated="204"/>
        </table:table-row>
        <table:table-row table:style-name="ro1">
          <table:table-cell office:value-type="string">
            <text:p>casʉtiriase</text:p>
          </table:table-cell>
          <table:table-cell table:number-columns-repeated="207"/>
        </table:table-row>
        <table:table-row table:style-name="ro2">
          <table:table-cell office:value-type="string">
            <text:p>cata </text:p>
          </table:table-cell>
          <table:table-cell office:value-type="string">
            <text:p>kɑˈtɑ́ </text:p>
          </table:table-cell>
          <table:table-cell office:value-type="string">
            <text:p>an. </text:p>
          </table:table-cell>
          <table:table-cell office:value-type="string">
            <text:p>pava de monte </text:p>
          </table:table-cell>
          <table:table-cell/>
          <table:table-cell office:value-type="string">
            <text:p>sc Penelope spp. </text:p>
          </table:table-cell>
          <table:table-cell table:number-columns-repeated="202"/>
        </table:table-row>
        <table:table-row table:style-name="ro2">
          <table:table-cell office:value-type="string">
            <text:p>cata_ãña </text:p>
          </table:table-cell>
          <table:table-cell office:value-type="string">
            <text:p>kɑˈtɑ́.ɑ̃́ɲɑ̃́ E][kɑˈtɑ́.ɑ̃́ɲɑ̃ J </text:p>
          </table:table-cell>
          <table:table-cell office:value-type="string">
            <text:p>an. </text:p>
          </table:table-cell>
          <table:table-cell office:value-type="string">
            <text:p>especie de culebra (comestible, negra y larga, no muerde) </text:p>
          </table:table-cell>
          <table:table-cell table:number-columns-repeated="204"/>
        </table:table-row>
        <table:table-row table:style-name="ro2">
          <table:table-cell office:value-type="string">
            <text:p>cata_jĩcoʉ </text:p>
          </table:table-cell>
          <table:table-cell office:value-type="string">
            <text:p>kɑˈtɑ́.hĩkṍ.ɨ̃́ E][kɑˈtɑ́.hĩ́kõ.ɨ̃ J </text:p>
          </table:table-cell>
          <table:table-cell office:value-type="string">
            <text:p>inan. </text:p>
          </table:table-cell>
          <table:table-cell office:value-type="string">
            <text:p>especie de árbol (inútil, tiene fruto incomible) </text:p>
          </table:table-cell>
          <table:table-cell table:number-columns-repeated="204"/>
        </table:table-row>
        <table:table-row table:style-name="ro2">
          <table:table-cell office:value-type="string">
            <text:p>catarẽa </text:p>
          </table:table-cell>
          <table:table-cell office:value-type="string">
            <text:p>kɑ́tɑ́.ˈɾẽ́ɑ̃ </text:p>
          </table:table-cell>
          <table:table-cell office:value-type="string">
            <text:p>an. </text:p>
          </table:table-cell>
          <table:table-cell office:value-type="string">
            <text:p>cacao negro (especie de ave rapaz) </text:p>
          </table:table-cell>
          <table:table-cell/>
          <table:table-cell office:value-type="string">
            <text:p>sc Daptrius ater </text:p>
          </table:table-cell>
          <table:table-cell table:number-columns-repeated="202"/>
        </table:table-row>
        <table:table-row table:style-name="ro2">
          <table:table-cell office:value-type="string">
            <text:p>catijedire </text:p>
          </table:table-cell>
          <table:table-cell office:value-type="string">
            <text:p>kɑˈtí.hédi.ɾe E][kɑˈtí.hédí.ɾé J </text:p>
          </table:table-cell>
          <table:table-cell office:value-type="string">
            <text:p>v.i. </text:p>
          </table:table-cell>
          <table:table-cell office:value-type="string">
            <text:p>estar todos bien, sanos </text:p>
          </table:table-cell>
          <table:table-cell table:number-columns-repeated="204"/>
        </table:table-row>
        <table:table-row table:style-name="ro2">
          <table:table-cell office:value-type="string">
            <text:p>catiore </text:p>
          </table:table-cell>
          <table:table-cell office:value-type="string">
            <text:p>ˈkɑ́ti.o.ɾe E][kɑˈtí.óó.ɾé J </text:p>
          </table:table-cell>
          <table:table-cell office:value-type="string">
            <text:p>v.caus. </text:p>
          </table:table-cell>
          <table:table-cell office:value-type="string">
            <text:p>curar </text:p>
          </table:table-cell>
          <table:table-cell table:number-columns-repeated="2"/>
          <table:table-cell office:value-type="string">
            <text:p>ntg BARS,99 kati-o no.308, 309, kati 'to be alive, well’ is compared with kati-o 'to cause to be alive;</text:p>
          </table:table-cell>
          <table:table-cell table:number-columns-repeated="201"/>
        </table:table-row>
        <table:table-row table:style-name="ro2">
          <table:table-cell office:value-type="string">
            <text:p>catiquẽnare </text:p>
          </table:table-cell>
          <table:table-cell office:value-type="string">
            <text:p>kɑˈtí.kẽ́nɑ̃.ɾẽ E][kɑˈtí.kẽ́nɑ̃.ɾẽ J </text:p>
          </table:table-cell>
          <table:table-cell office:value-type="string">
            <text:p>v.i. </text:p>
          </table:table-cell>
          <table:table-cell office:value-type="string">
            <text:p>estar de buena salud </text:p>
          </table:table-cell>
          <table:table-cell table:number-columns-repeated="204"/>
        </table:table-row>
        <table:table-row table:style-name="ro1">
          <table:table-cell office:value-type="string">
            <text:p>catire </text:p>
          </table:table-cell>
          <table:table-cell office:value-type="string">
            <text:p>kɑˈtí.ɾe </text:p>
          </table:table-cell>
          <table:table-cell office:value-type="string">
            <text:p>v.i. </text:p>
          </table:table-cell>
          <table:table-cell office:value-type="string">
            <text:p>vivir </text:p>
          </table:table-cell>
          <table:table-cell table:number-columns-repeated="2"/>
          <table:table-cell office:value-type="string">
            <text:p>lf caus. </text:p>
          </table:table-cell>
          <table:table-cell table:number-columns-repeated="201"/>
        </table:table-row>
        <table:table-row table:style-name="ro2">
          <table:table-cell office:value-type="string">
            <text:p>catirica </text:p>
          </table:table-cell>
          <table:table-cell office:value-type="string">
            <text:p>kɑˈtí.ɾikɑɑ E][kɑˈtí.ɾikɑɑ J </text:p>
          </table:table-cell>
          <table:table-cell office:value-type="string">
            <text:p>s.v.inan. </text:p>
          </table:table-cell>
          <table:table-cell office:value-type="string">
            <text:p>fruta cruda (que se come sin cocinar, sin madurez o biche) </text:p>
          </table:table-cell>
          <table:table-cell table:number-columns-repeated="2"/>
          <table:table-cell office:value-type="string">
            <text:p>lf f.n.esp. </text:p>
          </table:table-cell>
          <table:table-cell table:number-columns-repeated="201"/>
        </table:table-row>
        <table:table-row table:style-name="ro2">
          <table:table-cell office:value-type="string">
            <text:p>catise </text:p>
          </table:table-cell>
          <table:table-cell/>
          <table:table-cell office:value-type="string">
            <text:p>s.v.inan. </text:p>
          </table:table-cell>
          <table:table-cell office:value-type="string">
            <text:p>comida o agua no cocida, cruda </text:p>
          </table:table-cell>
          <table:table-cell table:number-columns-repeated="204"/>
        </table:table-row>
        <table:table-row table:style-name="ro2">
          <table:table-cell office:value-type="string">
            <text:p>caʉ_caʉ </text:p>
          </table:table-cell>
          <table:table-cell office:value-type="string">
            <text:p>ˈkɑ́ɨ́.kɑ́ɨ́ </text:p>
          </table:table-cell>
          <table:table-cell office:value-type="string">
            <text:p>onom. </text:p>
          </table:table-cell>
          <table:table-cell office:value-type="string">
            <text:p>sonido de roer, masticar (hueso, algo duro o quebradizo)</text:p>
          </table:table-cell>
          <table:table-cell table:number-columns-repeated="204"/>
        </table:table-row>
        <table:table-row table:style-name="ro2">
          <table:table-cell office:value-type="string">
            <text:p>cawia </text:p>
          </table:table-cell>
          <table:table-cell office:value-type="string">
            <text:p>kɑ́ˈwíɑ́ </text:p>
          </table:table-cell>
          <table:table-cell office:value-type="string">
            <text:p>inan. </text:p>
          </table:table-cell>
          <table:table-cell office:value-type="string">
            <text:p>levantador de techo (dos palitos/támaras atados en forma de X para levantar una hilera del techo) </text:p>
          </table:table-cell>
          <table:table-cell table:number-columns-repeated="204"/>
        </table:table-row>
        <table:table-row table:style-name="ro2">
          <table:table-cell office:value-type="string">
            <text:p>cawia _caje </text:p>
          </table:table-cell>
          <table:table-cell office:value-type="string">
            <text:p>kɑ́ˈwíɑ́.kɑ́he E][ˈkɑ́wíɑ́.kɑ́hé J </text:p>
          </table:table-cell>
          <table:table-cell office:value-type="string">
            <text:p>inan.f.n.esp. </text:p>
          </table:table-cell>
          <table:table-cell office:value-type="string">
            <text:p>frutas del árbol |bcawia cajeʉ|r (comestibles) </text:p>
          </table:table-cell>
          <table:table-cell table:number-columns-repeated="204"/>
        </table:table-row>
        <table:table-row table:style-name="ro2">
          <table:table-cell office:value-type="string">
            <text:p>cawia_cajeʉ </text:p>
          </table:table-cell>
          <table:table-cell office:value-type="string">
            <text:p>kɑ́ˈwíɑ́.kɑ́he.ɨ E][ˈkɑ́wíɑ́.kɑ́hé.ɨ́ J </text:p>
          </table:table-cell>
          <table:table-cell office:value-type="string">
            <text:p>inan. </text:p>
          </table:table-cell>
          <table:table-cell office:value-type="string">
            <text:p>especie de árbol (produce fruta comestible) </text:p>
          </table:table-cell>
          <table:table-cell table:number-columns-repeated="204"/>
        </table:table-row>
        <table:table-row table:style-name="ro2">
          <table:table-cell office:value-type="string">
            <text:p>cawia_ñaarã </text:p>
          </table:table-cell>
          <table:table-cell office:value-type="string">
            <text:p>kɑ́ˈwiɑ.ɲɑ̃́ɑ̃́ɾɑ̃́ </text:p>
          </table:table-cell>
          <table:table-cell office:value-type="string">
            <text:p>an.s.plural </text:p>
          </table:table-cell>
          <table:table-cell office:value-type="string">
            <text:p>grupo étnico entre los eduria </text:p>
          </table:table-cell>
          <table:table-cell table:number-columns-repeated="204"/>
        </table:table-row>
        <table:table-row table:style-name="ro2">
          <table:table-cell office:value-type="string">
            <text:p>cawiari </text:p>
          </table:table-cell>
          <table:table-cell office:value-type="string">
            <text:p>kɑ́ˈwíɑɾi </text:p>
          </table:table-cell>
          <table:table-cell office:value-type="string">
            <text:p>an.s.plural </text:p>
          </table:table-cell>
          <table:table-cell office:value-type="string">
            <text:p>cabiyarí (grupo indígena) </text:p>
          </table:table-cell>
          <table:table-cell/>
          <table:table-cell office:value-type="string">
            <text:p>uv ESP </text:p>
          </table:table-cell>
          <table:table-cell table:number-columns-repeated="202"/>
        </table:table-row>
        <table:table-row table:style-name="ro2">
          <table:table-cell office:value-type="string">
            <text:p>cebollacaje </text:p>
          </table:table-cell>
          <table:table-cell office:value-type="string">
            <text:p>seˈwódʒɑ.kɑhé E][sewódʒɑ.kɑ́hé J </text:p>
          </table:table-cell>
          <table:table-cell office:value-type="string">
            <text:p>inan. </text:p>
          </table:table-cell>
          <table:table-cell office:value-type="string">
            <text:p>mata de cebolla</text:p>
          </table:table-cell>
          <table:table-cell/>
          <table:table-cell office:value-type="string">
            <text:p>uv ESP </text:p>
          </table:table-cell>
          <table:table-cell table:number-columns-repeated="202"/>
        </table:table-row>
        <table:table-row table:style-name="ro1">
          <table:table-cell office:value-type="string">
            <text:p>co </text:p>
          </table:table-cell>
          <table:table-cell office:value-type="string">
            <text:p>ko </text:p>
          </table:table-cell>
          <table:table-cell office:value-type="string">
            <text:p>interj. </text:p>
          </table:table-cell>
          <table:table-cell office:value-type="string">
            <text:p>¡ay no! (exclamación de frustración al no realizar algo)</text:p>
          </table:table-cell>
          <table:table-cell/>
          <table:table-cell office:value-type="string">
            <text:p>va cʉ̃me co , uv J , vn E </text:p>
          </table:table-cell>
          <table:table-cell table:number-columns-repeated="202"/>
        </table:table-row>
        <table:table-row table:style-name="ro2">
          <table:table-cell office:value-type="string">
            <text:p>cõ </text:p>
          </table:table-cell>
          <table:table-cell office:value-type="string">
            <text:p>ˈkṍṍ </text:p>
          </table:table-cell>
          <table:table-cell office:value-type="string">
            <text:p>inan.s.de masa </text:p>
          </table:table-cell>
          <table:table-cell office:value-type="string">
            <text:p>semen </text:p>
          </table:table-cell>
          <table:table-cell table:number-columns-repeated="204"/>
        </table:table-row>
        <table:table-row table:style-name="ro2">
          <table:table-cell office:value-type="string">
            <text:p>co_co_co </text:p>
          </table:table-cell>
          <table:table-cell office:value-type="string">
            <text:p>ˈkó.ˈkó.ˈkó.ˈkó.ˈkó.ˈkó </text:p>
          </table:table-cell>
          <table:table-cell office:value-type="string">
            <text:p>onom. </text:p>
          </table:table-cell>
          <table:table-cell office:value-type="string">
            <text:p>cloqueo (sonido que hace la gallina) </text:p>
          </table:table-cell>
          <table:table-cell table:number-columns-repeated="204"/>
        </table:table-row>
        <table:table-row table:style-name="ro2">
          <table:table-cell office:value-type="string">
            <text:p>coaa </text:p>
          </table:table-cell>
          <table:table-cell office:value-type="string">
            <text:p>koˈɑ́ɑ </text:p>
          </table:table-cell>
          <table:table-cell office:value-type="string">
            <text:p>an.pl. </text:p>
          </table:table-cell>
          <table:table-cell office:value-type="string">
            <text:p>hormigas arrieras |bcoaa|r (especie comestible con cabezas rojas y brillantes que vuelan en las primeras horas de la tarde, como las hormigas arrieras |bbiajũna|r) </text:p>
          </table:table-cell>
          <table:table-cell table:number-columns-repeated="204"/>
        </table:table-row>
        <table:table-row table:style-name="ro2">
          <table:table-cell office:value-type="string">
            <text:p>coabajia </text:p>
          </table:table-cell>
          <table:table-cell office:value-type="string">
            <text:p>ˈkóɑ́bɑhíɑ́ </text:p>
          </table:table-cell>
          <table:table-cell office:value-type="string">
            <text:p>inan. </text:p>
          </table:table-cell>
          <table:table-cell office:value-type="string">
            <text:p>tipo de canasta (tejido sueltamente en dos formas, la jaula de pájaros y la canasta para cargar) </text:p>
          </table:table-cell>
          <table:table-cell/>
          <table:table-cell office:value-type="string">
            <text:p>va coajia; vn J </text:p>
          </table:table-cell>
          <table:table-cell table:number-columns-repeated="202"/>
        </table:table-row>
        <table:table-row table:style-name="ro2">
          <table:table-cell office:value-type="string">
            <text:p>coabibere </text:p>
          </table:table-cell>
          <table:table-cell office:value-type="string">
            <text:p>ˈkóɑ.bíbe.ɾe </text:p>
          </table:table-cell>
          <table:table-cell office:value-type="string">
            <text:p>v.t. </text:p>
          </table:table-cell>
          <table:table-cell office:value-type="string">
            <text:p>llenar (hueco con tierra)</text:p>
          </table:table-cell>
          <table:table-cell table:number-columns-repeated="204"/>
        </table:table-row>
        <table:table-row table:style-name="ro2">
          <table:table-cell office:value-type="string">
            <text:p>coabʉare </text:p>
          </table:table-cell>
          <table:table-cell office:value-type="string">
            <text:p>ˈkóɑ.bɨ́ɑ́.ɾé E][ˈkóɑ́.bɨ́ɑ.ɾe J </text:p>
          </table:table-cell>
          <table:table-cell office:value-type="string">
            <text:p>v.t. </text:p>
          </table:table-cell>
          <table:table-cell office:value-type="string">
            <text:p>tapar (excremento, popó con tierra) </text:p>
          </table:table-cell>
          <table:table-cell table:number-columns-repeated="204"/>
        </table:table-row>
        <table:table-row table:style-name="ro2">
          <table:table-cell office:value-type="string">
            <text:p>coacooro </text:p>
          </table:table-cell>
          <table:table-cell office:value-type="string">
            <text:p>koˈɑ́.kóó.ɾó E][ˈkoɑ́.kóo.ɾo J </text:p>
          </table:table-cell>
          <table:table-cell office:value-type="string">
            <text:p>an. </text:p>
          </table:table-cell>
          <table:table-cell office:value-type="string">
            <text:p>especie de escarabajo (comestible)</text:p>
          </table:table-cell>
          <table:table-cell table:number-columns-repeated="204"/>
        </table:table-row>
        <table:table-row table:style-name="ro2">
          <table:table-cell office:value-type="string">
            <text:p>cõagʉ̃, cõagõ </text:p>
          </table:table-cell>
          <table:table-cell office:value-type="string">
            <text:p>kṍɑ̃.ŋɨ̃ E][kṍɑ̃́.ŋɨ̃́ J </text:p>
          </table:table-cell>
          <table:table-cell office:value-type="string">
            <text:p>s.v.m., f. </text:p>
          </table:table-cell>
          <table:table-cell office:value-type="string">
            <text:p>él, ella que envía (algo o alguien) </text:p>
          </table:table-cell>
          <table:table-cell table:number-columns-repeated="204"/>
        </table:table-row>
        <table:table-row table:style-name="ro2">
          <table:table-cell office:value-type="string">
            <text:p>coajia </text:p>
          </table:table-cell>
          <table:table-cell office:value-type="string">
            <text:p>ˈkoɑ́hiɑ </text:p>
          </table:table-cell>
          <table:table-cell office:value-type="string">
            <text:p>inan. </text:p>
          </table:table-cell>
          <table:table-cell office:value-type="string">
            <text:p>tipo de canasta (tejido sueltamente en dos formas, la jaula de pájaros y la canasta para cargar)</text:p>
          </table:table-cell>
          <table:table-cell/>
          <table:table-cell office:value-type="string">
            <text:p>va coabajia , uv J , vn E </text:p>
          </table:table-cell>
          <table:table-cell table:number-columns-repeated="202"/>
        </table:table-row>
        <table:table-row table:style-name="ro2">
          <table:table-cell office:value-type="string">
            <text:p>coajiire </text:p>
          </table:table-cell>
          <table:table-cell office:value-type="string">
            <text:p>ˈkóɑ́.híí.ɾe E][kóɑ́.ˈhíi.ɾe J </text:p>
          </table:table-cell>
          <table:table-cell office:value-type="string">
            <text:p>v.t. </text:p>
          </table:table-cell>
          <table:table-cell office:value-type="string">
            <text:p>señalar a venir </text:p>
          </table:table-cell>
          <table:table-cell table:number-columns-repeated="204"/>
        </table:table-row>
        <table:table-row table:style-name="ro2">
          <table:table-cell office:value-type="string">
            <text:p>coamona </text:p>
          </table:table-cell>
          <table:table-cell office:value-type="string">
            <text:p>koˈɑ́mṍnɑ̃́ E][koˈɑ́mṍnɑ̃ J </text:p>
          </table:table-cell>
          <table:table-cell office:value-type="string">
            <text:p>an.s.plural </text:p>
          </table:table-cell>
          <table:table-cell office:value-type="string">
            <text:p>grupo étnico entre los barasanas (lo cual pertenece a los del ascendiente |bMeni|r) </text:p>
          </table:table-cell>
          <table:table-cell table:number-columns-repeated="204"/>
        </table:table-row>
        <table:table-row table:style-name="ro2">
          <table:table-cell office:value-type="string">
            <text:p>coare </text:p>
          </table:table-cell>
          <table:table-cell office:value-type="string">
            <text:p>ˈkóɑ́.ɾe E][ˈkóɑ́.ɾé J </text:p>
          </table:table-cell>
          <table:table-cell office:value-type="string">
            <text:p>v.t. </text:p>
          </table:table-cell>
          <table:table-cell office:value-type="string">
            <text:p>cavar </text:p>
          </table:table-cell>
          <table:table-cell table:number-columns-repeated="2"/>
          <table:table-cell office:value-type="string">
            <text:p>ntg BARS,i1 koa (dig) no.429;</text:p>
          </table:table-cell>
          <table:table-cell table:number-columns-repeated="201"/>
        </table:table-row>
        <table:table-row table:style-name="ro2">
          <table:table-cell office:value-type="string">
            <text:p>cõare </text:p>
          </table:table-cell>
          <table:table-cell office:value-type="string">
            <text:p>ˈkṍɑ̃.ɾẽ E][kõˈɑ̃́.ɾẽ́ J </text:p>
          </table:table-cell>
          <table:table-cell office:value-type="string">
            <text:p>v.t. </text:p>
          </table:table-cell>
          <table:table-cell office:value-type="string">
            <text:p>mandar </text:p>
          </table:table-cell>
          <table:table-cell table:number-columns-repeated="2"/>
          <table:table-cell office:value-type="string">
            <text:p>ntg BARS,91 kõa (send) 11.21. Verb for sending. The verb kõa 'to send’ is used with infinitival verbs as verbal complements. The subject of kõa 'to send’ and the embedded clause are the same.;</text:p>
          </table:table-cell>
          <table:table-cell table:number-columns-repeated="201"/>
        </table:table-row>
        <table:table-row table:style-name="ro2">
          <table:table-cell office:value-type="string">
            <text:p>coaro </text:p>
          </table:table-cell>
          <table:table-cell office:value-type="string">
            <text:p>kóˈɑ́.ɾo </text:p>
          </table:table-cell>
          <table:table-cell office:value-type="string">
            <text:p>inan. </text:p>
          </table:table-cell>
          <table:table-cell office:value-type="string">
            <text:p>cuyas (|ibras.|r) </text:p>
          </table:table-cell>
          <table:table-cell table:number-columns-repeated="204"/>
        </table:table-row>
        <table:table-row table:style-name="ro2">
          <table:table-cell office:value-type="string">
            <text:p>cõaroti </text:p>
          </table:table-cell>
          <table:table-cell office:value-type="string">
            <text:p>kṍɑ̃.ɾo.tí E][kõˈɑ̃́.ɾó.ti J </text:p>
          </table:table-cell>
          <table:table-cell office:value-type="string">
            <text:p>s.v.inan. </text:p>
          </table:table-cell>
          <table:table-cell office:value-type="string">
            <text:p>carga para mandar (lo que toca enviar)</text:p>
          </table:table-cell>
          <table:table-cell table:number-columns-repeated="204"/>
        </table:table-row>
        <table:table-row table:style-name="ro2">
          <table:table-cell office:value-type="string">
            <text:p>cõarotire </text:p>
          </table:table-cell>
          <table:table-cell office:value-type="string">
            <text:p>kṍɑ̃.ɾotí.ˈɾé E][kõɑ̃́.ɾóti.ɾe J </text:p>
          </table:table-cell>
          <table:table-cell office:value-type="string">
            <text:p>v.t. </text:p>
          </table:table-cell>
          <table:table-cell office:value-type="string">
            <text:p>mandar a enviar</text:p>
          </table:table-cell>
          <table:table-cell table:number-columns-repeated="204"/>
        </table:table-row>
        <table:table-row table:style-name="ro2">
          <table:table-cell office:value-type="string">
            <text:p>coaseero </text:p>
          </table:table-cell>
          <table:table-cell office:value-type="string">
            <text:p>koˈɑ́seeɾó E][ˈkoɑ́séeɾo J </text:p>
          </table:table-cell>
          <table:table-cell office:value-type="string">
            <text:p>an. </text:p>
          </table:table-cell>
          <table:table-cell office:value-type="string">
            <text:p>ruiseñor (pequeño, de color moreno claro que hace su nido en el techo de la casa, es incomible y canta mucho)</text:p>
          </table:table-cell>
          <table:table-cell table:number-columns-repeated="204"/>
        </table:table-row>
        <table:table-row table:style-name="ro2">
          <table:table-cell office:value-type="string">
            <text:p>Coasũaña </text:p>
          </table:table-cell>
          <table:table-cell office:value-type="string">
            <text:p>koˈɑ́.sṹɑ̃́.ɲɑ̃́ E][ˈkoɑ́.sṹɑ̃.ɲɑ̃ J </text:p>
          </table:table-cell>
          <table:table-cell office:value-type="string">
            <text:p>inan. </text:p>
          </table:table-cell>
          <table:table-cell office:value-type="string">
            <text:p>caño, afluente del río Pirá-Paraná (debajo de Puerto Ortega)</text:p>
          </table:table-cell>
          <table:table-cell table:number-columns-repeated="204"/>
        </table:table-row>
        <table:table-row table:style-name="ro2">
          <table:table-cell office:value-type="string">
            <text:p>cocoño </text:p>
          </table:table-cell>
          <table:table-cell office:value-type="string">
            <text:p>ˈkóko.ɲṍ E][ˈkóko.ɲõ J </text:p>
          </table:table-cell>
          <table:table-cell office:value-type="string">
            <text:p>inan. </text:p>
          </table:table-cell>
          <table:table-cell office:value-type="string">
            <text:p>palma de coco </text:p>
          </table:table-cell>
          <table:table-cell/>
          <table:table-cell office:value-type="string">
            <text:p>uv ESP </text:p>
          </table:table-cell>
          <table:table-cell table:number-columns-repeated="202"/>
        </table:table-row>
        <table:table-row table:style-name="ro2">
          <table:table-cell office:value-type="string">
            <text:p>cocopi </text:p>
          </table:table-cell>
          <table:table-cell office:value-type="string">
            <text:p>koˈkópí </text:p>
          </table:table-cell>
          <table:table-cell office:value-type="string">
            <text:p>an. </text:p>
          </table:table-cell>
          <table:table-cell office:value-type="string">
            <text:p>chotacabras rabicorto </text:p>
          </table:table-cell>
          <table:table-cell/>
          <table:table-cell office:value-type="string">
            <text:p>sc Lurocalis semitorquatus</text:p>
          </table:table-cell>
          <table:table-cell table:number-columns-repeated="202"/>
        </table:table-row>
        <table:table-row table:style-name="ro2">
          <table:table-cell office:value-type="string">
            <text:p>codere </text:p>
          </table:table-cell>
          <table:table-cell office:value-type="string">
            <text:p>ˈkóde.ɾe E][ˈkodé.ɾé J </text:p>
          </table:table-cell>
          <table:table-cell office:value-type="string">
            <text:p>v.t. </text:p>
          </table:table-cell>
          <table:table-cell office:value-type="string">
            <text:p>atender </text:p>
          </table:table-cell>
          <table:table-cell table:number-columns-repeated="204"/>
        </table:table-row>
        <table:table-row table:style-name="ro2">
          <table:table-cell office:value-type="string">
            <text:p>coere </text:p>
          </table:table-cell>
          <table:table-cell office:value-type="string">
            <text:p>ˈkóé.ɾe E][ˈkóé.ɾé J </text:p>
          </table:table-cell>
          <table:table-cell office:value-type="string">
            <text:p>v.t. </text:p>
          </table:table-cell>
          <table:table-cell office:value-type="string">
            <text:p>lavar (ropa) </text:p>
          </table:table-cell>
          <table:table-cell table:number-columns-repeated="204"/>
        </table:table-row>
        <table:table-row table:style-name="ro2">
          <table:table-cell office:value-type="string">
            <text:p>coja </text:p>
          </table:table-cell>
          <table:table-cell office:value-type="string">
            <text:p>ˈkóh.ɑ E][koˈh.ɑ́ɑ́ J </text:p>
          </table:table-cell>
          <table:table-cell office:value-type="string">
            <text:p>núm.inan. </text:p>
          </table:table-cell>
          <table:table-cell office:value-type="string">
            <text:p>uno, una (para cosa que lleva el clasificador |b-a|r como un bulto de caraná) </text:p>
          </table:table-cell>
          <table:table-cell table:number-columns-repeated="2"/>
          <table:table-cell office:value-type="string">
            <text:p>ntg BARS,91 4.6 Numerals. no.56;</text:p>
          </table:table-cell>
          <table:table-cell table:number-columns-repeated="201"/>
        </table:table-row>
        <table:table-row table:style-name="ro2">
          <table:table-cell office:value-type="string">
            <text:p>cõja </text:p>
          </table:table-cell>
          <table:table-cell office:value-type="string">
            <text:p>kõˈhɑ̃́ɑ̃́ </text:p>
          </table:table-cell>
          <table:table-cell office:value-type="string">
            <text:p>inan. </text:p>
          </table:table-cell>
          <table:table-cell office:value-type="string">
            <text:p>frutas de una palma de pachúa (|iger.|r comestibles, parecidas a la fruta de la palma de mirití pero más pequeñas) </text:p>
          </table:table-cell>
          <table:table-cell table:number-columns-repeated="204"/>
        </table:table-row>
        <table:table-row table:style-name="ro2">
          <table:table-cell office:value-type="string">
            <text:p>cõjaño </text:p>
          </table:table-cell>
          <table:table-cell office:value-type="string">
            <text:p>kõˈhɑ̃́.ɲṍ </text:p>
          </table:table-cell>
          <table:table-cell office:value-type="string">
            <text:p>inan. </text:p>
          </table:table-cell>
          <table:table-cell office:value-type="string">
            <text:p>palma de pachúa (|iger.|r especie alta con espinas, crece cerca del río, produce fruto comestible y corteza que se usa en construir paredes y pisos) </text:p>
          </table:table-cell>
          <table:table-cell table:number-columns-repeated="204"/>
        </table:table-row>
        <table:table-row table:style-name="ro2">
          <table:table-cell office:value-type="string">
            <text:p>cõjarʉcʉ </text:p>
          </table:table-cell>
          <table:table-cell office:value-type="string">
            <text:p>kõˈhɑ̃́ɑ̃́.ɾɨkɨ́ </text:p>
          </table:table-cell>
          <table:table-cell office:value-type="string">
            <text:p>inan. </text:p>
          </table:table-cell>
          <table:table-cell office:value-type="string">
            <text:p>especie de yuca brava</text:p>
          </table:table-cell>
          <table:table-cell table:number-columns-repeated="204"/>
        </table:table-row>
        <table:table-row table:style-name="ro2">
          <table:table-cell office:value-type="string">
            <text:p>cojo </text:p>
          </table:table-cell>
          <table:table-cell/>
          <table:table-cell office:value-type="string">
            <text:p>núm.inan. </text:p>
          </table:table-cell>
          <table:table-cell office:value-type="string">
            <text:p>uno, una (uso: requiere sustantivo o clasificador, por ejemplo: |bcojo masa|r ‘una tribu’, |bcojobaja|r ‘un plato’) </text:p>
          </table:table-cell>
          <table:table-cell table:number-columns-repeated="2"/>
          <table:table-cell office:value-type="string">
            <text:p>lf núm.an. </text:p>
          </table:table-cell>
          <table:table-cell table:number-columns-repeated="201"/>
        </table:table-row>
        <table:table-row table:style-name="ro2">
          <table:table-cell office:value-type="string">
            <text:p>cojo_cojo </text:p>
          </table:table-cell>
          <table:table-cell office:value-type="string">
            <text:p>kóhó.koˈhó </text:p>
          </table:table-cell>
          <table:table-cell office:value-type="string">
            <text:p>onom. </text:p>
          </table:table-cell>
          <table:table-cell office:value-type="string">
            <text:p>sonido de alguien tosiendo</text:p>
          </table:table-cell>
          <table:table-cell table:number-columns-repeated="204"/>
        </table:table-row>
        <table:table-row table:style-name="ro2">
          <table:table-cell office:value-type="string">
            <text:p>cojobaja </text:p>
          </table:table-cell>
          <table:table-cell office:value-type="string">
            <text:p>ˈkóho.bɑhɑ́ E][koˈhó.bɑ́hɑ J </text:p>
          </table:table-cell>
          <table:table-cell office:value-type="string">
            <text:p>núm.inan. </text:p>
          </table:table-cell>
          <table:table-cell office:value-type="string">
            <text:p>un plato, una taza, etc. </text:p>
          </table:table-cell>
          <table:table-cell table:number-columns-repeated="2"/>
          <table:table-cell office:value-type="string">
            <text:p>ntg BARS,91 koho (one) no.126;</text:p>
          </table:table-cell>
          <table:table-cell table:number-columns-repeated="201"/>
        </table:table-row>
        <table:table-row table:style-name="ro2">
          <table:table-cell office:value-type="string">
            <text:p>cojocaane </text:p>
          </table:table-cell>
          <table:table-cell office:value-type="string">
            <text:p>kohó.ˈkɑ́ɑ.nẽ </text:p>
          </table:table-cell>
          <table:table-cell office:value-type="string">
            <text:p>adv. </text:p>
          </table:table-cell>
          <table:table-cell office:value-type="string">
            <text:p>al mismo tiempo</text:p>
          </table:table-cell>
          <table:table-cell/>
          <table:table-cell office:value-type="string">
            <text:p>va cojowatone , uv J , vn E </text:p>
          </table:table-cell>
          <table:table-cell table:number-columns-repeated="202"/>
        </table:table-row>
        <table:table-row table:style-name="ro2">
          <table:table-cell office:value-type="string">
            <text:p>cojocatʉa </text:p>
          </table:table-cell>
          <table:table-cell office:value-type="string">
            <text:p>ˈkohó.kɑ́tɨɑ </text:p>
          </table:table-cell>
          <table:table-cell office:value-type="string">
            <text:p>adv. </text:p>
          </table:table-cell>
          <table:table-cell office:value-type="string">
            <text:p>un lado</text:p>
          </table:table-cell>
          <table:table-cell/>
          <table:table-cell office:value-type="string">
            <text:p>va cojojacatʉa , uv J , vn E </text:p>
          </table:table-cell>
          <table:table-cell table:number-columns-repeated="202"/>
        </table:table-row>
        <table:table-row table:style-name="ro2">
          <table:table-cell office:value-type="string">
            <text:p>cojojacatʉa </text:p>
          </table:table-cell>
          <table:table-cell office:value-type="string">
            <text:p>kóho.hɑkɑ́ˈtɨ́ɑ </text:p>
          </table:table-cell>
          <table:table-cell office:value-type="string">
            <text:p>adv. </text:p>
          </table:table-cell>
          <table:table-cell office:value-type="string">
            <text:p>un lado </text:p>
          </table:table-cell>
          <table:table-cell/>
          <table:table-cell office:value-type="string">
            <text:p>va cojocatʉa , uv E , vn J </text:p>
          </table:table-cell>
          <table:table-cell table:number-columns-repeated="202"/>
        </table:table-row>
        <table:table-row table:style-name="ro2">
          <table:table-cell office:value-type="string">
            <text:p>cojoji </text:p>
          </table:table-cell>
          <table:table-cell office:value-type="string">
            <text:p>ˈkóho.hí E][kohó.ˈhí J </text:p>
          </table:table-cell>
          <table:table-cell office:value-type="string">
            <text:p>adv.cuan. </text:p>
          </table:table-cell>
          <table:table-cell office:value-type="string">
            <text:p>una vez </text:p>
          </table:table-cell>
          <table:table-cell table:number-columns-repeated="204"/>
        </table:table-row>
        <table:table-row table:style-name="ro2">
          <table:table-cell office:value-type="string">
            <text:p>cojojʉne </text:p>
          </table:table-cell>
          <table:table-cell office:value-type="string">
            <text:p>kóho.ˈhɨ̃́.nẽ E][kohó.hɨ̃́.nẽ J </text:p>
          </table:table-cell>
          <table:table-cell office:value-type="string">
            <text:p>adv. </text:p>
          </table:table-cell>
          <table:table-cell office:value-type="string">
            <text:p>un lugar </text:p>
          </table:table-cell>
          <table:table-cell table:number-columns-repeated="204"/>
        </table:table-row>
        <table:table-row table:style-name="ro2">
          <table:table-cell office:value-type="string">
            <text:p>cojomo_cõro </text:p>
          </table:table-cell>
          <table:table-cell office:value-type="string">
            <text:p>kóhó.mõ.ˈkṍ.ɾõ E][koˈhó.mõ.kṍ.ɾõ J </text:p>
          </table:table-cell>
          <table:table-cell office:value-type="string">
            <text:p>núm.inan. </text:p>
          </table:table-cell>
          <table:table-cell office:value-type="string">
            <text:p>cinco (cosas) </text:p>
          </table:table-cell>
          <table:table-cell table:number-columns-repeated="2"/>
          <table:table-cell office:value-type="string">
            <text:p>ntg BARS,91 4.6 Numerals. no.56; </text:p>
          </table:table-cell>
          <table:table-cell table:number-columns-repeated="201"/>
        </table:table-row>
        <table:table-row table:style-name="ro2">
          <table:table-cell office:value-type="string">
            <text:p>cojomo_cõro_jedi, gaje ãmo babarica jẽnituaro rãca </text:p>
          </table:table-cell>
          <table:table-cell/>
          <table:table-cell office:value-type="string">
            <text:p>núm.inan. </text:p>
          </table:table-cell>
          <table:table-cell office:value-type="string">
            <text:p>nueve </text:p>
          </table:table-cell>
          <table:table-cell table:number-columns-repeated="2"/>
          <table:table-cell office:value-type="string">
            <text:p>ntg BARS,91 4.6 Numerals. no.56;</text:p>
          </table:table-cell>
          <table:table-cell table:number-columns-repeated="201"/>
        </table:table-row>
        <table:table-row table:style-name="ro2">
          <table:table-cell office:value-type="string">
            <text:p>cojomo_cõro_jedi, gaje ãmo coja jẽnituaro rãca </text:p>
          </table:table-cell>
          <table:table-cell/>
          <table:table-cell office:value-type="string">
            <text:p>núm.inan. </text:p>
          </table:table-cell>
          <table:table-cell office:value-type="string">
            <text:p>seis </text:p>
          </table:table-cell>
          <table:table-cell table:number-columns-repeated="2"/>
          <table:table-cell office:value-type="string">
            <text:p>ntg BARS,91 4.6 Numerals. no.56;</text:p>
          </table:table-cell>
          <table:table-cell table:number-columns-repeated="201"/>
        </table:table-row>
        <table:table-row table:style-name="ro2">
          <table:table-cell office:value-type="string">
            <text:p>cojomo_cõro_jedi, gaje ãmo idia jẽnituaro rãca </text:p>
          </table:table-cell>
          <table:table-cell/>
          <table:table-cell office:value-type="string">
            <text:p>núm.inan. </text:p>
          </table:table-cell>
          <table:table-cell office:value-type="string">
            <text:p>ocho </text:p>
          </table:table-cell>
          <table:table-cell table:number-columns-repeated="2"/>
          <table:table-cell office:value-type="string">
            <text:p>ntg BARS,91 4.6 Numerals. no.56;</text:p>
          </table:table-cell>
          <table:table-cell table:number-columns-repeated="201"/>
        </table:table-row>
        <table:table-row table:style-name="ro2">
          <table:table-cell office:value-type="string">
            <text:p>cojomo_cõro_jedi, gaje ãmo jʉa jẽnituaro rãca </text:p>
          </table:table-cell>
          <table:table-cell/>
          <table:table-cell office:value-type="string">
            <text:p>núm.inan. </text:p>
          </table:table-cell>
          <table:table-cell office:value-type="string">
            <text:p>siete </text:p>
          </table:table-cell>
          <table:table-cell table:number-columns-repeated="2"/>
          <table:table-cell office:value-type="string">
            <text:p>ntg BARS,91 4.6 Numerals. no.56;</text:p>
          </table:table-cell>
          <table:table-cell table:number-columns-repeated="201"/>
        </table:table-row>
        <table:table-row table:style-name="ro2">
          <table:table-cell office:value-type="string">
            <text:p>cojomocãrãca </text:p>
          </table:table-cell>
          <table:table-cell/>
          <table:table-cell office:value-type="string">
            <text:p>núm.inan., pron.inan. </text:p>
          </table:table-cell>
          <table:table-cell office:value-type="string">
            <text:p>cinco (cosas; uso: requiere sustantivo o clasificador) </text:p>
          </table:table-cell>
          <table:table-cell/>
          <table:table-cell office:value-type="string">
            <text:p>va cojomorãca <text:s/>,vn J <text:s/>,uv E </text:p>
          </table:table-cell>
          <table:table-cell table:number-columns-repeated="202"/>
        </table:table-row>
        <table:table-row table:style-name="ro2">
          <table:table-cell office:value-type="string">
            <text:p>cojomocãrãcʉ, cojomocãrãco </text:p>
          </table:table-cell>
          <table:table-cell/>
          <table:table-cell office:value-type="string">
            <text:p>núm.m., f.pl. </text:p>
          </table:table-cell>
          <table:table-cell office:value-type="string">
            <text:p>cinco (personas, animales) </text:p>
          </table:table-cell>
          <table:table-cell table:number-columns-repeated="204"/>
        </table:table-row>
        <table:table-row table:style-name="ro1">
          <table:table-cell office:value-type="string">
            <text:p>cojomorãca </text:p>
          </table:table-cell>
          <table:table-cell table:number-columns-repeated="4"/>
          <table:table-cell office:value-type="string">
            <text:p>uv J</text:p>
          </table:table-cell>
          <table:table-cell table:number-columns-repeated="202"/>
        </table:table-row>
        <table:table-row table:style-name="ro2">
          <table:table-cell office:value-type="string">
            <text:p>cojoro </text:p>
          </table:table-cell>
          <table:table-cell/>
          <table:table-cell office:value-type="string">
            <text:p>adv. </text:p>
          </table:table-cell>
          <table:table-cell office:value-type="string">
            <text:p>mismo, misma; </text:p>
          </table:table-cell>
          <table:table-cell table:number-columns-repeated="204"/>
        </table:table-row>
        <table:table-row table:style-name="ro2">
          <table:table-cell office:value-type="string">
            <text:p>cojorʉ̃mʉ </text:p>
          </table:table-cell>
          <table:table-cell office:value-type="string">
            <text:p>ˈkóho.ɾɨ̃mɨ̃́ E][koˈhó.ɾɨ̃́mɨ̃ J </text:p>
          </table:table-cell>
          <table:table-cell office:value-type="string">
            <text:p>adv.cuan. </text:p>
          </table:table-cell>
          <table:table-cell office:value-type="string">
            <text:p>un día</text:p>
          </table:table-cell>
          <table:table-cell table:number-columns-repeated="204"/>
        </table:table-row>
        <table:table-row table:style-name="ro2">
          <table:table-cell office:value-type="string">
            <text:p>cojowatone </text:p>
          </table:table-cell>
          <table:table-cell office:value-type="string">
            <text:p>kóˈho.wɑtó.nẽ </text:p>
          </table:table-cell>
          <table:table-cell office:value-type="string">
            <text:p>inan. </text:p>
          </table:table-cell>
          <table:table-cell office:value-type="string">
            <text:p>al mismo tiempo </text:p>
          </table:table-cell>
          <table:table-cell/>
          <table:table-cell office:value-type="string">
            <text:p>va cojocaane , uv E , vn J </text:p>
          </table:table-cell>
          <table:table-cell table:number-columns-repeated="202"/>
        </table:table-row>
        <table:table-row table:style-name="ro2">
          <table:table-cell office:value-type="string">
            <text:p>cõjʉ </text:p>
          </table:table-cell>
          <table:table-cell office:value-type="string">
            <text:p>kõˈh.ɨ̃́ɨ̃ </text:p>
          </table:table-cell>
          <table:table-cell office:value-type="string">
            <text:p>inan. </text:p>
          </table:table-cell>
          <table:table-cell office:value-type="string">
            <text:p>especie de árbol (utilizado para hacer la cerbatana arrollada)</text:p>
          </table:table-cell>
          <table:table-cell table:number-columns-repeated="204"/>
        </table:table-row>
        <table:table-row table:style-name="ro2">
          <table:table-cell office:value-type="string">
            <text:p>cõme </text:p>
          </table:table-cell>
          <table:table-cell office:value-type="string">
            <text:p>ˈkṍmẽ </text:p>
          </table:table-cell>
          <table:table-cell office:value-type="string">
            <text:p>inan.s.de masa </text:p>
          </table:table-cell>
          <table:table-cell office:value-type="string">
            <text:p>metal </text:p>
          </table:table-cell>
          <table:table-cell table:number-columns-repeated="2"/>
          <table:table-cell office:value-type="string">
            <text:p>ntg BARS,91 kõbe (metal) 4.3 Classifiers added to noun heads of noun phrases. Some nouns are more attributive than inherently referential. With such nouns, the classifier functions more as the referring element, with the noun modifying it. no.155; </text:p>
          </table:table-cell>
          <table:table-cell table:number-columns-repeated="201"/>
        </table:table-row>
        <table:table-row table:style-name="ro2">
          <table:table-cell office:value-type="string">
            <text:p>Cõme_botigũmu </text:p>
          </table:table-cell>
          <table:table-cell office:value-type="string">
            <text:p>kṍˈmẽ.botí.ŋṹmṹ </text:p>
          </table:table-cell>
          <table:table-cell office:value-type="string">
            <text:p>inan. </text:p>
          </table:table-cell>
          <table:table-cell office:value-type="string">
            <text:p>sitio sagrado de origen de las barasanas |bcõme masa|r</text:p>
          </table:table-cell>
          <table:table-cell table:number-columns-repeated="204"/>
        </table:table-row>
        <table:table-row table:style-name="ro2">
          <table:table-cell office:value-type="string">
            <text:p>cõme_masa </text:p>
          </table:table-cell>
          <table:table-cell office:value-type="string">
            <text:p>kṍˈmẽ́.mɑ̃s.ɑ̃́ </text:p>
          </table:table-cell>
          <table:table-cell office:value-type="string">
            <text:p>an.s.plural </text:p>
          </table:table-cell>
          <table:table-cell office:value-type="string">
            <text:p>un grupo étnico entre los barasanas (lo cual pertenece a los del ascendiente |bÑamicarima|r) </text:p>
          </table:table-cell>
          <table:table-cell table:number-columns-repeated="204"/>
        </table:table-row>
        <table:table-row table:style-name="ro2">
          <table:table-cell office:value-type="string">
            <text:p>cõmea </text:p>
          </table:table-cell>
          <table:table-cell office:value-type="string">
            <text:p>ˈkṍmẽ.ɑ̃ </text:p>
          </table:table-cell>
          <table:table-cell office:value-type="string">
            <text:p>inan. </text:p>
          </table:table-cell>
          <table:table-cell office:value-type="string">
            <text:p>hacha </text:p>
          </table:table-cell>
          <table:table-cell table:number-columns-repeated="204"/>
        </table:table-row>
        <table:table-row table:style-name="ro2">
          <table:table-cell office:value-type="string">
            <text:p>cõmea_ajuamʉ </text:p>
          </table:table-cell>
          <table:table-cell office:value-type="string">
            <text:p>ˈkṍmẽ.ɑ̃.ɑ́húɑ.mɨ̃ E][kṍmẽ́.ɑ̃́.ɑ́ˈhúɑ́.mɨ̃́ J </text:p>
          </table:table-cell>
          <table:table-cell office:value-type="string">
            <text:p>an. </text:p>
          </table:table-cell>
          <table:table-cell office:value-type="string">
            <text:p>pichí pico de marfil (especie de tucán) </text:p>
          </table:table-cell>
          <table:table-cell/>
          <table:table-cell office:value-type="string">
            <text:p>sc Pteroglossus flavirostris </text:p>
          </table:table-cell>
          <table:table-cell table:number-columns-repeated="202"/>
        </table:table-row>
        <table:table-row table:style-name="ro2">
          <table:table-cell office:value-type="string">
            <text:p>cõmeaajuʉ </text:p>
          </table:table-cell>
          <table:table-cell office:value-type="string">
            <text:p>kṍˈmẽ.ɑ̃.ɑhú.ɨ́ </text:p>
          </table:table-cell>
          <table:table-cell office:value-type="string">
            <text:p>inan. </text:p>
          </table:table-cell>
          <table:table-cell office:value-type="string">
            <text:p>especie de árbol (utilizado para hacer el astil del hacha) </text:p>
          </table:table-cell>
          <table:table-cell table:number-columns-repeated="204"/>
        </table:table-row>
        <table:table-row table:style-name="ro2">
          <table:table-cell office:value-type="string">
            <text:p>cõmebaja </text:p>
          </table:table-cell>
          <table:table-cell office:value-type="string">
            <text:p>ˈkṍmẽ́.bɑ́hɑ́ </text:p>
          </table:table-cell>
          <table:table-cell office:value-type="string">
            <text:p>inan. </text:p>
          </table:table-cell>
          <table:table-cell office:value-type="string">
            <text:p>platón de metal </text:p>
          </table:table-cell>
          <table:table-cell table:number-columns-repeated="204"/>
        </table:table-row>
        <table:table-row table:style-name="ro2">
          <table:table-cell office:value-type="string">
            <text:p>cõmegase </text:p>
          </table:table-cell>
          <table:table-cell office:value-type="string">
            <text:p>kṍˈmẽ.gɑ́sé </text:p>
          </table:table-cell>
          <table:table-cell office:value-type="string">
            <text:p>inan.f.n.esp. </text:p>
          </table:table-cell>
          <table:table-cell office:value-type="string">
            <text:p>láminas de zinc o cinc </text:p>
          </table:table-cell>
          <table:table-cell table:number-columns-repeated="204"/>
        </table:table-row>
        <table:table-row table:style-name="ro2">
          <table:table-cell office:value-type="string">
            <text:p>cõmejãi </text:p>
          </table:table-cell>
          <table:table-cell office:value-type="string">
            <text:p>ˈkṍmẽ.hɑ̃́ĩ́ </text:p>
          </table:table-cell>
          <table:table-cell office:value-type="string">
            <text:p>inan. </text:p>
          </table:table-cell>
          <table:table-cell office:value-type="string">
            <text:p>machete </text:p>
          </table:table-cell>
          <table:table-cell/>
          <table:table-cell office:value-type="string">
            <text:p>va jaariase , uv J , vn E </text:p>
          </table:table-cell>
          <table:table-cell table:number-columns-repeated="202"/>
        </table:table-row>
        <table:table-row table:style-name="ro2">
          <table:table-cell office:value-type="string">
            <text:p>cõmejãiaca </text:p>
          </table:table-cell>
          <table:table-cell office:value-type="string">
            <text:p>ˈkṍmẽ́.hɑ̃́ĩ́.ɑ̃́kɑ̃ </text:p>
          </table:table-cell>
          <table:table-cell office:value-type="string">
            <text:p>inan. </text:p>
          </table:table-cell>
          <table:table-cell office:value-type="string">
            <text:p>cuchillo </text:p>
          </table:table-cell>
          <table:table-cell/>
          <table:table-cell office:value-type="string">
            <text:p>va yijeriase , uv J , vn E </text:p>
          </table:table-cell>
          <table:table-cell table:number-columns-repeated="202"/>
        </table:table-row>
        <table:table-row table:style-name="ro2">
          <table:table-cell office:value-type="string">
            <text:p>cõmemaa </text:p>
          </table:table-cell>
          <table:table-cell office:value-type="string">
            <text:p>kṍˈmẽ́.mɑ̃́ </text:p>
          </table:table-cell>
          <table:table-cell office:value-type="string">
            <text:p>inan. </text:p>
          </table:table-cell>
          <table:table-cell office:value-type="string">
            <text:p>cadena </text:p>
          </table:table-cell>
          <table:table-cell table:number-columns-repeated="204"/>
        </table:table-row>
        <table:table-row table:style-name="ro2">
          <table:table-cell office:value-type="string">
            <text:p>Cõmeña </text:p>
          </table:table-cell>
          <table:table-cell office:value-type="string">
            <text:p>ˈkṍmẽ.ɲɑ̃ </text:p>
          </table:table-cell>
          <table:table-cell office:value-type="string">
            <text:p>inan. </text:p>
          </table:table-cell>
          <table:table-cell office:value-type="string">
            <text:p>río Comeña (afluente del río Pirá-Paraná) </text:p>
          </table:table-cell>
          <table:table-cell table:number-columns-repeated="204"/>
        </table:table-row>
        <table:table-row table:style-name="ro2">
          <table:table-cell office:value-type="string">
            <text:p>cõmeraje </text:p>
          </table:table-cell>
          <table:table-cell office:value-type="string">
            <text:p>kṍmẽ́.ˈɾɑ́hé </text:p>
          </table:table-cell>
          <table:table-cell office:value-type="string">
            <text:p>inan. </text:p>
          </table:table-cell>
          <table:table-cell office:value-type="string">
            <text:p>barril </text:p>
          </table:table-cell>
          <table:table-cell table:number-columns-repeated="204"/>
        </table:table-row>
        <table:table-row table:style-name="ro2">
          <table:table-cell office:value-type="string">
            <text:p>cõmesotʉ </text:p>
          </table:table-cell>
          <table:table-cell office:value-type="string">
            <text:p>ˈkṍmẽ́.sótɨ́ </text:p>
          </table:table-cell>
          <table:table-cell office:value-type="string">
            <text:p>inan. </text:p>
          </table:table-cell>
          <table:table-cell office:value-type="string">
            <text:p>olla de metal</text:p>
          </table:table-cell>
          <table:table-cell table:number-columns-repeated="204"/>
        </table:table-row>
        <table:table-row table:style-name="ro2">
          <table:table-cell office:value-type="string">
            <text:p>cõmeʉ </text:p>
          </table:table-cell>
          <table:table-cell office:value-type="string">
            <text:p>ˈkṍmẽ́.ɨ̃́ </text:p>
          </table:table-cell>
          <table:table-cell office:value-type="string">
            <text:p>inan. </text:p>
          </table:table-cell>
          <table:table-cell office:value-type="string">
            <text:p>arpón pequeño </text:p>
          </table:table-cell>
          <table:table-cell table:number-columns-repeated="204"/>
        </table:table-row>
        <table:table-row table:style-name="ro2">
          <table:table-cell office:value-type="string">
            <text:p>cõmewaca </text:p>
          </table:table-cell>
          <table:table-cell office:value-type="string">
            <text:p>kṍmẽ́.ˈwɑkɑ́ </text:p>
          </table:table-cell>
          <table:table-cell office:value-type="string">
            <text:p>inan. </text:p>
          </table:table-cell>
          <table:table-cell office:value-type="string">
            <text:p>clavo </text:p>
          </table:table-cell>
          <table:table-cell table:number-columns-repeated="204"/>
        </table:table-row>
        <table:table-row table:style-name="ro2">
          <table:table-cell office:value-type="string">
            <text:p>cõñaaro </text:p>
          </table:table-cell>
          <table:table-cell office:value-type="string">
            <text:p>ˈkṍ.ɲɑ̃́ɑ̃́.ɾõ E][ˈkṍ.ɲɑ̃́ɑ̃́.ɾṍ J </text:p>
          </table:table-cell>
          <table:table-cell office:value-type="string">
            <text:p>inan. </text:p>
          </table:table-cell>
          <table:table-cell office:value-type="string">
            <text:p>lugar cercano </text:p>
          </table:table-cell>
          <table:table-cell table:number-columns-repeated="204"/>
        </table:table-row>
        <table:table-row table:style-name="ro2">
          <table:table-cell office:value-type="string">
            <text:p>cõñare </text:p>
          </table:table-cell>
          <table:table-cell office:value-type="string">
            <text:p>ˈkṍ.ɲɑ̃́.ɾẽ E][ˈkṍ.ɲɑ̃́ɑ̃́.ɾẽ́ J </text:p>
          </table:table-cell>
          <table:table-cell office:value-type="string">
            <text:p>v.i. </text:p>
          </table:table-cell>
          <table:table-cell office:value-type="string">
            <text:p>acercarse a un lugar </text:p>
          </table:table-cell>
          <table:table-cell table:number-columns-repeated="204"/>
        </table:table-row>
        <table:table-row table:style-name="ro2">
          <table:table-cell office:value-type="string">
            <text:p>cõne </text:p>
          </table:table-cell>
          <table:table-cell office:value-type="string">
            <text:p>ˈkṍnẽ́ </text:p>
          </table:table-cell>
          <table:table-cell office:value-type="string">
            <text:p>an. </text:p>
          </table:table-cell>
          <table:table-cell office:value-type="string">
            <text:p>pájaro carpintero </text:p>
          </table:table-cell>
          <table:table-cell table:number-columns-repeated="204"/>
        </table:table-row>
        <table:table-row table:style-name="ro2">
          <table:table-cell office:value-type="string">
            <text:p>coo_cʉtirã </text:p>
          </table:table-cell>
          <table:table-cell office:value-type="string">
            <text:p>ˈkóo.kɨtí.ɾɑ̃ E][ˈkoó.kɨ́tí.ɾɑ̃́ J </text:p>
          </table:table-cell>
          <table:table-cell office:value-type="string">
            <text:p>s.v.an.pl. </text:p>
          </table:table-cell>
          <table:table-cell office:value-type="string">
            <text:p>caparazones (animales que tienen cascos como tortugas, armadillos, escarabajos) </text:p>
          </table:table-cell>
          <table:table-cell table:number-columns-repeated="204"/>
        </table:table-row>
        <table:table-row table:style-name="ro2">
          <table:table-cell office:value-type="string">
            <text:p>coo_cʉtise </text:p>
          </table:table-cell>
          <table:table-cell office:value-type="string">
            <text:p>ˈkóo.kɨ́ti.se E][ˈkoó.kɨ́tí.sé J </text:p>
          </table:table-cell>
          <table:table-cell office:value-type="string">
            <text:p>s.v.inan.f.n.esp. </text:p>
          </table:table-cell>
          <table:table-cell office:value-type="string">
            <text:p>tener corteza </text:p>
          </table:table-cell>
          <table:table-cell table:number-columns-repeated="204"/>
        </table:table-row>
        <table:table-row table:style-name="ro2">
          <table:table-cell office:value-type="string">
            <text:p>cõore </text:p>
          </table:table-cell>
          <table:table-cell office:value-type="string">
            <text:p>ˈkṍṍ.ɾẽ E][ˈkṍṍ.ɾẽ́ J </text:p>
          </table:table-cell>
          <table:table-cell office:value-type="string">
            <text:p>v.t. </text:p>
          </table:table-cell>
          <table:table-cell office:value-type="string">
            <text:p>contar </text:p>
          </table:table-cell>
          <table:table-cell table:number-columns-repeated="2"/>
          <table:table-cell office:value-type="string">
            <text:p>ntg BARS,91 kõ (count) no.34;</text:p>
          </table:table-cell>
          <table:table-cell table:number-columns-repeated="201"/>
        </table:table-row>
        <table:table-row table:style-name="ro2">
          <table:table-cell office:value-type="string">
            <text:p>cooro </text:p>
          </table:table-cell>
          <table:table-cell office:value-type="string">
            <text:p>ˈkóo.ɾo E][ˈkóó.ɾó J </text:p>
          </table:table-cell>
          <table:table-cell office:value-type="string">
            <text:p>inan. </text:p>
          </table:table-cell>
          <table:table-cell office:value-type="string">
            <text:p>casco </text:p>
          </table:table-cell>
          <table:table-cell table:number-columns-repeated="204"/>
        </table:table-row>
        <table:table-row table:style-name="ro2">
          <table:table-cell office:value-type="string">
            <text:p>cora </text:p>
          </table:table-cell>
          <table:table-cell office:value-type="string">
            <text:p>koˈɾɑ́ </text:p>
          </table:table-cell>
          <table:table-cell office:value-type="string">
            <text:p>inan., cl.irreg. </text:p>
          </table:table-cell>
          <table:table-cell office:value-type="string">
            <text:p>depresión (en la tierra como cárcava, arroyo, valle)</text:p>
          </table:table-cell>
          <table:table-cell table:number-columns-repeated="204"/>
        </table:table-row>
        <table:table-row table:style-name="ro2">
          <table:table-cell office:value-type="string">
            <text:p>cõro </text:p>
          </table:table-cell>
          <table:table-cell office:value-type="string">
            <text:p>̻ɑˈdó.kṍ.ɾõ E][ɑˈdó.kṍ.ɾṍ J </text:p>
          </table:table-cell>
          <table:table-cell office:value-type="string">
            <text:p>cuan.inan. </text:p>
          </table:table-cell>
          <table:table-cell office:value-type="string">
            <text:p>cantidad </text:p>
          </table:table-cell>
          <table:table-cell table:number-columns-repeated="204"/>
        </table:table-row>
        <table:table-row table:style-name="ro2">
          <table:table-cell office:value-type="string">
            <text:p>cõroaca </text:p>
          </table:table-cell>
          <table:table-cell office:value-type="string">
            <text:p>kõ.ˈɾṍ.ɑ̃́kɑ̃ </text:p>
          </table:table-cell>
          <table:table-cell office:value-type="string">
            <text:p>cuan.inan. </text:p>
          </table:table-cell>
          <table:table-cell office:value-type="string">
            <text:p>poco, poca </text:p>
          </table:table-cell>
          <table:table-cell/>
          <table:table-cell office:value-type="string">
            <text:p>va mojoroaca , uv J , vn E, J , va õcõroaca , vn E </text:p>
          </table:table-cell>
          <table:table-cell table:number-columns-repeated="202"/>
        </table:table-row>
        <table:table-row table:style-name="ro2">
          <table:table-cell office:value-type="string">
            <text:p>cotia </text:p>
          </table:table-cell>
          <table:table-cell office:value-type="string">
            <text:p>koˈtíɑ </text:p>
          </table:table-cell>
          <table:table-cell office:value-type="string">
            <text:p>inan. </text:p>
          </table:table-cell>
          <table:table-cell office:value-type="string">
            <text:p>pecho (aves, animales, y seres humanos) </text:p>
          </table:table-cell>
          <table:table-cell table:number-columns-repeated="204"/>
        </table:table-row>
        <table:table-row table:style-name="ro2">
          <table:table-cell office:value-type="string">
            <text:p>cotibaja </text:p>
          </table:table-cell>
          <table:table-cell office:value-type="string">
            <text:p>kotíˈbɑ́hɑ E][koˈtíbɑ́hɑ́ J </text:p>
          </table:table-cell>
          <table:table-cell office:value-type="string">
            <text:p>an. </text:p>
          </table:table-cell>
          <table:table-cell office:value-type="string">
            <text:p>escorpión </text:p>
          </table:table-cell>
          <table:table-cell office:value-type="string">
            <text:p>O. Scorpionida , C. Arachnida </text:p>
          </table:table-cell>
          <table:table-cell table:number-columns-repeated="203"/>
        </table:table-row>
        <table:table-row table:style-name="ro1">
          <table:table-cell office:value-type="string">
            <text:p>cotiro </text:p>
          </table:table-cell>
          <table:table-cell office:value-type="string">
            <text:p>koˈtíɾó </text:p>
          </table:table-cell>
          <table:table-cell office:value-type="string">
            <text:p>inan. </text:p>
          </table:table-cell>
          <table:table-cell office:value-type="string">
            <text:p>vientre </text:p>
          </table:table-cell>
          <table:table-cell table:number-columns-repeated="204"/>
        </table:table-row>
        <table:table-row table:style-name="ro2">
          <table:table-cell office:value-type="string">
            <text:p>coto </text:p>
          </table:table-cell>
          <table:table-cell office:value-type="string">
            <text:p>ˈkóto E][koˈtó J </text:p>
          </table:table-cell>
          <table:table-cell office:value-type="string">
            <text:p>an. </text:p>
          </table:table-cell>
          <table:table-cell office:value-type="string">
            <text:p>corocora </text:p>
          </table:table-cell>
          <table:table-cell table:number-columns-repeated="204"/>
        </table:table-row>
        <table:table-row table:style-name="ro2">
          <table:table-cell office:value-type="string">
            <text:p>cotocaje </text:p>
          </table:table-cell>
          <table:table-cell office:value-type="string">
            <text:p>koˈtó.kɑhé E][koˈtó.kɑ́he J </text:p>
          </table:table-cell>
          <table:table-cell office:value-type="string">
            <text:p>inan. </text:p>
          </table:table-cell>
          <table:table-cell office:value-type="string">
            <text:p>mata de cacay (se encuentra en árboles altos, produce el bejuco que se utiliza para atar las postes de la casa)</text:p>
          </table:table-cell>
          <table:table-cell table:number-columns-repeated="204"/>
        </table:table-row>
        <table:table-row table:style-name="ro2">
          <table:table-cell office:value-type="string">
            <text:p>cotomaa </text:p>
          </table:table-cell>
          <table:table-cell office:value-type="string">
            <text:p>koˈtó.mɑ̃́ɑ̃́ E][koˈtó.mɑ̃́ɑ̃ J </text:p>
          </table:table-cell>
          <table:table-cell office:value-type="string">
            <text:p>inan. </text:p>
          </table:table-cell>
          <table:table-cell office:value-type="string">
            <text:p>bejuco de la mata de cacay (utilizado para atar las postes de la casa)</text:p>
          </table:table-cell>
          <table:table-cell table:number-columns-repeated="204"/>
        </table:table-row>
        <table:table-row table:style-name="ro2">
          <table:table-cell office:value-type="string">
            <text:p>cu_cu_cu </text:p>
          </table:table-cell>
          <table:table-cell office:value-type="string">
            <text:p>kuˈ.kú.ku.ku </text:p>
          </table:table-cell>
          <table:table-cell office:value-type="string">
            <text:p>onom. </text:p>
          </table:table-cell>
          <table:table-cell office:value-type="string">
            <text:p>cloqueo (sonido que hace el gallo) </text:p>
          </table:table-cell>
          <table:table-cell table:number-columns-repeated="204"/>
        </table:table-row>
        <table:table-row table:style-name="ro2">
          <table:table-cell office:value-type="string">
            <text:p>cuare </text:p>
          </table:table-cell>
          <table:table-cell office:value-type="string">
            <text:p>kúˈɑ́.ɾe </text:p>
          </table:table-cell>
          <table:table-cell office:value-type="string">
            <text:p>v.t. </text:p>
          </table:table-cell>
          <table:table-cell office:value-type="string">
            <text:p>tejer chinchorro, hamaca</text:p>
          </table:table-cell>
          <table:table-cell table:number-columns-repeated="204"/>
        </table:table-row>
        <table:table-row table:style-name="ro2">
          <table:table-cell office:value-type="string">
            <text:p>cuaru_weco </text:p>
          </table:table-cell>
          <table:table-cell office:value-type="string">
            <text:p>ˈkúɑɾu.wekó </text:p>
          </table:table-cell>
          <table:table-cell office:value-type="string">
            <text:p>an. </text:p>
          </table:table-cell>
          <table:table-cell office:value-type="string">
            <text:p>lora cariamarilla (especie de lora real) </text:p>
          </table:table-cell>
          <table:table-cell/>
          <table:table-cell office:value-type="string">
            <text:p>sc Amazona amazonica; sc Amazona farinosa</text:p>
          </table:table-cell>
          <table:table-cell table:number-columns-repeated="202"/>
        </table:table-row>
        <table:table-row table:style-name="ro2">
          <table:table-cell office:value-type="string">
            <text:p>Cuarugũmu </text:p>
          </table:table-cell>
          <table:table-cell office:value-type="string">
            <text:p>kúɑɾu.ŋũmṹ E][ˈkúɑɾu.ŋṹmṹ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cuayu </text:p>
          </table:table-cell>
          <table:table-cell office:value-type="string">
            <text:p>ˈkúɑdʒu </text:p>
          </table:table-cell>
          <table:table-cell office:value-type="string">
            <text:p>an. </text:p>
          </table:table-cell>
          <table:table-cell office:value-type="string">
            <text:p>especie de tigre pintado en forma de la luna menguante</text:p>
          </table:table-cell>
          <table:table-cell table:number-columns-repeated="204"/>
        </table:table-row>
        <table:table-row table:style-name="ro1">
          <table:table-cell office:value-type="string">
            <text:p>cucu </text:p>
          </table:table-cell>
          <table:table-cell office:value-type="string">
            <text:p>kúˈku </text:p>
          </table:table-cell>
          <table:table-cell office:value-type="string">
            <text:p>interj. </text:p>
          </table:table-cell>
          <table:table-cell office:value-type="string">
            <text:p>¡tómelo! (uso: dicho al niños y bebés)</text:p>
          </table:table-cell>
          <table:table-cell table:number-columns-repeated="204"/>
        </table:table-row>
        <table:table-row table:style-name="ro2">
          <table:table-cell office:value-type="string">
            <text:p>cucugʉ, cucugo </text:p>
          </table:table-cell>
          <table:table-cell office:value-type="string">
            <text:p>ˈkúku.gɨ E][kuˈkú.gɨ́ J </text:p>
          </table:table-cell>
          <table:table-cell office:value-type="string">
            <text:p>s.v.m., f. </text:p>
          </table:table-cell>
          <table:table-cell office:value-type="string">
            <text:p>tartamudo, tartamuda</text:p>
          </table:table-cell>
          <table:table-cell table:number-columns-repeated="204"/>
        </table:table-row>
        <table:table-row table:style-name="ro2">
          <table:table-cell office:value-type="string">
            <text:p>cucure </text:p>
          </table:table-cell>
          <table:table-cell office:value-type="string">
            <text:p>kúˈku.ɾe E][ˈkukú.ɾé J </text:p>
          </table:table-cell>
          <table:table-cell office:value-type="string">
            <text:p>v.i. </text:p>
          </table:table-cell>
          <table:table-cell office:value-type="string">
            <text:p>tartamudear </text:p>
          </table:table-cell>
          <table:table-cell table:number-columns-repeated="204"/>
        </table:table-row>
        <table:table-row table:style-name="ro2">
          <table:table-cell office:value-type="string">
            <text:p>cudare </text:p>
          </table:table-cell>
          <table:table-cell office:value-type="string">
            <text:p>ˈkúdɑ.ɾe E][ˈkudɑ́.ɾé J </text:p>
          </table:table-cell>
          <table:table-cell office:value-type="string">
            <text:p>v.t. </text:p>
          </table:table-cell>
          <table:table-cell office:value-type="string">
            <text:p>desguindar </text:p>
          </table:table-cell>
          <table:table-cell table:number-columns-repeated="204"/>
        </table:table-row>
        <table:table-row table:style-name="ro2">
          <table:table-cell office:value-type="string">
            <text:p>cuma </text:p>
          </table:table-cell>
          <table:table-cell office:value-type="string">
            <text:p>ˈkúmɑ̃ </text:p>
          </table:table-cell>
          <table:table-cell office:value-type="string">
            <text:p>inan.s.de masa </text:p>
          </table:table-cell>
          <table:table-cell office:value-type="string">
            <text:p>muñica de pescado (|ireg.|r hecha con masa de yuca brava rallada sin almidón) </text:p>
          </table:table-cell>
          <table:table-cell table:number-columns-repeated="204"/>
        </table:table-row>
        <table:table-row table:style-name="ro2">
          <table:table-cell office:value-type="string">
            <text:p>Cuma_buuro </text:p>
          </table:table-cell>
          <table:table-cell office:value-type="string">
            <text:p>ˈkúmɑ̃.buúɾó E][ˈkúmɑ̃.búúɾo J </text:p>
          </table:table-cell>
          <table:table-cell office:value-type="string">
            <text:p>inan. </text:p>
          </table:table-cell>
          <table:table-cell office:value-type="string">
            <text:p>cerro alto que queda cerca de la comunidad de San Gabriel</text:p>
          </table:table-cell>
          <table:table-cell table:number-columns-repeated="204"/>
        </table:table-row>
        <table:table-row table:style-name="ro2">
          <table:table-cell office:value-type="string">
            <text:p>Cuma_buuroana </text:p>
          </table:table-cell>
          <table:table-cell office:value-type="string">
            <text:p>kúmɑ̃.buúˈɾó.ɑ.nɑ̃ E][ˈkúmɑ̃.búúɾó.ɑ́.nɑ̃́ J </text:p>
          </table:table-cell>
          <table:table-cell office:value-type="string">
            <text:p>an.s.plural </text:p>
          </table:table-cell>
          <table:table-cell office:value-type="string">
            <text:p>gente de la comunidad de San Gabriel </text:p>
          </table:table-cell>
          <table:table-cell table:number-columns-repeated="204"/>
        </table:table-row>
        <table:table-row table:style-name="ro2">
          <table:table-cell office:value-type="string">
            <text:p>cumana </text:p>
          </table:table-cell>
          <table:table-cell office:value-type="string">
            <text:p>ˈkúmɑ̃́nɑ̃́ </text:p>
          </table:table-cell>
          <table:table-cell office:value-type="string">
            <text:p>inan.f.n.esp. </text:p>
          </table:table-cell>
          <table:table-cell office:value-type="string">
            <text:p>habichuelas </text:p>
          </table:table-cell>
          <table:table-cell table:number-columns-repeated="204"/>
        </table:table-row>
        <table:table-row table:style-name="ro2">
          <table:table-cell office:value-type="string">
            <text:p>cũmu </text:p>
          </table:table-cell>
          <table:table-cell office:value-type="string">
            <text:p>ˈkṹmṹ </text:p>
          </table:table-cell>
          <table:table-cell office:value-type="string">
            <text:p>m. </text:p>
          </table:table-cell>
          <table:table-cell office:value-type="string">
            <text:p>payé </text:p>
          </table:table-cell>
          <table:table-cell table:number-columns-repeated="204"/>
        </table:table-row>
        <table:table-row table:style-name="ro2">
          <table:table-cell office:value-type="string">
            <text:p>cũmua </text:p>
          </table:table-cell>
          <table:table-cell office:value-type="string">
            <text:p>ˈkṹmṹ.ɑ̃́ </text:p>
          </table:table-cell>
          <table:table-cell office:value-type="string">
            <text:p>inan., cl.irreg. </text:p>
          </table:table-cell>
          <table:table-cell office:value-type="string">
            <text:p>canoa </text:p>
          </table:table-cell>
          <table:table-cell table:number-columns-repeated="2"/>
          <table:table-cell office:value-type="string">
            <text:p>ntg BARS,91 2.20 Classifiers. Approximately 140 classifiers have been recorded in Barasano. Most of these are semantically based on shape. They are usually nominal suffixes that cannot occur alone. Some classifiers are highly referential in that nominals require them. For example, -ʉ is the classifier for trees or wood in kũbu-ʉ ‘tree called kũbuʉ’; -ʉ (classifier for tree) is replaced by a classifier for hollow objects in kũbu-a ‘canoe’. However, kũbu by itself may refer to the nonspecific form for ‘canoes’ or ‘benches’ (whose singular form is kũbu-ro). <text:s/>See § 4.1 for a complete list of these classifiers. p.36; </text:p>
          </table:table-cell>
          <table:table-cell table:number-columns-repeated="201"/>
        </table:table-row>
        <table:table-row table:style-name="ro2">
          <table:table-cell office:value-type="string">
            <text:p>cũmuañe </text:p>
          </table:table-cell>
          <table:table-cell office:value-type="string">
            <text:p>kṹˈmṹɑ̃́ɲẽ́ </text:p>
          </table:table-cell>
          <table:table-cell office:value-type="string">
            <text:p>inan. </text:p>
          </table:table-cell>
          <table:table-cell office:value-type="string">
            <text:p>enfermedad (desconocida que sólo el chamán puede diagnosticar)</text:p>
          </table:table-cell>
          <table:table-cell table:number-columns-repeated="204"/>
        </table:table-row>
        <table:table-row table:style-name="ro2">
          <table:table-cell office:value-type="string">
            <text:p>cũmuaro </text:p>
          </table:table-cell>
          <table:table-cell/>
          <table:table-cell office:value-type="string">
            <text:p>inan. </text:p>
          </table:table-cell>
          <table:table-cell office:value-type="string">
            <text:p>canoa grande </text:p>
          </table:table-cell>
          <table:table-cell table:number-columns-repeated="204"/>
        </table:table-row>
        <table:table-row table:style-name="ro2">
          <table:table-cell office:value-type="string">
            <text:p>cũmujãiro </text:p>
          </table:table-cell>
          <table:table-cell office:value-type="string">
            <text:p>kṹmũ.ˈhɑ̃́ĩ.ɾõ E][kṹmũ.ˈhɑ̃́ĩ́.ɾṍ J </text:p>
          </table:table-cell>
          <table:table-cell office:value-type="string">
            <text:p>inan. </text:p>
          </table:table-cell>
          <table:table-cell office:value-type="string">
            <text:p>asiento de canoa </text:p>
          </table:table-cell>
          <table:table-cell table:number-columns-repeated="204"/>
        </table:table-row>
        <table:table-row table:style-name="ro2">
          <table:table-cell office:value-type="string">
            <text:p>cũmujuria </text:p>
          </table:table-cell>
          <table:table-cell office:value-type="string">
            <text:p>kṹˈmũ.húɾíɑ </text:p>
          </table:table-cell>
          <table:table-cell office:value-type="string">
            <text:p>inan. </text:p>
          </table:table-cell>
          <table:table-cell office:value-type="string">
            <text:p>tronco (grande y ahuecado para la chicha) </text:p>
          </table:table-cell>
          <table:table-cell table:number-columns-repeated="2"/>
          <table:table-cell office:value-type="string">
            <text:p>lf dim. </text:p>
          </table:table-cell>
          <table:table-cell table:number-columns-repeated="201"/>
        </table:table-row>
        <table:table-row table:style-name="ro2">
          <table:table-cell office:value-type="string">
            <text:p>cũmujuriaca </text:p>
          </table:table-cell>
          <table:table-cell office:value-type="string">
            <text:p>kṹmũ.húɾíˈɑ́.kɑ </text:p>
          </table:table-cell>
          <table:table-cell/>
          <table:table-cell office:value-type="string">
            <text:p>tronco pequeño y ahuecado (para pilar la carne del tucán, pavo del monte, guacamayo, mico) </text:p>
          </table:table-cell>
          <table:table-cell table:number-columns-repeated="204"/>
        </table:table-row>
        <table:table-row table:style-name="ro2">
          <table:table-cell office:value-type="string">
            <text:p>cũmuro </text:p>
          </table:table-cell>
          <table:table-cell office:value-type="string">
            <text:p>ˈkṹmṹ.ɾṍ </text:p>
          </table:table-cell>
          <table:table-cell office:value-type="string">
            <text:p>inan. </text:p>
          </table:table-cell>
          <table:table-cell office:value-type="string">
            <text:p>banco </text:p>
          </table:table-cell>
          <table:table-cell table:number-columns-repeated="2"/>
          <table:table-cell office:value-type="string">
            <text:p>ntg BARS,91 'benches’ (whose singular form is kũbu-ro) p.36; </text:p>
          </table:table-cell>
          <table:table-cell table:number-columns-repeated="201"/>
        </table:table-row>
        <table:table-row table:style-name="ro2">
          <table:table-cell office:value-type="string">
            <text:p>cũmuʉ </text:p>
          </table:table-cell>
          <table:table-cell office:value-type="string">
            <text:p>kṹˈmṹ.ɨ̃́ </text:p>
          </table:table-cell>
          <table:table-cell office:value-type="string">
            <text:p>inan. </text:p>
          </table:table-cell>
          <table:table-cell office:value-type="string">
            <text:p>loiro (|ireg.|r especie de árbol utilizado para hacer canoas, remos y bancos) </text:p>
          </table:table-cell>
          <table:table-cell table:number-columns-repeated="204"/>
        </table:table-row>
        <table:table-row table:style-name="ro2">
          <table:table-cell office:value-type="string">
            <text:p>cũmuʉ_riaga_wecaagʉ </text:p>
          </table:table-cell>
          <table:table-cell office:value-type="string">
            <text:p>kṹˈmṹ.ɨ̃́.ɾíɑ́gɑ́.wékɑ.ɑ.gɨ E][kṹmṹ.ɨ̃́.ˈɾíɑ́gɑ́.wekɑ́.ɑ́.gɨ J </text:p>
          </table:table-cell>
          <table:table-cell office:value-type="string">
            <text:p>inan. </text:p>
          </table:table-cell>
          <table:table-cell office:value-type="string">
            <text:p>especie de árbol (parecido al loiro pero no es alto y crece cerca del río; produce fruto que los quetzal comen) </text:p>
          </table:table-cell>
          <table:table-cell table:number-columns-repeated="204"/>
        </table:table-row>
        <table:table-row table:style-name="ro2">
          <table:table-cell office:value-type="string">
            <text:p>cũñaare </text:p>
          </table:table-cell>
          <table:table-cell office:value-type="string">
            <text:p>ˈkṹ.ɲɑ̃́ɑ̃́.ɾẽ E][ˈkṹ.ɲɑ̃́ɑ̃́.ɾẽ́ J </text:p>
          </table:table-cell>
          <table:table-cell office:value-type="string">
            <text:p>v.i. </text:p>
          </table:table-cell>
          <table:table-cell office:value-type="string">
            <text:p>acostarse encima del suelo (perro, ganado, venado, cosa) </text:p>
          </table:table-cell>
          <table:table-cell table:number-columns-repeated="204"/>
        </table:table-row>
        <table:table-row table:style-name="ro2">
          <table:table-cell office:value-type="string">
            <text:p>cũñaarotire </text:p>
          </table:table-cell>
          <table:table-cell office:value-type="string">
            <text:p>ˈkṹ.ɲɑ̃́ɑ̃́.ɾotí.ɾe E][ˈkṹ.ɲɑ̃́ɑ̃́.ɾóti.ɾe J </text:p>
          </table:table-cell>
          <table:table-cell office:value-type="string">
            <text:p>v.caus. </text:p>
          </table:table-cell>
          <table:table-cell office:value-type="string">
            <text:p>hacer acostar encima del suelo</text:p>
          </table:table-cell>
          <table:table-cell table:number-columns-repeated="204"/>
        </table:table-row>
        <table:table-row table:style-name="ro2">
          <table:table-cell office:value-type="string">
            <text:p>cũnibibere </text:p>
          </table:table-cell>
          <table:table-cell office:value-type="string">
            <text:p>kṹˈnĩ́.bíbe.ɾe </text:p>
          </table:table-cell>
          <table:table-cell office:value-type="string">
            <text:p>v.t. </text:p>
          </table:table-cell>
          <table:table-cell office:value-type="string">
            <text:p>cerrar (boca)</text:p>
          </table:table-cell>
          <table:table-cell table:number-columns-repeated="204"/>
        </table:table-row>
        <table:table-row table:style-name="ro2">
          <table:table-cell office:value-type="string">
            <text:p>cũnimacare </text:p>
          </table:table-cell>
          <table:table-cell office:value-type="string">
            <text:p>kũˈnĩ́.mɑ̃́kɑ̃.ɾẽ </text:p>
          </table:table-cell>
          <table:table-cell office:value-type="string">
            <text:p>v.t. </text:p>
          </table:table-cell>
          <table:table-cell office:value-type="string">
            <text:p>lanzarse para morder (más de una vez, culebra) </text:p>
          </table:table-cell>
          <table:table-cell table:number-columns-repeated="204"/>
        </table:table-row>
        <table:table-row table:style-name="ro2">
          <table:table-cell office:value-type="string">
            <text:p>cũnire </text:p>
          </table:table-cell>
          <table:table-cell office:value-type="string">
            <text:p>ˈkũnĩ́.ɾẽ </text:p>
          </table:table-cell>
          <table:table-cell office:value-type="string">
            <text:p>v.t. </text:p>
          </table:table-cell>
          <table:table-cell office:value-type="string">
            <text:p>morder </text:p>
          </table:table-cell>
          <table:table-cell table:number-columns-repeated="2"/>
          <table:table-cell office:value-type="string">
            <text:p>ntg BARS,91 kũdi (bite) 2.5. Transitive verbs. Some prototypical transitive verbs are sĩa 'to kill’, ha 'to hit’, kũdi 'to bite’, and kẽdo (be.good.CAUS) 'to make/fix’.;</text:p>
          </table:table-cell>
          <table:table-cell table:number-columns-repeated="201"/>
        </table:table-row>
        <table:table-row table:style-name="ro2">
          <table:table-cell office:value-type="string">
            <text:p>cũnisĩare </text:p>
          </table:table-cell>
          <table:table-cell office:value-type="string">
            <text:p>ˈkũnĩ́.sĩ́ɑ̃́.ɾẽ E][ˈkũnĩ́.sĩ́ɑ̃.ɾẽ J </text:p>
          </table:table-cell>
          <table:table-cell office:value-type="string">
            <text:p>v.t. </text:p>
          </table:table-cell>
          <table:table-cell office:value-type="string">
            <text:p>matar por unos mordiscos (tigre, perro, gato, culebra, araña, persona)</text:p>
          </table:table-cell>
          <table:table-cell table:number-columns-repeated="204"/>
        </table:table-row>
        <table:table-row table:style-name="ro2">
          <table:table-cell office:value-type="string">
            <text:p>cũnitaare </text:p>
          </table:table-cell>
          <table:table-cell office:value-type="string">
            <text:p>kũˈnĩ́.tɑ́ɑ.ɾe E][kũˈnĩ́.tɑ́ɑ́.ɾe J </text:p>
          </table:table-cell>
          <table:table-cell office:value-type="string">
            <text:p>v.t.sing. </text:p>
          </table:table-cell>
          <table:table-cell office:value-type="string">
            <text:p>trozar </text:p>
          </table:table-cell>
          <table:table-cell table:number-columns-repeated="204"/>
        </table:table-row>
        <table:table-row table:style-name="ro2">
          <table:table-cell office:value-type="string">
            <text:p>cũniwaare </text:p>
          </table:table-cell>
          <table:table-cell office:value-type="string">
            <text:p>kũˈnĩ́.wɑ́ɑ.ɾe E][kũˈnĩ́.wɑ́ɑ́.ɾé J </text:p>
          </table:table-cell>
          <table:table-cell office:value-type="string">
            <text:p>v.t.sing. </text:p>
          </table:table-cell>
          <table:table-cell office:value-type="string">
            <text:p>partir por morder (una pepa) </text:p>
          </table:table-cell>
          <table:table-cell table:number-columns-repeated="204"/>
        </table:table-row>
        <table:table-row table:style-name="ro2">
          <table:table-cell office:value-type="string">
            <text:p>cũniwejere </text:p>
          </table:table-cell>
          <table:table-cell office:value-type="string">
            <text:p>kũnĩ́.ˈwéhe.ɾe E][ˈkũnĩ́.wéhe.ɾe J </text:p>
          </table:table-cell>
          <table:table-cell office:value-type="string">
            <text:p>v.t.pl. </text:p>
          </table:table-cell>
          <table:table-cell office:value-type="string">
            <text:p>partir por morder (pepas) </text:p>
          </table:table-cell>
          <table:table-cell table:number-columns-repeated="204"/>
        </table:table-row>
        <table:table-row table:style-name="ro2">
          <table:table-cell office:value-type="string">
            <text:p>curi </text:p>
          </table:table-cell>
          <table:table-cell office:value-type="string">
            <text:p>ˈkúɾí </text:p>
          </table:table-cell>
          <table:table-cell office:value-type="string">
            <text:p>an. </text:p>
          </table:table-cell>
          <table:table-cell office:value-type="string">
            <text:p>pájaro cucarachero pechiblanco </text:p>
          </table:table-cell>
          <table:table-cell office:value-type="string">
            <text:p>Microbates collaris, Henicorhina leucosticta </text:p>
          </table:table-cell>
          <table:table-cell table:number-columns-repeated="203"/>
        </table:table-row>
        <table:table-row table:style-name="ro2">
          <table:table-cell office:value-type="string">
            <text:p>curiri </text:p>
          </table:table-cell>
          <table:table-cell office:value-type="string">
            <text:p>ˈkúɾiɾi </text:p>
          </table:table-cell>
          <table:table-cell office:value-type="string">
            <text:p>an. </text:p>
          </table:table-cell>
          <table:table-cell office:value-type="string">
            <text:p>pintadillo </text:p>
          </table:table-cell>
          <table:table-cell table:number-columns-repeated="204"/>
        </table:table-row>
        <table:table-row table:style-name="ro2">
          <table:table-cell office:value-type="string">
            <text:p>cutu </text:p>
          </table:table-cell>
          <table:table-cell office:value-type="string">
            <text:p>kuˈtú </text:p>
          </table:table-cell>
          <table:table-cell office:value-type="string">
            <text:p>inan.f.n.esp. </text:p>
          </table:table-cell>
          <table:table-cell office:value-type="string">
            <text:p>frutas del árbol |bcutuʉ|r (comestible) </text:p>
          </table:table-cell>
          <table:table-cell table:number-columns-repeated="204"/>
        </table:table-row>
        <table:table-row table:style-name="ro2">
          <table:table-cell office:value-type="string">
            <text:p>cutuʉ </text:p>
          </table:table-cell>
          <table:table-cell office:value-type="string">
            <text:p>kuˈtú.ɨ </text:p>
          </table:table-cell>
          <table:table-cell office:value-type="string">
            <text:p>inan. </text:p>
          </table:table-cell>
          <table:table-cell office:value-type="string">
            <text:p>especie de árbol (que produce la fruta comestible |bcutu|r) </text:p>
          </table:table-cell>
          <table:table-cell table:number-columns-repeated="204"/>
        </table:table-row>
        <table:table-row table:style-name="ro2">
          <table:table-cell office:value-type="string">
            <text:p>cuure </text:p>
          </table:table-cell>
          <table:table-cell office:value-type="string">
            <text:p>ˈkúú.ɾe </text:p>
          </table:table-cell>
          <table:table-cell office:value-type="string">
            <text:p>v.t. </text:p>
          </table:table-cell>
          <table:table-cell office:value-type="string">
            <text:p>pintar la frente con carayurú (mezclada con leche o savia del árbol |bwasuʉ|r) </text:p>
          </table:table-cell>
          <table:table-cell table:number-columns-repeated="204"/>
        </table:table-row>
        <table:table-row table:style-name="ro2">
          <table:table-cell office:value-type="string">
            <text:p>cũure </text:p>
          </table:table-cell>
          <table:table-cell office:value-type="string">
            <text:p>ˈkṹṹ.ɾẽ E][ˈkṹṹ.ɾẽ́ J </text:p>
          </table:table-cell>
          <table:table-cell office:value-type="string">
            <text:p>v.t. </text:p>
          </table:table-cell>
          <table:table-cell office:value-type="string">
            <text:p>dejar </text:p>
          </table:table-cell>
          <table:table-cell table:number-columns-repeated="204"/>
        </table:table-row>
        <table:table-row table:style-name="ro2">
          <table:table-cell office:value-type="string">
            <text:p>cũurotire </text:p>
          </table:table-cell>
          <table:table-cell office:value-type="string">
            <text:p>ˈkṹũ.ɾotí.ɾé E][kṹũ.ˈɾóti.ɾe J </text:p>
          </table:table-cell>
          <table:table-cell office:value-type="string">
            <text:p>v.t. </text:p>
          </table:table-cell>
          <table:table-cell office:value-type="string">
            <text:p>mandar guardar</text:p>
          </table:table-cell>
          <table:table-cell table:number-columns-repeated="204"/>
        </table:table-row>
        <table:table-row table:style-name="ro2">
          <table:table-cell office:value-type="string">
            <text:p>cuyari </text:p>
          </table:table-cell>
          <table:table-cell office:value-type="string">
            <text:p>kúˈdʒɑɾi </text:p>
          </table:table-cell>
          <table:table-cell office:value-type="string">
            <text:p>an. </text:p>
          </table:table-cell>
          <table:table-cell office:value-type="string">
            <text:p>perico cabecinegro </text:p>
          </table:table-cell>
          <table:table-cell/>
          <table:table-cell office:value-type="string">
            <text:p>sc Pionites melanocephala</text:p>
          </table:table-cell>
          <table:table-cell table:number-columns-repeated="202"/>
        </table:table-row>
        <table:table-row table:style-name="ro2">
          <table:table-cell office:value-type="string">
            <text:p>cʉ̃, cõ </text:p>
          </table:table-cell>
          <table:table-cell/>
          <table:table-cell office:value-type="string">
            <text:p>m., f. </text:p>
          </table:table-cell>
          <table:table-cell office:value-type="string">
            <text:p>tamaño de ser vivo (uso: requiere palabra modificador o pronombre posesivo, por ejemplo: |bĩi cʉ̃|r ‘tamaño de él’, |bsoo cõ|r ‘tamaño de ella’) </text:p>
          </table:table-cell>
          <table:table-cell/>
          <table:table-cell office:value-type="string">
            <text:p>va quĩji, quĩjo <text:s/>,vn J <text:s/>,uv E </text:p>
          </table:table-cell>
          <table:table-cell table:number-columns-repeated="202"/>
        </table:table-row>
        <table:table-row table:style-name="ro2">
          <table:table-cell office:value-type="string">
            <text:p>cʉcʉ, cʉco </text:p>
          </table:table-cell>
          <table:table-cell office:value-type="string">
            <text:p>ˈwɑ̃́mẽ.kɨ́.kɨ́ E][ˈwɑ̃́mẽ.kɨ.kɨ́ J </text:p>
          </table:table-cell>
          <table:table-cell office:value-type="string">
            <text:p>s.v.m., f. </text:p>
          </table:table-cell>
          <table:table-cell office:value-type="string">
            <text:p>él que tiene, ella que tiene </text:p>
          </table:table-cell>
          <table:table-cell table:number-columns-repeated="204"/>
        </table:table-row>
        <table:table-row table:style-name="ro2">
          <table:table-cell office:value-type="string">
            <text:p>cʉdabiore </text:p>
          </table:table-cell>
          <table:table-cell office:value-type="string">
            <text:p>kɨ́ˈdɑ́.bíó.ɾe E][kɨˈdɑ́.bío.ɾe J </text:p>
          </table:table-cell>
          <table:table-cell office:value-type="string">
            <text:p>v.t. </text:p>
          </table:table-cell>
          <table:table-cell office:value-type="string">
            <text:p>pisar (con los pies para aplanar el piso)</text:p>
          </table:table-cell>
          <table:table-cell table:number-columns-repeated="204"/>
        </table:table-row>
        <table:table-row table:style-name="ro2">
          <table:table-cell office:value-type="string">
            <text:p>cʉdacũure </text:p>
          </table:table-cell>
          <table:table-cell office:value-type="string">
            <text:p>kɨ́ˈdɑ́.kṹṹ.ɾẽ E][ˈkɨdɑ́.kṹũ.ɾẽ J </text:p>
          </table:table-cell>
          <table:table-cell office:value-type="string">
            <text:p>s.v.inan. </text:p>
          </table:table-cell>
          <table:table-cell office:value-type="string">
            <text:p>huellas </text:p>
          </table:table-cell>
          <table:table-cell table:number-columns-repeated="204"/>
        </table:table-row>
        <table:table-row table:style-name="ro2">
          <table:table-cell office:value-type="string">
            <text:p>cʉdaĩare </text:p>
          </table:table-cell>
          <table:table-cell office:value-type="string">
            <text:p>kɨˈdɑ́.ĩ́ɑ̃.ɾẽ E][kɨˈdɑ́.ĩ́ɑ̃.ɾẽ J </text:p>
          </table:table-cell>
          <table:table-cell office:value-type="string">
            <text:p>v.t. </text:p>
          </table:table-cell>
          <table:table-cell office:value-type="string">
            <text:p>probar con el pie (pantano, zapatos nuevos, etc.)</text:p>
          </table:table-cell>
          <table:table-cell table:number-columns-repeated="204"/>
        </table:table-row>
        <table:table-row table:style-name="ro2">
          <table:table-cell office:value-type="string">
            <text:p>cʉdajuawaare </text:p>
          </table:table-cell>
          <table:table-cell office:value-type="string">
            <text:p>kɨˈdɑ́.húɑ.wɑɑ́.ɾé </text:p>
          </table:table-cell>
          <table:table-cell office:value-type="string">
            <text:p>v.t. </text:p>
          </table:table-cell>
          <table:table-cell office:value-type="string">
            <text:p>llevar puestos (zapatos) </text:p>
          </table:table-cell>
          <table:table-cell table:number-columns-repeated="204"/>
        </table:table-row>
        <table:table-row table:style-name="ro2">
          <table:table-cell office:value-type="string">
            <text:p>cʉdajudire </text:p>
          </table:table-cell>
          <table:table-cell office:value-type="string">
            <text:p>kɨˈdɑ́.húdi.ɾe </text:p>
          </table:table-cell>
          <table:table-cell office:value-type="string">
            <text:p>v.t. </text:p>
          </table:table-cell>
          <table:table-cell office:value-type="string">
            <text:p>espinarse andando </text:p>
          </table:table-cell>
          <table:table-cell table:number-columns-repeated="204"/>
        </table:table-row>
        <table:table-row table:style-name="ro2">
          <table:table-cell office:value-type="string">
            <text:p>cʉdajuure </text:p>
          </table:table-cell>
          <table:table-cell office:value-type="string">
            <text:p>kɨ́ˈdɑ́.húú.ɾe E][kɨˈdɑ́.húu.ɾe J </text:p>
          </table:table-cell>
          <table:table-cell office:value-type="string">
            <text:p>v.t. </text:p>
          </table:table-cell>
          <table:table-cell office:value-type="string">
            <text:p>espinarse caminando </text:p>
          </table:table-cell>
          <table:table-cell table:number-columns-repeated="204"/>
        </table:table-row>
        <table:table-row table:style-name="ro2">
          <table:table-cell office:value-type="string">
            <text:p>cʉdare </text:p>
          </table:table-cell>
          <table:table-cell office:value-type="string">
            <text:p>kɨˈdɑ́.ɾe </text:p>
          </table:table-cell>
          <table:table-cell office:value-type="string">
            <text:p>v.t. </text:p>
          </table:table-cell>
          <table:table-cell office:value-type="string">
            <text:p>pisar </text:p>
          </table:table-cell>
          <table:table-cell table:number-columns-repeated="204"/>
        </table:table-row>
        <table:table-row table:style-name="ro2">
          <table:table-cell office:value-type="string">
            <text:p>cʉdasĩnare </text:p>
          </table:table-cell>
          <table:table-cell office:value-type="string">
            <text:p>kɨˈdɑ́.sĩ́nɑ̃́.ɾẽ́ </text:p>
          </table:table-cell>
          <table:table-cell office:value-type="string">
            <text:p>v.i. </text:p>
          </table:table-cell>
          <table:table-cell office:value-type="string">
            <text:p>deslizarse </text:p>
          </table:table-cell>
          <table:table-cell table:number-columns-repeated="204"/>
        </table:table-row>
        <table:table-row table:style-name="ro2">
          <table:table-cell office:value-type="string">
            <text:p>cʉdawʉore </text:p>
          </table:table-cell>
          <table:table-cell office:value-type="string">
            <text:p>kɨˈdɑ́.wɨ́.ó.ɾe E][kɨˈdɑ́.wɨ́.o.ɾe J </text:p>
          </table:table-cell>
          <table:table-cell office:value-type="string">
            <text:p>v.t. </text:p>
          </table:table-cell>
          <table:table-cell office:value-type="string">
            <text:p>pisotear para mezclar </text:p>
          </table:table-cell>
          <table:table-cell table:number-columns-repeated="204"/>
        </table:table-row>
        <table:table-row table:style-name="ro2">
          <table:table-cell office:value-type="string">
            <text:p>cʉdibetire </text:p>
          </table:table-cell>
          <table:table-cell office:value-type="string">
            <text:p>kɨ́di.beˈtí.ɾé E][kɨˈdí.béti.ɾe J </text:p>
          </table:table-cell>
          <table:table-cell office:value-type="string">
            <text:p>v.t. </text:p>
          </table:table-cell>
          <table:table-cell office:value-type="string">
            <text:p>desobedecer </text:p>
          </table:table-cell>
          <table:table-cell table:number-columns-repeated="204"/>
        </table:table-row>
        <table:table-row table:style-name="ro2">
          <table:table-cell office:value-type="string">
            <text:p>cʉdire </text:p>
          </table:table-cell>
          <table:table-cell office:value-type="string">
            <text:p>ˈkɨ́di.ɾe E][ˈkɨdí.ɾé J </text:p>
          </table:table-cell>
          <table:table-cell office:value-type="string">
            <text:p>v.t. </text:p>
          </table:table-cell>
          <table:table-cell office:value-type="string">
            <text:p>contestar </text:p>
          </table:table-cell>
          <table:table-cell table:number-columns-repeated="2"/>
          <table:table-cell office:value-type="string">
            <text:p>ntg BARS,91 kʉdi (respond) no.247; </text:p>
          </table:table-cell>
          <table:table-cell table:number-columns-repeated="201"/>
        </table:table-row>
        <table:table-row table:style-name="ro1">
          <table:table-cell office:value-type="string">
            <text:p>cʉjaa </text:p>
          </table:table-cell>
          <table:table-cell table:number-columns-repeated="4"/>
          <table:table-cell office:value-type="string">
            <text:p>uv J</text:p>
          </table:table-cell>
          <table:table-cell table:number-columns-repeated="202"/>
        </table:table-row>
        <table:table-row table:style-name="ro2">
          <table:table-cell office:value-type="string">
            <text:p>cʉjoa </text:p>
          </table:table-cell>
          <table:table-cell office:value-type="string">
            <text:p>ˈkɨ́hoɑ </text:p>
          </table:table-cell>
          <table:table-cell office:value-type="string">
            <text:p>inan.s.de masa </text:p>
          </table:table-cell>
          <table:table-cell office:value-type="string">
            <text:p>masa de yuca brava (rallada y sin almidón) </text:p>
          </table:table-cell>
          <table:table-cell/>
          <table:table-cell office:value-type="string">
            <text:p>va cʉjaa , uv E , vn J , ph kɨˈhɑ́ɑ </text:p>
          </table:table-cell>
          <table:table-cell table:number-columns-repeated="202"/>
        </table:table-row>
        <table:table-row table:style-name="ro1">
          <table:table-cell office:value-type="string">
            <text:p>cʉ̃ma </text:p>
          </table:table-cell>
          <table:table-cell office:value-type="string">
            <text:p>kɨ̃́ˈmɑ̃́ </text:p>
          </table:table-cell>
          <table:table-cell office:value-type="string">
            <text:p>s.v.inan. </text:p>
          </table:table-cell>
          <table:table-cell office:value-type="string">
            <text:p>verano </text:p>
          </table:table-cell>
          <table:table-cell table:number-columns-repeated="204"/>
        </table:table-row>
        <table:table-row table:style-name="ro2">
          <table:table-cell office:value-type="string">
            <text:p>cʉ̃ma_au </text:p>
          </table:table-cell>
          <table:table-cell office:value-type="string">
            <text:p>kɨ̃́ˈmɑ̃́.ɑ́u </text:p>
          </table:table-cell>
          <table:table-cell office:value-type="string">
            <text:p>inan.f.n.esp. </text:p>
          </table:table-cell>
          <table:table-cell office:value-type="string">
            <text:p>especie de hongo (comestible) </text:p>
          </table:table-cell>
          <table:table-cell table:number-columns-repeated="204"/>
        </table:table-row>
        <table:table-row table:style-name="ro2">
          <table:table-cell office:value-type="string">
            <text:p>cʉ̃ma_wirero </text:p>
          </table:table-cell>
          <table:table-cell office:value-type="string">
            <text:p>kɨ̃ˈmɑ̃́.wíɾeɾo E][kɨ̃ˈmɑ̃́.wíɾeɾo J </text:p>
          </table:table-cell>
          <table:table-cell office:value-type="string">
            <text:p>an. </text:p>
          </table:table-cell>
          <table:table-cell office:value-type="string">
            <text:p>especie de cigarra (de color gris, incomible) </text:p>
          </table:table-cell>
          <table:table-cell office:value-type="string">
            <text:p>F. Cicadidae; sc (periódico) Magicicada</text:p>
          </table:table-cell>
          <table:table-cell table:number-columns-repeated="203"/>
        </table:table-row>
        <table:table-row table:style-name="ro1">
          <table:table-cell office:value-type="string">
            <text:p>cʉ̃marodo </text:p>
          </table:table-cell>
          <table:table-cell office:value-type="string">
            <text:p>kɨ̃ˈmɑ̃́.ɾodó E][kɨ̃ˈmɑ̃́.ɾódo J </text:p>
          </table:table-cell>
          <table:table-cell office:value-type="string">
            <text:p>s.v.inan. </text:p>
          </table:table-cell>
          <table:table-cell office:value-type="string">
            <text:p>verano </text:p>
          </table:table-cell>
          <table:table-cell table:number-columns-repeated="204"/>
        </table:table-row>
        <table:table-row table:style-name="ro2">
          <table:table-cell office:value-type="string">
            <text:p>cʉ̃mase </text:p>
          </table:table-cell>
          <table:table-cell office:value-type="string">
            <text:p>ˈkɨ̃́mɑ̃.sẽ E][kɨ̃ˈmɑ̃́.sẽ́ J </text:p>
          </table:table-cell>
          <table:table-cell office:value-type="string">
            <text:p>v.i. </text:p>
          </table:table-cell>
          <table:table-cell office:value-type="string">
            <text:p>hacer verano </text:p>
          </table:table-cell>
          <table:table-cell table:number-columns-repeated="2"/>
          <table:table-cell office:value-type="string">
            <text:p>ntg BARS,91 p.23 2.3. Subjectless verbs. The only verb which always occurs without a subject is //kʉ̃ba// ‘to be dry and windy’. This verb refers to the weather, see (61). The verbs //asi// ‘to be hot’ and ʉsa ‘to be cold’ are also subjectless when they refer to the weather, as in (62). However, an alternate way of expressing ‘to be hot’ is by using the sun (animate) as the subject as in (63).</text:p>
          </table:table-cell>
          <table:table-cell table:number-columns-repeated="201"/>
        </table:table-row>
        <table:table-row table:style-name="ro2">
          <table:table-cell office:value-type="string">
            <text:p>cʉ̃me </text:p>
          </table:table-cell>
          <table:table-cell office:value-type="string">
            <text:p>ˈkɨ̃́mẽ </text:p>
          </table:table-cell>
          <table:table-cell office:value-type="string">
            <text:p>interj. </text:p>
          </table:table-cell>
          <table:table-cell office:value-type="string">
            <text:p>¿qué hubo? </text:p>
          </table:table-cell>
          <table:table-cell/>
          <table:table-cell office:value-type="string">
            <text:p>va na , uv E , vn J </text:p>
          </table:table-cell>
          <table:table-cell table:number-columns-repeated="202"/>
        </table:table-row>
        <table:table-row table:style-name="ro2">
          <table:table-cell office:value-type="string">
            <text:p>cʉ̃nisãare </text:p>
          </table:table-cell>
          <table:table-cell office:value-type="string">
            <text:p>kɨ̃́ˈnĩ́.sɑ̃́ɑ̃́.ɾẽ E][kɨ̃́nĩ́.ˈsɑ̃́ɑ̃.ɾẽ J </text:p>
          </table:table-cell>
          <table:table-cell office:value-type="string">
            <text:p>v.t. </text:p>
          </table:table-cell>
          <table:table-cell office:value-type="string">
            <text:p>proteger (a otros, rito del payé)</text:p>
          </table:table-cell>
          <table:table-cell table:number-columns-repeated="204"/>
        </table:table-row>
        <table:table-row table:style-name="ro2">
          <table:table-cell office:value-type="string">
            <text:p>cʉ̃nisãñare </text:p>
          </table:table-cell>
          <table:table-cell office:value-type="string">
            <text:p>ˈkɨ̃nĩ́.sɑ̃́.ɲɑ̃.ɾẽ E][ˈkɨ̃́nĩ́.sɑ̃́.ɲɑ̃.ɾẽ J </text:p>
          </table:table-cell>
          <table:table-cell office:value-type="string">
            <text:p>v.t. </text:p>
          </table:table-cell>
          <table:table-cell office:value-type="string">
            <text:p>protegerse a sí mismo (rito del payé) </text:p>
          </table:table-cell>
          <table:table-cell table:number-columns-repeated="204"/>
        </table:table-row>
        <table:table-row table:style-name="ro2">
          <table:table-cell office:value-type="string">
            <text:p>cʉore </text:p>
          </table:table-cell>
          <table:table-cell office:value-type="string">
            <text:p>kɨ́.ˈó.ɾe E][kɨ́.ˈó.ɾé J </text:p>
          </table:table-cell>
          <table:table-cell office:value-type="string">
            <text:p>v.caus. </text:p>
          </table:table-cell>
          <table:table-cell office:value-type="string">
            <text:p>tener </text:p>
          </table:table-cell>
          <table:table-cell table:number-columns-repeated="2"/>
          <table:table-cell office:value-type="string">
            <text:p>ntg BARS,91 kʉ (have) ‘to have’ Possessive. The possessive clause may also be formed with kʉ/kʉti or kʉo, both meaning 'to have’; kʉ/kʉti is generally used when the possessed is perceived as an inherent characteristic of the possessor, e.g., 'A head has hair’, or 'I have the name John’ as in (342). </text:p>
          </table:table-cell>
          <table:table-cell table:number-columns-repeated="201"/>
        </table:table-row>
        <table:table-row table:style-name="ro2">
          <table:table-cell office:value-type="string">
            <text:p>cʉ̃ore </text:p>
          </table:table-cell>
          <table:table-cell office:value-type="string">
            <text:p>ˈkɨ̃́.ṍṍ.ɾẽ </text:p>
          </table:table-cell>
          <table:table-cell office:value-type="string">
            <text:p>v.t. </text:p>
          </table:table-cell>
          <table:table-cell office:value-type="string">
            <text:p>rozar </text:p>
          </table:table-cell>
          <table:table-cell table:number-columns-repeated="204"/>
        </table:table-row>
        <table:table-row table:style-name="ro2">
          <table:table-cell office:value-type="string">
            <text:p>cʉosʉyare </text:p>
          </table:table-cell>
          <table:table-cell office:value-type="string">
            <text:p>ˈkɨ́.o.sɨdʒɑ́.ɾé E][ˈkɨ́.ó.sɨ́dʒɑ.ɾe J </text:p>
          </table:table-cell>
          <table:table-cell office:value-type="string">
            <text:p>v.caus. </text:p>
          </table:table-cell>
          <table:table-cell office:value-type="string">
            <text:p>heredar </text:p>
          </table:table-cell>
          <table:table-cell table:number-columns-repeated="204"/>
        </table:table-row>
        <table:table-row table:style-name="ro2">
          <table:table-cell office:value-type="string">
            <text:p>cʉtigʉ, cʉtigo </text:p>
          </table:table-cell>
          <table:table-cell office:value-type="string">
            <text:p>kɨ́ˈtí.gɨ E][kɨˈtí.gɨ́ J </text:p>
          </table:table-cell>
          <table:table-cell office:value-type="string">
            <text:p>s.v.m., f. </text:p>
          </table:table-cell>
          <table:table-cell office:value-type="string">
            <text:p>él que tiene, ella que tiene </text:p>
          </table:table-cell>
          <table:table-cell table:number-columns-repeated="204"/>
        </table:table-row>
        <table:table-row table:style-name="ro2">
          <table:table-cell office:value-type="string">
            <text:p>cʉtire </text:p>
          </table:table-cell>
          <table:table-cell office:value-type="string">
            <text:p>kɨ́ˈtí.ɾe E][kɨˈtí.ɾé J </text:p>
          </table:table-cell>
          <table:table-cell office:value-type="string">
            <text:p>v.t. </text:p>
          </table:table-cell>
          <table:table-cell office:value-type="string">
            <text:p>tener (pelo, grasa, nombre, hijo, esposo) </text:p>
          </table:table-cell>
          <table:table-cell table:number-columns-repeated="2"/>
          <table:table-cell office:value-type="string">
            <text:p>ntg BARS,91 //kʉti// ‘have’ no.74; </text:p>
          </table:table-cell>
          <table:table-cell table:number-columns-repeated="201"/>
        </table:table-row>
        <table:table-row table:style-name="ro2">
          <table:table-cell office:value-type="string">
            <text:p>cʉtirigure </text:p>
          </table:table-cell>
          <table:table-cell office:value-type="string">
            <text:p>kɨˈtí.ɾí.gu.ɾe </text:p>
          </table:table-cell>
          <table:table-cell office:value-type="string">
            <text:p>v.i. </text:p>
          </table:table-cell>
          <table:table-cell office:value-type="string">
            <text:p>tener ganas</text:p>
          </table:table-cell>
          <table:table-cell/>
          <table:table-cell office:value-type="string">
            <text:p>va cʉtirʉamocore , uv J , vn E </text:p>
          </table:table-cell>
          <table:table-cell table:number-columns-repeated="202"/>
        </table:table-row>
        <table:table-row table:style-name="ro2">
          <table:table-cell office:value-type="string">
            <text:p>cʉtirʉamacore </text:p>
          </table:table-cell>
          <table:table-cell office:value-type="string">
            <text:p>kɨ́tí.ˈɾɨɑ.mɑ̃́kõ.ɾẽ </text:p>
          </table:table-cell>
          <table:table-cell office:value-type="string">
            <text:p>v.i. </text:p>
          </table:table-cell>
          <table:table-cell office:value-type="string">
            <text:p>tener ganas </text:p>
          </table:table-cell>
          <table:table-cell/>
          <table:table-cell office:value-type="string">
            <text:p>va cʉtirigure , uv E , vn J </text:p>
          </table:table-cell>
          <table:table-cell table:number-columns-repeated="202"/>
        </table:table-row>
        <table:table-row table:style-name="ro2">
          <table:table-cell office:value-type="string">
            <text:p>cʉto </text:p>
          </table:table-cell>
          <table:table-cell office:value-type="string">
            <text:p>ŋɨ̃́ˈtɑ̃́.hóé.ɾó.kɨ́to E][ŋɨ̃ˈtɑ̃́.hóe.ɾo.kɨtó J </text:p>
          </table:table-cell>
          <table:table-cell office:value-type="string">
            <text:p>adv.irreg. </text:p>
          </table:table-cell>
          <table:table-cell office:value-type="string">
            <text:p>lugar donde está o hay algo</text:p>
          </table:table-cell>
          <table:table-cell table:number-columns-repeated="204"/>
        </table:table-row>
        <table:table-row table:style-name="ro2">
          <table:table-cell office:value-type="string">
            <text:p>daquegʉ, daquego </text:p>
          </table:table-cell>
          <table:table-cell office:value-type="string">
            <text:p>dɑˈké.gɨ </text:p>
          </table:table-cell>
          <table:table-cell office:value-type="string">
            <text:p>m., f. </text:p>
          </table:table-cell>
          <table:table-cell office:value-type="string">
            <text:p>niño, niña </text:p>
          </table:table-cell>
          <table:table-cell table:number-columns-repeated="204"/>
        </table:table-row>
        <table:table-row table:style-name="ro2">
          <table:table-cell office:value-type="string">
            <text:p>daqueose </text:p>
          </table:table-cell>
          <table:table-cell office:value-type="string">
            <text:p>ˈdɑ́ke.o.se E][dɑˈké.ó.sé J </text:p>
          </table:table-cell>
          <table:table-cell office:value-type="string">
            <text:p>v.caus. </text:p>
          </table:table-cell>
          <table:table-cell office:value-type="string">
            <text:p>hacer andar despacio (por razón de niños o carga pesada)</text:p>
          </table:table-cell>
          <table:table-cell table:number-columns-repeated="204"/>
        </table:table-row>
        <table:table-row table:style-name="ro2">
          <table:table-cell office:value-type="string">
            <text:p>daquere </text:p>
          </table:table-cell>
          <table:table-cell office:value-type="string">
            <text:p>dɑˈké.ɾe </text:p>
          </table:table-cell>
          <table:table-cell office:value-type="string">
            <text:p>v.i. </text:p>
          </table:table-cell>
          <table:table-cell office:value-type="string">
            <text:p>(ser/estar) niño, niña </text:p>
          </table:table-cell>
          <table:table-cell table:number-columns-repeated="2"/>
          <table:table-cell office:value-type="string">
            <text:p>ntg BARS,91 dake (young) p.22;</text:p>
          </table:table-cell>
          <table:table-cell table:number-columns-repeated="201"/>
        </table:table-row>
        <table:table-row table:style-name="ro2">
          <table:table-cell office:value-type="string">
            <text:p>darabore </text:p>
          </table:table-cell>
          <table:table-cell office:value-type="string">
            <text:p>ˈdɑ́ɾɑ.bo.ɾe E][dɑˈɾɑ́.bo.ɾe J </text:p>
          </table:table-cell>
          <table:table-cell office:value-type="string">
            <text:p>v.caus. </text:p>
          </table:table-cell>
          <table:table-cell office:value-type="string">
            <text:p>golpear para ablandar</text:p>
          </table:table-cell>
          <table:table-cell table:number-columns-repeated="204"/>
        </table:table-row>
        <table:table-row table:style-name="ro2">
          <table:table-cell office:value-type="string">
            <text:p>darare </text:p>
          </table:table-cell>
          <table:table-cell office:value-type="string">
            <text:p>ˈdɑ́ɾɑ.ɾe E][dɑˈɾɑ́.ɾé J </text:p>
          </table:table-cell>
          <table:table-cell office:value-type="string">
            <text:p>v.t. </text:p>
          </table:table-cell>
          <table:table-cell office:value-type="string">
            <text:p>machacar </text:p>
          </table:table-cell>
          <table:table-cell table:number-columns-repeated="204"/>
        </table:table-row>
        <table:table-row table:style-name="ro2">
          <table:table-cell office:value-type="string">
            <text:p>darawẽjare </text:p>
          </table:table-cell>
          <table:table-cell office:value-type="string">
            <text:p>ˈdɑ́ɾɑ.wẽhɑ̃́.ɾẽ́ E][dɑˈɾɑ́.wẽ́hɑ̃.ɾẽ J </text:p>
          </table:table-cell>
          <table:table-cell office:value-type="string">
            <text:p>v.t. </text:p>
          </table:table-cell>
          <table:table-cell office:value-type="string">
            <text:p>golpear (una rama con un palo para que se caiga el fruto)</text:p>
          </table:table-cell>
          <table:table-cell table:number-columns-repeated="204"/>
        </table:table-row>
        <table:table-row table:style-name="ro2">
          <table:table-cell office:value-type="string">
            <text:p>daria </text:p>
          </table:table-cell>
          <table:table-cell office:value-type="string">
            <text:p>ˈdɑ́ɾíɑ E][ˈdɑ́ɾíɑ́ J </text:p>
          </table:table-cell>
          <table:table-cell office:value-type="string">
            <text:p>an.s.plural </text:p>
          </table:table-cell>
          <table:table-cell office:value-type="string">
            <text:p>grupo étnico entre los barasanas (lo cual pertenece a los del ascendiente |bÑamicarima|r) </text:p>
          </table:table-cell>
          <table:table-cell table:number-columns-repeated="204"/>
        </table:table-row>
        <table:table-row table:style-name="ro2">
          <table:table-cell office:value-type="string">
            <text:p>deuro </text:p>
          </table:table-cell>
          <table:table-cell office:value-type="string">
            <text:p>ˈdeúɾo </text:p>
          </table:table-cell>
          <table:table-cell office:value-type="string">
            <text:p>inan., cl.irreg. </text:p>
          </table:table-cell>
          <table:table-cell office:value-type="string">
            <text:p>depresión de un terreno (parte baja de la pista o patio, parte baja entre dos lomas; menos profunda que |brujacora|r)</text:p>
          </table:table-cell>
          <table:table-cell table:number-columns-repeated="204"/>
        </table:table-row>
        <table:table-row table:style-name="ro2">
          <table:table-cell office:value-type="string">
            <text:p>dibujo_yire </text:p>
          </table:table-cell>
          <table:table-cell/>
          <table:table-cell office:value-type="string">
            <text:p>v.t. </text:p>
          </table:table-cell>
          <table:table-cell office:value-type="string">
            <text:p>dibujar</text:p>
          </table:table-cell>
          <table:table-cell/>
          <table:table-cell office:value-type="string">
            <text:p>uv ESP </text:p>
          </table:table-cell>
          <table:table-cell table:number-columns-repeated="202"/>
        </table:table-row>
        <table:table-row table:style-name="ro2">
          <table:table-cell office:value-type="string">
            <text:p>dica </text:p>
          </table:table-cell>
          <table:table-cell office:value-type="string">
            <text:p>ˈdí.kɑ́ </text:p>
          </table:table-cell>
          <table:table-cell office:value-type="string">
            <text:p>pron.interr.inan. </text:p>
          </table:table-cell>
          <table:table-cell office:value-type="string">
            <text:p>¿cuál cosa? (para sustantivo que lleva el clasificador |b-a|r como canoa, pelota, etc.) </text:p>
          </table:table-cell>
          <table:table-cell/>
          <table:table-cell office:value-type="string">
            <text:p>uv J; ph ˈdí.kɑ́ </text:p>
          </table:table-cell>
          <table:table-cell table:number-columns-repeated="202"/>
        </table:table-row>
        <table:table-row table:style-name="ro1">
          <table:table-cell office:value-type="string">
            <text:p>dicatʉa </text:p>
          </table:table-cell>
          <table:table-cell table:number-columns-repeated="4"/>
          <table:table-cell office:value-type="string">
            <text:p>uv J</text:p>
          </table:table-cell>
          <table:table-cell table:number-columns-repeated="202"/>
        </table:table-row>
        <table:table-row table:style-name="ro2">
          <table:table-cell office:value-type="string">
            <text:p>dicʉ </text:p>
          </table:table-cell>
          <table:table-cell office:value-type="string">
            <text:p>ˈdí.kɨɨ E][di.ˈkɨ́ɨ́ J </text:p>
          </table:table-cell>
          <table:table-cell office:value-type="string">
            <text:p>pron.interr.inan. </text:p>
          </table:table-cell>
          <table:table-cell office:value-type="string">
            <text:p>¿cuál cosa? (para los sustantivos que llevan el clasificador |b-ʉ|r como árboles, piedras, etc.) </text:p>
          </table:table-cell>
          <table:table-cell table:number-columns-repeated="2"/>
          <table:table-cell office:value-type="string">
            <text:p>ntg BARS,91 di+CL 'which one(s)’ p.31 2.13. Interrogative pronouns, no.92;</text:p>
          </table:table-cell>
          <table:table-cell table:number-columns-repeated="201"/>
        </table:table-row>
        <table:table-row table:style-name="ro2">
          <table:table-cell office:value-type="string">
            <text:p>dijacatʉ, dijacatʉa </text:p>
          </table:table-cell>
          <table:table-cell office:value-type="string">
            <text:p>ˈdí.hɑkɑ́tɨ́ </text:p>
          </table:table-cell>
          <table:table-cell office:value-type="string">
            <text:p>pron.interr.inan. </text:p>
          </table:table-cell>
          <table:table-cell office:value-type="string">
            <text:p>¿cuál? (lado) </text:p>
          </table:table-cell>
          <table:table-cell/>
          <table:table-cell office:value-type="string">
            <text:p>va dicatʉa , uv E , vn J , ph ˈdi.kɑ́tɨɑ </text:p>
          </table:table-cell>
          <table:table-cell table:number-columns-repeated="202"/>
        </table:table-row>
        <table:table-row table:style-name="ro2">
          <table:table-cell office:value-type="string">
            <text:p>dijʉ </text:p>
          </table:table-cell>
          <table:table-cell office:value-type="string">
            <text:p>ˈdí.hɨ E][ˈdí.hɨ́ J </text:p>
          </table:table-cell>
          <table:table-cell office:value-type="string">
            <text:p>pron.interr.inan. </text:p>
          </table:table-cell>
          <table:table-cell office:value-type="string">
            <text:p>¿dónde? </text:p>
          </table:table-cell>
          <table:table-cell table:number-columns-repeated="2"/>
          <table:table-cell office:value-type="string">
            <text:p>ntg BARS,91 di+CL 'which one(s)’ p.31 2.13. Interrogative pronouns, no.92;</text:p>
          </table:table-cell>
          <table:table-cell table:number-columns-repeated="201"/>
        </table:table-row>
        <table:table-row table:style-name="ro2">
          <table:table-cell office:value-type="string">
            <text:p>diriare </text:p>
          </table:table-cell>
          <table:table-cell office:value-type="string">
            <text:p>diˈɾíɑ.ɾe </text:p>
          </table:table-cell>
          <table:table-cell office:value-type="string">
            <text:p>v.i. </text:p>
          </table:table-cell>
          <table:table-cell office:value-type="string">
            <text:p>enredarse en el pelo (avispas) </text:p>
          </table:table-cell>
          <table:table-cell table:number-columns-repeated="204"/>
        </table:table-row>
        <table:table-row table:style-name="ro2">
          <table:table-cell office:value-type="string">
            <text:p>diro </text:p>
          </table:table-cell>
          <table:table-cell office:value-type="string">
            <text:p>ˈdííɾo </text:p>
          </table:table-cell>
          <table:table-cell office:value-type="string">
            <text:p>an. </text:p>
          </table:table-cell>
          <table:table-cell office:value-type="string">
            <text:p>saltón </text:p>
          </table:table-cell>
          <table:table-cell office:value-type="string">
            <text:p>O. Orthoptera, F. Acrididae, (cuernitos largos) F. Tettigoniidae; sc (cuernitos cortos) Locustidae</text:p>
          </table:table-cell>
          <table:table-cell table:number-columns-repeated="203"/>
        </table:table-row>
        <table:table-row table:style-name="ro2">
          <table:table-cell office:value-type="string">
            <text:p>dise </text:p>
          </table:table-cell>
          <table:table-cell office:value-type="string">
            <text:p>ˈdí.se E][di.ˈsé J </text:p>
          </table:table-cell>
          <table:table-cell office:value-type="string">
            <text:p>pron.interr.inan. </text:p>
          </table:table-cell>
          <table:table-cell office:value-type="string">
            <text:p>¿cuál? (cosa que lleva el clasificador |b-ro/-se|r como banco, tiesto, peineta, grabadora, un banano, etc.) </text:p>
          </table:table-cell>
          <table:table-cell table:number-columns-repeated="2"/>
          <table:table-cell office:value-type="string">
            <text:p>ntg BARS,91 di+CL 'which one(s)’ p.31 2.13. Interrogative pronouns, no.92;</text:p>
          </table:table-cell>
          <table:table-cell table:number-columns-repeated="201"/>
        </table:table-row>
        <table:table-row table:style-name="ro2">
          <table:table-cell office:value-type="string">
            <text:p>diso </text:p>
          </table:table-cell>
          <table:table-cell office:value-type="string">
            <text:p>dí.ˈso E][di.ˈsó J </text:p>
          </table:table-cell>
          <table:table-cell office:value-type="string">
            <text:p>pron.interr.f. </text:p>
          </table:table-cell>
          <table:table-cell office:value-type="string">
            <text:p>¿cuál de ellas? </text:p>
          </table:table-cell>
          <table:table-cell table:number-columns-repeated="2"/>
          <table:table-cell office:value-type="string">
            <text:p>ntg BARS,91 di+CL ‘which one(s)’ p.31 2.13. Interrogative pronouns, no.92; </text:p>
          </table:table-cell>
          <table:table-cell table:number-columns-repeated="201"/>
        </table:table-row>
        <table:table-row table:style-name="ro2">
          <table:table-cell office:value-type="string">
            <text:p>disojʉa </text:p>
          </table:table-cell>
          <table:table-cell office:value-type="string">
            <text:p>dí.ˈso.hɨ́ɑ E][di.ˈsó.hɨ́ɑ́ J </text:p>
          </table:table-cell>
          <table:table-cell office:value-type="string">
            <text:p>pron.interr.f. </text:p>
          </table:table-cell>
          <table:table-cell office:value-type="string">
            <text:p>¿cuál de ellas? (ser femenino) </text:p>
          </table:table-cell>
          <table:table-cell table:number-columns-repeated="2"/>
          <table:table-cell office:value-type="string">
            <text:p>ntg BARS,91 di+CL 'which one(s)’ p.31 2.13. Interrogative pronouns, no.92; </text:p>
          </table:table-cell>
          <table:table-cell table:number-columns-repeated="201"/>
        </table:table-row>
        <table:table-row table:style-name="ro2">
          <table:table-cell office:value-type="string">
            <text:p>diwato </text:p>
          </table:table-cell>
          <table:table-cell office:value-type="string">
            <text:p>ˈdí.wɑtó </text:p>
          </table:table-cell>
          <table:table-cell office:value-type="string">
            <text:p>adv.interr. </text:p>
          </table:table-cell>
          <table:table-cell office:value-type="string">
            <text:p>¿cuándo? </text:p>
          </table:table-cell>
          <table:table-cell/>
          <table:table-cell office:value-type="string">
            <text:p>va dica , uv E , vn J </text:p>
          </table:table-cell>
          <table:table-cell table:number-columns-repeated="202"/>
        </table:table-row>
        <table:table-row table:style-name="ro2">
          <table:table-cell office:value-type="string">
            <text:p>diwatone </text:p>
          </table:table-cell>
          <table:table-cell office:value-type="string">
            <text:p>ˈdí.wɑtó.nẽ </text:p>
          </table:table-cell>
          <table:table-cell office:value-type="string">
            <text:p>adv. </text:p>
          </table:table-cell>
          <table:table-cell office:value-type="string">
            <text:p>rápido </text:p>
          </table:table-cell>
          <table:table-cell/>
          <table:table-cell office:value-type="string">
            <text:p>va dica meje , uv E , vn J </text:p>
          </table:table-cell>
          <table:table-cell table:number-columns-repeated="202"/>
        </table:table-row>
        <table:table-row table:style-name="ro2">
          <table:table-cell office:value-type="string">
            <text:p>doriajeore </text:p>
          </table:table-cell>
          <table:table-cell office:value-type="string">
            <text:p>doˈɾíɑ.héó.ɾe </text:p>
          </table:table-cell>
          <table:table-cell office:value-type="string">
            <text:p>v.t. </text:p>
          </table:table-cell>
          <table:table-cell office:value-type="string">
            <text:p>arrollar rollos de barro (en el proceso de hacer una olla)</text:p>
          </table:table-cell>
          <table:table-cell table:number-columns-repeated="204"/>
        </table:table-row>
        <table:table-row table:style-name="ro2">
          <table:table-cell office:value-type="string">
            <text:p>duguese </text:p>
          </table:table-cell>
          <table:table-cell office:value-type="string">
            <text:p>duˈgé.se </text:p>
          </table:table-cell>
          <table:table-cell office:value-type="string">
            <text:p>inan.f.n.esp. </text:p>
          </table:table-cell>
          <table:table-cell office:value-type="string">
            <text:p>cosas torcidas </text:p>
          </table:table-cell>
          <table:table-cell table:number-columns-repeated="2"/>
          <table:table-cell office:value-type="string">
            <text:p>lf sing. </text:p>
          </table:table-cell>
          <table:table-cell table:number-columns-repeated="201"/>
        </table:table-row>
        <table:table-row table:style-name="ro2">
          <table:table-cell office:value-type="string">
            <text:p>duire </text:p>
          </table:table-cell>
          <table:table-cell office:value-type="string">
            <text:p>ˈdúí.ɾe E][ˈdúí.ɾé J </text:p>
          </table:table-cell>
          <table:table-cell office:value-type="string">
            <text:p>v.i. </text:p>
          </table:table-cell>
          <table:table-cell office:value-type="string">
            <text:p>retroceder</text:p>
          </table:table-cell>
          <table:table-cell table:number-columns-repeated="204"/>
        </table:table-row>
        <table:table-row table:style-name="ro2">
          <table:table-cell office:value-type="string">
            <text:p>duruʉ </text:p>
          </table:table-cell>
          <table:table-cell office:value-type="string">
            <text:p>ˈdúɾú.ɨ E][dúˈɾú.ɨ́ J </text:p>
          </table:table-cell>
          <table:table-cell office:value-type="string">
            <text:p>inan. </text:p>
          </table:table-cell>
          <table:table-cell office:value-type="string">
            <text:p>especie de árbol (cuya cáscara se utiliza para hacer carguero de canasta) </text:p>
          </table:table-cell>
          <table:table-cell table:number-columns-repeated="204"/>
        </table:table-row>
        <table:table-row table:style-name="ro2">
          <table:table-cell office:value-type="string">
            <text:p>duture </text:p>
          </table:table-cell>
          <table:table-cell office:value-type="string">
            <text:p>ˈdutú.ɾe </text:p>
          </table:table-cell>
          <table:table-cell office:value-type="string">
            <text:p>v.i. </text:p>
          </table:table-cell>
          <table:table-cell office:value-type="string">
            <text:p>agacharse </text:p>
          </table:table-cell>
          <table:table-cell table:number-columns-repeated="204"/>
        </table:table-row>
        <table:table-row table:style-name="ro2">
          <table:table-cell office:value-type="string">
            <text:p>duturu </text:p>
          </table:table-cell>
          <table:table-cell office:value-type="string">
            <text:p>duˈtúɾu </text:p>
          </table:table-cell>
          <table:table-cell/>
          <table:table-cell office:value-type="string">
            <text:p>doctor, doctora; </text:p>
          </table:table-cell>
          <table:table-cell/>
          <table:table-cell office:value-type="string">
            <text:p>va ruturu , uv ESP , ps an. </text:p>
          </table:table-cell>
          <table:table-cell table:number-columns-repeated="202"/>
        </table:table-row>
        <table:table-row table:style-name="ro2">
          <table:table-cell office:value-type="string">
            <text:p>dʉreare </text:p>
          </table:table-cell>
          <table:table-cell office:value-type="string">
            <text:p>ˈdɨ́ɾeɑ.ɾe </text:p>
          </table:table-cell>
          <table:table-cell office:value-type="string">
            <text:p>v.t. </text:p>
          </table:table-cell>
          <table:table-cell office:value-type="string">
            <text:p>enrollar (cerbatanas, cachas quebradas de machetes, el |bũmariajotia|r de la danza) </text:p>
          </table:table-cell>
          <table:table-cell table:number-columns-repeated="204"/>
        </table:table-row>
        <table:table-row table:style-name="ro2">
          <table:table-cell office:value-type="string">
            <text:p>dʉrearia </text:p>
          </table:table-cell>
          <table:table-cell office:value-type="string">
            <text:p>ˈdɨ́ɾeɑ.ɾí.ɑ́ E][ˈdɨ́ɾeɑ.ɾí.ɑ J </text:p>
          </table:table-cell>
          <table:table-cell office:value-type="string">
            <text:p>s.v.inan. </text:p>
          </table:table-cell>
          <table:table-cell office:value-type="string">
            <text:p>cerbatana enrollada (hecha de dos lados de madera ahuecada y enrollada) </text:p>
          </table:table-cell>
          <table:table-cell table:number-columns-repeated="204"/>
        </table:table-row>
        <table:table-row table:style-name="ro2">
          <table:table-cell office:value-type="string">
            <text:p>dʉrʉa </text:p>
          </table:table-cell>
          <table:table-cell office:value-type="string">
            <text:p>ˈdɨɾɨ́ɑ </text:p>
          </table:table-cell>
          <table:table-cell office:value-type="string">
            <text:p>an.s.plural </text:p>
          </table:table-cell>
          <table:table-cell office:value-type="string">
            <text:p>grupo étnico entre los carapanas </text:p>
          </table:table-cell>
          <table:table-cell table:number-columns-repeated="204"/>
        </table:table-row>
        <table:table-row table:style-name="ro2">
          <table:table-cell office:value-type="string">
            <text:p>eare </text:p>
          </table:table-cell>
          <table:table-cell office:value-type="string">
            <text:p>ˈéɑ.ɾe E][ˈéɑ́.ɾé J </text:p>
          </table:table-cell>
          <table:table-cell office:value-type="string">
            <text:p>v.t. </text:p>
          </table:table-cell>
          <table:table-cell office:value-type="string">
            <text:p>traer </text:p>
          </table:table-cell>
          <table:table-cell table:number-columns-repeated="204"/>
        </table:table-row>
        <table:table-row table:style-name="ro2">
          <table:table-cell office:value-type="string">
            <text:p>ebecara </text:p>
          </table:table-cell>
          <table:table-cell office:value-type="string">
            <text:p>eˈbékɑ́ɾɑ́ </text:p>
          </table:table-cell>
          <table:table-cell office:value-type="string">
            <text:p>inan.f.n.esp. </text:p>
          </table:table-cell>
          <table:table-cell office:value-type="string">
            <text:p>frutas del árbol |bebecaraʉ|r (silvestres, comestibles, parecidas al cacao, tienen una pulpa amarilla) </text:p>
          </table:table-cell>
          <table:table-cell/>
          <table:table-cell office:value-type="string">
            <text:p>sc Herrania spp. </text:p>
          </table:table-cell>
          <table:table-cell table:number-columns-repeated="202"/>
        </table:table-row>
        <table:table-row table:style-name="ro2">
          <table:table-cell office:value-type="string">
            <text:p>ebecaraʉ </text:p>
          </table:table-cell>
          <table:table-cell office:value-type="string">
            <text:p>ebéˈkɑ́ɾ.ɘ́ </text:p>
          </table:table-cell>
          <table:table-cell office:value-type="string">
            <text:p>inan. </text:p>
          </table:table-cell>
          <table:table-cell office:value-type="string">
            <text:p>especie de árbol (produce la fruta comestible |bebecara|r) </text:p>
          </table:table-cell>
          <table:table-cell/>
          <table:table-cell office:value-type="string">
            <text:p>sc Herrania spp. </text:p>
          </table:table-cell>
          <table:table-cell table:number-columns-repeated="202"/>
        </table:table-row>
        <table:table-row table:style-name="ro2">
          <table:table-cell office:value-type="string">
            <text:p>ebero </text:p>
          </table:table-cell>
          <table:table-cell office:value-type="string">
            <text:p>éˈbéɾo </text:p>
          </table:table-cell>
          <table:table-cell office:value-type="string">
            <text:p>an. </text:p>
          </table:table-cell>
          <table:table-cell office:value-type="string">
            <text:p>renacuajo de la rana |bpapapa|r (comestible, pequeño y negro)</text:p>
          </table:table-cell>
          <table:table-cell table:number-columns-repeated="204"/>
        </table:table-row>
        <table:table-row table:style-name="ro1">
          <table:table-cell office:value-type="string">
            <text:p>ecare </text:p>
          </table:table-cell>
          <table:table-cell office:value-type="string">
            <text:p>ˈékɑ.ɾe E][eˈkɑ́.ɾé J </text:p>
          </table:table-cell>
          <table:table-cell office:value-type="string">
            <text:p>v.t. </text:p>
          </table:table-cell>
          <table:table-cell office:value-type="string">
            <text:p>alimentar </text:p>
          </table:table-cell>
          <table:table-cell table:number-columns-repeated="204"/>
        </table:table-row>
        <table:table-row table:style-name="ro2">
          <table:table-cell office:value-type="string">
            <text:p>ecari_yai </text:p>
          </table:table-cell>
          <table:table-cell office:value-type="string">
            <text:p>ˈékɑ.ɾí.dʒɑ́í E][eˈkɑ́.ɾí.dʒɑ́í J </text:p>
          </table:table-cell>
          <table:table-cell office:value-type="string">
            <text:p>an. </text:p>
          </table:table-cell>
          <table:table-cell office:value-type="string">
            <text:p>perro doméstico </text:p>
          </table:table-cell>
          <table:table-cell/>
          <table:table-cell office:value-type="string">
            <text:p>sc Canis familiaris </text:p>
          </table:table-cell>
          <table:table-cell table:number-columns-repeated="202"/>
        </table:table-row>
        <table:table-row table:style-name="ro2">
          <table:table-cell office:value-type="string">
            <text:p>ecari_yese </text:p>
          </table:table-cell>
          <table:table-cell office:value-type="string">
            <text:p>éˈkɑ.ɾí.dʒesé E][eˈkɑ́.ɾí.dʒesé J </text:p>
          </table:table-cell>
          <table:table-cell office:value-type="string">
            <text:p>inan. </text:p>
          </table:table-cell>
          <table:table-cell office:value-type="string">
            <text:p>cerdo </text:p>
          </table:table-cell>
          <table:table-cell office:value-type="string">
            <text:p>Sus scrofa , </text:p>
          </table:table-cell>
          <table:table-cell table:number-columns-repeated="203"/>
        </table:table-row>
        <table:table-row table:style-name="ro2">
          <table:table-cell office:value-type="string">
            <text:p>ecore </text:p>
          </table:table-cell>
          <table:table-cell/>
          <table:table-cell office:value-type="string">
            <text:p>v.caus.dep. </text:p>
          </table:table-cell>
          <table:table-cell office:value-type="string">
            <text:p>hacer recibir (indica receptor de una acción; uso: después de otros verbos) </text:p>
          </table:table-cell>
          <table:table-cell table:number-columns-repeated="2"/>
          <table:table-cell office:value-type="string">
            <text:p>ntg BARS,91 6.8 Causatives, The verb eka, with a causative suffix, may be preceded by various other verb roots to signify 'to cause to receive’. <text:s/>In such cases, the subject commits an implicit action which causes him to receive the action stated by the verbal complement and committed by the nominal preceding it as in (313).</text:p>
          </table:table-cell>
          <table:table-cell table:number-columns-repeated="201"/>
        </table:table-row>
        <table:table-row table:style-name="ro2">
          <table:table-cell office:value-type="string">
            <text:p>eduria </text:p>
          </table:table-cell>
          <table:table-cell office:value-type="string">
            <text:p>eˈdúɾiɑ </text:p>
          </table:table-cell>
          <table:table-cell office:value-type="string">
            <text:p>an.s.plural </text:p>
          </table:table-cell>
          <table:table-cell office:value-type="string">
            <text:p>grupo indígena que habla el idioma eduria y habita por el río Pirá en la comunidad de |bSonaña|r y por el río Cananarí </text:p>
          </table:table-cell>
          <table:table-cell table:number-columns-repeated="204"/>
        </table:table-row>
        <table:table-row table:style-name="ro2">
          <table:table-cell office:value-type="string">
            <text:p>ejabusuoriarʉ̃mʉ </text:p>
          </table:table-cell>
          <table:table-cell office:value-type="string">
            <text:p>eˈhɑ́.busú.ó.ɾi.ɑ́.ɾɨ̃mɨ̃́ E][eˈhɑ́.buˈsú.o.ɾí.ɑ.ɾɨ̃́mɨ̃́ J </text:p>
          </table:table-cell>
          <table:table-cell office:value-type="string">
            <text:p>s.v.inan. </text:p>
          </table:table-cell>
          <table:table-cell office:value-type="string">
            <text:p>día después de la llegada (no visto)</text:p>
          </table:table-cell>
          <table:table-cell table:number-columns-repeated="204"/>
        </table:table-row>
        <table:table-row table:style-name="ro2">
          <table:table-cell office:value-type="string">
            <text:p>ejaga </text:p>
          </table:table-cell>
          <table:table-cell office:value-type="string">
            <text:p>eˈhɑ́gɑ </text:p>
          </table:table-cell>
          <table:table-cell office:value-type="string">
            <text:p>inan. </text:p>
          </table:table-cell>
          <table:table-cell office:value-type="string">
            <text:p>especie de hongo (comestible) </text:p>
          </table:table-cell>
          <table:table-cell table:number-columns-repeated="204"/>
        </table:table-row>
        <table:table-row table:style-name="ro2">
          <table:table-cell office:value-type="string">
            <text:p>ejare </text:p>
          </table:table-cell>
          <table:table-cell office:value-type="string">
            <text:p>eˈhɑ́.ɾe </text:p>
          </table:table-cell>
          <table:table-cell office:value-type="string">
            <text:p>v.i. </text:p>
          </table:table-cell>
          <table:table-cell office:value-type="string">
            <text:p>llegar </text:p>
          </table:table-cell>
          <table:table-cell table:number-columns-repeated="2"/>
          <table:table-cell office:value-type="string">
            <text:p>lf caus. </text:p>
          </table:table-cell>
          <table:table-cell table:number-columns-repeated="201"/>
        </table:table-row>
        <table:table-row table:style-name="ro2">
          <table:table-cell office:value-type="string">
            <text:p>ejarẽmoore </text:p>
          </table:table-cell>
          <table:table-cell office:value-type="string">
            <text:p>eˈhɑ́.ɾẽ́mṍṍ.ɾẽ E][eˈhɑ́.ɾẽ́mõõ.ɾẽ J </text:p>
          </table:table-cell>
          <table:table-cell office:value-type="string">
            <text:p>v.t. </text:p>
          </table:table-cell>
          <table:table-cell office:value-type="string">
            <text:p>ayudar </text:p>
          </table:table-cell>
          <table:table-cell table:number-columns-repeated="2"/>
          <table:table-cell office:value-type="string">
            <text:p>ntg BARS,91 2.7 Verbs with verbal complements. This kind of verb is called a manipulative verb, defined by Givón as a verb whose object (usually animate) is manipulated to perform the act or state referred to in the verbal complement (1984:123). The verbs roti 'to order, reqruest’ and eharẽbo 'to help’ are the two verbs known to be used in this manner. p.27; </text:p>
          </table:table-cell>
          <table:table-cell table:number-columns-repeated="201"/>
        </table:table-row>
        <table:table-row table:style-name="ro2">
          <table:table-cell office:value-type="string">
            <text:p>ejariarʉ̃mʉ </text:p>
          </table:table-cell>
          <table:table-cell office:value-type="string">
            <text:p>eˈhɑ́.ɾi.ɑ.ɾɨ̃mɨ̃́ E][eˈhɑ́.ɾi.ɑ.ɾɨ̃́mɨ̃́ J </text:p>
          </table:table-cell>
          <table:table-cell office:value-type="string">
            <text:p>s.v.inan. </text:p>
          </table:table-cell>
          <table:table-cell office:value-type="string">
            <text:p>día de la llegada</text:p>
          </table:table-cell>
          <table:table-cell table:number-columns-repeated="204"/>
        </table:table-row>
        <table:table-row table:style-name="ro2">
          <table:table-cell office:value-type="string">
            <text:p>ejarũjure </text:p>
          </table:table-cell>
          <table:table-cell office:value-type="string">
            <text:p>ehɑ́.ˈɾṹhũ.ɾẽ </text:p>
          </table:table-cell>
          <table:table-cell office:value-type="string">
            <text:p>v.i. </text:p>
          </table:table-cell>
          <table:table-cell office:value-type="string">
            <text:p>sentarse </text:p>
          </table:table-cell>
          <table:table-cell table:number-columns-repeated="2"/>
          <table:table-cell office:value-type="string">
            <text:p>ntg BARS,91 ‘to arrive and squat’ 3.5 Verb roots. . . compound verbs, p.46;</text:p>
          </table:table-cell>
          <table:table-cell table:number-columns-repeated="201"/>
        </table:table-row>
        <table:table-row table:style-name="ro2">
          <table:table-cell office:value-type="string">
            <text:p>ejarʉ̃gʉ̃re </text:p>
          </table:table-cell>
          <table:table-cell office:value-type="string">
            <text:p>eˈhɑ́.ɾɨ̃́ŋɨ̃.ɾẽ </text:p>
          </table:table-cell>
          <table:table-cell office:value-type="string">
            <text:p>v.i. </text:p>
          </table:table-cell>
          <table:table-cell office:value-type="string">
            <text:p>llegar y quedarse parado cortésmente </text:p>
          </table:table-cell>
          <table:table-cell table:number-columns-repeated="2"/>
          <table:table-cell office:value-type="string">
            <text:p>ntg BARS,91 eha rʉ̃gʉ 'to arrive standing up’ (the polite way to enter a house), Compound verb of position, p.47; </text:p>
          </table:table-cell>
          <table:table-cell table:number-columns-repeated="201"/>
        </table:table-row>
        <table:table-row table:style-name="ro2">
          <table:table-cell office:value-type="string">
            <text:p>ejasuare </text:p>
          </table:table-cell>
          <table:table-cell office:value-type="string">
            <text:p>eˈhɑ́.súɑ.ɾe </text:p>
          </table:table-cell>
          <table:table-cell office:value-type="string">
            <text:p>v.t. </text:p>
          </table:table-cell>
          <table:table-cell office:value-type="string">
            <text:p>entrarse a la fila de la danza (mujer) </text:p>
          </table:table-cell>
          <table:table-cell table:number-columns-repeated="204"/>
        </table:table-row>
        <table:table-row table:style-name="ro2">
          <table:table-cell office:value-type="string">
            <text:p>ejo </text:p>
          </table:table-cell>
          <table:table-cell office:value-type="string">
            <text:p>eˈhó </text:p>
          </table:table-cell>
          <table:table-cell office:value-type="string">
            <text:p>inan.f.n.esp. </text:p>
          </table:table-cell>
          <table:table-cell office:value-type="string">
            <text:p>pepas </text:p>
          </table:table-cell>
          <table:table-cell table:number-columns-repeated="204"/>
        </table:table-row>
        <table:table-row table:style-name="ro2">
          <table:table-cell office:value-type="string">
            <text:p>ẽjo </text:p>
          </table:table-cell>
          <table:table-cell office:value-type="string">
            <text:p>ẽˈhṍ </text:p>
          </table:table-cell>
          <table:table-cell office:value-type="string">
            <text:p>inan. </text:p>
          </table:table-cell>
          <table:table-cell office:value-type="string">
            <text:p>gripa o gripe </text:p>
          </table:table-cell>
          <table:table-cell table:number-columns-repeated="204"/>
        </table:table-row>
        <table:table-row table:style-name="ro2">
          <table:table-cell office:value-type="string">
            <text:p>ejoa </text:p>
          </table:table-cell>
          <table:table-cell office:value-type="string">
            <text:p>eˈhó.ɑ́ </text:p>
          </table:table-cell>
          <table:table-cell office:value-type="string">
            <text:p>inan. </text:p>
          </table:table-cell>
          <table:table-cell office:value-type="string">
            <text:p>espinilla de la cara</text:p>
          </table:table-cell>
          <table:table-cell table:number-columns-repeated="204"/>
        </table:table-row>
        <table:table-row table:style-name="ro2">
          <table:table-cell office:value-type="string">
            <text:p>ẽjoca </text:p>
          </table:table-cell>
          <table:table-cell office:value-type="string">
            <text:p>ẽˈhṍkɑ̃ </text:p>
          </table:table-cell>
          <table:table-cell office:value-type="string">
            <text:p>an. </text:p>
          </table:table-cell>
          <table:table-cell office:value-type="string">
            <text:p>especie de rana (parecida a la rana |bmomoamʉ|r pero no es comestible) </text:p>
          </table:table-cell>
          <table:table-cell table:number-columns-repeated="204"/>
        </table:table-row>
        <table:table-row table:style-name="ro2">
          <table:table-cell office:value-type="string">
            <text:p>ẽjoca_yai </text:p>
          </table:table-cell>
          <table:table-cell office:value-type="string">
            <text:p>ẽˈhṍkɑ̃.dʒɑ́í E][ẽˈhṍkɑ̃.dʒɑ́í J </text:p>
          </table:table-cell>
          <table:table-cell office:value-type="string">
            <text:p>an. </text:p>
          </table:table-cell>
          <table:table-cell office:value-type="string">
            <text:p>especie de tigre</text:p>
          </table:table-cell>
          <table:table-cell table:number-columns-repeated="204"/>
        </table:table-row>
        <table:table-row table:style-name="ro2">
          <table:table-cell office:value-type="string">
            <text:p>ejomisi </text:p>
          </table:table-cell>
          <table:table-cell office:value-type="string">
            <text:p>ehó.ˈmĩ́sĩ E][eˈhó.mĩ́sĩ́ J </text:p>
          </table:table-cell>
          <table:table-cell office:value-type="string">
            <text:p>inan.f.n.esp. </text:p>
          </table:table-cell>
          <table:table-cell office:value-type="string">
            <text:p>barbasco (especie de bejuco cuya raíz sirve para envenenar peces) </text:p>
          </table:table-cell>
          <table:table-cell office:value-type="string">
            <text:p>Lonchocarpus nicou (Aubl.) DC. y otras spp. , </text:p>
          </table:table-cell>
          <table:table-cell table:number-columns-repeated="203"/>
        </table:table-row>
        <table:table-row table:style-name="ro2">
          <table:table-cell office:value-type="string">
            <text:p>ejomisicaje </text:p>
          </table:table-cell>
          <table:table-cell office:value-type="string">
            <text:p>ehó.ˈmĩ́sĩ.kɑhé E][eˈhó.mĩsĩ́.kɑ́he J </text:p>
          </table:table-cell>
          <table:table-cell office:value-type="string">
            <text:p>inan. </text:p>
          </table:table-cell>
          <table:table-cell office:value-type="string">
            <text:p>mata de barbasco</text:p>
          </table:table-cell>
          <table:table-cell table:number-columns-repeated="204"/>
        </table:table-row>
        <table:table-row table:style-name="ro2">
          <table:table-cell office:value-type="string">
            <text:p>ejomisimaa </text:p>
          </table:table-cell>
          <table:table-cell office:value-type="string">
            <text:p>ehó.mĩ́sĩ.mɑ̃ E][eˈhó.mĩsĩ́.mɑ̃́ J </text:p>
          </table:table-cell>
          <table:table-cell office:value-type="string">
            <text:p>inan. </text:p>
          </table:table-cell>
          <table:table-cell office:value-type="string">
            <text:p>raíz de barbasco </text:p>
          </table:table-cell>
          <table:table-cell table:number-columns-repeated="204"/>
        </table:table-row>
        <table:table-row table:style-name="ro2">
          <table:table-cell office:value-type="string">
            <text:p>ejore </text:p>
          </table:table-cell>
          <table:table-cell/>
          <table:table-cell office:value-type="string">
            <text:p>v.caus.dep. </text:p>
          </table:table-cell>
          <table:table-cell office:value-type="string">
            <text:p>hacer llegar (uso: después de otros verbos) </text:p>
          </table:table-cell>
          <table:table-cell table:number-columns-repeated="2"/>
          <table:table-cell office:value-type="string">
            <text:p>ntg BARS;91 6.8 Causative; eho arrive.CAUS, no.111;</text:p>
          </table:table-cell>
          <table:table-cell table:number-columns-repeated="201"/>
        </table:table-row>
        <table:table-row table:style-name="ro2">
          <table:table-cell office:value-type="string">
            <text:p>ejoʉ </text:p>
          </table:table-cell>
          <table:table-cell office:value-type="string">
            <text:p>eˈhó.ɨ́ </text:p>
          </table:table-cell>
          <table:table-cell office:value-type="string">
            <text:p>inan. </text:p>
          </table:table-cell>
          <table:table-cell office:value-type="string">
            <text:p>especie del árbol castaño (produce la nuez |bejo|r) </text:p>
          </table:table-cell>
          <table:table-cell table:number-columns-repeated="204"/>
        </table:table-row>
        <table:table-row table:style-name="ro2">
          <table:table-cell office:value-type="string">
            <text:p>ẽmare </text:p>
          </table:table-cell>
          <table:table-cell office:value-type="string">
            <text:p>ˈẽ́mɑ̃.ɾẽ E][ẽmɑ̃́.ɾẽ́ J </text:p>
          </table:table-cell>
          <table:table-cell office:value-type="string">
            <text:p>v.t. </text:p>
          </table:table-cell>
          <table:table-cell office:value-type="string">
            <text:p>quitar </text:p>
          </table:table-cell>
          <table:table-cell table:number-columns-repeated="2"/>
          <table:table-cell office:value-type="string">
            <text:p>ntg WG,89 take.from no336; </text:p>
          </table:table-cell>
          <table:table-cell table:number-columns-repeated="201"/>
        </table:table-row>
        <table:table-row table:style-name="ro2">
          <table:table-cell office:value-type="string">
            <text:p>ẽmoa </text:p>
          </table:table-cell>
          <table:table-cell office:value-type="string">
            <text:p>ẽ́ˈmṍɑ̃́ </text:p>
          </table:table-cell>
          <table:table-cell office:value-type="string">
            <text:p>an.s.plural </text:p>
          </table:table-cell>
          <table:table-cell office:value-type="string">
            <text:p>magiñás o majiñás (|ireg.|r especie de hormiga que pica, pequeña y roja, vive en las hojas podridas del techo) </text:p>
          </table:table-cell>
          <table:table-cell table:number-columns-repeated="204"/>
        </table:table-row>
        <table:table-row table:style-name="ro2">
          <table:table-cell office:value-type="string">
            <text:p>ẽmoʉ </text:p>
          </table:table-cell>
          <table:table-cell/>
          <table:table-cell office:value-type="string">
            <text:p>inan. </text:p>
          </table:table-cell>
          <table:table-cell office:value-type="string">
            <text:p>especie de árbol dañoso (a otras plantas)</text:p>
          </table:table-cell>
          <table:table-cell table:number-columns-repeated="204"/>
        </table:table-row>
        <table:table-row table:style-name="ro2">
          <table:table-cell office:value-type="string">
            <text:p>Ẽmʉ </text:p>
          </table:table-cell>
          <table:table-cell office:value-type="string">
            <text:p>ẽˈmɨ̃́ </text:p>
          </table:table-cell>
          <table:table-cell office:value-type="string">
            <text:p>m. </text:p>
          </table:table-cell>
          <table:table-cell office:value-type="string">
            <text:p>abuelo de |bYeba|r </text:p>
          </table:table-cell>
          <table:table-cell table:number-columns-repeated="204"/>
        </table:table-row>
        <table:table-row table:style-name="ro2">
          <table:table-cell office:value-type="string">
            <text:p>ẽmʉ </text:p>
          </table:table-cell>
          <table:table-cell office:value-type="string">
            <text:p>ẽˈmɨ̃́ </text:p>
          </table:table-cell>
          <table:table-cell office:value-type="string">
            <text:p>an. </text:p>
          </table:table-cell>
          <table:table-cell office:value-type="string">
            <text:p>celeste común </text:p>
          </table:table-cell>
          <table:table-cell office:value-type="string">
            <text:p>Morpho peleides, M. spp., Narathura micale amphis </text:p>
          </table:table-cell>
          <table:table-cell table:number-columns-repeated="203"/>
        </table:table-row>
        <table:table-row table:style-name="ro2">
          <table:table-cell office:value-type="string">
            <text:p>ẽmʉbocʉ </text:p>
          </table:table-cell>
          <table:table-cell office:value-type="string">
            <text:p>ẽˈmɨ̃́.bó.kɨ E][ẽˈmɨ̃́.bó.kɨ́ J </text:p>
          </table:table-cell>
          <table:table-cell office:value-type="string">
            <text:p>an. </text:p>
          </table:table-cell>
          <table:table-cell office:value-type="string">
            <text:p>mariposa blanca </text:p>
          </table:table-cell>
          <table:table-cell table:number-columns-repeated="204"/>
        </table:table-row>
        <table:table-row table:style-name="ro2">
          <table:table-cell office:value-type="string">
            <text:p>ẽmʉrã </text:p>
          </table:table-cell>
          <table:table-cell office:value-type="string">
            <text:p>ˈẽ́mɨ̃́.ɾɑ̃́ </text:p>
          </table:table-cell>
          <table:table-cell office:value-type="string">
            <text:p>an.s.plural </text:p>
          </table:table-cell>
          <table:table-cell office:value-type="string">
            <text:p>sardinas |bẽmʉrã|r (especie comestible, que se sube el río Pirá-Paraná en julio y agosto) </text:p>
          </table:table-cell>
          <table:table-cell table:number-columns-repeated="204"/>
        </table:table-row>
        <table:table-row table:style-name="ro2">
          <table:table-cell office:value-type="string">
            <text:p>ẽmʉre </text:p>
          </table:table-cell>
          <table:table-cell office:value-type="string">
            <text:p>ˈẽ́mɨ̃́.ɾẽ E][ˈẽ́mɨ̃́.ɾẽ́ J </text:p>
          </table:table-cell>
          <table:table-cell office:value-type="string">
            <text:p>v.t. </text:p>
          </table:table-cell>
          <table:table-cell office:value-type="string">
            <text:p>alcanzar a persona</text:p>
          </table:table-cell>
          <table:table-cell table:number-columns-repeated="204"/>
        </table:table-row>
        <table:table-row table:style-name="ro1">
          <table:table-cell office:value-type="string">
            <text:p>ẽñaroca</text:p>
          </table:table-cell>
          <table:table-cell table:number-columns-repeated="207"/>
        </table:table-row>
        <table:table-row table:style-name="ro2">
          <table:table-cell office:value-type="string">
            <text:p>ẽñeroca </text:p>
          </table:table-cell>
          <table:table-cell office:value-type="string">
            <text:p>ẽ́ˈɲẽ́ɾókɑ </text:p>
          </table:table-cell>
          <table:table-cell office:value-type="string">
            <text:p>pospos. </text:p>
          </table:table-cell>
          <table:table-cell office:value-type="string">
            <text:p>debajo de </text:p>
          </table:table-cell>
          <table:table-cell/>
          <table:table-cell office:value-type="string">
            <text:p>va ẽñoroca , va ẽñaroca , , ph ẽ́ɲɑ̃́ˈɾókɑ </text:p>
          </table:table-cell>
          <table:table-cell table:number-columns-repeated="202"/>
        </table:table-row>
        <table:table-row table:style-name="ro2">
          <table:table-cell office:value-type="string">
            <text:p>ẽnise </text:p>
          </table:table-cell>
          <table:table-cell office:value-type="string">
            <text:p>ˈẽ́nĩ.sẽ </text:p>
          </table:table-cell>
          <table:table-cell office:value-type="string">
            <text:p>v.i. </text:p>
          </table:table-cell>
          <table:table-cell office:value-type="string">
            <text:p>gotear (techo, olla) </text:p>
          </table:table-cell>
          <table:table-cell table:number-columns-repeated="204"/>
        </table:table-row>
        <table:table-row table:style-name="ro2">
          <table:table-cell office:value-type="string">
            <text:p>ẽocaje </text:p>
          </table:table-cell>
          <table:table-cell office:value-type="string">
            <text:p>ẽ́ˈõ.kɑ́he E][ẽ́ˈõ.kɑhé J </text:p>
          </table:table-cell>
          <table:table-cell office:value-type="string">
            <text:p>inan.pl. </text:p>
          </table:table-cell>
          <table:table-cell office:value-type="string">
            <text:p>lentes </text:p>
          </table:table-cell>
          <table:table-cell table:number-columns-repeated="204"/>
        </table:table-row>
        <table:table-row table:style-name="ro2">
          <table:table-cell office:value-type="string">
            <text:p>ẽocũure </text:p>
          </table:table-cell>
          <table:table-cell office:value-type="string">
            <text:p>ẽ́ˈṍ.kṹũ.ɾẽ E][ẽ́ṍ.ˈkṹũ.ɾẽ J </text:p>
          </table:table-cell>
          <table:table-cell office:value-type="string">
            <text:p>v.t. </text:p>
          </table:table-cell>
          <table:table-cell office:value-type="string">
            <text:p>pintar las mejillas inferiores o las quijadas con tinta negra (hecho por la mujer) </text:p>
          </table:table-cell>
          <table:table-cell table:number-columns-repeated="204"/>
        </table:table-row>
        <table:table-row table:style-name="ro2">
          <table:table-cell office:value-type="string">
            <text:p>eojeore </text:p>
          </table:table-cell>
          <table:table-cell office:value-type="string">
            <text:p>ˈéo.héó.ɾe E][ˈeó.héo.ɾe J </text:p>
          </table:table-cell>
          <table:table-cell office:value-type="string">
            <text:p>v.t. </text:p>
          </table:table-cell>
          <table:table-cell office:value-type="string">
            <text:p>escupir sobre algo</text:p>
          </table:table-cell>
          <table:table-cell table:number-columns-repeated="204"/>
        </table:table-row>
        <table:table-row table:style-name="ro2">
          <table:table-cell office:value-type="string">
            <text:p>Ẽoña </text:p>
          </table:table-cell>
          <table:table-cell office:value-type="string">
            <text:p>ˈẽ́õ.ɲɑ̃ </text:p>
          </table:table-cell>
          <table:table-cell office:value-type="string">
            <text:p>inan. </text:p>
          </table:table-cell>
          <table:table-cell office:value-type="string">
            <text:p>río Cananarí </text:p>
          </table:table-cell>
          <table:table-cell table:number-columns-repeated="204"/>
        </table:table-row>
        <table:table-row table:style-name="ro2">
          <table:table-cell office:value-type="string">
            <text:p>Ẽoña_ʉeya </text:p>
          </table:table-cell>
          <table:table-cell/>
          <table:table-cell office:value-type="string">
            <text:p>inan. </text:p>
          </table:table-cell>
          <table:table-cell office:value-type="string">
            <text:p>caño, afluente del río Cananarí</text:p>
          </table:table-cell>
          <table:table-cell table:number-columns-repeated="204"/>
        </table:table-row>
        <table:table-row table:style-name="ro2">
          <table:table-cell office:value-type="string">
            <text:p>ẽore </text:p>
          </table:table-cell>
          <table:table-cell office:value-type="string">
            <text:p>ˈẽ́õ.ɾẽ </text:p>
          </table:table-cell>
          <table:table-cell office:value-type="string">
            <text:p>v.caus. </text:p>
          </table:table-cell>
          <table:table-cell office:value-type="string">
            <text:p>hacer recibir </text:p>
          </table:table-cell>
          <table:table-cell table:number-columns-repeated="204"/>
        </table:table-row>
        <table:table-row table:style-name="ro2">
          <table:table-cell office:value-type="string">
            <text:p>eoreare </text:p>
          </table:table-cell>
          <table:table-cell office:value-type="string">
            <text:p>éˈo.ɾéɑ́.ɾe E][eˈó.ɾéɑ.ɾe J </text:p>
          </table:table-cell>
          <table:table-cell office:value-type="string">
            <text:p>v.t.pl. </text:p>
          </table:table-cell>
          <table:table-cell office:value-type="string">
            <text:p>escupir (cosas, líquido) </text:p>
          </table:table-cell>
          <table:table-cell table:number-columns-repeated="204"/>
        </table:table-row>
        <table:table-row table:style-name="ro2">
          <table:table-cell office:value-type="string">
            <text:p>ẽoreare </text:p>
          </table:table-cell>
          <table:table-cell office:value-type="string">
            <text:p>ˈẽ́õ.ɾéɑ́.ɾe E][ˈẽ́õ.ɾéɑ́.ɾé J </text:p>
          </table:table-cell>
          <table:table-cell office:value-type="string">
            <text:p>v.caus.pl. </text:p>
          </table:table-cell>
          <table:table-cell office:value-type="string">
            <text:p>recoger y botar (líquidos y otras cosas de masa)</text:p>
          </table:table-cell>
          <table:table-cell table:number-columns-repeated="204"/>
        </table:table-row>
        <table:table-row table:style-name="ro2">
          <table:table-cell office:value-type="string">
            <text:p>ẽoro </text:p>
          </table:table-cell>
          <table:table-cell office:value-type="string">
            <text:p>ˈẽ́õ.ɾõ </text:p>
          </table:table-cell>
          <table:table-cell office:value-type="string">
            <text:p>inan. </text:p>
          </table:table-cell>
          <table:table-cell office:value-type="string">
            <text:p>espejo </text:p>
          </table:table-cell>
          <table:table-cell table:number-columns-repeated="204"/>
        </table:table-row>
        <table:table-row table:style-name="ro2">
          <table:table-cell office:value-type="string">
            <text:p>ẽoroa </text:p>
          </table:table-cell>
          <table:table-cell office:value-type="string">
            <text:p>ˈẽ́õɾṍ.ɑ̃́ </text:p>
          </table:table-cell>
          <table:table-cell office:value-type="string">
            <text:p>an.s.plural </text:p>
          </table:table-cell>
          <table:table-cell office:value-type="string">
            <text:p>garzas |bẽoroa|r (especie de garza) </text:p>
          </table:table-cell>
          <table:table-cell table:number-columns-repeated="204"/>
        </table:table-row>
        <table:table-row table:style-name="ro2">
          <table:table-cell office:value-type="string">
            <text:p>eorocare </text:p>
          </table:table-cell>
          <table:table-cell office:value-type="string">
            <text:p>éˈo.ɾókɑ.ɾe E][ˈéó.ɾókɑ.ɾe J </text:p>
          </table:table-cell>
          <table:table-cell office:value-type="string">
            <text:p>v.t.sing. </text:p>
          </table:table-cell>
          <table:table-cell office:value-type="string">
            <text:p>escupir (una cosa como una pastilla) </text:p>
          </table:table-cell>
          <table:table-cell table:number-columns-repeated="204"/>
        </table:table-row>
        <table:table-row table:style-name="ro2">
          <table:table-cell office:value-type="string">
            <text:p>ẽotore </text:p>
          </table:table-cell>
          <table:table-cell office:value-type="string">
            <text:p>ˈẽ́õ.tó.ɾe </text:p>
          </table:table-cell>
          <table:table-cell office:value-type="string">
            <text:p>v.caus. </text:p>
          </table:table-cell>
          <table:table-cell office:value-type="string">
            <text:p>llevar </text:p>
          </table:table-cell>
          <table:table-cell table:number-columns-repeated="204"/>
        </table:table-row>
        <table:table-row table:style-name="ro2">
          <table:table-cell office:value-type="string">
            <text:p>ẽoʉ </text:p>
          </table:table-cell>
          <table:table-cell office:value-type="string">
            <text:p>ˈẽ́õ.ɨ̃ </text:p>
          </table:table-cell>
          <table:table-cell office:value-type="string">
            <text:p>inan. </text:p>
          </table:table-cell>
          <table:table-cell office:value-type="string">
            <text:p>especie del árbol zapote </text:p>
          </table:table-cell>
          <table:table-cell table:number-columns-repeated="204"/>
        </table:table-row>
        <table:table-row table:style-name="ro2">
          <table:table-cell office:value-type="string">
            <text:p>ẽoyoore </text:p>
          </table:table-cell>
          <table:table-cell office:value-type="string">
            <text:p>ẽ́õ.ˈdʒóó.ɾe E][ẽ́ṍ.ˈdʒóo.ɾe J </text:p>
          </table:table-cell>
          <table:table-cell office:value-type="string">
            <text:p>v.caus. </text:p>
          </table:table-cell>
          <table:table-cell office:value-type="string">
            <text:p>llevar bebé (en un cargador)</text:p>
          </table:table-cell>
          <table:table-cell table:number-columns-repeated="204"/>
        </table:table-row>
        <table:table-row table:style-name="ro2">
          <table:table-cell office:value-type="string">
            <text:p>ẽpa </text:p>
          </table:table-cell>
          <table:table-cell office:value-type="string">
            <text:p>ẽˈpɑ̃́ </text:p>
          </table:table-cell>
          <table:table-cell office:value-type="string">
            <text:p>inan.f.n.esp. </text:p>
          </table:table-cell>
          <table:table-cell office:value-type="string">
            <text:p>chonques |bẽpa|r (especie que produce tubérculos esféricos o redondos) </text:p>
          </table:table-cell>
          <table:table-cell table:number-columns-repeated="204"/>
        </table:table-row>
        <table:table-row table:style-name="ro2">
          <table:table-cell office:value-type="string">
            <text:p>ẽrea </text:p>
          </table:table-cell>
          <table:table-cell office:value-type="string">
            <text:p>ẽˈɾẽ́ɑ̃́ </text:p>
          </table:table-cell>
          <table:table-cell office:value-type="string">
            <text:p>an. </text:p>
          </table:table-cell>
          <table:table-cell office:value-type="string">
            <text:p>periquito barrado </text:p>
          </table:table-cell>
          <table:table-cell/>
          <table:table-cell office:value-type="string">
            <text:p>sc Bolborhynchus lineola </text:p>
          </table:table-cell>
          <table:table-cell table:number-columns-repeated="202"/>
        </table:table-row>
        <table:table-row table:style-name="ro2">
          <table:table-cell office:value-type="string">
            <text:p>ereabibere </text:p>
          </table:table-cell>
          <table:table-cell office:value-type="string">
            <text:p>éˈɾeɑ.bíbe.ɾe E][éˈɾeɑ.bíbé.ɾé J </text:p>
          </table:table-cell>
          <table:table-cell office:value-type="string">
            <text:p>v.t. </text:p>
          </table:table-cell>
          <table:table-cell office:value-type="string">
            <text:p>asegurar </text:p>
          </table:table-cell>
          <table:table-cell table:number-columns-repeated="204"/>
        </table:table-row>
        <table:table-row table:style-name="ro2">
          <table:table-cell office:value-type="string">
            <text:p>erejoʉ </text:p>
          </table:table-cell>
          <table:table-cell office:value-type="string">
            <text:p>ˈéɾehó.ɨ́ E][eɾéˈhó.ɨ J </text:p>
          </table:table-cell>
          <table:table-cell office:value-type="string">
            <text:p>inan. </text:p>
          </table:table-cell>
          <table:table-cell office:value-type="string">
            <text:p>especie de árbol venenoso (utilizado para matar avispas, abejas, etc.) </text:p>
          </table:table-cell>
          <table:table-cell table:number-columns-repeated="204"/>
        </table:table-row>
        <table:table-row table:style-name="ro2">
          <table:table-cell office:value-type="string">
            <text:p>eri </text:p>
          </table:table-cell>
          <table:table-cell office:value-type="string">
            <text:p>ˈéɾí </text:p>
          </table:table-cell>
          <table:table-cell office:value-type="string">
            <text:p>an. </text:p>
          </table:table-cell>
          <table:table-cell office:value-type="string">
            <text:p>especie de culebra cascabel (venenosa)</text:p>
          </table:table-cell>
          <table:table-cell table:number-columns-repeated="204"/>
        </table:table-row>
        <table:table-row table:style-name="ro2">
          <table:table-cell office:value-type="string">
            <text:p>erose </text:p>
          </table:table-cell>
          <table:table-cell office:value-type="string">
            <text:p>éˈɾo.se E][eˈɾó.sé J </text:p>
          </table:table-cell>
          <table:table-cell office:value-type="string">
            <text:p>v.i. </text:p>
          </table:table-cell>
          <table:table-cell office:value-type="string">
            <text:p>(estar) mojado, mojada; </text:p>
          </table:table-cell>
          <table:table-cell table:number-columns-repeated="204"/>
        </table:table-row>
        <table:table-row table:style-name="ro2">
          <table:table-cell office:value-type="string">
            <text:p>ete </text:p>
          </table:table-cell>
          <table:table-cell office:value-type="string">
            <text:p>eˈté </text:p>
          </table:table-cell>
          <table:table-cell office:value-type="string">
            <text:p>an. </text:p>
          </table:table-cell>
          <table:table-cell office:value-type="string">
            <text:p>guacamaya cariseca </text:p>
          </table:table-cell>
          <table:table-cell/>
          <table:table-cell office:value-type="string">
            <text:p>sc Ara severa</text:p>
          </table:table-cell>
          <table:table-cell table:number-columns-repeated="202"/>
        </table:table-row>
        <table:table-row table:style-name="ro2">
          <table:table-cell office:value-type="string">
            <text:p>etere </text:p>
          </table:table-cell>
          <table:table-cell office:value-type="string">
            <text:p>ˈéte.ɾe E][eˈté.ɾé J </text:p>
          </table:table-cell>
          <table:table-cell office:value-type="string">
            <text:p>v.t. </text:p>
          </table:table-cell>
          <table:table-cell office:value-type="string">
            <text:p>sacar del fogón (olla, pedazo de carne)</text:p>
          </table:table-cell>
          <table:table-cell table:number-columns-repeated="204"/>
        </table:table-row>
        <table:table-row table:style-name="ro2">
          <table:table-cell office:value-type="string">
            <text:p>ewa_cʉtire </text:p>
          </table:table-cell>
          <table:table-cell office:value-type="string">
            <text:p>éˈwɑ́.kɨ́tí.ɾe E][éwɑ́.ˈkɨ́ti.ɾe J </text:p>
          </table:table-cell>
          <table:table-cell office:value-type="string">
            <text:p>v.t. </text:p>
          </table:table-cell>
          <table:table-cell office:value-type="string">
            <text:p>tener suerte </text:p>
          </table:table-cell>
          <table:table-cell table:number-columns-repeated="204"/>
        </table:table-row>
        <table:table-row table:style-name="ro2">
          <table:table-cell office:value-type="string">
            <text:p>ewa_manire </text:p>
          </table:table-cell>
          <table:table-cell office:value-type="string">
            <text:p>éˈwɑ́.mɑ̃́nĩ́.ɾẽ E][éˈwɑ́.mɑ̃́nĩ.ɾẽ J </text:p>
          </table:table-cell>
          <table:table-cell office:value-type="string">
            <text:p>v.i. </text:p>
          </table:table-cell>
          <table:table-cell office:value-type="string">
            <text:p>tener mala suerte </text:p>
          </table:table-cell>
          <table:table-cell table:number-columns-repeated="204"/>
        </table:table-row>
        <table:table-row table:style-name="ro2">
          <table:table-cell office:value-type="string">
            <text:p>ewʉ </text:p>
          </table:table-cell>
          <table:table-cell office:value-type="string">
            <text:p>ˈééwɨ </text:p>
          </table:table-cell>
          <table:table-cell office:value-type="string">
            <text:p>inan.s.de masa </text:p>
          </table:table-cell>
          <table:table-cell office:value-type="string">
            <text:p>barro pegajoso</text:p>
          </table:table-cell>
          <table:table-cell table:number-columns-repeated="204"/>
        </table:table-row>
        <table:table-row table:style-name="ro2">
          <table:table-cell office:value-type="string">
            <text:p>Ewʉ_maja_yaa_bota </text:p>
          </table:table-cell>
          <table:table-cell office:value-type="string">
            <text:p>ˈéwɨ.mɑ̃hɑ̃́.dʒɑ́.botɑ́ E][éˈwɨ.mɑ̃hɑ̃́.dʒɑ́.bótɑ J </text:p>
          </table:table-cell>
          <table:table-cell office:value-type="string">
            <text:p>inan. </text:p>
          </table:table-cell>
          <table:table-cell office:value-type="string">
            <text:p>cerro ubicado en la cabecera del caño |bTĩmiña|r o el caño Nutria</text:p>
          </table:table-cell>
          <table:table-cell table:number-columns-repeated="204"/>
        </table:table-row>
        <table:table-row table:style-name="ro2">
          <table:table-cell office:value-type="string">
            <text:p>eyarica </text:p>
          </table:table-cell>
          <table:table-cell/>
          <table:table-cell office:value-type="string">
            <text:p>s.v.inan. </text:p>
          </table:table-cell>
          <table:table-cell office:value-type="string">
            <text:p>cosa ancha (canoa)</text:p>
          </table:table-cell>
          <table:table-cell table:number-columns-repeated="204"/>
        </table:table-row>
        <table:table-row table:style-name="ro2">
          <table:table-cell office:value-type="string">
            <text:p>eyase </text:p>
          </table:table-cell>
          <table:table-cell office:value-type="string">
            <text:p>ˈédʒɑ.se E][eˈdʒɑ́.sé J </text:p>
          </table:table-cell>
          <table:table-cell office:value-type="string">
            <text:p>v.i. </text:p>
          </table:table-cell>
          <table:table-cell office:value-type="string">
            <text:p>(ser/estar) ancho, ancha (camino, casa, hamaca, ropa, canoa, puerta, cancha); </text:p>
          </table:table-cell>
          <table:table-cell table:number-columns-repeated="2"/>
          <table:table-cell office:value-type="string">
            <text:p>lf caus. </text:p>
          </table:table-cell>
          <table:table-cell table:number-columns-repeated="201"/>
        </table:table-row>
        <table:table-row table:style-name="ro2">
          <table:table-cell office:value-type="string">
            <text:p>eyoore </text:p>
          </table:table-cell>
          <table:table-cell office:value-type="string">
            <text:p>ˈédʒ.oo.ɾe E][eˈdʒ.óó.ɾé J </text:p>
          </table:table-cell>
          <table:table-cell office:value-type="string">
            <text:p>v.caus. </text:p>
          </table:table-cell>
          <table:table-cell office:value-type="string">
            <text:p>hacer ancha </text:p>
          </table:table-cell>
          <table:table-cell table:number-columns-repeated="204"/>
        </table:table-row>
        <table:table-row table:style-name="ro2">
          <table:table-cell office:value-type="string">
            <text:p>gaa </text:p>
          </table:table-cell>
          <table:table-cell office:value-type="string">
            <text:p>ˈgɑ́ɑ́ </text:p>
          </table:table-cell>
          <table:table-cell office:value-type="string">
            <text:p>an. </text:p>
          </table:table-cell>
          <table:table-cell office:value-type="string">
            <text:p>águila </text:p>
          </table:table-cell>
          <table:table-cell table:number-columns-repeated="204"/>
        </table:table-row>
        <table:table-row table:style-name="ro2">
          <table:table-cell office:value-type="string">
            <text:p>Gaa_yai_bota </text:p>
          </table:table-cell>
          <table:table-cell office:value-type="string">
            <text:p>ˈgɑ́.dʒɑ́í.bótɑ́ E][ˈgɑ́ɑ́.dʒɑ́í.bótɑ J </text:p>
          </table:table-cell>
          <table:table-cell office:value-type="string">
            <text:p>inan. </text:p>
          </table:table-cell>
          <table:table-cell office:value-type="string">
            <text:p>cerro en el caño Tatú al otro lado del cerro |bMomiʉ|r </text:p>
          </table:table-cell>
          <table:table-cell table:number-columns-repeated="204"/>
        </table:table-row>
        <table:table-row table:style-name="ro2">
          <table:table-cell office:value-type="string">
            <text:p>gãcoa </text:p>
          </table:table-cell>
          <table:table-cell office:value-type="string">
            <text:p>tí.ŋɑ̃ˈkṍɑ̃́ E][tí.ŋɑ̃́kṍɑ̃ J </text:p>
          </table:table-cell>
          <table:table-cell office:value-type="string">
            <text:p>s.v.inan. </text:p>
          </table:table-cell>
          <table:table-cell office:value-type="string">
            <text:p>vuelta del río (uso: requiere palabra modificador, por ejemplo: |bti gãcoa|r ‘esa vuelta del río’, |badi gãcoa|r ‘esta vuelta del río’, |bi gãcoa|r ‘aquella vuelta del río’)</text:p>
          </table:table-cell>
          <table:table-cell table:number-columns-repeated="204"/>
        </table:table-row>
        <table:table-row table:style-name="ro1">
          <table:table-cell office:value-type="string">
            <text:p>gãcocatʉa </text:p>
          </table:table-cell>
          <table:table-cell table:number-columns-repeated="4"/>
          <table:table-cell office:value-type="string">
            <text:p>uv J</text:p>
          </table:table-cell>
          <table:table-cell table:number-columns-repeated="202"/>
        </table:table-row>
        <table:table-row table:style-name="ro2">
          <table:table-cell office:value-type="string">
            <text:p>gãcojacatʉ </text:p>
          </table:table-cell>
          <table:table-cell office:value-type="string">
            <text:p>ˈŋɑ̃́kõ.hɑkɑ́tɨ </text:p>
          </table:table-cell>
          <table:table-cell office:value-type="string">
            <text:p>inan. </text:p>
          </table:table-cell>
          <table:table-cell office:value-type="string">
            <text:p>lado izquierdo </text:p>
          </table:table-cell>
          <table:table-cell/>
          <table:table-cell office:value-type="string">
            <text:p>va gãcojacatʉa , uv E , vn E , ph ˈŋɑ̃́kõ.hɑkɑ́tɨ́ɑ ; va gãcocatʉa, vn J </text:p>
          </table:table-cell>
          <table:table-cell table:number-columns-repeated="202"/>
        </table:table-row>
        <table:table-row table:style-name="ro2">
          <table:table-cell office:value-type="string">
            <text:p>gãcose </text:p>
          </table:table-cell>
          <table:table-cell office:value-type="string">
            <text:p>ˈŋɑ̃́kõ.sẽ E][ŋɑ̃ˈkṍ.sẽ́ J </text:p>
          </table:table-cell>
          <table:table-cell office:value-type="string">
            <text:p>v.i. </text:p>
          </table:table-cell>
          <table:table-cell office:value-type="string">
            <text:p>dar vueltas (río, camino) </text:p>
          </table:table-cell>
          <table:table-cell table:number-columns-repeated="204"/>
        </table:table-row>
        <table:table-row table:style-name="ro2">
          <table:table-cell office:value-type="string">
            <text:p>gãgãre </text:p>
          </table:table-cell>
          <table:table-cell office:value-type="string">
            <text:p>ˈŋɑ̃́ŋɑ̃.ɾẽ E][ŋɑ̃ˈŋɑ̃́.ɾẽ́ J </text:p>
          </table:table-cell>
          <table:table-cell office:value-type="string">
            <text:p>v.i. </text:p>
          </table:table-cell>
          <table:table-cell office:value-type="string">
            <text:p>atorarse </text:p>
          </table:table-cell>
          <table:table-cell table:number-columns-repeated="204"/>
        </table:table-row>
        <table:table-row table:style-name="ro2">
          <table:table-cell office:value-type="string">
            <text:p>gagʉ, gago </text:p>
          </table:table-cell>
          <table:table-cell office:value-type="string">
            <text:p>gɑˈg.ɨ́ </text:p>
          </table:table-cell>
          <table:table-cell office:value-type="string">
            <text:p>m., f. </text:p>
          </table:table-cell>
          <table:table-cell office:value-type="string">
            <text:p>hermano mayor, hermana mayor (uso: en referencia o habla indirecta con pronombre posesivo, por ejemplo: |byʉʉ gagʉ|r ‘mi hermano mayor’) </text:p>
          </table:table-cell>
          <table:table-cell/>
          <table:table-cell office:value-type="string">
            <text:p>uv E, J </text:p>
          </table:table-cell>
          <table:table-cell table:number-columns-repeated="202"/>
        </table:table-row>
        <table:table-row table:style-name="ro2">
          <table:table-cell office:value-type="string">
            <text:p>gaicoase </text:p>
          </table:table-cell>
          <table:table-cell office:value-type="string">
            <text:p>gɑˈí.ko.ɑ.sé </text:p>
          </table:table-cell>
          <table:table-cell office:value-type="string">
            <text:p>v.i. </text:p>
          </table:table-cell>
          <table:table-cell office:value-type="string">
            <text:p>(estar) dañada (manicuera)</text:p>
          </table:table-cell>
          <table:table-cell table:number-columns-repeated="204"/>
        </table:table-row>
        <table:table-row table:style-name="ro2">
          <table:table-cell office:value-type="string">
            <text:p>gaiore </text:p>
          </table:table-cell>
          <table:table-cell office:value-type="string">
            <text:p>ˈgɑ́i.o.ɾe E][gɑˈí.ó.ɾé J </text:p>
          </table:table-cell>
          <table:table-cell office:value-type="string">
            <text:p>v.caus. </text:p>
          </table:table-cell>
          <table:table-cell office:value-type="string">
            <text:p>preparar </text:p>
          </table:table-cell>
          <table:table-cell table:number-columns-repeated="204"/>
        </table:table-row>
        <table:table-row table:style-name="ro2">
          <table:table-cell office:value-type="string">
            <text:p>gaise </text:p>
          </table:table-cell>
          <table:table-cell office:value-type="string">
            <text:p>gɑˈí.se </text:p>
          </table:table-cell>
          <table:table-cell office:value-type="string">
            <text:p>v.i. </text:p>
          </table:table-cell>
          <table:table-cell office:value-type="string">
            <text:p>(ser/estar) espeso, espesa (líquido) </text:p>
          </table:table-cell>
          <table:table-cell table:number-columns-repeated="204"/>
        </table:table-row>
        <table:table-row table:style-name="ro2">
          <table:table-cell office:value-type="string">
            <text:p>gaja </text:p>
          </table:table-cell>
          <table:table-cell office:value-type="string">
            <text:p>ˈgɑ́hɑ E][gɑˈhɑ́ J </text:p>
          </table:table-cell>
          <table:table-cell office:value-type="string">
            <text:p>pospos. </text:p>
          </table:table-cell>
          <table:table-cell office:value-type="string">
            <text:p>extremidad de </text:p>
          </table:table-cell>
          <table:table-cell table:number-columns-repeated="204"/>
        </table:table-row>
        <table:table-row table:style-name="ro2">
          <table:table-cell office:value-type="string">
            <text:p>gãja </text:p>
          </table:table-cell>
          <table:table-cell office:value-type="string">
            <text:p>ŋɑ̃ˈhɑ̃́ </text:p>
          </table:table-cell>
          <table:table-cell office:value-type="string">
            <text:p>an. </text:p>
          </table:table-cell>
          <table:table-cell office:value-type="string">
            <text:p>gallineta </text:p>
          </table:table-cell>
          <table:table-cell office:value-type="string">
            <text:p>Tinamus spp. </text:p>
          </table:table-cell>
          <table:table-cell table:number-columns-repeated="203"/>
        </table:table-row>
        <table:table-row table:style-name="ro2">
          <table:table-cell office:value-type="string">
            <text:p>gãja_bera </text:p>
          </table:table-cell>
          <table:table-cell office:value-type="string">
            <text:p>ŋɑ̃hɑ̃́.ˈbéɾɑ́ E][ŋɑ̃ˈhɑ̃́.béɾɑ J </text:p>
          </table:table-cell>
          <table:table-cell office:value-type="string">
            <text:p>inan.f.n.esp. </text:p>
          </table:table-cell>
          <table:table-cell office:value-type="string">
            <text:p>frutas |bgãja bera|r (comestibles) </text:p>
          </table:table-cell>
          <table:table-cell table:number-columns-repeated="204"/>
        </table:table-row>
        <table:table-row table:style-name="ro2">
          <table:table-cell office:value-type="string">
            <text:p>gãja_beraʉ </text:p>
          </table:table-cell>
          <table:table-cell office:value-type="string">
            <text:p>ŋɑ̃ˈhɑ̃́.béɾɑ́.ɨ́ E][ŋɑ̃ˈhɑ̃́.béɾɑ.ɨ J </text:p>
          </table:table-cell>
          <table:table-cell office:value-type="string">
            <text:p>inan. </text:p>
          </table:table-cell>
          <table:table-cell office:value-type="string">
            <text:p>especie de árbol (que produce fruta comestible) </text:p>
          </table:table-cell>
          <table:table-cell table:number-columns-repeated="204"/>
        </table:table-row>
        <table:table-row table:style-name="ro2">
          <table:table-cell office:value-type="string">
            <text:p>gãja_bʉjʉ </text:p>
          </table:table-cell>
          <table:table-cell office:value-type="string">
            <text:p>ŋɑ̃ˈhɑ̃́.bɨhɨ́ E][ŋɑ̃ˈhɑ̃́.bɨ́hɨ́ J </text:p>
          </table:table-cell>
          <table:table-cell office:value-type="string">
            <text:p>an. </text:p>
          </table:table-cell>
          <table:table-cell office:value-type="string">
            <text:p>especie de araña (no venenosa) </text:p>
          </table:table-cell>
          <table:table-cell table:number-columns-repeated="204"/>
        </table:table-row>
        <table:table-row table:style-name="ro2">
          <table:table-cell office:value-type="string">
            <text:p>Gãja_sojeʉ </text:p>
          </table:table-cell>
          <table:table-cell office:value-type="string">
            <text:p>ŋɑ̃ˈhɑ̃́.sohé.ɨ E][ŋɑ̃hɑ̃́.ˈsóhe.ɨ J </text:p>
          </table:table-cell>
          <table:table-cell office:value-type="string">
            <text:p>inan. </text:p>
          </table:table-cell>
          <table:table-cell office:value-type="string">
            <text:p>cerro por el río Cananarí</text:p>
          </table:table-cell>
          <table:table-cell table:number-columns-repeated="204"/>
        </table:table-row>
        <table:table-row table:style-name="ro2">
          <table:table-cell office:value-type="string">
            <text:p>gãjabocʉ, gãjaboco </text:p>
          </table:table-cell>
          <table:table-cell office:value-type="string">
            <text:p>ŋɑ̃hɑ̃́ˈbók.ɨ </text:p>
          </table:table-cell>
          <table:table-cell office:value-type="string">
            <text:p>m., f. </text:p>
          </table:table-cell>
          <table:table-cell office:value-type="string">
            <text:p>gallo, gallina </text:p>
          </table:table-cell>
          <table:table-cell office:value-type="string">
            <text:p>Gallus gallus , </text:p>
          </table:table-cell>
          <table:table-cell table:number-columns-repeated="203"/>
        </table:table-row>
        <table:table-row table:style-name="ro2">
          <table:table-cell office:value-type="string">
            <text:p>gajajuare </text:p>
          </table:table-cell>
          <table:table-cell office:value-type="string">
            <text:p>gɑ́hɑˈhúɑ́.ɾe E][gɑhɑ́ˈhúɑ.ɾe J </text:p>
          </table:table-cell>
          <table:table-cell office:value-type="string">
            <text:p>v.i. </text:p>
          </table:table-cell>
          <table:table-cell office:value-type="string">
            <text:p>(estar) fatigado, fatigada; </text:p>
          </table:table-cell>
          <table:table-cell table:number-columns-repeated="204"/>
        </table:table-row>
        <table:table-row table:style-name="ro2">
          <table:table-cell office:value-type="string">
            <text:p>gajamoore </text:p>
          </table:table-cell>
          <table:table-cell office:value-type="string">
            <text:p>ˈgɑ́hɑ.mṍṍ.ɾẽ E][gɑˈhɑ́.mṍõ.ɾẽ J </text:p>
          </table:table-cell>
          <table:table-cell office:value-type="string">
            <text:p>v.t. </text:p>
          </table:table-cell>
          <table:table-cell office:value-type="string">
            <text:p>hacer subir </text:p>
          </table:table-cell>
          <table:table-cell table:number-columns-repeated="204"/>
        </table:table-row>
        <table:table-row table:style-name="ro2">
          <table:table-cell office:value-type="string">
            <text:p>gajanore </text:p>
          </table:table-cell>
          <table:table-cell office:value-type="string">
            <text:p>gɑ́hɑˈnṍṍ.ɾẽ E][gɑˈhɑ́nṍõ.ɾẽ J </text:p>
          </table:table-cell>
          <table:table-cell office:value-type="string">
            <text:p>v.t. </text:p>
          </table:table-cell>
          <table:table-cell office:value-type="string">
            <text:p>acabar </text:p>
          </table:table-cell>
          <table:table-cell table:number-columns-repeated="2"/>
          <table:table-cell office:value-type="string">
            <text:p>ntg BARS,91 (gahadõ) finish no.316,344,498,539;</text:p>
          </table:table-cell>
          <table:table-cell table:number-columns-repeated="201"/>
        </table:table-row>
        <table:table-row table:style-name="ro2">
          <table:table-cell office:value-type="string">
            <text:p>gajare </text:p>
          </table:table-cell>
          <table:table-cell office:value-type="string">
            <text:p>ˈgɑ́hɑ.ɾe E][gɑˈhɑ́.ɾé J </text:p>
          </table:table-cell>
          <table:table-cell office:value-type="string">
            <text:p>v.t. </text:p>
          </table:table-cell>
          <table:table-cell office:value-type="string">
            <text:p>traer </text:p>
          </table:table-cell>
          <table:table-cell table:number-columns-repeated="204"/>
        </table:table-row>
        <table:table-row table:style-name="ro2">
          <table:table-cell office:value-type="string">
            <text:p>gajariana </text:p>
          </table:table-cell>
          <table:table-cell office:value-type="string">
            <text:p>ˈgɑ́hɑɑ.ɾi.ɑ.nɑ̃́ E][gɑˈhɑ́ɑ.ɾi.ɑ̃.nɑ̃ J </text:p>
          </table:table-cell>
          <table:table-cell office:value-type="string">
            <text:p>an.s.plural </text:p>
          </table:table-cell>
          <table:table-cell office:value-type="string">
            <text:p>miembros del grupo indígena del menor rango </text:p>
          </table:table-cell>
          <table:table-cell table:number-columns-repeated="204"/>
        </table:table-row>
        <table:table-row table:style-name="ro2">
          <table:table-cell office:value-type="string">
            <text:p>gaje </text:p>
          </table:table-cell>
          <table:table-cell office:value-type="string">
            <text:p>gɑˈhé </text:p>
          </table:table-cell>
          <table:table-cell office:value-type="string">
            <text:p>mod. </text:p>
          </table:table-cell>
          <table:table-cell office:value-type="string">
            <text:p>otro, otra (cosa) </text:p>
          </table:table-cell>
          <table:table-cell table:number-columns-repeated="2"/>
          <table:table-cell office:value-type="string">
            <text:p>ntg BARS,91 (gahe) other p.16; another no.178; no.271, 306,307,344,432,488,496, <text:s/>539,576; </text:p>
          </table:table-cell>
          <table:table-cell table:number-columns-repeated="201"/>
        </table:table-row>
        <table:table-row table:style-name="ro1">
          <table:table-cell office:value-type="string">
            <text:p>gajecatʉa_warua_soje </text:p>
          </table:table-cell>
          <table:table-cell table:number-columns-repeated="4"/>
          <table:table-cell office:value-type="string">
            <text:p>uv J</text:p>
          </table:table-cell>
          <table:table-cell table:number-columns-repeated="202"/>
        </table:table-row>
        <table:table-row table:style-name="ro2">
          <table:table-cell office:value-type="string">
            <text:p>gajegʉ, gajego </text:p>
          </table:table-cell>
          <table:table-cell office:value-type="string">
            <text:p>ˈgɑ́he.gɨ </text:p>
          </table:table-cell>
          <table:table-cell office:value-type="string">
            <text:p>m., f. </text:p>
          </table:table-cell>
          <table:table-cell office:value-type="string">
            <text:p>hermano mayor, hermana mayor (uso: en referencia o habla indirecta, sin o con pronombre, por ejemplo: |bgajegʉ, yʉʉ gajegʉ|r ‘mi hermano mayor’) </text:p>
          </table:table-cell>
          <table:table-cell/>
          <table:table-cell office:value-type="string">
            <text:p>uv E </text:p>
          </table:table-cell>
          <table:table-cell table:number-columns-repeated="202"/>
        </table:table-row>
        <table:table-row table:style-name="ro2">
          <table:table-cell office:value-type="string">
            <text:p>gajejacatʉ_waruaga_soje </text:p>
          </table:table-cell>
          <table:table-cell office:value-type="string">
            <text:p>gɑˈhé.hɑ́kɑ́tɨ.wɑ́ɾú.ɑ.gɑ.sóhe </text:p>
          </table:table-cell>
          <table:table-cell office:value-type="string">
            <text:p>inan. </text:p>
          </table:table-cell>
          <table:table-cell office:value-type="string">
            <text:p>sur </text:p>
          </table:table-cell>
          <table:table-cell/>
          <table:table-cell office:value-type="string">
            <text:p>va gajecatʉa warua soje , uv E , vn J , ph gɑˈhé.kɑ́tɨɑ.wɑɾú.ɑ.sóhe </text:p>
          </table:table-cell>
          <table:table-cell table:number-columns-repeated="202"/>
        </table:table-row>
        <table:table-row table:style-name="ro2">
          <table:table-cell office:value-type="string">
            <text:p>gajeo </text:p>
          </table:table-cell>
          <table:table-cell office:value-type="string">
            <text:p>gɑˈhé.o </text:p>
          </table:table-cell>
          <table:table-cell office:value-type="string">
            <text:p>pron.f. </text:p>
          </table:table-cell>
          <table:table-cell office:value-type="string">
            <text:p>otra (ser animado femenino) </text:p>
          </table:table-cell>
          <table:table-cell table:number-columns-repeated="204"/>
        </table:table-row>
        <table:table-row table:style-name="ro2">
          <table:table-cell office:value-type="string">
            <text:p>gãjerã </text:p>
          </table:table-cell>
          <table:table-cell office:value-type="string">
            <text:p>ŋɑ̃ˈhẽ́.ɾɑ̃ </text:p>
          </table:table-cell>
          <table:table-cell office:value-type="string">
            <text:p>pron.an.pl. </text:p>
          </table:table-cell>
          <table:table-cell office:value-type="string">
            <text:p>otros (seres animados) </text:p>
          </table:table-cell>
          <table:table-cell table:number-columns-repeated="2"/>
          <table:table-cell office:value-type="string">
            <text:p>ntg BARS,91 (gãhe-) other an. no.177; no.421,540; no.141,369,441; gãhẽrã ‘others’ p.16;</text:p>
          </table:table-cell>
          <table:table-cell table:number-columns-repeated="201"/>
        </table:table-row>
        <table:table-row table:style-name="ro2">
          <table:table-cell office:value-type="string">
            <text:p>gajerʉ̃mʉ </text:p>
          </table:table-cell>
          <table:table-cell office:value-type="string">
            <text:p>gɑˈhé.ɾɨ̃́mɨ̃́ E][gɑˈhé.ɾɨ̃́mɨ̃ J </text:p>
          </table:table-cell>
          <table:table-cell office:value-type="string">
            <text:p>inan. </text:p>
          </table:table-cell>
          <table:table-cell office:value-type="string">
            <text:p>otro día </text:p>
          </table:table-cell>
          <table:table-cell table:number-columns-repeated="204"/>
        </table:table-row>
        <table:table-row table:style-name="ro2">
          <table:table-cell office:value-type="string">
            <text:p>gajeũni </text:p>
          </table:table-cell>
          <table:table-cell office:value-type="string">
            <text:p>gɑˈhé.ṹnĩ </text:p>
          </table:table-cell>
          <table:table-cell office:value-type="string">
            <text:p>inan.pl. </text:p>
          </table:table-cell>
          <table:table-cell office:value-type="string">
            <text:p>cosas </text:p>
          </table:table-cell>
          <table:table-cell/>
          <table:table-cell office:value-type="string">
            <text:p>va gajeyeũni , uv J , vn E </text:p>
          </table:table-cell>
          <table:table-cell table:number-columns-repeated="202"/>
        </table:table-row>
        <table:table-row table:style-name="ro1">
          <table:table-cell office:value-type="string">
            <text:p>gajeʉ</text:p>
          </table:table-cell>
          <table:table-cell table:number-columns-repeated="207"/>
        </table:table-row>
        <table:table-row table:style-name="ro2">
          <table:table-cell office:value-type="string">
            <text:p>gajeye </text:p>
          </table:table-cell>
          <table:table-cell office:value-type="string">
            <text:p>gɑˈhé.dʒe </text:p>
          </table:table-cell>
          <table:table-cell office:value-type="string">
            <text:p>inan.pl. </text:p>
          </table:table-cell>
          <table:table-cell office:value-type="string">
            <text:p>otros, otras (cosas) </text:p>
          </table:table-cell>
          <table:table-cell/>
          <table:table-cell office:value-type="string">
            <text:p>va gaje , uv E , vn J </text:p>
          </table:table-cell>
          <table:table-cell table:number-columns-repeated="202"/>
        </table:table-row>
        <table:table-row table:style-name="ro2">
          <table:table-cell office:value-type="string">
            <text:p>gajeyeũni </text:p>
          </table:table-cell>
          <table:table-cell office:value-type="string">
            <text:p>gɑhé.dʒe.ṹnĩ́ </text:p>
          </table:table-cell>
          <table:table-cell office:value-type="string">
            <text:p>inan.pl. </text:p>
          </table:table-cell>
          <table:table-cell office:value-type="string">
            <text:p>cosas </text:p>
          </table:table-cell>
          <table:table-cell/>
          <table:table-cell office:value-type="string">
            <text:p>va gajeũni , uv E , vn J </text:p>
          </table:table-cell>
          <table:table-cell table:number-columns-repeated="202"/>
        </table:table-row>
        <table:table-row table:style-name="ro2">
          <table:table-cell office:value-type="string">
            <text:p>gaji </text:p>
          </table:table-cell>
          <table:table-cell office:value-type="string">
            <text:p>gɑˈhí </text:p>
          </table:table-cell>
          <table:table-cell office:value-type="string">
            <text:p>pron.inan. </text:p>
          </table:table-cell>
          <table:table-cell office:value-type="string">
            <text:p>otro, otra (cosa que lleva el clasificador |b-ʉ|r como árbol, palo, montaña, hamaca, etc.) </text:p>
          </table:table-cell>
          <table:table-cell/>
          <table:table-cell office:value-type="string">
            <text:p>va gajeʉ , ph gɑˈhé.ɨ , </text:p>
          </table:table-cell>
          <table:table-cell table:number-columns-repeated="202"/>
        </table:table-row>
        <table:table-row table:style-name="ro2">
          <table:table-cell office:value-type="string">
            <text:p>gãji </text:p>
          </table:table-cell>
          <table:table-cell office:value-type="string">
            <text:p>ŋɑ̃ˈhĩ́ </text:p>
          </table:table-cell>
          <table:table-cell office:value-type="string">
            <text:p>pron.m. </text:p>
          </table:table-cell>
          <table:table-cell office:value-type="string">
            <text:p>otro </text:p>
          </table:table-cell>
          <table:table-cell table:number-columns-repeated="204"/>
        </table:table-row>
        <table:table-row table:style-name="ro2">
          <table:table-cell office:value-type="string">
            <text:p>gãjiro </text:p>
          </table:table-cell>
          <table:table-cell office:value-type="string">
            <text:p>ŋɑ̃́ˈhĩ́.ɾṍ </text:p>
          </table:table-cell>
          <table:table-cell office:value-type="string">
            <text:p>inan. </text:p>
          </table:table-cell>
          <table:table-cell office:value-type="string">
            <text:p>puesto </text:p>
          </table:table-cell>
          <table:table-cell table:number-columns-repeated="204"/>
        </table:table-row>
        <table:table-row table:style-name="ro2">
          <table:table-cell office:value-type="string">
            <text:p>gãjoa </text:p>
          </table:table-cell>
          <table:table-cell office:value-type="string">
            <text:p>ŋɑ̃ˈhṍɑ̃́ </text:p>
          </table:table-cell>
          <table:table-cell office:value-type="string">
            <text:p>inan.f.n.esp. </text:p>
          </table:table-cell>
          <table:table-cell office:value-type="string">
            <text:p>dinero </text:p>
          </table:table-cell>
          <table:table-cell table:number-columns-repeated="204"/>
        </table:table-row>
        <table:table-row table:style-name="ro2">
          <table:table-cell office:value-type="string">
            <text:p>gajoabo </text:p>
          </table:table-cell>
          <table:table-cell office:value-type="string">
            <text:p>ˈgɑ́ɑ́hóɑ́bo </text:p>
          </table:table-cell>
          <table:table-cell office:value-type="string">
            <text:p>an. </text:p>
          </table:table-cell>
          <table:table-cell office:value-type="string">
            <text:p>cuatronarices </text:p>
          </table:table-cell>
          <table:table-cell office:value-type="string">
            <text:p>Bothrops atrox </text:p>
          </table:table-cell>
          <table:table-cell table:number-columns-repeated="203"/>
        </table:table-row>
        <table:table-row table:style-name="ro2">
          <table:table-cell office:value-type="string">
            <text:p>gãjoajãi </text:p>
          </table:table-cell>
          <table:table-cell office:value-type="string">
            <text:p>ŋɑ̃hṍɑ̃́.ˈhɑ̃́ĩ́ </text:p>
          </table:table-cell>
          <table:table-cell office:value-type="string">
            <text:p>inan. </text:p>
          </table:table-cell>
          <table:table-cell office:value-type="string">
            <text:p>arete hecho de una moneda</text:p>
          </table:table-cell>
          <table:table-cell table:number-columns-repeated="204"/>
        </table:table-row>
        <table:table-row table:style-name="ro2">
          <table:table-cell office:value-type="string">
            <text:p>gãjoatiiri </text:p>
          </table:table-cell>
          <table:table-cell office:value-type="string">
            <text:p>ŋɑ̃hṍɑ̃́.ˈtíi </text:p>
          </table:table-cell>
          <table:table-cell office:value-type="string">
            <text:p>inan.f.n.esp. </text:p>
          </table:table-cell>
          <table:table-cell office:value-type="string">
            <text:p>monedas </text:p>
          </table:table-cell>
          <table:table-cell table:number-columns-repeated="204"/>
        </table:table-row>
        <table:table-row table:style-name="ro2">
          <table:table-cell office:value-type="string">
            <text:p>gãjojota </text:p>
          </table:table-cell>
          <table:table-cell office:value-type="string">
            <text:p>ŋɑ̃ˈhṍ.hótɑ́ </text:p>
          </table:table-cell>
          <table:table-cell office:value-type="string">
            <text:p>inan. </text:p>
          </table:table-cell>
          <table:table-cell office:value-type="string">
            <text:p>aguja</text:p>
          </table:table-cell>
          <table:table-cell table:number-columns-repeated="204"/>
        </table:table-row>
        <table:table-row table:style-name="ro2">
          <table:table-cell office:value-type="string">
            <text:p>gãmearã </text:p>
          </table:table-cell>
          <table:table-cell office:value-type="string">
            <text:p>ˈŋɑ̃́mẽɑ̃ɾɑ̃ </text:p>
          </table:table-cell>
          <table:table-cell office:value-type="string">
            <text:p>an.s.plural </text:p>
          </table:table-cell>
          <table:table-cell office:value-type="string">
            <text:p>hormigas cazadoras, legionarias (especie que pica y come otros insectos) </text:p>
          </table:table-cell>
          <table:table-cell table:number-columns-repeated="204"/>
        </table:table-row>
        <table:table-row table:style-name="ro2">
          <table:table-cell office:value-type="string">
            <text:p>gãmebaare </text:p>
          </table:table-cell>
          <table:table-cell office:value-type="string">
            <text:p>ŋɑ̃́ˈmẽ́.bɑ́ɑ́.ɾe E][ˈŋɑ̃́mẽ́.bɑ́ɑ́.ɾé J </text:p>
          </table:table-cell>
          <table:table-cell office:value-type="string">
            <text:p>v.t. </text:p>
          </table:table-cell>
          <table:table-cell office:value-type="string">
            <text:p>volver a comer </text:p>
          </table:table-cell>
          <table:table-cell table:number-columns-repeated="204"/>
        </table:table-row>
        <table:table-row table:style-name="ro2">
          <table:table-cell office:value-type="string">
            <text:p>gãmeĩare </text:p>
          </table:table-cell>
          <table:table-cell office:value-type="string">
            <text:p>ŋɑ̃́ˈmẽ́.ĩ́ɑ̃.ɾẽ E][ˈŋɑ̃́mẽ́.ĩ́ɑ̃́.ɾẽ́ J </text:p>
          </table:table-cell>
          <table:table-cell office:value-type="string">
            <text:p>v.t. </text:p>
          </table:table-cell>
          <table:table-cell office:value-type="string">
            <text:p>volver a ver, visitar, mirar; </text:p>
          </table:table-cell>
          <table:table-cell table:number-columns-repeated="204"/>
        </table:table-row>
        <table:table-row table:style-name="ro2">
          <table:table-cell office:value-type="string">
            <text:p>gãmeoñe_cũure </text:p>
          </table:table-cell>
          <table:table-cell office:value-type="string">
            <text:p>ŋɑ̃́ˈmẽ́ṍɲẽ.kṹũ.ɾẽ E][ˈŋɑ̃́mẽ́ṍɲẽ́.kṹṹ.ɾẽ́ J </text:p>
          </table:table-cell>
          <table:table-cell office:value-type="string">
            <text:p>v.t. </text:p>
          </table:table-cell>
          <table:table-cell office:value-type="string">
            <text:p>cambiar </text:p>
          </table:table-cell>
          <table:table-cell table:number-columns-repeated="204"/>
        </table:table-row>
        <table:table-row table:style-name="ro2">
          <table:table-cell office:value-type="string">
            <text:p>gãmeore </text:p>
          </table:table-cell>
          <table:table-cell office:value-type="string">
            <text:p>ŋɑ̃́ˈmẽ́.ṍṍ.ɾẽ </text:p>
          </table:table-cell>
          <table:table-cell office:value-type="string">
            <text:p>v.t. </text:p>
          </table:table-cell>
          <table:table-cell office:value-type="string">
            <text:p>traer y pasar (canoa) al otro lado o sitio </text:p>
          </table:table-cell>
          <table:table-cell/>
          <table:table-cell office:value-type="string">
            <text:p>uv E, J </text:p>
          </table:table-cell>
          <table:table-cell table:number-columns-repeated="202"/>
        </table:table-row>
        <table:table-row table:style-name="ro2">
          <table:table-cell office:value-type="string">
            <text:p>gãmerã </text:p>
          </table:table-cell>
          <table:table-cell office:value-type="string">
            <text:p>ŋɑ̃́ˈmẽ.ɾɑ̃ </text:p>
          </table:table-cell>
          <table:table-cell/>
          <table:table-cell office:value-type="string">
            <text:p>reciprocidad (hacer el uno al otro al mismo tiempo) </text:p>
          </table:table-cell>
          <table:table-cell/>
          <table:table-cell office:value-type="string">
            <text:p>va gãmere , ph ˈŋɑ̃́mẽ.ɾe , , va gãmeri , ps s.v.inan. </text:p>
          </table:table-cell>
          <table:table-cell table:number-columns-repeated="202"/>
        </table:table-row>
        <table:table-row table:style-name="ro1">
          <table:table-cell office:value-type="string">
            <text:p>gãmere </text:p>
          </table:table-cell>
          <table:table-cell office:value-type="string">
            <text:p>ŋɑ̃́ˈmẽ́.ɾẽ E][ˈŋɑ̃́mẽ́.ɾẽ́ J </text:p>
          </table:table-cell>
          <table:table-cell office:value-type="string">
            <text:p>v.t. </text:p>
          </table:table-cell>
          <table:table-cell office:value-type="string">
            <text:p>vengar </text:p>
          </table:table-cell>
          <table:table-cell table:number-columns-repeated="204"/>
        </table:table-row>
        <table:table-row table:style-name="ro2">
          <table:table-cell office:value-type="string">
            <text:p>gãmerojare </text:p>
          </table:table-cell>
          <table:table-cell office:value-type="string">
            <text:p>ŋɑ̃́mẽ́.ˈɾóhɑ.ɾe </text:p>
          </table:table-cell>
          <table:table-cell office:value-type="string">
            <text:p>v.i. </text:p>
          </table:table-cell>
          <table:table-cell office:value-type="string">
            <text:p>bajar por el otro lado</text:p>
          </table:table-cell>
          <table:table-cell table:number-columns-repeated="204"/>
        </table:table-row>
        <table:table-row table:style-name="ro1">
          <table:table-cell office:value-type="string">
            <text:p>gãmetobosare </text:p>
          </table:table-cell>
          <table:table-cell office:value-type="string">
            <text:p>ˈŋɑ̃́mẽ́.to.bosɑ́.ɾé E][ŋɑ̃́mẽ́.ˈtóo.bosɑ́.ɾé J </text:p>
          </table:table-cell>
          <table:table-cell office:value-type="string">
            <text:p>v.t. </text:p>
          </table:table-cell>
          <table:table-cell office:value-type="string">
            <text:p>vengarse </text:p>
          </table:table-cell>
          <table:table-cell table:number-columns-repeated="204"/>
        </table:table-row>
        <table:table-row table:style-name="ro2">
          <table:table-cell office:value-type="string">
            <text:p>gãmetudire </text:p>
          </table:table-cell>
          <table:table-cell office:value-type="string">
            <text:p>ŋɑ̃́ˈmẽ́.túdi.ɾe </text:p>
          </table:table-cell>
          <table:table-cell office:value-type="string">
            <text:p>v.i. </text:p>
          </table:table-cell>
          <table:table-cell office:value-type="string">
            <text:p>regresar</text:p>
          </table:table-cell>
          <table:table-cell/>
          <table:table-cell office:value-type="string">
            <text:p>va gãmetʉdire , uv E, YM , vn J , ph ˈŋɑ̃́mẽ́.tɨdí.ɾé </text:p>
          </table:table-cell>
          <table:table-cell table:number-columns-repeated="202"/>
        </table:table-row>
        <table:table-row table:style-name="ro2">
          <table:table-cell office:value-type="string">
            <text:p>gãmo </text:p>
          </table:table-cell>
          <table:table-cell office:value-type="string">
            <text:p>ŋɑ̃ˈmṍ </text:p>
          </table:table-cell>
          <table:table-cell office:value-type="string">
            <text:p>inan.f.n.esp. </text:p>
          </table:table-cell>
          <table:table-cell office:value-type="string">
            <text:p>orejas </text:p>
          </table:table-cell>
          <table:table-cell table:number-columns-repeated="204"/>
        </table:table-row>
        <table:table-row table:style-name="ro2">
          <table:table-cell office:value-type="string">
            <text:p>gãmoamene </text:p>
          </table:table-cell>
          <table:table-cell office:value-type="string">
            <text:p>ŋɑ̃mṍɑ̃́.ˈmẽ́nẽ́ </text:p>
          </table:table-cell>
          <table:table-cell office:value-type="string">
            <text:p>inan.f.n.esp. </text:p>
          </table:table-cell>
          <table:table-cell office:value-type="string">
            <text:p>guamas |bgãmoamene|r (silvestres, comida prohibida) </text:p>
          </table:table-cell>
          <table:table-cell table:number-columns-repeated="204"/>
        </table:table-row>
        <table:table-row table:style-name="ro2">
          <table:table-cell office:value-type="string">
            <text:p>gãmoameneʉ </text:p>
          </table:table-cell>
          <table:table-cell office:value-type="string">
            <text:p>ŋɑ̃ˈmṍɑ̃́.mẽ́nẽ́.ɨ̃́ </text:p>
          </table:table-cell>
          <table:table-cell office:value-type="string">
            <text:p>inan. </text:p>
          </table:table-cell>
          <table:table-cell office:value-type="string">
            <text:p>especie de guamo (silvestre, produce fruto no comestible) </text:p>
          </table:table-cell>
          <table:table-cell table:number-columns-repeated="204"/>
        </table:table-row>
        <table:table-row table:style-name="ro2">
          <table:table-cell office:value-type="string">
            <text:p>gãmogoje </text:p>
          </table:table-cell>
          <table:table-cell office:value-type="string">
            <text:p>ŋɑ̃mṍ.ˈgóhe E][ŋɑ̃mṍ.ˈgóhé J </text:p>
          </table:table-cell>
          <table:table-cell office:value-type="string">
            <text:p>inan. </text:p>
          </table:table-cell>
          <table:table-cell office:value-type="string">
            <text:p>túnel óseo del oído </text:p>
          </table:table-cell>
          <table:table-cell/>
          <table:table-cell office:value-type="string">
            <text:p>sc auditory meatus</text:p>
          </table:table-cell>
          <table:table-cell table:number-columns-repeated="202"/>
        </table:table-row>
        <table:table-row table:style-name="ro2">
          <table:table-cell office:value-type="string">
            <text:p>gãmoo </text:p>
          </table:table-cell>
          <table:table-cell office:value-type="string">
            <text:p>ŋɑ̃ˈmṍṍ </text:p>
          </table:table-cell>
          <table:table-cell office:value-type="string">
            <text:p>f. </text:p>
          </table:table-cell>
          <table:table-cell office:value-type="string">
            <text:p>mujer (durante el proceso de tener la regla por la primera vez) </text:p>
          </table:table-cell>
          <table:table-cell table:number-columns-repeated="2"/>
          <table:table-cell office:value-type="string">
            <text:p>lf m. </text:p>
          </table:table-cell>
          <table:table-cell table:number-columns-repeated="201"/>
        </table:table-row>
        <table:table-row table:style-name="ro2">
          <table:table-cell office:value-type="string">
            <text:p>gãmoore </text:p>
          </table:table-cell>
          <table:table-cell office:value-type="string">
            <text:p>ŋɑ̃́ˈmõ.õ.ɾẽ E][ŋɑ̃ˈmṍ.ṍ.ɾẽ́ J </text:p>
          </table:table-cell>
          <table:table-cell office:value-type="string">
            <text:p>v.caus. </text:p>
          </table:table-cell>
          <table:table-cell office:value-type="string">
            <text:p>iniciar a (un joven)</text:p>
          </table:table-cell>
          <table:table-cell table:number-columns-repeated="204"/>
        </table:table-row>
        <table:table-row table:style-name="ro2">
          <table:table-cell office:value-type="string">
            <text:p>gãmore </text:p>
          </table:table-cell>
          <table:table-cell office:value-type="string">
            <text:p>ˈŋɑ̃́mõ.ɾẽ E][ŋɑ̃ˈmṍ.ɾẽ́ J </text:p>
          </table:table-cell>
          <table:table-cell office:value-type="string">
            <text:p>v.i. </text:p>
          </table:table-cell>
          <table:table-cell office:value-type="string">
            <text:p>empezar a ser joven (iniciarse al rito de yuruparí para los hombres, tener la primera regla para las mujeres) </text:p>
          </table:table-cell>
          <table:table-cell table:number-columns-repeated="2"/>
          <table:table-cell office:value-type="string">
            <text:p>lf caus. </text:p>
          </table:table-cell>
          <table:table-cell table:number-columns-repeated="201"/>
        </table:table-row>
        <table:table-row table:style-name="ro2">
          <table:table-cell office:value-type="string">
            <text:p>gãmosoroa </text:p>
          </table:table-cell>
          <table:table-cell office:value-type="string">
            <text:p>ŋɑ̃ˈmṍ.sóɾoɑ </text:p>
          </table:table-cell>
          <table:table-cell office:value-type="string">
            <text:p>an.s.plural </text:p>
          </table:table-cell>
          <table:table-cell office:value-type="string">
            <text:p>coloraditos </text:p>
          </table:table-cell>
          <table:table-cell/>
          <table:table-cell office:value-type="string">
            <text:p>va gãmusoroa , uv E, J , vn YM </text:p>
          </table:table-cell>
          <table:table-cell table:number-columns-repeated="202"/>
        </table:table-row>
        <table:table-row table:style-name="ro2">
          <table:table-cell office:value-type="string">
            <text:p>Gãmoʉ_bota </text:p>
          </table:table-cell>
          <table:table-cell office:value-type="string">
            <text:p>ŋɑ̃ˈmṍ.ɨ̃́.bótɑ́ </text:p>
          </table:table-cell>
          <table:table-cell office:value-type="string">
            <text:p>inan. </text:p>
          </table:table-cell>
          <table:table-cell office:value-type="string">
            <text:p>cerro en el río Cananarí</text:p>
          </table:table-cell>
          <table:table-cell table:number-columns-repeated="204"/>
        </table:table-row>
        <table:table-row table:style-name="ro2">
          <table:table-cell office:value-type="string">
            <text:p>gãmoʉ, gãmoo </text:p>
          </table:table-cell>
          <table:table-cell office:value-type="string">
            <text:p>ŋɑ̃ˈmṍ.ɨ̃́, ŋɑ̃ˈmṍ.ṍ </text:p>
          </table:table-cell>
          <table:table-cell office:value-type="string">
            <text:p>s.v.m., f. </text:p>
          </table:table-cell>
          <table:table-cell office:value-type="string">
            <text:p>hombre (durante el proceso de iniciarse al rito de yuruparí por la primera vez); mujer (durante el proceso de tener la regla por la primera vez) </text:p>
          </table:table-cell>
          <table:table-cell table:number-columns-repeated="204"/>
        </table:table-row>
        <table:table-row table:style-name="ro2">
          <table:table-cell office:value-type="string">
            <text:p>Gãmoyucʉra </text:p>
          </table:table-cell>
          <table:table-cell office:value-type="string">
            <text:p>ŋɑ̃mṍ.ˈdʒúkɨ.ɾɑ E][ŋɑ̃mṍ.dʒúˈkɨ́.ɾɑ́ J </text:p>
          </table:table-cell>
          <table:table-cell office:value-type="string">
            <text:p>inan. </text:p>
          </table:table-cell>
          <table:table-cell office:value-type="string">
            <text:p>parte ancha del río Pirá-Paraná donde sale del caño Piedra</text:p>
          </table:table-cell>
          <table:table-cell table:number-columns-repeated="204"/>
        </table:table-row>
        <table:table-row table:style-name="ro2">
          <table:table-cell office:value-type="string">
            <text:p>gãmusoroa </text:p>
          </table:table-cell>
          <table:table-cell table:number-columns-repeated="4"/>
          <table:table-cell office:value-type="string">
            <text:p>uv YM</text:p>
          </table:table-cell>
          <table:table-cell table:number-columns-repeated="202"/>
        </table:table-row>
        <table:table-row table:style-name="ro2">
          <table:table-cell office:value-type="string">
            <text:p>gãnibiajeore </text:p>
          </table:table-cell>
          <table:table-cell office:value-type="string">
            <text:p>ˈŋɑ̃́nĩ.biɑ́.hé.o.ɾe E][ŋɑ̃nĩ́.ˈbíɑ.hé.ó.ɾé J </text:p>
          </table:table-cell>
          <table:table-cell office:value-type="string">
            <text:p>v.t. </text:p>
          </table:table-cell>
          <table:table-cell office:value-type="string">
            <text:p>rodear </text:p>
          </table:table-cell>
          <table:table-cell table:number-columns-repeated="204"/>
        </table:table-row>
        <table:table-row table:style-name="ro2">
          <table:table-cell office:value-type="string">
            <text:p>gãnire </text:p>
          </table:table-cell>
          <table:table-cell office:value-type="string">
            <text:p>ˈŋɑ̃́nĩ.ɾẽ E][ŋɑ̃ˈnĩ́.ɾẽ́ J </text:p>
          </table:table-cell>
          <table:table-cell office:value-type="string">
            <text:p>v.i. </text:p>
          </table:table-cell>
          <table:table-cell office:value-type="string">
            <text:p>circundar </text:p>
          </table:table-cell>
          <table:table-cell table:number-columns-repeated="204"/>
        </table:table-row>
        <table:table-row table:style-name="ro2">
          <table:table-cell office:value-type="string">
            <text:p>gãnirito </text:p>
          </table:table-cell>
          <table:table-cell office:value-type="string">
            <text:p>ˈŋɑ̃́nĩ.ɾĩ.tṍ E][ŋɑ̃ˈnĩ́.ɾĩ́.tõ J </text:p>
          </table:table-cell>
          <table:table-cell office:value-type="string">
            <text:p>s.v.inan. </text:p>
          </table:table-cell>
          <table:table-cell office:value-type="string">
            <text:p>juguete (que imita un hélice de avión)</text:p>
          </table:table-cell>
          <table:table-cell table:number-columns-repeated="204"/>
        </table:table-row>
        <table:table-row table:style-name="ro2">
          <table:table-cell office:value-type="string">
            <text:p>gãnise </text:p>
          </table:table-cell>
          <table:table-cell office:value-type="string">
            <text:p>ˈŋɑ̃́nĩ.sẽ E][ŋɑ̃ˈnĩ́.sẽ́ J </text:p>
          </table:table-cell>
          <table:table-cell office:value-type="string">
            <text:p>s.v.inan.f.n.esp. </text:p>
          </table:table-cell>
          <table:table-cell office:value-type="string">
            <text:p>cosas que giran (como hélices de aviones) </text:p>
          </table:table-cell>
          <table:table-cell table:number-columns-repeated="2"/>
          <table:table-cell office:value-type="string">
            <text:p>ntg BARS,91 (gãdi) circle ‘to circle’ no.283;</text:p>
          </table:table-cell>
          <table:table-cell table:number-columns-repeated="201"/>
        </table:table-row>
        <table:table-row table:style-name="ro2">
          <table:table-cell office:value-type="string">
            <text:p>gãore </text:p>
          </table:table-cell>
          <table:table-cell office:value-type="string">
            <text:p>ˈŋɑ̃́.õõ.ɾẽ E][ŋɑ̃.ˈṍ.ɾẽ́ J </text:p>
          </table:table-cell>
          <table:table-cell office:value-type="string">
            <text:p>v.caus.dep. </text:p>
          </table:table-cell>
          <table:table-cell office:value-type="string">
            <text:p>mover una cosa en un círculo (uso: después de otros verbos) </text:p>
          </table:table-cell>
          <table:table-cell table:number-columns-repeated="2"/>
          <table:table-cell office:value-type="string">
            <text:p>ntg ITP 11/91 turn.around-CAUS</text:p>
          </table:table-cell>
          <table:table-cell table:number-columns-repeated="201"/>
        </table:table-row>
        <table:table-row table:style-name="ro2">
          <table:table-cell office:value-type="string">
            <text:p>gaque </text:p>
          </table:table-cell>
          <table:table-cell office:value-type="string">
            <text:p>gɑˈké </text:p>
          </table:table-cell>
          <table:table-cell office:value-type="string">
            <text:p>an. </text:p>
          </table:table-cell>
          <table:table-cell office:value-type="string">
            <text:p>maicero </text:p>
          </table:table-cell>
          <table:table-cell table:number-columns-repeated="204"/>
        </table:table-row>
        <table:table-row table:style-name="ro2">
          <table:table-cell office:value-type="string">
            <text:p>gaque_sudia </text:p>
          </table:table-cell>
          <table:table-cell office:value-type="string">
            <text:p>gɑˈké.súdiɑ E][gɑké.súˈdíɑ́ J </text:p>
          </table:table-cell>
          <table:table-cell office:value-type="string">
            <text:p>an. </text:p>
          </table:table-cell>
          <table:table-cell office:value-type="string">
            <text:p>pájaro batará barrado </text:p>
          </table:table-cell>
          <table:table-cell/>
          <table:table-cell office:value-type="string">
            <text:p>sc Thamnophilus nigriceps </text:p>
          </table:table-cell>
          <table:table-cell table:number-columns-repeated="202"/>
        </table:table-row>
        <table:table-row table:style-name="ro2">
          <table:table-cell office:value-type="string">
            <text:p>gaqueama_cogorocʉ </text:p>
          </table:table-cell>
          <table:table-cell office:value-type="string">
            <text:p>gɑˈkéɑmɑ.kógoɾók.ɨ </text:p>
          </table:table-cell>
          <table:table-cell office:value-type="string">
            <text:p>inan. </text:p>
          </table:table-cell>
          <table:table-cell office:value-type="string">
            <text:p>especie de árbol (utilizado para hacer el astil del hacha) </text:p>
          </table:table-cell>
          <table:table-cell table:number-columns-repeated="204"/>
        </table:table-row>
        <table:table-row table:style-name="ro2">
          <table:table-cell office:value-type="string">
            <text:p>garoa </text:p>
          </table:table-cell>
          <table:table-cell office:value-type="string">
            <text:p>ˈgɑ́ɑ́ɾóɑ́ E][ˈgɑ́ɑ́ɾóɑ J </text:p>
          </table:table-cell>
          <table:table-cell office:value-type="string">
            <text:p>an.s.plural </text:p>
          </table:table-cell>
          <table:table-cell office:value-type="string">
            <text:p>machos de las hormigas (comestibles, pequeñas, rojas; puedan volar y no pican) </text:p>
          </table:table-cell>
          <table:table-cell table:number-columns-repeated="204"/>
        </table:table-row>
        <table:table-row table:style-name="ro2">
          <table:table-cell office:value-type="string">
            <text:p>gase </text:p>
          </table:table-cell>
          <table:table-cell office:value-type="string">
            <text:p>ˈgɑ́se E][gɑˈsé J </text:p>
          </table:table-cell>
          <table:table-cell office:value-type="string">
            <text:p>inan.f.n.esp., cl.pl.irreg. </text:p>
          </table:table-cell>
          <table:table-cell office:value-type="string">
            <text:p>cáscaras (uso: se dice menos que |brujagaseri|r)</text:p>
          </table:table-cell>
          <table:table-cell table:number-columns-repeated="204"/>
        </table:table-row>
        <table:table-row table:style-name="ro2">
          <table:table-cell office:value-type="string">
            <text:p>gasenuro </text:p>
          </table:table-cell>
          <table:table-cell office:value-type="string">
            <text:p>ˈgɑ́senṹɾõ E][gɑˈsénṹɾõ J </text:p>
          </table:table-cell>
          <table:table-cell office:value-type="string">
            <text:p>an. </text:p>
          </table:table-cell>
          <table:table-cell office:value-type="string">
            <text:p>especie de oruga (con pelo corto y rojo) </text:p>
          </table:table-cell>
          <table:table-cell table:number-columns-repeated="204"/>
        </table:table-row>
        <table:table-row table:style-name="ro2">
          <table:table-cell office:value-type="string">
            <text:p>gasero </text:p>
          </table:table-cell>
          <table:table-cell office:value-type="string">
            <text:p>gɑˈséɾo </text:p>
          </table:table-cell>
          <table:table-cell office:value-type="string">
            <text:p>an. </text:p>
          </table:table-cell>
          <table:table-cell office:value-type="string">
            <text:p>cucaracha </text:p>
          </table:table-cell>
          <table:table-cell table:number-columns-repeated="204"/>
        </table:table-row>
        <table:table-row table:style-name="ro2">
          <table:table-cell office:value-type="string">
            <text:p>gãseroa </text:p>
          </table:table-cell>
          <table:table-cell office:value-type="string">
            <text:p>ŋɑ̃ˈsẽ́ɾõɑ̃ </text:p>
          </table:table-cell>
          <table:table-cell office:value-type="string">
            <text:p>an.s.plural </text:p>
          </table:table-cell>
          <table:table-cell office:value-type="string">
            <text:p>orugas |bgãseroa|r (comestibles y largas, del color negro y rojo) </text:p>
          </table:table-cell>
          <table:table-cell table:number-columns-repeated="204"/>
        </table:table-row>
        <table:table-row table:style-name="ro2">
          <table:table-cell office:value-type="string">
            <text:p>gata </text:p>
          </table:table-cell>
          <table:table-cell office:value-type="string">
            <text:p>gɑˈtɑ́ </text:p>
          </table:table-cell>
          <table:table-cell office:value-type="string">
            <text:p>inan.f.n.esp. </text:p>
          </table:table-cell>
          <table:table-cell office:value-type="string">
            <text:p>especie de hierba mala (maleza, con hojas cortantes) </text:p>
          </table:table-cell>
          <table:table-cell table:number-columns-repeated="2"/>
          <table:table-cell office:value-type="string">
            <text:p>lf sing. </text:p>
          </table:table-cell>
          <table:table-cell table:number-columns-repeated="201"/>
        </table:table-row>
        <table:table-row table:style-name="ro2">
          <table:table-cell office:value-type="string">
            <text:p>gataro </text:p>
          </table:table-cell>
          <table:table-cell office:value-type="string">
            <text:p>̻gɑˈtɑ́.ɾó </text:p>
          </table:table-cell>
          <table:table-cell office:value-type="string">
            <text:p>inan. </text:p>
          </table:table-cell>
          <table:table-cell office:value-type="string">
            <text:p>tiesto (de barro para tostar casabe) </text:p>
          </table:table-cell>
          <table:table-cell table:number-columns-repeated="204"/>
        </table:table-row>
        <table:table-row table:style-name="ro2">
          <table:table-cell office:value-type="string">
            <text:p>gatere </text:p>
          </table:table-cell>
          <table:table-cell office:value-type="string">
            <text:p>ˈgɑ́te.ɾe E][gɑˈté.ɾé J </text:p>
          </table:table-cell>
          <table:table-cell office:value-type="string">
            <text:p>v.t. </text:p>
          </table:table-cell>
          <table:table-cell office:value-type="string">
            <text:p>tostar (hojas de coca, fariña) </text:p>
          </table:table-cell>
          <table:table-cell table:number-columns-repeated="2"/>
          <table:table-cell office:value-type="string">
            <text:p>ntg BARS,91 (gate) toast no.190;</text:p>
          </table:table-cell>
          <table:table-cell table:number-columns-repeated="201"/>
        </table:table-row>
        <table:table-row table:style-name="ro2">
          <table:table-cell office:value-type="string">
            <text:p>Gaʉ </text:p>
          </table:table-cell>
          <table:table-cell office:value-type="string">
            <text:p>ˈgɑ́.ɨ́ </text:p>
          </table:table-cell>
          <table:table-cell office:value-type="string">
            <text:p>inan. </text:p>
          </table:table-cell>
          <table:table-cell office:value-type="string">
            <text:p>cerro por el río Cananarí</text:p>
          </table:table-cell>
          <table:table-cell table:number-columns-repeated="204"/>
        </table:table-row>
        <table:table-row table:style-name="ro2">
          <table:table-cell office:value-type="string">
            <text:p>gawa </text:p>
          </table:table-cell>
          <table:table-cell office:value-type="string">
            <text:p>ˈgɑ́w.ɑ E][ˈgɑ́w.ɑ́ J </text:p>
          </table:table-cell>
          <table:table-cell office:value-type="string">
            <text:p>an.s.plural </text:p>
          </table:table-cell>
          <table:table-cell office:value-type="string">
            <text:p>orugas |bgawa|r (especie grande y comestible que come las hojas de palmas) </text:p>
          </table:table-cell>
          <table:table-cell table:number-columns-repeated="204"/>
        </table:table-row>
        <table:table-row table:style-name="ro2">
          <table:table-cell office:value-type="string">
            <text:p>gawa_mica </text:p>
          </table:table-cell>
          <table:table-cell table:number-columns-repeated="4"/>
          <table:table-cell office:value-type="string">
            <text:p>uv YM</text:p>
          </table:table-cell>
          <table:table-cell table:number-columns-repeated="202"/>
        </table:table-row>
        <table:table-row table:style-name="ro2">
          <table:table-cell office:value-type="string">
            <text:p>gawa_pica </text:p>
          </table:table-cell>
          <table:table-cell office:value-type="string">
            <text:p>gɑ́ˈw.ɑ́.pikɑ́ E][gɑ́w.ɑ́.ˈpíkɑ J </text:p>
          </table:table-cell>
          <table:table-cell office:value-type="string">
            <text:p>inan. </text:p>
          </table:table-cell>
          <table:table-cell office:value-type="string">
            <text:p>guanábana </text:p>
          </table:table-cell>
          <table:table-cell/>
          <table:table-cell office:value-type="string">
            <text:p>va gawa mica , uv E, J , vn YM </text:p>
          </table:table-cell>
          <table:table-cell table:number-columns-repeated="202"/>
        </table:table-row>
        <table:table-row table:style-name="ro2">
          <table:table-cell office:value-type="string">
            <text:p>gawa_sẽamʉ </text:p>
          </table:table-cell>
          <table:table-cell office:value-type="string">
            <text:p>ˈgɑ́w.ɑ́.sẽ́ɑ̃́.mɨ̃́ E][ˈgɑ́w.ɑ́.sẽ́ɑ̃.mɨ̃ J </text:p>
          </table:table-cell>
          <table:table-cell office:value-type="string">
            <text:p>an. </text:p>
          </table:table-cell>
          <table:table-cell office:value-type="string">
            <text:p>especie de oruga (come hojas de plátanos) </text:p>
          </table:table-cell>
          <table:table-cell table:number-columns-repeated="204"/>
        </table:table-row>
        <table:table-row table:style-name="ro2">
          <table:table-cell office:value-type="string">
            <text:p>gawa_wãsi </text:p>
          </table:table-cell>
          <table:table-cell office:value-type="string">
            <text:p>ˈgɑ́w.ɑ́.wɑ̃́sĩ E][ˈgɑ́w.ɑ́.wɑ̃́sĩ J </text:p>
          </table:table-cell>
          <table:table-cell office:value-type="string">
            <text:p>an. </text:p>
          </table:table-cell>
          <table:table-cell office:value-type="string">
            <text:p>especie de ciempiés</text:p>
          </table:table-cell>
          <table:table-cell table:number-columns-repeated="204"/>
        </table:table-row>
        <table:table-row table:style-name="ro2">
          <table:table-cell office:value-type="string">
            <text:p>gawabʉcʉrã </text:p>
          </table:table-cell>
          <table:table-cell office:value-type="string">
            <text:p>gɑ́ˈwɑ́bɨ́kɨ́ɾɑ̃́ E][ˈgɑ́wɑ́bɨ́kɨɾɑ̃ J </text:p>
          </table:table-cell>
          <table:table-cell office:value-type="string">
            <text:p>an.s.plural </text:p>
          </table:table-cell>
          <table:table-cell office:value-type="string">
            <text:p>grupo étnico entre los eduria </text:p>
          </table:table-cell>
          <table:table-cell table:number-columns-repeated="204"/>
        </table:table-row>
        <table:table-row table:style-name="ro2">
          <table:table-cell office:value-type="string">
            <text:p>gawʉ </text:p>
          </table:table-cell>
          <table:table-cell office:value-type="string">
            <text:p>ˈgɑ́w.ɨ E][ˈgɑ́w.ɨ́ J </text:p>
          </table:table-cell>
          <table:table-cell/>
          <table:table-cell office:value-type="string">
            <text:p>un blanco, una blanca (persona); </text:p>
          </table:table-cell>
          <table:table-cell/>
          <table:table-cell office:value-type="string">
            <text:p>va gawo , ps m., f. , </text:p>
          </table:table-cell>
          <table:table-cell table:number-columns-repeated="202"/>
        </table:table-row>
        <table:table-row table:style-name="ro2">
          <table:table-cell office:value-type="string">
            <text:p>gõa </text:p>
          </table:table-cell>
          <table:table-cell office:value-type="string">
            <text:p>ˈŋõɑ̃́ </text:p>
          </table:table-cell>
          <table:table-cell office:value-type="string">
            <text:p>inan.f.n.esp. </text:p>
          </table:table-cell>
          <table:table-cell office:value-type="string">
            <text:p>huesos </text:p>
          </table:table-cell>
          <table:table-cell table:number-columns-repeated="204"/>
        </table:table-row>
        <table:table-row table:style-name="ro2">
          <table:table-cell office:value-type="string">
            <text:p>goarʉaro </text:p>
          </table:table-cell>
          <table:table-cell office:value-type="string">
            <text:p>goɑɑ́.ɾɨ́ˈɑ́.ɾo E][goɑɑ́.ˈɾɨ́ɑ́.ɾó J </text:p>
          </table:table-cell>
          <table:table-cell office:value-type="string">
            <text:p>adv. </text:p>
          </table:table-cell>
          <table:table-cell office:value-type="string">
            <text:p>etapa antes de brotar flores</text:p>
          </table:table-cell>
          <table:table-cell table:number-columns-repeated="204"/>
        </table:table-row>
        <table:table-row table:style-name="ro2">
          <table:table-cell office:value-type="string">
            <text:p>goase </text:p>
          </table:table-cell>
          <table:table-cell office:value-type="string">
            <text:p>góˈɑ́.se </text:p>
          </table:table-cell>
          <table:table-cell office:value-type="string">
            <text:p>v.i. </text:p>
          </table:table-cell>
          <table:table-cell office:value-type="string">
            <text:p>florecer</text:p>
          </table:table-cell>
          <table:table-cell table:number-columns-repeated="204"/>
        </table:table-row>
        <table:table-row table:style-name="ro2">
          <table:table-cell office:value-type="string">
            <text:p>gocoarã </text:p>
          </table:table-cell>
          <table:table-cell office:value-type="string">
            <text:p>goˈkóɑ.rɑ̃ </text:p>
          </table:table-cell>
          <table:table-cell office:value-type="string">
            <text:p>an. </text:p>
          </table:table-cell>
          <table:table-cell office:value-type="string">
            <text:p>bocachicos (especie de sardina pequeña y comestible que come alga) </text:p>
          </table:table-cell>
          <table:table-cell table:number-columns-repeated="204"/>
        </table:table-row>
        <table:table-row table:style-name="ro2">
          <table:table-cell office:value-type="string">
            <text:p>godo </text:p>
          </table:table-cell>
          <table:table-cell office:value-type="string">
            <text:p>ˈgódo E][goˈdó J </text:p>
          </table:table-cell>
          <table:table-cell office:value-type="string">
            <text:p>inan. </text:p>
          </table:table-cell>
          <table:table-cell office:value-type="string">
            <text:p>lugar </text:p>
          </table:table-cell>
          <table:table-cell table:number-columns-repeated="204"/>
        </table:table-row>
        <table:table-row table:style-name="ro2">
          <table:table-cell office:value-type="string">
            <text:p>godo_curi </text:p>
          </table:table-cell>
          <table:table-cell office:value-type="string">
            <text:p>godó.kúˈɾi E][goˈdó.kúɾí J </text:p>
          </table:table-cell>
          <table:table-cell office:value-type="string">
            <text:p>an. </text:p>
          </table:table-cell>
          <table:table-cell office:value-type="string">
            <text:p>pájaro hormiguerito sombrío </text:p>
          </table:table-cell>
          <table:table-cell/>
          <table:table-cell office:value-type="string">
            <text:p>sc Dysithamnus plumbeus</text:p>
          </table:table-cell>
          <table:table-cell table:number-columns-repeated="202"/>
        </table:table-row>
        <table:table-row table:style-name="ro2">
          <table:table-cell office:value-type="string">
            <text:p>godobaja </text:p>
          </table:table-cell>
          <table:table-cell office:value-type="string">
            <text:p>ˈgódo.bɑhɑ́ E][godó.ˈbɑ́hɑ J </text:p>
          </table:table-cell>
          <table:table-cell office:value-type="string">
            <text:p>inan. </text:p>
          </table:table-cell>
          <table:table-cell office:value-type="string">
            <text:p>recipiente vacío (donde algo estaba) </text:p>
          </table:table-cell>
          <table:table-cell table:number-columns-repeated="204"/>
        </table:table-row>
        <table:table-row table:style-name="ro2">
          <table:table-cell office:value-type="string">
            <text:p>godowedire </text:p>
          </table:table-cell>
          <table:table-cell office:value-type="string">
            <text:p>goˈdó.wédi.ɾe E][goˈdó.wédi.ɾe J </text:p>
          </table:table-cell>
          <table:table-cell office:value-type="string">
            <text:p>v.i. </text:p>
          </table:table-cell>
          <table:table-cell office:value-type="string">
            <text:p>cambiarse a otra forma </text:p>
          </table:table-cell>
          <table:table-cell table:number-columns-repeated="2"/>
          <table:table-cell office:value-type="string">
            <text:p>lf caus. </text:p>
          </table:table-cell>
          <table:table-cell table:number-columns-repeated="201"/>
        </table:table-row>
        <table:table-row table:style-name="ro1">
          <table:table-cell office:value-type="string">
            <text:p>godoweoĩore </text:p>
          </table:table-cell>
          <table:table-cell office:value-type="string">
            <text:p>goˈdó.wé.ó.ĩ́.õ.ɾẽ E][goˈdó.wé.o.ĩ.ṍ.ɾẽ́ J </text:p>
          </table:table-cell>
          <table:table-cell office:value-type="string">
            <text:p>s.v.inan. </text:p>
          </table:table-cell>
          <table:table-cell office:value-type="string">
            <text:p>visión (por tomar yajé)</text:p>
          </table:table-cell>
          <table:table-cell table:number-columns-repeated="204"/>
        </table:table-row>
        <table:table-row table:style-name="ro2">
          <table:table-cell office:value-type="string">
            <text:p>godoweore </text:p>
          </table:table-cell>
          <table:table-cell office:value-type="string">
            <text:p>goˈdó.ˈwé.o.ɾe E][goˈdó.wé.o.ɾe J </text:p>
          </table:table-cell>
          <table:table-cell office:value-type="string">
            <text:p>v.caus. </text:p>
          </table:table-cell>
          <table:table-cell office:value-type="string">
            <text:p>crear </text:p>
          </table:table-cell>
          <table:table-cell table:number-columns-repeated="204"/>
        </table:table-row>
        <table:table-row table:style-name="ro2">
          <table:table-cell office:value-type="string">
            <text:p>gõea </text:p>
          </table:table-cell>
          <table:table-cell office:value-type="string">
            <text:p>ˈŋõẽ́ɑ̃́ </text:p>
          </table:table-cell>
          <table:table-cell office:value-type="string">
            <text:p>an.s.plural </text:p>
          </table:table-cell>
          <table:table-cell office:value-type="string">
            <text:p>mugre del cabello </text:p>
          </table:table-cell>
          <table:table-cell table:number-columns-repeated="204"/>
        </table:table-row>
        <table:table-row table:style-name="ro2">
          <table:table-cell office:value-type="string">
            <text:p>gogorã </text:p>
          </table:table-cell>
          <table:table-cell office:value-type="string">
            <text:p>goˈgó.ɾɑ̃ </text:p>
          </table:table-cell>
          <table:table-cell office:value-type="string">
            <text:p>an.pl. </text:p>
          </table:table-cell>
          <table:table-cell office:value-type="string">
            <text:p>soldados vestidos en uniformes de camuflaje </text:p>
          </table:table-cell>
          <table:table-cell table:number-columns-repeated="204"/>
        </table:table-row>
        <table:table-row table:style-name="ro2">
          <table:table-cell office:value-type="string">
            <text:p>gogose </text:p>
          </table:table-cell>
          <table:table-cell office:value-type="string">
            <text:p>goˈgó.se </text:p>
          </table:table-cell>
          <table:table-cell office:value-type="string">
            <text:p>inan., cl.irreg. </text:p>
          </table:table-cell>
          <table:table-cell office:value-type="string">
            <text:p>combinación de diseños</text:p>
          </table:table-cell>
          <table:table-cell table:number-columns-repeated="204"/>
        </table:table-row>
        <table:table-row table:style-name="ro2">
          <table:table-cell office:value-type="string">
            <text:p>goja </text:p>
          </table:table-cell>
          <table:table-cell office:value-type="string">
            <text:p>goˈhɑ́ɑ E][goˈhɑ́ J </text:p>
          </table:table-cell>
          <table:table-cell office:value-type="string">
            <text:p>an. </text:p>
          </table:table-cell>
          <table:table-cell office:value-type="string">
            <text:p>rana saltadora (comestible) </text:p>
          </table:table-cell>
          <table:table-cell/>
          <table:table-cell office:value-type="string">
            <text:p>sc Leptodactylus sp. </text:p>
          </table:table-cell>
          <table:table-cell table:number-columns-repeated="202"/>
        </table:table-row>
        <table:table-row table:style-name="ro2">
          <table:table-cell office:value-type="string">
            <text:p>gõjacodere </text:p>
          </table:table-cell>
          <table:table-cell office:value-type="string">
            <text:p>ˈŋṍhɑ̃.kóde.ɾe E][ŋõˈhɑ̃́.kódé.ɾé J </text:p>
          </table:table-cell>
          <table:table-cell office:value-type="string">
            <text:p>v.t. </text:p>
          </table:table-cell>
          <table:table-cell office:value-type="string">
            <text:p>calumniar </text:p>
          </table:table-cell>
          <table:table-cell table:number-columns-repeated="204"/>
        </table:table-row>
        <table:table-row table:style-name="ro2">
          <table:table-cell office:value-type="string">
            <text:p>gõjamacare </text:p>
          </table:table-cell>
          <table:table-cell office:value-type="string">
            <text:p>ˈŋṍhɑ̃.mɑ̃kɑ̃́.ɾẽ E][ŋõˈhɑ̃́.mɑ̃́kɑ̃.ɾẽ J </text:p>
          </table:table-cell>
          <table:table-cell office:value-type="string">
            <text:p>v.t. </text:p>
          </table:table-cell>
          <table:table-cell office:value-type="string">
            <text:p>calumniar </text:p>
          </table:table-cell>
          <table:table-cell table:number-columns-repeated="204"/>
        </table:table-row>
        <table:table-row table:style-name="ro2">
          <table:table-cell office:value-type="string">
            <text:p>gõjanabidire </text:p>
          </table:table-cell>
          <table:table-cell office:value-type="string">
            <text:p>ŋṍˈhɑ̃nɑ̃.bídi.ɾe </text:p>
          </table:table-cell>
          <table:table-cell office:value-type="string">
            <text:p>v.i. </text:p>
          </table:table-cell>
          <table:table-cell office:value-type="string">
            <text:p>(estar) molesto, molesta; </text:p>
          </table:table-cell>
          <table:table-cell/>
          <table:table-cell office:value-type="string">
            <text:p>va gʉdabidire , uv E , vn J </text:p>
          </table:table-cell>
          <table:table-cell table:number-columns-repeated="202"/>
        </table:table-row>
        <table:table-row table:style-name="ro2">
          <table:table-cell office:value-type="string">
            <text:p>gõjanabiore </text:p>
          </table:table-cell>
          <table:table-cell office:value-type="string">
            <text:p>ŋṍˈhɑ̃nɑ̃.bí.o.ɾe </text:p>
          </table:table-cell>
          <table:table-cell office:value-type="string">
            <text:p>v.caus. </text:p>
          </table:table-cell>
          <table:table-cell office:value-type="string">
            <text:p>molestar </text:p>
          </table:table-cell>
          <table:table-cell/>
          <table:table-cell office:value-type="string">
            <text:p>va gʉdabiore , uv E , vn J </text:p>
          </table:table-cell>
          <table:table-cell table:number-columns-repeated="202"/>
        </table:table-row>
        <table:table-row table:style-name="ro2">
          <table:table-cell office:value-type="string">
            <text:p>gõjare </text:p>
          </table:table-cell>
          <table:table-cell office:value-type="string">
            <text:p>ˈŋṍhɑ̃.ɾẽ E][ŋõˈhɑ̃́.ɾẽ́ J </text:p>
          </table:table-cell>
          <table:table-cell office:value-type="string">
            <text:p>v.t. </text:p>
          </table:table-cell>
          <table:table-cell office:value-type="string">
            <text:p>calumniar </text:p>
          </table:table-cell>
          <table:table-cell table:number-columns-repeated="204"/>
        </table:table-row>
        <table:table-row table:style-name="ro2">
          <table:table-cell office:value-type="string">
            <text:p>goje </text:p>
          </table:table-cell>
          <table:table-cell office:value-type="string">
            <text:p>goˈhé </text:p>
          </table:table-cell>
          <table:table-cell office:value-type="string">
            <text:p>inan., cl.irreg. </text:p>
          </table:table-cell>
          <table:table-cell office:value-type="string">
            <text:p>hueco (en el suelo, árbol y ciertas partes del cuerpo) </text:p>
          </table:table-cell>
          <table:table-cell table:number-columns-repeated="2"/>
          <table:table-cell office:value-type="string">
            <text:p>ntg BARS,91 gohe hole no.18; wj,11/89 ITP hole.in.ground</text:p>
          </table:table-cell>
          <table:table-cell table:number-columns-repeated="201"/>
        </table:table-row>
        <table:table-row table:style-name="ro2">
          <table:table-cell office:value-type="string">
            <text:p>goje_mini </text:p>
          </table:table-cell>
          <table:table-cell office:value-type="string">
            <text:p>gohé.ˈmĩ́nĩ E][goˈhé.mĩ́nĩ́ J </text:p>
          </table:table-cell>
          <table:table-cell office:value-type="string">
            <text:p>an. </text:p>
          </table:table-cell>
          <table:table-cell office:value-type="string">
            <text:p>pájaro atila acanelada </text:p>
          </table:table-cell>
          <table:table-cell/>
          <table:table-cell office:value-type="string">
            <text:p>sc Attilas cinnamomeus </text:p>
          </table:table-cell>
          <table:table-cell table:number-columns-repeated="202"/>
        </table:table-row>
        <table:table-row table:style-name="ro2">
          <table:table-cell office:value-type="string">
            <text:p>gõnejico </text:p>
          </table:table-cell>
          <table:table-cell office:value-type="string">
            <text:p>ˈŋõnẽ́.hĩ́kṍ </text:p>
          </table:table-cell>
          <table:table-cell office:value-type="string">
            <text:p>an. </text:p>
          </table:table-cell>
          <table:table-cell office:value-type="string">
            <text:p>luciérnaga </text:p>
          </table:table-cell>
          <table:table-cell office:value-type="string">
            <text:p>Pyrophorus noctilocus, F. Lampyridae, Pyropyga spp., Photinus spp., Photuris spp. </text:p>
          </table:table-cell>
          <table:table-cell table:number-columns-repeated="203"/>
        </table:table-row>
        <table:table-row table:style-name="ro1">
          <table:table-cell office:value-type="string">
            <text:p>gõnejoa </text:p>
          </table:table-cell>
          <table:table-cell office:value-type="string">
            <text:p>ŋṍˈnẽ́.hóɑ́ </text:p>
          </table:table-cell>
          <table:table-cell office:value-type="string">
            <text:p>inan. </text:p>
          </table:table-cell>
          <table:table-cell office:value-type="string">
            <text:p>vejiga</text:p>
          </table:table-cell>
          <table:table-cell table:number-columns-repeated="204"/>
        </table:table-row>
        <table:table-row table:style-name="ro2">
          <table:table-cell office:value-type="string">
            <text:p>gõneocʉ </text:p>
          </table:table-cell>
          <table:table-cell office:value-type="string">
            <text:p>ˈŋṍnẽõkɨ </text:p>
          </table:table-cell>
          <table:table-cell office:value-type="string">
            <text:p>inan. </text:p>
          </table:table-cell>
          <table:table-cell office:value-type="string">
            <text:p>especie de árbol (inútil) </text:p>
          </table:table-cell>
          <table:table-cell/>
          <table:table-cell office:value-type="string">
            <text:p>va gõneucuʉ , uv E , vn J , ph ˈŋõnẽ́ṹkṹ.ɨ̃́ </text:p>
          </table:table-cell>
          <table:table-cell table:number-columns-repeated="202"/>
        </table:table-row>
        <table:table-row table:style-name="ro2">
          <table:table-cell office:value-type="string">
            <text:p>gõnere </text:p>
          </table:table-cell>
          <table:table-cell office:value-type="string">
            <text:p>ˈŋṍnẽ.ɾẽ E][ŋõˈnẽ́.ɾẽ́ J </text:p>
          </table:table-cell>
          <table:table-cell office:value-type="string">
            <text:p>v.i. </text:p>
          </table:table-cell>
          <table:table-cell office:value-type="string">
            <text:p>orinar </text:p>
          </table:table-cell>
          <table:table-cell table:number-columns-repeated="2"/>
          <table:table-cell office:value-type="string">
            <text:p>ntg BARS,91 2.4. Verbs with only a subject argument. The bodily function verbs, such as ãtia ‘to sneeze’, sadia ‘to cough’, gõde ‘to urinate’, and |bwãre|r ‘to palpitate (the heart)’, have only subject arguments.</text:p>
          </table:table-cell>
          <table:table-cell table:number-columns-repeated="201"/>
        </table:table-row>
        <table:table-row table:style-name="ro1">
          <table:table-cell office:value-type="string">
            <text:p>gõneucuʉ </text:p>
          </table:table-cell>
          <table:table-cell table:number-columns-repeated="4"/>
          <table:table-cell office:value-type="string">
            <text:p>uv J</text:p>
          </table:table-cell>
          <table:table-cell table:number-columns-repeated="202"/>
        </table:table-row>
        <table:table-row table:style-name="ro2">
          <table:table-cell office:value-type="string">
            <text:p>goo </text:p>
          </table:table-cell>
          <table:table-cell office:value-type="string">
            <text:p>goˈó </text:p>
          </table:table-cell>
          <table:table-cell office:value-type="string">
            <text:p>inan.f.n.esp. </text:p>
          </table:table-cell>
          <table:table-cell office:value-type="string">
            <text:p>flores </text:p>
          </table:table-cell>
          <table:table-cell table:number-columns-repeated="204"/>
        </table:table-row>
        <table:table-row table:style-name="ro2">
          <table:table-cell office:value-type="string">
            <text:p>goo_yusi </text:p>
          </table:table-cell>
          <table:table-cell office:value-type="string">
            <text:p>ˈgóó.dʒúsi </text:p>
          </table:table-cell>
          <table:table-cell office:value-type="string">
            <text:p>inan.f.n.esp. </text:p>
          </table:table-cell>
          <table:table-cell office:value-type="string">
            <text:p>flores de la ortiga |byusiʉ|r (utilizadas para aliviar dolores del estómago y del hueso por frotarlas por la parte que tiene el dolor) </text:p>
          </table:table-cell>
          <table:table-cell table:number-columns-repeated="204"/>
        </table:table-row>
        <table:table-row table:style-name="ro2">
          <table:table-cell office:value-type="string">
            <text:p>goo_yusiʉ </text:p>
          </table:table-cell>
          <table:table-cell office:value-type="string">
            <text:p>goˈó.dʒúsi.ɨ </text:p>
          </table:table-cell>
          <table:table-cell office:value-type="string">
            <text:p>inan. </text:p>
          </table:table-cell>
          <table:table-cell office:value-type="string">
            <text:p>especie de ortiga (cuya flor se utiliza para aliviar el dolor) </text:p>
          </table:table-cell>
          <table:table-cell table:number-columns-repeated="204"/>
        </table:table-row>
        <table:table-row table:style-name="ro2">
          <table:table-cell office:value-type="string">
            <text:p>gooco </text:p>
          </table:table-cell>
          <table:table-cell office:value-type="string">
            <text:p>ˈgó.óko E][gó.ˈóko J </text:p>
          </table:table-cell>
          <table:table-cell office:value-type="string">
            <text:p>inan.s.de masa </text:p>
          </table:table-cell>
          <table:table-cell office:value-type="string">
            <text:p>saliva</text:p>
          </table:table-cell>
          <table:table-cell table:number-columns-repeated="204"/>
        </table:table-row>
        <table:table-row table:style-name="ro2">
          <table:table-cell office:value-type="string">
            <text:p>goore </text:p>
          </table:table-cell>
          <table:table-cell office:value-type="string">
            <text:p>ˈgóo.ɾe E][ˈgóó.ɾé J </text:p>
          </table:table-cell>
          <table:table-cell office:value-type="string">
            <text:p>v.t. </text:p>
          </table:table-cell>
          <table:table-cell office:value-type="string">
            <text:p>limpiar (pista, camino) </text:p>
          </table:table-cell>
          <table:table-cell table:number-columns-repeated="204"/>
        </table:table-row>
        <table:table-row table:style-name="ro2">
          <table:table-cell office:value-type="string">
            <text:p>goorẽtobuure </text:p>
          </table:table-cell>
          <table:table-cell office:value-type="string">
            <text:p>ˈgóó.ɾẽ́tõ.búu.ɾe E][goˈo.́ɾẽ́tõ.búú.ɾe J </text:p>
          </table:table-cell>
          <table:table-cell office:value-type="string">
            <text:p>v.t. </text:p>
          </table:table-cell>
          <table:table-cell office:value-type="string">
            <text:p>enderezar (camino)</text:p>
          </table:table-cell>
          <table:table-cell table:number-columns-repeated="204"/>
        </table:table-row>
        <table:table-row table:style-name="ro2">
          <table:table-cell office:value-type="string">
            <text:p>goro </text:p>
          </table:table-cell>
          <table:table-cell office:value-type="string">
            <text:p>ĩ́ĩ.ˈgóɾó </text:p>
          </table:table-cell>
          <table:table-cell office:value-type="string">
            <text:p>adv. </text:p>
          </table:table-cell>
          <table:table-cell office:value-type="string">
            <text:p>mismo, misma (expresa identidad o semejanza) </text:p>
          </table:table-cell>
          <table:table-cell/>
          <table:table-cell office:value-type="string">
            <text:p>va masu , uv J , vn E </text:p>
          </table:table-cell>
          <table:table-cell table:number-columns-repeated="202"/>
        </table:table-row>
        <table:table-row table:style-name="ro2">
          <table:table-cell office:value-type="string">
            <text:p>gosiore </text:p>
          </table:table-cell>
          <table:table-cell office:value-type="string">
            <text:p>ˈgósi.o.ɾe </text:p>
          </table:table-cell>
          <table:table-cell office:value-type="string">
            <text:p>v.caus. </text:p>
          </table:table-cell>
          <table:table-cell office:value-type="string">
            <text:p>suavizar </text:p>
          </table:table-cell>
          <table:table-cell table:number-columns-repeated="204"/>
        </table:table-row>
        <table:table-row table:style-name="ro2">
          <table:table-cell office:value-type="string">
            <text:p>gosise </text:p>
          </table:table-cell>
          <table:table-cell office:value-type="string">
            <text:p>ˈgósi.se E][goˈsí.sé J </text:p>
          </table:table-cell>
          <table:table-cell office:value-type="string">
            <text:p>v.i. </text:p>
          </table:table-cell>
          <table:table-cell office:value-type="string">
            <text:p>(estar) resbaladizo, resbaladiza (puente de palos, camino, pez); </text:p>
          </table:table-cell>
          <table:table-cell table:number-columns-repeated="2"/>
          <table:table-cell office:value-type="string">
            <text:p>lf caus. </text:p>
          </table:table-cell>
          <table:table-cell table:number-columns-repeated="201"/>
        </table:table-row>
        <table:table-row table:style-name="ro2">
          <table:table-cell office:value-type="string">
            <text:p>goti_rĩjoro_yire </text:p>
          </table:table-cell>
          <table:table-cell office:value-type="string">
            <text:p>ˈgóti.ɾĩhṍɾṍ.dʒí.ɾé E][goˈtí.ɾĩhṍɾṍ.dʒí.ɾé J </text:p>
          </table:table-cell>
          <table:table-cell office:value-type="string">
            <text:p>v.t. </text:p>
          </table:table-cell>
          <table:table-cell office:value-type="string">
            <text:p>profetizar (decir antes lo que va a pasar) </text:p>
          </table:table-cell>
          <table:table-cell table:number-columns-repeated="204"/>
        </table:table-row>
        <table:table-row table:style-name="ro2">
          <table:table-cell office:value-type="string">
            <text:p>gotiajere </text:p>
          </table:table-cell>
          <table:table-cell office:value-type="string">
            <text:p>góˈti.ɑ́he.ɾe E][goˈtí.ɑ́he.ɾe J </text:p>
          </table:table-cell>
          <table:table-cell office:value-type="string">
            <text:p>v.t. </text:p>
          </table:table-cell>
          <table:table-cell office:value-type="string">
            <text:p>contar </text:p>
          </table:table-cell>
          <table:table-cell table:number-columns-repeated="204"/>
        </table:table-row>
        <table:table-row table:style-name="ro2">
          <table:table-cell office:value-type="string">
            <text:p>gotiajiore </text:p>
          </table:table-cell>
          <table:table-cell office:value-type="string">
            <text:p>ˈgóti.ɑ́hi.o.ɾe E][goˈtí.ɑ́hi.o.ɾé J </text:p>
          </table:table-cell>
          <table:table-cell office:value-type="string">
            <text:p>v.t. </text:p>
          </table:table-cell>
          <table:table-cell office:value-type="string">
            <text:p>decir </text:p>
          </table:table-cell>
          <table:table-cell table:number-columns-repeated="204"/>
        </table:table-row>
        <table:table-row table:style-name="ro2">
          <table:table-cell office:value-type="string">
            <text:p>gotibatoore </text:p>
          </table:table-cell>
          <table:table-cell office:value-type="string">
            <text:p>góti.ˈbɑ́t.o.ɾe E][goˈtí.bɑ́t.o.ɾe J </text:p>
          </table:table-cell>
          <table:table-cell office:value-type="string">
            <text:p>v.t. </text:p>
          </table:table-cell>
          <table:table-cell office:value-type="string">
            <text:p>decir </text:p>
          </table:table-cell>
          <table:table-cell table:number-columns-repeated="204"/>
        </table:table-row>
        <table:table-row table:style-name="ro2">
          <table:table-cell office:value-type="string">
            <text:p>goticõare </text:p>
          </table:table-cell>
          <table:table-cell office:value-type="string">
            <text:p>ˈgóti.kṍɑ̃.ɾẽ E][goˈtí.kṍɑ̃́.ɾẽ́ J </text:p>
          </table:table-cell>
          <table:table-cell office:value-type="string">
            <text:p>v.t. </text:p>
          </table:table-cell>
          <table:table-cell office:value-type="string">
            <text:p>dar </text:p>
          </table:table-cell>
          <table:table-cell table:number-columns-repeated="204"/>
        </table:table-row>
        <table:table-row table:style-name="ro2">
          <table:table-cell office:value-type="string">
            <text:p>goticũuwaare </text:p>
          </table:table-cell>
          <table:table-cell office:value-type="string">
            <text:p>góti.kṹũ.wɑ́ɑ́.ɾé E][gotí.ˈkṹũ.wɑ́ɑ́.ɾé J </text:p>
          </table:table-cell>
          <table:table-cell office:value-type="string">
            <text:p>v.t. </text:p>
          </table:table-cell>
          <table:table-cell office:value-type="string">
            <text:p>dejar mensaje y salir </text:p>
          </table:table-cell>
          <table:table-cell table:number-columns-repeated="204"/>
        </table:table-row>
        <table:table-row table:style-name="ro2">
          <table:table-cell office:value-type="string">
            <text:p>gotiejore </text:p>
          </table:table-cell>
          <table:table-cell office:value-type="string">
            <text:p>góˈti.éh.o.ɾe E][goˈtí.éh.o.ɾe J </text:p>
          </table:table-cell>
          <table:table-cell office:value-type="string">
            <text:p>v.t. </text:p>
          </table:table-cell>
          <table:table-cell office:value-type="string">
            <text:p>alcanzar invitar a todos</text:p>
          </table:table-cell>
          <table:table-cell table:number-columns-repeated="204"/>
        </table:table-row>
        <table:table-row table:style-name="ro2">
          <table:table-cell office:value-type="string">
            <text:p>gotigüire </text:p>
          </table:table-cell>
          <table:table-cell office:value-type="string">
            <text:p>ˈgóti.gúí.ɾe E][gotí.ˈgúí.ɾé J </text:p>
          </table:table-cell>
          <table:table-cell office:value-type="string">
            <text:p>v.i. </text:p>
          </table:table-cell>
          <table:table-cell office:value-type="string">
            <text:p>tener miedo de decir, contar algo</text:p>
          </table:table-cell>
          <table:table-cell table:number-columns-repeated="204"/>
        </table:table-row>
        <table:table-row table:style-name="ro2">
          <table:table-cell office:value-type="string">
            <text:p>gotimaawisiore </text:p>
          </table:table-cell>
          <table:table-cell office:value-type="string">
            <text:p>góti.mɑ̃ɑ̃́.ˈwísi.o.ɾe E][goˈtí.mɑ̃́ɑ̃́.wisí.o.ɾé J </text:p>
          </table:table-cell>
          <table:table-cell office:value-type="string">
            <text:p>v.t. </text:p>
          </table:table-cell>
          <table:table-cell office:value-type="string">
            <text:p>hablar y confundir (al otro) </text:p>
          </table:table-cell>
          <table:table-cell table:number-columns-repeated="204"/>
        </table:table-row>
        <table:table-row table:style-name="ro2">
          <table:table-cell office:value-type="string">
            <text:p>gotimasiore </text:p>
          </table:table-cell>
          <table:table-cell office:value-type="string">
            <text:p>góˈti.mɑ̃́sĩ.õ.ɾẽ E][gotí.ˈmɑ̃́sĩ.õ.ɾẽ J </text:p>
          </table:table-cell>
          <table:table-cell office:value-type="string">
            <text:p>v.t. </text:p>
          </table:table-cell>
          <table:table-cell office:value-type="string">
            <text:p>enseñar </text:p>
          </table:table-cell>
          <table:table-cell table:number-columns-repeated="204"/>
        </table:table-row>
        <table:table-row table:style-name="ro2">
          <table:table-cell office:value-type="string">
            <text:p>gotimasiriore </text:p>
          </table:table-cell>
          <table:table-cell office:value-type="string">
            <text:p>ˈgóti.mɑ̃sĩ́.ɾí.ó.ɾe E][goˈtí.mɑ̃sĩ́.ɾí.ó.ɾe J </text:p>
          </table:table-cell>
          <table:table-cell office:value-type="string">
            <text:p>v.caus. </text:p>
          </table:table-cell>
          <table:table-cell office:value-type="string">
            <text:p>contar </text:p>
          </table:table-cell>
          <table:table-cell table:number-columns-repeated="204"/>
        </table:table-row>
        <table:table-row table:style-name="ro2">
          <table:table-cell office:value-type="string">
            <text:p>gotiquẽnore </text:p>
          </table:table-cell>
          <table:table-cell office:value-type="string">
            <text:p>ˈgóti.kẽ́n.õõ.ɾẽ E][gotíˈ.kẽ́n.õõ.ɾẽ J </text:p>
          </table:table-cell>
          <table:table-cell office:value-type="string">
            <text:p>v.t. </text:p>
          </table:table-cell>
          <table:table-cell office:value-type="string">
            <text:p>aclarar (lo que había dicho para que el otro comprenda bien) </text:p>
          </table:table-cell>
          <table:table-cell table:number-columns-repeated="204"/>
        </table:table-row>
        <table:table-row table:style-name="ro2">
          <table:table-cell office:value-type="string">
            <text:p>gotire </text:p>
          </table:table-cell>
          <table:table-cell office:value-type="string">
            <text:p>ˈgóti.ɾe E][goˈtí.ɾé J </text:p>
          </table:table-cell>
          <table:table-cell office:value-type="string">
            <text:p>v.t. </text:p>
          </table:table-cell>
          <table:table-cell office:value-type="string">
            <text:p>decir </text:p>
          </table:table-cell>
          <table:table-cell table:number-columns-repeated="204"/>
        </table:table-row>
        <table:table-row table:style-name="ro1">
          <table:table-cell office:value-type="string">
            <text:p>gotirẽmore </text:p>
          </table:table-cell>
          <table:table-cell office:value-type="string">
            <text:p>gótí.ɾẽ́ˈmṍ.ɾẽ E][goˈtí.ɾẽ́mõ.ɾẽ J </text:p>
          </table:table-cell>
          <table:table-cell office:value-type="string">
            <text:p>v.t. </text:p>
          </table:table-cell>
          <table:table-cell office:value-type="string">
            <text:p>añadir a (lo que uno ha dicho) </text:p>
          </table:table-cell>
          <table:table-cell table:number-columns-repeated="204"/>
        </table:table-row>
        <table:table-row table:style-name="ro2">
          <table:table-cell office:value-type="string">
            <text:p>gotirẽtobuure </text:p>
          </table:table-cell>
          <table:table-cell office:value-type="string">
            <text:p>ˈgóti.ɾẽ́tṍ.búú.ɾe E][goˈtí.ɾẽ́tõ.búú.ɾé J </text:p>
          </table:table-cell>
          <table:table-cell office:value-type="string">
            <text:p>v.t. </text:p>
          </table:table-cell>
          <table:table-cell office:value-type="string">
            <text:p>explicar a otro</text:p>
          </table:table-cell>
          <table:table-cell table:number-columns-repeated="204"/>
        </table:table-row>
        <table:table-row table:style-name="ro2">
          <table:table-cell office:value-type="string">
            <text:p>gotirẽtore </text:p>
          </table:table-cell>
          <table:table-cell office:value-type="string">
            <text:p>góˈti.ɾẽ́tõõ.ɾẽ E][goˈtí.ɾẽ́tõõ.ɾẽ J </text:p>
          </table:table-cell>
          <table:table-cell office:value-type="string">
            <text:p>v.t. </text:p>
          </table:table-cell>
          <table:table-cell office:value-type="string">
            <text:p>repetir </text:p>
          </table:table-cell>
          <table:table-cell table:number-columns-repeated="204"/>
        </table:table-row>
        <table:table-row table:style-name="ro2">
          <table:table-cell office:value-type="string">
            <text:p>gotirotire </text:p>
          </table:table-cell>
          <table:table-cell office:value-type="string">
            <text:p>ˈgóti.ɾotí.ɾé E][goˈtí.ɾóti.ɾe J </text:p>
          </table:table-cell>
          <table:table-cell office:value-type="string">
            <text:p>v.t. </text:p>
          </table:table-cell>
          <table:table-cell office:value-type="string">
            <text:p>mandar avisar al otro</text:p>
          </table:table-cell>
          <table:table-cell table:number-columns-repeated="204"/>
        </table:table-row>
        <table:table-row table:style-name="ro2">
          <table:table-cell office:value-type="string">
            <text:p>gotirudire </text:p>
          </table:table-cell>
          <table:table-cell office:value-type="string">
            <text:p>góˈti.ɾúdi.ɾe E][goˈtí.ɾúdi.ɾe J </text:p>
          </table:table-cell>
          <table:table-cell office:value-type="string">
            <text:p>v.t. </text:p>
          </table:table-cell>
          <table:table-cell office:value-type="string">
            <text:p>decir </text:p>
          </table:table-cell>
          <table:table-cell table:number-columns-repeated="204"/>
        </table:table-row>
        <table:table-row table:style-name="ro2">
          <table:table-cell office:value-type="string">
            <text:p>gotirũtuare </text:p>
          </table:table-cell>
          <table:table-cell office:value-type="string">
            <text:p>góti.ɾũtṹ.ɑ́ɑ́.ɾé E][gotí.ɾṹtṹ.ɑ́ɑ.ɾe J </text:p>
          </table:table-cell>
          <table:table-cell office:value-type="string">
            <text:p>v.t. </text:p>
          </table:table-cell>
          <table:table-cell office:value-type="string">
            <text:p>seguir </text:p>
          </table:table-cell>
          <table:table-cell table:number-columns-repeated="204"/>
        </table:table-row>
        <table:table-row table:style-name="ro2">
          <table:table-cell office:value-type="string">
            <text:p>gotiweore </text:p>
          </table:table-cell>
          <table:table-cell office:value-type="string">
            <text:p>ˈgóti.wé.o.ɾe E][goˈtí.wé.o.ɾe J </text:p>
          </table:table-cell>
          <table:table-cell office:value-type="string">
            <text:p>v.t. </text:p>
          </table:table-cell>
          <table:table-cell office:value-type="string">
            <text:p>dar noticia y salir</text:p>
          </table:table-cell>
          <table:table-cell table:number-columns-repeated="204"/>
        </table:table-row>
        <table:table-row table:style-name="ro2">
          <table:table-cell office:value-type="string">
            <text:p>gotiyiroore </text:p>
          </table:table-cell>
          <table:table-cell office:value-type="string">
            <text:p>ˈgóti.dʒí.ɾó.ó.ɾe E][gotí.ˈdʒí.ɾó.o.ɾe J </text:p>
          </table:table-cell>
          <table:table-cell office:value-type="string">
            <text:p>v.t. </text:p>
          </table:table-cell>
          <table:table-cell office:value-type="string">
            <text:p>chismear </text:p>
          </table:table-cell>
          <table:table-cell table:number-columns-repeated="204"/>
        </table:table-row>
        <table:table-row table:style-name="ro2">
          <table:table-cell office:value-type="string">
            <text:p>goʉ </text:p>
          </table:table-cell>
          <table:table-cell office:value-type="string">
            <text:p>go.ˈɨ́ </text:p>
          </table:table-cell>
          <table:table-cell office:value-type="string">
            <text:p>inan. </text:p>
          </table:table-cell>
          <table:table-cell office:value-type="string">
            <text:p>palo de corazón (|ireg.|r especie de árbol con madera muy dura utilizada para hacer arcos y los bastones sagrados de los payés) </text:p>
          </table:table-cell>
          <table:table-cell table:number-columns-repeated="204"/>
        </table:table-row>
        <table:table-row table:style-name="ro2">
          <table:table-cell office:value-type="string">
            <text:p>guaare </text:p>
          </table:table-cell>
          <table:table-cell office:value-type="string">
            <text:p>ˈgúɑ́ɑ́.ɾe E][ˈgúɑɑ.ɾe J </text:p>
          </table:table-cell>
          <table:table-cell office:value-type="string">
            <text:p>v.i. </text:p>
          </table:table-cell>
          <table:table-cell office:value-type="string">
            <text:p>(ser/estar) feroz; </text:p>
          </table:table-cell>
          <table:table-cell table:number-columns-repeated="204"/>
        </table:table-row>
        <table:table-row table:style-name="ro2">
          <table:table-cell office:value-type="string">
            <text:p>guagoabetire </text:p>
          </table:table-cell>
          <table:table-cell office:value-type="string">
            <text:p>ˈgúɑgoɑ́.béti.ɾe E][ˈgúɑgoɑ́.béti.ɾe J </text:p>
          </table:table-cell>
          <table:table-cell office:value-type="string">
            <text:p>v.i. </text:p>
          </table:table-cell>
          <table:table-cell office:value-type="string">
            <text:p>menstruar </text:p>
          </table:table-cell>
          <table:table-cell table:number-columns-repeated="204"/>
        </table:table-row>
        <table:table-row table:style-name="ro2">
          <table:table-cell office:value-type="string">
            <text:p>guamʉ, guamo </text:p>
          </table:table-cell>
          <table:table-cell office:value-type="string">
            <text:p>ˈgúɑm.ɨ̃ </text:p>
          </table:table-cell>
          <table:table-cell office:value-type="string">
            <text:p>s.v.m., f. </text:p>
          </table:table-cell>
          <table:table-cell office:value-type="string">
            <text:p>persona forzuda </text:p>
          </table:table-cell>
          <table:table-cell table:number-columns-repeated="204"/>
        </table:table-row>
        <table:table-row table:style-name="ro2">
          <table:table-cell office:value-type="string">
            <text:p>guare </text:p>
          </table:table-cell>
          <table:table-cell office:value-type="string">
            <text:p>ˈgúɑ.ɾe E][ˈgúɑ́ɑ́.ɾé J </text:p>
          </table:table-cell>
          <table:table-cell office:value-type="string">
            <text:p>v.i. </text:p>
          </table:table-cell>
          <table:table-cell office:value-type="string">
            <text:p>bañarse </text:p>
          </table:table-cell>
          <table:table-cell table:number-columns-repeated="2"/>
          <table:table-cell office:value-type="string">
            <text:p>lf caus. </text:p>
          </table:table-cell>
          <table:table-cell table:number-columns-repeated="201"/>
        </table:table-row>
        <table:table-row table:style-name="ro2">
          <table:table-cell office:value-type="string">
            <text:p>guari </text:p>
          </table:table-cell>
          <table:table-cell office:value-type="string">
            <text:p>ˈgúɑɾi </text:p>
          </table:table-cell>
          <table:table-cell office:value-type="string">
            <text:p>mod. </text:p>
          </table:table-cell>
          <table:table-cell office:value-type="string">
            <text:p>tener poder espiritual</text:p>
          </table:table-cell>
          <table:table-cell table:number-columns-repeated="204"/>
        </table:table-row>
        <table:table-row table:style-name="ro2">
          <table:table-cell office:value-type="string">
            <text:p>guariajetaga </text:p>
          </table:table-cell>
          <table:table-cell office:value-type="string">
            <text:p>ˈgúɑ.ɾi.ɑ.hétɑ́gɑ́ E][guɑ́.ˈɾí.ɑ́.hétɑ́gɑ́ J </text:p>
          </table:table-cell>
          <table:table-cell office:value-type="string">
            <text:p>s.v.inan. </text:p>
          </table:table-cell>
          <table:table-cell office:value-type="string">
            <text:p>puerto de baño</text:p>
          </table:table-cell>
          <table:table-cell table:number-columns-repeated="204"/>
        </table:table-row>
        <table:table-row table:style-name="ro2">
          <table:table-cell office:value-type="string">
            <text:p>Guarijũnʉ_bota </text:p>
          </table:table-cell>
          <table:table-cell office:value-type="string">
            <text:p>ˈgúɑ.ɾi.hṹnɨ̃́.boˈtɑ́ </text:p>
          </table:table-cell>
          <table:table-cell office:value-type="string">
            <text:p>inan. </text:p>
          </table:table-cell>
          <table:table-cell office:value-type="string">
            <text:p>cerro en el río Pirá-Paraná</text:p>
          </table:table-cell>
          <table:table-cell table:number-columns-repeated="204"/>
        </table:table-row>
        <table:table-row table:style-name="ro2">
          <table:table-cell office:value-type="string">
            <text:p>guaro </text:p>
          </table:table-cell>
          <table:table-cell office:value-type="string">
            <text:p>ˈgúɑɾo </text:p>
          </table:table-cell>
          <table:table-cell office:value-type="string">
            <text:p>adv. </text:p>
          </table:table-cell>
          <table:table-cell office:value-type="string">
            <text:p>rápido </text:p>
          </table:table-cell>
          <table:table-cell table:number-columns-repeated="204"/>
        </table:table-row>
        <table:table-row table:style-name="ro2">
          <table:table-cell office:value-type="string">
            <text:p>guayesore </text:p>
          </table:table-cell>
          <table:table-cell office:value-type="string">
            <text:p>ˈgúɑ́.dʒéso.ɾe </text:p>
          </table:table-cell>
          <table:table-cell office:value-type="string">
            <text:p>v.t. </text:p>
          </table:table-cell>
          <table:table-cell office:value-type="string">
            <text:p>mezquinar (hasta pelear por ello)</text:p>
          </table:table-cell>
          <table:table-cell table:number-columns-repeated="204"/>
        </table:table-row>
        <table:table-row table:style-name="ro2">
          <table:table-cell office:value-type="string">
            <text:p>Guebo </text:p>
          </table:table-cell>
          <table:table-cell office:value-type="string">
            <text:p>ˈgébó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guẽguẽare </text:p>
          </table:table-cell>
          <table:table-cell office:value-type="string">
            <text:p>ˈŋẽ́ŋẽɑ̃.ɾẽ E][ŋẽˈŋẽ́ɑ̃́.ɾẽ́ J </text:p>
          </table:table-cell>
          <table:table-cell office:value-type="string">
            <text:p>v.i. </text:p>
          </table:table-cell>
          <table:table-cell office:value-type="string">
            <text:p>(estar) arrugada </text:p>
          </table:table-cell>
          <table:table-cell table:number-columns-repeated="204"/>
        </table:table-row>
        <table:table-row table:style-name="ro2">
          <table:table-cell office:value-type="string">
            <text:p>guia </text:p>
          </table:table-cell>
          <table:table-cell office:value-type="string">
            <text:p>ˈgiɑ́ </text:p>
          </table:table-cell>
          <table:table-cell office:value-type="string">
            <text:p>an.s.plural </text:p>
          </table:table-cell>
          <table:table-cell office:value-type="string">
            <text:p>piojos </text:p>
          </table:table-cell>
          <table:table-cell office:value-type="string">
            <text:p>Pediculus humanus , </text:p>
          </table:table-cell>
          <table:table-cell table:number-columns-repeated="203"/>
        </table:table-row>
        <table:table-row table:style-name="ro2">
          <table:table-cell office:value-type="string">
            <text:p>güibʉare </text:p>
          </table:table-cell>
          <table:table-cell office:value-type="string">
            <text:p>ˈgúí.bɨ́ɑ́.ɾe E][ˈgúí.bɨ́ɑ.ɾe J </text:p>
          </table:table-cell>
          <table:table-cell office:value-type="string">
            <text:p>v.t. </text:p>
          </table:table-cell>
          <table:table-cell office:value-type="string">
            <text:p>preocuparse (por el otro para que no se cae mal) </text:p>
          </table:table-cell>
          <table:table-cell table:number-columns-repeated="204"/>
        </table:table-row>
        <table:table-row table:style-name="ro2">
          <table:table-cell office:value-type="string">
            <text:p>guii </text:p>
          </table:table-cell>
          <table:table-cell office:value-type="string">
            <text:p>ˈgií </text:p>
          </table:table-cell>
          <table:table-cell office:value-type="string">
            <text:p>inan.f.n.esp. </text:p>
          </table:table-cell>
          <table:table-cell office:value-type="string">
            <text:p>peinetas </text:p>
          </table:table-cell>
          <table:table-cell table:number-columns-repeated="204"/>
        </table:table-row>
        <table:table-row table:style-name="ro2">
          <table:table-cell office:value-type="string">
            <text:p>guiiro </text:p>
          </table:table-cell>
          <table:table-cell office:value-type="string">
            <text:p>ˈgií.ɾó </text:p>
          </table:table-cell>
          <table:table-cell office:value-type="string">
            <text:p>inan.f.n.esp. </text:p>
          </table:table-cell>
          <table:table-cell office:value-type="string">
            <text:p>peineta </text:p>
          </table:table-cell>
          <table:table-cell table:number-columns-repeated="204"/>
        </table:table-row>
        <table:table-row table:style-name="ro1">
          <table:table-cell office:value-type="string">
            <text:p>guijore </text:p>
          </table:table-cell>
          <table:table-cell table:number-columns-repeated="4"/>
          <table:table-cell office:value-type="string">
            <text:p>uv J</text:p>
          </table:table-cell>
          <table:table-cell table:number-columns-repeated="202"/>
        </table:table-row>
        <table:table-row table:style-name="ro2">
          <table:table-cell office:value-type="string">
            <text:p>güimecʉre </text:p>
          </table:table-cell>
          <table:table-cell office:value-type="string">
            <text:p>gúˈí.mẽkɨ̃́.ɾẽ́ E][gúˈí.mẽ́kɨ̃.ɾẽ J </text:p>
          </table:table-cell>
          <table:table-cell office:value-type="string">
            <text:p>v.i. </text:p>
          </table:table-cell>
          <table:table-cell office:value-type="string">
            <text:p>confundirse (por miedo) </text:p>
          </table:table-cell>
          <table:table-cell table:number-columns-repeated="204"/>
        </table:table-row>
        <table:table-row table:style-name="ro2">
          <table:table-cell office:value-type="string">
            <text:p>güiore </text:p>
          </table:table-cell>
          <table:table-cell office:value-type="string">
            <text:p>gúíˈ.ó.ɾe </text:p>
          </table:table-cell>
          <table:table-cell office:value-type="string">
            <text:p>v.caus. </text:p>
          </table:table-cell>
          <table:table-cell office:value-type="string">
            <text:p>asustar </text:p>
          </table:table-cell>
          <table:table-cell/>
          <table:table-cell office:value-type="string">
            <text:p>va guijore , uv E , vn J , ph gi.ˈhó.ɾé </text:p>
          </table:table-cell>
          <table:table-cell table:number-columns-repeated="202"/>
        </table:table-row>
        <table:table-row table:style-name="ro2">
          <table:table-cell office:value-type="string">
            <text:p>güire </text:p>
          </table:table-cell>
          <table:table-cell office:value-type="string">
            <text:p>gúˈíí.ɾe E][ˈgúí.ɾé J </text:p>
          </table:table-cell>
          <table:table-cell office:value-type="string">
            <text:p>v.t. </text:p>
          </table:table-cell>
          <table:table-cell office:value-type="string">
            <text:p>temer </text:p>
          </table:table-cell>
          <table:table-cell table:number-columns-repeated="204"/>
        </table:table-row>
        <table:table-row table:style-name="ro2">
          <table:table-cell office:value-type="string">
            <text:p>guiroberua </text:p>
          </table:table-cell>
          <table:table-cell office:value-type="string">
            <text:p>ˈgí.ɾó.béɾúɑ́ </text:p>
          </table:table-cell>
          <table:table-cell office:value-type="string">
            <text:p>inan. </text:p>
          </table:table-cell>
          <table:table-cell office:value-type="string">
            <text:p>peineta, peine (curva y ornamental para la mujer) </text:p>
          </table:table-cell>
          <table:table-cell table:number-columns-repeated="204"/>
        </table:table-row>
        <table:table-row table:style-name="ro2">
          <table:table-cell office:value-type="string">
            <text:p>guiwacajũu </text:p>
          </table:table-cell>
          <table:table-cell office:value-type="string">
            <text:p>ˈgiíwɑ́kɑ́.hṹ </text:p>
          </table:table-cell>
          <table:table-cell office:value-type="string">
            <text:p>inan.f.n.esp. </text:p>
          </table:table-cell>
          <table:table-cell office:value-type="string">
            <text:p>ramos </text:p>
          </table:table-cell>
          <table:table-cell table:number-columns-repeated="204"/>
        </table:table-row>
        <table:table-row table:style-name="ro2">
          <table:table-cell office:value-type="string">
            <text:p>guiwacaño </text:p>
          </table:table-cell>
          <table:table-cell office:value-type="string">
            <text:p>gíwɑ́kɑ́.ˈɲṍ </text:p>
          </table:table-cell>
          <table:table-cell office:value-type="string">
            <text:p>inan. </text:p>
          </table:table-cell>
          <table:table-cell office:value-type="string">
            <text:p>especie de palma (con hojas utilizadas para hacer el techo y las paredes de la casa)</text:p>
          </table:table-cell>
          <table:table-cell table:number-columns-repeated="204"/>
        </table:table-row>
        <table:table-row table:style-name="ro2">
          <table:table-cell office:value-type="string">
            <text:p>guji </text:p>
          </table:table-cell>
          <table:table-cell office:value-type="string">
            <text:p>guˈhí </text:p>
          </table:table-cell>
          <table:table-cell office:value-type="string">
            <text:p>inan.f.n.esp. </text:p>
          </table:table-cell>
          <table:table-cell office:value-type="string">
            <text:p>dientes </text:p>
          </table:table-cell>
          <table:table-cell table:number-columns-repeated="2"/>
          <table:table-cell office:value-type="string">
            <text:p>ntg BARS,91 (guhi) teeth no.533; </text:p>
          </table:table-cell>
          <table:table-cell table:number-columns-repeated="201"/>
        </table:table-row>
        <table:table-row table:style-name="ro2">
          <table:table-cell office:value-type="string">
            <text:p>guji_sĩgã </text:p>
          </table:table-cell>
          <table:table-cell office:value-type="string">
            <text:p>guˈhí.sĩŋɑ̃́ E][guˈhí.sĩ́ŋɑ̃ J </text:p>
          </table:table-cell>
          <table:table-cell office:value-type="string">
            <text:p>an.s.plural </text:p>
          </table:table-cell>
          <table:table-cell office:value-type="string">
            <text:p>termitas, térmites o termes </text:p>
          </table:table-cell>
          <table:table-cell table:number-columns-repeated="204"/>
        </table:table-row>
        <table:table-row table:style-name="ro2">
          <table:table-cell office:value-type="string">
            <text:p>gũmare </text:p>
          </table:table-cell>
          <table:table-cell office:value-type="string">
            <text:p>ˈŋṹmɑ̃.ɾẽ </text:p>
          </table:table-cell>
          <table:table-cell office:value-type="string">
            <text:p>v.t. </text:p>
          </table:table-cell>
          <table:table-cell office:value-type="string">
            <text:p>envolver </text:p>
          </table:table-cell>
          <table:table-cell table:number-columns-repeated="2"/>
          <table:table-cell office:value-type="string">
            <text:p>ntg BARS,91 wrap'around'oneself no.443,455;</text:p>
          </table:table-cell>
          <table:table-cell table:number-columns-repeated="201"/>
        </table:table-row>
        <table:table-row table:style-name="ro2">
          <table:table-cell office:value-type="string">
            <text:p>gũmaria_sãne </text:p>
          </table:table-cell>
          <table:table-cell office:value-type="string">
            <text:p>ˈŋṹmɑ̃.ɾi.ɑ́.sɑ̃́nẽ́ E][ˈŋṹmɑ̃.ɾí.ɑ́.sɑ̃́nẽ́ J </text:p>
          </table:table-cell>
          <table:table-cell office:value-type="string">
            <text:p>s.v.inan. </text:p>
          </table:table-cell>
          <table:table-cell office:value-type="string">
            <text:p>cosa envuelta</text:p>
          </table:table-cell>
          <table:table-cell table:number-columns-repeated="204"/>
        </table:table-row>
        <table:table-row table:style-name="ro2">
          <table:table-cell office:value-type="string">
            <text:p>gũmariaro </text:p>
          </table:table-cell>
          <table:table-cell office:value-type="string">
            <text:p>ˈŋṹmɑ̃ɑ̃.ɾi.ɑ́.ɾó E][ˈŋṹmɑ̃.ɾí.ɑ́.ɾó J </text:p>
          </table:table-cell>
          <table:table-cell office:value-type="string">
            <text:p>s.v.inan. </text:p>
          </table:table-cell>
          <table:table-cell office:value-type="string">
            <text:p>cobija</text:p>
          </table:table-cell>
          <table:table-cell table:number-columns-repeated="204"/>
        </table:table-row>
        <table:table-row table:style-name="ro2">
          <table:table-cell office:value-type="string">
            <text:p>gũmu </text:p>
          </table:table-cell>
          <table:table-cell office:value-type="string">
            <text:p>ˈŋṹmṹ </text:p>
          </table:table-cell>
          <table:table-cell office:value-type="string">
            <text:p>inan., cl.irreg. </text:p>
          </table:table-cell>
          <table:table-cell office:value-type="string">
            <text:p>leño </text:p>
          </table:table-cell>
          <table:table-cell table:number-columns-repeated="2"/>
          <table:table-cell office:value-type="string">
            <text:p>ntg BARS,91 log no.178,145,286,288,488,489,490,491;</text:p>
          </table:table-cell>
          <table:table-cell table:number-columns-repeated="201"/>
        </table:table-row>
        <table:table-row table:style-name="ro2">
          <table:table-cell office:value-type="string">
            <text:p>gũmua </text:p>
          </table:table-cell>
          <table:table-cell office:value-type="string">
            <text:p>ˈŋṹmũɑ̃ </text:p>
          </table:table-cell>
          <table:table-cell office:value-type="string">
            <text:p>inan. </text:p>
          </table:table-cell>
          <table:table-cell office:value-type="string">
            <text:p>terreno, tracto de monte bravo (que será bueno para hacer chagra) </text:p>
          </table:table-cell>
          <table:table-cell table:number-columns-repeated="204"/>
        </table:table-row>
        <table:table-row table:style-name="ro2">
          <table:table-cell office:value-type="string">
            <text:p>gũmubari </text:p>
          </table:table-cell>
          <table:table-cell office:value-type="string">
            <text:p>ˈŋṹmṹ.bɑ́ɾí </text:p>
          </table:table-cell>
          <table:table-cell office:value-type="string">
            <text:p>inan. </text:p>
          </table:table-cell>
          <table:table-cell office:value-type="string">
            <text:p>puente (hecho de palos)</text:p>
          </table:table-cell>
          <table:table-cell table:number-columns-repeated="204"/>
        </table:table-row>
        <table:table-row table:style-name="ro2">
          <table:table-cell office:value-type="string">
            <text:p>gũmubo </text:p>
          </table:table-cell>
          <table:table-cell office:value-type="string">
            <text:p>ˈŋṹmṹ.bó </text:p>
          </table:table-cell>
          <table:table-cell office:value-type="string">
            <text:p>inan.f.n.esp. </text:p>
          </table:table-cell>
          <table:table-cell office:value-type="string">
            <text:p>palos secos, podridos en el suelo </text:p>
          </table:table-cell>
          <table:table-cell table:number-columns-repeated="204"/>
        </table:table-row>
        <table:table-row table:style-name="ro2">
          <table:table-cell office:value-type="string">
            <text:p>gũmusu </text:p>
          </table:table-cell>
          <table:table-cell office:value-type="string">
            <text:p>ŋũˈmṹsũ </text:p>
          </table:table-cell>
          <table:table-cell office:value-type="string">
            <text:p>an. </text:p>
          </table:table-cell>
          <table:table-cell office:value-type="string">
            <text:p>nigua </text:p>
          </table:table-cell>
          <table:table-cell office:value-type="string">
            <text:p>Tunga penetrans</text:p>
          </table:table-cell>
          <table:table-cell table:number-columns-repeated="203"/>
        </table:table-row>
        <table:table-row table:style-name="ro2">
          <table:table-cell office:value-type="string">
            <text:p>guore </text:p>
          </table:table-cell>
          <table:table-cell office:value-type="string">
            <text:p>ˈgú.o.ɾe E][ˈgu.ó.ɾé J </text:p>
          </table:table-cell>
          <table:table-cell office:value-type="string">
            <text:p>v.caus. </text:p>
          </table:table-cell>
          <table:table-cell office:value-type="string">
            <text:p>bañar a (niño, perro)</text:p>
          </table:table-cell>
          <table:table-cell table:number-columns-repeated="204"/>
        </table:table-row>
        <table:table-row table:style-name="ro2">
          <table:table-cell office:value-type="string">
            <text:p>gure </text:p>
          </table:table-cell>
          <table:table-cell/>
          <table:table-cell office:value-type="string">
            <text:p>v.i.dep. </text:p>
          </table:table-cell>
          <table:table-cell office:value-type="string">
            <text:p>dar sentido de cuerpo (uso: después de otros verbos) </text:p>
          </table:table-cell>
          <table:table-cell/>
          <table:table-cell office:value-type="string">
            <text:p>uv J </text:p>
          </table:table-cell>
          <table:table-cell office:value-type="string">
            <text:p>ntg BARS,91 (gu-) sense no.281;</text:p>
          </table:table-cell>
          <table:table-cell table:number-columns-repeated="201"/>
        </table:table-row>
        <table:table-row table:style-name="ro2">
          <table:table-cell office:value-type="string">
            <text:p>guu </text:p>
          </table:table-cell>
          <table:table-cell office:value-type="string">
            <text:p>ˈgúú </text:p>
          </table:table-cell>
          <table:table-cell office:value-type="string">
            <text:p>an. </text:p>
          </table:table-cell>
          <table:table-cell office:value-type="string">
            <text:p>tortuga terrestre </text:p>
          </table:table-cell>
          <table:table-cell office:value-type="string">
            <text:p>sc O. Chelonia; sc Podocnemis spp. </text:p>
          </table:table-cell>
          <table:table-cell/>
          <table:table-cell office:value-type="string">
            <text:p>ntg BARS,91 turtle 553,579; </text:p>
          </table:table-cell>
          <table:table-cell table:number-columns-repeated="201"/>
        </table:table-row>
        <table:table-row table:style-name="ro2">
          <table:table-cell office:value-type="string">
            <text:p>gúu </text:p>
          </table:table-cell>
          <table:table-cell office:value-type="string">
            <text:p>ˈgúu </text:p>
          </table:table-cell>
          <table:table-cell office:value-type="string">
            <text:p>m. </text:p>
          </table:table-cell>
          <table:table-cell office:value-type="string">
            <text:p>payé </text:p>
          </table:table-cell>
          <table:table-cell/>
          <table:table-cell office:value-type="string">
            <text:p>va guuga , uv E , vn J , ph ˈguúgɑ </text:p>
          </table:table-cell>
          <table:table-cell table:number-columns-repeated="202"/>
        </table:table-row>
        <table:table-row table:style-name="ro2">
          <table:table-cell office:value-type="string">
            <text:p>guu_wẽjeriti </text:p>
          </table:table-cell>
          <table:table-cell office:value-type="string">
            <text:p>ˈgúú.wẽhẽ́ɾíti E][ˈgúú.wéhéɾítí J </text:p>
          </table:table-cell>
          <table:table-cell office:value-type="string">
            <text:p>inan.f.n.esp. </text:p>
          </table:table-cell>
          <table:table-cell office:value-type="string">
            <text:p>especie de hongo (comestible por la tortuga) </text:p>
          </table:table-cell>
          <table:table-cell table:number-columns-repeated="204"/>
        </table:table-row>
        <table:table-row table:style-name="ro1">
          <table:table-cell office:value-type="string">
            <text:p>guuga </text:p>
          </table:table-cell>
          <table:table-cell table:number-columns-repeated="4"/>
          <table:table-cell office:value-type="string">
            <text:p>uv J</text:p>
          </table:table-cell>
          <table:table-cell table:number-columns-repeated="202"/>
        </table:table-row>
        <table:table-row table:style-name="ro2">
          <table:table-cell office:value-type="string">
            <text:p>gʉbo </text:p>
          </table:table-cell>
          <table:table-cell office:value-type="string">
            <text:p>gɨˈbó </text:p>
          </table:table-cell>
          <table:table-cell office:value-type="string">
            <text:p>inan. </text:p>
          </table:table-cell>
          <table:table-cell office:value-type="string">
            <text:p>pie </text:p>
          </table:table-cell>
          <table:table-cell table:number-columns-repeated="2"/>
          <table:table-cell office:value-type="string">
            <text:p>ntg BARS,91 foot no.29,77,487,573; </text:p>
          </table:table-cell>
          <table:table-cell table:number-columns-repeated="201"/>
        </table:table-row>
        <table:table-row table:style-name="ro2">
          <table:table-cell office:value-type="string">
            <text:p>gʉbo_tẽa </text:p>
          </table:table-cell>
          <table:table-cell office:value-type="string">
            <text:p>gɨˈbó.tẽ́ɑ̃ E][gɨˈbó.tẽ́ɑ̃́ J </text:p>
          </table:table-cell>
          <table:table-cell office:value-type="string">
            <text:p>inan.f.n.esp. </text:p>
          </table:table-cell>
          <table:table-cell office:value-type="string">
            <text:p>pepas de castaña (especie de nuez silvestre, comestible, comido crudo) </text:p>
          </table:table-cell>
          <table:table-cell table:number-columns-repeated="204"/>
        </table:table-row>
        <table:table-row table:style-name="ro2">
          <table:table-cell office:value-type="string">
            <text:p>gʉbo_tẽarʉcʉ </text:p>
          </table:table-cell>
          <table:table-cell office:value-type="string">
            <text:p>gɨˈbó.tẽ́ɑ̃.ɾɨkɨ́ E][gɨbó.ˈtẽ́ɑ̃́.ɾɨ́kɨ J </text:p>
          </table:table-cell>
          <table:table-cell office:value-type="string">
            <text:p>inan. </text:p>
          </table:table-cell>
          <table:table-cell office:value-type="string">
            <text:p>especie de yuca brava</text:p>
          </table:table-cell>
          <table:table-cell table:number-columns-repeated="204"/>
        </table:table-row>
        <table:table-row table:style-name="ro2">
          <table:table-cell office:value-type="string">
            <text:p>gʉbo_tẽʉ </text:p>
          </table:table-cell>
          <table:table-cell office:value-type="string">
            <text:p>gɨˈbó.tẽ́.ɨ̃ E][gɨbo.ˈtẽ́.ɨ̃́ J </text:p>
          </table:table-cell>
          <table:table-cell office:value-type="string">
            <text:p>inan. </text:p>
          </table:table-cell>
          <table:table-cell office:value-type="string">
            <text:p>palo de pepa de castaña (produce una pepa comestible) </text:p>
          </table:table-cell>
          <table:table-cell table:number-columns-repeated="204"/>
        </table:table-row>
        <table:table-row table:style-name="ro2">
          <table:table-cell office:value-type="string">
            <text:p>gʉbocotiro </text:p>
          </table:table-cell>
          <table:table-cell office:value-type="string">
            <text:p>gɨˈbó.kóti.ɾo E][gɨˈbó.kótí.ɾó J </text:p>
          </table:table-cell>
          <table:table-cell office:value-type="string">
            <text:p>inan. </text:p>
          </table:table-cell>
          <table:table-cell office:value-type="string">
            <text:p>parte inferior del pie</text:p>
          </table:table-cell>
          <table:table-cell table:number-columns-repeated="204"/>
        </table:table-row>
        <table:table-row table:style-name="ro2">
          <table:table-cell office:value-type="string">
            <text:p>gʉbogase </text:p>
          </table:table-cell>
          <table:table-cell office:value-type="string">
            <text:p>gɨˈbó.gɑ́se E][gɨˈbó.gɑ́sé J </text:p>
          </table:table-cell>
          <table:table-cell office:value-type="string">
            <text:p>inan.f.n.esp. </text:p>
          </table:table-cell>
          <table:table-cell office:value-type="string">
            <text:p>uñas del dedo del pie (persona) </text:p>
          </table:table-cell>
          <table:table-cell table:number-columns-repeated="204"/>
        </table:table-row>
        <table:table-row table:style-name="ro2">
          <table:table-cell office:value-type="string">
            <text:p>gʉborisoto </text:p>
          </table:table-cell>
          <table:table-cell office:value-type="string">
            <text:p>gɨˈbó.ɾi.sóto E][gɨˈbó.ɾí.sótó J </text:p>
          </table:table-cell>
          <table:table-cell office:value-type="string">
            <text:p>inan. </text:p>
          </table:table-cell>
          <table:table-cell office:value-type="string">
            <text:p>la parte inmediatamente arriba del tobillo</text:p>
          </table:table-cell>
          <table:table-cell table:number-columns-repeated="204"/>
        </table:table-row>
        <table:table-row table:style-name="ro2">
          <table:table-cell office:value-type="string">
            <text:p>gʉbowãsoa </text:p>
          </table:table-cell>
          <table:table-cell office:value-type="string">
            <text:p>gɨ́ˈbó.wɑ̃́sṍɑ̃́ </text:p>
          </table:table-cell>
          <table:table-cell office:value-type="string">
            <text:p>inan. </text:p>
          </table:table-cell>
          <table:table-cell office:value-type="string">
            <text:p>dedo del pie </text:p>
          </table:table-cell>
          <table:table-cell table:number-columns-repeated="204"/>
        </table:table-row>
        <table:table-row table:style-name="ro2">
          <table:table-cell office:value-type="string">
            <text:p>gʉda </text:p>
          </table:table-cell>
          <table:table-cell office:value-type="string">
            <text:p>gɨˈdɑ́ </text:p>
          </table:table-cell>
          <table:table-cell office:value-type="string">
            <text:p>inan.s.de masa </text:p>
          </table:table-cell>
          <table:table-cell office:value-type="string">
            <text:p>excremento </text:p>
          </table:table-cell>
          <table:table-cell table:number-columns-repeated="204"/>
        </table:table-row>
        <table:table-row table:style-name="ro2">
          <table:table-cell office:value-type="string">
            <text:p>gʉda_jubero </text:p>
          </table:table-cell>
          <table:table-cell office:value-type="string">
            <text:p>gɨ́ˈdɑ́.ˈhúbéɾó E][gɨˈdɑ́.ˈhúbeɾo J </text:p>
          </table:table-cell>
          <table:table-cell office:value-type="string">
            <text:p>inan.s.de masa </text:p>
          </table:table-cell>
          <table:table-cell office:value-type="string">
            <text:p>corazón de árbol </text:p>
          </table:table-cell>
          <table:table-cell table:number-columns-repeated="204"/>
        </table:table-row>
        <table:table-row table:style-name="ro2">
          <table:table-cell office:value-type="string">
            <text:p>gʉda_maa </text:p>
          </table:table-cell>
          <table:table-cell office:value-type="string">
            <text:p>gɨˈdɑ́.mɑ̃ E][gɨˈdɑ́.mɑ̃ J </text:p>
          </table:table-cell>
          <table:table-cell office:value-type="string">
            <text:p>inan. </text:p>
          </table:table-cell>
          <table:table-cell office:value-type="string">
            <text:p>fondo de la canoa (parte donde pone los pies) </text:p>
          </table:table-cell>
          <table:table-cell table:number-columns-repeated="204"/>
        </table:table-row>
        <table:table-row table:style-name="ro2">
          <table:table-cell office:value-type="string">
            <text:p>gʉda_ñiirã </text:p>
          </table:table-cell>
          <table:table-cell office:value-type="string">
            <text:p>gɨˈdɑ́.ɲĩ́ĩ́.ɾɑ̃ E][gɨˈdɑ́.ɲĩ́ĩ́.ɾɑ̃́ J </text:p>
          </table:table-cell>
          <table:table-cell office:value-type="string">
            <text:p>an.s.plural </text:p>
          </table:table-cell>
          <table:table-cell office:value-type="string">
            <text:p>hormigas |bgʉda ñiirã|r (especie incomible, pequeña y negra, tiene un mal olor) </text:p>
          </table:table-cell>
          <table:table-cell table:number-columns-repeated="204"/>
        </table:table-row>
        <table:table-row table:style-name="ro2">
          <table:table-cell office:value-type="string">
            <text:p>gʉda_nuarica </text:p>
          </table:table-cell>
          <table:table-cell office:value-type="string">
            <text:p>gɨdɑ́.ˈnṹɑ̃́ɾĩkɑ̃ E][gɨˈdɑ́nṹɑ̃́ɾĩ́kɑ̃ J </text:p>
          </table:table-cell>
          <table:table-cell office:value-type="string">
            <text:p>an. </text:p>
          </table:table-cell>
          <table:table-cell office:value-type="string">
            <text:p>cucarrón mierdero (escarabajo pequeño con un casco negro, come excremento) </text:p>
          </table:table-cell>
          <table:table-cell/>
          <table:table-cell office:value-type="string">
            <text:p>sc Ateuchus sp., Dichotomius achamas </text:p>
          </table:table-cell>
          <table:table-cell table:number-columns-repeated="202"/>
        </table:table-row>
        <table:table-row table:style-name="ro2">
          <table:table-cell office:value-type="string">
            <text:p>Gʉda_nuaricʉ </text:p>
          </table:table-cell>
          <table:table-cell office:value-type="string">
            <text:p>gɨˈdɑ́.nṹɑ̃́ɾĩk.ɨ̃ E][gɨˈdɑ́.nṹɑ̃́ɾĩ́k.ɨ̃ J </text:p>
          </table:table-cell>
          <table:table-cell office:value-type="string">
            <text:p>inan. </text:p>
          </table:table-cell>
          <table:table-cell office:value-type="string">
            <text:p>cerro cerca del río Cananarí</text:p>
          </table:table-cell>
          <table:table-cell table:number-columns-repeated="204"/>
        </table:table-row>
        <table:table-row table:style-name="ro2">
          <table:table-cell office:value-type="string">
            <text:p>gʉdabidire </text:p>
          </table:table-cell>
          <table:table-cell office:value-type="string">
            <text:p>gɨˈdɑ́.bídi.ɾe </text:p>
          </table:table-cell>
          <table:table-cell office:value-type="string">
            <text:p>v.i. </text:p>
          </table:table-cell>
          <table:table-cell office:value-type="string">
            <text:p>(estar) molesto, molesta; </text:p>
          </table:table-cell>
          <table:table-cell/>
          <table:table-cell office:value-type="string">
            <text:p>va gõjanabidire , uv J , vn E </text:p>
          </table:table-cell>
          <table:table-cell office:value-type="string">
            <text:p>lf caus. </text:p>
          </table:table-cell>
          <table:table-cell table:number-columns-repeated="201"/>
        </table:table-row>
        <table:table-row table:style-name="ro2">
          <table:table-cell office:value-type="string">
            <text:p>gʉdabiore </text:p>
          </table:table-cell>
          <table:table-cell office:value-type="string">
            <text:p>gɨdɑ́.ˈbí.o.ɾe </text:p>
          </table:table-cell>
          <table:table-cell office:value-type="string">
            <text:p>v.caus. </text:p>
          </table:table-cell>
          <table:table-cell office:value-type="string">
            <text:p>molestar </text:p>
          </table:table-cell>
          <table:table-cell/>
          <table:table-cell office:value-type="string">
            <text:p>va gõjanabiore , uv J , vn E </text:p>
          </table:table-cell>
          <table:table-cell table:number-columns-repeated="202"/>
        </table:table-row>
        <table:table-row table:style-name="ro2">
          <table:table-cell office:value-type="string">
            <text:p>gʉdabiyase </text:p>
          </table:table-cell>
          <table:table-cell office:value-type="string">
            <text:p>gɨ́ˈdɑ.bídʒɑ.se E][gɨdɑ́.ˈbídʒɑ.se J </text:p>
          </table:table-cell>
          <table:table-cell office:value-type="string">
            <text:p>v.i. </text:p>
          </table:table-cell>
          <table:table-cell office:value-type="string">
            <text:p>estrechamente </text:p>
          </table:table-cell>
          <table:table-cell table:number-columns-repeated="204"/>
        </table:table-row>
        <table:table-row table:style-name="ro2">
          <table:table-cell office:value-type="string">
            <text:p>gʉdabuu </text:p>
          </table:table-cell>
          <table:table-cell office:value-type="string">
            <text:p>gɨ́dɑ́ˈbúú </text:p>
          </table:table-cell>
          <table:table-cell office:value-type="string">
            <text:p>an. </text:p>
          </table:table-cell>
          <table:table-cell office:value-type="string">
            <text:p>pacú (|ibras., ger.|r especie de pez plano, comestible con carne blanca) </text:p>
          </table:table-cell>
          <table:table-cell table:number-columns-repeated="204"/>
        </table:table-row>
        <table:table-row table:style-name="ro2">
          <table:table-cell office:value-type="string">
            <text:p>gʉdajoa </text:p>
          </table:table-cell>
          <table:table-cell office:value-type="string">
            <text:p>gɨˈdɑ́.hóɑ E][gɨˈdɑ́.hóɑ́ J </text:p>
          </table:table-cell>
          <table:table-cell office:value-type="string">
            <text:p>inan. </text:p>
          </table:table-cell>
          <table:table-cell office:value-type="string">
            <text:p>estómago </text:p>
          </table:table-cell>
          <table:table-cell table:number-columns-repeated="204"/>
        </table:table-row>
        <table:table-row table:style-name="ro2">
          <table:table-cell office:value-type="string">
            <text:p>gʉdamisi </text:p>
          </table:table-cell>
          <table:table-cell office:value-type="string">
            <text:p>gɨdɑ́.ˈmĩ́sĩ E][gɨ́dɑ́.ˈmĩ́sĩ́ J </text:p>
          </table:table-cell>
          <table:table-cell office:value-type="string">
            <text:p>inan.f.n.esp. </text:p>
          </table:table-cell>
          <table:table-cell office:value-type="string">
            <text:p>intestinos (ser humano) </text:p>
          </table:table-cell>
          <table:table-cell table:number-columns-repeated="204"/>
        </table:table-row>
        <table:table-row table:style-name="ro2">
          <table:table-cell office:value-type="string">
            <text:p>gʉdareco </text:p>
          </table:table-cell>
          <table:table-cell office:value-type="string">
            <text:p>gɨˈdɑ́ɾeko </text:p>
          </table:table-cell>
          <table:table-cell office:value-type="string">
            <text:p>pospos. </text:p>
          </table:table-cell>
          <table:table-cell office:value-type="string">
            <text:p>medio de </text:p>
          </table:table-cell>
          <table:table-cell table:number-columns-repeated="2"/>
          <table:table-cell office:value-type="string">
            <text:p>ntg BARS,91 (gʉdareko) middle 4.10 Postpositional phrases p.63 no.174; no.8,303,564;</text:p>
          </table:table-cell>
          <table:table-cell table:number-columns-repeated="201"/>
        </table:table-row>
        <table:table-row table:style-name="ro2">
          <table:table-cell office:value-type="string">
            <text:p>gʉdatuare </text:p>
          </table:table-cell>
          <table:table-cell office:value-type="string">
            <text:p>gɨ́ˈdɑ.túɑ.ɾe E][gɨdɑ́.ˈtúɑ.ɾe J </text:p>
          </table:table-cell>
          <table:table-cell office:value-type="string">
            <text:p>v.i. </text:p>
          </table:table-cell>
          <table:table-cell office:value-type="string">
            <text:p>(estar) atrancado, atrancada; </text:p>
          </table:table-cell>
          <table:table-cell table:number-columns-repeated="204"/>
        </table:table-row>
        <table:table-row table:style-name="ro1">
          <table:table-cell office:value-type="string">
            <text:p>gʉde </text:p>
          </table:table-cell>
          <table:table-cell office:value-type="string">
            <text:p>gɨˈdé </text:p>
          </table:table-cell>
          <table:table-cell office:value-type="string">
            <text:p>inan. </text:p>
          </table:table-cell>
          <table:table-cell office:value-type="string">
            <text:p>ano </text:p>
          </table:table-cell>
          <table:table-cell table:number-columns-repeated="204"/>
        </table:table-row>
        <table:table-row table:style-name="ro2">
          <table:table-cell office:value-type="string">
            <text:p>gʉgʉase </text:p>
          </table:table-cell>
          <table:table-cell office:value-type="string">
            <text:p>ˈgɨ́gɨɑ.se E][gɨˈgɨ́ɑ́.sé J </text:p>
          </table:table-cell>
          <table:table-cell office:value-type="string">
            <text:p>v.i. </text:p>
          </table:table-cell>
          <table:table-cell office:value-type="string">
            <text:p>dañarse (filo de machete) </text:p>
          </table:table-cell>
          <table:table-cell table:number-columns-repeated="204"/>
        </table:table-row>
        <table:table-row table:style-name="ro2">
          <table:table-cell office:value-type="string">
            <text:p>gʉje </text:p>
          </table:table-cell>
          <table:table-cell office:value-type="string">
            <text:p>gɨˈhé </text:p>
          </table:table-cell>
          <table:table-cell office:value-type="string">
            <text:p>inan.s.de masa </text:p>
          </table:table-cell>
          <table:table-cell office:value-type="string">
            <text:p>brea</text:p>
          </table:table-cell>
          <table:table-cell table:number-columns-repeated="204"/>
        </table:table-row>
        <table:table-row table:style-name="ro2">
          <table:table-cell office:value-type="string">
            <text:p>gʉje_mimi </text:p>
          </table:table-cell>
          <table:table-cell office:value-type="string">
            <text:p>gɨˈhé.mĩ́mĩ́ E][gɨˈhé.mĩ́mĩ J </text:p>
          </table:table-cell>
          <table:table-cell office:value-type="string">
            <text:p>an. </text:p>
          </table:table-cell>
          <table:table-cell office:value-type="string">
            <text:p>heliodoxa tijereta (especie de colibrí) </text:p>
          </table:table-cell>
          <table:table-cell/>
          <table:table-cell office:value-type="string">
            <text:p>sc Heliodoxa imperatrix</text:p>
          </table:table-cell>
          <table:table-cell table:number-columns-repeated="202"/>
        </table:table-row>
        <table:table-row table:style-name="ro2">
          <table:table-cell office:value-type="string">
            <text:p>gʉje_taa </text:p>
          </table:table-cell>
          <table:table-cell office:value-type="string">
            <text:p>gɨˈhé.tɑ́ɑ E][gɨˈhé.tɑ́ɑ́ J </text:p>
          </table:table-cell>
          <table:table-cell office:value-type="string">
            <text:p>inan.s.de masa </text:p>
          </table:table-cell>
          <table:table-cell office:value-type="string">
            <text:p>especie de hierba (maleza) </text:p>
          </table:table-cell>
          <table:table-cell table:number-columns-repeated="204"/>
        </table:table-row>
        <table:table-row table:style-name="ro2">
          <table:table-cell office:value-type="string">
            <text:p>gʉjeʉ </text:p>
          </table:table-cell>
          <table:table-cell office:value-type="string">
            <text:p>gɨˈhé.ɨ </text:p>
          </table:table-cell>
          <table:table-cell office:value-type="string">
            <text:p>inan. </text:p>
          </table:table-cell>
          <table:table-cell office:value-type="string">
            <text:p>breo (|ireg.|r especie de árbol que produce brea) </text:p>
          </table:table-cell>
          <table:table-cell table:number-columns-repeated="204"/>
        </table:table-row>
        <table:table-row table:style-name="ro2">
          <table:table-cell office:value-type="string">
            <text:p>gʉ̃nacũure </text:p>
          </table:table-cell>
          <table:table-cell office:value-type="string">
            <text:p>ŋɨ̃́nɑ̃.ˈkṹṹ.ɾẽ E][ŋɨ̃nɑ̃́.ˈkṹũ.ɾẽ J </text:p>
          </table:table-cell>
          <table:table-cell office:value-type="string">
            <text:p>v.t. </text:p>
          </table:table-cell>
          <table:table-cell office:value-type="string">
            <text:p>defecar </text:p>
          </table:table-cell>
          <table:table-cell table:number-columns-repeated="204"/>
        </table:table-row>
        <table:table-row table:style-name="ro2">
          <table:table-cell office:value-type="string">
            <text:p>gʉ̃nañe </text:p>
          </table:table-cell>
          <table:table-cell office:value-type="string">
            <text:p>ˈŋɨ̃́nɑ̃ɲẽ </text:p>
          </table:table-cell>
          <table:table-cell office:value-type="string">
            <text:p>inan.s.de masa </text:p>
          </table:table-cell>
          <table:table-cell office:value-type="string">
            <text:p>chica </text:p>
          </table:table-cell>
          <table:table-cell office:value-type="string">
            <text:p>Bignonia Chica H.B.K., Arrhabidea Chica Verlot, </text:p>
          </table:table-cell>
          <table:table-cell table:number-columns-repeated="203"/>
        </table:table-row>
        <table:table-row table:style-name="ro2">
          <table:table-cell office:value-type="string">
            <text:p>gʉ̃nañe_ʉcoʉ </text:p>
          </table:table-cell>
          <table:table-cell office:value-type="string">
            <text:p>ˈŋɨ̃́nɑ̃ɲẽ.ɨkó.ɨ E][ˈŋɨ̃́nɑ̃ɲẽ.ɨ́kó.ɨ́ J </text:p>
          </table:table-cell>
          <table:table-cell office:value-type="string">
            <text:p>inan. </text:p>
          </table:table-cell>
          <table:table-cell office:value-type="string">
            <text:p>especie de árbol (cuyas hojas son utilizadas para mezclar en la preparación de carayurú) </text:p>
          </table:table-cell>
          <table:table-cell table:number-columns-repeated="204"/>
        </table:table-row>
        <table:table-row table:style-name="ro2">
          <table:table-cell office:value-type="string">
            <text:p>gʉ̃nañejãmoro </text:p>
          </table:table-cell>
          <table:table-cell office:value-type="string">
            <text:p>ˈŋɨ̃́nɑ̃ɲẽ.hɑ̃mṍɾṍ E][ˈŋɨ̃́nɑ̃ɲẽ.ˈhɑ̃́mõɾõ J </text:p>
          </table:table-cell>
          <table:table-cell office:value-type="string">
            <text:p>inan. </text:p>
          </table:table-cell>
          <table:table-cell office:value-type="string">
            <text:p>enramada </text:p>
          </table:table-cell>
          <table:table-cell table:number-columns-repeated="204"/>
        </table:table-row>
        <table:table-row table:style-name="ro2">
          <table:table-cell office:value-type="string">
            <text:p>gʉ̃nañemaa </text:p>
          </table:table-cell>
          <table:table-cell office:value-type="string">
            <text:p>ŋɨ̃́ˈnɑ̃ɲẽ.mɑ̃́ɑ̃́ E][ŋɨ̃́ˈnɑ̃ɲẽ.mɑ̃ J </text:p>
          </table:table-cell>
          <table:table-cell office:value-type="string">
            <text:p>inan. </text:p>
          </table:table-cell>
          <table:table-cell office:value-type="string">
            <text:p>bejuco de carayurú </text:p>
          </table:table-cell>
          <table:table-cell/>
          <table:table-cell office:value-type="string">
            <text:p>sc Bignonia Chica H.B.K., Arrhabidea Chica Verlot</text:p>
          </table:table-cell>
          <table:table-cell table:number-columns-repeated="202"/>
        </table:table-row>
        <table:table-row table:style-name="ro2">
          <table:table-cell office:value-type="string">
            <text:p>gʉ̃nare </text:p>
          </table:table-cell>
          <table:table-cell office:value-type="string">
            <text:p>ˈŋɨ̃́nɑ̃.ɾẽ E][ˈŋɨ̃nɑ̃́.ɾẽ́ J </text:p>
          </table:table-cell>
          <table:table-cell office:value-type="string">
            <text:p>v.i. </text:p>
          </table:table-cell>
          <table:table-cell office:value-type="string">
            <text:p>defecar </text:p>
          </table:table-cell>
          <table:table-cell table:number-columns-repeated="204"/>
        </table:table-row>
        <table:table-row table:style-name="ro2">
          <table:table-cell office:value-type="string">
            <text:p>gʉ̃nareare </text:p>
          </table:table-cell>
          <table:table-cell office:value-type="string">
            <text:p>ŋɨ̃́nɑ̃.ɾéɑ́.ɾe E][ˈŋɨ̃nɑ̃́.ɾéɑ.ɾe J </text:p>
          </table:table-cell>
          <table:table-cell office:value-type="string">
            <text:p>v.t. </text:p>
          </table:table-cell>
          <table:table-cell office:value-type="string">
            <text:p>defecar </text:p>
          </table:table-cell>
          <table:table-cell table:number-columns-repeated="204"/>
        </table:table-row>
        <table:table-row table:style-name="ro2">
          <table:table-cell office:value-type="string">
            <text:p>gʉso </text:p>
          </table:table-cell>
          <table:table-cell office:value-type="string">
            <text:p>gɨˈsó </text:p>
          </table:table-cell>
          <table:table-cell office:value-type="string">
            <text:p>an. </text:p>
          </table:table-cell>
          <table:table-cell office:value-type="string">
            <text:p>babilla </text:p>
          </table:table-cell>
          <table:table-cell office:value-type="string">
            <text:p>Caiman sclerops , </text:p>
          </table:table-cell>
          <table:table-cell table:number-columns-repeated="203"/>
        </table:table-row>
        <table:table-row table:style-name="ro2">
          <table:table-cell office:value-type="string">
            <text:p>gʉso_taa </text:p>
          </table:table-cell>
          <table:table-cell office:value-type="string">
            <text:p>gɨˈsó.tɑ́ɑ́ </text:p>
          </table:table-cell>
          <table:table-cell office:value-type="string">
            <text:p>inan.s.de masa </text:p>
          </table:table-cell>
          <table:table-cell office:value-type="string">
            <text:p>especie de maleza (hierba) </text:p>
          </table:table-cell>
          <table:table-cell table:number-columns-repeated="204"/>
        </table:table-row>
        <table:table-row table:style-name="ro2">
          <table:table-cell office:value-type="string">
            <text:p>gʉsomunia </text:p>
          </table:table-cell>
          <table:table-cell office:value-type="string">
            <text:p>gɨˈsómṹnĩɑ̃ E][gɨˈsómṹnĩ́ɑ̃́ J </text:p>
          </table:table-cell>
          <table:table-cell office:value-type="string">
            <text:p>inan. </text:p>
          </table:table-cell>
          <table:table-cell office:value-type="string">
            <text:p>rodilla </text:p>
          </table:table-cell>
          <table:table-cell table:number-columns-repeated="204"/>
        </table:table-row>
        <table:table-row table:style-name="ro2">
          <table:table-cell office:value-type="string">
            <text:p>gʉ̃ta </text:p>
          </table:table-cell>
          <table:table-cell office:value-type="string">
            <text:p>ŋɨ̃ˈtɑ̃́ɑ̃ </text:p>
          </table:table-cell>
          <table:table-cell office:value-type="string">
            <text:p>inan. </text:p>
          </table:table-cell>
          <table:table-cell office:value-type="string">
            <text:p>piedra </text:p>
          </table:table-cell>
          <table:table-cell table:number-columns-repeated="2"/>
          <table:table-cell office:value-type="string">
            <text:p>ntg BARS,91 stone no.160; </text:p>
          </table:table-cell>
          <table:table-cell table:number-columns-repeated="201"/>
        </table:table-row>
        <table:table-row table:style-name="ro2">
          <table:table-cell office:value-type="string">
            <text:p>gʉ̃ta_buja </text:p>
          </table:table-cell>
          <table:table-cell office:value-type="string">
            <text:p>ŋɨ̃ˈtɑ̃́.búhɑ E][ŋɨ̃ˈtɑ̃́.búhɑ́ J </text:p>
          </table:table-cell>
          <table:table-cell office:value-type="string">
            <text:p>an. </text:p>
          </table:table-cell>
          <table:table-cell office:value-type="string">
            <text:p>gallo de las sierras </text:p>
          </table:table-cell>
          <table:table-cell/>
          <table:table-cell office:value-type="string">
            <text:p>sc Rupicola spp. </text:p>
          </table:table-cell>
          <table:table-cell table:number-columns-repeated="202"/>
        </table:table-row>
        <table:table-row table:style-name="ro2">
          <table:table-cell office:value-type="string">
            <text:p>Gʉ̃ta_sariʉ </text:p>
          </table:table-cell>
          <table:table-cell office:value-type="string">
            <text:p>ŋɨ̃ˈtɑ̃́.sɑɾí.í E][ŋɨ̃ˈtɑ̃́.sɑ́ɾí.ɨ́ J </text:p>
          </table:table-cell>
          <table:table-cell office:value-type="string">
            <text:p>inan. </text:p>
          </table:table-cell>
          <table:table-cell office:value-type="string">
            <text:p>cerro ubicado en la cabecera del río Vaupés (uso: se dice más que |bJee jũna bota|r o |bɄco jĩno yaa bota|r) </text:p>
          </table:table-cell>
          <table:table-cell table:number-columns-repeated="204"/>
        </table:table-row>
        <table:table-row table:style-name="ro2">
          <table:table-cell office:value-type="string">
            <text:p>Gʉ̃ta_seberoa </text:p>
          </table:table-cell>
          <table:table-cell office:value-type="string">
            <text:p>ŋɨ̃ˈtɑ̃́.sebéɾó.ɑ́ E][ŋɨ̃ˈtɑ̃́.ˈsébeɾo.ɑ J </text:p>
          </table:table-cell>
          <table:table-cell office:value-type="string">
            <text:p>an.s.plural </text:p>
          </table:table-cell>
          <table:table-cell office:value-type="string">
            <text:p>diseño de lagartos en una roca cerca de San Miguel </text:p>
          </table:table-cell>
          <table:table-cell table:number-columns-repeated="204"/>
        </table:table-row>
        <table:table-row table:style-name="ro2">
          <table:table-cell office:value-type="string">
            <text:p>gʉ̃tagase </text:p>
          </table:table-cell>
          <table:table-cell office:value-type="string">
            <text:p>ŋɨ̃tɑ̃́.ˈgɑ́se E][ŋɨ̃ˈtɑ̃́.gɑ́sé J </text:p>
          </table:table-cell>
          <table:table-cell office:value-type="string">
            <text:p>inan.f.n.esp. </text:p>
          </table:table-cell>
          <table:table-cell office:value-type="string">
            <text:p>bandas </text:p>
          </table:table-cell>
          <table:table-cell table:number-columns-repeated="204"/>
        </table:table-row>
        <table:table-row table:style-name="ro2">
          <table:table-cell office:value-type="string">
            <text:p>gʉ̃tagũmu </text:p>
          </table:table-cell>
          <table:table-cell office:value-type="string">
            <text:p>ŋɨ̃ˈtɑ̃́.ŋṹmṹ E][ŋɨ̃ˈtɑ̃́.ŋṹmũ J </text:p>
          </table:table-cell>
          <table:table-cell office:value-type="string">
            <text:p>inan.f.n.esp. </text:p>
          </table:table-cell>
          <table:table-cell office:value-type="string">
            <text:p>cordillera </text:p>
          </table:table-cell>
          <table:table-cell table:number-columns-repeated="204"/>
        </table:table-row>
        <table:table-row table:style-name="ro2">
          <table:table-cell office:value-type="string">
            <text:p>gʉ̃tajoero </text:p>
          </table:table-cell>
          <table:table-cell office:value-type="string">
            <text:p>ŋɨ̃ˈtɑ̃́.hóé.ɾó E][ŋɨ̃ˈtɑ̃́.hóe.ɾo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gʉ̃taria </text:p>
          </table:table-cell>
          <table:table-cell office:value-type="string">
            <text:p>ŋɨ̃ˈtɑ̃́.ɾĩ́ɑ̃ </text:p>
          </table:table-cell>
          <table:table-cell office:value-type="string">
            <text:p>inan.s.de masa </text:p>
          </table:table-cell>
          <table:table-cell office:value-type="string">
            <text:p>gravilla </text:p>
          </table:table-cell>
          <table:table-cell table:number-columns-repeated="204"/>
        </table:table-row>
        <table:table-row table:style-name="ro2">
          <table:table-cell office:value-type="string">
            <text:p>gʉ̃tatoti </text:p>
          </table:table-cell>
          <table:table-cell office:value-type="string">
            <text:p>ŋɨ̃tɑ̃́.toˈtí E][ŋɨ̃ˈtɑ̃́.tótí J </text:p>
          </table:table-cell>
          <table:table-cell office:value-type="string">
            <text:p>inan. </text:p>
          </table:table-cell>
          <table:table-cell office:value-type="string">
            <text:p>cueva </text:p>
          </table:table-cell>
          <table:table-cell table:number-columns-repeated="204"/>
        </table:table-row>
        <table:table-row table:style-name="ro2">
          <table:table-cell office:value-type="string">
            <text:p>gʉ̃tatubua </text:p>
          </table:table-cell>
          <table:table-cell office:value-type="string">
            <text:p>ŋɨ̃ˈtɑ̃́.túbúɑ́ E][ŋɨ̃ˈtɑ̃́.túbuɑ J </text:p>
          </table:table-cell>
          <table:table-cell office:value-type="string">
            <text:p>inan. </text:p>
          </table:table-cell>
          <table:table-cell office:value-type="string">
            <text:p>montón de piedras</text:p>
          </table:table-cell>
          <table:table-cell table:number-columns-repeated="204"/>
        </table:table-row>
        <table:table-row table:style-name="ro2">
          <table:table-cell office:value-type="string">
            <text:p>gʉ̃taʉ </text:p>
          </table:table-cell>
          <table:table-cell office:value-type="string">
            <text:p>ŋɨ̃ˈtɑ̃́.ɨ̃ E][ŋɨ̃ˈtɘ́̃.ɨ̃ J </text:p>
          </table:table-cell>
          <table:table-cell office:value-type="string">
            <text:p>inan. </text:p>
          </table:table-cell>
          <table:table-cell office:value-type="string">
            <text:p>cerro </text:p>
          </table:table-cell>
          <table:table-cell table:number-columns-repeated="204"/>
        </table:table-row>
        <table:table-row table:style-name="ro2">
          <table:table-cell office:value-type="string">
            <text:p>gʉ̃tawaca </text:p>
          </table:table-cell>
          <table:table-cell office:value-type="string">
            <text:p>ŋɨ̃ˈtɑ̃́.wɑkɑ́ E][ŋɨ̃ˈtɑ̃́.wɑ́kɑ́ J </text:p>
          </table:table-cell>
          <table:table-cell office:value-type="string">
            <text:p>an. </text:p>
          </table:table-cell>
          <table:table-cell office:value-type="string">
            <text:p>payara (especie de pez)</text:p>
          </table:table-cell>
          <table:table-cell table:number-columns-repeated="204"/>
        </table:table-row>
        <table:table-row table:style-name="ro2">
          <table:table-cell office:value-type="string">
            <text:p>Gʉ̃taweya </text:p>
          </table:table-cell>
          <table:table-cell office:value-type="string">
            <text:p>ŋɨ̃ˈtɑ̃́.we.dʒɑ́ E][ŋɨ̃ˈtɑ̃́.we.dʒɑ J </text:p>
          </table:table-cell>
          <table:table-cell office:value-type="string">
            <text:p>inan. </text:p>
          </table:table-cell>
          <table:table-cell office:value-type="string">
            <text:p>caño Piedra (afluente del río Pirá-Paraná) </text:p>
          </table:table-cell>
          <table:table-cell table:number-columns-repeated="204"/>
        </table:table-row>
        <table:table-row table:style-name="ro2">
          <table:table-cell office:value-type="string">
            <text:p>gʉ̃tayucʉ </text:p>
          </table:table-cell>
          <table:table-cell office:value-type="string">
            <text:p>ŋɨ̃ˈtɑ̃́.dʒukɨ́ E][ˈŋɨ̃tɑ̃́.dʒúkɨ J </text:p>
          </table:table-cell>
          <table:table-cell office:value-type="string">
            <text:p>inan.f.n.esp. </text:p>
          </table:table-cell>
          <table:table-cell office:value-type="string">
            <text:p>cerros </text:p>
          </table:table-cell>
          <table:table-cell table:number-columns-repeated="204"/>
        </table:table-row>
        <table:table-row table:style-name="ro1">
          <table:table-cell table:number-columns-repeated="2" office:value-type="string">
            <text:p>i </text:p>
          </table:table-cell>
          <table:table-cell office:value-type="string">
            <text:p>pron.dem.inan. </text:p>
          </table:table-cell>
          <table:table-cell office:value-type="string">
            <text:p>aquel, aquella (cosa)</text:p>
          </table:table-cell>
          <table:table-cell table:number-columns-repeated="204"/>
        </table:table-row>
        <table:table-row table:style-name="ro2">
          <table:table-cell office:value-type="string">
            <text:p>ĩa </text:p>
          </table:table-cell>
          <table:table-cell office:value-type="string">
            <text:p>ˈĩ́ɑ̃ </text:p>
          </table:table-cell>
          <table:table-cell office:value-type="string">
            <text:p>an.s.plural </text:p>
          </table:table-cell>
          <table:table-cell office:value-type="string">
            <text:p>orugas </text:p>
          </table:table-cell>
          <table:table-cell table:number-columns-repeated="204"/>
        </table:table-row>
        <table:table-row table:style-name="ro2">
          <table:table-cell office:value-type="string">
            <text:p>ĩa_rĩjoro_cʉtire </text:p>
          </table:table-cell>
          <table:table-cell office:value-type="string">
            <text:p>ˈĩ́ɑ̃.ɾĩhṍɾṍ.kɨ́tí.ɾe E][ˈĩɑ̃́.ɾĩhṍɾṍ.kɨ́tí.ɾé J </text:p>
          </table:table-cell>
          <table:table-cell office:value-type="string">
            <text:p>v.t. </text:p>
          </table:table-cell>
          <table:table-cell office:value-type="string">
            <text:p>mirar adelante </text:p>
          </table:table-cell>
          <table:table-cell table:number-columns-repeated="204"/>
        </table:table-row>
        <table:table-row table:style-name="ro2">
          <table:table-cell office:value-type="string">
            <text:p>ĩa_wai </text:p>
          </table:table-cell>
          <table:table-cell office:value-type="string">
            <text:p>ˈĩ́ɑ̃́.wɑí E][ĩ́ɑ̃.ˈwɑ́i J </text:p>
          </table:table-cell>
          <table:table-cell office:value-type="string">
            <text:p>an. </text:p>
          </table:table-cell>
          <table:table-cell office:value-type="string">
            <text:p>cría de la sabaleta </text:p>
          </table:table-cell>
          <table:table-cell/>
          <table:table-cell office:value-type="string">
            <text:p>sc Brycon spp., F. Characidae </text:p>
          </table:table-cell>
          <table:table-cell table:number-columns-repeated="202"/>
        </table:table-row>
        <table:table-row table:style-name="ro2">
          <table:table-cell office:value-type="string">
            <text:p>ĩababoore </text:p>
          </table:table-cell>
          <table:table-cell office:value-type="string">
            <text:p>ˈĩ́ɑ̃.bɑ́bo.ɾe E][ĩ́ˈɑ̃́.bɑ́bo.ɾe J </text:p>
          </table:table-cell>
          <table:table-cell office:value-type="string">
            <text:p>v.t. </text:p>
          </table:table-cell>
          <table:table-cell office:value-type="string">
            <text:p>volver a ver, visitar, mirar; </text:p>
          </table:table-cell>
          <table:table-cell table:number-columns-repeated="204"/>
        </table:table-row>
        <table:table-row table:style-name="ro2">
          <table:table-cell office:value-type="string">
            <text:p>ĩabatoore </text:p>
          </table:table-cell>
          <table:table-cell office:value-type="string">
            <text:p>ˈĩ́ɑ̃.bɑ́to.ɾe E][ˈĩ́ɑ̃́.bɑ́too.ɾe J </text:p>
          </table:table-cell>
          <table:table-cell office:value-type="string">
            <text:p>v.t. </text:p>
          </table:table-cell>
          <table:table-cell office:value-type="string">
            <text:p>mirar alrededor, los alrededores</text:p>
          </table:table-cell>
          <table:table-cell table:number-columns-repeated="204"/>
        </table:table-row>
        <table:table-row table:style-name="ro2">
          <table:table-cell office:value-type="string">
            <text:p>ĩabecʉ, ĩabeco </text:p>
          </table:table-cell>
          <table:table-cell office:value-type="string">
            <text:p>ˈĩ́ɑ̃.be.kɨ́ E][ĩɑ̃́.ˈbé.kɨ J </text:p>
          </table:table-cell>
          <table:table-cell office:value-type="string">
            <text:p>s.v.m., f. </text:p>
          </table:table-cell>
          <table:table-cell office:value-type="string">
            <text:p>ciego, ciega </text:p>
          </table:table-cell>
          <table:table-cell table:number-columns-repeated="204"/>
        </table:table-row>
        <table:table-row table:style-name="ro2">
          <table:table-cell office:value-type="string">
            <text:p>ĩabesere </text:p>
          </table:table-cell>
          <table:table-cell office:value-type="string">
            <text:p>ˈĩ́ɑ̃.besé.ɾé E][ˈĩɑ̃́.bése.ɾe J </text:p>
          </table:table-cell>
          <table:table-cell office:value-type="string">
            <text:p>v.t. </text:p>
          </table:table-cell>
          <table:table-cell office:value-type="string">
            <text:p>escoger (cosa como tela, palo, comida) </text:p>
          </table:table-cell>
          <table:table-cell table:number-columns-repeated="204"/>
        </table:table-row>
        <table:table-row table:style-name="ro2">
          <table:table-cell office:value-type="string">
            <text:p>ĩabʉjare </text:p>
          </table:table-cell>
          <table:table-cell office:value-type="string">
            <text:p>ĩ́ɑ̃.bɨhɑ́.ɾé E][ĩɑ̃́.ˈbɨ́hɑ.ɾe J </text:p>
          </table:table-cell>
          <table:table-cell office:value-type="string">
            <text:p>v.t. </text:p>
          </table:table-cell>
          <table:table-cell office:value-type="string">
            <text:p>encontrar </text:p>
          </table:table-cell>
          <table:table-cell table:number-columns-repeated="204"/>
        </table:table-row>
        <table:table-row table:style-name="ro2">
          <table:table-cell office:value-type="string">
            <text:p>ĩacãnamuure </text:p>
          </table:table-cell>
          <table:table-cell office:value-type="string">
            <text:p>ˈĩ́ɑ̃.kɑ̃́nɑ̃.mṹũ.ɾẽ E][ĩɑ̃́.ˈkɑ̃́nɑ̃.mṹṹ.ɾẽ́ J </text:p>
          </table:table-cell>
          <table:table-cell office:value-type="string">
            <text:p>v.t. </text:p>
          </table:table-cell>
          <table:table-cell office:value-type="string">
            <text:p>mirar de frente </text:p>
          </table:table-cell>
          <table:table-cell table:number-columns-repeated="204"/>
        </table:table-row>
        <table:table-row table:style-name="ro2">
          <table:table-cell office:value-type="string">
            <text:p>ĩacõañare </text:p>
          </table:table-cell>
          <table:table-cell office:value-type="string">
            <text:p>ˈĩ́ɑ̃.kṍɑ̃́.ɲɑ̃́.ɾẽ́ E][ĩɑ̃́.kṍɑ̃ˈɲɑ̃́ɑ̃́.ɾẽ́ J </text:p>
          </table:table-cell>
          <table:table-cell office:value-type="string">
            <text:p>v.t. </text:p>
          </table:table-cell>
          <table:table-cell office:value-type="string">
            <text:p>quedarse mirando </text:p>
          </table:table-cell>
          <table:table-cell table:number-columns-repeated="204"/>
        </table:table-row>
        <table:table-row table:style-name="ro1">
          <table:table-cell office:value-type="string">
            <text:p>ĩacodere </text:p>
          </table:table-cell>
          <table:table-cell office:value-type="string">
            <text:p>ˈĩ́ɑ̃.kóde.ɾe E][ĩɑ̃́.ˈkóde.ɾe J </text:p>
          </table:table-cell>
          <table:table-cell office:value-type="string">
            <text:p>v.t. </text:p>
          </table:table-cell>
          <table:table-cell office:value-type="string">
            <text:p>vigilar </text:p>
          </table:table-cell>
          <table:table-cell table:number-columns-repeated="204"/>
        </table:table-row>
        <table:table-row table:style-name="ro2">
          <table:table-cell office:value-type="string">
            <text:p>ĩacõĩare </text:p>
          </table:table-cell>
          <table:table-cell office:value-type="string">
            <text:p>ˈĩ́ɑ̃.kṍ.ĩ́ɑ̃.ɾẽ E][ĩ́ɑ̃́.ˈkṍ.ĩ́ɑ̃.ɾẽ J </text:p>
          </table:table-cell>
          <table:table-cell office:value-type="string">
            <text:p>v.t. </text:p>
          </table:table-cell>
          <table:table-cell office:value-type="string">
            <text:p>evaluar </text:p>
          </table:table-cell>
          <table:table-cell table:number-columns-repeated="204"/>
        </table:table-row>
        <table:table-row table:style-name="ro2">
          <table:table-cell office:value-type="string">
            <text:p>ĩacõore </text:p>
          </table:table-cell>
          <table:table-cell office:value-type="string">
            <text:p>ˈĩ́ɑ̃.kṍṍ.ɾẽ E][ĩ́ɑ̃́.ˈkṍõ.ɾẽ J </text:p>
          </table:table-cell>
          <table:table-cell office:value-type="string">
            <text:p>v.t. </text:p>
          </table:table-cell>
          <table:table-cell office:value-type="string">
            <text:p>revisar</text:p>
          </table:table-cell>
          <table:table-cell table:number-columns-repeated="204"/>
        </table:table-row>
        <table:table-row table:style-name="ro1">
          <table:table-cell office:value-type="string">
            <text:p>ĩacudire </text:p>
          </table:table-cell>
          <table:table-cell office:value-type="string">
            <text:p>ˈĩ́ɑ̃.kúdi.ɾe E][ˈĩɑ̃́.kudí.ɾé J </text:p>
          </table:table-cell>
          <table:table-cell office:value-type="string">
            <text:p>v.t. </text:p>
          </table:table-cell>
          <table:table-cell office:value-type="string">
            <text:p>visitar de casa a casa</text:p>
          </table:table-cell>
          <table:table-cell table:number-columns-repeated="204"/>
        </table:table-row>
        <table:table-row table:style-name="ro2">
          <table:table-cell office:value-type="string">
            <text:p>ĩaejore </text:p>
          </table:table-cell>
          <table:table-cell office:value-type="string">
            <text:p>ˈĩ́ɑ̃.éh.o.ɾe E][ˈĩɑ̃́.eh.ó.ɾé J </text:p>
          </table:table-cell>
          <table:table-cell office:value-type="string">
            <text:p>v.t. </text:p>
          </table:table-cell>
          <table:table-cell office:value-type="string">
            <text:p>mirar </text:p>
          </table:table-cell>
          <table:table-cell table:number-columns-repeated="204"/>
        </table:table-row>
        <table:table-row table:style-name="ro1">
          <table:table-cell office:value-type="string">
            <text:p>ĩaĩa_mani_yire </text:p>
          </table:table-cell>
          <table:table-cell table:number-columns-repeated="4"/>
          <table:table-cell office:value-type="string">
            <text:p>uv J</text:p>
          </table:table-cell>
          <table:table-cell table:number-columns-repeated="202"/>
        </table:table-row>
        <table:table-row table:style-name="ro2">
          <table:table-cell office:value-type="string">
            <text:p>ĩaĩañamani_yire </text:p>
          </table:table-cell>
          <table:table-cell office:value-type="string">
            <text:p>ˈĩ́ɑ̃.ĩ́ɑ̃́.ɲɑ̃.mɑ̃́.nĩ́.dʒí.ɾé </text:p>
          </table:table-cell>
          <table:table-cell office:value-type="string">
            <text:p>v.t. </text:p>
          </table:table-cell>
          <table:table-cell office:value-type="string">
            <text:p>hacer milagro </text:p>
          </table:table-cell>
          <table:table-cell/>
          <table:table-cell office:value-type="string">
            <text:p>va ĩaĩa mani yire , uv E , vn J , ph ˈĩɑ̃́.ĩ́ɑ̃.mɑ̃́.nĩ.dʒí.ɾé </text:p>
          </table:table-cell>
          <table:table-cell table:number-columns-repeated="202"/>
        </table:table-row>
        <table:table-row table:style-name="ro2">
          <table:table-cell office:value-type="string">
            <text:p>ĩaĩare </text:p>
          </table:table-cell>
          <table:table-cell office:value-type="string">
            <text:p>ˈĩ́ɑ̃.ĩ́ɑ̃.ɾẽ E][ˈĩɑ̃́.ĩ́ɑ̃.ɾẽ J </text:p>
          </table:table-cell>
          <table:table-cell office:value-type="string">
            <text:p>v.t. </text:p>
          </table:table-cell>
          <table:table-cell office:value-type="string">
            <text:p>mirar </text:p>
          </table:table-cell>
          <table:table-cell table:number-columns-repeated="204"/>
        </table:table-row>
        <table:table-row table:style-name="ro2">
          <table:table-cell office:value-type="string">
            <text:p>ĩajacʉ </text:p>
          </table:table-cell>
          <table:table-cell office:value-type="string">
            <text:p>ĩ́ɑ̃́.ˈhɑ́kɨ́ </text:p>
          </table:table-cell>
          <table:table-cell office:value-type="string">
            <text:p>an. </text:p>
          </table:table-cell>
          <table:table-cell office:value-type="string">
            <text:p>especie de cigarra </text:p>
          </table:table-cell>
          <table:table-cell office:value-type="string">
            <text:p>F. Cicadidae; sc (común) G. Tibicen. </text:p>
          </table:table-cell>
          <table:table-cell table:number-columns-repeated="203"/>
        </table:table-row>
        <table:table-row table:style-name="ro2">
          <table:table-cell office:value-type="string">
            <text:p>ĩajãnare </text:p>
          </table:table-cell>
          <table:table-cell office:value-type="string">
            <text:p>ĩ́ɑ̃.ˈhɑ̃́nɑ̃.ɾẽ E][ĩ́ɑ̃́.ˈhɑ̃́nɑ̃.ɾẽ J </text:p>
          </table:table-cell>
          <table:table-cell office:value-type="string">
            <text:p>v.t. </text:p>
          </table:table-cell>
          <table:table-cell office:value-type="string">
            <text:p>abrir (los ojos)</text:p>
          </table:table-cell>
          <table:table-cell table:number-columns-repeated="204"/>
        </table:table-row>
        <table:table-row table:style-name="ro2">
          <table:table-cell office:value-type="string">
            <text:p>ĩajõore </text:p>
          </table:table-cell>
          <table:table-cell office:value-type="string">
            <text:p>ĩ́ˈɑ̃.ˈhṍṍ.ɾẽ E][ĩɑ̃́.ˈhṍõ.ɾẽ J </text:p>
          </table:table-cell>
          <table:table-cell office:value-type="string">
            <text:p>v.caus. </text:p>
          </table:table-cell>
          <table:table-cell office:value-type="string">
            <text:p>mirar a un cuarto </text:p>
          </table:table-cell>
          <table:table-cell table:number-columns-repeated="2"/>
          <table:table-cell office:value-type="string">
            <text:p>ntg BARS,91 (ĩa hõ) (see enter'room'CAUS) ‘to look into a room’ 6.8 (Verb phrases) Causatives p.101;</text:p>
          </table:table-cell>
          <table:table-cell table:number-columns-repeated="201"/>
        </table:table-row>
        <table:table-row table:style-name="ro2">
          <table:table-cell office:value-type="string">
            <text:p>ĩajũnisinire </text:p>
          </table:table-cell>
          <table:table-cell office:value-type="string">
            <text:p>ˈĩ́ˈɑ̃.hṹnĩ́.sĩ́nĩ.ɾẽ E][ĩɑ̃́.ˈhṹnĩ́.sĩ́nĩ.ɾẽ J </text:p>
          </table:table-cell>
          <table:table-cell office:value-type="string">
            <text:p>v.t. </text:p>
          </table:table-cell>
          <table:table-cell office:value-type="string">
            <text:p>estar bravo, brava </text:p>
          </table:table-cell>
          <table:table-cell table:number-columns-repeated="2"/>
          <table:table-cell/>
          <table:table-cell table:number-columns-repeated="201"/>
        </table:table-row>
        <table:table-row table:style-name="ro2">
          <table:table-cell office:value-type="string">
            <text:p>ĩamacare </text:p>
          </table:table-cell>
          <table:table-cell office:value-type="string">
            <text:p>ĩ́ˈɑ̃.mɑ̃kɑ̃́.ɾẽ E][ˈĩ́ɑ̃́.mɑ̃́kɑ̃.ɾẽ J </text:p>
          </table:table-cell>
          <table:table-cell office:value-type="string">
            <text:p>v.t. </text:p>
          </table:table-cell>
          <table:table-cell office:value-type="string">
            <text:p>buscar (animales por medio de sus huellas, una cosa perdida)</text:p>
          </table:table-cell>
          <table:table-cell table:number-columns-repeated="204"/>
        </table:table-row>
        <table:table-row table:style-name="ro2">
          <table:table-cell office:value-type="string">
            <text:p>ĩamaire </text:p>
          </table:table-cell>
          <table:table-cell/>
          <table:table-cell office:value-type="string">
            <text:p>v.t. </text:p>
          </table:table-cell>
          <table:table-cell office:value-type="string">
            <text:p>amar </text:p>
          </table:table-cell>
          <table:table-cell table:number-columns-repeated="204"/>
        </table:table-row>
        <table:table-row table:style-name="ro1">
          <table:table-cell office:value-type="string">
            <text:p>ĩamani </text:p>
          </table:table-cell>
          <table:table-cell table:number-columns-repeated="4"/>
          <table:table-cell office:value-type="string">
            <text:p>uv J</text:p>
          </table:table-cell>
          <table:table-cell table:number-columns-repeated="202"/>
        </table:table-row>
        <table:table-row table:style-name="ro2">
          <table:table-cell office:value-type="string">
            <text:p>ĩamasire </text:p>
          </table:table-cell>
          <table:table-cell office:value-type="string">
            <text:p>ˈĩ́ɑ̃.mɑ̃sĩ́.ɾẽ E][ĩɑ̃́.ˈmɑ̃́sĩ.ɾẽ J </text:p>
          </table:table-cell>
          <table:table-cell office:value-type="string">
            <text:p>v.t. </text:p>
          </table:table-cell>
          <table:table-cell office:value-type="string">
            <text:p>reconocer </text:p>
          </table:table-cell>
          <table:table-cell table:number-columns-repeated="2"/>
          <table:table-cell office:value-type="string">
            <text:p>ntg BARS,91 he (3ms) 2.11 Personal pron. p.31 no.91; BARS,91 ĩa bãsi (see know) ‘to know by sight, ro recognize’, 11.16 Cognition verbs p.160;</text:p>
          </table:table-cell>
          <table:table-cell table:number-columns-repeated="201"/>
        </table:table-row>
        <table:table-row table:style-name="ro2">
          <table:table-cell office:value-type="string">
            <text:p>ĩamʉ </text:p>
          </table:table-cell>
          <table:table-cell office:value-type="string">
            <text:p>ĩˈɑ̃́.mɨ̃ </text:p>
          </table:table-cell>
          <table:table-cell office:value-type="string">
            <text:p>an. </text:p>
          </table:table-cell>
          <table:table-cell office:value-type="string">
            <text:p>oruga </text:p>
          </table:table-cell>
          <table:table-cell table:number-columns-repeated="204"/>
        </table:table-row>
        <table:table-row table:style-name="ro2">
          <table:table-cell office:value-type="string">
            <text:p>ĩamʉore </text:p>
          </table:table-cell>
          <table:table-cell office:value-type="string">
            <text:p>ˈĩ́ɑ̃.mɨ̃́.ṍ.ɾẽ E][ĩ́ɑ̃́.ˈmɨ̃́.õ.ɾẽ J </text:p>
          </table:table-cell>
          <table:table-cell office:value-type="string">
            <text:p>v.caus. </text:p>
          </table:table-cell>
          <table:table-cell office:value-type="string">
            <text:p>mirar arriba </text:p>
          </table:table-cell>
          <table:table-cell table:number-columns-repeated="204"/>
        </table:table-row>
        <table:table-row table:style-name="ro2">
          <table:table-cell office:value-type="string">
            <text:p>ĩañamani </text:p>
          </table:table-cell>
          <table:table-cell office:value-type="string">
            <text:p>ˈĩ́ɑ̃.ɲɑ̃.mɑ̃́.nĩ́ </text:p>
          </table:table-cell>
          <table:table-cell office:value-type="string">
            <text:p>s.v.inan. </text:p>
          </table:table-cell>
          <table:table-cell office:value-type="string">
            <text:p>cosa, lugar prohibido de mirar </text:p>
          </table:table-cell>
          <table:table-cell/>
          <table:table-cell office:value-type="string">
            <text:p>va ĩamani , uv <text:s/>E , vn <text:s/>J , ph ˈĩ́ɑ̃́.mɑ̃́.nĩ </text:p>
          </table:table-cell>
          <table:table-cell table:number-columns-repeated="202"/>
        </table:table-row>
        <table:table-row table:style-name="ro1">
          <table:table-cell office:value-type="string">
            <text:p>ĩare </text:p>
          </table:table-cell>
          <table:table-cell office:value-type="string">
            <text:p>ˈĩ́ɑ̃.ɾẽ E][ĩˈɑ̃́.ɾẽ́ J </text:p>
          </table:table-cell>
          <table:table-cell office:value-type="string">
            <text:p>v.t. </text:p>
          </table:table-cell>
          <table:table-cell office:value-type="string">
            <text:p>ver </text:p>
          </table:table-cell>
          <table:table-cell table:number-columns-repeated="204"/>
        </table:table-row>
        <table:table-row table:style-name="ro1">
          <table:table-cell office:value-type="string">
            <text:p>ĩarẽtobuĩare </text:p>
          </table:table-cell>
          <table:table-cell office:value-type="string">
            <text:p>ˈĩ́ɑ̃.ɾẽ́tṍ.bú.ĩ́ɑ̃.ɾẽ E][ĩˈɑ̃́.ɾẽ́tõ.búú.ĩɑ̃́.ɾẽ́ J </text:p>
          </table:table-cell>
          <table:table-cell office:value-type="string">
            <text:p>v.t. </text:p>
          </table:table-cell>
          <table:table-cell office:value-type="string">
            <text:p>ver a través de </text:p>
          </table:table-cell>
          <table:table-cell table:number-columns-repeated="204"/>
        </table:table-row>
        <table:table-row table:style-name="ro2">
          <table:table-cell office:value-type="string">
            <text:p>ĩarijacoare </text:p>
          </table:table-cell>
          <table:table-cell office:value-type="string">
            <text:p>ˈĩ́ɑ̃.ɾíhɑ.kó.ɑ́.ɾé E][ˈĩɑ̃́.ɾíhɑ.kó.ɑ́.ɾé J </text:p>
          </table:table-cell>
          <table:table-cell office:value-type="string">
            <text:p>v.t. </text:p>
          </table:table-cell>
          <table:table-cell office:value-type="string">
            <text:p>quedarse mirando </text:p>
          </table:table-cell>
          <table:table-cell table:number-columns-repeated="204"/>
        </table:table-row>
        <table:table-row table:style-name="ro2">
          <table:table-cell office:value-type="string">
            <text:p>ĩario_yire </text:p>
          </table:table-cell>
          <table:table-cell office:value-type="string">
            <text:p>ˈĩ́ɑ̃.ɾíó.dʒí.ɾe E][ĩˈɑ̃́.ɾíó.dʒí.ɾé J </text:p>
          </table:table-cell>
          <table:table-cell office:value-type="string">
            <text:p>v.t. </text:p>
          </table:table-cell>
          <table:table-cell office:value-type="string">
            <text:p>mirar adelante </text:p>
          </table:table-cell>
          <table:table-cell table:number-columns-repeated="204"/>
        </table:table-row>
        <table:table-row table:style-name="ro2">
          <table:table-cell office:value-type="string">
            <text:p>ĩaroore </text:p>
          </table:table-cell>
          <table:table-cell office:value-type="string">
            <text:p>ˈĩ́ɑ̃.ɾó.ó.ɾe E][ĩ́ɑ̃́.ˈɾó.o.ɾe J </text:p>
          </table:table-cell>
          <table:table-cell office:value-type="string">
            <text:p>v.t. </text:p>
          </table:table-cell>
          <table:table-cell office:value-type="string">
            <text:p>mirar hacia abajo (hacia el río)</text:p>
          </table:table-cell>
          <table:table-cell table:number-columns-repeated="204"/>
        </table:table-row>
        <table:table-row table:style-name="ro2">
          <table:table-cell office:value-type="string">
            <text:p>ĩarudire </text:p>
          </table:table-cell>
          <table:table-cell office:value-type="string">
            <text:p>ˈĩ́ɑ̃.ɾúdi.ɾe E][ˈĩ́ɑ̃́.ɾúdi.ɾe J </text:p>
          </table:table-cell>
          <table:table-cell office:value-type="string">
            <text:p>v.t. </text:p>
          </table:table-cell>
          <table:table-cell office:value-type="string">
            <text:p>atisbar </text:p>
          </table:table-cell>
          <table:table-cell table:number-columns-repeated="204"/>
        </table:table-row>
        <table:table-row table:style-name="ro2">
          <table:table-cell office:value-type="string">
            <text:p>ĩarudisʉyare </text:p>
          </table:table-cell>
          <table:table-cell office:value-type="string">
            <text:p>ˈĩ́ɑ̃.ɾúdi.sɨdʒɑ́.ɾé E][ĩ́ɑ̃́.ˈɾúdi.sɨdʒɑ́.ɾé J </text:p>
          </table:table-cell>
          <table:table-cell office:value-type="string">
            <text:p>v.t. </text:p>
          </table:table-cell>
          <table:table-cell office:value-type="string">
            <text:p>seguir atisbando</text:p>
          </table:table-cell>
          <table:table-cell table:number-columns-repeated="204"/>
        </table:table-row>
        <table:table-row table:style-name="ro1">
          <table:table-cell office:value-type="string">
            <text:p>ĩarʉ̃nʉre </text:p>
          </table:table-cell>
          <table:table-cell office:value-type="string">
            <text:p>ˈĩ́ɑ̃.ɾɨ̃́nɨ̃́.ɾẽ E][ˈĩ́ɑ̃́.ɾɨ̃́nɨ̃.ɾẽ J </text:p>
          </table:table-cell>
          <table:table-cell office:value-type="string">
            <text:p>v.t. </text:p>
          </table:table-cell>
          <table:table-cell office:value-type="string">
            <text:p>vigilar </text:p>
          </table:table-cell>
          <table:table-cell table:number-columns-repeated="204"/>
        </table:table-row>
        <table:table-row table:style-name="ro2">
          <table:table-cell office:value-type="string">
            <text:p>ĩasʉyare </text:p>
          </table:table-cell>
          <table:table-cell office:value-type="string">
            <text:p>ˈĩ́ɑ̃.sɨdʒɑ́.ɾé E][ĩ́ˈɑ̃.sɨ́dʒɑ.ɾe J </text:p>
          </table:table-cell>
          <table:table-cell office:value-type="string">
            <text:p>v.t. </text:p>
          </table:table-cell>
          <table:table-cell office:value-type="string">
            <text:p>despedir</text:p>
          </table:table-cell>
          <table:table-cell table:number-columns-repeated="204"/>
        </table:table-row>
        <table:table-row table:style-name="ro2">
          <table:table-cell office:value-type="string">
            <text:p>ĩateegʉ, ĩateego </text:p>
          </table:table-cell>
          <table:table-cell office:value-type="string">
            <text:p>ˈĩ́ɑ̃.téé.gɨ E][ĩˈɑ̃́.tée.gɨ J </text:p>
          </table:table-cell>
          <table:table-cell office:value-type="string">
            <text:p>m., f. </text:p>
          </table:table-cell>
          <table:table-cell office:value-type="string">
            <text:p>enemigo, enemiga (|ilit.|r él que uno no quiere ver, ella que uno no quiere ver; por ejemplo: por celos porque él/ella cometió adulterio) </text:p>
          </table:table-cell>
          <table:table-cell table:number-columns-repeated="204"/>
        </table:table-row>
        <table:table-row table:style-name="ro2">
          <table:table-cell office:value-type="string">
            <text:p>ĩateere </text:p>
          </table:table-cell>
          <table:table-cell office:value-type="string">
            <text:p>ˈĩ́ɑ.téé.ɾe E][ĩɑ̃́.ˈtée.ɾe J </text:p>
          </table:table-cell>
          <table:table-cell office:value-type="string">
            <text:p>v.t. </text:p>
          </table:table-cell>
          <table:table-cell office:value-type="string">
            <text:p>odiar (mirar o visitar) </text:p>
          </table:table-cell>
          <table:table-cell table:number-columns-repeated="204"/>
        </table:table-row>
        <table:table-row table:style-name="ro2">
          <table:table-cell office:value-type="string">
            <text:p>ĩatʉore </text:p>
          </table:table-cell>
          <table:table-cell office:value-type="string">
            <text:p>ˈĩ́ɑ̃.tɨ́.o.ɾe E][ĩˈɑ̃́.tɨ́.o.ɾe J </text:p>
          </table:table-cell>
          <table:table-cell office:value-type="string">
            <text:p>v.caus. </text:p>
          </table:table-cell>
          <table:table-cell office:value-type="string">
            <text:p>mirar </text:p>
          </table:table-cell>
          <table:table-cell table:number-columns-repeated="2"/>
          <table:table-cell office:value-type="string">
            <text:p>ntg BARS,91 see return'CAUS ‘to look back’ 6.8 Causatives p.101,102;</text:p>
          </table:table-cell>
          <table:table-cell table:number-columns-repeated="201"/>
        </table:table-row>
        <table:table-row table:style-name="ro2">
          <table:table-cell office:value-type="string">
            <text:p>ĩaʉcare </text:p>
          </table:table-cell>
          <table:table-cell office:value-type="string">
            <text:p>ĩ́ˈɑ̃.ɨ́kɑ.ɾe E][ĩ́ˈɑ̃́.ɨ́kɑ.ɾé J </text:p>
          </table:table-cell>
          <table:table-cell office:value-type="string">
            <text:p>v.t. </text:p>
          </table:table-cell>
          <table:table-cell office:value-type="string">
            <text:p>sorprenderse al ver </text:p>
          </table:table-cell>
          <table:table-cell table:number-columns-repeated="204"/>
        </table:table-row>
        <table:table-row table:style-name="ro2">
          <table:table-cell office:value-type="string">
            <text:p>ĩaʉore </text:p>
          </table:table-cell>
          <table:table-cell office:value-type="string">
            <text:p>ˈĩ́ɑ̃.ɨ́ó.ɾe E][ĩɑ̃́.ɨ́ó.ɾé J </text:p>
          </table:table-cell>
          <table:table-cell office:value-type="string">
            <text:p>v.t. </text:p>
          </table:table-cell>
          <table:table-cell office:value-type="string">
            <text:p>desear </text:p>
          </table:table-cell>
          <table:table-cell table:number-columns-repeated="204"/>
        </table:table-row>
        <table:table-row table:style-name="ro2">
          <table:table-cell office:value-type="string">
            <text:p>ĩaweare </text:p>
          </table:table-cell>
          <table:table-cell office:value-type="string">
            <text:p>ĩ́ɑ̃.ˈwéɑ́.ɾe E][ˈĩ́ɑ̃́.wéɑ.ɾe J </text:p>
          </table:table-cell>
          <table:table-cell office:value-type="string">
            <text:p>v.t. </text:p>
          </table:table-cell>
          <table:table-cell office:value-type="string">
            <text:p>sacar </text:p>
          </table:table-cell>
          <table:table-cell table:number-columns-repeated="204"/>
        </table:table-row>
        <table:table-row table:style-name="ro2">
          <table:table-cell office:value-type="string">
            <text:p>ĩaweariaro </text:p>
          </table:table-cell>
          <table:table-cell office:value-type="string">
            <text:p>ˈĩ́ɑ̃.wéɑ.ɾi.ɑ.ɾó E][ˈĩ́ɑ̃́.wéɑ.ɾi.ɑ.ɾo J </text:p>
          </table:table-cell>
          <table:table-cell office:value-type="string">
            <text:p>s.v.inan. </text:p>
          </table:table-cell>
          <table:table-cell office:value-type="string">
            <text:p>cámara</text:p>
          </table:table-cell>
          <table:table-cell table:number-columns-repeated="204"/>
        </table:table-row>
        <table:table-row table:style-name="ro2">
          <table:table-cell office:value-type="string">
            <text:p>ĩayusi </text:p>
          </table:table-cell>
          <table:table-cell office:value-type="string">
            <text:p>ĩ́ɑ̃́dʒúsi </text:p>
          </table:table-cell>
          <table:table-cell office:value-type="string">
            <text:p>inan.f.n.esp. </text:p>
          </table:table-cell>
          <table:table-cell office:value-type="string">
            <text:p>flores de la ortiga |bĩayusi|r (utilizadas para aliviar el dolor) </text:p>
          </table:table-cell>
          <table:table-cell table:number-columns-repeated="204"/>
        </table:table-row>
        <table:table-row table:style-name="ro2">
          <table:table-cell office:value-type="string">
            <text:p>ĩayuure </text:p>
          </table:table-cell>
          <table:table-cell office:value-type="string">
            <text:p>ˈĩ́ɑ̃.dʒúú.ɾe E][ˈĩ́ɑ̃́.dʒúu.ɾe J </text:p>
          </table:table-cell>
          <table:table-cell office:value-type="string">
            <text:p>v.t. </text:p>
          </table:table-cell>
          <table:table-cell office:value-type="string">
            <text:p>mirar río abajo</text:p>
          </table:table-cell>
          <table:table-cell table:number-columns-repeated="204"/>
        </table:table-row>
        <table:table-row table:style-name="ro2">
          <table:table-cell office:value-type="string">
            <text:p>ibisitise </text:p>
          </table:table-cell>
          <table:table-cell office:value-type="string">
            <text:p>íˈbísiti.se E][iˈbísiti.se J </text:p>
          </table:table-cell>
          <table:table-cell office:value-type="string">
            <text:p>v.i. </text:p>
          </table:table-cell>
          <table:table-cell office:value-type="string">
            <text:p>(ser/estar) dulce </text:p>
          </table:table-cell>
          <table:table-cell table:number-columns-repeated="2"/>
          <table:table-cell office:value-type="string">
            <text:p>ntg BARS,91 sweet no.138; </text:p>
          </table:table-cell>
          <table:table-cell table:number-columns-repeated="201"/>
        </table:table-row>
        <table:table-row table:style-name="ro2">
          <table:table-cell office:value-type="string">
            <text:p>icagʉ </text:p>
          </table:table-cell>
          <table:table-cell office:value-type="string">
            <text:p>íˈkɑ́.gɨ́ </text:p>
          </table:table-cell>
          <table:table-cell office:value-type="string">
            <text:p>an. </text:p>
          </table:table-cell>
          <table:table-cell office:value-type="string">
            <text:p>coconuco (|ireg.|r) </text:p>
          </table:table-cell>
          <table:table-cell office:value-type="string">
            <text:p>Nothocrax urumutum , </text:p>
          </table:table-cell>
          <table:table-cell table:number-columns-repeated="203"/>
        </table:table-row>
        <table:table-row table:style-name="ro1">
          <table:table-cell office:value-type="string">
            <text:p>icatʉa </text:p>
          </table:table-cell>
          <table:table-cell table:number-columns-repeated="4"/>
          <table:table-cell office:value-type="string">
            <text:p>uv J</text:p>
          </table:table-cell>
          <table:table-cell table:number-columns-repeated="202"/>
        </table:table-row>
        <table:table-row table:style-name="ro2">
          <table:table-cell office:value-type="string">
            <text:p>ide_masa </text:p>
          </table:table-cell>
          <table:table-cell office:value-type="string">
            <text:p>ˈíde.mɑ̃s.ɑ̃́ </text:p>
          </table:table-cell>
          <table:table-cell office:value-type="string">
            <text:p>an.s.plural </text:p>
          </table:table-cell>
          <table:table-cell office:value-type="string">
            <text:p>macunas (grupo indígena que habla el idioma macuna del ascendiente llamado “|bOco Jĩno|r”) </text:p>
          </table:table-cell>
          <table:table-cell table:number-columns-repeated="204"/>
        </table:table-row>
        <table:table-row table:style-name="ro2">
          <table:table-cell office:value-type="string">
            <text:p>idia </text:p>
          </table:table-cell>
          <table:table-cell office:value-type="string">
            <text:p>ˈidíɑ </text:p>
          </table:table-cell>
          <table:table-cell office:value-type="string">
            <text:p>núm.inan. </text:p>
          </table:table-cell>
          <table:table-cell office:value-type="string">
            <text:p>tres (aviones, canoas, dedos, cartuchos, limones, frutas de la palma de patabá, etc.) </text:p>
          </table:table-cell>
          <table:table-cell table:number-columns-repeated="2"/>
          <table:table-cell office:value-type="string">
            <text:p>ntg BARS,91 4.6 Numerals. no.56; </text:p>
          </table:table-cell>
          <table:table-cell table:number-columns-repeated="201"/>
        </table:table-row>
        <table:table-row table:style-name="ro2">
          <table:table-cell office:value-type="string">
            <text:p>idiarã </text:p>
          </table:table-cell>
          <table:table-cell/>
          <table:table-cell office:value-type="string">
            <text:p>núm.an.pl. </text:p>
          </table:table-cell>
          <table:table-cell office:value-type="string">
            <text:p>tres (personas, animales) </text:p>
          </table:table-cell>
          <table:table-cell table:number-columns-repeated="2"/>
          <table:table-cell office:value-type="string">
            <text:p>ntg BARS,91 idia-rã ‘three-(anp)’, 4.6 Numerals, p.56; </text:p>
          </table:table-cell>
          <table:table-cell table:number-columns-repeated="201"/>
        </table:table-row>
        <table:table-row table:style-name="ro2">
          <table:table-cell office:value-type="string">
            <text:p>idibatejeore </text:p>
          </table:table-cell>
          <table:table-cell office:value-type="string">
            <text:p>íˈdi.bɑté.hé.o.ɾe E][ˈidí.bɑ́te.hé.ó.ɾé J </text:p>
          </table:table-cell>
          <table:table-cell office:value-type="string">
            <text:p>v.t.pl. </text:p>
          </table:table-cell>
          <table:table-cell office:value-type="string">
            <text:p>tomar todo (hecho por personas) </text:p>
          </table:table-cell>
          <table:table-cell table:number-columns-repeated="204"/>
        </table:table-row>
        <table:table-row table:style-name="ro2">
          <table:table-cell office:value-type="string">
            <text:p>idijeore </text:p>
          </table:table-cell>
          <table:table-cell office:value-type="string">
            <text:p>ídi.ˈhé.o.ɾe E][iˈdí.hé.ó.ɾé J </text:p>
          </table:table-cell>
          <table:table-cell office:value-type="string">
            <text:p>v.t.sing. </text:p>
          </table:table-cell>
          <table:table-cell office:value-type="string">
            <text:p>tomar todo (hecho por una persona) </text:p>
          </table:table-cell>
          <table:table-cell table:number-columns-repeated="204"/>
        </table:table-row>
        <table:table-row table:style-name="ro2">
          <table:table-cell office:value-type="string">
            <text:p>idire </text:p>
          </table:table-cell>
          <table:table-cell office:value-type="string">
            <text:p>ˈídi.ɾe E][iˈdí.ɾé J </text:p>
          </table:table-cell>
          <table:table-cell office:value-type="string">
            <text:p>v.t. </text:p>
          </table:table-cell>
          <table:table-cell office:value-type="string">
            <text:p>tomar </text:p>
          </table:table-cell>
          <table:table-cell table:number-columns-repeated="2"/>
          <table:table-cell office:value-type="string">
            <text:p>ntg BARS,91 ‘drink’ no.361; wj,2/90 causative is //iore//; </text:p>
          </table:table-cell>
          <table:table-cell table:number-columns-repeated="201"/>
        </table:table-row>
        <table:table-row table:style-name="ro2">
          <table:table-cell office:value-type="string">
            <text:p>idireajeore </text:p>
          </table:table-cell>
          <table:table-cell office:value-type="string">
            <text:p>íˈdi.ɾéɑ́.hé.o.ɾe E][ˈidí.ɾéɑ.hé.ó.ɾé J </text:p>
          </table:table-cell>
          <table:table-cell office:value-type="string">
            <text:p>v.t.pl. </text:p>
          </table:table-cell>
          <table:table-cell office:value-type="string">
            <text:p>tomar todo (hecho por personas) </text:p>
          </table:table-cell>
          <table:table-cell table:number-columns-repeated="2"/>
          <table:table-cell office:value-type="string">
            <text:p>lf sing. </text:p>
          </table:table-cell>
          <table:table-cell table:number-columns-repeated="201"/>
        </table:table-row>
        <table:table-row table:style-name="ro2">
          <table:table-cell office:value-type="string">
            <text:p>idiriabaja </text:p>
          </table:table-cell>
          <table:table-cell office:value-type="string">
            <text:p>ídi.ɾi.ɑ.ˈbɑ́hɑ́ E][iˈdí.ɾí.ɑ.bɑ́hɑ́ J </text:p>
          </table:table-cell>
          <table:table-cell office:value-type="string">
            <text:p>s.v.inan. </text:p>
          </table:table-cell>
          <table:table-cell office:value-type="string">
            <text:p>recipiente que contiene una bebida</text:p>
          </table:table-cell>
          <table:table-cell table:number-columns-repeated="204"/>
        </table:table-row>
        <table:table-row table:style-name="ro1">
          <table:table-cell office:value-type="string">
            <text:p>idiriguse </text:p>
          </table:table-cell>
          <table:table-cell table:number-columns-repeated="4"/>
          <table:table-cell office:value-type="string">
            <text:p>uv J</text:p>
          </table:table-cell>
          <table:table-cell table:number-columns-repeated="202"/>
        </table:table-row>
        <table:table-row table:style-name="ro2">
          <table:table-cell office:value-type="string">
            <text:p>idirʉamacose </text:p>
          </table:table-cell>
          <table:table-cell office:value-type="string">
            <text:p>íˈdi.ɾɨɑ́.mɑ̃́kõ.sẽ </text:p>
          </table:table-cell>
          <table:table-cell office:value-type="string">
            <text:p>v.i. </text:p>
          </table:table-cell>
          <table:table-cell office:value-type="string">
            <text:p>tener sed </text:p>
          </table:table-cell>
          <table:table-cell/>
          <table:table-cell office:value-type="string">
            <text:p>va idiriguse , uv E , vn J , ph idí.ˈɾí.gú.se </text:p>
          </table:table-cell>
          <table:table-cell table:number-columns-repeated="202"/>
        </table:table-row>
        <table:table-row table:style-name="ro2">
          <table:table-cell office:value-type="string">
            <text:p>idisãare </text:p>
          </table:table-cell>
          <table:table-cell office:value-type="string">
            <text:p>ídi.ˈsɑ̃́ɑ̃́.ɾẽ E][iˈdí.sɑ̃́ɑ̃.ɾẽ J </text:p>
          </table:table-cell>
          <table:table-cell office:value-type="string">
            <text:p>v.t. </text:p>
          </table:table-cell>
          <table:table-cell office:value-type="string">
            <text:p>tragar </text:p>
          </table:table-cell>
          <table:table-cell table:number-columns-repeated="204"/>
        </table:table-row>
        <table:table-row table:style-name="ro2">
          <table:table-cell office:value-type="string">
            <text:p>idiyajire </text:p>
          </table:table-cell>
          <table:table-cell office:value-type="string">
            <text:p>ˈídi.dʒɑhí.ɾé E][iˈdí.dʒɑhí.ɾé J </text:p>
          </table:table-cell>
          <table:table-cell office:value-type="string">
            <text:p>v.t. </text:p>
          </table:table-cell>
          <table:table-cell office:value-type="string">
            <text:p>tomar hasta que quedar satisfecho</text:p>
          </table:table-cell>
          <table:table-cell table:number-columns-repeated="204"/>
        </table:table-row>
        <table:table-row table:style-name="ro2">
          <table:table-cell office:value-type="string">
            <text:p>igare </text:p>
          </table:table-cell>
          <table:table-cell office:value-type="string">
            <text:p>ˈígɑ.ɾe E][iˈgɑ́.ɾé J </text:p>
          </table:table-cell>
          <table:table-cell office:value-type="string">
            <text:p>v.t. </text:p>
          </table:table-cell>
          <table:table-cell office:value-type="string">
            <text:p>sacar un pedazo de casabe </text:p>
          </table:table-cell>
          <table:table-cell table:number-columns-repeated="204"/>
        </table:table-row>
        <table:table-row table:style-name="ro2">
          <table:table-cell office:value-type="string">
            <text:p>ĩguẽa </text:p>
          </table:table-cell>
          <table:table-cell office:value-type="string">
            <text:p>ˈĩ́ŋẽɑ̃ E][ĩˈŋẽ́ɑ̃́ J </text:p>
          </table:table-cell>
          <table:table-cell office:value-type="string">
            <text:p>inan. </text:p>
          </table:table-cell>
          <table:table-cell office:value-type="string">
            <text:p>nariz </text:p>
          </table:table-cell>
          <table:table-cell table:number-columns-repeated="204"/>
        </table:table-row>
        <table:table-row table:style-name="ro1">
          <table:table-cell office:value-type="string">
            <text:p>ĩguẽgoje </text:p>
          </table:table-cell>
          <table:table-cell office:value-type="string">
            <text:p>ĩ́ˈŋẽ.gohé E][ĩ́ˈŋẽ́.góhe J </text:p>
          </table:table-cell>
          <table:table-cell office:value-type="string">
            <text:p>inan. </text:p>
          </table:table-cell>
          <table:table-cell office:value-type="string">
            <text:p>ventana de la nariz (|ipl.|r narices) </text:p>
          </table:table-cell>
          <table:table-cell table:number-columns-repeated="204"/>
        </table:table-row>
        <table:table-row table:style-name="ro2">
          <table:table-cell office:value-type="string">
            <text:p>iguere </text:p>
          </table:table-cell>
          <table:table-cell office:value-type="string">
            <text:p>íˈge.ɾe E][iˈgé.ɾé J </text:p>
          </table:table-cell>
          <table:table-cell office:value-type="string">
            <text:p>v.t. </text:p>
          </table:table-cell>
          <table:table-cell office:value-type="string">
            <text:p>pellizcar para regañar (personas y seres animados)</text:p>
          </table:table-cell>
          <table:table-cell table:number-columns-repeated="204"/>
        </table:table-row>
        <table:table-row table:style-name="ro2">
          <table:table-cell office:value-type="string">
            <text:p>iguesuare </text:p>
          </table:table-cell>
          <table:table-cell office:value-type="string">
            <text:p>ˈíge.súɑ.ɾe E][igé.ˈsúɑ.ɾe J </text:p>
          </table:table-cell>
          <table:table-cell office:value-type="string">
            <text:p>v.t. </text:p>
          </table:table-cell>
          <table:table-cell office:value-type="string">
            <text:p>cortar con las uñas (hojas)</text:p>
          </table:table-cell>
          <table:table-cell table:number-columns-repeated="204"/>
        </table:table-row>
        <table:table-row table:style-name="ro2">
          <table:table-cell office:value-type="string">
            <text:p>iguesurere </text:p>
          </table:table-cell>
          <table:table-cell office:value-type="string">
            <text:p>íge.súˈɾé.ɾe E][iˈgé.súɾe.ɾe J </text:p>
          </table:table-cell>
          <table:table-cell office:value-type="string">
            <text:p>v.t.pl. </text:p>
          </table:table-cell>
          <table:table-cell office:value-type="string">
            <text:p>despedazar con las uñas </text:p>
          </table:table-cell>
          <table:table-cell table:number-columns-repeated="204"/>
        </table:table-row>
        <table:table-row table:style-name="ro2">
          <table:table-cell office:value-type="string">
            <text:p>iguesuriare </text:p>
          </table:table-cell>
          <table:table-cell office:value-type="string">
            <text:p>íˈge.suɾíɑ́.ɾé E][iˈgé.súɾiɑ.ɾe J </text:p>
          </table:table-cell>
          <table:table-cell office:value-type="string">
            <text:p>v.t. </text:p>
          </table:table-cell>
          <table:table-cell office:value-type="string">
            <text:p>despedazar (casabe con los dedos)</text:p>
          </table:table-cell>
          <table:table-cell table:number-columns-repeated="204"/>
        </table:table-row>
        <table:table-row table:style-name="ro2">
          <table:table-cell office:value-type="string">
            <text:p>iguetaare </text:p>
          </table:table-cell>
          <table:table-cell office:value-type="string">
            <text:p>íˈge.tɑ́ɑ.ɾe E][iˈgé.tɑ́ɑ.ɾe J </text:p>
          </table:table-cell>
          <table:table-cell office:value-type="string">
            <text:p>v.t.sing. </text:p>
          </table:table-cell>
          <table:table-cell office:value-type="string">
            <text:p>despedazar </text:p>
          </table:table-cell>
          <table:table-cell table:number-columns-repeated="204"/>
        </table:table-row>
        <table:table-row table:style-name="ro2">
          <table:table-cell office:value-type="string">
            <text:p>ĩi </text:p>
          </table:table-cell>
          <table:table-cell office:value-type="string">
            <text:p>ˈĩ́ĩ </text:p>
          </table:table-cell>
          <table:table-cell office:value-type="string">
            <text:p>pron.m. </text:p>
          </table:table-cell>
          <table:table-cell office:value-type="string">
            <text:p>él </text:p>
          </table:table-cell>
          <table:table-cell table:number-columns-repeated="2"/>
          <table:table-cell office:value-type="string">
            <text:p>ntg BARS,91 he (3ms) 2.11 Personal pron. p.31 no.91; </text:p>
          </table:table-cell>
          <table:table-cell table:number-columns-repeated="201"/>
        </table:table-row>
        <table:table-row table:style-name="ro2">
          <table:table-cell office:value-type="string">
            <text:p>ijacatʉa </text:p>
          </table:table-cell>
          <table:table-cell office:value-type="string">
            <text:p>í.ˈhɑ́kɑtɨɑ </text:p>
          </table:table-cell>
          <table:table-cell office:value-type="string">
            <text:p>inan. </text:p>
          </table:table-cell>
          <table:table-cell office:value-type="string">
            <text:p>otro lado </text:p>
          </table:table-cell>
          <table:table-cell/>
          <table:table-cell office:value-type="string">
            <text:p>va icatʉa , uv E , vn J , ph í.ˈkɑ́tɨɑ </text:p>
          </table:table-cell>
          <table:table-cell table:number-columns-repeated="202"/>
        </table:table-row>
        <table:table-row table:style-name="ro2">
          <table:table-cell office:value-type="string">
            <text:p>ijugua </text:p>
          </table:table-cell>
          <table:table-cell office:value-type="string">
            <text:p>í.ˈhúguɑ E][i.ˈhúgúɑ́ J </text:p>
          </table:table-cell>
          <table:table-cell office:value-type="string">
            <text:p>inan. </text:p>
          </table:table-cell>
          <table:table-cell office:value-type="string">
            <text:p>ese rincón </text:p>
          </table:table-cell>
          <table:table-cell table:number-columns-repeated="2"/>
          <table:table-cell office:value-type="string">
            <text:p>ntg BARS,91 2.21 Spatial relators. p.37; 4.10 Postpostional phrases. p.63;</text:p>
          </table:table-cell>
          <table:table-cell table:number-columns-repeated="201"/>
        </table:table-row>
        <table:table-row table:style-name="ro1">
          <table:table-cell office:value-type="string">
            <text:p>ijʉ </text:p>
          </table:table-cell>
          <table:table-cell office:value-type="string">
            <text:p>í.ˈhɨ E][í.ˈhɨ́ J </text:p>
          </table:table-cell>
          <table:table-cell office:value-type="string">
            <text:p>adv. </text:p>
          </table:table-cell>
          <table:table-cell office:value-type="string">
            <text:p>allí </text:p>
          </table:table-cell>
          <table:table-cell table:number-columns-repeated="204"/>
        </table:table-row>
        <table:table-row table:style-name="ro2">
          <table:table-cell office:value-type="string">
            <text:p>ijʉbʉsaaca </text:p>
          </table:table-cell>
          <table:table-cell office:value-type="string">
            <text:p>í.ˈhɨ.bɨsɑ́.ɑ́kɑ E][ˈí.hɨ́.bɨsɑ́.ɑ́kɑ J </text:p>
          </table:table-cell>
          <table:table-cell office:value-type="string">
            <text:p>adv. </text:p>
          </table:table-cell>
          <table:table-cell office:value-type="string">
            <text:p>un poco más allá</text:p>
          </table:table-cell>
          <table:table-cell table:number-columns-repeated="204"/>
        </table:table-row>
        <table:table-row table:style-name="ro2">
          <table:table-cell office:value-type="string">
            <text:p>ĩmica_jãmo </text:p>
          </table:table-cell>
          <table:table-cell office:value-type="string">
            <text:p>ĩ́ˈmĩkɑ̃.hɑ̃́mṍ </text:p>
          </table:table-cell>
          <table:table-cell office:value-type="string">
            <text:p>an. </text:p>
          </table:table-cell>
          <table:table-cell office:value-type="string">
            <text:p>narigón siete bandas (especie de armadillo comestible, pequeño) </text:p>
          </table:table-cell>
          <table:table-cell/>
          <table:table-cell office:value-type="string">
            <text:p>sc Dasypus septemcinctus, Dasypus novemcinctus</text:p>
          </table:table-cell>
          <table:table-cell table:number-columns-repeated="202"/>
        </table:table-row>
        <table:table-row table:style-name="ro2">
          <table:table-cell office:value-type="string">
            <text:p>ĩmicasa </text:p>
          </table:table-cell>
          <table:table-cell office:value-type="string">
            <text:p>ˈĩ́mĩkɑ́sɑ́ </text:p>
          </table:table-cell>
          <table:table-cell office:value-type="string">
            <text:p>inan.f.n.esp. </text:p>
          </table:table-cell>
          <table:table-cell office:value-type="string">
            <text:p>tejidos para atrapar pescados (hechos de la cáscara de cualquier palo disponible) </text:p>
          </table:table-cell>
          <table:table-cell table:number-columns-repeated="204"/>
        </table:table-row>
        <table:table-row table:style-name="ro2">
          <table:table-cell office:value-type="string">
            <text:p>Ĩmicasaya </text:p>
          </table:table-cell>
          <table:table-cell office:value-type="string">
            <text:p>ĩ́ˈmĩkɑ́sɑ́.dʒɑ́ </text:p>
          </table:table-cell>
          <table:table-cell office:value-type="string">
            <text:p>inan. </text:p>
          </table:table-cell>
          <table:table-cell office:value-type="string">
            <text:p>cañito, afluente del caño |bSonaña|r</text:p>
          </table:table-cell>
          <table:table-cell table:number-columns-repeated="204"/>
        </table:table-row>
        <table:table-row table:style-name="ro2">
          <table:table-cell office:value-type="string">
            <text:p>ĩmigase </text:p>
          </table:table-cell>
          <table:table-cell office:value-type="string">
            <text:p>ĩ́ˈmĩ.gɑ́sé </text:p>
          </table:table-cell>
          <table:table-cell office:value-type="string">
            <text:p>inan.f.n.esp. </text:p>
          </table:table-cell>
          <table:table-cell office:value-type="string">
            <text:p>trampa para los peces (tejida de la palma |bbojoño|r) </text:p>
          </table:table-cell>
          <table:table-cell table:number-columns-repeated="204"/>
        </table:table-row>
        <table:table-row table:style-name="ro2">
          <table:table-cell office:value-type="string">
            <text:p>ĩna </text:p>
          </table:table-cell>
          <table:table-cell office:value-type="string">
            <text:p>ˈĩ́.nɑ̃ </text:p>
          </table:table-cell>
          <table:table-cell office:value-type="string">
            <text:p>pron.m.pl. o m. y f.pl. </text:p>
          </table:table-cell>
          <table:table-cell office:value-type="string">
            <text:p>ellos (todos hombres o mixto de hombres y mujeres) </text:p>
          </table:table-cell>
          <table:table-cell table:number-columns-repeated="2"/>
          <table:table-cell office:value-type="string">
            <text:p>ntg BARS,91 ĩdã (3p) they 2.11 Personal pronouns p.31 no.31; </text:p>
          </table:table-cell>
          <table:table-cell table:number-columns-repeated="201"/>
        </table:table-row>
        <table:table-row table:style-name="ro2">
          <table:table-cell office:value-type="string">
            <text:p>ĩñaro </text:p>
          </table:table-cell>
          <table:table-cell office:value-type="string">
            <text:p>ˈĩ́ɲɑ̃́ɑ̃́ɾṍ </text:p>
          </table:table-cell>
          <table:table-cell office:value-type="string">
            <text:p>an. </text:p>
          </table:table-cell>
          <table:table-cell office:value-type="string">
            <text:p>raya </text:p>
          </table:table-cell>
          <table:table-cell/>
          <table:table-cell office:value-type="string">
            <text:p>sc Potamatrygon hystrix</text:p>
          </table:table-cell>
          <table:table-cell table:number-columns-repeated="202"/>
        </table:table-row>
        <table:table-row table:style-name="ro2">
          <table:table-cell office:value-type="string">
            <text:p>ĩojaire </text:p>
          </table:table-cell>
          <table:table-cell office:value-type="string">
            <text:p>ˈĩ́.õ.hɑ́í.ɾe E][ĩ.ṍ.ˈhɑ́i.ɾe J </text:p>
          </table:table-cell>
          <table:table-cell office:value-type="string">
            <text:p>v.t. </text:p>
          </table:table-cell>
          <table:table-cell office:value-type="string">
            <text:p>mostrar (posesiones) con orgullo </text:p>
          </table:table-cell>
          <table:table-cell table:number-columns-repeated="204"/>
        </table:table-row>
        <table:table-row table:style-name="ro2">
          <table:table-cell office:value-type="string">
            <text:p>iomecʉore </text:p>
          </table:table-cell>
          <table:table-cell office:value-type="string">
            <text:p>ˈí.o.mẽ́kɨ̃́.õ.ɾẽ E][i.ˈó.mẽ́kɨ̃.õ.ɾẽ J </text:p>
          </table:table-cell>
          <table:table-cell office:value-type="string">
            <text:p>v.caus. </text:p>
          </table:table-cell>
          <table:table-cell office:value-type="string">
            <text:p>hacer emborrachar</text:p>
          </table:table-cell>
          <table:table-cell table:number-columns-repeated="204"/>
        </table:table-row>
        <table:table-row table:style-name="ro2">
          <table:table-cell office:value-type="string">
            <text:p>iomecʉoreare </text:p>
          </table:table-cell>
          <table:table-cell office:value-type="string">
            <text:p>í.ˈo.mẽ́kɨ̃.õ.ɾéɑ́.ɾe E][i.ˈó.mẽ́kɨ̃.õ.ɾéɑ́.ɾé J </text:p>
          </table:table-cell>
          <table:table-cell office:value-type="string">
            <text:p>v.t.pl. </text:p>
          </table:table-cell>
          <table:table-cell office:value-type="string">
            <text:p>hacer emborracharse (hasta perder el sentido)</text:p>
          </table:table-cell>
          <table:table-cell table:number-columns-repeated="204"/>
        </table:table-row>
        <table:table-row table:style-name="ro2">
          <table:table-cell office:value-type="string">
            <text:p>iomʉñose </text:p>
          </table:table-cell>
          <table:table-cell office:value-type="string">
            <text:p>ˈí.o.mɨ̃́ɲṍṍ.sẽ E][i.ˈó.mɨ̃́ɲõõ.sẽ J </text:p>
          </table:table-cell>
          <table:table-cell office:value-type="string">
            <text:p>s.v.inan. </text:p>
          </table:table-cell>
          <table:table-cell office:value-type="string">
            <text:p>emético (lo que hace vomitar)</text:p>
          </table:table-cell>
          <table:table-cell table:number-columns-repeated="204"/>
        </table:table-row>
        <table:table-row table:style-name="ro2">
          <table:table-cell office:value-type="string">
            <text:p>iore </text:p>
          </table:table-cell>
          <table:table-cell office:value-type="string">
            <text:p>ˈíi.oo.ɾe E][íí.óˈó.ɾé J </text:p>
          </table:table-cell>
          <table:table-cell office:value-type="string">
            <text:p>v.caus. </text:p>
          </table:table-cell>
          <table:table-cell office:value-type="string">
            <text:p>dar de beber</text:p>
          </table:table-cell>
          <table:table-cell table:number-columns-repeated="204"/>
        </table:table-row>
        <table:table-row table:style-name="ro2">
          <table:table-cell office:value-type="string">
            <text:p>ĩore </text:p>
          </table:table-cell>
          <table:table-cell office:value-type="string">
            <text:p>ĩ́ˈĩ.õõ.ɾẽ E][ĩĩ.ˈõṍ.ɾẽ́ J </text:p>
          </table:table-cell>
          <table:table-cell office:value-type="string">
            <text:p>v.caus. </text:p>
          </table:table-cell>
          <table:table-cell office:value-type="string">
            <text:p>mostrar </text:p>
          </table:table-cell>
          <table:table-cell table:number-columns-repeated="2"/>
          <table:table-cell office:value-type="string">
            <text:p>ntg BARS,91 see'CAUS ‘to show’ 6.8 Causatives (lexical) p.101 no.310;</text:p>
          </table:table-cell>
          <table:table-cell table:number-columns-repeated="201"/>
        </table:table-row>
        <table:table-row table:style-name="ro2">
          <table:table-cell office:value-type="string">
            <text:p>iriose </text:p>
          </table:table-cell>
          <table:table-cell office:value-type="string">
            <text:p>íˈɾio.se </text:p>
          </table:table-cell>
          <table:table-cell office:value-type="string">
            <text:p>v.t. </text:p>
          </table:table-cell>
          <table:table-cell office:value-type="string">
            <text:p>hacer tener cosquillas </text:p>
          </table:table-cell>
          <table:table-cell/>
          <table:table-cell office:value-type="string">
            <text:p>va irose , uv E , vn J , ph iˈɾó.sé </text:p>
          </table:table-cell>
          <table:table-cell table:number-columns-repeated="202"/>
        </table:table-row>
        <table:table-row table:style-name="ro2">
          <table:table-cell office:value-type="string">
            <text:p>isia </text:p>
          </table:table-cell>
          <table:table-cell office:value-type="string">
            <text:p>ˈísi.ɑ E][iˈsí.ɑ́ J </text:p>
          </table:table-cell>
          <table:table-cell office:value-type="string">
            <text:p>inan.f.n.esp. </text:p>
          </table:table-cell>
          <table:table-cell office:value-type="string">
            <text:p>nalgas (de ser humano) </text:p>
          </table:table-cell>
          <table:table-cell table:number-columns-repeated="204"/>
        </table:table-row>
        <table:table-row table:style-name="ro2">
          <table:table-cell office:value-type="string">
            <text:p>ĩsibatoore </text:p>
          </table:table-cell>
          <table:table-cell office:value-type="string">
            <text:p>ˈĩ́sĩ.bɑ́t.oo.ɾe E][ĩˈsĩ́.bɑ́t.oo.ɾe J </text:p>
          </table:table-cell>
          <table:table-cell office:value-type="string">
            <text:p>v.t. </text:p>
          </table:table-cell>
          <table:table-cell office:value-type="string">
            <text:p>repartir </text:p>
          </table:table-cell>
          <table:table-cell table:number-columns-repeated="204"/>
        </table:table-row>
        <table:table-row table:style-name="ro2">
          <table:table-cell office:value-type="string">
            <text:p>isicamʉ </text:p>
          </table:table-cell>
          <table:table-cell office:value-type="string">
            <text:p>iˈsíkɑ.mɨ̃ </text:p>
          </table:table-cell>
          <table:table-cell office:value-type="string">
            <text:p>an. </text:p>
          </table:table-cell>
          <table:table-cell office:value-type="string">
            <text:p>tití de Goeldi </text:p>
          </table:table-cell>
          <table:table-cell table:number-columns-repeated="204"/>
        </table:table-row>
        <table:table-row table:style-name="ro2">
          <table:table-cell office:value-type="string">
            <text:p>isicũmuro </text:p>
          </table:table-cell>
          <table:table-cell office:value-type="string">
            <text:p>ˈísi.kũmṹ.ɾṍ E][íˈsí.kṹmũ.ɾõ J </text:p>
          </table:table-cell>
          <table:table-cell office:value-type="string">
            <text:p>inan. </text:p>
          </table:table-cell>
          <table:table-cell office:value-type="string">
            <text:p>cadera</text:p>
          </table:table-cell>
          <table:table-cell table:number-columns-repeated="204"/>
        </table:table-row>
        <table:table-row table:style-name="ro2">
          <table:table-cell office:value-type="string">
            <text:p>ĩsijeore </text:p>
          </table:table-cell>
          <table:table-cell office:value-type="string">
            <text:p>ˈĩ́sĩ.hé.o.ɾe E][ĩˈsĩ́.hé.ó.ɾé J </text:p>
          </table:table-cell>
          <table:table-cell office:value-type="string">
            <text:p>v.t. </text:p>
          </table:table-cell>
          <table:table-cell office:value-type="string">
            <text:p>dar (todo de algo)</text:p>
          </table:table-cell>
          <table:table-cell table:number-columns-repeated="204"/>
        </table:table-row>
        <table:table-row table:style-name="ro2">
          <table:table-cell office:value-type="string">
            <text:p>ĩsire </text:p>
          </table:table-cell>
          <table:table-cell office:value-type="string">
            <text:p>ˈĩ́sĩ.ɾẽ E][ĩˈsĩ́.ɾẽ́ J </text:p>
          </table:table-cell>
          <table:table-cell office:value-type="string">
            <text:p>v.t. </text:p>
          </table:table-cell>
          <table:table-cell office:value-type="string">
            <text:p>dar </text:p>
          </table:table-cell>
          <table:table-cell table:number-columns-repeated="2"/>
          <table:table-cell office:value-type="string">
            <text:p>ntg BARS,91 (ĩsi-) give no.330,331; </text:p>
          </table:table-cell>
          <table:table-cell table:number-columns-repeated="201"/>
        </table:table-row>
        <table:table-row table:style-name="ro2">
          <table:table-cell office:value-type="string">
            <text:p>ĩsiroticõare </text:p>
          </table:table-cell>
          <table:table-cell office:value-type="string">
            <text:p>ˈĩ́sĩ.ɾotí.kṍɑ̃.ɾẽ E][ĩˈsĩ́.ɾóti.kṍɑ̃́.ɾẽ́ J </text:p>
          </table:table-cell>
          <table:table-cell office:value-type="string">
            <text:p>v.t. </text:p>
          </table:table-cell>
          <table:table-cell office:value-type="string">
            <text:p>mandar a entregar una carta</text:p>
          </table:table-cell>
          <table:table-cell table:number-columns-repeated="204"/>
        </table:table-row>
        <table:table-row table:style-name="ro2">
          <table:table-cell office:value-type="string">
            <text:p>isisẽnero </text:p>
          </table:table-cell>
          <table:table-cell office:value-type="string">
            <text:p>ˈísi.sẽnˈẽ́.ɾõ E][isí.ˈsẽ́nẽ.ɾõ J </text:p>
          </table:table-cell>
          <table:table-cell office:value-type="string">
            <text:p>inan. </text:p>
          </table:table-cell>
          <table:table-cell office:value-type="string">
            <text:p>hueso iliaco</text:p>
          </table:table-cell>
          <table:table-cell table:number-columns-repeated="204"/>
        </table:table-row>
        <table:table-row table:style-name="ro2">
          <table:table-cell office:value-type="string">
            <text:p>ĩsitʉore </text:p>
          </table:table-cell>
          <table:table-cell office:value-type="string">
            <text:p>ˈĩ́sĩ.tɨ́.o.ɾe E][ĩsĩ́.ˈtɨ́.o.ɾe J </text:p>
          </table:table-cell>
          <table:table-cell office:value-type="string">
            <text:p>v.t. </text:p>
          </table:table-cell>
          <table:table-cell office:value-type="string">
            <text:p>devolver</text:p>
          </table:table-cell>
          <table:table-cell table:number-columns-repeated="204"/>
        </table:table-row>
        <table:table-row table:style-name="ro2">
          <table:table-cell office:value-type="string">
            <text:p>iso </text:p>
          </table:table-cell>
          <table:table-cell office:value-type="string">
            <text:p>i.ˈsó </text:p>
          </table:table-cell>
          <table:table-cell office:value-type="string">
            <text:p>pron.dem.f. </text:p>
          </table:table-cell>
          <table:table-cell office:value-type="string">
            <text:p>ésa </text:p>
          </table:table-cell>
          <table:table-cell table:number-columns-repeated="2"/>
          <table:table-cell office:value-type="string">
            <text:p>ntg BARS,91 ‘that one (fs)’ 2.14 Demonstratives p.32 no.96; </text:p>
          </table:table-cell>
          <table:table-cell table:number-columns-repeated="201"/>
        </table:table-row>
        <table:table-row table:style-name="ro2">
          <table:table-cell office:value-type="string">
            <text:p>ita </text:p>
          </table:table-cell>
          <table:table-cell office:value-type="string">
            <text:p>iˈtɑ́ </text:p>
          </table:table-cell>
          <table:table-cell office:value-type="string">
            <text:p>interj. </text:p>
          </table:table-cell>
          <table:table-cell office:value-type="string">
            <text:p>¡vámonos! </text:p>
          </table:table-cell>
          <table:table-cell table:number-columns-repeated="2"/>
          <table:table-cell office:value-type="string">
            <text:p>ntg BARS,91 ‘let’s go!’ 2.27-2-30 Interjections, 2.27 Imperative p39; </text:p>
          </table:table-cell>
          <table:table-cell table:number-columns-repeated="201"/>
        </table:table-row>
        <table:table-row table:style-name="ro2">
          <table:table-cell office:value-type="string">
            <text:p>iya </text:p>
          </table:table-cell>
          <table:table-cell office:value-type="string">
            <text:p>ˈídʒɑ </text:p>
          </table:table-cell>
          <table:table-cell office:value-type="string">
            <text:p>inan.f.n.esp. </text:p>
          </table:table-cell>
          <table:table-cell office:value-type="string">
            <text:p>maracuyá silvestre (frutas amarillas con pulpa dulce y comestibles) </text:p>
          </table:table-cell>
          <table:table-cell/>
          <table:table-cell office:value-type="string">
            <text:p>sc Passiflora spp. </text:p>
          </table:table-cell>
          <table:table-cell table:number-columns-repeated="202"/>
        </table:table-row>
        <table:table-row table:style-name="ro2">
          <table:table-cell office:value-type="string">
            <text:p>iyajãmoro </text:p>
          </table:table-cell>
          <table:table-cell office:value-type="string">
            <text:p>ˈídʒɑ.hɑ̃mṍɾṍ E][íˈdʒɑ.ˈhɑ̃́mṍɾṍ J </text:p>
          </table:table-cell>
          <table:table-cell office:value-type="string">
            <text:p>inan. </text:p>
          </table:table-cell>
          <table:table-cell office:value-type="string">
            <text:p>enramada </text:p>
          </table:table-cell>
          <table:table-cell table:number-columns-repeated="204"/>
        </table:table-row>
        <table:table-row table:style-name="ro2">
          <table:table-cell office:value-type="string">
            <text:p>iyamaa </text:p>
          </table:table-cell>
          <table:table-cell office:value-type="string">
            <text:p>ˈídʒɑ.mɑ̃ E][ˈídʒɑ.mɑ̃ J </text:p>
          </table:table-cell>
          <table:table-cell office:value-type="string">
            <text:p>inan. </text:p>
          </table:table-cell>
          <table:table-cell office:value-type="string">
            <text:p>bejuco de maracuyá silvestre</text:p>
          </table:table-cell>
          <table:table-cell table:number-columns-repeated="204"/>
        </table:table-row>
        <table:table-row table:style-name="ro2">
          <table:table-cell office:value-type="string">
            <text:p>jaa </text:p>
          </table:table-cell>
          <table:table-cell office:value-type="string">
            <text:p>ˈhɑ́ɑ́ </text:p>
          </table:table-cell>
          <table:table-cell office:value-type="string">
            <text:p>inan.s.de masa </text:p>
          </table:table-cell>
          <table:table-cell office:value-type="string">
            <text:p>arena</text:p>
          </table:table-cell>
          <table:table-cell table:number-columns-repeated="204"/>
        </table:table-row>
        <table:table-row table:style-name="ro2">
          <table:table-cell office:value-type="string">
            <text:p>jaaãgõreare </text:p>
          </table:table-cell>
          <table:table-cell office:value-type="string">
            <text:p>hɑ́ɑ.ɑ̃́ŋṍ.ˈɾéɑ́.ɾe E][hɑ́ɑ́.ɑ̃́ˈŋṍ.ɾéɑ́.ɾé J </text:p>
          </table:table-cell>
          <table:table-cell office:value-type="string">
            <text:p>v.t.pl. </text:p>
          </table:table-cell>
          <table:table-cell office:value-type="string">
            <text:p>golpear para ahuyentar (mosquitos, moscas, perros) </text:p>
          </table:table-cell>
          <table:table-cell table:number-columns-repeated="204"/>
        </table:table-row>
        <table:table-row table:style-name="ro2">
          <table:table-cell office:value-type="string">
            <text:p>jaaãgõrocare </text:p>
          </table:table-cell>
          <table:table-cell office:value-type="string">
            <text:p>ˈhɑ́ɑ́.ɑ̃́ŋṍ.ɾókɑ.ɾe E][hɑ́ɑ.ɑ̃ˈŋṍ.ɾókɑ.ɾe J </text:p>
          </table:table-cell>
          <table:table-cell office:value-type="string">
            <text:p>v.t.sing. </text:p>
          </table:table-cell>
          <table:table-cell office:value-type="string">
            <text:p>golpear para ahuyentar (un mosquito, mosca, perro) </text:p>
          </table:table-cell>
          <table:table-cell table:number-columns-repeated="204"/>
        </table:table-row>
        <table:table-row table:style-name="ro2">
          <table:table-cell office:value-type="string">
            <text:p>jaaãmirocare </text:p>
          </table:table-cell>
          <table:table-cell office:value-type="string">
            <text:p>ˈhɑ́ɑ́.ɑ̃́mĩ́.ɾókɑ.ɾe E][hɑ́ɑ́.ɑ̃́mĩ.ɾókɑ́.ɾé J </text:p>
          </table:table-cell>
          <table:table-cell office:value-type="string">
            <text:p>v.t.sing. </text:p>
          </table:table-cell>
          <table:table-cell office:value-type="string">
            <text:p>empujar con el brazo inferior y hacer caer (cosa, persona, animal)</text:p>
          </table:table-cell>
          <table:table-cell table:number-columns-repeated="204"/>
        </table:table-row>
        <table:table-row table:style-name="ro2">
          <table:table-cell office:value-type="string">
            <text:p>jaabariore </text:p>
          </table:table-cell>
          <table:table-cell office:value-type="string">
            <text:p>hɑ́ˈɑ́.bɑ́ɾí.o.ɾe </text:p>
          </table:table-cell>
          <table:table-cell office:value-type="string">
            <text:p>v.t. </text:p>
          </table:table-cell>
          <table:table-cell office:value-type="string">
            <text:p>abrazar (poner el brazo sobre el hombro de la mujer en la danza) </text:p>
          </table:table-cell>
          <table:table-cell/>
          <table:table-cell office:value-type="string">
            <text:p>va moabariore , uv E , vn J </text:p>
          </table:table-cell>
          <table:table-cell table:number-columns-repeated="202"/>
        </table:table-row>
        <table:table-row table:style-name="ro2">
          <table:table-cell office:value-type="string">
            <text:p>jaabasare </text:p>
          </table:table-cell>
          <table:table-cell office:value-type="string">
            <text:p>ˈhɑ́ɑ́.bɑsɑ́.ɾé E][hɑ́ɑ́.ˈbɑ́sɑ.ɾe J </text:p>
          </table:table-cell>
          <table:table-cell office:value-type="string">
            <text:p>v.t. </text:p>
          </table:table-cell>
          <table:table-cell office:value-type="string">
            <text:p>traquetear </text:p>
          </table:table-cell>
          <table:table-cell table:number-columns-repeated="204"/>
        </table:table-row>
        <table:table-row table:style-name="ro2">
          <table:table-cell office:value-type="string">
            <text:p>jaabatawaare </text:p>
          </table:table-cell>
          <table:table-cell office:value-type="string">
            <text:p>hɑ́ɑ.ˈbɑ́tɑ.wɑ́ɑ.ɾe E][hɑ́ɑ.ˈbɑ́tɑ.wɑ́ɑ.ɾe J </text:p>
          </table:table-cell>
          <table:table-cell office:value-type="string">
            <text:p>v.t.sing. </text:p>
          </table:table-cell>
          <table:table-cell office:value-type="string">
            <text:p>rajar en la mitad </text:p>
          </table:table-cell>
          <table:table-cell table:number-columns-repeated="204"/>
        </table:table-row>
        <table:table-row table:style-name="ro2">
          <table:table-cell office:value-type="string">
            <text:p>jaabua </text:p>
          </table:table-cell>
          <table:table-cell office:value-type="string">
            <text:p>hɑ́ɑ́.ˈbúɑ́ </text:p>
          </table:table-cell>
          <table:table-cell office:value-type="string">
            <text:p>inan. </text:p>
          </table:table-cell>
          <table:table-cell office:value-type="string">
            <text:p>playa </text:p>
          </table:table-cell>
          <table:table-cell table:number-columns-repeated="204"/>
        </table:table-row>
        <table:table-row table:style-name="ro2">
          <table:table-cell office:value-type="string">
            <text:p>jaabʉare </text:p>
          </table:table-cell>
          <table:table-cell office:value-type="string">
            <text:p>ˈhɑ́ɑ.bɨ́ɑ.ɾe E][hɑ́.ˈbɨ́ɑ.ɾe J </text:p>
          </table:table-cell>
          <table:table-cell office:value-type="string">
            <text:p>v.t. </text:p>
          </table:table-cell>
          <table:table-cell office:value-type="string">
            <text:p>poner ruana o ropa para cubrir</text:p>
          </table:table-cell>
          <table:table-cell table:number-columns-repeated="204"/>
        </table:table-row>
        <table:table-row table:style-name="ro2">
          <table:table-cell office:value-type="string">
            <text:p>jaabʉsare </text:p>
          </table:table-cell>
          <table:table-cell office:value-type="string">
            <text:p>ˈhɑ́ɑ́.bɨ́sɑ́.ɾé E][ˈhɑ́.bɨ́sɑ.ɾe J </text:p>
          </table:table-cell>
          <table:table-cell office:value-type="string">
            <text:p>v.t. </text:p>
          </table:table-cell>
          <table:table-cell office:value-type="string">
            <text:p>ponerse (collar) </text:p>
          </table:table-cell>
          <table:table-cell table:number-columns-repeated="204"/>
        </table:table-row>
        <table:table-row table:style-name="ro2">
          <table:table-cell office:value-type="string">
            <text:p>jaabʉsʉore </text:p>
          </table:table-cell>
          <table:table-cell office:value-type="string">
            <text:p>ˈhɑ́ɑ́.bɨsɨ́.o.ɾé E][ˈhɑ́.bɨ́sɨ.o.ɾe J </text:p>
          </table:table-cell>
          <table:table-cell office:value-type="string">
            <text:p>v.t. </text:p>
          </table:table-cell>
          <table:table-cell office:value-type="string">
            <text:p>traquetear </text:p>
          </table:table-cell>
          <table:table-cell table:number-columns-repeated="204"/>
        </table:table-row>
        <table:table-row table:style-name="ro2">
          <table:table-cell office:value-type="string">
            <text:p>jaacũure </text:p>
          </table:table-cell>
          <table:table-cell office:value-type="string">
            <text:p>ˈhɑ́ɑ́.kṹṹ.ɾẽ E][hɑ́ɑ́.ˈkṹũ.ɾẽ J </text:p>
          </table:table-cell>
          <table:table-cell office:value-type="string">
            <text:p>v.t. </text:p>
          </table:table-cell>
          <table:table-cell office:value-type="string">
            <text:p>regatear </text:p>
          </table:table-cell>
          <table:table-cell table:number-columns-repeated="204"/>
        </table:table-row>
        <table:table-row table:style-name="ro2">
          <table:table-cell office:value-type="string">
            <text:p>jaadiboriaraje </text:p>
          </table:table-cell>
          <table:table-cell office:value-type="string">
            <text:p>hɑ́.ɑ́di.ˈbóó.ɾi.ɑ.ɾɑhé E][ˈhɑ́.ɑdí.bóó.ɾi.ɑ́.ɾɑ́he J </text:p>
          </table:table-cell>
          <table:table-cell office:value-type="string">
            <text:p>s.v.inan. </text:p>
          </table:table-cell>
          <table:table-cell office:value-type="string">
            <text:p>tarro abollado o que tiene abolladuras</text:p>
          </table:table-cell>
          <table:table-cell table:number-columns-repeated="204"/>
        </table:table-row>
        <table:table-row table:style-name="ro2">
          <table:table-cell office:value-type="string">
            <text:p>jaajeore </text:p>
          </table:table-cell>
          <table:table-cell office:value-type="string">
            <text:p>hɑ́ˈɑ́.hé.ó.ɾe E][ˈhɑ́ɑ́.hé.o.ɾe J </text:p>
          </table:table-cell>
          <table:table-cell office:value-type="string">
            <text:p>v.t. </text:p>
          </table:table-cell>
          <table:table-cell office:value-type="string">
            <text:p>poner al hombro o cabeza, poner sobre algo o alguien</text:p>
          </table:table-cell>
          <table:table-cell table:number-columns-repeated="204"/>
        </table:table-row>
        <table:table-row table:style-name="ro2">
          <table:table-cell office:value-type="string">
            <text:p>jaajerubʉajeore </text:p>
          </table:table-cell>
          <table:table-cell office:value-type="string">
            <text:p>ˈhɑ́ɑ.héɾu.bɨ́ɑ.hé.o.ɾe E][hɑ́ɑ́.ˈhéɾu.bɨ́ɑ́.hé.ó.ɾé J </text:p>
          </table:table-cell>
          <table:table-cell office:value-type="string">
            <text:p>v.t. </text:p>
          </table:table-cell>
          <table:table-cell office:value-type="string">
            <text:p>poner </text:p>
          </table:table-cell>
          <table:table-cell table:number-columns-repeated="204"/>
        </table:table-row>
        <table:table-row table:style-name="ro2">
          <table:table-cell office:value-type="string">
            <text:p>jaajudire </text:p>
          </table:table-cell>
          <table:table-cell office:value-type="string">
            <text:p>ˈhɑ́ɑ́.hudí.ɾé E][ˈhɑ́ɑ́.húdi.ɾe J </text:p>
          </table:table-cell>
          <table:table-cell office:value-type="string">
            <text:p>v.t. </text:p>
          </table:table-cell>
          <table:table-cell office:value-type="string">
            <text:p>chocar algo agudo con el brazo y agujerarlo</text:p>
          </table:table-cell>
          <table:table-cell table:number-columns-repeated="204"/>
        </table:table-row>
        <table:table-row table:style-name="ro2">
          <table:table-cell office:value-type="string">
            <text:p>jaajuure </text:p>
          </table:table-cell>
          <table:table-cell office:value-type="string">
            <text:p>hɑ́ˈɑ.húú.ɾé E][hɑ́ɑ.ˈhúu.ɾe J </text:p>
          </table:table-cell>
          <table:table-cell office:value-type="string">
            <text:p>v.t. </text:p>
          </table:table-cell>
          <table:table-cell office:value-type="string">
            <text:p>clavar</text:p>
          </table:table-cell>
          <table:table-cell table:number-columns-repeated="204"/>
        </table:table-row>
        <table:table-row table:style-name="ro2">
          <table:table-cell office:value-type="string">
            <text:p>jaajuuriajaʉ </text:p>
          </table:table-cell>
          <table:table-cell office:value-type="string">
            <text:p>ˈhɑ́ɑ́.húu.ɾi.ɑ.hɑ́ɨ́ </text:p>
          </table:table-cell>
          <table:table-cell office:value-type="string">
            <text:p>s.v.inan. </text:p>
          </table:table-cell>
          <table:table-cell office:value-type="string">
            <text:p>martillo </text:p>
          </table:table-cell>
          <table:table-cell/>
          <table:table-cell office:value-type="string">
            <text:p>uv E ,va jaajuuriajʉ ,vn J; ph ˈhɑ́.hu.ɾí.ɑ́.hɨ </text:p>
          </table:table-cell>
          <table:table-cell table:number-columns-repeated="202"/>
        </table:table-row>
        <table:table-row table:style-name="ro2">
          <table:table-cell office:value-type="string">
            <text:p>jaajuuriaro </text:p>
          </table:table-cell>
          <table:table-cell office:value-type="string">
            <text:p>hɑ́ˈɑ́.hu.ɾi.ɑ́.ɾó E][hɑ́ˈɑ́.húu.ɾi.ɑ.ɾo J </text:p>
          </table:table-cell>
          <table:table-cell office:value-type="string">
            <text:p>s.v.inan. </text:p>
          </table:table-cell>
          <table:table-cell office:value-type="string">
            <text:p>la parte clavada (uso: tiempo pasado) </text:p>
          </table:table-cell>
          <table:table-cell table:number-columns-repeated="204"/>
        </table:table-row>
        <table:table-row table:style-name="ro2">
          <table:table-cell office:value-type="string">
            <text:p>jaamasibeticatʉa </text:p>
          </table:table-cell>
          <table:table-cell table:number-columns-repeated="4"/>
          <table:table-cell office:value-type="string">
            <text:p>uv J</text:p>
          </table:table-cell>
          <table:table-cell table:number-columns-repeated="202"/>
        </table:table-row>
        <table:table-row table:style-name="ro2">
          <table:table-cell office:value-type="string">
            <text:p>jaamasibetijacatʉ </text:p>
          </table:table-cell>
          <table:table-cell office:value-type="string">
            <text:p>ˈhɑ́ɑ́.mɑ̃sĩ́.bé.ti.hɑkɑ́tɨ́ </text:p>
          </table:table-cell>
          <table:table-cell office:value-type="string">
            <text:p>s.v.inan. </text:p>
          </table:table-cell>
          <table:table-cell office:value-type="string">
            <text:p>lado izquierdo </text:p>
          </table:table-cell>
          <table:table-cell/>
          <table:table-cell office:value-type="string">
            <text:p>va jaamasibeticatʉa , uv E , vn J , ph hɑ́ɑ.ˈmɑ̃́sĩ.be.tí.kɑ́tɨɑ </text:p>
          </table:table-cell>
          <table:table-cell table:number-columns-repeated="202"/>
        </table:table-row>
        <table:table-row table:style-name="ro2">
          <table:table-cell office:value-type="string">
            <text:p>jaamasiricatʉa </text:p>
          </table:table-cell>
          <table:table-cell table:number-columns-repeated="4"/>
          <table:table-cell office:value-type="string">
            <text:p>uv J</text:p>
          </table:table-cell>
          <table:table-cell table:number-columns-repeated="202"/>
        </table:table-row>
        <table:table-row table:style-name="ro2">
          <table:table-cell office:value-type="string">
            <text:p>jaamasirijacatʉ </text:p>
          </table:table-cell>
          <table:table-cell office:value-type="string">
            <text:p>ˈhɑ́ɑ.mɑ̃sĩ́.ɾí.hɑ́kɑ́tɨ </text:p>
          </table:table-cell>
          <table:table-cell office:value-type="string">
            <text:p>s.v.inan. </text:p>
          </table:table-cell>
          <table:table-cell office:value-type="string">
            <text:p>lado derecho </text:p>
          </table:table-cell>
          <table:table-cell/>
          <table:table-cell office:value-type="string">
            <text:p>va jaamasiricatʉa , uv E , vn J , ph ˈhɑ́ɑ.mɑ̃́sĩ.ɾi.kɑ́tɨ́ɑ́ </text:p>
          </table:table-cell>
          <table:table-cell table:number-columns-repeated="202"/>
        </table:table-row>
        <table:table-row table:style-name="ro2">
          <table:table-cell office:value-type="string">
            <text:p>jaamuucũure </text:p>
          </table:table-cell>
          <table:table-cell office:value-type="string">
            <text:p>hɑ́ɑ́.ˈmṹũ.kṹṹ.ɾẽ E][hɑ́ɑ.mṹṹ.ˈkṹũ.ɾẽ J </text:p>
          </table:table-cell>
          <table:table-cell office:value-type="string">
            <text:p>v.t. </text:p>
          </table:table-cell>
          <table:table-cell office:value-type="string">
            <text:p>cortar haciendo las extremidades de la canoa</text:p>
          </table:table-cell>
          <table:table-cell table:number-columns-repeated="204"/>
        </table:table-row>
        <table:table-row table:style-name="ro2">
          <table:table-cell office:value-type="string">
            <text:p>jaare </text:p>
          </table:table-cell>
          <table:table-cell office:value-type="string">
            <text:p>hɑ́ˈɑ́.ɾe E][ˈhɑ́ɑ́.ɾé J </text:p>
          </table:table-cell>
          <table:table-cell office:value-type="string">
            <text:p>v.t. </text:p>
          </table:table-cell>
          <table:table-cell office:value-type="string">
            <text:p>golpear con el brazo y la mano </text:p>
          </table:table-cell>
          <table:table-cell table:number-columns-repeated="2"/>
          <table:table-cell office:value-type="string">
            <text:p>ntg BARS,91 //ha// ‘hit’ 4.1 Salent features of classifiers p50; no508,543,544; </text:p>
          </table:table-cell>
          <table:table-cell table:number-columns-repeated="201"/>
        </table:table-row>
        <table:table-row table:style-name="ro2">
          <table:table-cell office:value-type="string">
            <text:p>jáare </text:p>
          </table:table-cell>
          <table:table-cell office:value-type="string">
            <text:p>ˈhɑ́ɑ.ɾe E][hɑˈɑ́.ɾé J </text:p>
          </table:table-cell>
          <table:table-cell office:value-type="string">
            <text:p>v.i. </text:p>
          </table:table-cell>
          <table:table-cell office:value-type="string">
            <text:p>gatear (nene, insecto) </text:p>
          </table:table-cell>
          <table:table-cell table:number-columns-repeated="2"/>
          <table:table-cell office:value-type="string">
            <text:p>ntg BARS,91 //haa// ‘crawl’ no263,315;</text:p>
          </table:table-cell>
          <table:table-cell table:number-columns-repeated="201"/>
        </table:table-row>
        <table:table-row table:style-name="ro2">
          <table:table-cell office:value-type="string">
            <text:p>jaareare </text:p>
          </table:table-cell>
          <table:table-cell office:value-type="string">
            <text:p>hɑ́ˈɑ́.ɾéɑ́.ɾe E][ˈhɑ́ɑ́.ɾéɑ.ɾe J </text:p>
          </table:table-cell>
          <table:table-cell office:value-type="string">
            <text:p>v.t.pl. </text:p>
          </table:table-cell>
          <table:table-cell office:value-type="string">
            <text:p>sacudir</text:p>
          </table:table-cell>
          <table:table-cell table:number-columns-repeated="204"/>
        </table:table-row>
        <table:table-row table:style-name="ro2">
          <table:table-cell office:value-type="string">
            <text:p>jaariabʉ </text:p>
          </table:table-cell>
          <table:table-cell/>
          <table:table-cell office:value-type="string">
            <text:p>s.v.inan. </text:p>
          </table:table-cell>
          <table:table-cell office:value-type="string">
            <text:p>palo balso ahuecado (utilizado para sacar el polvo de la coca)</text:p>
          </table:table-cell>
          <table:table-cell table:number-columns-repeated="204"/>
        </table:table-row>
        <table:table-row table:style-name="ro2">
          <table:table-cell office:value-type="string">
            <text:p>jaariaro </text:p>
          </table:table-cell>
          <table:table-cell office:value-type="string">
            <text:p>hɑ́ˈɑ́.ɾí.ɑ́.ɾó E][hɑ́ɑ́.ˈɾí.ɑ.ɾo J </text:p>
          </table:table-cell>
          <table:table-cell office:value-type="string">
            <text:p>s.v.inan. </text:p>
          </table:table-cell>
          <table:table-cell office:value-type="string">
            <text:p>filtro de tururí (bolsa hecha de la corteza del árbol |bwasuʉ|r para filtrar coca) </text:p>
          </table:table-cell>
          <table:table-cell table:number-columns-repeated="204"/>
        </table:table-row>
        <table:table-row table:style-name="ro2">
          <table:table-cell office:value-type="string">
            <text:p>jaariase </text:p>
          </table:table-cell>
          <table:table-cell office:value-type="string">
            <text:p>ˈhɑ́ɑ́.ɾi.ɑ.sé </text:p>
          </table:table-cell>
          <table:table-cell office:value-type="string">
            <text:p>s.v.inan. </text:p>
          </table:table-cell>
          <table:table-cell office:value-type="string">
            <text:p>machete </text:p>
          </table:table-cell>
          <table:table-cell/>
          <table:table-cell office:value-type="string">
            <text:p>va cõmejãi , uv E , vn J </text:p>
          </table:table-cell>
          <table:table-cell table:number-columns-repeated="202"/>
        </table:table-row>
        <table:table-row table:style-name="ro2">
          <table:table-cell office:value-type="string">
            <text:p>jaariore </text:p>
          </table:table-cell>
          <table:table-cell office:value-type="string">
            <text:p>ˈhɑ́ɑ.ɾí.óo.ɾe E][hɑ́ɑ́.ˈɾí.o.ɾe J </text:p>
          </table:table-cell>
          <table:table-cell office:value-type="string">
            <text:p>v.caus. </text:p>
          </table:table-cell>
          <table:table-cell office:value-type="string">
            <text:p>hacer sangrar por pegar</text:p>
          </table:table-cell>
          <table:table-cell table:number-columns-repeated="204"/>
        </table:table-row>
        <table:table-row table:style-name="ro1">
          <table:table-cell office:value-type="string">
            <text:p>jaarocaajeria </text:p>
          </table:table-cell>
          <table:table-cell office:value-type="string">
            <text:p>ˈhɑ́ɑ́.ɾókɑ.ɑ́hé.ɾí.ɑ́ E][ˈhɑ́ɑ.ɾókɑ.ɑhé.ɾí.ɑ J </text:p>
          </table:table-cell>
          <table:table-cell office:value-type="string">
            <text:p>s.v.inan. </text:p>
          </table:table-cell>
          <table:table-cell office:value-type="string">
            <text:p>voleibol o vóleibol</text:p>
          </table:table-cell>
          <table:table-cell table:number-columns-repeated="204"/>
        </table:table-row>
        <table:table-row table:style-name="ro1">
          <table:table-cell office:value-type="string">
            <text:p>jaasãare </text:p>
          </table:table-cell>
          <table:table-cell table:number-columns-repeated="4"/>
          <table:table-cell office:value-type="string">
            <text:p>uv J</text:p>
          </table:table-cell>
          <table:table-cell table:number-columns-repeated="202"/>
        </table:table-row>
        <table:table-row table:style-name="ro2">
          <table:table-cell office:value-type="string">
            <text:p>jãasãare </text:p>
          </table:table-cell>
          <table:table-cell office:value-type="string">
            <text:p>ˈhɑ̃́ɑ̃.sɑ̃́ɑ̃́.ɾẽ́ </text:p>
          </table:table-cell>
          <table:table-cell office:value-type="string">
            <text:p>v.t. </text:p>
          </table:table-cell>
          <table:table-cell office:value-type="string">
            <text:p>poner y cargar (bolsa del hombre) </text:p>
          </table:table-cell>
          <table:table-cell/>
          <table:table-cell office:value-type="string">
            <text:p>va jaasãare , uv E , vn J , ph ˈhɑ́ɑ́.sɑ̃́ɑ̃.ɾẽ </text:p>
          </table:table-cell>
          <table:table-cell table:number-columns-repeated="202"/>
        </table:table-row>
        <table:table-row table:style-name="ro2">
          <table:table-cell office:value-type="string">
            <text:p>jaasai </text:p>
          </table:table-cell>
          <table:table-cell office:value-type="string">
            <text:p>hɑ́ɑ.ˈsɑ́i E][ˈhɑ́ɑ́.sɑ́í J </text:p>
          </table:table-cell>
          <table:table-cell office:value-type="string">
            <text:p>an. </text:p>
          </table:table-cell>
          <table:table-cell office:value-type="string">
            <text:p>pez balentón o valentón </text:p>
          </table:table-cell>
          <table:table-cell office:value-type="string">
            <text:p>Brachyplatystoma vaillantii, </text:p>
          </table:table-cell>
          <table:table-cell table:number-columns-repeated="203"/>
        </table:table-row>
        <table:table-row table:style-name="ro2">
          <table:table-cell office:value-type="string">
            <text:p>jaasurere </text:p>
          </table:table-cell>
          <table:table-cell office:value-type="string">
            <text:p>hɑ́ˈɑ.súɾe.ɾe E][ˈhɑ́ɑ́.súɾe.ɾe J </text:p>
          </table:table-cell>
          <table:table-cell office:value-type="string">
            <text:p>v.t. </text:p>
          </table:table-cell>
          <table:table-cell office:value-type="string">
            <text:p>cortar (cosas con machete; uso: generalmente se usa para cortar palitos) </text:p>
          </table:table-cell>
          <table:table-cell table:number-columns-repeated="204"/>
        </table:table-row>
        <table:table-row table:style-name="ro2">
          <table:table-cell office:value-type="string">
            <text:p>jaasurereare </text:p>
          </table:table-cell>
          <table:table-cell office:value-type="string">
            <text:p>ˈhɑ́.suɾe.ɾéɑ́.ɾe E][ˈhɑ́ɑ́.súɾe.ɾéɑ́.ɾé J </text:p>
          </table:table-cell>
          <table:table-cell office:value-type="string">
            <text:p>v.t. </text:p>
          </table:table-cell>
          <table:table-cell office:value-type="string">
            <text:p>quitar por cortar y dejar a un lado (cosas; uso: se usa principalmente para árboles que se cruzan el río o camino) </text:p>
          </table:table-cell>
          <table:table-cell table:number-columns-repeated="204"/>
        </table:table-row>
        <table:table-row table:style-name="ro2">
          <table:table-cell office:value-type="string">
            <text:p>jaataaqueore </text:p>
          </table:table-cell>
          <table:table-cell office:value-type="string">
            <text:p>ˈhɑ́ɑ.tɑ́ɑ.ké.o.ɾe E][ˈhɑ́ɑ.tɑ́ɑ.ké.ó.ɾé J </text:p>
          </table:table-cell>
          <table:table-cell office:value-type="string">
            <text:p>v.caus.sing. </text:p>
          </table:table-cell>
          <table:table-cell office:value-type="string">
            <text:p>cortar y hacer caer (una cosa)</text:p>
          </table:table-cell>
          <table:table-cell table:number-columns-repeated="204"/>
        </table:table-row>
        <table:table-row table:style-name="ro2">
          <table:table-cell office:value-type="string">
            <text:p>jaataare </text:p>
          </table:table-cell>
          <table:table-cell office:value-type="string">
            <text:p>ˈhɑ́ɑ.tɑ́ɑ.ɾe E][ˈhɑ́ɑ́.tɑ́ɑ.ɾe J </text:p>
          </table:table-cell>
          <table:table-cell office:value-type="string">
            <text:p>v.t.sing. </text:p>
          </table:table-cell>
          <table:table-cell office:value-type="string">
            <text:p>cortar (un palo, árbol caída con machete o hacha) </text:p>
          </table:table-cell>
          <table:table-cell table:number-columns-repeated="2"/>
          <table:table-cell office:value-type="string">
            <text:p>ntg BARS,91 (ha ta) hit cut.off ‘to <text:s/>cut off (one thing with a machete)’ 2.5 Verbs which agree in number with the object p26; </text:p>
          </table:table-cell>
          <table:table-cell table:number-columns-repeated="201"/>
        </table:table-row>
        <table:table-row table:style-name="ro2">
          <table:table-cell office:value-type="string">
            <text:p>jaataarocare </text:p>
          </table:table-cell>
          <table:table-cell office:value-type="string">
            <text:p>hɑ́ɑ.tɑ́ɑ́.ɾókɑ.ɾe E][hɑ́ɑ́.ˈtɑ́ɑ.ɾokɑ́.ɾé J </text:p>
          </table:table-cell>
          <table:table-cell office:value-type="string">
            <text:p>v.t.sing. </text:p>
          </table:table-cell>
          <table:table-cell office:value-type="string">
            <text:p>quitar por cortar y dejar a un lado (una cosa; uso: se usa principalmente para un árbol que cruza el río o camino) </text:p>
          </table:table-cell>
          <table:table-cell table:number-columns-repeated="204"/>
        </table:table-row>
        <table:table-row table:style-name="ro1">
          <table:table-cell office:value-type="string">
            <text:p>jaatiore </text:p>
          </table:table-cell>
          <table:table-cell office:value-type="string">
            <text:p>ˈhɑ́ɑ́.tíó.ɾé E][hɑ́ɑ́.ˈtíoo.ɾe J </text:p>
          </table:table-cell>
          <table:table-cell office:value-type="string">
            <text:p>v.t. </text:p>
          </table:table-cell>
          <table:table-cell office:value-type="string">
            <text:p>aplastar con la mano</text:p>
          </table:table-cell>
          <table:table-cell table:number-columns-repeated="204"/>
        </table:table-row>
        <table:table-row table:style-name="ro2">
          <table:table-cell office:value-type="string">
            <text:p>jaatubua </text:p>
          </table:table-cell>
          <table:table-cell office:value-type="string">
            <text:p>ˈhɑ́ɑ́.túbúɑ́ </text:p>
          </table:table-cell>
          <table:table-cell office:value-type="string">
            <text:p>inan. </text:p>
          </table:table-cell>
          <table:table-cell office:value-type="string">
            <text:p>montículo de arena</text:p>
          </table:table-cell>
          <table:table-cell table:number-columns-repeated="204"/>
        </table:table-row>
        <table:table-row table:style-name="ro2">
          <table:table-cell office:value-type="string">
            <text:p>jaatũcuro </text:p>
          </table:table-cell>
          <table:table-cell office:value-type="string">
            <text:p>hɑ́ɑ́.ˈtṹkṹ.ɾṍ </text:p>
          </table:table-cell>
          <table:table-cell office:value-type="string">
            <text:p>inan. </text:p>
          </table:table-cell>
          <table:table-cell office:value-type="string">
            <text:p>arenal </text:p>
          </table:table-cell>
          <table:table-cell/>
          <table:table-cell office:value-type="string">
            <text:p>va jaʉtũcuro , ph ˈhɑ́ɘ́.tṹkṹ.ɾṍ , </text:p>
          </table:table-cell>
          <table:table-cell table:number-columns-repeated="202"/>
        </table:table-row>
        <table:table-row table:style-name="ro2">
          <table:table-cell office:value-type="string">
            <text:p>jaatuure </text:p>
          </table:table-cell>
          <table:table-cell office:value-type="string">
            <text:p>ˈhɑ́ɑ́.túú.ɾé E][ˈhɑ́ɑ́.túu.ɾe J </text:p>
          </table:table-cell>
          <table:table-cell office:value-type="string">
            <text:p>v.t. </text:p>
          </table:table-cell>
          <table:table-cell office:value-type="string">
            <text:p>cortar con machete; </text:p>
          </table:table-cell>
          <table:table-cell table:number-columns-repeated="204"/>
        </table:table-row>
        <table:table-row table:style-name="ro2">
          <table:table-cell office:value-type="string">
            <text:p>jaatuureare </text:p>
          </table:table-cell>
          <table:table-cell office:value-type="string">
            <text:p>ˈhɑ́ɑ.túu.ɾéɑ́.ɾe E][hɑ́.ˈtúu.ɾéɑ́.ɾé J </text:p>
          </table:table-cell>
          <table:table-cell office:value-type="string">
            <text:p>v.t. </text:p>
          </table:table-cell>
          <table:table-cell office:value-type="string">
            <text:p>desbastar con azuela (uso: se dice más hoy en día que |bretereare|r) </text:p>
          </table:table-cell>
          <table:table-cell table:number-columns-repeated="204"/>
        </table:table-row>
        <table:table-row table:style-name="ro2">
          <table:table-cell office:value-type="string">
            <text:p>jaawaare </text:p>
          </table:table-cell>
          <table:table-cell office:value-type="string">
            <text:p>ˈhɑ́ɑ.wɑ́ɑ́.ɾe E][hɑ́ˈɑ́.wɑ́ɑ.ɾe J </text:p>
          </table:table-cell>
          <table:table-cell office:value-type="string">
            <text:p>v.t. </text:p>
          </table:table-cell>
          <table:table-cell office:value-type="string">
            <text:p>despedazar </text:p>
          </table:table-cell>
          <table:table-cell table:number-columns-repeated="204"/>
        </table:table-row>
        <table:table-row table:style-name="ro1">
          <table:table-cell office:value-type="string">
            <text:p>jaca </text:p>
          </table:table-cell>
          <table:table-cell table:number-columns-repeated="4"/>
          <table:table-cell office:value-type="string">
            <text:p>uv YM</text:p>
          </table:table-cell>
          <table:table-cell table:number-columns-repeated="202"/>
        </table:table-row>
        <table:table-row table:style-name="ro2">
          <table:table-cell office:value-type="string">
            <text:p>jacarã </text:p>
          </table:table-cell>
          <table:table-cell office:value-type="string">
            <text:p>hɑˈkɑ̃́.rɑ̃ </text:p>
          </table:table-cell>
          <table:table-cell office:value-type="string">
            <text:p>s.v.inan.pl. </text:p>
          </table:table-cell>
          <table:table-cell office:value-type="string">
            <text:p>muchos grandes (personas, animales) </text:p>
          </table:table-cell>
          <table:table-cell table:number-columns-repeated="204"/>
        </table:table-row>
        <table:table-row table:style-name="ro2">
          <table:table-cell office:value-type="string">
            <text:p>jacase </text:p>
          </table:table-cell>
          <table:table-cell office:value-type="string">
            <text:p>hɑˈkɑ́.se </text:p>
          </table:table-cell>
          <table:table-cell office:value-type="string">
            <text:p>v.i.pl. </text:p>
          </table:table-cell>
          <table:table-cell office:value-type="string">
            <text:p>(ser/estar) grandes (cosas) </text:p>
          </table:table-cell>
          <table:table-cell/>
          <table:table-cell office:value-type="string">
            <text:p>va jaca , uv E, J , vn YM </text:p>
          </table:table-cell>
          <table:table-cell table:number-columns-repeated="202"/>
        </table:table-row>
        <table:table-row table:style-name="ro2">
          <table:table-cell office:value-type="string">
            <text:p>jaco_maco </text:p>
          </table:table-cell>
          <table:table-cell office:value-type="string">
            <text:p>hɑˈk.ó.mɑ̃k.ṍ </text:p>
          </table:table-cell>
          <table:table-cell office:value-type="string">
            <text:p>an. </text:p>
          </table:table-cell>
          <table:table-cell office:value-type="string">
            <text:p>prima (se refiere a la hija de la hermana de la madre, que tiene marido de una etnia distinta del marido de la madre) </text:p>
          </table:table-cell>
          <table:table-cell table:number-columns-repeated="204"/>
        </table:table-row>
        <table:table-row table:style-name="ro2">
          <table:table-cell office:value-type="string">
            <text:p>jaco_macʉ </text:p>
          </table:table-cell>
          <table:table-cell office:value-type="string">
            <text:p>hɑk.ó.ˈmɑ́k.ɨ́ </text:p>
          </table:table-cell>
          <table:table-cell office:value-type="string">
            <text:p>an. </text:p>
          </table:table-cell>
          <table:table-cell office:value-type="string">
            <text:p>primo (se refiere al hijo de la hermana de la madre, que tiene marido de una etnia distinta del marido de la madre) </text:p>
          </table:table-cell>
          <table:table-cell table:number-columns-repeated="204"/>
        </table:table-row>
        <table:table-row table:style-name="ro2">
          <table:table-cell office:value-type="string">
            <text:p>jaco_magʉ̃ </text:p>
          </table:table-cell>
          <table:table-cell office:value-type="string">
            <text:p>hɑˈk.ó.mɑ̃́.ŋɨ̃ E][hɑˈk.ó.mɑ̃́.ŋɨ̃́ J </text:p>
          </table:table-cell>
          <table:table-cell office:value-type="string">
            <text:p>an. </text:p>
          </table:table-cell>
          <table:table-cell office:value-type="string">
            <text:p>especie de oruga (que pica) </text:p>
          </table:table-cell>
          <table:table-cell table:number-columns-repeated="204"/>
        </table:table-row>
        <table:table-row table:style-name="ro2">
          <table:table-cell office:value-type="string">
            <text:p>jacoana </text:p>
          </table:table-cell>
          <table:table-cell office:value-type="string">
            <text:p>hɑ́ˈk.ó.ɑ́.nɑ̃́ </text:p>
          </table:table-cell>
          <table:table-cell office:value-type="string">
            <text:p>m. </text:p>
          </table:table-cell>
          <table:table-cell office:value-type="string">
            <text:p>tío (hermano de mi madre, esposo de la hermana de mi padre; uso: dicho por la mujer) </text:p>
          </table:table-cell>
          <table:table-cell table:number-columns-repeated="204"/>
        </table:table-row>
        <table:table-row table:style-name="ro2">
          <table:table-cell office:value-type="string">
            <text:p>jacoarʉmʉ </text:p>
          </table:table-cell>
          <table:table-cell office:value-type="string">
            <text:p>hɑˈkó.ɑ́.ɾɨ̃́mɨ̃ E][hɑˈkó.ɑ́.ɾɨ̃́mɨ̃́ J </text:p>
          </table:table-cell>
          <table:table-cell office:value-type="string">
            <text:p>m. </text:p>
          </table:table-cell>
          <table:table-cell office:value-type="string">
            <text:p>tío (hermano de mi madre, esposo de la hermana de mi padre; uso: dicho por el hombre) </text:p>
          </table:table-cell>
          <table:table-cell table:number-columns-repeated="204"/>
        </table:table-row>
        <table:table-row table:style-name="ro2">
          <table:table-cell office:value-type="string">
            <text:p>jacʉ, jaco </text:p>
          </table:table-cell>
          <table:table-cell office:value-type="string">
            <text:p>hɑˈk.ɨ́ </text:p>
          </table:table-cell>
          <table:table-cell office:value-type="string">
            <text:p>m., f. </text:p>
          </table:table-cell>
          <table:table-cell office:value-type="string">
            <text:p>padre, madre; </text:p>
          </table:table-cell>
          <table:table-cell table:number-columns-repeated="204"/>
        </table:table-row>
        <table:table-row table:style-name="ro2">
          <table:table-cell office:value-type="string">
            <text:p>jaigʉ, jaigo </text:p>
          </table:table-cell>
          <table:table-cell office:value-type="string">
            <text:p>hɑˈí.gɨ E][ˈhɑ́i.gɨ J </text:p>
          </table:table-cell>
          <table:table-cell office:value-type="string">
            <text:p>s.v.m., f. </text:p>
          </table:table-cell>
          <table:table-cell office:value-type="string">
            <text:p>(ser) grande (persona, animal) </text:p>
          </table:table-cell>
          <table:table-cell table:number-columns-repeated="204"/>
        </table:table-row>
        <table:table-row table:style-name="ro2">
          <table:table-cell office:value-type="string">
            <text:p>jaimʉjase </text:p>
          </table:table-cell>
          <table:table-cell office:value-type="string">
            <text:p>ˈhɑ́i.mɨ̃́hɑ̃.se E][ˈhɑ́i.mɨ̃́hɑ̃́.sẽ́ J </text:p>
          </table:table-cell>
          <table:table-cell office:value-type="string">
            <text:p>v.i. </text:p>
          </table:table-cell>
          <table:table-cell office:value-type="string">
            <text:p>subir </text:p>
          </table:table-cell>
          <table:table-cell table:number-columns-repeated="204"/>
        </table:table-row>
        <table:table-row table:style-name="ro2">
          <table:table-cell office:value-type="string">
            <text:p>jairica </text:p>
          </table:table-cell>
          <table:table-cell office:value-type="string">
            <text:p>hɑˈí.ɾi.kɑ́ E][ˈhɑ́i.ɾi.kɑ J </text:p>
          </table:table-cell>
          <table:table-cell office:value-type="string">
            <text:p>s.v.inan. </text:p>
          </table:table-cell>
          <table:table-cell office:value-type="string">
            <text:p>cosa grande (que lleva el clasificador |b-a|r como avión, canoa, piedra, dedo)</text:p>
          </table:table-cell>
          <table:table-cell table:number-columns-repeated="204"/>
        </table:table-row>
        <table:table-row table:style-name="ro2">
          <table:table-cell office:value-type="string">
            <text:p>jairijaʉ </text:p>
          </table:table-cell>
          <table:table-cell office:value-type="string">
            <text:p>hɑˈí.ɾi.hɑ́ɘ </text:p>
          </table:table-cell>
          <table:table-cell office:value-type="string">
            <text:p>s.v.inan. </text:p>
          </table:table-cell>
          <table:table-cell office:value-type="string">
            <text:p>grande (lugar, cosa) </text:p>
          </table:table-cell>
          <table:table-cell/>
          <table:table-cell office:value-type="string">
            <text:p>va jairijʉ , ph ˈhɑ́i.ri.hɨ , </text:p>
          </table:table-cell>
          <table:table-cell office:value-type="string">
            <text:p>ntg BARS,91 (hai) be.big/many 2.19 Quantifiers p.36; 4.9 Descrip. mod. (stative verb) p.63; 4.5 Quantifiers p.58, no.158; be.big no.25,26,52,262,390; </text:p>
          </table:table-cell>
          <table:table-cell table:number-columns-repeated="201"/>
        </table:table-row>
        <table:table-row table:style-name="ro2">
          <table:table-cell office:value-type="string">
            <text:p>jairo </text:p>
          </table:table-cell>
          <table:table-cell office:value-type="string">
            <text:p>hɑí.ˈɾó E][ˈhɑ́í.ɾó J </text:p>
          </table:table-cell>
          <table:table-cell office:value-type="string">
            <text:p>cuan.inan. </text:p>
          </table:table-cell>
          <table:table-cell office:value-type="string">
            <text:p>mucho </text:p>
          </table:table-cell>
          <table:table-cell table:number-columns-repeated="2"/>
          <table:table-cell office:value-type="string">
            <text:p>ntg BARS,91 (hai-ro) many-NOM 2.19 Quantifiers p.36; big-NOM 4.5 Quantifiers p.58, (hairo) ‘much,many’ no.156; many-NOM no.262;340; ‘many (in)’ no.411; </text:p>
          </table:table-cell>
          <table:table-cell table:number-columns-repeated="201"/>
        </table:table-row>
        <table:table-row table:style-name="ro2">
          <table:table-cell office:value-type="string">
            <text:p>jairuuse </text:p>
          </table:table-cell>
          <table:table-cell office:value-type="string">
            <text:p>ˈhɑ́i.ɾúu.se E][ˈhɑ́i.ɾúú.sé J </text:p>
          </table:table-cell>
          <table:table-cell office:value-type="string">
            <text:p>v.t. </text:p>
          </table:table-cell>
          <table:table-cell office:value-type="string">
            <text:p>inundar</text:p>
          </table:table-cell>
          <table:table-cell table:number-columns-repeated="204"/>
        </table:table-row>
        <table:table-row table:style-name="ro2">
          <table:table-cell office:value-type="string">
            <text:p>jaise </text:p>
          </table:table-cell>
          <table:table-cell office:value-type="string">
            <text:p>hɑ́ˈí.se E][ˈhɑ́i.se J </text:p>
          </table:table-cell>
          <table:table-cell office:value-type="string">
            <text:p>v.i. </text:p>
          </table:table-cell>
          <table:table-cell office:value-type="string">
            <text:p>crecer, dn subir (río, caño) </text:p>
          </table:table-cell>
          <table:table-cell table:number-columns-repeated="204"/>
        </table:table-row>
        <table:table-row table:style-name="ro2">
          <table:table-cell office:value-type="string">
            <text:p>jaiyujase </text:p>
          </table:table-cell>
          <table:table-cell office:value-type="string">
            <text:p>hɑí.ˈdʒúhɑ.se E][hɑ́ˈi.dʒúhɑ.se J </text:p>
          </table:table-cell>
          <table:table-cell office:value-type="string">
            <text:p>v.i. </text:p>
          </table:table-cell>
          <table:table-cell office:value-type="string">
            <text:p>crecer (río, caño) </text:p>
          </table:table-cell>
          <table:table-cell table:number-columns-repeated="204"/>
        </table:table-row>
        <table:table-row table:style-name="ro2">
          <table:table-cell office:value-type="string">
            <text:p>jãjarã </text:p>
          </table:table-cell>
          <table:table-cell office:value-type="string">
            <text:p>hɑ̃ˈhɑ̃́.ɾɑ̃́ </text:p>
          </table:table-cell>
          <table:table-cell office:value-type="string">
            <text:p>cuan.an. </text:p>
          </table:table-cell>
          <table:table-cell office:value-type="string">
            <text:p>mucha (gente) </text:p>
          </table:table-cell>
          <table:table-cell/>
          <table:table-cell office:value-type="string">
            <text:p>va jãrã , uv E , vn J , ph ˈhɑ̃́ɑ̃́.ɾɑ̃́ </text:p>
          </table:table-cell>
          <table:table-cell table:number-columns-repeated="202"/>
        </table:table-row>
        <table:table-row table:style-name="ro2">
          <table:table-cell office:value-type="string">
            <text:p>jãjarã_yese </text:p>
          </table:table-cell>
          <table:table-cell office:value-type="string">
            <text:p>hɑ̃ˈhɑ̃́.ɾɑ̃.dʒesé </text:p>
          </table:table-cell>
          <table:table-cell office:value-type="string">
            <text:p>an. </text:p>
          </table:table-cell>
          <table:table-cell office:value-type="string">
            <text:p>cafuche </text:p>
          </table:table-cell>
          <table:table-cell/>
          <table:table-cell office:value-type="string">
            <text:p>va jãrã yese , uv E , vn J , ph ˈhɑ̃́.ɾɑ̃.dʒésé </text:p>
          </table:table-cell>
          <table:table-cell table:number-columns-repeated="202"/>
        </table:table-row>
        <table:table-row table:style-name="ro2">
          <table:table-cell office:value-type="string">
            <text:p>jãjare </text:p>
          </table:table-cell>
          <table:table-cell office:value-type="string">
            <text:p>ˈhɑ̃́hɑ̃ɑ̃.ɾẽ E][hɑ̃hɑ̃́ˈɑ̃́.ɾẽ́ J </text:p>
          </table:table-cell>
          <table:table-cell office:value-type="string">
            <text:p>v.i. </text:p>
          </table:table-cell>
          <table:table-cell office:value-type="string">
            <text:p>entrar (caño, cuarto) </text:p>
          </table:table-cell>
          <table:table-cell table:number-columns-repeated="2"/>
          <table:table-cell office:value-type="string">
            <text:p>lf caus. </text:p>
          </table:table-cell>
          <table:table-cell table:number-columns-repeated="201"/>
        </table:table-row>
        <table:table-row table:style-name="ro2">
          <table:table-cell office:value-type="string">
            <text:p>jãmo </text:p>
          </table:table-cell>
          <table:table-cell office:value-type="string">
            <text:p>ˈhɑ̃́mṍ </text:p>
          </table:table-cell>
          <table:table-cell office:value-type="string">
            <text:p>an. </text:p>
          </table:table-cell>
          <table:table-cell office:value-type="string">
            <text:p>armadillo </text:p>
          </table:table-cell>
          <table:table-cell office:value-type="string">
            <text:p>Dasypus spp. , </text:p>
          </table:table-cell>
          <table:table-cell table:number-columns-repeated="203"/>
        </table:table-row>
        <table:table-row table:style-name="ro2">
          <table:table-cell office:value-type="string">
            <text:p>jãmoa </text:p>
          </table:table-cell>
          <table:table-cell office:value-type="string">
            <text:p>hɑ̃́ˈmṍ.ɑ̃́ </text:p>
          </table:table-cell>
          <table:table-cell office:value-type="string">
            <text:p>an.s.plural </text:p>
          </table:table-cell>
          <table:table-cell office:value-type="string">
            <text:p>tatuyos |bjãmoa|r (familia del grupo indígena tatuyo) </text:p>
          </table:table-cell>
          <table:table-cell table:number-columns-repeated="204"/>
        </table:table-row>
        <table:table-row table:style-name="ro2">
          <table:table-cell office:value-type="string">
            <text:p>jãmoco </text:p>
          </table:table-cell>
          <table:table-cell office:value-type="string">
            <text:p>hɑ̃́ˈmṍk.ṍ </text:p>
          </table:table-cell>
          <table:table-cell office:value-type="string">
            <text:p>f. </text:p>
          </table:table-cell>
          <table:table-cell office:value-type="string">
            <text:p>nuera (esposa del hijo; uso: dicho por la mujer) </text:p>
          </table:table-cell>
          <table:table-cell table:number-columns-repeated="204"/>
        </table:table-row>
        <table:table-row table:style-name="ro2">
          <table:table-cell office:value-type="string">
            <text:p>jãmocʉ </text:p>
          </table:table-cell>
          <table:table-cell office:value-type="string">
            <text:p>ˈhɑ̃́mṍk.ɨ̃́ </text:p>
          </table:table-cell>
          <table:table-cell office:value-type="string">
            <text:p>m. </text:p>
          </table:table-cell>
          <table:table-cell office:value-type="string">
            <text:p>yerno (uso: dicho por la mujer) </text:p>
          </table:table-cell>
          <table:table-cell table:number-columns-repeated="204"/>
        </table:table-row>
        <table:table-row table:style-name="ro2">
          <table:table-cell office:value-type="string">
            <text:p>Jãmoriña </text:p>
          </table:table-cell>
          <table:table-cell office:value-type="string">
            <text:p>ˈhɑ̃́mṍ.ɾĩ́.ɲɑ̃́ </text:p>
          </table:table-cell>
          <table:table-cell office:value-type="string">
            <text:p>inan. </text:p>
          </table:table-cell>
          <table:table-cell office:value-type="string">
            <text:p>caño Tatú (afluente del río Pirá-Paraná) </text:p>
          </table:table-cell>
          <table:table-cell table:number-columns-repeated="204"/>
        </table:table-row>
        <table:table-row table:style-name="ro2">
          <table:table-cell office:value-type="string">
            <text:p>jãmoro </text:p>
          </table:table-cell>
          <table:table-cell office:value-type="string">
            <text:p>hɑ̃mṍˈɾṍ </text:p>
          </table:table-cell>
          <table:table-cell office:value-type="string">
            <text:p>inan., cl.irreg. </text:p>
          </table:table-cell>
          <table:table-cell office:value-type="string">
            <text:p>enramada </text:p>
          </table:table-cell>
          <table:table-cell table:number-columns-repeated="204"/>
        </table:table-row>
        <table:table-row table:style-name="ro2">
          <table:table-cell office:value-type="string">
            <text:p>jãmʉjajare </text:p>
          </table:table-cell>
          <table:table-cell office:value-type="string">
            <text:p>ˈhɑ̃́mɨ̃.hɑhɑ́.ɾé E][hɑ̃ˈmɨ̃́.hɑ́hɑ.ɾe J </text:p>
          </table:table-cell>
          <table:table-cell office:value-type="string">
            <text:p>v.i. </text:p>
          </table:table-cell>
          <table:table-cell office:value-type="string">
            <text:p>salir de la profundidad del agua y flotar (persona nadando debajo del agua, canoa que ha caído en el agua)</text:p>
          </table:table-cell>
          <table:table-cell table:number-columns-repeated="204"/>
        </table:table-row>
        <table:table-row table:style-name="ro2">
          <table:table-cell office:value-type="string">
            <text:p>jãmʉore </text:p>
          </table:table-cell>
          <table:table-cell office:value-type="string">
            <text:p>hɑ̃́ˈmɨ̃́.õ.ɾẽ E][hɑ̃ˈmɨ̃́.ṍ.ɾẽ́ J </text:p>
          </table:table-cell>
          <table:table-cell office:value-type="string">
            <text:p>v.caus. </text:p>
          </table:table-cell>
          <table:table-cell office:value-type="string">
            <text:p>descortezar la superficie (para sacar la fibra de una palma)</text:p>
          </table:table-cell>
          <table:table-cell table:number-columns-repeated="204"/>
        </table:table-row>
        <table:table-row table:style-name="ro2">
          <table:table-cell office:value-type="string">
            <text:p>jãmʉre </text:p>
          </table:table-cell>
          <table:table-cell office:value-type="string">
            <text:p>ˈhɑ̃́mɨ̃.ɾẽ E][hɑ̃́mɨ̃́.ˈɾẽ́ J </text:p>
          </table:table-cell>
          <table:table-cell office:value-type="string">
            <text:p>v.i. </text:p>
          </table:table-cell>
          <table:table-cell office:value-type="string">
            <text:p>quemarse del sol </text:p>
          </table:table-cell>
          <table:table-cell table:number-columns-repeated="204"/>
        </table:table-row>
        <table:table-row table:style-name="ro2">
          <table:table-cell office:value-type="string">
            <text:p>jãmʉse </text:p>
          </table:table-cell>
          <table:table-cell office:value-type="string">
            <text:p>ˈhɑ̃́mɨ̃.sẽ E][hɑ̃ˈmɨ̃́.sẽ́ J </text:p>
          </table:table-cell>
          <table:table-cell office:value-type="string">
            <text:p>v.i. </text:p>
          </table:table-cell>
          <table:table-cell office:value-type="string">
            <text:p>(estar) fermentado, fermentada (cuando el líquido burbujea)</text:p>
          </table:table-cell>
          <table:table-cell table:number-columns-repeated="204"/>
        </table:table-row>
        <table:table-row table:style-name="ro2">
          <table:table-cell office:value-type="string">
            <text:p>Jãñajoero </text:p>
          </table:table-cell>
          <table:table-cell office:value-type="string">
            <text:p>ˈhɑ̃́ɲɑ̃́.hóé.ɾó E][hɑ̃́ɲɑ̃́.ˈhóe.ɾo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jãnami, jãneño </text:p>
          </table:table-cell>
          <table:table-cell office:value-type="string">
            <text:p>hɑ̃n.ɑ̃ˈmĩ́ </text:p>
          </table:table-cell>
          <table:table-cell office:value-type="string">
            <text:p>m., f. </text:p>
          </table:table-cell>
          <table:table-cell office:value-type="string">
            <text:p>nieto, nieta (uso: dicho por ambos, la mujer y el hombre) </text:p>
          </table:table-cell>
          <table:table-cell table:number-columns-repeated="204"/>
        </table:table-row>
        <table:table-row table:style-name="ro2">
          <table:table-cell office:value-type="string">
            <text:p>jãnare </text:p>
          </table:table-cell>
          <table:table-cell office:value-type="string">
            <text:p>ˈhɑ̃́nɑ̃.ɾẽ E][hɑ̃nɑ̃́.ˈɾẽ́ J </text:p>
          </table:table-cell>
          <table:table-cell office:value-type="string">
            <text:p>v.t. </text:p>
          </table:table-cell>
          <table:table-cell office:value-type="string">
            <text:p>abrir (olla, libro, caja de cartón, puerta) </text:p>
          </table:table-cell>
          <table:table-cell table:number-columns-repeated="204"/>
        </table:table-row>
        <table:table-row table:style-name="ro2">
          <table:table-cell office:value-type="string">
            <text:p>jãneño </text:p>
          </table:table-cell>
          <table:table-cell office:value-type="string">
            <text:p>hɑ̃nẽ.ˈɲṍ </text:p>
          </table:table-cell>
          <table:table-cell office:value-type="string">
            <text:p>f. </text:p>
          </table:table-cell>
          <table:table-cell office:value-type="string">
            <text:p>nieta </text:p>
          </table:table-cell>
          <table:table-cell table:number-columns-repeated="204"/>
        </table:table-row>
        <table:table-row table:style-name="ro2">
          <table:table-cell office:value-type="string">
            <text:p>jãnerã </text:p>
          </table:table-cell>
          <table:table-cell office:value-type="string">
            <text:p>ˈhɑ̃́nẽɾɑ̃ E][hɑ̃ˈnẽ́ɾɑ̃́ J </text:p>
          </table:table-cell>
          <table:table-cell office:value-type="string">
            <text:p>an.s.plural </text:p>
          </table:table-cell>
          <table:table-cell office:value-type="string">
            <text:p>barasanas (grupo indígena que habla el idioma barasano) </text:p>
          </table:table-cell>
          <table:table-cell table:number-columns-repeated="204"/>
        </table:table-row>
        <table:table-row table:style-name="ro2">
          <table:table-cell office:value-type="string">
            <text:p>jãnerãbatia </text:p>
          </table:table-cell>
          <table:table-cell office:value-type="string">
            <text:p>ˈhɑ̃́nẽ.ɾɑ̃.bɑ́tíɑ E][ˈhɑ̃́nẽ.ɾɑ̃.bɑ́tíɑ́ J </text:p>
          </table:table-cell>
          <table:table-cell office:value-type="string">
            <text:p>an.pl. </text:p>
          </table:table-cell>
          <table:table-cell office:value-type="string">
            <text:p>nietos (uso: término preferido) </text:p>
          </table:table-cell>
          <table:table-cell table:number-columns-repeated="204"/>
        </table:table-row>
        <table:table-row table:style-name="ro2">
          <table:table-cell office:value-type="string">
            <text:p>jãnere </text:p>
          </table:table-cell>
          <table:table-cell office:value-type="string">
            <text:p>ˈhɑ̃́nẽ.ɾẽ E][hɑ̃nẽ́ẽ́.ˈɾẽ́ J </text:p>
          </table:table-cell>
          <table:table-cell office:value-type="string">
            <text:p>v.t. </text:p>
          </table:table-cell>
          <table:table-cell office:value-type="string">
            <text:p>pelar-nS </text:p>
          </table:table-cell>
          <table:table-cell table:number-columns-repeated="204"/>
        </table:table-row>
        <table:table-row table:style-name="ro2">
          <table:table-cell office:value-type="string">
            <text:p>jãrã </text:p>
          </table:table-cell>
          <table:table-cell table:number-columns-repeated="4"/>
          <table:table-cell office:value-type="string">
            <text:p>uv J</text:p>
          </table:table-cell>
          <table:table-cell table:number-columns-repeated="202"/>
        </table:table-row>
        <table:table-row table:style-name="ro2">
          <table:table-cell office:value-type="string">
            <text:p>jãrã_yese </text:p>
          </table:table-cell>
          <table:table-cell table:number-columns-repeated="4"/>
          <table:table-cell office:value-type="string">
            <text:p>uv J</text:p>
          </table:table-cell>
          <table:table-cell table:number-columns-repeated="202"/>
        </table:table-row>
        <table:table-row table:style-name="ro2">
          <table:table-cell office:value-type="string">
            <text:p>jaroana </text:p>
          </table:table-cell>
          <table:table-cell table:number-columns-repeated="4"/>
          <table:table-cell office:value-type="string">
            <text:p>uv J</text:p>
          </table:table-cell>
          <table:table-cell table:number-columns-repeated="202"/>
        </table:table-row>
        <table:table-row table:style-name="ro2">
          <table:table-cell office:value-type="string">
            <text:p>jarogo </text:p>
          </table:table-cell>
          <table:table-cell office:value-type="string">
            <text:p>hɑ́ˈɾó.go </text:p>
          </table:table-cell>
          <table:table-cell office:value-type="string">
            <text:p>f. </text:p>
          </table:table-cell>
          <table:table-cell office:value-type="string">
            <text:p>sobrina (hija de mi hermana mayor o menor; uso: dicho por el hombre) </text:p>
          </table:table-cell>
          <table:table-cell/>
          <table:table-cell office:value-type="string">
            <text:p>va jaroana , uv E , vn J , ph ˈhɑ́ɾó.ɑ́nɑ̃́ </text:p>
          </table:table-cell>
          <table:table-cell table:number-columns-repeated="202"/>
        </table:table-row>
        <table:table-row table:style-name="ro2">
          <table:table-cell office:value-type="string">
            <text:p>jarogʉ </text:p>
          </table:table-cell>
          <table:table-cell office:value-type="string">
            <text:p>hɑ́ɾo.ˈgɨ́ </text:p>
          </table:table-cell>
          <table:table-cell office:value-type="string">
            <text:p>m. </text:p>
          </table:table-cell>
          <table:table-cell office:value-type="string">
            <text:p>sobrino (hijo de hermana mayor o menor) </text:p>
          </table:table-cell>
          <table:table-cell/>
          <table:table-cell office:value-type="string">
            <text:p>va jaroʉ , uv E , vn J , ph ˈhɑ́ɾó.ɨ́ </text:p>
          </table:table-cell>
          <table:table-cell table:number-columns-repeated="202"/>
        </table:table-row>
        <table:table-row table:style-name="ro2">
          <table:table-cell office:value-type="string">
            <text:p>Jasa </text:p>
          </table:table-cell>
          <table:table-cell office:value-type="string">
            <text:p>hɑ.ˈsɑ́ </text:p>
          </table:table-cell>
          <table:table-cell office:value-type="string">
            <text:p>inan. </text:p>
          </table:table-cell>
          <table:table-cell office:value-type="string">
            <text:p>río Apaporis </text:p>
          </table:table-cell>
          <table:table-cell table:number-columns-repeated="204"/>
        </table:table-row>
        <table:table-row table:style-name="ro2">
          <table:table-cell office:value-type="string">
            <text:p>jasa_siru </text:p>
          </table:table-cell>
          <table:table-cell office:value-type="string">
            <text:p>hɑsɑ́.ˈsíɾu E][hɑˈsɑ́.síɾú J </text:p>
          </table:table-cell>
          <table:table-cell office:value-type="string">
            <text:p>an. </text:p>
          </table:table-cell>
          <table:table-cell office:value-type="string">
            <text:p>arrendajo común </text:p>
          </table:table-cell>
          <table:table-cell/>
          <table:table-cell office:value-type="string">
            <text:p>sc Cacicus cela</text:p>
          </table:table-cell>
          <table:table-cell table:number-columns-repeated="202"/>
        </table:table-row>
        <table:table-row table:style-name="ro2">
          <table:table-cell office:value-type="string">
            <text:p>jasaribota </text:p>
          </table:table-cell>
          <table:table-cell office:value-type="string">
            <text:p>hɑ́sɑ.ɾi.boˈtɑ́ E][hɑˈsɑ́.ɾi.bótɑ J </text:p>
          </table:table-cell>
          <table:table-cell office:value-type="string">
            <text:p>s.v.inan. </text:p>
          </table:table-cell>
          <table:table-cell office:value-type="string">
            <text:p>mediodía </text:p>
          </table:table-cell>
          <table:table-cell table:number-columns-repeated="204"/>
        </table:table-row>
        <table:table-row table:style-name="ro2">
          <table:table-cell office:value-type="string">
            <text:p>jasarimaa </text:p>
          </table:table-cell>
          <table:table-cell office:value-type="string">
            <text:p>ˈhɑ́sɑ.ɾi.mɑ̃ɑ̃́ E][hɑˈsɑ́.ɾí.mɑ̃́ɑ̃ J </text:p>
          </table:table-cell>
          <table:table-cell office:value-type="string">
            <text:p>s.v.inan. </text:p>
          </table:table-cell>
          <table:table-cell office:value-type="string">
            <text:p>camino que sigue a </text:p>
          </table:table-cell>
          <table:table-cell/>
          <table:table-cell office:value-type="string">
            <text:p>va rasarimaa , uv E, J , vn E </text:p>
          </table:table-cell>
          <table:table-cell table:number-columns-repeated="202"/>
        </table:table-row>
        <table:table-row table:style-name="ro2">
          <table:table-cell office:value-type="string">
            <text:p>jasase </text:p>
          </table:table-cell>
          <table:table-cell office:value-type="string">
            <text:p>hɑˈsɑ́.sé </text:p>
          </table:table-cell>
          <table:table-cell office:value-type="string">
            <text:p>v.i. </text:p>
          </table:table-cell>
          <table:table-cell office:value-type="string">
            <text:p>pasar </text:p>
          </table:table-cell>
          <table:table-cell/>
          <table:table-cell office:value-type="string">
            <text:p>va rasase , uv J , vn E </text:p>
          </table:table-cell>
          <table:table-cell table:number-columns-repeated="202"/>
        </table:table-row>
        <table:table-row table:style-name="ro2">
          <table:table-cell office:value-type="string">
            <text:p>Jasi_bota </text:p>
          </table:table-cell>
          <table:table-cell office:value-type="string">
            <text:p>hɑˈsíi.bótɑ́ </text:p>
          </table:table-cell>
          <table:table-cell office:value-type="string">
            <text:p>inan. </text:p>
          </table:table-cell>
          <table:table-cell office:value-type="string">
            <text:p>cerro por el río Cananarí</text:p>
          </table:table-cell>
          <table:table-cell table:number-columns-repeated="204"/>
        </table:table-row>
        <table:table-row table:style-name="ro2">
          <table:table-cell office:value-type="string">
            <text:p>jata </text:p>
          </table:table-cell>
          <table:table-cell office:value-type="string">
            <text:p>hɑˈtɑ́ </text:p>
          </table:table-cell>
          <table:table-cell office:value-type="string">
            <text:p>an. </text:p>
          </table:table-cell>
          <table:table-cell office:value-type="string">
            <text:p>especie de rana (no comestible o incomible) </text:p>
          </table:table-cell>
          <table:table-cell table:number-columns-repeated="204"/>
        </table:table-row>
        <table:table-row table:style-name="ro2">
          <table:table-cell office:value-type="string">
            <text:p>jatajia </text:p>
          </table:table-cell>
          <table:table-cell office:value-type="string">
            <text:p>hɑˈtɑ́.híɑ </text:p>
          </table:table-cell>
          <table:table-cell office:value-type="string">
            <text:p>inan. </text:p>
          </table:table-cell>
          <table:table-cell office:value-type="string">
            <text:p>canasta provisional (hecha en el monte con hojas de la palma patabá para llevar frutas u otra carga a la casa)</text:p>
          </table:table-cell>
          <table:table-cell table:number-columns-repeated="204"/>
        </table:table-row>
        <table:table-row table:style-name="ro2">
          <table:table-cell office:value-type="string">
            <text:p>jatiquedire </text:p>
          </table:table-cell>
          <table:table-cell office:value-type="string">
            <text:p>ˈhɑ́ti.kédi.ɾe E][hɑˈtí.kédi.ɾe J </text:p>
          </table:table-cell>
          <table:table-cell office:value-type="string">
            <text:p>v.i. </text:p>
          </table:table-cell>
          <table:table-cell office:value-type="string">
            <text:p>saltar al suelo</text:p>
          </table:table-cell>
          <table:table-cell table:number-columns-repeated="204"/>
        </table:table-row>
        <table:table-row table:style-name="ro2">
          <table:table-cell office:value-type="string">
            <text:p>jatire </text:p>
          </table:table-cell>
          <table:table-cell office:value-type="string">
            <text:p>ˈhɑ́ti.ɾe E][hɑˈtí.ɾé J </text:p>
          </table:table-cell>
          <table:table-cell office:value-type="string">
            <text:p>v.i. </text:p>
          </table:table-cell>
          <table:table-cell office:value-type="string">
            <text:p>saltar </text:p>
          </table:table-cell>
          <table:table-cell table:number-columns-repeated="2"/>
          <table:table-cell office:value-type="string">
            <text:p>ntg BARS,91 (hati) ‘to jump’ 2.4 Verbs with only a subject argument p.23 Verbs ofmotion p.25 verbs which have a source as inherent point of reference, p.25;</text:p>
          </table:table-cell>
          <table:table-cell table:number-columns-repeated="201"/>
        </table:table-row>
        <table:table-row table:style-name="ro2">
          <table:table-cell office:value-type="string">
            <text:p>jatirearodere </text:p>
          </table:table-cell>
          <table:table-cell office:value-type="string">
            <text:p>ˈhɑ́ti.ɾéɑ́.ɾóde.ɾe E][hɑtí.ˈɾéɑ.ɾódé.ɾe J </text:p>
          </table:table-cell>
          <table:table-cell office:value-type="string">
            <text:p>v.i.pl. </text:p>
          </table:table-cell>
          <table:table-cell office:value-type="string">
            <text:p>saltar </text:p>
          </table:table-cell>
          <table:table-cell table:number-columns-repeated="204"/>
        </table:table-row>
        <table:table-row table:style-name="ro2">
          <table:table-cell office:value-type="string">
            <text:p>jatirica </text:p>
          </table:table-cell>
          <table:table-cell office:value-type="string">
            <text:p>hɑˈtí.ɾikɑ́ E][hɑˈtí.ɾíkɑ J </text:p>
          </table:table-cell>
          <table:table-cell office:value-type="string">
            <text:p>inan.f.n.esp. </text:p>
          </table:table-cell>
          <table:table-cell office:value-type="string">
            <text:p>frutos del árbol |bwaijatiricaʉ|r (alimentan a los peces) </text:p>
          </table:table-cell>
          <table:table-cell table:number-columns-repeated="204"/>
        </table:table-row>
        <table:table-row table:style-name="ro2">
          <table:table-cell office:value-type="string">
            <text:p>jatirocaroare </text:p>
          </table:table-cell>
          <table:table-cell office:value-type="string">
            <text:p>ˈhɑ́tí.ɾókɑ́.ɾóɑ́.ɾe E][hɑˈtí.ɾókɑ.ɾóɑ.ɾe J </text:p>
          </table:table-cell>
          <table:table-cell office:value-type="string">
            <text:p>v.i.sing. </text:p>
          </table:table-cell>
          <table:table-cell office:value-type="string">
            <text:p>saltar </text:p>
          </table:table-cell>
          <table:table-cell table:number-columns-repeated="204"/>
        </table:table-row>
        <table:table-row table:style-name="ro2">
          <table:table-cell office:value-type="string">
            <text:p>jatirocawaare </text:p>
          </table:table-cell>
          <table:table-cell office:value-type="string">
            <text:p>hɑ́tí.ˈɾókɑ.wɑ́ɑ.ɾe E][hɑˈtí.ɾókɑ.wɑ́ɑ́.ɾé J </text:p>
          </table:table-cell>
          <table:table-cell office:value-type="string">
            <text:p>v.t. </text:p>
          </table:table-cell>
          <table:table-cell office:value-type="string">
            <text:p>estrellarse </text:p>
          </table:table-cell>
          <table:table-cell table:number-columns-repeated="204"/>
        </table:table-row>
        <table:table-row table:style-name="ro2">
          <table:table-cell office:value-type="string">
            <text:p>jatirocayoore </text:p>
          </table:table-cell>
          <table:table-cell office:value-type="string">
            <text:p>ˈhɑ́tí.ɾókɑ́.dʒó.o.ɾe E][hɑtí.ˈɾókɑ.dʒó.o.ɾe J </text:p>
          </table:table-cell>
          <table:table-cell office:value-type="string">
            <text:p>v.t.sing. </text:p>
          </table:table-cell>
          <table:table-cell office:value-type="string">
            <text:p>saltar (arriba para agarrar palo, fruta, etc.)</text:p>
          </table:table-cell>
          <table:table-cell table:number-columns-repeated="204"/>
        </table:table-row>
        <table:table-row table:style-name="ro2">
          <table:table-cell office:value-type="string">
            <text:p>jatiyijere </text:p>
          </table:table-cell>
          <table:table-cell office:value-type="string">
            <text:p>ˈhɑ́ti.dʒihé.ɾé E][ˈhɑtí.dʒíhe.ɾe J </text:p>
          </table:table-cell>
          <table:table-cell office:value-type="string">
            <text:p>v.i. </text:p>
          </table:table-cell>
          <table:table-cell office:value-type="string">
            <text:p>lastimarse </text:p>
          </table:table-cell>
          <table:table-cell table:number-columns-repeated="204"/>
        </table:table-row>
        <table:table-row table:style-name="ro2">
          <table:table-cell office:value-type="string">
            <text:p>jatuji </text:p>
          </table:table-cell>
          <table:table-cell office:value-type="string">
            <text:p>ˈhɑ́tuhi E][ˈhɑtúhí J </text:p>
          </table:table-cell>
          <table:table-cell office:value-type="string">
            <text:p>an. </text:p>
          </table:table-cell>
          <table:table-cell office:value-type="string">
            <text:p>especie de lagarto (comestible)</text:p>
          </table:table-cell>
          <table:table-cell table:number-columns-repeated="204"/>
        </table:table-row>
        <table:table-row table:style-name="ro2">
          <table:table-cell office:value-type="string">
            <text:p>jatuji_rĩni </text:p>
          </table:table-cell>
          <table:table-cell office:value-type="string">
            <text:p>hɑ́tuˈhí.ˈɾĩ́nĩ E][hɑˈtúhí.ˈɾĩ́nĩ J </text:p>
          </table:table-cell>
          <table:table-cell office:value-type="string">
            <text:p>inan.s.de masa </text:p>
          </table:table-cell>
          <table:table-cell office:value-type="string">
            <text:p>hojas espumosas (utilizadas para lavar la cara) </text:p>
          </table:table-cell>
          <table:table-cell table:number-columns-repeated="204"/>
        </table:table-row>
        <table:table-row table:style-name="ro2">
          <table:table-cell office:value-type="string">
            <text:p>jatuji_rĩniʉ </text:p>
          </table:table-cell>
          <table:table-cell office:value-type="string">
            <text:p>ˈhɑ́tuhí.ɾĩ́ˈnĩ́.ɨ̃ E][hɑˈtúhí.ɾĩ́nĩ.ɨ̃ J </text:p>
          </table:table-cell>
          <table:table-cell office:value-type="string">
            <text:p>inan. </text:p>
          </table:table-cell>
          <table:table-cell office:value-type="string">
            <text:p>especie de arbusto pequeño que tiene hojas que se utilizan para lavar la cara </text:p>
          </table:table-cell>
          <table:table-cell table:number-columns-repeated="204"/>
        </table:table-row>
        <table:table-row table:style-name="ro2">
          <table:table-cell office:value-type="string">
            <text:p>jatujimecajo </text:p>
          </table:table-cell>
          <table:table-cell office:value-type="string">
            <text:p>hɑ́ˈtuhi.mẽkɑ́̃hṍ E][hɑˈtúhí.mẽ́kɑ̃́hṍ J </text:p>
          </table:table-cell>
          <table:table-cell office:value-type="string">
            <text:p>an. </text:p>
          </table:table-cell>
          <table:table-cell office:value-type="string">
            <text:p>especie de culebra mordedora (comestible) </text:p>
          </table:table-cell>
          <table:table-cell table:number-columns-repeated="204"/>
        </table:table-row>
        <table:table-row table:style-name="ro1">
          <table:table-cell office:value-type="string">
            <text:p>jaʉ </text:p>
          </table:table-cell>
          <table:table-cell office:value-type="string">
            <text:p>ˈhɑ́ɘ </text:p>
          </table:table-cell>
          <table:table-cell office:value-type="string">
            <text:p>interj. </text:p>
          </table:table-cell>
          <table:table-cell office:value-type="string">
            <text:p>¡bien! </text:p>
          </table:table-cell>
          <table:table-cell table:number-columns-repeated="2"/>
          <table:table-cell office:value-type="string">
            <text:p>ntg BARS,91 //haʉ/baʉ// ‘fine’ 2.27-2.30 Interjection, 2.28 Indicative (Interjection) p39, both of these expressions have the diphthong /a/ plus /ʉ/ mentioned above; </text:p>
          </table:table-cell>
          <table:table-cell table:number-columns-repeated="201"/>
        </table:table-row>
        <table:table-row table:style-name="ro2">
          <table:table-cell office:value-type="string">
            <text:p>jaʉtũcuro</text:p>
          </table:table-cell>
          <table:table-cell table:number-columns-repeated="207"/>
        </table:table-row>
        <table:table-row table:style-name="ro2">
          <table:table-cell office:value-type="string">
            <text:p>jayare </text:p>
          </table:table-cell>
          <table:table-cell office:value-type="string">
            <text:p>hɑˈdʒɑ́.ɾe </text:p>
          </table:table-cell>
          <table:table-cell office:value-type="string">
            <text:p>v.i. </text:p>
          </table:table-cell>
          <table:table-cell office:value-type="string">
            <text:p>flotar (canoa, persona, madera, fruta)</text:p>
          </table:table-cell>
          <table:table-cell table:number-columns-repeated="204"/>
        </table:table-row>
        <table:table-row table:style-name="ro2">
          <table:table-cell office:value-type="string">
            <text:p>jea </text:p>
          </table:table-cell>
          <table:table-cell office:value-type="string">
            <text:p>ˈhéɑ́ </text:p>
          </table:table-cell>
          <table:table-cell office:value-type="string">
            <text:p>s.v.inan.s.de masa </text:p>
          </table:table-cell>
          <table:table-cell office:value-type="string">
            <text:p>fuego </text:p>
          </table:table-cell>
          <table:table-cell table:number-columns-repeated="2"/>
          <table:table-cell office:value-type="string">
            <text:p>ntg BARS,91 //héá// ‘fire’ p10 no39; </text:p>
          </table:table-cell>
          <table:table-cell table:number-columns-repeated="201"/>
        </table:table-row>
        <table:table-row table:style-name="ro2">
          <table:table-cell office:value-type="string">
            <text:p>jea_gʉso </text:p>
          </table:table-cell>
          <table:table-cell office:value-type="string">
            <text:p>ˈhéɑ.gɨ́so E][ˈhéɑ.gɨ́só J </text:p>
          </table:table-cell>
          <table:table-cell office:value-type="string">
            <text:p>an. </text:p>
          </table:table-cell>
          <table:table-cell office:value-type="string">
            <text:p>caimán negro (especie grande, no se encuentra en el río Pirá-Paraná) </text:p>
          </table:table-cell>
          <table:table-cell office:value-type="string">
            <text:p>Melanosuchus niger</text:p>
          </table:table-cell>
          <table:table-cell table:number-columns-repeated="203"/>
        </table:table-row>
        <table:table-row table:style-name="ro2">
          <table:table-cell office:value-type="string">
            <text:p>jeabueco </text:p>
          </table:table-cell>
          <table:table-cell office:value-type="string">
            <text:p>héɑ́búˈéko </text:p>
          </table:table-cell>
          <table:table-cell office:value-type="string">
            <text:p>an. </text:p>
          </table:table-cell>
          <table:table-cell office:value-type="string">
            <text:p>pájaro bobo picudo </text:p>
          </table:table-cell>
          <table:table-cell/>
          <table:table-cell office:value-type="string">
            <text:p>sc Notharchus macrorhynchus </text:p>
          </table:table-cell>
          <table:table-cell table:number-columns-repeated="202"/>
        </table:table-row>
        <table:table-row table:style-name="ro2">
          <table:table-cell office:value-type="string">
            <text:p>jeabʉ </text:p>
          </table:table-cell>
          <table:table-cell office:value-type="string">
            <text:p>héˈɑ́.bɨ́ </text:p>
          </table:table-cell>
          <table:table-cell office:value-type="string">
            <text:p>inan. </text:p>
          </table:table-cell>
          <table:table-cell office:value-type="string">
            <text:p>escopeta </text:p>
          </table:table-cell>
          <table:table-cell table:number-columns-repeated="2"/>
          <table:table-cell office:value-type="string">
            <text:p>lf dim. </text:p>
          </table:table-cell>
          <table:table-cell table:number-columns-repeated="201"/>
        </table:table-row>
        <table:table-row table:style-name="ro2">
          <table:table-cell office:value-type="string">
            <text:p>jeabʉaca </text:p>
          </table:table-cell>
          <table:table-cell office:value-type="string">
            <text:p>ˈhéɑ́.bɨ́.ɑ́kɑ́ </text:p>
          </table:table-cell>
          <table:table-cell office:value-type="string">
            <text:p>inan. </text:p>
          </table:table-cell>
          <table:table-cell office:value-type="string">
            <text:p>revólver </text:p>
          </table:table-cell>
          <table:table-cell table:number-columns-repeated="204"/>
        </table:table-row>
        <table:table-row table:style-name="ro2">
          <table:table-cell office:value-type="string">
            <text:p>jeagase </text:p>
          </table:table-cell>
          <table:table-cell office:value-type="string">
            <text:p>héɑ́.ˈgɑ́se E][ˈhéɑ́.gɑ́sé J </text:p>
          </table:table-cell>
          <table:table-cell office:value-type="string">
            <text:p>s.v.inan.f.n.esp. </text:p>
          </table:table-cell>
          <table:table-cell office:value-type="string">
            <text:p>cáscara de varias especies de árboles (que se utiliza para hacer el fuego) </text:p>
          </table:table-cell>
          <table:table-cell table:number-columns-repeated="204"/>
        </table:table-row>
        <table:table-row table:style-name="ro1">
          <table:table-cell office:value-type="string">
            <text:p>jeagasebedo </text:p>
          </table:table-cell>
          <table:table-cell office:value-type="string">
            <text:p>héɑ.ˈgɑ́se.bedó E][héɑ́.gɑˈsé.bédó J </text:p>
          </table:table-cell>
          <table:table-cell office:value-type="string">
            <text:p>inan. </text:p>
          </table:table-cell>
          <table:table-cell office:value-type="string">
            <text:p>anillo de corteza (para que una olla de comida no se voltee)</text:p>
          </table:table-cell>
          <table:table-cell table:number-columns-repeated="204"/>
        </table:table-row>
        <table:table-row table:style-name="ro2">
          <table:table-cell office:value-type="string">
            <text:p>jeajata </text:p>
          </table:table-cell>
          <table:table-cell office:value-type="string">
            <text:p>ˈhéɑ́.hɑ́tɑ́ </text:p>
          </table:table-cell>
          <table:table-cell office:value-type="string">
            <text:p>inan. </text:p>
          </table:table-cell>
          <table:table-cell office:value-type="string">
            <text:p>cajita de fósforos </text:p>
          </table:table-cell>
          <table:table-cell/>
          <table:table-cell office:value-type="string">
            <text:p>uv E ,va jeajataro ,vn E; va jearãca, vn J </text:p>
          </table:table-cell>
          <table:table-cell table:number-columns-repeated="202"/>
        </table:table-row>
        <table:table-row table:style-name="ro2">
          <table:table-cell office:value-type="string">
            <text:p>jeaje </text:p>
          </table:table-cell>
          <table:table-cell office:value-type="string">
            <text:p>héɑ́.ˈhé </text:p>
          </table:table-cell>
          <table:table-cell office:value-type="string">
            <text:p>inan.f.n.esp. </text:p>
          </table:table-cell>
          <table:table-cell office:value-type="string">
            <text:p>cartuchos de escopeta </text:p>
          </table:table-cell>
          <table:table-cell table:number-columns-repeated="204"/>
        </table:table-row>
        <table:table-row table:style-name="ro2">
          <table:table-cell office:value-type="string">
            <text:p>jeajĩco </text:p>
          </table:table-cell>
          <table:table-cell office:value-type="string">
            <text:p>ˈhéɑ́.hĩ́kõ E][héɑ́.hĩ́ˈkṍ J </text:p>
          </table:table-cell>
          <table:table-cell office:value-type="string">
            <text:p>an. </text:p>
          </table:table-cell>
          <table:table-cell office:value-type="string">
            <text:p>gusano del escarabajo |bjeajĩco|r (comestible) </text:p>
          </table:table-cell>
          <table:table-cell/>
          <table:table-cell office:value-type="string">
            <text:p>va jeajĩcoamʉ </text:p>
          </table:table-cell>
          <table:table-cell table:number-columns-repeated="202"/>
        </table:table-row>
        <table:table-row table:style-name="ro2">
          <table:table-cell office:value-type="string">
            <text:p>jeajĩco_jacʉ </text:p>
          </table:table-cell>
          <table:table-cell office:value-type="string">
            <text:p>héɑ.ˈhĩ́kõ.hɑkɨ́ E][ˈhéɑ́.hĩ́kṍ.hɑkɨ́ J </text:p>
          </table:table-cell>
          <table:table-cell office:value-type="string">
            <text:p>an. </text:p>
          </table:table-cell>
          <table:table-cell office:value-type="string">
            <text:p>especie de escarabajo (produce larva comestible)</text:p>
          </table:table-cell>
          <table:table-cell table:number-columns-repeated="204"/>
        </table:table-row>
        <table:table-row table:style-name="ro2">
          <table:table-cell office:value-type="string">
            <text:p>jeajoti </text:p>
          </table:table-cell>
          <table:table-cell office:value-type="string">
            <text:p>héˈɑ.hóˈtí </text:p>
          </table:table-cell>
          <table:table-cell office:value-type="string">
            <text:p>inan. </text:p>
          </table:table-cell>
          <table:table-cell office:value-type="string">
            <text:p>paquete de cajitas de fósforos</text:p>
          </table:table-cell>
          <table:table-cell table:number-columns-repeated="204"/>
        </table:table-row>
        <table:table-row table:style-name="ro2">
          <table:table-cell office:value-type="string">
            <text:p>jeame </text:p>
          </table:table-cell>
          <table:table-cell office:value-type="string">
            <text:p>ˈhéɑ.me </text:p>
          </table:table-cell>
          <table:table-cell office:value-type="string">
            <text:p>inan., cl.irreg. </text:p>
          </table:table-cell>
          <table:table-cell office:value-type="string">
            <text:p>fuego </text:p>
          </table:table-cell>
          <table:table-cell table:number-columns-repeated="204"/>
        </table:table-row>
        <table:table-row table:style-name="ro2">
          <table:table-cell office:value-type="string">
            <text:p>jeamegodo </text:p>
          </table:table-cell>
          <table:table-cell office:value-type="string">
            <text:p>héɑ́.ˈmẽ́.gódo E][ˈhéɑ́.mé̃.godó J </text:p>
          </table:table-cell>
          <table:table-cell office:value-type="string">
            <text:p>inan. </text:p>
          </table:table-cell>
          <table:table-cell office:value-type="string">
            <text:p>lugar donde hubo fogón</text:p>
          </table:table-cell>
          <table:table-cell table:number-columns-repeated="204"/>
        </table:table-row>
        <table:table-row table:style-name="ro2">
          <table:table-cell office:value-type="string">
            <text:p>jearãca </text:p>
          </table:table-cell>
          <table:table-cell office:value-type="string">
            <text:p>ˈhéɑ́.ɾɑ̃́kɑ̃́ </text:p>
          </table:table-cell>
          <table:table-cell office:value-type="string">
            <text:p>inan. </text:p>
          </table:table-cell>
          <table:table-cell office:value-type="string">
            <text:p>cajita de fósforos </text:p>
          </table:table-cell>
          <table:table-cell/>
          <table:table-cell office:value-type="string">
            <text:p>va jeajata , uv J , vn E , va jeajataro , vn E </text:p>
          </table:table-cell>
          <table:table-cell table:number-columns-repeated="202"/>
        </table:table-row>
        <table:table-row table:style-name="ro2">
          <table:table-cell office:value-type="string">
            <text:p>jeare </text:p>
          </table:table-cell>
          <table:table-cell office:value-type="string">
            <text:p>ˈhéɑ́.ɾe E][ˈhéɑ́.ɾé J </text:p>
          </table:table-cell>
          <table:table-cell office:value-type="string">
            <text:p>v.t. </text:p>
          </table:table-cell>
          <table:table-cell office:value-type="string">
            <text:p>partir a lo ancho, a través, en dos (palo, hueso, machete, dardo) </text:p>
          </table:table-cell>
          <table:table-cell table:number-columns-repeated="204"/>
        </table:table-row>
        <table:table-row table:style-name="ro2">
          <table:table-cell office:value-type="string">
            <text:p>jẽare </text:p>
          </table:table-cell>
          <table:table-cell office:value-type="string">
            <text:p>ˈhẽ́ɑ̃.ɾẽ E][hẽ́ɑ̃́.ˈɾẽ́ J </text:p>
          </table:table-cell>
          <table:table-cell office:value-type="string">
            <text:p>v.t. </text:p>
          </table:table-cell>
          <table:table-cell office:value-type="string">
            <text:p>cruzar (río o caño) </text:p>
          </table:table-cell>
          <table:table-cell table:number-columns-repeated="2"/>
          <table:table-cell office:value-type="string">
            <text:p>ntg BARS,91 (hẽa) ‘cross’ no.263; </text:p>
          </table:table-cell>
          <table:table-cell table:number-columns-repeated="201"/>
        </table:table-row>
        <table:table-row table:style-name="ro2">
          <table:table-cell office:value-type="string">
            <text:p>jẽariagũmu </text:p>
          </table:table-cell>
          <table:table-cell office:value-type="string">
            <text:p>ˈhẽ́ɑ̃.ɾi.ɑ.ŋṹmṹ E][hẽ́ɑ̃́.ˈɾí.ɑ.ŋṹmṹ J </text:p>
          </table:table-cell>
          <table:table-cell office:value-type="string">
            <text:p>s.v.inan. </text:p>
          </table:table-cell>
          <table:table-cell office:value-type="string">
            <text:p>puente hecho de un solo palo</text:p>
          </table:table-cell>
          <table:table-cell table:number-columns-repeated="204"/>
        </table:table-row>
        <table:table-row table:style-name="ro2">
          <table:table-cell office:value-type="string">
            <text:p>jearoto </text:p>
          </table:table-cell>
          <table:table-cell office:value-type="string">
            <text:p>héɑ́.ɾoˈtó </text:p>
          </table:table-cell>
          <table:table-cell office:value-type="string">
            <text:p>inan. </text:p>
          </table:table-cell>
          <table:table-cell office:value-type="string">
            <text:p>bulto de leña</text:p>
          </table:table-cell>
          <table:table-cell table:number-columns-repeated="204"/>
        </table:table-row>
        <table:table-row table:style-name="ro2">
          <table:table-cell office:value-type="string">
            <text:p>jearuare </text:p>
          </table:table-cell>
          <table:table-cell office:value-type="string">
            <text:p>ˈhéɑ.ɾúɑ.ɾe E][ˈhéɑ.ɾúɑ́.ɾé J </text:p>
          </table:table-cell>
          <table:table-cell office:value-type="string">
            <text:p>v.t.incor. </text:p>
          </table:table-cell>
          <table:table-cell office:value-type="string">
            <text:p>disparar (escopeta) </text:p>
          </table:table-cell>
          <table:table-cell table:number-columns-repeated="2"/>
          <table:table-cell office:value-type="string">
            <text:p>ntg BARS,91 (hea rua) ‘fire’ (take#out) no.322;</text:p>
          </table:table-cell>
          <table:table-cell table:number-columns-repeated="201"/>
        </table:table-row>
        <table:table-row table:style-name="ro2">
          <table:table-cell office:value-type="string">
            <text:p>jearudire </text:p>
          </table:table-cell>
          <table:table-cell office:value-type="string">
            <text:p>héˈɑ́.ɾúdi.ɾe </text:p>
          </table:table-cell>
          <table:table-cell office:value-type="string">
            <text:p>v.t. </text:p>
          </table:table-cell>
          <table:table-cell office:value-type="string">
            <text:p>robar piña</text:p>
          </table:table-cell>
          <table:table-cell table:number-columns-repeated="204"/>
        </table:table-row>
        <table:table-row table:style-name="ro2">
          <table:table-cell office:value-type="string">
            <text:p>jeasoare </text:p>
          </table:table-cell>
          <table:table-cell office:value-type="string">
            <text:p>ˈhéɑ.sóɑ.ɾe E][ˈhéɑ.sóɑ.ɾe J </text:p>
          </table:table-cell>
          <table:table-cell office:value-type="string">
            <text:p>v.t. </text:p>
          </table:table-cell>
          <table:table-cell office:value-type="string">
            <text:p>quemar (parte del cuerpo)</text:p>
          </table:table-cell>
          <table:table-cell table:number-columns-repeated="204"/>
        </table:table-row>
        <table:table-row table:style-name="ro2">
          <table:table-cell office:value-type="string">
            <text:p>jeatuti </text:p>
          </table:table-cell>
          <table:table-cell office:value-type="string">
            <text:p>ˈhéɑ́.túti E][héɑ́.túˈtí J </text:p>
          </table:table-cell>
          <table:table-cell office:value-type="string">
            <text:p>inan.f.n.esp. </text:p>
          </table:table-cell>
          <table:table-cell office:value-type="string">
            <text:p>resto de leña (parcialmente quemada) </text:p>
          </table:table-cell>
          <table:table-cell table:number-columns-repeated="204"/>
        </table:table-row>
        <table:table-row table:style-name="ro2">
          <table:table-cell office:value-type="string">
            <text:p>jeatutia </text:p>
          </table:table-cell>
          <table:table-cell office:value-type="string">
            <text:p>ˈhéɑ́tútíɑ E][ˈhéɑ́tútíɑ́ J </text:p>
          </table:table-cell>
          <table:table-cell office:value-type="string">
            <text:p>an. </text:p>
          </table:table-cell>
          <table:table-cell office:value-type="string">
            <text:p>garcita rayada </text:p>
          </table:table-cell>
          <table:table-cell/>
          <table:table-cell office:value-type="string">
            <text:p>sc Butorides striatus</text:p>
          </table:table-cell>
          <table:table-cell table:number-columns-repeated="202"/>
        </table:table-row>
        <table:table-row table:style-name="ro2">
          <table:table-cell office:value-type="string">
            <text:p>jeatʉ̃rere </text:p>
          </table:table-cell>
          <table:table-cell/>
          <table:table-cell office:value-type="string">
            <text:p>v.t. </text:p>
          </table:table-cell>
          <table:table-cell office:value-type="string">
            <text:p>romper (hueso, rama, yuca brava) </text:p>
          </table:table-cell>
          <table:table-cell table:number-columns-repeated="204"/>
        </table:table-row>
        <table:table-row table:style-name="ro2">
          <table:table-cell office:value-type="string">
            <text:p>jedirã </text:p>
          </table:table-cell>
          <table:table-cell/>
          <table:table-cell office:value-type="string">
            <text:p>cuan.an.pl. </text:p>
          </table:table-cell>
          <table:table-cell office:value-type="string">
            <text:p>todos (personas, animales) </text:p>
          </table:table-cell>
          <table:table-cell/>
          <table:table-cell office:value-type="string">
            <text:p>uv YM </text:p>
          </table:table-cell>
          <table:table-cell office:value-type="string">
            <text:p>ntg BARS,91 (hedirã) ‘all’ 4.5 Quantifiers. p.58 no.156; wj,mikemax,</text:p>
          </table:table-cell>
          <table:table-cell table:number-columns-repeated="201"/>
        </table:table-row>
        <table:table-row table:style-name="ro2">
          <table:table-cell office:value-type="string">
            <text:p>jediro </text:p>
          </table:table-cell>
          <table:table-cell office:value-type="string">
            <text:p>héˈdí.ɾo </text:p>
          </table:table-cell>
          <table:table-cell office:value-type="string">
            <text:p>cuan.an.pl., inan.pl. </text:p>
          </table:table-cell>
          <table:table-cell office:value-type="string">
            <text:p>todos, todas (uso: E, J se usa para cosas, personas, animales; YM se usa solamente para cosas) </text:p>
          </table:table-cell>
          <table:table-cell/>
          <table:table-cell office:value-type="string">
            <text:p>uv E, J </text:p>
          </table:table-cell>
          <table:table-cell table:number-columns-repeated="202"/>
        </table:table-row>
        <table:table-row table:style-name="ro2">
          <table:table-cell office:value-type="string">
            <text:p>jedise </text:p>
          </table:table-cell>
          <table:table-cell office:value-type="string">
            <text:p>ˈhédi.se E][heˈdí.sé J </text:p>
          </table:table-cell>
          <table:table-cell office:value-type="string">
            <text:p>v.i. </text:p>
          </table:table-cell>
          <table:table-cell office:value-type="string">
            <text:p>acabarse </text:p>
          </table:table-cell>
          <table:table-cell table:number-columns-repeated="204"/>
        </table:table-row>
        <table:table-row table:style-name="ro2">
          <table:table-cell office:value-type="string">
            <text:p>jedojiare </text:p>
          </table:table-cell>
          <table:table-cell office:value-type="string">
            <text:p>héˈdo.híɑ́.ɾé E][heˈdó.híɑ́.ɾé J </text:p>
          </table:table-cell>
          <table:table-cell office:value-type="string">
            <text:p>v.t. </text:p>
          </table:table-cell>
          <table:table-cell office:value-type="string">
            <text:p>hacer cono de hojas </text:p>
          </table:table-cell>
          <table:table-cell table:number-columns-repeated="2"/>
          <table:table-cell office:value-type="string">
            <text:p>ntg ITP wj,10/90 make.temporary.container;</text:p>
          </table:table-cell>
          <table:table-cell table:number-columns-repeated="201"/>
        </table:table-row>
        <table:table-row table:style-name="ro2">
          <table:table-cell office:value-type="string">
            <text:p>jedore </text:p>
          </table:table-cell>
          <table:table-cell office:value-type="string">
            <text:p>héˈdóó.ɾe E][ˈhédóó.ɾé J </text:p>
          </table:table-cell>
          <table:table-cell office:value-type="string">
            <text:p>v.t. </text:p>
          </table:table-cell>
          <table:table-cell office:value-type="string">
            <text:p>voltear de adentro afuera (ropa, bolsa, costal)</text:p>
          </table:table-cell>
          <table:table-cell table:number-columns-repeated="204"/>
        </table:table-row>
        <table:table-row table:style-name="ro1">
          <table:table-cell office:value-type="string">
            <text:p>jedorũnirã </text:p>
          </table:table-cell>
          <table:table-cell office:value-type="string">
            <text:p>ˈhédo.ɾṹnĩ́.ɾɑ̃ E][heˈdó.ɾṹnĩ.ɾɑ̃ J </text:p>
          </table:table-cell>
          <table:table-cell office:value-type="string">
            <text:p>s.v.an.pl. </text:p>
          </table:table-cell>
          <table:table-cell office:value-type="string">
            <text:p>animales que se mudan la piel </text:p>
          </table:table-cell>
          <table:table-cell table:number-columns-repeated="204"/>
        </table:table-row>
        <table:table-row table:style-name="ro2">
          <table:table-cell office:value-type="string">
            <text:p>jedorũnire </text:p>
          </table:table-cell>
          <table:table-cell office:value-type="string">
            <text:p>ˈhédo.ɾṹnĩ́.ɾẽ E][heˈdó.ɾṹnĩ.ɾẽ J </text:p>
          </table:table-cell>
          <table:table-cell office:value-type="string">
            <text:p>v.i. </text:p>
          </table:table-cell>
          <table:table-cell office:value-type="string">
            <text:p>mudarse la piel (culebra, güío, lagarto, araña, oruga) </text:p>
          </table:table-cell>
          <table:table-cell table:number-columns-repeated="204"/>
        </table:table-row>
        <table:table-row table:style-name="ro2">
          <table:table-cell office:value-type="string">
            <text:p>jee </text:p>
          </table:table-cell>
          <table:table-cell office:value-type="string">
            <text:p>ˈhée </text:p>
          </table:table-cell>
          <table:table-cell office:value-type="string">
            <text:p>inan.f.n.esp. </text:p>
          </table:table-cell>
          <table:table-cell office:value-type="string">
            <text:p>yuruparí (|ibras., ger.|r) </text:p>
          </table:table-cell>
          <table:table-cell table:number-columns-repeated="204"/>
        </table:table-row>
        <table:table-row table:style-name="ro2">
          <table:table-cell office:value-type="string">
            <text:p>Jee_jũna_bota </text:p>
          </table:table-cell>
          <table:table-cell office:value-type="string">
            <text:p>ˈhé.hṹnɑ̃́.botɑ́ </text:p>
          </table:table-cell>
          <table:table-cell office:value-type="string">
            <text:p>inan. </text:p>
          </table:table-cell>
          <table:table-cell office:value-type="string">
            <text:p>cerro ubicado en la cabecera del río Vaupés (uso: se dice menos que |bGʉ̃ta sariʉ|r) </text:p>
          </table:table-cell>
          <table:table-cell table:number-columns-repeated="204"/>
        </table:table-row>
        <table:table-row table:style-name="ro2">
          <table:table-cell office:value-type="string">
            <text:p>jeeri_masa </text:p>
          </table:table-cell>
          <table:table-cell office:value-type="string">
            <text:p>ˈhéé.ɾi.mɑ̃s.ɑ̃́ </text:p>
          </table:table-cell>
          <table:table-cell office:value-type="string">
            <text:p>an.s.plural </text:p>
          </table:table-cell>
          <table:table-cell office:value-type="string">
            <text:p>grupo indígena del menor rango </text:p>
          </table:table-cell>
          <table:table-cell table:number-columns-repeated="204"/>
        </table:table-row>
        <table:table-row table:style-name="ro2">
          <table:table-cell office:value-type="string">
            <text:p>jeerica </text:p>
          </table:table-cell>
          <table:table-cell office:value-type="string">
            <text:p>ˈhée.ɾikɑ́ E][ˈhéé.ɾíkɑ́ J </text:p>
          </table:table-cell>
          <table:table-cell office:value-type="string">
            <text:p>inan.pl. </text:p>
          </table:table-cell>
          <table:table-cell office:value-type="string">
            <text:p>toda la fruta comestible de los árboles</text:p>
          </table:table-cell>
          <table:table-cell table:number-columns-repeated="204"/>
        </table:table-row>
        <table:table-row table:style-name="ro2">
          <table:table-cell office:value-type="string">
            <text:p>jejase </text:p>
          </table:table-cell>
          <table:table-cell office:value-type="string">
            <text:p>heˈhɑ́.se </text:p>
          </table:table-cell>
          <table:table-cell office:value-type="string">
            <text:p>v.i. </text:p>
          </table:table-cell>
          <table:table-cell office:value-type="string">
            <text:p>caerse encima del otro </text:p>
          </table:table-cell>
          <table:table-cell table:number-columns-repeated="204"/>
        </table:table-row>
        <table:table-row table:style-name="ro2">
          <table:table-cell office:value-type="string">
            <text:p>jeje </text:p>
          </table:table-cell>
          <table:table-cell office:value-type="string">
            <text:p>heˈhé </text:p>
          </table:table-cell>
          <table:table-cell office:value-type="string">
            <text:p>inan. </text:p>
          </table:table-cell>
          <table:table-cell office:value-type="string">
            <text:p>frutas de la palma |bjejecaje|r (comestible)</text:p>
          </table:table-cell>
          <table:table-cell table:number-columns-repeated="204"/>
        </table:table-row>
        <table:table-row table:style-name="ro2">
          <table:table-cell office:value-type="string">
            <text:p>jeje_wẽniro </text:p>
          </table:table-cell>
          <table:table-cell office:value-type="string">
            <text:p>heˈhé.wẽ́nĩ́.ɾṍ E][heˈhé.wẽ́nĩ.ɾõ J </text:p>
          </table:table-cell>
          <table:table-cell office:value-type="string">
            <text:p>inan. </text:p>
          </table:table-cell>
          <table:table-cell office:value-type="string">
            <text:p>tejido cuadrado de las hojas de la palma |bjejecaje|r (utilizada para cubrir la comida en las ollas)</text:p>
          </table:table-cell>
          <table:table-cell table:number-columns-repeated="204"/>
        </table:table-row>
        <table:table-row table:style-name="ro2">
          <table:table-cell office:value-type="string">
            <text:p>jejecaje </text:p>
          </table:table-cell>
          <table:table-cell office:value-type="string">
            <text:p>heˈhé.kɑhé E][heˈhé.kɑ́hé J </text:p>
          </table:table-cell>
          <table:table-cell office:value-type="string">
            <text:p>inan. </text:p>
          </table:table-cell>
          <table:table-cell office:value-type="string">
            <text:p>especie de palma pequeña (que produce fruta comestible y las hojas de ramo utilizadas para las paredes de la casa)</text:p>
          </table:table-cell>
          <table:table-cell table:number-columns-repeated="204"/>
        </table:table-row>
        <table:table-row table:style-name="ro2">
          <table:table-cell office:value-type="string">
            <text:p>jejejoti </text:p>
          </table:table-cell>
          <table:table-cell office:value-type="string">
            <text:p>heˈhé.hóti E][hehé.ˈhóti J </text:p>
          </table:table-cell>
          <table:table-cell office:value-type="string">
            <text:p>inan. </text:p>
          </table:table-cell>
          <table:table-cell office:value-type="string">
            <text:p>retoño de la palma |bjejecaje|r </text:p>
          </table:table-cell>
          <table:table-cell table:number-columns-repeated="204"/>
        </table:table-row>
        <table:table-row table:style-name="ro2">
          <table:table-cell office:value-type="string">
            <text:p>jejejũu </text:p>
          </table:table-cell>
          <table:table-cell office:value-type="string">
            <text:p>heˈhé.hṹṹ E][heˈhé.hṹũ J </text:p>
          </table:table-cell>
          <table:table-cell office:value-type="string">
            <text:p>inan.f.n.esp. </text:p>
          </table:table-cell>
          <table:table-cell office:value-type="string">
            <text:p>hojas del ramo de la palma |bjejejũu|r (utilizadas para hacer paredes) </text:p>
          </table:table-cell>
          <table:table-cell table:number-columns-repeated="204"/>
        </table:table-row>
        <table:table-row table:style-name="ro2">
          <table:table-cell office:value-type="string">
            <text:p>jejemona </text:p>
          </table:table-cell>
          <table:table-cell office:value-type="string">
            <text:p>heˈhémõnɑ̃ </text:p>
          </table:table-cell>
          <table:table-cell office:value-type="string">
            <text:p>an.s.plural </text:p>
          </table:table-cell>
          <table:table-cell office:value-type="string">
            <text:p>barasanas |bjejemona|r (familia del grupo indígena barasano que habla el idioma barasano y que pertenece a la familia del ascendiente llamado “|bMeni|r”) </text:p>
          </table:table-cell>
          <table:table-cell table:number-columns-repeated="204"/>
        </table:table-row>
        <table:table-row table:style-name="ro2">
          <table:table-cell office:value-type="string">
            <text:p>jejequee </text:p>
          </table:table-cell>
          <table:table-cell office:value-type="string">
            <text:p>heˈhé.kéé E][ˈhehé.kée J </text:p>
          </table:table-cell>
          <table:table-cell office:value-type="string">
            <text:p>an. </text:p>
          </table:table-cell>
          <table:table-cell office:value-type="string">
            <text:p>especie de culebra (comestible en los tiempos pasados)</text:p>
          </table:table-cell>
          <table:table-cell table:number-columns-repeated="204"/>
        </table:table-row>
        <table:table-row table:style-name="ro2">
          <table:table-cell office:value-type="string">
            <text:p>jejetii </text:p>
          </table:table-cell>
          <table:table-cell office:value-type="string">
            <text:p>heˈhé.tíí E][heˈhé.tíi J </text:p>
          </table:table-cell>
          <table:table-cell office:value-type="string">
            <text:p>inan. </text:p>
          </table:table-cell>
          <table:table-cell office:value-type="string">
            <text:p>tejido de la palma |bjejecaje|r</text:p>
          </table:table-cell>
          <table:table-cell table:number-columns-repeated="204"/>
        </table:table-row>
        <table:table-row table:style-name="ro2">
          <table:table-cell office:value-type="string">
            <text:p>Jejeya </text:p>
          </table:table-cell>
          <table:table-cell office:value-type="string">
            <text:p>heˈhé.dʒɑ </text:p>
          </table:table-cell>
          <table:table-cell office:value-type="string">
            <text:p>inan. </text:p>
          </table:table-cell>
          <table:table-cell office:value-type="string">
            <text:p>cañito, afluente del río Pirá-Paraná</text:p>
          </table:table-cell>
          <table:table-cell table:number-columns-repeated="204"/>
        </table:table-row>
        <table:table-row table:style-name="ro2">
          <table:table-cell office:value-type="string">
            <text:p>jẽjo </text:p>
          </table:table-cell>
          <table:table-cell office:value-type="string">
            <text:p>ˈhẽ́hṍ </text:p>
          </table:table-cell>
          <table:table-cell office:value-type="string">
            <text:p>f. </text:p>
          </table:table-cell>
          <table:table-cell office:value-type="string">
            <text:p>nuera (nuera (esposa del hijo; uso: dicho por el hombre) </text:p>
          </table:table-cell>
          <table:table-cell/>
          <table:table-cell office:value-type="string">
            <text:p>va jarogo , uv E, J , vn E </text:p>
          </table:table-cell>
          <table:table-cell table:number-columns-repeated="202"/>
        </table:table-row>
        <table:table-row table:style-name="ro2">
          <table:table-cell office:value-type="string">
            <text:p>jẽjʉ </text:p>
          </table:table-cell>
          <table:table-cell office:value-type="string">
            <text:p>ˈhẽ́.hɨ̃ </text:p>
          </table:table-cell>
          <table:table-cell office:value-type="string">
            <text:p>adv. </text:p>
          </table:table-cell>
          <table:table-cell office:value-type="string">
            <text:p>temprano </text:p>
          </table:table-cell>
          <table:table-cell table:number-columns-repeated="2"/>
          <table:table-cell office:value-type="string">
            <text:p>ntg BARS,91 (hẽhʉ) ‘earlier’ 2.10 Adverbs (time) p.30; no.279;</text:p>
          </table:table-cell>
          <table:table-cell table:number-columns-repeated="201"/>
        </table:table-row>
        <table:table-row table:style-name="ro2">
          <table:table-cell office:value-type="string">
            <text:p>jẽñare </text:p>
          </table:table-cell>
          <table:table-cell office:value-type="string">
            <text:p>ˈhẽ́ẽ́ɲɑ̃́ɑ̃.ɾẽ E][ˈhẽẽɲɑ̃́.ɾẽ́ J </text:p>
          </table:table-cell>
          <table:table-cell office:value-type="string">
            <text:p>v.t. </text:p>
          </table:table-cell>
          <table:table-cell office:value-type="string">
            <text:p>pintar un iniciado (con carayurú, hecho por la mujer) </text:p>
          </table:table-cell>
          <table:table-cell table:number-columns-repeated="204"/>
        </table:table-row>
        <table:table-row table:style-name="ro2">
          <table:table-cell office:value-type="string">
            <text:p>jẽñarii, jẽñario </text:p>
          </table:table-cell>
          <table:table-cell office:value-type="string">
            <text:p>ˈhẽ́ɲɑ̃ɑ̃.ɾi.í E][hẽɲɑ̃́ɑ̃́.ˈɾí.i J </text:p>
          </table:table-cell>
          <table:table-cell office:value-type="string">
            <text:p>s.v.m., f. </text:p>
          </table:table-cell>
          <table:table-cell office:value-type="string">
            <text:p>iniciado pintado con carayurú (uso: dicho por la mujer); |if.|r |bjẽñario|r la mujer que le ha pintado (uso: dicho por el iniciado) </text:p>
          </table:table-cell>
          <table:table-cell table:number-columns-repeated="204"/>
        </table:table-row>
        <table:table-row table:style-name="ro1">
          <table:table-cell office:value-type="string">
            <text:p>jẽnirã </text:p>
          </table:table-cell>
          <table:table-cell office:value-type="string">
            <text:p>ˈhẽ́nĩ.ɾɑ̃ E][hẽˈnĩ́.ɾɑ̃́ J </text:p>
          </table:table-cell>
          <table:table-cell office:value-type="string">
            <text:p>s.v.an.s.plural </text:p>
          </table:table-cell>
          <table:table-cell office:value-type="string">
            <text:p>animales que trepan en los árboles (micos, perezosos, ardillas, culebras, etc.) </text:p>
          </table:table-cell>
          <table:table-cell table:number-columns-repeated="204"/>
        </table:table-row>
        <table:table-row table:style-name="ro2">
          <table:table-cell office:value-type="string">
            <text:p>jẽnire </text:p>
          </table:table-cell>
          <table:table-cell office:value-type="string">
            <text:p>ˈhẽ́nĩ.ɾẽ E][hẽˈnĩ́.ɾẽ́ J </text:p>
          </table:table-cell>
          <table:table-cell office:value-type="string">
            <text:p>v.i. </text:p>
          </table:table-cell>
          <table:table-cell office:value-type="string">
            <text:p>trepar de un árbol a otro</text:p>
          </table:table-cell>
          <table:table-cell table:number-columns-repeated="204"/>
        </table:table-row>
        <table:table-row table:style-name="ro2">
          <table:table-cell office:value-type="string">
            <text:p>jẽnise </text:p>
          </table:table-cell>
          <table:table-cell office:value-type="string">
            <text:p>ˈhẽ́nĩ.sẽ E][ˈhẽ́nĩ́.sẽ́ J </text:p>
          </table:table-cell>
          <table:table-cell office:value-type="string">
            <text:p>v.i. </text:p>
          </table:table-cell>
          <table:table-cell office:value-type="string">
            <text:p>transmitirse </text:p>
          </table:table-cell>
          <table:table-cell table:number-columns-repeated="204"/>
        </table:table-row>
        <table:table-row table:style-name="ro2">
          <table:table-cell office:value-type="string">
            <text:p>jẽnituaro </text:p>
          </table:table-cell>
          <table:table-cell office:value-type="string">
            <text:p>hẽˈnĩ́.túɑ.ɾo </text:p>
          </table:table-cell>
          <table:table-cell office:value-type="string">
            <text:p>s.v.inan. </text:p>
          </table:table-cell>
          <table:table-cell office:value-type="string">
            <text:p>más (palabra que se utiliza en contar)</text:p>
          </table:table-cell>
          <table:table-cell table:number-columns-repeated="204"/>
        </table:table-row>
        <table:table-row table:style-name="ro2">
          <table:table-cell office:value-type="string">
            <text:p>jeocãnamuure </text:p>
          </table:table-cell>
          <table:table-cell office:value-type="string">
            <text:p>hé.ˈo.kɑ̃́nɑ̃mṹũ.ɾẽ </text:p>
          </table:table-cell>
          <table:table-cell office:value-type="string">
            <text:p>v.t. </text:p>
          </table:table-cell>
          <table:table-cell office:value-type="string">
            <text:p>poner junto al otro lado con una parte arriba del otro (madera, hojas)</text:p>
          </table:table-cell>
          <table:table-cell table:number-columns-repeated="204"/>
        </table:table-row>
        <table:table-row table:style-name="ro2">
          <table:table-cell office:value-type="string">
            <text:p>jeomʉjawaare </text:p>
          </table:table-cell>
          <table:table-cell office:value-type="string">
            <text:p>ˈhé.o.mɨ̃́hɑ̃.wɑɑ́.ɾé E][ˈhé.o.mɨ̃hɑ̃́.wɑɑ́.ɾé J </text:p>
          </table:table-cell>
          <table:table-cell office:value-type="string">
            <text:p>v.t. </text:p>
          </table:table-cell>
          <table:table-cell office:value-type="string">
            <text:p>guardar </text:p>
          </table:table-cell>
          <table:table-cell table:number-columns-repeated="204"/>
        </table:table-row>
        <table:table-row table:style-name="ro1">
          <table:table-cell office:value-type="string">
            <text:p>jeonoriare </text:p>
          </table:table-cell>
          <table:table-cell office:value-type="string">
            <text:p>ˈhé.o.nõɾĩ́ɑ̃́.ɾẽ́ E][ˈhé.o.nõɾĩɑ̃.ɾẽ J </text:p>
          </table:table-cell>
          <table:table-cell office:value-type="string">
            <text:p>v.t. </text:p>
          </table:table-cell>
          <table:table-cell office:value-type="string">
            <text:p>apilar </text:p>
          </table:table-cell>
          <table:table-cell table:number-columns-repeated="204"/>
        </table:table-row>
        <table:table-row table:style-name="ro2">
          <table:table-cell office:value-type="string">
            <text:p>jeore </text:p>
          </table:table-cell>
          <table:table-cell office:value-type="string">
            <text:p>ˈhé.o.ɾe </text:p>
          </table:table-cell>
          <table:table-cell office:value-type="string">
            <text:p>v.caus. </text:p>
          </table:table-cell>
          <table:table-cell office:value-type="string">
            <text:p>poner encima de </text:p>
          </table:table-cell>
          <table:table-cell table:number-columns-repeated="2"/>
          <table:table-cell office:value-type="string">
            <text:p>ntg BARS,91, p.27, 2.6. Bitransitive verbs. Bitransitive verbs are of two types, those with an object plus locative phrase, and those with two objects. Verbs with an object and a locative phrase. The verb heo ‘to put on top’ may occur with a locative phrase ending with the postposition hoe ‘on top of’ as well as an object. </text:p>
          </table:table-cell>
          <table:table-cell table:number-columns-repeated="201"/>
        </table:table-row>
        <table:table-row table:style-name="ro2">
          <table:table-cell office:value-type="string">
            <text:p>jẽore </text:p>
          </table:table-cell>
          <table:table-cell office:value-type="string">
            <text:p>ˈhẽ́.õ.ɾẽ E][ˈhẽ.ṍ.ɾẽ́ J </text:p>
          </table:table-cell>
          <table:table-cell office:value-type="string">
            <text:p>v.caus. </text:p>
          </table:table-cell>
          <table:table-cell office:value-type="string">
            <text:p>prender (radio, motor, avioneta, planta) </text:p>
          </table:table-cell>
          <table:table-cell table:number-columns-repeated="204"/>
        </table:table-row>
        <table:table-row table:style-name="ro2">
          <table:table-cell office:value-type="string">
            <text:p>jẽosãare </text:p>
          </table:table-cell>
          <table:table-cell office:value-type="string">
            <text:p>ˈhẽ́.õ.sɑ̃́ɑ̃́.ɾẽ E][ˈhẽ.ṍ.sɑ̃́ɑ̃.ɾẽ J </text:p>
          </table:table-cell>
          <table:table-cell office:value-type="string">
            <text:p>v.caus. </text:p>
          </table:table-cell>
          <table:table-cell office:value-type="string">
            <text:p>transmitir poderes a otro (se refiere al chamán y al danzador principal)</text:p>
          </table:table-cell>
          <table:table-cell table:number-columns-repeated="204"/>
        </table:table-row>
        <table:table-row table:style-name="ro2">
          <table:table-cell office:value-type="string">
            <text:p>jeragasero </text:p>
          </table:table-cell>
          <table:table-cell office:value-type="string">
            <text:p>ˈhéɾɑ.gɑ́sé.ɾo </text:p>
          </table:table-cell>
          <table:table-cell office:value-type="string">
            <text:p>an. </text:p>
          </table:table-cell>
          <table:table-cell office:value-type="string">
            <text:p>especie de insecto (incomible) </text:p>
          </table:table-cell>
          <table:table-cell/>
          <table:table-cell office:value-type="string">
            <text:p>sc Corydalus cornutus</text:p>
          </table:table-cell>
          <table:table-cell table:number-columns-repeated="202"/>
        </table:table-row>
        <table:table-row table:style-name="ro2">
          <table:table-cell office:value-type="string">
            <text:p>jẽre </text:p>
          </table:table-cell>
          <table:table-cell office:value-type="string">
            <text:p>ˈhẽ́.ɾẽ́ </text:p>
          </table:table-cell>
          <table:table-cell office:value-type="string">
            <text:p>adv. </text:p>
          </table:table-cell>
          <table:table-cell office:value-type="string">
            <text:p>ya (antes de ahora) </text:p>
          </table:table-cell>
          <table:table-cell table:number-columns-repeated="2"/>
          <table:table-cell office:value-type="string">
            <text:p>ntg BARS,91 (hẽre) ‘already’ 2.10 Adverbs (time) p.30; no.244,299; </text:p>
          </table:table-cell>
          <table:table-cell table:number-columns-repeated="201"/>
        </table:table-row>
        <table:table-row table:style-name="ro2">
          <table:table-cell office:value-type="string">
            <text:p>jeruse </text:p>
          </table:table-cell>
          <table:table-cell office:value-type="string">
            <text:p>ˈhéɾú.se E][ˈhéɾú.sé J </text:p>
          </table:table-cell>
          <table:table-cell office:value-type="string">
            <text:p>v.i. </text:p>
          </table:table-cell>
          <table:table-cell office:value-type="string">
            <text:p>cantar (hecho por el macho de la oropéndola)</text:p>
          </table:table-cell>
          <table:table-cell table:number-columns-repeated="204"/>
        </table:table-row>
        <table:table-row table:style-name="ro2">
          <table:table-cell office:value-type="string">
            <text:p>jesare </text:p>
          </table:table-cell>
          <table:table-cell office:value-type="string">
            <text:p>heˈsɑ́.ɾe </text:p>
          </table:table-cell>
          <table:table-cell office:value-type="string">
            <text:p>v.i. </text:p>
          </table:table-cell>
          <table:table-cell office:value-type="string">
            <text:p>estar encima de (excepto sobre la tierra) </text:p>
          </table:table-cell>
          <table:table-cell table:number-columns-repeated="204"/>
        </table:table-row>
        <table:table-row table:style-name="ro2">
          <table:table-cell office:value-type="string">
            <text:p>jeta </text:p>
          </table:table-cell>
          <table:table-cell office:value-type="string">
            <text:p>heˈtɑ́ </text:p>
          </table:table-cell>
          <table:table-cell office:value-type="string">
            <text:p>an. </text:p>
          </table:table-cell>
          <table:table-cell office:value-type="string">
            <text:p>hormiga yanave (|ireg.|r) </text:p>
          </table:table-cell>
          <table:table-cell table:number-columns-repeated="204"/>
        </table:table-row>
        <table:table-row table:style-name="ro2">
          <table:table-cell office:value-type="string">
            <text:p>jeta_bʉcʉro </text:p>
          </table:table-cell>
          <table:table-cell office:value-type="string">
            <text:p>heˈtɑ́.bɨkɨ́ɾo </text:p>
          </table:table-cell>
          <table:table-cell office:value-type="string">
            <text:p>an. </text:p>
          </table:table-cell>
          <table:table-cell office:value-type="string">
            <text:p>especie de avispa </text:p>
          </table:table-cell>
          <table:table-cell/>
          <table:table-cell office:value-type="string">
            <text:p>sc Chalybion californicum</text:p>
          </table:table-cell>
          <table:table-cell table:number-columns-repeated="202"/>
        </table:table-row>
        <table:table-row table:style-name="ro2">
          <table:table-cell office:value-type="string">
            <text:p>jeta_wãsoʉ </text:p>
          </table:table-cell>
          <table:table-cell office:value-type="string">
            <text:p>heˈtɑ́.wɑ̃́sõ.ɨ̃ <text:s/>E][heˈtɑ́.wɑ̃́sṍ.ɨ̃́ J </text:p>
          </table:table-cell>
          <table:table-cell office:value-type="string">
            <text:p>inan. </text:p>
          </table:table-cell>
          <table:table-cell office:value-type="string">
            <text:p>especie de arbusto (utilizado para la caña, vara de pescar) </text:p>
          </table:table-cell>
          <table:table-cell table:number-columns-repeated="204"/>
        </table:table-row>
        <table:table-row table:style-name="ro2">
          <table:table-cell office:value-type="string">
            <text:p>jetabuji </text:p>
          </table:table-cell>
          <table:table-cell office:value-type="string">
            <text:p>heˈtɑ́.búhi E][heˈtɑ́.búhí J </text:p>
          </table:table-cell>
          <table:table-cell office:value-type="string">
            <text:p>an. </text:p>
          </table:table-cell>
          <table:table-cell office:value-type="string">
            <text:p>hormiga yanave (|ireg.|r de color negro, pica pero no tan duro como la hormiga yanave |bjeta|r, incomible) </text:p>
          </table:table-cell>
          <table:table-cell table:number-columns-repeated="204"/>
        </table:table-row>
        <table:table-row table:style-name="ro2">
          <table:table-cell office:value-type="string">
            <text:p>jetaga </text:p>
          </table:table-cell>
          <table:table-cell office:value-type="string">
            <text:p>héˈtɑ́gɑ́ </text:p>
          </table:table-cell>
          <table:table-cell office:value-type="string">
            <text:p>inan. </text:p>
          </table:table-cell>
          <table:table-cell office:value-type="string">
            <text:p>puerto (sitio/lugar privado de la familia para bañarse, sacar agua, limpiar comida, lavar loza, etc.) </text:p>
          </table:table-cell>
          <table:table-cell table:number-columns-repeated="2"/>
          <table:table-cell office:value-type="string">
            <text:p>ntg BARS,91 bath#hole no.303;</text:p>
          </table:table-cell>
          <table:table-cell table:number-columns-repeated="201"/>
        </table:table-row>
        <table:table-row table:style-name="ro2">
          <table:table-cell office:value-type="string">
            <text:p>jetari_sʉ̃na </text:p>
          </table:table-cell>
          <table:table-cell office:value-type="string">
            <text:p>heˈtɑ́ɾi.sɨ̃́nɑ̃́ </text:p>
          </table:table-cell>
          <table:table-cell office:value-type="string">
            <text:p>an.s.plural </text:p>
          </table:table-cell>
          <table:table-cell office:value-type="string">
            <text:p>tatuyos |bjetari sʉ̃na|r (un grupo indígena de los tatuyos que vive en el alto Pirá-Paraná) </text:p>
          </table:table-cell>
          <table:table-cell table:number-columns-repeated="204"/>
        </table:table-row>
        <table:table-row table:style-name="ro2">
          <table:table-cell office:value-type="string">
            <text:p>jetasũi </text:p>
          </table:table-cell>
          <table:table-cell office:value-type="string">
            <text:p>heˈtɑ́.sṹĩ </text:p>
          </table:table-cell>
          <table:table-cell office:value-type="string">
            <text:p>an. </text:p>
          </table:table-cell>
          <table:table-cell office:value-type="string">
            <text:p>pájaro asoma sombría (rojo, criado por la gente, tiene huevos de color azul con manchitas negras) </text:p>
          </table:table-cell>
          <table:table-cell/>
          <table:table-cell office:value-type="string">
            <text:p>sc Ramphocelus carbo</text:p>
          </table:table-cell>
          <table:table-cell table:number-columns-repeated="202"/>
        </table:table-row>
        <table:table-row table:style-name="ro2">
          <table:table-cell office:value-type="string">
            <text:p>jeyʉ, jeyo </text:p>
          </table:table-cell>
          <table:table-cell office:value-type="string">
            <text:p>heˈdʒ.ɨ́ɨ </text:p>
          </table:table-cell>
          <table:table-cell office:value-type="string">
            <text:p>m., f. </text:p>
          </table:table-cell>
          <table:table-cell office:value-type="string">
            <text:p>enemigo, enemiga (|ilit.|r él que uno no quiere ver, ella que uno no quiere ver; por ejemplo: por celos porque él/ella cometió adulterio) </text:p>
          </table:table-cell>
          <table:table-cell table:number-columns-repeated="204"/>
        </table:table-row>
        <table:table-row table:style-name="ro2">
          <table:table-cell office:value-type="string">
            <text:p>jíajuse </text:p>
          </table:table-cell>
          <table:table-cell office:value-type="string">
            <text:p>ˈhíɑ.hú.se E][ˈhíɑ.hú.sé J </text:p>
          </table:table-cell>
          <table:table-cell office:value-type="string">
            <text:p>v.i. </text:p>
          </table:table-cell>
          <table:table-cell office:value-type="string">
            <text:p>sentir un malestar en el estómago </text:p>
          </table:table-cell>
          <table:table-cell table:number-columns-repeated="204"/>
        </table:table-row>
        <table:table-row table:style-name="ro2">
          <table:table-cell office:value-type="string">
            <text:p>jiare </text:p>
          </table:table-cell>
          <table:table-cell office:value-type="string">
            <text:p>híˈɑ́.ɾe </text:p>
          </table:table-cell>
          <table:table-cell office:value-type="string">
            <text:p>v.t. </text:p>
          </table:table-cell>
          <table:table-cell office:value-type="string">
            <text:p>entrampar </text:p>
          </table:table-cell>
          <table:table-cell table:number-columns-repeated="204"/>
        </table:table-row>
        <table:table-row table:style-name="ro2">
          <table:table-cell office:value-type="string">
            <text:p>jíare </text:p>
          </table:table-cell>
          <table:table-cell office:value-type="string">
            <text:p>ˈhíɑ.ɾe E][ˈhíɑ́.ɾé J </text:p>
          </table:table-cell>
          <table:table-cell office:value-type="string">
            <text:p>v.i. </text:p>
          </table:table-cell>
          <table:table-cell office:value-type="string">
            <text:p>entrar al camino desde el monte, a la chagra desde el camino, al patio desde el camino o la selva, etc. </text:p>
          </table:table-cell>
          <table:table-cell table:number-columns-repeated="2"/>
          <table:table-cell office:value-type="string">
            <text:p>ntg BARS,91 (hia) ‘enter’ no.344,539; wj,4/90 ITP enter.open.space </text:p>
          </table:table-cell>
          <table:table-cell table:number-columns-repeated="201"/>
        </table:table-row>
        <table:table-row table:style-name="ro2">
          <table:table-cell office:value-type="string">
            <text:p>jĩare </text:p>
          </table:table-cell>
          <table:table-cell office:value-type="string">
            <text:p>ˈhĩ́ɑ̃́ɑ̃.ɾẽ E][ˈhĩ́ɑ̃́.ɾẽ́ J </text:p>
          </table:table-cell>
          <table:table-cell office:value-type="string">
            <text:p>v.t. </text:p>
          </table:table-cell>
          <table:table-cell office:value-type="string">
            <text:p>arrancar (tronco, raíz, diente) </text:p>
          </table:table-cell>
          <table:table-cell table:number-columns-repeated="204"/>
        </table:table-row>
        <table:table-row table:style-name="ro2">
          <table:table-cell office:value-type="string">
            <text:p>jíase </text:p>
          </table:table-cell>
          <table:table-cell office:value-type="string">
            <text:p>ˈhíɑ.se </text:p>
          </table:table-cell>
          <table:table-cell office:value-type="string">
            <text:p>v.i. </text:p>
          </table:table-cell>
          <table:table-cell office:value-type="string">
            <text:p>(estar) agrio, agria (limón, lulo, casabe hecho del almidón guardado por demasiado tiempo) </text:p>
          </table:table-cell>
          <table:table-cell table:number-columns-repeated="204"/>
        </table:table-row>
        <table:table-row table:style-name="ro2">
          <table:table-cell office:value-type="string">
            <text:p>jiasẽamʉ </text:p>
          </table:table-cell>
          <table:table-cell office:value-type="string">
            <text:p>ˈhíɑsẽ́ɑ̃.mɨ̃ </text:p>
          </table:table-cell>
          <table:table-cell office:value-type="string">
            <text:p>an. </text:p>
          </table:table-cell>
          <table:table-cell office:value-type="string">
            <text:p>milano tijereta (pájaro negro, del tamaño medio, incomible) </text:p>
          </table:table-cell>
          <table:table-cell/>
          <table:table-cell office:value-type="string">
            <text:p>sc Elanoides forficatus </text:p>
          </table:table-cell>
          <table:table-cell table:number-columns-repeated="202"/>
        </table:table-row>
        <table:table-row table:style-name="ro2">
          <table:table-cell office:value-type="string">
            <text:p>jibʉbedo </text:p>
          </table:table-cell>
          <table:table-cell office:value-type="string">
            <text:p>hibɨ́.ˈbédo E][hiíˈbɨ́.bedó J </text:p>
          </table:table-cell>
          <table:table-cell office:value-type="string">
            <text:p>inan. </text:p>
          </table:table-cell>
          <table:table-cell office:value-type="string">
            <text:p>bejuco curvado, enrollado (utilizado para agitar coca y el borde de la canasta para llevar carga)</text:p>
          </table:table-cell>
          <table:table-cell table:number-columns-repeated="204"/>
        </table:table-row>
        <table:table-row table:style-name="ro2">
          <table:table-cell office:value-type="string">
            <text:p>jibʉbedomaa </text:p>
          </table:table-cell>
          <table:table-cell office:value-type="string">
            <text:p>híbɨ́.ˈbédo.mɑ̃ɑ̃́ E][hiˈbɨ́.bedó.mɑ̃́ɑ̃ J </text:p>
          </table:table-cell>
          <table:table-cell office:value-type="string">
            <text:p>inan. </text:p>
          </table:table-cell>
          <table:table-cell office:value-type="string">
            <text:p>especie de bejuco (utilizado para hacer el bejuco enrollado para agitar coca y el borde de la canasta para llevar carga)</text:p>
          </table:table-cell>
          <table:table-cell table:number-columns-repeated="204"/>
        </table:table-row>
        <table:table-row table:style-name="ro2">
          <table:table-cell office:value-type="string">
            <text:p>jĩcatoi </text:p>
          </table:table-cell>
          <table:table-cell office:value-type="string">
            <text:p>ˈhĩ́kɑ̃tõĩ́ </text:p>
          </table:table-cell>
          <table:table-cell office:value-type="string">
            <text:p>an. </text:p>
          </table:table-cell>
          <table:table-cell office:value-type="string">
            <text:p>pájaro asoma sombría (rojo, criado por la gente, tiene huevos de color azul con manchitas negras) </text:p>
          </table:table-cell>
          <table:table-cell/>
          <table:table-cell office:value-type="string">
            <text:p>sc Ramphocelus carbo</text:p>
          </table:table-cell>
          <table:table-cell table:number-columns-repeated="202"/>
        </table:table-row>
        <table:table-row table:style-name="ro2">
          <table:table-cell office:value-type="string">
            <text:p>jĩco </text:p>
          </table:table-cell>
          <table:table-cell office:value-type="string">
            <text:p>ˈhĩ́kõ E][hĩˈkṍ J </text:p>
          </table:table-cell>
          <table:table-cell office:value-type="string">
            <text:p>an. </text:p>
          </table:table-cell>
          <table:table-cell office:value-type="string">
            <text:p>gusano, larva de algunos cucarrones, escarabajos (que come madera)</text:p>
          </table:table-cell>
          <table:table-cell table:number-columns-repeated="204"/>
        </table:table-row>
        <table:table-row table:style-name="ro2">
          <table:table-cell office:value-type="string">
            <text:p>jĩcó </text:p>
          </table:table-cell>
          <table:table-cell office:value-type="string">
            <text:p>hĩˈkṍõ E][hĩˈkṍ J </text:p>
          </table:table-cell>
          <table:table-cell office:value-type="string">
            <text:p>an. </text:p>
          </table:table-cell>
          <table:table-cell office:value-type="string">
            <text:p>caries (la causa de dolor de diente o muela) </text:p>
          </table:table-cell>
          <table:table-cell table:number-columns-repeated="204"/>
        </table:table-row>
        <table:table-row table:style-name="ro2">
          <table:table-cell office:value-type="string">
            <text:p>jĩco_sũaroa </text:p>
          </table:table-cell>
          <table:table-cell office:value-type="string">
            <text:p>hĩˈkṍ.sṹɑ̃́.ɾṍ.ɑ̃ E][hĩˈkṍ.sṹɑ̃́.ɾṍ.ɑ̃́ J </text:p>
          </table:table-cell>
          <table:table-cell office:value-type="string">
            <text:p>an.s.plural </text:p>
          </table:table-cell>
          <table:table-cell office:value-type="string">
            <text:p>sardinas colirrojas |bjĩco sũaroa|r </text:p>
          </table:table-cell>
          <table:table-cell table:number-columns-repeated="204"/>
        </table:table-row>
        <table:table-row table:style-name="ro2">
          <table:table-cell office:value-type="string">
            <text:p>jĩcojeʉ </text:p>
          </table:table-cell>
          <table:table-cell office:value-type="string">
            <text:p>hĩˈkṍhe.ɨ </text:p>
          </table:table-cell>
          <table:table-cell office:value-type="string">
            <text:p>inan. </text:p>
          </table:table-cell>
          <table:table-cell office:value-type="string">
            <text:p>especie de árbol (inútil, produce fruto no comestible) </text:p>
          </table:table-cell>
          <table:table-cell table:number-columns-repeated="204"/>
        </table:table-row>
        <table:table-row table:style-name="ro2">
          <table:table-cell office:value-type="string">
            <text:p>jĩcomene </text:p>
          </table:table-cell>
          <table:table-cell office:value-type="string">
            <text:p>hĩˈkṍ.mẽ́nẽ́ </text:p>
          </table:table-cell>
          <table:table-cell office:value-type="string">
            <text:p>inan.f.n.esp. </text:p>
          </table:table-cell>
          <table:table-cell office:value-type="string">
            <text:p>guamas |bjĩcomene|r (especie comestible, silvestre; uso: se dice menos que |bbue mene|r) </text:p>
          </table:table-cell>
          <table:table-cell table:number-columns-repeated="204"/>
        </table:table-row>
        <table:table-row table:style-name="ro2">
          <table:table-cell office:value-type="string">
            <text:p>jĩcomeneʉ </text:p>
          </table:table-cell>
          <table:table-cell office:value-type="string">
            <text:p>hĩˈkṍ.mẽ́nẽ́.ɨ̃́ E][hĩˈkṍ.mẽ́nẽ.ɨ̃ J </text:p>
          </table:table-cell>
          <table:table-cell office:value-type="string">
            <text:p>inan. </text:p>
          </table:table-cell>
          <table:table-cell office:value-type="string">
            <text:p>especie de guamo silvestre (uso: se dice menos que |bbue meneʉ|r) </text:p>
          </table:table-cell>
          <table:table-cell table:number-columns-repeated="204"/>
        </table:table-row>
        <table:table-row table:style-name="ro2">
          <table:table-cell office:value-type="string">
            <text:p>jĩcoro </text:p>
          </table:table-cell>
          <table:table-cell office:value-type="string">
            <text:p>hĩˈkṍ.ɾṍ E][hĩˈkṍ.ɾõ J </text:p>
          </table:table-cell>
          <table:table-cell office:value-type="string">
            <text:p>inan. </text:p>
          </table:table-cell>
          <table:table-cell office:value-type="string">
            <text:p>cola de animales (excluyendo los pájaros)</text:p>
          </table:table-cell>
          <table:table-cell table:number-columns-repeated="204"/>
        </table:table-row>
        <table:table-row table:style-name="ro2">
          <table:table-cell office:value-type="string">
            <text:p>jĩcoroa </text:p>
          </table:table-cell>
          <table:table-cell office:value-type="string">
            <text:p>hĩˈkṍɾõɑ̃ </text:p>
          </table:table-cell>
          <table:table-cell office:value-type="string">
            <text:p>an.s.plural </text:p>
          </table:table-cell>
          <table:table-cell office:value-type="string">
            <text:p>gusanos |bjĩcoroa|r (especie comestible, como los mojojoy pero más pequeño) </text:p>
          </table:table-cell>
          <table:table-cell table:number-columns-repeated="204"/>
        </table:table-row>
        <table:table-row table:style-name="ro2">
          <table:table-cell office:value-type="string">
            <text:p>jĩcoroa_cõne </text:p>
          </table:table-cell>
          <table:table-cell office:value-type="string">
            <text:p>hĩˈkṍɾõɑ̃.kṍnẽ́ </text:p>
          </table:table-cell>
          <table:table-cell office:value-type="string">
            <text:p>an. </text:p>
          </table:table-cell>
          <table:table-cell office:value-type="string">
            <text:p>pájaro carpintero selvático </text:p>
          </table:table-cell>
          <table:table-cell office:value-type="string">
            <text:p>Campephilus haematogaster</text:p>
          </table:table-cell>
          <table:table-cell table:number-columns-repeated="203"/>
        </table:table-row>
        <table:table-row table:style-name="ro2">
          <table:table-cell office:value-type="string">
            <text:p>jĩcoroa_yucua </text:p>
          </table:table-cell>
          <table:table-cell office:value-type="string">
            <text:p>hĩˈkṍɾõɑ̃.dʒúkuɑ E][hĩˈkṍɾõɑ̃.dʒukúɑ́ J </text:p>
          </table:table-cell>
          <table:table-cell office:value-type="string">
            <text:p>an.s.plural </text:p>
          </table:table-cell>
          <table:table-cell office:value-type="string">
            <text:p>gusanos |bjĩcoroa yucua|r (especie comestible) </text:p>
          </table:table-cell>
          <table:table-cell table:number-columns-repeated="204"/>
        </table:table-row>
        <table:table-row table:style-name="ro2">
          <table:table-cell office:value-type="string">
            <text:p>jicua </text:p>
          </table:table-cell>
          <table:table-cell office:value-type="string">
            <text:p>hiˈkúɑ E][híˈkúɑ́ J </text:p>
          </table:table-cell>
          <table:table-cell office:value-type="string">
            <text:p>inan. </text:p>
          </table:table-cell>
          <table:table-cell office:value-type="string">
            <text:p>canasta pequeña para mujer (tejida en forma compacta)</text:p>
          </table:table-cell>
          <table:table-cell table:number-columns-repeated="204"/>
        </table:table-row>
        <table:table-row table:style-name="ro2">
          <table:table-cell office:value-type="string">
            <text:p>jidijeore </text:p>
          </table:table-cell>
          <table:table-cell office:value-type="string">
            <text:p>ˈhídi.hé.ó.ɾe E][hiˈdí.hé.o.ɾe J </text:p>
          </table:table-cell>
          <table:table-cell office:value-type="string">
            <text:p>v.caus. </text:p>
          </table:table-cell>
          <table:table-cell office:value-type="string">
            <text:p>dejar encima de algo</text:p>
          </table:table-cell>
          <table:table-cell table:number-columns-repeated="204"/>
        </table:table-row>
        <table:table-row table:style-name="ro2">
          <table:table-cell office:value-type="string">
            <text:p>jidiqueore </text:p>
          </table:table-cell>
          <table:table-cell office:value-type="string">
            <text:p>híˈdi.ké.o.ɾe E][hidí.ˈké.o.ɾe J </text:p>
          </table:table-cell>
          <table:table-cell office:value-type="string">
            <text:p>v.caus.sing. </text:p>
          </table:table-cell>
          <table:table-cell office:value-type="string">
            <text:p>soltar dejándolo caer (una cosa como una fruta) </text:p>
          </table:table-cell>
          <table:table-cell table:number-columns-repeated="204"/>
        </table:table-row>
        <table:table-row table:style-name="ro2">
          <table:table-cell office:value-type="string">
            <text:p>jidire </text:p>
          </table:table-cell>
          <table:table-cell office:value-type="string">
            <text:p>ˈhídi.ɾe E][hiˈdí.ɾé J </text:p>
          </table:table-cell>
          <table:table-cell office:value-type="string">
            <text:p>v.t. </text:p>
          </table:table-cell>
          <table:table-cell office:value-type="string">
            <text:p>soltar </text:p>
          </table:table-cell>
          <table:table-cell table:number-columns-repeated="2"/>
          <table:table-cell office:value-type="string">
            <text:p>ntg BARS,91 ‘release’ no.290; ITP wj,9/90 let.go;</text:p>
          </table:table-cell>
          <table:table-cell table:number-columns-repeated="201"/>
        </table:table-row>
        <table:table-row table:style-name="ro2">
          <table:table-cell office:value-type="string">
            <text:p>jidirocare </text:p>
          </table:table-cell>
          <table:table-cell office:value-type="string">
            <text:p>hídiˈ.ɾókɑ.ɾe E][hidí.ˈɾókɑ.ɾe J </text:p>
          </table:table-cell>
          <table:table-cell office:value-type="string">
            <text:p>v.t.sing. </text:p>
          </table:table-cell>
          <table:table-cell office:value-type="string">
            <text:p>lanzar </text:p>
          </table:table-cell>
          <table:table-cell table:number-columns-repeated="204"/>
        </table:table-row>
        <table:table-row table:style-name="ro2">
          <table:table-cell office:value-type="string">
            <text:p>jidirujiore </text:p>
          </table:table-cell>
          <table:table-cell office:value-type="string">
            <text:p>hídi.ˈɾúhi.o.ɾe E][hídí.ˈɾúhi.o.ɾe J </text:p>
          </table:table-cell>
          <table:table-cell office:value-type="string">
            <text:p>v.caus. </text:p>
          </table:table-cell>
          <table:table-cell office:value-type="string">
            <text:p>dejar bajar</text:p>
          </table:table-cell>
          <table:table-cell table:number-columns-repeated="204"/>
        </table:table-row>
        <table:table-row table:style-name="ro2">
          <table:table-cell office:value-type="string">
            <text:p>jidituure </text:p>
          </table:table-cell>
          <table:table-cell office:value-type="string">
            <text:p>hídi.ˈtúu.ɾe E][hidí.ˈtúu.ɾe J </text:p>
          </table:table-cell>
          <table:table-cell office:value-type="string">
            <text:p>v.t. </text:p>
          </table:table-cell>
          <table:table-cell office:value-type="string">
            <text:p>poner </text:p>
          </table:table-cell>
          <table:table-cell table:number-columns-repeated="204"/>
        </table:table-row>
        <table:table-row table:style-name="ro2">
          <table:table-cell office:value-type="string">
            <text:p>jidiwẽjare </text:p>
          </table:table-cell>
          <table:table-cell office:value-type="string">
            <text:p>hídi.wẽhɑ̃́.ˈɾẽ́ E][ˈhidí.wẽ́hɑ̃.ɾẽ J </text:p>
          </table:table-cell>
          <table:table-cell office:value-type="string">
            <text:p>v.t.pl. </text:p>
          </table:table-cell>
          <table:table-cell office:value-type="string">
            <text:p>dejar caer (cosas) </text:p>
          </table:table-cell>
          <table:table-cell table:number-columns-repeated="204"/>
        </table:table-row>
        <table:table-row table:style-name="ro2">
          <table:table-cell office:value-type="string">
            <text:p>jidiyoore </text:p>
          </table:table-cell>
          <table:table-cell office:value-type="string">
            <text:p>ˈhídi.dʒó.ó.ɾe E][ˈhídí.dʒó.oɾe J </text:p>
          </table:table-cell>
          <table:table-cell office:value-type="string">
            <text:p>v.caus. </text:p>
          </table:table-cell>
          <table:table-cell office:value-type="string">
            <text:p>colgar (cosa, olla)</text:p>
          </table:table-cell>
          <table:table-cell table:number-columns-repeated="204"/>
        </table:table-row>
        <table:table-row table:style-name="ro2">
          <table:table-cell office:value-type="string">
            <text:p>jido </text:p>
          </table:table-cell>
          <table:table-cell office:value-type="string">
            <text:p>hiˈdó </text:p>
          </table:table-cell>
          <table:table-cell office:value-type="string">
            <text:p>pospos. </text:p>
          </table:table-cell>
          <table:table-cell office:value-type="string">
            <text:p>boca </text:p>
          </table:table-cell>
          <table:table-cell table:number-columns-repeated="2"/>
          <table:table-cell office:value-type="string">
            <text:p>ntg BARS,91 //hido// ‘mouth of a river’ 2.21 Spatial relators p.37; </text:p>
          </table:table-cell>
          <table:table-cell table:number-columns-repeated="201"/>
        </table:table-row>
        <table:table-row table:style-name="ro2">
          <table:table-cell office:value-type="string">
            <text:p>jiibʉ </text:p>
          </table:table-cell>
          <table:table-cell office:value-type="string">
            <text:p>ˈhííbɨ́ </text:p>
          </table:table-cell>
          <table:table-cell office:value-type="string">
            <text:p>inan. </text:p>
          </table:table-cell>
          <table:table-cell office:value-type="string">
            <text:p>canasta (con tejido flojo para llevar carga) </text:p>
          </table:table-cell>
          <table:table-cell table:number-columns-repeated="2"/>
          <table:table-cell office:value-type="string">
            <text:p>ntg BARS,91 (hibʉ) ‘deep basket’ no.154; </text:p>
          </table:table-cell>
          <table:table-cell table:number-columns-repeated="201"/>
        </table:table-row>
        <table:table-row table:style-name="ro2">
          <table:table-cell office:value-type="string">
            <text:p>jĩijũu </text:p>
          </table:table-cell>
          <table:table-cell office:value-type="string">
            <text:p>ˈhĩ́ĩ́.hṹũ </text:p>
          </table:table-cell>
          <table:table-cell office:value-type="string">
            <text:p>inan.f.n.esp. </text:p>
          </table:table-cell>
          <table:table-cell office:value-type="string">
            <text:p>hojas |bjĩijũu|r de un arbusto (amargas) </text:p>
          </table:table-cell>
          <table:table-cell table:number-columns-repeated="204"/>
        </table:table-row>
        <table:table-row table:style-name="ro2">
          <table:table-cell office:value-type="string">
            <text:p>jĩijũʉ </text:p>
          </table:table-cell>
          <table:table-cell office:value-type="string">
            <text:p>hĩ́ĩ́.hũ.ɨ̃ </text:p>
          </table:table-cell>
          <table:table-cell office:value-type="string">
            <text:p>inan. </text:p>
          </table:table-cell>
          <table:table-cell office:value-type="string">
            <text:p>especie de arbusto con hojas amargas </text:p>
          </table:table-cell>
          <table:table-cell table:number-columns-repeated="204"/>
        </table:table-row>
        <table:table-row table:style-name="ro2">
          <table:table-cell office:value-type="string">
            <text:p>jiimiore </text:p>
          </table:table-cell>
          <table:table-cell office:value-type="string">
            <text:p>ˈhíí.mĩ́.õ.ɾẽ </text:p>
          </table:table-cell>
          <table:table-cell office:value-type="string">
            <text:p>v.t. </text:p>
          </table:table-cell>
          <table:table-cell office:value-type="string">
            <text:p>reunir</text:p>
          </table:table-cell>
          <table:table-cell/>
          <table:table-cell office:value-type="string">
            <text:p>va jiirẽore , uv J , vn E </text:p>
          </table:table-cell>
          <table:table-cell table:number-columns-repeated="202"/>
        </table:table-row>
        <table:table-row table:style-name="ro2">
          <table:table-cell office:value-type="string">
            <text:p>jiimoore </text:p>
          </table:table-cell>
          <table:table-cell office:value-type="string">
            <text:p>ˈhíi.mṍṍ.ɾẽ E][ˈhí.mṍõ.ɾẽ J </text:p>
          </table:table-cell>
          <table:table-cell office:value-type="string">
            <text:p>v.t. </text:p>
          </table:table-cell>
          <table:table-cell office:value-type="string">
            <text:p>llamar (para que otro ascienda un cerro)</text:p>
          </table:table-cell>
          <table:table-cell table:number-columns-repeated="204"/>
        </table:table-row>
        <table:table-row table:style-name="ro2">
          <table:table-cell office:value-type="string">
            <text:p>jiire </text:p>
          </table:table-cell>
          <table:table-cell office:value-type="string">
            <text:p>ˈhíi.ɾe E][hií.ˈɾé J </text:p>
          </table:table-cell>
          <table:table-cell office:value-type="string">
            <text:p>v.t. </text:p>
          </table:table-cell>
          <table:table-cell office:value-type="string">
            <text:p>ordenar que venga </text:p>
          </table:table-cell>
          <table:table-cell table:number-columns-repeated="2"/>
          <table:table-cell office:value-type="string">
            <text:p>ntg BARS,91 (hio) ‘summon’ no.531;</text:p>
          </table:table-cell>
          <table:table-cell table:number-columns-repeated="201"/>
        </table:table-row>
        <table:table-row table:style-name="ro2">
          <table:table-cell office:value-type="string">
            <text:p>jiirẽore </text:p>
          </table:table-cell>
          <table:table-cell office:value-type="string">
            <text:p>ˈhíi.ɾẽ́.ṍ.ɾẽ </text:p>
          </table:table-cell>
          <table:table-cell office:value-type="string">
            <text:p>v.caus. </text:p>
          </table:table-cell>
          <table:table-cell office:value-type="string">
            <text:p>reunir a </text:p>
          </table:table-cell>
          <table:table-cell/>
          <table:table-cell office:value-type="string">
            <text:p>va jiimiore , uv E , vn <text:s/>J </text:p>
          </table:table-cell>
          <table:table-cell table:number-columns-repeated="202"/>
        </table:table-row>
        <table:table-row table:style-name="ro2">
          <table:table-cell office:value-type="string">
            <text:p>jiisõore </text:p>
          </table:table-cell>
          <table:table-cell office:value-type="string">
            <text:p>ˈhíi.sṍṍ.ɾẽ E][ˈhí.sṍõ.ɾẽ J </text:p>
          </table:table-cell>
          <table:table-cell office:value-type="string">
            <text:p>v.caus. </text:p>
          </table:table-cell>
          <table:table-cell office:value-type="string">
            <text:p>invitar </text:p>
          </table:table-cell>
          <table:table-cell table:number-columns-repeated="2"/>
          <table:table-cell office:value-type="string">
            <text:p>ntg BARS,91 hi 'summon', no.312;</text:p>
          </table:table-cell>
          <table:table-cell table:number-columns-repeated="201"/>
        </table:table-row>
        <table:table-row table:style-name="ro2">
          <table:table-cell office:value-type="string">
            <text:p>jiiweore </text:p>
          </table:table-cell>
          <table:table-cell office:value-type="string">
            <text:p>ˈhíi.wé.o.ɾe E][hií.ˈwé.o.ɾe J </text:p>
          </table:table-cell>
          <table:table-cell office:value-type="string">
            <text:p>v.caus. </text:p>
          </table:table-cell>
          <table:table-cell office:value-type="string">
            <text:p>llevar al compañero de otro, dejándolo solo</text:p>
          </table:table-cell>
          <table:table-cell table:number-columns-repeated="204"/>
        </table:table-row>
        <table:table-row table:style-name="ro2">
          <table:table-cell office:value-type="string">
            <text:p>jĩiyire </text:p>
          </table:table-cell>
          <table:table-cell office:value-type="string">
            <text:p>ˈhĩ́ĩ́.dʒí.ɾé </text:p>
          </table:table-cell>
          <table:table-cell office:value-type="string">
            <text:p>v.t. </text:p>
          </table:table-cell>
          <table:table-cell office:value-type="string">
            <text:p>sonarse </text:p>
          </table:table-cell>
          <table:table-cell table:number-columns-repeated="204"/>
        </table:table-row>
        <table:table-row table:style-name="ro2">
          <table:table-cell office:value-type="string">
            <text:p>jĩno </text:p>
          </table:table-cell>
          <table:table-cell office:value-type="string">
            <text:p>ˈhĩ́nõ </text:p>
          </table:table-cell>
          <table:table-cell office:value-type="string">
            <text:p>an. </text:p>
          </table:table-cell>
          <table:table-cell office:value-type="string">
            <text:p>güío </text:p>
          </table:table-cell>
          <table:table-cell office:value-type="string">
            <text:p>Boa constrictor, Eunectes murinus , </text:p>
          </table:table-cell>
          <table:table-cell table:number-columns-repeated="203"/>
        </table:table-row>
        <table:table-row table:style-name="ro2">
          <table:table-cell office:value-type="string">
            <text:p>jĩno_jogoro </text:p>
          </table:table-cell>
          <table:table-cell office:value-type="string">
            <text:p>hĩ́nõ.hogóˈɾó E][ˈhĩ́nõ.hógóɾó J </text:p>
          </table:table-cell>
          <table:table-cell office:value-type="string">
            <text:p>an. </text:p>
          </table:table-cell>
          <table:table-cell office:value-type="string">
            <text:p>lagunero cenizo (especie de halcón) </text:p>
          </table:table-cell>
          <table:table-cell/>
          <table:table-cell office:value-type="string">
            <text:p>sc Circus cinereus</text:p>
          </table:table-cell>
          <table:table-cell table:number-columns-repeated="202"/>
        </table:table-row>
        <table:table-row table:style-name="ro2">
          <table:table-cell office:value-type="string">
            <text:p>jĩno_riacata </text:p>
          </table:table-cell>
          <table:table-cell office:value-type="string">
            <text:p>ˈhĩ́nõ.ɾíɑ́.kɑ́tɑ E][hĩ́nõ.ˈɾíɑ́.kɑ́tɑ́ J </text:p>
          </table:table-cell>
          <table:table-cell office:value-type="string">
            <text:p>an. </text:p>
          </table:table-cell>
          <table:table-cell office:value-type="string">
            <text:p>piquero patiazul (especie de ave acuática) </text:p>
          </table:table-cell>
          <table:table-cell/>
          <table:table-cell office:value-type="string">
            <text:p>sc Sula nebouxii </text:p>
          </table:table-cell>
          <table:table-cell table:number-columns-repeated="202"/>
        </table:table-row>
        <table:table-row table:style-name="ro1">
          <table:table-cell office:value-type="string">
            <text:p>jĩnobʉ</text:p>
          </table:table-cell>
          <table:table-cell table:number-columns-repeated="207"/>
        </table:table-row>
        <table:table-row table:style-name="ro2">
          <table:table-cell office:value-type="string">
            <text:p>jĩnomʉ </text:p>
          </table:table-cell>
          <table:table-cell office:value-type="string">
            <text:p>ˈhĩ́nõ.mɨ̃ </text:p>
          </table:table-cell>
          <table:table-cell/>
          <table:table-cell office:value-type="string">
            <text:p>matafrío (|ireg.|r) </text:p>
          </table:table-cell>
          <table:table-cell/>
          <table:table-cell office:value-type="string">
            <text:p>va jĩnobʉ , ps inan. , </text:p>
          </table:table-cell>
          <table:table-cell table:number-columns-repeated="202"/>
        </table:table-row>
        <table:table-row table:style-name="ro2">
          <table:table-cell office:value-type="string">
            <text:p>jioidiriabaja </text:p>
          </table:table-cell>
          <table:table-cell office:value-type="string">
            <text:p>híˈó.ídi.ɾí.ɑ́.bɑhɑ́ E][ˈhíó.ídi.ɾí.ɑ́.bɑ́hɑ́ J </text:p>
          </table:table-cell>
          <table:table-cell office:value-type="string">
            <text:p>s.v.inan. </text:p>
          </table:table-cell>
          <table:table-cell office:value-type="string">
            <text:p>tazón </text:p>
          </table:table-cell>
          <table:table-cell table:number-columns-repeated="204"/>
        </table:table-row>
        <table:table-row table:style-name="ro1">
          <table:table-cell office:value-type="string">
            <text:p>jiore </text:p>
          </table:table-cell>
          <table:table-cell office:value-type="string">
            <text:p>ˈhíó.ɾe E][ˈhío.ɾe J </text:p>
          </table:table-cell>
          <table:table-cell office:value-type="string">
            <text:p>v.t. </text:p>
          </table:table-cell>
          <table:table-cell office:value-type="string">
            <text:p>verter </text:p>
          </table:table-cell>
          <table:table-cell table:number-columns-repeated="204"/>
        </table:table-row>
        <table:table-row table:style-name="ro2">
          <table:table-cell office:value-type="string">
            <text:p>jĩore </text:p>
          </table:table-cell>
          <table:table-cell office:value-type="string">
            <text:p>hĩ́ˈṍ.ɾẽ </text:p>
          </table:table-cell>
          <table:table-cell office:value-type="string">
            <text:p>v.t. </text:p>
          </table:table-cell>
          <table:table-cell office:value-type="string">
            <text:p>enhebrar (aguja) </text:p>
          </table:table-cell>
          <table:table-cell table:number-columns-repeated="204"/>
        </table:table-row>
        <table:table-row table:style-name="ro1">
          <table:table-cell office:value-type="string">
            <text:p>jioreagoore </text:p>
          </table:table-cell>
          <table:table-cell office:value-type="string">
            <text:p>ˈhío.ɾéɑ́.góo.ɾe E][ˈhío.ɾéɑ.goó.ɾé J </text:p>
          </table:table-cell>
          <table:table-cell office:value-type="string">
            <text:p>v.t. </text:p>
          </table:table-cell>
          <table:table-cell office:value-type="string">
            <text:p>vaciar (comida, tierra; uso: no se usa para líquidos)</text:p>
          </table:table-cell>
          <table:table-cell table:number-columns-repeated="204"/>
        </table:table-row>
        <table:table-row table:style-name="ro2">
          <table:table-cell office:value-type="string">
            <text:p>jioreare </text:p>
          </table:table-cell>
          <table:table-cell office:value-type="string">
            <text:p>híˈo.ɾéɑ́.ɾé E][ˈhío.ɾéɑ.ɾe J </text:p>
          </table:table-cell>
          <table:table-cell office:value-type="string">
            <text:p>v.t. </text:p>
          </table:table-cell>
          <table:table-cell office:value-type="string">
            <text:p>botar (basura) </text:p>
          </table:table-cell>
          <table:table-cell table:number-columns-repeated="204"/>
        </table:table-row>
        <table:table-row table:style-name="ro2">
          <table:table-cell office:value-type="string">
            <text:p>jiosãare </text:p>
          </table:table-cell>
          <table:table-cell office:value-type="string">
            <text:p>ˈhíó.sɑ̃́ɑ̃́.ɾẽ E][ˈhío.sɑ̃́ɑ̃.ɾẽ J </text:p>
          </table:table-cell>
          <table:table-cell office:value-type="string">
            <text:p>v.t. </text:p>
          </table:table-cell>
          <table:table-cell office:value-type="string">
            <text:p>echar en algo </text:p>
          </table:table-cell>
          <table:table-cell table:number-columns-repeated="204"/>
        </table:table-row>
        <table:table-row table:style-name="ro2">
          <table:table-cell office:value-type="string">
            <text:p>jisãarã </text:p>
          </table:table-cell>
          <table:table-cell office:value-type="string">
            <text:p>hísɑ̃ɑ̃ɾɑ̃ E][hiˈsɑ̃́ɑ̃́ɾɑ̃́ J </text:p>
          </table:table-cell>
          <table:table-cell office:value-type="string">
            <text:p>an.s.plural </text:p>
          </table:table-cell>
          <table:table-cell office:value-type="string">
            <text:p>tangaras |bjisãarã|r (especie de pájaro) </text:p>
          </table:table-cell>
          <table:table-cell/>
          <table:table-cell office:value-type="string">
            <text:p>sc Tangara spp. </text:p>
          </table:table-cell>
          <table:table-cell table:number-columns-repeated="202"/>
        </table:table-row>
        <table:table-row table:style-name="ro2">
          <table:table-cell office:value-type="string">
            <text:p>jitiri </text:p>
          </table:table-cell>
          <table:table-cell office:value-type="string">
            <text:p>hiˈtíɾi </text:p>
          </table:table-cell>
          <table:table-cell office:value-type="string">
            <text:p>an. </text:p>
          </table:table-cell>
          <table:table-cell office:value-type="string">
            <text:p>sirirí sureño </text:p>
          </table:table-cell>
          <table:table-cell table:number-columns-repeated="204"/>
        </table:table-row>
        <table:table-row table:style-name="ro2">
          <table:table-cell office:value-type="string">
            <text:p>jiyarisa </text:p>
          </table:table-cell>
          <table:table-cell office:value-type="string">
            <text:p>hiˈdʒɑ́.ɾi.sɑ́ </text:p>
          </table:table-cell>
          <table:table-cell office:value-type="string">
            <text:p>inan. </text:p>
          </table:table-cell>
          <table:table-cell office:value-type="string">
            <text:p>cañito </text:p>
          </table:table-cell>
          <table:table-cell table:number-columns-repeated="204"/>
        </table:table-row>
        <table:table-row table:style-name="ro2">
          <table:table-cell office:value-type="string">
            <text:p>jiyase </text:p>
          </table:table-cell>
          <table:table-cell office:value-type="string">
            <text:p>hiˈdʒɑ́.se </text:p>
          </table:table-cell>
          <table:table-cell office:value-type="string">
            <text:p>v.i. </text:p>
          </table:table-cell>
          <table:table-cell office:value-type="string">
            <text:p>desembocar en </text:p>
          </table:table-cell>
          <table:table-cell table:number-columns-repeated="204"/>
        </table:table-row>
        <table:table-row table:style-name="ro2">
          <table:table-cell office:value-type="string">
            <text:p>joa </text:p>
          </table:table-cell>
          <table:table-cell office:value-type="string">
            <text:p>ˈhóɑ́ </text:p>
          </table:table-cell>
          <table:table-cell office:value-type="string">
            <text:p>inan.f.n.esp. </text:p>
          </table:table-cell>
          <table:table-cell office:value-type="string">
            <text:p>frutas |bjoa|r (de una especie de mata con vainas largas y negras, y con pepas largas semejante a fríjoles; las pepas son cubiertas con una substancia dulce y comestible.) </text:p>
          </table:table-cell>
          <table:table-cell table:number-columns-repeated="204"/>
        </table:table-row>
        <table:table-row table:style-name="ro2">
          <table:table-cell office:value-type="string">
            <text:p>joa_mʉnoʉ </text:p>
          </table:table-cell>
          <table:table-cell office:value-type="string">
            <text:p>ˈhóɑ́.mɨ̃́nṹ.ɨ̃́ E][ˈhóɑ́.mɨ̃́nũ.ɨ̃ J </text:p>
          </table:table-cell>
          <table:table-cell office:value-type="string">
            <text:p>inan. </text:p>
          </table:table-cell>
          <table:table-cell office:value-type="string">
            <text:p>especie de arbusto (que se utiliza para hacer varas para pescar) </text:p>
          </table:table-cell>
          <table:table-cell table:number-columns-repeated="204"/>
        </table:table-row>
        <table:table-row table:style-name="ro2">
          <table:table-cell office:value-type="string">
            <text:p>Joajũna </text:p>
          </table:table-cell>
          <table:table-cell office:value-type="string">
            <text:p>ˈhóɑ́.ˈhṹnɑ̃́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joañajo </text:p>
          </table:table-cell>
          <table:table-cell office:value-type="string">
            <text:p>hóɑ́.ˈɲɑ̃́hṍ </text:p>
          </table:table-cell>
          <table:table-cell office:value-type="string">
            <text:p>inan.f.n.esp. </text:p>
          </table:table-cell>
          <table:table-cell office:value-type="string">
            <text:p>cabello suelto (cabello de mujeres cuando no está en forma de un moño o castaña)</text:p>
          </table:table-cell>
          <table:table-cell table:number-columns-repeated="204"/>
        </table:table-row>
        <table:table-row table:style-name="ro2">
          <table:table-cell office:value-type="string">
            <text:p>joare </text:p>
          </table:table-cell>
          <table:table-cell office:value-type="string">
            <text:p>ˈhóɑ́.ɾe E][ˈhóɑ́.ɾé J </text:p>
          </table:table-cell>
          <table:table-cell office:value-type="string">
            <text:p>v.t. </text:p>
          </table:table-cell>
          <table:table-cell office:value-type="string">
            <text:p>retorcer para abrir (frutas como guamas para comer)</text:p>
          </table:table-cell>
          <table:table-cell table:number-columns-repeated="204"/>
        </table:table-row>
        <table:table-row table:style-name="ro2">
          <table:table-cell office:value-type="string">
            <text:p>joaroa </text:p>
          </table:table-cell>
          <table:table-cell office:value-type="string">
            <text:p>ˈhóɑ́ɾoɑ </text:p>
          </table:table-cell>
          <table:table-cell office:value-type="string">
            <text:p>an.s.plural </text:p>
          </table:table-cell>
          <table:table-cell office:value-type="string">
            <text:p>hormigas |bjoaroa|r (especie incomible, muy pequeña) </text:p>
          </table:table-cell>
          <table:table-cell table:number-columns-repeated="204"/>
        </table:table-row>
        <table:table-row table:style-name="ro2">
          <table:table-cell office:value-type="string">
            <text:p>Joaya </text:p>
          </table:table-cell>
          <table:table-cell office:value-type="string">
            <text:p>ˈhóɑ.dʒɑ </text:p>
          </table:table-cell>
          <table:table-cell office:value-type="string">
            <text:p>inan. </text:p>
          </table:table-cell>
          <table:table-cell office:value-type="string">
            <text:p>río Papurí </text:p>
          </table:table-cell>
          <table:table-cell table:number-columns-repeated="204"/>
        </table:table-row>
        <table:table-row table:style-name="ro1">
          <table:table-cell office:value-type="string">
            <text:p>jõco </text:p>
          </table:table-cell>
          <table:table-cell office:value-type="string">
            <text:p>ˈhṍkõ </text:p>
          </table:table-cell>
          <table:table-cell office:value-type="string">
            <text:p>an. </text:p>
          </table:table-cell>
          <table:table-cell office:value-type="string">
            <text:p>vaco colorado (especie de garza moreno, con plumas claras y marcadas de la pechuga, vive cerca del río, come pescado) </text:p>
          </table:table-cell>
          <table:table-cell/>
          <table:table-cell office:value-type="string">
            <text:p>sc Tigrisoma lineatum </text:p>
          </table:table-cell>
          <table:table-cell table:number-columns-repeated="202"/>
        </table:table-row>
        <table:table-row table:style-name="ro2">
          <table:table-cell office:value-type="string">
            <text:p>jõcʉ </text:p>
          </table:table-cell>
          <table:table-cell office:value-type="string">
            <text:p>hõˈkɨ̃́ </text:p>
          </table:table-cell>
          <table:table-cell office:value-type="string">
            <text:p>an. </text:p>
          </table:table-cell>
          <table:table-cell office:value-type="string">
            <text:p>caloche </text:p>
          </table:table-cell>
          <table:table-cell table:number-columns-repeated="204"/>
        </table:table-row>
        <table:table-row table:style-name="ro2">
          <table:table-cell office:value-type="string">
            <text:p>jode </text:p>
          </table:table-cell>
          <table:table-cell office:value-type="string">
            <text:p>hoˈdé </text:p>
          </table:table-cell>
          <table:table-cell office:value-type="string">
            <text:p>pospos. </text:p>
          </table:table-cell>
          <table:table-cell office:value-type="string">
            <text:p>cabecera </text:p>
          </table:table-cell>
          <table:table-cell table:number-columns-repeated="2"/>
          <table:table-cell office:value-type="string">
            <text:p>ntg BARS,91 (hido) ‘headwater’ 2.21 Spatial relators p.37; no.572;</text:p>
          </table:table-cell>
          <table:table-cell table:number-columns-repeated="201"/>
        </table:table-row>
        <table:table-row table:style-name="ro2">
          <table:table-cell office:value-type="string">
            <text:p>jode_gawa </text:p>
          </table:table-cell>
          <table:table-cell office:value-type="string">
            <text:p>hóˈdé.gɑ́wɑ </text:p>
          </table:table-cell>
          <table:table-cell office:value-type="string">
            <text:p>an.s.plural </text:p>
          </table:table-cell>
          <table:table-cell office:value-type="string">
            <text:p>carijona (grupo indígena) </text:p>
          </table:table-cell>
          <table:table-cell table:number-columns-repeated="204"/>
        </table:table-row>
        <table:table-row table:style-name="ro2">
          <table:table-cell office:value-type="string">
            <text:p>joe </text:p>
          </table:table-cell>
          <table:table-cell office:value-type="string">
            <text:p>hoˈé </text:p>
          </table:table-cell>
          <table:table-cell office:value-type="string">
            <text:p>pospos. </text:p>
          </table:table-cell>
          <table:table-cell office:value-type="string">
            <text:p>sobre </text:p>
          </table:table-cell>
          <table:table-cell table:number-columns-repeated="2"/>
          <table:table-cell office:value-type="string">
            <text:p>ntg BARS,91 (hoe) ‘on top of’ 2.21 Spatial relators p.37; ‘on'#top’ 4.10 Postpositional phrases p.63 no.172,173; no.119,120;</text:p>
          </table:table-cell>
          <table:table-cell table:number-columns-repeated="201"/>
        </table:table-row>
        <table:table-row table:style-name="ro2">
          <table:table-cell office:value-type="string">
            <text:p>jogagʉ, jogago </text:p>
          </table:table-cell>
          <table:table-cell office:value-type="string">
            <text:p>hoˈgɑ́.gɨ </text:p>
          </table:table-cell>
          <table:table-cell office:value-type="string">
            <text:p>s.v.m., f. </text:p>
          </table:table-cell>
          <table:table-cell office:value-type="string">
            <text:p>(estar) podrido, podrida (persona, animal)</text:p>
          </table:table-cell>
          <table:table-cell/>
          <table:table-cell office:value-type="string">
            <text:p>va boagʉ, boago , uv J , vn E </text:p>
          </table:table-cell>
          <table:table-cell table:number-columns-repeated="202"/>
        </table:table-row>
        <table:table-row table:style-name="ro2">
          <table:table-cell office:value-type="string">
            <text:p>jogase </text:p>
          </table:table-cell>
          <table:table-cell office:value-type="string">
            <text:p>hoˈgɑ́.se </text:p>
          </table:table-cell>
          <table:table-cell office:value-type="string">
            <text:p>v.i. </text:p>
          </table:table-cell>
          <table:table-cell office:value-type="string">
            <text:p>(estar) podrido, podrida </text:p>
          </table:table-cell>
          <table:table-cell/>
          <table:table-cell office:value-type="string">
            <text:p>va boase , uv J , vn E </text:p>
          </table:table-cell>
          <table:table-cell table:number-columns-repeated="202"/>
        </table:table-row>
        <table:table-row table:style-name="ro2">
          <table:table-cell office:value-type="string">
            <text:p>jogoro </text:p>
          </table:table-cell>
          <table:table-cell office:value-type="string">
            <text:p>hoˈgóɾó </text:p>
          </table:table-cell>
          <table:table-cell office:value-type="string">
            <text:p>an. </text:p>
          </table:table-cell>
          <table:table-cell office:value-type="string">
            <text:p>mariposa </text:p>
          </table:table-cell>
          <table:table-cell table:number-columns-repeated="2"/>
          <table:table-cell office:value-type="string">
            <text:p>ntg BARS,91 (hogoro) ‘butterfly’ no.303;</text:p>
          </table:table-cell>
          <table:table-cell table:number-columns-repeated="201"/>
        </table:table-row>
        <table:table-row table:style-name="ro2">
          <table:table-cell office:value-type="string">
            <text:p>jogoro_misi </text:p>
          </table:table-cell>
          <table:table-cell office:value-type="string">
            <text:p>hoˈgóɾó.mĩsĩ́ E][hoˈgóɾó.mĩ́sĩ́ J </text:p>
          </table:table-cell>
          <table:table-cell office:value-type="string">
            <text:p>inan.f.n.esp. </text:p>
          </table:table-cell>
          <table:table-cell office:value-type="string">
            <text:p>especie de bejuco (maleza de la chagra) </text:p>
          </table:table-cell>
          <table:table-cell table:number-columns-repeated="204"/>
        </table:table-row>
        <table:table-row table:style-name="ro2">
          <table:table-cell office:value-type="string">
            <text:p>jojamaa </text:p>
          </table:table-cell>
          <table:table-cell office:value-type="string">
            <text:p>hoˈhɑ́.mɑ̃́ɑ̃́ E][ˈhohɑ́.mɑ̃́ɑ̃́ J </text:p>
          </table:table-cell>
          <table:table-cell office:value-type="string">
            <text:p>inan. </text:p>
          </table:table-cell>
          <table:table-cell office:value-type="string">
            <text:p>especie de bejuco (utilizado para construir la casa)</text:p>
          </table:table-cell>
          <table:table-cell table:number-columns-repeated="204"/>
        </table:table-row>
        <table:table-row table:style-name="ro2">
          <table:table-cell office:value-type="string">
            <text:p>jojia </text:p>
          </table:table-cell>
          <table:table-cell office:value-type="string">
            <text:p>hoˈhíɑ </text:p>
          </table:table-cell>
          <table:table-cell office:value-type="string">
            <text:p>inan.f.n.esp. </text:p>
          </table:table-cell>
          <table:table-cell office:value-type="string">
            <text:p>ucuquí o ucugui (|ibras.|r frutas comestibles de un árbol silvestre) </text:p>
          </table:table-cell>
          <table:table-cell office:value-type="string">
            <text:p>Ecclinusa balata Ducke </text:p>
          </table:table-cell>
          <table:table-cell/>
          <table:table-cell office:value-type="string">
            <text:p>ntg BARS,91 (hohia) ‘hojia’ no.514; </text:p>
          </table:table-cell>
          <table:table-cell table:number-columns-repeated="201"/>
        </table:table-row>
        <table:table-row table:style-name="ro2">
          <table:table-cell office:value-type="string">
            <text:p>jojiore </text:p>
          </table:table-cell>
          <table:table-cell office:value-type="string">
            <text:p>hóˈhi.o.ɾe E][hoˈhí.ó.ɾé J </text:p>
          </table:table-cell>
          <table:table-cell office:value-type="string">
            <text:p>v.t. </text:p>
          </table:table-cell>
          <table:table-cell office:value-type="string">
            <text:p>desatar </text:p>
          </table:table-cell>
          <table:table-cell table:number-columns-repeated="204"/>
        </table:table-row>
        <table:table-row table:style-name="ro2">
          <table:table-cell office:value-type="string">
            <text:p>jojire </text:p>
          </table:table-cell>
          <table:table-cell office:value-type="string">
            <text:p>hoˈhí.ɾe </text:p>
          </table:table-cell>
          <table:table-cell office:value-type="string">
            <text:p>v.i. </text:p>
          </table:table-cell>
          <table:table-cell office:value-type="string">
            <text:p>(ser/estar) activo, activa; </text:p>
          </table:table-cell>
          <table:table-cell table:number-columns-repeated="204"/>
        </table:table-row>
        <table:table-row table:style-name="ro2">
          <table:table-cell office:value-type="string">
            <text:p>jojise </text:p>
          </table:table-cell>
          <table:table-cell office:value-type="string">
            <text:p>ˈhóhi.se E][hoˈhí.sé J </text:p>
          </table:table-cell>
          <table:table-cell office:value-type="string">
            <text:p>v.i. </text:p>
          </table:table-cell>
          <table:table-cell office:value-type="string">
            <text:p>abrirse (renuevo, vástago) </text:p>
          </table:table-cell>
          <table:table-cell table:number-columns-repeated="204"/>
        </table:table-row>
        <table:table-row table:style-name="ro2">
          <table:table-cell office:value-type="string">
            <text:p>jojiʉ </text:p>
          </table:table-cell>
          <table:table-cell office:value-type="string">
            <text:p>hoˈhí.ɨ </text:p>
          </table:table-cell>
          <table:table-cell office:value-type="string">
            <text:p>inan. </text:p>
          </table:table-cell>
          <table:table-cell office:value-type="string">
            <text:p>árbol de ucuquí (|ibras.|r) </text:p>
          </table:table-cell>
          <table:table-cell table:number-columns-repeated="204"/>
        </table:table-row>
        <table:table-row table:style-name="ro2">
          <table:table-cell office:value-type="string">
            <text:p>jojiye </text:p>
          </table:table-cell>
          <table:table-cell office:value-type="string">
            <text:p>hoˈhí.dʒé </text:p>
          </table:table-cell>
          <table:table-cell office:value-type="string">
            <text:p>adv. </text:p>
          </table:table-cell>
          <table:table-cell office:value-type="string">
            <text:p>(estar) difícil </text:p>
          </table:table-cell>
          <table:table-cell table:number-columns-repeated="204"/>
        </table:table-row>
        <table:table-row table:style-name="ro2">
          <table:table-cell office:value-type="string">
            <text:p>jojo </text:p>
          </table:table-cell>
          <table:table-cell office:value-type="string">
            <text:p>ˈhóho E][ˈhohó J </text:p>
          </table:table-cell>
          <table:table-cell office:value-type="string">
            <text:p>an. </text:p>
          </table:table-cell>
          <table:table-cell office:value-type="string">
            <text:p>trogón </text:p>
          </table:table-cell>
          <table:table-cell office:value-type="string">
            <text:p>Trogon spp.</text:p>
          </table:table-cell>
          <table:table-cell table:number-columns-repeated="203"/>
        </table:table-row>
        <table:table-row table:style-name="ro2">
          <table:table-cell office:value-type="string">
            <text:p>joo_joo_joo </text:p>
          </table:table-cell>
          <table:table-cell office:value-type="string">
            <text:p>hó̤o̤.hó̤ˈo̤.hó̤o̤ </text:p>
          </table:table-cell>
          <table:table-cell office:value-type="string">
            <text:p>onom. </text:p>
          </table:table-cell>
          <table:table-cell office:value-type="string">
            <text:p>sonido que hace el tigre</text:p>
          </table:table-cell>
          <table:table-cell table:number-columns-repeated="204"/>
        </table:table-row>
        <table:table-row table:style-name="ro2">
          <table:table-cell office:value-type="string">
            <text:p>joore </text:p>
          </table:table-cell>
          <table:table-cell office:value-type="string">
            <text:p>ˈhóó.ɾe </text:p>
          </table:table-cell>
          <table:table-cell office:value-type="string">
            <text:p>v.caus. </text:p>
          </table:table-cell>
          <table:table-cell office:value-type="string">
            <text:p>hacer flotar </text:p>
          </table:table-cell>
          <table:table-cell table:number-columns-repeated="2"/>
          <table:table-cell office:value-type="string">
            <text:p>ntg BARS,91 float#CAUS no.72; wj,10/88 lexical causative; </text:p>
          </table:table-cell>
          <table:table-cell table:number-columns-repeated="201"/>
        </table:table-row>
        <table:table-row table:style-name="ro2">
          <table:table-cell office:value-type="string">
            <text:p>jõore </text:p>
          </table:table-cell>
          <table:table-cell/>
          <table:table-cell office:value-type="string">
            <text:p>v.caus.dep. </text:p>
          </table:table-cell>
          <table:table-cell office:value-type="string">
            <text:p>hacer entrar (uso: después de otros verbos) </text:p>
          </table:table-cell>
          <table:table-cell table:number-columns-repeated="2"/>
          <table:table-cell office:value-type="string">
            <text:p>ntg BARS,91 (hõ) enter.room.CAUS 6.8 Causatives p.101; wj,11/88 lexical causative;</text:p>
          </table:table-cell>
          <table:table-cell table:number-columns-repeated="201"/>
        </table:table-row>
        <table:table-row table:style-name="ro2">
          <table:table-cell office:value-type="string">
            <text:p>joose </text:p>
          </table:table-cell>
          <table:table-cell office:value-type="string">
            <text:p>ˈhóó.se E][ˈhóó.sé J </text:p>
          </table:table-cell>
          <table:table-cell office:value-type="string">
            <text:p>v.i. </text:p>
          </table:table-cell>
          <table:table-cell office:value-type="string">
            <text:p>multiplicarse </text:p>
          </table:table-cell>
          <table:table-cell table:number-columns-repeated="204"/>
        </table:table-row>
        <table:table-row table:style-name="ro2">
          <table:table-cell office:value-type="string">
            <text:p>jorase </text:p>
          </table:table-cell>
          <table:table-cell office:value-type="string">
            <text:p>ˈhóɾɑ́.se E][ˈhóɾɑ́.se J </text:p>
          </table:table-cell>
          <table:table-cell office:value-type="string">
            <text:p>v.i. </text:p>
          </table:table-cell>
          <table:table-cell office:value-type="string">
            <text:p>abrirse (llaga, herida)</text:p>
          </table:table-cell>
          <table:table-cell table:number-columns-repeated="204"/>
        </table:table-row>
        <table:table-row table:style-name="ro2">
          <table:table-cell office:value-type="string">
            <text:p>joremacare </text:p>
          </table:table-cell>
          <table:table-cell office:value-type="string">
            <text:p>ˈhóɾe.mɑ̃kɑ̃́.ɾẽ E][ˈhóɾé.mɑ̃́kɑ̃.ɾẽ J </text:p>
          </table:table-cell>
          <table:table-cell office:value-type="string">
            <text:p>v.t. </text:p>
          </table:table-cell>
          <table:table-cell office:value-type="string">
            <text:p>abrir y buscar en (bolsa, maletín)</text:p>
          </table:table-cell>
          <table:table-cell table:number-columns-repeated="204"/>
        </table:table-row>
        <table:table-row table:style-name="ro2">
          <table:table-cell office:value-type="string">
            <text:p>jõreore </text:p>
          </table:table-cell>
          <table:table-cell office:value-type="string">
            <text:p>hṍˈɾẽ́.ṍ.ɾẽ E][ˈhṍɾẽ́.ṍ.ɾẽ́ J </text:p>
          </table:table-cell>
          <table:table-cell office:value-type="string">
            <text:p>v.caus. </text:p>
          </table:table-cell>
          <table:table-cell office:value-type="string">
            <text:p>(hacer) delgado, delgada (canoa)</text:p>
          </table:table-cell>
          <table:table-cell table:number-columns-repeated="204"/>
        </table:table-row>
        <table:table-row table:style-name="ro2">
          <table:table-cell office:value-type="string">
            <text:p>jorere </text:p>
          </table:table-cell>
          <table:table-cell office:value-type="string">
            <text:p>ˈhóɾé.ɾe E][ˈhóɾé.ɾé J </text:p>
          </table:table-cell>
          <table:table-cell office:value-type="string">
            <text:p>v.t. </text:p>
          </table:table-cell>
          <table:table-cell office:value-type="string">
            <text:p>sacar para cambiar (el techo y otras partes de una casa de la casa vieja a una nueva) </text:p>
          </table:table-cell>
          <table:table-cell table:number-columns-repeated="204"/>
        </table:table-row>
        <table:table-row table:style-name="ro2">
          <table:table-cell office:value-type="string">
            <text:p>jorereare </text:p>
          </table:table-cell>
          <table:table-cell office:value-type="string">
            <text:p>hóˈɾé.ɾéɑ́.ɾe E][ˈhóɾé.ɾéɑ.ɾe J </text:p>
          </table:table-cell>
          <table:table-cell office:value-type="string">
            <text:p>v.t. </text:p>
          </table:table-cell>
          <table:table-cell office:value-type="string">
            <text:p>derribar techo de hojas (para reemplazarlo)</text:p>
          </table:table-cell>
          <table:table-cell table:number-columns-repeated="204"/>
        </table:table-row>
        <table:table-row table:style-name="ro2">
          <table:table-cell office:value-type="string">
            <text:p>jorero </text:p>
          </table:table-cell>
          <table:table-cell office:value-type="string">
            <text:p>ˈhóɾeɾo </text:p>
          </table:table-cell>
          <table:table-cell office:value-type="string">
            <text:p>an. </text:p>
          </table:table-cell>
          <table:table-cell office:value-type="string">
            <text:p>especie de langosta (verde e incomible) </text:p>
          </table:table-cell>
          <table:table-cell table:number-columns-repeated="204"/>
        </table:table-row>
        <table:table-row table:style-name="ro2">
          <table:table-cell office:value-type="string">
            <text:p>jorerocʉ </text:p>
          </table:table-cell>
          <table:table-cell office:value-type="string">
            <text:p>ˈhóɾeɾok.ɨ́ E][ˈhóɾeɾok.ɨ J </text:p>
          </table:table-cell>
          <table:table-cell office:value-type="string">
            <text:p>inan. </text:p>
          </table:table-cell>
          <table:table-cell office:value-type="string">
            <text:p>especie de árbol (inútil) </text:p>
          </table:table-cell>
          <table:table-cell table:number-columns-repeated="204"/>
        </table:table-row>
        <table:table-row table:style-name="ro2">
          <table:table-cell office:value-type="string">
            <text:p>jõrese </text:p>
          </table:table-cell>
          <table:table-cell office:value-type="string">
            <text:p>ˈhṍɾẽ.sẽ </text:p>
          </table:table-cell>
          <table:table-cell office:value-type="string">
            <text:p>v.i. </text:p>
          </table:table-cell>
          <table:table-cell office:value-type="string">
            <text:p>(ser/estar) delgado, delgada (canoa, casabe, hoja, papel, banco, pluma); </text:p>
          </table:table-cell>
          <table:table-cell table:number-columns-repeated="2"/>
          <table:table-cell office:value-type="string">
            <text:p>lf caus. </text:p>
          </table:table-cell>
          <table:table-cell table:number-columns-repeated="201"/>
        </table:table-row>
        <table:table-row table:style-name="ro2">
          <table:table-cell office:value-type="string">
            <text:p>josa </text:p>
          </table:table-cell>
          <table:table-cell/>
          <table:table-cell office:value-type="string">
            <text:p>an.s.plural </text:p>
          </table:table-cell>
          <table:table-cell office:value-type="string">
            <text:p>grupo indígena nómade llamado “macú” </text:p>
          </table:table-cell>
          <table:table-cell table:number-columns-repeated="204"/>
        </table:table-row>
        <table:table-row table:style-name="ro2">
          <table:table-cell office:value-type="string">
            <text:p>josa_masa </text:p>
          </table:table-cell>
          <table:table-cell office:value-type="string">
            <text:p>hoˈsɑ́.mɑ̃́s.ɑ̃́ </text:p>
          </table:table-cell>
          <table:table-cell office:value-type="string">
            <text:p>an.s.plural </text:p>
          </table:table-cell>
          <table:table-cell office:value-type="string">
            <text:p>grupo indígena nómade llamado “macú” </text:p>
          </table:table-cell>
          <table:table-cell table:number-columns-repeated="204"/>
        </table:table-row>
        <table:table-row table:style-name="ro2">
          <table:table-cell office:value-type="string">
            <text:p>josari </text:p>
          </table:table-cell>
          <table:table-cell office:value-type="string">
            <text:p>hoˈsɑ́.ɾi </text:p>
          </table:table-cell>
          <table:table-cell office:value-type="string">
            <text:p>adv. </text:p>
          </table:table-cell>
          <table:table-cell office:value-type="string">
            <text:p>difícil de hacer </text:p>
          </table:table-cell>
          <table:table-cell table:number-columns-repeated="2"/>
          <table:table-cell office:value-type="string">
            <text:p>ntg BARS,91 2.10 Adverbs p. 30 In addition, words classified as nouns, deverbal nouns, and deverbal adverbs function as adverbs. </text:p>
          </table:table-cell>
          <table:table-cell table:number-columns-repeated="201"/>
        </table:table-row>
        <table:table-row table:style-name="ro2">
          <table:table-cell office:value-type="string">
            <text:p>josase </text:p>
          </table:table-cell>
          <table:table-cell office:value-type="string">
            <text:p>hóˈsɑ.se E][hoˈsɑ́.sé J </text:p>
          </table:table-cell>
          <table:table-cell office:value-type="string">
            <text:p>v.i. </text:p>
          </table:table-cell>
          <table:table-cell office:value-type="string">
            <text:p>(estar) difícil </text:p>
          </table:table-cell>
          <table:table-cell table:number-columns-repeated="2"/>
          <table:table-cell office:value-type="string">
            <text:p>ntg BARS,91 In addition, words classified as nouns, deverbal nouns, and deverbal adverbs function as adverbs. </text:p>
          </table:table-cell>
          <table:table-cell table:number-columns-repeated="201"/>
        </table:table-row>
        <table:table-row table:style-name="ro2">
          <table:table-cell office:value-type="string">
            <text:p>jota </text:p>
          </table:table-cell>
          <table:table-cell office:value-type="string">
            <text:p>hoˈtɑ́ </text:p>
          </table:table-cell>
          <table:table-cell office:value-type="string">
            <text:p>inan.f.n.esp. </text:p>
          </table:table-cell>
          <table:table-cell office:value-type="string">
            <text:p>espinas </text:p>
          </table:table-cell>
          <table:table-cell table:number-columns-repeated="204"/>
        </table:table-row>
        <table:table-row table:style-name="ro2">
          <table:table-cell office:value-type="string">
            <text:p>jota_moji </text:p>
          </table:table-cell>
          <table:table-cell office:value-type="string">
            <text:p>hoˈtɑ́.mõhĩ́ </text:p>
          </table:table-cell>
          <table:table-cell office:value-type="string">
            <text:p>inan.f.n.esp. </text:p>
          </table:table-cell>
          <table:table-cell office:value-type="string">
            <text:p>especie de caraná (|ibras.|r que tiene espinas, utilizada para techar la casa) </text:p>
          </table:table-cell>
          <table:table-cell table:number-columns-repeated="204"/>
        </table:table-row>
        <table:table-row table:style-name="ro2">
          <table:table-cell office:value-type="string">
            <text:p>jotajãi </text:p>
          </table:table-cell>
          <table:table-cell office:value-type="string">
            <text:p>hoˈtɑ́.hɑ́i E][hoˈtɑ́.hɑ̃́ĩ́ J </text:p>
          </table:table-cell>
          <table:table-cell office:value-type="string">
            <text:p>inan. </text:p>
          </table:table-cell>
          <table:table-cell office:value-type="string">
            <text:p>bastón sagrado de los payés (hecho del palo de corazón)</text:p>
          </table:table-cell>
          <table:table-cell table:number-columns-repeated="204"/>
        </table:table-row>
        <table:table-row table:style-name="ro2">
          <table:table-cell office:value-type="string">
            <text:p>juaare </text:p>
          </table:table-cell>
          <table:table-cell office:value-type="string">
            <text:p>ˈhúɑ́ɑ́.re E][ˈhúɑ́ɑ́.ɾé J </text:p>
          </table:table-cell>
          <table:table-cell office:value-type="string">
            <text:p>v.t. </text:p>
          </table:table-cell>
          <table:table-cell office:value-type="string">
            <text:p>barbasquear (|ireg.|r colocar barbasco en el agua para envenenar los peces) </text:p>
          </table:table-cell>
          <table:table-cell table:number-columns-repeated="2"/>
          <table:table-cell office:value-type="string">
            <text:p>ntg BARS,91 //wai hua// ‘fish poison’ no185; ‘fish pick up’ no246;</text:p>
          </table:table-cell>
          <table:table-cell table:number-columns-repeated="201"/>
        </table:table-row>
        <table:table-row table:style-name="ro2">
          <table:table-cell office:value-type="string">
            <text:p>juáare </text:p>
          </table:table-cell>
          <table:table-cell office:value-type="string">
            <text:p>huˈɑ́ɑ.ɾe </text:p>
          </table:table-cell>
          <table:table-cell office:value-type="string">
            <text:p>v.i. </text:p>
          </table:table-cell>
          <table:table-cell office:value-type="string">
            <text:p>entrar en palos podridos (cucarrón) </text:p>
          </table:table-cell>
          <table:table-cell table:number-columns-repeated="204"/>
        </table:table-row>
        <table:table-row table:style-name="ro2">
          <table:table-cell office:value-type="string">
            <text:p>juaariaya </text:p>
          </table:table-cell>
          <table:table-cell office:value-type="string">
            <text:p>ˈhúɑ.ɾí.ɑ́.dʒɑ́ E][ˈhúɑɑ.ɾí.ɑ.dʒɑ J </text:p>
          </table:table-cell>
          <table:table-cell office:value-type="string">
            <text:p>s.v.inan. </text:p>
          </table:table-cell>
          <table:table-cell office:value-type="string">
            <text:p>caño barbasqueado</text:p>
          </table:table-cell>
          <table:table-cell table:number-columns-repeated="204"/>
        </table:table-row>
        <table:table-row table:style-name="ro2">
          <table:table-cell office:value-type="string">
            <text:p>juáarʉ̃gʉ̃re </text:p>
          </table:table-cell>
          <table:table-cell office:value-type="string">
            <text:p>ˈhuɑ́ɑ.ɾɨ̃́ŋɨ̃.ɾẽ </text:p>
          </table:table-cell>
          <table:table-cell office:value-type="string">
            <text:p>v.i. </text:p>
          </table:table-cell>
          <table:table-cell office:value-type="string">
            <text:p>meterse en (pantano, charco) </text:p>
          </table:table-cell>
          <table:table-cell table:number-columns-repeated="204"/>
        </table:table-row>
        <table:table-row table:style-name="ro2">
          <table:table-cell office:value-type="string">
            <text:p>juabato_otere </text:p>
          </table:table-cell>
          <table:table-cell office:value-type="string">
            <text:p>ˈhúɑ.bɑ́t.o.oté.ɾe E][ˈhuɑ́.bɑ́t.o.oté.ɾé J </text:p>
          </table:table-cell>
          <table:table-cell office:value-type="string">
            <text:p>v.t. </text:p>
          </table:table-cell>
          <table:table-cell office:value-type="string">
            <text:p>trasplantar (matas para que crezcan más separadas)</text:p>
          </table:table-cell>
          <table:table-cell table:number-columns-repeated="204"/>
        </table:table-row>
        <table:table-row table:style-name="ro2">
          <table:table-cell office:value-type="string">
            <text:p>juabatocũure </text:p>
          </table:table-cell>
          <table:table-cell office:value-type="string">
            <text:p>húɑ.bɑ́t.o.kṹˈṹ.ɾẽ E][húˈɑ́.bɑ́t.o.kṹṹ.ɾẽ́ J </text:p>
          </table:table-cell>
          <table:table-cell office:value-type="string">
            <text:p>v.t. </text:p>
          </table:table-cell>
          <table:table-cell office:value-type="string">
            <text:p>separar por el suelo</text:p>
          </table:table-cell>
          <table:table-cell table:number-columns-repeated="204"/>
        </table:table-row>
        <table:table-row table:style-name="ro2">
          <table:table-cell office:value-type="string">
            <text:p>juabuure </text:p>
          </table:table-cell>
          <table:table-cell office:value-type="string">
            <text:p>ˈhúɑ.búú.ɾe E][huɑ́.ˈbúu.ɾe J </text:p>
          </table:table-cell>
          <table:table-cell office:value-type="string">
            <text:p>v.t.pl. </text:p>
          </table:table-cell>
          <table:table-cell office:value-type="string">
            <text:p>llevar </text:p>
          </table:table-cell>
          <table:table-cell table:number-columns-repeated="204"/>
        </table:table-row>
        <table:table-row table:style-name="ro1">
          <table:table-cell office:value-type="string">
            <text:p>juagãmeore </text:p>
          </table:table-cell>
          <table:table-cell office:value-type="string">
            <text:p>ˈhúɑ.ŋɑ̃́mẽ́.ṍ.ɾẽ E][ˈhuɑ́.ŋɑ̃́mẽ.õ.ɾẽ J </text:p>
          </table:table-cell>
          <table:table-cell office:value-type="string">
            <text:p>v.t.pl. </text:p>
          </table:table-cell>
          <table:table-cell office:value-type="string">
            <text:p>alzar y pasar al otro lado o sitio (cosas) </text:p>
          </table:table-cell>
          <table:table-cell/>
          <table:table-cell office:value-type="string">
            <text:p>uv E, J </text:p>
          </table:table-cell>
          <table:table-cell table:number-columns-repeated="202"/>
        </table:table-row>
        <table:table-row table:style-name="ro1">
          <table:table-cell office:value-type="string">
            <text:p>juajeore </text:p>
          </table:table-cell>
          <table:table-cell office:value-type="string">
            <text:p>ˈhúɑ.hé.ó.ɾe E][ˈhuɑ́.hé.o.ɾe J </text:p>
          </table:table-cell>
          <table:table-cell office:value-type="string">
            <text:p>v.t.pl. </text:p>
          </table:table-cell>
          <table:table-cell office:value-type="string">
            <text:p>alzar y colocar encima de (cosas) </text:p>
          </table:table-cell>
          <table:table-cell table:number-columns-repeated="204"/>
        </table:table-row>
        <table:table-row table:style-name="ro2">
          <table:table-cell office:value-type="string">
            <text:p>juajʉdare </text:p>
          </table:table-cell>
          <table:table-cell office:value-type="string">
            <text:p>ˈhuɑ́.hɨ́dɑ.ɾe </text:p>
          </table:table-cell>
          <table:table-cell office:value-type="string">
            <text:p>v.t.pl. </text:p>
          </table:table-cell>
          <table:table-cell office:value-type="string">
            <text:p>alzar y voltear (cosas) </text:p>
          </table:table-cell>
          <table:table-cell/>
          <table:table-cell office:value-type="string">
            <text:p>va juagãmeore , uv J , vn E </text:p>
          </table:table-cell>
          <table:table-cell table:number-columns-repeated="202"/>
        </table:table-row>
        <table:table-row table:style-name="ro2">
          <table:table-cell office:value-type="string">
            <text:p>juamiocũure </text:p>
          </table:table-cell>
          <table:table-cell office:value-type="string">
            <text:p>huˈɑ́.mĩ́.õ.kṹṹ.rẽ́ </text:p>
          </table:table-cell>
          <table:table-cell office:value-type="string">
            <text:p>v.t. </text:p>
          </table:table-cell>
          <table:table-cell office:value-type="string">
            <text:p>recolectar y amontonar </text:p>
          </table:table-cell>
          <table:table-cell/>
          <table:table-cell office:value-type="string">
            <text:p>va juarẽocũure , uv J , vn E </text:p>
          </table:table-cell>
          <table:table-cell table:number-columns-repeated="202"/>
        </table:table-row>
        <table:table-row table:style-name="ro2">
          <table:table-cell office:value-type="string">
            <text:p>juamiore </text:p>
          </table:table-cell>
          <table:table-cell office:value-type="string">
            <text:p>húˈɑ́.mĩ́.õ.ɾẽ </text:p>
          </table:table-cell>
          <table:table-cell office:value-type="string">
            <text:p>v.t. </text:p>
          </table:table-cell>
          <table:table-cell office:value-type="string">
            <text:p>recolectar y amontonar </text:p>
          </table:table-cell>
          <table:table-cell/>
          <table:table-cell office:value-type="string">
            <text:p>va juarẽore , uv J , vn E </text:p>
          </table:table-cell>
          <table:table-cell table:number-columns-repeated="202"/>
        </table:table-row>
        <table:table-row table:style-name="ro2">
          <table:table-cell office:value-type="string">
            <text:p>juamoore </text:p>
          </table:table-cell>
          <table:table-cell office:value-type="string">
            <text:p>ˈhúɑ.m.ṍṍ.ɾẽ E][ˈhuɑ́.m.ṍõ.ɾẽ J </text:p>
          </table:table-cell>
          <table:table-cell office:value-type="string">
            <text:p>v.t.pl. </text:p>
          </table:table-cell>
          <table:table-cell office:value-type="string">
            <text:p>trastear </text:p>
          </table:table-cell>
          <table:table-cell table:number-columns-repeated="204"/>
        </table:table-row>
        <table:table-row table:style-name="ro1">
          <table:table-cell office:value-type="string">
            <text:p>juamʉojeore </text:p>
          </table:table-cell>
          <table:table-cell office:value-type="string">
            <text:p>ˈhúɑ.mɨ̃́.ṍ.hé.ó.ɾe E][ˈhúɑ́.mɨ̃́.õ.hé.ó.ɾé J </text:p>
          </table:table-cell>
          <table:table-cell office:value-type="string">
            <text:p>v.t.pl. </text:p>
          </table:table-cell>
          <table:table-cell office:value-type="string">
            <text:p>alzar </text:p>
          </table:table-cell>
          <table:table-cell table:number-columns-repeated="204"/>
        </table:table-row>
        <table:table-row table:style-name="ro1">
          <table:table-cell office:value-type="string">
            <text:p>juañuure </text:p>
          </table:table-cell>
          <table:table-cell office:value-type="string">
            <text:p>ˈhúɑ.ɲṹṹ.ɾẽ E][ˈhuɑ́.ɲṹũ.ɾẽ J </text:p>
          </table:table-cell>
          <table:table-cell office:value-type="string">
            <text:p>v.t.pl. </text:p>
          </table:table-cell>
          <table:table-cell office:value-type="string">
            <text:p>alzar y extender </text:p>
          </table:table-cell>
          <table:table-cell table:number-columns-repeated="204"/>
        </table:table-row>
        <table:table-row table:style-name="ro2">
          <table:table-cell office:value-type="string">
            <text:p>juare </text:p>
          </table:table-cell>
          <table:table-cell office:value-type="string">
            <text:p>ˈhúɑ.ɾe E][ˈhúɑ́.ɾé J </text:p>
          </table:table-cell>
          <table:table-cell office:value-type="string">
            <text:p>v.t.pl. </text:p>
          </table:table-cell>
          <table:table-cell office:value-type="string">
            <text:p>llevar </text:p>
          </table:table-cell>
          <table:table-cell table:number-columns-repeated="204"/>
        </table:table-row>
        <table:table-row table:style-name="ro2">
          <table:table-cell office:value-type="string">
            <text:p>juareare </text:p>
          </table:table-cell>
          <table:table-cell office:value-type="string">
            <text:p>ˈhˈúɑ.ɾéɑ́.ɾé E][ˈhuɑ́.ɾéɑ.ɾe J </text:p>
          </table:table-cell>
          <table:table-cell office:value-type="string">
            <text:p>v.t.pl. </text:p>
          </table:table-cell>
          <table:table-cell office:value-type="string">
            <text:p>sacar y curar (enfermedad) </text:p>
          </table:table-cell>
          <table:table-cell table:number-columns-repeated="204"/>
        </table:table-row>
        <table:table-row table:style-name="ro2">
          <table:table-cell office:value-type="string">
            <text:p>juarẽmore </text:p>
          </table:table-cell>
          <table:table-cell office:value-type="string">
            <text:p>húˈɑ.ɾẽ́mṍ.ɾẽ E][ˈhuɑ́.ɾẽ́mõ.ɾẽ J </text:p>
          </table:table-cell>
          <table:table-cell office:value-type="string">
            <text:p>v.t.pl. </text:p>
          </table:table-cell>
          <table:table-cell office:value-type="string">
            <text:p>llevar más </text:p>
          </table:table-cell>
          <table:table-cell table:number-columns-repeated="204"/>
        </table:table-row>
        <table:table-row table:style-name="ro2">
          <table:table-cell office:value-type="string">
            <text:p>juarẽocũure </text:p>
          </table:table-cell>
          <table:table-cell office:value-type="string">
            <text:p>ˈhúɑ.ɾẽ́.ṍ.kṹṹ.ɾẽ </text:p>
          </table:table-cell>
          <table:table-cell office:value-type="string">
            <text:p>v.t. </text:p>
          </table:table-cell>
          <table:table-cell office:value-type="string">
            <text:p>recolectar y amontonar </text:p>
          </table:table-cell>
          <table:table-cell/>
          <table:table-cell office:value-type="string">
            <text:p>va juamiocũure , uv E , vn J </text:p>
          </table:table-cell>
          <table:table-cell table:number-columns-repeated="202"/>
        </table:table-row>
        <table:table-row table:style-name="ro2">
          <table:table-cell office:value-type="string">
            <text:p>juarẽore </text:p>
          </table:table-cell>
          <table:table-cell office:value-type="string">
            <text:p>ˈhúɑ.ɾẽ́.ṍ.ɾẽ </text:p>
          </table:table-cell>
          <table:table-cell office:value-type="string">
            <text:p>v.t. </text:p>
          </table:table-cell>
          <table:table-cell office:value-type="string">
            <text:p>recolectar y amontonar </text:p>
          </table:table-cell>
          <table:table-cell/>
          <table:table-cell office:value-type="string">
            <text:p>va juamiore , uv E , vn J </text:p>
          </table:table-cell>
          <table:table-cell table:number-columns-repeated="202"/>
        </table:table-row>
        <table:table-row table:style-name="ro2">
          <table:table-cell office:value-type="string">
            <text:p>juarudire </text:p>
          </table:table-cell>
          <table:table-cell office:value-type="string">
            <text:p>húˈɑ.ɾúdi.ɾe E][húɑ́.ˈɾúdi.ɾe J </text:p>
          </table:table-cell>
          <table:table-cell office:value-type="string">
            <text:p>v.t.pl. </text:p>
          </table:table-cell>
          <table:table-cell office:value-type="string">
            <text:p>robar de escondidas (cosas) </text:p>
          </table:table-cell>
          <table:table-cell table:number-columns-repeated="204"/>
        </table:table-row>
        <table:table-row table:style-name="ro2">
          <table:table-cell office:value-type="string">
            <text:p>juasãare </text:p>
          </table:table-cell>
          <table:table-cell office:value-type="string">
            <text:p>ˈhúɑ.sɑ̃́ɑ̃́.ɾẽ E][huˈɑ́.sɑ̃́ɑ̃.ɾẽ J </text:p>
          </table:table-cell>
          <table:table-cell office:value-type="string">
            <text:p>v.t.pl. </text:p>
          </table:table-cell>
          <table:table-cell office:value-type="string">
            <text:p>empacar (cosas)</text:p>
          </table:table-cell>
          <table:table-cell table:number-columns-repeated="204"/>
        </table:table-row>
        <table:table-row table:style-name="ro2">
          <table:table-cell office:value-type="string">
            <text:p>juatuajere </text:p>
          </table:table-cell>
          <table:table-cell office:value-type="string">
            <text:p>húɑ.ˈtú.ɑ́hé.ɾe E][ˈhúɑ́.tú.ɑhé.ɾé J </text:p>
          </table:table-cell>
          <table:table-cell office:value-type="string">
            <text:p>s.v.inan. </text:p>
          </table:table-cell>
          <table:table-cell office:value-type="string">
            <text:p>rompecabezas</text:p>
          </table:table-cell>
          <table:table-cell table:number-columns-repeated="204"/>
        </table:table-row>
        <table:table-row table:style-name="ro1">
          <table:table-cell office:value-type="string">
            <text:p>juatutiare </text:p>
          </table:table-cell>
          <table:table-cell office:value-type="string">
            <text:p>húˈɑ.tutíɑ́.ɾé E][ˈhúɑ́.tútiɑ.ɾe J </text:p>
          </table:table-cell>
          <table:table-cell office:value-type="string">
            <text:p>v.t.pl. </text:p>
          </table:table-cell>
          <table:table-cell office:value-type="string">
            <text:p>amontonar </text:p>
          </table:table-cell>
          <table:table-cell table:number-columns-repeated="204"/>
        </table:table-row>
        <table:table-row table:style-name="ro2">
          <table:table-cell office:value-type="string">
            <text:p>juawaroti </text:p>
          </table:table-cell>
          <table:table-cell office:value-type="string">
            <text:p>ˈhúɑ.wɑ́.ɾó.tí E][ˈhúɑ́.wɑ́.ɾó.tí J </text:p>
          </table:table-cell>
          <table:table-cell office:value-type="string">
            <text:p>s.v.inan. </text:p>
          </table:table-cell>
          <table:table-cell office:value-type="string">
            <text:p>equipaje (para un viaje) </text:p>
          </table:table-cell>
          <table:table-cell table:number-columns-repeated="204"/>
        </table:table-row>
        <table:table-row table:style-name="ro2">
          <table:table-cell office:value-type="string">
            <text:p>juawiocũure </text:p>
          </table:table-cell>
          <table:table-cell office:value-type="string">
            <text:p>ˈhúɑ.wí.ó.kṹũ.ɾẽ E][ˈhúɑ́.wí.o.kṹṹ.ɾẽ́ J </text:p>
          </table:table-cell>
          <table:table-cell office:value-type="string">
            <text:p>v.t.pl. </text:p>
          </table:table-cell>
          <table:table-cell office:value-type="string">
            <text:p>colocar en el centro de la maloca (cosas) </text:p>
          </table:table-cell>
          <table:table-cell table:number-columns-repeated="204"/>
        </table:table-row>
        <table:table-row table:style-name="ro2">
          <table:table-cell office:value-type="string">
            <text:p>juawʉrʉore </text:p>
          </table:table-cell>
          <table:table-cell office:value-type="string">
            <text:p>húɑ.ˈwɨ́ɾɨ.o.ɾe E][huˈɑ́.wɨ́ɾɨ.o.ɾe J </text:p>
          </table:table-cell>
          <table:table-cell office:value-type="string">
            <text:p>v.caus.pl. </text:p>
          </table:table-cell>
          <table:table-cell office:value-type="string">
            <text:p>mover </text:p>
          </table:table-cell>
          <table:table-cell table:number-columns-repeated="204"/>
        </table:table-row>
        <table:table-row table:style-name="ro2">
          <table:table-cell office:value-type="string">
            <text:p>jubea </text:p>
          </table:table-cell>
          <table:table-cell office:value-type="string">
            <text:p>ˈhúbeɑ E][huˈbéɑ́ J </text:p>
          </table:table-cell>
          <table:table-cell office:value-type="string">
            <text:p>pospos. </text:p>
          </table:table-cell>
          <table:table-cell office:value-type="string">
            <text:p>adentro </text:p>
          </table:table-cell>
          <table:table-cell table:number-columns-repeated="2"/>
          <table:table-cell office:value-type="string">
            <text:p>ntg BARS,91 (hubea) ‘inside’ 2.21 Spatial relators. p.37 no.112; 2.6 Bitransitive verbs. Verbs with an object and a locative phrase. p.27 no.76; 4.10 Postpositional phrases. p.63; no.336; </text:p>
          </table:table-cell>
          <table:table-cell table:number-columns-repeated="201"/>
        </table:table-row>
        <table:table-row table:style-name="ro2">
          <table:table-cell office:value-type="string">
            <text:p>judia </text:p>
          </table:table-cell>
          <table:table-cell office:value-type="string">
            <text:p>ˈhúdiɑ </text:p>
          </table:table-cell>
          <table:table-cell office:value-type="string">
            <text:p>inan. </text:p>
          </table:table-cell>
          <table:table-cell office:value-type="string">
            <text:p>barba </text:p>
          </table:table-cell>
          <table:table-cell/>
          <table:table-cell office:value-type="string">
            <text:p>va oca , uv E , vn J </text:p>
          </table:table-cell>
          <table:table-cell table:number-columns-repeated="202"/>
        </table:table-row>
        <table:table-row table:style-name="ro2">
          <table:table-cell office:value-type="string">
            <text:p>judijeasãare </text:p>
          </table:table-cell>
          <table:table-cell office:value-type="string">
            <text:p>huˈdí.héɑ́.sɑ̃́ɑ̃́.ɾẽ E][huˈdí.héɑ.sɑ̃́ɑ̃́.ɾẽ J </text:p>
          </table:table-cell>
          <table:table-cell office:value-type="string">
            <text:p>v.t. </text:p>
          </table:table-cell>
          <table:table-cell office:value-type="string">
            <text:p>espinarse </text:p>
          </table:table-cell>
          <table:table-cell table:number-columns-repeated="204"/>
        </table:table-row>
        <table:table-row table:style-name="ro2">
          <table:table-cell office:value-type="string">
            <text:p>judire </text:p>
          </table:table-cell>
          <table:table-cell office:value-type="string">
            <text:p>huˈdí.ɾe </text:p>
          </table:table-cell>
          <table:table-cell office:value-type="string">
            <text:p>v.t. </text:p>
          </table:table-cell>
          <table:table-cell office:value-type="string">
            <text:p>espinarse </text:p>
          </table:table-cell>
          <table:table-cell table:number-columns-repeated="204"/>
        </table:table-row>
        <table:table-row table:style-name="ro2">
          <table:table-cell office:value-type="string">
            <text:p>judise </text:p>
          </table:table-cell>
          <table:table-cell office:value-type="string">
            <text:p>ˈhúdi.se E][huˈdí.sé J </text:p>
          </table:table-cell>
          <table:table-cell office:value-type="string">
            <text:p>v.i. </text:p>
          </table:table-cell>
          <table:table-cell office:value-type="string">
            <text:p>germinar </text:p>
          </table:table-cell>
          <table:table-cell table:number-columns-repeated="2"/>
          <table:table-cell office:value-type="string">
            <text:p>ntg BARS,81 p.23 2.4 Verbs with only subject argument; p. 24, Involuntary process verbs. Such verbs as bʉkʉa 'to grow/ripen', sĩdi 'to dry up', hudi 'to sprout', ruyua 'to be born/appear', ruhea 'to be born' also have only subject arguments. </text:p>
          </table:table-cell>
          <table:table-cell table:number-columns-repeated="201"/>
        </table:table-row>
        <table:table-row table:style-name="ro2">
          <table:table-cell office:value-type="string">
            <text:p>juebʉcʉ </text:p>
          </table:table-cell>
          <table:table-cell office:value-type="string">
            <text:p>ˈhúé.bɨkɨ́ E][ˈhúé.bɨ́kɨ J </text:p>
          </table:table-cell>
          <table:table-cell office:value-type="string">
            <text:p>inan. </text:p>
          </table:table-cell>
          <table:table-cell office:value-type="string">
            <text:p>invierno </text:p>
          </table:table-cell>
          <table:table-cell table:number-columns-repeated="204"/>
        </table:table-row>
        <table:table-row table:style-name="ro2">
          <table:table-cell office:value-type="string">
            <text:p>juejaise </text:p>
          </table:table-cell>
          <table:table-cell office:value-type="string">
            <text:p>ˈhúé.hɑ́i.se </text:p>
          </table:table-cell>
          <table:table-cell office:value-type="string">
            <text:p>v.i. </text:p>
          </table:table-cell>
          <table:table-cell office:value-type="string">
            <text:p>subir </text:p>
          </table:table-cell>
          <table:table-cell table:number-columns-repeated="2"/>
          <table:table-cell office:value-type="string">
            <text:p>ntg ITP wj,11/89 (jue) ‘flow’;</text:p>
          </table:table-cell>
          <table:table-cell table:number-columns-repeated="201"/>
        </table:table-row>
        <table:table-row table:style-name="ro2">
          <table:table-cell office:value-type="string">
            <text:p>juejũna </text:p>
          </table:table-cell>
          <table:table-cell office:value-type="string">
            <text:p>ˈhué.hṹnɑ̃́ E][ˈhué.hṹnɑ̃ J </text:p>
          </table:table-cell>
          <table:table-cell office:value-type="string">
            <text:p>s.v.inan. </text:p>
          </table:table-cell>
          <table:table-cell office:value-type="string">
            <text:p>corriente de agua</text:p>
          </table:table-cell>
          <table:table-cell table:number-columns-repeated="204"/>
        </table:table-row>
        <table:table-row table:style-name="ro2">
          <table:table-cell office:value-type="string">
            <text:p>juetĩmarojʉ </text:p>
          </table:table-cell>
          <table:table-cell office:value-type="string">
            <text:p>ˈhúe.tĩ́mɑ̃́.ɾõ.hɨ̃ E][ˈhué.tĩ́mɑ̃.ɾõ.hɨ̃ J </text:p>
          </table:table-cell>
          <table:table-cell office:value-type="string">
            <text:p>s.v.inan. </text:p>
          </table:table-cell>
          <table:table-cell office:value-type="string">
            <text:p>parte correntosa del río</text:p>
          </table:table-cell>
          <table:table-cell table:number-columns-repeated="204"/>
        </table:table-row>
        <table:table-row table:style-name="ro2">
          <table:table-cell office:value-type="string">
            <text:p>juetĩmase </text:p>
          </table:table-cell>
          <table:table-cell office:value-type="string">
            <text:p>ˈhúé.tĩ́mɑ̃́.se E][ˈhúé.tĩ́mɑ̃.sẽ J </text:p>
          </table:table-cell>
          <table:table-cell office:value-type="string">
            <text:p>v.i. </text:p>
          </table:table-cell>
          <table:table-cell office:value-type="string">
            <text:p>(estar) correntoso, correntosa </text:p>
          </table:table-cell>
          <table:table-cell table:number-columns-repeated="2"/>
          <table:table-cell office:value-type="string">
            <text:p>ntg pj,11/90 ITP (jue-tĩma) ‘flow-be.strong’; </text:p>
          </table:table-cell>
          <table:table-cell table:number-columns-repeated="201"/>
        </table:table-row>
        <table:table-row table:style-name="ro2">
          <table:table-cell office:value-type="string">
            <text:p>jujuarã </text:p>
          </table:table-cell>
          <table:table-cell office:value-type="string">
            <text:p>ˈhúhuɑ̃.ɾɑ̃ E][huˈhúɑ́.ɾɑ̃́ J </text:p>
          </table:table-cell>
          <table:table-cell office:value-type="string">
            <text:p>an.s.plural </text:p>
          </table:table-cell>
          <table:table-cell office:value-type="string">
            <text:p>gorgojos |bjujuarã|r </text:p>
          </table:table-cell>
          <table:table-cell office:value-type="string">
            <text:p>Coleóptero , </text:p>
          </table:table-cell>
          <table:table-cell table:number-columns-repeated="203"/>
        </table:table-row>
        <table:table-row table:style-name="ro2">
          <table:table-cell office:value-type="string">
            <text:p>jũna </text:p>
          </table:table-cell>
          <table:table-cell office:value-type="string">
            <text:p>hũˈnɑ̃́ </text:p>
          </table:table-cell>
          <table:table-cell office:value-type="string">
            <text:p>pospos. </text:p>
          </table:table-cell>
          <table:table-cell office:value-type="string">
            <text:p>cima </text:p>
          </table:table-cell>
          <table:table-cell table:number-columns-repeated="204"/>
        </table:table-row>
        <table:table-row table:style-name="ro2">
          <table:table-cell office:value-type="string">
            <text:p>Jũna_gũmu </text:p>
          </table:table-cell>
          <table:table-cell office:value-type="string">
            <text:p>hũˈnɑ̃́.ŋũmṹ E][ˈhũnɑ̃́.ŋũmṹ J </text:p>
          </table:table-cell>
          <table:table-cell office:value-type="string">
            <text:p>inan. </text:p>
          </table:table-cell>
          <table:table-cell office:value-type="string">
            <text:p>meseta de montañas al oeste </text:p>
          </table:table-cell>
          <table:table-cell table:number-columns-repeated="204"/>
        </table:table-row>
        <table:table-row table:style-name="ro2">
          <table:table-cell office:value-type="string">
            <text:p>jũna_soje </text:p>
          </table:table-cell>
          <table:table-cell table:number-columns-repeated="4"/>
          <table:table-cell office:value-type="string">
            <text:p>uv J</text:p>
          </table:table-cell>
          <table:table-cell table:number-columns-repeated="202"/>
        </table:table-row>
        <table:table-row table:style-name="ro2">
          <table:table-cell office:value-type="string">
            <text:p>jũnaagʉ, jũnaago </text:p>
          </table:table-cell>
          <table:table-cell office:value-type="string">
            <text:p>ĩ́nɑ̃.dʒɑ́.hṹnɑ̃́.ɑ́.gɨ E][ĩ́nɑ̃.ˈdʒɑ́.hṹnɑ̃.ɑ.gɨ J </text:p>
          </table:table-cell>
          <table:table-cell office:value-type="string">
            <text:p>m., f. </text:p>
          </table:table-cell>
          <table:table-cell office:value-type="string">
            <text:p>miembro de la misma tribu del mismo antepasado (uso: requiere palabra modificador o pronombre posesivo, por ejemplo: |bĩi jũnaagʉ|r ‘miembro de la tribu de él’, |bĩi jũnaago|r ‘miembro femenino de la tribu de él’) </text:p>
          </table:table-cell>
          <table:table-cell table:number-columns-repeated="204"/>
        </table:table-row>
        <table:table-row table:style-name="ro2">
          <table:table-cell office:value-type="string">
            <text:p>jũnaga_soje </text:p>
          </table:table-cell>
          <table:table-cell office:value-type="string">
            <text:p>hũˈnɑ̃́.gɑ.sohé </text:p>
          </table:table-cell>
          <table:table-cell office:value-type="string">
            <text:p>inan. </text:p>
          </table:table-cell>
          <table:table-cell office:value-type="string">
            <text:p>oeste </text:p>
          </table:table-cell>
          <table:table-cell/>
          <table:table-cell office:value-type="string">
            <text:p>va jũna soje , uv E , ph ˈhũnɑ̃́.sohé , vn J </text:p>
          </table:table-cell>
          <table:table-cell table:number-columns-repeated="202"/>
        </table:table-row>
        <table:table-row table:style-name="ro2">
          <table:table-cell office:value-type="string">
            <text:p>jũnarʉ̃gʉ̃re </text:p>
          </table:table-cell>
          <table:table-cell office:value-type="string">
            <text:p>hũˈnɑ̃́.ɾɨ̃́ŋɨ̃.ɾẽ E][ˈhũnɑ̃́.ɾɨ̃́ŋɨ̃́.ɾẽ́ J </text:p>
          </table:table-cell>
          <table:table-cell office:value-type="string">
            <text:p>v.i. </text:p>
          </table:table-cell>
          <table:table-cell office:value-type="string">
            <text:p>llegar al fin del mundo en el oeste (uso: dicho solamente en los mitos)</text:p>
          </table:table-cell>
          <table:table-cell table:number-columns-repeated="204"/>
        </table:table-row>
        <table:table-row table:style-name="ro2">
          <table:table-cell office:value-type="string">
            <text:p>jũnise </text:p>
          </table:table-cell>
          <table:table-cell office:value-type="string">
            <text:p>ˈhṹnĩ́.sẽ E][hṹˈnĩ́.sẽ́ J </text:p>
          </table:table-cell>
          <table:table-cell office:value-type="string">
            <text:p>v.t. </text:p>
          </table:table-cell>
          <table:table-cell office:value-type="string">
            <text:p>doler (con dolor agudo, punzado) </text:p>
          </table:table-cell>
          <table:table-cell table:number-columns-repeated="204"/>
        </table:table-row>
        <table:table-row table:style-name="ro2">
          <table:table-cell office:value-type="string">
            <text:p>jũnisinicodere </text:p>
          </table:table-cell>
          <table:table-cell office:value-type="string">
            <text:p>ˈhṹnĩ́sĩ́nĩ́.kóde.ɾe E][ˈhṹnĩ́sĩ́nĩ.kodé.ɾé J </text:p>
          </table:table-cell>
          <table:table-cell office:value-type="string">
            <text:p>v.t. </text:p>
          </table:table-cell>
          <table:table-cell office:value-type="string">
            <text:p>guardar rencor</text:p>
          </table:table-cell>
          <table:table-cell table:number-columns-repeated="204"/>
        </table:table-row>
        <table:table-row table:style-name="ro2">
          <table:table-cell office:value-type="string">
            <text:p>jũnisiniĩare </text:p>
          </table:table-cell>
          <table:table-cell office:value-type="string">
            <text:p>ˈhṹnĩ́sĩ́nĩ́.ĩ́ɑ̃.ɾẽ E][ˈhṹnĩ́sĩ́nĩ.ĩɑ̃́.ɾẽ́ J </text:p>
          </table:table-cell>
          <table:table-cell office:value-type="string">
            <text:p>v.t. </text:p>
          </table:table-cell>
          <table:table-cell office:value-type="string">
            <text:p>mirar con ira </text:p>
          </table:table-cell>
          <table:table-cell table:number-columns-repeated="204"/>
        </table:table-row>
        <table:table-row table:style-name="ro2">
          <table:table-cell office:value-type="string">
            <text:p>jũnisinire </text:p>
          </table:table-cell>
          <table:table-cell office:value-type="string">
            <text:p>ˈhṹnĩ́sĩ́nĩ́.ɾẽ </text:p>
          </table:table-cell>
          <table:table-cell office:value-type="string">
            <text:p>v.t. </text:p>
          </table:table-cell>
          <table:table-cell office:value-type="string">
            <text:p>enojarse </text:p>
          </table:table-cell>
          <table:table-cell table:number-columns-repeated="2"/>
          <table:table-cell office:value-type="string">
            <text:p>lf caus. </text:p>
          </table:table-cell>
          <table:table-cell table:number-columns-repeated="201"/>
        </table:table-row>
        <table:table-row table:style-name="ro2">
          <table:table-cell office:value-type="string">
            <text:p>jũnisinitʉjare </text:p>
          </table:table-cell>
          <table:table-cell office:value-type="string">
            <text:p>ˈhṹnĩ́sĩ́nĩ́.tɨ́hɑ.ɾe E][hṹnĩ́ˈsĩ́nĩ.tɨ́hɑ́.ɾé J </text:p>
          </table:table-cell>
          <table:table-cell office:value-type="string">
            <text:p>v.t. </text:p>
          </table:table-cell>
          <table:table-cell office:value-type="string">
            <text:p>ponerse en paz </text:p>
          </table:table-cell>
          <table:table-cell table:number-columns-repeated="204"/>
        </table:table-row>
        <table:table-row table:style-name="ro2">
          <table:table-cell office:value-type="string">
            <text:p>jũnisiore </text:p>
          </table:table-cell>
          <table:table-cell office:value-type="string">
            <text:p>ˈhṹnĩ́sĩ́.õ.ɾẽ E][hṹˈnĩ́sĩ́.õ.ɾẽ J </text:p>
          </table:table-cell>
          <table:table-cell office:value-type="string">
            <text:p>v.caus. </text:p>
          </table:table-cell>
          <table:table-cell office:value-type="string">
            <text:p>hacer enojar </text:p>
          </table:table-cell>
          <table:table-cell table:number-columns-repeated="2"/>
          <table:table-cell office:value-type="string">
            <text:p>ntg BARS,91 6.8 Causatives p.101; wj,11/88 morphological causative;</text:p>
          </table:table-cell>
          <table:table-cell table:number-columns-repeated="201"/>
        </table:table-row>
        <table:table-row table:style-name="ro2">
          <table:table-cell office:value-type="string">
            <text:p>jure_gui </text:p>
          </table:table-cell>
          <table:table-cell office:value-type="string">
            <text:p>ˈhúɾé.gí </text:p>
          </table:table-cell>
          <table:table-cell office:value-type="string">
            <text:p>inan.f.n.esp. </text:p>
          </table:table-cell>
          <table:table-cell office:value-type="string">
            <text:p>peinetas rústicas (hecha a mano) </text:p>
          </table:table-cell>
          <table:table-cell table:number-columns-repeated="204"/>
        </table:table-row>
        <table:table-row table:style-name="ro2">
          <table:table-cell office:value-type="string">
            <text:p>juriabibese_jairisa </text:p>
          </table:table-cell>
          <table:table-cell office:value-type="string">
            <text:p>húˈɾíɑ́.bíbe.se.hɑ́í.ɾí.sɑ́ </text:p>
          </table:table-cell>
          <table:table-cell office:value-type="string">
            <text:p>s.v.inan. </text:p>
          </table:table-cell>
          <table:table-cell office:value-type="string">
            <text:p>caño obstruido o cerrado con árboles caídos</text:p>
          </table:table-cell>
          <table:table-cell table:number-columns-repeated="204"/>
        </table:table-row>
        <table:table-row table:style-name="ro2">
          <table:table-cell office:value-type="string">
            <text:p>juriaqueare </text:p>
          </table:table-cell>
          <table:table-cell office:value-type="string">
            <text:p>húˈriɑ.kéɑ.ɾe </text:p>
          </table:table-cell>
          <table:table-cell office:value-type="string">
            <text:p>v.i. </text:p>
          </table:table-cell>
          <table:table-cell office:value-type="string">
            <text:p>acostarse al suelo </text:p>
          </table:table-cell>
          <table:table-cell table:number-columns-repeated="204"/>
        </table:table-row>
        <table:table-row table:style-name="ro2">
          <table:table-cell office:value-type="string">
            <text:p>juriaquedise </text:p>
          </table:table-cell>
          <table:table-cell office:value-type="string">
            <text:p>húˈɾíɑ́.kédi.se </text:p>
          </table:table-cell>
          <table:table-cell office:value-type="string">
            <text:p>v.i. </text:p>
          </table:table-cell>
          <table:table-cell office:value-type="string">
            <text:p>caerse (casa, árbol, etc.) </text:p>
          </table:table-cell>
          <table:table-cell table:number-columns-repeated="204"/>
        </table:table-row>
        <table:table-row table:style-name="ro2">
          <table:table-cell office:value-type="string">
            <text:p>juriase </text:p>
          </table:table-cell>
          <table:table-cell office:value-type="string">
            <text:p>húˈɾíɑ́.se E][ˈhúɾíɑ́.sé J </text:p>
          </table:table-cell>
          <table:table-cell office:value-type="string">
            <text:p>v.i. </text:p>
          </table:table-cell>
          <table:table-cell office:value-type="string">
            <text:p>caer (árboles)</text:p>
          </table:table-cell>
          <table:table-cell table:number-columns-repeated="204"/>
        </table:table-row>
        <table:table-row table:style-name="ro2">
          <table:table-cell office:value-type="string">
            <text:p>juriatuare </text:p>
          </table:table-cell>
          <table:table-cell office:value-type="string">
            <text:p>húˈɾíɑ́.túɑ.ɾe E][húɾíɑ́.ˈtúɑ.ɾe J </text:p>
          </table:table-cell>
          <table:table-cell office:value-type="string">
            <text:p>v.i. </text:p>
          </table:table-cell>
          <table:table-cell office:value-type="string">
            <text:p>inclinar al lado de un compañero </text:p>
          </table:table-cell>
          <table:table-cell table:number-columns-repeated="204"/>
        </table:table-row>
        <table:table-row table:style-name="ro2">
          <table:table-cell office:value-type="string">
            <text:p>Juriti_bota </text:p>
          </table:table-cell>
          <table:table-cell office:value-type="string">
            <text:p>ˈhúɾítí.bótɑ́ </text:p>
          </table:table-cell>
          <table:table-cell office:value-type="string">
            <text:p>inan. </text:p>
          </table:table-cell>
          <table:table-cell office:value-type="string">
            <text:p>cerro por el río Apaporis</text:p>
          </table:table-cell>
          <table:table-cell table:number-columns-repeated="204"/>
        </table:table-row>
        <table:table-row table:style-name="ro2">
          <table:table-cell office:value-type="string">
            <text:p>jutijũure </text:p>
          </table:table-cell>
          <table:table-cell office:value-type="string">
            <text:p>hútí.ˈhṹṹ.ɾẽ E][huˈtí.hṹũ.ɾẽ J </text:p>
          </table:table-cell>
          <table:table-cell office:value-type="string">
            <text:p>v.t. </text:p>
          </table:table-cell>
          <table:table-cell office:value-type="string">
            <text:p>soplar al fuego</text:p>
          </table:table-cell>
          <table:table-cell table:number-columns-repeated="204"/>
        </table:table-row>
        <table:table-row table:style-name="ro2">
          <table:table-cell office:value-type="string">
            <text:p>jutimuneose </text:p>
          </table:table-cell>
          <table:table-cell office:value-type="string">
            <text:p>ˈhúti.mṹnẽ́.ṍ.sẽ E][hutí.ˈmṹnẽ.õ.sẽ J </text:p>
          </table:table-cell>
          <table:table-cell office:value-type="string">
            <text:p>v.i. </text:p>
          </table:table-cell>
          <table:table-cell office:value-type="string">
            <text:p>moverse fuertemente de la profundidad hacia la superficie (agua, causado por la corriente del río)</text:p>
          </table:table-cell>
          <table:table-cell table:number-columns-repeated="204"/>
        </table:table-row>
        <table:table-row table:style-name="ro2">
          <table:table-cell office:value-type="string">
            <text:p>jutire </text:p>
          </table:table-cell>
          <table:table-cell office:value-type="string">
            <text:p>ˈhúti.ɾe E][huˈtí.ɾé J </text:p>
          </table:table-cell>
          <table:table-cell office:value-type="string">
            <text:p>v.t. </text:p>
          </table:table-cell>
          <table:table-cell office:value-type="string">
            <text:p>puyar </text:p>
          </table:table-cell>
          <table:table-cell table:number-columns-repeated="204"/>
        </table:table-row>
        <table:table-row table:style-name="ro2">
          <table:table-cell office:value-type="string">
            <text:p>jutireare </text:p>
          </table:table-cell>
          <table:table-cell office:value-type="string">
            <text:p>húˈti.ɾéɑ́.ɾe E][huˈtí.ɾéɑ.ɾe J </text:p>
          </table:table-cell>
          <table:table-cell office:value-type="string">
            <text:p>v.t.pl. </text:p>
          </table:table-cell>
          <table:table-cell office:value-type="string">
            <text:p>quitar por soplar (polvo, mugre, humo) </text:p>
          </table:table-cell>
          <table:table-cell table:number-columns-repeated="204"/>
        </table:table-row>
        <table:table-row table:style-name="ro2">
          <table:table-cell office:value-type="string">
            <text:p>jutituure </text:p>
          </table:table-cell>
          <table:table-cell office:value-type="string">
            <text:p>húti.ˈtúu.ɾe E][hutí.ˈtúu.ɾe J </text:p>
          </table:table-cell>
          <table:table-cell office:value-type="string">
            <text:p>v.t. </text:p>
          </table:table-cell>
          <table:table-cell office:value-type="string">
            <text:p>soplar a herida (para calmar el dolor)</text:p>
          </table:table-cell>
          <table:table-cell table:number-columns-repeated="204"/>
        </table:table-row>
        <table:table-row table:style-name="ro2">
          <table:table-cell office:value-type="string">
            <text:p>jutiyʉsʉore </text:p>
          </table:table-cell>
          <table:table-cell office:value-type="string">
            <text:p>húˈtí.dʒɨ́sɨ.o.ɾe E][huˈtí.dʒɨ́sɨ.o.ɾe J </text:p>
          </table:table-cell>
          <table:table-cell office:value-type="string">
            <text:p>v.t. </text:p>
          </table:table-cell>
          <table:table-cell office:value-type="string">
            <text:p>soplar para enfriar comida</text:p>
          </table:table-cell>
          <table:table-cell table:number-columns-repeated="204"/>
        </table:table-row>
        <table:table-row table:style-name="ro2">
          <table:table-cell office:value-type="string">
            <text:p>juturo </text:p>
          </table:table-cell>
          <table:table-cell office:value-type="string">
            <text:p>huˈtúɾo </text:p>
          </table:table-cell>
          <table:table-cell office:value-type="string">
            <text:p>an. </text:p>
          </table:table-cell>
          <table:table-cell office:value-type="string">
            <text:p>codorniz</text:p>
          </table:table-cell>
          <table:table-cell table:number-columns-repeated="204"/>
        </table:table-row>
        <table:table-row table:style-name="ro2">
          <table:table-cell office:value-type="string">
            <text:p>jũu </text:p>
          </table:table-cell>
          <table:table-cell office:value-type="string">
            <text:p>ˈhṹṹ </text:p>
          </table:table-cell>
          <table:table-cell office:value-type="string">
            <text:p>inan.f.n.esp., cl.irreg. </text:p>
          </table:table-cell>
          <table:table-cell office:value-type="string">
            <text:p>hojas </text:p>
          </table:table-cell>
          <table:table-cell table:number-columns-repeated="204"/>
        </table:table-row>
        <table:table-row table:style-name="ro2">
          <table:table-cell office:value-type="string">
            <text:p>jũu_yoebʉ </text:p>
          </table:table-cell>
          <table:table-cell office:value-type="string">
            <text:p>ˈhṹũ.dʒóe.bɨ </text:p>
          </table:table-cell>
          <table:table-cell office:value-type="string">
            <text:p>inan. </text:p>
          </table:table-cell>
          <table:table-cell office:value-type="string">
            <text:p>especie de yarumo (|ireg.|r más grande que |bwacʉbʉ|r; árbol cuyas hojas llamadas “|bjũu yoebʉ jũu|r” o “|bwãcujũu|r” son quemadas y mezcladas con coca) </text:p>
          </table:table-cell>
          <table:table-cell table:number-columns-repeated="204"/>
        </table:table-row>
        <table:table-row table:style-name="ro2">
          <table:table-cell office:value-type="string">
            <text:p>jũubʉcʉdejea </text:p>
          </table:table-cell>
          <table:table-cell office:value-type="string">
            <text:p>ˈhṹṹ.bɨkɨ́.déhéɑ </text:p>
          </table:table-cell>
          <table:table-cell office:value-type="string">
            <text:p>an.s.plural </text:p>
          </table:table-cell>
          <table:table-cell office:value-type="string">
            <text:p>orugas |bjũubʉcʉdejea|r (especie comestible) </text:p>
          </table:table-cell>
          <table:table-cell table:number-columns-repeated="204"/>
        </table:table-row>
        <table:table-row table:style-name="ro2">
          <table:table-cell office:value-type="string">
            <text:p>juucõore </text:p>
          </table:table-cell>
          <table:table-cell office:value-type="string">
            <text:p>húú.ˈkṍõ.ɾẽ E][ˈhuú.kṍõ.ɾẽ J </text:p>
          </table:table-cell>
          <table:table-cell office:value-type="string">
            <text:p>v.t. </text:p>
          </table:table-cell>
          <table:table-cell office:value-type="string">
            <text:p>medir </text:p>
          </table:table-cell>
          <table:table-cell table:number-columns-repeated="204"/>
        </table:table-row>
        <table:table-row table:style-name="ro2">
          <table:table-cell office:value-type="string">
            <text:p>juucũure </text:p>
          </table:table-cell>
          <table:table-cell office:value-type="string">
            <text:p>ˈhúu.kṹũ.ɾẽ </text:p>
          </table:table-cell>
          <table:table-cell office:value-type="string">
            <text:p>v.t. </text:p>
          </table:table-cell>
          <table:table-cell office:value-type="string">
            <text:p>poner de plano o horizontalmente en el suelo</text:p>
          </table:table-cell>
          <table:table-cell table:number-columns-repeated="204"/>
        </table:table-row>
        <table:table-row table:style-name="ro2">
          <table:table-cell office:value-type="string">
            <text:p>jũujedo </text:p>
          </table:table-cell>
          <table:table-cell office:value-type="string">
            <text:p>ˈhṹṹ.hédó </text:p>
          </table:table-cell>
          <table:table-cell office:value-type="string">
            <text:p>inan. </text:p>
          </table:table-cell>
          <table:table-cell office:value-type="string">
            <text:p>hoja hecha en la forma de un cono</text:p>
          </table:table-cell>
          <table:table-cell table:number-columns-repeated="204"/>
        </table:table-row>
        <table:table-row table:style-name="ro2">
          <table:table-cell office:value-type="string">
            <text:p>juure </text:p>
          </table:table-cell>
          <table:table-cell office:value-type="string">
            <text:p>huˈú.ɾe </text:p>
          </table:table-cell>
          <table:table-cell office:value-type="string">
            <text:p>v.t. </text:p>
          </table:table-cell>
          <table:table-cell office:value-type="string">
            <text:p>hacer entrar </text:p>
          </table:table-cell>
          <table:table-cell table:number-columns-repeated="204"/>
        </table:table-row>
        <table:table-row table:style-name="ro2">
          <table:table-cell office:value-type="string">
            <text:p>jũuro </text:p>
          </table:table-cell>
          <table:table-cell office:value-type="string">
            <text:p>hṹˈṹ.ɾõ </text:p>
          </table:table-cell>
          <table:table-cell office:value-type="string">
            <text:p>an. </text:p>
          </table:table-cell>
          <table:table-cell office:value-type="string">
            <text:p>especie de pez pequeño (cogido en un balay para alimentar a los niños)</text:p>
          </table:table-cell>
          <table:table-cell table:number-columns-repeated="204"/>
        </table:table-row>
        <table:table-row table:style-name="ro2">
          <table:table-cell office:value-type="string">
            <text:p>juurʉ̃gõore </text:p>
          </table:table-cell>
          <table:table-cell/>
          <table:table-cell office:value-type="string">
            <text:p>v.caus. </text:p>
          </table:table-cell>
          <table:table-cell office:value-type="string">
            <text:p>colocar y hacer parar (poste)</text:p>
          </table:table-cell>
          <table:table-cell table:number-columns-repeated="204"/>
        </table:table-row>
        <table:table-row table:style-name="ro2">
          <table:table-cell office:value-type="string">
            <text:p>jũʉ </text:p>
          </table:table-cell>
          <table:table-cell table:number-columns-repeated="4"/>
          <table:table-cell office:value-type="string">
            <text:p>uv J</text:p>
          </table:table-cell>
          <table:table-cell table:number-columns-repeated="202"/>
        </table:table-row>
        <table:table-row table:style-name="ro2">
          <table:table-cell office:value-type="string">
            <text:p>Jũʉ_bʉco </text:p>
          </table:table-cell>
          <table:table-cell office:value-type="string">
            <text:p>ˈhṹɨ̃.bɨkó E][ˈhṹɨ̃.bɨ́ko J </text:p>
          </table:table-cell>
          <table:table-cell office:value-type="string">
            <text:p>an. </text:p>
          </table:table-cell>
          <table:table-cell office:value-type="string">
            <text:p>nombre de un animal que come gente, parecido al oso</text:p>
          </table:table-cell>
          <table:table-cell table:number-columns-repeated="204"/>
        </table:table-row>
        <table:table-row table:style-name="ro2">
          <table:table-cell office:value-type="string">
            <text:p>jũʉcutua </text:p>
          </table:table-cell>
          <table:table-cell office:value-type="string">
            <text:p>ˈhṹɨ̃.kútuɑ E][ˈhṹɨ̃.kútúɑ J </text:p>
          </table:table-cell>
          <table:table-cell office:value-type="string">
            <text:p>inan. </text:p>
          </table:table-cell>
          <table:table-cell office:value-type="string">
            <text:p>cuello de hamaca (curva al extremo de la hamaca donde se mete el guindo para colgarla) </text:p>
          </table:table-cell>
          <table:table-cell table:number-columns-repeated="204"/>
        </table:table-row>
        <table:table-row table:style-name="ro2">
          <table:table-cell office:value-type="string">
            <text:p>jũʉgʉ̃ </text:p>
          </table:table-cell>
          <table:table-cell office:value-type="string">
            <text:p>ˈhṹɨ̃ŋɨ̃ </text:p>
          </table:table-cell>
          <table:table-cell office:value-type="string">
            <text:p>inan. </text:p>
          </table:table-cell>
          <table:table-cell office:value-type="string">
            <text:p>hamaca </text:p>
          </table:table-cell>
          <table:table-cell/>
          <table:table-cell office:value-type="string">
            <text:p>uv E ,va jũʉ ,vn J; ph ˈhṹɨ̃ </text:p>
          </table:table-cell>
          <table:table-cell table:number-columns-repeated="202"/>
        </table:table-row>
        <table:table-row table:style-name="ro2">
          <table:table-cell office:value-type="string">
            <text:p>jũʉjoti </text:p>
          </table:table-cell>
          <table:table-cell/>
          <table:table-cell office:value-type="string">
            <text:p>inan. </text:p>
          </table:table-cell>
          <table:table-cell office:value-type="string">
            <text:p>bulto de hamacas.</text:p>
          </table:table-cell>
          <table:table-cell table:number-columns-repeated="204"/>
        </table:table-row>
        <table:table-row table:style-name="ro2">
          <table:table-cell office:value-type="string">
            <text:p>juyagãnibiare </text:p>
          </table:table-cell>
          <table:table-cell office:value-type="string">
            <text:p>huˈdʒɑ́.ŋɑ̃́nĩ.bíɑ.ɾe </text:p>
          </table:table-cell>
          <table:table-cell office:value-type="string">
            <text:p>v.i. </text:p>
          </table:table-cell>
          <table:table-cell office:value-type="string">
            <text:p>sentarse en círculo</text:p>
          </table:table-cell>
          <table:table-cell/>
          <table:table-cell office:value-type="string">
            <text:p>va rujigãnibiare , uv J , vn E </text:p>
          </table:table-cell>
          <table:table-cell table:number-columns-repeated="202"/>
        </table:table-row>
        <table:table-row table:style-name="ro2">
          <table:table-cell office:value-type="string">
            <text:p>juyare </text:p>
          </table:table-cell>
          <table:table-cell office:value-type="string">
            <text:p>ˈhudʒɑ́.ɾe </text:p>
          </table:table-cell>
          <table:table-cell office:value-type="string">
            <text:p>v.i. </text:p>
          </table:table-cell>
          <table:table-cell office:value-type="string">
            <text:p>sentarse </text:p>
          </table:table-cell>
          <table:table-cell/>
          <table:table-cell office:value-type="string">
            <text:p>va rujire , uv J , vn E </text:p>
          </table:table-cell>
          <table:table-cell office:value-type="string">
            <text:p>ntg BARS,91 (huya) ‘sit’ no.303;</text:p>
          </table:table-cell>
          <table:table-cell table:number-columns-repeated="201"/>
        </table:table-row>
        <table:table-row table:style-name="ro2">
          <table:table-cell office:value-type="string">
            <text:p>juyariaro </text:p>
          </table:table-cell>
          <table:table-cell office:value-type="string">
            <text:p>huˈdʒɑ́.ɾí.ɑ.ɾo </text:p>
          </table:table-cell>
          <table:table-cell office:value-type="string">
            <text:p>s.v.inan. </text:p>
          </table:table-cell>
          <table:table-cell office:value-type="string">
            <text:p>banco </text:p>
          </table:table-cell>
          <table:table-cell/>
          <table:table-cell office:value-type="string">
            <text:p>va rujiriaro , uv J , vn E </text:p>
          </table:table-cell>
          <table:table-cell table:number-columns-repeated="202"/>
        </table:table-row>
        <table:table-row table:style-name="ro2">
          <table:table-cell office:value-type="string">
            <text:p>juyatʉore </text:p>
          </table:table-cell>
          <table:table-cell office:value-type="string">
            <text:p>huˈdʒɑ́.tɨ́.o.ɾe </text:p>
          </table:table-cell>
          <table:table-cell office:value-type="string">
            <text:p>v.i. </text:p>
          </table:table-cell>
          <table:table-cell office:value-type="string">
            <text:p>sentarse a conversar al anochecer (hecho por los hombres)</text:p>
          </table:table-cell>
          <table:table-cell/>
          <table:table-cell office:value-type="string">
            <text:p>va rujitʉore , uv J , vn E </text:p>
          </table:table-cell>
          <table:table-cell table:number-columns-repeated="202"/>
        </table:table-row>
        <table:table-row table:style-name="ro2">
          <table:table-cell office:value-type="string">
            <text:p>juyayʉsʉre </text:p>
          </table:table-cell>
          <table:table-cell office:value-type="string">
            <text:p>huˈdʒɑ́.dʒɨ́sɨ́.ɾé </text:p>
          </table:table-cell>
          <table:table-cell office:value-type="string">
            <text:p>v.i. </text:p>
          </table:table-cell>
          <table:table-cell office:value-type="string">
            <text:p>sentarse afuera de la casa para refrescarse</text:p>
          </table:table-cell>
          <table:table-cell/>
          <table:table-cell office:value-type="string">
            <text:p>va rujiyʉsʉre , uv J , vn E </text:p>
          </table:table-cell>
          <table:table-cell table:number-columns-repeated="202"/>
        </table:table-row>
        <table:table-row table:style-name="ro2">
          <table:table-cell office:value-type="string">
            <text:p>jʉa </text:p>
          </table:table-cell>
          <table:table-cell office:value-type="string">
            <text:p>ˈhɨ́ɑ </text:p>
          </table:table-cell>
          <table:table-cell office:value-type="string">
            <text:p>núm.inan. </text:p>
          </table:table-cell>
          <table:table-cell office:value-type="string">
            <text:p>dos (cosas) </text:p>
          </table:table-cell>
          <table:table-cell table:number-columns-repeated="2"/>
          <table:table-cell office:value-type="string">
            <text:p>ntg BARS,91 (hʉa) ‘two’ 4.6 Numerals. no.56; Numerals occur with suffixes which generally refer to an implicit head. When they occur with the head noun, they may precede or follow it. When they follow it, we contend that the head noun is topicalized or in some type of special focus. Thus comparing illustration (159) with (160), (160) is considered a noun phrase where the head is in focus. (159) hʉa-rahe kõbe-rahe-ri <text:s/>two-cylinder metal-cylinder-p <text:s/>two metal cans, p.59 no.159,160; </text:p>
          </table:table-cell>
          <table:table-cell table:number-columns-repeated="201"/>
        </table:table-row>
        <table:table-row table:style-name="ro2">
          <table:table-cell office:value-type="string">
            <text:p>jʉaãmo_cõro </text:p>
          </table:table-cell>
          <table:table-cell office:value-type="string">
            <text:p>ˈhɨ́ɑ.ɑ̃́mõ.kṍ.ɾõ E][ˈhɨ́ɑ.ɑ̃́mõ.kṍ.ɾṍ J </text:p>
          </table:table-cell>
          <table:table-cell office:value-type="string">
            <text:p>núm.inan. </text:p>
          </table:table-cell>
          <table:table-cell office:value-type="string">
            <text:p>diez (cosas) </text:p>
          </table:table-cell>
          <table:table-cell table:number-columns-repeated="2"/>
          <table:table-cell office:value-type="string">
            <text:p>ntg BARS,91 4.6 Numerals. no.56; </text:p>
          </table:table-cell>
          <table:table-cell table:number-columns-repeated="201"/>
        </table:table-row>
        <table:table-row table:style-name="ro2">
          <table:table-cell office:value-type="string">
            <text:p>jʉaãmo_cõro_cojo_gʉbo_ jẽnituaro </text:p>
          </table:table-cell>
          <table:table-cell/>
          <table:table-cell office:value-type="string">
            <text:p>núm.inan. </text:p>
          </table:table-cell>
          <table:table-cell office:value-type="string">
            <text:p>quince </text:p>
          </table:table-cell>
          <table:table-cell table:number-columns-repeated="2"/>
          <table:table-cell office:value-type="string">
            <text:p>ntg BARS,91 4.6 Numerals. no.56;</text:p>
          </table:table-cell>
          <table:table-cell table:number-columns-repeated="201"/>
        </table:table-row>
        <table:table-row table:style-name="ro2">
          <table:table-cell office:value-type="string">
            <text:p>jʉaãmo_jẽnirocãrãcʉ, jʉaãmo_jẽnirocãrãco </text:p>
          </table:table-cell>
          <table:table-cell/>
          <table:table-cell office:value-type="string">
            <text:p>núm.m., f.; pron.m., f. </text:p>
          </table:table-cell>
          <table:table-cell office:value-type="string">
            <text:p>diez (animales, personas) </text:p>
          </table:table-cell>
          <table:table-cell/>
          <table:table-cell office:value-type="string">
            <text:p>va jʉaãmo jẽnirorãcʉ, jʉaãmo jẽnirorãco <text:s/>,vn J <text:s/>,uv E </text:p>
          </table:table-cell>
          <table:table-cell table:number-columns-repeated="202"/>
        </table:table-row>
        <table:table-row table:style-name="ro2">
          <table:table-cell office:value-type="string">
            <text:p>jʉaãmo_jẽnirorãcʉ </text:p>
          </table:table-cell>
          <table:table-cell table:number-columns-repeated="4"/>
          <table:table-cell office:value-type="string">
            <text:p>uv J</text:p>
          </table:table-cell>
          <table:table-cell table:number-columns-repeated="202"/>
        </table:table-row>
        <table:table-row table:style-name="ro2">
          <table:table-cell office:value-type="string">
            <text:p>jʉaãmocãrãca </text:p>
          </table:table-cell>
          <table:table-cell office:value-type="string">
            <text:p>ˈhɨ́ɑ.mõ.kɑ̃́.ɾɑ̃́k.ɑ̃ E][ˈhɨ́ɑ.mõ.kɑ̃́.ɾɑ̃́kɑ̃́.ɑ̃ J </text:p>
          </table:table-cell>
          <table:table-cell office:value-type="string">
            <text:p>núm.inan. </text:p>
          </table:table-cell>
          <table:table-cell office:value-type="string">
            <text:p>diez </text:p>
          </table:table-cell>
          <table:table-cell table:number-columns-repeated="2"/>
          <table:table-cell office:value-type="string">
            <text:p>ntg BARS,91 4.6 Numerals. no.56; </text:p>
          </table:table-cell>
          <table:table-cell table:number-columns-repeated="201"/>
        </table:table-row>
        <table:table-row table:style-name="ro2">
          <table:table-cell office:value-type="string">
            <text:p>jʉaji </text:p>
          </table:table-cell>
          <table:table-cell office:value-type="string">
            <text:p>ˈhɨ́ɑ.hií E][ˈhɨ́ɑ.hi J </text:p>
          </table:table-cell>
          <table:table-cell office:value-type="string">
            <text:p>adv.cuan. </text:p>
          </table:table-cell>
          <table:table-cell office:value-type="string">
            <text:p>dos veces </text:p>
          </table:table-cell>
          <table:table-cell table:number-columns-repeated="204"/>
        </table:table-row>
        <table:table-row table:style-name="ro2">
          <table:table-cell office:value-type="string">
            <text:p>jʉ̃arã </text:p>
          </table:table-cell>
          <table:table-cell office:value-type="string">
            <text:p>ˈhɨ̃́ɑ̃.ɾɑ̃ </text:p>
          </table:table-cell>
          <table:table-cell office:value-type="string">
            <text:p>núm.an.pl. </text:p>
          </table:table-cell>
          <table:table-cell office:value-type="string">
            <text:p>dos </text:p>
          </table:table-cell>
          <table:table-cell table:number-columns-repeated="204"/>
        </table:table-row>
        <table:table-row table:style-name="ro2">
          <table:table-cell office:value-type="string">
            <text:p>jʉ̃are </text:p>
          </table:table-cell>
          <table:table-cell office:value-type="string">
            <text:p>ˈhɨ̃ɑ̃́ɑ̃.ɾẽ </text:p>
          </table:table-cell>
          <table:table-cell office:value-type="string">
            <text:p>v.i. </text:p>
          </table:table-cell>
          <table:table-cell office:value-type="string">
            <text:p>(ser/estar) flaco, flaca; </text:p>
          </table:table-cell>
          <table:table-cell table:number-columns-repeated="204"/>
        </table:table-row>
        <table:table-row table:style-name="ro2">
          <table:table-cell office:value-type="string">
            <text:p>jʉarocaajere </text:p>
          </table:table-cell>
          <table:table-cell office:value-type="string">
            <text:p>ˈhɨ́ɑ.ɾókɑ́.ɑ́hé.ɾé E][ˈhɨɑ́.ɾókɑ.ɑhé.ɾé J </text:p>
          </table:table-cell>
          <table:table-cell office:value-type="string">
            <text:p>v.t.sing. </text:p>
          </table:table-cell>
          <table:table-cell office:value-type="string">
            <text:p>jugar pateando algo con el pie </text:p>
          </table:table-cell>
          <table:table-cell table:number-columns-repeated="204"/>
        </table:table-row>
        <table:table-row table:style-name="ro2">
          <table:table-cell office:value-type="string">
            <text:p>jʉarocaajeria </text:p>
          </table:table-cell>
          <table:table-cell office:value-type="string">
            <text:p>ˈhɨ̃́ɑ.ɾókɑ.ɑ́he.ɾí.ɑ́ E][ˈhɨ́ɑ́.ɾókɑ.ɑhé.ɾí.ɑ J </text:p>
          </table:table-cell>
          <table:table-cell office:value-type="string">
            <text:p>s.v.inan. </text:p>
          </table:table-cell>
          <table:table-cell office:value-type="string">
            <text:p>fútbol </text:p>
          </table:table-cell>
          <table:table-cell table:number-columns-repeated="204"/>
        </table:table-row>
        <table:table-row table:style-name="ro2">
          <table:table-cell office:value-type="string">
            <text:p>jʉarocare </text:p>
          </table:table-cell>
          <table:table-cell office:value-type="string">
            <text:p>ˈhɨ́ɑ.ɾókɑ.ɾe E][ˈhɨɑ́.ɾókɑ.ɾe J </text:p>
          </table:table-cell>
          <table:table-cell office:value-type="string">
            <text:p>v.t.sing. </text:p>
          </table:table-cell>
          <table:table-cell office:value-type="string">
            <text:p>dar patadas a </text:p>
          </table:table-cell>
          <table:table-cell table:number-columns-repeated="2"/>
          <table:table-cell office:value-type="string">
            <text:p>ntg BARS,91 (hʉaroka) ‘kick’ no.399,405; ‘kick'#away’ no.422;</text:p>
          </table:table-cell>
          <table:table-cell table:number-columns-repeated="201"/>
        </table:table-row>
        <table:table-row table:style-name="ro2">
          <table:table-cell office:value-type="string">
            <text:p>jʉarocawaare </text:p>
          </table:table-cell>
          <table:table-cell office:value-type="string">
            <text:p>ˈhɨ́ɑ.ɾókɑ.wɑ́ɑ́.ɾe E][ˈhɨɑ́.ɾókɑ.wɑ́ɑ́.ɾe J </text:p>
          </table:table-cell>
          <table:table-cell office:value-type="string">
            <text:p>v.t.sing. </text:p>
          </table:table-cell>
          <table:table-cell office:value-type="string">
            <text:p>patear y pegar a alguien con fútbol </text:p>
          </table:table-cell>
          <table:table-cell table:number-columns-repeated="2"/>
          <table:table-cell office:value-type="string">
            <text:p>ntg BARS,91 (hʉaroka wa) ‘kick strike#against’ no.399,405;</text:p>
          </table:table-cell>
          <table:table-cell table:number-columns-repeated="201"/>
        </table:table-row>
        <table:table-row table:style-name="ro2">
          <table:table-cell office:value-type="string">
            <text:p>jʉ̃ase </text:p>
          </table:table-cell>
          <table:table-cell office:value-type="string">
            <text:p>ˈhɨ̃ɨ̃́ɑ̃́ɑ̃.sẽ </text:p>
          </table:table-cell>
          <table:table-cell office:value-type="string">
            <text:p>v.i. </text:p>
          </table:table-cell>
          <table:table-cell office:value-type="string">
            <text:p>(ser/estar) tostado, tostada; </text:p>
          </table:table-cell>
          <table:table-cell table:number-columns-repeated="2"/>
          <table:table-cell office:value-type="string">
            <text:p>lf caus. </text:p>
          </table:table-cell>
          <table:table-cell table:number-columns-repeated="201"/>
        </table:table-row>
        <table:table-row table:style-name="ro2">
          <table:table-cell office:value-type="string">
            <text:p>jʉataaquedire </text:p>
          </table:table-cell>
          <table:table-cell office:value-type="string">
            <text:p>ˈhɨ́ɑ.tɑ́ɑ.kédi.ɾe E][hɨ́ˈɑ́.tɑ́ɑ.kedí.ɾé J </text:p>
          </table:table-cell>
          <table:table-cell office:value-type="string">
            <text:p>v.i. </text:p>
          </table:table-cell>
          <table:table-cell office:value-type="string">
            <text:p>tropezar y caerse</text:p>
          </table:table-cell>
          <table:table-cell table:number-columns-repeated="204"/>
        </table:table-row>
        <table:table-row table:style-name="ro2">
          <table:table-cell office:value-type="string">
            <text:p>jʉataare </text:p>
          </table:table-cell>
          <table:table-cell office:value-type="string">
            <text:p>hɨ́ɑ́.ˈtɑ́ɑ́.ɾe E][ˈhɨ́ɑ́.tɑ́ɑ.ɾe J </text:p>
          </table:table-cell>
          <table:table-cell office:value-type="string">
            <text:p>v.t. </text:p>
          </table:table-cell>
          <table:table-cell office:value-type="string">
            <text:p>pegar contra algo con el pie</text:p>
          </table:table-cell>
          <table:table-cell table:number-columns-repeated="204"/>
        </table:table-row>
        <table:table-row table:style-name="ro2">
          <table:table-cell office:value-type="string">
            <text:p>jʉdamʉnire </text:p>
          </table:table-cell>
          <table:table-cell office:value-type="string">
            <text:p>hɨ́ˈdɑ.mɨ̃́nĩ́.ɾẽ E][hɨˈdɑ́.mɨ̃́nĩ.ɾẽ J </text:p>
          </table:table-cell>
          <table:table-cell office:value-type="string">
            <text:p>v.i. </text:p>
          </table:table-cell>
          <table:table-cell office:value-type="string">
            <text:p>devolverse río arriba (voltearse y regresar río arriba) </text:p>
          </table:table-cell>
          <table:table-cell table:number-columns-repeated="204"/>
        </table:table-row>
        <table:table-row table:style-name="ro2">
          <table:table-cell office:value-type="string">
            <text:p>jʉdare </text:p>
          </table:table-cell>
          <table:table-cell office:value-type="string">
            <text:p>ˈhɨ́dɑ.ɾe E][hɨˈdɑ́.ɾé J </text:p>
          </table:table-cell>
          <table:table-cell office:value-type="string">
            <text:p>v.t. </text:p>
          </table:table-cell>
          <table:table-cell office:value-type="string">
            <text:p>voltear (un poste para poner la extremidad que estaba arriba en el suelo) </text:p>
          </table:table-cell>
          <table:table-cell/>
          <table:table-cell office:value-type="string">
            <text:p>uv J, E </text:p>
          </table:table-cell>
          <table:table-cell table:number-columns-repeated="202"/>
        </table:table-row>
        <table:table-row table:style-name="ro2">
          <table:table-cell office:value-type="string">
            <text:p>jʉdarʉ̃gõore </text:p>
          </table:table-cell>
          <table:table-cell office:value-type="string">
            <text:p>hɨ́ˈdɑ.ɾɨ̃́ŋõ.ɾẽ E][hɨ́ˈdɑ́.ɾɨ̃́ŋõõ.ɾẽ J </text:p>
          </table:table-cell>
          <table:table-cell office:value-type="string">
            <text:p>v.t. </text:p>
          </table:table-cell>
          <table:table-cell office:value-type="string">
            <text:p>girar </text:p>
          </table:table-cell>
          <table:table-cell table:number-columns-repeated="204"/>
        </table:table-row>
        <table:table-row table:style-name="ro2">
          <table:table-cell office:value-type="string">
            <text:p>jʉdarʉ̃gʉ̃re </text:p>
          </table:table-cell>
          <table:table-cell office:value-type="string">
            <text:p>hɨ́ˈdɑ.ɾɨ̃́ŋɨ̃.ɾẽ E][hɨˈdɑ́.ɾɨ̃́ŋɨ̃.ɾẽ J </text:p>
          </table:table-cell>
          <table:table-cell office:value-type="string">
            <text:p>v.i. </text:p>
          </table:table-cell>
          <table:table-cell office:value-type="string">
            <text:p>voltearse </text:p>
          </table:table-cell>
          <table:table-cell table:number-columns-repeated="204"/>
        </table:table-row>
        <table:table-row table:style-name="ro2">
          <table:table-cell office:value-type="string">
            <text:p>jʉdatiĩare </text:p>
          </table:table-cell>
          <table:table-cell office:value-type="string">
            <text:p>hɨ́dɑ.ˈtí.ĩ́ɑ̃.ɾẽ E][hɨ́ˈdɑ́.tí.ĩɑ̃́.ɾẽ́ J </text:p>
          </table:table-cell>
          <table:table-cell office:value-type="string">
            <text:p>v.t. </text:p>
          </table:table-cell>
          <table:table-cell office:value-type="string">
            <text:p>voltearse a mirar </text:p>
          </table:table-cell>
          <table:table-cell table:number-columns-repeated="204"/>
        </table:table-row>
        <table:table-row table:style-name="ro2">
          <table:table-cell office:value-type="string">
            <text:p>jʉdayujare </text:p>
          </table:table-cell>
          <table:table-cell office:value-type="string">
            <text:p>hɨ́ˈdɑ.dʒúhɑ.ɾe E][hɨˈdɑ́.dʒúhɑ.ɾe J </text:p>
          </table:table-cell>
          <table:table-cell office:value-type="string">
            <text:p>v.i. </text:p>
          </table:table-cell>
          <table:table-cell office:value-type="string">
            <text:p>devolverse río abajo (voltearse y regresar río abajo) </text:p>
          </table:table-cell>
          <table:table-cell table:number-columns-repeated="204"/>
        </table:table-row>
        <table:table-row table:style-name="ro2">
          <table:table-cell office:value-type="string">
            <text:p>jʉdo </text:p>
          </table:table-cell>
          <table:table-cell office:value-type="string">
            <text:p>hɨˈdó </text:p>
          </table:table-cell>
          <table:table-cell office:value-type="string">
            <text:p>adv. </text:p>
          </table:table-cell>
          <table:table-cell office:value-type="string">
            <text:p>después de </text:p>
          </table:table-cell>
          <table:table-cell/>
          <table:table-cell office:value-type="string">
            <text:p>va beero , uv J , vn E </text:p>
          </table:table-cell>
          <table:table-cell office:value-type="string">
            <text:p>ntg BARS,91 (hʉdo) ‘after’ 2.21 Spatial relators. no.112; 2.10 Adverbs (time) p.30; 3.4 Combining a noun with <text:s/>a nominal p.44 no.130; 11.8 Time clauses. Temporal succession. p.154; no.405; </text:p>
          </table:table-cell>
          <table:table-cell table:number-columns-repeated="201"/>
        </table:table-row>
        <table:table-row table:style-name="ro2">
          <table:table-cell office:value-type="string">
            <text:p>jʉdoa_soje </text:p>
          </table:table-cell>
          <table:table-cell table:number-columns-repeated="4"/>
          <table:table-cell office:value-type="string">
            <text:p>uv J</text:p>
          </table:table-cell>
          <table:table-cell table:number-columns-repeated="202"/>
        </table:table-row>
        <table:table-row table:style-name="ro2">
          <table:table-cell office:value-type="string">
            <text:p>jʉdoaca </text:p>
          </table:table-cell>
          <table:table-cell office:value-type="string">
            <text:p>hɨˈdó.ɑ́kɑ </text:p>
          </table:table-cell>
          <table:table-cell office:value-type="string">
            <text:p>pospos. </text:p>
          </table:table-cell>
          <table:table-cell office:value-type="string">
            <text:p>bajito </text:p>
          </table:table-cell>
          <table:table-cell/>
          <table:table-cell office:value-type="string">
            <text:p>va rʉ̃cacaaca , uv J , vn E </text:p>
          </table:table-cell>
          <table:table-cell table:number-columns-repeated="202"/>
        </table:table-row>
        <table:table-row table:style-name="ro2">
          <table:table-cell office:value-type="string">
            <text:p>jʉdoaga_soje </text:p>
          </table:table-cell>
          <table:table-cell office:value-type="string">
            <text:p>hɨˈdó.ɑ.gɑ.sohé </text:p>
          </table:table-cell>
          <table:table-cell office:value-type="string">
            <text:p>inan. </text:p>
          </table:table-cell>
          <table:table-cell office:value-type="string">
            <text:p>oriente </text:p>
          </table:table-cell>
          <table:table-cell/>
          <table:table-cell office:value-type="string">
            <text:p>va jʉdoa soje , uv E , vn J , ph hɨˈdó.ɑ.sohé </text:p>
          </table:table-cell>
          <table:table-cell table:number-columns-repeated="202"/>
        </table:table-row>
        <table:table-row table:style-name="ro2">
          <table:table-cell office:value-type="string">
            <text:p>jʉdoagatutijʉ </text:p>
          </table:table-cell>
          <table:table-cell office:value-type="string">
            <text:p>hɨdó.gɑ.túˈtí.hɨ </text:p>
          </table:table-cell>
          <table:table-cell office:value-type="string">
            <text:p>inan. </text:p>
          </table:table-cell>
          <table:table-cell office:value-type="string">
            <text:p>oriente </text:p>
          </table:table-cell>
          <table:table-cell/>
          <table:table-cell office:value-type="string">
            <text:p>va jʉdoatutijʉ , uv E , vn J , ph hɨˈdó.ɑ.tutí.hɨ </text:p>
          </table:table-cell>
          <table:table-cell table:number-columns-repeated="202"/>
        </table:table-row>
        <table:table-row table:style-name="ro2">
          <table:table-cell office:value-type="string">
            <text:p>jʉdoagʉ, jʉdoago </text:p>
          </table:table-cell>
          <table:table-cell office:value-type="string">
            <text:p>hɨˈdó.ɑ.gɨ </text:p>
          </table:table-cell>
          <table:table-cell office:value-type="string">
            <text:p>m., f. </text:p>
          </table:table-cell>
          <table:table-cell office:value-type="string">
            <text:p>él menor de edad, la menor de edad; </text:p>
          </table:table-cell>
          <table:table-cell/>
          <table:table-cell office:value-type="string">
            <text:p>va beeroagʉ, beeroago , uv J , vn E </text:p>
          </table:table-cell>
          <table:table-cell table:number-columns-repeated="202"/>
        </table:table-row>
        <table:table-row table:style-name="ro2">
          <table:table-cell office:value-type="string">
            <text:p>jʉdoatutijʉ </text:p>
          </table:table-cell>
          <table:table-cell table:number-columns-repeated="4"/>
          <table:table-cell office:value-type="string">
            <text:p>uv J</text:p>
          </table:table-cell>
          <table:table-cell table:number-columns-repeated="202"/>
        </table:table-row>
        <table:table-row table:style-name="ro2">
          <table:table-cell office:value-type="string">
            <text:p>jʉdojʉa </text:p>
          </table:table-cell>
          <table:table-cell office:value-type="string">
            <text:p>ˈhɨdó.hɨ́ɑ </text:p>
          </table:table-cell>
          <table:table-cell office:value-type="string">
            <text:p>pospos. </text:p>
          </table:table-cell>
          <table:table-cell office:value-type="string">
            <text:p>espalda </text:p>
          </table:table-cell>
          <table:table-cell/>
          <table:table-cell office:value-type="string">
            <text:p>va sʉyarojʉa , uv J , vn E; uv J <text:s/>ph ˈhɨdó.hɨ́ɑ.ŋṍɑ̃́.nṍɾĩ́ </text:p>
          </table:table-cell>
          <table:table-cell table:number-columns-repeated="202"/>
        </table:table-row>
        <table:table-row table:style-name="ro2">
          <table:table-cell office:value-type="string">
            <text:p>jʉdore </text:p>
          </table:table-cell>
          <table:table-cell table:number-columns-repeated="4"/>
          <table:table-cell office:value-type="string">
            <text:p>uv YM</text:p>
          </table:table-cell>
          <table:table-cell table:number-columns-repeated="202"/>
        </table:table-row>
        <table:table-row table:style-name="ro2">
          <table:table-cell office:value-type="string">
            <text:p>jʉ̃mʉore </text:p>
          </table:table-cell>
          <table:table-cell office:value-type="string">
            <text:p>ˈhɨ̃́mɨ̃.õ.ɾẽ E][hɨ̃ˈmɨ̃́.ṍ.ɾẽ́ J </text:p>
          </table:table-cell>
          <table:table-cell office:value-type="string">
            <text:p>v.caus. </text:p>
          </table:table-cell>
          <table:table-cell office:value-type="string">
            <text:p>llenar</text:p>
          </table:table-cell>
          <table:table-cell table:number-columns-repeated="204"/>
        </table:table-row>
        <table:table-row table:style-name="ro2">
          <table:table-cell office:value-type="string">
            <text:p>jʉ̃mʉro </text:p>
          </table:table-cell>
          <table:table-cell office:value-type="string">
            <text:p>hɨ̃ˈmɨ̃́.ɾõ </text:p>
          </table:table-cell>
          <table:table-cell office:value-type="string">
            <text:p>adv. </text:p>
          </table:table-cell>
          <table:table-cell office:value-type="string">
            <text:p>(estar) lleno, llena (olla, casa, canoa, etc.)</text:p>
          </table:table-cell>
          <table:table-cell table:number-columns-repeated="204"/>
        </table:table-row>
        <table:table-row table:style-name="ro2">
          <table:table-cell office:value-type="string">
            <text:p>jʉ̃mʉse </text:p>
          </table:table-cell>
          <table:table-cell office:value-type="string">
            <text:p>ˈhɨ̃́mɨ̃.sẽ E][hɨ̃mɨ̃́.ˈsẽ́ J </text:p>
          </table:table-cell>
          <table:table-cell office:value-type="string">
            <text:p>v.i. </text:p>
          </table:table-cell>
          <table:table-cell office:value-type="string">
            <text:p>(estar) lleno, llena (olla, casa, canoa, etc.) </text:p>
          </table:table-cell>
          <table:table-cell table:number-columns-repeated="2"/>
          <table:table-cell office:value-type="string">
            <text:p>ntg BARS,91 (hʉ̃bʉ) ‘full’ no.440; lf caus. </text:p>
          </table:table-cell>
          <table:table-cell table:number-columns-repeated="201"/>
        </table:table-row>
        <table:table-row table:style-name="ro2">
          <table:table-cell office:value-type="string">
            <text:p>jʉobatetuure </text:p>
          </table:table-cell>
          <table:table-cell office:value-type="string">
            <text:p>hɨ́o.bɑté.ˈtúu.ɾe </text:p>
          </table:table-cell>
          <table:table-cell office:value-type="string">
            <text:p>v.t. </text:p>
          </table:table-cell>
          <table:table-cell office:value-type="string">
            <text:p>hacer caer gotitas al cuerpo (en el proceso de batir) </text:p>
          </table:table-cell>
          <table:table-cell/>
          <table:table-cell office:value-type="string">
            <text:p>va ãgõbatetuure , uv E , vn J </text:p>
          </table:table-cell>
          <table:table-cell table:number-columns-repeated="202"/>
        </table:table-row>
        <table:table-row table:style-name="ro2">
          <table:table-cell office:value-type="string">
            <text:p>jʉore </text:p>
          </table:table-cell>
          <table:table-cell office:value-type="string">
            <text:p>ˈhɨ́o.ɾe </text:p>
          </table:table-cell>
          <table:table-cell office:value-type="string">
            <text:p>v.t. </text:p>
          </table:table-cell>
          <table:table-cell office:value-type="string">
            <text:p>batir </text:p>
          </table:table-cell>
          <table:table-cell/>
          <table:table-cell office:value-type="string">
            <text:p>va ãgõre , uv E, YM , vn J, YM </text:p>
          </table:table-cell>
          <table:table-cell table:number-columns-repeated="202"/>
        </table:table-row>
        <table:table-row table:style-name="ro2">
          <table:table-cell office:value-type="string">
            <text:p>jʉ̃ore </text:p>
          </table:table-cell>
          <table:table-cell office:value-type="string">
            <text:p>ˈhɨ̃́.õõ.ɾẽ E][ˈhɨ̃.ṍ.ɾẽ́ J </text:p>
          </table:table-cell>
          <table:table-cell office:value-type="string">
            <text:p>v.caus. </text:p>
          </table:table-cell>
          <table:table-cell office:value-type="string">
            <text:p>tostar </text:p>
          </table:table-cell>
          <table:table-cell table:number-columns-repeated="2"/>
          <table:table-cell office:value-type="string">
            <text:p>ntg BARS,91 (hʉ̃o) ‘crisp#CAUS’ no.433;</text:p>
          </table:table-cell>
          <table:table-cell table:number-columns-repeated="201"/>
        </table:table-row>
        <table:table-row table:style-name="ro2">
          <table:table-cell office:value-type="string">
            <text:p>jʉʉ_wai </text:p>
          </table:table-cell>
          <table:table-cell office:value-type="string">
            <text:p>ˈhɨ́ɨ́.wɑí </text:p>
          </table:table-cell>
          <table:table-cell office:value-type="string">
            <text:p>an. </text:p>
          </table:table-cell>
          <table:table-cell office:value-type="string">
            <text:p>sábalo (especie de pez parecido al sábalo o sabaleta) </text:p>
          </table:table-cell>
          <table:table-cell/>
          <table:table-cell office:value-type="string">
            <text:p>sc Brycon spp.</text:p>
          </table:table-cell>
          <table:table-cell table:number-columns-repeated="202"/>
        </table:table-row>
        <table:table-row table:style-name="ro2">
          <table:table-cell office:value-type="string">
            <text:p>maa </text:p>
          </table:table-cell>
          <table:table-cell office:value-type="string">
            <text:p>ˈmɑ̃́ɑ̃́ </text:p>
          </table:table-cell>
          <table:table-cell office:value-type="string">
            <text:p>inan., cl.irreg. </text:p>
          </table:table-cell>
          <table:table-cell office:value-type="string">
            <text:p>camino </text:p>
          </table:table-cell>
          <table:table-cell table:number-columns-repeated="2"/>
          <table:table-cell office:value-type="string">
            <text:p>ntg BARS,91 (-bãa) path no.86,87,303; (bã) path no.243; </text:p>
          </table:table-cell>
          <table:table-cell table:number-columns-repeated="201"/>
        </table:table-row>
        <table:table-row table:style-name="ro1">
          <table:table-cell office:value-type="string">
            <text:p>máa </text:p>
          </table:table-cell>
          <table:table-cell office:value-type="string">
            <text:p>ˈmɑ̃́ɑ̃ </text:p>
          </table:table-cell>
          <table:table-cell office:value-type="string">
            <text:p>interj. </text:p>
          </table:table-cell>
          <table:table-cell office:value-type="string">
            <text:p>¡tenga! </text:p>
          </table:table-cell>
          <table:table-cell table:number-columns-repeated="2"/>
          <table:table-cell office:value-type="string">
            <text:p>ntg BARS,91 p39 2.27 - 2.30 Interjections, 2.27 Imperative; </text:p>
          </table:table-cell>
          <table:table-cell table:number-columns-repeated="201"/>
        </table:table-row>
        <table:table-row table:style-name="ro2">
          <table:table-cell office:value-type="string">
            <text:p>maabʉare </text:p>
          </table:table-cell>
          <table:table-cell office:value-type="string">
            <text:p>ˈmɑ̃́ɑ̃́.bɨ́ɑ́.ɾé E][mɑ̃́.ˈbɨ́ɑ.ɾe J </text:p>
          </table:table-cell>
          <table:table-cell office:value-type="string">
            <text:p>v.t. </text:p>
          </table:table-cell>
          <table:table-cell office:value-type="string">
            <text:p>cubrir algo con muchas cosas</text:p>
          </table:table-cell>
          <table:table-cell table:number-columns-repeated="204"/>
        </table:table-row>
        <table:table-row table:style-name="ro2">
          <table:table-cell office:value-type="string">
            <text:p>maare </text:p>
          </table:table-cell>
          <table:table-cell office:value-type="string">
            <text:p>ˈmɑ̃́ɑ̃́.ɾẽ E][ˈmɑ̃́ɑ̃́.ɾẽ́ J </text:p>
          </table:table-cell>
          <table:table-cell office:value-type="string">
            <text:p>v.t. </text:p>
          </table:table-cell>
          <table:table-cell office:value-type="string">
            <text:p>recoger </text:p>
          </table:table-cell>
          <table:table-cell table:number-columns-repeated="204"/>
        </table:table-row>
        <table:table-row table:style-name="ro2">
          <table:table-cell office:value-type="string">
            <text:p>maasãare </text:p>
          </table:table-cell>
          <table:table-cell office:value-type="string">
            <text:p>ˈmɑ̃́ɑ̃́.sɑ̃́ɑ̃́.ɾẽ E][ˈmɑ̃́ɑ̃́.sɑ̃́ɑ̃.ɾẽ J </text:p>
          </table:table-cell>
          <table:table-cell office:value-type="string">
            <text:p>v.t. </text:p>
          </table:table-cell>
          <table:table-cell office:value-type="string">
            <text:p>recoger con las manos y echar adentro</text:p>
          </table:table-cell>
          <table:table-cell table:number-columns-repeated="204"/>
        </table:table-row>
        <table:table-row table:style-name="ro2">
          <table:table-cell office:value-type="string">
            <text:p>maataare </text:p>
          </table:table-cell>
          <table:table-cell office:value-type="string">
            <text:p>ˈmɑ̃́ɑ̃́.tɑɑ.ɾe </text:p>
          </table:table-cell>
          <table:table-cell office:value-type="string">
            <text:p>v.t. </text:p>
          </table:table-cell>
          <table:table-cell office:value-type="string">
            <text:p>detener a </text:p>
          </table:table-cell>
          <table:table-cell/>
          <table:table-cell office:value-type="string">
            <text:p>va cãmotaare , uv E , vn J </text:p>
          </table:table-cell>
          <table:table-cell table:number-columns-repeated="202"/>
        </table:table-row>
        <table:table-row table:style-name="ro2">
          <table:table-cell office:value-type="string">
            <text:p>maataariacʉ̃ni </text:p>
          </table:table-cell>
          <table:table-cell office:value-type="string">
            <text:p>mɑ̃́.tɑ.ɾí.ɑ́.ˈkɨ̃́nĩ́ </text:p>
          </table:table-cell>
          <table:table-cell office:value-type="string">
            <text:p>s.v.inan. </text:p>
          </table:table-cell>
          <table:table-cell table:number-columns-repeated="2"/>
          <table:table-cell table:style-name="ce1" office:value-type="string">
            <text:p>uv E; va cãmotaariacʉ̃ni ; vn J </text:p>
          </table:table-cell>
          <table:table-cell table:number-columns-repeated="202"/>
        </table:table-row>
        <table:table-row table:style-name="ro2">
          <table:table-cell office:value-type="string">
            <text:p>maataariajaʉ </text:p>
          </table:table-cell>
          <table:table-cell office:value-type="string">
            <text:p>mɑ̃ɑ̃́.ˈtɑ.ɾi.ɑ.hɘ́ɘ E][mɑ̃ɑ̃́.tɑ.ˈɾí.ɑ́.hɘ́ɘ J </text:p>
          </table:table-cell>
          <table:table-cell office:value-type="string">
            <text:p>inan. </text:p>
          </table:table-cell>
          <table:table-cell office:value-type="string">
            <text:p>cerca tejida de trampas (para atrapar peces) </text:p>
          </table:table-cell>
          <table:table-cell/>
          <table:table-cell office:value-type="string">
            <text:p>va maataariajʉ , uv E , vn E </text:p>
          </table:table-cell>
          <table:table-cell table:number-columns-repeated="202"/>
        </table:table-row>
        <table:table-row table:style-name="ro2">
          <table:table-cell office:value-type="string">
            <text:p>maataariaro </text:p>
          </table:table-cell>
          <table:table-cell office:value-type="string">
            <text:p>mɑ̃́.tɑ.ɾi.ˈɑ́.ɾó </text:p>
          </table:table-cell>
          <table:table-cell office:value-type="string">
            <text:p>s.v.inan. </text:p>
          </table:table-cell>
          <table:table-cell office:value-type="string">
            <text:p>cerca tejida de trampas (para atrapar peces) </text:p>
          </table:table-cell>
          <table:table-cell/>
          <table:table-cell office:value-type="string">
            <text:p>va cãmotaariaro , uv E , vn J </text:p>
          </table:table-cell>
          <table:table-cell table:number-columns-repeated="202"/>
        </table:table-row>
        <table:table-row table:style-name="ro2">
          <table:table-cell office:value-type="string">
            <text:p>maatuure </text:p>
          </table:table-cell>
          <table:table-cell office:value-type="string">
            <text:p>mɑ̃́ˈɑ̃́.túú.ɾe E][mɑ̃́ɑ̃́.ˈtúu.ɾe J </text:p>
          </table:table-cell>
          <table:table-cell office:value-type="string">
            <text:p>v.t. </text:p>
          </table:table-cell>
          <table:table-cell office:value-type="string">
            <text:p>tapar, tapiar (las paredes de la casa con barro)</text:p>
          </table:table-cell>
          <table:table-cell table:number-columns-repeated="204"/>
        </table:table-row>
        <table:table-row table:style-name="ro2">
          <table:table-cell office:value-type="string">
            <text:p>maawecayojʉa </text:p>
          </table:table-cell>
          <table:table-cell office:value-type="string">
            <text:p>mɑ̃́ɑ̃́.ˈwékɑdʒohɨ́ɑ́ </text:p>
          </table:table-cell>
          <table:table-cell office:value-type="string">
            <text:p>an. </text:p>
          </table:table-cell>
          <table:table-cell office:value-type="string">
            <text:p>oruga de una especie de mariposa (incomible) </text:p>
          </table:table-cell>
          <table:table-cell table:number-columns-repeated="204"/>
        </table:table-row>
        <table:table-row table:style-name="ro2">
          <table:table-cell office:value-type="string">
            <text:p>maawisiare </text:p>
          </table:table-cell>
          <table:table-cell office:value-type="string">
            <text:p>mɑ̃ɑ̃́.ˈwísiɑ.ɾe E][ˈmɑ̃ɑ̃́.wísiɑ.ɾe J </text:p>
          </table:table-cell>
          <table:table-cell office:value-type="string">
            <text:p>v.i. </text:p>
          </table:table-cell>
          <table:table-cell office:value-type="string">
            <text:p>perder el camino </text:p>
          </table:table-cell>
          <table:table-cell table:number-columns-repeated="204"/>
        </table:table-row>
        <table:table-row table:style-name="ro2">
          <table:table-cell office:value-type="string">
            <text:p>maawisiase </text:p>
          </table:table-cell>
          <table:table-cell office:value-type="string">
            <text:p>mɑ̃ɑ̃́.ˈwísiɑ.se </text:p>
          </table:table-cell>
          <table:table-cell office:value-type="string">
            <text:p>v.i. </text:p>
          </table:table-cell>
          <table:table-cell office:value-type="string">
            <text:p>enredarse </text:p>
          </table:table-cell>
          <table:table-cell table:number-columns-repeated="204"/>
        </table:table-row>
        <table:table-row table:style-name="ro2">
          <table:table-cell office:value-type="string">
            <text:p>macá </text:p>
          </table:table-cell>
          <table:table-cell office:value-type="string">
            <text:p>mɑ̃ˈkɑ̃́ </text:p>
          </table:table-cell>
          <table:table-cell office:value-type="string">
            <text:p>inan., cl.irreg. </text:p>
          </table:table-cell>
          <table:table-cell office:value-type="string">
            <text:p>lugar habitado o poblado (como pueblo, país)</text:p>
          </table:table-cell>
          <table:table-cell table:number-columns-repeated="204"/>
        </table:table-row>
        <table:table-row table:style-name="ro2">
          <table:table-cell office:value-type="string">
            <text:p>maca_jĩno </text:p>
          </table:table-cell>
          <table:table-cell office:value-type="string">
            <text:p>mɑ̃ˈkɑ̃́.hĩ́nṍ E][mɑ̃ˈkɑ̃́.hĩ́nṍ J </text:p>
          </table:table-cell>
          <table:table-cell office:value-type="string">
            <text:p>an. </text:p>
          </table:table-cell>
          <table:table-cell office:value-type="string">
            <text:p>especie de boa (uso: se dice más que |bboe jĩno|r) </text:p>
          </table:table-cell>
          <table:table-cell office:value-type="string">
            <text:p>Boa constrictor </text:p>
          </table:table-cell>
          <table:table-cell table:number-columns-repeated="203"/>
        </table:table-row>
        <table:table-row table:style-name="ro2">
          <table:table-cell office:value-type="string">
            <text:p>maca_sẽna </text:p>
          </table:table-cell>
          <table:table-cell office:value-type="string">
            <text:p>mɑ̃kɑ̃́.ˈsẽ́nɑ̃ E][mɑ̃kɑ̃́.ˈsẽ́nɑ̃́ J </text:p>
          </table:table-cell>
          <table:table-cell office:value-type="string">
            <text:p>inan. </text:p>
          </table:table-cell>
          <table:table-cell office:value-type="string">
            <text:p>especie de piña silvestre </text:p>
          </table:table-cell>
          <table:table-cell table:number-columns-repeated="204"/>
        </table:table-row>
        <table:table-row table:style-name="ro2">
          <table:table-cell office:value-type="string">
            <text:p>macáagʉ, macáago </text:p>
          </table:table-cell>
          <table:table-cell office:value-type="string">
            <text:p>mɑ̃ˈkɑ̃́.ɑ̃́.gɨ </text:p>
          </table:table-cell>
          <table:table-cell office:value-type="string">
            <text:p>m., f. </text:p>
          </table:table-cell>
          <table:table-cell office:value-type="string">
            <text:p>habitante (masculino, femenino) </text:p>
          </table:table-cell>
          <table:table-cell table:number-columns-repeated="204"/>
        </table:table-row>
        <table:table-row table:style-name="ro2">
          <table:table-cell office:value-type="string">
            <text:p>macabaare </text:p>
          </table:table-cell>
          <table:table-cell office:value-type="string">
            <text:p>mɑ̃kɑ̃́ˈbɑ́ɑ.ɾe </text:p>
          </table:table-cell>
          <table:table-cell office:value-type="string">
            <text:p>v.t. </text:p>
          </table:table-cell>
          <table:table-cell office:value-type="string">
            <text:p>rebuscar comida (gallo, ave)</text:p>
          </table:table-cell>
          <table:table-cell table:number-columns-repeated="204"/>
        </table:table-row>
        <table:table-row table:style-name="ro2">
          <table:table-cell office:value-type="string">
            <text:p>macagãnibiare </text:p>
          </table:table-cell>
          <table:table-cell office:value-type="string">
            <text:p>mɑ̃ˈkɑ̃́.ŋɑ̃́nĩ.bíɑ.ɾe E][mɑ̃ˈkɑ̃́.ŋɑ̃́nĩ.bíɑ́.ɾé J </text:p>
          </table:table-cell>
          <table:table-cell office:value-type="string">
            <text:p>v.t. </text:p>
          </table:table-cell>
          <table:table-cell office:value-type="string">
            <text:p>buscar alrededor de</text:p>
          </table:table-cell>
          <table:table-cell table:number-columns-repeated="204"/>
        </table:table-row>
        <table:table-row table:style-name="ro2">
          <table:table-cell office:value-type="string">
            <text:p>macajʉ </text:p>
          </table:table-cell>
          <table:table-cell office:value-type="string">
            <text:p>mɑ̃ˈkɑ̃́.hɨ̃́ </text:p>
          </table:table-cell>
          <table:table-cell office:value-type="string">
            <text:p>inan. </text:p>
          </table:table-cell>
          <table:table-cell office:value-type="string">
            <text:p>patio (área limpiada afuera de la maloca)</text:p>
          </table:table-cell>
          <table:table-cell table:number-columns-repeated="204"/>
        </table:table-row>
        <table:table-row table:style-name="ro2">
          <table:table-cell office:value-type="string">
            <text:p>macájʉ </text:p>
          </table:table-cell>
          <table:table-cell office:value-type="string">
            <text:p>mɑ̃ˈkɑ̃́.hɨ̃ </text:p>
          </table:table-cell>
          <table:table-cell office:value-type="string">
            <text:p>inan. </text:p>
          </table:table-cell>
          <table:table-cell office:value-type="string">
            <text:p>al lugar, en el lugar (habitado o poblado, como pueblo, país) </text:p>
          </table:table-cell>
          <table:table-cell table:number-columns-repeated="204"/>
        </table:table-row>
        <table:table-row table:style-name="ro2">
          <table:table-cell office:value-type="string">
            <text:p>macaniña </text:p>
          </table:table-cell>
          <table:table-cell office:value-type="string">
            <text:p>mɑ̃kɑ̃́ˈnĩ́ɲɑ̃́ </text:p>
          </table:table-cell>
          <table:table-cell office:value-type="string">
            <text:p>an. </text:p>
          </table:table-cell>
          <table:table-cell office:value-type="string">
            <text:p>monstruo del monte que se parece al churuco </text:p>
          </table:table-cell>
          <table:table-cell table:number-columns-repeated="204"/>
        </table:table-row>
        <table:table-row table:style-name="ro2">
          <table:table-cell office:value-type="string">
            <text:p>macare </text:p>
          </table:table-cell>
          <table:table-cell office:value-type="string">
            <text:p>mɑ̃ˈkɑ̃́.ɾẽ </text:p>
          </table:table-cell>
          <table:table-cell office:value-type="string">
            <text:p>v.t. </text:p>
          </table:table-cell>
          <table:table-cell office:value-type="string">
            <text:p>buscar </text:p>
          </table:table-cell>
          <table:table-cell table:number-columns-repeated="2"/>
          <table:table-cell office:value-type="string">
            <text:p>ntg BARS,91 (bãka-) search no.115,178;</text:p>
          </table:table-cell>
          <table:table-cell table:number-columns-repeated="201"/>
        </table:table-row>
        <table:table-row table:style-name="ro2">
          <table:table-cell office:value-type="string">
            <text:p>macaroca </text:p>
          </table:table-cell>
          <table:table-cell office:value-type="string">
            <text:p>mɑ̃ˈkɑ̃́.ɾókɑ </text:p>
          </table:table-cell>
          <table:table-cell office:value-type="string">
            <text:p>inan. </text:p>
          </table:table-cell>
          <table:table-cell office:value-type="string">
            <text:p>monte </text:p>
          </table:table-cell>
          <table:table-cell table:number-columns-repeated="204"/>
        </table:table-row>
        <table:table-row table:style-name="ro2">
          <table:table-cell office:value-type="string">
            <text:p>macarocaagʉ, macarocaago </text:p>
          </table:table-cell>
          <table:table-cell office:value-type="string">
            <text:p>mɑ̃kɑ̃́.ˈɾókɑ.ɑ.gɨ E][mɑ̃kɑ̃́.ɾoˈkɑ́.ɑ.gɨ J </text:p>
          </table:table-cell>
          <table:table-cell office:value-type="string">
            <text:p>m., f. </text:p>
          </table:table-cell>
          <table:table-cell office:value-type="string">
            <text:p>ser silvestre (masculino, femenino) </text:p>
          </table:table-cell>
          <table:table-cell table:number-columns-repeated="204"/>
        </table:table-row>
        <table:table-row table:style-name="ro2">
          <table:table-cell office:value-type="string">
            <text:p>macarocaaye </text:p>
          </table:table-cell>
          <table:table-cell office:value-type="string">
            <text:p>mɑ̃kɑ̃́.ˈɾókɑ.ɑ.dʒé E][mɑ̃ˈkɑ̃́.ɾokɑ́.ɑ́.dʒe J </text:p>
          </table:table-cell>
          <table:table-cell office:value-type="string">
            <text:p>inan.pl. </text:p>
          </table:table-cell>
          <table:table-cell office:value-type="string">
            <text:p>productos de la selva (lo que se encuentra en la selva como frutas, frutos, madera, bejucos, etc.) </text:p>
          </table:table-cell>
          <table:table-cell table:number-columns-repeated="204"/>
        </table:table-row>
        <table:table-row table:style-name="ro2">
          <table:table-cell office:value-type="string">
            <text:p>macarʉcʉro </text:p>
          </table:table-cell>
          <table:table-cell office:value-type="string">
            <text:p>mɑ̃ˈkɑ̃́.ɾɨ̃́kɨ̃́.ɾṍ </text:p>
          </table:table-cell>
          <table:table-cell office:value-type="string">
            <text:p>inan. </text:p>
          </table:table-cell>
          <table:table-cell office:value-type="string">
            <text:p>el mundo (sin el cielo) </text:p>
          </table:table-cell>
          <table:table-cell table:number-columns-repeated="204"/>
        </table:table-row>
        <table:table-row table:style-name="ro2">
          <table:table-cell office:value-type="string">
            <text:p>macarʉcʉro_sẽoro </text:p>
          </table:table-cell>
          <table:table-cell office:value-type="string">
            <text:p>mɑ̃ˈkɑ̃́.ɾɨ̃́kɨ̃́.ɾṍ.sẽ́ṍɾṍ </text:p>
          </table:table-cell>
          <table:table-cell office:value-type="string">
            <text:p>an. </text:p>
          </table:table-cell>
          <table:table-cell office:value-type="string">
            <text:p>especie de culebra venenosa parecida a una cobra </text:p>
          </table:table-cell>
          <table:table-cell/>
          <table:table-cell office:value-type="string">
            <text:p>sc Chironius carinatus, Leptophis spp. y Atractus spp. entre otras</text:p>
          </table:table-cell>
          <table:table-cell table:number-columns-repeated="202"/>
        </table:table-row>
        <table:table-row table:style-name="ro2">
          <table:table-cell office:value-type="string">
            <text:p>macʉ, maco </text:p>
          </table:table-cell>
          <table:table-cell office:value-type="string">
            <text:p>mɑ̃ˈk.ɨ̃́ </text:p>
          </table:table-cell>
          <table:table-cell office:value-type="string">
            <text:p>m., f. </text:p>
          </table:table-cell>
          <table:table-cell office:value-type="string">
            <text:p>hijo, hija; </text:p>
          </table:table-cell>
          <table:table-cell table:number-columns-repeated="204"/>
        </table:table-row>
        <table:table-row table:style-name="ro2">
          <table:table-cell office:value-type="string">
            <text:p>magʉ̃, magõ </text:p>
          </table:table-cell>
          <table:table-cell/>
          <table:table-cell office:value-type="string">
            <text:p>s.v.m., f. </text:p>
          </table:table-cell>
          <table:table-cell office:value-type="string">
            <text:p>persona sin algo (uso: requiere palabra modificador, por ejemplo: |bmacʉ magʉ̃|r ‘hombre casado que no tiene hijos’) </text:p>
          </table:table-cell>
          <table:table-cell table:number-columns-repeated="204"/>
        </table:table-row>
        <table:table-row table:style-name="ro2">
          <table:table-cell office:value-type="string">
            <text:p>maiguayesore </text:p>
          </table:table-cell>
          <table:table-cell office:value-type="string">
            <text:p>ˈmɑ̃́ĩ.gúɑ́.dʒéso.ɾe E][mɑ̃ĩ́.ˈgúɑ́.dʒéso.ɾe J </text:p>
          </table:table-cell>
          <table:table-cell office:value-type="string">
            <text:p>v.t. </text:p>
          </table:table-cell>
          <table:table-cell office:value-type="string">
            <text:p>defender a otra persona (por amarla) </text:p>
          </table:table-cell>
          <table:table-cell table:number-columns-repeated="204"/>
        </table:table-row>
        <table:table-row table:style-name="ro2">
          <table:table-cell office:value-type="string">
            <text:p>maiĩare </text:p>
          </table:table-cell>
          <table:table-cell office:value-type="string">
            <text:p>ˈmɑ̃́ĩ.ĩ́ɑ̃.ɾẽ E][ˈmɑ̃ĩ́.ĩ́ɑ̃́.ɾẽ́ J </text:p>
          </table:table-cell>
          <table:table-cell office:value-type="string">
            <text:p>v.t. </text:p>
          </table:table-cell>
          <table:table-cell office:value-type="string">
            <text:p>amar </text:p>
          </table:table-cell>
          <table:table-cell table:number-columns-repeated="2"/>
          <table:table-cell office:value-type="string">
            <text:p>lf caus. </text:p>
          </table:table-cell>
          <table:table-cell table:number-columns-repeated="201"/>
        </table:table-row>
        <table:table-row table:style-name="ro2">
          <table:table-cell office:value-type="string">
            <text:p>maiĩore </text:p>
          </table:table-cell>
          <table:table-cell office:value-type="string">
            <text:p>mɑ̃́ĩ́.ˈĩ́.õõ.ɾẽ E][mɑ̃ĩ́.ĩ́.ˈṍ.ɾẽ́ J </text:p>
          </table:table-cell>
          <table:table-cell office:value-type="string">
            <text:p>v.caus. </text:p>
          </table:table-cell>
          <table:table-cell office:value-type="string">
            <text:p>(ser/estar) amado, amada (porque uno se merece el amor, se comporta muy bien en todo) </text:p>
          </table:table-cell>
          <table:table-cell table:number-columns-repeated="204"/>
        </table:table-row>
        <table:table-row table:style-name="ro2">
          <table:table-cell office:value-type="string">
            <text:p>maiĩoro_bajigʉ, maiĩoro bajigo </text:p>
          </table:table-cell>
          <table:table-cell office:value-type="string">
            <text:p>mɑ̃ĩ́.ˈĩ́õ.ɾõ.bɑhí.gɨ </text:p>
          </table:table-cell>
          <table:table-cell office:value-type="string">
            <text:p>m., f. </text:p>
          </table:table-cell>
          <table:table-cell office:value-type="string">
            <text:p>persona sin soporte familiar para vivir bien (masculino, femenino) </text:p>
          </table:table-cell>
          <table:table-cell table:number-columns-repeated="204"/>
        </table:table-row>
        <table:table-row table:style-name="ro2">
          <table:table-cell office:value-type="string">
            <text:p>maiĩose </text:p>
          </table:table-cell>
          <table:table-cell office:value-type="string">
            <text:p>ˈmɑ̃́ĩ́.ĩ́õ.sẽ E][mɑ̃ĩ́.ˈĩ́ṍ.sẽ́ J </text:p>
          </table:table-cell>
          <table:table-cell office:value-type="string">
            <text:p>s.v.inan. </text:p>
          </table:table-cell>
          <table:table-cell office:value-type="string">
            <text:p>cosa valiosa </text:p>
          </table:table-cell>
          <table:table-cell table:number-columns-repeated="204"/>
        </table:table-row>
        <table:table-row table:style-name="ro2">
          <table:table-cell office:value-type="string">
            <text:p>maioecore </text:p>
          </table:table-cell>
          <table:table-cell office:value-type="string">
            <text:p>ˈmɑ̃́ĩ.õ.éko.ɾe E][mɑ̃ĩ́.ˈṍ.éko.ɾe J </text:p>
          </table:table-cell>
          <table:table-cell office:value-type="string">
            <text:p>v.caus. </text:p>
          </table:table-cell>
          <table:table-cell office:value-type="string">
            <text:p>(ser/estar) amado, amada (porque uno se merece el amor y se comporta muy bien en todo) </text:p>
          </table:table-cell>
          <table:table-cell table:number-columns-repeated="204"/>
        </table:table-row>
        <table:table-row table:style-name="ro2">
          <table:table-cell office:value-type="string">
            <text:p>maire </text:p>
          </table:table-cell>
          <table:table-cell office:value-type="string">
            <text:p>ˈmɑ̃́ĩ́.ɾẽ <text:s/>E][ˈmɑ̃́ĩ́.ɾẽ́ J </text:p>
          </table:table-cell>
          <table:table-cell office:value-type="string">
            <text:p>v.t. </text:p>
          </table:table-cell>
          <table:table-cell office:value-type="string">
            <text:p>amar </text:p>
          </table:table-cell>
          <table:table-cell table:number-columns-repeated="2"/>
          <table:table-cell office:value-type="string">
            <text:p>ntg BARS,91 (bãi-) love no.241,302,373; </text:p>
          </table:table-cell>
          <table:table-cell table:number-columns-repeated="201"/>
        </table:table-row>
        <table:table-row table:style-name="ro2">
          <table:table-cell office:value-type="string">
            <text:p>maiyesore </text:p>
          </table:table-cell>
          <table:table-cell office:value-type="string">
            <text:p>ˈmɑ̃́ĩ.dʒéso.ɾe E][mɑ̃ˈĩ́.dʒéso.ɾe J </text:p>
          </table:table-cell>
          <table:table-cell office:value-type="string">
            <text:p>v.t. </text:p>
          </table:table-cell>
          <table:table-cell office:value-type="string">
            <text:p>defender a otra persona (por amarla) </text:p>
          </table:table-cell>
          <table:table-cell table:number-columns-repeated="204"/>
        </table:table-row>
        <table:table-row table:style-name="ro2">
          <table:table-cell office:value-type="string">
            <text:p>maja </text:p>
          </table:table-cell>
          <table:table-cell office:value-type="string">
            <text:p>mɑ̃ˈhɑ̃́ </text:p>
          </table:table-cell>
          <table:table-cell office:value-type="string">
            <text:p>an. </text:p>
          </table:table-cell>
          <table:table-cell office:value-type="string">
            <text:p>guacamayo, guacamaya; </text:p>
          </table:table-cell>
          <table:table-cell office:value-type="string">
            <text:p>Ara macao , Ara chloroptera, Ara ararauna <text:s/></text:p>
          </table:table-cell>
          <table:table-cell table:number-columns-repeated="203"/>
        </table:table-row>
        <table:table-row table:style-name="ro2">
          <table:table-cell office:value-type="string">
            <text:p>Maja_mumurocʉ </text:p>
          </table:table-cell>
          <table:table-cell office:value-type="string">
            <text:p>mɑ̃hɑ̃́.mṹˈmṹɾõk.ɨ̃́ E][mɑ̃hɑ̃́.ˈmṹmṹɾṍk.ɨ̃ J </text:p>
          </table:table-cell>
          <table:table-cell office:value-type="string">
            <text:p>inan. </text:p>
          </table:table-cell>
          <table:table-cell office:value-type="string">
            <text:p>cerro ubicado al otro lado del río Apaporis</text:p>
          </table:table-cell>
          <table:table-cell table:number-columns-repeated="204"/>
        </table:table-row>
        <table:table-row table:style-name="ro2">
          <table:table-cell office:value-type="string">
            <text:p>maja_sũʉ </text:p>
          </table:table-cell>
          <table:table-cell office:value-type="string">
            <text:p>mɑ̃hɑ̃́.ˈsṹ.ɨ̃́ </text:p>
          </table:table-cell>
          <table:table-cell office:value-type="string">
            <text:p>an. </text:p>
          </table:table-cell>
          <table:table-cell office:value-type="string">
            <text:p>especie de culebra (venenosa) </text:p>
          </table:table-cell>
          <table:table-cell table:number-columns-repeated="204"/>
        </table:table-row>
        <table:table-row table:style-name="ro2">
          <table:table-cell office:value-type="string">
            <text:p>maja_utia </text:p>
          </table:table-cell>
          <table:table-cell office:value-type="string">
            <text:p>mɑ̃hɑ̃́.úˈtiɑ E][mɑ̃ˈhɑ̃́.útíɑ́ J </text:p>
          </table:table-cell>
          <table:table-cell office:value-type="string">
            <text:p>an.s.plural </text:p>
          </table:table-cell>
          <table:table-cell office:value-type="string">
            <text:p>avispas |bmaja|r (tiene abdómenes curvadas) </text:p>
          </table:table-cell>
          <table:table-cell table:number-columns-repeated="204"/>
        </table:table-row>
        <table:table-row table:style-name="ro2">
          <table:table-cell office:value-type="string">
            <text:p>majaguiamʉ </text:p>
          </table:table-cell>
          <table:table-cell office:value-type="string">
            <text:p>mɑ̃hɑ̃́.ˈgíɑ́.mɨ̃́ </text:p>
          </table:table-cell>
          <table:table-cell office:value-type="string">
            <text:p>an. </text:p>
          </table:table-cell>
          <table:table-cell office:value-type="string">
            <text:p>gallo de roca de Guayana </text:p>
          </table:table-cell>
          <table:table-cell table:number-columns-repeated="204"/>
        </table:table-row>
        <table:table-row table:style-name="ro2">
          <table:table-cell office:value-type="string">
            <text:p>majajĩcomisimaa </text:p>
          </table:table-cell>
          <table:table-cell office:value-type="string">
            <text:p>mɑ̃hɑ̃́.ˈhĩ́kṍ.mĩ́sĩ́.mɑ̃́ </text:p>
          </table:table-cell>
          <table:table-cell office:value-type="string">
            <text:p>inan.f.n.esp. </text:p>
          </table:table-cell>
          <table:table-cell office:value-type="string">
            <text:p>especie de bejuco (cuya cáscara se utiliza para enrollar la cerbatana de madera)</text:p>
          </table:table-cell>
          <table:table-cell table:number-columns-repeated="204"/>
        </table:table-row>
        <table:table-row table:style-name="ro2">
          <table:table-cell office:value-type="string">
            <text:p>majare </text:p>
          </table:table-cell>
          <table:table-cell office:value-type="string">
            <text:p>ˈmɑ̃́hɑ̃.ɾẽ E][mɑ̃ˈhɑ̃́ɑ̃́.ɾẽ́ J </text:p>
          </table:table-cell>
          <table:table-cell office:value-type="string">
            <text:p>v.i. </text:p>
          </table:table-cell>
          <table:table-cell office:value-type="string">
            <text:p>subir (una loma) </text:p>
          </table:table-cell>
          <table:table-cell table:number-columns-repeated="2"/>
          <table:table-cell office:value-type="string">
            <text:p>ntg BARS,91 (bãha-) ascend'#vertically ‘to ascend (a hill)’ 2.4. Verbs with only a subject arguement. Verbs of motion p.25 no.71,72;</text:p>
          </table:table-cell>
          <table:table-cell table:number-columns-repeated="201"/>
        </table:table-row>
        <table:table-row table:style-name="ro2">
          <table:table-cell office:value-type="string">
            <text:p>majariarojʉ </text:p>
          </table:table-cell>
          <table:table-cell office:value-type="string">
            <text:p>ˈmɑ̃́hɑ̃.ɾi.ɑ́.ɾó.hɨ E][mɑ̃hɑ̃́.ˈɾí.ɑ.ɾo.hɨ J </text:p>
          </table:table-cell>
          <table:table-cell office:value-type="string">
            <text:p>s.v.inan. </text:p>
          </table:table-cell>
          <table:table-cell office:value-type="string">
            <text:p>puerto </text:p>
          </table:table-cell>
          <table:table-cell table:number-columns-repeated="204"/>
        </table:table-row>
        <table:table-row table:style-name="ro2">
          <table:table-cell office:value-type="string">
            <text:p>Majaʉ </text:p>
          </table:table-cell>
          <table:table-cell office:value-type="string">
            <text:p>mɑ̃ˈhɑ̃́.ɨ̃́ </text:p>
          </table:table-cell>
          <table:table-cell office:value-type="string">
            <text:p>inan. </text:p>
          </table:table-cell>
          <table:table-cell office:value-type="string">
            <text:p>cerro al lado del río Apaporis</text:p>
          </table:table-cell>
          <table:table-cell table:number-columns-repeated="204"/>
        </table:table-row>
        <table:table-row table:style-name="ro2">
          <table:table-cell office:value-type="string">
            <text:p>maji </text:p>
          </table:table-cell>
          <table:table-cell office:value-type="string">
            <text:p>mɑ̃ˈhĩ́ </text:p>
          </table:table-cell>
          <table:table-cell office:value-type="string">
            <text:p>adv. </text:p>
          </table:table-cell>
          <table:table-cell office:value-type="string">
            <text:p>todavía no </text:p>
          </table:table-cell>
          <table:table-cell table:number-columns-repeated="204"/>
        </table:table-row>
        <table:table-row table:style-name="ro2">
          <table:table-cell office:value-type="string">
            <text:p>majio </text:p>
          </table:table-cell>
          <table:table-cell office:value-type="string">
            <text:p>mɑ̃ˈhĩ́õ </text:p>
          </table:table-cell>
          <table:table-cell office:value-type="string">
            <text:p>an. </text:p>
          </table:table-cell>
          <table:table-cell office:value-type="string">
            <text:p>cigüeñuela (especie de ave acuática, no comestible) </text:p>
          </table:table-cell>
          <table:table-cell/>
          <table:table-cell office:value-type="string">
            <text:p>sc Himantopus mexicanus </text:p>
          </table:table-cell>
          <table:table-cell table:number-columns-repeated="202"/>
        </table:table-row>
        <table:table-row table:style-name="ro2">
          <table:table-cell office:value-type="string">
            <text:p>majio_misi </text:p>
          </table:table-cell>
          <table:table-cell office:value-type="string">
            <text:p>mɑ̃ˈhĩ́õ.mĩsĩ́ E][mɑ̃ˈhĩ́ṍ.mĩ́sĩ J </text:p>
          </table:table-cell>
          <table:table-cell office:value-type="string">
            <text:p>inan.f.n.esp. </text:p>
          </table:table-cell>
          <table:table-cell office:value-type="string">
            <text:p>bejucos cigüeñuela (especie de maleza) </text:p>
          </table:table-cell>
          <table:table-cell table:number-columns-repeated="204"/>
        </table:table-row>
        <table:table-row table:style-name="ro1">
          <table:table-cell office:value-type="string">
            <text:p>mamare </text:p>
          </table:table-cell>
          <table:table-cell office:value-type="string">
            <text:p>ˈmɑ̃́mɑ̃́ɑ̃́.ɾẽ E][ˈmɑ̃́mɑ̃́ɑ̃́.ɾẽ́ J </text:p>
          </table:table-cell>
          <table:table-cell office:value-type="string">
            <text:p>v.t. </text:p>
          </table:table-cell>
          <table:table-cell office:value-type="string">
            <text:p>untarse (el cuerpo de color rojo con carayurú antes de la ceremonia de iniciación) </text:p>
          </table:table-cell>
          <table:table-cell table:number-columns-repeated="204"/>
        </table:table-row>
        <table:table-row table:style-name="ro2">
          <table:table-cell office:value-type="string">
            <text:p>mamase </text:p>
          </table:table-cell>
          <table:table-cell office:value-type="string">
            <text:p>ˈmɑ̃́mɑ̃́.se E][ˈmɑ̃́mɑ̃́.sé J </text:p>
          </table:table-cell>
          <table:table-cell office:value-type="string">
            <text:p>v.i. </text:p>
          </table:table-cell>
          <table:table-cell office:value-type="string">
            <text:p>(estar) nuevo, nueva </text:p>
          </table:table-cell>
          <table:table-cell table:number-columns-repeated="2"/>
          <table:table-cell office:value-type="string">
            <text:p>ntg BARS,91 (bãba-) ‘new (inan.)’ 2.9 Modifiers in noun phrases p.29 - descriptive modifier not inflected for tense p.30; 4.9 Descriptive Modifiers p.63; </text:p>
          </table:table-cell>
          <table:table-cell table:number-columns-repeated="201"/>
        </table:table-row>
        <table:table-row table:style-name="ro2">
          <table:table-cell office:value-type="string">
            <text:p>mame </text:p>
          </table:table-cell>
          <table:table-cell office:value-type="string">
            <text:p>mɑ̃́ˈmẽ́ </text:p>
          </table:table-cell>
          <table:table-cell office:value-type="string">
            <text:p>adv. </text:p>
          </table:table-cell>
          <table:table-cell office:value-type="string">
            <text:p>recién </text:p>
          </table:table-cell>
          <table:table-cell table:number-columns-repeated="2"/>
          <table:table-cell office:value-type="string">
            <text:p>ntg BARS,91 (bãbe) ‘newly, recently’ 2.10 Adverbs (time) p.30;</text:p>
          </table:table-cell>
          <table:table-cell table:number-columns-repeated="201"/>
        </table:table-row>
        <table:table-row table:style-name="ro2">
          <table:table-cell office:value-type="string">
            <text:p>mamʉ, mamo </text:p>
          </table:table-cell>
          <table:table-cell office:value-type="string">
            <text:p>ˈmɑ̃́m.ɨ̃́ </text:p>
          </table:table-cell>
          <table:table-cell office:value-type="string">
            <text:p>m., f. </text:p>
          </table:table-cell>
          <table:table-cell office:value-type="string">
            <text:p>un, una joven; </text:p>
          </table:table-cell>
          <table:table-cell table:number-columns-repeated="204"/>
        </table:table-row>
        <table:table-row table:style-name="ro2">
          <table:table-cell office:value-type="string">
            <text:p>manajʉ, manajo </text:p>
          </table:table-cell>
          <table:table-cell office:value-type="string">
            <text:p>ˈmɑ̃́nɑ̃́h.ɨ̃́, mɑ̃́ˈnɑ̃́h.ṍ </text:p>
          </table:table-cell>
          <table:table-cell office:value-type="string">
            <text:p>m., f. </text:p>
          </table:table-cell>
          <table:table-cell office:value-type="string">
            <text:p>esposo, esposa; </text:p>
          </table:table-cell>
          <table:table-cell table:number-columns-repeated="204"/>
        </table:table-row>
        <table:table-row table:style-name="ro2">
          <table:table-cell office:value-type="string">
            <text:p>mani </text:p>
          </table:table-cell>
          <table:table-cell office:value-type="string">
            <text:p>ˈmɑ̃́nĩ́ </text:p>
          </table:table-cell>
          <table:table-cell office:value-type="string">
            <text:p>pron.an.pl. </text:p>
          </table:table-cell>
          <table:table-cell office:value-type="string">
            <text:p>nosotros, nosotras (inclusivo) </text:p>
          </table:table-cell>
          <table:table-cell table:number-columns-repeated="2"/>
          <table:table-cell office:value-type="string">
            <text:p>ntg BARS,91 (bãdi) 1i we ‘we (inclus.)’ 2.1 Nouns. Class eight, speech act participants; <text:s/>2.11. Personal pronouns p.31 no.91; </text:p>
          </table:table-cell>
          <table:table-cell table:number-columns-repeated="201"/>
        </table:table-row>
        <table:table-row table:style-name="ro2">
          <table:table-cell office:value-type="string">
            <text:p>mani_josa </text:p>
          </table:table-cell>
          <table:table-cell office:value-type="string">
            <text:p>ˈmɑ̃́nĩ́.hosɑ́ </text:p>
          </table:table-cell>
          <table:table-cell office:value-type="string">
            <text:p>an.s.plural </text:p>
          </table:table-cell>
          <table:table-cell office:value-type="string">
            <text:p>grupo indígena del menor rango </text:p>
          </table:table-cell>
          <table:table-cell table:number-columns-repeated="204"/>
        </table:table-row>
        <table:table-row table:style-name="ro2">
          <table:table-cell office:value-type="string">
            <text:p>manire </text:p>
          </table:table-cell>
          <table:table-cell office:value-type="string">
            <text:p>ˈmɑ̃́nĩ́.ɾẽ E][mɑ̃́ˈnĩ́.ɾẽ́ J </text:p>
          </table:table-cell>
          <table:table-cell office:value-type="string">
            <text:p>v.i. </text:p>
          </table:table-cell>
          <table:table-cell office:value-type="string">
            <text:p>no estar </text:p>
          </table:table-cell>
          <table:table-cell table:number-columns-repeated="2"/>
          <table:table-cell office:value-type="string">
            <text:p>ntg BARS,93 7.4. Locationals p.109 Existential. no.339; Possessive no.341; 9.2 Negative verb p.127 no.393;</text:p>
          </table:table-cell>
          <table:table-cell table:number-columns-repeated="201"/>
        </table:table-row>
        <table:table-row table:style-name="ro1">
          <table:table-cell office:value-type="string">
            <text:p>mano_bʉcʉarii, mano_bʉcʉario </text:p>
          </table:table-cell>
          <table:table-cell office:value-type="string">
            <text:p>ˈmɑ̃́nõ.bɨkɨ́ɑ.ɾi.i </text:p>
          </table:table-cell>
          <table:table-cell office:value-type="string">
            <text:p>m., f. </text:p>
          </table:table-cell>
          <table:table-cell office:value-type="string">
            <text:p>anciano, anciana </text:p>
          </table:table-cell>
          <table:table-cell table:number-columns-repeated="204"/>
        </table:table-row>
        <table:table-row table:style-name="ro2">
          <table:table-cell office:value-type="string">
            <text:p>mariase </text:p>
          </table:table-cell>
          <table:table-cell office:value-type="string">
            <text:p>ˈmɑ̃́ɾĩɑ̃.sẽ E][mɑ̃ˈɾĩ́ɑ̃́.sẽ́ J </text:p>
          </table:table-cell>
          <table:table-cell office:value-type="string">
            <text:p>v.i. </text:p>
          </table:table-cell>
          <table:table-cell office:value-type="string">
            <text:p>torcerse al suelo (árbol) </text:p>
          </table:table-cell>
          <table:table-cell table:number-columns-repeated="2"/>
          <table:table-cell office:value-type="string">
            <text:p>lf caus. </text:p>
          </table:table-cell>
          <table:table-cell table:number-columns-repeated="201"/>
        </table:table-row>
        <table:table-row table:style-name="ro2">
          <table:table-cell office:value-type="string">
            <text:p>mariore </text:p>
          </table:table-cell>
          <table:table-cell office:value-type="string">
            <text:p>ˈmɑ̃́ɾĩ.õ.ɾẽ E][mɑ̃ˈɾĩ́.ṍ.ɾẽ́ J </text:p>
          </table:table-cell>
          <table:table-cell office:value-type="string">
            <text:p>v.caus. </text:p>
          </table:table-cell>
          <table:table-cell office:value-type="string">
            <text:p>torcer (árbol)</text:p>
          </table:table-cell>
          <table:table-cell table:number-columns-repeated="204"/>
        </table:table-row>
        <table:table-row table:style-name="ro2">
          <table:table-cell office:value-type="string">
            <text:p>masa </text:p>
          </table:table-cell>
          <table:table-cell office:value-type="string">
            <text:p>mɑ̃ˈs.ɑ̃́ </text:p>
          </table:table-cell>
          <table:table-cell office:value-type="string">
            <text:p>an.pl. </text:p>
          </table:table-cell>
          <table:table-cell office:value-type="string">
            <text:p>gente </text:p>
          </table:table-cell>
          <table:table-cell table:number-columns-repeated="2"/>
          <table:table-cell office:value-type="string">
            <text:p>ntg BARS,91 //bãs-a// (human-p) ‘people’ 2.1 Nouns. Class two, animate noun unspecified as to gender and number, must be inflected with gender-number suffixes; no.183,339; </text:p>
          </table:table-cell>
          <table:table-cell table:number-columns-repeated="201"/>
        </table:table-row>
        <table:table-row table:style-name="ro2">
          <table:table-cell office:value-type="string">
            <text:p>Masa_gajariana_yaa_bota </text:p>
          </table:table-cell>
          <table:table-cell office:value-type="string">
            <text:p>mɑ̃s.ɑ̃́.ˈgɑ́hɑ.ɾi.ɑ.nɑ̃́.dʒɑ́.botɑ́ E][mɑ̃ˈs.ɑ̃́.gɑhɑ́.ɾí.ɑ.nɑ̃.dʒɑ́.bótɑ́ J </text:p>
          </table:table-cell>
          <table:table-cell office:value-type="string">
            <text:p>inan. </text:p>
          </table:table-cell>
          <table:table-cell office:value-type="string">
            <text:p>cerro que pertenece al grupo del menor rango de los indígenas</text:p>
          </table:table-cell>
          <table:table-cell table:number-columns-repeated="204"/>
        </table:table-row>
        <table:table-row table:style-name="ro2">
          <table:table-cell office:value-type="string">
            <text:p>masagoje </text:p>
          </table:table-cell>
          <table:table-cell office:value-type="string">
            <text:p>ˈmɑ̃́s.ɑ̃.gohé E][mɑ̃ˈs.ɑ̃́.góhe J </text:p>
          </table:table-cell>
          <table:table-cell office:value-type="string">
            <text:p>inan. </text:p>
          </table:table-cell>
          <table:table-cell office:value-type="string">
            <text:p>tumba </text:p>
          </table:table-cell>
          <table:table-cell table:number-columns-repeated="204"/>
        </table:table-row>
        <table:table-row table:style-name="ro2">
          <table:table-cell office:value-type="string">
            <text:p>masajoa </text:p>
          </table:table-cell>
          <table:table-cell office:value-type="string">
            <text:p>mɑ̃s.ɑ̃́.ˈhóɑ́ </text:p>
          </table:table-cell>
          <table:table-cell office:value-type="string">
            <text:p>inan. </text:p>
          </table:table-cell>
          <table:table-cell office:value-type="string">
            <text:p>tribu </text:p>
          </table:table-cell>
          <table:table-cell table:number-columns-repeated="204"/>
        </table:table-row>
        <table:table-row table:style-name="ro2">
          <table:table-cell office:value-type="string">
            <text:p>masajoti </text:p>
          </table:table-cell>
          <table:table-cell office:value-type="string">
            <text:p>mɑ̃ˈs.ɑ̃́.hóti </text:p>
          </table:table-cell>
          <table:table-cell office:value-type="string">
            <text:p>inan. </text:p>
          </table:table-cell>
          <table:table-cell office:value-type="string">
            <text:p>cadáver arreglado para el entierro</text:p>
          </table:table-cell>
          <table:table-cell table:number-columns-repeated="204"/>
        </table:table-row>
        <table:table-row table:style-name="ro2">
          <table:table-cell office:value-type="string">
            <text:p>masibetire </text:p>
          </table:table-cell>
          <table:table-cell office:value-type="string">
            <text:p>mɑ̃sĩ́.ˈbéti.ɾe E][mɑ̃sĩ́.ˈbéti.ɾe J </text:p>
          </table:table-cell>
          <table:table-cell office:value-type="string">
            <text:p>v.i. </text:p>
          </table:table-cell>
          <table:table-cell office:value-type="string">
            <text:p>no saber </text:p>
          </table:table-cell>
          <table:table-cell table:number-columns-repeated="204"/>
        </table:table-row>
        <table:table-row table:style-name="ro2">
          <table:table-cell office:value-type="string">
            <text:p>masibʉjare </text:p>
          </table:table-cell>
          <table:table-cell office:value-type="string">
            <text:p>mɑ̃ˈsĩ́.bɨ́hɑ́.ɾé </text:p>
          </table:table-cell>
          <table:table-cell office:value-type="string">
            <text:p>v.t. </text:p>
          </table:table-cell>
          <table:table-cell office:value-type="string">
            <text:p>recordar </text:p>
          </table:table-cell>
          <table:table-cell table:number-columns-repeated="204"/>
        </table:table-row>
        <table:table-row table:style-name="ro2">
          <table:table-cell office:value-type="string">
            <text:p>masijedire </text:p>
          </table:table-cell>
          <table:table-cell office:value-type="string">
            <text:p>mɑ̃ˈsĩ́.hédi.ɾe </text:p>
          </table:table-cell>
          <table:table-cell office:value-type="string">
            <text:p>v.t. </text:p>
          </table:table-cell>
          <table:table-cell office:value-type="string">
            <text:p>saber todo de algo</text:p>
          </table:table-cell>
          <table:table-cell table:number-columns-repeated="204"/>
        </table:table-row>
        <table:table-row table:style-name="ro2">
          <table:table-cell office:value-type="string">
            <text:p>masiogʉ̃, masiogõ </text:p>
          </table:table-cell>
          <table:table-cell office:value-type="string">
            <text:p>ˈmɑ̃́sĩ.õ.ŋɨ̃ E][mɑ̃ˈsĩ́.ṍ.ŋɨ̃́ J </text:p>
          </table:table-cell>
          <table:table-cell office:value-type="string">
            <text:p>s.v.m., f. </text:p>
          </table:table-cell>
          <table:table-cell office:value-type="string">
            <text:p>profesor, profesora; </text:p>
          </table:table-cell>
          <table:table-cell table:number-columns-repeated="204"/>
        </table:table-row>
        <table:table-row table:style-name="ro2">
          <table:table-cell office:value-type="string">
            <text:p>masire </text:p>
          </table:table-cell>
          <table:table-cell office:value-type="string">
            <text:p>mɑ̃ˈsĩ́.ɾẽ </text:p>
          </table:table-cell>
          <table:table-cell office:value-type="string">
            <text:p>v.t. </text:p>
          </table:table-cell>
          <table:table-cell office:value-type="string">
            <text:p>saber </text:p>
          </table:table-cell>
          <table:table-cell table:number-columns-repeated="2"/>
          <table:table-cell office:value-type="string">
            <text:p>ntg BARS,91 (bãsi-) know ‘to know how to/to be able to’ 3.5 Verb roots. Verb phrases of cognition p.46 no.135; 11.16. Cognition verbs p.160, no.515,516,517,518; 324,409,410,412,415; </text:p>
          </table:table-cell>
          <table:table-cell table:number-columns-repeated="201"/>
        </table:table-row>
        <table:table-row table:style-name="ro2">
          <table:table-cell office:value-type="string">
            <text:p>masiriore </text:p>
          </table:table-cell>
          <table:table-cell office:value-type="string">
            <text:p>mɑ̃ˈsĩ́.ɾi.o.ɾe E][mɑ̃ˈsĩ́.ɾi.o.ɾe J </text:p>
          </table:table-cell>
          <table:table-cell office:value-type="string">
            <text:p>v.caus. </text:p>
          </table:table-cell>
          <table:table-cell office:value-type="string">
            <text:p>perdonar </text:p>
          </table:table-cell>
          <table:table-cell table:number-columns-repeated="204"/>
        </table:table-row>
        <table:table-row table:style-name="ro2">
          <table:table-cell office:value-type="string">
            <text:p>masiritire </text:p>
          </table:table-cell>
          <table:table-cell office:value-type="string">
            <text:p>mɑ̃ˈsĩ́ɾíti.ɾe </text:p>
          </table:table-cell>
          <table:table-cell office:value-type="string">
            <text:p>v.t. </text:p>
          </table:table-cell>
          <table:table-cell office:value-type="string">
            <text:p>olvidarse </text:p>
          </table:table-cell>
          <table:table-cell table:number-columns-repeated="204"/>
        </table:table-row>
        <table:table-row table:style-name="ro2">
          <table:table-cell office:value-type="string">
            <text:p>maso </text:p>
          </table:table-cell>
          <table:table-cell/>
          <table:table-cell office:value-type="string">
            <text:p>f. </text:p>
          </table:table-cell>
          <table:table-cell office:value-type="string">
            <text:p>persona femenina</text:p>
          </table:table-cell>
          <table:table-cell table:number-columns-repeated="204"/>
        </table:table-row>
        <table:table-row table:style-name="ro2">
          <table:table-cell office:value-type="string">
            <text:p>masobʉcʉore </text:p>
          </table:table-cell>
          <table:table-cell office:value-type="string">
            <text:p>ˈmɑ̃́sõ.bɨ́kɨ.o.ɾe E][mɑ̃ˈsṍ.bɨ́kɨ.o.ɾe J </text:p>
          </table:table-cell>
          <table:table-cell office:value-type="string">
            <text:p>v.caus. </text:p>
          </table:table-cell>
          <table:table-cell office:value-type="string">
            <text:p>adoptar (cuando ambos de los padres se cambian)</text:p>
          </table:table-cell>
          <table:table-cell table:number-columns-repeated="204"/>
        </table:table-row>
        <table:table-row table:style-name="ro2">
          <table:table-cell office:value-type="string">
            <text:p>masobʉcʉorii, masobʉcʉorio </text:p>
          </table:table-cell>
          <table:table-cell office:value-type="string">
            <text:p>ˈmɑ̃́sõ.bɨ́kɨ.o.ɾí E][mɑ̃ˈsṍ.bɨ́kɨ.o.ɾíí J </text:p>
          </table:table-cell>
          <table:table-cell office:value-type="string">
            <text:p>s.v.m., f. </text:p>
          </table:table-cell>
          <table:table-cell office:value-type="string">
            <text:p>hijo adoptivo, hija adoptiva; </text:p>
          </table:table-cell>
          <table:table-cell table:number-columns-repeated="204"/>
        </table:table-row>
        <table:table-row table:style-name="ro2">
          <table:table-cell office:value-type="string">
            <text:p>masocoʉ </text:p>
          </table:table-cell>
          <table:table-cell office:value-type="string">
            <text:p>mɑ̃ˈsóko.ɨ </text:p>
          </table:table-cell>
          <table:table-cell office:value-type="string">
            <text:p>inan. </text:p>
          </table:table-cell>
          <table:table-cell office:value-type="string">
            <text:p>especie de árbol (cuya cáscara se utiliza para pintar las calabazas) </text:p>
          </table:table-cell>
          <table:table-cell table:number-columns-repeated="204"/>
        </table:table-row>
        <table:table-row table:style-name="ro2">
          <table:table-cell office:value-type="string">
            <text:p>masore </text:p>
          </table:table-cell>
          <table:table-cell office:value-type="string">
            <text:p>ˈmɑ̃́sõ.ɾẽ E][mɑ̃ˈsṍ.ɾẽ́ J </text:p>
          </table:table-cell>
          <table:table-cell office:value-type="string">
            <text:p>v.caus. </text:p>
          </table:table-cell>
          <table:table-cell office:value-type="string">
            <text:p>criar (persona) </text:p>
          </table:table-cell>
          <table:table-cell table:number-columns-repeated="204"/>
        </table:table-row>
        <table:table-row table:style-name="ro2">
          <table:table-cell office:value-type="string">
            <text:p>masorii, masorio </text:p>
          </table:table-cell>
          <table:table-cell office:value-type="string">
            <text:p>ˈmɑ̃́sõ.ɾí E][mɑ̃sṍṍ.ˈɾíi J </text:p>
          </table:table-cell>
          <table:table-cell office:value-type="string">
            <text:p>s.v.m., f. </text:p>
          </table:table-cell>
          <table:table-cell office:value-type="string">
            <text:p>hijo adoptivo, hija adoptiva; </text:p>
          </table:table-cell>
          <table:table-cell table:number-columns-repeated="204"/>
        </table:table-row>
        <table:table-row table:style-name="ro2">
          <table:table-cell office:value-type="string">
            <text:p>masu </text:p>
          </table:table-cell>
          <table:table-cell office:value-type="string">
            <text:p>ĩ́ˈĩ.mɑ̃́sũ E][ĩ́ĩ.ˈmɑ̃́sṹ J; ph ˈsóo.mɑ̃́sũ E][ˈsóo.mɑ̃́sṹ J </text:p>
          </table:table-cell>
          <table:table-cell office:value-type="string">
            <text:p>pron.an.reflexivo </text:p>
          </table:table-cell>
          <table:table-cell office:value-type="string">
            <text:p>mismo, misma; </text:p>
          </table:table-cell>
          <table:table-cell/>
          <table:table-cell office:value-type="string">
            <text:p>uv E, J </text:p>
          </table:table-cell>
          <table:table-cell table:number-columns-repeated="202"/>
        </table:table-row>
        <table:table-row table:style-name="ro2">
          <table:table-cell office:value-type="string">
            <text:p>masʉ, maso </text:p>
          </table:table-cell>
          <table:table-cell office:value-type="string">
            <text:p>mɑ̃ˈs.ɨ̃́ </text:p>
          </table:table-cell>
          <table:table-cell office:value-type="string">
            <text:p>m., f. </text:p>
          </table:table-cell>
          <table:table-cell office:value-type="string">
            <text:p>persona (masculina, femenina) </text:p>
          </table:table-cell>
          <table:table-cell table:number-columns-repeated="2"/>
          <table:table-cell office:value-type="string">
            <text:p>ntg BARS,91 (bãs-ʉ; bãs-so) human-ms; human-mf 2.1 Nouns. Class two, animate noun unspecified as to gender and number, must be inflected with gender-number suffixes, no.53; </text:p>
          </table:table-cell>
          <table:table-cell table:number-columns-repeated="201"/>
        </table:table-row>
        <table:table-row table:style-name="ro1">
          <table:table-cell office:value-type="string">
            <text:p>me </text:p>
          </table:table-cell>
          <table:table-cell office:value-type="string">
            <text:p>mẽ́ E][mẽ J </text:p>
          </table:table-cell>
          <table:table-cell office:value-type="string">
            <text:p>interj. </text:p>
          </table:table-cell>
          <table:table-cell office:value-type="string">
            <text:p>¡oh!</text:p>
          </table:table-cell>
          <table:table-cell table:number-columns-repeated="204"/>
        </table:table-row>
        <table:table-row table:style-name="ro2">
          <table:table-cell office:value-type="string">
            <text:p>meare </text:p>
          </table:table-cell>
          <table:table-cell office:value-type="string">
            <text:p>ˈmẽ́ɑ̃́.ɾẽ E][ˈmẽ́ɑ̃́.ɾẽ́ J </text:p>
          </table:table-cell>
          <table:table-cell office:value-type="string">
            <text:p>v.t. </text:p>
          </table:table-cell>
          <table:table-cell office:value-type="string">
            <text:p>sacar de (casabe, masa de yuca brava)</text:p>
          </table:table-cell>
          <table:table-cell table:number-columns-repeated="204"/>
        </table:table-row>
        <table:table-row table:style-name="ro2">
          <table:table-cell office:value-type="string">
            <text:p>meca </text:p>
          </table:table-cell>
          <table:table-cell office:value-type="string">
            <text:p>mẽˈkɑ̃́ </text:p>
          </table:table-cell>
          <table:table-cell office:value-type="string">
            <text:p>an.s.plural </text:p>
          </table:table-cell>
          <table:table-cell office:value-type="string">
            <text:p>termitas, térmites o termes </text:p>
          </table:table-cell>
          <table:table-cell table:number-columns-repeated="204"/>
        </table:table-row>
        <table:table-row table:style-name="ro2">
          <table:table-cell office:value-type="string">
            <text:p>meca_bʉco </text:p>
          </table:table-cell>
          <table:table-cell office:value-type="string">
            <text:p>mẽˈkɑ̃́.bɨ́ko E][mẽˈkɑ̃́.bɨ́kó J </text:p>
          </table:table-cell>
          <table:table-cell office:value-type="string">
            <text:p>an. </text:p>
          </table:table-cell>
          <table:table-cell office:value-type="string">
            <text:p>oso hormiguero </text:p>
          </table:table-cell>
          <table:table-cell table:number-columns-repeated="204"/>
        </table:table-row>
        <table:table-row table:style-name="ro2">
          <table:table-cell office:value-type="string">
            <text:p>meca_isiamʉ </text:p>
          </table:table-cell>
          <table:table-cell office:value-type="string">
            <text:p>mẽˈkɑ́.ísiɑ.mɨ̃ </text:p>
          </table:table-cell>
          <table:table-cell office:value-type="string">
            <text:p>an. </text:p>
          </table:table-cell>
          <table:table-cell office:value-type="string">
            <text:p>águila plomiza (especie de milano) </text:p>
          </table:table-cell>
          <table:table-cell/>
          <table:table-cell office:value-type="string">
            <text:p>sc Ictinia plumbea </text:p>
          </table:table-cell>
          <table:table-cell table:number-columns-repeated="202"/>
        </table:table-row>
        <table:table-row table:style-name="ro2">
          <table:table-cell office:value-type="string">
            <text:p>meca_mini </text:p>
          </table:table-cell>
          <table:table-cell office:value-type="string">
            <text:p>mẽˈkɑ̃́.mĩ́nĩ́ E][mẽˈkɑ̃́.mĩ́nĩ J </text:p>
          </table:table-cell>
          <table:table-cell office:value-type="string">
            <text:p>an. </text:p>
          </table:table-cell>
          <table:table-cell office:value-type="string">
            <text:p>pájaro hormiguero cabecinegro </text:p>
          </table:table-cell>
          <table:table-cell/>
          <table:table-cell office:value-type="string">
            <text:p>sc Percnostola spp.</text:p>
          </table:table-cell>
          <table:table-cell table:number-columns-repeated="202"/>
        </table:table-row>
        <table:table-row table:style-name="ro2">
          <table:table-cell office:value-type="string">
            <text:p>meca_rĩni </text:p>
          </table:table-cell>
          <table:table-cell office:value-type="string">
            <text:p>mẽˈkɑ̃́.ɾĩ́nĩ </text:p>
          </table:table-cell>
          <table:table-cell office:value-type="string">
            <text:p>inan.f.n.esp. </text:p>
          </table:table-cell>
          <table:table-cell office:value-type="string">
            <text:p>hojas espumosas (especie grande utilizada como jabón) </text:p>
          </table:table-cell>
          <table:table-cell table:number-columns-repeated="204"/>
        </table:table-row>
        <table:table-row table:style-name="ro2">
          <table:table-cell office:value-type="string">
            <text:p>meca_rĩniʉ </text:p>
          </table:table-cell>
          <table:table-cell office:value-type="string">
            <text:p>mẽˈkɑ̃́.ɾĩ́nĩ.ɨ̃ </text:p>
          </table:table-cell>
          <table:table-cell office:value-type="string">
            <text:p>inan. </text:p>
          </table:table-cell>
          <table:table-cell office:value-type="string">
            <text:p>especie de árbol con hojas espumosas </text:p>
          </table:table-cell>
          <table:table-cell table:number-columns-repeated="204"/>
        </table:table-row>
        <table:table-row table:style-name="ro2">
          <table:table-cell office:value-type="string">
            <text:p>mecabo </text:p>
          </table:table-cell>
          <table:table-cell office:value-type="string">
            <text:p>mẽkɑ̃́.ˈbo E][mẽˈkɑ̃́.bo J </text:p>
          </table:table-cell>
          <table:table-cell office:value-type="string">
            <text:p>inan. </text:p>
          </table:table-cell>
          <table:table-cell office:value-type="string">
            <text:p>termitero de las especies de termitas con cabezas rojas. </text:p>
          </table:table-cell>
          <table:table-cell table:number-columns-repeated="2"/>
          <table:table-cell office:value-type="string">
            <text:p>ntg BARS,91 (bẽkabo) ‘anthill’ 4.3. Classifiers added to noun heads of noun phrases p.57, no.155;</text:p>
          </table:table-cell>
          <table:table-cell table:number-columns-repeated="201"/>
        </table:table-row>
        <table:table-row table:style-name="ro2">
          <table:table-cell office:value-type="string">
            <text:p>mecajia </text:p>
          </table:table-cell>
          <table:table-cell table:number-columns-repeated="4"/>
          <table:table-cell office:value-type="string">
            <text:p>uv J</text:p>
          </table:table-cell>
          <table:table-cell table:number-columns-repeated="202"/>
        </table:table-row>
        <table:table-row table:style-name="ro2">
          <table:table-cell office:value-type="string">
            <text:p>mecajiabo </text:p>
          </table:table-cell>
          <table:table-cell table:number-columns-repeated="4"/>
          <table:table-cell office:value-type="string">
            <text:p>uv J</text:p>
          </table:table-cell>
          <table:table-cell table:number-columns-repeated="202"/>
        </table:table-row>
        <table:table-row table:style-name="ro2">
          <table:table-cell office:value-type="string">
            <text:p>mecajo </text:p>
          </table:table-cell>
          <table:table-cell office:value-type="string">
            <text:p>mẽˈkɑ̃́hṍ </text:p>
          </table:table-cell>
          <table:table-cell office:value-type="string">
            <text:p>f. </text:p>
          </table:table-cell>
          <table:table-cell office:value-type="string">
            <text:p>tía (cualquier pariente femenino de la familia del padre, de su generación; uso: vocativo) </text:p>
          </table:table-cell>
          <table:table-cell table:number-columns-repeated="204"/>
        </table:table-row>
        <table:table-row table:style-name="ro2">
          <table:table-cell office:value-type="string">
            <text:p>mecaya </text:p>
          </table:table-cell>
          <table:table-cell office:value-type="string">
            <text:p>mẽˈkɑ̃́dʒɑ́ɑ </text:p>
          </table:table-cell>
          <table:table-cell office:value-type="string">
            <text:p>an.s.plural </text:p>
          </table:table-cell>
          <table:table-cell office:value-type="string">
            <text:p>hormigas comestibles </text:p>
          </table:table-cell>
          <table:table-cell/>
          <table:table-cell office:value-type="string">
            <text:p>va mecajia , uv E , vn J , ph mẽˈkɑ́híɑ́ </text:p>
          </table:table-cell>
          <table:table-cell table:number-columns-repeated="202"/>
        </table:table-row>
        <table:table-row table:style-name="ro2">
          <table:table-cell office:value-type="string">
            <text:p>mecayabo </text:p>
          </table:table-cell>
          <table:table-cell office:value-type="string">
            <text:p>mẽkɑ̃́ˈdʒɑ́ɑ.bo </text:p>
          </table:table-cell>
          <table:table-cell office:value-type="string">
            <text:p>inan. </text:p>
          </table:table-cell>
          <table:table-cell office:value-type="string">
            <text:p>hormiguero de las especies de hormigas con cuerpos negros </text:p>
          </table:table-cell>
          <table:table-cell/>
          <table:table-cell office:value-type="string">
            <text:p>va mecajiabo , uv E , vn J , ph mẽˈkɑ̃́híɑ́.bó </text:p>
          </table:table-cell>
          <table:table-cell table:number-columns-repeated="202"/>
        </table:table-row>
        <table:table-row table:style-name="ro2">
          <table:table-cell office:value-type="string">
            <text:p>mecʉore </text:p>
          </table:table-cell>
          <table:table-cell office:value-type="string">
            <text:p>ˈmẽ́kɨ̃.õ.ɾẽ E][mẽˈkɨ̃́.ṍ.ɾẽ́ J </text:p>
          </table:table-cell>
          <table:table-cell office:value-type="string">
            <text:p>v.caus. </text:p>
          </table:table-cell>
          <table:table-cell office:value-type="string">
            <text:p>seducir </text:p>
          </table:table-cell>
          <table:table-cell table:number-columns-repeated="204"/>
        </table:table-row>
        <table:table-row table:style-name="ro2">
          <table:table-cell office:value-type="string">
            <text:p>mecʉre </text:p>
          </table:table-cell>
          <table:table-cell office:value-type="string">
            <text:p>ˈmẽ́kɨ̃.ɾẽ E][mẽˈkɨ̃́.ɾẽ́ J </text:p>
          </table:table-cell>
          <table:table-cell office:value-type="string">
            <text:p>v.i. </text:p>
          </table:table-cell>
          <table:table-cell office:value-type="string">
            <text:p>marearse </text:p>
          </table:table-cell>
          <table:table-cell table:number-columns-repeated="204"/>
        </table:table-row>
        <table:table-row table:style-name="ro2">
          <table:table-cell office:value-type="string">
            <text:p>mee </text:p>
          </table:table-cell>
          <table:table-cell office:value-type="string">
            <text:p>ˈmẽ́ẽ </text:p>
          </table:table-cell>
          <table:table-cell office:value-type="string">
            <text:p>adv. </text:p>
          </table:table-cell>
          <table:table-cell office:value-type="string">
            <text:p>no </text:p>
          </table:table-cell>
          <table:table-cell/>
          <table:table-cell office:value-type="string">
            <text:p>va meje , uv E , vn J , ph mẽˈhẽ́ </text:p>
          </table:table-cell>
          <table:table-cell table:number-columns-repeated="202"/>
        </table:table-row>
        <table:table-row table:style-name="ro2">
          <table:table-cell office:value-type="string">
            <text:p>mejare </text:p>
          </table:table-cell>
          <table:table-cell office:value-type="string">
            <text:p>mẽˈhɑ̃́ɑ̃́.ɾẽ </text:p>
          </table:table-cell>
          <table:table-cell office:value-type="string">
            <text:p>v.i. </text:p>
          </table:table-cell>
          <table:table-cell office:value-type="string">
            <text:p>llevarse río abajo (por la corriente) </text:p>
          </table:table-cell>
          <table:table-cell table:number-columns-repeated="2"/>
          <table:table-cell office:value-type="string">
            <text:p>ntg wj,7/89 (SBT15) ITP 7/89 drift.downstream; lf caus. </text:p>
          </table:table-cell>
          <table:table-cell table:number-columns-repeated="201"/>
        </table:table-row>
        <table:table-row table:style-name="ro2">
          <table:table-cell office:value-type="string">
            <text:p>mejaweore </text:p>
          </table:table-cell>
          <table:table-cell office:value-type="string">
            <text:p>mẽˈhɑ̃́.wé.o.ɾe </text:p>
          </table:table-cell>
          <table:table-cell office:value-type="string">
            <text:p>v.t. </text:p>
          </table:table-cell>
          <table:table-cell office:value-type="string">
            <text:p>llevarse río abajo (por la corriente, dejando el dueño) </text:p>
          </table:table-cell>
          <table:table-cell table:number-columns-repeated="204"/>
        </table:table-row>
        <table:table-row table:style-name="ro2">
          <table:table-cell office:value-type="string">
            <text:p>meje </text:p>
          </table:table-cell>
          <table:table-cell table:number-columns-repeated="4"/>
          <table:table-cell office:value-type="string">
            <text:p>uv J</text:p>
          </table:table-cell>
          <table:table-cell table:number-columns-repeated="202"/>
        </table:table-row>
        <table:table-row table:style-name="ro2">
          <table:table-cell office:value-type="string">
            <text:p>mene </text:p>
          </table:table-cell>
          <table:table-cell office:value-type="string">
            <text:p>mẽ́ˈnẽ́ </text:p>
          </table:table-cell>
          <table:table-cell office:value-type="string">
            <text:p>inan.f.n.esp. </text:p>
          </table:table-cell>
          <table:table-cell office:value-type="string">
            <text:p>guamas </text:p>
          </table:table-cell>
          <table:table-cell table:number-columns-repeated="204"/>
        </table:table-row>
        <table:table-row table:style-name="ro2">
          <table:table-cell office:value-type="string">
            <text:p>mene_buyaa </text:p>
          </table:table-cell>
          <table:table-cell office:value-type="string">
            <text:p>ˈmẽ́nẽ́.búdʒɑ́ɑ E][mẽ́nẽ́.ˈbúdʒɑ́ɑ́ J </text:p>
          </table:table-cell>
          <table:table-cell office:value-type="string">
            <text:p>an.s.plural </text:p>
          </table:table-cell>
          <table:table-cell office:value-type="string">
            <text:p>chinches de escudo |bmene buyaa|r (grandes, negros, y comestibles) </text:p>
          </table:table-cell>
          <table:table-cell table:number-columns-repeated="204"/>
        </table:table-row>
        <table:table-row table:style-name="ro2">
          <table:table-cell office:value-type="string">
            <text:p>menebesusa </text:p>
          </table:table-cell>
          <table:table-cell office:value-type="string">
            <text:p>mẽ́nẽ́.ˈbésúsɑ </text:p>
          </table:table-cell>
          <table:table-cell office:value-type="string">
            <text:p>an.s.plural </text:p>
          </table:table-cell>
          <table:table-cell office:value-type="string">
            <text:p>orugas |bmenebesusa|r (comestibles, de color amarilla clara, comen las hojas del guamo) </text:p>
          </table:table-cell>
          <table:table-cell table:number-columns-repeated="204"/>
        </table:table-row>
        <table:table-row table:style-name="ro2">
          <table:table-cell office:value-type="string">
            <text:p>menejuʉ_toa </text:p>
          </table:table-cell>
          <table:table-cell office:value-type="string">
            <text:p>mẽ́nẽ́ˈhṹ.ɨ̃.tóɑ E][mẽ́nẽ́hṹ.ɨ̃́.ˈtóɑ J </text:p>
          </table:table-cell>
          <table:table-cell office:value-type="string">
            <text:p>inan.f.n.esp. </text:p>
          </table:table-cell>
          <table:table-cell office:value-type="string">
            <text:p>frutas ivapichunas |bmenejuʉ toa|r (|ireg.|r comestibles) </text:p>
          </table:table-cell>
          <table:table-cell table:number-columns-repeated="204"/>
        </table:table-row>
        <table:table-row table:style-name="ro2">
          <table:table-cell office:value-type="string">
            <text:p>Meneriyo </text:p>
          </table:table-cell>
          <table:table-cell office:value-type="string">
            <text:p>ˈmẽ́nẽɾidʒo </text:p>
          </table:table-cell>
          <table:table-cell office:value-type="string">
            <text:p>f. </text:p>
          </table:table-cell>
          <table:table-cell office:value-type="string">
            <text:p>carácter mítico, ascendiente, antepasada de la gente, la madre de |bSʉ̃e|r</text:p>
          </table:table-cell>
          <table:table-cell table:number-columns-repeated="204"/>
        </table:table-row>
        <table:table-row table:style-name="ro2">
          <table:table-cell office:value-type="string">
            <text:p>menerʉcʉ </text:p>
          </table:table-cell>
          <table:table-cell office:value-type="string">
            <text:p>mẽ́ˈnẽ́.ɾɨkɨ́ </text:p>
          </table:table-cell>
          <table:table-cell office:value-type="string">
            <text:p>inan. </text:p>
          </table:table-cell>
          <table:table-cell office:value-type="string">
            <text:p>matas de yuca brava </text:p>
          </table:table-cell>
          <table:table-cell table:number-columns-repeated="204"/>
        </table:table-row>
        <table:table-row table:style-name="ro2">
          <table:table-cell office:value-type="string">
            <text:p>meneʉ </text:p>
          </table:table-cell>
          <table:table-cell office:value-type="string">
            <text:p>ˈmẽ́nẽ́.ɨ̃́ </text:p>
          </table:table-cell>
          <table:table-cell office:value-type="string">
            <text:p>inan. </text:p>
          </table:table-cell>
          <table:table-cell office:value-type="string">
            <text:p>guamo </text:p>
          </table:table-cell>
          <table:table-cell/>
          <table:table-cell office:value-type="string">
            <text:p>sc Inga sp. </text:p>
          </table:table-cell>
          <table:table-cell table:number-columns-repeated="202"/>
        </table:table-row>
        <table:table-row table:style-name="ro2">
          <table:table-cell office:value-type="string">
            <text:p>Meni </text:p>
          </table:table-cell>
          <table:table-cell office:value-type="string">
            <text:p>mẽˈnĩ́ </text:p>
          </table:table-cell>
          <table:table-cell office:value-type="string">
            <text:p>m. </text:p>
          </table:table-cell>
          <table:table-cell office:value-type="string">
            <text:p>carácter mítico, ascendiente, antepasado de la gente, él más poderoso del mundo quien protege y sostiene el mundo </text:p>
          </table:table-cell>
          <table:table-cell table:number-columns-repeated="204"/>
        </table:table-row>
        <table:table-row table:style-name="ro2">
          <table:table-cell office:value-type="string">
            <text:p>Meni_cũmuro </text:p>
          </table:table-cell>
          <table:table-cell office:value-type="string">
            <text:p>mẽˈnĩ́.kṹmṹ.ɾṍ </text:p>
          </table:table-cell>
          <table:table-cell office:value-type="string">
            <text:p>inan. </text:p>
          </table:table-cell>
          <table:table-cell office:value-type="string">
            <text:p>cerro donde habita |bMeni|b (colocación desconocida) </text:p>
          </table:table-cell>
          <table:table-cell table:number-columns-repeated="204"/>
        </table:table-row>
        <table:table-row table:style-name="ro2">
          <table:table-cell office:value-type="string">
            <text:p>meniquedire </text:p>
          </table:table-cell>
          <table:table-cell office:value-type="string">
            <text:p>mẽ́nĩ́.ˈkédi.ɾe </text:p>
          </table:table-cell>
          <table:table-cell office:value-type="string">
            <text:p>v.i.sing. </text:p>
          </table:table-cell>
          <table:table-cell office:value-type="string">
            <text:p>caerse de la hamaca (una persona) </text:p>
          </table:table-cell>
          <table:table-cell table:number-columns-repeated="204"/>
        </table:table-row>
        <table:table-row table:style-name="ro2">
          <table:table-cell office:value-type="string">
            <text:p>menire </text:p>
          </table:table-cell>
          <table:table-cell office:value-type="string">
            <text:p>ˈmẽ́nĩ.ɾẽ E][mẽˈnĩ́.ɾẽ́ J </text:p>
          </table:table-cell>
          <table:table-cell office:value-type="string">
            <text:p>v.t. </text:p>
          </table:table-cell>
          <table:table-cell office:value-type="string">
            <text:p>quitar (la fibra de la caña |bwʉjʉ|r para tejer colador)</text:p>
          </table:table-cell>
          <table:table-cell table:number-columns-repeated="204"/>
        </table:table-row>
        <table:table-row table:style-name="ro2">
          <table:table-cell office:value-type="string">
            <text:p>meniwẽjare </text:p>
          </table:table-cell>
          <table:table-cell office:value-type="string">
            <text:p>ˈmẽ́nĩ́.wẽhɑ̃́.ɾẽ́ E][ˈmẽ́nĩ́.wẽ́hɑ̃.ɾẽ J </text:p>
          </table:table-cell>
          <table:table-cell office:value-type="string">
            <text:p>v.i.pl. </text:p>
          </table:table-cell>
          <table:table-cell office:value-type="string">
            <text:p>caerse de la hamaca (personas) </text:p>
          </table:table-cell>
          <table:table-cell table:number-columns-repeated="204"/>
        </table:table-row>
        <table:table-row table:style-name="ro2">
          <table:table-cell office:value-type="string">
            <text:p>menori</text:p>
          </table:table-cell>
          <table:table-cell table:number-columns-repeated="207"/>
        </table:table-row>
        <table:table-row table:style-name="ro2">
          <table:table-cell office:value-type="string">
            <text:p>menuri </text:p>
          </table:table-cell>
          <table:table-cell office:value-type="string">
            <text:p>mẽ́ˈnṹɾĩ́ </text:p>
          </table:table-cell>
          <table:table-cell/>
          <table:table-cell office:value-type="string">
            <text:p>especie de pez (comestible)</text:p>
          </table:table-cell>
          <table:table-cell table:number-columns-repeated="204"/>
        </table:table-row>
        <table:table-row table:style-name="ro2">
          <table:table-cell office:value-type="string">
            <text:p>meore </text:p>
          </table:table-cell>
          <table:table-cell office:value-type="string">
            <text:p>ˈmẽ́.ṍ.ɾẽ E][ˈmẽ́.õ.ɾẽ J </text:p>
          </table:table-cell>
          <table:table-cell office:value-type="string">
            <text:p>v.caus. </text:p>
          </table:table-cell>
          <table:table-cell office:value-type="string">
            <text:p>hacer llevarse </text:p>
          </table:table-cell>
          <table:table-cell table:number-columns-repeated="204"/>
        </table:table-row>
        <table:table-row table:style-name="ro2">
          <table:table-cell office:value-type="string">
            <text:p>mesa </text:p>
          </table:table-cell>
          <table:table-cell office:value-type="string">
            <text:p>mẽˈsɑ̃́ </text:p>
          </table:table-cell>
          <table:table-cell office:value-type="string">
            <text:p>an.pl. </text:p>
          </table:table-cell>
          <table:table-cell office:value-type="string">
            <text:p>familia </text:p>
          </table:table-cell>
          <table:table-cell table:number-columns-repeated="2"/>
          <table:table-cell office:value-type="string">
            <text:p>ntg BARS,91 p.20 Class three consists of nouns with are only plural. There are only two words in this class, bẽsa (animate group) and rĩa ‘children’, e.g., ĩ bẽsa ‘he and those with him’. Neither of these two nouns occurs in the singular. To refer to a child one switches to bãk-ʉ/-o (progeny-ms/fs) ‘son or daughter’.</text:p>
          </table:table-cell>
          <table:table-cell table:number-columns-repeated="201"/>
        </table:table-row>
        <table:table-row table:style-name="ro2">
          <table:table-cell office:value-type="string">
            <text:p>mica </text:p>
          </table:table-cell>
          <table:table-cell/>
          <table:table-cell office:value-type="string">
            <text:p>inan. </text:p>
          </table:table-cell>
          <table:table-cell office:value-type="string">
            <text:p>chirimoya </text:p>
          </table:table-cell>
          <table:table-cell/>
          <table:table-cell office:value-type="string">
            <text:p>va pica <text:s/>,vn E, J <text:s/>,uv YM </text:p>
          </table:table-cell>
          <table:table-cell table:number-columns-repeated="202"/>
        </table:table-row>
        <table:table-row table:style-name="ro2">
          <table:table-cell office:value-type="string">
            <text:p>micaare </text:p>
          </table:table-cell>
          <table:table-cell office:value-type="string">
            <text:p>ˈmĩ́kɑ̃ɑ̃.ɾẽ E][mĩˈkɑ̃́ɑ̃́.ɾẽ́ J </text:p>
          </table:table-cell>
          <table:table-cell office:value-type="string">
            <text:p>v.i. </text:p>
          </table:table-cell>
          <table:table-cell office:value-type="string">
            <text:p>quedarse paralizado, paralizada</text:p>
          </table:table-cell>
          <table:table-cell table:number-columns-repeated="204"/>
        </table:table-row>
        <table:table-row table:style-name="ro2">
          <table:table-cell office:value-type="string">
            <text:p>micáare </text:p>
          </table:table-cell>
          <table:table-cell office:value-type="string">
            <text:p>mĩˈkɑ̃́ɑ̃.ɾẽ </text:p>
          </table:table-cell>
          <table:table-cell office:value-type="string">
            <text:p>v.t. </text:p>
          </table:table-cell>
          <table:table-cell office:value-type="string">
            <text:p>enrollar (cosas largas y flexibles como hamacas)</text:p>
          </table:table-cell>
          <table:table-cell table:number-columns-repeated="204"/>
        </table:table-row>
        <table:table-row table:style-name="ro2">
          <table:table-cell office:value-type="string">
            <text:p>micagʉ̃, micagõ </text:p>
          </table:table-cell>
          <table:table-cell office:value-type="string">
            <text:p>ˈmĩ́kɑ̃.ŋɨ̃ E][mĩˈkɑ̃́.ŋɨ̃́ J </text:p>
          </table:table-cell>
          <table:table-cell office:value-type="string">
            <text:p>m., f. </text:p>
          </table:table-cell>
          <table:table-cell office:value-type="string">
            <text:p>paralítico, paralítica </text:p>
          </table:table-cell>
          <table:table-cell table:number-columns-repeated="204"/>
        </table:table-row>
        <table:table-row table:style-name="ro2">
          <table:table-cell office:value-type="string">
            <text:p>micase </text:p>
          </table:table-cell>
          <table:table-cell office:value-type="string">
            <text:p>ˈmĩkɑ̃́.sẽ́ E][mĩˈkɑ̃́.sẽ́ J </text:p>
          </table:table-cell>
          <table:table-cell office:value-type="string">
            <text:p>s.v.inan. </text:p>
          </table:table-cell>
          <table:table-cell office:value-type="string">
            <text:p>polio, poliomielitis </text:p>
          </table:table-cell>
          <table:table-cell table:number-columns-repeated="204"/>
        </table:table-row>
        <table:table-row table:style-name="ro2">
          <table:table-cell office:value-type="string">
            <text:p>miji </text:p>
          </table:table-cell>
          <table:table-cell office:value-type="string">
            <text:p>ˈmĩhĩ́ </text:p>
          </table:table-cell>
          <table:table-cell office:value-type="string">
            <text:p>inan.f.n.esp. </text:p>
          </table:table-cell>
          <table:table-cell office:value-type="string">
            <text:p>pepas de vasaí (|ibras.|r frutas comestibles y pequeñas de la palma de vasaí) </text:p>
          </table:table-cell>
          <table:table-cell table:number-columns-repeated="204"/>
        </table:table-row>
        <table:table-row table:style-name="ro2">
          <table:table-cell office:value-type="string">
            <text:p>mijia </text:p>
          </table:table-cell>
          <table:table-cell office:value-type="string">
            <text:p>mĩ́hĩɑ̃ </text:p>
          </table:table-cell>
          <table:table-cell office:value-type="string">
            <text:p>an.s.plural </text:p>
          </table:table-cell>
          <table:table-cell office:value-type="string">
            <text:p>grupo indígena curripaco </text:p>
          </table:table-cell>
          <table:table-cell table:number-columns-repeated="204"/>
        </table:table-row>
        <table:table-row table:style-name="ro2">
          <table:table-cell office:value-type="string">
            <text:p>mijiejose </text:p>
          </table:table-cell>
          <table:table-cell office:value-type="string">
            <text:p>ˈmĩ́hĩ.ého.se E][mĩˈhĩ́.ehó.sé J </text:p>
          </table:table-cell>
          <table:table-cell office:value-type="string">
            <text:p>v.i. </text:p>
          </table:table-cell>
          <table:table-cell office:value-type="string">
            <text:p>inflamarse </text:p>
          </table:table-cell>
          <table:table-cell table:number-columns-repeated="204"/>
        </table:table-row>
        <table:table-row table:style-name="ro2">
          <table:table-cell office:value-type="string">
            <text:p>mijiño </text:p>
          </table:table-cell>
          <table:table-cell office:value-type="string">
            <text:p>mĩˈhĩ́.ɲṍ E][mĩˈhĩ́.ɲõ J </text:p>
          </table:table-cell>
          <table:table-cell office:value-type="string">
            <text:p>inan. </text:p>
          </table:table-cell>
          <table:table-cell office:value-type="string">
            <text:p>palma de vasaí (|ibras.|r produce fruto comestible y se utilizan tiras de la cáscara para encerrar la casa) </text:p>
          </table:table-cell>
          <table:table-cell office:value-type="string">
            <text:p>Euterpe edulis Mart. e E. oleraca Mart.</text:p>
          </table:table-cell>
          <table:table-cell table:number-columns-repeated="203"/>
        </table:table-row>
        <table:table-row table:style-name="ro2">
          <table:table-cell office:value-type="string">
            <text:p>mijire </text:p>
          </table:table-cell>
          <table:table-cell office:value-type="string">
            <text:p>ˈmĩ́hĩ.ɾẽ E][mĩˈhĩ́.ɾẽ́ J </text:p>
          </table:table-cell>
          <table:table-cell office:value-type="string">
            <text:p>v.i. </text:p>
          </table:table-cell>
          <table:table-cell office:value-type="string">
            <text:p>inflamarse </text:p>
          </table:table-cell>
          <table:table-cell table:number-columns-repeated="204"/>
        </table:table-row>
        <table:table-row table:style-name="ro2">
          <table:table-cell office:value-type="string">
            <text:p>mijise </text:p>
          </table:table-cell>
          <table:table-cell office:value-type="string">
            <text:p>ˈmĩ́hĩĩ.sẽ E][mĩˈhĩ́.sẽ́ J </text:p>
          </table:table-cell>
          <table:table-cell office:value-type="string">
            <text:p>s.v.inan. </text:p>
          </table:table-cell>
          <table:table-cell office:value-type="string">
            <text:p>inflamación </text:p>
          </table:table-cell>
          <table:table-cell table:number-columns-repeated="204"/>
        </table:table-row>
        <table:table-row table:style-name="ro2">
          <table:table-cell office:value-type="string">
            <text:p>mijisudiro </text:p>
          </table:table-cell>
          <table:table-cell office:value-type="string">
            <text:p>mĩˈhĩ́súdiɾo </text:p>
          </table:table-cell>
          <table:table-cell office:value-type="string">
            <text:p>an. </text:p>
          </table:table-cell>
          <table:table-cell office:value-type="string">
            <text:p>coatí </text:p>
          </table:table-cell>
          <table:table-cell office:value-type="string">
            <text:p>Nasua spp.</text:p>
          </table:table-cell>
          <table:table-cell table:number-columns-repeated="203"/>
        </table:table-row>
        <table:table-row table:style-name="ro2">
          <table:table-cell office:value-type="string">
            <text:p>mijitʉjase </text:p>
          </table:table-cell>
          <table:table-cell office:value-type="string">
            <text:p>mĩ́hĩ.tɨ́hɑ.se E][mĩˈhĩ́.tɨhɑ́.sé J </text:p>
          </table:table-cell>
          <table:table-cell office:value-type="string">
            <text:p>v.i. </text:p>
          </table:table-cell>
          <table:table-cell office:value-type="string">
            <text:p>desinflamarse </text:p>
          </table:table-cell>
          <table:table-cell table:number-columns-repeated="204"/>
        </table:table-row>
        <table:table-row table:style-name="ro2">
          <table:table-cell office:value-type="string">
            <text:p>mijiweese </text:p>
          </table:table-cell>
          <table:table-cell office:value-type="string">
            <text:p>ˈmĩ́hĩ.wéé.se E][mĩhĩ́.ˈwée.se J </text:p>
          </table:table-cell>
          <table:table-cell office:value-type="string">
            <text:p>v.i. </text:p>
          </table:table-cell>
          <table:table-cell office:value-type="string">
            <text:p>desinflamarse </text:p>
          </table:table-cell>
          <table:table-cell table:number-columns-repeated="204"/>
        </table:table-row>
        <table:table-row table:style-name="ro2">
          <table:table-cell office:value-type="string">
            <text:p>mimi </text:p>
          </table:table-cell>
          <table:table-cell office:value-type="string">
            <text:p>ˈmĩ́mĩ́ </text:p>
          </table:table-cell>
          <table:table-cell office:value-type="string">
            <text:p>an. </text:p>
          </table:table-cell>
          <table:table-cell office:value-type="string">
            <text:p>colibrí </text:p>
          </table:table-cell>
          <table:table-cell office:value-type="string">
            <text:p>O. Apodiformes, F. Trocilidae. Ensifera ensifera, Adelomyia melanogenys, Colibrí coruscans, Leucippus fallax , </text:p>
          </table:table-cell>
          <table:table-cell table:number-columns-repeated="203"/>
        </table:table-row>
        <table:table-row table:style-name="ro2">
          <table:table-cell office:value-type="string">
            <text:p>mimi_ojo </text:p>
          </table:table-cell>
          <table:table-cell office:value-type="string">
            <text:p>ˈmĩ́mĩ́.óho E][ˈmĩ́mĩ́.óhó J </text:p>
          </table:table-cell>
          <table:table-cell office:value-type="string">
            <text:p>inan.f.n.esp. </text:p>
          </table:table-cell>
          <table:table-cell office:value-type="string">
            <text:p>plátanos bocadillos (especie que tiene el mismo tronco que tiene el plátano hartón, pero tiene un racimo más pequeño) </text:p>
          </table:table-cell>
          <table:table-cell table:number-columns-repeated="204"/>
        </table:table-row>
        <table:table-row table:style-name="ro2">
          <table:table-cell office:value-type="string">
            <text:p>mimi_ojoño </text:p>
          </table:table-cell>
          <table:table-cell office:value-type="string">
            <text:p>ˈmĩ́mĩ́.óho.ɲṍ E][ˈmĩ́mĩ́.óhó.ɲṍ J </text:p>
          </table:table-cell>
          <table:table-cell office:value-type="string">
            <text:p>inan. </text:p>
          </table:table-cell>
          <table:table-cell office:value-type="string">
            <text:p>mata del plátano bocadillo </text:p>
          </table:table-cell>
          <table:table-cell office:value-type="string">
            <text:p>Musa acuminata</text:p>
          </table:table-cell>
          <table:table-cell table:number-columns-repeated="203"/>
        </table:table-row>
        <table:table-row table:style-name="ro2">
          <table:table-cell office:value-type="string">
            <text:p>mimire </text:p>
          </table:table-cell>
          <table:table-cell office:value-type="string">
            <text:p>ˈmĩ́mĩ.ɾẽ E][mĩˈmĩ́.ɾẽ́ J </text:p>
          </table:table-cell>
          <table:table-cell office:value-type="string">
            <text:p>v.t. </text:p>
          </table:table-cell>
          <table:table-cell office:value-type="string">
            <text:p>chupar (cosa)</text:p>
          </table:table-cell>
          <table:table-cell table:number-columns-repeated="204"/>
        </table:table-row>
        <table:table-row table:style-name="ro2">
          <table:table-cell office:value-type="string">
            <text:p>mimiʉ </text:p>
          </table:table-cell>
          <table:table-cell office:value-type="string">
            <text:p>mĩ́ˈmĩ́.ɨ̃́ </text:p>
          </table:table-cell>
          <table:table-cell office:value-type="string">
            <text:p>an. </text:p>
          </table:table-cell>
          <table:table-cell office:value-type="string">
            <text:p>árbol del cacao de cintillas </text:p>
          </table:table-cell>
          <table:table-cell/>
          <table:table-cell office:value-type="string">
            <text:p>sc Herrania spp. </text:p>
          </table:table-cell>
          <table:table-cell table:number-columns-repeated="202"/>
        </table:table-row>
        <table:table-row table:style-name="ro1">
          <table:table-cell office:value-type="string">
            <text:p>mini </text:p>
          </table:table-cell>
          <table:table-cell office:value-type="string">
            <text:p>ˈmĩ́nĩ </text:p>
          </table:table-cell>
          <table:table-cell office:value-type="string">
            <text:p>an. </text:p>
          </table:table-cell>
          <table:table-cell office:value-type="string">
            <text:p>ave </text:p>
          </table:table-cell>
          <table:table-cell table:number-columns-repeated="204"/>
        </table:table-row>
        <table:table-row table:style-name="ro2">
          <table:table-cell office:value-type="string">
            <text:p>minia_gaa </text:p>
          </table:table-cell>
          <table:table-cell office:value-type="string">
            <text:p>ˈmĩ́nĩ.ɑ̃.gɑ́ɑ́ E][ˈmĩ́nĩ.ɑ̃.gɑ́ɑ́ J </text:p>
          </table:table-cell>
          <table:table-cell office:value-type="string">
            <text:p>an. </text:p>
          </table:table-cell>
          <table:table-cell office:value-type="string">
            <text:p>águila enana </text:p>
          </table:table-cell>
          <table:table-cell/>
          <table:table-cell office:value-type="string">
            <text:p>sc Gampsonyx swainsonii </text:p>
          </table:table-cell>
          <table:table-cell table:number-columns-repeated="202"/>
        </table:table-row>
        <table:table-row table:style-name="ro2">
          <table:table-cell office:value-type="string">
            <text:p>minia_jũna </text:p>
          </table:table-cell>
          <table:table-cell office:value-type="string">
            <text:p>ˈmĩ́nĩ.ɑ̃.hũnɑ̃́ E][ˈmĩ́nĩ.ɑ̃.hṹnɑ̃́ J </text:p>
          </table:table-cell>
          <table:table-cell office:value-type="string">
            <text:p>inan. </text:p>
          </table:table-cell>
          <table:table-cell office:value-type="string">
            <text:p>bandada de pájaros </text:p>
          </table:table-cell>
          <table:table-cell table:number-columns-repeated="204"/>
        </table:table-row>
        <table:table-row table:style-name="ro2">
          <table:table-cell office:value-type="string">
            <text:p>miniarica </text:p>
          </table:table-cell>
          <table:table-cell office:value-type="string">
            <text:p>ˈmĩ́nĩ.ɑ̃.ɾíkɑ E][ˈmĩ́nĩ.ɑ̃.ɾíkɑ́ J </text:p>
          </table:table-cell>
          <table:table-cell office:value-type="string">
            <text:p>inan.f.n.esp. </text:p>
          </table:table-cell>
          <table:table-cell office:value-type="string">
            <text:p>pepitas del árbol |bminiaricaʉ|r (sirve para alimentar a los pájaros) </text:p>
          </table:table-cell>
          <table:table-cell table:number-columns-repeated="204"/>
        </table:table-row>
        <table:table-row table:style-name="ro2">
          <table:table-cell office:value-type="string">
            <text:p>miniaricaʉ </text:p>
          </table:table-cell>
          <table:table-cell office:value-type="string">
            <text:p>mĩ́ˈnĩ.ɑ.̃ɾíkɑ.ɘ E][ˈmĩ́nĩ.ɑ̃.ɾíkɑ́.ɘ́ J </text:p>
          </table:table-cell>
          <table:table-cell office:value-type="string">
            <text:p>inan. </text:p>
          </table:table-cell>
          <table:table-cell office:value-type="string">
            <text:p>especie de árbol (que se encuentra en los rastrojos y que provee comida para los pájaros) </text:p>
          </table:table-cell>
          <table:table-cell table:number-columns-repeated="204"/>
        </table:table-row>
        <table:table-row table:style-name="ro2">
          <table:table-cell office:value-type="string">
            <text:p>miniejare </text:p>
          </table:table-cell>
          <table:table-cell office:value-type="string">
            <text:p>mĩnĩ́.ˈéhɑ.ɾe </text:p>
          </table:table-cell>
          <table:table-cell office:value-type="string">
            <text:p>v.i. </text:p>
          </table:table-cell>
          <table:table-cell office:value-type="string">
            <text:p>reunirse </text:p>
          </table:table-cell>
          <table:table-cell/>
          <table:table-cell office:value-type="string">
            <text:p>va rẽjare , uv J , vn E </text:p>
          </table:table-cell>
          <table:table-cell table:number-columns-repeated="202"/>
        </table:table-row>
        <table:table-row table:style-name="ro2">
          <table:table-cell office:value-type="string">
            <text:p>minijedo </text:p>
          </table:table-cell>
          <table:table-cell office:value-type="string">
            <text:p>ˈmĩ́nĩ.hedó </text:p>
          </table:table-cell>
          <table:table-cell office:value-type="string">
            <text:p>inan. </text:p>
          </table:table-cell>
          <table:table-cell office:value-type="string">
            <text:p>nido de pájaro </text:p>
          </table:table-cell>
          <table:table-cell table:number-columns-repeated="204"/>
        </table:table-row>
        <table:table-row table:style-name="ro2">
          <table:table-cell office:value-type="string">
            <text:p>miniqueare </text:p>
          </table:table-cell>
          <table:table-cell office:value-type="string">
            <text:p>mĩˈnĩ́.kéɑ.ɾe </text:p>
          </table:table-cell>
          <table:table-cell office:value-type="string">
            <text:p>v.i. </text:p>
          </table:table-cell>
          <table:table-cell office:value-type="string">
            <text:p>reunirse </text:p>
          </table:table-cell>
          <table:table-cell/>
          <table:table-cell office:value-type="string">
            <text:p>uv J </text:p>
          </table:table-cell>
          <table:table-cell table:number-columns-repeated="202"/>
        </table:table-row>
        <table:table-row table:style-name="ro2">
          <table:table-cell office:value-type="string">
            <text:p>miniriajʉ </text:p>
          </table:table-cell>
          <table:table-cell office:value-type="string">
            <text:p>mĩnĩ́.ˈɾí.ɑ.hɘɘ </text:p>
          </table:table-cell>
          <table:table-cell office:value-type="string">
            <text:p>inan. </text:p>
          </table:table-cell>
          <table:table-cell office:value-type="string">
            <text:p>lugar de reunión</text:p>
          </table:table-cell>
          <table:table-cell/>
          <table:table-cell office:value-type="string">
            <text:p>va rẽjariajʉ , uv J , vn E </text:p>
          </table:table-cell>
          <table:table-cell table:number-columns-repeated="202"/>
        </table:table-row>
        <table:table-row table:style-name="ro2">
          <table:table-cell office:value-type="string">
            <text:p>miniriawii </text:p>
          </table:table-cell>
          <table:table-cell office:value-type="string">
            <text:p>ˈmĩnĩ́.ɾí.ɑ.wi </text:p>
          </table:table-cell>
          <table:table-cell office:value-type="string">
            <text:p>inan. </text:p>
          </table:table-cell>
          <table:table-cell office:value-type="string">
            <text:p>casa de reunión</text:p>
          </table:table-cell>
          <table:table-cell/>
          <table:table-cell office:value-type="string">
            <text:p>va rẽjariawii , uv J , vn E </text:p>
          </table:table-cell>
          <table:table-cell table:number-columns-repeated="202"/>
        </table:table-row>
        <table:table-row table:style-name="ro1">
          <table:table-cell office:value-type="string">
            <text:p>mino </text:p>
          </table:table-cell>
          <table:table-cell office:value-type="string">
            <text:p>mĩˈnṍ </text:p>
          </table:table-cell>
          <table:table-cell office:value-type="string">
            <text:p>inan. </text:p>
          </table:table-cell>
          <table:table-cell office:value-type="string">
            <text:p>viento </text:p>
          </table:table-cell>
          <table:table-cell table:number-columns-repeated="204"/>
        </table:table-row>
        <table:table-row table:style-name="ro1">
          <table:table-cell office:value-type="string">
            <text:p>minoa </text:p>
          </table:table-cell>
          <table:table-cell office:value-type="string">
            <text:p>ˈmĩ́nõɑ̃ </text:p>
          </table:table-cell>
          <table:table-cell office:value-type="string">
            <text:p>an.s.plural </text:p>
          </table:table-cell>
          <table:table-cell office:value-type="string">
            <text:p>vencejos </text:p>
          </table:table-cell>
          <table:table-cell table:number-columns-repeated="204"/>
        </table:table-row>
        <table:table-row table:style-name="ro2">
          <table:table-cell office:value-type="string">
            <text:p>Minobedoa </text:p>
          </table:table-cell>
          <table:table-cell office:value-type="string">
            <text:p>mĩ́nṍ.béˈdóɑ́ </text:p>
          </table:table-cell>
          <table:table-cell office:value-type="string">
            <text:p>inan. </text:p>
          </table:table-cell>
          <table:table-cell office:value-type="string">
            <text:p>vuelta </text:p>
          </table:table-cell>
          <table:table-cell table:number-columns-repeated="204"/>
        </table:table-row>
        <table:table-row table:style-name="ro2">
          <table:table-cell office:value-type="string">
            <text:p>Minobedoa_buuro </text:p>
          </table:table-cell>
          <table:table-cell office:value-type="string">
            <text:p>mĩnṍ.ˈbédóɑ́.búú.ɾó </text:p>
          </table:table-cell>
          <table:table-cell office:value-type="string">
            <text:p>inan. </text:p>
          </table:table-cell>
          <table:table-cell office:value-type="string">
            <text:p>loma cerca de la curva |bMinobedoa|r por el caño Piedra</text:p>
          </table:table-cell>
          <table:table-cell table:number-columns-repeated="204"/>
        </table:table-row>
        <table:table-row table:style-name="ro2">
          <table:table-cell office:value-type="string">
            <text:p>Minobedoa_jaabua </text:p>
          </table:table-cell>
          <table:table-cell office:value-type="string">
            <text:p>mĩnṍ.bédóɑ́.hɑ́ɑ.ˈbúɑ </text:p>
          </table:table-cell>
          <table:table-cell office:value-type="string">
            <text:p>inan. </text:p>
          </table:table-cell>
          <table:table-cell office:value-type="string">
            <text:p>playa de la curva |bMinobedoa|r</text:p>
          </table:table-cell>
          <table:table-cell table:number-columns-repeated="204"/>
        </table:table-row>
        <table:table-row table:style-name="ro2">
          <table:table-cell office:value-type="string">
            <text:p>Minoña </text:p>
          </table:table-cell>
          <table:table-cell office:value-type="string">
            <text:p>ˈmĩ́nõ.ɲɑ̃ </text:p>
          </table:table-cell>
          <table:table-cell office:value-type="string">
            <text:p>inan. </text:p>
          </table:table-cell>
          <table:table-cell office:value-type="string">
            <text:p>caño Golondrina (afluente del río Pirá-Paraná, arriba de Puerto Ortega) </text:p>
          </table:table-cell>
          <table:table-cell table:number-columns-repeated="204"/>
        </table:table-row>
        <table:table-row table:style-name="ro2">
          <table:table-cell office:value-type="string">
            <text:p>Minoʉ </text:p>
          </table:table-cell>
          <table:table-cell office:value-type="string">
            <text:p>ˈmĩ́nõ.ɨ̃ </text:p>
          </table:table-cell>
          <table:table-cell office:value-type="string">
            <text:p>inan. </text:p>
          </table:table-cell>
          <table:table-cell office:value-type="string">
            <text:p>cerro Golondrina</text:p>
          </table:table-cell>
          <table:table-cell table:number-columns-repeated="204"/>
        </table:table-row>
        <table:table-row table:style-name="ro2">
          <table:table-cell office:value-type="string">
            <text:p>Mio_buuro </text:p>
          </table:table-cell>
          <table:table-cell office:value-type="string">
            <text:p>ˈmĩ́ṍ.búúɾó </text:p>
          </table:table-cell>
          <table:table-cell office:value-type="string">
            <text:p>inan. </text:p>
          </table:table-cell>
          <table:table-cell office:value-type="string">
            <text:p>Trinidad de Tiquié (comunidad de gente tuyuca)</text:p>
          </table:table-cell>
          <table:table-cell table:number-columns-repeated="204"/>
        </table:table-row>
        <table:table-row table:style-name="ro2">
          <table:table-cell office:value-type="string">
            <text:p>Mio_buuroana </text:p>
          </table:table-cell>
          <table:table-cell office:value-type="string">
            <text:p>ˈmĩ́ṍ.búúɾó.ɑ́.nɑ̃ </text:p>
          </table:table-cell>
          <table:table-cell office:value-type="string">
            <text:p>an.s.plural </text:p>
          </table:table-cell>
          <table:table-cell office:value-type="string">
            <text:p>habitantes de Trinidad de Tiquié </text:p>
          </table:table-cell>
          <table:table-cell table:number-columns-repeated="204"/>
        </table:table-row>
        <table:table-row table:style-name="ro2">
          <table:table-cell office:value-type="string">
            <text:p>miore </text:p>
          </table:table-cell>
          <table:table-cell/>
          <table:table-cell office:value-type="string">
            <text:p>v.caus.dep. </text:p>
          </table:table-cell>
          <table:table-cell office:value-type="string">
            <text:p>hacer reunirse </text:p>
          </table:table-cell>
          <table:table-cell/>
          <table:table-cell office:value-type="string">
            <text:p>va rẽore <text:s/>,vn E <text:s/>,uv J </text:p>
          </table:table-cell>
          <table:table-cell table:number-columns-repeated="202"/>
        </table:table-row>
        <table:table-row table:style-name="ro2">
          <table:table-cell office:value-type="string">
            <text:p>mioʉ </text:p>
          </table:table-cell>
          <table:table-cell office:value-type="string">
            <text:p>ˈmĩ́ṍ.ɨ̃́ </text:p>
          </table:table-cell>
          <table:table-cell office:value-type="string">
            <text:p>inan. </text:p>
          </table:table-cell>
          <table:table-cell office:value-type="string">
            <text:p>palo de fariña (|ireg.|r) </text:p>
          </table:table-cell>
          <table:table-cell table:number-columns-repeated="204"/>
        </table:table-row>
        <table:table-row table:style-name="ro2">
          <table:table-cell office:value-type="string">
            <text:p>Miowagũmu </text:p>
          </table:table-cell>
          <table:table-cell office:value-type="string">
            <text:p>ˈmĩ́ṍwɑ́.ŋũmṹ E][ˈmĩ́ṍwɑ́.ŋṹmũ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misi </text:p>
          </table:table-cell>
          <table:table-cell office:value-type="string">
            <text:p>mĩˈsĩ́ </text:p>
          </table:table-cell>
          <table:table-cell office:value-type="string">
            <text:p>inan.f.n.esp. </text:p>
          </table:table-cell>
          <table:table-cell office:value-type="string">
            <text:p>bejucos </text:p>
          </table:table-cell>
          <table:table-cell table:number-columns-repeated="2"/>
          <table:table-cell office:value-type="string">
            <text:p>ntg BARS,91 (bĩsi) vine no.190; </text:p>
          </table:table-cell>
          <table:table-cell table:number-columns-repeated="201"/>
        </table:table-row>
        <table:table-row table:style-name="ro2">
          <table:table-cell office:value-type="string">
            <text:p>misi_gãjoro </text:p>
          </table:table-cell>
          <table:table-cell office:value-type="string">
            <text:p>mĩsĩ́.ˈŋɑ̃́hõ.ɾõ E][mĩsĩ́.ˈŋɑ̃́hṍ.ɾṍ J </text:p>
          </table:table-cell>
          <table:table-cell office:value-type="string">
            <text:p>inan. </text:p>
          </table:table-cell>
          <table:table-cell office:value-type="string">
            <text:p>cargador de canasta (|ireg.|r para llevar cosas en la espalda) </text:p>
          </table:table-cell>
          <table:table-cell table:number-columns-repeated="204"/>
        </table:table-row>
        <table:table-row table:style-name="ro2">
          <table:table-cell office:value-type="string">
            <text:p>misi_gãjoʉ </text:p>
          </table:table-cell>
          <table:table-cell office:value-type="string">
            <text:p>mĩsĩ́.ˈŋɑ̃́hõ.ɨ̃ E][mĩˈsĩ́.ŋɑ̃́hṍ.ɨ̃́ J </text:p>
          </table:table-cell>
          <table:table-cell office:value-type="string">
            <text:p>inan. </text:p>
          </table:table-cell>
          <table:table-cell office:value-type="string">
            <text:p>especie de árbol (cuya cáscara se utiliza para hacer cargador de canasta) </text:p>
          </table:table-cell>
          <table:table-cell table:number-columns-repeated="204"/>
        </table:table-row>
        <table:table-row table:style-name="ro2">
          <table:table-cell office:value-type="string">
            <text:p>misi_jeru </text:p>
          </table:table-cell>
          <table:table-cell office:value-type="string">
            <text:p>ˈmĩsĩ́.héɾú </text:p>
          </table:table-cell>
          <table:table-cell office:value-type="string">
            <text:p>an. </text:p>
          </table:table-cell>
          <table:table-cell office:value-type="string">
            <text:p>gato tigre </text:p>
          </table:table-cell>
          <table:table-cell office:value-type="string">
            <text:p>Felis wiedii</text:p>
          </table:table-cell>
          <table:table-cell table:number-columns-repeated="203"/>
        </table:table-row>
        <table:table-row table:style-name="ro2">
          <table:table-cell office:value-type="string">
            <text:p>misibedo </text:p>
          </table:table-cell>
          <table:table-cell office:value-type="string">
            <text:p>ˈmĩsĩ́.bédó </text:p>
          </table:table-cell>
          <table:table-cell office:value-type="string">
            <text:p>inan. </text:p>
          </table:table-cell>
          <table:table-cell office:value-type="string">
            <text:p>rollo del bejuco yaré</text:p>
          </table:table-cell>
          <table:table-cell table:number-columns-repeated="204"/>
        </table:table-row>
        <table:table-row table:style-name="ro2">
          <table:table-cell office:value-type="string">
            <text:p>Misijacʉ </text:p>
          </table:table-cell>
          <table:table-cell office:value-type="string">
            <text:p>mĩˈsĩ́hɑkɨ́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misijacʉ </text:p>
          </table:table-cell>
          <table:table-cell office:value-type="string">
            <text:p>mĩˈsĩ́hɑkɨ́ </text:p>
          </table:table-cell>
          <table:table-cell office:value-type="string">
            <text:p>an. </text:p>
          </table:table-cell>
          <table:table-cell office:value-type="string">
            <text:p>tamandúa o tamanduá </text:p>
          </table:table-cell>
          <table:table-cell office:value-type="string">
            <text:p>Tamandua tetradactyla</text:p>
          </table:table-cell>
          <table:table-cell table:number-columns-repeated="203"/>
        </table:table-row>
        <table:table-row table:style-name="ro2">
          <table:table-cell office:value-type="string">
            <text:p>moa </text:p>
          </table:table-cell>
          <table:table-cell office:value-type="string">
            <text:p>ˈmṍɑ̃́ </text:p>
          </table:table-cell>
          <table:table-cell office:value-type="string">
            <text:p>inan.s.de masa </text:p>
          </table:table-cell>
          <table:table-cell office:value-type="string">
            <text:p>sal </text:p>
          </table:table-cell>
          <table:table-cell table:number-columns-repeated="204"/>
        </table:table-row>
        <table:table-row table:style-name="ro2">
          <table:table-cell office:value-type="string">
            <text:p>moá </text:p>
          </table:table-cell>
          <table:table-cell office:value-type="string">
            <text:p>mõˈɑ̃́ </text:p>
          </table:table-cell>
          <table:table-cell office:value-type="string">
            <text:p>an. </text:p>
          </table:table-cell>
          <table:table-cell office:value-type="string">
            <text:p>especie de ave nocturna (se parece al búho)</text:p>
          </table:table-cell>
          <table:table-cell table:number-columns-repeated="204"/>
        </table:table-row>
        <table:table-row table:style-name="ro2">
          <table:table-cell office:value-type="string">
            <text:p>moabariore </text:p>
          </table:table-cell>
          <table:table-cell office:value-type="string">
            <text:p>mṍɑ̃́ˈ.bɑ́ɾi.o.ɾe </text:p>
          </table:table-cell>
          <table:table-cell office:value-type="string">
            <text:p>v.t. </text:p>
          </table:table-cell>
          <table:table-cell office:value-type="string">
            <text:p>abrazar (poner el brazo sobre el hombro de la mujer en la danza)</text:p>
          </table:table-cell>
          <table:table-cell/>
          <table:table-cell office:value-type="string">
            <text:p>va jaabariore , uv J , vn E </text:p>
          </table:table-cell>
          <table:table-cell table:number-columns-repeated="202"/>
        </table:table-row>
        <table:table-row table:style-name="ro2">
          <table:table-cell office:value-type="string">
            <text:p>moabiarocare </text:p>
          </table:table-cell>
          <table:table-cell office:value-type="string">
            <text:p>ˈmṍɑ̃.bíɑ́.ɾókɑ.ɾe E][mõˈɑ̃́.bíɑ.ɾokɑ́.ɾe J </text:p>
          </table:table-cell>
          <table:table-cell office:value-type="string">
            <text:p>v.t.sing. </text:p>
          </table:table-cell>
          <table:table-cell office:value-type="string">
            <text:p>dar de comer al niño algo que es tabú</text:p>
          </table:table-cell>
          <table:table-cell table:number-columns-repeated="204"/>
        </table:table-row>
        <table:table-row table:style-name="ro2">
          <table:table-cell office:value-type="string">
            <text:p>moabʉabetire </text:p>
          </table:table-cell>
          <table:table-cell office:value-type="string">
            <text:p>ˈmṍɑ̃.bɨ́ɑ́.betí.ɾé E][mõɑ̃́.ˈbɨ́ɑ.betí.ɾe J </text:p>
          </table:table-cell>
          <table:table-cell office:value-type="string">
            <text:p>v.t. </text:p>
          </table:table-cell>
          <table:table-cell office:value-type="string">
            <text:p>no tocar para evitar enfermedades</text:p>
          </table:table-cell>
          <table:table-cell table:number-columns-repeated="204"/>
        </table:table-row>
        <table:table-row table:style-name="ro2">
          <table:table-cell office:value-type="string">
            <text:p>moabʉrʉare </text:p>
          </table:table-cell>
          <table:table-cell office:value-type="string">
            <text:p>ˈmṍɑ̃.bɨɾɨ́ɑ́.ɾé E][mõɑ̃́.ˈbɨ́ɾɨɑ.ɾe J </text:p>
          </table:table-cell>
          <table:table-cell office:value-type="string">
            <text:p>v.t. </text:p>
          </table:table-cell>
          <table:table-cell office:value-type="string">
            <text:p>dar puño </text:p>
          </table:table-cell>
          <table:table-cell table:number-columns-repeated="204"/>
        </table:table-row>
        <table:table-row table:style-name="ro2">
          <table:table-cell office:value-type="string">
            <text:p>moadaoro </text:p>
          </table:table-cell>
          <table:table-cell office:value-type="string">
            <text:p>mṍɑ̃́ˈdɑ́óɾo E][mṍɑ̃́ˈdɑ́óɾó J </text:p>
          </table:table-cell>
          <table:table-cell office:value-type="string">
            <text:p>an. </text:p>
          </table:table-cell>
          <table:table-cell office:value-type="string">
            <text:p>rana saltadora (no comestible) </text:p>
          </table:table-cell>
          <table:table-cell/>
          <table:table-cell office:value-type="string">
            <text:p>sc Leptodactylus sp.</text:p>
          </table:table-cell>
          <table:table-cell table:number-columns-repeated="202"/>
        </table:table-row>
        <table:table-row table:style-name="ro2">
          <table:table-cell office:value-type="string">
            <text:p>moagodoa </text:p>
          </table:table-cell>
          <table:table-cell office:value-type="string">
            <text:p>mṍɑ̃́.ˈgódo.ɑ E][ˈmṍɑ̃́.gódó.ɑ́ J </text:p>
          </table:table-cell>
          <table:table-cell office:value-type="string">
            <text:p>inan. </text:p>
          </table:table-cell>
          <table:table-cell office:value-type="string">
            <text:p>botella (utilizada para contener la sal)</text:p>
          </table:table-cell>
          <table:table-cell table:number-columns-repeated="204"/>
        </table:table-row>
        <table:table-row table:style-name="ro2">
          <table:table-cell office:value-type="string">
            <text:p>moaĩare </text:p>
          </table:table-cell>
          <table:table-cell office:value-type="string">
            <text:p>ˈmṍɑ̃.ĩ́ɑ̃́.ɾẽ́ E][mõˈɑ̃́.ĩ́ɑ̃.ɾẽ J </text:p>
          </table:table-cell>
          <table:table-cell office:value-type="string">
            <text:p>v.t. </text:p>
          </table:table-cell>
          <table:table-cell office:value-type="string">
            <text:p>examinar </text:p>
          </table:table-cell>
          <table:table-cell table:number-columns-repeated="204"/>
        </table:table-row>
        <table:table-row table:style-name="ro2">
          <table:table-cell office:value-type="string">
            <text:p>moajeare </text:p>
          </table:table-cell>
          <table:table-cell office:value-type="string">
            <text:p>ˈmṍɑ̃.héɑ́.ɾe E][mõˈɑ̃́.héɑ.ɾe J </text:p>
          </table:table-cell>
          <table:table-cell office:value-type="string">
            <text:p>v.t. </text:p>
          </table:table-cell>
          <table:table-cell office:value-type="string">
            <text:p>doblar (papel)</text:p>
          </table:table-cell>
          <table:table-cell table:number-columns-repeated="204"/>
        </table:table-row>
        <table:table-row table:style-name="ro2">
          <table:table-cell office:value-type="string">
            <text:p>moajioro </text:p>
          </table:table-cell>
          <table:table-cell office:value-type="string">
            <text:p>mṍɑ̃́híˈóɾo E][mṍɑ̃́ˈhíóɾó J </text:p>
          </table:table-cell>
          <table:table-cell office:value-type="string">
            <text:p>an. </text:p>
          </table:table-cell>
          <table:table-cell office:value-type="string">
            <text:p>especie de escarabajo (parecido al bicho torito) </text:p>
          </table:table-cell>
          <table:table-cell/>
          <table:table-cell office:value-type="string">
            <text:p>sc O. Coleoptera</text:p>
          </table:table-cell>
          <table:table-cell table:number-columns-repeated="202"/>
        </table:table-row>
        <table:table-row table:style-name="ro2">
          <table:table-cell office:value-type="string">
            <text:p>moamicare </text:p>
          </table:table-cell>
          <table:table-cell office:value-type="string">
            <text:p>ˈmṍɑ̃́.mĩkɑ̃́.ɾẽ́ E][mõˈɑ̃́.mĩ́kɑ̃.ɾẽ J </text:p>
          </table:table-cell>
          <table:table-cell office:value-type="string">
            <text:p>v.t. </text:p>
          </table:table-cell>
          <table:table-cell office:value-type="string">
            <text:p>doblar sin cuidado</text:p>
          </table:table-cell>
          <table:table-cell table:number-columns-repeated="204"/>
        </table:table-row>
        <table:table-row table:style-name="ro2">
          <table:table-cell office:value-type="string">
            <text:p>moanuguẽre </text:p>
          </table:table-cell>
          <table:table-cell office:value-type="string">
            <text:p>ˈmṍɑ̃.nṹŋẽ́.ɾẽ E][mõˈɑ̃́.nṹŋẽ.ɾẽ J </text:p>
          </table:table-cell>
          <table:table-cell office:value-type="string">
            <text:p>v.t. </text:p>
          </table:table-cell>
          <table:table-cell office:value-type="string">
            <text:p>dar un pellizco duro para molestar </text:p>
          </table:table-cell>
          <table:table-cell table:number-columns-repeated="204"/>
        </table:table-row>
        <table:table-row table:style-name="ro2">
          <table:table-cell office:value-type="string">
            <text:p>moare </text:p>
          </table:table-cell>
          <table:table-cell office:value-type="string">
            <text:p>ˈmṍɑ̃.ɾẽ E][mṍˈɑ̃́.ɾẽ́ J </text:p>
          </table:table-cell>
          <table:table-cell office:value-type="string">
            <text:p>v.i. </text:p>
          </table:table-cell>
          <table:table-cell office:value-type="string">
            <text:p>trabajar </text:p>
          </table:table-cell>
          <table:table-cell table:number-columns-repeated="2"/>
          <table:table-cell office:value-type="string">
            <text:p>ntg BARS,91 (bõa-) work no.46-48,390,425,495,565; </text:p>
          </table:table-cell>
          <table:table-cell table:number-columns-repeated="201"/>
        </table:table-row>
        <table:table-row table:style-name="ro2">
          <table:table-cell office:value-type="string">
            <text:p>moarimasʉ, moarimaso </text:p>
          </table:table-cell>
          <table:table-cell office:value-type="string">
            <text:p>ˈmṍɑ̃.ɾĩ.mɑ̃s.ɨ̃́ E][mõˈɑ̃́.rĩ́.mɑ̃́s.ɨ̃ J </text:p>
          </table:table-cell>
          <table:table-cell office:value-type="string">
            <text:p>s.v.m., f. </text:p>
          </table:table-cell>
          <table:table-cell office:value-type="string">
            <text:p>trabajador, trabajadora </text:p>
          </table:table-cell>
          <table:table-cell table:number-columns-repeated="204"/>
        </table:table-row>
        <table:table-row table:style-name="ro2">
          <table:table-cell office:value-type="string">
            <text:p>moasĩnire </text:p>
          </table:table-cell>
          <table:table-cell office:value-type="string">
            <text:p>ˈmṍɑ̃.sĩ́nĩ́.ɾẽ E][mõˈɑ̃́.sĩ́nĩ.ɾẽ J </text:p>
          </table:table-cell>
          <table:table-cell office:value-type="string">
            <text:p>v.t. </text:p>
          </table:table-cell>
          <table:table-cell office:value-type="string">
            <text:p>ensuciar </text:p>
          </table:table-cell>
          <table:table-cell table:number-columns-repeated="204"/>
        </table:table-row>
        <table:table-row table:style-name="ro2">
          <table:table-cell office:value-type="string">
            <text:p>moasĩore </text:p>
          </table:table-cell>
          <table:table-cell office:value-type="string">
            <text:p>ˈmṍɑ̃.sĩ́.ṍ.ɾẽ E][mõˈɑ̃́.sĩ́.õ.ɾẽ J </text:p>
          </table:table-cell>
          <table:table-cell office:value-type="string">
            <text:p>v.caus. </text:p>
          </table:table-cell>
          <table:table-cell office:value-type="string">
            <text:p>untar (el cuerpo de otro con pintura negra)</text:p>
          </table:table-cell>
          <table:table-cell table:number-columns-repeated="204"/>
        </table:table-row>
        <table:table-row table:style-name="ro2">
          <table:table-cell office:value-type="string">
            <text:p>moatãniare </text:p>
          </table:table-cell>
          <table:table-cell office:value-type="string">
            <text:p>ˈmṍɑ̃.tɑ̃́nĩ́ɑ̃́.ɾẽ E][mõˈɑ̃́.tɑ̃́nĩɑ̃.ɾẽ J </text:p>
          </table:table-cell>
          <table:table-cell office:value-type="string">
            <text:p>v.t. </text:p>
          </table:table-cell>
          <table:table-cell office:value-type="string">
            <text:p>hacer dobladilla en (vestido)</text:p>
          </table:table-cell>
          <table:table-cell table:number-columns-repeated="204"/>
        </table:table-row>
        <table:table-row table:style-name="ro2">
          <table:table-cell office:value-type="string">
            <text:p>moatuajaire </text:p>
          </table:table-cell>
          <table:table-cell office:value-type="string">
            <text:p>ˈmṍɑ̃.túɑ.hɑ́í.ɾé E][mõɑ̃́.ˈtúɑ.hɑ́í.ɾé J </text:p>
          </table:table-cell>
          <table:table-cell office:value-type="string">
            <text:p>v.t. </text:p>
          </table:table-cell>
          <table:table-cell office:value-type="string">
            <text:p>no estar quieto, quieta; </text:p>
          </table:table-cell>
          <table:table-cell table:number-columns-repeated="204"/>
        </table:table-row>
        <table:table-row table:style-name="ro2">
          <table:table-cell office:value-type="string">
            <text:p>moatuure </text:p>
          </table:table-cell>
          <table:table-cell office:value-type="string">
            <text:p>ˈmṍɑ̃.túú.ɾe E][mõɑ̃́.ˈtúu.ɾe J </text:p>
          </table:table-cell>
          <table:table-cell office:value-type="string">
            <text:p>v.t. </text:p>
          </table:table-cell>
          <table:table-cell office:value-type="string">
            <text:p>sacar </text:p>
          </table:table-cell>
          <table:table-cell table:number-columns-repeated="204"/>
        </table:table-row>
        <table:table-row table:style-name="ro2">
          <table:table-cell office:value-type="string">
            <text:p>moawidaore </text:p>
          </table:table-cell>
          <table:table-cell office:value-type="string">
            <text:p>mṍɑ̃.ˈwídɑ.o.ɾe E][ˈmõɑ̃́.wídɑ.o.ɾe J </text:p>
          </table:table-cell>
          <table:table-cell office:value-type="string">
            <text:p>v.caus. </text:p>
          </table:table-cell>
          <table:table-cell office:value-type="string">
            <text:p>remojar; </text:p>
          </table:table-cell>
          <table:table-cell table:number-columns-repeated="204"/>
        </table:table-row>
        <table:table-row table:style-name="ro2">
          <table:table-cell office:value-type="string">
            <text:p>Moawii </text:p>
          </table:table-cell>
          <table:table-cell office:value-type="string">
            <text:p>mṍɑ̃́.ˈwíi E][mṍɑ̃́.ˈwíí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moawʉore </text:p>
          </table:table-cell>
          <table:table-cell office:value-type="string">
            <text:p>ˈmṍɑ̃.wɨ́.óó.ɾe E][mõɑ̃́.ˈwɨ́.o.ɾe J </text:p>
          </table:table-cell>
          <table:table-cell office:value-type="string">
            <text:p>v.t. </text:p>
          </table:table-cell>
          <table:table-cell office:value-type="string">
            <text:p>revolver (coca con la ceniza de hojas del árbol yarumo, la sal con el ají, etc.)</text:p>
          </table:table-cell>
          <table:table-cell table:number-columns-repeated="204"/>
        </table:table-row>
        <table:table-row table:style-name="ro2">
          <table:table-cell office:value-type="string">
            <text:p>moio </text:p>
          </table:table-cell>
          <table:table-cell office:value-type="string">
            <text:p>ˈmõĩ́ṍ </text:p>
          </table:table-cell>
          <table:table-cell office:value-type="string">
            <text:p>an. </text:p>
          </table:table-cell>
          <table:table-cell office:value-type="string">
            <text:p>guardacaminos rabilargo </text:p>
          </table:table-cell>
          <table:table-cell/>
          <table:table-cell office:value-type="string">
            <text:p>va moño , uv E , vn J , ph mõˈɲṍ </text:p>
          </table:table-cell>
          <table:table-cell table:number-columns-repeated="202"/>
        </table:table-row>
        <table:table-row table:style-name="ro2">
          <table:table-cell office:value-type="string">
            <text:p>moji </text:p>
          </table:table-cell>
          <table:table-cell office:value-type="string">
            <text:p>mõˈhĩ́ĩ́ </text:p>
          </table:table-cell>
          <table:table-cell office:value-type="string">
            <text:p>inan.f.n.esp. </text:p>
          </table:table-cell>
          <table:table-cell office:value-type="string">
            <text:p>caraná (|ibras.|r) </text:p>
          </table:table-cell>
          <table:table-cell/>
          <table:table-cell office:value-type="string">
            <text:p>va muji , uv E, J , vn YM </text:p>
          </table:table-cell>
          <table:table-cell table:number-columns-repeated="202"/>
        </table:table-row>
        <table:table-row table:style-name="ro2">
          <table:table-cell office:value-type="string">
            <text:p>mojibʉcʉño_ricaa </text:p>
          </table:table-cell>
          <table:table-cell office:value-type="string">
            <text:p>mõhĩ́.bɨkɨ́.ˈɲṍ.ɾíkɑ́ E][mõˈhĩ́.bɨkɨ́.ɲṍ.ɾikɑ́ J </text:p>
          </table:table-cell>
          <table:table-cell office:value-type="string">
            <text:p>inan.f.n.esp. </text:p>
          </table:table-cell>
          <table:table-cell office:value-type="string">
            <text:p>frutos de la palma de caraná (no comestibles) </text:p>
          </table:table-cell>
          <table:table-cell table:number-columns-repeated="204"/>
        </table:table-row>
        <table:table-row table:style-name="ro2">
          <table:table-cell office:value-type="string">
            <text:p>mojiño </text:p>
          </table:table-cell>
          <table:table-cell office:value-type="string">
            <text:p>mõˈhĩ́.ɲṍ </text:p>
          </table:table-cell>
          <table:table-cell office:value-type="string">
            <text:p>inan. </text:p>
          </table:table-cell>
          <table:table-cell office:value-type="string">
            <text:p>palma de caraná </text:p>
          </table:table-cell>
          <table:table-cell table:number-columns-repeated="204"/>
        </table:table-row>
        <table:table-row table:style-name="ro2">
          <table:table-cell office:value-type="string">
            <text:p>mojitii </text:p>
          </table:table-cell>
          <table:table-cell office:value-type="string">
            <text:p>mõhĩ́.ˈtíi E][mõˈhĩ́.tíí J </text:p>
          </table:table-cell>
          <table:table-cell office:value-type="string">
            <text:p>inan. </text:p>
          </table:table-cell>
          <table:table-cell office:value-type="string">
            <text:p>una tira </text:p>
          </table:table-cell>
          <table:table-cell table:number-columns-repeated="204"/>
        </table:table-row>
        <table:table-row table:style-name="ro2">
          <table:table-cell office:value-type="string">
            <text:p>mojogʉ̃aca, mojogõaca </text:p>
          </table:table-cell>
          <table:table-cell office:value-type="string">
            <text:p>ˈmṍhõ.ŋɨ̃.ɑ̃́kɑ̃ </text:p>
          </table:table-cell>
          <table:table-cell office:value-type="string">
            <text:p>s.v.m., f. </text:p>
          </table:table-cell>
          <table:table-cell office:value-type="string">
            <text:p>pequeño, pequeña; </text:p>
          </table:table-cell>
          <table:table-cell/>
          <table:table-cell office:value-type="string">
            <text:p>va õcʉ̃ʉca, õcõoca , uv E , vn E , va quĩjiaca /quĩjica, quĩjoca , vn J </text:p>
          </table:table-cell>
          <table:table-cell table:number-columns-repeated="202"/>
        </table:table-row>
        <table:table-row table:style-name="ro2">
          <table:table-cell office:value-type="string">
            <text:p>mojoricaaca </text:p>
          </table:table-cell>
          <table:table-cell office:value-type="string">
            <text:p>ˈmṍhõ.ɾĩ.kɑ̃́.ɑ̃́kɑ̃ E][mõˈhṍ.ɾĩ́.kɑ̃́.ɑ̃́kɑ̃́ J </text:p>
          </table:table-cell>
          <table:table-cell office:value-type="string">
            <text:p>s.v.inan. </text:p>
          </table:table-cell>
          <table:table-cell office:value-type="string">
            <text:p>cosa pequeña (canoa, balón, fruta, cosa que lleva el clasificador |b-a|r) </text:p>
          </table:table-cell>
          <table:table-cell/>
          <table:table-cell office:value-type="string">
            <text:p>va õcãaca , uv E, J , vn E , va cãgãaca , vn J </text:p>
          </table:table-cell>
          <table:table-cell table:number-columns-repeated="202"/>
        </table:table-row>
        <table:table-row table:style-name="ro2">
          <table:table-cell office:value-type="string">
            <text:p>mojoricʉaca </text:p>
          </table:table-cell>
          <table:table-cell office:value-type="string">
            <text:p>ˈmṍhṍ.ɾĩ.kɨ̃́.ɑ̃́kɑ̃ </text:p>
          </table:table-cell>
          <table:table-cell office:value-type="string">
            <text:p>s.v.inan. </text:p>
          </table:table-cell>
          <table:table-cell office:value-type="string">
            <text:p>árbol inmaduro, verde </text:p>
          </table:table-cell>
          <table:table-cell/>
          <table:table-cell office:value-type="string">
            <text:p>va cãgʉ̃ʉca , uv E , vn J </text:p>
          </table:table-cell>
          <table:table-cell table:number-columns-repeated="202"/>
        </table:table-row>
        <table:table-row table:style-name="ro2">
          <table:table-cell office:value-type="string">
            <text:p>mojorijaʉ </text:p>
          </table:table-cell>
          <table:table-cell office:value-type="string">
            <text:p>mṍhõ.ɾĩ.ˈhɘ́ E][mõˈhṍ.ɾĩ́.hɘ́ɘ J </text:p>
          </table:table-cell>
          <table:table-cell office:value-type="string">
            <text:p>s.v.inan. </text:p>
          </table:table-cell>
          <table:table-cell office:value-type="string">
            <text:p>lugar pequeño; </text:p>
          </table:table-cell>
          <table:table-cell/>
          <table:table-cell office:value-type="string">
            <text:p>va mojorijʉ , ph ˈmṍhõ.ɾĩ.hɨ́ɨ́ E][mõˈhṍ.ɾĩ.hɨ́ɨ J , </text:p>
          </table:table-cell>
          <table:table-cell office:value-type="string">
            <text:p>ntg BARS,91 (bõho) little no.508; </text:p>
          </table:table-cell>
          <table:table-cell table:number-columns-repeated="201"/>
        </table:table-row>
        <table:table-row table:style-name="ro2">
          <table:table-cell office:value-type="string">
            <text:p>mojorijaʉaca </text:p>
          </table:table-cell>
          <table:table-cell office:value-type="string">
            <text:p>mṍhõ.ɾĩ.hɘˈɘ́.ɑ́kɑ E][mõˈhṍ.ɾĩ.hɘ́ɨ.ɑkɑ́ J </text:p>
          </table:table-cell>
          <table:table-cell office:value-type="string">
            <text:p>s.v.inan. </text:p>
          </table:table-cell>
          <table:table-cell office:value-type="string">
            <text:p>lugar pequeño; </text:p>
          </table:table-cell>
          <table:table-cell table:number-columns-repeated="2"/>
          <table:table-cell office:value-type="string">
            <text:p>ntg BARS,91 (bõho) little no.508; </text:p>
          </table:table-cell>
          <table:table-cell table:number-columns-repeated="201"/>
        </table:table-row>
        <table:table-row table:style-name="ro2">
          <table:table-cell office:value-type="string">
            <text:p>mojorisaaca </text:p>
          </table:table-cell>
          <table:table-cell office:value-type="string">
            <text:p>mõˈhṍ.ɾĩ́.sɑ̃.ɑ̃́kɑ̃́ </text:p>
          </table:table-cell>
          <table:table-cell office:value-type="string">
            <text:p>s.v.inan. </text:p>
          </table:table-cell>
          <table:table-cell office:value-type="string">
            <text:p>cañito</text:p>
          </table:table-cell>
          <table:table-cell/>
          <table:table-cell office:value-type="string">
            <text:p>va õcãyaaca , uv J , vn E </text:p>
          </table:table-cell>
          <table:table-cell table:number-columns-repeated="202"/>
        </table:table-row>
        <table:table-row table:style-name="ro2">
          <table:table-cell office:value-type="string">
            <text:p>mojoro </text:p>
          </table:table-cell>
          <table:table-cell office:value-type="string">
            <text:p>mõˈhṍ.ɾõ </text:p>
          </table:table-cell>
          <table:table-cell office:value-type="string">
            <text:p>cuan.inan. </text:p>
          </table:table-cell>
          <table:table-cell office:value-type="string">
            <text:p>poco, poca; </text:p>
          </table:table-cell>
          <table:table-cell/>
          <table:table-cell office:value-type="string">
            <text:p>va mojoroaca , uv E, J , vn E, J , va õcõroaca , vn E </text:p>
          </table:table-cell>
          <table:table-cell table:number-columns-repeated="202"/>
        </table:table-row>
        <table:table-row table:style-name="ro2">
          <table:table-cell office:value-type="string">
            <text:p>mojoroaca </text:p>
          </table:table-cell>
          <table:table-cell office:value-type="string">
            <text:p>mõˈhṍ.ɾõ.ɑ̃́kɑ̃́ E][mõˈhṍ.ɾõ.ɑ̃́kɑ̃ J </text:p>
          </table:table-cell>
          <table:table-cell office:value-type="string">
            <text:p>cuan.inan. </text:p>
          </table:table-cell>
          <table:table-cell office:value-type="string">
            <text:p>poco, poca; </text:p>
          </table:table-cell>
          <table:table-cell/>
          <table:table-cell office:value-type="string">
            <text:p>va mojoro , uv E, J , vn E, J , va õcõroaca , vn E; va cõroaca vn J</text:p>
          </table:table-cell>
          <table:table-cell table:number-columns-repeated="202"/>
        </table:table-row>
        <table:table-row table:style-name="ro2">
          <table:table-cell office:value-type="string">
            <text:p>momi </text:p>
          </table:table-cell>
          <table:table-cell office:value-type="string">
            <text:p>ˈmṍmĩ́ </text:p>
          </table:table-cell>
          <table:table-cell office:value-type="string">
            <text:p>inan.f.n.esp. </text:p>
          </table:table-cell>
          <table:table-cell office:value-type="string">
            <text:p>confites </text:p>
          </table:table-cell>
          <table:table-cell/>
          <table:table-cell office:value-type="string">
            <text:p>uv TUC </text:p>
          </table:table-cell>
          <table:table-cell table:number-columns-repeated="202"/>
        </table:table-row>
        <table:table-row table:style-name="ro2">
          <table:table-cell office:value-type="string">
            <text:p>momia </text:p>
          </table:table-cell>
          <table:table-cell office:value-type="string">
            <text:p>ˈmṍmĩ́ɑ̃́ </text:p>
          </table:table-cell>
          <table:table-cell office:value-type="string">
            <text:p>an.s.plural </text:p>
          </table:table-cell>
          <table:table-cell office:value-type="string">
            <text:p>abejas |bmomia|r (especie pequeña que le gusta el sudor y molesta mucho) </text:p>
          </table:table-cell>
          <table:table-cell office:value-type="string">
            <text:p>F. Halictidae , </text:p>
          </table:table-cell>
          <table:table-cell table:number-columns-repeated="203"/>
        </table:table-row>
        <table:table-row table:style-name="ro2">
          <table:table-cell office:value-type="string">
            <text:p>momia_masa </text:p>
          </table:table-cell>
          <table:table-cell office:value-type="string">
            <text:p>ˈmṍmĩ́ɑ̃́.mɑ̃́s.ɑ̃́ </text:p>
          </table:table-cell>
          <table:table-cell office:value-type="string">
            <text:p>an.s.plural </text:p>
          </table:table-cell>
          <table:table-cell office:value-type="string">
            <text:p>grupo étnico entre los carapana </text:p>
          </table:table-cell>
          <table:table-cell/>
          <table:table-cell office:value-type="string">
            <text:p>uv TUC </text:p>
          </table:table-cell>
          <table:table-cell table:number-columns-repeated="202"/>
        </table:table-row>
        <table:table-row table:style-name="ro2">
          <table:table-cell office:value-type="string">
            <text:p>Momiʉ </text:p>
          </table:table-cell>
          <table:table-cell office:value-type="string">
            <text:p>ˈmṍmĩ́.ɨ̃́ </text:p>
          </table:table-cell>
          <table:table-cell office:value-type="string">
            <text:p>inan. </text:p>
          </table:table-cell>
          <table:table-cell office:value-type="string">
            <text:p>cerro en el caño Tatú al otro lado del cerro |bRãmeʉ|r </text:p>
          </table:table-cell>
          <table:table-cell table:number-columns-repeated="204"/>
        </table:table-row>
        <table:table-row table:style-name="ro2">
          <table:table-cell office:value-type="string">
            <text:p>momoarã </text:p>
          </table:table-cell>
          <table:table-cell office:value-type="string">
            <text:p>mõˈmṍɑ̃́.ɾɑ̃́ </text:p>
          </table:table-cell>
          <table:table-cell office:value-type="string">
            <text:p>an.s.plural </text:p>
          </table:table-cell>
          <table:table-cell office:value-type="string">
            <text:p>ranas |bmomoarã|r (comestibles, viven en la orilla de los ríos) </text:p>
          </table:table-cell>
          <table:table-cell table:number-columns-repeated="204"/>
        </table:table-row>
        <table:table-row table:style-name="ro2">
          <table:table-cell office:value-type="string">
            <text:p>mona </text:p>
          </table:table-cell>
          <table:table-cell office:value-type="string">
            <text:p>ˈmṍnɑ̃ E][ˈmṍnɑ̃́ J </text:p>
          </table:table-cell>
          <table:table-cell office:value-type="string">
            <text:p>inan.s.de masa, cl.irreg. </text:p>
          </table:table-cell>
          <table:table-cell office:value-type="string">
            <text:p>polvo </text:p>
          </table:table-cell>
          <table:table-cell table:number-columns-repeated="204"/>
        </table:table-row>
        <table:table-row table:style-name="ro2">
          <table:table-cell office:value-type="string">
            <text:p>monacooro </text:p>
          </table:table-cell>
          <table:table-cell office:value-type="string">
            <text:p>ˈmṍnɑ̃́kóóɾó E][ˈmṍnɑ̃́kóoɾo J </text:p>
          </table:table-cell>
          <table:table-cell office:value-type="string">
            <text:p>an. </text:p>
          </table:table-cell>
          <table:table-cell office:value-type="string">
            <text:p>correcaminos collarejo (especie de ave negra) </text:p>
          </table:table-cell>
          <table:table-cell/>
          <table:table-cell office:value-type="string">
            <text:p>sc Neomorphus geoffroyi salvini </text:p>
          </table:table-cell>
          <table:table-cell table:number-columns-repeated="202"/>
        </table:table-row>
        <table:table-row table:style-name="ro2">
          <table:table-cell office:value-type="string">
            <text:p>moñigʉ̃_yai </text:p>
          </table:table-cell>
          <table:table-cell office:value-type="string">
            <text:p>ˈmṍɲĩ.ŋɨ̃.dʒɑ́í </text:p>
          </table:table-cell>
          <table:table-cell office:value-type="string">
            <text:p>an. </text:p>
          </table:table-cell>
          <table:table-cell office:value-type="string">
            <text:p>especie de tigre (parecido a una puma) </text:p>
          </table:table-cell>
          <table:table-cell table:number-columns-repeated="204"/>
        </table:table-row>
        <table:table-row table:style-name="ro2">
          <table:table-cell office:value-type="string">
            <text:p>moñigʉ̃, moñigõ </text:p>
          </table:table-cell>
          <table:table-cell office:value-type="string">
            <text:p>ˈmṍɲĩ.ŋɨ̃ </text:p>
          </table:table-cell>
          <table:table-cell office:value-type="string">
            <text:p>s.v.m., f. </text:p>
          </table:table-cell>
          <table:table-cell office:value-type="string">
            <text:p>ser animado de color gris (animal, persona) </text:p>
          </table:table-cell>
          <table:table-cell table:number-columns-repeated="204"/>
        </table:table-row>
        <table:table-row table:style-name="ro2">
          <table:table-cell office:value-type="string">
            <text:p>moñirã </text:p>
          </table:table-cell>
          <table:table-cell office:value-type="string">
            <text:p>ˈmṍɲĩ.ɾɑ̃ </text:p>
          </table:table-cell>
          <table:table-cell office:value-type="string">
            <text:p>an.s.plural </text:p>
          </table:table-cell>
          <table:table-cell office:value-type="string">
            <text:p>moscas |bmoñirã|r (especie que hace hinchazones al picar y salen los días nublosos) </text:p>
          </table:table-cell>
          <table:table-cell table:number-columns-repeated="204"/>
        </table:table-row>
        <table:table-row table:style-name="ro2">
          <table:table-cell office:value-type="string">
            <text:p>moñise </text:p>
          </table:table-cell>
          <table:table-cell office:value-type="string">
            <text:p>ˈmṍɲĩ.sẽ </text:p>
          </table:table-cell>
          <table:table-cell office:value-type="string">
            <text:p>v.i. </text:p>
          </table:table-cell>
          <table:table-cell office:value-type="string">
            <text:p>(ser/estar) de color gris, café claro; </text:p>
          </table:table-cell>
          <table:table-cell table:number-columns-repeated="204"/>
        </table:table-row>
        <table:table-row table:style-name="ro2">
          <table:table-cell office:value-type="string">
            <text:p>moño </text:p>
          </table:table-cell>
          <table:table-cell table:number-columns-repeated="4"/>
          <table:table-cell office:value-type="string">
            <text:p>uv J</text:p>
          </table:table-cell>
          <table:table-cell table:number-columns-repeated="202"/>
        </table:table-row>
        <table:table-row table:style-name="ro2">
          <table:table-cell office:value-type="string">
            <text:p>moore </text:p>
          </table:table-cell>
          <table:table-cell office:value-type="string">
            <text:p>ˈmṍṍ.ɾẽ E][ˈmṍṍ.ɾẽ́ J </text:p>
          </table:table-cell>
          <table:table-cell office:value-type="string">
            <text:p>v.t. </text:p>
          </table:table-cell>
          <table:table-cell office:value-type="string">
            <text:p>dejar alguien en el puerto (donde iban a subir)</text:p>
          </table:table-cell>
          <table:table-cell table:number-columns-repeated="204"/>
        </table:table-row>
        <table:table-row table:style-name="ro2">
          <table:table-cell office:value-type="string">
            <text:p>mosiro </text:p>
          </table:table-cell>
          <table:table-cell office:value-type="string">
            <text:p>mõˈsĩ́ɾõ </text:p>
          </table:table-cell>
          <table:table-cell office:value-type="string">
            <text:p>an. </text:p>
          </table:table-cell>
          <table:table-cell office:value-type="string">
            <text:p>grillo </text:p>
          </table:table-cell>
          <table:table-cell/>
          <table:table-cell office:value-type="string">
            <text:p>sc Acheta assimilis </text:p>
          </table:table-cell>
          <table:table-cell table:number-columns-repeated="202"/>
        </table:table-row>
        <table:table-row table:style-name="ro2">
          <table:table-cell office:value-type="string">
            <text:p>mosiro_misimaa </text:p>
          </table:table-cell>
          <table:table-cell office:value-type="string">
            <text:p>mõˈsĩ́ɾõ.mĩsĩ́.mɑ̃́ E][mõˈsĩ́ɾõ.mĩ́sĩ́.mɑ̃́ J </text:p>
          </table:table-cell>
          <table:table-cell office:value-type="string">
            <text:p>inan. </text:p>
          </table:table-cell>
          <table:table-cell office:value-type="string">
            <text:p>especie de bejuco (que produce fruta comestible)</text:p>
          </table:table-cell>
          <table:table-cell table:number-columns-repeated="204"/>
        </table:table-row>
        <table:table-row table:style-name="ro2">
          <table:table-cell office:value-type="string">
            <text:p>mosise </text:p>
          </table:table-cell>
          <table:table-cell office:value-type="string">
            <text:p>mõˈsĩ́.sẽ́ </text:p>
          </table:table-cell>
          <table:table-cell office:value-type="string">
            <text:p>v.i. </text:p>
          </table:table-cell>
          <table:table-cell office:value-type="string">
            <text:p>hervir </text:p>
          </table:table-cell>
          <table:table-cell/>
          <table:table-cell office:value-type="string">
            <text:p>va wʉase , uv J , vn E </text:p>
          </table:table-cell>
          <table:table-cell office:value-type="string">
            <text:p>lf caus. </text:p>
          </table:table-cell>
          <table:table-cell table:number-columns-repeated="201"/>
        </table:table-row>
        <table:table-row table:style-name="ro2">
          <table:table-cell office:value-type="string">
            <text:p>mosisoese </text:p>
          </table:table-cell>
          <table:table-cell office:value-type="string">
            <text:p>mõsĩ́.ˈsóe.se </text:p>
          </table:table-cell>
          <table:table-cell office:value-type="string">
            <text:p>v.i. </text:p>
          </table:table-cell>
          <table:table-cell office:value-type="string">
            <text:p>salirse al hervir (líquido)</text:p>
          </table:table-cell>
          <table:table-cell/>
          <table:table-cell office:value-type="string">
            <text:p>va wʉasoese , uv J , vn E </text:p>
          </table:table-cell>
          <table:table-cell table:number-columns-repeated="202"/>
        </table:table-row>
        <table:table-row table:style-name="ro2">
          <table:table-cell office:value-type="string">
            <text:p>moto_moto </text:p>
          </table:table-cell>
          <table:table-cell office:value-type="string">
            <text:p>mõˈtṍ.mõtṍ </text:p>
          </table:table-cell>
          <table:table-cell office:value-type="string">
            <text:p>onom. </text:p>
          </table:table-cell>
          <table:table-cell office:value-type="string">
            <text:p>llamada para la oropéndola</text:p>
          </table:table-cell>
          <table:table-cell table:number-columns-repeated="204"/>
        </table:table-row>
        <table:table-row table:style-name="ro2">
          <table:table-cell office:value-type="string">
            <text:p>motoro </text:p>
          </table:table-cell>
          <table:table-cell office:value-type="string">
            <text:p>mõˈtó.ɾo </text:p>
          </table:table-cell>
          <table:table-cell office:value-type="string">
            <text:p>inan. </text:p>
          </table:table-cell>
          <table:table-cell office:value-type="string">
            <text:p>motor (uso: generalmente para canoa)</text:p>
          </table:table-cell>
          <table:table-cell/>
          <table:table-cell office:value-type="string">
            <text:p>uv ESP </text:p>
          </table:table-cell>
          <table:table-cell table:number-columns-repeated="202"/>
        </table:table-row>
        <table:table-row table:style-name="ro2">
          <table:table-cell office:value-type="string">
            <text:p>mucunamʉ </text:p>
          </table:table-cell>
          <table:table-cell office:value-type="string">
            <text:p>ˈmṹkũnɑ̃.mɨ̃ </text:p>
          </table:table-cell>
          <table:table-cell office:value-type="string">
            <text:p>an. </text:p>
          </table:table-cell>
          <table:table-cell office:value-type="string">
            <text:p>especie de pez (comestible) </text:p>
          </table:table-cell>
          <table:table-cell table:number-columns-repeated="204"/>
        </table:table-row>
        <table:table-row table:style-name="ro2">
          <table:table-cell office:value-type="string">
            <text:p>mucuroamʉ </text:p>
          </table:table-cell>
          <table:table-cell office:value-type="string">
            <text:p>mũˈkṹɾṍɑ̃́.mɨ̃́ </text:p>
          </table:table-cell>
          <table:table-cell office:value-type="string">
            <text:p>an. </text:p>
          </table:table-cell>
          <table:table-cell office:value-type="string">
            <text:p>abejorro |bmucuroamʉ|r (especie con rayas amarillas) </text:p>
          </table:table-cell>
          <table:table-cell/>
          <table:table-cell office:value-type="string">
            <text:p>va mumuroamʉ , uv E , vn J , ph ˈmṹmṹɾṍɑ̃́.mɨ̃́ </text:p>
          </table:table-cell>
          <table:table-cell table:number-columns-repeated="202"/>
        </table:table-row>
        <table:table-row table:style-name="ro2">
          <table:table-cell office:value-type="string">
            <text:p>mucuse </text:p>
          </table:table-cell>
          <table:table-cell office:value-type="string">
            <text:p>mũˈkṹ.sẽ </text:p>
          </table:table-cell>
          <table:table-cell office:value-type="string">
            <text:p>v.i. </text:p>
          </table:table-cell>
          <table:table-cell office:value-type="string">
            <text:p>(ser/estar) ácido, ácida; , dn tener sabor ácido (marañón, umarí) </text:p>
          </table:table-cell>
          <table:table-cell table:number-columns-repeated="204"/>
        </table:table-row>
        <table:table-row table:style-name="ro2">
          <table:table-cell office:value-type="string">
            <text:p>mucuyujire </text:p>
          </table:table-cell>
          <table:table-cell office:value-type="string">
            <text:p>ˈmṹkṹ.dʒúhí.ɾe E][mũkṹ.ˈdʒúhi.ɾe J </text:p>
          </table:table-cell>
          <table:table-cell office:value-type="string">
            <text:p>v.t. </text:p>
          </table:table-cell>
          <table:table-cell office:value-type="string">
            <text:p>enjuagar </text:p>
          </table:table-cell>
          <table:table-cell table:number-columns-repeated="204"/>
        </table:table-row>
        <table:table-row table:style-name="ro2">
          <table:table-cell office:value-type="string">
            <text:p>mugã </text:p>
          </table:table-cell>
          <table:table-cell office:value-type="string">
            <text:p>mũˈŋɑ̃́ </text:p>
          </table:table-cell>
          <table:table-cell office:value-type="string">
            <text:p>inan. </text:p>
          </table:table-cell>
          <table:table-cell office:value-type="string">
            <text:p>especie de maleza (como un helecho) </text:p>
          </table:table-cell>
          <table:table-cell table:number-columns-repeated="204"/>
        </table:table-row>
        <table:table-row table:style-name="ro2">
          <table:table-cell office:value-type="string">
            <text:p>muiju </text:p>
          </table:table-cell>
          <table:table-cell office:value-type="string">
            <text:p>ˈmṹĩ́hũ </text:p>
          </table:table-cell>
          <table:table-cell office:value-type="string">
            <text:p>m. </text:p>
          </table:table-cell>
          <table:table-cell office:value-type="string">
            <text:p>sol </text:p>
          </table:table-cell>
          <table:table-cell/>
          <table:table-cell office:value-type="string">
            <text:p>va mujiju , uv E, J , vn YM , ph mũˈhĩ́hũ </text:p>
          </table:table-cell>
          <table:table-cell table:number-columns-repeated="202"/>
        </table:table-row>
        <table:table-row table:style-name="ro2">
          <table:table-cell office:value-type="string">
            <text:p>muiju_cõorito </text:p>
          </table:table-cell>
          <table:table-cell office:value-type="string">
            <text:p>mṹˈĩ́hṹ.kṍṍ.ɾĩ́.tṍ E][mũˈĩ́hũ.kṍṍ.ɾĩ́.tõ J </text:p>
          </table:table-cell>
          <table:table-cell office:value-type="string">
            <text:p>s.v.inan. </text:p>
          </table:table-cell>
          <table:table-cell office:value-type="string">
            <text:p>reloj, reloj de pulsera</text:p>
          </table:table-cell>
          <table:table-cell table:number-columns-repeated="204"/>
        </table:table-row>
        <table:table-row table:style-name="ro2">
          <table:table-cell office:value-type="string">
            <text:p>muijuduro </text:p>
          </table:table-cell>
          <table:table-cell office:value-type="string">
            <text:p>mũˈĩ́hũ.dúuɾo E][mũˈĩ́hũ.dúúɾó J </text:p>
          </table:table-cell>
          <table:table-cell office:value-type="string">
            <text:p>an. </text:p>
          </table:table-cell>
          <table:table-cell office:value-type="string">
            <text:p>especie de búho </text:p>
          </table:table-cell>
          <table:table-cell table:number-columns-repeated="204"/>
        </table:table-row>
        <table:table-row table:style-name="ro2">
          <table:table-cell office:value-type="string">
            <text:p>muijutii </text:p>
          </table:table-cell>
          <table:table-cell office:value-type="string">
            <text:p>mũˈĩ́hũ.tií E][mũˈĩ́hũ.tíi J </text:p>
          </table:table-cell>
          <table:table-cell office:value-type="string">
            <text:p>inan. </text:p>
          </table:table-cell>
          <table:table-cell office:value-type="string">
            <text:p>reloj (uso: lengua tradicional, indígena, no se usa hoy en día)</text:p>
          </table:table-cell>
          <table:table-cell table:number-columns-repeated="204"/>
        </table:table-row>
        <table:table-row table:style-name="ro2">
          <table:table-cell office:value-type="string">
            <text:p>muire </text:p>
          </table:table-cell>
          <table:table-cell office:value-type="string">
            <text:p>ˈmṹĩ.ɾẽ </text:p>
          </table:table-cell>
          <table:table-cell office:value-type="string">
            <text:p>v.t. </text:p>
          </table:table-cell>
          <table:table-cell office:value-type="string">
            <text:p>fallar (tiro de escopeta, cerbatana) </text:p>
          </table:table-cell>
          <table:table-cell table:number-columns-repeated="204"/>
        </table:table-row>
        <table:table-row table:style-name="ro2">
          <table:table-cell office:value-type="string">
            <text:p>muji </text:p>
          </table:table-cell>
          <table:table-cell table:number-columns-repeated="4"/>
          <table:table-cell office:value-type="string">
            <text:p>uv YM</text:p>
          </table:table-cell>
          <table:table-cell table:number-columns-repeated="202"/>
        </table:table-row>
        <table:table-row table:style-name="ro2">
          <table:table-cell office:value-type="string">
            <text:p>mujiju </text:p>
          </table:table-cell>
          <table:table-cell table:number-columns-repeated="4"/>
          <table:table-cell office:value-type="string">
            <text:p>uv YM</text:p>
          </table:table-cell>
          <table:table-cell table:number-columns-repeated="202"/>
        </table:table-row>
        <table:table-row table:style-name="ro2">
          <table:table-cell office:value-type="string">
            <text:p>mujurii </text:p>
          </table:table-cell>
          <table:table-cell table:number-columns-repeated="4"/>
          <table:table-cell office:value-type="string">
            <text:p>uv YM</text:p>
          </table:table-cell>
          <table:table-cell table:number-columns-repeated="202"/>
        </table:table-row>
        <table:table-row table:style-name="ro2">
          <table:table-cell office:value-type="string">
            <text:p>mumuroamʉ </text:p>
          </table:table-cell>
          <table:table-cell table:number-columns-repeated="4"/>
          <table:table-cell office:value-type="string">
            <text:p>uv J</text:p>
          </table:table-cell>
          <table:table-cell table:number-columns-repeated="202"/>
        </table:table-row>
        <table:table-row table:style-name="ro2">
          <table:table-cell office:value-type="string">
            <text:p>munea_yise </text:p>
          </table:table-cell>
          <table:table-cell office:value-type="string">
            <text:p>ˈmṹnẽ́ɑ̃́.dʒí.se E][ˈmṹnẽ́ɑ̃́.dʒí.sé J </text:p>
          </table:table-cell>
          <table:table-cell office:value-type="string">
            <text:p>v.i. </text:p>
          </table:table-cell>
          <table:table-cell office:value-type="string">
            <text:p>burbujear </text:p>
          </table:table-cell>
          <table:table-cell table:number-columns-repeated="204"/>
        </table:table-row>
        <table:table-row table:style-name="ro2">
          <table:table-cell office:value-type="string">
            <text:p>muni </text:p>
          </table:table-cell>
          <table:table-cell office:value-type="string">
            <text:p>ˈmũnĩ́ </text:p>
          </table:table-cell>
          <table:table-cell office:value-type="string">
            <text:p>an. </text:p>
          </table:table-cell>
          <table:table-cell office:value-type="string">
            <text:p>ciempiés </text:p>
          </table:table-cell>
          <table:table-cell office:value-type="string">
            <text:p>C. Chilopoda</text:p>
          </table:table-cell>
          <table:table-cell table:number-columns-repeated="203"/>
        </table:table-row>
        <table:table-row table:style-name="ro2">
          <table:table-cell office:value-type="string">
            <text:p>munia </text:p>
          </table:table-cell>
          <table:table-cell office:value-type="string">
            <text:p>ˈmṹnĩɑ̃ E][mũˈnĩ́ɑ̃́ J </text:p>
          </table:table-cell>
          <table:table-cell office:value-type="string">
            <text:p>inan. </text:p>
          </table:table-cell>
          <table:table-cell office:value-type="string">
            <text:p>unión de dos techos inclinados sobre la puerta (donde el techo inclinado de un lado se junta con el techo inclinado del otro lado) </text:p>
          </table:table-cell>
          <table:table-cell/>
          <table:table-cell office:value-type="string">
            <text:p>va muniro , uv E , vn J </text:p>
          </table:table-cell>
          <table:table-cell table:number-columns-repeated="202"/>
        </table:table-row>
        <table:table-row table:style-name="ro2">
          <table:table-cell office:value-type="string">
            <text:p>muñu </text:p>
          </table:table-cell>
          <table:table-cell office:value-type="string">
            <text:p>mũˈɲṹ </text:p>
          </table:table-cell>
          <table:table-cell office:value-type="string">
            <text:p>an. </text:p>
          </table:table-cell>
          <table:table-cell office:value-type="string">
            <text:p>piraña </text:p>
          </table:table-cell>
          <table:table-cell/>
          <table:table-cell office:value-type="string">
            <text:p>sc Pygocentrus spp, Serrasalmus spp.</text:p>
          </table:table-cell>
          <table:table-cell table:number-columns-repeated="202"/>
        </table:table-row>
        <table:table-row table:style-name="ro2">
          <table:table-cell office:value-type="string">
            <text:p>musa </text:p>
          </table:table-cell>
          <table:table-cell office:value-type="string">
            <text:p>mũˈsɑ̃́ </text:p>
          </table:table-cell>
          <table:table-cell office:value-type="string">
            <text:p>inan.s.de masa </text:p>
          </table:table-cell>
          <table:table-cell office:value-type="string">
            <text:p>achiote (pigmento, tinta, pintura roja del palo de achiote) </text:p>
          </table:table-cell>
          <table:table-cell table:number-columns-repeated="204"/>
        </table:table-row>
        <table:table-row table:style-name="ro2">
          <table:table-cell office:value-type="string">
            <text:p>Musaca </text:p>
          </table:table-cell>
          <table:table-cell office:value-type="string">
            <text:p>mũˈsɑ̃́kɑ̃ </text:p>
          </table:table-cell>
          <table:table-cell office:value-type="string">
            <text:p>inan. </text:p>
          </table:table-cell>
          <table:table-cell office:value-type="string">
            <text:p>río Tiquié </text:p>
          </table:table-cell>
          <table:table-cell table:number-columns-repeated="204"/>
        </table:table-row>
        <table:table-row table:style-name="ro2">
          <table:table-cell office:value-type="string">
            <text:p>musaʉ </text:p>
          </table:table-cell>
          <table:table-cell office:value-type="string">
            <text:p>mũˈsɑ̃́.ɨ̃́ </text:p>
          </table:table-cell>
          <table:table-cell office:value-type="string">
            <text:p>inan. </text:p>
          </table:table-cell>
          <table:table-cell office:value-type="string">
            <text:p>palo de achiote (que produce la pintura roja) </text:p>
          </table:table-cell>
          <table:table-cell table:number-columns-repeated="204"/>
        </table:table-row>
        <table:table-row table:style-name="ro2">
          <table:table-cell office:value-type="string">
            <text:p>musawa </text:p>
          </table:table-cell>
          <table:table-cell office:value-type="string">
            <text:p>mũˈsɑ́ˈwɑ́ E][mũˈsɑ̃́wɑ́ J </text:p>
          </table:table-cell>
          <table:table-cell office:value-type="string">
            <text:p>an.s.plural </text:p>
          </table:table-cell>
          <table:table-cell office:value-type="string">
            <text:p>hormigas |bmusawa|r (hormigas negras que pican y echan una sustancia agria, incomibles) </text:p>
          </table:table-cell>
          <table:table-cell table:number-columns-repeated="204"/>
        </table:table-row>
        <table:table-row table:style-name="ro2">
          <table:table-cell office:value-type="string">
            <text:p>musuase </text:p>
          </table:table-cell>
          <table:table-cell office:value-type="string">
            <text:p>ˈmṹsũɑ̃.sẽ E][mũˈsṹɑ̃́.sẽ́ J </text:p>
          </table:table-cell>
          <table:table-cell office:value-type="string">
            <text:p>v.i. </text:p>
          </table:table-cell>
          <table:table-cell office:value-type="string">
            <text:p>salirse pus; </text:p>
          </table:table-cell>
          <table:table-cell table:number-columns-repeated="2"/>
          <table:table-cell/>
          <table:table-cell table:number-columns-repeated="201"/>
        </table:table-row>
        <table:table-row table:style-name="ro2">
          <table:table-cell office:value-type="string">
            <text:p>muteya </text:p>
          </table:table-cell>
          <table:table-cell office:value-type="string">
            <text:p>ˈmũˈté.dʒɑ </text:p>
          </table:table-cell>
          <table:table-cell office:value-type="string">
            <text:p>inan. </text:p>
          </table:table-cell>
          <table:table-cell office:value-type="string">
            <text:p>botella</text:p>
          </table:table-cell>
          <table:table-cell/>
          <table:table-cell office:value-type="string">
            <text:p>uv ESP </text:p>
          </table:table-cell>
          <table:table-cell table:number-columns-repeated="202"/>
        </table:table-row>
        <table:table-row table:style-name="ro2">
          <table:table-cell office:value-type="string">
            <text:p>muubaare </text:p>
          </table:table-cell>
          <table:table-cell office:value-type="string">
            <text:p>ˈmṹũ.bɑ́ɑ́.ɾé E][mũṹ.ˈbɑ́ɑ.ɾe J </text:p>
          </table:table-cell>
          <table:table-cell office:value-type="string">
            <text:p>v.t. </text:p>
          </table:table-cell>
          <table:table-cell office:value-type="string">
            <text:p>pescar (con una trampa)</text:p>
          </table:table-cell>
          <table:table-cell table:number-columns-repeated="204"/>
        </table:table-row>
        <table:table-row table:style-name="ro2">
          <table:table-cell office:value-type="string">
            <text:p>muubiaajere </text:p>
          </table:table-cell>
          <table:table-cell office:value-type="string">
            <text:p>ˈmṹũ.bíɑ.ɑ́he.ɾe E][mṹṹ.ˈbíɑ.ɑhé.ɾé J </text:p>
          </table:table-cell>
          <table:table-cell office:value-type="string">
            <text:p>v.i. </text:p>
          </table:table-cell>
          <table:table-cell office:value-type="string">
            <text:p>hacer ejercicio agachándose, inclinándose </text:p>
          </table:table-cell>
          <table:table-cell table:number-columns-repeated="204"/>
        </table:table-row>
        <table:table-row table:style-name="ro2">
          <table:table-cell office:value-type="string">
            <text:p>muubiare </text:p>
          </table:table-cell>
          <table:table-cell office:value-type="string">
            <text:p>ˈmṹũ.bíɑ́.ɾe E][mũˈṹ.bíɑ.ɾe J </text:p>
          </table:table-cell>
          <table:table-cell office:value-type="string">
            <text:p>v.i. </text:p>
          </table:table-cell>
          <table:table-cell office:value-type="string">
            <text:p>agacharse </text:p>
          </table:table-cell>
          <table:table-cell table:number-columns-repeated="204"/>
        </table:table-row>
        <table:table-row table:style-name="ro2">
          <table:table-cell office:value-type="string">
            <text:p>muubiarẽtobudire </text:p>
          </table:table-cell>
          <table:table-cell office:value-type="string">
            <text:p>ˈmṹũ.bíɑ́.ɾẽ́tõ.búdi.ɾe E][mũṹ.ˈbíɑ.ɾẽtṍ.búdi.ɾe J </text:p>
          </table:table-cell>
          <table:table-cell office:value-type="string">
            <text:p>v.i. </text:p>
          </table:table-cell>
          <table:table-cell office:value-type="string">
            <text:p>agachar </text:p>
          </table:table-cell>
          <table:table-cell table:number-columns-repeated="204"/>
        </table:table-row>
        <table:table-row table:style-name="ro2">
          <table:table-cell office:value-type="string">
            <text:p>muubʉacũure </text:p>
          </table:table-cell>
          <table:table-cell office:value-type="string">
            <text:p>ˈmṹũ.bɨ́ɑ́.kṹũ.ɾẽ E][mũṹ.ˈbɨ́ɑ.kṹṹ.ɾẽ́ J </text:p>
          </table:table-cell>
          <table:table-cell office:value-type="string">
            <text:p>v.t. </text:p>
          </table:table-cell>
          <table:table-cell office:value-type="string">
            <text:p>dejar boca abajo (una canasta sobre un animal para encerrarlo)</text:p>
          </table:table-cell>
          <table:table-cell table:number-columns-repeated="204"/>
        </table:table-row>
        <table:table-row table:style-name="ro2">
          <table:table-cell office:value-type="string">
            <text:p>muucãnamuure </text:p>
          </table:table-cell>
          <table:table-cell office:value-type="string">
            <text:p>ˈmṹũ.kɑ̃́nɑ̃mũũ.ɾẽ E][mũṹ.ˈkɑ̃́nɑ̃mũũ.ɾẽ J </text:p>
          </table:table-cell>
          <table:table-cell office:value-type="string">
            <text:p>v.t. </text:p>
          </table:table-cell>
          <table:table-cell office:value-type="string">
            <text:p>encajar</text:p>
          </table:table-cell>
          <table:table-cell table:number-columns-repeated="204"/>
        </table:table-row>
        <table:table-row table:style-name="ro2">
          <table:table-cell office:value-type="string">
            <text:p>muucuñaro </text:p>
          </table:table-cell>
          <table:table-cell office:value-type="string">
            <text:p>ˈmṹṹ.kṹ.ɲɑ̃́.ɾõ E][mũṹ.ˈkṹ.ɲɑ̃́.ɾõ J </text:p>
          </table:table-cell>
          <table:table-cell office:value-type="string">
            <text:p>an. </text:p>
          </table:table-cell>
          <table:table-cell office:value-type="string">
            <text:p>especie de cucaracha (grande) </text:p>
          </table:table-cell>
          <table:table-cell/>
          <table:table-cell office:value-type="string">
            <text:p>sc F. Blattidae </text:p>
          </table:table-cell>
          <table:table-cell table:number-columns-repeated="202"/>
        </table:table-row>
        <table:table-row table:style-name="ro2">
          <table:table-cell office:value-type="string">
            <text:p>muucũure </text:p>
          </table:table-cell>
          <table:table-cell office:value-type="string">
            <text:p>ˈmṹũ.kṹṹ.ɾẽ E][mũṹ.ˈkṹũ.ɾẽ J </text:p>
          </table:table-cell>
          <table:table-cell office:value-type="string">
            <text:p>v.t. </text:p>
          </table:table-cell>
          <table:table-cell office:value-type="string">
            <text:p>dejar boca abajo (canoa, olla, canasta) </text:p>
          </table:table-cell>
          <table:table-cell table:number-columns-repeated="2"/>
          <table:table-cell office:value-type="string">
            <text:p>ntg ITP mu face.down; wj,4/90 only used for ‘rujacobʉa’ objects;</text:p>
          </table:table-cell>
          <table:table-cell table:number-columns-repeated="201"/>
        </table:table-row>
        <table:table-row table:style-name="ro2">
          <table:table-cell office:value-type="string">
            <text:p>muujeore </text:p>
          </table:table-cell>
          <table:table-cell office:value-type="string">
            <text:p>ˈmṹũ.hé.ó.ɾe E][mũṹ.ˈhé.o.ɾe J </text:p>
          </table:table-cell>
          <table:table-cell office:value-type="string">
            <text:p>v.t. </text:p>
          </table:table-cell>
          <table:table-cell office:value-type="string">
            <text:p>poner boca abajo encima de algo (olla, platón, taza encima de la mesa)</text:p>
          </table:table-cell>
          <table:table-cell table:number-columns-repeated="204"/>
        </table:table-row>
        <table:table-row table:style-name="ro2">
          <table:table-cell office:value-type="string">
            <text:p>muuñaare </text:p>
          </table:table-cell>
          <table:table-cell office:value-type="string">
            <text:p>ˈmṹṹ.ɲɑ̃́ɑ̃́.ɾẽ́ E][mũ.ˈɲɑ̃́ɑ̃́.ɾẽ́ J </text:p>
          </table:table-cell>
          <table:table-cell office:value-type="string">
            <text:p>v.t. </text:p>
          </table:table-cell>
          <table:table-cell office:value-type="string">
            <text:p>empollar </text:p>
          </table:table-cell>
          <table:table-cell table:number-columns-repeated="204"/>
        </table:table-row>
        <table:table-row table:style-name="ro2">
          <table:table-cell office:value-type="string">
            <text:p>muuqueaajere </text:p>
          </table:table-cell>
          <table:table-cell office:value-type="string">
            <text:p>mṹũ.kéɑ́.ˈɑ́he.ɾe E][ˈmũṹ.kéɑ.ɑhé.ré J </text:p>
          </table:table-cell>
          <table:table-cell office:value-type="string">
            <text:p>v.i. </text:p>
          </table:table-cell>
          <table:table-cell office:value-type="string">
            <text:p>hacer el ejercicio del flexión del pecho y brazos</text:p>
          </table:table-cell>
          <table:table-cell table:number-columns-repeated="204"/>
        </table:table-row>
        <table:table-row table:style-name="ro2">
          <table:table-cell office:value-type="string">
            <text:p>muuqueare </text:p>
          </table:table-cell>
          <table:table-cell office:value-type="string">
            <text:p>mṹṹ.ˈkéɑ́.ɾé E][mṹ.ˈkéɑ.ɾe J </text:p>
          </table:table-cell>
          <table:table-cell office:value-type="string">
            <text:p>v.i. </text:p>
          </table:table-cell>
          <table:table-cell office:value-type="string">
            <text:p>acostarse boca abajo </text:p>
          </table:table-cell>
          <table:table-cell table:number-columns-repeated="204"/>
        </table:table-row>
        <table:table-row table:style-name="ro2">
          <table:table-cell office:value-type="string">
            <text:p>muure </text:p>
          </table:table-cell>
          <table:table-cell office:value-type="string">
            <text:p>ˈmṹũ.ɾẽ E][ˈmũṹ.ɾẽ́ J </text:p>
          </table:table-cell>
          <table:table-cell office:value-type="string">
            <text:p>v.t. </text:p>
          </table:table-cell>
          <table:table-cell office:value-type="string">
            <text:p>dejar trampa </text:p>
          </table:table-cell>
          <table:table-cell table:number-columns-repeated="2"/>
          <table:table-cell office:value-type="string">
            <text:p>ntg ITP face.down; wj,4/90 quasi spatial relator;</text:p>
          </table:table-cell>
          <table:table-cell table:number-columns-repeated="201"/>
        </table:table-row>
        <table:table-row table:style-name="ro2">
          <table:table-cell office:value-type="string">
            <text:p>muurocasãare </text:p>
          </table:table-cell>
          <table:table-cell office:value-type="string">
            <text:p>ˈmṹũ.ɾókɑ.sɑ̃́ɑ̃.ɾẽ E][mũṹ.ˈɾókɑ.sɑ̃́ɑ̃́.ɾẽ́ J </text:p>
          </table:table-cell>
          <table:table-cell office:value-type="string">
            <text:p>v.t. </text:p>
          </table:table-cell>
          <table:table-cell office:value-type="string">
            <text:p>agachar </text:p>
          </table:table-cell>
          <table:table-cell table:number-columns-repeated="204"/>
        </table:table-row>
        <table:table-row table:style-name="ro2">
          <table:table-cell office:value-type="string">
            <text:p>muurocayoore </text:p>
          </table:table-cell>
          <table:table-cell office:value-type="string">
            <text:p>mṹũ.ɾókɑ.ˈdʒóó.ɾe E][mũṹ.ˈɾókɑ.dʒóó.ɾé J </text:p>
          </table:table-cell>
          <table:table-cell office:value-type="string">
            <text:p>v.t. </text:p>
          </table:table-cell>
          <table:table-cell office:value-type="string">
            <text:p>agachar </text:p>
          </table:table-cell>
          <table:table-cell table:number-columns-repeated="204"/>
        </table:table-row>
        <table:table-row table:style-name="ro1">
          <table:table-cell office:value-type="string">
            <text:p>mʉa </text:p>
          </table:table-cell>
          <table:table-cell office:value-type="string">
            <text:p>ˈmɨ̃́.ɑ̃́ </text:p>
          </table:table-cell>
          <table:table-cell office:value-type="string">
            <text:p>pron.an.pl. </text:p>
          </table:table-cell>
          <table:table-cell office:value-type="string">
            <text:p>ustedes; </text:p>
          </table:table-cell>
          <table:table-cell table:number-columns-repeated="204"/>
        </table:table-row>
        <table:table-row table:style-name="ro2">
          <table:table-cell office:value-type="string">
            <text:p>Mʉca </text:p>
          </table:table-cell>
          <table:table-cell office:value-type="string">
            <text:p>mɨ̃ˈkɑ̃́ɑ̃́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mʉca </text:p>
          </table:table-cell>
          <table:table-cell office:value-type="string">
            <text:p>mɨ̃ˈkɑ̃́ </text:p>
          </table:table-cell>
          <table:table-cell office:value-type="string">
            <text:p>an. </text:p>
          </table:table-cell>
          <table:table-cell office:value-type="string">
            <text:p>curito (especie de pez siluro pequeño, negro y comestible) </text:p>
          </table:table-cell>
          <table:table-cell/>
          <table:table-cell office:value-type="string">
            <text:p>sc Hoplosternum littorale </text:p>
          </table:table-cell>
          <table:table-cell table:number-columns-repeated="202"/>
        </table:table-row>
        <table:table-row table:style-name="ro2">
          <table:table-cell office:value-type="string">
            <text:p>mʉja_bujua </text:p>
          </table:table-cell>
          <table:table-cell office:value-type="string">
            <text:p>mɨ̃ˈhɑ̃́.búhuɑ E][mɨ̃hɑ̃́.buˈhúɑ́ J </text:p>
          </table:table-cell>
          <table:table-cell office:value-type="string">
            <text:p>an. </text:p>
          </table:table-cell>
          <table:table-cell office:value-type="string">
            <text:p>yacundá o jacundá (|ibras.|r especie de pez) </text:p>
          </table:table-cell>
          <table:table-cell office:value-type="string">
            <text:p>Familia Ciclidas , </text:p>
          </table:table-cell>
          <table:table-cell table:number-columns-repeated="203"/>
        </table:table-row>
        <table:table-row table:style-name="ro2">
          <table:table-cell office:value-type="string">
            <text:p>mʉja_gaigʉ </text:p>
          </table:table-cell>
          <table:table-cell office:value-type="string">
            <text:p>ˈmɨ̃hɑ̃́.gɑ́í.gɨ E][mɨ̃hɑ̃́.ˈgɑ́í.gɨ́ J </text:p>
          </table:table-cell>
          <table:table-cell office:value-type="string">
            <text:p>an. </text:p>
          </table:table-cell>
          <table:table-cell office:value-type="string">
            <text:p>yacundá o jacundá lisa (|ibras.|r especie de pez comestible, tiene rayas rojas y negras) </text:p>
          </table:table-cell>
          <table:table-cell table:number-columns-repeated="204"/>
        </table:table-row>
        <table:table-row table:style-name="ro2">
          <table:table-cell office:value-type="string">
            <text:p>mʉjare </text:p>
          </table:table-cell>
          <table:table-cell office:value-type="string">
            <text:p>mɨ̃ˈhɑ̃́.ɾẽ </text:p>
          </table:table-cell>
          <table:table-cell office:value-type="string">
            <text:p>v.i. </text:p>
          </table:table-cell>
          <table:table-cell office:value-type="string">
            <text:p>subir (árbol, montaña) </text:p>
          </table:table-cell>
          <table:table-cell table:number-columns-repeated="2"/>
          <table:table-cell office:value-type="string">
            <text:p>ntg BARS,91 (bʉ̃ha-) ascend'#vertically ‘to ascend vertically’ 2.4. Verbs with only a subject argument. Verbs of motion. p.25 no.71; no.477-479; lf caus. </text:p>
          </table:table-cell>
          <table:table-cell table:number-columns-repeated="201"/>
        </table:table-row>
        <table:table-row table:style-name="ro2">
          <table:table-cell office:value-type="string">
            <text:p>mʉjariaro </text:p>
          </table:table-cell>
          <table:table-cell office:value-type="string">
            <text:p>mɨ̃hɑ̃́.ɾi.ɑ.ɾo E][mɨ̃ˈhɑ̃́ɑ̃́.ɾi.ɑ.ɾo J </text:p>
          </table:table-cell>
          <table:table-cell office:value-type="string">
            <text:p>s.v.inan. </text:p>
          </table:table-cell>
          <table:table-cell office:value-type="string">
            <text:p>escalera</text:p>
          </table:table-cell>
          <table:table-cell table:number-columns-repeated="204"/>
        </table:table-row>
        <table:table-row table:style-name="ro2">
          <table:table-cell office:value-type="string">
            <text:p>Mʉjorica </text:p>
          </table:table-cell>
          <table:table-cell office:value-type="string">
            <text:p>ˈmɨ̃́hõɾĩkɑ̃́ E][mɨ̃ˈhṍɾĩkɑ̃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mʉjoricʉ </text:p>
          </table:table-cell>
          <table:table-cell office:value-type="string">
            <text:p>mɨ̃ˈhṍ.ɾĩ.kɨ̃ɨ̃ E][mɨ̃hṍ.ɾĩ.kɨ̃ J </text:p>
          </table:table-cell>
          <table:table-cell office:value-type="string">
            <text:p>inan. </text:p>
          </table:table-cell>
          <table:table-cell office:value-type="string">
            <text:p>palo de turí (|ireg.|r especie de árbol utilizado para hacer canastas grandes y antorchas) </text:p>
          </table:table-cell>
          <table:table-cell table:number-columns-repeated="204"/>
        </table:table-row>
        <table:table-row table:style-name="ro2">
          <table:table-cell office:value-type="string">
            <text:p>mʉjorii </text:p>
          </table:table-cell>
          <table:table-cell office:value-type="string">
            <text:p>mɨ̃ˈhṍɾĩĩ </text:p>
          </table:table-cell>
          <table:table-cell office:value-type="string">
            <text:p>inan.f.n.esp. </text:p>
          </table:table-cell>
          <table:table-cell office:value-type="string">
            <text:p>turí (|ireg.|r astillas de madera utilizada para hacer canastas grandes y antorchas) </text:p>
          </table:table-cell>
          <table:table-cell/>
          <table:table-cell office:value-type="string">
            <text:p>va mujurii , uv E, J , vn YM </text:p>
          </table:table-cell>
          <table:table-cell table:number-columns-repeated="202"/>
        </table:table-row>
        <table:table-row table:style-name="ro1">
          <table:table-cell office:value-type="string">
            <text:p>mʉjorijãi </text:p>
          </table:table-cell>
          <table:table-cell office:value-type="string">
            <text:p>mɨ̃ˈhṍɾĩ.hɑ̃́ĩ́ E][mɨ̃ˈhṍɾĩ.hɑ̃́ĩ J </text:p>
          </table:table-cell>
          <table:table-cell office:value-type="string">
            <text:p>inan. </text:p>
          </table:table-cell>
          <table:table-cell office:value-type="string">
            <text:p>antorcha de turí (|ireg.|r) </text:p>
          </table:table-cell>
          <table:table-cell table:number-columns-repeated="204"/>
        </table:table-row>
        <table:table-row table:style-name="ro2">
          <table:table-cell office:value-type="string">
            <text:p>mʉjorijuria </text:p>
          </table:table-cell>
          <table:table-cell office:value-type="string">
            <text:p>mɨ̃ˈhṍɾĩ.huɾiɑ́ E][mɨ̃ˈhṍɾĩ.húɾíɑ́ J </text:p>
          </table:table-cell>
          <table:table-cell office:value-type="string">
            <text:p>inan. </text:p>
          </table:table-cell>
          <table:table-cell office:value-type="string">
            <text:p>trozo de turí (|ireg.|r) </text:p>
          </table:table-cell>
          <table:table-cell table:number-columns-repeated="204"/>
        </table:table-row>
        <table:table-row table:style-name="ro1">
          <table:table-cell office:value-type="string">
            <text:p>mʉniadire </text:p>
          </table:table-cell>
          <table:table-cell office:value-type="string">
            <text:p>ˈmɨ̃́nĩ.ɑ̃dí.ɾé E][ˈmɨ̃́nĩ.ɑ̃́dí.ɾe J </text:p>
          </table:table-cell>
          <table:table-cell office:value-type="string">
            <text:p>v.i. </text:p>
          </table:table-cell>
          <table:table-cell office:value-type="string">
            <text:p>venir río arriba</text:p>
          </table:table-cell>
          <table:table-cell table:number-columns-repeated="204"/>
        </table:table-row>
        <table:table-row table:style-name="ro2">
          <table:table-cell office:value-type="string">
            <text:p>mʉniariarojʉ </text:p>
          </table:table-cell>
          <table:table-cell office:value-type="string">
            <text:p>mɨ̃́ˈnĩ.ɑ̃.ɾí.ɑ́.ɾo.hɨ E][mɨ̃́nĩ.ɑ̃.ɾí.ˈɑ́.ɾo.hɨ J </text:p>
          </table:table-cell>
          <table:table-cell office:value-type="string">
            <text:p>s.v.inan. </text:p>
          </table:table-cell>
          <table:table-cell office:value-type="string">
            <text:p>lugar río arriba </text:p>
          </table:table-cell>
          <table:table-cell table:number-columns-repeated="204"/>
        </table:table-row>
        <table:table-row table:style-name="ro2">
          <table:table-cell office:value-type="string">
            <text:p>mʉnire </text:p>
          </table:table-cell>
          <table:table-cell office:value-type="string">
            <text:p>ˈmɨ̃́nĩ.ɾẽ </text:p>
          </table:table-cell>
          <table:table-cell office:value-type="string">
            <text:p>v.i. </text:p>
          </table:table-cell>
          <table:table-cell office:value-type="string">
            <text:p>ir río arriba </text:p>
          </table:table-cell>
          <table:table-cell table:number-columns-repeated="2"/>
          <table:table-cell office:value-type="string">
            <text:p>ntg BARS,91 (bʉ̃di) move'#upriver ‘to move upriver’ 2.4. Verbs with only a subject argument. Verbs of motion. p.25 no.72; no.314,321;</text:p>
          </table:table-cell>
          <table:table-cell table:number-columns-repeated="201"/>
        </table:table-row>
        <table:table-row table:style-name="ro2">
          <table:table-cell office:value-type="string">
            <text:p>mʉno </text:p>
          </table:table-cell>
          <table:table-cell office:value-type="string">
            <text:p>ˈmɨ̃nṍ </text:p>
          </table:table-cell>
          <table:table-cell office:value-type="string">
            <text:p>inan.f.n.esp. </text:p>
          </table:table-cell>
          <table:table-cell office:value-type="string">
            <text:p>tabaco </text:p>
          </table:table-cell>
          <table:table-cell/>
          <table:table-cell office:value-type="string">
            <text:p>sc Nicotiana tabacum L. </text:p>
          </table:table-cell>
          <table:table-cell table:number-columns-repeated="202"/>
        </table:table-row>
        <table:table-row table:style-name="ro2">
          <table:table-cell office:value-type="string">
            <text:p>mʉno_nunuro </text:p>
          </table:table-cell>
          <table:table-cell office:value-type="string">
            <text:p>mɨ̃nṍ.nṹˈnṹɾõ E][mɨ̃ˈnṍ.nṹnṹɾṍ J </text:p>
          </table:table-cell>
          <table:table-cell office:value-type="string">
            <text:p>an. </text:p>
          </table:table-cell>
          <table:table-cell office:value-type="string">
            <text:p>polilla “alas de avión” </text:p>
          </table:table-cell>
          <table:table-cell/>
          <table:table-cell office:value-type="string">
            <text:p>sc Lepidóptero</text:p>
          </table:table-cell>
          <table:table-cell table:number-columns-repeated="202"/>
        </table:table-row>
        <table:table-row table:style-name="ro2">
          <table:table-cell office:value-type="string">
            <text:p>mʉno_wai </text:p>
          </table:table-cell>
          <table:table-cell office:value-type="string">
            <text:p>ˈmɨ̃́nṍ.wɑ́í </text:p>
          </table:table-cell>
          <table:table-cell office:value-type="string">
            <text:p>an. </text:p>
          </table:table-cell>
          <table:table-cell office:value-type="string">
            <text:p>blanquillo (especie de pez comestible)</text:p>
          </table:table-cell>
          <table:table-cell table:number-columns-repeated="204"/>
        </table:table-row>
        <table:table-row table:style-name="ro2">
          <table:table-cell office:value-type="string">
            <text:p>mʉnoa </text:p>
          </table:table-cell>
          <table:table-cell office:value-type="string">
            <text:p>ˈmɨ̃nṍ.ɑ̃́ </text:p>
          </table:table-cell>
          <table:table-cell office:value-type="string">
            <text:p>inan. </text:p>
          </table:table-cell>
          <table:table-cell office:value-type="string">
            <text:p>estuche para guardar polvo de tabaco (hecho del casco de caracol, hueso de animal, brea y un pedazo de vidrio)</text:p>
          </table:table-cell>
          <table:table-cell table:number-columns-repeated="204"/>
        </table:table-row>
        <table:table-row table:style-name="ro2">
          <table:table-cell office:value-type="string">
            <text:p>mʉnogodoa </text:p>
          </table:table-cell>
          <table:table-cell office:value-type="string">
            <text:p>ˈmɨ̃́nṍ.gódo.ɑ E][mɨ̃ˈnṍ.godó.ɑ́ J </text:p>
          </table:table-cell>
          <table:table-cell office:value-type="string">
            <text:p>inan. </text:p>
          </table:table-cell>
          <table:table-cell office:value-type="string">
            <text:p>estuche vacío para guardar polvo de tabaco </text:p>
          </table:table-cell>
          <table:table-cell table:number-columns-repeated="204"/>
        </table:table-row>
        <table:table-row table:style-name="ro2">
          <table:table-cell office:value-type="string">
            <text:p>mʉnojoti </text:p>
          </table:table-cell>
          <table:table-cell office:value-type="string">
            <text:p>mɨ̃ˈnṍ.hóti E][mɨ̃nṍ.ˈhótí J </text:p>
          </table:table-cell>
          <table:table-cell office:value-type="string">
            <text:p>inan. </text:p>
          </table:table-cell>
          <table:table-cell office:value-type="string">
            <text:p>cigarrillo </text:p>
          </table:table-cell>
          <table:table-cell table:number-columns-repeated="204"/>
        </table:table-row>
        <table:table-row table:style-name="ro2">
          <table:table-cell office:value-type="string">
            <text:p>mʉñore </text:p>
          </table:table-cell>
          <table:table-cell office:value-type="string">
            <text:p>mɨ̃́ˈɲṍ.ɾẽ E][mɨ̃́ˈɲṍ.ɾẽ́ J </text:p>
          </table:table-cell>
          <table:table-cell office:value-type="string">
            <text:p>v.t. </text:p>
          </table:table-cell>
          <table:table-cell office:value-type="string">
            <text:p>vomitar</text:p>
          </table:table-cell>
          <table:table-cell table:number-columns-repeated="204"/>
        </table:table-row>
        <table:table-row table:style-name="ro2">
          <table:table-cell office:value-type="string">
            <text:p>mʉnoro </text:p>
          </table:table-cell>
          <table:table-cell office:value-type="string">
            <text:p>mɨ̃ˈnṍ.ɾṍ </text:p>
          </table:table-cell>
          <table:table-cell office:value-type="string">
            <text:p>inan. </text:p>
          </table:table-cell>
          <table:table-cell office:value-type="string">
            <text:p>torta de tabaco</text:p>
          </table:table-cell>
          <table:table-cell table:number-columns-repeated="204"/>
        </table:table-row>
        <table:table-row table:style-name="ro2">
          <table:table-cell office:value-type="string">
            <text:p>mʉñose </text:p>
          </table:table-cell>
          <table:table-cell office:value-type="string">
            <text:p>ˈmɨ̃́ɲṍ.sẽ E][ˈmɨ̃́ɲṍ.sẽ́ J </text:p>
          </table:table-cell>
          <table:table-cell office:value-type="string">
            <text:p>s.v.inan. </text:p>
          </table:table-cell>
          <table:table-cell office:value-type="string">
            <text:p>vómito</text:p>
          </table:table-cell>
          <table:table-cell table:number-columns-repeated="204"/>
        </table:table-row>
        <table:table-row table:style-name="ro2">
          <table:table-cell office:value-type="string">
            <text:p>mʉnosẽro </text:p>
          </table:table-cell>
          <table:table-cell office:value-type="string">
            <text:p>ˈmɨ̃nṍ.sẽ́ẽ́ɾṍ </text:p>
          </table:table-cell>
          <table:table-cell office:value-type="string">
            <text:p>inan. </text:p>
          </table:table-cell>
          <table:table-cell office:value-type="string">
            <text:p>soplador de tabaco </text:p>
          </table:table-cell>
          <table:table-cell table:number-columns-repeated="204"/>
        </table:table-row>
        <table:table-row table:style-name="ro2">
          <table:table-cell office:value-type="string">
            <text:p>mʉore </text:p>
          </table:table-cell>
          <table:table-cell office:value-type="string">
            <text:p>ˈmɨ̃́.õ.ɾẽ </text:p>
          </table:table-cell>
          <table:table-cell office:value-type="string">
            <text:p>v.caus. </text:p>
          </table:table-cell>
          <table:table-cell office:value-type="string">
            <text:p>subir </text:p>
          </table:table-cell>
          <table:table-cell table:number-columns-repeated="204"/>
        </table:table-row>
        <table:table-row table:style-name="ro2">
          <table:table-cell office:value-type="string">
            <text:p>mʉtaaca </text:p>
          </table:table-cell>
          <table:table-cell office:value-type="string">
            <text:p>ˈmɨ̃́tɑ̃.ɑ̃́kɑ̃́ E][mɨ̃ˈtɑ̃́.ɑ̃́kɑ̃́ J </text:p>
          </table:table-cell>
          <table:table-cell office:value-type="string">
            <text:p>s.v.inan.pl. </text:p>
          </table:table-cell>
          <table:table-cell office:value-type="string">
            <text:p>(ser) pequeños, pequeñas; </text:p>
          </table:table-cell>
          <table:table-cell table:number-columns-repeated="204"/>
        </table:table-row>
        <table:table-row table:style-name="ro2">
          <table:table-cell office:value-type="string">
            <text:p>mʉtarã </text:p>
          </table:table-cell>
          <table:table-cell office:value-type="string">
            <text:p>mɨ̃́ˈtɑ̃.ɾɑ̃ E][mɨ̃ˈtɑ̃́.ɾɑ̃ J </text:p>
          </table:table-cell>
          <table:table-cell office:value-type="string">
            <text:p>s.v.an.pl. </text:p>
          </table:table-cell>
          <table:table-cell office:value-type="string">
            <text:p>(ser) pequeños, pequeñas; </text:p>
          </table:table-cell>
          <table:table-cell table:number-columns-repeated="204"/>
        </table:table-row>
        <table:table-row table:style-name="ro2">
          <table:table-cell office:value-type="string">
            <text:p>mʉtarãaca </text:p>
          </table:table-cell>
          <table:table-cell office:value-type="string">
            <text:p>mɨ̃́ˈtɑ̃.ɾɑ̃.ɑ̃́kɑ̃ E][mɨ̃ˈtɑ̃́.ɾɑ̃.ɑ̃́kɑ̃ J </text:p>
          </table:table-cell>
          <table:table-cell office:value-type="string">
            <text:p>s.v.an.pl. </text:p>
          </table:table-cell>
          <table:table-cell office:value-type="string">
            <text:p>(ser) pequeños, pequeñas; </text:p>
          </table:table-cell>
          <table:table-cell table:number-columns-repeated="204"/>
        </table:table-row>
        <table:table-row table:style-name="ro2">
          <table:table-cell office:value-type="string">
            <text:p>mʉtea </text:p>
          </table:table-cell>
          <table:table-cell office:value-type="string">
            <text:p>mɨ̃ˈtẽ́ɑ̃́ </text:p>
          </table:table-cell>
          <table:table-cell office:value-type="string">
            <text:p>an.s.plural </text:p>
          </table:table-cell>
          <table:table-cell office:value-type="string">
            <text:p>grupo étnico entre los carapanas (lo cual pertenece a los del ascendiente llamado “|bɄco jĩno|r”) </text:p>
          </table:table-cell>
          <table:table-cell table:number-columns-repeated="204"/>
        </table:table-row>
        <table:table-row table:style-name="ro2">
          <table:table-cell office:value-type="string">
            <text:p>mʉtore </text:p>
          </table:table-cell>
          <table:table-cell office:value-type="string">
            <text:p>ˈmɨ̃́t.õ.ɾẽ E][mɨ̃ˈt.ṍ.ɾẽ́ J </text:p>
          </table:table-cell>
          <table:table-cell office:value-type="string">
            <text:p>v.caus. </text:p>
          </table:table-cell>
          <table:table-cell office:value-type="string">
            <text:p>despedazar</text:p>
          </table:table-cell>
          <table:table-cell table:number-columns-repeated="204"/>
        </table:table-row>
        <table:table-row table:style-name="ro1">
          <table:table-cell office:value-type="string">
            <text:p>mʉʉ </text:p>
          </table:table-cell>
          <table:table-cell office:value-type="string">
            <text:p>ˈmɨ̃ɨ̃́ </text:p>
          </table:table-cell>
          <table:table-cell office:value-type="string">
            <text:p>pron.an. </text:p>
          </table:table-cell>
          <table:table-cell office:value-type="string">
            <text:p>usted </text:p>
          </table:table-cell>
          <table:table-cell table:number-columns-repeated="2"/>
          <table:table-cell office:value-type="string">
            <text:p>ntg BARS,91 bʉ̃ (2s) ‘you’ and bʉ̃a (2p) ‘you (pl.)’ 2.1 Nouns. Class 8. Speech Act Participants p.20; 2.11. Personal pronouns. no.91 p.31; </text:p>
          </table:table-cell>
          <table:table-cell table:number-columns-repeated="201"/>
        </table:table-row>
        <table:table-row table:style-name="ro2">
          <table:table-cell office:value-type="string">
            <text:p>ñaabibese </text:p>
          </table:table-cell>
          <table:table-cell office:value-type="string">
            <text:p>ɲɑ̃́ɑ̃́.ˈbíbe.se E][ˈɲɑ̃́ɑ̃.bíbé.sé J </text:p>
          </table:table-cell>
          <table:table-cell office:value-type="string">
            <text:p>v.t. </text:p>
          </table:table-cell>
          <table:table-cell office:value-type="string">
            <text:p>impedir el paso</text:p>
          </table:table-cell>
          <table:table-cell table:number-columns-repeated="204"/>
        </table:table-row>
        <table:table-row table:style-name="ro2">
          <table:table-cell office:value-type="string">
            <text:p>ñaaboajaquẽne </text:p>
          </table:table-cell>
          <table:table-cell office:value-type="string">
            <text:p>ˈɲɑ̃́ɑ̃.bóɑ.hɑ.kẽ́nẽ E][ɲɑ̃́ɑ̃.ˈbóɑ́.hɑ́.kẽ́nẽ J </text:p>
          </table:table-cell>
          <table:table-cell office:value-type="string">
            <text:p>conj. </text:p>
          </table:table-cell>
          <table:table-cell office:value-type="string">
            <text:p>aunque (esto) pasó (uso: con cambio del sujeto) </text:p>
          </table:table-cell>
          <table:table-cell table:number-columns-repeated="2"/>
          <table:table-cell office:value-type="string">
            <text:p>ntg BARS,91 p.38, 2.26. Coordinating conjunctions. The word kẽde 'and, also' may be used to conjoin noun phrases as in (117) where it describes that he, too (in addition to them), swam, playing.; </text:p>
          </table:table-cell>
          <table:table-cell table:number-columns-repeated="201"/>
        </table:table-row>
        <table:table-row table:style-name="ro2">
          <table:table-cell office:value-type="string">
            <text:p>ñaaboarine </text:p>
          </table:table-cell>
          <table:table-cell office:value-type="string">
            <text:p>ɲɑ̃́ɑ̃́.ˈbóɑ.ɾí.nẽ́ E][ɲɑ̃́ɑ̃́.ˈbóɑ́.ɾí.nẽ J </text:p>
          </table:table-cell>
          <table:table-cell office:value-type="string">
            <text:p>conj. </text:p>
          </table:table-cell>
          <table:table-cell office:value-type="string">
            <text:p>aunque </text:p>
          </table:table-cell>
          <table:table-cell table:number-columns-repeated="2"/>
          <table:table-cell office:value-type="string">
            <text:p>ntg BARS,91 (-boa-ri-dẽ) BUT-PTCPL-SPCR ‘even though / although', p.156, 11.13 <text:s/>Concessionary clauses. Concessionary clauses are marked by the verbal suffixes -boa (but), plus -ri (participle) for clauses which have the same subject to which they are subordinated, or -ro (nominalizer) for clauses with different subject, plus -dẽ (spacer).;</text:p>
          </table:table-cell>
          <table:table-cell table:number-columns-repeated="201"/>
        </table:table-row>
        <table:table-row table:style-name="ro2">
          <table:table-cell office:value-type="string">
            <text:p>ñaaboarone </text:p>
          </table:table-cell>
          <table:table-cell office:value-type="string">
            <text:p>ɲɑ̃́ɑ̃.ˈbóɑ.ɾo.nẽ E][ɲɑ̃́ɑ̃.ˈboɑ́.ɾó.nẽ J </text:p>
          </table:table-cell>
          <table:table-cell office:value-type="string">
            <text:p>conj. </text:p>
          </table:table-cell>
          <table:table-cell office:value-type="string">
            <text:p>aunque </text:p>
          </table:table-cell>
          <table:table-cell table:number-columns-repeated="2"/>
          <table:table-cell office:value-type="string">
            <text:p>ntg BARS,91 (-boa-ro-dẽ) BUT-NOM-SPCR ‘even though / although’, p.156, 11.13 <text:s/>Concessionary clauses. Concessionary clauses are marked by the verbal suffixes -boa (but), plus -ri (participle) for clauses which have the same subject to which they are subordinated, or -ro (nominalizer) for clauses with different subject, plus -dẽ (spacer).; </text:p>
          </table:table-cell>
          <table:table-cell table:number-columns-repeated="201"/>
        </table:table-row>
        <table:table-row table:style-name="ro2">
          <table:table-cell office:value-type="string">
            <text:p>ñaacãnamuuse </text:p>
          </table:table-cell>
          <table:table-cell office:value-type="string">
            <text:p>ˈɲɑ̃́ɑ̃.kɑ̃́nɑ̃mṹũ.sẽ E][ˈɲɑ̃́ɑ̃.kɑ̃́nɑ̃mṹṹ.sẽ́ J </text:p>
          </table:table-cell>
          <table:table-cell office:value-type="string">
            <text:p>v.i. </text:p>
          </table:table-cell>
          <table:table-cell office:value-type="string">
            <text:p>(ser/estar) alineado, alineada; </text:p>
          </table:table-cell>
          <table:table-cell table:number-columns-repeated="204"/>
        </table:table-row>
        <table:table-row table:style-name="ro2">
          <table:table-cell office:value-type="string">
            <text:p>ñaacõare </text:p>
          </table:table-cell>
          <table:table-cell office:value-type="string">
            <text:p>ˈɲɑ̃́ɑ̃.kṍɑ̃.ɾẽ E][ˈɲɑ̃́ɑ̃.kṍɑ̃́.ɾẽ́ J </text:p>
          </table:table-cell>
          <table:table-cell office:value-type="string">
            <text:p>v.i. </text:p>
          </table:table-cell>
          <table:table-cell office:value-type="string">
            <text:p>estar </text:p>
          </table:table-cell>
          <table:table-cell table:number-columns-repeated="2"/>
          <table:table-cell office:value-type="string">
            <text:p>ng el sufijo |b-cõa|r da el sentido de ‘cumplimiento’.</text:p>
          </table:table-cell>
          <table:table-cell table:number-columns-repeated="201"/>
        </table:table-row>
        <table:table-row table:style-name="ro2">
          <table:table-cell office:value-type="string">
            <text:p>ñaacudire </text:p>
          </table:table-cell>
          <table:table-cell office:value-type="string">
            <text:p>ˈɲɑ̃́ɑ̃.kúdi.ɾe E][ˈɲɑ̃́ɑ̃.kudí.ɾé J </text:p>
          </table:table-cell>
          <table:table-cell office:value-type="string">
            <text:p>v.i. </text:p>
          </table:table-cell>
          <table:table-cell office:value-type="string">
            <text:p>estar por un tiempo</text:p>
          </table:table-cell>
          <table:table-cell table:number-columns-repeated="204"/>
        </table:table-row>
        <table:table-row table:style-name="ro2">
          <table:table-cell office:value-type="string">
            <text:p>ñaagãnibiatore </text:p>
          </table:table-cell>
          <table:table-cell office:value-type="string">
            <text:p>ɲɑ̃́ɑ̃́.ŋɑ̃́nĩ́.bíɑ́.ˈtó.ɾe E][ɲɑ̃́ɑ̃.ŋɑ̃́nĩ.bíɑ́.ˈtóó.ɾé J </text:p>
          </table:table-cell>
          <table:table-cell office:value-type="string">
            <text:p>v.i. </text:p>
          </table:table-cell>
          <table:table-cell office:value-type="string">
            <text:p>acercarse y rodear </text:p>
          </table:table-cell>
          <table:table-cell table:number-columns-repeated="204"/>
        </table:table-row>
        <table:table-row table:style-name="ro2">
          <table:table-cell office:value-type="string">
            <text:p>ñaagodagʉ, ñaagodago </text:p>
          </table:table-cell>
          <table:table-cell/>
          <table:table-cell office:value-type="string">
            <text:p>m., f. </text:p>
          </table:table-cell>
          <table:table-cell office:value-type="string">
            <text:p>(ser) importante (persona)</text:p>
          </table:table-cell>
          <table:table-cell/>
          <table:table-cell office:value-type="string">
            <text:p>va ñaamasugʉ̃, ñaamasugõ <text:s/>,vn E <text:s/>,uv J </text:p>
          </table:table-cell>
          <table:table-cell table:number-columns-repeated="202"/>
        </table:table-row>
        <table:table-row table:style-name="ro2">
          <table:table-cell office:value-type="string">
            <text:p>ñaagodase </text:p>
          </table:table-cell>
          <table:table-cell office:value-type="string">
            <text:p>ˈɲɑ̃́ɑ̃.gódɑ.se </text:p>
          </table:table-cell>
          <table:table-cell office:value-type="string">
            <text:p>v.i. </text:p>
          </table:table-cell>
          <table:table-cell office:value-type="string">
            <text:p>(ser) importante; </text:p>
          </table:table-cell>
          <table:table-cell/>
          <table:table-cell office:value-type="string">
            <text:p>va ñaamasuse , uv J , vn E </text:p>
          </table:table-cell>
          <table:table-cell table:number-columns-repeated="202"/>
        </table:table-row>
        <table:table-row table:style-name="ro2">
          <table:table-cell office:value-type="string">
            <text:p>ñaaguijore </text:p>
          </table:table-cell>
          <table:table-cell table:number-columns-repeated="4"/>
          <table:table-cell office:value-type="string">
            <text:p>uv J</text:p>
          </table:table-cell>
          <table:table-cell table:number-columns-repeated="202"/>
        </table:table-row>
        <table:table-row table:style-name="ro2">
          <table:table-cell office:value-type="string">
            <text:p>ñaagüiore </text:p>
          </table:table-cell>
          <table:table-cell office:value-type="string">
            <text:p>ɲɑ̃́ɑ̃.gúˈí.ó.ɾe </text:p>
          </table:table-cell>
          <table:table-cell office:value-type="string">
            <text:p>v.t. </text:p>
          </table:table-cell>
          <table:table-cell office:value-type="string">
            <text:p>asustar </text:p>
          </table:table-cell>
          <table:table-cell/>
          <table:table-cell office:value-type="string">
            <text:p>va ñaaguijore , uv E , vn J , ph ɲɑ̃́ɑ̃.gi.ˈhóó.ɾé </text:p>
          </table:table-cell>
          <table:table-cell table:number-columns-repeated="202"/>
        </table:table-row>
        <table:table-row table:style-name="ro2">
          <table:table-cell office:value-type="string">
            <text:p>ñaajasare </text:p>
          </table:table-cell>
          <table:table-cell table:number-columns-repeated="4"/>
          <table:table-cell office:value-type="string">
            <text:p>uv J</text:p>
          </table:table-cell>
          <table:table-cell table:number-columns-repeated="202"/>
        </table:table-row>
        <table:table-row table:style-name="ro2">
          <table:table-cell office:value-type="string">
            <text:p>ñaajedire </text:p>
          </table:table-cell>
          <table:table-cell office:value-type="string">
            <text:p>ˈɲɑ̃́ɑ̃.hédi.ɾe E][ɲɑ̃́ɑ̃.hedí.ˈɾé J </text:p>
          </table:table-cell>
          <table:table-cell office:value-type="string">
            <text:p>v.i. </text:p>
          </table:table-cell>
          <table:table-cell office:value-type="string">
            <text:p>estar todos completos (como grupo)</text:p>
          </table:table-cell>
          <table:table-cell table:number-columns-repeated="204"/>
        </table:table-row>
        <table:table-row table:style-name="ro2">
          <table:table-cell office:value-type="string">
            <text:p>ñaajediro </text:p>
          </table:table-cell>
          <table:table-cell office:value-type="string">
            <text:p>ɲɑ̃́ˈɑ̃́.ˈhédi.ɾo E][ɲɑ̃́ɑ̃́.héˈdí.ɾó J </text:p>
          </table:table-cell>
          <table:table-cell office:value-type="string">
            <text:p>pron.an.pl. </text:p>
          </table:table-cell>
          <table:table-cell office:value-type="string">
            <text:p>todos (animales, personas)</text:p>
          </table:table-cell>
          <table:table-cell table:number-columns-repeated="204"/>
        </table:table-row>
        <table:table-row table:style-name="ro2">
          <table:table-cell office:value-type="string">
            <text:p>ñaajoore </text:p>
          </table:table-cell>
          <table:table-cell office:value-type="string">
            <text:p>ˈɲɑ̃́ɑ.hóó.ɾé </text:p>
          </table:table-cell>
          <table:table-cell office:value-type="string">
            <text:p>v.i. </text:p>
          </table:table-cell>
          <table:table-cell office:value-type="string">
            <text:p>acostumbrarse a estar</text:p>
          </table:table-cell>
          <table:table-cell/>
          <table:table-cell office:value-type="string">
            <text:p>va ñaasejare , uv J , vn E </text:p>
          </table:table-cell>
          <table:table-cell table:number-columns-repeated="202"/>
        </table:table-row>
        <table:table-row table:style-name="ro2">
          <table:table-cell office:value-type="string">
            <text:p>ñaamasicacʉ, ñaamasicaco </text:p>
          </table:table-cell>
          <table:table-cell office:value-type="string">
            <text:p>ˈɲɑ̃́ɑ̃́.mɑ̃́sĩ́.kɑ́.k.ɨ́ E][ˈɲɑ̃́ɑ̃.mɑ̃́sĩ́.kɑ́.k.ɨ́ɨ J </text:p>
          </table:table-cell>
          <table:table-cell office:value-type="string">
            <text:p>s.v.m., f. </text:p>
          </table:table-cell>
          <table:table-cell office:value-type="string">
            <text:p>difunto, difunta; </text:p>
          </table:table-cell>
          <table:table-cell table:number-columns-repeated="204"/>
        </table:table-row>
        <table:table-row table:style-name="ro2">
          <table:table-cell office:value-type="string">
            <text:p>ñaamasugʉ̃, ñaamasugõ </text:p>
          </table:table-cell>
          <table:table-cell office:value-type="string">
            <text:p>ˈɲɑ̃́.mɑ̃́sũ.ŋ.ɨ̃ </text:p>
          </table:table-cell>
          <table:table-cell office:value-type="string">
            <text:p>m., f. </text:p>
          </table:table-cell>
          <table:table-cell office:value-type="string">
            <text:p>(ser) importante (persona) </text:p>
          </table:table-cell>
          <table:table-cell/>
          <table:table-cell office:value-type="string">
            <text:p>va ñaagodagʉ , uv E , vn J </text:p>
          </table:table-cell>
          <table:table-cell table:number-columns-repeated="202"/>
        </table:table-row>
        <table:table-row table:style-name="ro2">
          <table:table-cell office:value-type="string">
            <text:p>ñaamasuse </text:p>
          </table:table-cell>
          <table:table-cell office:value-type="string">
            <text:p>ˈɲɑ̃́ɑ̃.mɑ̃́sũ.sẽ </text:p>
          </table:table-cell>
          <table:table-cell office:value-type="string">
            <text:p>v.i. </text:p>
          </table:table-cell>
          <table:table-cell office:value-type="string">
            <text:p>(ser) importante; </text:p>
          </table:table-cell>
          <table:table-cell/>
          <table:table-cell office:value-type="string">
            <text:p>va ñaagodase , uv E , vn J </text:p>
          </table:table-cell>
          <table:table-cell table:number-columns-repeated="202"/>
        </table:table-row>
        <table:table-row table:style-name="ro2">
          <table:table-cell office:value-type="string">
            <text:p>ñaarasare </text:p>
          </table:table-cell>
          <table:table-cell office:value-type="string">
            <text:p>ˈɲɑ̃́ɑ̃.ɾɑ́sɑ.ɾe </text:p>
          </table:table-cell>
          <table:table-cell office:value-type="string">
            <text:p>v.i., suf.v. </text:p>
          </table:table-cell>
          <table:table-cell office:value-type="string">
            <text:p>estar todos </text:p>
          </table:table-cell>
          <table:table-cell/>
          <table:table-cell office:value-type="string">
            <text:p>va ñaajasare , uv E , vn J , ph ˈɲɑ̃́ɑ̃.hɑsɑ́.ɾé </text:p>
          </table:table-cell>
          <table:table-cell office:value-type="string">
            <text:p>ntg wj,4/90 ITP be.all;</text:p>
          </table:table-cell>
          <table:table-cell table:number-columns-repeated="201"/>
        </table:table-row>
        <table:table-row table:style-name="ro2">
          <table:table-cell office:value-type="string">
            <text:p>ñaare </text:p>
          </table:table-cell>
          <table:table-cell office:value-type="string">
            <text:p>ˈɲɑ̃́ɑ̃.ɾẽ </text:p>
          </table:table-cell>
          <table:table-cell office:value-type="string">
            <text:p>v.i. </text:p>
          </table:table-cell>
          <table:table-cell office:value-type="string">
            <text:p>estar </text:p>
          </table:table-cell>
          <table:table-cell table:number-columns-repeated="204"/>
        </table:table-row>
        <table:table-row table:style-name="ro2">
          <table:table-cell office:value-type="string">
            <text:p>ñaarẽmore </text:p>
          </table:table-cell>
          <table:table-cell office:value-type="string">
            <text:p>ˈɲɑ̃́ɑ̃.ɾẽ́mṍ.ɾẽ E][ˈɲɑ̃́ɑ̃.ɾẽ́mṍṍ.ɾẽ́ J </text:p>
          </table:table-cell>
          <table:table-cell office:value-type="string">
            <text:p>v.i. </text:p>
          </table:table-cell>
          <table:table-cell office:value-type="string">
            <text:p>integrarse en un grupo </text:p>
          </table:table-cell>
          <table:table-cell table:number-columns-repeated="204"/>
        </table:table-row>
        <table:table-row table:style-name="ro2">
          <table:table-cell office:value-type="string">
            <text:p>ñaarẽtose </text:p>
          </table:table-cell>
          <table:table-cell office:value-type="string">
            <text:p>ˈɲɑ̃́ɑ̃.ɾẽ́tṍ.sẽ́ </text:p>
          </table:table-cell>
          <table:table-cell office:value-type="string">
            <text:p>v.i. </text:p>
          </table:table-cell>
          <table:table-cell office:value-type="string">
            <text:p>sobrepasar</text:p>
          </table:table-cell>
          <table:table-cell table:number-columns-repeated="204"/>
        </table:table-row>
        <table:table-row table:style-name="ro2">
          <table:table-cell office:value-type="string">
            <text:p>ñaari </text:p>
          </table:table-cell>
          <table:table-cell office:value-type="string">
            <text:p>ˈɲɑ̃ɑ̃.ɾĩ́ĩ́ </text:p>
          </table:table-cell>
          <table:table-cell office:value-type="string">
            <text:p>gerundio </text:p>
          </table:table-cell>
          <table:table-cell office:value-type="string">
            <text:p>por </text:p>
          </table:table-cell>
          <table:table-cell table:number-columns-repeated="2"/>
          <table:table-cell office:value-type="string">
            <text:p>ntg BARS,91 yã-ri be-PTCPL ‘because’ 11.15. Reason clauses. p.159 no.513;</text:p>
          </table:table-cell>
          <table:table-cell table:number-columns-repeated="201"/>
        </table:table-row>
        <table:table-row table:style-name="ro2">
          <table:table-cell office:value-type="string">
            <text:p>ñáári </text:p>
          </table:table-cell>
          <table:table-cell office:value-type="string">
            <text:p>ˈɲɑ̃́ɑ̃́.ɾĩĩ </text:p>
          </table:table-cell>
          <table:table-cell office:value-type="string">
            <text:p>v.i.interr. </text:p>
          </table:table-cell>
          <table:table-cell office:value-type="string">
            <text:p>¿fue?, ¿estaba?, ¿estuvo?, etc. (interrogativo pasado para ser, estar) </text:p>
          </table:table-cell>
          <table:table-cell table:number-columns-repeated="2"/>
          <table:table-cell office:value-type="string">
            <text:p>ntg BARS,91 yã-ri (be-Q) 8.1 Question markers and tense evidentials. p.115 no.362; no.540;</text:p>
          </table:table-cell>
          <table:table-cell table:number-columns-repeated="201"/>
        </table:table-row>
        <table:table-row table:style-name="ro2">
          <table:table-cell office:value-type="string">
            <text:p>ñaaro </text:p>
          </table:table-cell>
          <table:table-cell office:value-type="string">
            <text:p>ˈɲɑ̃́ɑ̃́.ɾõ </text:p>
          </table:table-cell>
          <table:table-cell office:value-type="string">
            <text:p>adv. </text:p>
          </table:table-cell>
          <table:table-cell office:value-type="string">
            <text:p>cuando </text:p>
          </table:table-cell>
          <table:table-cell table:number-columns-repeated="204"/>
        </table:table-row>
        <table:table-row table:style-name="ro2">
          <table:table-cell office:value-type="string">
            <text:p>ñaase </text:p>
          </table:table-cell>
          <table:table-cell office:value-type="string">
            <text:p>ˈɲɑ̃́ɑ̃.sẽ </text:p>
          </table:table-cell>
          <table:table-cell office:value-type="string">
            <text:p>s.v.inan.pl. </text:p>
          </table:table-cell>
          <table:table-cell office:value-type="string">
            <text:p>cosas (existente en un lugar)</text:p>
          </table:table-cell>
          <table:table-cell table:number-columns-repeated="204"/>
        </table:table-row>
        <table:table-row table:style-name="ro2">
          <table:table-cell office:value-type="string">
            <text:p>ñaásé </text:p>
          </table:table-cell>
          <table:table-cell office:value-type="string">
            <text:p>ɲɑ̃ɑ̃́.ˈsẽ́ </text:p>
          </table:table-cell>
          <table:table-cell office:value-type="string">
            <text:p>s.v.inan. </text:p>
          </table:table-cell>
          <table:table-cell office:value-type="string">
            <text:p>enfermedad </text:p>
          </table:table-cell>
          <table:table-cell/>
          <table:table-cell office:value-type="string">
            <text:p>va rijaye , uv J , vn E </text:p>
          </table:table-cell>
          <table:table-cell table:number-columns-repeated="202"/>
        </table:table-row>
        <table:table-row table:style-name="ro2">
          <table:table-cell office:value-type="string">
            <text:p>ñaasejare </text:p>
          </table:table-cell>
          <table:table-cell office:value-type="string">
            <text:p>ˈɲɑ̃́ɑ̃.séhɑ.ɾe </text:p>
          </table:table-cell>
          <table:table-cell office:value-type="string">
            <text:p>v.i. </text:p>
          </table:table-cell>
          <table:table-cell office:value-type="string">
            <text:p>acostumbrarse a estar </text:p>
          </table:table-cell>
          <table:table-cell/>
          <table:table-cell office:value-type="string">
            <text:p>va ñaajoore , uv E , vn J </text:p>
          </table:table-cell>
          <table:table-cell table:number-columns-repeated="202"/>
        </table:table-row>
        <table:table-row table:style-name="ro2">
          <table:table-cell office:value-type="string">
            <text:p>ñaasʉogʉ, ñaasʉogo </text:p>
          </table:table-cell>
          <table:table-cell office:value-type="string">
            <text:p>ˈɲɑ̃́.sɨ́o.g.ɨ E][ˈɲɑ̃́ɑ̃.sɨ́ó.g.ɨ́ J </text:p>
          </table:table-cell>
          <table:table-cell office:value-type="string">
            <text:p>s.v.m., f. </text:p>
          </table:table-cell>
          <table:table-cell office:value-type="string">
            <text:p>primero, primera; </text:p>
          </table:table-cell>
          <table:table-cell table:number-columns-repeated="204"/>
        </table:table-row>
        <table:table-row table:style-name="ro2">
          <table:table-cell office:value-type="string">
            <text:p>ñaasʉore </text:p>
          </table:table-cell>
          <table:table-cell office:value-type="string">
            <text:p>ˈɲɑ̃́ɑ̃.sɨ́o.ɾe E][ˈɲɑ̃́.sɨ́ó.ɾé J </text:p>
          </table:table-cell>
          <table:table-cell office:value-type="string">
            <text:p>v.i. </text:p>
          </table:table-cell>
          <table:table-cell office:value-type="string">
            <text:p>(ser/estar) primero, primera </text:p>
          </table:table-cell>
          <table:table-cell table:number-columns-repeated="204"/>
        </table:table-row>
        <table:table-row table:style-name="ro2">
          <table:table-cell office:value-type="string">
            <text:p>ñaasʉorii </text:p>
          </table:table-cell>
          <table:table-cell office:value-type="string">
            <text:p>ˈɲɑ̃́ɑ̃.sɨ́ó.ɾi.í E][ˈɲɑ̃́.sɨ́ó.ɾi.í J </text:p>
          </table:table-cell>
          <table:table-cell office:value-type="string">
            <text:p>s.v.m. </text:p>
          </table:table-cell>
          <table:table-cell office:value-type="string">
            <text:p>el primero (animal, persona) </text:p>
          </table:table-cell>
          <table:table-cell table:number-columns-repeated="204"/>
        </table:table-row>
        <table:table-row table:style-name="ro2">
          <table:table-cell office:value-type="string">
            <text:p>ñaasʉorirʉ̃mʉ </text:p>
          </table:table-cell>
          <table:table-cell office:value-type="string">
            <text:p>ɲɑ̃́ɑ̃.ˈsɨ́ó.ɾi.ɾɨ̃mɨ̃́ E][ˈɲɑ̃́.sɨ́ó.ɾí.ɾɨ̃́mɨ̃́ J </text:p>
          </table:table-cell>
          <table:table-cell office:value-type="string">
            <text:p>s.v.inan. </text:p>
          </table:table-cell>
          <table:table-cell office:value-type="string">
            <text:p>el primer día</text:p>
          </table:table-cell>
          <table:table-cell table:number-columns-repeated="204"/>
        </table:table-row>
        <table:table-row table:style-name="ro2">
          <table:table-cell office:value-type="string">
            <text:p>ñaasʉose </text:p>
          </table:table-cell>
          <table:table-cell office:value-type="string">
            <text:p>ˈɲɑ̃́ɑ̃.sɨ́o.se E][ɲɑ̃́ɑ̃.sɨ́ó.sé J </text:p>
          </table:table-cell>
          <table:table-cell office:value-type="string">
            <text:p>v.i. </text:p>
          </table:table-cell>
          <table:table-cell office:value-type="string">
            <text:p>al principio </text:p>
          </table:table-cell>
          <table:table-cell table:number-columns-repeated="204"/>
        </table:table-row>
        <table:table-row table:style-name="ro2">
          <table:table-cell office:value-type="string">
            <text:p>ñaatoore </text:p>
          </table:table-cell>
          <table:table-cell office:value-type="string">
            <text:p>ˈɲɑ̃́.tóo.ɾe E][ˈɲɑ̃́ɑ̃.tóó.ɾé J </text:p>
          </table:table-cell>
          <table:table-cell office:value-type="string">
            <text:p>v.t. </text:p>
          </table:table-cell>
          <table:table-cell office:value-type="string">
            <text:p>impedir</text:p>
          </table:table-cell>
          <table:table-cell table:number-columns-repeated="204"/>
        </table:table-row>
        <table:table-row table:style-name="ro2">
          <table:table-cell office:value-type="string">
            <text:p>ñaatoose </text:p>
          </table:table-cell>
          <table:table-cell office:value-type="string">
            <text:p>ɲɑ̃́ɑ̃.ˈtóo.se E][ˈɲɑ̃́ɑ̃.tóó.sé J </text:p>
          </table:table-cell>
          <table:table-cell office:value-type="string">
            <text:p>v.t. </text:p>
          </table:table-cell>
          <table:table-cell office:value-type="string">
            <text:p>cubrirse (las nubes al sol) </text:p>
          </table:table-cell>
          <table:table-cell table:number-columns-repeated="204"/>
        </table:table-row>
        <table:table-row table:style-name="ro2">
          <table:table-cell office:value-type="string">
            <text:p>ñaatʉsagʉ, ñatʉsago </text:p>
          </table:table-cell>
          <table:table-cell office:value-type="string">
            <text:p>ɲɑ̃́ɑ̃.tɨ́ˈsɑ.g.ɨ E][ˈɲɑ̃́.tɨsɑ́.gɨ́ J </text:p>
          </table:table-cell>
          <table:table-cell office:value-type="string">
            <text:p>s.v.m., f. </text:p>
          </table:table-cell>
          <table:table-cell office:value-type="string">
            <text:p>el último, la última que se queda (persona) </text:p>
          </table:table-cell>
          <table:table-cell table:number-columns-repeated="204"/>
        </table:table-row>
        <table:table-row table:style-name="ro2">
          <table:table-cell office:value-type="string">
            <text:p>ñaatʉsare </text:p>
          </table:table-cell>
          <table:table-cell office:value-type="string">
            <text:p>ˈɲɑ̃́ɑ̃.tɨ́sɑ́.ɾe E][ˈɲɑ̃́ɑ̃.tɨsɑ́.ɾé J </text:p>
          </table:table-cell>
          <table:table-cell office:value-type="string">
            <text:p>v.i. </text:p>
          </table:table-cell>
          <table:table-cell office:value-type="string">
            <text:p>(ser/estar) último, última </text:p>
          </table:table-cell>
          <table:table-cell table:number-columns-repeated="204"/>
        </table:table-row>
        <table:table-row table:style-name="ro2">
          <table:table-cell office:value-type="string">
            <text:p>ñaatʉsarirʉ̃mʉ </text:p>
          </table:table-cell>
          <table:table-cell office:value-type="string">
            <text:p>ɲɑ̃́ɑ̃.tɨ́sɑ́.ɾi.ɾɨ̃ˈmɨ̃́ E][ˈɲɑ̃́ɑ̃.tɨ́sɑ́.ɾí.ɾɨ̃́mɨ̃́ J </text:p>
          </table:table-cell>
          <table:table-cell office:value-type="string">
            <text:p>s.v.inan. </text:p>
          </table:table-cell>
          <table:table-cell office:value-type="string">
            <text:p>el último día</text:p>
          </table:table-cell>
          <table:table-cell table:number-columns-repeated="204"/>
        </table:table-row>
        <table:table-row table:style-name="ro2">
          <table:table-cell office:value-type="string">
            <text:p>ñaayuure </text:p>
          </table:table-cell>
          <table:table-cell office:value-type="string">
            <text:p>ɲɑ̃́ɑ̃.ˈdʒúú.ɾe E][ˈɲɑ̃́ɑ̃.dʒúu.ɾe J </text:p>
          </table:table-cell>
          <table:table-cell office:value-type="string">
            <text:p>v.t. </text:p>
          </table:table-cell>
          <table:table-cell office:value-type="string">
            <text:p>esperar (en un lugar)</text:p>
          </table:table-cell>
          <table:table-cell table:number-columns-repeated="204"/>
        </table:table-row>
        <table:table-row table:style-name="ro2">
          <table:table-cell office:value-type="string">
            <text:p>ñaca_bʉcʉ </text:p>
          </table:table-cell>
          <table:table-cell office:value-type="string">
            <text:p>ɲɑ̃ˈkɑ̃́.bɨkɨ́ </text:p>
          </table:table-cell>
          <table:table-cell office:value-type="string">
            <text:p>inan. </text:p>
          </table:table-cell>
          <table:table-cell office:value-type="string">
            <text:p>cúrcuma (especie de caña clasificada como maleza) </text:p>
          </table:table-cell>
          <table:table-cell/>
          <table:table-cell office:value-type="string">
            <text:p>sc Curcuma longa L. </text:p>
          </table:table-cell>
          <table:table-cell table:number-columns-repeated="202"/>
        </table:table-row>
        <table:table-row table:style-name="ro2">
          <table:table-cell office:value-type="string">
            <text:p>ñacaroa </text:p>
          </table:table-cell>
          <table:table-cell office:value-type="string">
            <text:p>ɲɑ̃ˈkɑ̃́ɾõɑ̃ </text:p>
          </table:table-cell>
          <table:table-cell office:value-type="string">
            <text:p>an.s.plural </text:p>
          </table:table-cell>
          <table:table-cell office:value-type="string">
            <text:p>hormigas |bñacaroa|r (especie pequeña que pica, incomible) </text:p>
          </table:table-cell>
          <table:table-cell table:number-columns-repeated="204"/>
        </table:table-row>
        <table:table-row table:style-name="ro2">
          <table:table-cell office:value-type="string">
            <text:p>ñaco </text:p>
          </table:table-cell>
          <table:table-cell office:value-type="string">
            <text:p>ɲɑ̃ˈkṍ </text:p>
          </table:table-cell>
          <table:table-cell office:value-type="string">
            <text:p>inan. </text:p>
          </table:table-cell>
          <table:table-cell office:value-type="string">
            <text:p>asa de calabaza</text:p>
          </table:table-cell>
          <table:table-cell table:number-columns-repeated="204"/>
        </table:table-row>
        <table:table-row table:style-name="ro2">
          <table:table-cell office:value-type="string">
            <text:p>nacuase </text:p>
          </table:table-cell>
          <table:table-cell office:value-type="string">
            <text:p>ˈnɑ̃́kũɑ̃.sẽ E][nɑ̃ˈkṹɑ̃́.sẽ́ J </text:p>
          </table:table-cell>
          <table:table-cell office:value-type="string">
            <text:p>v.i. </text:p>
          </table:table-cell>
          <table:table-cell office:value-type="string">
            <text:p>ondear </text:p>
          </table:table-cell>
          <table:table-cell table:number-columns-repeated="204"/>
        </table:table-row>
        <table:table-row table:style-name="ro2">
          <table:table-cell office:value-type="string">
            <text:p>ñagõ_oca_bʉtire </text:p>
          </table:table-cell>
          <table:table-cell office:value-type="string">
            <text:p>ɲɑ̃ˈŋṍ.ókɑ́.bɨtí.ɾe E][ɲɑ̃ˈŋṍ.ókɑ́.bɨ́tí.ɾé J </text:p>
          </table:table-cell>
          <table:table-cell office:value-type="string">
            <text:p>v.t. </text:p>
          </table:table-cell>
          <table:table-cell office:value-type="string">
            <text:p>exponer bien (con mucho entendimiento) </text:p>
          </table:table-cell>
          <table:table-cell table:number-columns-repeated="204"/>
        </table:table-row>
        <table:table-row table:style-name="ro2">
          <table:table-cell office:value-type="string">
            <text:p>ñagõbecʉ, ñagõbeco </text:p>
          </table:table-cell>
          <table:table-cell office:value-type="string">
            <text:p>ˈŋɑ̃ŋṍ.bé.k.ɨ </text:p>
          </table:table-cell>
          <table:table-cell office:value-type="string">
            <text:p>s.v.m., f. </text:p>
          </table:table-cell>
          <table:table-cell office:value-type="string">
            <text:p>mudo, muda; </text:p>
          </table:table-cell>
          <table:table-cell table:number-columns-repeated="204"/>
        </table:table-row>
        <table:table-row table:style-name="ro2">
          <table:table-cell office:value-type="string">
            <text:p>ñagõbosare </text:p>
          </table:table-cell>
          <table:table-cell office:value-type="string">
            <text:p>ɲɑ̃ŋṍ.ˈbósɑ.ɾe E][ɲɑ̃ŋṍ.ˈbósɑ.ɾe J </text:p>
          </table:table-cell>
          <table:table-cell office:value-type="string">
            <text:p>v.i. </text:p>
          </table:table-cell>
          <table:table-cell office:value-type="string">
            <text:p>hablar por </text:p>
          </table:table-cell>
          <table:table-cell table:number-columns-repeated="204"/>
        </table:table-row>
        <table:table-row table:style-name="ro2">
          <table:table-cell office:value-type="string">
            <text:p>ñagõbuere </text:p>
          </table:table-cell>
          <table:table-cell office:value-type="string">
            <text:p>ˈɲɑ̃ŋṍ.búé.ɾé E][ɲɑ̃ŋṍ.ˈbúe.ɾe J </text:p>
          </table:table-cell>
          <table:table-cell office:value-type="string">
            <text:p>v.t. </text:p>
          </table:table-cell>
          <table:table-cell office:value-type="string">
            <text:p>enseñar a hablar (modismo)</text:p>
          </table:table-cell>
          <table:table-cell table:number-columns-repeated="204"/>
        </table:table-row>
        <table:table-row table:style-name="ro2">
          <table:table-cell office:value-type="string">
            <text:p>ñagõcõare </text:p>
          </table:table-cell>
          <table:table-cell office:value-type="string">
            <text:p>ɲɑ̃ˈŋṍ.kṍɑ̃.ɾẽ E][ɲɑ̃ˈŋṍ.kṍɑ̃́.ɾẽ́ J </text:p>
          </table:table-cell>
          <table:table-cell office:value-type="string">
            <text:p>v.t. </text:p>
          </table:table-cell>
          <table:table-cell office:value-type="string">
            <text:p>enviar mensaje </text:p>
          </table:table-cell>
          <table:table-cell table:number-columns-repeated="204"/>
        </table:table-row>
        <table:table-row table:style-name="ro2">
          <table:table-cell office:value-type="string">
            <text:p>ñagõcõariaro </text:p>
          </table:table-cell>
          <table:table-cell office:value-type="string">
            <text:p>ɲɑ̃ŋṍ.ˈkṍɑ̃.ɾi.ɑ́.ɾó E][ɲɑ̃ŋṍ.kṍɑ̃́.ˈɾí.ɑ.ɾo J </text:p>
          </table:table-cell>
          <table:table-cell office:value-type="string">
            <text:p>s.v.inan. </text:p>
          </table:table-cell>
          <table:table-cell office:value-type="string">
            <text:p>teléfono </text:p>
          </table:table-cell>
          <table:table-cell table:number-columns-repeated="204"/>
        </table:table-row>
        <table:table-row table:style-name="ro2">
          <table:table-cell office:value-type="string">
            <text:p>ñagõejarẽmoore </text:p>
          </table:table-cell>
          <table:table-cell office:value-type="string">
            <text:p>ɲɑ̃ˈŋṍ.éhɑ́.ɾẽ́mṍṍ.ɾẽ E][ɲɑ̃ˈŋṍ.éhɑ́.ɾẽ́mṍṍ.ɾẽ́ J </text:p>
          </table:table-cell>
          <table:table-cell office:value-type="string">
            <text:p>v.t. </text:p>
          </table:table-cell>
          <table:table-cell office:value-type="string">
            <text:p>representar o ayudar a otro por hablar</text:p>
          </table:table-cell>
          <table:table-cell table:number-columns-repeated="204"/>
        </table:table-row>
        <table:table-row table:style-name="ro2">
          <table:table-cell office:value-type="string">
            <text:p>ñagõjaire </text:p>
          </table:table-cell>
          <table:table-cell office:value-type="string">
            <text:p>ɲɑ̃ˈŋṍ.ˈhɑ́í.ɾe E][ɲɑ̃ˈŋṍ.hɑ́i.ɾe J </text:p>
          </table:table-cell>
          <table:table-cell office:value-type="string">
            <text:p>v.t. </text:p>
          </table:table-cell>
          <table:table-cell office:value-type="string">
            <text:p>criticar </text:p>
          </table:table-cell>
          <table:table-cell table:number-columns-repeated="204"/>
        </table:table-row>
        <table:table-row table:style-name="ro2">
          <table:table-cell office:value-type="string">
            <text:p>ñagõjẽnire </text:p>
          </table:table-cell>
          <table:table-cell office:value-type="string">
            <text:p>ɲɑ̃ˈŋṍ.hẽ́nĩ.ɾẽ </text:p>
          </table:table-cell>
          <table:table-cell office:value-type="string">
            <text:p>v.i. </text:p>
          </table:table-cell>
          <table:table-cell office:value-type="string">
            <text:p>conversar </text:p>
          </table:table-cell>
          <table:table-cell table:number-columns-repeated="204"/>
        </table:table-row>
        <table:table-row table:style-name="ro1">
          <table:table-cell office:value-type="string">
            <text:p>ñagõjoore </text:p>
          </table:table-cell>
          <table:table-cell office:value-type="string">
            <text:p>ɲɑ̃ˈŋṍ.hóó.ɾé </text:p>
          </table:table-cell>
          <table:table-cell office:value-type="string">
            <text:p>v.t. </text:p>
          </table:table-cell>
          <table:table-cell office:value-type="string">
            <text:p>aprender (otro idioma)</text:p>
          </table:table-cell>
          <table:table-cell/>
          <table:table-cell office:value-type="string">
            <text:p>va ñagõsejare , uv J , vn E </text:p>
          </table:table-cell>
          <table:table-cell table:number-columns-repeated="202"/>
        </table:table-row>
        <table:table-row table:style-name="ro2">
          <table:table-cell office:value-type="string">
            <text:p>ñagõjʉrʉare </text:p>
          </table:table-cell>
          <table:table-cell office:value-type="string">
            <text:p>ɲɑ̃ˈŋṍ.hɨ̃́ɾɨ̃́ɑ̃́.ɾẽ E][ɲɑ̃ˈŋṍ.hɨ̃́ɾɨ̃ɑ̃.ɾẽ J </text:p>
          </table:table-cell>
          <table:table-cell office:value-type="string">
            <text:p>v.i. </text:p>
          </table:table-cell>
          <table:table-cell office:value-type="string">
            <text:p>murmurar</text:p>
          </table:table-cell>
          <table:table-cell table:number-columns-repeated="204"/>
        </table:table-row>
        <table:table-row table:style-name="ro2">
          <table:table-cell office:value-type="string">
            <text:p>ñagõmacare </text:p>
          </table:table-cell>
          <table:table-cell office:value-type="string">
            <text:p>ŋɑ̃ˈŋṍ.mɑ̃́kɑ̃́.ɾẽ́ </text:p>
          </table:table-cell>
          <table:table-cell office:value-type="string">
            <text:p>v.t. </text:p>
          </table:table-cell>
          <table:table-cell office:value-type="string">
            <text:p>calumniar </text:p>
          </table:table-cell>
          <table:table-cell table:number-columns-repeated="204"/>
        </table:table-row>
        <table:table-row table:style-name="ro2">
          <table:table-cell office:value-type="string">
            <text:p>ñagõmasire </text:p>
          </table:table-cell>
          <table:table-cell office:value-type="string">
            <text:p>ɲɑ̃ˈŋṍ.mɑ̃́sĩ.ɾẽ </text:p>
          </table:table-cell>
          <table:table-cell office:value-type="string">
            <text:p>v.t. </text:p>
          </table:table-cell>
          <table:table-cell office:value-type="string">
            <text:p>saber hablar </text:p>
          </table:table-cell>
          <table:table-cell table:number-columns-repeated="204"/>
        </table:table-row>
        <table:table-row table:style-name="ro2">
          <table:table-cell office:value-type="string">
            <text:p>ñagõquẽnore </text:p>
          </table:table-cell>
          <table:table-cell office:value-type="string">
            <text:p>ɲɑ̃ˈŋṍ.kẽ́nõ.ɾẽ </text:p>
          </table:table-cell>
          <table:table-cell office:value-type="string">
            <text:p>v.t. </text:p>
          </table:table-cell>
          <table:table-cell office:value-type="string">
            <text:p>aclarar (lo que había dicho para que el otro comprenda bien) </text:p>
          </table:table-cell>
          <table:table-cell table:number-columns-repeated="204"/>
        </table:table-row>
        <table:table-row table:style-name="ro2">
          <table:table-cell office:value-type="string">
            <text:p>ñagõre </text:p>
          </table:table-cell>
          <table:table-cell office:value-type="string">
            <text:p>ˈɲɑ̃ŋṍ.ɾẽ </text:p>
          </table:table-cell>
          <table:table-cell office:value-type="string">
            <text:p>v.i. </text:p>
          </table:table-cell>
          <table:table-cell office:value-type="string">
            <text:p>hablar </text:p>
          </table:table-cell>
          <table:table-cell table:number-columns-repeated="2"/>
          <table:table-cell office:value-type="string">
            <text:p>ntg BARS,91 yãgo- (talk), no.566; </text:p>
          </table:table-cell>
          <table:table-cell table:number-columns-repeated="201"/>
        </table:table-row>
        <table:table-row table:style-name="ro2">
          <table:table-cell office:value-type="string">
            <text:p>ñagõrẽtore </text:p>
          </table:table-cell>
          <table:table-cell office:value-type="string">
            <text:p>ɲɑ̃ˈŋṍ.ɾẽ́tõ.ɾẽ E][ɲɑ̃ˈŋṍ.ɾẽ́tõ.ɾẽ J </text:p>
          </table:table-cell>
          <table:table-cell office:value-type="string">
            <text:p>v.t. </text:p>
          </table:table-cell>
          <table:table-cell office:value-type="string">
            <text:p>confesar</text:p>
          </table:table-cell>
          <table:table-cell table:number-columns-repeated="204"/>
        </table:table-row>
        <table:table-row table:style-name="ro2">
          <table:table-cell office:value-type="string">
            <text:p>ñagõrito </text:p>
          </table:table-cell>
          <table:table-cell office:value-type="string">
            <text:p>ɲɑ̃ˈŋṍ.ɾĩ.tõ E][ɲɑ̃ˈŋṍ.ɾĩ.tõ J </text:p>
          </table:table-cell>
          <table:table-cell office:value-type="string">
            <text:p>s.v.inan. </text:p>
          </table:table-cell>
          <table:table-cell office:value-type="string">
            <text:p>radio </text:p>
          </table:table-cell>
          <table:table-cell table:number-columns-repeated="204"/>
        </table:table-row>
        <table:table-row table:style-name="ro2">
          <table:table-cell office:value-type="string">
            <text:p>ñagõrotibetire </text:p>
          </table:table-cell>
          <table:table-cell office:value-type="string">
            <text:p>ɲɑ̃ŋṍ.ɾótí.ˈbétí.ɾe E][ɲɑ̃ŋṍ.ɾótí.beˈtí.ɾe J </text:p>
          </table:table-cell>
          <table:table-cell office:value-type="string">
            <text:p>v.t. </text:p>
          </table:table-cell>
          <table:table-cell office:value-type="string">
            <text:p>mandar a callar </text:p>
          </table:table-cell>
          <table:table-cell table:number-columns-repeated="204"/>
        </table:table-row>
        <table:table-row table:style-name="ro2">
          <table:table-cell office:value-type="string">
            <text:p>ñagõsãare </text:p>
          </table:table-cell>
          <table:table-cell office:value-type="string">
            <text:p>ɲɑ̃ˈŋṍ.sɑ̃́ɑ̃́.ɾẽ́ E][ɲɑ̃ˈŋṍ.sɑ̃́ɑ̃.ɾẽ J </text:p>
          </table:table-cell>
          <table:table-cell office:value-type="string">
            <text:p>v.t. </text:p>
          </table:table-cell>
          <table:table-cell office:value-type="string">
            <text:p>grabar</text:p>
          </table:table-cell>
          <table:table-cell table:number-columns-repeated="204"/>
        </table:table-row>
        <table:table-row table:style-name="ro2">
          <table:table-cell office:value-type="string">
            <text:p>ñagõsãariaro </text:p>
          </table:table-cell>
          <table:table-cell office:value-type="string">
            <text:p>ɲɑ̃ˈŋṍ.sɑ̃́ɑ̃.ɾi.ɑ́.ɾó E][ˈɲɑ̃ŋṍ.sɑ̃́ɑ̃́.ɾí.ɑ́.ɾo J </text:p>
          </table:table-cell>
          <table:table-cell office:value-type="string">
            <text:p>s.v.inan. </text:p>
          </table:table-cell>
          <table:table-cell office:value-type="string">
            <text:p>grabadora </text:p>
          </table:table-cell>
          <table:table-cell table:number-columns-repeated="204"/>
        </table:table-row>
        <table:table-row table:style-name="ro1">
          <table:table-cell office:value-type="string">
            <text:p>ñagõsejare </text:p>
          </table:table-cell>
          <table:table-cell office:value-type="string">
            <text:p>ɲɑ̃ˈŋṍ.séhɑ.ɾe </text:p>
          </table:table-cell>
          <table:table-cell office:value-type="string">
            <text:p>v.t. </text:p>
          </table:table-cell>
          <table:table-cell office:value-type="string">
            <text:p>aprender (otro idioma) </text:p>
          </table:table-cell>
          <table:table-cell/>
          <table:table-cell office:value-type="string">
            <text:p>va ñagõjoore , uv E , vn J </text:p>
          </table:table-cell>
          <table:table-cell table:number-columns-repeated="202"/>
        </table:table-row>
        <table:table-row table:style-name="ro2">
          <table:table-cell office:value-type="string">
            <text:p>ñagõtĩmare </text:p>
          </table:table-cell>
          <table:table-cell office:value-type="string">
            <text:p>ɲɑ̃ˈŋṍ.tĩ́mɑ̃.ɾẽ E][ɲɑ̃ˈŋṍ.tĩ́mɑ̃.ɾẽ J </text:p>
          </table:table-cell>
          <table:table-cell office:value-type="string">
            <text:p>v.t. </text:p>
          </table:table-cell>
          <table:table-cell office:value-type="string">
            <text:p>convencer</text:p>
          </table:table-cell>
          <table:table-cell table:number-columns-repeated="204"/>
        </table:table-row>
        <table:table-row table:style-name="ro2">
          <table:table-cell office:value-type="string">
            <text:p>ñagõtudire </text:p>
          </table:table-cell>
          <table:table-cell office:value-type="string">
            <text:p>ɲɑ̃ŋṍ.tuˈdí.ɾé </text:p>
          </table:table-cell>
          <table:table-cell office:value-type="string">
            <text:p>v.t. </text:p>
          </table:table-cell>
          <table:table-cell office:value-type="string">
            <text:p>regañar de una manera indirecta</text:p>
          </table:table-cell>
          <table:table-cell table:number-columns-repeated="204"/>
        </table:table-row>
        <table:table-row table:style-name="ro2">
          <table:table-cell office:value-type="string">
            <text:p>ñagõtutuare </text:p>
          </table:table-cell>
          <table:table-cell office:value-type="string">
            <text:p>ɲɑ̃ŋṍ.tuˈtúɑ́.ɾé </text:p>
          </table:table-cell>
          <table:table-cell office:value-type="string">
            <text:p>v.t. </text:p>
          </table:table-cell>
          <table:table-cell office:value-type="string">
            <text:p>exponer bien (con mucho entendimiento) </text:p>
          </table:table-cell>
          <table:table-cell table:number-columns-repeated="204"/>
        </table:table-row>
        <table:table-row table:style-name="ro2">
          <table:table-cell office:value-type="string">
            <text:p>ñaguẽjuure </text:p>
          </table:table-cell>
          <table:table-cell office:value-type="string">
            <text:p>ˈɲɑ̃́ŋẽ.huú.ɾé E][ɲɑ̃ŋẽ́.ˈhúu.ɾe J </text:p>
          </table:table-cell>
          <table:table-cell office:value-type="string">
            <text:p>v.t. </text:p>
          </table:table-cell>
          <table:table-cell office:value-type="string">
            <text:p>agarrar con garras (gavilán)</text:p>
          </table:table-cell>
          <table:table-cell table:number-columns-repeated="204"/>
        </table:table-row>
        <table:table-row table:style-name="ro1">
          <table:table-cell office:value-type="string">
            <text:p>ñaguẽre </text:p>
          </table:table-cell>
          <table:table-cell office:value-type="string">
            <text:p>ˈɲɑ̃́ŋẽ.ɾẽ E][ɲɑ̃ˈŋẽ́.ɾẽ́ J </text:p>
          </table:table-cell>
          <table:table-cell office:value-type="string">
            <text:p>v.t. </text:p>
          </table:table-cell>
          <table:table-cell office:value-type="string">
            <text:p>arañar </text:p>
          </table:table-cell>
          <table:table-cell table:number-columns-repeated="204"/>
        </table:table-row>
        <table:table-row table:style-name="ro2">
          <table:table-cell office:value-type="string">
            <text:p>ñaguẽtaare </text:p>
          </table:table-cell>
          <table:table-cell office:value-type="string">
            <text:p>ˈɲɑ̃́ŋẽ.tɑ́ɑ.ɾe E][ɲɑ̃ŋẽ́.ˈtɑ́ɑ.ɾe J </text:p>
          </table:table-cell>
          <table:table-cell office:value-type="string">
            <text:p>v.t.sing. </text:p>
          </table:table-cell>
          <table:table-cell office:value-type="string">
            <text:p>dar arañazo (haciendo una herida)</text:p>
          </table:table-cell>
          <table:table-cell table:number-columns-repeated="204"/>
        </table:table-row>
        <table:table-row table:style-name="ro2">
          <table:table-cell office:value-type="string">
            <text:p>naica </text:p>
          </table:table-cell>
          <table:table-cell office:value-type="string">
            <text:p>nɑ̃́ˈĩ́kɑ̃ </text:p>
          </table:table-cell>
          <table:table-cell office:value-type="string">
            <text:p>an.s.plural </text:p>
          </table:table-cell>
          <table:table-cell office:value-type="string">
            <text:p>abejorros negros (hacen un hueco en un palo para sus crías, pican) </text:p>
          </table:table-cell>
          <table:table-cell table:number-columns-repeated="204"/>
        </table:table-row>
        <table:table-row table:style-name="ro2">
          <table:table-cell office:value-type="string">
            <text:p>ñaiore </text:p>
          </table:table-cell>
          <table:table-cell office:value-type="string">
            <text:p>ɲɑ̃́ˈĩ́.ṍ.ɾẽ E][ˈɲɑ̃́ĩ́.ṍṍ.ɾẽ́ J </text:p>
          </table:table-cell>
          <table:table-cell office:value-type="string">
            <text:p>v.caus. </text:p>
          </table:table-cell>
          <table:table-cell office:value-type="string">
            <text:p>calentar (ollas de barro para endurecerlas) </text:p>
          </table:table-cell>
          <table:table-cell table:number-columns-repeated="204"/>
        </table:table-row>
        <table:table-row table:style-name="ro2">
          <table:table-cell office:value-type="string">
            <text:p>ñaise </text:p>
          </table:table-cell>
          <table:table-cell office:value-type="string">
            <text:p>ˈɲɑ̃́ĩ.sẽ </text:p>
          </table:table-cell>
          <table:table-cell office:value-type="string">
            <text:p>v.i. </text:p>
          </table:table-cell>
          <table:table-cell office:value-type="string">
            <text:p>(estar) cocido, cocida </text:p>
          </table:table-cell>
          <table:table-cell table:number-columns-repeated="2"/>
          <table:table-cell office:value-type="string">
            <text:p>ntg BARS,91 yãi- (cooked), no.344; lf caus. </text:p>
          </table:table-cell>
          <table:table-cell table:number-columns-repeated="201"/>
        </table:table-row>
        <table:table-row table:style-name="ro2">
          <table:table-cell office:value-type="string">
            <text:p>ñajaritata </text:p>
          </table:table-cell>
          <table:table-cell office:value-type="string">
            <text:p>ɲɑ̃hɑ̃́.ɾĩ.ˈtɑ́tɑ E][ˈɲɑ̃hɑ̃́.ɾĩ.tɑ́tɑ́ J </text:p>
          </table:table-cell>
          <table:table-cell office:value-type="string">
            <text:p>inan. </text:p>
          </table:table-cell>
          <table:table-cell office:value-type="string">
            <text:p>pantano</text:p>
          </table:table-cell>
          <table:table-cell table:number-columns-repeated="204"/>
        </table:table-row>
        <table:table-row table:style-name="ro2">
          <table:table-cell office:value-type="string">
            <text:p>ñajaro </text:p>
          </table:table-cell>
          <table:table-cell office:value-type="string">
            <text:p>ˈɲɑ̃hɑ̃́ɑ̃.ɾõ </text:p>
          </table:table-cell>
          <table:table-cell office:value-type="string">
            <text:p>s.v.inan. </text:p>
          </table:table-cell>
          <table:table-cell office:value-type="string">
            <text:p>lugar de arena movediza </text:p>
          </table:table-cell>
          <table:table-cell table:number-columns-repeated="204"/>
        </table:table-row>
        <table:table-row table:style-name="ro2">
          <table:table-cell office:value-type="string">
            <text:p>ñajase </text:p>
          </table:table-cell>
          <table:table-cell office:value-type="string">
            <text:p>ɲɑ̃ˈhɑ̃́ɑ̃.sẽ </text:p>
          </table:table-cell>
          <table:table-cell office:value-type="string">
            <text:p>v.i. </text:p>
          </table:table-cell>
          <table:table-cell office:value-type="string">
            <text:p>(ser/estar) movediza (arena); </text:p>
          </table:table-cell>
          <table:table-cell table:number-columns-repeated="204"/>
        </table:table-row>
        <table:table-row table:style-name="ro2">
          <table:table-cell office:value-type="string">
            <text:p>ñajii </text:p>
          </table:table-cell>
          <table:table-cell office:value-type="string">
            <text:p>ˈɲɑ̃hĩ́ĩ́ </text:p>
          </table:table-cell>
          <table:table-cell office:value-type="string">
            <text:p>inan.f.n.esp. </text:p>
          </table:table-cell>
          <table:table-cell office:value-type="string">
            <text:p>cortezas de cáscara de la palma barrigona (|ireg.|r utilizada para construir las paredes de casas, pisos camaretas y tiras para sostener cortezas de un palo) </text:p>
          </table:table-cell>
          <table:table-cell table:number-columns-repeated="204"/>
        </table:table-row>
        <table:table-row table:style-name="ro2">
          <table:table-cell office:value-type="string">
            <text:p>ñajíi </text:p>
          </table:table-cell>
          <table:table-cell office:value-type="string">
            <text:p>ɲɑ̃ˈhĩ́ĩ </text:p>
          </table:table-cell>
          <table:table-cell office:value-type="string">
            <text:p>inan.f.n.esp. </text:p>
          </table:table-cell>
          <table:table-cell office:value-type="string">
            <text:p>batatas </text:p>
          </table:table-cell>
          <table:table-cell office:value-type="string">
            <text:p>Ipomea Batatas Lamarck , </text:p>
          </table:table-cell>
          <table:table-cell table:number-columns-repeated="203"/>
        </table:table-row>
        <table:table-row table:style-name="ro2">
          <table:table-cell office:value-type="string">
            <text:p>ñajíimaa </text:p>
          </table:table-cell>
          <table:table-cell office:value-type="string">
            <text:p>ɲɑ̃ˈhĩ́.mɑ̃́ɑ̃́ E][ˈɲɑ̃hĩ́.mɑ̃́ɑ̃ J </text:p>
          </table:table-cell>
          <table:table-cell office:value-type="string">
            <text:p>inan. </text:p>
          </table:table-cell>
          <table:table-cell office:value-type="string">
            <text:p>bejuco de batata</text:p>
          </table:table-cell>
          <table:table-cell table:number-columns-repeated="204"/>
        </table:table-row>
        <table:table-row table:style-name="ro2">
          <table:table-cell office:value-type="string">
            <text:p>ñajiiño </text:p>
          </table:table-cell>
          <table:table-cell office:value-type="string">
            <text:p>ɲɑ̃hĩ́.ˈɲṍ </text:p>
          </table:table-cell>
          <table:table-cell office:value-type="string">
            <text:p>inan. </text:p>
          </table:table-cell>
          <table:table-cell office:value-type="string">
            <text:p>especie de la palma barrigona (|ireg.|r produce la corteza para hacer las paredes de las casas, los pisos, y camaretas) </text:p>
          </table:table-cell>
          <table:table-cell table:number-columns-repeated="204"/>
        </table:table-row>
        <table:table-row table:style-name="ro2">
          <table:table-cell office:value-type="string">
            <text:p>ñajiitõo </text:p>
          </table:table-cell>
          <table:table-cell office:value-type="string">
            <text:p>ˈɲɑ̃hĩ́.tṍṍ E][ˈɲɑ̃hĩ́.tṍṍ J </text:p>
          </table:table-cell>
          <table:table-cell office:value-type="string">
            <text:p>inan. </text:p>
          </table:table-cell>
          <table:table-cell office:value-type="string">
            <text:p>ristra </text:p>
          </table:table-cell>
          <table:table-cell table:number-columns-repeated="204"/>
        </table:table-row>
        <table:table-row table:style-name="ro2">
          <table:table-cell office:value-type="string">
            <text:p>ñajo </text:p>
          </table:table-cell>
          <table:table-cell office:value-type="string">
            <text:p>ˈɲɑ̃́hõ </text:p>
          </table:table-cell>
          <table:table-cell office:value-type="string">
            <text:p>an. </text:p>
          </table:table-cell>
          <table:table-cell office:value-type="string">
            <text:p>especie de oruga (que pica y es de varios colores: algunas son rojas, otras amarillas, otras gris, otras blancas y otras negras y grandes; viven en palos podridos; comen las hojas de muchas matas, incluyendo matas de la yuca brava, la uva del monte y el árbol de guama) </text:p>
          </table:table-cell>
          <table:table-cell table:number-columns-repeated="204"/>
        </table:table-row>
        <table:table-row table:style-name="ro2">
          <table:table-cell office:value-type="string">
            <text:p>naju </text:p>
          </table:table-cell>
          <table:table-cell office:value-type="string">
            <text:p>nɑ̃ˈhṹ </text:p>
          </table:table-cell>
          <table:table-cell office:value-type="string">
            <text:p>inan.f.n.esp. </text:p>
          </table:table-cell>
          <table:table-cell office:value-type="string">
            <text:p>casabe (comida hecha del almidón y la masa de yuca brava) </text:p>
          </table:table-cell>
          <table:table-cell table:number-columns-repeated="2"/>
          <table:table-cell office:value-type="string">
            <text:p>lf sing. </text:p>
          </table:table-cell>
          <table:table-cell table:number-columns-repeated="201"/>
        </table:table-row>
        <table:table-row table:style-name="ro2">
          <table:table-cell office:value-type="string">
            <text:p>Naju_goje </text:p>
          </table:table-cell>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naju_wʉjʉ </text:p>
          </table:table-cell>
          <table:table-cell office:value-type="string">
            <text:p>nɑ̃ˈhṹ.wɨ́hɨ E][nɑ̃hṹ.ˈwɨhɨ́ J </text:p>
          </table:table-cell>
          <table:table-cell office:value-type="string">
            <text:p>inan.f.n.esp. </text:p>
          </table:table-cell>
          <table:table-cell office:value-type="string">
            <text:p>especie de caña de |bwʉjʉ|r </text:p>
          </table:table-cell>
          <table:table-cell table:number-columns-repeated="204"/>
        </table:table-row>
        <table:table-row table:style-name="ro2">
          <table:table-cell office:value-type="string">
            <text:p>najuro </text:p>
          </table:table-cell>
          <table:table-cell office:value-type="string">
            <text:p>nɑ̃ˈhṹ.ɾṍ </text:p>
          </table:table-cell>
          <table:table-cell office:value-type="string">
            <text:p>inan. </text:p>
          </table:table-cell>
          <table:table-cell office:value-type="string">
            <text:p>pedazo </text:p>
          </table:table-cell>
          <table:table-cell table:number-columns-repeated="204"/>
        </table:table-row>
        <table:table-row table:style-name="ro2">
          <table:table-cell office:value-type="string">
            <text:p>najusawia </text:p>
          </table:table-cell>
          <table:table-cell office:value-type="string">
            <text:p>nɑ̃hṹ.ˈsɑ́wíɑ́ </text:p>
          </table:table-cell>
          <table:table-cell office:value-type="string">
            <text:p>inan. </text:p>
          </table:table-cell>
          <table:table-cell office:value-type="string">
            <text:p>un cuarto de la torta de casabe</text:p>
          </table:table-cell>
          <table:table-cell table:number-columns-repeated="204"/>
        </table:table-row>
        <table:table-row table:style-name="ro2">
          <table:table-cell office:value-type="string">
            <text:p>najusũju </text:p>
          </table:table-cell>
          <table:table-cell office:value-type="string">
            <text:p>nɑ̃hṹ.ˈsṹhũ E][nɑ̃ˈhṹ.sṹhṹ J </text:p>
          </table:table-cell>
          <table:table-cell office:value-type="string">
            <text:p>inan.s.de masa </text:p>
          </table:table-cell>
          <table:table-cell office:value-type="string">
            <text:p>migas </text:p>
          </table:table-cell>
          <table:table-cell table:number-columns-repeated="204"/>
        </table:table-row>
        <table:table-row table:style-name="ro2">
          <table:table-cell office:value-type="string">
            <text:p>najusũjuroa </text:p>
          </table:table-cell>
          <table:table-cell office:value-type="string">
            <text:p>nɑ̃hṹ.ˈsṹhũɾõɑ̃ E][nɑ̃hṹ.ˈsṹhṹɾõɑ̃ J </text:p>
          </table:table-cell>
          <table:table-cell office:value-type="string">
            <text:p>an.s.plural </text:p>
          </table:table-cell>
          <table:table-cell office:value-type="string">
            <text:p>termitas, térmites o termes </text:p>
          </table:table-cell>
          <table:table-cell table:number-columns-repeated="204"/>
        </table:table-row>
        <table:table-row table:style-name="ro2">
          <table:table-cell office:value-type="string">
            <text:p>najusuri </text:p>
          </table:table-cell>
          <table:table-cell office:value-type="string">
            <text:p>nɑ̃ˈhṹ.súɾí </text:p>
          </table:table-cell>
          <table:table-cell office:value-type="string">
            <text:p>inan.f.n.esp. </text:p>
          </table:table-cell>
          <table:table-cell office:value-type="string">
            <text:p>pedacitos de casabe </text:p>
          </table:table-cell>
          <table:table-cell table:number-columns-repeated="204"/>
        </table:table-row>
        <table:table-row table:style-name="ro2">
          <table:table-cell office:value-type="string">
            <text:p>najutobe </text:p>
          </table:table-cell>
          <table:table-cell office:value-type="string">
            <text:p>nɑ̃ˈhṹ.tóbé </text:p>
          </table:table-cell>
          <table:table-cell office:value-type="string">
            <text:p>inan. </text:p>
          </table:table-cell>
          <table:table-cell office:value-type="string">
            <text:p>balay que tiene casabe </text:p>
          </table:table-cell>
          <table:table-cell table:number-columns-repeated="204"/>
        </table:table-row>
        <table:table-row table:style-name="ro2">
          <table:table-cell office:value-type="string">
            <text:p>ñama </text:p>
          </table:table-cell>
          <table:table-cell office:value-type="string">
            <text:p>ˈɲɑ̃́mɑ̃́ </text:p>
          </table:table-cell>
          <table:table-cell office:value-type="string">
            <text:p>an. </text:p>
          </table:table-cell>
          <table:table-cell office:value-type="string">
            <text:p>mantis religiosa </text:p>
          </table:table-cell>
          <table:table-cell office:value-type="string">
            <text:p>F. Mantidae, Mantis religiosa, M. americana , </text:p>
          </table:table-cell>
          <table:table-cell table:number-columns-repeated="203"/>
        </table:table-row>
        <table:table-row table:style-name="ro2">
          <table:table-cell office:value-type="string">
            <text:p>ñamagasero </text:p>
          </table:table-cell>
          <table:table-cell office:value-type="string">
            <text:p>ˈɲɑ̃́mɑ̃́.gɑ́seɾo E][ˈɲɑ̃́mɑ̃́.gɑséɾó J </text:p>
          </table:table-cell>
          <table:table-cell office:value-type="string">
            <text:p>an. </text:p>
          </table:table-cell>
          <table:table-cell office:value-type="string">
            <text:p>pájaro curió ventricastaño </text:p>
          </table:table-cell>
          <table:table-cell/>
          <table:table-cell office:value-type="string">
            <text:p>sc Oryzoborus angolensis</text:p>
          </table:table-cell>
          <table:table-cell table:number-columns-repeated="202"/>
        </table:table-row>
        <table:table-row table:style-name="ro2">
          <table:table-cell office:value-type="string">
            <text:p>Ñamajo </text:p>
          </table:table-cell>
          <table:table-cell office:value-type="string">
            <text:p>ɲɑ̃́ˈmɑ̃́hṍ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ñamarijaye </text:p>
          </table:table-cell>
          <table:table-cell office:value-type="string">
            <text:p>ˈɲɑ̃́mɑ̃́.ɾíhɑ.dʒe </text:p>
          </table:table-cell>
          <table:table-cell office:value-type="string">
            <text:p>inan. </text:p>
          </table:table-cell>
          <table:table-cell office:value-type="string">
            <text:p>epilepsia </text:p>
          </table:table-cell>
          <table:table-cell/>
          <table:table-cell office:value-type="string">
            <text:p>va ñamasʉ̃jo , uv E , vn J </text:p>
          </table:table-cell>
          <table:table-cell table:number-columns-repeated="202"/>
        </table:table-row>
        <table:table-row table:style-name="ro2">
          <table:table-cell office:value-type="string">
            <text:p>ñamasʉ̃jo </text:p>
          </table:table-cell>
          <table:table-cell office:value-type="string">
            <text:p>ɲɑ̃́mɑ̃́.ˈsɨ̃́hṍ </text:p>
          </table:table-cell>
          <table:table-cell office:value-type="string">
            <text:p>inan. </text:p>
          </table:table-cell>
          <table:table-cell office:value-type="string">
            <text:p>epilepsia </text:p>
          </table:table-cell>
          <table:table-cell/>
          <table:table-cell office:value-type="string">
            <text:p>va ñamarijaye , uv J , vn E </text:p>
          </table:table-cell>
          <table:table-cell table:number-columns-repeated="202"/>
        </table:table-row>
        <table:table-row table:style-name="ro2">
          <table:table-cell office:value-type="string">
            <text:p>ñami </text:p>
          </table:table-cell>
          <table:table-cell office:value-type="string">
            <text:p>ˈɲɑ̃́mĩ́ </text:p>
          </table:table-cell>
          <table:table-cell office:value-type="string">
            <text:p>inan. </text:p>
          </table:table-cell>
          <table:table-cell office:value-type="string">
            <text:p>noche </text:p>
          </table:table-cell>
          <table:table-cell table:number-columns-repeated="2"/>
          <table:table-cell office:value-type="string">
            <text:p>ntg BARS,91 //yãbi// ‘night)’ no110,185; </text:p>
          </table:table-cell>
          <table:table-cell table:number-columns-repeated="201"/>
        </table:table-row>
        <table:table-row table:style-name="ro2">
          <table:table-cell office:value-type="string">
            <text:p>ñami_bʉcʉ </text:p>
          </table:table-cell>
          <table:table-cell office:value-type="string">
            <text:p>ˈɲɑ̃́mĩ́.bɨk.ɨ́ </text:p>
          </table:table-cell>
          <table:table-cell office:value-type="string">
            <text:p>an. </text:p>
          </table:table-cell>
          <table:table-cell office:value-type="string">
            <text:p>especie de grillo </text:p>
          </table:table-cell>
          <table:table-cell table:number-columns-repeated="204"/>
        </table:table-row>
        <table:table-row table:style-name="ro2">
          <table:table-cell office:value-type="string">
            <text:p>Ñami_soda </text:p>
          </table:table-cell>
          <table:table-cell office:value-type="string">
            <text:p>ɲɑ̃́mĩ́.ˈsódɑ́ </text:p>
          </table:table-cell>
          <table:table-cell office:value-type="string">
            <text:p>an. </text:p>
          </table:table-cell>
          <table:table-cell office:value-type="string">
            <text:p>carácter mítico, ascendiente, antepasado, el dueño de la noche quien hizo la noche (hijo de |bMuiju|r y |bMeneriyo|r, nieto de |bMeni|r)</text:p>
          </table:table-cell>
          <table:table-cell table:number-columns-repeated="204"/>
        </table:table-row>
        <table:table-row table:style-name="ro2">
          <table:table-cell office:value-type="string">
            <text:p>ñamia </text:p>
          </table:table-cell>
          <table:table-cell office:value-type="string">
            <text:p>ɲɑ̃ˈmĩ́ɑ̃́ </text:p>
          </table:table-cell>
          <table:table-cell office:value-type="string">
            <text:p>an.s.plural </text:p>
          </table:table-cell>
          <table:table-cell office:value-type="string">
            <text:p>hormigas arrieras |bñamia|r (comestibles, de color negro y rojo que vuelan en la madrugada) </text:p>
          </table:table-cell>
          <table:table-cell office:value-type="string">
            <text:p>Atta cephalotes , </text:p>
          </table:table-cell>
          <table:table-cell table:number-columns-repeated="203"/>
        </table:table-row>
        <table:table-row table:style-name="ro2">
          <table:table-cell office:value-type="string">
            <text:p>ñamiabo </text:p>
          </table:table-cell>
          <table:table-cell office:value-type="string">
            <text:p>ɲɑ̃ˈmĩ́ɑ̃́.bó </text:p>
          </table:table-cell>
          <table:table-cell office:value-type="string">
            <text:p>inan. </text:p>
          </table:table-cell>
          <table:table-cell office:value-type="string">
            <text:p>hormiguero de las hormigas |bñamia|r</text:p>
          </table:table-cell>
          <table:table-cell table:number-columns-repeated="204"/>
        </table:table-row>
        <table:table-row table:style-name="ro2">
          <table:table-cell office:value-type="string">
            <text:p>ñamiagʉ_muiju </text:p>
          </table:table-cell>
          <table:table-cell office:value-type="string">
            <text:p>ˈɲɑ̃́mĩ́.ɑ̃́.gɨ.mũˈĩ́hũ </text:p>
          </table:table-cell>
          <table:table-cell office:value-type="string">
            <text:p>m. </text:p>
          </table:table-cell>
          <table:table-cell office:value-type="string">
            <text:p>luna </text:p>
          </table:table-cell>
          <table:table-cell/>
          <table:table-cell office:value-type="string">
            <text:p>va ñamiagʉ mujiju , uv E, J , vn YM </text:p>
          </table:table-cell>
          <table:table-cell table:number-columns-repeated="202"/>
        </table:table-row>
        <table:table-row table:style-name="ro2">
          <table:table-cell office:value-type="string">
            <text:p>ñamibʉsajʉ </text:p>
          </table:table-cell>
          <table:table-cell office:value-type="string">
            <text:p>ɲɑ̃́ˈmĩ́.bɨ́sɑ́.hɨ </text:p>
          </table:table-cell>
          <table:table-cell office:value-type="string">
            <text:p>inan. </text:p>
          </table:table-cell>
          <table:table-cell office:value-type="string">
            <text:p>poco antes del amanecer</text:p>
          </table:table-cell>
          <table:table-cell table:number-columns-repeated="204"/>
        </table:table-row>
        <table:table-row table:style-name="ro2">
          <table:table-cell office:value-type="string">
            <text:p>ñamica </text:p>
          </table:table-cell>
          <table:table-cell office:value-type="string">
            <text:p>ɲˈɑ̃́mĩ́kɑ E][ˈɲɑ̃́mĩ́kɑ́ɑ́ J </text:p>
          </table:table-cell>
          <table:table-cell office:value-type="string">
            <text:p>inan. </text:p>
          </table:table-cell>
          <table:table-cell office:value-type="string">
            <text:p>ayer </text:p>
          </table:table-cell>
          <table:table-cell table:number-columns-repeated="2"/>
          <table:table-cell office:value-type="string">
            <text:p>ntg BARS,91 //yãbika// ‘yesterday’, 3.4. Combining a noun with a nominal p44 no130; no546; </text:p>
          </table:table-cell>
          <table:table-cell table:number-columns-repeated="201"/>
        </table:table-row>
        <table:table-row table:style-name="ro2">
          <table:table-cell office:value-type="string">
            <text:p>ñamica_barero </text:p>
          </table:table-cell>
          <table:table-cell office:value-type="string">
            <text:p>ˈɲɑ̃́mĩ́kɑ̃.bɑɾéɾó </text:p>
          </table:table-cell>
          <table:table-cell office:value-type="string">
            <text:p>an. </text:p>
          </table:table-cell>
          <table:table-cell office:value-type="string">
            <text:p>chotacabras collarejo, chotacabras pechiblanco (nocturno) </text:p>
          </table:table-cell>
          <table:table-cell/>
          <table:table-cell office:value-type="string">
            <text:p>sc Podager nacunda, Chordeiles rupestris</text:p>
          </table:table-cell>
          <table:table-cell table:number-columns-repeated="202"/>
        </table:table-row>
        <table:table-row table:style-name="ro2">
          <table:table-cell office:value-type="string">
            <text:p>ñamicaaca </text:p>
          </table:table-cell>
          <table:table-cell office:value-type="string">
            <text:p>ɲɑ̃́mĩ́ˈkɑ́.ɑkɑ </text:p>
          </table:table-cell>
          <table:table-cell office:value-type="string">
            <text:p>inan. </text:p>
          </table:table-cell>
          <table:table-cell office:value-type="string">
            <text:p>por la tarde (antes de la puesta del sol, como a las cuatro por la tarde) </text:p>
          </table:table-cell>
          <table:table-cell table:number-columns-repeated="204"/>
        </table:table-row>
        <table:table-row table:style-name="ro2">
          <table:table-cell office:value-type="string">
            <text:p>ñamicajʉa </text:p>
          </table:table-cell>
          <table:table-cell office:value-type="string">
            <text:p>ɲɑ̃́mĩ́ˈkɑ.hɨ́ɑ E][ɲɑ̃́mĩ́ˈkɑ́.hɨ́ɑ J </text:p>
          </table:table-cell>
          <table:table-cell office:value-type="string">
            <text:p>inan. </text:p>
          </table:table-cell>
          <table:table-cell office:value-type="string">
            <text:p>la tarde (en horas de la tarde)</text:p>
          </table:table-cell>
          <table:table-cell table:number-columns-repeated="204"/>
        </table:table-row>
        <table:table-row table:style-name="ro2">
          <table:table-cell office:value-type="string">
            <text:p>ñamicajʉaca </text:p>
          </table:table-cell>
          <table:table-cell office:value-type="string">
            <text:p>ˈɲɑ̃́mĩ́kɑ́.hɨ́ɑ.ɑ́kɑ́ </text:p>
          </table:table-cell>
          <table:table-cell office:value-type="string">
            <text:p>inan. </text:p>
          </table:table-cell>
          <table:table-cell office:value-type="string">
            <text:p>por la tarde (antes de la puesta del sol, como a las cuatro por la tarde) </text:p>
          </table:table-cell>
          <table:table-cell table:number-columns-repeated="204"/>
        </table:table-row>
        <table:table-row table:style-name="ro2">
          <table:table-cell office:value-type="string">
            <text:p>Ñamicarima </text:p>
          </table:table-cell>
          <table:table-cell office:value-type="string">
            <text:p>ˈɲɑ̃́mĩ́kɑ̃́ɾĩmɑ̃ E][ɲɑ̃́mĩ́ˈkɑ́ɾĩmɑ̃ J </text:p>
          </table:table-cell>
          <table:table-cell office:value-type="string">
            <text:p>m. </text:p>
          </table:table-cell>
          <table:table-cell office:value-type="string">
            <text:p>carácter mítico, la estrella vespertina </text:p>
          </table:table-cell>
          <table:table-cell table:number-columns-repeated="204"/>
        </table:table-row>
        <table:table-row table:style-name="ro2">
          <table:table-cell office:value-type="string">
            <text:p>ñamo </text:p>
          </table:table-cell>
          <table:table-cell office:value-type="string">
            <text:p>ɲɑ̃ˈmṍ </text:p>
          </table:table-cell>
          <table:table-cell office:value-type="string">
            <text:p>inan.f.n.esp. </text:p>
          </table:table-cell>
          <table:table-cell office:value-type="string">
            <text:p>ñames </text:p>
          </table:table-cell>
          <table:table-cell office:value-type="string">
            <text:p>Dioscorea alata L. , </text:p>
          </table:table-cell>
          <table:table-cell table:number-columns-repeated="203"/>
        </table:table-row>
        <table:table-row table:style-name="ro2">
          <table:table-cell office:value-type="string">
            <text:p>nanare </text:p>
          </table:table-cell>
          <table:table-cell office:value-type="string">
            <text:p>nɑ̃ˈnɑ̃́.ɾẽ E][ˈnɑ̃nɑ̃́ɑ̃́.ɾẽ́ J </text:p>
          </table:table-cell>
          <table:table-cell office:value-type="string">
            <text:p>v.i. </text:p>
          </table:table-cell>
          <table:table-cell office:value-type="string">
            <text:p>temblar por miedo </text:p>
          </table:table-cell>
          <table:table-cell/>
          <table:table-cell office:value-type="string">
            <text:p>va oyoare , uv E, J , vn YM </text:p>
          </table:table-cell>
          <table:table-cell table:number-columns-repeated="202"/>
        </table:table-row>
        <table:table-row table:style-name="ro1">
          <table:table-cell office:value-type="string">
            <text:p>ñanea </text:p>
          </table:table-cell>
          <table:table-cell office:value-type="string">
            <text:p>ɲɑ̃nẽ́ˈɑ̃́ </text:p>
          </table:table-cell>
          <table:table-cell office:value-type="string">
            <text:p>inan. </text:p>
          </table:table-cell>
          <table:table-cell office:value-type="string">
            <text:p>vagina</text:p>
          </table:table-cell>
          <table:table-cell table:number-columns-repeated="204"/>
        </table:table-row>
        <table:table-row table:style-name="ro2">
          <table:table-cell office:value-type="string">
            <text:p>ñaquerijo </text:p>
          </table:table-cell>
          <table:table-cell office:value-type="string">
            <text:p>ɲɑ̃kéɾíˈhóó </text:p>
          </table:table-cell>
          <table:table-cell office:value-type="string">
            <text:p>inan.f.n.esp. </text:p>
          </table:table-cell>
          <table:table-cell office:value-type="string">
            <text:p>chaquiras </text:p>
          </table:table-cell>
          <table:table-cell/>
          <table:table-cell office:value-type="string">
            <text:p>va waicaje , uv J, YM , vn E </text:p>
          </table:table-cell>
          <table:table-cell table:number-columns-repeated="202"/>
        </table:table-row>
        <table:table-row table:style-name="ro2">
          <table:table-cell office:value-type="string">
            <text:p>Ñaqueʉ </text:p>
          </table:table-cell>
          <table:table-cell office:value-type="string">
            <text:p>ɲɑ̃ˈkéɨ̃́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naria </text:p>
          </table:table-cell>
          <table:table-cell office:value-type="string">
            <text:p>nɑ̃ˈɾĩ́ɑ̃́ </text:p>
          </table:table-cell>
          <table:table-cell office:value-type="string">
            <text:p>inan. </text:p>
          </table:table-cell>
          <table:table-cell office:value-type="string">
            <text:p>especie de tubérculo cultivado (blanca y comestible) </text:p>
          </table:table-cell>
          <table:table-cell table:number-columns-repeated="204"/>
        </table:table-row>
        <table:table-row table:style-name="ro2">
          <table:table-cell office:value-type="string">
            <text:p>ñasa </text:p>
          </table:table-cell>
          <table:table-cell office:value-type="string">
            <text:p>ɲɑ̃ˈsɑ̃́ </text:p>
          </table:table-cell>
          <table:table-cell office:value-type="string">
            <text:p>an. </text:p>
          </table:table-cell>
          <table:table-cell office:value-type="string">
            <text:p>martín pescador </text:p>
          </table:table-cell>
          <table:table-cell office:value-type="string">
            <text:p>Chloroceryle amazona , Ceryle torquata </text:p>
          </table:table-cell>
          <table:table-cell table:number-columns-repeated="203"/>
        </table:table-row>
        <table:table-row table:style-name="ro2">
          <table:table-cell office:value-type="string">
            <text:p>ñasaa </text:p>
          </table:table-cell>
          <table:table-cell office:value-type="string">
            <text:p>ɲɑ̃ˈsɑ̃́ɑ̃ </text:p>
          </table:table-cell>
          <table:table-cell office:value-type="string">
            <text:p>inan.pl., sing. </text:p>
          </table:table-cell>
          <table:table-cell office:value-type="string">
            <text:p>maraca, maracas (para la danza, hechas de una especie de totumo) </text:p>
          </table:table-cell>
          <table:table-cell table:number-columns-repeated="204"/>
        </table:table-row>
        <table:table-row table:style-name="ro2">
          <table:table-cell office:value-type="string">
            <text:p>ñasamaa </text:p>
          </table:table-cell>
          <table:table-cell office:value-type="string">
            <text:p>ɲɑ̃ˈsɑ̃́.mɑ̃ E][ɲɑ̃ˈsɑ̃́.mɑ̃́ɑ̃́ J </text:p>
          </table:table-cell>
          <table:table-cell office:value-type="string">
            <text:p>inan. </text:p>
          </table:table-cell>
          <table:table-cell office:value-type="string">
            <text:p>especie de mata de totumo (cuyo fruto se utiliza para hacer maracas) </text:p>
          </table:table-cell>
          <table:table-cell/>
          <table:table-cell office:value-type="string">
            <text:p>sc Cucurbita Pepo L.</text:p>
          </table:table-cell>
          <table:table-cell table:number-columns-repeated="202"/>
        </table:table-row>
        <table:table-row table:style-name="ro2">
          <table:table-cell office:value-type="string">
            <text:p>ñataju </text:p>
          </table:table-cell>
          <table:table-cell office:value-type="string">
            <text:p>ɲɑ̃ˈtɑ̃́hṹ </text:p>
          </table:table-cell>
          <table:table-cell office:value-type="string">
            <text:p>inan.f.n.esp. </text:p>
          </table:table-cell>
          <table:table-cell office:value-type="string">
            <text:p>bastón, bastones (ahuecados que se utilizan en las danzas) </text:p>
          </table:table-cell>
          <table:table-cell table:number-columns-repeated="204"/>
        </table:table-row>
        <table:table-row table:style-name="ro2">
          <table:table-cell office:value-type="string">
            <text:p>ñatajubʉ </text:p>
          </table:table-cell>
          <table:table-cell office:value-type="string">
            <text:p>ɲɑ̃tɑ̃́ˈhṹ.bɨ́ </text:p>
          </table:table-cell>
          <table:table-cell office:value-type="string">
            <text:p>inan. </text:p>
          </table:table-cell>
          <table:table-cell office:value-type="string">
            <text:p>tallo de |bwacʉbʉ|r (utilizado para hacer el bastón de la danza)</text:p>
          </table:table-cell>
          <table:table-cell table:number-columns-repeated="204"/>
        </table:table-row>
        <table:table-row table:style-name="ro2">
          <table:table-cell office:value-type="string">
            <text:p>Ñatajujoero </text:p>
          </table:table-cell>
          <table:table-cell office:value-type="string">
            <text:p>ɲɑ̃ˈtɑ̃́hṹ.hóé.ɾo E][ɲɑ̃ˈtɑ̃́hṹ.hóé.ɾó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ñatʉsarijoa </text:p>
          </table:table-cell>
          <table:table-cell office:value-type="string">
            <text:p>ˈɲɑ̃́ɑ̃.tɨ́sɑ́.ɾi.hóɑ́ E][ˈɲɑ̃́ɑ̃.tɨ́sɑ́.ɾí.hóɑ́ J </text:p>
          </table:table-cell>
          <table:table-cell office:value-type="string">
            <text:p>s.v.inan. </text:p>
          </table:table-cell>
          <table:table-cell office:value-type="string">
            <text:p>última bolsa (como de sal, etc.)</text:p>
          </table:table-cell>
          <table:table-cell table:number-columns-repeated="204"/>
        </table:table-row>
        <table:table-row table:style-name="ro2">
          <table:table-cell office:value-type="string">
            <text:p>ñeaabore </text:p>
          </table:table-cell>
          <table:table-cell table:number-columns-repeated="4"/>
          <table:table-cell office:value-type="string">
            <text:p>uv J</text:p>
          </table:table-cell>
          <table:table-cell table:number-columns-repeated="202"/>
        </table:table-row>
        <table:table-row table:style-name="ro2">
          <table:table-cell office:value-type="string">
            <text:p>ñeaejore </text:p>
          </table:table-cell>
          <table:table-cell table:number-columns-repeated="4"/>
          <table:table-cell office:value-type="string">
            <text:p>uv J</text:p>
          </table:table-cell>
          <table:table-cell table:number-columns-repeated="202"/>
        </table:table-row>
        <table:table-row table:style-name="ro2">
          <table:table-cell office:value-type="string">
            <text:p>ñeare </text:p>
          </table:table-cell>
          <table:table-cell office:value-type="string">
            <text:p>ɲẽˈɑ̃́.ɾẽ́ </text:p>
          </table:table-cell>
          <table:table-cell office:value-type="string">
            <text:p>v.t.sing. </text:p>
          </table:table-cell>
          <table:table-cell office:value-type="string">
            <text:p>agarrar (una cosa, persona, animal con la mano) </text:p>
          </table:table-cell>
          <table:table-cell/>
          <table:table-cell office:value-type="string">
            <text:p>va ñiare , uv J , vn E </text:p>
          </table:table-cell>
          <table:table-cell office:value-type="string">
            <text:p>ntg BARS,91 yẽa- (grab) ‘to grab one object’ 3.5. Verb roots. p.45 no.133 </text:p>
          </table:table-cell>
          <table:table-cell table:number-columns-repeated="201"/>
        </table:table-row>
        <table:table-row table:style-name="ro2">
          <table:table-cell office:value-type="string">
            <text:p>ñeariajʉ </text:p>
          </table:table-cell>
          <table:table-cell table:number-columns-repeated="4"/>
          <table:table-cell office:value-type="string">
            <text:p>uv J</text:p>
          </table:table-cell>
          <table:table-cell table:number-columns-repeated="202"/>
        </table:table-row>
        <table:table-row table:style-name="ro2">
          <table:table-cell office:value-type="string">
            <text:p>ñeataare </text:p>
          </table:table-cell>
          <table:table-cell table:number-columns-repeated="4"/>
          <table:table-cell office:value-type="string">
            <text:p>uv J</text:p>
          </table:table-cell>
          <table:table-cell table:number-columns-repeated="202"/>
        </table:table-row>
        <table:table-row table:style-name="ro2">
          <table:table-cell office:value-type="string">
            <text:p>ñee </text:p>
          </table:table-cell>
          <table:table-cell office:value-type="string">
            <text:p>ˈɲẽẽ́ </text:p>
          </table:table-cell>
          <table:table-cell office:value-type="string">
            <text:p>pron.interr.inan. </text:p>
          </table:table-cell>
          <table:table-cell office:value-type="string">
            <text:p>¿qué? (cosa) </text:p>
          </table:table-cell>
          <table:table-cell/>
          <table:table-cell office:value-type="string">
            <text:p>va ñie , uv J , vn E </text:p>
          </table:table-cell>
          <table:table-cell office:value-type="string">
            <text:p>ntg BARS,91 yẽ (what) ‘what’ 2.13. Interrogative pronoun p.31 no.92; 8.3 Question word questions; p.120 no.366,370;</text:p>
          </table:table-cell>
          <table:table-cell table:number-columns-repeated="201"/>
        </table:table-row>
        <table:table-row table:style-name="ro2">
          <table:table-cell office:value-type="string">
            <text:p>ñeemaa </text:p>
          </table:table-cell>
          <table:table-cell office:value-type="string">
            <text:p>ˈɲẽ́ẽ́.mɑ̃́ </text:p>
          </table:table-cell>
          <table:table-cell office:value-type="string">
            <text:p>inan.sing. </text:p>
          </table:table-cell>
          <table:table-cell office:value-type="string">
            <text:p>una raíz </text:p>
          </table:table-cell>
          <table:table-cell table:number-columns-repeated="204"/>
        </table:table-row>
        <table:table-row table:style-name="ro2">
          <table:table-cell office:value-type="string">
            <text:p>ñejere </text:p>
          </table:table-cell>
          <table:table-cell office:value-type="string">
            <text:p>ˈɲẽ́hẽ.ɾẽ E][ˈɲẽhẽ́.ɾẽ́ J </text:p>
          </table:table-cell>
          <table:table-cell office:value-type="string">
            <text:p>v.t.pl. </text:p>
          </table:table-cell>
          <table:table-cell office:value-type="string">
            <text:p>agarrar </text:p>
          </table:table-cell>
          <table:table-cell table:number-columns-repeated="2"/>
          <table:table-cell office:value-type="string">
            <text:p>ntg BARS,91 yẽhe- (grab) ‘to grab one object’ 3.5. Verb roots. p.45 no.133; </text:p>
          </table:table-cell>
          <table:table-cell table:number-columns-repeated="201"/>
        </table:table-row>
        <table:table-row table:style-name="ro2">
          <table:table-cell office:value-type="string">
            <text:p>ñejewaare </text:p>
          </table:table-cell>
          <table:table-cell office:value-type="string">
            <text:p>ˈɲẽ́hẽ.wɑ́ɑ́.ɾé E][ɲẽˈhẽ́.wɑ́ɑ́.ɾé J </text:p>
          </table:table-cell>
          <table:table-cell office:value-type="string">
            <text:p>v.t. </text:p>
          </table:table-cell>
          <table:table-cell office:value-type="string">
            <text:p>llevar con fuerza</text:p>
          </table:table-cell>
          <table:table-cell table:number-columns-repeated="204"/>
        </table:table-row>
        <table:table-row table:style-name="ro2">
          <table:table-cell office:value-type="string">
            <text:p>ñemeca_sijiose </text:p>
          </table:table-cell>
          <table:table-cell office:value-type="string">
            <text:p>ˈɲẽ́mẽ́kɑ̃́.síhío.se E][ɲẽ́mẽ́ˈkɑ̃́.síhio.se J </text:p>
          </table:table-cell>
          <table:table-cell office:value-type="string">
            <text:p>v.i. </text:p>
          </table:table-cell>
          <table:table-cell office:value-type="string">
            <text:p>tener sed </text:p>
          </table:table-cell>
          <table:table-cell table:number-columns-repeated="204"/>
        </table:table-row>
        <table:table-row table:style-name="ro2">
          <table:table-cell office:value-type="string">
            <text:p>ñemeriti_bʉcʉ </text:p>
          </table:table-cell>
          <table:table-cell office:value-type="string">
            <text:p>ɲẽˈmẽ́ɾíti.bɨkɨ́ E][ɲẽmẽ́ɾíˈtí.bɨkɨ́ J </text:p>
          </table:table-cell>
          <table:table-cell office:value-type="string">
            <text:p>inan.f.n.esp. </text:p>
          </table:table-cell>
          <table:table-cell office:value-type="string">
            <text:p>pulmones </text:p>
          </table:table-cell>
          <table:table-cell table:number-columns-repeated="2"/>
          <table:table-cell office:value-type="string">
            <text:p>lf sing. </text:p>
          </table:table-cell>
          <table:table-cell table:number-columns-repeated="201"/>
        </table:table-row>
        <table:table-row table:style-name="ro2">
          <table:table-cell office:value-type="string">
            <text:p>ñemeritibutu </text:p>
          </table:table-cell>
          <table:table-cell office:value-type="string">
            <text:p>ɲẽˈmẽ́ɾítí.butú E][ɲẽmẽ́ɾítí.búˈtú J </text:p>
          </table:table-cell>
          <table:table-cell office:value-type="string">
            <text:p>inan. </text:p>
          </table:table-cell>
          <table:table-cell office:value-type="string">
            <text:p>hígado </text:p>
          </table:table-cell>
          <table:table-cell table:number-columns-repeated="204"/>
        </table:table-row>
        <table:table-row table:style-name="ro2">
          <table:table-cell office:value-type="string">
            <text:p>ñemeriticuji </text:p>
          </table:table-cell>
          <table:table-cell office:value-type="string">
            <text:p>ɲẽˈmẽ́ɾíti.kuhí E][ˈɲẽ́mẽ́ɾítí.kúhí J </text:p>
          </table:table-cell>
          <table:table-cell office:value-type="string">
            <text:p>inan. </text:p>
          </table:table-cell>
          <table:table-cell office:value-type="string">
            <text:p>un pedazo del hígado</text:p>
          </table:table-cell>
          <table:table-cell table:number-columns-repeated="204"/>
        </table:table-row>
        <table:table-row table:style-name="ro2">
          <table:table-cell office:value-type="string">
            <text:p>ñemeritiro </text:p>
          </table:table-cell>
          <table:table-cell office:value-type="string">
            <text:p>ɲẽˈmẽ́ɾíti.ɾo E][ɲẽmẽ́ɾíˈtí.ɾó J </text:p>
          </table:table-cell>
          <table:table-cell office:value-type="string">
            <text:p>inan. </text:p>
          </table:table-cell>
          <table:table-cell office:value-type="string">
            <text:p>hígado </text:p>
          </table:table-cell>
          <table:table-cell table:number-columns-repeated="204"/>
        </table:table-row>
        <table:table-row table:style-name="ro2">
          <table:table-cell office:value-type="string">
            <text:p>ñemero </text:p>
          </table:table-cell>
          <table:table-cell office:value-type="string">
            <text:p>ɲẽ́ˈmẽ́ɾṍ </text:p>
          </table:table-cell>
          <table:table-cell office:value-type="string">
            <text:p>inan. </text:p>
          </table:table-cell>
          <table:table-cell office:value-type="string">
            <text:p>lengua </text:p>
          </table:table-cell>
          <table:table-cell table:number-columns-repeated="204"/>
        </table:table-row>
        <table:table-row table:style-name="ro2">
          <table:table-cell office:value-type="string">
            <text:p>ñene </text:p>
          </table:table-cell>
          <table:table-cell office:value-type="string">
            <text:p>ɲẽ́ˈnẽ́ </text:p>
          </table:table-cell>
          <table:table-cell office:value-type="string">
            <text:p>inan.f.n.esp. </text:p>
          </table:table-cell>
          <table:table-cell office:value-type="string">
            <text:p>frutas del bejuco |bñene|r (que contiene tres semillas comestibles) </text:p>
          </table:table-cell>
          <table:table-cell table:number-columns-repeated="204"/>
        </table:table-row>
        <table:table-row table:style-name="ro2">
          <table:table-cell office:value-type="string">
            <text:p>ñenemaa </text:p>
          </table:table-cell>
          <table:table-cell office:value-type="string">
            <text:p>ˈɲẽ́nẽ́.mɑ̃́ </text:p>
          </table:table-cell>
          <table:table-cell office:value-type="string">
            <text:p>inan. </text:p>
          </table:table-cell>
          <table:table-cell office:value-type="string">
            <text:p>especie de bejuco (cuya fruta contiene tres semillas, comestible) </text:p>
          </table:table-cell>
          <table:table-cell table:number-columns-repeated="204"/>
        </table:table-row>
        <table:table-row table:style-name="ro2">
          <table:table-cell office:value-type="string">
            <text:p>ñenise </text:p>
          </table:table-cell>
          <table:table-cell office:value-type="string">
            <text:p>ˈɲẽ́nĩ.sẽ E][ˈɲẽnĩ́.sẽ́ J </text:p>
          </table:table-cell>
          <table:table-cell office:value-type="string">
            <text:p>v.i. </text:p>
          </table:table-cell>
          <table:table-cell office:value-type="string">
            <text:p>quebrarse </text:p>
          </table:table-cell>
          <table:table-cell table:number-columns-repeated="204"/>
        </table:table-row>
        <table:table-row table:style-name="ro2">
          <table:table-cell office:value-type="string">
            <text:p>ñeniwadise </text:p>
          </table:table-cell>
          <table:table-cell office:value-type="string">
            <text:p>ˈɲẽ́nĩ.wɑ́di.se E][ɲẽnĩ́.ˈwɑ́di.se J </text:p>
          </table:table-cell>
          <table:table-cell office:value-type="string">
            <text:p>v.i. </text:p>
          </table:table-cell>
          <table:table-cell office:value-type="string">
            <text:p>quebrarse </text:p>
          </table:table-cell>
          <table:table-cell table:number-columns-repeated="204"/>
        </table:table-row>
        <table:table-row table:style-name="ro2">
          <table:table-cell office:value-type="string">
            <text:p>ñereri </text:p>
          </table:table-cell>
          <table:table-cell office:value-type="string">
            <text:p>ɲẽẽˈɾẽ́ɾĩ́ </text:p>
          </table:table-cell>
          <table:table-cell office:value-type="string">
            <text:p>inan. </text:p>
          </table:table-cell>
          <table:table-cell office:value-type="string">
            <text:p>especie de árbol y su fruta comestible </text:p>
          </table:table-cell>
          <table:table-cell table:number-columns-repeated="204"/>
        </table:table-row>
        <table:table-row table:style-name="ro2">
          <table:table-cell office:value-type="string">
            <text:p>ñeʉ </text:p>
          </table:table-cell>
          <table:table-cell office:value-type="string">
            <text:p>ˈɲẽ́.ɨ̃́ </text:p>
          </table:table-cell>
          <table:table-cell office:value-type="string">
            <text:p>inan. </text:p>
          </table:table-cell>
          <table:table-cell office:value-type="string">
            <text:p>especie de árbol (produce la savia que se utiliza para pintar bancos y maracas) </text:p>
          </table:table-cell>
          <table:table-cell table:number-columns-repeated="204"/>
        </table:table-row>
        <table:table-row table:style-name="ro2">
          <table:table-cell office:value-type="string">
            <text:p>ni </text:p>
          </table:table-cell>
          <table:table-cell office:value-type="string">
            <text:p>ˈnĩ́ĩ́ E][nĩˈĩ́ J </text:p>
          </table:table-cell>
          <table:table-cell office:value-type="string">
            <text:p>pron.interr.m. </text:p>
          </table:table-cell>
          <table:table-cell office:value-type="string">
            <text:p>¿cuál de ellos? </text:p>
          </table:table-cell>
          <table:table-cell table:number-columns-repeated="204"/>
        </table:table-row>
        <table:table-row table:style-name="ro2">
          <table:table-cell office:value-type="string">
            <text:p>ñiaabore </text:p>
          </table:table-cell>
          <table:table-cell office:value-type="string">
            <text:p>ˈɲĩ́ɑ̃.ɑ́bo.ɾe </text:p>
          </table:table-cell>
          <table:table-cell office:value-type="string">
            <text:p>v.caus. </text:p>
          </table:table-cell>
          <table:table-cell office:value-type="string">
            <text:p>ablandar con las manos (fruta) </text:p>
          </table:table-cell>
          <table:table-cell/>
          <table:table-cell office:value-type="string">
            <text:p>va ñeaabore , uv E , vn J , ph ˈɲẽɑ̃́.ɑ́boo.ɾe </text:p>
          </table:table-cell>
          <table:table-cell table:number-columns-repeated="202"/>
        </table:table-row>
        <table:table-row table:style-name="ro2">
          <table:table-cell office:value-type="string">
            <text:p>ñiabiare </text:p>
          </table:table-cell>
          <table:table-cell office:value-type="string">
            <text:p>ˈɲĩ́ɑ̃́.bíɑ́.ɾé E][ɲĩ́ɑ̃́.ˈbíɑ.ɾe J </text:p>
          </table:table-cell>
          <table:table-cell office:value-type="string">
            <text:p>v.t. </text:p>
          </table:table-cell>
          <table:table-cell office:value-type="string">
            <text:p>empapar </text:p>
          </table:table-cell>
          <table:table-cell/>
          <table:table-cell office:value-type="string">
            <text:p>uv E, J </text:p>
          </table:table-cell>
          <table:table-cell table:number-columns-repeated="202"/>
        </table:table-row>
        <table:table-row table:style-name="ro2">
          <table:table-cell office:value-type="string">
            <text:p>ñiabʉrʉare </text:p>
          </table:table-cell>
          <table:table-cell office:value-type="string">
            <text:p>ˈɲĩ́ɑ̃.bɨ́ɾɨ́ɑ́.ɾé E][ɲĩɑ̃́.bɨ́ˈɾɨɑ.ɾe J </text:p>
          </table:table-cell>
          <table:table-cell office:value-type="string">
            <text:p>v.t. </text:p>
          </table:table-cell>
          <table:table-cell office:value-type="string">
            <text:p>hacer bolitas con la mano </text:p>
          </table:table-cell>
          <table:table-cell/>
          <table:table-cell office:value-type="string">
            <text:p>uv E, J </text:p>
          </table:table-cell>
          <table:table-cell table:number-columns-repeated="202"/>
        </table:table-row>
        <table:table-row table:style-name="ro2">
          <table:table-cell office:value-type="string">
            <text:p>ñiaejore </text:p>
          </table:table-cell>
          <table:table-cell office:value-type="string">
            <text:p>ˈɲĩ́ɑ̃.ého.ɾe </text:p>
          </table:table-cell>
          <table:table-cell office:value-type="string">
            <text:p>v.caus. </text:p>
          </table:table-cell>
          <table:table-cell office:value-type="string">
            <text:p>coger y traer a donde estaba (el objeto) </text:p>
          </table:table-cell>
          <table:table-cell/>
          <table:table-cell office:value-type="string">
            <text:p>va ñeaejore , uv E , vn J , ph ˈɲẽɑ̃́.ého.ɾe </text:p>
          </table:table-cell>
          <table:table-cell table:number-columns-repeated="202"/>
        </table:table-row>
        <table:table-row table:style-name="ro2">
          <table:table-cell office:value-type="string">
            <text:p>ñiajeore </text:p>
          </table:table-cell>
          <table:table-cell office:value-type="string">
            <text:p>ˈɲĩ́ɑ̃́.hé.ó.ɾe E][ˈɲĩ́ɑ̃́.hé.o.ɾe J </text:p>
          </table:table-cell>
          <table:table-cell office:value-type="string">
            <text:p>v.caus. </text:p>
          </table:table-cell>
          <table:table-cell office:value-type="string">
            <text:p>poner (la mano encima de) </text:p>
          </table:table-cell>
          <table:table-cell table:number-columns-repeated="204"/>
        </table:table-row>
        <table:table-row table:style-name="ro2">
          <table:table-cell office:value-type="string">
            <text:p>ñiamicare </text:p>
          </table:table-cell>
          <table:table-cell office:value-type="string">
            <text:p>ˈɲĩ́ɑ̃.mĩ́kɑ̃́.ɾẽ́ E][ˈɲĩɑ̃́.mĩ́kɑ̃.ɾẽ J </text:p>
          </table:table-cell>
          <table:table-cell office:value-type="string">
            <text:p>v.t. </text:p>
          </table:table-cell>
          <table:table-cell office:value-type="string">
            <text:p>doblar </text:p>
          </table:table-cell>
          <table:table-cell/>
          <table:table-cell office:value-type="string">
            <text:p>uv E </text:p>
          </table:table-cell>
          <table:table-cell table:number-columns-repeated="202"/>
        </table:table-row>
        <table:table-row table:style-name="ro2">
          <table:table-cell office:value-type="string">
            <text:p>ñiare </text:p>
          </table:table-cell>
          <table:table-cell office:value-type="string">
            <text:p>ˈɲĩ́ɑ̃.ɾẽ </text:p>
          </table:table-cell>
          <table:table-cell office:value-type="string">
            <text:p>v.t.sing. </text:p>
          </table:table-cell>
          <table:table-cell office:value-type="string">
            <text:p>agarrar con la mano (una cosa, persona, animal) </text:p>
          </table:table-cell>
          <table:table-cell/>
          <table:table-cell office:value-type="string">
            <text:p>va ñeare , uv E , vn J </text:p>
          </table:table-cell>
          <table:table-cell table:number-columns-repeated="202"/>
        </table:table-row>
        <table:table-row table:style-name="ro2">
          <table:table-cell office:value-type="string">
            <text:p>ñiariajʉ </text:p>
          </table:table-cell>
          <table:table-cell office:value-type="string">
            <text:p>ˈɲĩ́ɑ̃ɑ̃.ɾi.ɑ́.hɨ́ </text:p>
          </table:table-cell>
          <table:table-cell office:value-type="string">
            <text:p>s.v.inan. </text:p>
          </table:table-cell>
          <table:table-cell office:value-type="string">
            <text:p>la parte cogida </text:p>
          </table:table-cell>
          <table:table-cell/>
          <table:table-cell office:value-type="string">
            <text:p>va ñeariajʉ , uv E , vn J , ph ɲẽɑ̃́.ˈɾí.ɑ.hɨ </text:p>
          </table:table-cell>
          <table:table-cell table:number-columns-repeated="202"/>
        </table:table-row>
        <table:table-row table:style-name="ro1">
          <table:table-cell office:value-type="string">
            <text:p>ñiaricũure </text:p>
          </table:table-cell>
          <table:table-cell office:value-type="string">
            <text:p>ˈɲĩ́ɑ̃́.ɾĩ́.kṹũ.ɾẽ </text:p>
          </table:table-cell>
          <table:table-cell office:value-type="string">
            <text:p>v.t. </text:p>
          </table:table-cell>
          <table:table-cell office:value-type="string">
            <text:p>apretar </text:p>
          </table:table-cell>
          <table:table-cell/>
          <table:table-cell office:value-type="string">
            <text:p>uv E, J </text:p>
          </table:table-cell>
          <table:table-cell table:number-columns-repeated="202"/>
        </table:table-row>
        <table:table-row table:style-name="ro1">
          <table:table-cell office:value-type="string">
            <text:p>ñiasuare </text:p>
          </table:table-cell>
          <table:table-cell office:value-type="string">
            <text:p>ˈɲĩ́ɑ̃́.súɑ.ɾe E][ˈɲĩ́ɑ̃́.súɑ.ɾe J </text:p>
          </table:table-cell>
          <table:table-cell office:value-type="string">
            <text:p>v.t. </text:p>
          </table:table-cell>
          <table:table-cell office:value-type="string">
            <text:p>apretar </text:p>
          </table:table-cell>
          <table:table-cell/>
          <table:table-cell office:value-type="string">
            <text:p>uv E, J </text:p>
          </table:table-cell>
          <table:table-cell table:number-columns-repeated="202"/>
        </table:table-row>
        <table:table-row table:style-name="ro2">
          <table:table-cell office:value-type="string">
            <text:p>ñiataare </text:p>
          </table:table-cell>
          <table:table-cell office:value-type="string">
            <text:p>ɲĩ́ˈɑ́.tɑ́ɑ́.ɾé E][ɲĩ́ɑ̃́.ˈtɑ́ɑ.ɾe J </text:p>
          </table:table-cell>
          <table:table-cell office:value-type="string">
            <text:p>v.t.sing. </text:p>
          </table:table-cell>
          <table:table-cell office:value-type="string">
            <text:p>cortar con presión (usando cuchillo) </text:p>
          </table:table-cell>
          <table:table-cell/>
          <table:table-cell office:value-type="string">
            <text:p>va ñeataare , uv E , vn J </text:p>
          </table:table-cell>
          <table:table-cell table:number-columns-repeated="202"/>
        </table:table-row>
        <table:table-row table:style-name="ro2">
          <table:table-cell office:value-type="string">
            <text:p>ñiaturiajʉ </text:p>
          </table:table-cell>
          <table:table-cell office:value-type="string">
            <text:p>ˈɲĩ́ɑ̃́.tú.ɾí.ɑ́.hɘ́ E][ɲĩ́ɑ̃́.ˈtú.ɾí.ɑ́.hɘɘ J </text:p>
          </table:table-cell>
          <table:table-cell office:value-type="string">
            <text:p>s.v.inan. </text:p>
          </table:table-cell>
          <table:table-cell office:value-type="string">
            <text:p>sello</text:p>
          </table:table-cell>
          <table:table-cell table:number-columns-repeated="204"/>
        </table:table-row>
        <table:table-row table:style-name="ro2">
          <table:table-cell office:value-type="string">
            <text:p>ñiatuure </text:p>
          </table:table-cell>
          <table:table-cell office:value-type="string">
            <text:p>ˈɲĩ́ɑ̃́.túu.ɾe E][ˈɲĩ́ɑ̃́.túu.ɾe J </text:p>
          </table:table-cell>
          <table:table-cell office:value-type="string">
            <text:p>v.t. </text:p>
          </table:table-cell>
          <table:table-cell office:value-type="string">
            <text:p>extender la mano sobre el hombro de otra persona </text:p>
          </table:table-cell>
          <table:table-cell/>
          <table:table-cell office:value-type="string">
            <text:p>uv E, J </text:p>
          </table:table-cell>
          <table:table-cell table:number-columns-repeated="202"/>
        </table:table-row>
        <table:table-row table:style-name="ro2">
          <table:table-cell office:value-type="string">
            <text:p>ñicorete </text:p>
          </table:table-cell>
          <table:table-cell office:value-type="string">
            <text:p>ɲĩˈkṍɾẽ́tẽ́ </text:p>
          </table:table-cell>
          <table:table-cell office:value-type="string">
            <text:p>an. </text:p>
          </table:table-cell>
          <table:table-cell office:value-type="string">
            <text:p>especie de rana (no comestible)</text:p>
          </table:table-cell>
          <table:table-cell table:number-columns-repeated="204"/>
        </table:table-row>
        <table:table-row table:style-name="ro2">
          <table:table-cell office:value-type="string">
            <text:p>ñicʉ, ñico </text:p>
          </table:table-cell>
          <table:table-cell office:value-type="string">
            <text:p>ɲĩˈk.ɨ̃́ </text:p>
          </table:table-cell>
          <table:table-cell office:value-type="string">
            <text:p>m., f. </text:p>
          </table:table-cell>
          <table:table-cell office:value-type="string">
            <text:p>abuelo, abuela; </text:p>
          </table:table-cell>
          <table:table-cell table:number-columns-repeated="2"/>
          <table:table-cell office:value-type="string">
            <text:p>ntg BARS,91 yĩk- (grandparent). no.17; (yĩkʉ) ‘grandfather’ p.61; </text:p>
          </table:table-cell>
          <table:table-cell table:number-columns-repeated="201"/>
        </table:table-row>
        <table:table-row table:style-name="ro2">
          <table:table-cell office:value-type="string">
            <text:p>ñicʉado_sudiro </text:p>
          </table:table-cell>
          <table:table-cell office:value-type="string">
            <text:p>ɲĩˈkɨ́.ɑ́.do.sudí.ɾó </text:p>
          </table:table-cell>
          <table:table-cell office:value-type="string">
            <text:p>s.v.inan. </text:p>
          </table:table-cell>
          <table:table-cell office:value-type="string">
            <text:p>pantalón (uso: lengua tradicional, indígena) </text:p>
          </table:table-cell>
          <table:table-cell/>
          <table:table-cell office:value-type="string">
            <text:p>va ñicʉgʉ̃agaro sudiro , uv J , vn E </text:p>
          </table:table-cell>
          <table:table-cell table:number-columns-repeated="202"/>
        </table:table-row>
        <table:table-row table:style-name="ro2">
          <table:table-cell office:value-type="string">
            <text:p>ñicʉgʉ̃ </text:p>
          </table:table-cell>
          <table:table-cell office:value-type="string">
            <text:p>ɲĩkɨ̃́ˈŋɨ̃́ </text:p>
          </table:table-cell>
          <table:table-cell office:value-type="string">
            <text:p>inan. </text:p>
          </table:table-cell>
          <table:table-cell office:value-type="string">
            <text:p>pierna (únicamente a la parte entre el pie y la rodilla) </text:p>
          </table:table-cell>
          <table:table-cell/>
          <table:table-cell office:value-type="string">
            <text:p>va ñicʉ , uv E , vn <text:s/>J </text:p>
          </table:table-cell>
          <table:table-cell table:number-columns-repeated="202"/>
        </table:table-row>
        <table:table-row table:style-name="ro2">
          <table:table-cell office:value-type="string">
            <text:p>ñicʉgʉ̃agaro_sudiro </text:p>
          </table:table-cell>
          <table:table-cell office:value-type="string">
            <text:p>ɲĩˈkɨ̃́ŋɨ̃́.ɑ̃́.gɑ.ɾo.súdi.ɾo </text:p>
          </table:table-cell>
          <table:table-cell office:value-type="string">
            <text:p>s.v.inan. </text:p>
          </table:table-cell>
          <table:table-cell office:value-type="string">
            <text:p>pantalón (uso: lengua tradicional, indígena) </text:p>
          </table:table-cell>
          <table:table-cell/>
          <table:table-cell office:value-type="string">
            <text:p>uv E ,va ñicʉado sudiro ,vn J </text:p>
          </table:table-cell>
          <table:table-cell table:number-columns-repeated="202"/>
        </table:table-row>
        <table:table-row table:style-name="ro2">
          <table:table-cell office:value-type="string">
            <text:p>ñie </text:p>
          </table:table-cell>
          <table:table-cell office:value-type="string">
            <text:p>ˈɲĩ́ẽ́ E][ˈɲĩẽ́ J </text:p>
          </table:table-cell>
          <table:table-cell office:value-type="string">
            <text:p>pron.interr.inan. </text:p>
          </table:table-cell>
          <table:table-cell office:value-type="string">
            <text:p>¿qué? (cosa) </text:p>
          </table:table-cell>
          <table:table-cell/>
          <table:table-cell office:value-type="string">
            <text:p>va ñee , uv E , vn J </text:p>
          </table:table-cell>
          <table:table-cell office:value-type="string">
            <text:p>ntg BARS,91 yẽ (what) ‘what’ 2.13. Interrogative pronoun p.31 no.92; 8.3 Question word questions; p.120 no.366,370; </text:p>
          </table:table-cell>
          <table:table-cell table:number-columns-repeated="201"/>
        </table:table-row>
        <table:table-row table:style-name="ro2">
          <table:table-cell office:value-type="string">
            <text:p>Ñii </text:p>
          </table:table-cell>
          <table:table-cell/>
          <table:table-cell office:value-type="string">
            <text:p>inan. </text:p>
          </table:table-cell>
          <table:table-cell office:value-type="string">
            <text:p>comunidad </text:p>
          </table:table-cell>
          <table:table-cell table:number-columns-repeated="204"/>
        </table:table-row>
        <table:table-row table:style-name="ro2">
          <table:table-cell office:value-type="string">
            <text:p>ñiibiase </text:p>
          </table:table-cell>
          <table:table-cell office:value-type="string">
            <text:p>ˈɲĩ́ĩ́.bíɑ́.se E][ɲĩ́.ˈbíɑ.se J </text:p>
          </table:table-cell>
          <table:table-cell office:value-type="string">
            <text:p>v.i. </text:p>
          </table:table-cell>
          <table:table-cell office:value-type="string">
            <text:p>(estar) nublado</text:p>
          </table:table-cell>
          <table:table-cell table:number-columns-repeated="204"/>
        </table:table-row>
        <table:table-row table:style-name="ro2">
          <table:table-cell office:value-type="string">
            <text:p>ñiijuare </text:p>
          </table:table-cell>
          <table:table-cell office:value-type="string">
            <text:p>ˈɲĩ́̃́ĩ.húɑ.ɾe E][ɲĩ́ĩ́.ˈhúɑ.ɾe J </text:p>
          </table:table-cell>
          <table:table-cell office:value-type="string">
            <text:p>v.i. </text:p>
          </table:table-cell>
          <table:table-cell office:value-type="string">
            <text:p>ponerse morado </text:p>
          </table:table-cell>
          <table:table-cell table:number-columns-repeated="204"/>
        </table:table-row>
        <table:table-row table:style-name="ro2">
          <table:table-cell office:value-type="string">
            <text:p>ñiirã </text:p>
          </table:table-cell>
          <table:table-cell office:value-type="string">
            <text:p>ˈɲĩ́ĩ́.ɾɑ̃ E][ˈɲĩ́ĩ́.ɾɑ̃́ J </text:p>
          </table:table-cell>
          <table:table-cell office:value-type="string">
            <text:p>an.s.plural </text:p>
          </table:table-cell>
          <table:table-cell office:value-type="string">
            <text:p>hembras de las hormigas (negras) </text:p>
          </table:table-cell>
          <table:table-cell table:number-columns-repeated="204"/>
        </table:table-row>
        <table:table-row table:style-name="ro2">
          <table:table-cell office:value-type="string">
            <text:p>ñiise </text:p>
          </table:table-cell>
          <table:table-cell office:value-type="string">
            <text:p>ˈɲĩ́ĩ́.sẽ E][ˈɲĩ́ĩ́.sẽ́ J </text:p>
          </table:table-cell>
          <table:table-cell office:value-type="string">
            <text:p>v.i. </text:p>
          </table:table-cell>
          <table:table-cell office:value-type="string">
            <text:p>(ser/estar) negro, negra </text:p>
          </table:table-cell>
          <table:table-cell table:number-columns-repeated="204"/>
        </table:table-row>
        <table:table-row table:style-name="ro2">
          <table:table-cell office:value-type="string">
            <text:p>nijʉa </text:p>
          </table:table-cell>
          <table:table-cell office:value-type="string">
            <text:p>ˈnĩ́ĩ́.hɨ́ɑ E][nĩ́ĩ́.ˈhɨ́ɑ J </text:p>
          </table:table-cell>
          <table:table-cell office:value-type="string">
            <text:p>pron.interr.m. </text:p>
          </table:table-cell>
          <table:table-cell office:value-type="string">
            <text:p>¿cuál de ellos? (ser masculino) </text:p>
          </table:table-cell>
          <table:table-cell table:number-columns-repeated="2"/>
          <table:table-cell office:value-type="string">
            <text:p>ntg BARS,91 (dĩ-hʉa) whoms-SEL ‘which one (m)’ 2.13. Interrogative pronouns, p.31 no.92,94; </text:p>
          </table:table-cell>
          <table:table-cell table:number-columns-repeated="201"/>
        </table:table-row>
        <table:table-row table:style-name="ro2">
          <table:table-cell office:value-type="string">
            <text:p>nijʉare </text:p>
          </table:table-cell>
          <table:table-cell office:value-type="string">
            <text:p>ˈnĩ́ĩ.hɨ́ɑ.ɾe E][ˈnĩĩ́.hɨ́ɑ́.ɾé J </text:p>
          </table:table-cell>
          <table:table-cell office:value-type="string">
            <text:p>pron.interr.m. </text:p>
          </table:table-cell>
          <table:table-cell office:value-type="string">
            <text:p>¿cuál de ellos? (ser masculino) </text:p>
          </table:table-cell>
          <table:table-cell table:number-columns-repeated="2"/>
          <table:table-cell office:value-type="string">
            <text:p>ntg BARS,91 (dĩ-hʉa-dẽ bã-) whom-SEL-O-SPCR ‘anyone’ 9.4 Quantifier negation. p.130 Expressions such as ‘no one’, ‘nothing’, and ‘nowhere’ are formed by interrogatvie pronouns and ‘bã’ ‘to not be’.;</text:p>
          </table:table-cell>
          <table:table-cell table:number-columns-repeated="201"/>
        </table:table-row>
        <table:table-row table:style-name="ro2">
          <table:table-cell office:value-type="string">
            <text:p>ñimarã </text:p>
          </table:table-cell>
          <table:table-cell office:value-type="string">
            <text:p>ˈɲĩ́m.ɑ̃ɾɑ̃ E][ ɲĩˈm.ɑ̃́ɾɑ̃́ </text:p>
          </table:table-cell>
          <table:table-cell office:value-type="string">
            <text:p>pron.interr.an.pl. </text:p>
          </table:table-cell>
          <table:table-cell office:value-type="string">
            <text:p>¿quiénes? (animales, personas) </text:p>
          </table:table-cell>
          <table:table-cell table:number-columns-repeated="2"/>
          <table:table-cell office:value-type="string">
            <text:p>ntg BARS,91 yĩbarã ‘who (p)’ 2.13. Interrogative pronouns p.31 no.92 8.3 Question word questions p.120; </text:p>
          </table:table-cell>
          <table:table-cell table:number-columns-repeated="201"/>
        </table:table-row>
        <table:table-row table:style-name="ro2">
          <table:table-cell office:value-type="string">
            <text:p>ñimarãjʉa </text:p>
          </table:table-cell>
          <table:table-cell office:value-type="string">
            <text:p>ɲĩ́m.ɑ̃ɾɑ̃.ˈhɨ́ɑ E][ɲĩˈm.ɑ̃́ɾɑ̃́.hɨ́ɑ J </text:p>
          </table:table-cell>
          <table:table-cell office:value-type="string">
            <text:p>pron.interr.an.pl. </text:p>
          </table:table-cell>
          <table:table-cell office:value-type="string">
            <text:p>¿cuáles de ellos? (animales, personas) </text:p>
          </table:table-cell>
          <table:table-cell table:number-columns-repeated="2"/>
          <table:table-cell office:value-type="string">
            <text:p>ntg BARS,91 yĩbarã-hʉa ‘who (p)’ 2.13. Interrogative pronouns p.31 no.92; 8.3 Question word questions p.120; </text:p>
          </table:table-cell>
          <table:table-cell table:number-columns-repeated="201"/>
        </table:table-row>
        <table:table-row table:style-name="ro2">
          <table:table-cell office:value-type="string">
            <text:p>ñimia </text:p>
          </table:table-cell>
          <table:table-cell office:value-type="string">
            <text:p>ˈɲĩ́mĩ́ɑ̃́ </text:p>
          </table:table-cell>
          <table:table-cell office:value-type="string">
            <text:p>an.s.plural </text:p>
          </table:table-cell>
          <table:table-cell office:value-type="string">
            <text:p>langostas |bñimia|r (especie comestible, de varios colores) </text:p>
          </table:table-cell>
          <table:table-cell table:number-columns-repeated="204"/>
        </table:table-row>
        <table:table-row table:style-name="ro2">
          <table:table-cell office:value-type="string">
            <text:p>ñimo </text:p>
          </table:table-cell>
          <table:table-cell office:value-type="string">
            <text:p>ˈɲĩ́m.õ E][ɲĩˈm.ṍ J </text:p>
          </table:table-cell>
          <table:table-cell office:value-type="string">
            <text:p>pron.interr.f. </text:p>
          </table:table-cell>
          <table:table-cell office:value-type="string">
            <text:p>¿quién? (femenino)</text:p>
          </table:table-cell>
          <table:table-cell table:number-columns-repeated="204"/>
        </table:table-row>
        <table:table-row table:style-name="ro2">
          <table:table-cell office:value-type="string">
            <text:p>ñimojʉa </text:p>
          </table:table-cell>
          <table:table-cell office:value-type="string">
            <text:p>ɲĩ́m.õ.ˈhɨ́ɑ E][ɲĩm.ṍ.ˈhɨ́ɑ J </text:p>
          </table:table-cell>
          <table:table-cell office:value-type="string">
            <text:p>pron.interr.f. </text:p>
          </table:table-cell>
          <table:table-cell office:value-type="string">
            <text:p>¿cuál de ellas? (femenino)</text:p>
          </table:table-cell>
          <table:table-cell table:number-columns-repeated="204"/>
        </table:table-row>
        <table:table-row table:style-name="ro2">
          <table:table-cell office:value-type="string">
            <text:p>ñimʉ, ñimo </text:p>
          </table:table-cell>
          <table:table-cell office:value-type="string">
            <text:p>ˈɲĩ́m.ɨ̃ E][ɲĩˈm.ɨ̃́ J </text:p>
          </table:table-cell>
          <table:table-cell office:value-type="string">
            <text:p>pron.interr.m., f. </text:p>
          </table:table-cell>
          <table:table-cell office:value-type="string">
            <text:p>quién (ser masculino, femenino) </text:p>
          </table:table-cell>
          <table:table-cell table:number-columns-repeated="2"/>
          <table:table-cell office:value-type="string">
            <text:p>ntg BARS,91 yĩbʉ ‘who (m)’ (yĩbo) ‘who (f.)’ 2.13. Interrogative pronouns p.31 no.92; (yĩb-ʉ) (who-ms) no.93; 8.3 Question word questions p.120 no.365; </text:p>
          </table:table-cell>
          <table:table-cell table:number-columns-repeated="201"/>
        </table:table-row>
        <table:table-row table:style-name="ro2">
          <table:table-cell office:value-type="string">
            <text:p>ñimʉjʉa, ñimojʉa </text:p>
          </table:table-cell>
          <table:table-cell office:value-type="string">
            <text:p>ɲĩ́m.ɨ̃.ˈhɨ́ɑ́ E][ɲĩm.ɨ̃́.ˈhɨ́ɑ J </text:p>
          </table:table-cell>
          <table:table-cell office:value-type="string">
            <text:p>pron.interr.m., f. </text:p>
          </table:table-cell>
          <table:table-cell office:value-type="string">
            <text:p>¿cuál de ellos, ellas? </text:p>
          </table:table-cell>
          <table:table-cell table:number-columns-repeated="2"/>
          <table:table-cell office:value-type="string">
            <text:p>ntg BARS,91 yĩbʉ-hʉa ‘which one (m)’, yĩbo-hʉa ‘which one (f)’ 2.13. Interrogative pronouns p.31 no.92; 8.3 Question word questions p.120 </text:p>
          </table:table-cell>
          <table:table-cell table:number-columns-repeated="201"/>
        </table:table-row>
        <table:table-row table:style-name="ro2">
          <table:table-cell office:value-type="string">
            <text:p>ñiorijare </text:p>
          </table:table-cell>
          <table:table-cell office:value-type="string">
            <text:p>ɲĩ́ṍ.ˈɾíhɑ.ɾe </text:p>
          </table:table-cell>
          <table:table-cell office:value-type="string">
            <text:p>v.i. </text:p>
          </table:table-cell>
          <table:table-cell office:value-type="string">
            <text:p>tener hambre </text:p>
          </table:table-cell>
          <table:table-cell table:number-columns-repeated="2"/>
          <table:table-cell office:value-type="string">
            <text:p>ntg BARS,91 yĩorija (hungry), no.539; </text:p>
          </table:table-cell>
          <table:table-cell table:number-columns-repeated="201"/>
        </table:table-row>
        <table:table-row table:style-name="ro2">
          <table:table-cell office:value-type="string">
            <text:p>ñiorijose </text:p>
          </table:table-cell>
          <table:table-cell office:value-type="string">
            <text:p>ɲĩ́ṍ.ˈɾíh.o.se </text:p>
          </table:table-cell>
          <table:table-cell office:value-type="string">
            <text:p>v.caus. </text:p>
          </table:table-cell>
          <table:table-cell office:value-type="string">
            <text:p>dar hambre </text:p>
          </table:table-cell>
          <table:table-cell table:number-columns-repeated="204"/>
        </table:table-row>
        <table:table-row table:style-name="ro2">
          <table:table-cell office:value-type="string">
            <text:p>ñiorodo </text:p>
          </table:table-cell>
          <table:table-cell office:value-type="string">
            <text:p>ˈɲĩ́õ.ɾodó E][ˈɲĩ́õ.ɾódó J </text:p>
          </table:table-cell>
          <table:table-cell office:value-type="string">
            <text:p>s.v.inan. </text:p>
          </table:table-cell>
          <table:table-cell office:value-type="string">
            <text:p>temporada de escasez de comida</text:p>
          </table:table-cell>
          <table:table-cell table:number-columns-repeated="204"/>
        </table:table-row>
        <table:table-row table:style-name="ro2">
          <table:table-cell office:value-type="string">
            <text:p>ñiotãmʉore </text:p>
          </table:table-cell>
          <table:table-cell office:value-type="string">
            <text:p>ˈɲĩ́õ.tɑ̃́mɨ̃́ṍ.ɾẽ E][ˈɲĩ́õ.tɑ̃́mɨ̃́ṍ.ɾẽ́ J </text:p>
          </table:table-cell>
          <table:table-cell office:value-type="string">
            <text:p>v.i. </text:p>
          </table:table-cell>
          <table:table-cell office:value-type="string">
            <text:p>tener hambre </text:p>
          </table:table-cell>
          <table:table-cell table:number-columns-repeated="204"/>
        </table:table-row>
        <table:table-row table:style-name="ro2">
          <table:table-cell office:value-type="string">
            <text:p>ñioweere </text:p>
          </table:table-cell>
          <table:table-cell office:value-type="string">
            <text:p>ɲĩ́ˈõ.wéé.re E][ˈɲĩ́õ.wéé.ɾé J </text:p>
          </table:table-cell>
          <table:table-cell office:value-type="string">
            <text:p>v.i. </text:p>
          </table:table-cell>
          <table:table-cell office:value-type="string">
            <text:p>estar en estado de inanición </text:p>
          </table:table-cell>
          <table:table-cell table:number-columns-repeated="204"/>
        </table:table-row>
        <table:table-row table:style-name="ro2">
          <table:table-cell office:value-type="string">
            <text:p>ñisecoere </text:p>
          </table:table-cell>
          <table:table-cell office:value-type="string">
            <text:p>ˈɲĩ́.sẽ.kóe.ɾe E][ɲĩ.sẽ́.ˈkóe.ɾe J </text:p>
          </table:table-cell>
          <table:table-cell office:value-type="string">
            <text:p>v.t. </text:p>
          </table:table-cell>
          <table:table-cell office:value-type="string">
            <text:p>borrar </text:p>
          </table:table-cell>
          <table:table-cell table:number-columns-repeated="204"/>
        </table:table-row>
        <table:table-row table:style-name="ro2">
          <table:table-cell office:value-type="string">
            <text:p>no </text:p>
          </table:table-cell>
          <table:table-cell office:value-type="string">
            <text:p>ˈnṍõ E][nõˈṍ J </text:p>
          </table:table-cell>
          <table:table-cell office:value-type="string">
            <text:p>pron.interr.inan. </text:p>
          </table:table-cell>
          <table:table-cell office:value-type="string">
            <text:p>¿dónde? , ¿qué? (de manera o cantidad) , ¿cómo? (de manera o cantidad) </text:p>
          </table:table-cell>
          <table:table-cell table:number-columns-repeated="204"/>
        </table:table-row>
        <table:table-row table:style-name="ro2">
          <table:table-cell office:value-type="string">
            <text:p>noa </text:p>
          </table:table-cell>
          <table:table-cell office:value-type="string">
            <text:p>ˈnṍ.ɑ E][nõ.ˈɑ J </text:p>
          </table:table-cell>
          <table:table-cell office:value-type="string">
            <text:p>pron.interr.an.pl. </text:p>
          </table:table-cell>
          <table:table-cell office:value-type="string">
            <text:p>¿quiénes? (animales, personas) </text:p>
          </table:table-cell>
          <table:table-cell table:number-columns-repeated="2"/>
          <table:table-cell office:value-type="string">
            <text:p>ntg BARS,91 (dõa) ‘who (p)’ 2.13. Interrogative pronouns no.92 p.31; </text:p>
          </table:table-cell>
          <table:table-cell table:number-columns-repeated="201"/>
        </table:table-row>
        <table:table-row table:style-name="ro2">
          <table:table-cell office:value-type="string">
            <text:p>noajʉa </text:p>
          </table:table-cell>
          <table:table-cell office:value-type="string">
            <text:p>ˈnṍ.ɑ̃.hɨ́ɑ E][nõ.ɑ̃́.ˈhɨ́ɑ J </text:p>
          </table:table-cell>
          <table:table-cell office:value-type="string">
            <text:p>pron.interr.an.pl. </text:p>
          </table:table-cell>
          <table:table-cell office:value-type="string">
            <text:p>¿cuáles de ellos? (animales, personas) </text:p>
          </table:table-cell>
          <table:table-cell table:number-columns-repeated="2"/>
          <table:table-cell office:value-type="string">
            <text:p>ntg BARS,91 (dõa) ‘who (p)’ ‘who (p)’ 2.13. Interrogative pronouns. no.92 p.31; </text:p>
          </table:table-cell>
          <table:table-cell table:number-columns-repeated="201"/>
        </table:table-row>
        <table:table-row table:style-name="ro2">
          <table:table-cell office:value-type="string">
            <text:p>noanajʉa </text:p>
          </table:table-cell>
          <table:table-cell office:value-type="string">
            <text:p>ˈnṍ.ɑ̃.nɑ̃.hɨ́ɑ E][ˈnõ.ɑ̃́.nɑ̃.hɨɑ́ J </text:p>
          </table:table-cell>
          <table:table-cell office:value-type="string">
            <text:p>pron.interr.an.pl. </text:p>
          </table:table-cell>
          <table:table-cell office:value-type="string">
            <text:p>¿cuáles de ellos? (animales, personas) </text:p>
          </table:table-cell>
          <table:table-cell table:number-columns-repeated="2"/>
          <table:table-cell office:value-type="string">
            <text:p>lf m. </text:p>
          </table:table-cell>
          <table:table-cell table:number-columns-repeated="201"/>
        </table:table-row>
        <table:table-row table:style-name="ro2">
          <table:table-cell office:value-type="string">
            <text:p>noaque </text:p>
          </table:table-cell>
          <table:table-cell office:value-type="string">
            <text:p>nṍ.ɑ̃.ˈké E][ˈnõ.ɑ̃́.ke J </text:p>
          </table:table-cell>
          <table:table-cell office:value-type="string">
            <text:p>pron.interr.an.pl. </text:p>
          </table:table-cell>
          <table:table-cell office:value-type="string">
            <text:p>¿dónde están? (animales, personas) </text:p>
          </table:table-cell>
          <table:table-cell table:number-columns-repeated="2"/>
          <table:table-cell office:value-type="string">
            <text:p>ntg BARS,91 (dõa) ‘who (p)’ 2.13. Interrogative pronouns no.92 p.31;</text:p>
          </table:table-cell>
          <table:table-cell table:number-columns-repeated="201"/>
        </table:table-row>
        <table:table-row table:style-name="ro2">
          <table:table-cell office:value-type="string">
            <text:p>nocã </text:p>
          </table:table-cell>
          <table:table-cell office:value-type="string">
            <text:p>nṍ.ˈkɑ̃́ɑ̃ E][ˈnṍ.kɑ̃́ɑ̃ J </text:p>
          </table:table-cell>
          <table:table-cell office:value-type="string">
            <text:p>pron.interr.inan. </text:p>
          </table:table-cell>
          <table:table-cell office:value-type="string">
            <text:p>¿de qué tamaño? (cosa que lleva el clasificador |b-a|r como canoa, hacha) </text:p>
          </table:table-cell>
          <table:table-cell table:number-columns-repeated="204"/>
        </table:table-row>
        <table:table-row table:style-name="ro2">
          <table:table-cell office:value-type="string">
            <text:p>nocãgã </text:p>
          </table:table-cell>
          <table:table-cell office:value-type="string">
            <text:p>ˈnṍ.kɑ̃́.ŋɑ̃ E][ˈnṍ.kɑ̃́.ŋɑ̃ J </text:p>
          </table:table-cell>
          <table:table-cell office:value-type="string">
            <text:p>pron.interr.inan. </text:p>
          </table:table-cell>
          <table:table-cell office:value-type="string">
            <text:p>¿de qué tamaño? (cosa que lleva el clasificador |b-a|r como canoa, hacha) </text:p>
          </table:table-cell>
          <table:table-cell table:number-columns-repeated="204"/>
        </table:table-row>
        <table:table-row table:style-name="ro2">
          <table:table-cell office:value-type="string">
            <text:p>nocãgʉ̃ </text:p>
          </table:table-cell>
          <table:table-cell table:number-columns-repeated="4"/>
          <table:table-cell office:value-type="string">
            <text:p>uv E, J</text:p>
          </table:table-cell>
          <table:table-cell table:number-columns-repeated="202"/>
        </table:table-row>
        <table:table-row table:style-name="ro2">
          <table:table-cell office:value-type="string">
            <text:p>nocãrãcase </text:p>
          </table:table-cell>
          <table:table-cell office:value-type="string">
            <text:p>nṍ.kɑ̃.ˈɾɑ̃́kɑ̃.sẽ́ E][nṍ.ˈkɑ̃́.ɾɑ̃́kɑ̃́.sẽ́ </text:p>
          </table:table-cell>
          <table:table-cell office:value-type="string">
            <text:p>pron.interr.inan. </text:p>
          </table:table-cell>
          <table:table-cell office:value-type="string">
            <text:p>¿cuántos, cuántas? (cosas que llevan los clasificadores contables |b-cʉ, -jʉ, -rʉ̃mʉ, -ro, -se|r y |b-a|r en el pasado como palos, lugares, días, bancos, tiestos, ropa, machetes, etc.) </text:p>
          </table:table-cell>
          <table:table-cell table:number-columns-repeated="2"/>
          <table:table-cell office:value-type="string">
            <text:p>ntg BARS,91 (dõ-kãrãka + cl’) ‘how many (with countable objects)’ p31 2.13. Interrogative pronouns. no92; </text:p>
          </table:table-cell>
          <table:table-cell table:number-columns-repeated="201"/>
        </table:table-row>
        <table:table-row table:style-name="ro2">
          <table:table-cell office:value-type="string">
            <text:p>nocãrãcʉ, nocãrãco </text:p>
          </table:table-cell>
          <table:table-cell office:value-type="string">
            <text:p>nṍ.ˈkɑ̃.ɾɑ̃k.ɨ̃́ E][nṍ.ˈkɑ̃́.ɾɑ̃́k.ɨ̃́ J </text:p>
          </table:table-cell>
          <table:table-cell office:value-type="string">
            <text:p>pron.interr.m., f. </text:p>
          </table:table-cell>
          <table:table-cell office:value-type="string">
            <text:p>¿cuántos, cuántas? (animales, personas masculinos o femeninos; árboles) </text:p>
          </table:table-cell>
          <table:table-cell table:number-columns-repeated="2"/>
          <table:table-cell office:value-type="string">
            <text:p>ntg BARS,91 (dõ-kãrãkʉ, dõ-kãrãko) ‘how many (m, mf), how many (f)’ 2.13. Interrogative pronouns. no.92 p.31;</text:p>
          </table:table-cell>
          <table:table-cell table:number-columns-repeated="201"/>
        </table:table-row>
        <table:table-row table:style-name="ro2">
          <table:table-cell office:value-type="string">
            <text:p>nocãse </text:p>
          </table:table-cell>
          <table:table-cell office:value-type="string">
            <text:p>ˈnṍ.kɑ̃.sé E][nṍ.ˈkɑ̃́.sẽ J </text:p>
          </table:table-cell>
          <table:table-cell office:value-type="string">
            <text:p>pron.interr.inan. </text:p>
          </table:table-cell>
          <table:table-cell office:value-type="string">
            <text:p>¿de qué tamaño? </text:p>
          </table:table-cell>
          <table:table-cell table:number-columns-repeated="204"/>
        </table:table-row>
        <table:table-row table:style-name="ro2">
          <table:table-cell office:value-type="string">
            <text:p>ñoco </text:p>
          </table:table-cell>
          <table:table-cell office:value-type="string">
            <text:p>ˈɲṍkõ E][ɲõˈkṍ J </text:p>
          </table:table-cell>
          <table:table-cell office:value-type="string">
            <text:p>m. </text:p>
          </table:table-cell>
          <table:table-cell office:value-type="string">
            <text:p>estrella </text:p>
          </table:table-cell>
          <table:table-cell table:number-columns-repeated="204"/>
        </table:table-row>
        <table:table-row table:style-name="ro2">
          <table:table-cell office:value-type="string">
            <text:p>ñocoãña </text:p>
          </table:table-cell>
          <table:table-cell office:value-type="string">
            <text:p>ˈɲṍkõ.ɑ̃́ɲɑ̃́ E][ɲõˈkṍ.ɑ̃́ɲɑ̃ J </text:p>
          </table:table-cell>
          <table:table-cell office:value-type="string">
            <text:p>an. </text:p>
          </table:table-cell>
          <table:table-cell office:value-type="string">
            <text:p>especie de culebra venenosa</text:p>
          </table:table-cell>
          <table:table-cell table:number-columns-repeated="204"/>
        </table:table-row>
        <table:table-row table:style-name="ro2">
          <table:table-cell office:value-type="string">
            <text:p>ñocoaro_ãña </text:p>
          </table:table-cell>
          <table:table-cell office:value-type="string">
            <text:p>ˈɲṍkõ.ɑ̃.ɾõ.ɑ̃́ɲɑ̃́ E][ɲõˈkṍ.ɑ̃.ɾõ.ɑ̃́ɲɑ̃ J </text:p>
          </table:table-cell>
          <table:table-cell office:value-type="string">
            <text:p>an.s.plural </text:p>
          </table:table-cell>
          <table:table-cell office:value-type="string">
            <text:p>culebras venenosas que aparecen cuando la constelación Pléyades no se ve </text:p>
          </table:table-cell>
          <table:table-cell table:number-columns-repeated="204"/>
        </table:table-row>
        <table:table-row table:style-name="ro2">
          <table:table-cell office:value-type="string">
            <text:p>ñocoaro_minia </text:p>
          </table:table-cell>
          <table:table-cell office:value-type="string">
            <text:p>ˈɲṍkṍ.ɑ̃.ɾõ.mĩ́nĩ́.ɑ̃ E][ɲõˈkṍ.ɑ̃́.ɾõ.mĩ́nĩ́.ɑ̃ </text:p>
          </table:table-cell>
          <table:table-cell office:value-type="string">
            <text:p>an.pl. </text:p>
          </table:table-cell>
          <table:table-cell office:value-type="string">
            <text:p>pájaros de Pléyades (aparecen en esa temporada) </text:p>
          </table:table-cell>
          <table:table-cell table:number-columns-repeated="204"/>
        </table:table-row>
        <table:table-row table:style-name="ro2">
          <table:table-cell office:value-type="string">
            <text:p>Ñocoriña </text:p>
          </table:table-cell>
          <table:table-cell office:value-type="string">
            <text:p>ˈɲṍkõ.ɾĩ.ɲɑ̃ E][ɲõˈkṍ.ɾĩ́.ɲɑ̃ J </text:p>
          </table:table-cell>
          <table:table-cell office:value-type="string">
            <text:p>inan. </text:p>
          </table:table-cell>
          <table:table-cell office:value-type="string">
            <text:p>caño, afluente del caño Piedra</text:p>
          </table:table-cell>
          <table:table-cell table:number-columns-repeated="204"/>
        </table:table-row>
        <table:table-row table:style-name="ro2">
          <table:table-cell office:value-type="string">
            <text:p>Ñocoʉ </text:p>
          </table:table-cell>
          <table:table-cell office:value-type="string">
            <text:p>ˈɲṍkõ.ɨ̃ E][ɲõˈkṍ.ɨ̃́ J </text:p>
          </table:table-cell>
          <table:table-cell office:value-type="string">
            <text:p>inan. </text:p>
          </table:table-cell>
          <table:table-cell office:value-type="string">
            <text:p>cerro Estrella al oeste de |bSonaña|r </text:p>
          </table:table-cell>
          <table:table-cell table:number-columns-repeated="204"/>
        </table:table-row>
        <table:table-row table:style-name="ro2">
          <table:table-cell office:value-type="string">
            <text:p>nocʉ̃, nocõ </text:p>
          </table:table-cell>
          <table:table-cell office:value-type="string">
            <text:p>ˈnṍ.kɨ̃ɨ̃ </text:p>
          </table:table-cell>
          <table:table-cell office:value-type="string">
            <text:p>pron.interr.m., f. </text:p>
          </table:table-cell>
          <table:table-cell office:value-type="string">
            <text:p>¿de qué tamaño? </text:p>
          </table:table-cell>
          <table:table-cell/>
          <table:table-cell office:value-type="string">
            <text:p>va no quĩji, no quĩjo , uv E , vn J </text:p>
          </table:table-cell>
          <table:table-cell table:number-columns-repeated="202"/>
        </table:table-row>
        <table:table-row table:style-name="ro2">
          <table:table-cell office:value-type="string">
            <text:p>nojʉ </text:p>
          </table:table-cell>
          <table:table-cell office:value-type="string">
            <text:p>ˈnṍõ.hɨ̃ E][ˈnõ.hɨ̃́ J </text:p>
          </table:table-cell>
          <table:table-cell office:value-type="string">
            <text:p>pron.interr.inan. </text:p>
          </table:table-cell>
          <table:table-cell office:value-type="string">
            <text:p>¿dónde? </text:p>
          </table:table-cell>
          <table:table-cell table:number-columns-repeated="204"/>
        </table:table-row>
        <table:table-row table:style-name="ro2">
          <table:table-cell office:value-type="string">
            <text:p>ñomʉ </text:p>
          </table:table-cell>
          <table:table-cell office:value-type="string">
            <text:p>ˈɲṍmɨ̃́ </text:p>
          </table:table-cell>
          <table:table-cell office:value-type="string">
            <text:p>inan.f.n.esp. </text:p>
          </table:table-cell>
          <table:table-cell office:value-type="string">
            <text:p>patabás o batabas (|ibras.|r especie de fruta de palma, comestible) </text:p>
          </table:table-cell>
          <table:table-cell table:number-columns-repeated="204"/>
        </table:table-row>
        <table:table-row table:style-name="ro2">
          <table:table-cell office:value-type="string">
            <text:p>ñomʉ_aje_doboa </text:p>
          </table:table-cell>
          <table:table-cell office:value-type="string">
            <text:p>ɲṍˈmɨ̃́.ɑ́hé.dóbóɑ́ </text:p>
          </table:table-cell>
          <table:table-cell office:value-type="string">
            <text:p>an. </text:p>
          </table:table-cell>
          <table:table-cell office:value-type="string">
            <text:p>pájaro bobo picudo </text:p>
          </table:table-cell>
          <table:table-cell/>
          <table:table-cell office:value-type="string">
            <text:p>sc Notharchus macrorhynchus </text:p>
          </table:table-cell>
          <table:table-cell table:number-columns-repeated="202"/>
        </table:table-row>
        <table:table-row table:style-name="ro2">
          <table:table-cell office:value-type="string">
            <text:p>ñomʉ_wʉrero </text:p>
          </table:table-cell>
          <table:table-cell office:value-type="string">
            <text:p>ŋṍˈmɨ̃.wɨ́ɾéɾó </text:p>
          </table:table-cell>
          <table:table-cell office:value-type="string">
            <text:p>an. </text:p>
          </table:table-cell>
          <table:table-cell office:value-type="string">
            <text:p>especie de escarabajo (que se encuentra en medio de racimos de la palma |bñomʉ jaca|r)</text:p>
          </table:table-cell>
          <table:table-cell table:number-columns-repeated="204"/>
        </table:table-row>
        <table:table-row table:style-name="ro2">
          <table:table-cell office:value-type="string">
            <text:p>ñomʉmʉcamʉ </text:p>
          </table:table-cell>
          <table:table-cell office:value-type="string">
            <text:p>ˈɲṍmɨ̃́mɨ̃́kɑ̃́.mɨ̃́ </text:p>
          </table:table-cell>
          <table:table-cell office:value-type="string">
            <text:p>an. </text:p>
          </table:table-cell>
          <table:table-cell office:value-type="string">
            <text:p>especie de mojojoy, mojojoi o mojojó (grande, de color café) </text:p>
          </table:table-cell>
          <table:table-cell table:number-columns-repeated="204"/>
        </table:table-row>
        <table:table-row table:style-name="ro2">
          <table:table-cell office:value-type="string">
            <text:p>ñomʉmʉcarʉcʉ </text:p>
          </table:table-cell>
          <table:table-cell office:value-type="string">
            <text:p>ɲṍˈmɨ̃́mɨ̃́kɑ̃́ɑ̃́.ɾɨ̃́kɨ̃́ E][ɲṍmɨ̃́mɨ̃́ˈkɑ̃́ɑ̃.ɾɨ̃́kɨ̃́ J </text:p>
          </table:table-cell>
          <table:table-cell office:value-type="string">
            <text:p>inan. </text:p>
          </table:table-cell>
          <table:table-cell office:value-type="string">
            <text:p>especie de yuca brava</text:p>
          </table:table-cell>
          <table:table-cell table:number-columns-repeated="204"/>
        </table:table-row>
        <table:table-row table:style-name="ro2">
          <table:table-cell office:value-type="string">
            <text:p>ñomʉño </text:p>
          </table:table-cell>
          <table:table-cell office:value-type="string">
            <text:p>ˈɲṍmɨ̃́.ɲṍ </text:p>
          </table:table-cell>
          <table:table-cell office:value-type="string">
            <text:p>inan. </text:p>
          </table:table-cell>
          <table:table-cell office:value-type="string">
            <text:p>palma de patabá o bataba (|ibras.|r produce fruto comestible) </text:p>
          </table:table-cell>
          <table:table-cell table:number-columns-repeated="204"/>
        </table:table-row>
        <table:table-row table:style-name="ro2">
          <table:table-cell office:value-type="string">
            <text:p>ñomʉquee </text:p>
          </table:table-cell>
          <table:table-cell office:value-type="string">
            <text:p>ɲṍmɨ̃.ˈkée E][ɲṍˈmɨ̃́.kéé J </text:p>
          </table:table-cell>
          <table:table-cell office:value-type="string">
            <text:p>inan. </text:p>
          </table:table-cell>
          <table:table-cell office:value-type="string">
            <text:p>ramo de la palma de patabá o bataba</text:p>
          </table:table-cell>
          <table:table-cell table:number-columns-repeated="204"/>
        </table:table-row>
        <table:table-row table:style-name="ro2">
          <table:table-cell office:value-type="string">
            <text:p>ñonaamʉ </text:p>
          </table:table-cell>
          <table:table-cell office:value-type="string">
            <text:p>ˈɲṍnɑ̃́ɑ̃.mɨ̃ </text:p>
          </table:table-cell>
          <table:table-cell office:value-type="string">
            <text:p>an. </text:p>
          </table:table-cell>
          <table:table-cell office:value-type="string">
            <text:p>especie de grillo </text:p>
          </table:table-cell>
          <table:table-cell table:number-columns-repeated="204"/>
        </table:table-row>
        <table:table-row table:style-name="ro2">
          <table:table-cell office:value-type="string">
            <text:p>ñosere </text:p>
          </table:table-cell>
          <table:table-cell office:value-type="string">
            <text:p>ˈɲṍsẽ.rẽ E][ɲõˈsẽ́.ɾẽ́ J </text:p>
          </table:table-cell>
          <table:table-cell office:value-type="string">
            <text:p>v.t. </text:p>
          </table:table-cell>
          <table:table-cell office:value-type="string">
            <text:p>pegar (con el puño) </text:p>
          </table:table-cell>
          <table:table-cell table:number-columns-repeated="204"/>
        </table:table-row>
        <table:table-row table:style-name="ro2">
          <table:table-cell office:value-type="string">
            <text:p>ñosetaare </text:p>
          </table:table-cell>
          <table:table-cell office:value-type="string">
            <text:p>ˈɲṍsẽ.tɑ́ɑ.ɾe E][ɲõsẽ́.ˈtɑ́ɑ.ɾe J </text:p>
          </table:table-cell>
          <table:table-cell office:value-type="string">
            <text:p>v.t. </text:p>
          </table:table-cell>
          <table:table-cell office:value-type="string">
            <text:p>pegar a otro (con la mano causando una herida) </text:p>
          </table:table-cell>
          <table:table-cell table:number-columns-repeated="204"/>
        </table:table-row>
        <table:table-row table:style-name="ro2">
          <table:table-cell office:value-type="string">
            <text:p>ñoso </text:p>
          </table:table-cell>
          <table:table-cell office:value-type="string">
            <text:p>ɲõˈsṍ </text:p>
          </table:table-cell>
          <table:table-cell office:value-type="string">
            <text:p>an. </text:p>
          </table:table-cell>
          <table:table-cell office:value-type="string">
            <text:p>arrendajo lomirrojo (negro, con plumas rojas arriba de la cola) </text:p>
          </table:table-cell>
          <table:table-cell/>
          <table:table-cell office:value-type="string">
            <text:p>sc Cacicus haemorrhous </text:p>
          </table:table-cell>
          <table:table-cell table:number-columns-repeated="202"/>
        </table:table-row>
        <table:table-row table:style-name="ro2">
          <table:table-cell office:value-type="string">
            <text:p>ñuare </text:p>
          </table:table-cell>
          <table:table-cell office:value-type="string">
            <text:p>ˈɲṹɑ̃.ɾẽ </text:p>
          </table:table-cell>
          <table:table-cell office:value-type="string">
            <text:p>v.t. </text:p>
          </table:table-cell>
          <table:table-cell office:value-type="string">
            <text:p>poner debajo de la superficie del agua </text:p>
          </table:table-cell>
          <table:table-cell table:number-columns-repeated="204"/>
        </table:table-row>
        <table:table-row table:style-name="ro2">
          <table:table-cell office:value-type="string">
            <text:p>ñuca </text:p>
          </table:table-cell>
          <table:table-cell office:value-type="string">
            <text:p>ɲũˈkɑ̃́ </text:p>
          </table:table-cell>
          <table:table-cell office:value-type="string">
            <text:p>inan.s.de masa </text:p>
          </table:table-cell>
          <table:table-cell office:value-type="string">
            <text:p>yare (jugo venenoso que se extrae de la yuca amarga, el cual se mezcla con agua) </text:p>
          </table:table-cell>
          <table:table-cell table:number-columns-repeated="204"/>
        </table:table-row>
        <table:table-row table:style-name="ro2">
          <table:table-cell office:value-type="string">
            <text:p>ñuca_manajiro </text:p>
          </table:table-cell>
          <table:table-cell office:value-type="string">
            <text:p>ɲũkɑ̃́.mɑ̃́nɑ̃́ˈhíɾó </text:p>
          </table:table-cell>
          <table:table-cell office:value-type="string">
            <text:p>an. </text:p>
          </table:table-cell>
          <table:table-cell office:value-type="string">
            <text:p>especie de oruga </text:p>
          </table:table-cell>
          <table:table-cell table:number-columns-repeated="204"/>
        </table:table-row>
        <table:table-row table:style-name="ro2">
          <table:table-cell office:value-type="string">
            <text:p>ñucaa </text:p>
          </table:table-cell>
          <table:table-cell office:value-type="string">
            <text:p>ɲũˈkɑ̃́ɑ̃ </text:p>
          </table:table-cell>
          <table:table-cell office:value-type="string">
            <text:p>inan.f.n.esp. </text:p>
          </table:table-cell>
          <table:table-cell office:value-type="string">
            <text:p>fibras (del centro del ramo de la palma de mirití que se utiliza para hacer la cuerda con que se hace una hamaca) </text:p>
          </table:table-cell>
          <table:table-cell table:number-columns-repeated="204"/>
        </table:table-row>
        <table:table-row table:style-name="ro2">
          <table:table-cell office:value-type="string">
            <text:p>ñucaabʉti </text:p>
          </table:table-cell>
          <table:table-cell office:value-type="string">
            <text:p>ɲũkɑ̃́ɑ̃.bɨtí E][ɲũˈkɑ̃́ɑ̃.bɨ́tí J </text:p>
          </table:table-cell>
          <table:table-cell office:value-type="string">
            <text:p>inan.f.n.esp. </text:p>
          </table:table-cell>
          <table:table-cell office:value-type="string">
            <text:p>cumare (fibras del centro de la palma chambirá utilizadas para hacer guindos de hamaca, abanicos y otras cosas) </text:p>
          </table:table-cell>
          <table:table-cell table:number-columns-repeated="204"/>
        </table:table-row>
        <table:table-row table:style-name="ro2">
          <table:table-cell office:value-type="string">
            <text:p>Ñucajoero </text:p>
          </table:table-cell>
          <table:table-cell office:value-type="string">
            <text:p>ɲũˈkɑ̃́.hóé.ɾó E][ɲũˈkɑ̃́ɑ̃.hóé.ɾó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ñucamene </text:p>
          </table:table-cell>
          <table:table-cell office:value-type="string">
            <text:p>ɲũˈkɑ̃́mẽ́nẽ </text:p>
          </table:table-cell>
          <table:table-cell office:value-type="string">
            <text:p>inan.f.n.esp. </text:p>
          </table:table-cell>
          <table:table-cell office:value-type="string">
            <text:p>cañas de azúcar </text:p>
          </table:table-cell>
          <table:table-cell/>
          <table:table-cell office:value-type="string">
            <text:p>va ñucamimi , uv E , vn J , ph ɲũˈkɑ̃́mĩ́mĩ́ </text:p>
          </table:table-cell>
          <table:table-cell table:number-columns-repeated="202"/>
        </table:table-row>
        <table:table-row table:style-name="ro2">
          <table:table-cell office:value-type="string">
            <text:p>ñucameneño </text:p>
          </table:table-cell>
          <table:table-cell office:value-type="string">
            <text:p>ɲũˈkɑ̃́mẽ́nẽ.ɲṍ </text:p>
          </table:table-cell>
          <table:table-cell office:value-type="string">
            <text:p>inan. </text:p>
          </table:table-cell>
          <table:table-cell office:value-type="string">
            <text:p>caña de azúcar </text:p>
          </table:table-cell>
          <table:table-cell/>
          <table:table-cell office:value-type="string">
            <text:p>va ñucamimiño , uv E , vn J , ph ɲũˈkɑ̃́mĩ́mĩ́.ɲṍ </text:p>
          </table:table-cell>
          <table:table-cell table:number-columns-repeated="202"/>
        </table:table-row>
        <table:table-row table:style-name="ro2">
          <table:table-cell office:value-type="string">
            <text:p>ñucamimi </text:p>
          </table:table-cell>
          <table:table-cell table:number-columns-repeated="4"/>
          <table:table-cell office:value-type="string">
            <text:p>uv J</text:p>
          </table:table-cell>
          <table:table-cell table:number-columns-repeated="202"/>
        </table:table-row>
        <table:table-row table:style-name="ro2">
          <table:table-cell office:value-type="string">
            <text:p>ñucamimiño </text:p>
          </table:table-cell>
          <table:table-cell table:number-columns-repeated="4"/>
          <table:table-cell office:value-type="string">
            <text:p>uv J</text:p>
          </table:table-cell>
          <table:table-cell table:number-columns-repeated="202"/>
        </table:table-row>
        <table:table-row table:style-name="ro2">
          <table:table-cell office:value-type="string">
            <text:p>ñucuase </text:p>
          </table:table-cell>
          <table:table-cell office:value-type="string">
            <text:p>ɲũˈkṹɑ̃.sẽ </text:p>
          </table:table-cell>
          <table:table-cell office:value-type="string">
            <text:p>v.i. </text:p>
          </table:table-cell>
          <table:table-cell office:value-type="string">
            <text:p>(ser/estar) flexible y fuerte </text:p>
          </table:table-cell>
          <table:table-cell table:number-columns-repeated="204"/>
        </table:table-row>
        <table:table-row table:style-name="ro2">
          <table:table-cell office:value-type="string">
            <text:p>ñujaare </text:p>
          </table:table-cell>
          <table:table-cell office:value-type="string">
            <text:p>ɲũˈhɑ̃́ɑ̃.ɾẽ </text:p>
          </table:table-cell>
          <table:table-cell office:value-type="string">
            <text:p>v.t. </text:p>
          </table:table-cell>
          <table:table-cell office:value-type="string">
            <text:p>poner huevos (hecho por la rana)</text:p>
          </table:table-cell>
          <table:table-cell table:number-columns-repeated="204"/>
        </table:table-row>
        <table:table-row table:style-name="ro2">
          <table:table-cell office:value-type="string">
            <text:p>ñuju </text:p>
          </table:table-cell>
          <table:table-cell office:value-type="string">
            <text:p>ˈɲṹhũ E][ɲũˈhṹ J </text:p>
          </table:table-cell>
          <table:table-cell office:value-type="string">
            <text:p>an. </text:p>
          </table:table-cell>
          <table:table-cell office:value-type="string">
            <text:p>perro del monte </text:p>
          </table:table-cell>
          <table:table-cell office:value-type="string">
            <text:p>Potos flavus , </text:p>
          </table:table-cell>
          <table:table-cell table:number-columns-repeated="203"/>
        </table:table-row>
        <table:table-row table:style-name="ro2">
          <table:table-cell office:value-type="string">
            <text:p>nunuro </text:p>
          </table:table-cell>
          <table:table-cell office:value-type="string">
            <text:p>ˈnṹnũɾõ </text:p>
          </table:table-cell>
          <table:table-cell office:value-type="string">
            <text:p>an. </text:p>
          </table:table-cell>
          <table:table-cell office:value-type="string">
            <text:p>tábano (especie de mosca grande que pica) </text:p>
          </table:table-cell>
          <table:table-cell/>
          <table:table-cell office:value-type="string">
            <text:p>sc Tabanas spp.</text:p>
          </table:table-cell>
          <table:table-cell table:number-columns-repeated="202"/>
        </table:table-row>
        <table:table-row table:style-name="ro2">
          <table:table-cell office:value-type="string">
            <text:p>ñurocawiore </text:p>
          </table:table-cell>
          <table:table-cell office:value-type="string">
            <text:p>ɲṹ.ɾókɑ́.wí.ˈó.ɾe E][ˈɲṹũ.ɾókɑ́.wí.ó.ɾé J </text:p>
          </table:table-cell>
          <table:table-cell office:value-type="string">
            <text:p>v.t.sing. </text:p>
          </table:table-cell>
          <table:table-cell office:value-type="string">
            <text:p>empujar (cosa flotante hacia la mitad del río)</text:p>
          </table:table-cell>
          <table:table-cell table:number-columns-repeated="204"/>
        </table:table-row>
        <table:table-row table:style-name="ro2">
          <table:table-cell office:value-type="string">
            <text:p>nurujia </text:p>
          </table:table-cell>
          <table:table-cell office:value-type="string">
            <text:p>ˈnṹɾũhĩɑ̃ </text:p>
          </table:table-cell>
          <table:table-cell office:value-type="string">
            <text:p>inan. </text:p>
          </table:table-cell>
          <table:table-cell office:value-type="string">
            <text:p>palo (largo con gancho para sacar o varear el fruto de los árboles) </text:p>
          </table:table-cell>
          <table:table-cell table:number-columns-repeated="204"/>
        </table:table-row>
        <table:table-row table:style-name="ro2">
          <table:table-cell office:value-type="string">
            <text:p>ñutẽotaarigũmu </text:p>
          </table:table-cell>
          <table:table-cell office:value-type="string">
            <text:p>ˈɲṹ.tẽ́ṍ.tɑ́.ɾí.ŋũmṹ E][ɲṹ.tẽ́ṍ.ˈtɑ́ɑ.ɾi.ŋṹmṹ J </text:p>
          </table:table-cell>
          <table:table-cell office:value-type="string">
            <text:p>s.v.inan. </text:p>
          </table:table-cell>
          <table:table-cell office:value-type="string">
            <text:p>palo atravesado en el camino</text:p>
          </table:table-cell>
          <table:table-cell table:number-columns-repeated="204"/>
        </table:table-row>
        <table:table-row table:style-name="ro2">
          <table:table-cell office:value-type="string">
            <text:p>ñuubaariabaja </text:p>
          </table:table-cell>
          <table:table-cell office:value-type="string">
            <text:p>ˈɲṹũ.bɑ́ɑ.ɾi.ɑ.bɑhɑ́ E][ɲṹ.bɑ́ɑ́.ˈɾí.ɑ́.bɑ́hɑ J </text:p>
          </table:table-cell>
          <table:table-cell office:value-type="string">
            <text:p>s.v.inan. </text:p>
          </table:table-cell>
          <table:table-cell office:value-type="string">
            <text:p>plato para recibir comida </text:p>
          </table:table-cell>
          <table:table-cell table:number-columns-repeated="204"/>
        </table:table-row>
        <table:table-row table:style-name="ro2">
          <table:table-cell office:value-type="string">
            <text:p>ñuubuere </text:p>
          </table:table-cell>
          <table:table-cell office:value-type="string">
            <text:p>ɲṹũ.ˈbúé.ɾe E][ɲṹũ.ˈbúé.ɾé J </text:p>
          </table:table-cell>
          <table:table-cell office:value-type="string">
            <text:p>v.t. </text:p>
          </table:table-cell>
          <table:table-cell office:value-type="string">
            <text:p>celebrar misa </text:p>
          </table:table-cell>
          <table:table-cell table:number-columns-repeated="204"/>
        </table:table-row>
        <table:table-row table:style-name="ro2">
          <table:table-cell office:value-type="string">
            <text:p>ñuubueriawii </text:p>
          </table:table-cell>
          <table:table-cell office:value-type="string">
            <text:p>ˈɲṹũ.búé.ɾí.ɑ́.wí E][ˈɲṹ.ˈbúé.ɾí.ɑ́.wi J </text:p>
          </table:table-cell>
          <table:table-cell office:value-type="string">
            <text:p>s.v.inan. </text:p>
          </table:table-cell>
          <table:table-cell office:value-type="string">
            <text:p>capilla</text:p>
          </table:table-cell>
          <table:table-cell table:number-columns-repeated="204"/>
        </table:table-row>
        <table:table-row table:style-name="ro2">
          <table:table-cell office:value-type="string">
            <text:p>ñuucũure </text:p>
          </table:table-cell>
          <table:table-cell office:value-type="string">
            <text:p>ˈɲṹũ.kṹ.ɾẽ E][ɲṹũ.kṹṹ.ɾẽ́ J </text:p>
          </table:table-cell>
          <table:table-cell office:value-type="string">
            <text:p>v.t. </text:p>
          </table:table-cell>
          <table:table-cell office:value-type="string">
            <text:p>poner machete por el suelo adentro de hierba</text:p>
          </table:table-cell>
          <table:table-cell table:number-columns-repeated="204"/>
        </table:table-row>
        <table:table-row table:style-name="ro2">
          <table:table-cell office:value-type="string">
            <text:p>ñuugueore </text:p>
          </table:table-cell>
          <table:table-cell/>
          <table:table-cell office:value-type="string">
            <text:p>v.i. </text:p>
          </table:table-cell>
          <table:table-cell office:value-type="string">
            <text:p>extenderse las alas </text:p>
          </table:table-cell>
          <table:table-cell table:number-columns-repeated="204"/>
        </table:table-row>
        <table:table-row table:style-name="ro2">
          <table:table-cell office:value-type="string">
            <text:p>ñuujõcũure </text:p>
          </table:table-cell>
          <table:table-cell office:value-type="string">
            <text:p>ɲṹũ.hõ.ˈkṹṹ.ɾẽ E][ɲṹũ.hõ.ˈkṹṹ.ɾẽ́ J </text:p>
          </table:table-cell>
          <table:table-cell office:value-type="string">
            <text:p>v.caus. </text:p>
          </table:table-cell>
          <table:table-cell office:value-type="string">
            <text:p>empujar hacia la orilla (canoa)</text:p>
          </table:table-cell>
          <table:table-cell table:number-columns-repeated="204"/>
        </table:table-row>
        <table:table-row table:style-name="ro2">
          <table:table-cell office:value-type="string">
            <text:p>ñuujojiose </text:p>
          </table:table-cell>
          <table:table-cell office:value-type="string">
            <text:p>ɲṹˈũ.hóohio.se E][ˈɲṹũ.hóhio.se J </text:p>
          </table:table-cell>
          <table:table-cell office:value-type="string">
            <text:p>v.caus. </text:p>
          </table:table-cell>
          <table:table-cell office:value-type="string">
            <text:p>desarrollarse </text:p>
          </table:table-cell>
          <table:table-cell table:number-columns-repeated="204"/>
        </table:table-row>
        <table:table-row table:style-name="ro2">
          <table:table-cell office:value-type="string">
            <text:p>ñuujoore </text:p>
          </table:table-cell>
          <table:table-cell office:value-type="string">
            <text:p>ɲṹũ.ˈhóó.ɾé E][ˈɲṹũ.hóo.re J </text:p>
          </table:table-cell>
          <table:table-cell office:value-type="string">
            <text:p>v.caus. </text:p>
          </table:table-cell>
          <table:table-cell office:value-type="string">
            <text:p>estirarse </text:p>
          </table:table-cell>
          <table:table-cell table:number-columns-repeated="204"/>
        </table:table-row>
        <table:table-row table:style-name="ro1">
          <table:table-cell office:value-type="string">
            <text:p>ñuumʉore </text:p>
          </table:table-cell>
          <table:table-cell office:value-type="string">
            <text:p>ˈɲṹũ.mɨ̃́.ṍ.ɾẽ E][ˈɲṹ.mɨ̃́.ṍ.ɾẽ́ J </text:p>
          </table:table-cell>
          <table:table-cell office:value-type="string">
            <text:p>v.caus. </text:p>
          </table:table-cell>
          <table:table-cell office:value-type="string">
            <text:p>alzar (palos)</text:p>
          </table:table-cell>
          <table:table-cell table:number-columns-repeated="204"/>
        </table:table-row>
        <table:table-row table:style-name="ro2">
          <table:table-cell office:value-type="string">
            <text:p>ñuuñanare </text:p>
          </table:table-cell>
          <table:table-cell office:value-type="string">
            <text:p>ˈɲṹũ.ɲɑ̃́nɑ̃.ɾẽ E][ˈɲṹ.ɲɑ̃́nɑ̃́.ɾẽ́ J </text:p>
          </table:table-cell>
          <table:table-cell office:value-type="string">
            <text:p>v.t. </text:p>
          </table:table-cell>
          <table:table-cell office:value-type="string">
            <text:p>encoger </text:p>
          </table:table-cell>
          <table:table-cell table:number-columns-repeated="204"/>
        </table:table-row>
        <table:table-row table:style-name="ro2">
          <table:table-cell office:value-type="string">
            <text:p>ñuuñare </text:p>
          </table:table-cell>
          <table:table-cell office:value-type="string">
            <text:p>ˈɲṹṹ.ɲɑ̃.ɾẽ </text:p>
          </table:table-cell>
          <table:table-cell office:value-type="string">
            <text:p>v.i. </text:p>
          </table:table-cell>
          <table:table-cell office:value-type="string">
            <text:p>(estar) debajo del agua </text:p>
          </table:table-cell>
          <table:table-cell table:number-columns-repeated="204"/>
        </table:table-row>
        <table:table-row table:style-name="ro2">
          <table:table-cell office:value-type="string">
            <text:p>ñuure </text:p>
          </table:table-cell>
          <table:table-cell office:value-type="string">
            <text:p>ˈɲṹũ.ɾẽ </text:p>
          </table:table-cell>
          <table:table-cell office:value-type="string">
            <text:p>v.t. </text:p>
          </table:table-cell>
          <table:table-cell office:value-type="string">
            <text:p>extender la mano o brazo (para recibir comida, indicar, señalar algo) </text:p>
          </table:table-cell>
          <table:table-cell table:number-columns-repeated="204"/>
        </table:table-row>
        <table:table-row table:style-name="ro2">
          <table:table-cell office:value-type="string">
            <text:p>ñuurẽtobuure </text:p>
          </table:table-cell>
          <table:table-cell office:value-type="string">
            <text:p>ˈɲṹũ.ɾẽ́tõ.búu.ɾe E][ˈɲṹũ.ɾẽ́tõ.búú.ɾé J </text:p>
          </table:table-cell>
          <table:table-cell office:value-type="string">
            <text:p>v.t. </text:p>
          </table:table-cell>
          <table:table-cell office:value-type="string">
            <text:p>meter algo en un hueco y pasar a través de este</text:p>
          </table:table-cell>
          <table:table-cell table:number-columns-repeated="204"/>
        </table:table-row>
        <table:table-row table:style-name="ro2">
          <table:table-cell office:value-type="string">
            <text:p>ñuurocare </text:p>
          </table:table-cell>
          <table:table-cell office:value-type="string">
            <text:p>ˈɲṹũ.ɾókɑ.ɾe E][ˈɲṹũ.ɾókɑ́.ɾé J </text:p>
          </table:table-cell>
          <table:table-cell office:value-type="string">
            <text:p>v.t.sing. </text:p>
          </table:table-cell>
          <table:table-cell office:value-type="string">
            <text:p>empujar (cosa) </text:p>
          </table:table-cell>
          <table:table-cell table:number-columns-repeated="204"/>
        </table:table-row>
        <table:table-row table:style-name="ro2">
          <table:table-cell office:value-type="string">
            <text:p>ñuusãare </text:p>
          </table:table-cell>
          <table:table-cell office:value-type="string">
            <text:p>ˈɲṹũ.sɑ̃́ɑ̃́.ɾẽ E][ˈɲṹũ.sɑ̃́ɑ̃́.ɾẽ́ J </text:p>
          </table:table-cell>
          <table:table-cell office:value-type="string">
            <text:p>v.t. </text:p>
          </table:table-cell>
          <table:table-cell office:value-type="string">
            <text:p>meter </text:p>
          </table:table-cell>
          <table:table-cell table:number-columns-repeated="204"/>
        </table:table-row>
        <table:table-row table:style-name="ro2">
          <table:table-cell office:value-type="string">
            <text:p>ñuusõore </text:p>
          </table:table-cell>
          <table:table-cell office:value-type="string">
            <text:p>ˈɲṹũ.sṍõ.ɾẽ E][ˈɲṹũ.sṍṍ.ɾẽ J </text:p>
          </table:table-cell>
          <table:table-cell office:value-type="string">
            <text:p>v.caus. </text:p>
          </table:table-cell>
          <table:table-cell office:value-type="string">
            <text:p>dejar </text:p>
          </table:table-cell>
          <table:table-cell table:number-columns-repeated="204"/>
        </table:table-row>
        <table:table-row table:style-name="ro2">
          <table:table-cell office:value-type="string">
            <text:p>ñuutoore </text:p>
          </table:table-cell>
          <table:table-cell office:value-type="string">
            <text:p>ɲṹũ.ˈtóó.ɾe E][ˈɲṹ.tóó.ɾé J </text:p>
          </table:table-cell>
          <table:table-cell office:value-type="string">
            <text:p>v.i. </text:p>
          </table:table-cell>
          <table:table-cell office:value-type="string">
            <text:p>evitar la lluvia o el sol debajo de una hoja grande</text:p>
          </table:table-cell>
          <table:table-cell table:number-columns-repeated="204"/>
        </table:table-row>
        <table:table-row table:style-name="ro2">
          <table:table-cell office:value-type="string">
            <text:p>ñuutuure </text:p>
          </table:table-cell>
          <table:table-cell office:value-type="string">
            <text:p>ˈɲṹũ.túú.ɾe E][ˈɲṹũ.túú.ɾé J </text:p>
          </table:table-cell>
          <table:table-cell office:value-type="string">
            <text:p>v.t. </text:p>
          </table:table-cell>
          <table:table-cell office:value-type="string">
            <text:p>empujar entre; </text:p>
          </table:table-cell>
          <table:table-cell table:number-columns-repeated="204"/>
        </table:table-row>
        <table:table-row table:style-name="ro2">
          <table:table-cell office:value-type="string">
            <text:p>ñuutʉore </text:p>
          </table:table-cell>
          <table:table-cell office:value-type="string">
            <text:p>ɲṹũ.ˈtɨ́.ó.ɾe E][ˈɲṹ.tɨ́.ó.ɾé J </text:p>
          </table:table-cell>
          <table:table-cell office:value-type="string">
            <text:p>v.caus. </text:p>
          </table:table-cell>
          <table:table-cell office:value-type="string">
            <text:p>empujar para devolver (canoa, palo) </text:p>
          </table:table-cell>
          <table:table-cell table:number-columns-repeated="204"/>
        </table:table-row>
        <table:table-row table:style-name="ro2">
          <table:table-cell office:value-type="string">
            <text:p>ñuuwaare </text:p>
          </table:table-cell>
          <table:table-cell office:value-type="string">
            <text:p>ˈɲṹũ.wɑ́ɑ́.ɾé </text:p>
          </table:table-cell>
          <table:table-cell office:value-type="string">
            <text:p>v.i. </text:p>
          </table:table-cell>
          <table:table-cell office:value-type="string">
            <text:p>serpentear </text:p>
          </table:table-cell>
          <table:table-cell table:number-columns-repeated="204"/>
        </table:table-row>
        <table:table-row table:style-name="ro2">
          <table:table-cell office:value-type="string">
            <text:p>ñuuweaãmire </text:p>
          </table:table-cell>
          <table:table-cell office:value-type="string">
            <text:p>ˈɲṹũ.weɑ́.ɑ̃́mĩ́.ɾẽ E][ɲṹˈũ.wéɑ́.ɑ̃mĩ́.ɾẽ́ J </text:p>
          </table:table-cell>
          <table:table-cell office:value-type="string">
            <text:p>v.t. </text:p>
          </table:table-cell>
          <table:table-cell office:value-type="string">
            <text:p>sacar algo con un palo (porque no alcanza a coger) </text:p>
          </table:table-cell>
          <table:table-cell table:number-columns-repeated="204"/>
        </table:table-row>
        <table:table-row table:style-name="ro2">
          <table:table-cell office:value-type="string">
            <text:p>ñuuwiore </text:p>
          </table:table-cell>
          <table:table-cell office:value-type="string">
            <text:p>ɲṹũ.ˈwí.ó.ɾe E][ˈɲṹ.wí.ó.ɾé J </text:p>
          </table:table-cell>
          <table:table-cell office:value-type="string">
            <text:p>v.t. </text:p>
          </table:table-cell>
          <table:table-cell office:value-type="string">
            <text:p>empujar hacia el centro del agua o río (canoa, etc.)</text:p>
          </table:table-cell>
          <table:table-cell table:number-columns-repeated="204"/>
        </table:table-row>
        <table:table-row table:style-name="ro2">
          <table:table-cell office:value-type="string">
            <text:p>nʉrʉase </text:p>
          </table:table-cell>
          <table:table-cell office:value-type="string">
            <text:p>nɨ̃́ˈɾɨ̃́ɑ̃́.sẽ E][ˈnɨ̃́ɾɨ̃́ɑ̃́.sẽ́ J </text:p>
          </table:table-cell>
          <table:table-cell office:value-type="string">
            <text:p>v.i. </text:p>
          </table:table-cell>
          <table:table-cell office:value-type="string">
            <text:p>temblar (canoa, tierra)</text:p>
          </table:table-cell>
          <table:table-cell table:number-columns-repeated="204"/>
        </table:table-row>
        <table:table-row table:style-name="ro2">
          <table:table-cell office:value-type="string">
            <text:p>oa </text:p>
          </table:table-cell>
          <table:table-cell office:value-type="string">
            <text:p>ˈóɑ </text:p>
          </table:table-cell>
          <table:table-cell office:value-type="string">
            <text:p>an. </text:p>
          </table:table-cell>
          <table:table-cell office:value-type="string">
            <text:p>zarigüeya </text:p>
          </table:table-cell>
          <table:table-cell office:value-type="string">
            <text:p>Didelphis marsupialis , </text:p>
          </table:table-cell>
          <table:table-cell table:number-columns-repeated="203"/>
        </table:table-row>
        <table:table-row table:style-name="ro1">
          <table:table-cell office:value-type="string">
            <text:p>õa </text:p>
          </table:table-cell>
          <table:table-cell office:value-type="string">
            <text:p>ˈṍ.ɑ̃́ </text:p>
          </table:table-cell>
          <table:table-cell office:value-type="string">
            <text:p>pron.an.pl. </text:p>
          </table:table-cell>
          <table:table-cell office:value-type="string">
            <text:p>aquéllos, aquéllas allá; </text:p>
          </table:table-cell>
          <table:table-cell table:number-columns-repeated="2"/>
          <table:table-cell office:value-type="string">
            <text:p>ntg BARS,91 õa ‘those ones’ 2.14. Demonstrative pronouns. p.32, no.96;</text:p>
          </table:table-cell>
          <table:table-cell table:number-columns-repeated="201"/>
        </table:table-row>
        <table:table-row table:style-name="ro2">
          <table:table-cell office:value-type="string">
            <text:p>oamacabaagʉ </text:p>
          </table:table-cell>
          <table:table-cell office:value-type="string">
            <text:p>oˈɑ́.mɑ̃kɑ̃́.bɑ.gɨ E][ˈoɑ́.mɑ̃́kɑ̃.bɑɑ́.g.ɨ́ J </text:p>
          </table:table-cell>
          <table:table-cell office:value-type="string">
            <text:p>s.v.m. </text:p>
          </table:table-cell>
          <table:table-cell office:value-type="string">
            <text:p>él que anda y rebusca comida (gallo, ave)</text:p>
          </table:table-cell>
          <table:table-cell table:number-columns-repeated="204"/>
        </table:table-row>
        <table:table-row table:style-name="ro2">
          <table:table-cell office:value-type="string">
            <text:p>obiare </text:p>
          </table:table-cell>
          <table:table-cell office:value-type="string">
            <text:p>óˈóbíɑ.ɾe </text:p>
          </table:table-cell>
          <table:table-cell office:value-type="string">
            <text:p>v.t. </text:p>
          </table:table-cell>
          <table:table-cell office:value-type="string">
            <text:p>envolver </text:p>
          </table:table-cell>
          <table:table-cell table:number-columns-repeated="204"/>
        </table:table-row>
        <table:table-row table:style-name="ro2">
          <table:table-cell office:value-type="string">
            <text:p>oca </text:p>
          </table:table-cell>
          <table:table-cell office:value-type="string">
            <text:p>oˈkɑ́ </text:p>
          </table:table-cell>
          <table:table-cell office:value-type="string">
            <text:p>inan. </text:p>
          </table:table-cell>
          <table:table-cell office:value-type="string">
            <text:p>idioma </text:p>
          </table:table-cell>
          <table:table-cell table:number-columns-repeated="2"/>
          <table:table-cell office:value-type="string">
            <text:p>ntg BARS,91 oka (language), no.566; </text:p>
          </table:table-cell>
          <table:table-cell table:number-columns-repeated="201"/>
        </table:table-row>
        <table:table-row table:style-name="ro2">
          <table:table-cell office:value-type="string">
            <text:p>õcãaca </text:p>
          </table:table-cell>
          <table:table-cell office:value-type="string">
            <text:p>õ.ˈkɑ̃́.ɑ̃́kɑ̃ </text:p>
          </table:table-cell>
          <table:table-cell office:value-type="string">
            <text:p>cuan.inan. </text:p>
          </table:table-cell>
          <table:table-cell table:number-columns-repeated="2"/>
          <table:table-cell office:value-type="string">
            <text:p>va mojoricaaca , uv E , vn E, J , va cãgãaca , vn J </text:p>
          </table:table-cell>
          <table:table-cell table:number-columns-repeated="202"/>
        </table:table-row>
        <table:table-row table:style-name="ro2">
          <table:table-cell office:value-type="string">
            <text:p>õcãjaʉaca </text:p>
          </table:table-cell>
          <table:table-cell office:value-type="string">
            <text:p>ˈṍ.kɑ̃.hɑɘ́.ɑ́kɑ E][õ.ˈkɑ̃́.hɑ́ɘ.ɑ́kɑ J </text:p>
          </table:table-cell>
          <table:table-cell office:value-type="string">
            <text:p>s.v.inan. </text:p>
          </table:table-cell>
          <table:table-cell office:value-type="string">
            <text:p>lugar pequeño; </text:p>
          </table:table-cell>
          <table:table-cell table:number-columns-repeated="204"/>
        </table:table-row>
        <table:table-row table:style-name="ro2">
          <table:table-cell office:value-type="string">
            <text:p>ocase </text:p>
          </table:table-cell>
          <table:table-cell office:value-type="string">
            <text:p>oˈkɑ́ɑ.se </text:p>
          </table:table-cell>
          <table:table-cell office:value-type="string">
            <text:p>v.i. </text:p>
          </table:table-cell>
          <table:table-cell office:value-type="string">
            <text:p>(ser/estar) salado, salada </text:p>
          </table:table-cell>
          <table:table-cell table:number-columns-repeated="204"/>
        </table:table-row>
        <table:table-row table:style-name="ro2">
          <table:table-cell office:value-type="string">
            <text:p>õcãyaaca </text:p>
          </table:table-cell>
          <table:table-cell office:value-type="string">
            <text:p>ṍkɑ̃.ˈdʒɑ́.ɑ́kɑ </text:p>
          </table:table-cell>
          <table:table-cell office:value-type="string">
            <text:p>cuan.inan. </text:p>
          </table:table-cell>
          <table:table-cell office:value-type="string">
            <text:p>cañito </text:p>
          </table:table-cell>
          <table:table-cell/>
          <table:table-cell office:value-type="string">
            <text:p>va mojorisaaca , uv E , vn J </text:p>
          </table:table-cell>
          <table:table-cell table:number-columns-repeated="202"/>
        </table:table-row>
        <table:table-row table:style-name="ro2">
          <table:table-cell office:value-type="string">
            <text:p>oco </text:p>
          </table:table-cell>
          <table:table-cell office:value-type="string">
            <text:p>oˈkó </text:p>
          </table:table-cell>
          <table:table-cell office:value-type="string">
            <text:p>inan.s.de masa </text:p>
          </table:table-cell>
          <table:table-cell office:value-type="string">
            <text:p>agua </text:p>
          </table:table-cell>
          <table:table-cell table:number-columns-repeated="2"/>
          <table:table-cell office:value-type="string">
            <text:p>ntg BARS,91 //oko// ‘water’ no188; </text:p>
          </table:table-cell>
          <table:table-cell table:number-columns-repeated="201"/>
        </table:table-row>
        <table:table-row table:style-name="ro2">
          <table:table-cell office:value-type="string">
            <text:p>Oco_botiya </text:p>
          </table:table-cell>
          <table:table-cell office:value-type="string">
            <text:p>ˈóko.botí.dʒɑ́ E][oˈkó.bóti.dʒɑ J </text:p>
          </table:table-cell>
          <table:table-cell office:value-type="string">
            <text:p>inan. </text:p>
          </table:table-cell>
          <table:table-cell office:value-type="string">
            <text:p>cañito, afluente del caño Piedra (al nordeste del caño |bYojoya|r)</text:p>
          </table:table-cell>
          <table:table-cell table:number-columns-repeated="204"/>
        </table:table-row>
        <table:table-row table:style-name="ro2">
          <table:table-cell office:value-type="string">
            <text:p>oco_buyaa </text:p>
          </table:table-cell>
          <table:table-cell office:value-type="string">
            <text:p>okó.búˈdʒɑ́ E][okó.ˈbúdʒɑ́ɑ J </text:p>
          </table:table-cell>
          <table:table-cell office:value-type="string">
            <text:p>an.s.plural </text:p>
          </table:table-cell>
          <table:table-cell office:value-type="string">
            <text:p>nombre general para insectos que existen en la superficie o dentro del agua </text:p>
          </table:table-cell>
          <table:table-cell table:number-columns-repeated="204"/>
        </table:table-row>
        <table:table-row table:style-name="ro2">
          <table:table-cell office:value-type="string">
            <text:p>oco_eri </text:p>
          </table:table-cell>
          <table:table-cell office:value-type="string">
            <text:p>oˈkó.éɾí E][oˈkó.éeɾi J </text:p>
          </table:table-cell>
          <table:table-cell office:value-type="string">
            <text:p>an. </text:p>
          </table:table-cell>
          <table:table-cell office:value-type="string">
            <text:p>especie de culebra cascabel (venenosa) </text:p>
          </table:table-cell>
          <table:table-cell table:number-columns-repeated="204"/>
        </table:table-row>
        <table:table-row table:style-name="ro2">
          <table:table-cell office:value-type="string">
            <text:p>oco_jojia </text:p>
          </table:table-cell>
          <table:table-cell office:value-type="string">
            <text:p>oˈkó.hóohiɑ </text:p>
          </table:table-cell>
          <table:table-cell office:value-type="string">
            <text:p>inan.f.n.esp. </text:p>
          </table:table-cell>
          <table:table-cell office:value-type="string">
            <text:p>ucuquí o ucugui (|ibras.|r especie de fruta que se parece al caimo, comestible, de un árbol silvestre) </text:p>
          </table:table-cell>
          <table:table-cell table:number-columns-repeated="204"/>
        </table:table-row>
        <table:table-row table:style-name="ro2">
          <table:table-cell office:value-type="string">
            <text:p>Oco_jojiʉ_bota </text:p>
          </table:table-cell>
          <table:table-cell office:value-type="string">
            <text:p>oˈkó.hóhi.ɨ.botɑ́ E][oˈkó.hóhí.ɨ.bótɑ́ J </text:p>
          </table:table-cell>
          <table:table-cell office:value-type="string">
            <text:p>inan. </text:p>
          </table:table-cell>
          <table:table-cell office:value-type="string">
            <text:p>cerro ubicado en la serranía donde se encuentra <text:s/>el cerro Estrella</text:p>
          </table:table-cell>
          <table:table-cell table:number-columns-repeated="204"/>
        </table:table-row>
        <table:table-row table:style-name="ro2">
          <table:table-cell office:value-type="string">
            <text:p>oco_juturo </text:p>
          </table:table-cell>
          <table:table-cell office:value-type="string">
            <text:p>oˈkó.hútúɾo </text:p>
          </table:table-cell>
          <table:table-cell office:value-type="string">
            <text:p>an. </text:p>
          </table:table-cell>
          <table:table-cell office:value-type="string">
            <text:p>pato encapuchado (especie de pato de monte) </text:p>
          </table:table-cell>
          <table:table-cell/>
          <table:table-cell office:value-type="string">
            <text:p>sc Oxyura dominica</text:p>
          </table:table-cell>
          <table:table-cell table:number-columns-repeated="202"/>
        </table:table-row>
        <table:table-row table:style-name="ro2">
          <table:table-cell office:value-type="string">
            <text:p>oco_ñama </text:p>
          </table:table-cell>
          <table:table-cell office:value-type="string">
            <text:p>óˈkó.ɲɑ̃́mɑ̃́ E][oˈkó.ɲɑ̃́mɑ̃ J </text:p>
          </table:table-cell>
          <table:table-cell office:value-type="string">
            <text:p>an. </text:p>
          </table:table-cell>
          <table:table-cell office:value-type="string">
            <text:p>especie de insecto acuático </text:p>
          </table:table-cell>
          <table:table-cell table:number-columns-repeated="204"/>
        </table:table-row>
        <table:table-row table:style-name="ro2">
          <table:table-cell office:value-type="string">
            <text:p>Oco_sũaña </text:p>
          </table:table-cell>
          <table:table-cell office:value-type="string">
            <text:p>okó.ˈsṹɑ̃́.ɲɑ̃́ </text:p>
          </table:table-cell>
          <table:table-cell office:value-type="string">
            <text:p>inan. </text:p>
          </table:table-cell>
          <table:table-cell office:value-type="string">
            <text:p>caño Colorado (afluente del río Pirá-Paraná) </text:p>
          </table:table-cell>
          <table:table-cell table:number-columns-repeated="204"/>
        </table:table-row>
        <table:table-row table:style-name="ro2">
          <table:table-cell office:value-type="string">
            <text:p>oco_yujire </text:p>
          </table:table-cell>
          <table:table-cell office:value-type="string">
            <text:p>ˈóko.dʒúhi.ɾe E][okó.ˈdʒúhi.ɾe J </text:p>
          </table:table-cell>
          <table:table-cell office:value-type="string">
            <text:p>v.i. </text:p>
          </table:table-cell>
          <table:table-cell office:value-type="string">
            <text:p>cacarear (gallo)</text:p>
          </table:table-cell>
          <table:table-cell table:number-columns-repeated="204"/>
        </table:table-row>
        <table:table-row table:style-name="ro2">
          <table:table-cell office:value-type="string">
            <text:p>ocoase </text:p>
          </table:table-cell>
          <table:table-cell office:value-type="string">
            <text:p>óˈkóɑ́.se E][óˈkóɑ́.sé J </text:p>
          </table:table-cell>
          <table:table-cell office:value-type="string">
            <text:p>v.i. </text:p>
          </table:table-cell>
          <table:table-cell office:value-type="string">
            <text:p>liquidarse </text:p>
          </table:table-cell>
          <table:table-cell table:number-columns-repeated="204"/>
        </table:table-row>
        <table:table-row table:style-name="ro2">
          <table:table-cell office:value-type="string">
            <text:p>ocogasero </text:p>
          </table:table-cell>
          <table:table-cell office:value-type="string">
            <text:p>oˈkó.gɑ́sé.ɾó E][oˈkó.gɑ́se.ɾo J </text:p>
          </table:table-cell>
          <table:table-cell office:value-type="string">
            <text:p>s.v.inan. </text:p>
          </table:table-cell>
          <table:table-cell office:value-type="string">
            <text:p>nubarrón </text:p>
          </table:table-cell>
          <table:table-cell table:number-columns-repeated="204"/>
        </table:table-row>
        <table:table-row table:style-name="ro2">
          <table:table-cell office:value-type="string">
            <text:p>ocoore </text:p>
          </table:table-cell>
          <table:table-cell office:value-type="string">
            <text:p>ˈókoo.ɾe E][oˈkóó.ɾé J </text:p>
          </table:table-cell>
          <table:table-cell office:value-type="string">
            <text:p>v.i. </text:p>
          </table:table-cell>
          <table:table-cell office:value-type="string">
            <text:p>gritar dando alarma de visitantes (ave, mico) </text:p>
          </table:table-cell>
          <table:table-cell table:number-columns-repeated="204"/>
        </table:table-row>
        <table:table-row table:style-name="ro2">
          <table:table-cell office:value-type="string">
            <text:p>ocorẽa </text:p>
          </table:table-cell>
          <table:table-cell office:value-type="string">
            <text:p>oˈkó.ɾẽ́ɑ̃ </text:p>
          </table:table-cell>
          <table:table-cell office:value-type="string">
            <text:p>an. </text:p>
          </table:table-cell>
          <table:table-cell office:value-type="string">
            <text:p>coral falsa (culebra con rayas negras y rojas, se encuentra en el agua, no es comestible) </text:p>
          </table:table-cell>
          <table:table-cell/>
          <table:table-cell office:value-type="string">
            <text:p>sc Oxyhopus petola </text:p>
          </table:table-cell>
          <table:table-cell table:number-columns-repeated="202"/>
        </table:table-row>
        <table:table-row table:style-name="ro2">
          <table:table-cell office:value-type="string">
            <text:p>õcõroaca </text:p>
          </table:table-cell>
          <table:table-cell office:value-type="string">
            <text:p>ṍ.kṍ.ˈɾõ.ɑ̃́kɑ̃́ </text:p>
          </table:table-cell>
          <table:table-cell office:value-type="string">
            <text:p>cuan.inan. </text:p>
          </table:table-cell>
          <table:table-cell office:value-type="string">
            <text:p>poco, poca; </text:p>
          </table:table-cell>
          <table:table-cell/>
          <table:table-cell office:value-type="string">
            <text:p>va mojoro, mojoroaca , uv E , vn E, J </text:p>
          </table:table-cell>
          <table:table-cell office:value-type="string">
            <text:p>ntg BARS,91 4.5 Quantifiers no.156;</text:p>
          </table:table-cell>
          <table:table-cell table:number-columns-repeated="201"/>
        </table:table-row>
        <table:table-row table:style-name="ro2">
          <table:table-cell office:value-type="string">
            <text:p>ocorʉ̃mʉ </text:p>
          </table:table-cell>
          <table:table-cell office:value-type="string">
            <text:p>oˈkó.ɾɨ̃́mɨ̃́ E][oˈkó.ɾɨ̃́mɨ̃ J </text:p>
          </table:table-cell>
          <table:table-cell office:value-type="string">
            <text:p>inan. </text:p>
          </table:table-cell>
          <table:table-cell office:value-type="string">
            <text:p>día de lluvia, día lluvioso</text:p>
          </table:table-cell>
          <table:table-cell table:number-columns-repeated="204"/>
        </table:table-row>
        <table:table-row table:style-name="ro2">
          <table:table-cell office:value-type="string">
            <text:p>ocotutijʉ </text:p>
          </table:table-cell>
          <table:table-cell office:value-type="string">
            <text:p>oˈkó.tutí.hɨ E][oˈkó.túti.hɨ J </text:p>
          </table:table-cell>
          <table:table-cell office:value-type="string">
            <text:p>inan. </text:p>
          </table:table-cell>
          <table:table-cell office:value-type="string">
            <text:p>nivel del río donde los peces viven (según un mito)</text:p>
          </table:table-cell>
          <table:table-cell table:number-columns-repeated="204"/>
        </table:table-row>
        <table:table-row table:style-name="ro2">
          <table:table-cell office:value-type="string">
            <text:p>õcʉ̃ʉca, õcõoca </text:p>
          </table:table-cell>
          <table:table-cell office:value-type="string">
            <text:p>õ.ˈkɨ̃́.ɨ̃kɑ̃ </text:p>
          </table:table-cell>
          <table:table-cell office:value-type="string">
            <text:p>s.v.m., f. </text:p>
          </table:table-cell>
          <table:table-cell office:value-type="string">
            <text:p>(ser/estar) pequeño, pequeña (animal, persona) </text:p>
          </table:table-cell>
          <table:table-cell/>
          <table:table-cell office:value-type="string">
            <text:p>va mojogʉ̃aca, mojogõaca , uv E , vn E , va quĩjiaca / quĩjica, quĩjoca , vn J </text:p>
          </table:table-cell>
          <table:table-cell table:number-columns-repeated="202"/>
        </table:table-row>
        <table:table-row table:style-name="ro2">
          <table:table-cell office:value-type="string">
            <text:p>õebiore </text:p>
          </table:table-cell>
          <table:table-cell office:value-type="string">
            <text:p>ˈṍẽ́.bí.ó.ɾé E][õˈẽ́.bí.o.ɾe J </text:p>
          </table:table-cell>
          <table:table-cell office:value-type="string">
            <text:p>v.t. </text:p>
          </table:table-cell>
          <table:table-cell office:value-type="string">
            <text:p>retorcer (hilo, cuerda)</text:p>
          </table:table-cell>
          <table:table-cell table:number-columns-repeated="204"/>
        </table:table-row>
        <table:table-row table:style-name="ro2">
          <table:table-cell office:value-type="string">
            <text:p>oere </text:p>
          </table:table-cell>
          <table:table-cell office:value-type="string">
            <text:p>ˈóéé.ɾe E][ˈóé.ɾé J </text:p>
          </table:table-cell>
          <table:table-cell office:value-type="string">
            <text:p>v.t. </text:p>
          </table:table-cell>
          <table:table-cell office:value-type="string">
            <text:p>rallar algo duro (yuca brava, pulpa de algunos frutos como |bbiiti|r, |bñene|r, etc.) </text:p>
          </table:table-cell>
          <table:table-cell table:number-columns-repeated="2"/>
          <table:table-cell office:value-type="string">
            <text:p>ntg BARS,91 //oe// ‘grate’ no344;</text:p>
          </table:table-cell>
          <table:table-cell table:number-columns-repeated="201"/>
        </table:table-row>
        <table:table-row table:style-name="ro2">
          <table:table-cell office:value-type="string">
            <text:p>õere </text:p>
          </table:table-cell>
          <table:table-cell office:value-type="string">
            <text:p>ṍˈẽ.ɾẽ E][õˈẽ́.ɾẽ́ J </text:p>
          </table:table-cell>
          <table:table-cell/>
          <table:table-cell office:value-type="string">
            <text:p>hilar (con cumare por retorcer la fibra con las manos para hacer hilo y cuerdas)</text:p>
          </table:table-cell>
          <table:table-cell table:number-columns-repeated="204"/>
        </table:table-row>
        <table:table-row table:style-name="ro2">
          <table:table-cell office:value-type="string">
            <text:p>õeriamaa </text:p>
          </table:table-cell>
          <table:table-cell office:value-type="string">
            <text:p>ˈṍẽ.ɾi.ɑ.mɑ̃́ E][õẽ́.ˈɾí.ɑ.mɑ̃ J </text:p>
          </table:table-cell>
          <table:table-cell/>
          <table:table-cell office:value-type="string">
            <text:p>cuerda </text:p>
          </table:table-cell>
          <table:table-cell/>
          <table:table-cell office:value-type="string">
            <text:p>va wẽriamaa , ps s.v.inan. , </text:p>
          </table:table-cell>
          <table:table-cell table:number-columns-repeated="202"/>
        </table:table-row>
        <table:table-row table:style-name="ro2">
          <table:table-cell office:value-type="string">
            <text:p>õja </text:p>
          </table:table-cell>
          <table:table-cell office:value-type="string">
            <text:p>õˈhɑ̃́ </text:p>
          </table:table-cell>
          <table:table-cell office:value-type="string">
            <text:p>inan.s.de masa </text:p>
          </table:table-cell>
          <table:table-cell office:value-type="string">
            <text:p>ceniza, cenizas</text:p>
          </table:table-cell>
          <table:table-cell table:number-columns-repeated="204"/>
        </table:table-row>
        <table:table-row table:style-name="ro2">
          <table:table-cell office:value-type="string">
            <text:p>ojare </text:p>
          </table:table-cell>
          <table:table-cell office:value-type="string">
            <text:p>ˈóhɑɑ.ɾe E][oˈhɑ́ɑ́.ɾe J </text:p>
          </table:table-cell>
          <table:table-cell office:value-type="string">
            <text:p>v.i. </text:p>
          </table:table-cell>
          <table:table-cell office:value-type="string">
            <text:p>entrar (al monte) </text:p>
          </table:table-cell>
          <table:table-cell table:number-columns-repeated="204"/>
        </table:table-row>
        <table:table-row table:style-name="ro2">
          <table:table-cell office:value-type="string">
            <text:p>õjare </text:p>
          </table:table-cell>
          <table:table-cell office:value-type="string">
            <text:p>ṍˈhɑ̃ɑ̃.ɾẽ E][õˈhɑ̃́ɑ̃́.ɾẽ́ J </text:p>
          </table:table-cell>
          <table:table-cell office:value-type="string">
            <text:p>v.t. </text:p>
          </table:table-cell>
          <table:table-cell office:value-type="string">
            <text:p>desatar (animal, bolsa) </text:p>
          </table:table-cell>
          <table:table-cell table:number-columns-repeated="204"/>
        </table:table-row>
        <table:table-row table:style-name="ro2">
          <table:table-cell office:value-type="string">
            <text:p>õje </text:p>
          </table:table-cell>
          <table:table-cell office:value-type="string">
            <text:p>ˈṍhẽ E][õˈhẽ́ J </text:p>
          </table:table-cell>
          <table:table-cell office:value-type="string">
            <text:p>inan.f.n.esp. </text:p>
          </table:table-cell>
          <table:table-cell office:value-type="string">
            <text:p>busto; </text:p>
          </table:table-cell>
          <table:table-cell table:number-columns-repeated="204"/>
        </table:table-row>
        <table:table-row table:style-name="ro2">
          <table:table-cell office:value-type="string">
            <text:p>õje_webu </text:p>
          </table:table-cell>
          <table:table-cell office:value-type="string">
            <text:p>õˈhẽ́ẽ.webú E][õˈhẽ́.wébu J </text:p>
          </table:table-cell>
          <table:table-cell office:value-type="string">
            <text:p>inan.f.n.esp. </text:p>
          </table:table-cell>
          <table:table-cell office:value-type="string">
            <text:p>frutos del arbusto manto de novia o velo de novia (utilizados para mejorar el color de las plumas que van a reemplazar ésas que ellos han arrancados/desplumados del guacamayo) </text:p>
          </table:table-cell>
          <table:table-cell/>
          <table:table-cell office:value-type="string">
            <text:p>sc Solanum jasminoides Paxt. </text:p>
          </table:table-cell>
          <table:table-cell table:number-columns-repeated="202"/>
        </table:table-row>
        <table:table-row table:style-name="ro2">
          <table:table-cell office:value-type="string">
            <text:p>õje_webuʉ </text:p>
          </table:table-cell>
          <table:table-cell office:value-type="string">
            <text:p>õˈhẽ́.wébu.ɨ E][õˈhẽ́.wébú.ɨ́ J </text:p>
          </table:table-cell>
          <table:table-cell office:value-type="string">
            <text:p>inan. </text:p>
          </table:table-cell>
          <table:table-cell office:value-type="string">
            <text:p>manto de novia </text:p>
          </table:table-cell>
          <table:table-cell table:number-columns-repeated="204"/>
        </table:table-row>
        <table:table-row table:style-name="ro2">
          <table:table-cell office:value-type="string">
            <text:p>õjea </text:p>
          </table:table-cell>
          <table:table-cell office:value-type="string">
            <text:p>õˈhẽ́ɑ̃́ </text:p>
          </table:table-cell>
          <table:table-cell office:value-type="string">
            <text:p>an.s.plural </text:p>
          </table:table-cell>
          <table:table-cell office:value-type="string">
            <text:p>termitas, térmites o termes </text:p>
          </table:table-cell>
          <table:table-cell office:value-type="string">
            <text:p>O. Isópteros, F. Xilófagos </text:p>
          </table:table-cell>
          <table:table-cell table:number-columns-repeated="203"/>
        </table:table-row>
        <table:table-row table:style-name="ro2">
          <table:table-cell office:value-type="string">
            <text:p>õjeabo </text:p>
          </table:table-cell>
          <table:table-cell office:value-type="string">
            <text:p>õˈhẽ́ɑ̃́.bó </text:p>
          </table:table-cell>
          <table:table-cell office:value-type="string">
            <text:p>inan. </text:p>
          </table:table-cell>
          <table:table-cell office:value-type="string">
            <text:p>termitero alto de forma de una columna de las termitas |bõjea|r</text:p>
          </table:table-cell>
          <table:table-cell/>
          <table:table-cell office:value-type="string">
            <text:p>va bʉjoarãbo , uv J , vn E </text:p>
          </table:table-cell>
          <table:table-cell table:number-columns-repeated="202"/>
        </table:table-row>
        <table:table-row table:style-name="ro2">
          <table:table-cell office:value-type="string">
            <text:p>õjearẽtobudise </text:p>
          </table:table-cell>
          <table:table-cell office:value-type="string">
            <text:p>õˈhẽ́ɑ̃.ɾẽ́tõ.búdi.se E][õˈhẽ́ɑ̃.ɾẽ́tṍ.búdí.sé J </text:p>
          </table:table-cell>
          <table:table-cell office:value-type="string">
            <text:p>v.i. </text:p>
          </table:table-cell>
          <table:table-cell office:value-type="string">
            <text:p>abrirse paso y fluir a otro lugar (el río) </text:p>
          </table:table-cell>
          <table:table-cell table:number-columns-repeated="204"/>
        </table:table-row>
        <table:table-row table:style-name="ro2">
          <table:table-cell office:value-type="string">
            <text:p>õjease </text:p>
          </table:table-cell>
          <table:table-cell office:value-type="string">
            <text:p>õˈhẽ́ɑ̃.sẽ </text:p>
          </table:table-cell>
          <table:table-cell office:value-type="string">
            <text:p>v.i. </text:p>
          </table:table-cell>
          <table:table-cell office:value-type="string">
            <text:p>desaguar </text:p>
          </table:table-cell>
          <table:table-cell table:number-columns-repeated="204"/>
        </table:table-row>
        <table:table-row table:style-name="ro2">
          <table:table-cell office:value-type="string">
            <text:p>õjeatadirujise </text:p>
          </table:table-cell>
          <table:table-cell office:value-type="string">
            <text:p>õˈhẽ́ɑ̃.tɑ́dí.ɾúhí.se E][õˈhẽ́ɑ̃.tɑ́dí.ɾuhí.sé J </text:p>
          </table:table-cell>
          <table:table-cell office:value-type="string">
            <text:p>v.i. </text:p>
          </table:table-cell>
          <table:table-cell office:value-type="string">
            <text:p>estar erosionada </text:p>
          </table:table-cell>
          <table:table-cell table:number-columns-repeated="204"/>
        </table:table-row>
        <table:table-row table:style-name="ro2">
          <table:table-cell office:value-type="string">
            <text:p>õjeatadise </text:p>
          </table:table-cell>
          <table:table-cell office:value-type="string">
            <text:p>ṍhẽ́ɑ̃.ˈtɑ́di.se E][õˈhẽ́ɑ̃.tɑ́dí.sé J </text:p>
          </table:table-cell>
          <table:table-cell office:value-type="string">
            <text:p>v.i. </text:p>
          </table:table-cell>
          <table:table-cell office:value-type="string">
            <text:p>abrirse paso y fluir a otro lugar (el río) </text:p>
          </table:table-cell>
          <table:table-cell table:number-columns-repeated="204"/>
        </table:table-row>
        <table:table-row table:style-name="ro2">
          <table:table-cell office:value-type="string">
            <text:p>õjeca </text:p>
          </table:table-cell>
          <table:table-cell office:value-type="string">
            <text:p>õˈhẽ́kɑ̃ </text:p>
          </table:table-cell>
          <table:table-cell office:value-type="string">
            <text:p>an.s.plural </text:p>
          </table:table-cell>
          <table:table-cell office:value-type="string">
            <text:p>termitas, térmites, termes </text:p>
          </table:table-cell>
          <table:table-cell table:number-columns-repeated="204"/>
        </table:table-row>
        <table:table-row table:style-name="ro2">
          <table:table-cell office:value-type="string">
            <text:p>õjeca_gaa </text:p>
          </table:table-cell>
          <table:table-cell office:value-type="string">
            <text:p>õˈhẽ́kɑ̃.gɑ́ɑ́ E][õˈhẽ́kɑ̃.gɑ́ɑ́ J </text:p>
          </table:table-cell>
          <table:table-cell office:value-type="string">
            <text:p>an. </text:p>
          </table:table-cell>
          <table:table-cell office:value-type="string">
            <text:p>especie de halcón </text:p>
          </table:table-cell>
          <table:table-cell table:number-columns-repeated="204"/>
        </table:table-row>
        <table:table-row table:style-name="ro2">
          <table:table-cell office:value-type="string">
            <text:p>õjecoa </text:p>
          </table:table-cell>
          <table:table-cell office:value-type="string">
            <text:p>ṍˈhẽ́kõɑ̃ </text:p>
          </table:table-cell>
          <table:table-cell office:value-type="string">
            <text:p>s.v.inan.s.de masa </text:p>
          </table:table-cell>
          <table:table-cell office:value-type="string">
            <text:p>leche</text:p>
          </table:table-cell>
          <table:table-cell table:number-columns-repeated="204"/>
        </table:table-row>
        <table:table-row table:style-name="ro2">
          <table:table-cell office:value-type="string">
            <text:p>õjecoa_misimaa </text:p>
          </table:table-cell>
          <table:table-cell office:value-type="string">
            <text:p>õˈhẽ́kõɑ̃.mĩsĩ́.mɑ̃́ E][õˈhẽ́kõɑ̃.mĩsĩ́.mɑ̃ J </text:p>
          </table:table-cell>
          <table:table-cell office:value-type="string">
            <text:p>inan. </text:p>
          </table:table-cell>
          <table:table-cell office:value-type="string">
            <text:p>especie de bejuco (maleza, tiene una flor amarilla)</text:p>
          </table:table-cell>
          <table:table-cell table:number-columns-repeated="204"/>
        </table:table-row>
        <table:table-row table:style-name="ro2">
          <table:table-cell office:value-type="string">
            <text:p>Õjecoa_riaga </text:p>
          </table:table-cell>
          <table:table-cell office:value-type="string">
            <text:p>õhẽ́kõɑ̃.ˈɾíɑ́gɑ́ E][õˈhẽ́kõɑ̃.ɾíɑ́gɑ́ J </text:p>
          </table:table-cell>
          <table:table-cell office:value-type="string">
            <text:p>inan. </text:p>
          </table:table-cell>
          <table:table-cell office:value-type="string">
            <text:p>río Amazonas </text:p>
          </table:table-cell>
          <table:table-cell table:number-columns-repeated="204"/>
        </table:table-row>
        <table:table-row table:style-name="ro2">
          <table:table-cell office:value-type="string">
            <text:p>õjeore </text:p>
          </table:table-cell>
          <table:table-cell office:value-type="string">
            <text:p>ˈṍhẽ.õ.ɾẽ E][õˈhẽ́.ṍ.ɾẽ́ J </text:p>
          </table:table-cell>
          <table:table-cell office:value-type="string">
            <text:p>v.caus. </text:p>
          </table:table-cell>
          <table:table-cell office:value-type="string">
            <text:p>desaguar </text:p>
          </table:table-cell>
          <table:table-cell table:number-columns-repeated="204"/>
        </table:table-row>
        <table:table-row table:style-name="ro2">
          <table:table-cell office:value-type="string">
            <text:p>õjeparoori </text:p>
          </table:table-cell>
          <table:table-cell office:value-type="string">
            <text:p>ˈṍhẽ.pɑɾóo.ɾi E][õhẽ́.ˈpɑ́ɾoo.ɾi J </text:p>
          </table:table-cell>
          <table:table-cell office:value-type="string">
            <text:p>inan.pl. </text:p>
          </table:table-cell>
          <table:table-cell office:value-type="string">
            <text:p>bustos caídos (por la vejez) </text:p>
          </table:table-cell>
          <table:table-cell table:number-columns-repeated="204"/>
        </table:table-row>
        <table:table-row table:style-name="ro2">
          <table:table-cell office:value-type="string">
            <text:p>ojo </text:p>
          </table:table-cell>
          <table:table-cell office:value-type="string">
            <text:p>oˈhó </text:p>
          </table:table-cell>
          <table:table-cell office:value-type="string">
            <text:p>inan.f.n.esp. </text:p>
          </table:table-cell>
          <table:table-cell office:value-type="string">
            <text:p>bananos </text:p>
          </table:table-cell>
          <table:table-cell table:number-columns-repeated="204"/>
        </table:table-row>
        <table:table-row table:style-name="ro2">
          <table:table-cell office:value-type="string">
            <text:p>ojojure </text:p>
          </table:table-cell>
          <table:table-cell office:value-type="string">
            <text:p>oˈhó.hú.ɾé E][oˈhó.hú.ɾe J </text:p>
          </table:table-cell>
          <table:table-cell office:value-type="string">
            <text:p>inan. </text:p>
          </table:table-cell>
          <table:table-cell office:value-type="string">
            <text:p>racimo de banano, plátano </text:p>
          </table:table-cell>
          <table:table-cell table:number-columns-repeated="204"/>
        </table:table-row>
        <table:table-row table:style-name="ro2">
          <table:table-cell office:value-type="string">
            <text:p>ojojũu </text:p>
          </table:table-cell>
          <table:table-cell office:value-type="string">
            <text:p>oˈhó.hṹṹ E][oˈhó.hṹũ J </text:p>
          </table:table-cell>
          <table:table-cell office:value-type="string">
            <text:p>inan.f.n.esp. </text:p>
          </table:table-cell>
          <table:table-cell office:value-type="string">
            <text:p>hojas de banano </text:p>
          </table:table-cell>
          <table:table-cell table:number-columns-repeated="2"/>
          <table:table-cell office:value-type="string">
            <text:p>ntg BARS,91 hũro ‘leaf’ 4.1 Salient features of classifiers. Botanical. no.145; (hũ-ro) ‘leaves-s’ no.172; (-ro) ‘singularizer’ 2.1 Nouns. p.20bot.; </text:p>
          </table:table-cell>
          <table:table-cell table:number-columns-repeated="201"/>
        </table:table-row>
        <table:table-row table:style-name="ro2">
          <table:table-cell office:value-type="string">
            <text:p>ojojũu_yai </text:p>
          </table:table-cell>
          <table:table-cell office:value-type="string">
            <text:p>ohó.ˈhṹũ.dʒɑ́í E][oˈhó.hṹ.dʒɑ́i J </text:p>
          </table:table-cell>
          <table:table-cell office:value-type="string">
            <text:p>an. </text:p>
          </table:table-cell>
          <table:table-cell office:value-type="string">
            <text:p>ocelote </text:p>
          </table:table-cell>
          <table:table-cell office:value-type="string">
            <text:p>Felis tigrina</text:p>
          </table:table-cell>
          <table:table-cell table:number-columns-repeated="203"/>
        </table:table-row>
        <table:table-row table:style-name="ro2">
          <table:table-cell office:value-type="string">
            <text:p>ojojũurʉcʉ </text:p>
          </table:table-cell>
          <table:table-cell office:value-type="string">
            <text:p>oˈhó.hṹũ.ɾɨkɨ́ E][ohó.ˈhṹũ.ɾɨ́kɨ́ J </text:p>
          </table:table-cell>
          <table:table-cell office:value-type="string">
            <text:p>inan. </text:p>
          </table:table-cell>
          <table:table-cell office:value-type="string">
            <text:p>especie de yuca brava</text:p>
          </table:table-cell>
          <table:table-cell table:number-columns-repeated="204"/>
        </table:table-row>
        <table:table-row table:style-name="ro2">
          <table:table-cell office:value-type="string">
            <text:p>ojoño </text:p>
          </table:table-cell>
          <table:table-cell office:value-type="string">
            <text:p>oˈhó.ɲṍ E][oˈhó.ɲõ J </text:p>
          </table:table-cell>
          <table:table-cell office:value-type="string">
            <text:p>inan. </text:p>
          </table:table-cell>
          <table:table-cell office:value-type="string">
            <text:p>mata de plátano </text:p>
          </table:table-cell>
          <table:table-cell table:number-columns-repeated="204"/>
        </table:table-row>
        <table:table-row table:style-name="ro2">
          <table:table-cell office:value-type="string">
            <text:p>ojoquee </text:p>
          </table:table-cell>
          <table:table-cell office:value-type="string">
            <text:p>ˈóˈhó.ke E][óˈhó.kée J </text:p>
          </table:table-cell>
          <table:table-cell office:value-type="string">
            <text:p>inan. </text:p>
          </table:table-cell>
          <table:table-cell office:value-type="string">
            <text:p>tallo y hoja del plátano (se utiliza solamente el tallo para sostener las partes que cuelgan de la corona de la danza)</text:p>
          </table:table-cell>
          <table:table-cell table:number-columns-repeated="204"/>
        </table:table-row>
        <table:table-row table:style-name="ro2">
          <table:table-cell office:value-type="string">
            <text:p>ojorica </text:p>
          </table:table-cell>
          <table:table-cell office:value-type="string">
            <text:p>oˈhó.ɾikɑ E][oˈhó.ɾikɑ J </text:p>
          </table:table-cell>
          <table:table-cell office:value-type="string">
            <text:p>inan.f.n.esp. </text:p>
          </table:table-cell>
          <table:table-cell office:value-type="string">
            <text:p>maíz </text:p>
          </table:table-cell>
          <table:table-cell office:value-type="string">
            <text:p>Zea Mays L., (sin.) Mays Zea (Gaetn), M. americana (Baumgaertner) </text:p>
          </table:table-cell>
          <table:table-cell/>
          <table:table-cell office:value-type="string">
            <text:p>ntg BARS,91 ohorika (corn) no.67; </text:p>
          </table:table-cell>
          <table:table-cell table:number-columns-repeated="201"/>
        </table:table-row>
        <table:table-row table:style-name="ro2">
          <table:table-cell office:value-type="string">
            <text:p>ojorica_biti </text:p>
          </table:table-cell>
          <table:table-cell office:value-type="string">
            <text:p>oˈhó.ɾikɑ.bití E][oˈhó.ɾikɑ.bítí J </text:p>
          </table:table-cell>
          <table:table-cell office:value-type="string">
            <text:p>inan.f.n.esp. </text:p>
          </table:table-cell>
          <table:table-cell office:value-type="string">
            <text:p>lágrimas de San Pedro (pepas blancas utilizadas para hacer brazaletes, de una mata la cual tiene hojas parecidas a la mata de maíz) </text:p>
          </table:table-cell>
          <table:table-cell office:value-type="string">
            <text:p>Coix lacryma-Jobi L. , </text:p>
          </table:table-cell>
          <table:table-cell table:number-columns-repeated="203"/>
        </table:table-row>
        <table:table-row table:style-name="ro2">
          <table:table-cell office:value-type="string">
            <text:p>ojorica_jĩco </text:p>
          </table:table-cell>
          <table:table-cell office:value-type="string">
            <text:p>óhó.ɾikɑ́.ˈhĩ́kõ E][oˈhó.ɾikɑ.hĩkṍ J </text:p>
          </table:table-cell>
          <table:table-cell office:value-type="string">
            <text:p>an. </text:p>
          </table:table-cell>
          <table:table-cell office:value-type="string">
            <text:p>especie de oruga </text:p>
          </table:table-cell>
          <table:table-cell/>
          <table:table-cell office:value-type="string">
            <text:p>sc Heliothis zea</text:p>
          </table:table-cell>
          <table:table-cell table:number-columns-repeated="202"/>
        </table:table-row>
        <table:table-row table:style-name="ro2">
          <table:table-cell office:value-type="string">
            <text:p>ojoricaño </text:p>
          </table:table-cell>
          <table:table-cell office:value-type="string">
            <text:p>óˈhó.ɾíkɑ.ɲṍ E][ohó.ɾikɑ.ɲõ J </text:p>
          </table:table-cell>
          <table:table-cell office:value-type="string">
            <text:p>inan. </text:p>
          </table:table-cell>
          <table:table-cell office:value-type="string">
            <text:p>mata de maíz</text:p>
          </table:table-cell>
          <table:table-cell table:number-columns-repeated="204"/>
        </table:table-row>
        <table:table-row table:style-name="ro2">
          <table:table-cell office:value-type="string">
            <text:p>ojoricaro </text:p>
          </table:table-cell>
          <table:table-cell office:value-type="string">
            <text:p>ˈóhó.ɾíkɑ.ɾo E][oˈhó.ɾikɑ.ɾo J </text:p>
          </table:table-cell>
          <table:table-cell office:value-type="string">
            <text:p>inan. </text:p>
          </table:table-cell>
          <table:table-cell office:value-type="string">
            <text:p>mazorca </text:p>
          </table:table-cell>
          <table:table-cell table:number-columns-repeated="204"/>
        </table:table-row>
        <table:table-row table:style-name="ro2">
          <table:table-cell office:value-type="string">
            <text:p>ojoro </text:p>
          </table:table-cell>
          <table:table-cell office:value-type="string">
            <text:p>oˈhó.ɾo </text:p>
          </table:table-cell>
          <table:table-cell office:value-type="string">
            <text:p>inan. </text:p>
          </table:table-cell>
          <table:table-cell office:value-type="string">
            <text:p>una fruta de banano o plátano </text:p>
          </table:table-cell>
          <table:table-cell table:number-columns-repeated="204"/>
        </table:table-row>
        <table:table-row table:style-name="ro2">
          <table:table-cell office:value-type="string">
            <text:p>ojotõo </text:p>
          </table:table-cell>
          <table:table-cell office:value-type="string">
            <text:p>ohó.ˈtṍṍ E][oˈhó.tṍõ J </text:p>
          </table:table-cell>
          <table:table-cell office:value-type="string">
            <text:p>inan. </text:p>
          </table:table-cell>
          <table:table-cell office:value-type="string">
            <text:p>racimo de plátano, banano </text:p>
          </table:table-cell>
          <table:table-cell table:number-columns-repeated="204"/>
        </table:table-row>
        <table:table-row table:style-name="ro2">
          <table:table-cell office:value-type="string">
            <text:p>õnire </text:p>
          </table:table-cell>
          <table:table-cell office:value-type="string">
            <text:p>õˈnĩ́.ɾẽ </text:p>
          </table:table-cell>
          <table:table-cell office:value-type="string">
            <text:p>v.i. </text:p>
          </table:table-cell>
          <table:table-cell office:value-type="string">
            <text:p>roncar</text:p>
          </table:table-cell>
          <table:table-cell table:number-columns-repeated="204"/>
        </table:table-row>
        <table:table-row table:style-name="ro1">
          <table:table-cell office:value-type="string">
            <text:p>õo </text:p>
          </table:table-cell>
          <table:table-cell office:value-type="string">
            <text:p>ṍˈṍ </text:p>
          </table:table-cell>
          <table:table-cell office:value-type="string">
            <text:p>pron.dem.inan. </text:p>
          </table:table-cell>
          <table:table-cell office:value-type="string">
            <text:p>allá </text:p>
          </table:table-cell>
          <table:table-cell table:number-columns-repeated="2"/>
          <table:table-cell office:value-type="string">
            <text:p>ntg BARS,91 õ ‘that’ 2.14. Demonstrative pronouns (inan.) p.32 <text:s/>no.96; </text:p>
          </table:table-cell>
          <table:table-cell table:number-columns-repeated="201"/>
        </table:table-row>
        <table:table-row table:style-name="ro1">
          <table:table-cell office:value-type="string">
            <text:p>õojʉ </text:p>
          </table:table-cell>
          <table:table-cell office:value-type="string">
            <text:p>ṍˈṍ.hɨ̃ </text:p>
          </table:table-cell>
          <table:table-cell office:value-type="string">
            <text:p>adv. </text:p>
          </table:table-cell>
          <table:table-cell office:value-type="string">
            <text:p>allá </text:p>
          </table:table-cell>
          <table:table-cell table:number-columns-repeated="204"/>
        </table:table-row>
        <table:table-row table:style-name="ro2">
          <table:table-cell office:value-type="string">
            <text:p>oore </text:p>
          </table:table-cell>
          <table:table-cell office:value-type="string">
            <text:p>óˈó.ɾe </text:p>
          </table:table-cell>
          <table:table-cell office:value-type="string">
            <text:p>v.caus. </text:p>
          </table:table-cell>
          <table:table-cell office:value-type="string">
            <text:p>agujerear </text:p>
          </table:table-cell>
          <table:table-cell table:number-columns-repeated="204"/>
        </table:table-row>
        <table:table-row table:style-name="ro2">
          <table:table-cell office:value-type="string">
            <text:p>orire </text:p>
          </table:table-cell>
          <table:table-cell office:value-type="string">
            <text:p>ph ˈoɾí.ɾe </text:p>
          </table:table-cell>
          <table:table-cell office:value-type="string">
            <text:p>v.i. </text:p>
          </table:table-cell>
          <table:table-cell office:value-type="string">
            <text:p>caer en un hueco o una enramada sin darse cuenta </text:p>
          </table:table-cell>
          <table:table-cell table:number-columns-repeated="204"/>
        </table:table-row>
        <table:table-row table:style-name="ro2">
          <table:table-cell office:value-type="string">
            <text:p>osimo </text:p>
          </table:table-cell>
          <table:table-cell office:value-type="string">
            <text:p>ˈósĩmõ </text:p>
          </table:table-cell>
          <table:table-cell office:value-type="string">
            <text:p>f. </text:p>
          </table:table-cell>
          <table:table-cell office:value-type="string">
            <text:p>cuñada </text:p>
          </table:table-cell>
          <table:table-cell/>
          <table:table-cell office:value-type="string">
            <text:p>va õsimo , uv E , vn J , ph õˈsĩ́mṍ </text:p>
          </table:table-cell>
          <table:table-cell table:number-columns-repeated="202"/>
        </table:table-row>
        <table:table-row table:style-name="ro2">
          <table:table-cell office:value-type="string">
            <text:p>õsimo </text:p>
          </table:table-cell>
          <table:table-cell table:number-columns-repeated="4"/>
          <table:table-cell office:value-type="string">
            <text:p>uv J</text:p>
          </table:table-cell>
          <table:table-cell table:number-columns-repeated="202"/>
        </table:table-row>
        <table:table-row table:style-name="ro2">
          <table:table-cell office:value-type="string">
            <text:p>oso </text:p>
          </table:table-cell>
          <table:table-cell office:value-type="string">
            <text:p>oˈsó </text:p>
          </table:table-cell>
          <table:table-cell office:value-type="string">
            <text:p>an. </text:p>
          </table:table-cell>
          <table:table-cell office:value-type="string">
            <text:p>murciélago </text:p>
          </table:table-cell>
          <table:table-cell office:value-type="string">
            <text:p>O. Chiroptera </text:p>
          </table:table-cell>
          <table:table-cell table:number-columns-repeated="203"/>
        </table:table-row>
        <table:table-row table:style-name="ro2">
          <table:table-cell office:value-type="string">
            <text:p>oso_wãmʉ </text:p>
          </table:table-cell>
          <table:table-cell office:value-type="string">
            <text:p>oˈsó.wɑ̃́mɨ̃́ E][oˈsó.wɑ̃́mɨ̃ J </text:p>
          </table:table-cell>
          <table:table-cell office:value-type="string">
            <text:p>inan.f.n.esp. </text:p>
          </table:table-cell>
          <table:table-cell office:value-type="string">
            <text:p>frutos |boso wãmʉ|r (especie negro y amargo que alimenta a los peces) </text:p>
          </table:table-cell>
          <table:table-cell office:value-type="string">
            <text:p>F. Icacináceas, Poraqueiba paraensis, Poraqueiba sericea </text:p>
          </table:table-cell>
          <table:table-cell table:number-columns-repeated="203"/>
        </table:table-row>
        <table:table-row table:style-name="ro2">
          <table:table-cell office:value-type="string">
            <text:p>osoa </text:p>
          </table:table-cell>
          <table:table-cell office:value-type="string">
            <text:p>oˈsóɑ </text:p>
          </table:table-cell>
          <table:table-cell office:value-type="string">
            <text:p>inan.f.n.esp. </text:p>
          </table:table-cell>
          <table:table-cell office:value-type="string">
            <text:p>hongos |bosoa|r (especie café y comestible) </text:p>
          </table:table-cell>
          <table:table-cell table:number-columns-repeated="204"/>
        </table:table-row>
        <table:table-row table:style-name="ro2">
          <table:table-cell office:value-type="string">
            <text:p>ote </text:p>
          </table:table-cell>
          <table:table-cell office:value-type="string">
            <text:p>oˈté </text:p>
          </table:table-cell>
          <table:table-cell office:value-type="string">
            <text:p>s.v.inan.f.n.esp. </text:p>
          </table:table-cell>
          <table:table-cell office:value-type="string">
            <text:p>cultivos </text:p>
          </table:table-cell>
          <table:table-cell table:number-columns-repeated="204"/>
        </table:table-row>
        <table:table-row table:style-name="ro2">
          <table:table-cell office:value-type="string">
            <text:p>õteabʉ </text:p>
          </table:table-cell>
          <table:table-cell office:value-type="string">
            <text:p>õˈtẽ́ɑ̃.bɨ </text:p>
          </table:table-cell>
          <table:table-cell/>
          <table:table-cell office:value-type="string">
            <text:p>especie de balso (utilizado para el bastón del baile) </text:p>
          </table:table-cell>
          <table:table-cell office:value-type="string">
            <text:p>Ochroma lagopus Sw., Ochroma obtusa Rowlee</text:p>
          </table:table-cell>
          <table:table-cell office:value-type="string">
            <text:p>va õteobʉ , ps inan. , </text:p>
          </table:table-cell>
          <table:table-cell table:number-columns-repeated="202"/>
        </table:table-row>
        <table:table-row table:style-name="ro2">
          <table:table-cell office:value-type="string">
            <text:p>õtease </text:p>
          </table:table-cell>
          <table:table-cell office:value-type="string">
            <text:p>õˈtẽ́ɑ̃.sẽ </text:p>
          </table:table-cell>
          <table:table-cell office:value-type="string">
            <text:p>v.i. </text:p>
          </table:table-cell>
          <table:table-cell office:value-type="string">
            <text:p>(estar) madura (guama) </text:p>
          </table:table-cell>
          <table:table-cell table:number-columns-repeated="204"/>
        </table:table-row>
        <table:table-row table:style-name="ro1">
          <table:table-cell office:value-type="string">
            <text:p>õteobʉ</text:p>
          </table:table-cell>
          <table:table-cell table:number-columns-repeated="207"/>
        </table:table-row>
        <table:table-row table:style-name="ro2">
          <table:table-cell office:value-type="string">
            <text:p>otere </text:p>
          </table:table-cell>
          <table:table-cell office:value-type="string">
            <text:p>oˈté.ɾe </text:p>
          </table:table-cell>
          <table:table-cell office:value-type="string">
            <text:p>v.t. </text:p>
          </table:table-cell>
          <table:table-cell office:value-type="string">
            <text:p>sembrar</text:p>
          </table:table-cell>
          <table:table-cell table:number-columns-repeated="204"/>
        </table:table-row>
        <table:table-row table:style-name="ro2">
          <table:table-cell office:value-type="string">
            <text:p>otire </text:p>
          </table:table-cell>
          <table:table-cell office:value-type="string">
            <text:p>oˈtí.ɾe </text:p>
          </table:table-cell>
          <table:table-cell office:value-type="string">
            <text:p>v.i. </text:p>
          </table:table-cell>
          <table:table-cell office:value-type="string">
            <text:p>llorar </text:p>
          </table:table-cell>
          <table:table-cell table:number-columns-repeated="204"/>
        </table:table-row>
        <table:table-row table:style-name="ro2">
          <table:table-cell office:value-type="string">
            <text:p>oyoare </text:p>
          </table:table-cell>
          <table:table-cell/>
          <table:table-cell office:value-type="string">
            <text:p>v.i. </text:p>
          </table:table-cell>
          <table:table-cell office:value-type="string">
            <text:p>temblar por miedo </text:p>
          </table:table-cell>
          <table:table-cell/>
          <table:table-cell office:value-type="string">
            <text:p>va nanare <text:s/>,vn E, J <text:s/>,uv YM </text:p>
          </table:table-cell>
          <table:table-cell table:number-columns-repeated="202"/>
        </table:table-row>
        <table:table-row table:style-name="ro2">
          <table:table-cell office:value-type="string">
            <text:p>papapa </text:p>
          </table:table-cell>
          <table:table-cell office:value-type="string">
            <text:p>pɑˈpɑ́pɑ </text:p>
          </table:table-cell>
          <table:table-cell office:value-type="string">
            <text:p>an. </text:p>
          </table:table-cell>
          <table:table-cell office:value-type="string">
            <text:p>especie de rana (comestible) </text:p>
          </table:table-cell>
          <table:table-cell table:number-columns-repeated="204"/>
        </table:table-row>
        <table:table-row table:style-name="ro2">
          <table:table-cell office:value-type="string">
            <text:p>papayabʉ </text:p>
          </table:table-cell>
          <table:table-cell office:value-type="string">
            <text:p>pɑˈpɑ́dʒɑ.bɨ </text:p>
          </table:table-cell>
          <table:table-cell office:value-type="string">
            <text:p>inan. </text:p>
          </table:table-cell>
          <table:table-cell office:value-type="string">
            <text:p>papayo </text:p>
          </table:table-cell>
          <table:table-cell office:value-type="string">
            <text:p>Carica papaya L. , </text:p>
          </table:table-cell>
          <table:table-cell office:value-type="string">
            <text:p>uv ESP </text:p>
          </table:table-cell>
          <table:table-cell table:number-columns-repeated="202"/>
        </table:table-row>
        <table:table-row table:style-name="ro2">
          <table:table-cell office:value-type="string">
            <text:p>papera </text:p>
          </table:table-cell>
          <table:table-cell office:value-type="string">
            <text:p>pɑˈpéɾɑ </text:p>
          </table:table-cell>
          <table:table-cell office:value-type="string">
            <text:p>inan.f.n.esp. </text:p>
          </table:table-cell>
          <table:table-cell office:value-type="string">
            <text:p>papel </text:p>
          </table:table-cell>
          <table:table-cell/>
          <table:table-cell office:value-type="string">
            <text:p>uv ESP </text:p>
          </table:table-cell>
          <table:table-cell table:number-columns-repeated="202"/>
        </table:table-row>
        <table:table-row table:style-name="ro2">
          <table:table-cell office:value-type="string">
            <text:p>paperajataro </text:p>
          </table:table-cell>
          <table:table-cell office:value-type="string">
            <text:p>pɑˈpéɾɑ.hɑtɑ́ɾó </text:p>
          </table:table-cell>
          <table:table-cell office:value-type="string">
            <text:p>inan. </text:p>
          </table:table-cell>
          <table:table-cell office:value-type="string">
            <text:p>caja de cartón </text:p>
          </table:table-cell>
          <table:table-cell/>
          <table:table-cell office:value-type="string">
            <text:p>va paperarãca , uv E , vn J , ph pɑˈpéɾɑ.ɾɑ̃́kɑ̃́ </text:p>
          </table:table-cell>
          <table:table-cell table:number-columns-repeated="202"/>
        </table:table-row>
        <table:table-row table:style-name="ro2">
          <table:table-cell office:value-type="string">
            <text:p>paperatuti </text:p>
          </table:table-cell>
          <table:table-cell office:value-type="string">
            <text:p>ˈpɑpéɾɑ́.tútí </text:p>
          </table:table-cell>
          <table:table-cell office:value-type="string">
            <text:p>inan. </text:p>
          </table:table-cell>
          <table:table-cell office:value-type="string">
            <text:p>libro </text:p>
          </table:table-cell>
          <table:table-cell table:number-columns-repeated="204"/>
        </table:table-row>
        <table:table-row table:style-name="ro2">
          <table:table-cell office:value-type="string">
            <text:p>payayu </text:p>
          </table:table-cell>
          <table:table-cell office:value-type="string">
            <text:p>pɑ́ˈdʒɑ́dʒú </text:p>
          </table:table-cell>
          <table:table-cell office:value-type="string">
            <text:p>an. </text:p>
          </table:table-cell>
          <table:table-cell office:value-type="string">
            <text:p>especie de rana (venenosa, no comestible)</text:p>
          </table:table-cell>
          <table:table-cell table:number-columns-repeated="204"/>
        </table:table-row>
        <table:table-row table:style-name="ro2">
          <table:table-cell office:value-type="string">
            <text:p>pẽ_yai </text:p>
          </table:table-cell>
          <table:table-cell office:value-type="string">
            <text:p>ˈpẽ́ẽ́.dʒɑ́i </text:p>
          </table:table-cell>
          <table:table-cell office:value-type="string">
            <text:p>an. </text:p>
          </table:table-cell>
          <table:table-cell office:value-type="string">
            <text:p>zorro vinagre </text:p>
          </table:table-cell>
          <table:table-cell/>
          <table:table-cell office:value-type="string">
            <text:p>sc Speothos venaticus</text:p>
          </table:table-cell>
          <table:table-cell table:number-columns-repeated="202"/>
        </table:table-row>
        <table:table-row table:style-name="ro2">
          <table:table-cell office:value-type="string">
            <text:p>Peuʉ </text:p>
          </table:table-cell>
          <table:table-cell office:value-type="string">
            <text:p>ˈpéú.ɨ́ </text:p>
          </table:table-cell>
          <table:table-cell office:value-type="string">
            <text:p>inan. </text:p>
          </table:table-cell>
          <table:table-cell office:value-type="string">
            <text:p>cerro en la cabecera del caño Cananarí</text:p>
          </table:table-cell>
          <table:table-cell table:number-columns-repeated="204"/>
        </table:table-row>
        <table:table-row table:style-name="ro2">
          <table:table-cell office:value-type="string">
            <text:p>piacũru </text:p>
          </table:table-cell>
          <table:table-cell office:value-type="string">
            <text:p>ˈpíɑkũɾũ </text:p>
          </table:table-cell>
          <table:table-cell office:value-type="string">
            <text:p>an. </text:p>
          </table:table-cell>
          <table:table-cell office:value-type="string">
            <text:p>pájaro monjita piquirroja, monjita cantora (tiene plumas del color gris con un pico del color rojo, canta bien) </text:p>
          </table:table-cell>
          <table:table-cell/>
          <table:table-cell office:value-type="string">
            <text:p>sc Monasa spp. </text:p>
          </table:table-cell>
          <table:table-cell table:number-columns-repeated="202"/>
        </table:table-row>
        <table:table-row table:style-name="ro2">
          <table:table-cell office:value-type="string">
            <text:p>pica </text:p>
          </table:table-cell>
          <table:table-cell office:value-type="string">
            <text:p>píˈkɑ́ </text:p>
          </table:table-cell>
          <table:table-cell office:value-type="string">
            <text:p>inan. </text:p>
          </table:table-cell>
          <table:table-cell office:value-type="string">
            <text:p>chirimoya </text:p>
          </table:table-cell>
          <table:table-cell/>
          <table:table-cell office:value-type="string">
            <text:p>sc Anona spp. </text:p>
          </table:table-cell>
          <table:table-cell table:number-columns-repeated="202"/>
        </table:table-row>
        <table:table-row table:style-name="ro2">
          <table:table-cell office:value-type="string">
            <text:p>picaʉ </text:p>
          </table:table-cell>
          <table:table-cell office:value-type="string">
            <text:p>piˈkɑ́.ɨ́ </text:p>
          </table:table-cell>
          <table:table-cell office:value-type="string">
            <text:p>inan. </text:p>
          </table:table-cell>
          <table:table-cell office:value-type="string">
            <text:p>chirimoyo, chirimoya </text:p>
          </table:table-cell>
          <table:table-cell office:value-type="string">
            <text:p>Anona spp. , </text:p>
          </table:table-cell>
          <table:table-cell table:number-columns-repeated="203"/>
        </table:table-row>
        <table:table-row table:style-name="ro2">
          <table:table-cell office:value-type="string">
            <text:p>pisacʉ, pisaco </text:p>
          </table:table-cell>
          <table:table-cell office:value-type="string">
            <text:p>piˈsɑ́k.ɨ́ </text:p>
          </table:table-cell>
          <table:table-cell office:value-type="string">
            <text:p>m., f. </text:p>
          </table:table-cell>
          <table:table-cell office:value-type="string">
            <text:p>gato, gata </text:p>
          </table:table-cell>
          <table:table-cell office:value-type="string">
            <text:p>F. Felidae, Felis domesticus </text:p>
          </table:table-cell>
          <table:table-cell table:number-columns-repeated="203"/>
        </table:table-row>
        <table:table-row table:style-name="ro2">
          <table:table-cell office:value-type="string">
            <text:p>pojoo </text:p>
          </table:table-cell>
          <table:table-cell office:value-type="string">
            <text:p>ˈpóʔhoooo </text:p>
          </table:table-cell>
          <table:table-cell office:value-type="string">
            <text:p>onom. </text:p>
          </table:table-cell>
          <table:table-cell office:value-type="string">
            <text:p>sonido de cañonazos o fuego de revólver, escopeta, artillería</text:p>
          </table:table-cell>
          <table:table-cell table:number-columns-repeated="204"/>
        </table:table-row>
        <table:table-row table:style-name="ro2">
          <table:table-cell office:value-type="string">
            <text:p>poro_poro_ĩi_yise </text:p>
          </table:table-cell>
          <table:table-cell office:value-type="string">
            <text:p>ˈpóɾoo. póɾoo.ĩ́.dʒí.se E][ˈpóɾoo. póɾoo. ĩ́ĩ.dʒí.sé J </text:p>
          </table:table-cell>
          <table:table-cell office:value-type="string">
            <text:p>v.t. </text:p>
          </table:table-cell>
          <table:table-cell office:value-type="string">
            <text:p>tronar </text:p>
          </table:table-cell>
          <table:table-cell table:number-columns-repeated="204"/>
        </table:table-row>
        <table:table-row table:style-name="ro2">
          <table:table-cell office:value-type="string">
            <text:p>poto_poto </text:p>
          </table:table-cell>
          <table:table-cell office:value-type="string">
            <text:p>poˈtó.poˈtó </text:p>
          </table:table-cell>
          <table:table-cell office:value-type="string">
            <text:p>onom. </text:p>
          </table:table-cell>
          <table:table-cell office:value-type="string">
            <text:p>sonido de caída de fruta de un árbol </text:p>
          </table:table-cell>
          <table:table-cell table:number-columns-repeated="204"/>
        </table:table-row>
        <table:table-row table:style-name="ro2">
          <table:table-cell office:value-type="string">
            <text:p>potorijuria </text:p>
          </table:table-cell>
          <table:table-cell office:value-type="string">
            <text:p>ˈpótó.ɾi.huɾíɑ́ E][ˈpótó.ɾi.húuɾiɑ J </text:p>
          </table:table-cell>
          <table:table-cell office:value-type="string">
            <text:p>s.v.inan. </text:p>
          </table:table-cell>
          <table:table-cell office:value-type="string">
            <text:p>cartucho de dinamita </text:p>
          </table:table-cell>
          <table:table-cell table:number-columns-repeated="204"/>
        </table:table-row>
        <table:table-row table:style-name="ro2">
          <table:table-cell office:value-type="string">
            <text:p>potose </text:p>
          </table:table-cell>
          <table:table-cell office:value-type="string">
            <text:p>póˈtó.se E][póˈtó.sé J </text:p>
          </table:table-cell>
          <table:table-cell office:value-type="string">
            <text:p>v.i. </text:p>
          </table:table-cell>
          <table:table-cell office:value-type="string">
            <text:p>explotarse </text:p>
          </table:table-cell>
          <table:table-cell table:number-columns-repeated="204"/>
        </table:table-row>
        <table:table-row table:style-name="ro2">
          <table:table-cell office:value-type="string">
            <text:p>pu_pu </text:p>
          </table:table-cell>
          <table:table-cell/>
          <table:table-cell office:value-type="string">
            <text:p>onom. </text:p>
          </table:table-cell>
          <table:table-cell office:value-type="string">
            <text:p>canto del pájaro paragüero amazónico</text:p>
          </table:table-cell>
          <table:table-cell table:number-columns-repeated="204"/>
        </table:table-row>
        <table:table-row table:style-name="ro2">
          <table:table-cell office:value-type="string">
            <text:p>quẽa_duuwaare </text:p>
          </table:table-cell>
          <table:table-cell office:value-type="string">
            <text:p>ˈkẽ́ɑ̃́.dúú.wɑ́ɑ.ɾe </text:p>
          </table:table-cell>
          <table:table-cell office:value-type="string">
            <text:p>v.t. </text:p>
          </table:table-cell>
          <table:table-cell office:value-type="string">
            <text:p>astillar (tronco al tumbar un árbol)</text:p>
          </table:table-cell>
          <table:table-cell table:number-columns-repeated="204"/>
        </table:table-row>
        <table:table-row table:style-name="ro2">
          <table:table-cell office:value-type="string">
            <text:p>queare </text:p>
          </table:table-cell>
          <table:table-cell office:value-type="string">
            <text:p>ˈkéɑ.ɾe E][ˈkéɑ́.ɾé J </text:p>
          </table:table-cell>
          <table:table-cell office:value-type="string">
            <text:p>v.t. </text:p>
          </table:table-cell>
          <table:table-cell office:value-type="string">
            <text:p>esperar a escondidas para atacar y matar </text:p>
          </table:table-cell>
          <table:table-cell table:number-columns-repeated="2"/>
          <table:table-cell office:value-type="string">
            <text:p>lf caus. </text:p>
          </table:table-cell>
          <table:table-cell table:number-columns-repeated="201"/>
        </table:table-row>
        <table:table-row table:style-name="ro2">
          <table:table-cell office:value-type="string">
            <text:p>quẽare </text:p>
          </table:table-cell>
          <table:table-cell office:value-type="string">
            <text:p>ˈkẽ́ɑ̃́.ɾẽ E][ˈkẽ́ɑ̃́.ɾẽ́ J </text:p>
          </table:table-cell>
          <table:table-cell office:value-type="string">
            <text:p>v.t. </text:p>
          </table:table-cell>
          <table:table-cell office:value-type="string">
            <text:p>cortar palos, árboles rectos (con hacha, para leña, hacer chagra) </text:p>
          </table:table-cell>
          <table:table-cell table:number-columns-repeated="2"/>
          <table:table-cell office:value-type="string">
            <text:p>ntg BARS,91 kẽa ‘chop’ no.307; </text:p>
          </table:table-cell>
          <table:table-cell table:number-columns-repeated="201"/>
        </table:table-row>
        <table:table-row table:style-name="ro2">
          <table:table-cell office:value-type="string">
            <text:p>quẽarʉore </text:p>
          </table:table-cell>
          <table:table-cell office:value-type="string">
            <text:p>ˈkẽ́ɑ̃.ɾɨ́.ó.ɾe E][ˈkẽ́ɑ̃́.ɾɨ́.o.ɾe J </text:p>
          </table:table-cell>
          <table:table-cell office:value-type="string">
            <text:p>v.caus. </text:p>
          </table:table-cell>
          <table:table-cell office:value-type="string">
            <text:p>tumbar y disminuir el trabajo que hay</text:p>
          </table:table-cell>
          <table:table-cell table:number-columns-repeated="204"/>
        </table:table-row>
        <table:table-row table:style-name="ro2">
          <table:table-cell office:value-type="string">
            <text:p>quẽasĩare </text:p>
          </table:table-cell>
          <table:table-cell office:value-type="string">
            <text:p>ˈkẽ́ɑ̃́.sĩ́ɑ̃́.ɾẽ E][ˈkẽ́ɑ̃́.sĩ́ɑ̃.ɾẽ J </text:p>
          </table:table-cell>
          <table:table-cell office:value-type="string">
            <text:p>v.t. </text:p>
          </table:table-cell>
          <table:table-cell office:value-type="string">
            <text:p>pelear mucho causando o haciendo daño al otro</text:p>
          </table:table-cell>
          <table:table-cell table:number-columns-repeated="204"/>
        </table:table-row>
        <table:table-row table:style-name="ro2">
          <table:table-cell office:value-type="string">
            <text:p>quedire </text:p>
          </table:table-cell>
          <table:table-cell office:value-type="string">
            <text:p>ˈkédi.ɾe E][keˈdí.ɾé J </text:p>
          </table:table-cell>
          <table:table-cell office:value-type="string">
            <text:p>v.i.sing. </text:p>
          </table:table-cell>
          <table:table-cell office:value-type="string">
            <text:p>caerse (una cosa, persona) </text:p>
          </table:table-cell>
          <table:table-cell table:number-columns-repeated="204"/>
        </table:table-row>
        <table:table-row table:style-name="ro2">
          <table:table-cell office:value-type="string">
            <text:p>quedisãjase </text:p>
          </table:table-cell>
          <table:table-cell office:value-type="string">
            <text:p>kédi.ˈsɑ̃hɑ̃́.sẽ́ E][ˈkedí.sɑ̃́hɑ̃.sẽ J </text:p>
          </table:table-cell>
          <table:table-cell office:value-type="string">
            <text:p>v.t. </text:p>
          </table:table-cell>
          <table:table-cell office:value-type="string">
            <text:p>infectar </text:p>
          </table:table-cell>
          <table:table-cell table:number-columns-repeated="204"/>
        </table:table-row>
        <table:table-row table:style-name="ro2">
          <table:table-cell office:value-type="string">
            <text:p>quediwãti </text:p>
          </table:table-cell>
          <table:table-cell office:value-type="string">
            <text:p>keˈdíwɑ̃tĩ </text:p>
          </table:table-cell>
          <table:table-cell office:value-type="string">
            <text:p>an. </text:p>
          </table:table-cell>
          <table:table-cell office:value-type="string">
            <text:p>pájaro atila acanelada </text:p>
          </table:table-cell>
          <table:table-cell/>
          <table:table-cell office:value-type="string">
            <text:p>sc Attila cinnamomeus </text:p>
          </table:table-cell>
          <table:table-cell table:number-columns-repeated="202"/>
        </table:table-row>
        <table:table-row table:style-name="ro2">
          <table:table-cell office:value-type="string">
            <text:p>quee </text:p>
          </table:table-cell>
          <table:table-cell office:value-type="string">
            <text:p>ˈkéé </text:p>
          </table:table-cell>
          <table:table-cell office:value-type="string">
            <text:p>an. </text:p>
          </table:table-cell>
          <table:table-cell office:value-type="string">
            <text:p>especie de curbinata </text:p>
          </table:table-cell>
          <table:table-cell table:number-columns-repeated="204"/>
        </table:table-row>
        <table:table-row table:style-name="ro2">
          <table:table-cell office:value-type="string">
            <text:p>queerʉjʉ </text:p>
          </table:table-cell>
          <table:table-cell office:value-type="string">
            <text:p>ˈkée.ɾɨ́hɨ́ E][ˈkéé.ɾɨ́hɨ J </text:p>
          </table:table-cell>
          <table:table-cell office:value-type="string">
            <text:p>inan. </text:p>
          </table:table-cell>
          <table:table-cell office:value-type="string">
            <text:p>ala de pájaro, avión</text:p>
          </table:table-cell>
          <table:table-cell table:number-columns-repeated="204"/>
        </table:table-row>
        <table:table-row table:style-name="ro2">
          <table:table-cell office:value-type="string">
            <text:p>quejeore </text:p>
          </table:table-cell>
          <table:table-cell office:value-type="string">
            <text:p>ˈkéhe.o.ɾe E][keˈhé.ó.ɾé J </text:p>
          </table:table-cell>
          <table:table-cell office:value-type="string">
            <text:p>v.caus. </text:p>
          </table:table-cell>
          <table:table-cell office:value-type="string">
            <text:p>fastidiar </text:p>
          </table:table-cell>
          <table:table-cell table:number-columns-repeated="204"/>
        </table:table-row>
        <table:table-row table:style-name="ro2">
          <table:table-cell office:value-type="string">
            <text:p>quejere </text:p>
          </table:table-cell>
          <table:table-cell office:value-type="string">
            <text:p>ˈkéhe.ɾe E][keˈhé.ɾé J </text:p>
          </table:table-cell>
          <table:table-cell office:value-type="string">
            <text:p>v.i. </text:p>
          </table:table-cell>
          <table:table-cell office:value-type="string">
            <text:p>(estar/sentir) aburrido, aburrida (del trabajo, deportes, el estudio, el viaje largo, una enfermedad) </text:p>
          </table:table-cell>
          <table:table-cell table:number-columns-repeated="2"/>
          <table:table-cell office:value-type="string">
            <text:p>lf caus. </text:p>
          </table:table-cell>
          <table:table-cell table:number-columns-repeated="201"/>
        </table:table-row>
        <table:table-row table:style-name="ro2">
          <table:table-cell office:value-type="string">
            <text:p>quẽna </text:p>
          </table:table-cell>
          <table:table-cell office:value-type="string">
            <text:p>ˈkẽ́nɑ̃́ </text:p>
          </table:table-cell>
          <table:table-cell office:value-type="string">
            <text:p>adv. </text:p>
          </table:table-cell>
          <table:table-cell office:value-type="string">
            <text:p>otra vez </text:p>
          </table:table-cell>
          <table:table-cell table:number-columns-repeated="2"/>
          <table:table-cell office:value-type="string">
            <text:p>ntg BARS,91 kẽda ‘again’, 1.16. Glottal stop. p.16; 2.10. Adverbs. (relative time word) p.30; no.262,282,301,316;</text:p>
          </table:table-cell>
          <table:table-cell table:number-columns-repeated="201"/>
        </table:table-row>
        <table:table-row table:style-name="ro2">
          <table:table-cell office:value-type="string">
            <text:p>quẽnaaca </text:p>
          </table:table-cell>
          <table:table-cell office:value-type="string">
            <text:p>kẽˈnɑ̃́.ɑ̃́kɑ̃ </text:p>
          </table:table-cell>
          <table:table-cell office:value-type="string">
            <text:p>adv. </text:p>
          </table:table-cell>
          <table:table-cell office:value-type="string">
            <text:p>un poco </text:p>
          </table:table-cell>
          <table:table-cell table:number-columns-repeated="204"/>
        </table:table-row>
        <table:table-row table:style-name="ro2">
          <table:table-cell office:value-type="string">
            <text:p>quẽnabecʉ, quẽnabeco </text:p>
          </table:table-cell>
          <table:table-cell office:value-type="string">
            <text:p>kẽ́ˈnɑ̃́.be.k.ɨ </text:p>
          </table:table-cell>
          <table:table-cell office:value-type="string">
            <text:p>s.v.m., f. </text:p>
          </table:table-cell>
          <table:table-cell office:value-type="string">
            <text:p>malo, mala (animal, persona) </text:p>
          </table:table-cell>
          <table:table-cell table:number-columns-repeated="204"/>
        </table:table-row>
        <table:table-row table:style-name="ro1">
          <table:table-cell office:value-type="string">
            <text:p>quẽnacoare </text:p>
          </table:table-cell>
          <table:table-cell office:value-type="string">
            <text:p>ˈkẽnɑ̃́.kó.ɑ́.ɾé </text:p>
          </table:table-cell>
          <table:table-cell office:value-type="string">
            <text:p>v.i. </text:p>
          </table:table-cell>
          <table:table-cell office:value-type="string">
            <text:p>alentarse </text:p>
          </table:table-cell>
          <table:table-cell table:number-columns-repeated="204"/>
        </table:table-row>
        <table:table-row table:style-name="ro2">
          <table:table-cell office:value-type="string">
            <text:p>quẽnaejarũtuacʉ, quẽnaejarũtuaco </text:p>
          </table:table-cell>
          <table:table-cell office:value-type="string">
            <text:p>ˈkẽ́nɑ̃́.éhɑ́.ɾṹtṹ.ɑ́.kɨ́ E][kẽnɑ̃́.éhɑ.ˈɾṹtṹ.ɑ̃.kɨ J </text:p>
          </table:table-cell>
          <table:table-cell office:value-type="string">
            <text:p>s.v.m., f. </text:p>
          </table:table-cell>
          <table:table-cell office:value-type="string">
            <text:p>persona que va recuperando, recupera sobre tiempo </text:p>
          </table:table-cell>
          <table:table-cell table:number-columns-repeated="204"/>
        </table:table-row>
        <table:table-row table:style-name="ro2">
          <table:table-cell office:value-type="string">
            <text:p>quẽnagʉ̃, quẽnagõ </text:p>
          </table:table-cell>
          <table:table-cell office:value-type="string">
            <text:p>kẽ́ˈnɑ̃́.ŋɨ̃ </text:p>
          </table:table-cell>
          <table:table-cell office:value-type="string">
            <text:p>s.v.m., f. </text:p>
          </table:table-cell>
          <table:table-cell office:value-type="string">
            <text:p>persona bonita, guapa, hermosa, linda, elegante (masculino, femenina) </text:p>
          </table:table-cell>
          <table:table-cell table:number-columns-repeated="204"/>
        </table:table-row>
        <table:table-row table:style-name="ro2">
          <table:table-cell office:value-type="string">
            <text:p>quẽnare </text:p>
          </table:table-cell>
          <table:table-cell office:value-type="string">
            <text:p>kẽ́ˈnɑ̃́.ɾẽ </text:p>
          </table:table-cell>
          <table:table-cell office:value-type="string">
            <text:p>v.i. </text:p>
          </table:table-cell>
          <table:table-cell office:value-type="string">
            <text:p>(estar) bien </text:p>
          </table:table-cell>
          <table:table-cell table:number-columns-repeated="2"/>
          <table:table-cell office:value-type="string">
            <text:p>ntg BARS,91 kẽda (good) ‘good’ 2.4. Verbs with only a subject argument. Verbs which occur with sentential subjects p.25; no.11,43,88,89,305,324,325;</text:p>
          </table:table-cell>
          <table:table-cell table:number-columns-repeated="201"/>
        </table:table-row>
        <table:table-row table:style-name="ro2">
          <table:table-cell office:value-type="string">
            <text:p>quẽnarẽtogʉ̃, quẽnarẽtogõ </text:p>
          </table:table-cell>
          <table:table-cell office:value-type="string">
            <text:p>kẽˈnɑ̃́.ɾẽ́tõ.ŋɨ̃ </text:p>
          </table:table-cell>
          <table:table-cell office:value-type="string">
            <text:p>s.v.m., f. </text:p>
          </table:table-cell>
          <table:table-cell office:value-type="string">
            <text:p>buena persona </text:p>
          </table:table-cell>
          <table:table-cell table:number-columns-repeated="204"/>
        </table:table-row>
        <table:table-row table:style-name="ro2">
          <table:table-cell office:value-type="string">
            <text:p>quẽnarẽtore </text:p>
          </table:table-cell>
          <table:table-cell office:value-type="string">
            <text:p>kẽˈnɑ̃́.ɾẽ́tõ.ɾẽ </text:p>
          </table:table-cell>
          <table:table-cell office:value-type="string">
            <text:p>v.i. </text:p>
          </table:table-cell>
          <table:table-cell office:value-type="string">
            <text:p>quedarse bien </text:p>
          </table:table-cell>
          <table:table-cell table:number-columns-repeated="204"/>
        </table:table-row>
        <table:table-row table:style-name="ro2">
          <table:table-cell office:value-type="string">
            <text:p>quẽnari_oca </text:p>
          </table:table-cell>
          <table:table-cell office:value-type="string">
            <text:p>kẽ́ˈnɑ̃́.ɾĩ́.ˈókɑ E][kẽnˈɑ̃́.ɾĩ́.ókɑ́ J </text:p>
          </table:table-cell>
          <table:table-cell office:value-type="string">
            <text:p>adv. </text:p>
          </table:table-cell>
          <table:table-cell office:value-type="string">
            <text:p>cuidadosamente </text:p>
          </table:table-cell>
          <table:table-cell table:number-columns-repeated="204"/>
        </table:table-row>
        <table:table-row table:style-name="ro2">
          <table:table-cell office:value-type="string">
            <text:p>quẽnarimaa_bususe </text:p>
          </table:table-cell>
          <table:table-cell office:value-type="string">
            <text:p>kẽnɑ̃́.ɾĩ́.mɑ̃́ɑ̃.ˈbusú.se E][kẽnɑ̃́.ɾĩ́.mɑ̃.busú.se J </text:p>
          </table:table-cell>
          <table:table-cell office:value-type="string">
            <text:p>s.v.inan. </text:p>
          </table:table-cell>
          <table:table-cell office:value-type="string">
            <text:p>foco </text:p>
          </table:table-cell>
          <table:table-cell table:number-columns-repeated="204"/>
        </table:table-row>
        <table:table-row table:style-name="ro2">
          <table:table-cell office:value-type="string">
            <text:p>quẽnaro </text:p>
          </table:table-cell>
          <table:table-cell office:value-type="string">
            <text:p>kẽ́ˈnɑ̃́.ɾṍ </text:p>
          </table:table-cell>
          <table:table-cell office:value-type="string">
            <text:p>adv. </text:p>
          </table:table-cell>
          <table:table-cell office:value-type="string">
            <text:p>bien </text:p>
          </table:table-cell>
          <table:table-cell table:number-columns-repeated="2"/>
          <table:table-cell office:value-type="string">
            <text:p>ntg BARS,91 //kẽdaro// (good-NOM) ‘well’, <text:s/>2.10. Adverbs. (manner) p30;</text:p>
          </table:table-cell>
          <table:table-cell table:number-columns-repeated="201"/>
        </table:table-row>
        <table:table-row table:style-name="ro2">
          <table:table-cell office:value-type="string">
            <text:p>quẽnaroaca </text:p>
          </table:table-cell>
          <table:table-cell office:value-type="string">
            <text:p>kẽˈnɑ̃́.ɾṍ.ɑ̃́kɑ̃ </text:p>
          </table:table-cell>
          <table:table-cell office:value-type="string">
            <text:p>adv. </text:p>
          </table:table-cell>
          <table:table-cell office:value-type="string">
            <text:p>lentamente </text:p>
          </table:table-cell>
          <table:table-cell table:number-columns-repeated="2"/>
          <table:table-cell office:value-type="string">
            <text:p>ntg BARS,91 kẽdaroaka ‘slowly’ 2.10. Adverbs. (manner) p.30; </text:p>
          </table:table-cell>
          <table:table-cell table:number-columns-repeated="201"/>
        </table:table-row>
        <table:table-row table:style-name="ro2">
          <table:table-cell office:value-type="string">
            <text:p>quẽnarotire </text:p>
          </table:table-cell>
          <table:table-cell office:value-type="string">
            <text:p>kẽˈnɑ̃́.ɾóti.ɾe </text:p>
          </table:table-cell>
          <table:table-cell office:value-type="string">
            <text:p>v.t. </text:p>
          </table:table-cell>
          <table:table-cell office:value-type="string">
            <text:p>mandar (saludos) </text:p>
          </table:table-cell>
          <table:table-cell table:number-columns-repeated="204"/>
        </table:table-row>
        <table:table-row table:style-name="ro2">
          <table:table-cell office:value-type="string">
            <text:p>quẽnase </text:p>
          </table:table-cell>
          <table:table-cell office:value-type="string">
            <text:p>kẽˈnɑ̃́.sẽ </text:p>
          </table:table-cell>
          <table:table-cell office:value-type="string">
            <text:p>s.v.inan. </text:p>
          </table:table-cell>
          <table:table-cell office:value-type="string">
            <text:p>(ser/estar) rico, rica; sabroso, sabrosa, deliciosa (comida) </text:p>
          </table:table-cell>
          <table:table-cell table:number-columns-repeated="204"/>
        </table:table-row>
        <table:table-row table:style-name="ro2">
          <table:table-cell office:value-type="string">
            <text:p>quẽne </text:p>
          </table:table-cell>
          <table:table-cell office:value-type="string">
            <text:p>ˈkẽ́nẽ </text:p>
          </table:table-cell>
          <table:table-cell office:value-type="string">
            <text:p>adv. </text:p>
          </table:table-cell>
          <table:table-cell office:value-type="string">
            <text:p>también </text:p>
          </table:table-cell>
          <table:table-cell table:number-columns-repeated="2"/>
          <table:table-cell office:value-type="string">
            <text:p>ntg BARS,91 kẽde ‘and, also’ p.38, 2.26. Coordinating conjunctions. The word kẽde ‘and, also’ may be used to conjoin noun phrases as in (117) where it describes that he, too (in addition to them), swam, playing.; And-coordination. p.133 no.419; 11.14. Conditional clauses. p.158 no.510; 12.6. Expanding focus. p.175 no.562;</text:p>
          </table:table-cell>
          <table:table-cell table:number-columns-repeated="201"/>
        </table:table-row>
        <table:table-row table:style-name="ro1">
          <table:table-cell office:value-type="string">
            <text:p>quẽnocũure </text:p>
          </table:table-cell>
          <table:table-cell office:value-type="string">
            <text:p>ˈkẽ́nõ.kṹ.ɾẽ E][kẽˈnṍ.kṹũ.ɾẽ J </text:p>
          </table:table-cell>
          <table:table-cell office:value-type="string">
            <text:p>v.t. </text:p>
          </table:table-cell>
          <table:table-cell office:value-type="string">
            <text:p>almacenar (comida, cosas) </text:p>
          </table:table-cell>
          <table:table-cell table:number-columns-repeated="204"/>
        </table:table-row>
        <table:table-row table:style-name="ro2">
          <table:table-cell office:value-type="string">
            <text:p>quẽnore </text:p>
          </table:table-cell>
          <table:table-cell office:value-type="string">
            <text:p>ˈkẽ́nõ.ɾẽ E][kẽˈnṍ.ɾẽ́ J </text:p>
          </table:table-cell>
          <table:table-cell office:value-type="string">
            <text:p>v.t. </text:p>
          </table:table-cell>
          <table:table-cell office:value-type="string">
            <text:p>hacer </text:p>
          </table:table-cell>
          <table:table-cell table:number-columns-repeated="2"/>
          <table:table-cell office:value-type="string">
            <text:p>ntg BARS,91 kẽdo (good.CAUS) ‘make’ 6.8. Causatives. (lexical causative) p.101 no.292; </text:p>
          </table:table-cell>
          <table:table-cell table:number-columns-repeated="201"/>
        </table:table-row>
        <table:table-row table:style-name="ro2">
          <table:table-cell office:value-type="string">
            <text:p>quẽnosãare </text:p>
          </table:table-cell>
          <table:table-cell office:value-type="string">
            <text:p>ˈkẽ́nõ.sɑ̃́ɑ̃́.ɾẽ E][ˈkẽnṍ.sɑ̃́ɑ̃.ɾẽ J </text:p>
          </table:table-cell>
          <table:table-cell office:value-type="string">
            <text:p>v.t. </text:p>
          </table:table-cell>
          <table:table-cell office:value-type="string">
            <text:p>empacar </text:p>
          </table:table-cell>
          <table:table-cell table:number-columns-repeated="204"/>
        </table:table-row>
        <table:table-row table:style-name="ro2">
          <table:table-cell office:value-type="string">
            <text:p>quẽnoyuure </text:p>
          </table:table-cell>
          <table:table-cell office:value-type="string">
            <text:p>ˈkẽ́nõ.dʒúú.ɾe E][ˈkẽnṍ.dʒúu.ɾe J </text:p>
          </table:table-cell>
          <table:table-cell office:value-type="string">
            <text:p>v.t. </text:p>
          </table:table-cell>
          <table:table-cell office:value-type="string">
            <text:p>empacar y esperar a otros </text:p>
          </table:table-cell>
          <table:table-cell table:number-columns-repeated="204"/>
        </table:table-row>
        <table:table-row table:style-name="ro2">
          <table:table-cell office:value-type="string">
            <text:p>quẽnu </text:p>
          </table:table-cell>
          <table:table-cell office:value-type="string">
            <text:p>ˈkẽ́nũ </text:p>
          </table:table-cell>
          <table:table-cell office:value-type="string">
            <text:p>inan.f.n.esp. </text:p>
          </table:table-cell>
          <table:table-cell office:value-type="string">
            <text:p>frutas |bquẽnu|r (comestibles, de color moreno claro, de un árbol silvestre) </text:p>
          </table:table-cell>
          <table:table-cell table:number-columns-repeated="204"/>
        </table:table-row>
        <table:table-row table:style-name="ro2">
          <table:table-cell office:value-type="string">
            <text:p>quẽnuʉ </text:p>
          </table:table-cell>
          <table:table-cell office:value-type="string">
            <text:p>ˈkẽ́nũ.ɨ̃ </text:p>
          </table:table-cell>
          <table:table-cell office:value-type="string">
            <text:p>inan. </text:p>
          </table:table-cell>
          <table:table-cell office:value-type="string">
            <text:p>especie de árbol silvestre (alto con fruta comestible) </text:p>
          </table:table-cell>
          <table:table-cell table:number-columns-repeated="204"/>
        </table:table-row>
        <table:table-row table:style-name="ro2">
          <table:table-cell office:value-type="string">
            <text:p>queore </text:p>
          </table:table-cell>
          <table:table-cell office:value-type="string">
            <text:p>ˈké.o.ɾe E][ˈké.ó.ɾé J </text:p>
          </table:table-cell>
          <table:table-cell office:value-type="string">
            <text:p>v.caus.sing. </text:p>
          </table:table-cell>
          <table:table-cell office:value-type="string">
            <text:p>hacer bajar al suelo </text:p>
          </table:table-cell>
          <table:table-cell table:number-columns-repeated="204"/>
        </table:table-row>
        <table:table-row table:style-name="ro2">
          <table:table-cell office:value-type="string">
            <text:p>quequero </text:p>
          </table:table-cell>
          <table:table-cell office:value-type="string">
            <text:p>keˈkéɾo </text:p>
          </table:table-cell>
          <table:table-cell office:value-type="string">
            <text:p>an. </text:p>
          </table:table-cell>
          <table:table-cell office:value-type="string">
            <text:p>perico colirrojo </text:p>
          </table:table-cell>
          <table:table-cell/>
          <table:table-cell office:value-type="string">
            <text:p>sc Pyrrhura melanura</text:p>
          </table:table-cell>
          <table:table-cell table:number-columns-repeated="202"/>
        </table:table-row>
        <table:table-row table:style-name="ro2">
          <table:table-cell office:value-type="string">
            <text:p>querea </text:p>
          </table:table-cell>
          <table:table-cell office:value-type="string">
            <text:p>kéˈɾéɑ E][ˈkéɾéɑ́ J </text:p>
          </table:table-cell>
          <table:table-cell office:value-type="string">
            <text:p>an. </text:p>
          </table:table-cell>
          <table:table-cell office:value-type="string">
            <text:p>perezoso </text:p>
          </table:table-cell>
          <table:table-cell office:value-type="string">
            <text:p>Bradypus gorgona </text:p>
          </table:table-cell>
          <table:table-cell table:number-columns-repeated="203"/>
        </table:table-row>
        <table:table-row table:style-name="ro2">
          <table:table-cell office:value-type="string">
            <text:p>Querea_yaa_bota </text:p>
          </table:table-cell>
          <table:table-cell office:value-type="string">
            <text:p>ˈkéɾéɑ.dʒɑ́ɑ́.botɑ́ E][ˈkéɾéɑ́.dʒɑ́ɑ.bótɑ́ J </text:p>
          </table:table-cell>
          <table:table-cell office:value-type="string">
            <text:p>inan. </text:p>
          </table:table-cell>
          <table:table-cell office:value-type="string">
            <text:p>cerro en la cabecera del caño Paca (uso: se dice menos que |bWajʉ bota|r) </text:p>
          </table:table-cell>
          <table:table-cell table:number-columns-repeated="204"/>
        </table:table-row>
        <table:table-row table:style-name="ro2">
          <table:table-cell office:value-type="string">
            <text:p>quesore </text:p>
          </table:table-cell>
          <table:table-cell office:value-type="string">
            <text:p>ˈkéso.ɾe E][ˈkesóó.ɾé J </text:p>
          </table:table-cell>
          <table:table-cell office:value-type="string">
            <text:p>v.t. </text:p>
          </table:table-cell>
          <table:table-cell office:value-type="string">
            <text:p>imitar </text:p>
          </table:table-cell>
          <table:table-cell table:number-columns-repeated="204"/>
        </table:table-row>
        <table:table-row table:style-name="ro2">
          <table:table-cell office:value-type="string">
            <text:p>queti </text:p>
          </table:table-cell>
          <table:table-cell office:value-type="string">
            <text:p>ˈkéti E][ˈketí J </text:p>
          </table:table-cell>
          <table:table-cell office:value-type="string">
            <text:p>inan. </text:p>
          </table:table-cell>
          <table:table-cell office:value-type="string">
            <text:p>cuento </text:p>
          </table:table-cell>
          <table:table-cell table:number-columns-repeated="204"/>
        </table:table-row>
        <table:table-row table:style-name="ro2">
          <table:table-cell office:value-type="string">
            <text:p>quia_quia </text:p>
          </table:table-cell>
          <table:table-cell office:value-type="string">
            <text:p>kiɑ́.ˈkiɑ́ </text:p>
          </table:table-cell>
          <table:table-cell office:value-type="string">
            <text:p>onom. </text:p>
          </table:table-cell>
          <table:table-cell office:value-type="string">
            <text:p>llamada para el periquito |bbutuquiria|r</text:p>
          </table:table-cell>
          <table:table-cell table:number-columns-repeated="204"/>
        </table:table-row>
        <table:table-row table:style-name="ro2">
          <table:table-cell office:value-type="string">
            <text:p>quĩi </text:p>
          </table:table-cell>
          <table:table-cell office:value-type="string">
            <text:p>ˈkĩ́ĩ </text:p>
          </table:table-cell>
          <table:table-cell office:value-type="string">
            <text:p>inan.f.n.esp. </text:p>
          </table:table-cell>
          <table:table-cell office:value-type="string">
            <text:p>yuca; yuca brava </text:p>
          </table:table-cell>
          <table:table-cell table:number-columns-repeated="204"/>
        </table:table-row>
        <table:table-row table:style-name="ro2">
          <table:table-cell office:value-type="string">
            <text:p>quĩi_jũu_bibero </text:p>
          </table:table-cell>
          <table:table-cell office:value-type="string">
            <text:p>ˈkĩ́ĩ.hṹṹ.bíbeɾo E][ˈkĩ́ĩ.hṹũ.bíbéɾo J </text:p>
          </table:table-cell>
          <table:table-cell office:value-type="string">
            <text:p>an. </text:p>
          </table:table-cell>
          <table:table-cell office:value-type="string">
            <text:p>especie de grillo (pequeño, moreno, no comestible)</text:p>
          </table:table-cell>
          <table:table-cell table:number-columns-repeated="204"/>
        </table:table-row>
        <table:table-row table:style-name="ro2">
          <table:table-cell office:value-type="string">
            <text:p>quĩi_ñeʉ </text:p>
          </table:table-cell>
          <table:table-cell office:value-type="string">
            <text:p>ˈkĩ́ĩ.ɲẽ́.ɨ̃́ </text:p>
          </table:table-cell>
          <table:table-cell office:value-type="string">
            <text:p>inan. </text:p>
          </table:table-cell>
          <table:table-cell office:value-type="string">
            <text:p>especie de balso (especie de árbol inútil que se encuentra en el rastrojo) </text:p>
          </table:table-cell>
          <table:table-cell table:number-columns-repeated="204"/>
        </table:table-row>
        <table:table-row table:style-name="ro2">
          <table:table-cell office:value-type="string">
            <text:p>quĩi_quĩi </text:p>
          </table:table-cell>
          <table:table-cell office:value-type="string">
            <text:p>ˈkĩ́ĩ́.kĩ́ĩ́ </text:p>
          </table:table-cell>
          <table:table-cell office:value-type="string">
            <text:p>onom. </text:p>
          </table:table-cell>
          <table:table-cell office:value-type="string">
            <text:p>zumbido (sonido de girar o zumbar del la cigarra o chicharra y otros insectos)</text:p>
          </table:table-cell>
          <table:table-cell table:number-columns-repeated="204"/>
        </table:table-row>
        <table:table-row table:style-name="ro2">
          <table:table-cell office:value-type="string">
            <text:p>quĩi_rõnamʉ </text:p>
          </table:table-cell>
          <table:table-cell office:value-type="string">
            <text:p>ˈkĩ́.ɾṍnɑ̃.mɨ̃́ E][ˈkĩ́.ɾṍnɑ̃.mɨ̃ J </text:p>
          </table:table-cell>
          <table:table-cell office:value-type="string">
            <text:p>an. </text:p>
          </table:table-cell>
          <table:table-cell office:value-type="string">
            <text:p>oruga de una especie de mariposa (come las hojas de la mata de yuca brava, de varios colores, comestible) </text:p>
          </table:table-cell>
          <table:table-cell table:number-columns-repeated="204"/>
        </table:table-row>
        <table:table-row table:style-name="ro2">
          <table:table-cell office:value-type="string">
            <text:p>quĩi_yese </text:p>
          </table:table-cell>
          <table:table-cell office:value-type="string">
            <text:p>ˈkĩ́ĩd.ʒesé E][ˈkĩ́ĩ.dʒésé J </text:p>
          </table:table-cell>
          <table:table-cell office:value-type="string">
            <text:p>an. </text:p>
          </table:table-cell>
          <table:table-cell office:value-type="string">
            <text:p>cerrillo </text:p>
          </table:table-cell>
          <table:table-cell table:number-columns-repeated="204"/>
        </table:table-row>
        <table:table-row table:style-name="ro2">
          <table:table-cell office:value-type="string">
            <text:p>quĩibo </text:p>
          </table:table-cell>
          <table:table-cell office:value-type="string">
            <text:p>ˈkĩ́ĩ.bo </text:p>
          </table:table-cell>
          <table:table-cell office:value-type="string">
            <text:p>inan.s.de masa </text:p>
          </table:table-cell>
          <table:table-cell office:value-type="string">
            <text:p>yuca brava dejada en el agua hasta que se ablanda para hacer fariña </text:p>
          </table:table-cell>
          <table:table-cell table:number-columns-repeated="204"/>
        </table:table-row>
        <table:table-row table:style-name="ro2">
          <table:table-cell office:value-type="string">
            <text:p>quĩicajero </text:p>
          </table:table-cell>
          <table:table-cell office:value-type="string">
            <text:p>ˈkĩ́ĩ.kɑ́he.ɾo E][ˈkĩ́ĩ.kɑhé.ɾó J </text:p>
          </table:table-cell>
          <table:table-cell office:value-type="string">
            <text:p>inan. </text:p>
          </table:table-cell>
          <table:table-cell office:value-type="string">
            <text:p>tallo y base del tubérculo de yuca brava </text:p>
          </table:table-cell>
          <table:table-cell table:number-columns-repeated="2"/>
          <table:table-cell office:value-type="string">
            <text:p>ntg BARS,91 -kahero ‘stalk, base of fruit’ 4.1. Salient features of classifiers. Botanical. p.54 no.145;</text:p>
          </table:table-cell>
          <table:table-cell table:number-columns-repeated="201"/>
        </table:table-row>
        <table:table-row table:style-name="ro2">
          <table:table-cell office:value-type="string">
            <text:p>quĩiquee </text:p>
          </table:table-cell>
          <table:table-cell office:value-type="string">
            <text:p>kĩ́ĩ.kée E][ˈkĩ́ĩ.kéé J </text:p>
          </table:table-cell>
          <table:table-cell office:value-type="string">
            <text:p>inan. </text:p>
          </table:table-cell>
          <table:table-cell office:value-type="string">
            <text:p>tallo de la hoja de yuca brava (que une la hoja al tallo de la mata)</text:p>
          </table:table-cell>
          <table:table-cell table:number-columns-repeated="204"/>
        </table:table-row>
        <table:table-row table:style-name="ro2">
          <table:table-cell office:value-type="string">
            <text:p>quĩirʉcʉ </text:p>
          </table:table-cell>
          <table:table-cell office:value-type="string">
            <text:p>ˈkĩ́ĩ.ɾɨkɨ́ E][ˈkĩ́ĩ.ɾɨ́kɨ J </text:p>
          </table:table-cell>
          <table:table-cell office:value-type="string">
            <text:p>inan.f.n.esp. </text:p>
          </table:table-cell>
          <table:table-cell office:value-type="string">
            <text:p>matas de yuca brava </text:p>
          </table:table-cell>
          <table:table-cell table:number-columns-repeated="204"/>
        </table:table-row>
        <table:table-row table:style-name="ro2">
          <table:table-cell office:value-type="string">
            <text:p>quĩje </text:p>
          </table:table-cell>
          <table:table-cell office:value-type="string">
            <text:p>ˈkĩ́ˈh.ẽ́ </text:p>
          </table:table-cell>
          <table:table-cell office:value-type="string">
            <text:p>inan. </text:p>
          </table:table-cell>
          <table:table-cell office:value-type="string">
            <text:p>tamaño de cosa (uso: requiere palabra modificador, por ejemplo: |bno quĩje|r ‘¿de qué tamaño?’)</text:p>
          </table:table-cell>
          <table:table-cell table:number-columns-repeated="204"/>
        </table:table-row>
        <table:table-row table:style-name="ro2">
          <table:table-cell office:value-type="string">
            <text:p>quĩji, quĩjo </text:p>
          </table:table-cell>
          <table:table-cell office:value-type="string">
            <text:p>ˈkĩ́h.ĩ́ </text:p>
          </table:table-cell>
          <table:table-cell office:value-type="string">
            <text:p>m., f. </text:p>
          </table:table-cell>
          <table:table-cell office:value-type="string">
            <text:p>tamaño de ser vivo (uso: frecuentemente ocurre después de un sustantivo, un pronombre interrogativo o pronombre posesivo, por ejemplo: |bĩi quĩji|r ‘tamaño de él’, |bsoo quĩjo|r ‘tamaño de ella’) </text:p>
          </table:table-cell>
          <table:table-cell/>
          <table:table-cell office:value-type="string">
            <text:p>va cʉ̃, cõ , uv J , vn E </text:p>
          </table:table-cell>
          <table:table-cell table:number-columns-repeated="202"/>
        </table:table-row>
        <table:table-row table:style-name="ro2">
          <table:table-cell office:value-type="string">
            <text:p>quĩjiaca / quĩjica, quĩjoca </text:p>
          </table:table-cell>
          <table:table-cell office:value-type="string">
            <text:p>kĩˈh.ĩ́.ɑ̃́kɑ̃ </text:p>
          </table:table-cell>
          <table:table-cell office:value-type="string">
            <text:p>s.v.m., f. </text:p>
          </table:table-cell>
          <table:table-cell office:value-type="string">
            <text:p>(ser/estar) pequeño, pequeña (animal, persona) </text:p>
          </table:table-cell>
          <table:table-cell/>
          <table:table-cell office:value-type="string">
            <text:p>va mojogʉ̃aca, mojogõaca , uv J , vn E , va õcʉ̃ʉca, õcõoca , vn E </text:p>
          </table:table-cell>
          <table:table-cell table:number-columns-repeated="202"/>
        </table:table-row>
        <table:table-row table:style-name="ro2">
          <table:table-cell office:value-type="string">
            <text:p>quiriore </text:p>
          </table:table-cell>
          <table:table-cell office:value-type="string">
            <text:p>ˈkíɾíó.ɾe E][ˈkíɾíó.ɾé J </text:p>
          </table:table-cell>
          <table:table-cell office:value-type="string">
            <text:p>v.t. </text:p>
          </table:table-cell>
          <table:table-cell office:value-type="string">
            <text:p>cosquillar o cosquillear </text:p>
          </table:table-cell>
          <table:table-cell table:number-columns-repeated="204"/>
        </table:table-row>
        <table:table-row table:style-name="ro2">
          <table:table-cell office:value-type="string">
            <text:p>rãca </text:p>
          </table:table-cell>
          <table:table-cell/>
          <table:table-cell office:value-type="string">
            <text:p>pospos. </text:p>
          </table:table-cell>
          <table:table-cell office:value-type="string">
            <text:p>con </text:p>
          </table:table-cell>
          <table:table-cell table:number-columns-repeated="2"/>
          <table:table-cell office:value-type="string">
            <text:p>ntg BARS,91 rãka ‘with’; 5.4. rãka ‘with’ p.68 no.189,190; </text:p>
          </table:table-cell>
          <table:table-cell table:number-columns-repeated="201"/>
        </table:table-row>
        <table:table-row table:style-name="ro2">
          <table:table-cell office:value-type="string">
            <text:p>rãcaagʉ, rãcaago </text:p>
          </table:table-cell>
          <table:table-cell office:value-type="string">
            <text:p>ˈɾɑ̃́kɑ̃.ɑ̃.gɨ́ E][ɾɑ̃ˈkɑ̃́.ɑ̃.gɨ J </text:p>
          </table:table-cell>
          <table:table-cell office:value-type="string">
            <text:p>m., f. </text:p>
          </table:table-cell>
          <table:table-cell office:value-type="string">
            <text:p>él, ella que está con; </text:p>
          </table:table-cell>
          <table:table-cell table:number-columns-repeated="204"/>
        </table:table-row>
        <table:table-row table:style-name="ro2">
          <table:table-cell office:value-type="string">
            <text:p>rãcane </text:p>
          </table:table-cell>
          <table:table-cell office:value-type="string">
            <text:p>ˈɾɑ̃́kɑ̃.nẽ E][ɾɑ̃ˈkɑ̃́.nẽ́ J </text:p>
          </table:table-cell>
          <table:table-cell office:value-type="string">
            <text:p>adv. </text:p>
          </table:table-cell>
          <table:table-cell office:value-type="string">
            <text:p>al mismo tiempo</text:p>
          </table:table-cell>
          <table:table-cell table:number-columns-repeated="204"/>
        </table:table-row>
        <table:table-row table:style-name="ro2">
          <table:table-cell office:value-type="string">
            <text:p>rãioqueare </text:p>
          </table:table-cell>
          <table:table-cell office:value-type="string">
            <text:p>ɾɑ̃́ˈĩ́õ.kéɑ.ɾe E][ɾɑ̃ĩ́ṍ.ˈkéɑ.ɾe J </text:p>
          </table:table-cell>
          <table:table-cell office:value-type="string">
            <text:p>v.i. </text:p>
          </table:table-cell>
          <table:table-cell office:value-type="string">
            <text:p>obscurecer u oscurecer </text:p>
          </table:table-cell>
          <table:table-cell table:number-columns-repeated="204"/>
        </table:table-row>
        <table:table-row table:style-name="ro1">
          <table:table-cell office:value-type="string">
            <text:p>rãiorijʉ </text:p>
          </table:table-cell>
          <table:table-cell office:value-type="string">
            <text:p>ˈɾɑ̃́ĩõ.ɾĩ.hɨ́ E][ɾɑ̃́ĩ́ṍ.ˈɾĩ́.hɨ J </text:p>
          </table:table-cell>
          <table:table-cell office:value-type="string">
            <text:p>s.v.inan. </text:p>
          </table:table-cell>
          <table:table-cell office:value-type="string">
            <text:p>anochecer </text:p>
          </table:table-cell>
          <table:table-cell table:number-columns-repeated="204"/>
        </table:table-row>
        <table:table-row table:style-name="ro2">
          <table:table-cell office:value-type="string">
            <text:p>rãiorocacũuse </text:p>
          </table:table-cell>
          <table:table-cell office:value-type="string">
            <text:p>ˈɾɑ̃́ĩõ.ɾókɑ.kṹ.sẽ E][ɾɑ̃ˈĩ́ṍ.ɾókɑ.kṹ.sẽ́ J </text:p>
          </table:table-cell>
          <table:table-cell office:value-type="string">
            <text:p>v.i. </text:p>
          </table:table-cell>
          <table:table-cell office:value-type="string">
            <text:p>obscurecer u oscurecer </text:p>
          </table:table-cell>
          <table:table-cell table:number-columns-repeated="204"/>
        </table:table-row>
        <table:table-row table:style-name="ro2">
          <table:table-cell office:value-type="string">
            <text:p>rãiorojʉ </text:p>
          </table:table-cell>
          <table:table-cell office:value-type="string">
            <text:p>ɾɑ̃́ˈĩõ.ɾõ.hɨ̃ E][ɾɑ̃ˈĩṍ.ɾṍ.hɨ̃ J </text:p>
          </table:table-cell>
          <table:table-cell office:value-type="string">
            <text:p>s.v.inan. </text:p>
          </table:table-cell>
          <table:table-cell office:value-type="string">
            <text:p>a las seis y media o siete por la noche (cuando ya está oscuro)</text:p>
          </table:table-cell>
          <table:table-cell table:number-columns-repeated="204"/>
        </table:table-row>
        <table:table-row table:style-name="ro2">
          <table:table-cell office:value-type="string">
            <text:p>rãiose </text:p>
          </table:table-cell>
          <table:table-cell office:value-type="string">
            <text:p>ˈɾɑ̃́ĩ́õ.sẽ E][ˈɾɑ̃ĩṍ.sẽ́ J </text:p>
          </table:table-cell>
          <table:table-cell office:value-type="string">
            <text:p>v.i. </text:p>
          </table:table-cell>
          <table:table-cell office:value-type="string">
            <text:p>obscurecer u oscurecer </text:p>
          </table:table-cell>
          <table:table-cell table:number-columns-repeated="204"/>
        </table:table-row>
        <table:table-row table:style-name="ro2">
          <table:table-cell office:value-type="string">
            <text:p>rãiotãmʉore </text:p>
          </table:table-cell>
          <table:table-cell office:value-type="string">
            <text:p>ˈɾɑ̃́ĩõ.tɑ̃́mɨ̃́ṍ.ɾẽ E][ˈɾɑ̃ĩ́ṍ.tɑ̃́mɨ̃õ.ɾẽ J </text:p>
          </table:table-cell>
          <table:table-cell office:value-type="string">
            <text:p>v.i. </text:p>
          </table:table-cell>
          <table:table-cell office:value-type="string">
            <text:p>obscurecer u oscurecer </text:p>
          </table:table-cell>
          <table:table-cell table:number-columns-repeated="204"/>
        </table:table-row>
        <table:table-row table:style-name="ro2">
          <table:table-cell office:value-type="string">
            <text:p>rãiotuagʉ </text:p>
          </table:table-cell>
          <table:table-cell office:value-type="string">
            <text:p>ˈɾɑ̃́ĩ́õ.túɑ.gɨ E][ˈɾɑ̃ĩ́ṍ.túɑ.gɨ J </text:p>
          </table:table-cell>
          <table:table-cell office:value-type="string">
            <text:p>s.v.m. </text:p>
          </table:table-cell>
          <table:table-cell office:value-type="string">
            <text:p>luna relumbrante en una cierta posición al atardecer</text:p>
          </table:table-cell>
          <table:table-cell table:number-columns-repeated="204"/>
        </table:table-row>
        <table:table-row table:style-name="ro1">
          <table:table-cell office:value-type="string">
            <text:p>rãitiase </text:p>
          </table:table-cell>
          <table:table-cell table:number-columns-repeated="4"/>
          <table:table-cell office:value-type="string">
            <text:p>uv YM</text:p>
          </table:table-cell>
          <table:table-cell table:number-columns-repeated="202"/>
        </table:table-row>
        <table:table-row table:style-name="ro2">
          <table:table-cell office:value-type="string">
            <text:p>rãja </text:p>
          </table:table-cell>
          <table:table-cell office:value-type="string">
            <text:p>ɾɑ̃́ˈɑ̃́hɑ̃ E][ɾɑ̃ˈhɑ̃́ J </text:p>
          </table:table-cell>
          <table:table-cell office:value-type="string">
            <text:p>inan.f.n.esp. </text:p>
          </table:table-cell>
          <table:table-cell office:value-type="string">
            <text:p>pepas silvestres parecidas al vansoco (especie de fruta comestible de cáscara gruesa y color café cuando está madura, del árbol |brãjaʉ|r) </text:p>
          </table:table-cell>
          <table:table-cell table:number-columns-repeated="204"/>
        </table:table-row>
        <table:table-row table:style-name="ro2">
          <table:table-cell office:value-type="string">
            <text:p>rãjaʉ </text:p>
          </table:table-cell>
          <table:table-cell office:value-type="string">
            <text:p>ˈɾɑ̃́hɑ̃.ɨ̃ E][ɾɑ̃ˈhɑ̃́.ɨ̃́ J </text:p>
          </table:table-cell>
          <table:table-cell office:value-type="string">
            <text:p>inan. </text:p>
          </table:table-cell>
          <table:table-cell office:value-type="string">
            <text:p>especie de árbol (que produce la fruta |brãja|r) </text:p>
          </table:table-cell>
          <table:table-cell table:number-columns-repeated="204"/>
        </table:table-row>
        <table:table-row table:style-name="ro2">
          <table:table-cell office:value-type="string">
            <text:p>rãjua </text:p>
          </table:table-cell>
          <table:table-cell office:value-type="string">
            <text:p>ˈɾɑ̃́hũɑ̃ E][ɾɑ̃ˈhṹɑ̃́ J </text:p>
          </table:table-cell>
          <table:table-cell office:value-type="string">
            <text:p>inan.s.de masa </text:p>
          </table:table-cell>
          <table:table-cell office:value-type="string">
            <text:p>cáscara </text:p>
          </table:table-cell>
          <table:table-cell table:number-columns-repeated="204"/>
        </table:table-row>
        <table:table-row table:style-name="ro2">
          <table:table-cell office:value-type="string">
            <text:p>rãjuʉ </text:p>
          </table:table-cell>
          <table:table-cell office:value-type="string">
            <text:p>ˈɾɑ̃́ɑ̃́hũ.ɨ̃ E][ɾɑ̃ˈhṹ.ɨ̃́ J </text:p>
          </table:table-cell>
          <table:table-cell office:value-type="string">
            <text:p>inan. </text:p>
          </table:table-cell>
          <table:table-cell office:value-type="string">
            <text:p>especie de árbol (cuya corteza se quema antes de mezclarla con el barro para hacer ollas) </text:p>
          </table:table-cell>
          <table:table-cell table:number-columns-repeated="204"/>
        </table:table-row>
        <table:table-row table:style-name="ro2">
          <table:table-cell office:value-type="string">
            <text:p>rãme </text:p>
          </table:table-cell>
          <table:table-cell office:value-type="string">
            <text:p>ɾɑ̃́ˈmẽ́ </text:p>
          </table:table-cell>
          <table:table-cell office:value-type="string">
            <text:p>an. </text:p>
          </table:table-cell>
          <table:table-cell office:value-type="string">
            <text:p>halcón murcielaguero colorado (especie pequeño con plumaje rayado) </text:p>
          </table:table-cell>
          <table:table-cell office:value-type="string">
            <text:p>Falco deiroleucos</text:p>
          </table:table-cell>
          <table:table-cell table:number-columns-repeated="203"/>
        </table:table-row>
        <table:table-row table:style-name="ro2">
          <table:table-cell office:value-type="string">
            <text:p>Rãme_cũmuro </text:p>
          </table:table-cell>
          <table:table-cell office:value-type="string">
            <text:p>ɾɑ̃́ˈmẽ́.kṹmṹ.ɾṍ </text:p>
          </table:table-cell>
          <table:table-cell office:value-type="string">
            <text:p>inan. </text:p>
          </table:table-cell>
          <table:table-cell office:value-type="string">
            <text:p>trono de halcón murcielaguero que existía entre los cerros |bRãmeʉ|r y |bMomiʉ|r </text:p>
          </table:table-cell>
          <table:table-cell table:number-columns-repeated="204"/>
        </table:table-row>
        <table:table-row table:style-name="ro2">
          <table:table-cell office:value-type="string">
            <text:p>Rãmeʉ </text:p>
          </table:table-cell>
          <table:table-cell office:value-type="string">
            <text:p>ɾɑ̃́ˈmẽ́.ɨ̃́ </text:p>
          </table:table-cell>
          <table:table-cell office:value-type="string">
            <text:p>inan. </text:p>
          </table:table-cell>
          <table:table-cell office:value-type="string">
            <text:p>cerro en el caño Tatú al otro lado del cerro |bMomiʉ|r </text:p>
          </table:table-cell>
          <table:table-cell table:number-columns-repeated="204"/>
        </table:table-row>
        <table:table-row table:style-name="ro2">
          <table:table-cell office:value-type="string">
            <text:p>rasa_wai </text:p>
          </table:table-cell>
          <table:table-cell office:value-type="string">
            <text:p>ɾɑsɑ́.wɑ́i E][ɾɑˈsɑ́.wɑ́í J </text:p>
          </table:table-cell>
          <table:table-cell office:value-type="string">
            <text:p>an. </text:p>
          </table:table-cell>
          <table:table-cell office:value-type="string">
            <text:p>pez diente de perro (comestible)</text:p>
          </table:table-cell>
          <table:table-cell table:number-columns-repeated="204"/>
        </table:table-row>
        <table:table-row table:style-name="ro2">
          <table:table-cell office:value-type="string">
            <text:p>rasa_waiʉ </text:p>
          </table:table-cell>
          <table:table-cell office:value-type="string">
            <text:p>ɾɑˈsɑ́.wɑ́í.ɨ </text:p>
          </table:table-cell>
          <table:table-cell office:value-type="string">
            <text:p>inan. </text:p>
          </table:table-cell>
          <table:table-cell office:value-type="string">
            <text:p>especie de árbol (utilizado para conseguir buena leña ) </text:p>
          </table:table-cell>
          <table:table-cell table:number-columns-repeated="204"/>
        </table:table-row>
        <table:table-row table:style-name="ro2">
          <table:table-cell office:value-type="string">
            <text:p>rasare </text:p>
          </table:table-cell>
          <table:table-cell/>
          <table:table-cell office:value-type="string">
            <text:p>v.i.dep. </text:p>
          </table:table-cell>
          <table:table-cell office:value-type="string">
            <text:p>parecer (por escuchar; uso: después de otros verbos) </text:p>
          </table:table-cell>
          <table:table-cell/>
          <table:table-cell office:value-type="string">
            <text:p>va ruyure <text:s/>,vn J <text:s/>,uv E </text:p>
          </table:table-cell>
          <table:table-cell table:number-columns-repeated="202"/>
        </table:table-row>
        <table:table-row table:style-name="ro2">
          <table:table-cell office:value-type="string">
            <text:p>rasarimaa </text:p>
          </table:table-cell>
          <table:table-cell office:value-type="string">
            <text:p>ˈɾɑ́sɑ.ɾi.mɑ̃ </text:p>
          </table:table-cell>
          <table:table-cell office:value-type="string">
            <text:p>s.v.inan. </text:p>
          </table:table-cell>
          <table:table-cell office:value-type="string">
            <text:p>camino que sigue a </text:p>
          </table:table-cell>
          <table:table-cell/>
          <table:table-cell office:value-type="string">
            <text:p>va jasarimaa , uv E , vn E, J </text:p>
          </table:table-cell>
          <table:table-cell table:number-columns-repeated="202"/>
        </table:table-row>
        <table:table-row table:style-name="ro2">
          <table:table-cell office:value-type="string">
            <text:p>rasase </text:p>
          </table:table-cell>
          <table:table-cell office:value-type="string">
            <text:p>ˈɾɑ́sɑ.se </text:p>
          </table:table-cell>
          <table:table-cell office:value-type="string">
            <text:p>v.i. </text:p>
          </table:table-cell>
          <table:table-cell office:value-type="string">
            <text:p>pasar </text:p>
          </table:table-cell>
          <table:table-cell/>
          <table:table-cell office:value-type="string">
            <text:p>va jasase , uv E , vn J </text:p>
          </table:table-cell>
          <table:table-cell table:number-columns-repeated="202"/>
        </table:table-row>
        <table:table-row table:style-name="ro2">
          <table:table-cell office:value-type="string">
            <text:p>rase </text:p>
          </table:table-cell>
          <table:table-cell office:value-type="string">
            <text:p>ɾɑˈsé </text:p>
          </table:table-cell>
          <table:table-cell office:value-type="string">
            <text:p>an. </text:p>
          </table:table-cell>
          <table:table-cell office:value-type="string">
            <text:p>tucán </text:p>
          </table:table-cell>
          <table:table-cell office:value-type="string">
            <text:p>Ramphastos spp. </text:p>
          </table:table-cell>
          <table:table-cell/>
          <table:table-cell office:value-type="string">
            <text:p>ntg BARS,91 (rase) ‘toucan’ no.176; </text:p>
          </table:table-cell>
          <table:table-cell table:number-columns-repeated="201"/>
        </table:table-row>
        <table:table-row table:style-name="ro2">
          <table:table-cell office:value-type="string">
            <text:p>rasea_masa </text:p>
          </table:table-cell>
          <table:table-cell office:value-type="string">
            <text:p>ɾɑˈsé.ɑ́.mɑ̃́s.ɑ̃́ </text:p>
          </table:table-cell>
          <table:table-cell office:value-type="string">
            <text:p>an.s.plural </text:p>
          </table:table-cell>
          <table:table-cell office:value-type="string">
            <text:p>tucanos (grupo indígena) </text:p>
          </table:table-cell>
          <table:table-cell table:number-columns-repeated="204"/>
        </table:table-row>
        <table:table-row table:style-name="ro2">
          <table:table-cell office:value-type="string">
            <text:p>rãsica </text:p>
          </table:table-cell>
          <table:table-cell office:value-type="string">
            <text:p>ˈɾɑ̃sĩ́kɑ̃ </text:p>
          </table:table-cell>
          <table:table-cell office:value-type="string">
            <text:p>an.s.plural </text:p>
          </table:table-cell>
          <table:table-cell office:value-type="string">
            <text:p>camarones </text:p>
          </table:table-cell>
          <table:table-cell table:number-columns-repeated="204"/>
        </table:table-row>
        <table:table-row table:style-name="ro2">
          <table:table-cell office:value-type="string">
            <text:p>Rãsica_guebo </text:p>
          </table:table-cell>
          <table:table-cell office:value-type="string">
            <text:p>ɾɑ̃ˈsĩ́kɑ̃.gébó E][ˈɾɑ̃sĩ́kɑ̃.gébó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rasuamʉ </text:p>
          </table:table-cell>
          <table:table-cell office:value-type="string">
            <text:p>ɾɑˈsúɑ́.mɨ̃́ </text:p>
          </table:table-cell>
          <table:table-cell office:value-type="string">
            <text:p>an. </text:p>
          </table:table-cell>
          <table:table-cell office:value-type="string">
            <text:p>pájaro cotinga real </text:p>
          </table:table-cell>
          <table:table-cell/>
          <table:table-cell office:value-type="string">
            <text:p>sc Cotinga cayana </text:p>
          </table:table-cell>
          <table:table-cell table:number-columns-repeated="202"/>
        </table:table-row>
        <table:table-row table:style-name="ro2">
          <table:table-cell office:value-type="string">
            <text:p>rasuʉ </text:p>
          </table:table-cell>
          <table:table-cell office:value-type="string">
            <text:p>ɾɑˈsú.ɨ́ </text:p>
          </table:table-cell>
          <table:table-cell office:value-type="string">
            <text:p>an. </text:p>
          </table:table-cell>
          <table:table-cell office:value-type="string">
            <text:p>pájaro cotinga real (tiene plumaje verde-azul claro utilizadas en la danza, y alas de color negro) </text:p>
          </table:table-cell>
          <table:table-cell/>
          <table:table-cell office:value-type="string">
            <text:p>sc Cotinga cayana </text:p>
          </table:table-cell>
          <table:table-cell table:number-columns-repeated="202"/>
        </table:table-row>
        <table:table-row table:style-name="ro2">
          <table:table-cell office:value-type="string">
            <text:p>rãtere </text:p>
          </table:table-cell>
          <table:table-cell office:value-type="string">
            <text:p>ˈɾɑ̃́tẽ.ɾẽ E][ɾɑ̃ˈtẽ́.ɾẽ́ J </text:p>
          </table:table-cell>
          <table:table-cell office:value-type="string">
            <text:p>v.t. </text:p>
          </table:table-cell>
          <table:table-cell office:value-type="string">
            <text:p>pisotear </text:p>
          </table:table-cell>
          <table:table-cell table:number-columns-repeated="204"/>
        </table:table-row>
        <table:table-row table:style-name="ro2">
          <table:table-cell office:value-type="string">
            <text:p>rati </text:p>
          </table:table-cell>
          <table:table-cell office:value-type="string">
            <text:p>ɾɑˈtí </text:p>
          </table:table-cell>
          <table:table-cell office:value-type="string">
            <text:p>inan.f.n.esp. </text:p>
          </table:table-cell>
          <table:table-cell office:value-type="string">
            <text:p>frutas ivapichunas |brati|r (|ireg.|r comestibles) </text:p>
          </table:table-cell>
          <table:table-cell table:number-columns-repeated="204"/>
        </table:table-row>
        <table:table-row table:style-name="ro2">
          <table:table-cell office:value-type="string">
            <text:p>ratiʉ </text:p>
          </table:table-cell>
          <table:table-cell office:value-type="string">
            <text:p>ɾɑˈtí.ɨ́ </text:p>
          </table:table-cell>
          <table:table-cell office:value-type="string">
            <text:p>inan. </text:p>
          </table:table-cell>
          <table:table-cell office:value-type="string">
            <text:p>especie de árbol de ivapichuna (|ireg.|r) </text:p>
          </table:table-cell>
          <table:table-cell table:number-columns-repeated="204"/>
        </table:table-row>
        <table:table-row table:style-name="ro2">
          <table:table-cell office:value-type="string">
            <text:p>Rayo_yaa_bota </text:p>
          </table:table-cell>
          <table:table-cell office:value-type="string">
            <text:p>ˈɾɑ́ɑ́dʒóó.dʒɑ́.botɑ́ E][ˈɾɑ́dʒóó.dʒɑ́ɑ́.bótɑ J </text:p>
          </table:table-cell>
          <table:table-cell office:value-type="string">
            <text:p>inan. </text:p>
          </table:table-cell>
          <table:table-cell office:value-type="string">
            <text:p>cerro cerca de la cabecera del río Pirá-Paraná</text:p>
          </table:table-cell>
          <table:table-cell table:number-columns-repeated="204"/>
        </table:table-row>
        <table:table-row table:style-name="ro2">
          <table:table-cell office:value-type="string">
            <text:p>reabatoore </text:p>
          </table:table-cell>
          <table:table-cell office:value-type="string">
            <text:p>ɾéɑ.bɑ́t.oo.ɾe E][ˈɾéɑ.bɑ́t.óó.ɾe J </text:p>
          </table:table-cell>
          <table:table-cell office:value-type="string">
            <text:p>v.t.pl. </text:p>
          </table:table-cell>
          <table:table-cell office:value-type="string">
            <text:p>arrojar </text:p>
          </table:table-cell>
          <table:table-cell table:number-columns-repeated="204"/>
        </table:table-row>
        <table:table-row table:style-name="ro2">
          <table:table-cell office:value-type="string">
            <text:p>reabatoose </text:p>
          </table:table-cell>
          <table:table-cell office:value-type="string">
            <text:p>ˈɾéɑ.bɑ́t.oo.se E][ˈɾéɑ.bɑ́t.ó.sé J </text:p>
          </table:table-cell>
          <table:table-cell office:value-type="string">
            <text:p>s.v.inan.pl. </text:p>
          </table:table-cell>
          <table:table-cell office:value-type="string">
            <text:p>lo que se había diseminado, dispersado</text:p>
          </table:table-cell>
          <table:table-cell table:number-columns-repeated="204"/>
        </table:table-row>
        <table:table-row table:style-name="ro2">
          <table:table-cell office:value-type="string">
            <text:p>reacũure </text:p>
          </table:table-cell>
          <table:table-cell office:value-type="string">
            <text:p>ˈɾéɑ.kṹũ.ɾẽ E][ˈɾéɑ.kṹṹ.ɾẽ́ J </text:p>
          </table:table-cell>
          <table:table-cell office:value-type="string">
            <text:p>v.t.pl. </text:p>
          </table:table-cell>
          <table:table-cell office:value-type="string">
            <text:p>tirar al suelo (cosas) </text:p>
          </table:table-cell>
          <table:table-cell table:number-columns-repeated="204"/>
        </table:table-row>
        <table:table-row table:style-name="ro2">
          <table:table-cell office:value-type="string">
            <text:p>reacũuse </text:p>
          </table:table-cell>
          <table:table-cell office:value-type="string">
            <text:p>ɾéɑ.kṹṹ.sẽ E][ˈɾéɑ.kṹṹ.sẽ́ J </text:p>
          </table:table-cell>
          <table:table-cell office:value-type="string">
            <text:p>s.v.inan. </text:p>
          </table:table-cell>
          <table:table-cell office:value-type="string">
            <text:p>lo que se había tirado en el suelo</text:p>
          </table:table-cell>
          <table:table-cell table:number-columns-repeated="204"/>
        </table:table-row>
        <table:table-row table:style-name="ro2">
          <table:table-cell office:value-type="string">
            <text:p>reamacare </text:p>
          </table:table-cell>
          <table:table-cell office:value-type="string">
            <text:p>ˈɾéɑ.mɑ̃́kɑ̃.ɾẽ E][ˈɾéɑ́.mɑ̃́kɑ̃.ɾẽ J </text:p>
          </table:table-cell>
          <table:table-cell office:value-type="string">
            <text:p>v.t.pl. </text:p>
          </table:table-cell>
          <table:table-cell office:value-type="string">
            <text:p>tirar </text:p>
          </table:table-cell>
          <table:table-cell table:number-columns-repeated="204"/>
        </table:table-row>
        <table:table-row table:style-name="ro2">
          <table:table-cell office:value-type="string">
            <text:p>reare </text:p>
          </table:table-cell>
          <table:table-cell office:value-type="string">
            <text:p>ˈɾéɑ.ɾe </text:p>
          </table:table-cell>
          <table:table-cell office:value-type="string">
            <text:p>v.t.pl. </text:p>
          </table:table-cell>
          <table:table-cell office:value-type="string">
            <text:p>arrojar </text:p>
          </table:table-cell>
          <table:table-cell table:number-columns-repeated="2"/>
          <table:table-cell office:value-type="string">
            <text:p>ntg BARS,91 rea (move#'#down / move#'#away) ‘move down/away more than one object or person’ 3.5. Verb roots. p.45 no.133; no.471,472; </text:p>
          </table:table-cell>
          <table:table-cell table:number-columns-repeated="201"/>
        </table:table-row>
        <table:table-row table:style-name="ro2">
          <table:table-cell office:value-type="string">
            <text:p>rearoderasare </text:p>
          </table:table-cell>
          <table:table-cell/>
          <table:table-cell office:value-type="string">
            <text:p>v.i. </text:p>
          </table:table-cell>
          <table:table-cell office:value-type="string">
            <text:p>escuchar otros tirándose al agua (sin mirarlos) </text:p>
          </table:table-cell>
          <table:table-cell/>
          <table:table-cell office:value-type="string">
            <text:p>va rearoderuyure <text:s/>,vn J <text:s/>,uv E </text:p>
          </table:table-cell>
          <table:table-cell table:number-columns-repeated="202"/>
        </table:table-row>
        <table:table-row table:style-name="ro2">
          <table:table-cell office:value-type="string">
            <text:p>rearodere </text:p>
          </table:table-cell>
          <table:table-cell office:value-type="string">
            <text:p>ˈɾéɑ.ɾóde.ɾe E][ˈɾéɑ.ɾódé.ɾé J </text:p>
          </table:table-cell>
          <table:table-cell office:value-type="string">
            <text:p>v.t.pl. </text:p>
          </table:table-cell>
          <table:table-cell office:value-type="string">
            <text:p>tirar al agua (cosas) </text:p>
          </table:table-cell>
          <table:table-cell table:number-columns-repeated="2"/>
          <table:table-cell office:value-type="string">
            <text:p>ntg BARS,91 p.23, 2.4. Verbs with only a subject argument, p.24, <text:s/>Verbs which agree in number with the subject. A very productive verb used in verb compounds, both transitive and intransitive, is roka ‘to move down/away (s)’; roka becomes rea <text:s/>with plural subjects. For example, roka roa ‘to get in water (s)’ and rea rode ‘to get in water (p)’.; </text:p>
          </table:table-cell>
          <table:table-cell table:number-columns-repeated="201"/>
        </table:table-row>
        <table:table-row table:style-name="ro2">
          <table:table-cell office:value-type="string">
            <text:p>rearoderuyure </text:p>
          </table:table-cell>
          <table:table-cell office:value-type="string">
            <text:p>ˈɾéɑ.ɾódé.ɾudʒú.ɾé </text:p>
          </table:table-cell>
          <table:table-cell office:value-type="string">
            <text:p>v.i. </text:p>
          </table:table-cell>
          <table:table-cell office:value-type="string">
            <text:p>escuchar otros tirándose al agua (sin mirarlos)</text:p>
          </table:table-cell>
          <table:table-cell/>
          <table:table-cell office:value-type="string">
            <text:p>va rearoderasare , uv J , vn E </text:p>
          </table:table-cell>
          <table:table-cell table:number-columns-repeated="202"/>
        </table:table-row>
        <table:table-row table:style-name="ro2">
          <table:table-cell office:value-type="string">
            <text:p>reasãare </text:p>
          </table:table-cell>
          <table:table-cell office:value-type="string">
            <text:p>ˈɾéɑ.sɑ̃́ɑ̃́.ɾẽ E][ˈɾéɑ.sɑ̃́ɑ̃́.ɾẽ́ J </text:p>
          </table:table-cell>
          <table:table-cell office:value-type="string">
            <text:p>v.t.pl. </text:p>
          </table:table-cell>
          <table:table-cell office:value-type="string">
            <text:p>botar </text:p>
          </table:table-cell>
          <table:table-cell table:number-columns-repeated="204"/>
        </table:table-row>
        <table:table-row table:style-name="ro2">
          <table:table-cell office:value-type="string">
            <text:p>reawejere </text:p>
          </table:table-cell>
          <table:table-cell office:value-type="string">
            <text:p>ˈɾéɑ.wéhe.ɾe E][ˈɾéɑ.wéhé.ɾe J </text:p>
          </table:table-cell>
          <table:table-cell office:value-type="string">
            <text:p>v.t.pl. </text:p>
          </table:table-cell>
          <table:table-cell office:value-type="string">
            <text:p>tirar y hacer quebrar (cosas, botellas, huevos) </text:p>
          </table:table-cell>
          <table:table-cell table:number-columns-repeated="204"/>
        </table:table-row>
        <table:table-row table:style-name="ro2">
          <table:table-cell office:value-type="string">
            <text:p>Recoya </text:p>
          </table:table-cell>
          <table:table-cell office:value-type="string">
            <text:p>ɾeˈkó.dʒɑ́ </text:p>
          </table:table-cell>
          <table:table-cell office:value-type="string">
            <text:p>inan. </text:p>
          </table:table-cell>
          <table:table-cell office:value-type="string">
            <text:p>caño Agua Azul (afluente del caño Colorado) </text:p>
          </table:table-cell>
          <table:table-cell table:number-columns-repeated="204"/>
        </table:table-row>
        <table:table-row table:style-name="ro2">
          <table:table-cell office:value-type="string">
            <text:p>rẽe </text:p>
          </table:table-cell>
          <table:table-cell office:value-type="string">
            <text:p>ˈɾẽ́ẽ́ </text:p>
          </table:table-cell>
          <table:table-cell office:value-type="string">
            <text:p>inan.f.n.esp. </text:p>
          </table:table-cell>
          <table:table-cell office:value-type="string">
            <text:p>moriche </text:p>
          </table:table-cell>
          <table:table-cell office:value-type="string">
            <text:p>Mauritia minor , </text:p>
          </table:table-cell>
          <table:table-cell table:number-columns-repeated="203"/>
        </table:table-row>
        <table:table-row table:style-name="ro2">
          <table:table-cell office:value-type="string">
            <text:p>rẽe_riagaana </text:p>
          </table:table-cell>
          <table:table-cell office:value-type="string">
            <text:p>ɾẽẽ́.ˈɾíɑ́gɑ́.ɑ́.nɑ̃ </text:p>
          </table:table-cell>
          <table:table-cell office:value-type="string">
            <text:p>an.s.plural </text:p>
          </table:table-cell>
          <table:table-cell office:value-type="string">
            <text:p>yucunas (grupo indígena, del bajo río Tiquié) </text:p>
          </table:table-cell>
          <table:table-cell table:number-columns-repeated="204"/>
        </table:table-row>
        <table:table-row table:style-name="ro2">
          <table:table-cell office:value-type="string">
            <text:p>rẽe_siru </text:p>
          </table:table-cell>
          <table:table-cell office:value-type="string">
            <text:p>ˈɾẽ́ẽ́.síɾu E][ˈɾẽ́ẽ́.síɾú J </text:p>
          </table:table-cell>
          <table:table-cell office:value-type="string">
            <text:p>an. </text:p>
          </table:table-cell>
          <table:table-cell office:value-type="string">
            <text:p>pájaro bichofué gritón (parecido al arrendajo, de color gris, hace el sonido “|brẽe siru, rẽe siru|r”) </text:p>
          </table:table-cell>
          <table:table-cell/>
          <table:table-cell office:value-type="string">
            <text:p>sc Pitangus Sulphuratus</text:p>
          </table:table-cell>
          <table:table-cell table:number-columns-repeated="202"/>
        </table:table-row>
        <table:table-row table:style-name="ro2">
          <table:table-cell office:value-type="string">
            <text:p>Rẽe_yurijoero </text:p>
          </table:table-cell>
          <table:table-cell office:value-type="string">
            <text:p>ɾẽẽ́.ˈdʒú.ɾi.hoé.ɾó E][ɾẽẽ́.dʒú.ɾí.ˈhóe.ɾo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Rẽejoero </text:p>
          </table:table-cell>
          <table:table-cell office:value-type="string">
            <text:p>ˈɾẽ́ẽ́.hóé.ɾo E][ɾẽ́ˈẽ́.hóé.ɾó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Rẽeña </text:p>
          </table:table-cell>
          <table:table-cell office:value-type="string">
            <text:p>ɾẽ́ẽ́.ˈɲɑ̃́ </text:p>
          </table:table-cell>
          <table:table-cell office:value-type="string">
            <text:p>inan. </text:p>
          </table:table-cell>
          <table:table-cell office:value-type="string">
            <text:p>cañito, afluente del caño Piedra</text:p>
          </table:table-cell>
          <table:table-cell table:number-columns-repeated="204"/>
        </table:table-row>
        <table:table-row table:style-name="ro2">
          <table:table-cell office:value-type="string">
            <text:p>rẽeño </text:p>
          </table:table-cell>
          <table:table-cell office:value-type="string">
            <text:p>ɾẽ́ˈẽ́.ɲṍ </text:p>
          </table:table-cell>
          <table:table-cell office:value-type="string">
            <text:p>inan. </text:p>
          </table:table-cell>
          <table:table-cell office:value-type="string">
            <text:p>moriche </text:p>
          </table:table-cell>
          <table:table-cell office:value-type="string">
            <text:p>Mauritia minor</text:p>
          </table:table-cell>
          <table:table-cell table:number-columns-repeated="203"/>
        </table:table-row>
        <table:table-row table:style-name="ro1">
          <table:table-cell office:value-type="string">
            <text:p>rẽeñojotia </text:p>
          </table:table-cell>
          <table:table-cell office:value-type="string">
            <text:p>ˈɾẽ́ẽ́.ɲõ.hótiɑ E][ˈɾẽ́ˈẽ́.ɲṍ.hótíɑ́ J </text:p>
          </table:table-cell>
          <table:table-cell office:value-type="string">
            <text:p>inan. </text:p>
          </table:table-cell>
          <table:table-cell office:value-type="string">
            <text:p>vástago </text:p>
          </table:table-cell>
          <table:table-cell table:number-columns-repeated="204"/>
        </table:table-row>
        <table:table-row table:style-name="ro2">
          <table:table-cell office:value-type="string">
            <text:p>rẽetata </text:p>
          </table:table-cell>
          <table:table-cell office:value-type="string">
            <text:p>ˈɾẽ́ẽ́.tɑ́tɑ́ </text:p>
          </table:table-cell>
          <table:table-cell office:value-type="string">
            <text:p>inan. </text:p>
          </table:table-cell>
          <table:table-cell office:value-type="string">
            <text:p>boscaje de de palmas de mirití</text:p>
          </table:table-cell>
          <table:table-cell table:number-columns-repeated="204"/>
        </table:table-row>
        <table:table-row table:style-name="ro2">
          <table:table-cell office:value-type="string">
            <text:p>rẽjare </text:p>
          </table:table-cell>
          <table:table-cell office:value-type="string">
            <text:p>ˈɾẽ́hɑ̃.ɾẽ </text:p>
          </table:table-cell>
          <table:table-cell office:value-type="string">
            <text:p>v.i. </text:p>
          </table:table-cell>
          <table:table-cell office:value-type="string">
            <text:p>reunirse </text:p>
          </table:table-cell>
          <table:table-cell/>
          <table:table-cell office:value-type="string">
            <text:p>va miniejare , uv E , vn J </text:p>
          </table:table-cell>
          <table:table-cell table:number-columns-repeated="202"/>
        </table:table-row>
        <table:table-row table:style-name="ro2">
          <table:table-cell office:value-type="string">
            <text:p>rẽjariajʉ </text:p>
          </table:table-cell>
          <table:table-cell office:value-type="string">
            <text:p>ˈɾẽ́hɑ̃.ɾi.ɑ.hɨ </text:p>
          </table:table-cell>
          <table:table-cell office:value-type="string">
            <text:p>inan. </text:p>
          </table:table-cell>
          <table:table-cell office:value-type="string">
            <text:p>lugar de reunión </text:p>
          </table:table-cell>
          <table:table-cell/>
          <table:table-cell office:value-type="string">
            <text:p>va miniriajʉ , uv E , vn J </text:p>
          </table:table-cell>
          <table:table-cell table:number-columns-repeated="202"/>
        </table:table-row>
        <table:table-row table:style-name="ro2">
          <table:table-cell office:value-type="string">
            <text:p>rẽjariawii </text:p>
          </table:table-cell>
          <table:table-cell office:value-type="string">
            <text:p>ˈɾẽ́hɑ̃.ɾi.ɑ.wi </text:p>
          </table:table-cell>
          <table:table-cell office:value-type="string">
            <text:p>inan. </text:p>
          </table:table-cell>
          <table:table-cell office:value-type="string">
            <text:p>casa de reunión </text:p>
          </table:table-cell>
          <table:table-cell/>
          <table:table-cell office:value-type="string">
            <text:p>va miniriawii , uv E , vn J </text:p>
          </table:table-cell>
          <table:table-cell table:number-columns-repeated="202"/>
        </table:table-row>
        <table:table-row table:style-name="ro2">
          <table:table-cell office:value-type="string">
            <text:p>rẽmo </text:p>
          </table:table-cell>
          <table:table-cell office:value-type="string">
            <text:p>ɾẽ́ˈmṍ E][ˈɾẽ́mṍ J </text:p>
          </table:table-cell>
          <table:table-cell office:value-type="string">
            <text:p>adv. </text:p>
          </table:table-cell>
          <table:table-cell office:value-type="string">
            <text:p>en el principio </text:p>
          </table:table-cell>
          <table:table-cell table:number-columns-repeated="2"/>
          <table:table-cell office:value-type="string">
            <text:p>ntg BARS,91 //rẽbo// ‘in the beginning’ 2.10. Adverbs (relative time word) p30; no507; </text:p>
          </table:table-cell>
          <table:table-cell table:number-columns-repeated="201"/>
        </table:table-row>
        <table:table-row table:style-name="ro2">
          <table:table-cell office:value-type="string">
            <text:p>rẽmojʉ </text:p>
          </table:table-cell>
          <table:table-cell office:value-type="string">
            <text:p>ɾẽ́ˈmṍ.hɨ̃ </text:p>
          </table:table-cell>
          <table:table-cell office:value-type="string">
            <text:p>adv. </text:p>
          </table:table-cell>
          <table:table-cell office:value-type="string">
            <text:p>en el principio </text:p>
          </table:table-cell>
          <table:table-cell table:number-columns-repeated="204"/>
        </table:table-row>
        <table:table-row table:style-name="ro2">
          <table:table-cell office:value-type="string">
            <text:p>rẽmone </text:p>
          </table:table-cell>
          <table:table-cell office:value-type="string">
            <text:p>ɾẽ́ˈmṍ.nẽ </text:p>
          </table:table-cell>
          <table:table-cell office:value-type="string">
            <text:p>adv. </text:p>
          </table:table-cell>
          <table:table-cell office:value-type="string">
            <text:p>de repente </text:p>
          </table:table-cell>
          <table:table-cell table:number-columns-repeated="2"/>
          <table:table-cell office:value-type="string">
            <text:p>ntg BARS,91 rẽbodẽ ‘suddenly’, p.30, 2.10. Adverbs (manner), There is a small class of adverbs which includes words that specify manner; </text:p>
          </table:table-cell>
          <table:table-cell table:number-columns-repeated="201"/>
        </table:table-row>
        <table:table-row table:style-name="ro2">
          <table:table-cell office:value-type="string">
            <text:p>rẽmore </text:p>
          </table:table-cell>
          <table:table-cell/>
          <table:table-cell office:value-type="string">
            <text:p>v.t.dep. </text:p>
          </table:table-cell>
          <table:table-cell office:value-type="string">
            <text:p>hacer más (uso: después de otros verbos)</text:p>
          </table:table-cell>
          <table:table-cell table:number-columns-repeated="204"/>
        </table:table-row>
        <table:table-row table:style-name="ro1">
          <table:table-cell office:value-type="string">
            <text:p>rẽmose </text:p>
          </table:table-cell>
          <table:table-cell office:value-type="string">
            <text:p>ˈɾẽ́mṍ.sẽ E][ˈɾẽ́mṍ.sẽ́ J </text:p>
          </table:table-cell>
          <table:table-cell office:value-type="string">
            <text:p>s.v.inan. </text:p>
          </table:table-cell>
          <table:table-cell office:value-type="string">
            <text:p>algo que causa más daño</text:p>
          </table:table-cell>
          <table:table-cell table:number-columns-repeated="204"/>
        </table:table-row>
        <table:table-row table:style-name="ro2">
          <table:table-cell office:value-type="string">
            <text:p>rẽore </text:p>
          </table:table-cell>
          <table:table-cell office:value-type="string">
            <text:p>ˈɾẽ́.ṍ.ɾẽ </text:p>
          </table:table-cell>
          <table:table-cell office:value-type="string">
            <text:p>v.caus.dep. </text:p>
          </table:table-cell>
          <table:table-cell office:value-type="string">
            <text:p>hacer reunirse </text:p>
          </table:table-cell>
          <table:table-cell/>
          <table:table-cell office:value-type="string">
            <text:p>va miore , uv E , vn J </text:p>
          </table:table-cell>
          <table:table-cell table:number-columns-repeated="202"/>
        </table:table-row>
        <table:table-row table:style-name="ro2">
          <table:table-cell office:value-type="string">
            <text:p>rẽóre </text:p>
          </table:table-cell>
          <table:table-cell office:value-type="string">
            <text:p>ˈɾẽ.ṍ.ɾẽ </text:p>
          </table:table-cell>
          <table:table-cell office:value-type="string">
            <text:p>v.caus. </text:p>
          </table:table-cell>
          <table:table-cell office:value-type="string">
            <text:p>evitar </text:p>
          </table:table-cell>
          <table:table-cell table:number-columns-repeated="204"/>
        </table:table-row>
        <table:table-row table:style-name="ro2">
          <table:table-cell office:value-type="string">
            <text:p>reteare </text:p>
          </table:table-cell>
          <table:table-cell office:value-type="string">
            <text:p>ˈɾéteɑ.ɾe E][ɾeˈtéɑ́.ɾé J </text:p>
          </table:table-cell>
          <table:table-cell office:value-type="string">
            <text:p>v.t. </text:p>
          </table:table-cell>
          <table:table-cell office:value-type="string">
            <text:p>dar golpecitos, capirotazos (hecho por la langosta)</text:p>
          </table:table-cell>
          <table:table-cell table:number-columns-repeated="204"/>
        </table:table-row>
        <table:table-row table:style-name="ro2">
          <table:table-cell office:value-type="string">
            <text:p>retere </text:p>
          </table:table-cell>
          <table:table-cell office:value-type="string">
            <text:p>ˈɾéte.ɾe E][ɾeˈté.ɾé J </text:p>
          </table:table-cell>
          <table:table-cell office:value-type="string">
            <text:p>v.t. </text:p>
          </table:table-cell>
          <table:table-cell office:value-type="string">
            <text:p>tallar (remo con machete; uso: se dice |bjaatuure|r más <text:s/>hoy en día, los ancianos a veces usan |bretere|r)</text:p>
          </table:table-cell>
          <table:table-cell table:number-columns-repeated="204"/>
        </table:table-row>
        <table:table-row table:style-name="ro2">
          <table:table-cell office:value-type="string">
            <text:p>retereare </text:p>
          </table:table-cell>
          <table:table-cell office:value-type="string">
            <text:p>ˈɾéte.ɾéɑ́.ɾe E][ɾeˈté.ɾéɑ.ɾe J </text:p>
          </table:table-cell>
          <table:table-cell office:value-type="string">
            <text:p>v.t. </text:p>
          </table:table-cell>
          <table:table-cell office:value-type="string">
            <text:p>desbastar con azuela (uso: se dice |bjaatuureare|r más hoy en día, los ancianos a veces usan |bretereare|r) </text:p>
          </table:table-cell>
          <table:table-cell table:number-columns-repeated="204"/>
        </table:table-row>
        <table:table-row table:style-name="ro2">
          <table:table-cell office:value-type="string">
            <text:p>rẽtero </text:p>
          </table:table-cell>
          <table:table-cell office:value-type="string">
            <text:p>ɾẽˈtẽ́ɾõ </text:p>
          </table:table-cell>
          <table:table-cell office:value-type="string">
            <text:p>an. </text:p>
          </table:table-cell>
          <table:table-cell office:value-type="string">
            <text:p>especie de rana (pequeña, venenosa, no comestible)</text:p>
          </table:table-cell>
          <table:table-cell table:number-columns-repeated="204"/>
        </table:table-row>
        <table:table-row table:style-name="ro1">
          <table:table-cell office:value-type="string">
            <text:p>rẽtiarojʉ </text:p>
          </table:table-cell>
          <table:table-cell/>
          <table:table-cell office:value-type="string">
            <text:p>s.v.inan. </text:p>
          </table:table-cell>
          <table:table-cell office:value-type="string">
            <text:p>anochecer </text:p>
          </table:table-cell>
          <table:table-cell table:number-columns-repeated="204"/>
        </table:table-row>
        <table:table-row table:style-name="ro2">
          <table:table-cell office:value-type="string">
            <text:p>rẽtiase </text:p>
          </table:table-cell>
          <table:table-cell office:value-type="string">
            <text:p>ˈɾẽẽ́tĩ́ɑ̃.sẽ E][ɾẽ́tĩɑ̃.sẽ J </text:p>
          </table:table-cell>
          <table:table-cell office:value-type="string">
            <text:p>v.i. </text:p>
          </table:table-cell>
          <table:table-cell office:value-type="string">
            <text:p>(estar) obscuro, obscura u oscuro, oscura (la noche) </text:p>
          </table:table-cell>
          <table:table-cell/>
          <table:table-cell office:value-type="string">
            <text:p>va rãitiase , uv E, J , vn YM </text:p>
          </table:table-cell>
          <table:table-cell table:number-columns-repeated="202"/>
        </table:table-row>
        <table:table-row table:style-name="ro2">
          <table:table-cell office:value-type="string">
            <text:p>reto </text:p>
          </table:table-cell>
          <table:table-cell office:value-type="string">
            <text:p>ɾeˈtó </text:p>
          </table:table-cell>
          <table:table-cell office:value-type="string">
            <text:p>inan.f.n.esp. </text:p>
          </table:table-cell>
          <table:table-cell office:value-type="string">
            <text:p>lulos (especie de fruta comestible roja y verde, tiene sabor agrio y es laxante; también la gente la utiliza para hacer una bebida) </text:p>
          </table:table-cell>
          <table:table-cell table:number-columns-repeated="204"/>
        </table:table-row>
        <table:table-row table:style-name="ro2">
          <table:table-cell office:value-type="string">
            <text:p>rẽtobudire </text:p>
          </table:table-cell>
          <table:table-cell office:value-type="string">
            <text:p>ˈɾẽ́tõ.búdi.ɾe E][ɾẽˈtṍ.búdi.ɾe J </text:p>
          </table:table-cell>
          <table:table-cell office:value-type="string">
            <text:p>v.i. </text:p>
          </table:table-cell>
          <table:table-cell office:value-type="string">
            <text:p>pasar (por medio de y salir)</text:p>
          </table:table-cell>
          <table:table-cell table:number-columns-repeated="204"/>
        </table:table-row>
        <table:table-row table:style-name="ro2">
          <table:table-cell office:value-type="string">
            <text:p>rẽtobʉsaro </text:p>
          </table:table-cell>
          <table:table-cell office:value-type="string">
            <text:p>ɾẽˈtṍ.bɨsɑ́.ɾó E][ɾẽˈtṍ.bɨ́sɑ́.ɾó J </text:p>
          </table:table-cell>
          <table:table-cell office:value-type="string">
            <text:p>adv. </text:p>
          </table:table-cell>
          <table:table-cell office:value-type="string">
            <text:p>más </text:p>
          </table:table-cell>
          <table:table-cell table:number-columns-repeated="204"/>
        </table:table-row>
        <table:table-row table:style-name="ro2">
          <table:table-cell office:value-type="string">
            <text:p>rẽtore </text:p>
          </table:table-cell>
          <table:table-cell office:value-type="string">
            <text:p>ɾẽ́ˈtõ.ɾẽ E][ɾẽˈtṍ.ɾẽ́ J </text:p>
          </table:table-cell>
          <table:table-cell office:value-type="string">
            <text:p>v.i. </text:p>
          </table:table-cell>
          <table:table-cell office:value-type="string">
            <text:p>pasar por </text:p>
          </table:table-cell>
          <table:table-cell table:number-columns-repeated="2"/>
          <table:table-cell office:value-type="string">
            <text:p>ntg BARS,91 //rẽto// (pass.by) ‘to surpass’ 1.8. Comparatives. p7 no25,26; </text:p>
          </table:table-cell>
          <table:table-cell table:number-columns-repeated="201"/>
        </table:table-row>
        <table:table-row table:style-name="ro2">
          <table:table-cell office:value-type="string">
            <text:p>rẽtoro </text:p>
          </table:table-cell>
          <table:table-cell office:value-type="string">
            <text:p>ɾẽˈtṍõ.ɾõ </text:p>
          </table:table-cell>
          <table:table-cell office:value-type="string">
            <text:p>adv. </text:p>
          </table:table-cell>
          <table:table-cell office:value-type="string">
            <text:p>más que </text:p>
          </table:table-cell>
          <table:table-cell table:number-columns-repeated="204"/>
        </table:table-row>
        <table:table-row table:style-name="ro2">
          <table:table-cell office:value-type="string">
            <text:p>retoʉ </text:p>
          </table:table-cell>
          <table:table-cell office:value-type="string">
            <text:p>ɾeˈtó.ɨ́ </text:p>
          </table:table-cell>
          <table:table-cell office:value-type="string">
            <text:p>inan. </text:p>
          </table:table-cell>
          <table:table-cell office:value-type="string">
            <text:p>especie de mata de lulo (produce fruto comestible) </text:p>
          </table:table-cell>
          <table:table-cell table:number-columns-repeated="204"/>
        </table:table-row>
        <table:table-row table:style-name="ro2">
          <table:table-cell office:value-type="string">
            <text:p>retuarã </text:p>
          </table:table-cell>
          <table:table-cell office:value-type="string">
            <text:p>ɾeˈtúɑɾɑ̃ </text:p>
          </table:table-cell>
          <table:table-cell office:value-type="string">
            <text:p>an.s.plural </text:p>
          </table:table-cell>
          <table:table-cell office:value-type="string">
            <text:p>letuama (grupo indígena) </text:p>
          </table:table-cell>
          <table:table-cell table:number-columns-repeated="204"/>
        </table:table-row>
        <table:table-row table:style-name="ro2">
          <table:table-cell office:value-type="string">
            <text:p>ria </text:p>
          </table:table-cell>
          <table:table-cell office:value-type="string">
            <text:p>ɾiˈɑ́ </text:p>
          </table:table-cell>
          <table:table-cell office:value-type="string">
            <text:p>inan. </text:p>
          </table:table-cell>
          <table:table-cell office:value-type="string">
            <text:p>huevo </text:p>
          </table:table-cell>
          <table:table-cell table:number-columns-repeated="204"/>
        </table:table-row>
        <table:table-row table:style-name="ro2">
          <table:table-cell office:value-type="string">
            <text:p>ría </text:p>
          </table:table-cell>
          <table:table-cell office:value-type="string">
            <text:p>ˈɾíɑ </text:p>
          </table:table-cell>
          <table:table-cell office:value-type="string">
            <text:p>inan. </text:p>
          </table:table-cell>
          <table:table-cell office:value-type="string">
            <text:p>pelota </text:p>
          </table:table-cell>
          <table:table-cell table:number-columns-repeated="204"/>
        </table:table-row>
        <table:table-row table:style-name="ro2">
          <table:table-cell office:value-type="string">
            <text:p>rĩa </text:p>
          </table:table-cell>
          <table:table-cell office:value-type="string">
            <text:p>ˈɾĩ́ɑ̃ </text:p>
          </table:table-cell>
          <table:table-cell office:value-type="string">
            <text:p>an.pl. </text:p>
          </table:table-cell>
          <table:table-cell office:value-type="string">
            <text:p>niños </text:p>
          </table:table-cell>
          <table:table-cell table:number-columns-repeated="2"/>
          <table:table-cell office:value-type="string">
            <text:p>ntg BARS,91 p.20 Class three consists of nouns with are only plural. There are only two words in this class, bẽsa (animate group) and rĩa ‘children’, e.g., ĩ bẽsa ‘he and those with him’. Neither of these two nouns occurs in the singular. To refer to a child one switches to bãk-ʉ/-o (progeny-ms/fs) ‘son or daughter’.; </text:p>
          </table:table-cell>
          <table:table-cell table:number-columns-repeated="201"/>
        </table:table-row>
        <table:table-row table:style-name="ro2">
          <table:table-cell office:value-type="string">
            <text:p>ria_ãña </text:p>
          </table:table-cell>
          <table:table-cell office:value-type="string">
            <text:p>ˈɾíɑ́.ɑ̃́ɲɑ̃́ </text:p>
          </table:table-cell>
          <table:table-cell office:value-type="string">
            <text:p>an. </text:p>
          </table:table-cell>
          <table:table-cell office:value-type="string">
            <text:p>cuatronarices (especie de culebra venenosa) </text:p>
          </table:table-cell>
          <table:table-cell/>
          <table:table-cell office:value-type="string">
            <text:p>sc Bothrops atrox </text:p>
          </table:table-cell>
          <table:table-cell table:number-columns-repeated="202"/>
        </table:table-row>
        <table:table-row table:style-name="ro2">
          <table:table-cell office:value-type="string">
            <text:p>ria_guu </text:p>
          </table:table-cell>
          <table:table-cell office:value-type="string">
            <text:p>ˈɾíɑ́.gúú </text:p>
          </table:table-cell>
          <table:table-cell office:value-type="string">
            <text:p>an. </text:p>
          </table:table-cell>
          <table:table-cell office:value-type="string">
            <text:p>charapa (tortuga acuática) </text:p>
          </table:table-cell>
          <table:table-cell office:value-type="string">
            <text:p>Podocnemis spp. </text:p>
          </table:table-cell>
          <table:table-cell table:number-columns-repeated="203"/>
        </table:table-row>
        <table:table-row table:style-name="ro2">
          <table:table-cell office:value-type="string">
            <text:p>ria_isicamʉ </text:p>
          </table:table-cell>
          <table:table-cell office:value-type="string">
            <text:p>ɾíˈɑ́.ísíkɑ.mɨ̃ </text:p>
          </table:table-cell>
          <table:table-cell office:value-type="string">
            <text:p>an. </text:p>
          </table:table-cell>
          <table:table-cell office:value-type="string">
            <text:p>mico tití </text:p>
          </table:table-cell>
          <table:table-cell office:value-type="string">
            <text:p>Saimiri sciureus </text:p>
          </table:table-cell>
          <table:table-cell table:number-columns-repeated="203"/>
        </table:table-row>
        <table:table-row table:style-name="ro2">
          <table:table-cell office:value-type="string">
            <text:p>ria_mene </text:p>
          </table:table-cell>
          <table:table-cell office:value-type="string">
            <text:p>ˈɾíɑ́.mẽ́nẽ́ </text:p>
          </table:table-cell>
          <table:table-cell office:value-type="string">
            <text:p>inan.f.n.esp. </text:p>
          </table:table-cell>
          <table:table-cell office:value-type="string">
            <text:p>guamas |bria mene|r (especie más pequeño que |bmene|r, comestible, vaina madura de color verde, crece cerca de los ríos) </text:p>
          </table:table-cell>
          <table:table-cell table:number-columns-repeated="204"/>
        </table:table-row>
        <table:table-row table:style-name="ro2">
          <table:table-cell office:value-type="string">
            <text:p>ria_meneʉ </text:p>
          </table:table-cell>
          <table:table-cell office:value-type="string">
            <text:p>ˈɾíɑ́.mẽ́nẽ́.ɨ̃́ </text:p>
          </table:table-cell>
          <table:table-cell office:value-type="string">
            <text:p>inan. </text:p>
          </table:table-cell>
          <table:table-cell office:value-type="string">
            <text:p>especie de guamo (crece cerca de los ríos) </text:p>
          </table:table-cell>
          <table:table-cell table:number-columns-repeated="204"/>
        </table:table-row>
        <table:table-row table:style-name="ro2">
          <table:table-cell office:value-type="string">
            <text:p>ria_toa </text:p>
          </table:table-cell>
          <table:table-cell office:value-type="string">
            <text:p>ɾíɑ́.ˈtóɑ E][ˈɾíɑ́.tóɑ́ J </text:p>
          </table:table-cell>
          <table:table-cell office:value-type="string">
            <text:p>inan.f.n.esp. </text:p>
          </table:table-cell>
          <table:table-cell office:value-type="string">
            <text:p>frutas ivapichunas |bria toa|r (|ireg.|r comestibles) </text:p>
          </table:table-cell>
          <table:table-cell table:number-columns-repeated="204"/>
        </table:table-row>
        <table:table-row table:style-name="ro2">
          <table:table-cell office:value-type="string">
            <text:p>riabode </text:p>
          </table:table-cell>
          <table:table-cell office:value-type="string">
            <text:p>ɾíˈɑ́.bódé </text:p>
          </table:table-cell>
          <table:table-cell office:value-type="string">
            <text:p>an. </text:p>
          </table:table-cell>
          <table:table-cell office:value-type="string">
            <text:p>especie de libélula (que vuele por el río) </text:p>
          </table:table-cell>
          <table:table-cell/>
          <table:table-cell office:value-type="string">
            <text:p>sc Anax junius</text:p>
          </table:table-cell>
          <table:table-cell table:number-columns-repeated="202"/>
        </table:table-row>
        <table:table-row table:style-name="ro2">
          <table:table-cell office:value-type="string">
            <text:p>riacata </text:p>
          </table:table-cell>
          <table:table-cell office:value-type="string">
            <text:p>ɾíˈɑ́.kɑ́tɑ </text:p>
          </table:table-cell>
          <table:table-cell office:value-type="string">
            <text:p>an. </text:p>
          </table:table-cell>
          <table:table-cell office:value-type="string">
            <text:p>clase de ave que flota en el agua </text:p>
          </table:table-cell>
          <table:table-cell table:number-columns-repeated="204"/>
        </table:table-row>
        <table:table-row table:style-name="ro2">
          <table:table-cell office:value-type="string">
            <text:p>riacũmua </text:p>
          </table:table-cell>
          <table:table-cell office:value-type="string">
            <text:p>ɾíɑ́.kṹmṹɑ̃́ </text:p>
          </table:table-cell>
          <table:table-cell office:value-type="string">
            <text:p>an. </text:p>
          </table:table-cell>
          <table:table-cell office:value-type="string">
            <text:p>especie del pato de monte </text:p>
          </table:table-cell>
          <table:table-cell/>
          <table:table-cell office:value-type="string">
            <text:p>sc Merganetta armata </text:p>
          </table:table-cell>
          <table:table-cell table:number-columns-repeated="202"/>
        </table:table-row>
        <table:table-row table:style-name="ro2">
          <table:table-cell office:value-type="string">
            <text:p>Riacũmuricʉ </text:p>
          </table:table-cell>
          <table:table-cell office:value-type="string">
            <text:p>ˈɾíɑ.kṹmṹ.ɾi.k.ɨ̃ E][ˈɾíɑ́.kṹmṹ.ɾĩ́.kɨ̃ J </text:p>
          </table:table-cell>
          <table:table-cell office:value-type="string">
            <text:p>inan. </text:p>
          </table:table-cell>
          <table:table-cell office:value-type="string">
            <text:p>cima </text:p>
          </table:table-cell>
          <table:table-cell table:number-columns-repeated="204"/>
        </table:table-row>
        <table:table-row table:style-name="ro2">
          <table:table-cell office:value-type="string">
            <text:p>Riacũmurijoero </text:p>
          </table:table-cell>
          <table:table-cell office:value-type="string">
            <text:p>ˈɾíɑ́.kṹmũ.ɾĩ.hóé.ɾó E][ˈɾíɑ́.kṹmṹ.ɾĩ́.hóé.ɾó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Riacũmurisa </text:p>
          </table:table-cell>
          <table:table-cell office:value-type="string">
            <text:p>ɾíˈɑ́.kṹmṹ.ɾĩ.sɑ̃ E][ˈɾíɑ́.kṹmṹ.ɾĩ́.sɑ̃ J </text:p>
          </table:table-cell>
          <table:table-cell office:value-type="string">
            <text:p>inan. </text:p>
          </table:table-cell>
          <table:table-cell office:value-type="string">
            <text:p>caño, afluente del caño Piedra (corre al pie de la cordillera de montañas entre |bSonaña|r y |bYojoya buuro|r)</text:p>
          </table:table-cell>
          <table:table-cell table:number-columns-repeated="204"/>
        </table:table-row>
        <table:table-row table:style-name="ro2">
          <table:table-cell office:value-type="string">
            <text:p>riaga </text:p>
          </table:table-cell>
          <table:table-cell office:value-type="string">
            <text:p>ɾíˈɑ́gɑ́ </text:p>
          </table:table-cell>
          <table:table-cell office:value-type="string">
            <text:p>inan. </text:p>
          </table:table-cell>
          <table:table-cell office:value-type="string">
            <text:p>río </text:p>
          </table:table-cell>
          <table:table-cell table:number-columns-repeated="2"/>
          <table:table-cell office:value-type="string">
            <text:p>lf dim. </text:p>
          </table:table-cell>
          <table:table-cell table:number-columns-repeated="201"/>
        </table:table-row>
        <table:table-row table:style-name="ro2">
          <table:table-cell office:value-type="string">
            <text:p>riagasaga </text:p>
          </table:table-cell>
          <table:table-cell office:value-type="string">
            <text:p>ˈɾíɑ́gɑ́.sɑ́gɑ́ </text:p>
          </table:table-cell>
          <table:table-cell office:value-type="string">
            <text:p>inan. </text:p>
          </table:table-cell>
          <table:table-cell office:value-type="string">
            <text:p>ensenada del caño, río</text:p>
          </table:table-cell>
          <table:table-cell table:number-columns-repeated="204"/>
        </table:table-row>
        <table:table-row table:style-name="ro2">
          <table:table-cell office:value-type="string">
            <text:p>riagatʉria </text:p>
          </table:table-cell>
          <table:table-cell office:value-type="string">
            <text:p>ˈɾíɑ́gɑ́.tɨɾiɑ́ </text:p>
          </table:table-cell>
          <table:table-cell office:value-type="string">
            <text:p>inan. </text:p>
          </table:table-cell>
          <table:table-cell office:value-type="string">
            <text:p>risco por la orilla de un río</text:p>
          </table:table-cell>
          <table:table-cell table:number-columns-repeated="204"/>
        </table:table-row>
        <table:table-row table:style-name="ro2">
          <table:table-cell office:value-type="string">
            <text:p>Riajasa </text:p>
          </table:table-cell>
          <table:table-cell office:value-type="string">
            <text:p>ˈɾíɑ́.hɑ́sɑ </text:p>
          </table:table-cell>
          <table:table-cell office:value-type="string">
            <text:p>inan. </text:p>
          </table:table-cell>
          <table:table-cell office:value-type="string">
            <text:p>el río Vaupés </text:p>
          </table:table-cell>
          <table:table-cell table:number-columns-repeated="204"/>
        </table:table-row>
        <table:table-row table:style-name="ro1">
          <table:table-cell office:value-type="string">
            <text:p>rĩajedo </text:p>
          </table:table-cell>
          <table:table-cell table:number-columns-repeated="4"/>
          <table:table-cell office:value-type="string">
            <text:p>uv J</text:p>
          </table:table-cell>
          <table:table-cell table:number-columns-repeated="202"/>
        </table:table-row>
        <table:table-row table:style-name="ro2">
          <table:table-cell office:value-type="string">
            <text:p>rĩamasa </text:p>
          </table:table-cell>
          <table:table-cell office:value-type="string">
            <text:p>ˈɾĩ́ɑ̃.mɑ̃s.ɑ̃́ E][ˈɾĩ́ɑ̃́.mɑ̃́s.ɑ̃́ J </text:p>
          </table:table-cell>
          <table:table-cell office:value-type="string">
            <text:p>an.pl. </text:p>
          </table:table-cell>
          <table:table-cell office:value-type="string">
            <text:p>niños </text:p>
          </table:table-cell>
          <table:table-cell table:number-columns-repeated="2"/>
          <table:table-cell office:value-type="string">
            <text:p>ntg BARS,91 p.20 Class three consists of nouns with are only plural. There are only two words in this class, bẽsa (animate group) and rĩa ‘children’, e.g., ĩ bẽsa ‘he and those with him’. Neither of these two nouns occurs in the singular. To refer to a child one switches to bãk-ʉ/-o (progeny-ms/fs) ‘son or daughter’.; </text:p>
          </table:table-cell>
          <table:table-cell table:number-columns-repeated="201"/>
        </table:table-row>
        <table:table-row table:style-name="ro2">
          <table:table-cell office:value-type="string">
            <text:p>rĩamasʉ, rĩamaso </text:p>
          </table:table-cell>
          <table:table-cell office:value-type="string">
            <text:p>ˈɾĩ́ɑ̃.mɑ̃s.ɨ̃́ E][ˈɾĩ́ɑ̃.mɑ̃́s.ɨ̃́ J </text:p>
          </table:table-cell>
          <table:table-cell office:value-type="string">
            <text:p>m., f. </text:p>
          </table:table-cell>
          <table:table-cell office:value-type="string">
            <text:p>hijo, hija </text:p>
          </table:table-cell>
          <table:table-cell table:number-columns-repeated="204"/>
        </table:table-row>
        <table:table-row table:style-name="ro2">
          <table:table-cell office:value-type="string">
            <text:p>riarã </text:p>
          </table:table-cell>
          <table:table-cell office:value-type="string">
            <text:p>ɾiˈɑ́.ɾɑ̃ </text:p>
          </table:table-cell>
          <table:table-cell office:value-type="string">
            <text:p>an.s.plural </text:p>
          </table:table-cell>
          <table:table-cell office:value-type="string">
            <text:p>comejenes </text:p>
          </table:table-cell>
          <table:table-cell table:number-columns-repeated="204"/>
        </table:table-row>
        <table:table-row table:style-name="ro2">
          <table:table-cell office:value-type="string">
            <text:p>riarase </text:p>
          </table:table-cell>
          <table:table-cell office:value-type="string">
            <text:p>ˈɾíɑ.ɾɑsé </text:p>
          </table:table-cell>
          <table:table-cell office:value-type="string">
            <text:p>an. </text:p>
          </table:table-cell>
          <table:table-cell office:value-type="string">
            <text:p>pato aguja </text:p>
          </table:table-cell>
          <table:table-cell office:value-type="string">
            <text:p>O. Pelecaniformes, F. Anhingidae , </text:p>
          </table:table-cell>
          <table:table-cell table:number-columns-repeated="203"/>
        </table:table-row>
        <table:table-row table:style-name="ro2">
          <table:table-cell office:value-type="string">
            <text:p>riarõji </text:p>
          </table:table-cell>
          <table:table-cell office:value-type="string">
            <text:p>ɾíˈɑ́.ɾṍhĩ́ </text:p>
          </table:table-cell>
          <table:table-cell office:value-type="string">
            <text:p>an. </text:p>
          </table:table-cell>
          <table:table-cell office:value-type="string">
            <text:p>pavón </text:p>
          </table:table-cell>
          <table:table-cell office:value-type="string">
            <text:p>Crax spp. </text:p>
          </table:table-cell>
          <table:table-cell table:number-columns-repeated="203"/>
        </table:table-row>
        <table:table-row table:style-name="ro2">
          <table:table-cell office:value-type="string">
            <text:p>rĩarõmiri </text:p>
          </table:table-cell>
          <table:table-cell office:value-type="string">
            <text:p>ɾĩ́ˈɑ̃.ɾṍmĩ́.ɾĩ E][ˈɾĩ́ɑ̃́.ɾṍmĩ.ɾĩ J </text:p>
          </table:table-cell>
          <table:table-cell office:value-type="string">
            <text:p>f.pl. </text:p>
          </table:table-cell>
          <table:table-cell office:value-type="string">
            <text:p>hijas </text:p>
          </table:table-cell>
          <table:table-cell table:number-columns-repeated="204"/>
        </table:table-row>
        <table:table-row table:style-name="ro2">
          <table:table-cell office:value-type="string">
            <text:p>rĩase </text:p>
          </table:table-cell>
          <table:table-cell office:value-type="string">
            <text:p>ˈɾĩ́ɑ̃.sẽ </text:p>
          </table:table-cell>
          <table:table-cell office:value-type="string">
            <text:p>v.i. </text:p>
          </table:table-cell>
          <table:table-cell office:value-type="string">
            <text:p>ser fuerte (veneno) </text:p>
          </table:table-cell>
          <table:table-cell table:number-columns-repeated="204"/>
        </table:table-row>
        <table:table-row table:style-name="ro2">
          <table:table-cell office:value-type="string">
            <text:p>Riatĩmi_bu </text:p>
          </table:table-cell>
          <table:table-cell office:value-type="string">
            <text:p>ˈɾíɑ.tĩ́mĩ́.bú </text:p>
          </table:table-cell>
          <table:table-cell office:value-type="string">
            <text:p>inan. </text:p>
          </table:table-cell>
          <table:table-cell office:value-type="string">
            <text:p>loma (al oeste de |bSonaña|r) </text:p>
          </table:table-cell>
          <table:table-cell table:number-columns-repeated="204"/>
        </table:table-row>
        <table:table-row table:style-name="ro2">
          <table:table-cell office:value-type="string">
            <text:p>Riatĩmia </text:p>
          </table:table-cell>
          <table:table-cell office:value-type="string">
            <text:p>ˈɾíɑ́.tĩ́mĩ́.ɑ̃́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Riatĩmiña </text:p>
          </table:table-cell>
          <table:table-cell office:value-type="string">
            <text:p>ˈɾíɑ́.tĩ́mĩ́.ɲɑ̃́ </text:p>
          </table:table-cell>
          <table:table-cell office:value-type="string">
            <text:p>inan. </text:p>
          </table:table-cell>
          <table:table-cell office:value-type="string">
            <text:p>cañito, afluente del río Pirá-Paraná (desemboca al río Pirá-Paraná abajo del cañito |bSonaña|r en la cachivera |bRiatĩmia|r)</text:p>
          </table:table-cell>
          <table:table-cell table:number-columns-repeated="204"/>
        </table:table-row>
        <table:table-row table:style-name="ro2">
          <table:table-cell office:value-type="string">
            <text:p>rĩatobe </text:p>
          </table:table-cell>
          <table:table-cell office:value-type="string">
            <text:p>ˈɾĩ́ɑ̃́.tóbé </text:p>
          </table:table-cell>
          <table:table-cell office:value-type="string">
            <text:p>inan. </text:p>
          </table:table-cell>
          <table:table-cell office:value-type="string">
            <text:p>nido de crías de pájaro</text:p>
          </table:table-cell>
          <table:table-cell/>
          <table:table-cell office:value-type="string">
            <text:p>va rĩajedo , uv E , vn J , ph ɾĩ́ɑ̃́.ˈhédo </text:p>
          </table:table-cell>
          <table:table-cell table:number-columns-repeated="202"/>
        </table:table-row>
        <table:table-row table:style-name="ro2">
          <table:table-cell office:value-type="string">
            <text:p>riatũja </text:p>
          </table:table-cell>
          <table:table-cell office:value-type="string">
            <text:p>ˈɾíɑ́.tṹhɑ̃ </text:p>
          </table:table-cell>
          <table:table-cell office:value-type="string">
            <text:p>an. </text:p>
          </table:table-cell>
          <table:table-cell office:value-type="string">
            <text:p>rana saltadora (comestible) </text:p>
          </table:table-cell>
          <table:table-cell/>
          <table:table-cell office:value-type="string">
            <text:p>sc Leptodactylus sp. </text:p>
          </table:table-cell>
          <table:table-cell table:number-columns-repeated="202"/>
        </table:table-row>
        <table:table-row table:style-name="ro2">
          <table:table-cell office:value-type="string">
            <text:p>riatʉ̃ʉtʉ </text:p>
          </table:table-cell>
          <table:table-cell office:value-type="string">
            <text:p>ɾíˈɑ́.tɨ̃́ɨ̃tɨ̃ </text:p>
          </table:table-cell>
          <table:table-cell office:value-type="string">
            <text:p>an. </text:p>
          </table:table-cell>
          <table:table-cell office:value-type="string">
            <text:p>hoacín </text:p>
          </table:table-cell>
          <table:table-cell office:value-type="string">
            <text:p>Opistocómidos spp.</text:p>
          </table:table-cell>
          <table:table-cell table:number-columns-repeated="203"/>
        </table:table-row>
        <table:table-row table:style-name="ro2">
          <table:table-cell office:value-type="string">
            <text:p>riaũmu </text:p>
          </table:table-cell>
          <table:table-cell office:value-type="string">
            <text:p>ɾíˈɑ́.ṹmũ E][ˈɾíɑ́.ṹmṹ J </text:p>
          </table:table-cell>
          <table:table-cell office:value-type="string">
            <text:p>an. </text:p>
          </table:table-cell>
          <table:table-cell office:value-type="string">
            <text:p>especie de pájaro (pequeño)</text:p>
          </table:table-cell>
          <table:table-cell table:number-columns-repeated="204"/>
        </table:table-row>
        <table:table-row table:style-name="ro2">
          <table:table-cell office:value-type="string">
            <text:p>riayua </text:p>
          </table:table-cell>
          <table:table-cell office:value-type="string">
            <text:p>ˈɾíɑ́.dʒúɑ E][ɾíɑ́.ˈdʒúɑ́ J </text:p>
          </table:table-cell>
          <table:table-cell office:value-type="string">
            <text:p>an. </text:p>
          </table:table-cell>
          <table:table-cell office:value-type="string">
            <text:p>iguana (iguana común, iguana verde) </text:p>
          </table:table-cell>
          <table:table-cell/>
          <table:table-cell office:value-type="string">
            <text:p>sc Iguana iguana </text:p>
          </table:table-cell>
          <table:table-cell table:number-columns-repeated="202"/>
        </table:table-row>
        <table:table-row table:style-name="ro2">
          <table:table-cell office:value-type="string">
            <text:p>rica </text:p>
          </table:table-cell>
          <table:table-cell office:value-type="string">
            <text:p>ɾiˈkɑ́ </text:p>
          </table:table-cell>
          <table:table-cell office:value-type="string">
            <text:p>inan. </text:p>
          </table:table-cell>
          <table:table-cell office:value-type="string">
            <text:p>brazo </text:p>
          </table:table-cell>
          <table:table-cell table:number-columns-repeated="204"/>
        </table:table-row>
        <table:table-row table:style-name="ro2">
          <table:table-cell office:value-type="string">
            <text:p>rica_jojo </text:p>
          </table:table-cell>
          <table:table-cell office:value-type="string">
            <text:p>ˈɾíkɑ.hóho E][ɾiˈkɑ́.hóho J </text:p>
          </table:table-cell>
          <table:table-cell office:value-type="string">
            <text:p>an. </text:p>
          </table:table-cell>
          <table:table-cell office:value-type="string">
            <text:p>especie de trogón </text:p>
          </table:table-cell>
          <table:table-cell/>
          <table:table-cell office:value-type="string">
            <text:p>sc Trogon sp.</text:p>
          </table:table-cell>
          <table:table-cell table:number-columns-repeated="202"/>
        </table:table-row>
        <table:table-row table:style-name="ro2">
          <table:table-cell office:value-type="string">
            <text:p>ricaa </text:p>
          </table:table-cell>
          <table:table-cell office:value-type="string">
            <text:p>ɾiˈkɑ́ɑ </text:p>
          </table:table-cell>
          <table:table-cell office:value-type="string">
            <text:p>inan.f.n.esp. </text:p>
          </table:table-cell>
          <table:table-cell office:value-type="string">
            <text:p>frutos (los productos de una mata, árbol, palma, etc.), frutas (frutos comestibles) </text:p>
          </table:table-cell>
          <table:table-cell table:number-columns-repeated="204"/>
        </table:table-row>
        <table:table-row table:style-name="ro1">
          <table:table-cell office:value-type="string">
            <text:p>ricajãi </text:p>
          </table:table-cell>
          <table:table-cell office:value-type="string">
            <text:p>ɾiˈkɑ́.hɑ̃́ĩ E][ɾiˈkɑ́.hɑ̃́ĩ́ J </text:p>
          </table:table-cell>
          <table:table-cell office:value-type="string">
            <text:p>inan. </text:p>
          </table:table-cell>
          <table:table-cell office:value-type="string">
            <text:p>antebrazo </text:p>
          </table:table-cell>
          <table:table-cell table:number-columns-repeated="204"/>
        </table:table-row>
        <table:table-row table:style-name="ro2">
          <table:table-cell office:value-type="string">
            <text:p>ricajuria_cʉtire </text:p>
          </table:table-cell>
          <table:table-cell office:value-type="string">
            <text:p>ɾíkɑ́.húˈɾíɑ́.kɨ́tí.ɾe E][ɾiˈkɑ́.húɾíɑ́.kɨ́tí.ɾé J </text:p>
          </table:table-cell>
          <table:table-cell office:value-type="string">
            <text:p>v.t. </text:p>
          </table:table-cell>
          <table:table-cell office:value-type="string">
            <text:p>tener muñón</text:p>
          </table:table-cell>
          <table:table-cell table:number-columns-repeated="204"/>
        </table:table-row>
        <table:table-row table:style-name="ro2">
          <table:table-cell office:value-type="string">
            <text:p>ricajʉdo </text:p>
          </table:table-cell>
          <table:table-cell office:value-type="string">
            <text:p>ɾiˈkɑ́.hɨ́do E][ɾiˈkɑ́.hɨ́dó J </text:p>
          </table:table-cell>
          <table:table-cell office:value-type="string">
            <text:p>inan. </text:p>
          </table:table-cell>
          <table:table-cell office:value-type="string">
            <text:p>parte dorsal del hombro y brazo superior </text:p>
          </table:table-cell>
          <table:table-cell table:number-columns-repeated="204"/>
        </table:table-row>
        <table:table-row table:style-name="ro2">
          <table:table-cell office:value-type="string">
            <text:p>ricare </text:p>
          </table:table-cell>
          <table:table-cell office:value-type="string">
            <text:p>ɾiˈkɑ́ɑ.ɾe </text:p>
          </table:table-cell>
          <table:table-cell office:value-type="string">
            <text:p>v.t. </text:p>
          </table:table-cell>
          <table:table-cell office:value-type="string">
            <text:p>coger </text:p>
          </table:table-cell>
          <table:table-cell table:number-columns-repeated="204"/>
        </table:table-row>
        <table:table-row table:style-name="ro2">
          <table:table-cell office:value-type="string">
            <text:p>ricati </text:p>
          </table:table-cell>
          <table:table-cell office:value-type="string">
            <text:p>ɾiˈkɑ́ti </text:p>
          </table:table-cell>
          <table:table-cell office:value-type="string">
            <text:p>mod. </text:p>
          </table:table-cell>
          <table:table-cell office:value-type="string">
            <text:p>diferente; </text:p>
          </table:table-cell>
          <table:table-cell table:number-columns-repeated="204"/>
        </table:table-row>
        <table:table-row table:style-name="ro2">
          <table:table-cell office:value-type="string">
            <text:p>ricatiri </text:p>
          </table:table-cell>
          <table:table-cell/>
          <table:table-cell office:value-type="string">
            <text:p>mod. </text:p>
          </table:table-cell>
          <table:table-cell office:value-type="string">
            <text:p>diferente; </text:p>
          </table:table-cell>
          <table:table-cell table:number-columns-repeated="204"/>
        </table:table-row>
        <table:table-row table:style-name="ro2">
          <table:table-cell office:value-type="string">
            <text:p>ricuji </text:p>
          </table:table-cell>
          <table:table-cell office:value-type="string">
            <text:p>ɾiˈí.kúhí </text:p>
          </table:table-cell>
          <table:table-cell office:value-type="string">
            <text:p>inan. </text:p>
          </table:table-cell>
          <table:table-cell office:value-type="string">
            <text:p>músculo humano </text:p>
          </table:table-cell>
          <table:table-cell table:number-columns-repeated="204"/>
        </table:table-row>
        <table:table-row table:style-name="ro2">
          <table:table-cell office:value-type="string">
            <text:p>rícuji </text:p>
          </table:table-cell>
          <table:table-cell office:value-type="string">
            <text:p>ɾiˈí.kuhí E][ɾiˈí.kúhi J </text:p>
          </table:table-cell>
          <table:table-cell office:value-type="string">
            <text:p>inan. </text:p>
          </table:table-cell>
          <table:table-cell office:value-type="string">
            <text:p>músculo animal </text:p>
          </table:table-cell>
          <table:table-cell table:number-columns-repeated="204"/>
        </table:table-row>
        <table:table-row table:style-name="ro2">
          <table:table-cell office:value-type="string">
            <text:p>rii </text:p>
          </table:table-cell>
          <table:table-cell office:value-type="string">
            <text:p>ɾiˈí </text:p>
          </table:table-cell>
          <table:table-cell office:value-type="string">
            <text:p>inan.f.n.esp. </text:p>
          </table:table-cell>
          <table:table-cell office:value-type="string">
            <text:p>carne </text:p>
          </table:table-cell>
          <table:table-cell table:number-columns-repeated="2"/>
          <table:table-cell office:value-type="string">
            <text:p>ntg BARS,91 rií (meat) no.38; </text:p>
          </table:table-cell>
          <table:table-cell table:number-columns-repeated="201"/>
        </table:table-row>
        <table:table-row table:style-name="ro2">
          <table:table-cell office:value-type="string">
            <text:p>ríí </text:p>
          </table:table-cell>
          <table:table-cell office:value-type="string">
            <text:p>ˈɾíí </text:p>
          </table:table-cell>
          <table:table-cell office:value-type="string">
            <text:p>inan.s.de masa </text:p>
          </table:table-cell>
          <table:table-cell office:value-type="string">
            <text:p>sangre </text:p>
          </table:table-cell>
          <table:table-cell table:number-columns-repeated="2"/>
          <table:table-cell office:value-type="string">
            <text:p>ntg BARS,91 ríi (blood), no.38; </text:p>
          </table:table-cell>
          <table:table-cell table:number-columns-repeated="201"/>
        </table:table-row>
        <table:table-row table:style-name="ro2">
          <table:table-cell office:value-type="string">
            <text:p>ríí_jojo </text:p>
          </table:table-cell>
          <table:table-cell office:value-type="string">
            <text:p>ɾíí.ˈhóhó E][ˈɾíí.hóhó J </text:p>
          </table:table-cell>
          <table:table-cell office:value-type="string">
            <text:p>an. </text:p>
          </table:table-cell>
          <table:table-cell office:value-type="string">
            <text:p>trogón piquirrojo, trogón ojiblanco, trogón colinegro, trogón enmascarado, trogón collarejo (las especies con plumaje roja del pecho y azul o verde de las alas y la cabeza) </text:p>
          </table:table-cell>
          <table:table-cell office:value-type="string">
            <text:p>Trogon collaris, Trogon personatus </text:p>
          </table:table-cell>
          <table:table-cell table:number-columns-repeated="203"/>
        </table:table-row>
        <table:table-row table:style-name="ro2">
          <table:table-cell office:value-type="string">
            <text:p>ríí_ojo </text:p>
          </table:table-cell>
          <table:table-cell office:value-type="string">
            <text:p>ˈɾí.óho E][ˈɾíí.óhó J </text:p>
          </table:table-cell>
          <table:table-cell office:value-type="string">
            <text:p>inan.f.n.esp. </text:p>
          </table:table-cell>
          <table:table-cell office:value-type="string">
            <text:p>especie de bananos (dulce y rojo) </text:p>
          </table:table-cell>
          <table:table-cell office:value-type="string">
            <text:p>Musa paradisiaca </text:p>
          </table:table-cell>
          <table:table-cell table:number-columns-repeated="203"/>
        </table:table-row>
        <table:table-row table:style-name="ro2">
          <table:table-cell office:value-type="string">
            <text:p>ríí_ojoño </text:p>
          </table:table-cell>
          <table:table-cell office:value-type="string">
            <text:p>ˈɾí.óho.ɲõ E][ɾíˈí.óhó.ɲṍ J </text:p>
          </table:table-cell>
          <table:table-cell office:value-type="string">
            <text:p>inan. </text:p>
          </table:table-cell>
          <table:table-cell office:value-type="string">
            <text:p>mata de banano |bríí ojo|r (tiene un tronco rojo y produce fruta dulce y roja)</text:p>
          </table:table-cell>
          <table:table-cell table:number-columns-repeated="204"/>
        </table:table-row>
        <table:table-row table:style-name="ro2">
          <table:table-cell office:value-type="string">
            <text:p>rííjoti </text:p>
          </table:table-cell>
          <table:table-cell office:value-type="string">
            <text:p>ˈɾíí.hótí </text:p>
          </table:table-cell>
          <table:table-cell office:value-type="string">
            <text:p>inan. </text:p>
          </table:table-cell>
          <table:table-cell office:value-type="string">
            <text:p>bulto de caucho </text:p>
          </table:table-cell>
          <table:table-cell table:number-columns-repeated="204"/>
        </table:table-row>
        <table:table-row table:style-name="ro2">
          <table:table-cell office:value-type="string">
            <text:p>riimoose </text:p>
          </table:table-cell>
          <table:table-cell office:value-type="string">
            <text:p>ɾiˈí.mṍṍ.sẽ E][ˈɾií.mṍõ.sẽ J </text:p>
          </table:table-cell>
          <table:table-cell office:value-type="string">
            <text:p>v.i. </text:p>
          </table:table-cell>
          <table:table-cell office:value-type="string">
            <text:p>sentirse un espasmo del músculo (que le avisa del malo) </text:p>
          </table:table-cell>
          <table:table-cell table:number-columns-repeated="204"/>
        </table:table-row>
        <table:table-row table:style-name="ro2">
          <table:table-cell office:value-type="string">
            <text:p>rĩine </text:p>
          </table:table-cell>
          <table:table-cell/>
          <table:table-cell office:value-type="string">
            <text:p>foco restrictivo </text:p>
          </table:table-cell>
          <table:table-cell office:value-type="string">
            <text:p>sólo </text:p>
          </table:table-cell>
          <table:table-cell table:number-columns-repeated="204"/>
        </table:table-row>
        <table:table-row table:style-name="ro2">
          <table:table-cell office:value-type="string">
            <text:p>riiraje </text:p>
          </table:table-cell>
          <table:table-cell office:value-type="string">
            <text:p>ˈɾíi.ɾɑhé E][ɾiˈí.ɾɑ́he J </text:p>
          </table:table-cell>
          <table:table-cell office:value-type="string">
            <text:p>inan. </text:p>
          </table:table-cell>
          <table:table-cell office:value-type="string">
            <text:p>trípode </text:p>
          </table:table-cell>
          <table:table-cell table:number-columns-repeated="2"/>
          <table:table-cell office:value-type="string">
            <text:p>ntg BARS,91 riri-rahe ‘clay cylinder (used cooking pot support)’ 4.3. Classifiers added to noun heads of noun phrases. p.57 no.155;</text:p>
          </table:table-cell>
          <table:table-cell table:number-columns-repeated="201"/>
        </table:table-row>
        <table:table-row table:style-name="ro2">
          <table:table-cell office:value-type="string">
            <text:p>riire </text:p>
          </table:table-cell>
          <table:table-cell office:value-type="string">
            <text:p>ˈɾíi.ɾe </text:p>
          </table:table-cell>
          <table:table-cell office:value-type="string">
            <text:p>v.i. </text:p>
          </table:table-cell>
          <table:table-cell office:value-type="string">
            <text:p>sangrar </text:p>
          </table:table-cell>
          <table:table-cell table:number-columns-repeated="2"/>
          <table:table-cell office:value-type="string">
            <text:p>lf caus. </text:p>
          </table:table-cell>
          <table:table-cell table:number-columns-repeated="201"/>
        </table:table-row>
        <table:table-row table:style-name="ro2">
          <table:table-cell office:value-type="string">
            <text:p>riiri </text:p>
          </table:table-cell>
          <table:table-cell office:value-type="string">
            <text:p>ˈɾíiɾi E][ˈɾiíɾí J </text:p>
          </table:table-cell>
          <table:table-cell office:value-type="string">
            <text:p>inan.s.de masa </text:p>
          </table:table-cell>
          <table:table-cell office:value-type="string">
            <text:p>barro </text:p>
          </table:table-cell>
          <table:table-cell table:number-columns-repeated="2"/>
          <table:table-cell office:value-type="string">
            <text:p>ntg BARS,91 riri (clay), no.155;</text:p>
          </table:table-cell>
          <table:table-cell table:number-columns-repeated="201"/>
        </table:table-row>
        <table:table-row table:style-name="ro2">
          <table:table-cell office:value-type="string">
            <text:p>riirisotʉ </text:p>
          </table:table-cell>
          <table:table-cell office:value-type="string">
            <text:p>ˈɾíiɾi.sotɨ́ E][ˈɾiíɾí.sótɨ J </text:p>
          </table:table-cell>
          <table:table-cell office:value-type="string">
            <text:p>inan. </text:p>
          </table:table-cell>
          <table:table-cell office:value-type="string">
            <text:p>olla de barro</text:p>
          </table:table-cell>
          <table:table-cell table:number-columns-repeated="204"/>
        </table:table-row>
        <table:table-row table:style-name="ro2">
          <table:table-cell office:value-type="string">
            <text:p>riitʉjabetire </text:p>
          </table:table-cell>
          <table:table-cell office:value-type="string">
            <text:p>ˈɾíi.tɨ́hɑ.betí.ɾé E][ˈɾíi.tɨhɑ́.béti.ɾe J </text:p>
          </table:table-cell>
          <table:table-cell office:value-type="string">
            <text:p>v.i. </text:p>
          </table:table-cell>
          <table:table-cell office:value-type="string">
            <text:p>tener flujo de sangre, hemorragia </text:p>
          </table:table-cell>
          <table:table-cell table:number-columns-repeated="204"/>
        </table:table-row>
        <table:table-row table:style-name="ro2">
          <table:table-cell office:value-type="string">
            <text:p>Rííya </text:p>
          </table:table-cell>
          <table:table-cell office:value-type="string">
            <text:p>ˈɾíí.dʒɑ́ </text:p>
          </table:table-cell>
          <table:table-cell office:value-type="string">
            <text:p>inan. </text:p>
          </table:table-cell>
          <table:table-cell office:value-type="string">
            <text:p>caño, afluente del caño Tatú</text:p>
          </table:table-cell>
          <table:table-cell table:number-columns-repeated="204"/>
        </table:table-row>
        <table:table-row table:style-name="ro2">
          <table:table-cell office:value-type="string">
            <text:p>rijaarii, rijaario </text:p>
          </table:table-cell>
          <table:table-cell office:value-type="string">
            <text:p>ˈɾíhɑ.ɑ.ɾi.i E][ɾiˈhɑ́.ɑ́.ɾí.í J </text:p>
          </table:table-cell>
          <table:table-cell office:value-type="string">
            <text:p>s.v.m., f. </text:p>
          </table:table-cell>
          <table:table-cell office:value-type="string">
            <text:p>él que murió, ella que murió; </text:p>
          </table:table-cell>
          <table:table-cell table:number-columns-repeated="204"/>
        </table:table-row>
        <table:table-row table:style-name="ro2">
          <table:table-cell office:value-type="string">
            <text:p>rijacoare </text:p>
          </table:table-cell>
          <table:table-cell office:value-type="string">
            <text:p>ˈɾíhɑ.kó.ɑ́.ɾé E][ɾiˈhɑ́.kó.ɑ́.ɾé J </text:p>
          </table:table-cell>
          <table:table-cell office:value-type="string">
            <text:p>v.i. </text:p>
          </table:table-cell>
          <table:table-cell office:value-type="string">
            <text:p>morir </text:p>
          </table:table-cell>
          <table:table-cell table:number-columns-repeated="204"/>
        </table:table-row>
        <table:table-row table:style-name="ro2">
          <table:table-cell office:value-type="string">
            <text:p>rijagʉ, rijago </text:p>
          </table:table-cell>
          <table:table-cell office:value-type="string">
            <text:p>ˈɾíhɑ.gɨ E][ɾiˈhɑ́.gɨ́ J </text:p>
          </table:table-cell>
          <table:table-cell office:value-type="string">
            <text:p>s.v.m., f. </text:p>
          </table:table-cell>
          <table:table-cell office:value-type="string">
            <text:p>el enfermo, la enferma (persona enferma) </text:p>
          </table:table-cell>
          <table:table-cell table:number-columns-repeated="204"/>
        </table:table-row>
        <table:table-row table:style-name="ro2">
          <table:table-cell office:value-type="string">
            <text:p>rijaquedigʉ, rijaquedigo </text:p>
          </table:table-cell>
          <table:table-cell office:value-type="string">
            <text:p>ˈɾíhɑ.kédi.gɨ E][ɾiˈhɑ́.kédi.gɨ J </text:p>
          </table:table-cell>
          <table:table-cell office:value-type="string">
            <text:p>s.v.m., f. </text:p>
          </table:table-cell>
          <table:table-cell office:value-type="string">
            <text:p>él, ella que ha desmayado, o ha sufrido un ataque cardíaco o al corazón, derrame cerebral </text:p>
          </table:table-cell>
          <table:table-cell table:number-columns-repeated="204"/>
        </table:table-row>
        <table:table-row table:style-name="ro2">
          <table:table-cell office:value-type="string">
            <text:p>rijaquedire </text:p>
          </table:table-cell>
          <table:table-cell office:value-type="string">
            <text:p>ˈɾíhɑ.kédi.ɾe E][ɾiˈhɑ́.kédi.ɾe J </text:p>
          </table:table-cell>
          <table:table-cell office:value-type="string">
            <text:p>v.i. </text:p>
          </table:table-cell>
          <table:table-cell office:value-type="string">
            <text:p>desmayarse </text:p>
          </table:table-cell>
          <table:table-cell table:number-columns-repeated="204"/>
        </table:table-row>
        <table:table-row table:style-name="ro2">
          <table:table-cell office:value-type="string">
            <text:p>rijaquedise </text:p>
          </table:table-cell>
          <table:table-cell office:value-type="string">
            <text:p>ĩ́ĩ́.ˈɾíhɑ.kédi.se E][ĩ́ĩ.ɾiˈhɑ́.kédi.se J </text:p>
          </table:table-cell>
          <table:table-cell office:value-type="string">
            <text:p>s.v.inan. </text:p>
          </table:table-cell>
          <table:table-cell office:value-type="string">
            <text:p>desmayo, ataque cardíaco o al corazón, derrame cerebral </text:p>
          </table:table-cell>
          <table:table-cell table:number-columns-repeated="204"/>
        </table:table-row>
        <table:table-row table:style-name="ro2">
          <table:table-cell office:value-type="string">
            <text:p>rijare </text:p>
          </table:table-cell>
          <table:table-cell office:value-type="string">
            <text:p>ˈɾíhɑɑ.ɾe E][ɾiˈhɑ́.ɾé J </text:p>
          </table:table-cell>
          <table:table-cell office:value-type="string">
            <text:p>v.i. </text:p>
          </table:table-cell>
          <table:table-cell office:value-type="string">
            <text:p>enfermar </text:p>
          </table:table-cell>
          <table:table-cell table:number-columns-repeated="204"/>
        </table:table-row>
        <table:table-row table:style-name="ro2">
          <table:table-cell office:value-type="string">
            <text:p>rijarii, rijario </text:p>
          </table:table-cell>
          <table:table-cell office:value-type="string">
            <text:p>ˈɾíhɑ.ɾi.í E][ɾiˈhɑ́.ɾí.i J </text:p>
          </table:table-cell>
          <table:table-cell office:value-type="string">
            <text:p>s.v.m., f. </text:p>
          </table:table-cell>
          <table:table-cell office:value-type="string">
            <text:p>él, ella que se enfermó (uso: dicho cuando el hablante no testificó el estado del enfermo) </text:p>
          </table:table-cell>
          <table:table-cell table:number-columns-repeated="204"/>
        </table:table-row>
        <table:table-row table:style-name="ro2">
          <table:table-cell office:value-type="string">
            <text:p>rijaweore </text:p>
          </table:table-cell>
          <table:table-cell office:value-type="string">
            <text:p>ˈɾíhɑ.wé.o.ɾe E][ɾiˈhɑ́.wé.o.ɾe J </text:p>
          </table:table-cell>
          <table:table-cell office:value-type="string">
            <text:p>v.t. </text:p>
          </table:table-cell>
          <table:table-cell office:value-type="string">
            <text:p>morir antes del marido o ser querido (habla también de mascotas)</text:p>
          </table:table-cell>
          <table:table-cell table:number-columns-repeated="204"/>
        </table:table-row>
        <table:table-row table:style-name="ro2">
          <table:table-cell office:value-type="string">
            <text:p>rijaye </text:p>
          </table:table-cell>
          <table:table-cell office:value-type="string">
            <text:p>ɾíˈhɑ́.dʒe </text:p>
          </table:table-cell>
          <table:table-cell office:value-type="string">
            <text:p>s.v.inan. </text:p>
          </table:table-cell>
          <table:table-cell office:value-type="string">
            <text:p>enfermedad </text:p>
          </table:table-cell>
          <table:table-cell/>
          <table:table-cell office:value-type="string">
            <text:p>va ñaásé , uv E , vn J </text:p>
          </table:table-cell>
          <table:table-cell table:number-columns-repeated="202"/>
        </table:table-row>
        <table:table-row table:style-name="ro2">
          <table:table-cell office:value-type="string">
            <text:p>rijere </text:p>
          </table:table-cell>
          <table:table-cell office:value-type="string">
            <text:p>ˈɾíhe.ɾe E][ɾiˈhé.ɾé J </text:p>
          </table:table-cell>
          <table:table-cell office:value-type="string">
            <text:p>v.t. </text:p>
          </table:table-cell>
          <table:table-cell office:value-type="string">
            <text:p>exprimir (con las manos masa de yuca brava, limon)</text:p>
          </table:table-cell>
          <table:table-cell table:number-columns-repeated="204"/>
        </table:table-row>
        <table:table-row table:style-name="ro2">
          <table:table-cell office:value-type="string">
            <text:p>rĩjire </text:p>
          </table:table-cell>
          <table:table-cell office:value-type="string">
            <text:p>ˈɾĩ́hĩ.ɾẽ E][ɾĩˈhĩ́.ɾẽ́ J </text:p>
          </table:table-cell>
          <table:table-cell office:value-type="string">
            <text:p>v.i. </text:p>
          </table:table-cell>
          <table:table-cell office:value-type="string">
            <text:p>piar </text:p>
          </table:table-cell>
          <table:table-cell table:number-columns-repeated="204"/>
        </table:table-row>
        <table:table-row table:style-name="ro1">
          <table:table-cell office:value-type="string">
            <text:p>rijoa </text:p>
          </table:table-cell>
          <table:table-cell table:number-columns-repeated="4"/>
          <table:table-cell office:value-type="string">
            <text:p>uv J</text:p>
          </table:table-cell>
          <table:table-cell table:number-columns-repeated="202"/>
        </table:table-row>
        <table:table-row table:style-name="ro1">
          <table:table-cell office:value-type="string">
            <text:p>rijoacooro </text:p>
          </table:table-cell>
          <table:table-cell table:number-columns-repeated="4"/>
          <table:table-cell office:value-type="string">
            <text:p>uv J</text:p>
          </table:table-cell>
          <table:table-cell table:number-columns-repeated="202"/>
        </table:table-row>
        <table:table-row table:style-name="ro1">
          <table:table-cell office:value-type="string">
            <text:p>rijobadia </text:p>
          </table:table-cell>
          <table:table-cell table:number-columns-repeated="4"/>
          <table:table-cell office:value-type="string">
            <text:p>uv J</text:p>
          </table:table-cell>
          <table:table-cell table:number-columns-repeated="202"/>
        </table:table-row>
        <table:table-row table:style-name="ro1">
          <table:table-cell office:value-type="string">
            <text:p>rĩjoro </text:p>
          </table:table-cell>
          <table:table-cell office:value-type="string">
            <text:p>ɾĩˈhṍɾõ </text:p>
          </table:table-cell>
          <table:table-cell office:value-type="string">
            <text:p>adv. </text:p>
          </table:table-cell>
          <table:table-cell office:value-type="string">
            <text:p>antes </text:p>
          </table:table-cell>
          <table:table-cell table:number-columns-repeated="2"/>
          <table:table-cell office:value-type="string">
            <text:p>ntg BARS,91 rĩhoro ‘before’ 2.10. Adverbs (time) p.30 no.90; 11.8. Time clauses. Temporal succession. p.154 no.498;</text:p>
          </table:table-cell>
          <table:table-cell table:number-columns-repeated="201"/>
        </table:table-row>
        <table:table-row table:style-name="ro2">
          <table:table-cell office:value-type="string">
            <text:p>rĩjoroagañami </text:p>
          </table:table-cell>
          <table:table-cell office:value-type="string">
            <text:p>ɾĩˈhṍɾõ.ɑ.gɑ.ɲɑ̃́mĩ́ </text:p>
          </table:table-cell>
          <table:table-cell office:value-type="string">
            <text:p>adv. </text:p>
          </table:table-cell>
          <table:table-cell office:value-type="string">
            <text:p>la noche anterior </text:p>
          </table:table-cell>
          <table:table-cell/>
          <table:table-cell office:value-type="string">
            <text:p>va rĩjoroañami , uv E , vn J , ph ɾĩˈhṍɾõ.ɑ̃.ɲɑ̃́mĩ́ </text:p>
          </table:table-cell>
          <table:table-cell table:number-columns-repeated="202"/>
        </table:table-row>
        <table:table-row table:style-name="ro2">
          <table:table-cell office:value-type="string">
            <text:p>rĩjorojʉa </text:p>
          </table:table-cell>
          <table:table-cell office:value-type="string">
            <text:p>ɾĩhṍɾõ.ˈhɨ́ɑ E][ɾĩˈhṍɾõ.hɨ́ɑ́ J </text:p>
          </table:table-cell>
          <table:table-cell office:value-type="string">
            <text:p>pospos. </text:p>
          </table:table-cell>
          <table:table-cell office:value-type="string">
            <text:p>por delante </text:p>
          </table:table-cell>
          <table:table-cell table:number-columns-repeated="2"/>
          <table:table-cell office:value-type="string">
            <text:p>ntg BARS,91 2.21. Spatial relators. p.37;</text:p>
          </table:table-cell>
          <table:table-cell table:number-columns-repeated="201"/>
        </table:table-row>
        <table:table-row table:style-name="ro1">
          <table:table-cell office:value-type="string">
            <text:p>rijotacajero </text:p>
          </table:table-cell>
          <table:table-cell table:number-columns-repeated="4"/>
          <table:table-cell office:value-type="string">
            <text:p>uv J</text:p>
          </table:table-cell>
          <table:table-cell table:number-columns-repeated="202"/>
        </table:table-row>
        <table:table-row table:style-name="ro2">
          <table:table-cell office:value-type="string">
            <text:p>rijotãjoroa </text:p>
          </table:table-cell>
          <table:table-cell office:value-type="string">
            <text:p>ɾihó.tɑ̃́ˈhṍɾõɑ̃ </text:p>
          </table:table-cell>
          <table:table-cell office:value-type="string">
            <text:p>an.s.plural </text:p>
          </table:table-cell>
          <table:table-cell office:value-type="string">
            <text:p>tatuyos |brijotãjoroa|r (clan del grupo indígena tatuyo que vive en el centro de la selva) </text:p>
          </table:table-cell>
          <table:table-cell table:number-columns-repeated="204"/>
        </table:table-row>
        <table:table-row table:style-name="ro1">
          <table:table-cell office:value-type="string">
            <text:p>rĩma </text:p>
          </table:table-cell>
          <table:table-cell office:value-type="string">
            <text:p>ˈɾĩ́mɑ̃́ </text:p>
          </table:table-cell>
          <table:table-cell office:value-type="string">
            <text:p>inan.s.de masa </text:p>
          </table:table-cell>
          <table:table-cell office:value-type="string">
            <text:p>veneno </text:p>
          </table:table-cell>
          <table:table-cell table:number-columns-repeated="204"/>
        </table:table-row>
        <table:table-row table:style-name="ro2">
          <table:table-cell office:value-type="string">
            <text:p>rĩma_diro </text:p>
          </table:table-cell>
          <table:table-cell office:value-type="string">
            <text:p>ɾĩ́mɑ̃́.ˈdíɾo </text:p>
          </table:table-cell>
          <table:table-cell office:value-type="string">
            <text:p>an. </text:p>
          </table:table-cell>
          <table:table-cell office:value-type="string">
            <text:p>especie de saltón </text:p>
          </table:table-cell>
          <table:table-cell table:number-columns-repeated="204"/>
        </table:table-row>
        <table:table-row table:style-name="ro2">
          <table:table-cell office:value-type="string">
            <text:p>Rĩma_jĩno </text:p>
          </table:table-cell>
          <table:table-cell/>
          <table:table-cell office:value-type="string">
            <text:p>m. </text:p>
          </table:table-cell>
          <table:table-cell office:value-type="string">
            <text:p>carácter mítico, quién |iSʉ̃e|r engañó</text:p>
          </table:table-cell>
          <table:table-cell table:number-columns-repeated="204"/>
        </table:table-row>
        <table:table-row table:style-name="ro2">
          <table:table-cell office:value-type="string">
            <text:p>Rĩma_wese </text:p>
          </table:table-cell>
          <table:table-cell office:value-type="string">
            <text:p>ˈɾĩ́mɑ̃́.wésé </text:p>
          </table:table-cell>
          <table:table-cell office:value-type="string">
            <text:p>inan. </text:p>
          </table:table-cell>
          <table:table-cell office:value-type="string">
            <text:p>cerro mitológico de |bJãmoriña|r</text:p>
          </table:table-cell>
          <table:table-cell table:number-columns-repeated="204"/>
        </table:table-row>
        <table:table-row table:style-name="ro2">
          <table:table-cell office:value-type="string">
            <text:p>rĩma_yua </text:p>
          </table:table-cell>
          <table:table-cell office:value-type="string">
            <text:p>ˈɾĩ́mɑ̃́.dʒúɑ E][ɾĩ́mɑ̃́.ˈdʒúɑ́ J </text:p>
          </table:table-cell>
          <table:table-cell office:value-type="string">
            <text:p>an. </text:p>
          </table:table-cell>
          <table:table-cell office:value-type="string">
            <text:p>especie de lagarto </text:p>
          </table:table-cell>
          <table:table-cell table:number-columns-repeated="204"/>
        </table:table-row>
        <table:table-row table:style-name="ro2">
          <table:table-cell office:value-type="string">
            <text:p>rĩmabʉjʉ </text:p>
          </table:table-cell>
          <table:table-cell office:value-type="string">
            <text:p>ɾĩ́ˈmɑ̃́.bɨ́hɨ́ </text:p>
          </table:table-cell>
          <table:table-cell office:value-type="string">
            <text:p>an. </text:p>
          </table:table-cell>
          <table:table-cell office:value-type="string">
            <text:p>especie de araña (venenosa)</text:p>
          </table:table-cell>
          <table:table-cell table:number-columns-repeated="204"/>
        </table:table-row>
        <table:table-row table:style-name="ro2">
          <table:table-cell office:value-type="string">
            <text:p>rĩmajãi </text:p>
          </table:table-cell>
          <table:table-cell office:value-type="string">
            <text:p>ˈɾĩ́mɑ̃́.hɑ̃́ĩ́ </text:p>
          </table:table-cell>
          <table:table-cell office:value-type="string">
            <text:p>an. </text:p>
          </table:table-cell>
          <table:table-cell office:value-type="string">
            <text:p>especie de escarabajo </text:p>
          </table:table-cell>
          <table:table-cell table:number-columns-repeated="204"/>
        </table:table-row>
        <table:table-row table:style-name="ro2">
          <table:table-cell office:value-type="string">
            <text:p>rĩmarone </text:p>
          </table:table-cell>
          <table:table-cell office:value-type="string">
            <text:p>ˈɾĩ́mɑ̃ɾṍ.nẽ E][ˈɾĩ́mɑ̃ɾõ.nẽ J </text:p>
          </table:table-cell>
          <table:table-cell office:value-type="string">
            <text:p>adv. </text:p>
          </table:table-cell>
          <table:table-cell office:value-type="string">
            <text:p>simultáneamente </text:p>
          </table:table-cell>
          <table:table-cell table:number-columns-repeated="204"/>
        </table:table-row>
        <table:table-row table:style-name="ro2">
          <table:table-cell office:value-type="string">
            <text:p>Rĩmaʉ_gʉ̃taʉ </text:p>
          </table:table-cell>
          <table:table-cell office:value-type="string">
            <text:p>ɾĩ́ˈmɑ̃́.ɨ̃́.ŋɨ̃tɑ̃́.ɨ̃ </text:p>
          </table:table-cell>
          <table:table-cell office:value-type="string">
            <text:p>inan. </text:p>
          </table:table-cell>
          <table:table-cell office:value-type="string">
            <text:p>cerro mitológico de |bJãmoriña|r</text:p>
          </table:table-cell>
          <table:table-cell table:number-columns-repeated="204"/>
        </table:table-row>
        <table:table-row table:style-name="ro2">
          <table:table-cell office:value-type="string">
            <text:p>rĩne </text:p>
          </table:table-cell>
          <table:table-cell office:value-type="string">
            <text:p>ˈɾĩ́.nẽ́ E][ɾĩˈĩ́.nẽ J </text:p>
          </table:table-cell>
          <table:table-cell office:value-type="string">
            <text:p>coletilla interr. </text:p>
          </table:table-cell>
          <table:table-cell office:value-type="string">
            <text:p>¿verdad?</text:p>
          </table:table-cell>
          <table:table-cell table:number-columns-repeated="204"/>
        </table:table-row>
        <table:table-row table:style-name="ro2">
          <table:table-cell office:value-type="string">
            <text:p>rĩni </text:p>
          </table:table-cell>
          <table:table-cell office:value-type="string">
            <text:p>ˈɾĩ́nĩ E][ˈɾĩnĩ́ J </text:p>
          </table:table-cell>
          <table:table-cell office:value-type="string">
            <text:p>inan.pl. </text:p>
          </table:table-cell>
          <table:table-cell office:value-type="string">
            <text:p>hojas espumosas de algunas matas o arbustos (utilizadas para lavar la cara) </text:p>
          </table:table-cell>
          <table:table-cell table:number-columns-repeated="204"/>
        </table:table-row>
        <table:table-row table:style-name="ro2">
          <table:table-cell office:value-type="string">
            <text:p>rĩnijũu </text:p>
          </table:table-cell>
          <table:table-cell office:value-type="string">
            <text:p>ˈɾĩ́nĩ.hṹṹ E][ɾĩnĩ́.ˈhṹũ J </text:p>
          </table:table-cell>
          <table:table-cell office:value-type="string">
            <text:p>inan.f.n.esp. </text:p>
          </table:table-cell>
          <table:table-cell office:value-type="string">
            <text:p>hojas espumosas de algunas matas, arbustos o árboles (utilizadas para lavar el cuerpo) </text:p>
          </table:table-cell>
          <table:table-cell table:number-columns-repeated="204"/>
        </table:table-row>
        <table:table-row table:style-name="ro2">
          <table:table-cell office:value-type="string">
            <text:p>rĩniʉ </text:p>
          </table:table-cell>
          <table:table-cell office:value-type="string">
            <text:p>ˈɾĩ́nĩ.ɨ̃ E][ɾĩˈnĩ́.ɨ̃́ J </text:p>
          </table:table-cell>
          <table:table-cell office:value-type="string">
            <text:p>inan. </text:p>
          </table:table-cell>
          <table:table-cell office:value-type="string">
            <text:p>especie de mata o arbusto (cuyas hojas espumosas son usadas para lavar la <text:s/>cara) </text:p>
          </table:table-cell>
          <table:table-cell table:number-columns-repeated="204"/>
        </table:table-row>
        <table:table-row table:style-name="ro2">
          <table:table-cell office:value-type="string">
            <text:p>rio </text:p>
          </table:table-cell>
          <table:table-cell/>
          <table:table-cell office:value-type="string">
            <text:p>pospos. </text:p>
          </table:table-cell>
          <table:table-cell office:value-type="string">
            <text:p>delante de </text:p>
          </table:table-cell>
          <table:table-cell table:number-columns-repeated="2"/>
          <table:table-cell office:value-type="string">
            <text:p>ntg BARS,91 2.21. Spacial relators p.42; </text:p>
          </table:table-cell>
          <table:table-cell table:number-columns-repeated="201"/>
        </table:table-row>
        <table:table-row table:style-name="ro1">
          <table:table-cell office:value-type="string">
            <text:p>rioa </text:p>
          </table:table-cell>
          <table:table-cell table:number-columns-repeated="4"/>
          <table:table-cell office:value-type="string">
            <text:p>uv J</text:p>
          </table:table-cell>
          <table:table-cell table:number-columns-repeated="202"/>
        </table:table-row>
        <table:table-row table:style-name="ro2">
          <table:table-cell office:value-type="string">
            <text:p>rioburuuri </text:p>
          </table:table-cell>
          <table:table-cell office:value-type="string">
            <text:p>ɾíó.ˈbúɾúú.ɾí </text:p>
          </table:table-cell>
          <table:table-cell office:value-type="string">
            <text:p>inan.pl. </text:p>
          </table:table-cell>
          <table:table-cell office:value-type="string">
            <text:p>barros </text:p>
          </table:table-cell>
          <table:table-cell table:number-columns-repeated="204"/>
        </table:table-row>
        <table:table-row table:style-name="ro2">
          <table:table-cell office:value-type="string">
            <text:p>rioga </text:p>
          </table:table-cell>
          <table:table-cell office:value-type="string">
            <text:p>ˈɾíógɑ́ </text:p>
          </table:table-cell>
          <table:table-cell office:value-type="string">
            <text:p>inan. </text:p>
          </table:table-cell>
          <table:table-cell office:value-type="string">
            <text:p>cara </text:p>
          </table:table-cell>
          <table:table-cell/>
          <table:table-cell office:value-type="string">
            <text:p>va rioa , uv E , vn J , ph ˈɾíóɑ́ </text:p>
          </table:table-cell>
          <table:table-cell table:number-columns-repeated="202"/>
        </table:table-row>
        <table:table-row table:style-name="ro2">
          <table:table-cell office:value-type="string">
            <text:p>riojo </text:p>
          </table:table-cell>
          <table:table-cell office:value-type="string">
            <text:p>ˈɾíoho </text:p>
          </table:table-cell>
          <table:table-cell office:value-type="string">
            <text:p>mod. </text:p>
          </table:table-cell>
          <table:table-cell office:value-type="string">
            <text:p>(ser/estar) derecho, derecha; </text:p>
          </table:table-cell>
          <table:table-cell table:number-columns-repeated="2"/>
          <table:table-cell office:value-type="string">
            <text:p>ntg BARS,91 //riojo// (straight) no283</text:p>
          </table:table-cell>
          <table:table-cell table:number-columns-repeated="201"/>
        </table:table-row>
        <table:table-row table:style-name="ro2">
          <table:table-cell office:value-type="string">
            <text:p>riojoagajaca </text:p>
          </table:table-cell>
          <table:table-cell office:value-type="string">
            <text:p>ˈɾíoho.ɑ.gɑ.hɑ́kɑ́ </text:p>
          </table:table-cell>
          <table:table-cell office:value-type="string">
            <text:p>inan. </text:p>
          </table:table-cell>
          <table:table-cell office:value-type="string">
            <text:p>lado derecho del brazo o pierna </text:p>
          </table:table-cell>
          <table:table-cell/>
          <table:table-cell office:value-type="string">
            <text:p>va riojocatʉa , uv E , vn J </text:p>
          </table:table-cell>
          <table:table-cell table:number-columns-repeated="202"/>
        </table:table-row>
        <table:table-row table:style-name="ro1">
          <table:table-cell office:value-type="string">
            <text:p>riojocatʉa </text:p>
          </table:table-cell>
          <table:table-cell table:number-columns-repeated="4"/>
          <table:table-cell office:value-type="string">
            <text:p>uv J</text:p>
          </table:table-cell>
          <table:table-cell table:number-columns-repeated="202"/>
        </table:table-row>
        <table:table-row table:style-name="ro2">
          <table:table-cell office:value-type="string">
            <text:p>riojojacatʉ </text:p>
          </table:table-cell>
          <table:table-cell office:value-type="string">
            <text:p>ˈɾíoho.hɑkɑ́tɨ́ </text:p>
          </table:table-cell>
          <table:table-cell office:value-type="string">
            <text:p>inan. </text:p>
          </table:table-cell>
          <table:table-cell office:value-type="string">
            <text:p>lado derecho </text:p>
          </table:table-cell>
          <table:table-cell/>
          <table:table-cell office:value-type="string">
            <text:p>va riojocatʉa , uv E , vn J , ph ˈɾíoho.kɑ́tɨ́ɑ́ </text:p>
          </table:table-cell>
          <table:table-cell table:number-columns-repeated="202"/>
        </table:table-row>
        <table:table-row table:style-name="ro2">
          <table:table-cell office:value-type="string">
            <text:p>riojʉa </text:p>
          </table:table-cell>
          <table:table-cell office:value-type="string">
            <text:p>ˈwíi.ɾíó.hɨ́ɑ E][ˈwí.ɾíó.hɨ́ɑ́ J </text:p>
          </table:table-cell>
          <table:table-cell office:value-type="string">
            <text:p>pospos. </text:p>
          </table:table-cell>
          <table:table-cell office:value-type="string">
            <text:p>al frente de </text:p>
          </table:table-cell>
          <table:table-cell table:number-columns-repeated="2"/>
          <table:table-cell office:value-type="string">
            <text:p>ntg BARS,91 2.21 Spatial relators p.37;</text:p>
          </table:table-cell>
          <table:table-cell table:number-columns-repeated="201"/>
        </table:table-row>
        <table:table-row table:style-name="ro2">
          <table:table-cell office:value-type="string">
            <text:p>rione </text:p>
          </table:table-cell>
          <table:table-cell/>
          <table:table-cell office:value-type="string">
            <text:p>foco restrictivo </text:p>
          </table:table-cell>
          <table:table-cell office:value-type="string">
            <text:p>solamente </text:p>
          </table:table-cell>
          <table:table-cell table:number-columns-repeated="2"/>
          <table:table-cell office:value-type="string">
            <text:p>ntg BARS,91 1.10. Adverbs. p.30. </text:p>
          </table:table-cell>
          <table:table-cell table:number-columns-repeated="201"/>
        </table:table-row>
        <table:table-row table:style-name="ro2">
          <table:table-cell office:value-type="string">
            <text:p>riore </text:p>
          </table:table-cell>
          <table:table-cell office:value-type="string">
            <text:p>ɾíˈó.ɾe E][ˈɾíó.ɾé J </text:p>
          </table:table-cell>
          <table:table-cell office:value-type="string">
            <text:p>v.t. </text:p>
          </table:table-cell>
          <table:table-cell office:value-type="string">
            <text:p>preocuparse (por alguien) </text:p>
          </table:table-cell>
          <table:table-cell table:number-columns-repeated="204"/>
        </table:table-row>
        <table:table-row table:style-name="ro2">
          <table:table-cell office:value-type="string">
            <text:p>ríore </text:p>
          </table:table-cell>
          <table:table-cell office:value-type="string">
            <text:p>ˈɾío.ɾe E][ɾiˈó.ɾé J </text:p>
          </table:table-cell>
          <table:table-cell office:value-type="string">
            <text:p>v.t. </text:p>
          </table:table-cell>
          <table:table-cell office:value-type="string">
            <text:p>prender </text:p>
          </table:table-cell>
          <table:table-cell table:number-columns-repeated="204"/>
        </table:table-row>
        <table:table-row table:style-name="ro2">
          <table:table-cell office:value-type="string">
            <text:p>rioweca </text:p>
          </table:table-cell>
          <table:table-cell office:value-type="string">
            <text:p>ˈɾíó.wékɑ́ </text:p>
          </table:table-cell>
          <table:table-cell office:value-type="string">
            <text:p>inan. </text:p>
          </table:table-cell>
          <table:table-cell office:value-type="string">
            <text:p>frente</text:p>
          </table:table-cell>
          <table:table-cell table:number-columns-repeated="204"/>
        </table:table-row>
        <table:table-row table:style-name="ro2">
          <table:table-cell office:value-type="string">
            <text:p>rique </text:p>
          </table:table-cell>
          <table:table-cell office:value-type="string">
            <text:p>ɾiˈké </text:p>
          </table:table-cell>
          <table:table-cell office:value-type="string">
            <text:p>an. </text:p>
          </table:table-cell>
          <table:table-cell office:value-type="string">
            <text:p>caloche (pez con rayas negras, comestible) </text:p>
          </table:table-cell>
          <table:table-cell/>
          <table:table-cell office:value-type="string">
            <text:p>sc Sternopygus macrurus, Eigenmannia virescens </text:p>
          </table:table-cell>
          <table:table-cell table:number-columns-repeated="202"/>
        </table:table-row>
        <table:table-row table:style-name="ro2">
          <table:table-cell office:value-type="string">
            <text:p>rise </text:p>
          </table:table-cell>
          <table:table-cell office:value-type="string">
            <text:p>ɾiˈsé </text:p>
          </table:table-cell>
          <table:table-cell office:value-type="string">
            <text:p>inan. </text:p>
          </table:table-cell>
          <table:table-cell office:value-type="string">
            <text:p>boca </text:p>
          </table:table-cell>
          <table:table-cell table:number-columns-repeated="204"/>
        </table:table-row>
        <table:table-row table:style-name="ro2">
          <table:table-cell office:value-type="string">
            <text:p>risebedo </text:p>
          </table:table-cell>
          <table:table-cell office:value-type="string">
            <text:p>ɾiˈsé.bédo E][ɾisé.béˈdó J </text:p>
          </table:table-cell>
          <table:table-cell office:value-type="string">
            <text:p>inan. </text:p>
          </table:table-cell>
          <table:table-cell office:value-type="string">
            <text:p>jeta de pez </text:p>
          </table:table-cell>
          <table:table-cell table:number-columns-repeated="204"/>
        </table:table-row>
        <table:table-row table:style-name="ro2">
          <table:table-cell office:value-type="string">
            <text:p>risewetero </text:p>
          </table:table-cell>
          <table:table-cell office:value-type="string">
            <text:p>ɾisé.ˈwéteɾo E][ɾiˈsé.wétéɾó J </text:p>
          </table:table-cell>
          <table:table-cell office:value-type="string">
            <text:p>an. </text:p>
          </table:table-cell>
          <table:table-cell office:value-type="string">
            <text:p>jurajura (|ireg.|r especie de pez comestible, parecido al siluro pero no tiene barbillas; tiene piel negro con vientre blanco) </text:p>
          </table:table-cell>
          <table:table-cell table:number-columns-repeated="204"/>
        </table:table-row>
        <table:table-row table:style-name="ro2">
          <table:table-cell office:value-type="string">
            <text:p>risoore </text:p>
          </table:table-cell>
          <table:table-cell office:value-type="string">
            <text:p>ˈɾísoo.ɾe E][ɾiˈsóó.ɾé J </text:p>
          </table:table-cell>
          <table:table-cell office:value-type="string">
            <text:p>v.t. </text:p>
          </table:table-cell>
          <table:table-cell office:value-type="string">
            <text:p>tener asco </text:p>
          </table:table-cell>
          <table:table-cell table:number-columns-repeated="204"/>
        </table:table-row>
        <table:table-row table:style-name="ro2">
          <table:table-cell office:value-type="string">
            <text:p>rĩti </text:p>
          </table:table-cell>
          <table:table-cell office:value-type="string">
            <text:p>ˈɾĩ́tĩ E][ˈɾĩtĩ́ J </text:p>
          </table:table-cell>
          <table:table-cell office:value-type="string">
            <text:p>inan.s.de masa </text:p>
          </table:table-cell>
          <table:table-cell office:value-type="string">
            <text:p>carbón </text:p>
          </table:table-cell>
          <table:table-cell/>
          <table:table-cell office:value-type="string">
            <text:p>uv E </text:p>
          </table:table-cell>
          <table:table-cell table:number-columns-repeated="202"/>
        </table:table-row>
        <table:table-row table:style-name="ro2">
          <table:table-cell office:value-type="string">
            <text:p>ritiro </text:p>
          </table:table-cell>
          <table:table-cell office:value-type="string">
            <text:p>ˈɾítiɾo E][ɾiˈtíɾó J </text:p>
          </table:table-cell>
          <table:table-cell office:value-type="string">
            <text:p>an. </text:p>
          </table:table-cell>
          <table:table-cell office:value-type="string">
            <text:p>cuco ardilla </text:p>
          </table:table-cell>
          <table:table-cell table:number-columns-repeated="204"/>
        </table:table-row>
        <table:table-row table:style-name="ro2">
          <table:table-cell office:value-type="string">
            <text:p>rĩtiʉ </text:p>
          </table:table-cell>
          <table:table-cell office:value-type="string">
            <text:p>ˈɾĩ́tĩ.ɨ̃ E][ɾĩˈtĩ́.ɨ̃́ J </text:p>
          </table:table-cell>
          <table:table-cell office:value-type="string">
            <text:p>inan. </text:p>
          </table:table-cell>
          <table:table-cell office:value-type="string">
            <text:p>especie de árbol maderable </text:p>
          </table:table-cell>
          <table:table-cell table:number-columns-repeated="204"/>
        </table:table-row>
        <table:table-row table:style-name="ro2">
          <table:table-cell office:value-type="string">
            <text:p>riyamaja </text:p>
          </table:table-cell>
          <table:table-cell office:value-type="string">
            <text:p>ɾiˈdʒɑ́.mɑ̃́hɑ̃ E][ɾiˈdʒɑ́.mɑ̃́hɑ̃́ J </text:p>
          </table:table-cell>
          <table:table-cell office:value-type="string">
            <text:p>an.s.plural </text:p>
          </table:table-cell>
          <table:table-cell office:value-type="string">
            <text:p>grupo étnico entre los cubeos </text:p>
          </table:table-cell>
          <table:table-cell table:number-columns-repeated="204"/>
        </table:table-row>
        <table:table-row table:style-name="ro2">
          <table:table-cell office:value-type="string">
            <text:p>roacʉogʉ, roacʉogo </text:p>
          </table:table-cell>
          <table:table-cell office:value-type="string">
            <text:p>ɾóˈɑ́kɨ́o.gɨ </text:p>
          </table:table-cell>
          <table:table-cell office:value-type="string">
            <text:p>s.v.m., f. </text:p>
          </table:table-cell>
          <table:table-cell office:value-type="string">
            <text:p>un feo, una fea (animal, persona) </text:p>
          </table:table-cell>
          <table:table-cell table:number-columns-repeated="204"/>
        </table:table-row>
        <table:table-row table:style-name="ro2">
          <table:table-cell office:value-type="string">
            <text:p>roacʉose </text:p>
          </table:table-cell>
          <table:table-cell office:value-type="string">
            <text:p>ɾóˈɑ́kɨ́o.se </text:p>
          </table:table-cell>
          <table:table-cell office:value-type="string">
            <text:p>v.i. </text:p>
          </table:table-cell>
          <table:table-cell office:value-type="string">
            <text:p>(ser/estar) mal, malo, mala </text:p>
          </table:table-cell>
          <table:table-cell table:number-columns-repeated="204"/>
        </table:table-row>
        <table:table-row table:style-name="ro2">
          <table:table-cell office:value-type="string">
            <text:p>roagʉ </text:p>
          </table:table-cell>
          <table:table-cell office:value-type="string">
            <text:p>ˈɾóɑ́.gɨ E][ˈɾóɑ́.gɨ́ J </text:p>
          </table:table-cell>
          <table:table-cell office:value-type="string">
            <text:p>m. </text:p>
          </table:table-cell>
          <table:table-cell office:value-type="string">
            <text:p>luna llena </text:p>
          </table:table-cell>
          <table:table-cell table:number-columns-repeated="204"/>
        </table:table-row>
        <table:table-row table:style-name="ro2">
          <table:table-cell office:value-type="string">
            <text:p>roañaiore </text:p>
          </table:table-cell>
          <table:table-cell office:value-type="string">
            <text:p>ɾóˈɑ́.ɲɑ̃́ĩ́.ṍ.ɾẽ </text:p>
          </table:table-cell>
          <table:table-cell office:value-type="string">
            <text:p>v.caus. </text:p>
          </table:table-cell>
          <table:table-cell office:value-type="string">
            <text:p>cocinar bien</text:p>
          </table:table-cell>
          <table:table-cell table:number-columns-repeated="204"/>
        </table:table-row>
        <table:table-row table:style-name="ro2">
          <table:table-cell office:value-type="string">
            <text:p>roare </text:p>
          </table:table-cell>
          <table:table-cell office:value-type="string">
            <text:p>ˈɾoɑ́.ɾe </text:p>
          </table:table-cell>
          <table:table-cell office:value-type="string">
            <text:p>v.t. </text:p>
          </table:table-cell>
          <table:table-cell office:value-type="string">
            <text:p>cocinar (en agua) </text:p>
          </table:table-cell>
          <table:table-cell table:number-columns-repeated="2"/>
          <table:table-cell office:value-type="string">
            <text:p>ntg not in BARS,91,</text:p>
          </table:table-cell>
          <table:table-cell table:number-columns-repeated="201"/>
        </table:table-row>
        <table:table-row table:style-name="ro2">
          <table:table-cell office:value-type="string">
            <text:p>roariarʉ </text:p>
          </table:table-cell>
          <table:table-cell office:value-type="string">
            <text:p>ɾóˈɑ́.ɾi.ɑ.ɾɨ E][ɾoˈɑ́.ɾi.ɑ.ɾɨ J </text:p>
          </table:table-cell>
          <table:table-cell office:value-type="string">
            <text:p>s.v.inan. </text:p>
          </table:table-cell>
          <table:table-cell office:value-type="string">
            <text:p>olla para cocinar (comida en agua)</text:p>
          </table:table-cell>
          <table:table-cell table:number-columns-repeated="204"/>
        </table:table-row>
        <table:table-row table:style-name="ro2">
          <table:table-cell office:value-type="string">
            <text:p>roca </text:p>
          </table:table-cell>
          <table:table-cell/>
          <table:table-cell office:value-type="string">
            <text:p>pospos. </text:p>
          </table:table-cell>
          <table:table-cell office:value-type="string">
            <text:p>río abajo </text:p>
          </table:table-cell>
          <table:table-cell table:number-columns-repeated="2"/>
          <table:table-cell office:value-type="string">
            <text:p>ntg BARS,91 roka (down) ‘down, down river’ 2.21. Spatial relators. p.37 no.112; </text:p>
          </table:table-cell>
          <table:table-cell table:number-columns-repeated="201"/>
        </table:table-row>
        <table:table-row table:style-name="ro2">
          <table:table-cell office:value-type="string">
            <text:p>rocabiore </text:p>
          </table:table-cell>
          <table:table-cell office:value-type="string">
            <text:p>ɾókɑ.bi.ˈó.ɾé E][ɾokɑ́.ˈbí.o.ɾe J </text:p>
          </table:table-cell>
          <table:table-cell office:value-type="string">
            <text:p>v.t.sing. </text:p>
          </table:table-cell>
          <table:table-cell office:value-type="string">
            <text:p>golpear abajo con un palo (para aplanar el piso)</text:p>
          </table:table-cell>
          <table:table-cell table:number-columns-repeated="204"/>
        </table:table-row>
        <table:table-row table:style-name="ro2">
          <table:table-cell office:value-type="string">
            <text:p>rocacũure </text:p>
          </table:table-cell>
          <table:table-cell office:value-type="string">
            <text:p>ˈɾókɑ.kṹṹ.ɾẽ E][ɾoˈkɑ́.kṹũ.ɾẽ J </text:p>
          </table:table-cell>
          <table:table-cell office:value-type="string">
            <text:p>v.t.sing. </text:p>
          </table:table-cell>
          <table:table-cell office:value-type="string">
            <text:p>tirar al suelo (una cosa) </text:p>
          </table:table-cell>
          <table:table-cell table:number-columns-repeated="204"/>
        </table:table-row>
        <table:table-row table:style-name="ro2">
          <table:table-cell office:value-type="string">
            <text:p>rocaejore </text:p>
          </table:table-cell>
          <table:table-cell office:value-type="string">
            <text:p>ˈɾókɑ.éh.o.ɾe E][ɾoˈkɑ́.éh.o.ɾe J </text:p>
          </table:table-cell>
          <table:table-cell office:value-type="string">
            <text:p>v.t.sing. </text:p>
          </table:table-cell>
          <table:table-cell office:value-type="string">
            <text:p>alcanzar a derribar con algo tirado</text:p>
          </table:table-cell>
          <table:table-cell table:number-columns-repeated="204"/>
        </table:table-row>
        <table:table-row table:style-name="ro2">
          <table:table-cell office:value-type="string">
            <text:p>rocajãna </text:p>
          </table:table-cell>
          <table:table-cell office:value-type="string">
            <text:p>ɾókɑ.ˈhɑ̃́nɑ̃ E][ɾoˈkɑ́.hɑ̃́nɑ̃ J </text:p>
          </table:table-cell>
          <table:table-cell office:value-type="string">
            <text:p>an.s.plural </text:p>
          </table:table-cell>
          <table:table-cell office:value-type="string">
            <text:p>tuyuca (grupo indígena) </text:p>
          </table:table-cell>
          <table:table-cell table:number-columns-repeated="204"/>
        </table:table-row>
        <table:table-row table:style-name="ro2">
          <table:table-cell office:value-type="string">
            <text:p>rocajataro </text:p>
          </table:table-cell>
          <table:table-cell office:value-type="string">
            <text:p>ɾoˈkɑ́.hɑ́tɑɾo </text:p>
          </table:table-cell>
          <table:table-cell office:value-type="string">
            <text:p>inan. </text:p>
          </table:table-cell>
          <table:table-cell office:value-type="string">
            <text:p>caja tejida (utilizada para guardar las plumas de la danza y otros ornamentos) </text:p>
          </table:table-cell>
          <table:table-cell/>
          <table:table-cell office:value-type="string">
            <text:p>uv E </text:p>
          </table:table-cell>
          <table:table-cell table:number-columns-repeated="202"/>
        </table:table-row>
        <table:table-row table:style-name="ro2">
          <table:table-cell office:value-type="string">
            <text:p>rocajuure </text:p>
          </table:table-cell>
          <table:table-cell office:value-type="string">
            <text:p>ˈɾókɑ.huú.ɾé E][ɾoˈkɑ́.húu.ɾe J </text:p>
          </table:table-cell>
          <table:table-cell office:value-type="string">
            <text:p>v.t.sing. </text:p>
          </table:table-cell>
          <table:table-cell office:value-type="string">
            <text:p>tirar (lanza, arpón y hacerlo apuñalar una cosa)</text:p>
          </table:table-cell>
          <table:table-cell table:number-columns-repeated="204"/>
        </table:table-row>
        <table:table-row table:style-name="ro2">
          <table:table-cell office:value-type="string">
            <text:p>rocajuuriaro </text:p>
          </table:table-cell>
          <table:table-cell office:value-type="string">
            <text:p>ˈɾókɑ.húú.ɾí.ɑ́.ɾo E][ɾoˈkɑ́.húu.ɾi.ɑ.ɾo J </text:p>
          </table:table-cell>
          <table:table-cell office:value-type="string">
            <text:p>s.v.inan. </text:p>
          </table:table-cell>
          <table:table-cell office:value-type="string">
            <text:p>lanza (uso: lengua tradicional, indígena)</text:p>
          </table:table-cell>
          <table:table-cell table:number-columns-repeated="204"/>
        </table:table-row>
        <table:table-row table:style-name="ro2">
          <table:table-cell office:value-type="string">
            <text:p>rocamʉore </text:p>
          </table:table-cell>
          <table:table-cell office:value-type="string">
            <text:p>ˈɾókɑ.mɨ̃́.ṍ.ɾẽ E][ɾoˈkɑ́.mɨ̃́.õ.ɾẽ J </text:p>
          </table:table-cell>
          <table:table-cell office:value-type="string">
            <text:p>v.t.sing. </text:p>
          </table:table-cell>
          <table:table-cell office:value-type="string">
            <text:p>tirar para arriba (una cosa)</text:p>
          </table:table-cell>
          <table:table-cell table:number-columns-repeated="204"/>
        </table:table-row>
        <table:table-row table:style-name="ro2">
          <table:table-cell office:value-type="string">
            <text:p>rocaqueore </text:p>
          </table:table-cell>
          <table:table-cell office:value-type="string">
            <text:p>ɾókɑ.ˈké.o.ɾe E][ɾokɑ́.ˈké.o.ɾe J </text:p>
          </table:table-cell>
          <table:table-cell office:value-type="string">
            <text:p>v.caus.sing. </text:p>
          </table:table-cell>
          <table:table-cell office:value-type="string">
            <text:p>arrojar </text:p>
          </table:table-cell>
          <table:table-cell table:number-columns-repeated="204"/>
        </table:table-row>
        <table:table-row table:style-name="ro2">
          <table:table-cell office:value-type="string">
            <text:p>rocare </text:p>
          </table:table-cell>
          <table:table-cell office:value-type="string">
            <text:p>ˈɾókɑ.ɾe E][ɾoˈkɑ́.ɾé J </text:p>
          </table:table-cell>
          <table:table-cell office:value-type="string">
            <text:p>v.t.sing. </text:p>
          </table:table-cell>
          <table:table-cell office:value-type="string">
            <text:p>pasar </text:p>
          </table:table-cell>
          <table:table-cell table:number-columns-repeated="204"/>
        </table:table-row>
        <table:table-row table:style-name="ro2">
          <table:table-cell office:value-type="string">
            <text:p>rocariʉ </text:p>
          </table:table-cell>
          <table:table-cell office:value-type="string">
            <text:p>ˈɾókɑ.ɾi.ɨ́ E][ɾoˈkɑ́.ɾí.ɨ J </text:p>
          </table:table-cell>
          <table:table-cell office:value-type="string">
            <text:p>s.v.inan. </text:p>
          </table:table-cell>
          <table:table-cell office:value-type="string">
            <text:p>palo para pilar, machacar (nueces, carne)</text:p>
          </table:table-cell>
          <table:table-cell table:number-columns-repeated="204"/>
        </table:table-row>
        <table:table-row table:style-name="ro2">
          <table:table-cell office:value-type="string">
            <text:p>rocaroare </text:p>
          </table:table-cell>
          <table:table-cell office:value-type="string">
            <text:p>ˈɾókɑ.ɾóɑ́.ɾe E][ɾoˈkɑ́.ɾóɑ.ɾe J </text:p>
          </table:table-cell>
          <table:table-cell office:value-type="string">
            <text:p>v.t.sing. </text:p>
          </table:table-cell>
          <table:table-cell office:value-type="string">
            <text:p>tirar al agua (una cosa) </text:p>
          </table:table-cell>
          <table:table-cell table:number-columns-repeated="204"/>
        </table:table-row>
        <table:table-row table:style-name="ro2">
          <table:table-cell office:value-type="string">
            <text:p>rocasãa ajeria </text:p>
          </table:table-cell>
          <table:table-cell office:value-type="string">
            <text:p>ɾoˈkɑ́.sɑ̃́ɑ̃́.ɑ́he.ɾi.ɑ́ E][ɾoˈkɑ́.sɑ̃́ɑ̃.ɑhé.ɾí.ɑ J </text:p>
          </table:table-cell>
          <table:table-cell office:value-type="string">
            <text:p>s.v.inan. </text:p>
          </table:table-cell>
          <table:table-cell office:value-type="string">
            <text:p>básquetbol</text:p>
          </table:table-cell>
          <table:table-cell table:number-columns-repeated="204"/>
        </table:table-row>
        <table:table-row table:style-name="ro2">
          <table:table-cell office:value-type="string">
            <text:p>rocasãare </text:p>
          </table:table-cell>
          <table:table-cell office:value-type="string">
            <text:p>ˈɾókɑ.sɑ̃́ɑ̃́.ɾẽ E][ɾoˈkɑ́.sɑ̃́ɑ̃.ɾẽ J </text:p>
          </table:table-cell>
          <table:table-cell office:value-type="string">
            <text:p>v.t.sing. </text:p>
          </table:table-cell>
          <table:table-cell office:value-type="string">
            <text:p>botar </text:p>
          </table:table-cell>
          <table:table-cell table:number-columns-repeated="204"/>
        </table:table-row>
        <table:table-row table:style-name="ro2">
          <table:table-cell office:value-type="string">
            <text:p>rocasãayujare </text:p>
          </table:table-cell>
          <table:table-cell office:value-type="string">
            <text:p>ɾókɑ.sɑ̃́ɑ̃́.ˈdʒúhɑɑ.ɾe E][ɾoˈkɑ́.sɑ̃́ɑ̃.dʒuhɑ́ɑ.ɾe J </text:p>
          </table:table-cell>
          <table:table-cell office:value-type="string">
            <text:p>v.i. </text:p>
          </table:table-cell>
          <table:table-cell office:value-type="string">
            <text:p>pasar una cachivera yendo río abajo por un lugar de arrastrar la canoa</text:p>
          </table:table-cell>
          <table:table-cell table:number-columns-repeated="204"/>
        </table:table-row>
        <table:table-row table:style-name="ro2">
          <table:table-cell office:value-type="string">
            <text:p>rocasuare </text:p>
          </table:table-cell>
          <table:table-cell office:value-type="string">
            <text:p>ˈɾókɑ.súɑ.ɾe E][ɾoˈkɑ́.súɑ.ɾe J </text:p>
          </table:table-cell>
          <table:table-cell office:value-type="string">
            <text:p>v.t.sing. </text:p>
          </table:table-cell>
          <table:table-cell office:value-type="string">
            <text:p>pisar </text:p>
          </table:table-cell>
          <table:table-cell table:number-columns-repeated="204"/>
        </table:table-row>
        <table:table-row table:style-name="ro2">
          <table:table-cell office:value-type="string">
            <text:p>rocataare </text:p>
          </table:table-cell>
          <table:table-cell office:value-type="string">
            <text:p>ɾókɑ.ˈtɑ́ɑ.ɾe E][ɾokɑ́.ˈtɑ́ɑ.ɾe J </text:p>
          </table:table-cell>
          <table:table-cell office:value-type="string">
            <text:p>v.t.sing. </text:p>
          </table:table-cell>
          <table:table-cell office:value-type="string">
            <text:p>herir con una cosa cortante </text:p>
          </table:table-cell>
          <table:table-cell table:number-columns-repeated="204"/>
        </table:table-row>
        <table:table-row table:style-name="ro2">
          <table:table-cell office:value-type="string">
            <text:p>rocatuure </text:p>
          </table:table-cell>
          <table:table-cell office:value-type="string">
            <text:p>ɾóˈkɑ.túú.ɾe E][ɾoˈkɑ́.túu.ɾe J </text:p>
          </table:table-cell>
          <table:table-cell office:value-type="string">
            <text:p>v.i. </text:p>
          </table:table-cell>
          <table:table-cell office:value-type="string">
            <text:p>llegar hasta </text:p>
          </table:table-cell>
          <table:table-cell table:number-columns-repeated="204"/>
        </table:table-row>
        <table:table-row table:style-name="ro2">
          <table:table-cell office:value-type="string">
            <text:p>rocawaare </text:p>
          </table:table-cell>
          <table:table-cell office:value-type="string">
            <text:p>ɾóˈkɑ.wɑ́ɑ.ɾe E][ɾoˈkɑ́.wɑ́ɑ́.ɾé J </text:p>
          </table:table-cell>
          <table:table-cell office:value-type="string">
            <text:p>v.t.sing. </text:p>
          </table:table-cell>
          <table:table-cell office:value-type="string">
            <text:p>tirar y quebrar (una cosa) </text:p>
          </table:table-cell>
          <table:table-cell table:number-columns-repeated="204"/>
        </table:table-row>
        <table:table-row table:style-name="ro2">
          <table:table-cell office:value-type="string">
            <text:p>rocayoore </text:p>
          </table:table-cell>
          <table:table-cell office:value-type="string">
            <text:p>ɾókɑ.ˈdʒóó.ɾe E][ɾoˈkɑ́.dʒóo.ɾe J </text:p>
          </table:table-cell>
          <table:table-cell office:value-type="string">
            <text:p>v.i.sing. </text:p>
          </table:table-cell>
          <table:table-cell office:value-type="string">
            <text:p>colgarse con la cabeza hacia abajo (hecho sólo por el murciélago) </text:p>
          </table:table-cell>
          <table:table-cell table:number-columns-repeated="204"/>
        </table:table-row>
        <table:table-row table:style-name="ro2">
          <table:table-cell office:value-type="string">
            <text:p>roe </text:p>
          </table:table-cell>
          <table:table-cell office:value-type="string">
            <text:p>ɾóˈé </text:p>
          </table:table-cell>
          <table:table-cell office:value-type="string">
            <text:p>an. </text:p>
          </table:table-cell>
          <table:table-cell office:value-type="string">
            <text:p>lora gavilana </text:p>
          </table:table-cell>
          <table:table-cell office:value-type="string">
            <text:p>Deroptyus accipitrinus </text:p>
          </table:table-cell>
          <table:table-cell table:number-columns-repeated="203"/>
        </table:table-row>
        <table:table-row table:style-name="ro2">
          <table:table-cell office:value-type="string">
            <text:p>roe_iguia </text:p>
          </table:table-cell>
          <table:table-cell office:value-type="string">
            <text:p>ɾóˈé.ígíɑ́ </text:p>
          </table:table-cell>
          <table:table-cell office:value-type="string">
            <text:p>an.s.plural </text:p>
          </table:table-cell>
          <table:table-cell office:value-type="string">
            <text:p>sardinas |broe iguia|r (especie comestible y tiene escamas blancas) </text:p>
          </table:table-cell>
          <table:table-cell table:number-columns-repeated="204"/>
        </table:table-row>
        <table:table-row table:style-name="ro2">
          <table:table-cell office:value-type="string">
            <text:p>roe_toa </text:p>
          </table:table-cell>
          <table:table-cell office:value-type="string">
            <text:p>ɾóˈé.tóɑ E][ˈɾóé.tóɑ́ J </text:p>
          </table:table-cell>
          <table:table-cell office:value-type="string">
            <text:p>inan.f.n.esp. </text:p>
          </table:table-cell>
          <table:table-cell office:value-type="string">
            <text:p>frutas ivapichunas |broe toa|r (|ireg.|r comestibles) </text:p>
          </table:table-cell>
          <table:table-cell table:number-columns-repeated="204"/>
        </table:table-row>
        <table:table-row table:style-name="ro2">
          <table:table-cell office:value-type="string">
            <text:p>rójaare </text:p>
          </table:table-cell>
          <table:table-cell office:value-type="string">
            <text:p>ˈɾóhɑɑ.ɾe E][ɾoˈhɑ́ɑ́.ɾé J </text:p>
          </table:table-cell>
          <table:table-cell office:value-type="string">
            <text:p>v.t. </text:p>
          </table:table-cell>
          <table:table-cell office:value-type="string">
            <text:p>maldecir </text:p>
          </table:table-cell>
          <table:table-cell table:number-columns-repeated="204"/>
        </table:table-row>
        <table:table-row table:style-name="ro2">
          <table:table-cell office:value-type="string">
            <text:p>rójaareare </text:p>
          </table:table-cell>
          <table:table-cell office:value-type="string">
            <text:p>ˈɾóhɑɑ.ɾéɑ́.ɾe E][ɾoˈhɑ́ɑ́.ɾéɑ.ɾe J </text:p>
          </table:table-cell>
          <table:table-cell office:value-type="string">
            <text:p>v.t.pl. </text:p>
          </table:table-cell>
          <table:table-cell office:value-type="string">
            <text:p>matar (a otros por medio de la brujería y el poder del payé) </text:p>
          </table:table-cell>
          <table:table-cell table:number-columns-repeated="204"/>
        </table:table-row>
        <table:table-row table:style-name="ro2">
          <table:table-cell office:value-type="string">
            <text:p>rójaarocare </text:p>
          </table:table-cell>
          <table:table-cell office:value-type="string">
            <text:p>ˈɾóhɑɑ.ɾókɑ.ɾe E][ɾoˈhɑ́ɑ́.ɾókɑ.ɾe J </text:p>
          </table:table-cell>
          <table:table-cell office:value-type="string">
            <text:p>v.t.sing. </text:p>
          </table:table-cell>
          <table:table-cell office:value-type="string">
            <text:p>matar (a uno por medio de la brujería y el poder del payé) </text:p>
          </table:table-cell>
          <table:table-cell table:number-columns-repeated="204"/>
        </table:table-row>
        <table:table-row table:style-name="ro2">
          <table:table-cell office:value-type="string">
            <text:p>rojaejare </text:p>
          </table:table-cell>
          <table:table-cell office:value-type="string">
            <text:p>ˈɾóhɑ.ehɑ́.ɾé E][ɾohɑ́.ˈéhɑ.ɾe J </text:p>
          </table:table-cell>
          <table:table-cell office:value-type="string">
            <text:p>v.i. </text:p>
          </table:table-cell>
          <table:table-cell office:value-type="string">
            <text:p>bajar una loma y llegar al río </text:p>
          </table:table-cell>
          <table:table-cell table:number-columns-repeated="2"/>
          <table:table-cell office:value-type="string">
            <text:p>ntg BARS,91 roha eha (descend.hill arrive) ‘to descend and arrive (at a river)’ 2.4. Verbs with only a subject arguement. Verbs of motion. (with locative object)’ p.26 no.72;</text:p>
          </table:table-cell>
          <table:table-cell table:number-columns-repeated="201"/>
        </table:table-row>
        <table:table-row table:style-name="ro2">
          <table:table-cell office:value-type="string">
            <text:p>rojare </text:p>
          </table:table-cell>
          <table:table-cell office:value-type="string">
            <text:p>ˈɾóhɑɑ.ɾé E][ɾoˈhɑ́ɑ́.ɾe J </text:p>
          </table:table-cell>
          <table:table-cell office:value-type="string">
            <text:p>v.i. </text:p>
          </table:table-cell>
          <table:table-cell office:value-type="string">
            <text:p>bajar loma </text:p>
          </table:table-cell>
          <table:table-cell table:number-columns-repeated="2"/>
          <table:table-cell office:value-type="string">
            <text:p>ntg BARS,91 roha (descend.hill) ‘to descend a hill’ 2.4. Verbs with only a subject arguement. Verbs of motion. (with locative object) p.26 no.72;</text:p>
          </table:table-cell>
          <table:table-cell table:number-columns-repeated="201"/>
        </table:table-row>
        <table:table-row table:style-name="ro2">
          <table:table-cell office:value-type="string">
            <text:p>rojariamaa </text:p>
          </table:table-cell>
          <table:table-cell office:value-type="string">
            <text:p>ˈɾóhɑ.ɾi.ɑ.mɑ̃ E][ɾoˈhɑ́.ɾí.ɑ.mɑ̃ J </text:p>
          </table:table-cell>
          <table:table-cell office:value-type="string">
            <text:p>s.v.inan. </text:p>
          </table:table-cell>
          <table:table-cell office:value-type="string">
            <text:p>camino que baja al puerto</text:p>
          </table:table-cell>
          <table:table-cell table:number-columns-repeated="204"/>
        </table:table-row>
        <table:table-row table:style-name="ro2">
          <table:table-cell office:value-type="string">
            <text:p>rõji </text:p>
          </table:table-cell>
          <table:table-cell office:value-type="string">
            <text:p>ɾõˈhĩ́ </text:p>
          </table:table-cell>
          <table:table-cell office:value-type="string">
            <text:p>an. </text:p>
          </table:table-cell>
          <table:table-cell office:value-type="string">
            <text:p>pavón </text:p>
          </table:table-cell>
          <table:table-cell/>
          <table:table-cell office:value-type="string">
            <text:p>sc Crax spp. </text:p>
          </table:table-cell>
          <table:table-cell table:number-columns-repeated="202"/>
        </table:table-row>
        <table:table-row table:style-name="ro2">
          <table:table-cell office:value-type="string">
            <text:p>Rõjitubua </text:p>
          </table:table-cell>
          <table:table-cell office:value-type="string">
            <text:p>ɾõhĩ́.túˈbuɑ </text:p>
          </table:table-cell>
          <table:table-cell office:value-type="string">
            <text:p>inan. </text:p>
          </table:table-cell>
          <table:table-cell office:value-type="string">
            <text:p>lugar cerca del caño Piedra donde vive una familia</text:p>
          </table:table-cell>
          <table:table-cell table:number-columns-repeated="204"/>
        </table:table-row>
        <table:table-row table:style-name="ro2">
          <table:table-cell office:value-type="string">
            <text:p>rojogʉ, rojogo </text:p>
          </table:table-cell>
          <table:table-cell office:value-type="string">
            <text:p>ˈɾóho.gɨ E][ɾoˈhó.gɨ́ J </text:p>
          </table:table-cell>
          <table:table-cell office:value-type="string">
            <text:p>s.v.m., f. </text:p>
          </table:table-cell>
          <table:table-cell office:value-type="string">
            <text:p>un malo, una mala (animal, persona) </text:p>
          </table:table-cell>
          <table:table-cell table:number-columns-repeated="204"/>
        </table:table-row>
        <table:table-row table:style-name="ro2">
          <table:table-cell office:value-type="string">
            <text:p>rojore </text:p>
          </table:table-cell>
          <table:table-cell office:value-type="string">
            <text:p>ɾoˈhó.ɾe </text:p>
          </table:table-cell>
          <table:table-cell office:value-type="string">
            <text:p>v.t. </text:p>
          </table:table-cell>
          <table:table-cell office:value-type="string">
            <text:p>poner al suelo </text:p>
          </table:table-cell>
          <table:table-cell table:number-columns-repeated="204"/>
        </table:table-row>
        <table:table-row table:style-name="ro2">
          <table:table-cell office:value-type="string">
            <text:p>rojose </text:p>
          </table:table-cell>
          <table:table-cell office:value-type="string">
            <text:p>ɾóˈho.se E][ɾoˈhó.sé J </text:p>
          </table:table-cell>
          <table:table-cell office:value-type="string">
            <text:p>v.i. </text:p>
          </table:table-cell>
          <table:table-cell office:value-type="string">
            <text:p>(ser/estar) malo, mala, mal </text:p>
          </table:table-cell>
          <table:table-cell table:number-columns-repeated="2"/>
          <table:table-cell office:value-type="string">
            <text:p>ntg BARS,91 roho (bad) 4.9. Descriptive modifiers. p.63; no.405; </text:p>
          </table:table-cell>
          <table:table-cell table:number-columns-repeated="201"/>
        </table:table-row>
        <table:table-row table:style-name="ro2">
          <table:table-cell office:value-type="string">
            <text:p>rojotutuore </text:p>
          </table:table-cell>
          <table:table-cell office:value-type="string">
            <text:p>ɾoˈhó.tútu.o.ɾe </text:p>
          </table:table-cell>
          <table:table-cell office:value-type="string">
            <text:p>inan.f.n.esp. </text:p>
          </table:table-cell>
          <table:table-cell office:value-type="string">
            <text:p>postes que soportan la cumbrera </text:p>
          </table:table-cell>
          <table:table-cell table:number-columns-repeated="204"/>
        </table:table-row>
        <table:table-row table:style-name="ro2">
          <table:table-cell office:value-type="string">
            <text:p>Rõmi_cũmu </text:p>
          </table:table-cell>
          <table:table-cell office:value-type="string">
            <text:p>ˈɾṍmĩ́.kṹmṹ </text:p>
          </table:table-cell>
          <table:table-cell office:value-type="string">
            <text:p>f. </text:p>
          </table:table-cell>
          <table:table-cell office:value-type="string">
            <text:p>carácter mítico, antepasada, ascendiente de la gente</text:p>
          </table:table-cell>
          <table:table-cell table:number-columns-repeated="204"/>
        </table:table-row>
        <table:table-row table:style-name="ro2">
          <table:table-cell office:value-type="string">
            <text:p>Rõmi_gʉbo </text:p>
          </table:table-cell>
          <table:table-cell office:value-type="string">
            <text:p>ɾṍmĩ́.gɨ́ˈbó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rõmio </text:p>
          </table:table-cell>
          <table:table-cell office:value-type="string">
            <text:p>ˈɾṍmĩ́.ṍ </text:p>
          </table:table-cell>
          <table:table-cell office:value-type="string">
            <text:p>f. </text:p>
          </table:table-cell>
          <table:table-cell office:value-type="string">
            <text:p>mujer </text:p>
          </table:table-cell>
          <table:table-cell table:number-columns-repeated="2"/>
          <table:table-cell office:value-type="string">
            <text:p>ntg BARS,91 rõbi (female) ‘women’ no.419; </text:p>
          </table:table-cell>
          <table:table-cell table:number-columns-repeated="201"/>
        </table:table-row>
        <table:table-row table:style-name="ro2">
          <table:table-cell office:value-type="string">
            <text:p>roore </text:p>
          </table:table-cell>
          <table:table-cell office:value-type="string">
            <text:p>ˈɾóo.ɾe E][ɾoˈó.ɾé J </text:p>
          </table:table-cell>
          <table:table-cell office:value-type="string">
            <text:p>v.i. </text:p>
          </table:table-cell>
          <table:table-cell office:value-type="string">
            <text:p>sentir repugnancia</text:p>
          </table:table-cell>
          <table:table-cell table:number-columns-repeated="204"/>
        </table:table-row>
        <table:table-row table:style-name="ro2">
          <table:table-cell office:value-type="string">
            <text:p>roóre </text:p>
          </table:table-cell>
          <table:table-cell office:value-type="string">
            <text:p>ɾoˈó.ɾe </text:p>
          </table:table-cell>
          <table:table-cell office:value-type="string">
            <text:p>v.caus. </text:p>
          </table:table-cell>
          <table:table-cell office:value-type="string">
            <text:p>juntar </text:p>
          </table:table-cell>
          <table:table-cell table:number-columns-repeated="204"/>
        </table:table-row>
        <table:table-row table:style-name="ro2">
          <table:table-cell office:value-type="string">
            <text:p>roori_ñaare </text:p>
          </table:table-cell>
          <table:table-cell office:value-type="string">
            <text:p>ˈɾóo.ɾi.ɲɑ̃́ɑ̃́.ɾẽ </text:p>
          </table:table-cell>
          <table:table-cell office:value-type="string">
            <text:p>v.i. </text:p>
          </table:table-cell>
          <table:table-cell office:value-type="string">
            <text:p>(estar) alerto, alerta; </text:p>
          </table:table-cell>
          <table:table-cell table:number-columns-repeated="204"/>
        </table:table-row>
        <table:table-row table:style-name="ro2">
          <table:table-cell office:value-type="string">
            <text:p>rotibetire </text:p>
          </table:table-cell>
          <table:table-cell office:value-type="string">
            <text:p>ɾoˈtí.béti.ɾe </text:p>
          </table:table-cell>
          <table:table-cell office:value-type="string">
            <text:p>v.t. </text:p>
          </table:table-cell>
          <table:table-cell office:value-type="string">
            <text:p>prohibir </text:p>
          </table:table-cell>
          <table:table-cell table:number-columns-repeated="204"/>
        </table:table-row>
        <table:table-row table:style-name="ro2">
          <table:table-cell office:value-type="string">
            <text:p>roticõare </text:p>
          </table:table-cell>
          <table:table-cell office:value-type="string">
            <text:p>ˈɾotí.kṍɑ̃́.ɾẽ́ E][ɾoˈtí.kṍɑ̃́.ɾẽ́ J </text:p>
          </table:table-cell>
          <table:table-cell office:value-type="string">
            <text:p>v.t. </text:p>
          </table:table-cell>
          <table:table-cell office:value-type="string">
            <text:p>mandar a avisar de, contar o reportar un mensaje</text:p>
          </table:table-cell>
          <table:table-cell table:number-columns-repeated="204"/>
        </table:table-row>
        <table:table-row table:style-name="ro2">
          <table:table-cell office:value-type="string">
            <text:p>roticũure </text:p>
          </table:table-cell>
          <table:table-cell office:value-type="string">
            <text:p>ɾotí.ˈkṹṹ.ɾẽ E][ɾoˈtí.kṹṹ.ɾẽ́ J </text:p>
          </table:table-cell>
          <table:table-cell office:value-type="string">
            <text:p>v.t. </text:p>
          </table:table-cell>
          <table:table-cell office:value-type="string">
            <text:p>dejar órdenes </text:p>
          </table:table-cell>
          <table:table-cell table:number-columns-repeated="204"/>
        </table:table-row>
        <table:table-row table:style-name="ro2">
          <table:table-cell office:value-type="string">
            <text:p>rotire </text:p>
          </table:table-cell>
          <table:table-cell office:value-type="string">
            <text:p>ɾoˈtí.ɾe </text:p>
          </table:table-cell>
          <table:table-cell office:value-type="string">
            <text:p>v.t. </text:p>
          </table:table-cell>
          <table:table-cell office:value-type="string">
            <text:p>mandar </text:p>
          </table:table-cell>
          <table:table-cell table:number-columns-repeated="204"/>
        </table:table-row>
        <table:table-row table:style-name="ro2">
          <table:table-cell office:value-type="string">
            <text:p>rotiri_masʉ, rotiri maso </text:p>
          </table:table-cell>
          <table:table-cell office:value-type="string">
            <text:p>ɾotí.ˈɾi.mɑ̃s.ɨ̃́ E][ɾoˈtí.ɾi.mɑ̃́s.ɨ̃́ J </text:p>
          </table:table-cell>
          <table:table-cell office:value-type="string">
            <text:p>m., f. </text:p>
          </table:table-cell>
          <table:table-cell office:value-type="string">
            <text:p>jefe, jefa; </text:p>
          </table:table-cell>
          <table:table-cell table:number-columns-repeated="204"/>
        </table:table-row>
        <table:table-row table:style-name="ro2">
          <table:table-cell office:value-type="string">
            <text:p>rotoʉ </text:p>
          </table:table-cell>
          <table:table-cell office:value-type="string">
            <text:p>ɾoˈtó.ɨ </text:p>
          </table:table-cell>
          <table:table-cell/>
          <table:table-cell office:value-type="string">
            <text:p>mirapiranga (|ireg.|r especie de árbol cuya madera se utiliza para hacer cerbatanas arrolladas y troncos ahuecados para pilar la coca) </text:p>
          </table:table-cell>
          <table:table-cell/>
          <table:table-cell office:value-type="string">
            <text:p>va rotuʉ , ps inan. , </text:p>
          </table:table-cell>
          <table:table-cell table:number-columns-repeated="202"/>
        </table:table-row>
        <table:table-row table:style-name="ro2">
          <table:table-cell office:value-type="string">
            <text:p>royase </text:p>
          </table:table-cell>
          <table:table-cell office:value-type="string">
            <text:p>ˈɾódʒɑ.se E][ɾoˈdʒɑ́.sé J </text:p>
          </table:table-cell>
          <table:table-cell office:value-type="string">
            <text:p>v.i. </text:p>
          </table:table-cell>
          <table:table-cell office:value-type="string">
            <text:p>unirse; </text:p>
          </table:table-cell>
          <table:table-cell table:number-columns-repeated="204"/>
        </table:table-row>
        <table:table-row table:style-name="ro2">
          <table:table-cell office:value-type="string">
            <text:p>ruare </text:p>
          </table:table-cell>
          <table:table-cell/>
          <table:table-cell office:value-type="string">
            <text:p>v.t.sing.dep. </text:p>
          </table:table-cell>
          <table:table-cell office:value-type="string">
            <text:p>sacar (cosa, yuca brava, bala, dardo; uso: generalmente después de otros verbos) </text:p>
          </table:table-cell>
          <table:table-cell table:number-columns-repeated="204"/>
        </table:table-row>
        <table:table-row table:style-name="ro2">
          <table:table-cell office:value-type="string">
            <text:p>rũare </text:p>
          </table:table-cell>
          <table:table-cell office:value-type="string">
            <text:p>ˈɾṹɑ̃.ɾẽ E][ˈɾũɑ̃́.ɾẽ́ J </text:p>
          </table:table-cell>
          <table:table-cell office:value-type="string">
            <text:p>v.i. </text:p>
          </table:table-cell>
          <table:table-cell office:value-type="string">
            <text:p>irse por pista, puente </text:p>
          </table:table-cell>
          <table:table-cell table:number-columns-repeated="2"/>
          <table:table-cell office:value-type="string">
            <text:p>ntg BARS,91 Fourth, the second syllable may indicate distance in distinguishing motion for intransitive verbs, e.g., rʉ̃a may refer to traveling along on a airstrip whereas rʉ̃ha refers to traveling along the airstrip a short distance from it. p.46;</text:p>
          </table:table-cell>
          <table:table-cell table:number-columns-repeated="201"/>
        </table:table-row>
        <table:table-row table:style-name="ro2">
          <table:table-cell office:value-type="string">
            <text:p>rudere </text:p>
          </table:table-cell>
          <table:table-cell/>
          <table:table-cell office:value-type="string">
            <text:p>v.t.pl.dep. </text:p>
          </table:table-cell>
          <table:table-cell office:value-type="string">
            <text:p>sacar (cosas, plumas; uso: después de otros verbos) </text:p>
          </table:table-cell>
          <table:table-cell table:number-columns-repeated="204"/>
        </table:table-row>
        <table:table-row table:style-name="ro2">
          <table:table-cell office:value-type="string">
            <text:p>rudibudire </text:p>
          </table:table-cell>
          <table:table-cell office:value-type="string">
            <text:p>ˈɾúdi.búdi.ɾe E][ɾudí.ˈbúdi.ɾe J </text:p>
          </table:table-cell>
          <table:table-cell office:value-type="string">
            <text:p>v.i. </text:p>
          </table:table-cell>
          <table:table-cell office:value-type="string">
            <text:p>escapar (de la casa o de alguien)</text:p>
          </table:table-cell>
          <table:table-cell table:number-columns-repeated="204"/>
        </table:table-row>
        <table:table-row table:style-name="ro2">
          <table:table-cell office:value-type="string">
            <text:p>rudire </text:p>
          </table:table-cell>
          <table:table-cell office:value-type="string">
            <text:p>ˈɾúdi.ɾe E][ɾuˈdí.ɾé J </text:p>
          </table:table-cell>
          <table:table-cell office:value-type="string">
            <text:p>v.i. </text:p>
          </table:table-cell>
          <table:table-cell office:value-type="string">
            <text:p>huir de </text:p>
          </table:table-cell>
          <table:table-cell table:number-columns-repeated="2"/>
          <table:table-cell office:value-type="string">
            <text:p>lf caus. </text:p>
          </table:table-cell>
          <table:table-cell table:number-columns-repeated="201"/>
        </table:table-row>
        <table:table-row table:style-name="ro2">
          <table:table-cell office:value-type="string">
            <text:p>rujaa </text:p>
          </table:table-cell>
          <table:table-cell office:value-type="string">
            <text:p>ˈɾúhɑ.ɑ E][ɾuˈhɑ́.ɑ́ J </text:p>
          </table:table-cell>
          <table:table-cell office:value-type="string">
            <text:p>cl. </text:p>
          </table:table-cell>
          <table:table-cell office:value-type="string">
            <text:p>cosa esférica </text:p>
          </table:table-cell>
          <table:table-cell table:number-columns-repeated="2"/>
          <table:table-cell office:value-type="string">
            <text:p>ntg BARS,91 -a ‘sphere or oblong shaped’ 4.1. Salient features of classifiers. (5. spherical shapes) p.51 no.142; </text:p>
          </table:table-cell>
          <table:table-cell table:number-columns-repeated="201"/>
        </table:table-row>
        <table:table-row table:style-name="ro2">
          <table:table-cell office:value-type="string">
            <text:p>rujaabea </text:p>
          </table:table-cell>
          <table:table-cell office:value-type="string">
            <text:p>ˈɾúhɑ.ɑbéɑ E][ɾuˈhɑ́.ɑ́beɑ J </text:p>
          </table:table-cell>
          <table:table-cell office:value-type="string">
            <text:p>cl. </text:p>
          </table:table-cell>
          <table:table-cell office:value-type="string">
            <text:p>diseño de árbol recto con muchas ramas </text:p>
          </table:table-cell>
          <table:table-cell table:number-columns-repeated="2"/>
          <table:table-cell office:value-type="string">
            <text:p>ntg BARS,91 -abea ‘cluster in spherical form, pile (flowers, leaves, branches)’ 4.1. Salient features of classifiers. Masses. p.53 no.143;</text:p>
          </table:table-cell>
          <table:table-cell table:number-columns-repeated="201"/>
        </table:table-row>
        <table:table-row table:style-name="ro2">
          <table:table-cell office:value-type="string">
            <text:p>rujaaju </text:p>
          </table:table-cell>
          <table:table-cell office:value-type="string">
            <text:p>ˈɾúhɑ.ɑhú E][ɾuˈhɑ́.ɑ́hu J </text:p>
          </table:table-cell>
          <table:table-cell office:value-type="string">
            <text:p>cl. </text:p>
          </table:table-cell>
          <table:table-cell office:value-type="string">
            <text:p>parte recta de algo </text:p>
          </table:table-cell>
          <table:table-cell table:number-columns-repeated="2"/>
          <table:table-cell office:value-type="string">
            <text:p>ntg BARS,91 -ahu ‘long, straight plane’ 4.1. Salient features of classifiers. (8. flat planes) p.52;</text:p>
          </table:table-cell>
          <table:table-cell table:number-columns-repeated="201"/>
        </table:table-row>
        <table:table-row table:style-name="ro2">
          <table:table-cell office:value-type="string">
            <text:p>rujaarʉa </text:p>
          </table:table-cell>
          <table:table-cell office:value-type="string">
            <text:p>ɾúhɑ.ɑˈɾɨ́ɑ E][ɾuˈhɑ́.ɑ́ɾɨɑ J </text:p>
          </table:table-cell>
          <table:table-cell office:value-type="string">
            <text:p>cl. </text:p>
          </table:table-cell>
          <table:table-cell office:value-type="string">
            <text:p>espacio (como se encuentra en una aula, sala, dormitorio, habitación, etc.) </text:p>
          </table:table-cell>
          <table:table-cell table:number-columns-repeated="2"/>
          <table:table-cell office:value-type="string">
            <text:p>ntg BARS,91 -arʉa ‘square space, room size down to box size’ 4.1. Salient features of classifiers. (7. square box shapes) p.52;</text:p>
          </table:table-cell>
          <table:table-cell table:number-columns-repeated="201"/>
        </table:table-row>
        <table:table-row table:style-name="ro2">
          <table:table-cell office:value-type="string">
            <text:p>rujabaja </text:p>
          </table:table-cell>
          <table:table-cell office:value-type="string">
            <text:p>ɾúhɑ.bɑˈhɑ́ E][ɾuˈhɑ́.bɑ́hɑ J </text:p>
          </table:table-cell>
          <table:table-cell office:value-type="string">
            <text:p>cl. </text:p>
          </table:table-cell>
          <table:table-cell office:value-type="string">
            <text:p>cosa cóncava </text:p>
          </table:table-cell>
          <table:table-cell table:number-columns-repeated="2"/>
          <table:table-cell office:value-type="string">
            <text:p>ntg BARS,91 -baha ‘bowl, glass-shape’ 4.1. Salient features of classifiers. (1. concave bowl, pot shapes) p.50; </text:p>
          </table:table-cell>
          <table:table-cell table:number-columns-repeated="201"/>
        </table:table-row>
        <table:table-row table:style-name="ro2">
          <table:table-cell office:value-type="string">
            <text:p>rujabari </text:p>
          </table:table-cell>
          <table:table-cell office:value-type="string">
            <text:p>ˈɾúhɑ.bɑɾí E][ɾuˈhɑ́.bɑ́ɾi J </text:p>
          </table:table-cell>
          <table:table-cell office:value-type="string">
            <text:p>cl. </text:p>
          </table:table-cell>
          <table:table-cell office:value-type="string">
            <text:p>ir lado a lado </text:p>
          </table:table-cell>
          <table:table-cell table:number-columns-repeated="204"/>
        </table:table-row>
        <table:table-row table:style-name="ro2">
          <table:table-cell office:value-type="string">
            <text:p>rujabedo </text:p>
          </table:table-cell>
          <table:table-cell office:value-type="string">
            <text:p>ɾúˈhɑ.bedó E][ɾuˈhɑ́.bédo J </text:p>
          </table:table-cell>
          <table:table-cell office:value-type="string">
            <text:p>cl. </text:p>
          </table:table-cell>
          <table:table-cell office:value-type="string">
            <text:p>cosa curva, redondeada </text:p>
          </table:table-cell>
          <table:table-cell table:number-columns-repeated="2"/>
          <table:table-cell office:value-type="string">
            <text:p>ntg BARS,91 -bedo ‘ring-shaped’ 4.1. Salient features of classifiers. (4. empty circles) p.51; </text:p>
          </table:table-cell>
          <table:table-cell table:number-columns-repeated="201"/>
        </table:table-row>
        <table:table-row table:style-name="ro2">
          <table:table-cell office:value-type="string">
            <text:p>rujabegomaa </text:p>
          </table:table-cell>
          <table:table-cell office:value-type="string">
            <text:p>ˈɾúhɑ.begó.mɑ̃ɑ̃́ E][ɾuˈhɑ́.bégo.mɑ̃́ɑ̃́ J </text:p>
          </table:table-cell>
          <table:table-cell office:value-type="string">
            <text:p>cl. </text:p>
          </table:table-cell>
          <table:table-cell office:value-type="string">
            <text:p>cosa larga que tiene una curva</text:p>
          </table:table-cell>
          <table:table-cell table:number-columns-repeated="204"/>
        </table:table-row>
        <table:table-row table:style-name="ro2">
          <table:table-cell office:value-type="string">
            <text:p>rujabegoro </text:p>
          </table:table-cell>
          <table:table-cell office:value-type="string">
            <text:p>ˈɾúhɑ.begó.ɾo E][ɾuˈhɑ́.bégo.ɾo J </text:p>
          </table:table-cell>
          <table:table-cell office:value-type="string">
            <text:p>cl. </text:p>
          </table:table-cell>
          <table:table-cell office:value-type="string">
            <text:p>parte torcida de una cosa </text:p>
          </table:table-cell>
          <table:table-cell table:number-columns-repeated="2"/>
          <table:table-cell office:value-type="string">
            <text:p>ntg BARS,91 -begoro ‘crooked’ 4.1. Salient features of classifiers. (3. crooked shapes) p.51; </text:p>
          </table:table-cell>
          <table:table-cell table:number-columns-repeated="201"/>
        </table:table-row>
        <table:table-row table:style-name="ro2">
          <table:table-cell office:value-type="string">
            <text:p>rujaberua </text:p>
          </table:table-cell>
          <table:table-cell office:value-type="string">
            <text:p>ˈɾúhɑ.béɾú.ɑ́ E][ɾuˈhɑ́.béɾu.ɑ J </text:p>
          </table:table-cell>
          <table:table-cell office:value-type="string">
            <text:p>cl. </text:p>
          </table:table-cell>
          <table:table-cell office:value-type="string">
            <text:p>cosa curva (el arco iris, peineta curva y ornamental de mujeres, bejuco, mejillas pintadas con tinta negra de las mujeres en forma triangular) </text:p>
          </table:table-cell>
          <table:table-cell table:number-columns-repeated="2"/>
          <table:table-cell office:value-type="string">
            <text:p>ntg BARS,91 -beruri ‘loop-shaped’ 4.1. Salient features of classifiers. (4. empty circles) p.51; </text:p>
          </table:table-cell>
          <table:table-cell table:number-columns-repeated="201"/>
        </table:table-row>
        <table:table-row table:style-name="ro2">
          <table:table-cell office:value-type="string">
            <text:p>rujabesoro </text:p>
          </table:table-cell>
          <table:table-cell office:value-type="string">
            <text:p>ˈɾúhɑ.besó.ɾo E][ɾuˈhɑ́.béso.ɾo J </text:p>
          </table:table-cell>
          <table:table-cell office:value-type="string">
            <text:p>cl. </text:p>
          </table:table-cell>
          <table:table-cell office:value-type="string">
            <text:p>astilla </text:p>
          </table:table-cell>
          <table:table-cell table:number-columns-repeated="2"/>
          <table:table-cell office:value-type="string">
            <text:p>ntg BARS,91 -besoro ‘protrusion (same as -sawia)’ 4.1. Salient features of classifiers. (2. protrusion/mound/hump) p.50; </text:p>
          </table:table-cell>
          <table:table-cell table:number-columns-repeated="201"/>
        </table:table-row>
        <table:table-row table:style-name="ro2">
          <table:table-cell office:value-type="string">
            <text:p>rujabitia </text:p>
          </table:table-cell>
          <table:table-cell office:value-type="string">
            <text:p>ɾúhɑ.biˈtíɑ E][ɾuˈhɑ́.bítiɑ J </text:p>
          </table:table-cell>
          <table:table-cell office:value-type="string">
            <text:p>cl. </text:p>
          </table:table-cell>
          <table:table-cell office:value-type="string">
            <text:p>racimo muy compacto </text:p>
          </table:table-cell>
          <table:table-cell table:number-columns-repeated="2"/>
          <table:table-cell office:value-type="string">
            <text:p>ntg BARS,91 -bitia ‘bunch of things in sphere shape’ 4.1. Salient features of classifiers. Masses’ p.53 no.143; </text:p>
          </table:table-cell>
          <table:table-cell table:number-columns-repeated="201"/>
        </table:table-row>
        <table:table-row table:style-name="ro2">
          <table:table-cell office:value-type="string">
            <text:p>rujabo </text:p>
          </table:table-cell>
          <table:table-cell office:value-type="string">
            <text:p>ˈɾúhɑ.bo E][ɾuˈhɑ́.bo J </text:p>
          </table:table-cell>
          <table:table-cell office:value-type="string">
            <text:p>cl. </text:p>
          </table:table-cell>
          <table:table-cell office:value-type="string">
            <text:p>balay tejido de la caña |bwʉjʉ|r </text:p>
          </table:table-cell>
          <table:table-cell table:number-columns-repeated="204"/>
        </table:table-row>
        <table:table-row table:style-name="ro2">
          <table:table-cell office:value-type="string">
            <text:p>rujaboboori </text:p>
          </table:table-cell>
          <table:table-cell office:value-type="string">
            <text:p>ɾúhɑ.boˈbóo.ɾi E][ɾuˈhɑ́.bóboo.ɾi J </text:p>
          </table:table-cell>
          <table:table-cell office:value-type="string">
            <text:p>cl.pl. </text:p>
          </table:table-cell>
          <table:table-cell office:value-type="string">
            <text:p>partes blancas (en la piel encontradas después de una picazón, comezón o sarna) </text:p>
          </table:table-cell>
          <table:table-cell table:number-columns-repeated="204"/>
        </table:table-row>
        <table:table-row table:style-name="ro2">
          <table:table-cell office:value-type="string">
            <text:p>rujaboca </text:p>
          </table:table-cell>
          <table:table-cell office:value-type="string">
            <text:p>ɾúhɑ.ˈbokɑ́ E][ɾuˈhɑ́.bókɑ J </text:p>
          </table:table-cell>
          <table:table-cell office:value-type="string">
            <text:p>cl. </text:p>
          </table:table-cell>
          <table:table-cell office:value-type="string">
            <text:p>bulto de flechas </text:p>
          </table:table-cell>
          <table:table-cell table:number-columns-repeated="2"/>
          <table:table-cell office:value-type="string">
            <text:p>ntg BARS,91 -boka ‘bundle made by taking a bunch of something and bending it once’ 4.1. Salient features of classifiers. Manner formed. p.54, no.149;</text:p>
          </table:table-cell>
          <table:table-cell table:number-columns-repeated="201"/>
        </table:table-row>
        <table:table-row table:style-name="ro2">
          <table:table-cell office:value-type="string">
            <text:p>rujabooro_ñaare </text:p>
          </table:table-cell>
          <table:table-cell office:value-type="string">
            <text:p>ɾúhɑ.ˈboó.ɾo.ɲɑ̃́.ɾẽ E][ɾuhɑ́.ˈbóo.ɾo.ɲɑ̃́.ɾẽ J </text:p>
          </table:table-cell>
          <table:table-cell office:value-type="string">
            <text:p>cl. </text:p>
          </table:table-cell>
          <table:table-cell office:value-type="string">
            <text:p>ser blanco, blanca; </text:p>
          </table:table-cell>
          <table:table-cell table:number-columns-repeated="204"/>
        </table:table-row>
        <table:table-row table:style-name="ro2">
          <table:table-cell office:value-type="string">
            <text:p>rujabota </text:p>
          </table:table-cell>
          <table:table-cell office:value-type="string">
            <text:p>ˈɾúhɑ.botɑ́ E][ɾuˈhɑ́.bótɑ J </text:p>
          </table:table-cell>
          <table:table-cell office:value-type="string">
            <text:p>cl.irreg. </text:p>
          </table:table-cell>
          <table:table-cell office:value-type="string">
            <text:p>poste </text:p>
          </table:table-cell>
          <table:table-cell table:number-columns-repeated="2"/>
          <table:table-cell office:value-type="string">
            <text:p>ntg BARS,91 -bota ‘post’ 4.1. Salient features of classifiers. (6. cylinders (hollow and nonhollow)) p.51;</text:p>
          </table:table-cell>
          <table:table-cell table:number-columns-repeated="201"/>
        </table:table-row>
        <table:table-row table:style-name="ro2">
          <table:table-cell office:value-type="string">
            <text:p>rujabua </text:p>
          </table:table-cell>
          <table:table-cell office:value-type="string">
            <text:p>ɾúˈhɑ.buúɑ́ɑ E][ɾuhɑ́.ˈbúɑ J </text:p>
          </table:table-cell>
          <table:table-cell office:value-type="string">
            <text:p>cl. </text:p>
          </table:table-cell>
          <table:table-cell office:value-type="string">
            <text:p>tierra desnivelada (llena de montones, no es plana) </text:p>
          </table:table-cell>
          <table:table-cell table:number-columns-repeated="2"/>
          <table:table-cell office:value-type="string">
            <text:p>ntg BARS,91 -bua ‘mound (smaller than -bo)’ 4.1. Salient features of classifiers. (2. protrusion/mound/hump) p.50; </text:p>
          </table:table-cell>
          <table:table-cell table:number-columns-repeated="201"/>
        </table:table-row>
        <table:table-row table:style-name="ro2">
          <table:table-cell office:value-type="string">
            <text:p>rujaburuuri </text:p>
          </table:table-cell>
          <table:table-cell office:value-type="string">
            <text:p>ɾúhɑ.buˈɾúu.ɾi E][ɾuˈhɑ́.búɾuu.ɾi J </text:p>
          </table:table-cell>
          <table:table-cell office:value-type="string">
            <text:p>cl.f.n.esp. </text:p>
          </table:table-cell>
          <table:table-cell office:value-type="string">
            <text:p>barros </text:p>
          </table:table-cell>
          <table:table-cell table:number-columns-repeated="204"/>
        </table:table-row>
        <table:table-row table:style-name="ro2">
          <table:table-cell office:value-type="string">
            <text:p>rujabuturi </text:p>
          </table:table-cell>
          <table:table-cell office:value-type="string">
            <text:p>ɾúhɑ.buˈtúu.ɾi E][ɾuˈhɑ́.bútuu.ɾi J </text:p>
          </table:table-cell>
          <table:table-cell office:value-type="string">
            <text:p>cl.pl. </text:p>
          </table:table-cell>
          <table:table-cell office:value-type="string">
            <text:p>forma de racimos </text:p>
          </table:table-cell>
          <table:table-cell table:number-columns-repeated="204"/>
        </table:table-row>
        <table:table-row table:style-name="ro2">
          <table:table-cell office:value-type="string">
            <text:p>rujabuuro </text:p>
          </table:table-cell>
          <table:table-cell office:value-type="string">
            <text:p>ɾúhɑ.búˈúɾo E][ɾuˈhɑ́.búuɾo J </text:p>
          </table:table-cell>
          <table:table-cell office:value-type="string">
            <text:p>cl.irreg. </text:p>
          </table:table-cell>
          <table:table-cell office:value-type="string">
            <text:p>cerro </text:p>
          </table:table-cell>
          <table:table-cell table:number-columns-repeated="204"/>
        </table:table-row>
        <table:table-row table:style-name="ro2">
          <table:table-cell office:value-type="string">
            <text:p>rujabʉ </text:p>
          </table:table-cell>
          <table:table-cell office:value-type="string">
            <text:p>ˈɾúhɑ.bɨ́ E][ɾuˈhɑ́.bɨ J </text:p>
          </table:table-cell>
          <table:table-cell office:value-type="string">
            <text:p>cl. </text:p>
          </table:table-cell>
          <table:table-cell office:value-type="string">
            <text:p>cosa tubular o cilíndrica como canasta, mata con tallo vacío o hueco, escopeta, vestido, etc. </text:p>
          </table:table-cell>
          <table:table-cell table:number-columns-repeated="2"/>
          <table:table-cell office:value-type="string">
            <text:p>ntg BARS,91 -bʉ ‘tubular or hollow cylinder’ 4.1. Salient features of classifiers. (6. cylinders (hollow and nonhollow) p.51; ntg BARS,91 p.20 Class one suffixes keep the tone of the previous syllable. Some suffixes belonging to this class are: -rahe ‘hollow cylinder’, -hãi ‘flat/thin’, -bedo ‘ring’, and -bʉ ‘cylindrical container’. Note in (39) that that tone of the suffix -bʉ ‘cylindrical container’ can be either high or low depending on the tone of the previous syllable of the root. Examples are given with a high-low, and low-high root, respectively. </text:p>
          </table:table-cell>
          <table:table-cell table:number-columns-repeated="201"/>
        </table:table-row>
        <table:table-row table:style-name="ro2">
          <table:table-cell office:value-type="string">
            <text:p>rujabʉda </text:p>
          </table:table-cell>
          <table:table-cell office:value-type="string">
            <text:p>ɾúhɑ.bɨˈdɑ́ E][ɾuˈhɑ́.bɨ́dɑɑ J </text:p>
          </table:table-cell>
          <table:table-cell office:value-type="string">
            <text:p>cl. </text:p>
          </table:table-cell>
          <table:table-cell office:value-type="string">
            <text:p>fruta de forma esférica, ovoide</text:p>
          </table:table-cell>
          <table:table-cell table:number-columns-repeated="204"/>
        </table:table-row>
        <table:table-row table:style-name="ro2">
          <table:table-cell office:value-type="string">
            <text:p>rujabʉrʉa </text:p>
          </table:table-cell>
          <table:table-cell office:value-type="string">
            <text:p>ɾúˈhɑ́.bɨɾɨ́.ɑ E][ɾuˈhɑ́.bɨ́ɾɨ.ɑ J </text:p>
          </table:table-cell>
          <table:table-cell office:value-type="string">
            <text:p>cl. </text:p>
          </table:table-cell>
          <table:table-cell office:value-type="string">
            <text:p>puñado (de tierra, masa de yuca brava, harina, etc.) </text:p>
          </table:table-cell>
          <table:table-cell table:number-columns-repeated="2"/>
          <table:table-cell office:value-type="string">
            <text:p>ntg BARS,91 -bʉrʉa ‘spheroid of any size’ 4.1. Salient features of classifiers. (5. spherical shapes) p.51; </text:p>
          </table:table-cell>
          <table:table-cell table:number-columns-repeated="201"/>
        </table:table-row>
        <table:table-row table:style-name="ro2">
          <table:table-cell office:value-type="string">
            <text:p>rujacaa </text:p>
          </table:table-cell>
          <table:table-cell office:value-type="string">
            <text:p>ɾúhɑ.ˈkɑ́ɑ E][ɾuˈhɑ́.kɑ́ɑ J </text:p>
          </table:table-cell>
          <table:table-cell office:value-type="string">
            <text:p>cl. </text:p>
          </table:table-cell>
          <table:table-cell office:value-type="string">
            <text:p>forma de fila </text:p>
          </table:table-cell>
          <table:table-cell table:number-columns-repeated="2"/>
          <table:table-cell office:value-type="string">
            <text:p>ntg BARS,91 -ka ‘straight line design, row’ 4.1. Salient features of classifiers. Designs. p.53 no.144;</text:p>
          </table:table-cell>
          <table:table-cell table:number-columns-repeated="201"/>
        </table:table-row>
        <table:table-row table:style-name="ro2">
          <table:table-cell office:value-type="string">
            <text:p>rujacaje </text:p>
          </table:table-cell>
          <table:table-cell office:value-type="string">
            <text:p>ɾúhɑ.kɑˈhé E][ɾuˈhɑ́.kɑ́he J </text:p>
          </table:table-cell>
          <table:table-cell office:value-type="string">
            <text:p>cl. </text:p>
          </table:table-cell>
          <table:table-cell office:value-type="string">
            <text:p>mata </text:p>
          </table:table-cell>
          <table:table-cell table:number-columns-repeated="2"/>
          <table:table-cell office:value-type="string">
            <text:p>ntg BARS,91 //-kahe// ‘plants planted from sprouts which come from the base of the fruit’ 4.1. Salient features of classifiers. Botanical. p.54 no.145;</text:p>
          </table:table-cell>
          <table:table-cell table:number-columns-repeated="201"/>
        </table:table-row>
        <table:table-row table:style-name="ro2">
          <table:table-cell office:value-type="string">
            <text:p>rujacasabo </text:p>
          </table:table-cell>
          <table:table-cell office:value-type="string">
            <text:p>ˈɾúhɑ.kɑsɑ́bo E][ɾuˈhɑ́.kɑ́sɑbo J </text:p>
          </table:table-cell>
          <table:table-cell office:value-type="string">
            <text:p>cl.irreg. </text:p>
          </table:table-cell>
          <table:table-cell office:value-type="string">
            <text:p>yerado o yerao (|ibras.|r) </text:p>
          </table:table-cell>
          <table:table-cell table:number-columns-repeated="204"/>
        </table:table-row>
        <table:table-row table:style-name="ro2">
          <table:table-cell office:value-type="string">
            <text:p>rujacoaa </text:p>
          </table:table-cell>
          <table:table-cell office:value-type="string">
            <text:p>ˈɾúhɑ.kóɑ́ɑ E][ɾuhɑ́.kóɑɑ J </text:p>
          </table:table-cell>
          <table:table-cell office:value-type="string">
            <text:p>cl.f.n.esp. </text:p>
          </table:table-cell>
          <table:table-cell office:value-type="string">
            <text:p>cuyas (|ibras.|r) </text:p>
          </table:table-cell>
          <table:table-cell table:number-columns-repeated="204"/>
        </table:table-row>
        <table:table-row table:style-name="ro2">
          <table:table-cell office:value-type="string">
            <text:p>rujacobʉa </text:p>
          </table:table-cell>
          <table:table-cell office:value-type="string">
            <text:p>ˈɾúhɑ.kobɨ́.ɑ E][ɾuˈhɑ́.kóbɨ.ɑ J </text:p>
          </table:table-cell>
          <table:table-cell office:value-type="string">
            <text:p>cl. </text:p>
          </table:table-cell>
          <table:table-cell office:value-type="string">
            <text:p>cosa cóncava (que tiene espacio debajo cuando está volteada como canoa, cuchara) </text:p>
          </table:table-cell>
          <table:table-cell table:number-columns-repeated="204"/>
        </table:table-row>
        <table:table-row table:style-name="ro2">
          <table:table-cell office:value-type="string">
            <text:p>rujacogoro </text:p>
          </table:table-cell>
          <table:table-cell office:value-type="string">
            <text:p>ˈɾúhɑ.kogó.ɾo E][ɾuˈhɑ́.kógo.ɾo J </text:p>
          </table:table-cell>
          <table:table-cell office:value-type="string">
            <text:p>cl. </text:p>
          </table:table-cell>
          <table:table-cell office:value-type="string">
            <text:p>(estar) muy flaco, flaca; </text:p>
          </table:table-cell>
          <table:table-cell table:number-columns-repeated="2"/>
          <table:table-cell office:value-type="string">
            <text:p>ntg BARS,91 -kogoro ‘series of bumps’ 4.1. Salient features of classifiers. (crooked shapes) p.51; </text:p>
          </table:table-cell>
          <table:table-cell table:number-columns-repeated="201"/>
        </table:table-row>
        <table:table-row table:style-name="ro2">
          <table:table-cell office:value-type="string">
            <text:p>rujacõmero </text:p>
          </table:table-cell>
          <table:table-cell office:value-type="string">
            <text:p>ˈɾúhɑ.kõmẽ́ɾõ E][ɾuˈhɑ́.kṍmẽɾõ J </text:p>
          </table:table-cell>
          <table:table-cell office:value-type="string">
            <text:p>cl. </text:p>
          </table:table-cell>
          <table:table-cell office:value-type="string">
            <text:p>cosa u objeto en forma de media luna (la fruta |bsĩmio|r, cuernoraíz, diseño de una lágrima torcida)</text:p>
          </table:table-cell>
          <table:table-cell table:number-columns-repeated="204"/>
        </table:table-row>
        <table:table-row table:style-name="ro2">
          <table:table-cell office:value-type="string">
            <text:p>rujacooro </text:p>
          </table:table-cell>
          <table:table-cell office:value-type="string">
            <text:p>ɾúhɑ.ˈkóó.ɾo E][ɾuhɑ́.ˈkóo.ɾo J </text:p>
          </table:table-cell>
          <table:table-cell office:value-type="string">
            <text:p>cl. </text:p>
          </table:table-cell>
          <table:table-cell office:value-type="string">
            <text:p>cosa en forma cóncava (por ejemplo: poner las manos en forma de una taza) </text:p>
          </table:table-cell>
          <table:table-cell table:number-columns-repeated="2"/>
          <table:table-cell office:value-type="string">
            <text:p>ntg BARS,91 -koro ‘shell’ 4.1. Salient features of classifiers. (1. concave bowl, pot shapes) p.50;</text:p>
          </table:table-cell>
          <table:table-cell table:number-columns-repeated="201"/>
        </table:table-row>
        <table:table-row table:style-name="ro2">
          <table:table-cell office:value-type="string">
            <text:p>rujacora </text:p>
          </table:table-cell>
          <table:table-cell office:value-type="string">
            <text:p>ˈɾúhɑ.koɾɑ́ɑ E][ɾuˈhɑ́.kóɾɑɑ J </text:p>
          </table:table-cell>
          <table:table-cell office:value-type="string">
            <text:p>cl.irreg. </text:p>
          </table:table-cell>
          <table:table-cell office:value-type="string">
            <text:p>charca </text:p>
          </table:table-cell>
          <table:table-cell table:number-columns-repeated="204"/>
        </table:table-row>
        <table:table-row table:style-name="ro2">
          <table:table-cell office:value-type="string">
            <text:p>rujacuji </text:p>
          </table:table-cell>
          <table:table-cell office:value-type="string">
            <text:p>ɾúhɑ.kuˈhí E][ɾuhɑ́.ˈkúhi J </text:p>
          </table:table-cell>
          <table:table-cell office:value-type="string">
            <text:p>cl. </text:p>
          </table:table-cell>
          <table:table-cell office:value-type="string">
            <text:p>cosa sólida en forma cuadrada o rectangular (las esquinas puedan ser redondas) </text:p>
          </table:table-cell>
          <table:table-cell table:number-columns-repeated="2"/>
          <table:table-cell office:value-type="string">
            <text:p>ntg BARS,91 -kuhi ‘square to slightly rectangular solid (can have rounded corners)’ 4.1. Salient features of classifiers. (7. square box shapes) p.52;</text:p>
          </table:table-cell>
          <table:table-cell table:number-columns-repeated="201"/>
        </table:table-row>
        <table:table-row table:style-name="ro2">
          <table:table-cell office:value-type="string">
            <text:p>rujacũmua </text:p>
          </table:table-cell>
          <table:table-cell office:value-type="string">
            <text:p>ɾúˈhɑ.kũmṹ.ɑ̃ E][ɾuˈhɑ́.kṹmũ.ɑ̃ J </text:p>
          </table:table-cell>
          <table:table-cell office:value-type="string">
            <text:p>cl.irreg. </text:p>
          </table:table-cell>
          <table:table-cell office:value-type="string">
            <text:p>cosa con depresión, agujero entallado o ahuecado (del tamaño de una canoa)</text:p>
          </table:table-cell>
          <table:table-cell table:number-columns-repeated="204"/>
        </table:table-row>
        <table:table-row table:style-name="ro2">
          <table:table-cell office:value-type="string">
            <text:p>rujacuu </text:p>
          </table:table-cell>
          <table:table-cell office:value-type="string">
            <text:p>ˈɾúhɑ.kuú E][ɾuˈhɑ́.kúu J </text:p>
          </table:table-cell>
          <table:table-cell office:value-type="string">
            <text:p>cl. </text:p>
          </table:table-cell>
          <table:table-cell office:value-type="string">
            <text:p>sección de una cosa (entre los anillos en el tronco de la palma, el tallo de la caña de azúcar, los peldaños de una escalera; puede ser natural o hecho por alguien) </text:p>
          </table:table-cell>
          <table:table-cell table:number-columns-repeated="2"/>
          <table:table-cell office:value-type="string">
            <text:p>ntg BARS,91 -ku ‘section, panel’ 4.1. Salient features of classifiers. Designs. p.53 no.144; wj,84 (cl.) DESIGN; </text:p>
          </table:table-cell>
          <table:table-cell table:number-columns-repeated="201"/>
        </table:table-row>
        <table:table-row table:style-name="ro2">
          <table:table-cell office:value-type="string">
            <text:p>rujacʉ̃ni </text:p>
          </table:table-cell>
          <table:table-cell office:value-type="string">
            <text:p>ɾúhɑ.kɨ̃ˈnĩ́ E][ɾuˈhɑ́.kɨ̃́nĩ J </text:p>
          </table:table-cell>
          <table:table-cell office:value-type="string">
            <text:p>cl. </text:p>
          </table:table-cell>
          <table:table-cell office:value-type="string">
            <text:p>parte cerrada del caño o río </text:p>
          </table:table-cell>
          <table:table-cell table:number-columns-repeated="2"/>
          <table:table-cell office:value-type="string">
            <text:p>ntg BARS,91 -kʉ̃di ‘wave-like shape’ 4.1. Salient features of classifiers. (11. thin, long shapes) p.52;</text:p>
          </table:table-cell>
          <table:table-cell table:number-columns-repeated="201"/>
        </table:table-row>
        <table:table-row table:style-name="ro2">
          <table:table-cell office:value-type="string">
            <text:p>rujadeero </text:p>
          </table:table-cell>
          <table:table-cell office:value-type="string">
            <text:p>ɾúhɑ.ˈdééɾo E][ɾuˈhɑ́.déeɾo J </text:p>
          </table:table-cell>
          <table:table-cell office:value-type="string">
            <text:p>cl. </text:p>
          </table:table-cell>
          <table:table-cell office:value-type="string">
            <text:p>forma de una ave con las alas extendidas (con los dos lados casi rectos) </text:p>
          </table:table-cell>
          <table:table-cell table:number-columns-repeated="204"/>
        </table:table-row>
        <table:table-row table:style-name="ro2">
          <table:table-cell office:value-type="string">
            <text:p>rujaderea </text:p>
          </table:table-cell>
          <table:table-cell office:value-type="string">
            <text:p>ˈɾúhɑ.deɾé.ɑ E][ɾuˈhɑ́.déɾe.ɑ J </text:p>
          </table:table-cell>
          <table:table-cell office:value-type="string">
            <text:p>cl. </text:p>
          </table:table-cell>
          <table:table-cell office:value-type="string">
            <text:p>manchado, manchada; </text:p>
          </table:table-cell>
          <table:table-cell table:number-columns-repeated="204"/>
        </table:table-row>
        <table:table-row table:style-name="ro2">
          <table:table-cell office:value-type="string">
            <text:p>rujadeuro </text:p>
          </table:table-cell>
          <table:table-cell office:value-type="string">
            <text:p>ɾúhɑ.ˈdéúɾo E][ɾuˈhɑ́.déuɾo J </text:p>
          </table:table-cell>
          <table:table-cell office:value-type="string">
            <text:p>cl.irreg. </text:p>
          </table:table-cell>
          <table:table-cell office:value-type="string">
            <text:p>bajita </text:p>
          </table:table-cell>
          <table:table-cell table:number-columns-repeated="2"/>
          <table:table-cell office:value-type="string">
            <text:p>ntg BARS,91 -deuro ‘gully-like (old riverbed)’ 4.1. Salient features of classifiers. (10. funnel shapes) p.52;</text:p>
          </table:table-cell>
          <table:table-cell table:number-columns-repeated="201"/>
        </table:table-row>
        <table:table-row table:style-name="ro2">
          <table:table-cell office:value-type="string">
            <text:p>rujadori </text:p>
          </table:table-cell>
          <table:table-cell office:value-type="string">
            <text:p>ɾúhɑ.doˈɾí E][ɾuˈhɑ́.dóɾi J </text:p>
          </table:table-cell>
          <table:table-cell office:value-type="string">
            <text:p>cl. </text:p>
          </table:table-cell>
          <table:table-cell office:value-type="string">
            <text:p>cosa enrollada </text:p>
          </table:table-cell>
          <table:table-cell table:number-columns-repeated="204"/>
        </table:table-row>
        <table:table-row table:style-name="ro2">
          <table:table-cell office:value-type="string">
            <text:p>rujaduguemaa </text:p>
          </table:table-cell>
          <table:table-cell office:value-type="string">
            <text:p>ɾúhɑ.duˈgé.mɑ̃ E][ɾuˈhɑ́.dúge.mɑ̃ J </text:p>
          </table:table-cell>
          <table:table-cell office:value-type="string">
            <text:p>cl.comp. </text:p>
          </table:table-cell>
          <table:table-cell office:value-type="string">
            <text:p>bejuco torcido</text:p>
          </table:table-cell>
          <table:table-cell table:number-columns-repeated="204"/>
        </table:table-row>
        <table:table-row table:style-name="ro2">
          <table:table-cell office:value-type="string">
            <text:p>rujaduguero </text:p>
          </table:table-cell>
          <table:table-cell office:value-type="string">
            <text:p>ɾúhɑ́.duˈgé.ɾo E][ɾuhɑ́.ˈdúge.ɾo J </text:p>
          </table:table-cell>
          <table:table-cell office:value-type="string">
            <text:p>cl.comp. </text:p>
          </table:table-cell>
          <table:table-cell office:value-type="string">
            <text:p>parte torcida de un palo o bejuco </text:p>
          </table:table-cell>
          <table:table-cell table:number-columns-repeated="2"/>
          <table:table-cell office:value-type="string">
            <text:p>ntg BARS,91 -duguero ‘crooked’ <text:s/>4.1. Salient features of classifiers. (3. crooked shapes) p.51; </text:p>
          </table:table-cell>
          <table:table-cell table:number-columns-repeated="201"/>
        </table:table-row>
        <table:table-row table:style-name="ro2">
          <table:table-cell office:value-type="string">
            <text:p>rujadugueʉ </text:p>
          </table:table-cell>
          <table:table-cell office:value-type="string">
            <text:p>ɾúhɑ.duˈgé.ɨ E][ɾuˈhɑ́.dúge.ɨ J </text:p>
          </table:table-cell>
          <table:table-cell office:value-type="string">
            <text:p>cl.comp. </text:p>
          </table:table-cell>
          <table:table-cell office:value-type="string">
            <text:p>palo torcido (generalmente en más que una parte) </text:p>
          </table:table-cell>
          <table:table-cell table:number-columns-repeated="204"/>
        </table:table-row>
        <table:table-row table:style-name="ro2">
          <table:table-cell office:value-type="string">
            <text:p>rujagaseri </text:p>
          </table:table-cell>
          <table:table-cell office:value-type="string">
            <text:p>ɾúˈhɑ.gɑsé.ɾi E][ɾuˈhɑ́.gɑ́se.ɾi J </text:p>
          </table:table-cell>
          <table:table-cell office:value-type="string">
            <text:p>cl.pl.irreg. </text:p>
          </table:table-cell>
          <table:table-cell office:value-type="string">
            <text:p>pieles </text:p>
          </table:table-cell>
          <table:table-cell table:number-columns-repeated="204"/>
        </table:table-row>
        <table:table-row table:style-name="ro2">
          <table:table-cell office:value-type="string">
            <text:p>rujagodo </text:p>
          </table:table-cell>
          <table:table-cell office:value-type="string">
            <text:p>ˈɾúhɑ.godó E][ɾuˈhɑ́.gódo J </text:p>
          </table:table-cell>
          <table:table-cell office:value-type="string">
            <text:p>adv. </text:p>
          </table:table-cell>
          <table:table-cell office:value-type="string">
            <text:p>por todos lados, en todos lados </text:p>
          </table:table-cell>
          <table:table-cell table:number-columns-repeated="2"/>
          <table:table-cell office:value-type="string">
            <text:p>ntg BARS,91 -godo ‘used area, empty area’ 4.1 Salient features of classifiers. Geographical. p.53 no.147;</text:p>
          </table:table-cell>
          <table:table-cell table:number-columns-repeated="201"/>
        </table:table-row>
        <table:table-row table:style-name="ro2">
          <table:table-cell office:value-type="string">
            <text:p>rujagogoa </text:p>
          </table:table-cell>
          <table:table-cell office:value-type="string">
            <text:p>ɾúˈhɑ.gogó.ɑ E][ɾuˈhɑ́.gógo.ɑ J </text:p>
          </table:table-cell>
          <table:table-cell office:value-type="string">
            <text:p>cl.comp. </text:p>
          </table:table-cell>
          <table:table-cell office:value-type="string">
            <text:p>diseño irregular de varios colores (como la piel de la culebra taya equis o personas con pecas, el plumaje de aves como el búho, el gavilán; uso: no se usa para un diseño rayado) </text:p>
          </table:table-cell>
          <table:table-cell table:number-columns-repeated="2"/>
          <table:table-cell office:value-type="string">
            <text:p>ntg BARS,91 -gogoa ‘diamond shaped’ 4.1. Salient features of classifiers. Masses’ p.53 no.143; </text:p>
          </table:table-cell>
          <table:table-cell table:number-columns-repeated="201"/>
        </table:table-row>
        <table:table-row table:style-name="ro2">
          <table:table-cell office:value-type="string">
            <text:p>rujagogomaa </text:p>
          </table:table-cell>
          <table:table-cell office:value-type="string">
            <text:p>ˈɾúhɑ.gogó.mɑ̃ɑ̃́ E][ɾuˈhɑ́.gógo.mɑ̃́ɑ̃́ J </text:p>
          </table:table-cell>
          <table:table-cell office:value-type="string">
            <text:p>cl.comp. </text:p>
          </table:table-cell>
          <table:table-cell office:value-type="string">
            <text:p>culebra de varios colores andando</text:p>
          </table:table-cell>
          <table:table-cell table:number-columns-repeated="204"/>
        </table:table-row>
        <table:table-row table:style-name="ro2">
          <table:table-cell office:value-type="string">
            <text:p>rujagogoro </text:p>
          </table:table-cell>
          <table:table-cell office:value-type="string">
            <text:p>ˈɾúhɑ.gogó.ɾo E][ɾuˈhɑ́.gógo.ɾo J </text:p>
          </table:table-cell>
          <table:table-cell office:value-type="string">
            <text:p>cl.comp. </text:p>
          </table:table-cell>
          <table:table-cell office:value-type="string">
            <text:p>diseño irregular de varios colores (vestido floreado, cuero del tigre) </text:p>
          </table:table-cell>
          <table:table-cell table:number-columns-repeated="2"/>
          <table:table-cell office:value-type="string">
            <text:p>ntg BARS,91 -gogoro ‘many shapes or designs in a multi-dimensional object’ 4.1. Salient features of classifiers. (13. general) p.52;</text:p>
          </table:table-cell>
          <table:table-cell table:number-columns-repeated="201"/>
        </table:table-row>
        <table:table-row table:style-name="ro2">
          <table:table-cell office:value-type="string">
            <text:p>rujagogueeri </text:p>
          </table:table-cell>
          <table:table-cell office:value-type="string">
            <text:p>ɾúhɑ.goˈgée.ɾi E][ɾuˈhɑ́.gógee.ɾi J </text:p>
          </table:table-cell>
          <table:table-cell office:value-type="string">
            <text:p>cl. </text:p>
          </table:table-cell>
          <table:table-cell office:value-type="string">
            <text:p>serpentear </text:p>
          </table:table-cell>
          <table:table-cell table:number-columns-repeated="204"/>
        </table:table-row>
        <table:table-row table:style-name="ro2">
          <table:table-cell office:value-type="string">
            <text:p>rujagoguiiri </text:p>
          </table:table-cell>
          <table:table-cell office:value-type="string">
            <text:p>ɾúhɑ.goˈgíi.ɾi E][ɾuˈhɑ́.gógii.ɾi J </text:p>
          </table:table-cell>
          <table:table-cell office:value-type="string">
            <text:p>cl.pl. </text:p>
          </table:table-cell>
          <table:table-cell office:value-type="string">
            <text:p>diseño de zigzag </text:p>
          </table:table-cell>
          <table:table-cell table:number-columns-repeated="204"/>
        </table:table-row>
        <table:table-row table:style-name="ro2">
          <table:table-cell office:value-type="string">
            <text:p>rujagoguimaa </text:p>
          </table:table-cell>
          <table:table-cell office:value-type="string">
            <text:p>ˈɾúhɑ.gogí.mɑ̃ E][ɾuhɑ́.ˈgógi.mɑ̃ J </text:p>
          </table:table-cell>
          <table:table-cell office:value-type="string">
            <text:p>cl.comp. </text:p>
          </table:table-cell>
          <table:table-cell office:value-type="string">
            <text:p>línea torcida </text:p>
          </table:table-cell>
          <table:table-cell table:number-columns-repeated="2"/>
          <table:table-cell office:value-type="string">
            <text:p>ntg BARS,91 -gogibã ‘crooked’ 4.1. Salient features of classifiers. (3. crooked shapes) p.51;</text:p>
          </table:table-cell>
          <table:table-cell table:number-columns-repeated="201"/>
        </table:table-row>
        <table:table-row table:style-name="ro2">
          <table:table-cell office:value-type="string">
            <text:p>rujagoje </text:p>
          </table:table-cell>
          <table:table-cell office:value-type="string">
            <text:p>ɾúhɑ.goˈhé E][ɾuˈhɑ́.góhe J </text:p>
          </table:table-cell>
          <table:table-cell office:value-type="string">
            <text:p>cl.irreg. </text:p>
          </table:table-cell>
          <table:table-cell office:value-type="string">
            <text:p>hueco en el suelo, árbol y ciertas partes del cuerpo </text:p>
          </table:table-cell>
          <table:table-cell table:number-columns-repeated="2"/>
          <table:table-cell office:value-type="string">
            <text:p>ntg BARS,91 -gohe ‘hole in ground’ 4.1. Salient features of classifiers. Geographical. p.53 no.147;</text:p>
          </table:table-cell>
          <table:table-cell table:number-columns-repeated="201"/>
        </table:table-row>
        <table:table-row table:style-name="ro2">
          <table:table-cell office:value-type="string">
            <text:p>rujagoose </text:p>
          </table:table-cell>
          <table:table-cell office:value-type="string">
            <text:p>ˈɾúhɑ.góo.se E][ɾuˈhɑ́.góo.se J </text:p>
          </table:table-cell>
          <table:table-cell office:value-type="string">
            <text:p>s.v.inan.f.n.esp. </text:p>
          </table:table-cell>
          <table:table-cell office:value-type="string">
            <text:p>lo que se queda arriba del agua de lo que hundió </text:p>
          </table:table-cell>
          <table:table-cell table:number-columns-repeated="2"/>
          <table:table-cell office:value-type="string">
            <text:p>ntg BARS,91 -gose ‘remainder, residue in separating substances’ 4.1 Salient features of classifiers. Geographical. p.54 no.146; </text:p>
          </table:table-cell>
          <table:table-cell table:number-columns-repeated="201"/>
        </table:table-row>
        <table:table-row table:style-name="ro2">
          <table:table-cell office:value-type="string">
            <text:p>rujaguero </text:p>
          </table:table-cell>
          <table:table-cell/>
          <table:table-cell office:value-type="string">
            <text:p>cl. </text:p>
          </table:table-cell>
          <table:table-cell office:value-type="string">
            <text:p>forma de una ave con las alas extendidas (con los dos lados casi rectos) </text:p>
          </table:table-cell>
          <table:table-cell table:number-columns-repeated="204"/>
        </table:table-row>
        <table:table-row table:style-name="ro2">
          <table:table-cell office:value-type="string">
            <text:p>rujaguiguiiri </text:p>
          </table:table-cell>
          <table:table-cell office:value-type="string">
            <text:p>ɾúhɑ.giˈgíi.ɾi E][ɾuˈhɑ́.gígii.ɾi J </text:p>
          </table:table-cell>
          <table:table-cell office:value-type="string">
            <text:p>cl.pl. </text:p>
          </table:table-cell>
          <table:table-cell office:value-type="string">
            <text:p>palo que tiene nudos (que lo hace difícil cortar o aserrar) </text:p>
          </table:table-cell>
          <table:table-cell table:number-columns-repeated="204"/>
        </table:table-row>
        <table:table-row table:style-name="ro2">
          <table:table-cell office:value-type="string">
            <text:p>rujagũmu </text:p>
          </table:table-cell>
          <table:table-cell office:value-type="string">
            <text:p>ˈɾúhɑ.ŋũmṹ E][ɾuˈhɑ́.ŋṹmũ J </text:p>
          </table:table-cell>
          <table:table-cell office:value-type="string">
            <text:p>cl.irreg. </text:p>
          </table:table-cell>
          <table:table-cell office:value-type="string">
            <text:p>trozo de madera </text:p>
          </table:table-cell>
          <table:table-cell table:number-columns-repeated="2"/>
          <table:table-cell office:value-type="string">
            <text:p>ntg BARS,91 -gũbu ‘log’ 4.1. Salient features of classifiers. Botanical. p.54 no.145;</text:p>
          </table:table-cell>
          <table:table-cell table:number-columns-repeated="201"/>
        </table:table-row>
        <table:table-row table:style-name="ro2">
          <table:table-cell office:value-type="string">
            <text:p>rujagʉgʉjãi </text:p>
          </table:table-cell>
          <table:table-cell office:value-type="string">
            <text:p>ˈɾúhɑ.gɨgɨ́.hɑ̃́ĩ́ E][ɾuˈhɑ́.gɨ́gɨ.hɑ̃́ĩ́ J </text:p>
          </table:table-cell>
          <table:table-cell office:value-type="string">
            <text:p>cl.comp. </text:p>
          </table:table-cell>
          <table:table-cell office:value-type="string">
            <text:p>dañado por el filo (machete)</text:p>
          </table:table-cell>
          <table:table-cell table:number-columns-repeated="204"/>
        </table:table-row>
        <table:table-row table:style-name="ro2">
          <table:table-cell office:value-type="string">
            <text:p>rujagʉgʉmaa </text:p>
          </table:table-cell>
          <table:table-cell office:value-type="string">
            <text:p>ˈɾúhɑ.gɨgɨ́.mɑ̃ E][ɾuˈhɑ́.gɨ́gɨ.mɑ̃ J </text:p>
          </table:table-cell>
          <table:table-cell office:value-type="string">
            <text:p>cl.comp. </text:p>
          </table:table-cell>
          <table:table-cell office:value-type="string">
            <text:p>rizado </text:p>
          </table:table-cell>
          <table:table-cell table:number-columns-repeated="2"/>
          <table:table-cell office:value-type="string">
            <text:p>ntg BARS,91 -gʉgʉbã ‘curly hair’ 4.1. Salient features of classifiers. (3. crooked shapes) p.51; </text:p>
          </table:table-cell>
          <table:table-cell table:number-columns-repeated="201"/>
        </table:table-row>
        <table:table-row table:style-name="ro2">
          <table:table-cell office:value-type="string">
            <text:p>rujaĩguẽsepea </text:p>
          </table:table-cell>
          <table:table-cell office:value-type="string">
            <text:p>ɾúˈhɑ.ĩ́ŋẽ.sepéɑ E][ɾuˈhɑ́.ĩ́ŋẽ́.sépeɑ J </text:p>
          </table:table-cell>
          <table:table-cell office:value-type="string">
            <text:p>cl.comp. </text:p>
          </table:table-cell>
          <table:table-cell office:value-type="string">
            <text:p>pico de ave un poco ancho y plano</text:p>
          </table:table-cell>
          <table:table-cell table:number-columns-repeated="204"/>
        </table:table-row>
        <table:table-row table:style-name="ro2">
          <table:table-cell office:value-type="string">
            <text:p>rujajãi </text:p>
          </table:table-cell>
          <table:table-cell office:value-type="string">
            <text:p>ˈɾúhɑ.hɑ̃ĩ́ E][ɾuˈhɑ́.hɑ̃́ĩ J </text:p>
          </table:table-cell>
          <table:table-cell office:value-type="string">
            <text:p>cl. </text:p>
          </table:table-cell>
          <table:table-cell office:value-type="string">
            <text:p>cosa plana y delgada </text:p>
          </table:table-cell>
          <table:table-cell table:number-columns-repeated="2"/>
          <table:table-cell office:value-type="string">
            <text:p>ntg BARS,91 -hãi ‘flat, thin plane’ 4.1. Salient features of classifiers. (8. flat planes) p.52;</text:p>
          </table:table-cell>
          <table:table-cell table:number-columns-repeated="201"/>
        </table:table-row>
        <table:table-row table:style-name="ro2">
          <table:table-cell office:value-type="string">
            <text:p>rujajãmoro </text:p>
          </table:table-cell>
          <table:table-cell office:value-type="string">
            <text:p>ˈɾúhɑ.hɑ̃mṍɾõ E][ɾuˈhɑ́.hɑ̃́mõɾõ J </text:p>
          </table:table-cell>
          <table:table-cell office:value-type="string">
            <text:p>cl.irreg. </text:p>
          </table:table-cell>
          <table:table-cell office:value-type="string">
            <text:p>enramada </text:p>
          </table:table-cell>
          <table:table-cell table:number-columns-repeated="2"/>
          <table:table-cell office:value-type="string">
            <text:p>ntg BARS,91 -hãboro ‘pile of brush, sticks, roots’ 4.1. Salient features of classifiers. Masses’ p.53 no.143;</text:p>
          </table:table-cell>
          <table:table-cell table:number-columns-repeated="201"/>
        </table:table-row>
        <table:table-row table:style-name="ro2">
          <table:table-cell office:value-type="string">
            <text:p>rujajata </text:p>
          </table:table-cell>
          <table:table-cell office:value-type="string">
            <text:p>ɾúhɑ.hɑˈtɑ́ </text:p>
          </table:table-cell>
          <table:table-cell office:value-type="string">
            <text:p>cl. </text:p>
          </table:table-cell>
          <table:table-cell office:value-type="string">
            <text:p>cosa en forma de caja (caja de cartón, baúl, maleta, etc.) </text:p>
          </table:table-cell>
          <table:table-cell/>
          <table:table-cell office:value-type="string">
            <text:p>va rujarãca , uv E , vn J </text:p>
          </table:table-cell>
          <table:table-cell office:value-type="string">
            <text:p>ntg BARS,91 -hataro ‘box-shaped’ 4.1. Salient features of classifiers. (7. square box shapes) p.52; </text:p>
          </table:table-cell>
          <table:table-cell table:number-columns-repeated="201"/>
        </table:table-row>
        <table:table-row table:style-name="ro1">
          <table:table-cell office:value-type="string">
            <text:p>rujajaʉ</text:p>
          </table:table-cell>
          <table:table-cell table:number-columns-repeated="207"/>
        </table:table-row>
        <table:table-row table:style-name="ro2">
          <table:table-cell office:value-type="string">
            <text:p>rujajeame </text:p>
          </table:table-cell>
          <table:table-cell office:value-type="string">
            <text:p>ˈɾúhɑ.heɑ́.mẽ E][ɾuhɑ́.ˈhéɑ.mẽ J </text:p>
          </table:table-cell>
          <table:table-cell office:value-type="string">
            <text:p>cl.irreg. </text:p>
          </table:table-cell>
          <table:table-cell office:value-type="string">
            <text:p>fogón </text:p>
          </table:table-cell>
          <table:table-cell table:number-columns-repeated="2"/>
          <table:table-cell office:value-type="string">
            <text:p>ntg BARS,91 -bẽ ‘place where there is or has been a fire’ 4.1. Salient features of classifiers. Geographical. p.54;</text:p>
          </table:table-cell>
          <table:table-cell table:number-columns-repeated="201"/>
        </table:table-row>
        <table:table-row table:style-name="ro2">
          <table:table-cell office:value-type="string">
            <text:p>rujajedo </text:p>
          </table:table-cell>
          <table:table-cell office:value-type="string">
            <text:p>ɾúhɑ.heˈdó E][ɾuˈhɑ́.hédo J </text:p>
          </table:table-cell>
          <table:table-cell office:value-type="string">
            <text:p>cl. </text:p>
          </table:table-cell>
          <table:table-cell office:value-type="string">
            <text:p>cosa </text:p>
          </table:table-cell>
          <table:table-cell/>
          <table:table-cell office:value-type="string">
            <text:p>va rujatobe , uv J , vn E, J </text:p>
          </table:table-cell>
          <table:table-cell office:value-type="string">
            <text:p>ntg BARS,91 -hedo ‘conical’ 4.1. Salient features of classifiers. (10. funnel shapes) p.52; </text:p>
          </table:table-cell>
          <table:table-cell table:number-columns-repeated="201"/>
        </table:table-row>
        <table:table-row table:style-name="ro2">
          <table:table-cell office:value-type="string">
            <text:p>rujajibʉ </text:p>
          </table:table-cell>
          <table:table-cell office:value-type="string">
            <text:p>ˈɾúhɑ.híbɨ E][ɾuhɑ́.ˈhíbɨ J </text:p>
          </table:table-cell>
          <table:table-cell office:value-type="string">
            <text:p>cl.irreg. </text:p>
          </table:table-cell>
          <table:table-cell office:value-type="string">
            <text:p>forma de canasta</text:p>
          </table:table-cell>
          <table:table-cell table:number-columns-repeated="204"/>
        </table:table-row>
        <table:table-row table:style-name="ro2">
          <table:table-cell office:value-type="string">
            <text:p>rujajĩcorosãmiri </text:p>
          </table:table-cell>
          <table:table-cell office:value-type="string">
            <text:p>ɾúˈhɑ.hĩkṍɾṍ.sɑ̃́mĩ́.ɾĩ E][ɾuˈhɑ́.hĩ́kṍɾṍ.sɑ̃́mĩ́.ɾĩ J </text:p>
          </table:table-cell>
          <table:table-cell office:value-type="string">
            <text:p>cl.comp. </text:p>
          </table:table-cell>
          <table:table-cell office:value-type="string">
            <text:p>colas largas (colas de anguilas) </text:p>
          </table:table-cell>
          <table:table-cell table:number-columns-repeated="204"/>
        </table:table-row>
        <table:table-row table:style-name="ro2">
          <table:table-cell office:value-type="string">
            <text:p>rujajĩcorowaua </text:p>
          </table:table-cell>
          <table:table-cell office:value-type="string">
            <text:p>ˈɾúhɑ.hĩkṍɾṍ.ˈwɑ́úɑ́ E][ɾuˈhɑ́.hĩ́kṍɾṍ.wɑ́úɑ́ J </text:p>
          </table:table-cell>
          <table:table-cell office:value-type="string">
            <text:p>cl. </text:p>
          </table:table-cell>
          <table:table-cell office:value-type="string">
            <text:p>peludo, peluda (cola de ardilla) </text:p>
          </table:table-cell>
          <table:table-cell table:number-columns-repeated="204"/>
        </table:table-row>
        <table:table-row table:style-name="ro2">
          <table:table-cell office:value-type="string">
            <text:p>rujajine_yire </text:p>
          </table:table-cell>
          <table:table-cell office:value-type="string">
            <text:p>ˈɾúhɑ.hĩ́nẽ.dʒi.ɾé E][ˈɾuhɑ́.hĩ́nẽ.dʒí.ɾé J </text:p>
          </table:table-cell>
          <table:table-cell office:value-type="string">
            <text:p>v.t. </text:p>
          </table:table-cell>
          <table:table-cell office:value-type="string">
            <text:p>hacer locuras </text:p>
          </table:table-cell>
          <table:table-cell table:number-columns-repeated="204"/>
        </table:table-row>
        <table:table-row table:style-name="ro2">
          <table:table-cell office:value-type="string">
            <text:p>rujajoa </text:p>
          </table:table-cell>
          <table:table-cell office:value-type="string">
            <text:p>ɾúhɑ.hóɑ́ E][ɾuˈhɑ́.hóɑ J </text:p>
          </table:table-cell>
          <table:table-cell office:value-type="string">
            <text:p>cl. </text:p>
          </table:table-cell>
          <table:table-cell office:value-type="string">
            <text:p>cosa en forma de bolsa </text:p>
          </table:table-cell>
          <table:table-cell table:number-columns-repeated="204"/>
        </table:table-row>
        <table:table-row table:style-name="ro2">
          <table:table-cell office:value-type="string">
            <text:p>rujajoara </text:p>
          </table:table-cell>
          <table:table-cell office:value-type="string">
            <text:p>ˈɾúhɑ.hóɑ́.ɾɑ E][ɾuˈhɑ́.hóɑ.ɾɑ J </text:p>
          </table:table-cell>
          <table:table-cell office:value-type="string">
            <text:p>cl.irreg. </text:p>
          </table:table-cell>
          <table:table-cell office:value-type="string">
            <text:p>pluma </text:p>
          </table:table-cell>
          <table:table-cell table:number-columns-repeated="204"/>
        </table:table-row>
        <table:table-row table:style-name="ro2">
          <table:table-cell office:value-type="string">
            <text:p>rujajoti </text:p>
          </table:table-cell>
          <table:table-cell office:value-type="string">
            <text:p>ˈɾúhɑ.hotí E][ɾuˈhɑ́.hóti J </text:p>
          </table:table-cell>
          <table:table-cell office:value-type="string">
            <text:p>cl. </text:p>
          </table:table-cell>
          <table:table-cell office:value-type="string">
            <text:p>forma de bulto </text:p>
          </table:table-cell>
          <table:table-cell table:number-columns-repeated="204"/>
        </table:table-row>
        <table:table-row table:style-name="ro2">
          <table:table-cell office:value-type="string">
            <text:p>rujajotia </text:p>
          </table:table-cell>
          <table:table-cell office:value-type="string">
            <text:p>ɾúˈhɑ.hotíɑ E][ɾuˈhɑ́.hótiɑ J </text:p>
          </table:table-cell>
          <table:table-cell office:value-type="string">
            <text:p>cl. </text:p>
          </table:table-cell>
          <table:table-cell office:value-type="string">
            <text:p>vástago </text:p>
          </table:table-cell>
          <table:table-cell table:number-columns-repeated="204"/>
        </table:table-row>
        <table:table-row table:style-name="ro2">
          <table:table-cell office:value-type="string">
            <text:p>rujajugua </text:p>
          </table:table-cell>
          <table:table-cell office:value-type="string">
            <text:p>ˈɾúhɑ.hugúɑ E][ɾuˈhɑ́.húguɑ J </text:p>
          </table:table-cell>
          <table:table-cell office:value-type="string">
            <text:p>cl. </text:p>
          </table:table-cell>
          <table:table-cell office:value-type="string">
            <text:p>rincón </text:p>
          </table:table-cell>
          <table:table-cell table:number-columns-repeated="2"/>
          <table:table-cell office:value-type="string">
            <text:p>ntg BARS,91 -hugua ‘corner’ 4.1. Salient features of classifiers. Geographical. p55 no147; </text:p>
          </table:table-cell>
          <table:table-cell table:number-columns-repeated="201"/>
        </table:table-row>
        <table:table-row table:style-name="ro2">
          <table:table-cell office:value-type="string">
            <text:p>rujajũna </text:p>
          </table:table-cell>
          <table:table-cell office:value-type="string">
            <text:p>ˈɾúhɑ.hũnɑ̃́ E][ɾuhɑ́.ˈhṹnɑ̃ J </text:p>
          </table:table-cell>
          <table:table-cell office:value-type="string">
            <text:p>cl. </text:p>
          </table:table-cell>
          <table:table-cell office:value-type="string">
            <text:p>grupo étnico </text:p>
          </table:table-cell>
          <table:table-cell table:number-columns-repeated="2"/>
          <table:table-cell office:value-type="string">
            <text:p>ntg BARS,91 -hũda ‘line design’ 4.1. Salient features of classifiers. Designs. p.53 no.144;</text:p>
          </table:table-cell>
          <table:table-cell table:number-columns-repeated="201"/>
        </table:table-row>
        <table:table-row table:style-name="ro2">
          <table:table-cell office:value-type="string">
            <text:p>rujajure </text:p>
          </table:table-cell>
          <table:table-cell office:value-type="string">
            <text:p>ɾúhɑ.huˈɾé E][ɾuˈhɑ́.húɾe J </text:p>
          </table:table-cell>
          <table:table-cell office:value-type="string">
            <text:p>cl. </text:p>
          </table:table-cell>
          <table:table-cell office:value-type="string">
            <text:p>racimo de plátanos o bananos (en forma puntiaguda) </text:p>
          </table:table-cell>
          <table:table-cell table:number-columns-repeated="2"/>
          <table:table-cell office:value-type="string">
            <text:p>ntg BARS,91 -hure ‘bunch of bananas in a pointed shape’4.1. Salient features of classifiers. Masses’ p.53 no.143;</text:p>
          </table:table-cell>
          <table:table-cell table:number-columns-repeated="201"/>
        </table:table-row>
        <table:table-row table:style-name="ro2">
          <table:table-cell office:value-type="string">
            <text:p>rujajuria </text:p>
          </table:table-cell>
          <table:table-cell office:value-type="string">
            <text:p>ˈɾúhɑ.húɾíɑ́ E][ɾuˈhɑ́.húɾiɑ J </text:p>
          </table:table-cell>
          <table:table-cell office:value-type="string">
            <text:p>cl. </text:p>
          </table:table-cell>
          <table:table-cell office:value-type="string">
            <text:p>trozo </text:p>
          </table:table-cell>
          <table:table-cell table:number-columns-repeated="2"/>
          <table:table-cell office:value-type="string">
            <text:p>ntg BARS,91 -tʉ̃guro ‘part or fraction of a whole’ 4.1. Salient features of classifiers. Dissasociated parts. p.54; </text:p>
          </table:table-cell>
          <table:table-cell table:number-columns-repeated="201"/>
        </table:table-row>
        <table:table-row table:style-name="ro2">
          <table:table-cell office:value-type="string">
            <text:p>rujajũuro </text:p>
          </table:table-cell>
          <table:table-cell office:value-type="string">
            <text:p>ˈɾúhɑ.hũṹ.ɾõ E][ɾuhɑ́.hṹũ.ɾõ J </text:p>
          </table:table-cell>
          <table:table-cell office:value-type="string">
            <text:p>cl.f.n.esp.irreg. </text:p>
          </table:table-cell>
          <table:table-cell office:value-type="string">
            <text:p>hoja </text:p>
          </table:table-cell>
          <table:table-cell table:number-columns-repeated="204"/>
        </table:table-row>
        <table:table-row table:style-name="ro2">
          <table:table-cell office:value-type="string">
            <text:p>rujajʉ </text:p>
          </table:table-cell>
          <table:table-cell office:value-type="string">
            <text:p>ˈɾúhɑɑ.hɨ́ɨ E][ɾuˈhɑ́ɑ́.hɨ́ɨ J </text:p>
          </table:table-cell>
          <table:table-cell office:value-type="string">
            <text:p>cl. </text:p>
          </table:table-cell>
          <table:table-cell office:value-type="string">
            <text:p>lugar </text:p>
          </table:table-cell>
          <table:table-cell/>
          <table:table-cell office:value-type="string">
            <text:p>va rujajaʉ , ph ˈɾúhɑ.hɑɘ́ E][ɾuˈhɑ́.hɘ́ɘ J , </text:p>
          </table:table-cell>
          <table:table-cell office:value-type="string">
            <text:p>ntg BARS,91 -hʉ ‘place’ 4.1. Salient features of classifiers. Geographical. p.55 no.147; *Demonstratives p.63; 5.4 -hʉ Location and Time p.72 no.157-159,161.162; 11.4.6 Concessionary clauses p.148 no.431; </text:p>
          </table:table-cell>
          <table:table-cell table:number-columns-repeated="201"/>
        </table:table-row>
        <table:table-row table:style-name="ro2">
          <table:table-cell office:value-type="string">
            <text:p>rujamaa </text:p>
          </table:table-cell>
          <table:table-cell office:value-type="string">
            <text:p>ˈɾúhɑɑ.mɑ̃́ɑ̃ E][ɾuˈhɑ́ɑ́.mɑ̃́ɑ̃ J </text:p>
          </table:table-cell>
          <table:table-cell office:value-type="string">
            <text:p>cl.irreg. </text:p>
          </table:table-cell>
          <table:table-cell office:value-type="string">
            <text:p>cosa larga, extensa, prolongada (bejuco, camino, el relámpago) </text:p>
          </table:table-cell>
          <table:table-cell table:number-columns-repeated="2"/>
          <table:table-cell office:value-type="string">
            <text:p>ntg BARS,91 -bã ‘path, string-like’ 4.1. Salient features of classifiers. (11. thin, long shapes) p.52;</text:p>
          </table:table-cell>
          <table:table-cell table:number-columns-repeated="201"/>
        </table:table-row>
        <table:table-row table:style-name="ro2">
          <table:table-cell office:value-type="string">
            <text:p>rujamaca </text:p>
          </table:table-cell>
          <table:table-cell office:value-type="string">
            <text:p>ɾúˈhɑ.mɑ̃kɑ̃́ E][ɾuhɑ́.mɑ̃́kɑ̃ J </text:p>
          </table:table-cell>
          <table:table-cell office:value-type="string">
            <text:p>cl.irreg. </text:p>
          </table:table-cell>
          <table:table-cell office:value-type="string">
            <text:p>pueblo (lugar poblado con más que una casa)</text:p>
          </table:table-cell>
          <table:table-cell table:number-columns-repeated="204"/>
        </table:table-row>
        <table:table-row table:style-name="ro2">
          <table:table-cell office:value-type="string">
            <text:p>rujamica </text:p>
          </table:table-cell>
          <table:table-cell office:value-type="string">
            <text:p>ˈɾúhɑ.mĩkɑ̃́ E][ɾuˈhɑ́.mĩ́kɑ̃ J </text:p>
          </table:table-cell>
          <table:table-cell office:value-type="string">
            <text:p>cl. </text:p>
          </table:table-cell>
          <table:table-cell office:value-type="string">
            <text:p>bulto </text:p>
          </table:table-cell>
          <table:table-cell table:number-columns-repeated="2"/>
          <table:table-cell office:value-type="string">
            <text:p>ntg BARS,91 -bĩka ‘bundle made by taking string/rope/vine-like object and bending it many times’ 4.1. Salient features of classifiers. Manner formed p.54, no.149;</text:p>
          </table:table-cell>
          <table:table-cell table:number-columns-repeated="201"/>
        </table:table-row>
        <table:table-row table:style-name="ro2">
          <table:table-cell office:value-type="string">
            <text:p>rujamoaro </text:p>
          </table:table-cell>
          <table:table-cell office:value-type="string">
            <text:p>ˈɾúhɑ.mõɑ̃́ɾõ E][ɾuˈhɑ́.mṍɑ̃ɾõ J </text:p>
          </table:table-cell>
          <table:table-cell office:value-type="string">
            <text:p>cl. </text:p>
          </table:table-cell>
          <table:table-cell office:value-type="string">
            <text:p>grupo yendo sin orden (como enjambre o jabardo de abejas cerca de su nido, manada de cafuches, etc.) </text:p>
          </table:table-cell>
          <table:table-cell table:number-columns-repeated="2"/>
          <table:table-cell office:value-type="string">
            <text:p>ntg BARS,91 -bõaro ‘swarm of insects, flock of birds in one place’ 4.1. Salient features of classifiers. Masses. p.53 no.143;</text:p>
          </table:table-cell>
          <table:table-cell table:number-columns-repeated="201"/>
        </table:table-row>
        <table:table-row table:style-name="ro2">
          <table:table-cell office:value-type="string">
            <text:p>rujamonaari </text:p>
          </table:table-cell>
          <table:table-cell office:value-type="string">
            <text:p>ˈɾúhɑ.mõnɑ̃́ɑ̃ɾĩ E][ɾuˈhɑ́.mṍnɑ̃ɑ̃ɾĩ J </text:p>
          </table:table-cell>
          <table:table-cell office:value-type="string">
            <text:p>cl.pl.irreg. </text:p>
          </table:table-cell>
          <table:table-cell office:value-type="string">
            <text:p>polvo </text:p>
          </table:table-cell>
          <table:table-cell table:number-columns-repeated="204"/>
        </table:table-row>
        <table:table-row table:style-name="ro2">
          <table:table-cell office:value-type="string">
            <text:p>rujamura </text:p>
          </table:table-cell>
          <table:table-cell office:value-type="string">
            <text:p>ˈɾúhɑ.mũɾɑ̃́ E][ɾuˈhɑ́.mṹɾɑ̃ J </text:p>
          </table:table-cell>
          <table:table-cell office:value-type="string">
            <text:p>cl. </text:p>
          </table:table-cell>
          <table:table-cell office:value-type="string">
            <text:p>chichón (en el cuerpo hecho por ser golpeado o por una infección) </text:p>
          </table:table-cell>
          <table:table-cell table:number-columns-repeated="2"/>
          <table:table-cell office:value-type="string">
            <text:p>ntg BARS,91 //-bũra// ‘protrusion (smaller than //-rapea//)’ 4.1. Salient features of classifiers. (2. protrusion/mound/hump) p.50;</text:p>
          </table:table-cell>
          <table:table-cell table:number-columns-repeated="201"/>
        </table:table-row>
        <table:table-row table:style-name="ro2">
          <table:table-cell office:value-type="string">
            <text:p>rujamutia </text:p>
          </table:table-cell>
          <table:table-cell office:value-type="string">
            <text:p>ɾúhɑ.mũˈtĩ́.ɑ̃ E][ɾuˈhɑ́.mṹtĩ.ɑ̃ J </text:p>
          </table:table-cell>
          <table:table-cell office:value-type="string">
            <text:p>cl. </text:p>
          </table:table-cell>
          <table:table-cell office:value-type="string">
            <text:p>jorobado, jorobada </text:p>
          </table:table-cell>
          <table:table-cell table:number-columns-repeated="204"/>
        </table:table-row>
        <table:table-row table:style-name="ro2">
          <table:table-cell office:value-type="string">
            <text:p>rujañajo </text:p>
          </table:table-cell>
          <table:table-cell office:value-type="string">
            <text:p>ˈɾúhɑ.ɲɑ̃hṍ E][ɾuˈhɑ́.ɲɑ̃́hõ J </text:p>
          </table:table-cell>
          <table:table-cell office:value-type="string">
            <text:p>cl. </text:p>
          </table:table-cell>
          <table:table-cell office:value-type="string">
            <text:p>manojo de bejuco (colgando del bejuco principal en el árbol)</text:p>
          </table:table-cell>
          <table:table-cell table:number-columns-repeated="204"/>
        </table:table-row>
        <table:table-row table:style-name="ro2">
          <table:table-cell office:value-type="string">
            <text:p>rujaño </text:p>
          </table:table-cell>
          <table:table-cell office:value-type="string">
            <text:p>ˈɾúhɑ.ŋṍ E][ɾuˈhɑ́.ɲṍõ J </text:p>
          </table:table-cell>
          <table:table-cell office:value-type="string">
            <text:p>cl. </text:p>
          </table:table-cell>
          <table:table-cell office:value-type="string">
            <text:p>forma de una palma </text:p>
          </table:table-cell>
          <table:table-cell table:number-columns-repeated="2"/>
          <table:table-cell office:value-type="string">
            <text:p>ntg BARS,91 -dõ ‘palm’ 2 4. Salient features of classifiers. Design classifiers p.52;</text:p>
          </table:table-cell>
          <table:table-cell table:number-columns-repeated="201"/>
        </table:table-row>
        <table:table-row table:style-name="ro2">
          <table:table-cell office:value-type="string">
            <text:p>rujanori </text:p>
          </table:table-cell>
          <table:table-cell office:value-type="string">
            <text:p>ɾúˈhɑ.nõɾĩ́ E][ɾuˈhɑ́.nṍɾĩ J </text:p>
          </table:table-cell>
          <table:table-cell office:value-type="string">
            <text:p>cl.pl. </text:p>
          </table:table-cell>
          <table:table-cell office:value-type="string">
            <text:p>diseño de una línea vertical de protuberancias (como las protuberancias de la columna vertebral) </text:p>
          </table:table-cell>
          <table:table-cell table:number-columns-repeated="2"/>
          <table:table-cell office:value-type="string">
            <text:p>ntg BARS,91 -dõri ‘broken line, line of hyphens, dashes design’ 2 4. Salient features of classifiers. Design classifiers p.52;</text:p>
          </table:table-cell>
          <table:table-cell table:number-columns-repeated="201"/>
        </table:table-row>
        <table:table-row table:style-name="ro2">
          <table:table-cell office:value-type="string">
            <text:p>rujanuca </text:p>
          </table:table-cell>
          <table:table-cell office:value-type="string">
            <text:p>ˈɾúhɑ.nũkɑ̃́ E][ɾuˈhɑ́.nṹkɑ̃ J </text:p>
          </table:table-cell>
          <table:table-cell office:value-type="string">
            <text:p>cl. </text:p>
          </table:table-cell>
          <table:table-cell office:value-type="string">
            <text:p>forma de ángulo recto o ángulo de noventa grados (el codo, la azuela) </text:p>
          </table:table-cell>
          <table:table-cell table:number-columns-repeated="2"/>
          <table:table-cell office:value-type="string">
            <text:p>ntg BARS,91 -dũka ‘ninety degree angle design, elbow design’ 2 4. Salient features of classifiers. Design classifiers p.52;</text:p>
          </table:table-cell>
          <table:table-cell table:number-columns-repeated="201"/>
        </table:table-row>
        <table:table-row table:style-name="ro2">
          <table:table-cell office:value-type="string">
            <text:p>rujaparoori </text:p>
          </table:table-cell>
          <table:table-cell office:value-type="string">
            <text:p>ˈɾúhɑ.pɑɾóó.ɾi E][ɾuˈhɑ́.pɑ́ɾóo.ɾi J </text:p>
          </table:table-cell>
          <table:table-cell office:value-type="string">
            <text:p>cl.pl. </text:p>
          </table:table-cell>
          <table:table-cell office:value-type="string">
            <text:p>forma larga y extendida (los senos caídos de una mujer) </text:p>
          </table:table-cell>
          <table:table-cell table:number-columns-repeated="204"/>
        </table:table-row>
        <table:table-row table:style-name="ro1">
          <table:table-cell office:value-type="string">
            <text:p>rujapawia </text:p>
          </table:table-cell>
          <table:table-cell office:value-type="string">
            <text:p>ɾúˈhɑ.pɑwí.ɑ E][ɾuˈhɑ́.pɑ́wi.ɑ J </text:p>
          </table:table-cell>
          <table:table-cell office:value-type="string">
            <text:p>cl. </text:p>
          </table:table-cell>
          <table:table-cell office:value-type="string">
            <text:p>anzuelo o cosa en forma de anzuelo </text:p>
          </table:table-cell>
          <table:table-cell table:number-columns-repeated="2"/>
          <table:table-cell office:value-type="string">
            <text:p>ntg BARS,91 -pawia ‘fish hook-like design’ 2 4. Salient features of classifiers. Design classifiers p.52; </text:p>
          </table:table-cell>
          <table:table-cell table:number-columns-repeated="201"/>
        </table:table-row>
        <table:table-row table:style-name="ro2">
          <table:table-cell office:value-type="string">
            <text:p>rujapiruro </text:p>
          </table:table-cell>
          <table:table-cell office:value-type="string">
            <text:p>ˈɾúhɑ.piɾú.ɾo E][ɾuˈhɑ́.píɾu.ɾo J </text:p>
          </table:table-cell>
          <table:table-cell office:value-type="string">
            <text:p>cl.comp. </text:p>
          </table:table-cell>
          <table:table-cell office:value-type="string">
            <text:p>diseño de líneas paralelas </text:p>
          </table:table-cell>
          <table:table-cell table:number-columns-repeated="2"/>
          <table:table-cell office:value-type="string">
            <text:p>ntg BARS,91 -piruro ‘parallel vertical lines design’ 2 4. Salient features of classifiers. Design classifiers p.52; </text:p>
          </table:table-cell>
          <table:table-cell table:number-columns-repeated="201"/>
        </table:table-row>
        <table:table-row table:style-name="ro2">
          <table:table-cell office:value-type="string">
            <text:p>rujapiruuri </text:p>
          </table:table-cell>
          <table:table-cell office:value-type="string">
            <text:p>ˈɾúhɑ.piɾúu.ɾi E][ɾuˈhɑ́.píɾuu.ɾi J </text:p>
          </table:table-cell>
          <table:table-cell office:value-type="string">
            <text:p>cl.comp.pl. </text:p>
          </table:table-cell>
          <table:table-cell office:value-type="string">
            <text:p>diseño de líneas paralelas (las marcas de la paca y algunos peces, especialmente el pintadillo) </text:p>
          </table:table-cell>
          <table:table-cell table:number-columns-repeated="2"/>
          <table:table-cell office:value-type="string">
            <text:p>ntg BARS,91 -piru ‘striped’ 4.2 Compound classifiers p.57;</text:p>
          </table:table-cell>
          <table:table-cell table:number-columns-repeated="201"/>
        </table:table-row>
        <table:table-row table:style-name="ro2">
          <table:table-cell office:value-type="string">
            <text:p>rujapiruʉ </text:p>
          </table:table-cell>
          <table:table-cell office:value-type="string">
            <text:p>ˈɾúhɑ.piɾú.ɨ E][ɾuˈhɑ́.píɾu.ɨ J </text:p>
          </table:table-cell>
          <table:table-cell office:value-type="string">
            <text:p>cl.comp.pl. </text:p>
          </table:table-cell>
          <table:table-cell office:value-type="string">
            <text:p>hamaca rayada </text:p>
          </table:table-cell>
          <table:table-cell table:number-columns-repeated="2"/>
          <table:table-cell office:value-type="string">
            <text:p>ntg BARS,91 -piru ‘striped’ 4.2 Compound classifiers p.57;</text:p>
          </table:table-cell>
          <table:table-cell table:number-columns-repeated="201"/>
        </table:table-row>
        <table:table-row table:style-name="ro2">
          <table:table-cell office:value-type="string">
            <text:p>rujapuea </text:p>
          </table:table-cell>
          <table:table-cell office:value-type="string">
            <text:p>ɾúhɑ.ˈpuéɑ E][ɾuhɑ́.ˈpúeɑ J </text:p>
          </table:table-cell>
          <table:table-cell office:value-type="string">
            <text:p>cl. </text:p>
          </table:table-cell>
          <table:table-cell office:value-type="string">
            <text:p>forma de una botella con cuello corto</text:p>
          </table:table-cell>
          <table:table-cell table:number-columns-repeated="204"/>
        </table:table-row>
        <table:table-row table:style-name="ro2">
          <table:table-cell office:value-type="string">
            <text:p>rujaqueare </text:p>
          </table:table-cell>
          <table:table-cell office:value-type="string">
            <text:p>ˈɾúhɑ.kéɑ.ɾe E][ɾuˈhɑ́.kéɑ.ɾe J </text:p>
          </table:table-cell>
          <table:table-cell office:value-type="string">
            <text:p>v.i. </text:p>
          </table:table-cell>
          <table:table-cell office:value-type="string">
            <text:p>hundirse y estar en el fondo del río </text:p>
          </table:table-cell>
          <table:table-cell table:number-columns-repeated="204"/>
        </table:table-row>
        <table:table-row table:style-name="ro2">
          <table:table-cell office:value-type="string">
            <text:p>rujaquee </text:p>
          </table:table-cell>
          <table:table-cell office:value-type="string">
            <text:p>ɾúhɑ.ˈkéé E][ɾuˈhɑ́.kée J </text:p>
          </table:table-cell>
          <table:table-cell office:value-type="string">
            <text:p>cl. </text:p>
          </table:table-cell>
          <table:table-cell office:value-type="string">
            <text:p>forma de ramo </text:p>
          </table:table-cell>
          <table:table-cell table:number-columns-repeated="204"/>
        </table:table-row>
        <table:table-row table:style-name="ro2">
          <table:table-cell office:value-type="string">
            <text:p>rujaqueero </text:p>
          </table:table-cell>
          <table:table-cell office:value-type="string">
            <text:p>ˈɾúhɑ.kéé.ɾo E][ɾuhɑ́.ˈkée.ɾo J </text:p>
          </table:table-cell>
          <table:table-cell office:value-type="string">
            <text:p>cl. </text:p>
          </table:table-cell>
          <table:table-cell office:value-type="string">
            <text:p>parte de </text:p>
          </table:table-cell>
          <table:table-cell table:number-columns-repeated="2"/>
          <table:table-cell office:value-type="string">
            <text:p>ntg BARS,91 -kero ‘part taken from the whole’ <text:s/>4.1 Salient features of classifiers. Disassociated parts. p.54 no.146; </text:p>
          </table:table-cell>
          <table:table-cell table:number-columns-repeated="201"/>
        </table:table-row>
        <table:table-row table:style-name="ro2">
          <table:table-cell office:value-type="string">
            <text:p>rujara </text:p>
          </table:table-cell>
          <table:table-cell office:value-type="string">
            <text:p>ˈɾúhɑ.ɾɑ́ɑ E][ɾuˈhɑ́ɑ́.ɾɑ́ɑ J </text:p>
          </table:table-cell>
          <table:table-cell office:value-type="string">
            <text:p>cl. </text:p>
          </table:table-cell>
          <table:table-cell office:value-type="string">
            <text:p>área ancha, amplia del río (como un charcón del río) </text:p>
          </table:table-cell>
          <table:table-cell table:number-columns-repeated="2"/>
          <table:table-cell office:value-type="string">
            <text:p>ntg BARS,91 -ra ‘lake, lagoon, area of water just below the rapids’ 4.1. Salient features of classifiers. Geographical. <text:s/>p.53 no.147;</text:p>
          </table:table-cell>
          <table:table-cell table:number-columns-repeated="201"/>
        </table:table-row>
        <table:table-row table:style-name="ro2">
          <table:table-cell office:value-type="string">
            <text:p>rujarã </text:p>
          </table:table-cell>
          <table:table-cell office:value-type="string">
            <text:p>ˈɾúhɑ.ɾɑ̃ E][ɾuˈhɑ́ɑ́.ɾɑ̃́ J </text:p>
          </table:table-cell>
          <table:table-cell office:value-type="string">
            <text:p>an.pl. </text:p>
          </table:table-cell>
          <table:table-cell office:value-type="string">
            <text:p>seres vivos de mamíferos vivíparos (que existen en el útero y se nacen ya desarrollados) </text:p>
          </table:table-cell>
          <table:table-cell table:number-columns-repeated="204"/>
        </table:table-row>
        <table:table-row table:style-name="ro2">
          <table:table-cell office:value-type="string">
            <text:p>rujarãca </text:p>
          </table:table-cell>
          <table:table-cell office:value-type="string">
            <text:p>ɾuˈhɑ́.ɾɑ̃́kɑ̃ </text:p>
          </table:table-cell>
          <table:table-cell office:value-type="string">
            <text:p>cl. </text:p>
          </table:table-cell>
          <table:table-cell office:value-type="string">
            <text:p>cosa en forma de caja (caja de cartón, baúl, maleta, etc.)</text:p>
          </table:table-cell>
          <table:table-cell/>
          <table:table-cell office:value-type="string">
            <text:p>va rujajata , uv J , vn E </text:p>
          </table:table-cell>
          <table:table-cell table:number-columns-repeated="202"/>
        </table:table-row>
        <table:table-row table:style-name="ro2">
          <table:table-cell office:value-type="string">
            <text:p>rujaraje </text:p>
          </table:table-cell>
          <table:table-cell office:value-type="string">
            <text:p>ˈɾúhɑ.ɾɑhé E][ɾuˈhɑ́.ɾɑ́he J </text:p>
          </table:table-cell>
          <table:table-cell office:value-type="string">
            <text:p>cl. </text:p>
          </table:table-cell>
          <table:table-cell office:value-type="string">
            <text:p>envase cilíndrico para guardar algo, tejido de caña o hecho otra sustancia (barril, canasta, caneca, lata, tambor, tarro) </text:p>
          </table:table-cell>
          <table:table-cell table:number-columns-repeated="2"/>
          <table:table-cell office:value-type="string">
            <text:p>ntg BARS,91 -rahe cylinder ‘hollow cylinder’ 4.1. Classifiers added to noun heads of <text:s/>noun phrases, p.51;</text:p>
          </table:table-cell>
          <table:table-cell table:number-columns-repeated="201"/>
        </table:table-row>
        <table:table-row table:style-name="ro2">
          <table:table-cell office:value-type="string">
            <text:p>rujarapea </text:p>
          </table:table-cell>
          <table:table-cell office:value-type="string">
            <text:p>ˈɾúhɑ.ɾɑpé.ɑ E][ɾuˈhɑ́.ɾɑ́pe.ɑ J </text:p>
          </table:table-cell>
          <table:table-cell office:value-type="string">
            <text:p>cl. </text:p>
          </table:table-cell>
          <table:table-cell office:value-type="string">
            <text:p>cola corta (como la cola de danta, tortuga, paca, guara) </text:p>
          </table:table-cell>
          <table:table-cell table:number-columns-repeated="204"/>
        </table:table-row>
        <table:table-row table:style-name="ro2">
          <table:table-cell office:value-type="string">
            <text:p>rujare </text:p>
          </table:table-cell>
          <table:table-cell office:value-type="string">
            <text:p>ˈɾúhɑɑ.ɾe E][ɾuˈhɑ́ɑ́.ɾé J </text:p>
          </table:table-cell>
          <table:table-cell office:value-type="string">
            <text:p>v.i. </text:p>
          </table:table-cell>
          <table:table-cell office:value-type="string">
            <text:p>hundirse </text:p>
          </table:table-cell>
          <table:table-cell table:number-columns-repeated="2"/>
          <table:table-cell office:value-type="string">
            <text:p>ntg BARS,91 ruha ‘to sink’ 2.4. Verbs with only a subject argument. <text:s/>Verbs involving patient subjects. p.24; wj,9/90 causative is ‘rure’; </text:p>
          </table:table-cell>
          <table:table-cell table:number-columns-repeated="201"/>
        </table:table-row>
        <table:table-row table:style-name="ro2">
          <table:table-cell office:value-type="string">
            <text:p>rujarĩmarone </text:p>
          </table:table-cell>
          <table:table-cell office:value-type="string">
            <text:p>ˈɾúhɑ.ɾĩmɑ̃́ɾõ.nẽ E][ɾuˈhɑ́.ɾĩ́mɑ̃ɾõ.nẽ J </text:p>
          </table:table-cell>
          <table:table-cell office:value-type="string">
            <text:p>cl. </text:p>
          </table:table-cell>
          <table:table-cell office:value-type="string">
            <text:p>inmediatamente </text:p>
          </table:table-cell>
          <table:table-cell table:number-columns-repeated="204"/>
        </table:table-row>
        <table:table-row table:style-name="ro2">
          <table:table-cell office:value-type="string">
            <text:p>rujaro </text:p>
          </table:table-cell>
          <table:table-cell office:value-type="string">
            <text:p>ˈɾúhɑ.ɾó E][ɾuˈhɑ́.ɾóo J </text:p>
          </table:table-cell>
          <table:table-cell office:value-type="string">
            <text:p>cl. </text:p>
          </table:table-cell>
          <table:table-cell office:value-type="string">
            <text:p>cosa (clasificador general) </text:p>
          </table:table-cell>
          <table:table-cell table:number-columns-repeated="2"/>
          <table:table-cell office:value-type="string">
            <text:p>ntg p.141, 11.4. Nominalizations not bound by time. (used for quantities places, times and manner) The nominalizations which refer to general or nonspecific items and beings are the same as those listed in (122) in chapter 3. They occur immediately following the verb and indicate animacy and number. The animate nominalizers distinguish masculine, feminine and plural-see (349). The inanimate nominalizers -ro/-do/-to are used for quantities, places, times and manner-see (440)-(442); -ro may also be used immediately following a verb root to refer to a single but general object-see (443); <text:s/>p.142 and it may be used for referring to either the subject or nonsubject. For example, with the nominalization gũba-ro (wrap^around^onself-NOM) 'something to wrap around onself' -ro refers to the nonsubject item that might be used to do the wrapping (not the wrapper). However with the time word yoa-ro (long-NOM) -ro refers to the subject ‘time’;</text:p>
          </table:table-cell>
          <table:table-cell table:number-columns-repeated="201"/>
        </table:table-row>
        <table:table-row table:style-name="ro2">
          <table:table-cell office:value-type="string">
            <text:p>rujarodo </text:p>
          </table:table-cell>
          <table:table-cell office:value-type="string">
            <text:p>ˈɾúhɑ.ɾodó E][ɾuˈhɑ́.ɾódo J </text:p>
          </table:table-cell>
          <table:table-cell office:value-type="string">
            <text:p>cl. </text:p>
          </table:table-cell>
          <table:table-cell office:value-type="string">
            <text:p>estación </text:p>
          </table:table-cell>
          <table:table-cell table:number-columns-repeated="2"/>
          <table:table-cell office:value-type="string">
            <text:p>ntg BARS,91 //rodo// ‘period of time’ 2 4. Salient features of classifiers. Abstract, p54, no149;</text:p>
          </table:table-cell>
          <table:table-cell table:number-columns-repeated="201"/>
        </table:table-row>
        <table:table-row table:style-name="ro2">
          <table:table-cell office:value-type="string">
            <text:p>rujaroori </text:p>
          </table:table-cell>
          <table:table-cell office:value-type="string">
            <text:p>ˈɾúhɑ.ɾóó.ɾi E][ɾuˈhɑ́.ɾóo.ɾi J </text:p>
          </table:table-cell>
          <table:table-cell office:value-type="string">
            <text:p>cl.pl. </text:p>
          </table:table-cell>
          <table:table-cell office:value-type="string">
            <text:p>forma de vainas </text:p>
          </table:table-cell>
          <table:table-cell table:number-columns-repeated="204"/>
        </table:table-row>
        <table:table-row table:style-name="ro2">
          <table:table-cell office:value-type="string">
            <text:p>rujaroto </text:p>
          </table:table-cell>
          <table:table-cell office:value-type="string">
            <text:p>ɾúhɑ.ɾoˈtó E][ɾuˈhɑ́.ɾóto J </text:p>
          </table:table-cell>
          <table:table-cell office:value-type="string">
            <text:p>cl. </text:p>
          </table:table-cell>
          <table:table-cell office:value-type="string">
            <text:p>bulto atado (leña, machetes, etc.)</text:p>
          </table:table-cell>
          <table:table-cell table:number-columns-repeated="204"/>
        </table:table-row>
        <table:table-row table:style-name="ro2">
          <table:table-cell office:value-type="string">
            <text:p>rujarʉ </text:p>
          </table:table-cell>
          <table:table-cell office:value-type="string">
            <text:p>ˈɾúhɑ.ɾɨ́ɨ E][ɾuˈhɑ́.ɾɨ J </text:p>
          </table:table-cell>
          <table:table-cell office:value-type="string">
            <text:p>cl. </text:p>
          </table:table-cell>
          <table:table-cell office:value-type="string">
            <text:p>olla o forma de olla </text:p>
          </table:table-cell>
          <table:table-cell table:number-columns-repeated="2"/>
          <table:table-cell office:value-type="string">
            <text:p>ntg BARS,91 //-rʉ/-tʉ// ‘pot-like’ 4.1. Salient features of classifiers. (1. concave bowl, pot shapes) p50; </text:p>
          </table:table-cell>
          <table:table-cell table:number-columns-repeated="201"/>
        </table:table-row>
        <table:table-row table:style-name="ro2">
          <table:table-cell office:value-type="string">
            <text:p>rujarʉcʉ </text:p>
          </table:table-cell>
          <table:table-cell office:value-type="string">
            <text:p>ˈɾúhɑ.ɾɨkɨ́ E][ɾuˈhɑ́.ɾɨ́kɨ J </text:p>
          </table:table-cell>
          <table:table-cell office:value-type="string">
            <text:p>cl. </text:p>
          </table:table-cell>
          <table:table-cell office:value-type="string">
            <text:p>mata </text:p>
          </table:table-cell>
          <table:table-cell table:number-columns-repeated="2"/>
          <table:table-cell office:value-type="string">
            <text:p>ntg BARS,91 -rʉkʉ ‘stalk’ 2 4. Salient features of classifiers. Botanical p.54;</text:p>
          </table:table-cell>
          <table:table-cell table:number-columns-repeated="201"/>
        </table:table-row>
        <table:table-row table:style-name="ro2">
          <table:table-cell office:value-type="string">
            <text:p>rujarʉjʉ </text:p>
          </table:table-cell>
          <table:table-cell office:value-type="string">
            <text:p>ˈɾúhɑ.ɾɨhɨ́ E][ɾuˈhɑ́.ɾɨ́hɨ J </text:p>
          </table:table-cell>
          <table:table-cell office:value-type="string">
            <text:p>cl.irreg. </text:p>
          </table:table-cell>
          <table:table-cell office:value-type="string">
            <text:p>rama o forma de rama </text:p>
          </table:table-cell>
          <table:table-cell table:number-columns-repeated="2"/>
          <table:table-cell office:value-type="string">
            <text:p>ntg BARS,91 -rʉhʉ ‘right angle design’ 2 4. Salient features of classifiers. Design classifiers p.52;</text:p>
          </table:table-cell>
          <table:table-cell table:number-columns-repeated="201"/>
        </table:table-row>
        <table:table-row table:style-name="ro2">
          <table:table-cell office:value-type="string">
            <text:p>rujarʉ̃mʉ </text:p>
          </table:table-cell>
          <table:table-cell office:value-type="string">
            <text:p>ˈɾúhɑ.ɾɨ̃mɨ̃́ E][ɾuˈhɑ́.ɾɨ̃́mɨ̃ J </text:p>
          </table:table-cell>
          <table:table-cell office:value-type="string">
            <text:p>cl. </text:p>
          </table:table-cell>
          <table:table-cell office:value-type="string">
            <text:p>día </text:p>
          </table:table-cell>
          <table:table-cell table:number-columns-repeated="2"/>
          <table:table-cell office:value-type="string">
            <text:p>ntg BARS,91 -rʉ̃bʉ ‘day’ 2 4. Salient features of classifiers. Abstract, p.54, no.149; </text:p>
          </table:table-cell>
          <table:table-cell table:number-columns-repeated="201"/>
        </table:table-row>
        <table:table-row table:style-name="ro2">
          <table:table-cell office:value-type="string">
            <text:p>rujasaaro </text:p>
          </table:table-cell>
          <table:table-cell office:value-type="string">
            <text:p>ˈɾúhɑ.sɑ́ɑ́ɾo E][ɾuhɑ́.ˈsɑ́ɑɾo J </text:p>
          </table:table-cell>
          <table:table-cell office:value-type="string">
            <text:p>cl.irreg. </text:p>
          </table:table-cell>
          <table:table-cell office:value-type="string">
            <text:p>forma de bamba de árbol </text:p>
          </table:table-cell>
          <table:table-cell table:number-columns-repeated="204"/>
        </table:table-row>
        <table:table-row table:style-name="ro2">
          <table:table-cell office:value-type="string">
            <text:p>rujasabua </text:p>
          </table:table-cell>
          <table:table-cell office:value-type="string">
            <text:p>ɾúhɑ.sɑˈbúɑ E][ɾuˈhɑ́.sɑ́buɑ J </text:p>
          </table:table-cell>
          <table:table-cell office:value-type="string">
            <text:p>cl.irreg. </text:p>
          </table:table-cell>
          <table:table-cell office:value-type="string">
            <text:p>giba del toro, cebú </text:p>
          </table:table-cell>
          <table:table-cell table:number-columns-repeated="204"/>
        </table:table-row>
        <table:table-row table:style-name="ro2">
          <table:table-cell office:value-type="string">
            <text:p>rujasabʉ </text:p>
          </table:table-cell>
          <table:table-cell office:value-type="string">
            <text:p>ˈɾúhɑ.sɑ́bɨ E][ɾuˈhɑ́.sɑ́bɨ J </text:p>
          </table:table-cell>
          <table:table-cell office:value-type="string">
            <text:p>cl. </text:p>
          </table:table-cell>
          <table:table-cell office:value-type="string">
            <text:p>tejido que comienza angosto y termina ancho (canasta para cargar, carcaj para dardos de cerbatana)</text:p>
          </table:table-cell>
          <table:table-cell table:number-columns-repeated="204"/>
        </table:table-row>
        <table:table-row table:style-name="ro2">
          <table:table-cell office:value-type="string">
            <text:p>rujasaga </text:p>
          </table:table-cell>
          <table:table-cell office:value-type="string">
            <text:p>ˈɾúhɑ.sɑ́gɑ́ E][ɾuˈhɑ́.sɑ́gɑ J </text:p>
          </table:table-cell>
          <table:table-cell office:value-type="string">
            <text:p>cl. </text:p>
          </table:table-cell>
          <table:table-cell office:value-type="string">
            <text:p>ensenada del caño, río</text:p>
          </table:table-cell>
          <table:table-cell table:number-columns-repeated="204"/>
        </table:table-row>
        <table:table-row table:style-name="ro2">
          <table:table-cell office:value-type="string">
            <text:p>rujasagueri_waáre </text:p>
          </table:table-cell>
          <table:table-cell office:value-type="string">
            <text:p>ˈɾúhɑ.sɑgéeɾi.wɑ́ɑ́.ɾe E][ɾuˈhɑ́.sɑ́geeɾi.wɑɑ́.ɾe J </text:p>
          </table:table-cell>
          <table:table-cell office:value-type="string">
            <text:p>v.i. </text:p>
          </table:table-cell>
          <table:table-cell office:value-type="string">
            <text:p>cojear</text:p>
          </table:table-cell>
          <table:table-cell table:number-columns-repeated="204"/>
        </table:table-row>
        <table:table-row table:style-name="ro2">
          <table:table-cell office:value-type="string">
            <text:p>rujasãia </text:p>
          </table:table-cell>
          <table:table-cell office:value-type="string">
            <text:p>ˈɾúhɑ.sɑ̃ĩ́.ɑ̃ E][ɾuˈhɑ́.sɑ̃́ĩ.ɑ̃ J </text:p>
          </table:table-cell>
          <table:table-cell office:value-type="string">
            <text:p>cl. </text:p>
          </table:table-cell>
          <table:table-cell office:value-type="string">
            <text:p>lugar o cosa que se ve ancha y se reduce a un punto (como un pico de pájaro, un terreno entre dos cuerpos de agua o dos caminos) </text:p>
          </table:table-cell>
          <table:table-cell table:number-columns-repeated="2"/>
          <table:table-cell office:value-type="string">
            <text:p>ntg BARS,91 -sãia ‘area inside V-shape or right angle’ 4.1. Salient features of classifiers. Geographical. <text:s/>p.53 no.147; </text:p>
          </table:table-cell>
          <table:table-cell table:number-columns-repeated="201"/>
        </table:table-row>
        <table:table-row table:style-name="ro2">
          <table:table-cell office:value-type="string">
            <text:p>rujasãmiaaca </text:p>
          </table:table-cell>
          <table:table-cell office:value-type="string">
            <text:p>ɾúˈhɑ.sɑ̃mĩ́.ɑ̃́kɑ̃ E][ɾuˈhɑ́.sɑ̃́mĩ.ɑ̃kɑ̃́ J </text:p>
          </table:table-cell>
          <table:table-cell office:value-type="string">
            <text:p>cl. </text:p>
          </table:table-cell>
          <table:table-cell office:value-type="string">
            <text:p>cola delgada (culebra, lagarto, lombriz, armadillo, zarigüeya) </text:p>
          </table:table-cell>
          <table:table-cell table:number-columns-repeated="204"/>
        </table:table-row>
        <table:table-row table:style-name="ro2">
          <table:table-cell office:value-type="string">
            <text:p>rujasãne </text:p>
          </table:table-cell>
          <table:table-cell office:value-type="string">
            <text:p>ˈɾúhɑ.sɑ̃nẽ́ E][ɾuˈhɑ́.sɑ̃́nẽ J </text:p>
          </table:table-cell>
          <table:table-cell office:value-type="string">
            <text:p>cl. </text:p>
          </table:table-cell>
          <table:table-cell office:value-type="string">
            <text:p>forma de paquete de comida envuelta en una hoja </text:p>
          </table:table-cell>
          <table:table-cell table:number-columns-repeated="2"/>
          <table:table-cell office:value-type="string">
            <text:p>ntg BARS,91 -sãde ‘bundle made by wrapping something in a leaf’ 4.1. Salient features of classifiers. Manner formed p.54, no.149;</text:p>
          </table:table-cell>
          <table:table-cell table:number-columns-repeated="201"/>
        </table:table-row>
        <table:table-row table:style-name="ro2">
          <table:table-cell office:value-type="string">
            <text:p>rujasãniro </text:p>
          </table:table-cell>
          <table:table-cell office:value-type="string">
            <text:p>ˈɾúhɑ.sɑ̃nĩ́ɾõ E][ɾuˈhɑ́.sɑ̃́nĩɾõ J </text:p>
          </table:table-cell>
          <table:table-cell office:value-type="string">
            <text:p>cl. </text:p>
          </table:table-cell>
          <table:table-cell office:value-type="string">
            <text:p>forma de cerca, círculo de palos para guardar el almidón de yuca </text:p>
          </table:table-cell>
          <table:table-cell table:number-columns-repeated="2"/>
          <table:table-cell office:value-type="string">
            <text:p>ntg BARS,91 -sãdiro ‘circle with nothing in it’ 4.1. Salient features of classifiers. (4. empty circles, p.51;</text:p>
          </table:table-cell>
          <table:table-cell table:number-columns-repeated="201"/>
        </table:table-row>
        <table:table-row table:style-name="ro2">
          <table:table-cell office:value-type="string">
            <text:p>rujasariiri </text:p>
          </table:table-cell>
          <table:table-cell office:value-type="string">
            <text:p>ˈɾúhɑ.sɑɾíi.ɾi E][ɾuˈhɑ́.sɑ́ɾii.ɾi J </text:p>
          </table:table-cell>
          <table:table-cell office:value-type="string">
            <text:p>cl.pl. </text:p>
          </table:table-cell>
          <table:table-cell office:value-type="string">
            <text:p>forma de orejas puntiagudas (como del perro, murciélago, etc.) </text:p>
          </table:table-cell>
          <table:table-cell table:number-columns-repeated="204"/>
        </table:table-row>
        <table:table-row table:style-name="ro1">
          <table:table-cell office:value-type="string">
            <text:p>rujasawero </text:p>
          </table:table-cell>
          <table:table-cell office:value-type="string">
            <text:p>ɾúhɑ.sɑwéɾo E][ɾuˈhɑ́.sɑ́weɾo J </text:p>
          </table:table-cell>
          <table:table-cell office:value-type="string">
            <text:p>cl. </text:p>
          </table:table-cell>
          <table:table-cell office:value-type="string">
            <text:p>aleta caudal de pez, la cual está de forma cóncava o como tijeras (como el pez sabaleta y ballena, etc.) </text:p>
          </table:table-cell>
          <table:table-cell table:number-columns-repeated="204"/>
        </table:table-row>
        <table:table-row table:style-name="ro2">
          <table:table-cell office:value-type="string">
            <text:p>rujasawia </text:p>
          </table:table-cell>
          <table:table-cell office:value-type="string">
            <text:p>ˈɾúhɑ.sɑwí.ɑ E][ɾuˈhɑ́.sɑ́wi.ɑ J </text:p>
          </table:table-cell>
          <table:table-cell office:value-type="string">
            <text:p>cl.irreg. </text:p>
          </table:table-cell>
          <table:table-cell office:value-type="string">
            <text:p>cosa puntiaguda (cuerno, palo) </text:p>
          </table:table-cell>
          <table:table-cell table:number-columns-repeated="2"/>
          <table:table-cell office:value-type="string">
            <text:p>ntg BARS,91 -sawia ‘protrusion (larger than -rapea and -bũra)’ 4.1. Salient features of classifiers. (2. protrusion/mound/hump) p.50; </text:p>
          </table:table-cell>
          <table:table-cell table:number-columns-repeated="201"/>
        </table:table-row>
        <table:table-row table:style-name="ro2">
          <table:table-cell office:value-type="string">
            <text:p>rujase </text:p>
          </table:table-cell>
          <table:table-cell office:value-type="string">
            <text:p>ˈɾúhɑ.sé E][ɾuˈhɑ́ɑ́.se J </text:p>
          </table:table-cell>
          <table:table-cell office:value-type="string">
            <text:p>cl. </text:p>
          </table:table-cell>
          <table:table-cell office:value-type="string">
            <text:p>cosa (clasificador general) </text:p>
          </table:table-cell>
          <table:table-cell table:number-columns-repeated="2"/>
          <table:table-cell office:value-type="string">
            <text:p>ntg BARS,91 -se ‘thing’ 4.1. Salient features of classifiers. General. p.54 no.151; ntg BARS,91 p.141, 11.4. Nominalizations not <text:s/>bound by time. . . . In addition, the inanimate nominalizers -se and -re <text:s/>are used: -se occurs when the nominalization is the subject of the verb-see (444)-(446); -re with a nominalization which is anything other than the subject of the verb-see (447)-(448); they are also used to refer to nonindividuated items or abstractions which refer to the action or state itself rather than the subject of the action, see (449)-(451).</text:p>
          </table:table-cell>
          <table:table-cell table:number-columns-repeated="201"/>
        </table:table-row>
        <table:table-row table:style-name="ro2">
          <table:table-cell office:value-type="string">
            <text:p>rujaseero </text:p>
          </table:table-cell>
          <table:table-cell office:value-type="string">
            <text:p>ˈɾúhɑ.seéɾo E][ɾuˈhɑ́.séeɾo J </text:p>
          </table:table-cell>
          <table:table-cell office:value-type="string">
            <text:p>cl. </text:p>
          </table:table-cell>
          <table:table-cell office:value-type="string">
            <text:p>forma de parte que falta </text:p>
          </table:table-cell>
          <table:table-cell table:number-columns-repeated="2"/>
          <table:table-cell office:value-type="string">
            <text:p>ntg BARS,91 -sero ‘missing piece’ 4.1. Salient features of classifiers. Dissasociated parts. p.54;</text:p>
          </table:table-cell>
          <table:table-cell table:number-columns-repeated="201"/>
        </table:table-row>
        <table:table-row table:style-name="ro2">
          <table:table-cell office:value-type="string">
            <text:p>rujasẽnero </text:p>
          </table:table-cell>
          <table:table-cell office:value-type="string">
            <text:p>ˈɾúhɑ.sẽnẽ́ɾõ E][ɾuˈhɑ́.sẽ́nẽɾõ J </text:p>
          </table:table-cell>
          <table:table-cell office:value-type="string">
            <text:p>cl. </text:p>
          </table:table-cell>
          <table:table-cell office:value-type="string">
            <text:p>forma ramificada </text:p>
          </table:table-cell>
          <table:table-cell table:number-columns-repeated="204"/>
        </table:table-row>
        <table:table-row table:style-name="ro2">
          <table:table-cell office:value-type="string">
            <text:p>rujasĩmoa </text:p>
          </table:table-cell>
          <table:table-cell office:value-type="string">
            <text:p>ˈɾúhɑ.sĩmṍɑ̃ E][ɾuˈhɑ́.sĩ́mõɑ̃ J </text:p>
          </table:table-cell>
          <table:table-cell office:value-type="string">
            <text:p>cl. </text:p>
          </table:table-cell>
          <table:table-cell office:value-type="string">
            <text:p>forma de esfera u ovoide (como la pepa del fruto ucuquí) </text:p>
          </table:table-cell>
          <table:table-cell table:number-columns-repeated="2"/>
          <table:table-cell office:value-type="string">
            <text:p>ntg BARS,91 -sĩboa ‘oblong, spherical’ 4.1. Salient features of classifiers. (4. empty circles, p.51;</text:p>
          </table:table-cell>
          <table:table-cell table:number-columns-repeated="201"/>
        </table:table-row>
        <table:table-row table:style-name="ro2">
          <table:table-cell office:value-type="string">
            <text:p>rujasioro </text:p>
          </table:table-cell>
          <table:table-cell office:value-type="string">
            <text:p>ˈɾúhɑ.síóɾo E][ɾuhɑ́.ˈsíoɾo J </text:p>
          </table:table-cell>
          <table:table-cell office:value-type="string">
            <text:p>cl. </text:p>
          </table:table-cell>
          <table:table-cell office:value-type="string">
            <text:p>forma de masa de espuma u otras cosas amontonadas flotando en los ríos </text:p>
          </table:table-cell>
          <table:table-cell table:number-columns-repeated="2"/>
          <table:table-cell office:value-type="string">
            <text:p>ntg BARS,91 -siorohʉ ‘swarm of insects, flock of birds’ 4.1. Salient features of classifiers. Masses. p.53 no.143;</text:p>
          </table:table-cell>
          <table:table-cell table:number-columns-repeated="201"/>
        </table:table-row>
        <table:table-row table:style-name="ro2">
          <table:table-cell office:value-type="string">
            <text:p>rujasĩoro </text:p>
          </table:table-cell>
          <table:table-cell office:value-type="string">
            <text:p>ˈɾúhɑ.sĩ́ṍ.ɾõ E][ɾuˈhɑ́.sĩ́õ.ɾõ J </text:p>
          </table:table-cell>
          <table:table-cell office:value-type="string">
            <text:p>cl. </text:p>
          </table:table-cell>
          <table:table-cell office:value-type="string">
            <text:p>cosa larga que se inclina perpendicularmente (árbol, las paredes en mal estado de una casa, precipicio) </text:p>
          </table:table-cell>
          <table:table-cell table:number-columns-repeated="2"/>
          <table:table-cell office:value-type="string">
            <text:p>ntg BARS,91 -sĩoro ‘leaning tree, wall’ 4.1. Salient features of classifiers. (11. thin, long shapes) p.52; </text:p>
          </table:table-cell>
          <table:table-cell table:number-columns-repeated="201"/>
        </table:table-row>
        <table:table-row table:style-name="ro2">
          <table:table-cell office:value-type="string">
            <text:p>rujasiriiri </text:p>
          </table:table-cell>
          <table:table-cell office:value-type="string">
            <text:p>ˈɾúhɑ.siɾíi.ɾi E][ɾuˈhɑ́.síɾii.ɾi J </text:p>
          </table:table-cell>
          <table:table-cell office:value-type="string">
            <text:p>cl.pl. </text:p>
          </table:table-cell>
          <table:table-cell office:value-type="string">
            <text:p>forma arrugada (pico de ave, pato, pavo) </text:p>
          </table:table-cell>
          <table:table-cell table:number-columns-repeated="2"/>
          <table:table-cell office:value-type="string">
            <text:p>ntg BARS,91 -siri ‘knotted tree’ 2 4. Salient features of classifiers. Design classifiers p.52; </text:p>
          </table:table-cell>
          <table:table-cell table:number-columns-repeated="201"/>
        </table:table-row>
        <table:table-row table:style-name="ro2">
          <table:table-cell office:value-type="string">
            <text:p>rujasõa </text:p>
          </table:table-cell>
          <table:table-cell office:value-type="string">
            <text:p>ɾúhɑ.ˈsṍɑ̃́ E][ɾuˈhɑ́.sṍɑ̃ J </text:p>
          </table:table-cell>
          <table:table-cell office:value-type="string">
            <text:p>cl.irreg. </text:p>
          </table:table-cell>
          <table:table-cell office:value-type="string">
            <text:p>forma de alcoba </text:p>
          </table:table-cell>
          <table:table-cell table:number-columns-repeated="2"/>
          <table:table-cell office:value-type="string">
            <text:p>ntg BARS,91 -kuhi ‘square to slightly rectangular solid (can have rounded corners)’ 4.1. Salient features of classifiers. (7. square box shapes) p.52;</text:p>
          </table:table-cell>
          <table:table-cell table:number-columns-repeated="201"/>
        </table:table-row>
        <table:table-row table:style-name="ro2">
          <table:table-cell office:value-type="string">
            <text:p>rujasobe </text:p>
          </table:table-cell>
          <table:table-cell office:value-type="string">
            <text:p>ˈɾúhɑ.sobé E][ɾuˈhɑ́.sóbe J </text:p>
          </table:table-cell>
          <table:table-cell office:value-type="string">
            <text:p>cl. </text:p>
          </table:table-cell>
          <table:table-cell office:value-type="string">
            <text:p>forma de culebra enrollada</text:p>
          </table:table-cell>
          <table:table-cell table:number-columns-repeated="204"/>
        </table:table-row>
        <table:table-row table:style-name="ro1">
          <table:table-cell office:value-type="string">
            <text:p>rujasoje </text:p>
          </table:table-cell>
          <table:table-cell office:value-type="string">
            <text:p>ˈɾúhɑ.sohé E][ɾuˈhɑ́.sóhe J </text:p>
          </table:table-cell>
          <table:table-cell office:value-type="string">
            <text:p>cl.irreg. </text:p>
          </table:table-cell>
          <table:table-cell office:value-type="string">
            <text:p>apertura (como puerta, brecha entre montañas) </text:p>
          </table:table-cell>
          <table:table-cell table:number-columns-repeated="2"/>
          <table:table-cell office:value-type="string">
            <text:p>ntg BARS,91 -sohe ‘opening’ 4.1. Salient features of classifiers. Geographical. <text:s/>p.53 no.147; </text:p>
          </table:table-cell>
          <table:table-cell table:number-columns-repeated="201"/>
        </table:table-row>
        <table:table-row table:style-name="ro1">
          <table:table-cell office:value-type="string">
            <text:p>rujasojeaca </text:p>
          </table:table-cell>
          <table:table-cell office:value-type="string">
            <text:p>ˈɾúhɑ.sohé.ɑ́kɑ́ E][ɾuˈhɑ́.sóhe.ɑ́kɑ́ J </text:p>
          </table:table-cell>
          <table:table-cell office:value-type="string">
            <text:p>inan. </text:p>
          </table:table-cell>
          <table:table-cell office:value-type="string">
            <text:p>ventana </text:p>
          </table:table-cell>
          <table:table-cell table:number-columns-repeated="204"/>
        </table:table-row>
        <table:table-row table:style-name="ro2">
          <table:table-cell office:value-type="string">
            <text:p>rujasõrero </text:p>
          </table:table-cell>
          <table:table-cell office:value-type="string">
            <text:p>ɾúhɑ.sõˈɾẽ́ɾõ E][ɾuˈhɑ́.sṍɾẽɾõ J </text:p>
          </table:table-cell>
          <table:table-cell office:value-type="string">
            <text:p>cl. </text:p>
          </table:table-cell>
          <table:table-cell office:value-type="string">
            <text:p>diseño de anillos de madera </text:p>
          </table:table-cell>
          <table:table-cell table:number-columns-repeated="2"/>
          <table:table-cell office:value-type="string">
            <text:p>ntg BARS,91 -sõrero ‘rings of a tree bark’ 2 4. Salient features of classifiers. Design classifiers p.52;</text:p>
          </table:table-cell>
          <table:table-cell table:number-columns-repeated="201"/>
        </table:table-row>
        <table:table-row table:style-name="ro2">
          <table:table-cell office:value-type="string">
            <text:p>rujasoroa </text:p>
          </table:table-cell>
          <table:table-cell office:value-type="string">
            <text:p>ɾúˈhɑ.soɾó.ɑ E][ɾuˈhɑ́.sóɾo.ɑ J </text:p>
          </table:table-cell>
          <table:table-cell office:value-type="string">
            <text:p>cl. </text:p>
          </table:table-cell>
          <table:table-cell office:value-type="string">
            <text:p>cosa redonda y plana (torta de casabe, luna llena, ojo) </text:p>
          </table:table-cell>
          <table:table-cell table:number-columns-repeated="2"/>
          <table:table-cell office:value-type="string">
            <text:p>ntg BARS,91 -soroa ‘disc, solid-shape’ 4.1. Salient features of classifiers. (1. concave bowl, pot shapes) p.50; </text:p>
          </table:table-cell>
          <table:table-cell table:number-columns-repeated="201"/>
        </table:table-row>
        <table:table-row table:style-name="ro2">
          <table:table-cell office:value-type="string">
            <text:p>rujasoroori </text:p>
          </table:table-cell>
          <table:table-cell office:value-type="string">
            <text:p>ɾúhɑ.soˈɾóo.ɾi E][ɾuˈhɑ́.sóɾoo.ɾi J </text:p>
          </table:table-cell>
          <table:table-cell office:value-type="string">
            <text:p>cl.pl. </text:p>
          </table:table-cell>
          <table:table-cell office:value-type="string">
            <text:p>diseños de cuadros o círculos consecutivos que se juntan en una de las puntas (para adornar canastas, palos de danzar, maracas, tela) </text:p>
          </table:table-cell>
          <table:table-cell table:number-columns-repeated="204"/>
        </table:table-row>
        <table:table-row table:style-name="ro2">
          <table:table-cell office:value-type="string">
            <text:p>rujasõteri </text:p>
          </table:table-cell>
          <table:table-cell office:value-type="string">
            <text:p>ɾúhɑ.sõˈtẽ́ẽɾĩ E][ɾuˈhɑ́.sṍtẽẽɾĩ J </text:p>
          </table:table-cell>
          <table:table-cell office:value-type="string">
            <text:p>cl.pl. </text:p>
          </table:table-cell>
          <table:table-cell office:value-type="string">
            <text:p>marcas festoneadas en forma de ondas </text:p>
          </table:table-cell>
          <table:table-cell table:number-columns-repeated="204"/>
        </table:table-row>
        <table:table-row table:style-name="ro2">
          <table:table-cell office:value-type="string">
            <text:p>rujasotoori </text:p>
          </table:table-cell>
          <table:table-cell office:value-type="string">
            <text:p>ˈɾúhɑ.sotóoɾi E][ɾuˈhɑ́.sótooɾi J </text:p>
          </table:table-cell>
          <table:table-cell office:value-type="string">
            <text:p>cl. </text:p>
          </table:table-cell>
          <table:table-cell office:value-type="string">
            <text:p>diseños de cuadros o círculos consecutivos que se juntan en una de las puntas (para adornar canastas, palos de danzar, maracas, tela) </text:p>
          </table:table-cell>
          <table:table-cell table:number-columns-repeated="204"/>
        </table:table-row>
        <table:table-row table:style-name="ro2">
          <table:table-cell office:value-type="string">
            <text:p>rujasotʉ </text:p>
          </table:table-cell>
          <table:table-cell office:value-type="string">
            <text:p>ˈɾúhɑ.sotɨ́ E][ɾuˈhɑ́.sótɨ J </text:p>
          </table:table-cell>
          <table:table-cell office:value-type="string">
            <text:p>cl.irreg. </text:p>
          </table:table-cell>
          <table:table-cell office:value-type="string">
            <text:p>olla o forma de olla </text:p>
          </table:table-cell>
          <table:table-cell table:number-columns-repeated="2"/>
          <table:table-cell office:value-type="string">
            <text:p>ntg BARS,91 //-sotʉ// ‘pot-like’ 4.1. Salient features of classifiers (1. concave bowl, pot shapes) p50; </text:p>
          </table:table-cell>
          <table:table-cell table:number-columns-repeated="201"/>
        </table:table-row>
        <table:table-row table:style-name="ro2">
          <table:table-cell office:value-type="string">
            <text:p>rujasubia </text:p>
          </table:table-cell>
          <table:table-cell office:value-type="string">
            <text:p>ˈɾúhɑ.subíɑ E][ɾuˈhɑ́.súbiɑ J </text:p>
          </table:table-cell>
          <table:table-cell office:value-type="string">
            <text:p>cl.pl. </text:p>
          </table:table-cell>
          <table:table-cell office:value-type="string">
            <text:p>diseño de cuerdas enredadas (pelo crespo, nailon, hilo) </text:p>
          </table:table-cell>
          <table:table-cell table:number-columns-repeated="2"/>
          <table:table-cell office:value-type="string">
            <text:p>ntg BARS,91 -subia ‘crooked’ 4.1. Salient features of classifiers. (3. crooked shapes) p.51; </text:p>
          </table:table-cell>
          <table:table-cell table:number-columns-repeated="201"/>
        </table:table-row>
        <table:table-row table:style-name="ro2">
          <table:table-cell office:value-type="string">
            <text:p>rujasũjuri </text:p>
          </table:table-cell>
          <table:table-cell office:value-type="string">
            <text:p>ˈɾúhɑ.sũhṹũɾĩ E][ɾuˈhɑ́.sṹhũũɾĩ J </text:p>
          </table:table-cell>
          <table:table-cell office:value-type="string">
            <text:p>cl.pl. </text:p>
          </table:table-cell>
          <table:table-cell office:value-type="string">
            <text:p>aserrín </text:p>
          </table:table-cell>
          <table:table-cell table:number-columns-repeated="204"/>
        </table:table-row>
        <table:table-row table:style-name="ro2">
          <table:table-cell office:value-type="string">
            <text:p>rujasuri </text:p>
          </table:table-cell>
          <table:table-cell office:value-type="string">
            <text:p>ˈɾúhɑ.suɾí E][ɾuˈhɑ́.súɾi J </text:p>
          </table:table-cell>
          <table:table-cell office:value-type="string">
            <text:p>cl.f.n.esp. </text:p>
          </table:table-cell>
          <table:table-cell office:value-type="string">
            <text:p>pedazos de algo (tela, comida) </text:p>
          </table:table-cell>
          <table:table-cell table:number-columns-repeated="204"/>
        </table:table-row>
        <table:table-row table:style-name="ro2">
          <table:table-cell office:value-type="string">
            <text:p>rujasʉrʉa </text:p>
          </table:table-cell>
          <table:table-cell office:value-type="string">
            <text:p>ɾúhɑ.sɨˈɾɨ́ɑ E][ɾuˈhɑ́.sɨ́ɾɨɑ J </text:p>
          </table:table-cell>
          <table:table-cell office:value-type="string">
            <text:p>cl.irreg. </text:p>
          </table:table-cell>
          <table:table-cell office:value-type="string">
            <text:p>nudo (en madera) </text:p>
          </table:table-cell>
          <table:table-cell table:number-columns-repeated="2"/>
          <table:table-cell office:value-type="string">
            <text:p>ntg BARS,91 -sʉrʉa ‘place in hollow tubed plants where there is a joint’ 2 4. Salient features of classifiers. Design classifiers p.52; </text:p>
          </table:table-cell>
          <table:table-cell table:number-columns-repeated="201"/>
        </table:table-row>
        <table:table-row table:style-name="ro2">
          <table:table-cell office:value-type="string">
            <text:p>rujatajoa </text:p>
          </table:table-cell>
          <table:table-cell office:value-type="string">
            <text:p>ˈɾúhɑ.tɑhó.ɑ E][ɾuˈhɑ́.tɑ́ho.ɑ J </text:p>
          </table:table-cell>
          <table:table-cell office:value-type="string">
            <text:p>cl. </text:p>
          </table:table-cell>
          <table:table-cell office:value-type="string">
            <text:p>forma ancha (pico del pato) </text:p>
          </table:table-cell>
          <table:table-cell table:number-columns-repeated="204"/>
        </table:table-row>
        <table:table-row table:style-name="ro2">
          <table:table-cell office:value-type="string">
            <text:p>rujatãnia </text:p>
          </table:table-cell>
          <table:table-cell office:value-type="string">
            <text:p>ˈɾúhɑ.tɑ̃nĩ́.ɑ̃ E][ɾuˈhɑ́.tɑ̃́nĩ.ɑ̃ J </text:p>
          </table:table-cell>
          <table:table-cell office:value-type="string">
            <text:p>cl. </text:p>
          </table:table-cell>
          <table:table-cell office:value-type="string">
            <text:p>forma de paquete de comida envuelta en hoja </text:p>
          </table:table-cell>
          <table:table-cell table:number-columns-repeated="2"/>
          <table:table-cell office:value-type="string">
            <text:p>ntg BARS,91 -tãdia ‘folded thing’ 4.1. Salient features of classifiers. Manner formed p.54, no.149; </text:p>
          </table:table-cell>
          <table:table-cell table:number-columns-repeated="201"/>
        </table:table-row>
        <table:table-row table:style-name="ro2">
          <table:table-cell office:value-type="string">
            <text:p>rujataporo </text:p>
          </table:table-cell>
          <table:table-cell office:value-type="string">
            <text:p>ˈɾúhɑ.tɑpó.ɾo E][ɾuˈhɑ́.tɑ́po.ɾo J </text:p>
          </table:table-cell>
          <table:table-cell office:value-type="string">
            <text:p>cl. </text:p>
          </table:table-cell>
          <table:table-cell office:value-type="string">
            <text:p>forma ancha (pico del pato) </text:p>
          </table:table-cell>
          <table:table-cell table:number-columns-repeated="2"/>
          <table:table-cell office:value-type="string">
            <text:p>ntg BARS,91 -taporo ‘blunt beak (bird)’ 4.1. Salient features of classifiers. (9. pointed shapes) p.52; </text:p>
          </table:table-cell>
          <table:table-cell table:number-columns-repeated="201"/>
        </table:table-row>
        <table:table-row table:style-name="ro2">
          <table:table-cell office:value-type="string">
            <text:p>rujatãqueeri </text:p>
          </table:table-cell>
          <table:table-cell office:value-type="string">
            <text:p>ˈɾúhɑ.tɑ̃kẽ́ẽ.ɾĩ E][ɾuˈhɑ́.tɑ̃́kẽ.ɾĩ J </text:p>
          </table:table-cell>
          <table:table-cell office:value-type="string">
            <text:p>cl.pl. </text:p>
          </table:table-cell>
          <table:table-cell office:value-type="string">
            <text:p>diseño de puntos o manchas negras alineadas en una línea </text:p>
          </table:table-cell>
          <table:table-cell table:number-columns-repeated="2"/>
          <table:table-cell office:value-type="string">
            <text:p>ntg BARS,91 ruja-tãke-ri (0-dot-p) ‘dot’ 4.1 Salient features of classifiers. Designs p.53; </text:p>
          </table:table-cell>
          <table:table-cell table:number-columns-repeated="201"/>
        </table:table-row>
        <table:table-row table:style-name="ro2">
          <table:table-cell office:value-type="string">
            <text:p>rujatata </text:p>
          </table:table-cell>
          <table:table-cell office:value-type="string">
            <text:p>ˈɾúhɑ.tɑtɑ́ E][ɾuˈhɑ́.tɑ́tɑ J </text:p>
          </table:table-cell>
          <table:table-cell office:value-type="string">
            <text:p>cl.irreg. </text:p>
          </table:table-cell>
          <table:table-cell office:value-type="string">
            <text:p>pantano </text:p>
          </table:table-cell>
          <table:table-cell table:number-columns-repeated="2"/>
          <table:table-cell office:value-type="string">
            <text:p>ntg BARS,91 -tata ‘swamp’ 4.1 Salient features of classifiers. Geographical. p.53 no.147;</text:p>
          </table:table-cell>
          <table:table-cell table:number-columns-repeated="201"/>
        </table:table-row>
        <table:table-row table:style-name="ro2">
          <table:table-cell office:value-type="string">
            <text:p>rujatẽero </text:p>
          </table:table-cell>
          <table:table-cell office:value-type="string">
            <text:p>ˈɾúhɑ.tẽ́ẽ́ɾõ E][ɾuˈhɑ́.tẽ́ẽɾõ J </text:p>
          </table:table-cell>
          <table:table-cell office:value-type="string">
            <text:p>cl. </text:p>
          </table:table-cell>
          <table:table-cell office:value-type="string">
            <text:p>diseño de la cruz </text:p>
          </table:table-cell>
          <table:table-cell table:number-columns-repeated="2"/>
          <table:table-cell office:value-type="string">
            <text:p>ntg BARS,91 -tẽro ‘letter T design, cross design’ 2 4. Salient features of classifiers. Design classifiers p.52;</text:p>
          </table:table-cell>
          <table:table-cell table:number-columns-repeated="201"/>
        </table:table-row>
        <table:table-row table:style-name="ro2">
          <table:table-cell office:value-type="string">
            <text:p>rujatẽreeri </text:p>
          </table:table-cell>
          <table:table-cell office:value-type="string">
            <text:p>ˈɾúhɑ.tẽɾẽ́ẽ́ɾĩ E][ɾuˈhɑ́.tẽ́ɾẽẽɾĩ J </text:p>
          </table:table-cell>
          <table:table-cell office:value-type="string">
            <text:p>cl.pl. </text:p>
          </table:table-cell>
          <table:table-cell office:value-type="string">
            <text:p>tres en línea (diseño de líneas verticales y horizontales que se intersecan) </text:p>
          </table:table-cell>
          <table:table-cell table:number-columns-repeated="2"/>
          <table:table-cell office:value-type="string">
            <text:p>ntg BARS,91 -tedẽri ‘intersecting lines design’ 2 4. Salient features of classifiers. Design classifiers p.52;</text:p>
          </table:table-cell>
          <table:table-cell table:number-columns-repeated="201"/>
        </table:table-row>
        <table:table-row table:style-name="ro2">
          <table:table-cell office:value-type="string">
            <text:p>rujatigoa </text:p>
          </table:table-cell>
          <table:table-cell office:value-type="string">
            <text:p>ˈɾúhɑ.tigóɑ E][ɾuˈhɑ́.tígoɑ J </text:p>
          </table:table-cell>
          <table:table-cell office:value-type="string">
            <text:p>cl. </text:p>
          </table:table-cell>
          <table:table-cell office:value-type="string">
            <text:p>forma de cosa esférica (como la papa)</text:p>
          </table:table-cell>
          <table:table-cell table:number-columns-repeated="204"/>
        </table:table-row>
        <table:table-row table:style-name="ro2">
          <table:table-cell office:value-type="string">
            <text:p>rujatii </text:p>
          </table:table-cell>
          <table:table-cell office:value-type="string">
            <text:p>ˈɾúhɑ.tíi E][ɾuˈhɑ́.tíi J </text:p>
          </table:table-cell>
          <table:table-cell office:value-type="string">
            <text:p>cl. </text:p>
          </table:table-cell>
          <table:table-cell office:value-type="string">
            <text:p>tejido de hojas </text:p>
          </table:table-cell>
          <table:table-cell table:number-columns-repeated="204"/>
        </table:table-row>
        <table:table-row table:style-name="ro2">
          <table:table-cell office:value-type="string">
            <text:p>rujatobe </text:p>
          </table:table-cell>
          <table:table-cell office:value-type="string">
            <text:p>ɾúˈhɑ.tobé E][ɾuhɑ́.ˈtóbe J </text:p>
          </table:table-cell>
          <table:table-cell office:value-type="string">
            <text:p>cl. </text:p>
          </table:table-cell>
          <table:table-cell office:value-type="string">
            <text:p>forma de un nido (canasta, olla) </text:p>
          </table:table-cell>
          <table:table-cell/>
          <table:table-cell office:value-type="string">
            <text:p>va rujajedo , uv E, J , vn J </text:p>
          </table:table-cell>
          <table:table-cell office:value-type="string">
            <text:p>ntg BARS,91 -tobe ‘nest-like’ 4.1. Salient features of classifiers. (1. concave bowl, pot shapes) p.50;</text:p>
          </table:table-cell>
          <table:table-cell table:number-columns-repeated="201"/>
        </table:table-row>
        <table:table-row table:style-name="ro2">
          <table:table-cell office:value-type="string">
            <text:p>rujatõo </text:p>
          </table:table-cell>
          <table:table-cell office:value-type="string">
            <text:p>ˈɾúhɑ.tṍṍ E][ɾuˈhɑ́.tṍõ J </text:p>
          </table:table-cell>
          <table:table-cell office:value-type="string">
            <text:p>cl. </text:p>
          </table:table-cell>
          <table:table-cell office:value-type="string">
            <text:p>racimo </text:p>
          </table:table-cell>
          <table:table-cell table:number-columns-repeated="2"/>
          <table:table-cell office:value-type="string">
            <text:p>ntg BARS,91 -tõ ‘bunch of things in a round shape’ 4.1. Salient features of classifiers. Masses. p.53 no.143;</text:p>
          </table:table-cell>
          <table:table-cell table:number-columns-repeated="201"/>
        </table:table-row>
        <table:table-row table:style-name="ro2">
          <table:table-cell office:value-type="string">
            <text:p>rujatorea </text:p>
          </table:table-cell>
          <table:table-cell office:value-type="string">
            <text:p>ɾúˈhɑ.toɾé.ɑ E][ɾuˈhɑ́.tóɾe.ɑ J </text:p>
          </table:table-cell>
          <table:table-cell office:value-type="string">
            <text:p>cl.irreg. </text:p>
          </table:table-cell>
          <table:table-cell office:value-type="string">
            <text:p>huequito (hecho por una perforadora, en una aguja) </text:p>
          </table:table-cell>
          <table:table-cell table:number-columns-repeated="2"/>
          <table:table-cell office:value-type="string">
            <text:p>ntg BARS,91 -a ‘hollow’ 4.1. Salient features of classifiers. (5. spherical shapes) p.51 no.142; 4.2. Compound classifiers p.56 no.152; ‘classifier for hollow objects/objects having a hole’ 2.20. Classifiers p.36; 4.4. Ruha p.58; </text:p>
          </table:table-cell>
          <table:table-cell table:number-columns-repeated="201"/>
        </table:table-row>
        <table:table-row table:style-name="ro2">
          <table:table-cell office:value-type="string">
            <text:p>rujatoti </text:p>
          </table:table-cell>
          <table:table-cell office:value-type="string">
            <text:p>ɾúˈhɑ.totí E][ɾuˈhɑ́.tóti J </text:p>
          </table:table-cell>
          <table:table-cell office:value-type="string">
            <text:p>cl.irreg. </text:p>
          </table:table-cell>
          <table:table-cell office:value-type="string">
            <text:p>hueco (en tronco o palo) </text:p>
          </table:table-cell>
          <table:table-cell table:number-columns-repeated="2"/>
          <table:table-cell office:value-type="string">
            <text:p>ntg BARS,91 -toti ‘hollow cylinider’ 4.1. Salient features of classifiers. (6. cylinders, hollow and nonhollow, p.51; </text:p>
          </table:table-cell>
          <table:table-cell table:number-columns-repeated="201"/>
        </table:table-row>
        <table:table-row table:style-name="ro2">
          <table:table-cell office:value-type="string">
            <text:p>rujatubua </text:p>
          </table:table-cell>
          <table:table-cell office:value-type="string">
            <text:p>ˈɾúhɑ.tubúɑ E][ɾuˈhɑ́.túbuɑ J </text:p>
          </table:table-cell>
          <table:table-cell office:value-type="string">
            <text:p>cl. </text:p>
          </table:table-cell>
          <table:table-cell office:value-type="string">
            <text:p>montón de algo (tierra, piedras en una cachivera) </text:p>
          </table:table-cell>
          <table:table-cell table:number-columns-repeated="204"/>
        </table:table-row>
        <table:table-row table:style-name="ro2">
          <table:table-cell office:value-type="string">
            <text:p>rujatũcuro </text:p>
          </table:table-cell>
          <table:table-cell office:value-type="string">
            <text:p>ˈɾúhɑ.tũkṹ.ɾõ E][ɾuˈhɑ́.tṹkũ.ɾõ J </text:p>
          </table:table-cell>
          <table:table-cell office:value-type="string">
            <text:p>cl.irreg. </text:p>
          </table:table-cell>
          <table:table-cell office:value-type="string">
            <text:p>tierra plana (puede ser grande o pequeña) </text:p>
          </table:table-cell>
          <table:table-cell table:number-columns-repeated="2"/>
          <table:table-cell office:value-type="string">
            <text:p>ntg BARS,91 -tukũro ‘area of land’ 4.1. Salient features of classifiers. Geographical. <text:s/>p.53 no.147;</text:p>
          </table:table-cell>
          <table:table-cell table:number-columns-repeated="201"/>
        </table:table-row>
        <table:table-row table:style-name="ro2">
          <table:table-cell office:value-type="string">
            <text:p>rujaturia </text:p>
          </table:table-cell>
          <table:table-cell office:value-type="string">
            <text:p>ɾúhɑ.tuˈɾíɑ E][ɾuˈhɑ́.túɾiɑ J </text:p>
          </table:table-cell>
          <table:table-cell office:value-type="string">
            <text:p>cl.comp. </text:p>
          </table:table-cell>
          <table:table-cell office:value-type="string">
            <text:p>cantidad amontonada sobre algo </text:p>
          </table:table-cell>
          <table:table-cell table:number-columns-repeated="2"/>
          <table:table-cell office:value-type="string">
            <text:p>ntg BARS,91 -turia ‘amount piled over the top of something’ 4.1. Salient features of classifiers. Dissasociated parts. p.54; </text:p>
          </table:table-cell>
          <table:table-cell table:number-columns-repeated="201"/>
        </table:table-row>
        <table:table-row table:style-name="ro2">
          <table:table-cell office:value-type="string">
            <text:p>rujatuti </text:p>
          </table:table-cell>
          <table:table-cell office:value-type="string">
            <text:p>ɾúhɑ.tuˈtí E][ɾuˈhɑ́.túti J </text:p>
          </table:table-cell>
          <table:table-cell office:value-type="string">
            <text:p>cl. </text:p>
          </table:table-cell>
          <table:table-cell office:value-type="string">
            <text:p>cosas amontonadas </text:p>
          </table:table-cell>
          <table:table-cell table:number-columns-repeated="204"/>
        </table:table-row>
        <table:table-row table:style-name="ro2">
          <table:table-cell office:value-type="string">
            <text:p>rujatutia </text:p>
          </table:table-cell>
          <table:table-cell office:value-type="string">
            <text:p>ɾúˈhɑ.tutíɑ E][ɾuˈhɑ́.tútiɑ J </text:p>
          </table:table-cell>
          <table:table-cell office:value-type="string">
            <text:p>cl. </text:p>
          </table:table-cell>
          <table:table-cell office:value-type="string">
            <text:p>tizón </text:p>
          </table:table-cell>
          <table:table-cell table:number-columns-repeated="204"/>
        </table:table-row>
        <table:table-row table:style-name="ro2">
          <table:table-cell office:value-type="string">
            <text:p>rujatuyua </text:p>
          </table:table-cell>
          <table:table-cell office:value-type="string">
            <text:p>ɾúhɑ.tuˈdʒúɑ E][ɾuˈhɑ́.tudʒuɑ J </text:p>
          </table:table-cell>
          <table:table-cell office:value-type="string">
            <text:p>cl. </text:p>
          </table:table-cell>
          <table:table-cell office:value-type="string">
            <text:p>montón pequeño </text:p>
          </table:table-cell>
          <table:table-cell table:number-columns-repeated="2"/>
          <table:table-cell office:value-type="string">
            <text:p>ntg BARS,91 -tuyua ‘small mound (i.e., anthill)’ 4.1. Salient features of classifiers. (2. protrusion/mound/hump) p.50; 4.1. Salient features of classifiers. (2. protrusion/mound/hump) p.50;</text:p>
          </table:table-cell>
          <table:table-cell table:number-columns-repeated="201"/>
        </table:table-row>
        <table:table-row table:style-name="ro2">
          <table:table-cell office:value-type="string">
            <text:p>rujatʉbea </text:p>
          </table:table-cell>
          <table:table-cell office:value-type="string">
            <text:p>ɾúhɑ.tɨˈbéɑ E][ɾuˈhɑ́.tɨ́beɑ J </text:p>
          </table:table-cell>
          <table:table-cell office:value-type="string">
            <text:p>cl. </text:p>
          </table:table-cell>
          <table:table-cell office:value-type="string">
            <text:p>canoa desnivelada (que tiene los lados desiguales, que no es balanceada) </text:p>
          </table:table-cell>
          <table:table-cell table:number-columns-repeated="204"/>
        </table:table-row>
        <table:table-row table:style-name="ro2">
          <table:table-cell office:value-type="string">
            <text:p>rujatʉ̃gõro </text:p>
          </table:table-cell>
          <table:table-cell office:value-type="string">
            <text:p>ˈɾúhɑ.tɨ̃ŋṍ.ɾõ E][ɾuˈhɑ́.tɨ̃́ŋõ.ɾõ J </text:p>
          </table:table-cell>
          <table:table-cell office:value-type="string">
            <text:p>cl. </text:p>
          </table:table-cell>
          <table:table-cell office:value-type="string">
            <text:p>cosa dura con lados desiguales (casabe, papel rasgado, madera) </text:p>
          </table:table-cell>
          <table:table-cell table:number-columns-repeated="2"/>
          <table:table-cell office:value-type="string">
            <text:p>ntg BARS,91 -tʉ̃guro ‘part or fraction of a whole’ 4.1. Salient features of classifiers. Dissasociated parts. p.54; </text:p>
          </table:table-cell>
          <table:table-cell table:number-columns-repeated="201"/>
        </table:table-row>
        <table:table-row table:style-name="ro2">
          <table:table-cell office:value-type="string">
            <text:p>rujatʉria </text:p>
          </table:table-cell>
          <table:table-cell office:value-type="string">
            <text:p>ˈɾúhɑ.tɨɾí.ɑ E][ɾuˈhɑ́.tɨ́ɾi.ɑ J </text:p>
          </table:table-cell>
          <table:table-cell office:value-type="string">
            <text:p>cl. </text:p>
          </table:table-cell>
          <table:table-cell office:value-type="string">
            <text:p>escarpa </text:p>
          </table:table-cell>
          <table:table-cell table:number-columns-repeated="2"/>
          <table:table-cell office:value-type="string">
            <text:p>ntg BARS,91 -tʉria ‘riverbank’ 4.1. Salient features of classifiers. Geographical. <text:s/>p.53 no.147; </text:p>
          </table:table-cell>
          <table:table-cell table:number-columns-repeated="201"/>
        </table:table-row>
        <table:table-row table:style-name="ro2">
          <table:table-cell office:value-type="string">
            <text:p>rujaurua </text:p>
          </table:table-cell>
          <table:table-cell office:value-type="string">
            <text:p>ˈɾúhɑ.uɾúɑ E][ɾuˈhɑ́.úɾuɑ J </text:p>
          </table:table-cell>
          <table:table-cell office:value-type="string">
            <text:p>cl. </text:p>
          </table:table-cell>
          <table:table-cell office:value-type="string">
            <text:p>forma de vasija con cuello de menos circunferencia que la parte principal</text:p>
          </table:table-cell>
          <table:table-cell table:number-columns-repeated="204"/>
        </table:table-row>
        <table:table-row table:style-name="ro2">
          <table:table-cell office:value-type="string">
            <text:p>rujaʉtara </text:p>
          </table:table-cell>
          <table:table-cell office:value-type="string">
            <text:p>ˈɾúhɑ.ɨtɑ́.ɾɑ E][ɾuˈhɑ́.ɨ́tɑ.ɾɑ J </text:p>
          </table:table-cell>
          <table:table-cell office:value-type="string">
            <text:p>cl.irreg. </text:p>
          </table:table-cell>
          <table:table-cell office:value-type="string">
            <text:p>área ancha de agua (como lago, charcón debajo de cachivera, charca o pozo para peces, remanso)</text:p>
          </table:table-cell>
          <table:table-cell table:number-columns-repeated="204"/>
        </table:table-row>
        <table:table-row table:style-name="ro2">
          <table:table-cell office:value-type="string">
            <text:p>rujawaaro </text:p>
          </table:table-cell>
          <table:table-cell office:value-type="string">
            <text:p>ˈɾúhɑ.wɑ́ɑ́.ɾo E][ɾuˈhɑ́.wɑ́ɑ.ɾo J </text:p>
          </table:table-cell>
          <table:table-cell office:value-type="string">
            <text:p>cl. </text:p>
          </table:table-cell>
          <table:table-cell office:value-type="string">
            <text:p>tela ligera </text:p>
          </table:table-cell>
          <table:table-cell table:number-columns-repeated="204"/>
        </table:table-row>
        <table:table-row table:style-name="ro2">
          <table:table-cell office:value-type="string">
            <text:p>rujawaca </text:p>
          </table:table-cell>
          <table:table-cell office:value-type="string">
            <text:p>ɾúhɑ.wɑˈkɑ́ E][ɾuˈhɑ́.wɑ́kɑ J </text:p>
          </table:table-cell>
          <table:table-cell office:value-type="string">
            <text:p>cl.irreg. </text:p>
          </table:table-cell>
          <table:table-cell office:value-type="string">
            <text:p>cosa con punta (dardo, lápiz, clavo) </text:p>
          </table:table-cell>
          <table:table-cell table:number-columns-repeated="2"/>
          <table:table-cell office:value-type="string">
            <text:p>ntg BARS,91 -waka ‘dart-shaped’ 4.1. Salient features of classifiers. (9. pointed shapes) p.52;</text:p>
          </table:table-cell>
          <table:table-cell table:number-columns-repeated="201"/>
        </table:table-row>
        <table:table-row table:style-name="ro2">
          <table:table-cell office:value-type="string">
            <text:p>rujawagʉa </text:p>
          </table:table-cell>
          <table:table-cell office:value-type="string">
            <text:p>ˈɾúhɑ.wɑgɨ́ɑ E][ɾuˈhɑ́.wɑ́gɨɑ J </text:p>
          </table:table-cell>
          <table:table-cell office:value-type="string">
            <text:p>cl. </text:p>
          </table:table-cell>
          <table:table-cell office:value-type="string">
            <text:p>parte buchona (como el tronco de la palma barrigona, una mujer embarazada)</text:p>
          </table:table-cell>
          <table:table-cell table:number-columns-repeated="204"/>
        </table:table-row>
        <table:table-row table:style-name="ro2">
          <table:table-cell office:value-type="string">
            <text:p>rujawapea </text:p>
          </table:table-cell>
          <table:table-cell office:value-type="string">
            <text:p>ˈɾúhɑ.wɑpéɑ E][ɾuˈhɑ́.wɑ́peɑ J </text:p>
          </table:table-cell>
          <table:table-cell office:value-type="string">
            <text:p>cl. </text:p>
          </table:table-cell>
          <table:table-cell office:value-type="string">
            <text:p>protuberancia pequeña (picadura de un tábano, zancudo)</text:p>
          </table:table-cell>
          <table:table-cell table:number-columns-repeated="204"/>
        </table:table-row>
        <table:table-row table:style-name="ro2">
          <table:table-cell office:value-type="string">
            <text:p>rujawasoa </text:p>
          </table:table-cell>
          <table:table-cell office:value-type="string">
            <text:p>ˈɾúhɑ.wɑsóɑ E][ɾuˈhɑ́.wɑ́soɑ J </text:p>
          </table:table-cell>
          <table:table-cell office:value-type="string">
            <text:p>cl. </text:p>
          </table:table-cell>
          <table:table-cell office:value-type="string">
            <text:p>balón desinflado</text:p>
          </table:table-cell>
          <table:table-cell table:number-columns-repeated="204"/>
        </table:table-row>
        <table:table-row table:style-name="ro2">
          <table:table-cell office:value-type="string">
            <text:p>rujawii </text:p>
          </table:table-cell>
          <table:table-cell office:value-type="string">
            <text:p>ɾúˈhɑ.wíí E][ɾuˈhɑ́.wi J </text:p>
          </table:table-cell>
          <table:table-cell office:value-type="string">
            <text:p>cl.irreg. </text:p>
          </table:table-cell>
          <table:table-cell office:value-type="string">
            <text:p>forma de casa </text:p>
          </table:table-cell>
          <table:table-cell table:number-columns-repeated="2"/>
          <table:table-cell office:value-type="string">
            <text:p>ntg BARS,91 -wi ‘house-shape’ 4.1. Salient features of classifiers. (13. general) p.52;</text:p>
          </table:table-cell>
          <table:table-cell table:number-columns-repeated="201"/>
        </table:table-row>
        <table:table-row table:style-name="ro2">
          <table:table-cell office:value-type="string">
            <text:p>rujaworʉa </text:p>
          </table:table-cell>
          <table:table-cell office:value-type="string">
            <text:p>ɾúhɑ.woˈɾɨ́.ɑ E][ɾuˈhɑ́.wóɾɨ.ɑ J </text:p>
          </table:table-cell>
          <table:table-cell office:value-type="string">
            <text:p>cl.irreg. </text:p>
          </table:table-cell>
          <table:table-cell office:value-type="string">
            <text:p>lugar donde un ser animado ha permanecido </text:p>
          </table:table-cell>
          <table:table-cell table:number-columns-repeated="204"/>
        </table:table-row>
        <table:table-row table:style-name="ro2">
          <table:table-cell office:value-type="string">
            <text:p>rujaya </text:p>
          </table:table-cell>
          <table:table-cell office:value-type="string">
            <text:p>ˈɾúhɑ.dʒɑ́ɑ E][ɾuˈhɑ́.dʒɑ́ɑ J </text:p>
          </table:table-cell>
          <table:table-cell office:value-type="string">
            <text:p>cl. </text:p>
          </table:table-cell>
          <table:table-cell office:value-type="string">
            <text:p>río </text:p>
          </table:table-cell>
          <table:table-cell table:number-columns-repeated="204"/>
        </table:table-row>
        <table:table-row table:style-name="ro1">
          <table:table-cell office:value-type="string">
            <text:p>rujayasia </text:p>
          </table:table-cell>
          <table:table-cell office:value-type="string">
            <text:p>ˈɾúhɑ.dʒɑsí E][ɾuˈhɑ́.dʒɑ́si J </text:p>
          </table:table-cell>
          <table:table-cell office:value-type="string">
            <text:p>cl. </text:p>
          </table:table-cell>
          <table:table-cell office:value-type="string">
            <text:p>algo que cuelga de la parte trasera (atado de adornos para danzar, pelo largo, etc.) </text:p>
          </table:table-cell>
          <table:table-cell table:number-columns-repeated="2"/>
          <table:table-cell office:value-type="string">
            <text:p>ntg BARS,91 -yasia ‘pile of brush, sticks, roots’ 4.1. Salient features of classifiers. Masses. p.53 no.143; </text:p>
          </table:table-cell>
          <table:table-cell table:number-columns-repeated="201"/>
        </table:table-row>
        <table:table-row table:style-name="ro2">
          <table:table-cell office:value-type="string">
            <text:p>rujayeeri </text:p>
          </table:table-cell>
          <table:table-cell office:value-type="string">
            <text:p>ɾúhɑ.ˈdʒéé.ɾi E][ɾuˈhɑ́.dʒée.ɾi J </text:p>
          </table:table-cell>
          <table:table-cell office:value-type="string">
            <text:p>cl.pl. </text:p>
          </table:table-cell>
          <table:table-cell office:value-type="string">
            <text:p>tendidas </text:p>
          </table:table-cell>
          <table:table-cell table:number-columns-repeated="204"/>
        </table:table-row>
        <table:table-row table:style-name="ro2">
          <table:table-cell office:value-type="string">
            <text:p>rujayoa </text:p>
          </table:table-cell>
          <table:table-cell office:value-type="string">
            <text:p>ˈɾúhɑ.dʒóɑ́ E][ɾuhɑ́.ˈdʒóɑ J </text:p>
          </table:table-cell>
          <table:table-cell office:value-type="string">
            <text:p>cl. </text:p>
          </table:table-cell>
          <table:table-cell office:value-type="string">
            <text:p>grupo de árboles, peces, personas </text:p>
          </table:table-cell>
          <table:table-cell table:number-columns-repeated="2"/>
          <table:table-cell office:value-type="string">
            <text:p>ntg BARS,91 -yoa ‘form of a circle that is filled’ <text:s/>4.1. Salient features of classifiers. (4. empty circles, p.51;</text:p>
          </table:table-cell>
          <table:table-cell table:number-columns-repeated="201"/>
        </table:table-row>
        <table:table-row table:style-name="ro2">
          <table:table-cell office:value-type="string">
            <text:p>rujayorea </text:p>
          </table:table-cell>
          <table:table-cell office:value-type="string">
            <text:p>ɾúˈhɑ.dʒoɾé.ɑ E][ɾuˈhɑ́.dʒóɾe.ɑ J </text:p>
          </table:table-cell>
          <table:table-cell office:value-type="string">
            <text:p>cl. </text:p>
          </table:table-cell>
          <table:table-cell office:value-type="string">
            <text:p>donde (el perezoso) se cuelga de un árbol </text:p>
          </table:table-cell>
          <table:table-cell table:number-columns-repeated="204"/>
        </table:table-row>
        <table:table-row table:style-name="ro2">
          <table:table-cell office:value-type="string">
            <text:p>rujayucʉ́ri </text:p>
          </table:table-cell>
          <table:table-cell/>
          <table:table-cell office:value-type="string">
            <text:p>cl.pl. </text:p>
          </table:table-cell>
          <table:table-cell office:value-type="string">
            <text:p>troncos de árboles</text:p>
          </table:table-cell>
          <table:table-cell table:number-columns-repeated="204"/>
        </table:table-row>
        <table:table-row table:style-name="ro2">
          <table:table-cell office:value-type="string">
            <text:p>rujayʉrʉa </text:p>
          </table:table-cell>
          <table:table-cell office:value-type="string">
            <text:p>ɾúhɑ.dʒɨˈɾɨ́.ɑ E][ɾuˈhɑ́.dʒɨ́ɾɨ.ɑ J </text:p>
          </table:table-cell>
          <table:table-cell office:value-type="string">
            <text:p>cl. </text:p>
          </table:table-cell>
          <table:table-cell office:value-type="string">
            <text:p>cosa rayada (las marcas rayadas del guaracú |bbode dʉrʉamʉ|r) </text:p>
          </table:table-cell>
          <table:table-cell table:number-columns-repeated="204"/>
        </table:table-row>
        <table:table-row table:style-name="ro2">
          <table:table-cell office:value-type="string">
            <text:p>rujayʉrʉʉri </text:p>
          </table:table-cell>
          <table:table-cell office:value-type="string">
            <text:p>ˈɾúhɑ.dʒɨɾɨ́ɨ.ɾí E][ɾuˈhɑ́.dʒɨ́ɾɨɨ.ɾi J </text:p>
          </table:table-cell>
          <table:table-cell office:value-type="string">
            <text:p>cl.pl. </text:p>
          </table:table-cell>
          <table:table-cell office:value-type="string">
            <text:p>cosa rayada (plumas del gavilán) </text:p>
          </table:table-cell>
          <table:table-cell table:number-columns-repeated="2"/>
          <table:table-cell office:value-type="string">
            <text:p>ntg BARS,91 -yʉrʉ ‘rings on a palm trunk, lines on a hawk feather design’ 2 4. Salient features of classifiers. Design classifiers p.52; </text:p>
          </table:table-cell>
          <table:table-cell table:number-columns-repeated="201"/>
        </table:table-row>
        <table:table-row table:style-name="ro2">
          <table:table-cell office:value-type="string">
            <text:p>ruje </text:p>
          </table:table-cell>
          <table:table-cell office:value-type="string">
            <text:p>ˈɾúhee E][ɾuˈhéé J </text:p>
          </table:table-cell>
          <table:table-cell office:value-type="string">
            <text:p>inan. </text:p>
          </table:table-cell>
          <table:table-cell office:value-type="string">
            <text:p>porción </text:p>
          </table:table-cell>
          <table:table-cell table:number-columns-repeated="204"/>
        </table:table-row>
        <table:table-row table:style-name="ro2">
          <table:table-cell office:value-type="string">
            <text:p>rujeare </text:p>
          </table:table-cell>
          <table:table-cell office:value-type="string">
            <text:p>ˈɾúheɑ.ɾe E][ɾúˈhéɑ́.ɾé J </text:p>
          </table:table-cell>
          <table:table-cell office:value-type="string">
            <text:p>v.i. </text:p>
          </table:table-cell>
          <table:table-cell office:value-type="string">
            <text:p>formarse </text:p>
          </table:table-cell>
          <table:table-cell table:number-columns-repeated="2"/>
          <table:table-cell office:value-type="string">
            <text:p>ntg BARS,91 p.23 2.4 Verbs with only subject argument; p. 24, Involuntary process verbs. Such verbs as bʉkʉa ‘to grow/ripen’, sĩdi ‘to dry up’, hudi ‘to sprout’, ruyua ‘to be born/appear’, ruhea ‘to be born’ also have only subject arguments. </text:p>
          </table:table-cell>
          <table:table-cell table:number-columns-repeated="201"/>
        </table:table-row>
        <table:table-row table:style-name="ro2">
          <table:table-cell office:value-type="string">
            <text:p>rujeasãjase </text:p>
          </table:table-cell>
          <table:table-cell office:value-type="string">
            <text:p>ˈɾúheɑ.sɑ̃́hɑ̃.sẽ E][ɾuˈhéɑ́.sɑ̃́hɑ̃.sẽ J </text:p>
          </table:table-cell>
          <table:table-cell office:value-type="string">
            <text:p>v.i. </text:p>
          </table:table-cell>
          <table:table-cell office:value-type="string">
            <text:p>formarse </text:p>
          </table:table-cell>
          <table:table-cell table:number-columns-repeated="204"/>
        </table:table-row>
        <table:table-row table:style-name="ro2">
          <table:table-cell office:value-type="string">
            <text:p>rujease </text:p>
          </table:table-cell>
          <table:table-cell office:value-type="string">
            <text:p>ˈɾúheɑ.se E][ɾuˈhéɑ́.sé Jwj,dcE,trJ,11/04; </text:p>
          </table:table-cell>
          <table:table-cell office:value-type="string">
            <text:p>v.i. </text:p>
          </table:table-cell>
          <table:table-cell office:value-type="string">
            <text:p>formarse </text:p>
          </table:table-cell>
          <table:table-cell table:number-columns-repeated="2"/>
          <table:table-cell office:value-type="string">
            <text:p>ntg BARS,81 p.23 2.4 Verbs with only subject argument; p. 24, Involuntary process verbs. Such verbs as bʉkʉa ‘to grow/ripen’, sĩdi ‘to dry up’, hudi ‘to sprout’, ruyua ‘to be born/appear’, ruhea ‘to be born’ also have only subject arguments. 11.5.3 Phasal verbs p.153 no.446;</text:p>
          </table:table-cell>
          <table:table-cell table:number-columns-repeated="201"/>
        </table:table-row>
        <table:table-row table:style-name="ro2">
          <table:table-cell office:value-type="string">
            <text:p>rujeasʉore </text:p>
          </table:table-cell>
          <table:table-cell office:value-type="string">
            <text:p>ˈɾúheɑ.sɨ́ó.ɾé E][ɾuˈhéɑ́.sɨ́o.ɾe J </text:p>
          </table:table-cell>
          <table:table-cell office:value-type="string">
            <text:p>v.i. </text:p>
          </table:table-cell>
          <table:table-cell office:value-type="string">
            <text:p>empezar a existir</text:p>
          </table:table-cell>
          <table:table-cell table:number-columns-repeated="204"/>
        </table:table-row>
        <table:table-row table:style-name="ro2">
          <table:table-cell office:value-type="string">
            <text:p>rujeore </text:p>
          </table:table-cell>
          <table:table-cell office:value-type="string">
            <text:p>ˈɾúhe.o.ɾe E][ɾuˈhé.ó.ɾé J </text:p>
          </table:table-cell>
          <table:table-cell office:value-type="string">
            <text:p>v.caus. </text:p>
          </table:table-cell>
          <table:table-cell office:value-type="string">
            <text:p>crear </text:p>
          </table:table-cell>
          <table:table-cell table:number-columns-repeated="204"/>
        </table:table-row>
        <table:table-row table:style-name="ro2">
          <table:table-cell office:value-type="string">
            <text:p>rujigãnibiare </text:p>
          </table:table-cell>
          <table:table-cell office:value-type="string">
            <text:p>ɾuˈhí.ŋɑ̃́nĩ.bíɑ.ɾe </text:p>
          </table:table-cell>
          <table:table-cell office:value-type="string">
            <text:p>v.i. </text:p>
          </table:table-cell>
          <table:table-cell office:value-type="string">
            <text:p>sentarse en un círculo </text:p>
          </table:table-cell>
          <table:table-cell/>
          <table:table-cell office:value-type="string">
            <text:p>va juyagãnibiare , uv E , vn J </text:p>
          </table:table-cell>
          <table:table-cell table:number-columns-repeated="202"/>
        </table:table-row>
        <table:table-row table:style-name="ro2">
          <table:table-cell office:value-type="string">
            <text:p>rujiojo </text:p>
          </table:table-cell>
          <table:table-cell office:value-type="string">
            <text:p>ɾuˈhí.oho E][ɾuˈhí.óhó J </text:p>
          </table:table-cell>
          <table:table-cell office:value-type="string">
            <text:p>inan.f.n.esp. </text:p>
          </table:table-cell>
          <table:table-cell office:value-type="string">
            <text:p>plátanos pigmeos, plátanos enanos </text:p>
          </table:table-cell>
          <table:table-cell office:value-type="string">
            <text:p>Musa cavendishii (Lamb) , </text:p>
          </table:table-cell>
          <table:table-cell table:number-columns-repeated="203"/>
        </table:table-row>
        <table:table-row table:style-name="ro2">
          <table:table-cell office:value-type="string">
            <text:p>rujiojoño </text:p>
          </table:table-cell>
          <table:table-cell office:value-type="string">
            <text:p>ɾuˈhí.óhó.ɲõ E][ɾuˈhí.óhó.ɲṍ J </text:p>
          </table:table-cell>
          <table:table-cell office:value-type="string">
            <text:p>inan. </text:p>
          </table:table-cell>
          <table:table-cell office:value-type="string">
            <text:p>mata de plátanos pigmeos, plátanos enanos (bajita y produce racimo grande) </text:p>
          </table:table-cell>
          <table:table-cell office:value-type="string">
            <text:p>Musa cavendishii (Lamb)</text:p>
          </table:table-cell>
          <table:table-cell table:number-columns-repeated="203"/>
        </table:table-row>
        <table:table-row table:style-name="ro2">
          <table:table-cell office:value-type="string">
            <text:p>rujiore </text:p>
          </table:table-cell>
          <table:table-cell office:value-type="string">
            <text:p>ˈɾúhi.o.ɾe E][ɾuˈhí.ó.ɾé J </text:p>
          </table:table-cell>
          <table:table-cell office:value-type="string">
            <text:p>v.caus. </text:p>
          </table:table-cell>
          <table:table-cell office:value-type="string">
            <text:p>bajar</text:p>
          </table:table-cell>
          <table:table-cell table:number-columns-repeated="204"/>
        </table:table-row>
        <table:table-row table:style-name="ro2">
          <table:table-cell office:value-type="string">
            <text:p>rujire </text:p>
          </table:table-cell>
          <table:table-cell office:value-type="string">
            <text:p>ˈɾúhi.ɾe E][ɾuˈhí.ɾé J </text:p>
          </table:table-cell>
          <table:table-cell office:value-type="string">
            <text:p>v.i. </text:p>
          </table:table-cell>
          <table:table-cell office:value-type="string">
            <text:p>bajarse de (árbol, loma escarpada) </text:p>
          </table:table-cell>
          <table:table-cell table:number-columns-repeated="2"/>
          <table:table-cell office:value-type="string">
            <text:p>ntg BARS,91 //ruhi// ‘descend’ no242;</text:p>
          </table:table-cell>
          <table:table-cell table:number-columns-repeated="201"/>
        </table:table-row>
        <table:table-row table:style-name="ro2">
          <table:table-cell office:value-type="string">
            <text:p>rujiriaro </text:p>
          </table:table-cell>
          <table:table-cell office:value-type="string">
            <text:p>ɾuˈhí.ɾi.ɑ.ɾo </text:p>
          </table:table-cell>
          <table:table-cell office:value-type="string">
            <text:p>s.v.inan. </text:p>
          </table:table-cell>
          <table:table-cell office:value-type="string">
            <text:p>banco </text:p>
          </table:table-cell>
          <table:table-cell/>
          <table:table-cell office:value-type="string">
            <text:p>va juyariaro , uv E , vn J </text:p>
          </table:table-cell>
          <table:table-cell table:number-columns-repeated="202"/>
        </table:table-row>
        <table:table-row table:style-name="ro1">
          <table:table-cell office:value-type="string">
            <text:p>rujirʉ̃gʉ̃re </text:p>
          </table:table-cell>
          <table:table-cell office:value-type="string">
            <text:p>ɾúˈhi.ɾɨ̃́ŋɨ̃.ɾẽ E][ɾuˈhí.ɾɨ̃́ŋɨ̃.ɾẽ J </text:p>
          </table:table-cell>
          <table:table-cell office:value-type="string">
            <text:p>v.i. </text:p>
          </table:table-cell>
          <table:table-cell office:value-type="string">
            <text:p>viajar (al oeste desde el centro del mundo; uso: dicho solamente en los mitos)</text:p>
          </table:table-cell>
          <table:table-cell table:number-columns-repeated="204"/>
        </table:table-row>
        <table:table-row table:style-name="ro2">
          <table:table-cell office:value-type="string">
            <text:p>rujise </text:p>
          </table:table-cell>
          <table:table-cell office:value-type="string">
            <text:p>ɾúˈhi.se E][ɾuˈhí.sé J </text:p>
          </table:table-cell>
          <table:table-cell office:value-type="string">
            <text:p>v.i. </text:p>
          </table:table-cell>
          <table:table-cell office:value-type="string">
            <text:p>aterrizar </text:p>
          </table:table-cell>
          <table:table-cell table:number-columns-repeated="2"/>
          <table:table-cell office:value-type="string">
            <text:p>lf caus. </text:p>
          </table:table-cell>
          <table:table-cell table:number-columns-repeated="201"/>
        </table:table-row>
        <table:table-row table:style-name="ro2">
          <table:table-cell office:value-type="string">
            <text:p>rujitʉore </text:p>
          </table:table-cell>
          <table:table-cell office:value-type="string">
            <text:p>ɾuˈhí.tɨ́.o.ɾe </text:p>
          </table:table-cell>
          <table:table-cell office:value-type="string">
            <text:p>v.i. </text:p>
          </table:table-cell>
          <table:table-cell office:value-type="string">
            <text:p>sentarse a conversar al anochecer (hecho por los hombres) </text:p>
          </table:table-cell>
          <table:table-cell/>
          <table:table-cell office:value-type="string">
            <text:p>va juyatʉore , uv E , vn J </text:p>
          </table:table-cell>
          <table:table-cell table:number-columns-repeated="202"/>
        </table:table-row>
        <table:table-row table:style-name="ro2">
          <table:table-cell office:value-type="string">
            <text:p>rujiyʉsʉre </text:p>
          </table:table-cell>
          <table:table-cell office:value-type="string">
            <text:p>ɾuˈhí.dʒɨ́sɨ.ɾe </text:p>
          </table:table-cell>
          <table:table-cell office:value-type="string">
            <text:p>v.i. </text:p>
          </table:table-cell>
          <table:table-cell office:value-type="string">
            <text:p>sentarse afuera de la casa para refrescarse </text:p>
          </table:table-cell>
          <table:table-cell/>
          <table:table-cell office:value-type="string">
            <text:p>va juyayʉsʉre , uv E , vn J </text:p>
          </table:table-cell>
          <table:table-cell table:number-columns-repeated="202"/>
        </table:table-row>
        <table:table-row table:style-name="ro2">
          <table:table-cell office:value-type="string">
            <text:p>rũjuqueare </text:p>
          </table:table-cell>
          <table:table-cell office:value-type="string">
            <text:p>ˈɾṹhũ.kéɑ.ɾe E][ɾũˈhṹ.kéɑ.ɾe J </text:p>
          </table:table-cell>
          <table:table-cell office:value-type="string">
            <text:p>v.i. </text:p>
          </table:table-cell>
          <table:table-cell office:value-type="string">
            <text:p>agacharse </text:p>
          </table:table-cell>
          <table:table-cell table:number-columns-repeated="204"/>
        </table:table-row>
        <table:table-row table:style-name="ro2">
          <table:table-cell office:value-type="string">
            <text:p>rũjure </text:p>
          </table:table-cell>
          <table:table-cell/>
          <table:table-cell office:value-type="string">
            <text:p>v.i.dep. </text:p>
          </table:table-cell>
          <table:table-cell office:value-type="string">
            <text:p>sentarse (uso: después de otros verbos)</text:p>
          </table:table-cell>
          <table:table-cell table:number-columns-repeated="204"/>
        </table:table-row>
        <table:table-row table:style-name="ro2">
          <table:table-cell office:value-type="string">
            <text:p>rujʉ </text:p>
          </table:table-cell>
          <table:table-cell office:value-type="string">
            <text:p>ɾúˈhɨɨ E][ɾuˈhɨ́ɨ́ J </text:p>
          </table:table-cell>
          <table:table-cell office:value-type="string">
            <text:p>inan. </text:p>
          </table:table-cell>
          <table:table-cell office:value-type="string">
            <text:p>cuerpo (seres animados) </text:p>
          </table:table-cell>
          <table:table-cell table:number-columns-repeated="204"/>
        </table:table-row>
        <table:table-row table:style-name="ro2">
          <table:table-cell office:value-type="string">
            <text:p>rujʉri </text:p>
          </table:table-cell>
          <table:table-cell office:value-type="string">
            <text:p>ɾúˈhɨɨ.ɾi E][ɾuˈhɨ́ɨ́.ɾí J </text:p>
          </table:table-cell>
          <table:table-cell office:value-type="string">
            <text:p>inan. </text:p>
          </table:table-cell>
          <table:table-cell office:value-type="string">
            <text:p>cuerpo </text:p>
          </table:table-cell>
          <table:table-cell table:number-columns-repeated="204"/>
        </table:table-row>
        <table:table-row table:style-name="ro2">
          <table:table-cell office:value-type="string">
            <text:p>rutere </text:p>
          </table:table-cell>
          <table:table-cell office:value-type="string">
            <text:p>ˈɾúte.ɾe E][ɾuˈté.ɾé J </text:p>
          </table:table-cell>
          <table:table-cell office:value-type="string">
            <text:p>v.t. </text:p>
          </table:table-cell>
          <table:table-cell office:value-type="string">
            <text:p>cortar (racimo de inayá)</text:p>
          </table:table-cell>
          <table:table-cell table:number-columns-repeated="204"/>
        </table:table-row>
        <table:table-row table:style-name="ro2">
          <table:table-cell office:value-type="string">
            <text:p>rutu </text:p>
          </table:table-cell>
          <table:table-cell office:value-type="string">
            <text:p>ɾuˈtú </text:p>
          </table:table-cell>
          <table:table-cell office:value-type="string">
            <text:p>inan.f.n.esp. </text:p>
          </table:table-cell>
          <table:table-cell office:value-type="string">
            <text:p>tubérculos |brutu|r (especie comestible) </text:p>
          </table:table-cell>
          <table:table-cell table:number-columns-repeated="204"/>
        </table:table-row>
        <table:table-row table:style-name="ro2">
          <table:table-cell office:value-type="string">
            <text:p>rutucaje </text:p>
          </table:table-cell>
          <table:table-cell office:value-type="string">
            <text:p>ɾutú.ˈkɑ́he </text:p>
          </table:table-cell>
          <table:table-cell office:value-type="string">
            <text:p>inan. </text:p>
          </table:table-cell>
          <table:table-cell office:value-type="string">
            <text:p>mata de |brutu|r</text:p>
          </table:table-cell>
          <table:table-cell table:number-columns-repeated="204"/>
        </table:table-row>
        <table:table-row table:style-name="ro1">
          <table:table-cell office:value-type="string">
            <text:p>ruturu</text:p>
          </table:table-cell>
          <table:table-cell table:number-columns-repeated="207"/>
        </table:table-row>
        <table:table-row table:style-name="ro2">
          <table:table-cell office:value-type="string">
            <text:p>ruure </text:p>
          </table:table-cell>
          <table:table-cell office:value-type="string">
            <text:p>ˈɾúú.ɾe E][ˈɾúú.ɾé J </text:p>
          </table:table-cell>
          <table:table-cell office:value-type="string">
            <text:p>v.caus. </text:p>
          </table:table-cell>
          <table:table-cell office:value-type="string">
            <text:p>ahogar </text:p>
          </table:table-cell>
          <table:table-cell table:number-columns-repeated="204"/>
        </table:table-row>
        <table:table-row table:style-name="ro2">
          <table:table-cell office:value-type="string">
            <text:p>rúure </text:p>
          </table:table-cell>
          <table:table-cell office:value-type="string">
            <text:p>ˈɾúu.ɾe E][ɾuˈú.ɾé J </text:p>
          </table:table-cell>
          <table:table-cell office:value-type="string">
            <text:p>v.caus. </text:p>
          </table:table-cell>
          <table:table-cell office:value-type="string">
            <text:p>hacer escapar </text:p>
          </table:table-cell>
          <table:table-cell table:number-columns-repeated="204"/>
        </table:table-row>
        <table:table-row table:style-name="ro2">
          <table:table-cell office:value-type="string">
            <text:p>rũure </text:p>
          </table:table-cell>
          <table:table-cell office:value-type="string">
            <text:p>ˈɾṹũ.ɾẽ E][ˈɾũṹ.ɾẽ́ J </text:p>
          </table:table-cell>
          <table:table-cell office:value-type="string">
            <text:p>v.caus. </text:p>
          </table:table-cell>
          <table:table-cell office:value-type="string">
            <text:p>quitar ramas de una mata</text:p>
          </table:table-cell>
          <table:table-cell table:number-columns-repeated="204"/>
        </table:table-row>
        <table:table-row table:style-name="ro2">
          <table:table-cell office:value-type="string">
            <text:p>ruurocare </text:p>
          </table:table-cell>
          <table:table-cell office:value-type="string">
            <text:p>ɾúˈú.ɾókɑ.ɾe </text:p>
          </table:table-cell>
          <table:table-cell office:value-type="string">
            <text:p>v.t. </text:p>
          </table:table-cell>
          <table:table-cell office:value-type="string">
            <text:p>ahogar (persona, cosa) </text:p>
          </table:table-cell>
          <table:table-cell table:number-columns-repeated="204"/>
        </table:table-row>
        <table:table-row table:style-name="ro2">
          <table:table-cell office:value-type="string">
            <text:p>ruuwejere </text:p>
          </table:table-cell>
          <table:table-cell office:value-type="string">
            <text:p>ɾúˈú.wéhe.ɾe </text:p>
          </table:table-cell>
          <table:table-cell office:value-type="string">
            <text:p>v.t. </text:p>
          </table:table-cell>
          <table:table-cell office:value-type="string">
            <text:p>pescar (en el fondo del río)</text:p>
          </table:table-cell>
          <table:table-cell table:number-columns-repeated="204"/>
        </table:table-row>
        <table:table-row table:style-name="ro2">
          <table:table-cell office:value-type="string">
            <text:p>ruyuare </text:p>
          </table:table-cell>
          <table:table-cell office:value-type="string">
            <text:p>ˈɾúdʒuɑ.ɾe E][ɾuˈdʒúɑ́.ɾé J </text:p>
          </table:table-cell>
          <table:table-cell office:value-type="string">
            <text:p>v.i. </text:p>
          </table:table-cell>
          <table:table-cell office:value-type="string">
            <text:p>nacer </text:p>
          </table:table-cell>
          <table:table-cell table:number-columns-repeated="2"/>
          <table:table-cell office:value-type="string">
            <text:p>ntg BARS,91 ruyua ‘to be born/appear’ 2.4. Verbs with only a subject argument. <text:s text:c="2"/>Verbs involving patient subjects. p.24; </text:p>
          </table:table-cell>
          <table:table-cell table:number-columns-repeated="201"/>
        </table:table-row>
        <table:table-row table:style-name="ro2">
          <table:table-cell office:value-type="string">
            <text:p>ruyuatuagʉ </text:p>
          </table:table-cell>
          <table:table-cell office:value-type="string">
            <text:p>ˈɾúdʒuɑ.túɑ.gɨ E][ɾuˈdʒúɑ́.túɑ.gɨ J </text:p>
          </table:table-cell>
          <table:table-cell office:value-type="string">
            <text:p>s.v.m. </text:p>
          </table:table-cell>
          <table:table-cell office:value-type="string">
            <text:p>luna creciente (luna nueva, fase de la luna) </text:p>
          </table:table-cell>
          <table:table-cell table:number-columns-repeated="204"/>
        </table:table-row>
        <table:table-row table:style-name="ro2">
          <table:table-cell office:value-type="string">
            <text:p>ruyuatʉsagʉ, ruyuatʉsago </text:p>
          </table:table-cell>
          <table:table-cell office:value-type="string">
            <text:p>ˈɾúdʒuɑ.tɨ́sɑ.gɨ E][ɾuˈdʒúɑ́.tɨ́sɑ.gɨ J </text:p>
          </table:table-cell>
          <table:table-cell office:value-type="string">
            <text:p>m., f. </text:p>
          </table:table-cell>
          <table:table-cell office:value-type="string">
            <text:p>el último que nació, la última que nació </text:p>
          </table:table-cell>
          <table:table-cell table:number-columns-repeated="204"/>
        </table:table-row>
        <table:table-row table:style-name="ro2">
          <table:table-cell office:value-type="string">
            <text:p>ruyugoaro </text:p>
          </table:table-cell>
          <table:table-cell/>
          <table:table-cell office:value-type="string">
            <text:p>adv. </text:p>
          </table:table-cell>
          <table:table-cell office:value-type="string">
            <text:p>en voz alta </text:p>
          </table:table-cell>
          <table:table-cell table:number-columns-repeated="204"/>
        </table:table-row>
        <table:table-row table:style-name="ro2">
          <table:table-cell office:value-type="string">
            <text:p>ruyuore </text:p>
          </table:table-cell>
          <table:table-cell office:value-type="string">
            <text:p>ˈɾúdʒu.o.ɾe E][ɾuˈdʒú.ó.ɾé J </text:p>
          </table:table-cell>
          <table:table-cell office:value-type="string">
            <text:p>v.caus. </text:p>
          </table:table-cell>
          <table:table-cell office:value-type="string">
            <text:p>hacer aparecer</text:p>
          </table:table-cell>
          <table:table-cell table:number-columns-repeated="204"/>
        </table:table-row>
        <table:table-row table:style-name="ro2">
          <table:table-cell office:value-type="string">
            <text:p>ruyure </text:p>
          </table:table-cell>
          <table:table-cell/>
          <table:table-cell office:value-type="string">
            <text:p>v.i.dep. </text:p>
          </table:table-cell>
          <table:table-cell office:value-type="string">
            <text:p>creer, parecerse (uso: después de otros verbos cuando el hablante no está seguro de lo que está diciendo o para comunicar conjetura) </text:p>
          </table:table-cell>
          <table:table-cell/>
          <table:table-cell office:value-type="string">
            <text:p>va seyore <text:s/>,vn J <text:s/>,uv E </text:p>
          </table:table-cell>
          <table:table-cell table:number-columns-repeated="202"/>
        </table:table-row>
        <table:table-row table:style-name="ro1">
          <table:table-cell office:value-type="string">
            <text:p>ruyuse </text:p>
          </table:table-cell>
          <table:table-cell office:value-type="string">
            <text:p>ɾuˈdʒú.se </text:p>
          </table:table-cell>
          <table:table-cell office:value-type="string">
            <text:p>v.i. </text:p>
          </table:table-cell>
          <table:table-cell office:value-type="string">
            <text:p>aparecer de lejos </text:p>
          </table:table-cell>
          <table:table-cell table:number-columns-repeated="2"/>
          <table:table-cell office:value-type="string">
            <text:p>ntg BARS,91 p.23 2.4 Verbs with only subject argument; p. 24, Involuntary process verbs. Such verbs as bʉkʉa ‘to grow/ripen’, sĩdi ‘to dry up’, hudi ‘to sprout’, ruyua ‘to be born/appear’, ruhea ‘to be born’ also have only subject arguments.;</text:p>
          </table:table-cell>
          <table:table-cell table:number-columns-repeated="201"/>
        </table:table-row>
        <table:table-row table:style-name="ro2">
          <table:table-cell office:value-type="string">
            <text:p>rʉa </text:p>
          </table:table-cell>
          <table:table-cell office:value-type="string">
            <text:p>ˈɾɨ́ɑ́ </text:p>
          </table:table-cell>
          <table:table-cell office:value-type="string">
            <text:p>inan.f.n.esp. </text:p>
          </table:table-cell>
          <table:table-cell office:value-type="string">
            <text:p>frutas |brʉa|r (especie comestible de un árbol silvestre) </text:p>
          </table:table-cell>
          <table:table-cell table:number-columns-repeated="204"/>
        </table:table-row>
        <table:table-row table:style-name="ro2">
          <table:table-cell office:value-type="string">
            <text:p>rʉa_yucʉ́ </text:p>
          </table:table-cell>
          <table:table-cell office:value-type="string">
            <text:p>ɾɨ́ˈɑ.dʒukɨ́ </text:p>
          </table:table-cell>
          <table:table-cell office:value-type="string">
            <text:p>inan. </text:p>
          </table:table-cell>
          <table:table-cell office:value-type="string">
            <text:p>especie de árbol (produce fruta comestible) </text:p>
          </table:table-cell>
          <table:table-cell table:number-columns-repeated="204"/>
        </table:table-row>
        <table:table-row table:style-name="ro2">
          <table:table-cell office:value-type="string">
            <text:p>rʉare </text:p>
          </table:table-cell>
          <table:table-cell office:value-type="string">
            <text:p>ˈɾɨ́ɑ.ɾe E][ˈɾɨ́ɑ́.ɾé J </text:p>
          </table:table-cell>
          <table:table-cell office:value-type="string">
            <text:p>v.t. </text:p>
          </table:table-cell>
          <table:table-cell office:value-type="string">
            <text:p>guardar (comida para otro)</text:p>
          </table:table-cell>
          <table:table-cell table:number-columns-repeated="204"/>
        </table:table-row>
        <table:table-row table:style-name="ro2">
          <table:table-cell office:value-type="string">
            <text:p>rʉ̃cacaaca </text:p>
          </table:table-cell>
          <table:table-cell office:value-type="string">
            <text:p>ɾɨ̃ˈkɑ̃́.kɑ̃́.ɑ̃́kɑ̃ </text:p>
          </table:table-cell>
          <table:table-cell office:value-type="string">
            <text:p>pospos. </text:p>
          </table:table-cell>
          <table:table-cell office:value-type="string">
            <text:p>bajito </text:p>
          </table:table-cell>
          <table:table-cell/>
          <table:table-cell office:value-type="string">
            <text:p>va jʉdoaca , uv E , vn J </text:p>
          </table:table-cell>
          <table:table-cell table:number-columns-repeated="202"/>
        </table:table-row>
        <table:table-row table:style-name="ro2">
          <table:table-cell office:value-type="string">
            <text:p>rʉ̃cʉbʉore </text:p>
          </table:table-cell>
          <table:table-cell office:value-type="string">
            <text:p>ɾɨ̃ˈkɨ̃́.bɨ́ó.ɾe E][ɾɨ̃ˈkɨ̃́.bɨ́o.ɾe J </text:p>
          </table:table-cell>
          <table:table-cell office:value-type="string">
            <text:p>v.t. </text:p>
          </table:table-cell>
          <table:table-cell office:value-type="string">
            <text:p>respetar </text:p>
          </table:table-cell>
          <table:table-cell table:number-columns-repeated="204"/>
        </table:table-row>
        <table:table-row table:style-name="ro2">
          <table:table-cell office:value-type="string">
            <text:p>rʉ̃cʉse </text:p>
          </table:table-cell>
          <table:table-cell office:value-type="string">
            <text:p>ɾɨ̃ˈkɨ̃́.sẽ </text:p>
          </table:table-cell>
          <table:table-cell office:value-type="string">
            <text:p>v.i. </text:p>
          </table:table-cell>
          <table:table-cell office:value-type="string">
            <text:p>(ser/estar) pesado, pesada </text:p>
          </table:table-cell>
          <table:table-cell table:number-columns-repeated="2"/>
          <table:table-cell office:value-type="string">
            <text:p>ntg BARS,91 rʉ̃kʉ ‘to be heavy’ <text:s/>2.4. Verbs with only a subject argument. <text:s/>Stative verbs. p.24;</text:p>
          </table:table-cell>
          <table:table-cell table:number-columns-repeated="201"/>
        </table:table-row>
        <table:table-row table:style-name="ro2">
          <table:table-cell office:value-type="string">
            <text:p>rʉcʉsirirʉcʉ </text:p>
          </table:table-cell>
          <table:table-cell office:value-type="string">
            <text:p>ɾɨˈkɨ́.síɾi.ɾɨkɨ́ E][ɾɨˈkɨ́.síɾi.ɾɨ́kɨ́ J </text:p>
          </table:table-cell>
          <table:table-cell office:value-type="string">
            <text:p>inan. </text:p>
          </table:table-cell>
          <table:table-cell office:value-type="string">
            <text:p>especie de yuca brava</text:p>
          </table:table-cell>
          <table:table-cell table:number-columns-repeated="204"/>
        </table:table-row>
        <table:table-row table:style-name="ro2">
          <table:table-cell office:value-type="string">
            <text:p>rʉ̃gõme </text:p>
          </table:table-cell>
          <table:table-cell office:value-type="string">
            <text:p>ˈɾɨ̃́ŋõmẽ E][ɾɨ̃ˈŋṍmẽ́ J </text:p>
          </table:table-cell>
          <table:table-cell office:value-type="string">
            <text:p>an. </text:p>
          </table:table-cell>
          <table:table-cell office:value-type="string">
            <text:p>pulga de ser humano o perro </text:p>
          </table:table-cell>
          <table:table-cell/>
          <table:table-cell office:value-type="string">
            <text:p>sc Pulex irritans (ser humano), Ctenocephalides canis (perro)</text:p>
          </table:table-cell>
          <table:table-cell table:number-columns-repeated="202"/>
        </table:table-row>
        <table:table-row table:style-name="ro2">
          <table:table-cell office:value-type="string">
            <text:p>rʉ̃gõore </text:p>
          </table:table-cell>
          <table:table-cell office:value-type="string">
            <text:p>ˈɾɨ̃́gõ.õ.ɾẽ E][ɾɨ̃ˈgṍ.ṍ.ɾẽ́ J </text:p>
          </table:table-cell>
          <table:table-cell office:value-type="string">
            <text:p>v.caus. </text:p>
          </table:table-cell>
          <table:table-cell office:value-type="string">
            <text:p>colocar y hacer parar</text:p>
          </table:table-cell>
          <table:table-cell table:number-columns-repeated="204"/>
        </table:table-row>
        <table:table-row table:style-name="ro2">
          <table:table-cell office:value-type="string">
            <text:p>rʉ̃gõre </text:p>
          </table:table-cell>
          <table:table-cell office:value-type="string">
            <text:p>ˈɾɨ̃́gõ.ɾẽ E][ɾɨ̃ˈgṍ.ɾẽ́ J </text:p>
          </table:table-cell>
          <table:table-cell office:value-type="string">
            <text:p>v.i. </text:p>
          </table:table-cell>
          <table:table-cell office:value-type="string">
            <text:p>estar de pie; </text:p>
          </table:table-cell>
          <table:table-cell table:number-columns-repeated="2"/>
          <table:table-cell office:value-type="string">
            <text:p>ntg BARS,91 Compound verbs of position. The verb roots rʉ̃gʉ 'to get into, or movement in a standing position' and kea 'to be in a horizontal position on the ground (having fallen)' are verbs used to indicate the position of ths subject, which is the patient or experiencer of some event. p.47;</text:p>
          </table:table-cell>
          <table:table-cell table:number-columns-repeated="201"/>
        </table:table-row>
        <table:table-row table:style-name="ro1">
          <table:table-cell office:value-type="string">
            <text:p>rʉ̃gʉ̃re </text:p>
          </table:table-cell>
          <table:table-cell office:value-type="string">
            <text:p>ˈɾɨ̃́ŋɨ̃.ɾẽ E][ɾɨ̃ˈŋɨ̃́.ɾẽ́ J </text:p>
          </table:table-cell>
          <table:table-cell office:value-type="string">
            <text:p>v.t. </text:p>
          </table:table-cell>
          <table:table-cell office:value-type="string">
            <text:p>aguantar </text:p>
          </table:table-cell>
          <table:table-cell table:number-columns-repeated="2"/>
          <table:table-cell office:value-type="string">
            <text:p>ntg BARS,91 rʉ̃gʉ (stand) ‘to do vertically (as in wood splitting down the grain’ 2.4. Verbs with only a subject argument. Verbs of motion. (d) verbs of manner of locomotion p.25; *‘to get into, or movement in a standing position’ 3.2.1.2 Compound verb of postion p.51; </text:p>
          </table:table-cell>
          <table:table-cell table:number-columns-repeated="201"/>
        </table:table-row>
        <table:table-row table:style-name="ro2">
          <table:table-cell office:value-type="string">
            <text:p>rʉ̃jare </text:p>
          </table:table-cell>
          <table:table-cell office:value-type="string">
            <text:p>ˈɾɨ̃́hɑ̃.ɾẽ E][ɾɨ̃ˈhɑ̃́.ɾẽ́ J </text:p>
          </table:table-cell>
          <table:table-cell office:value-type="string">
            <text:p>v.i. </text:p>
          </table:table-cell>
          <table:table-cell office:value-type="string">
            <text:p>irse </text:p>
          </table:table-cell>
          <table:table-cell table:number-columns-repeated="2"/>
          <table:table-cell office:value-type="string">
            <text:p>ntg BARS,91 Fourth, the second syllable may indicate distance in distinguishing motion for intransitive verbs, e.g., rʉ̃a may refer to traveling along on a airstrip whereas rʉ̃ha refers to traveling along the airstrip a short distance from it. p.46;</text:p>
          </table:table-cell>
          <table:table-cell table:number-columns-repeated="201"/>
        </table:table-row>
        <table:table-row table:style-name="ro2">
          <table:table-cell office:value-type="string">
            <text:p>rʉjase </text:p>
          </table:table-cell>
          <table:table-cell office:value-type="string">
            <text:p>ˈɾɨ́hɑɑ.sé E][ɾɨˈhɑ́ɑ́.sé J </text:p>
          </table:table-cell>
          <table:table-cell office:value-type="string">
            <text:p>v.i. </text:p>
          </table:table-cell>
          <table:table-cell office:value-type="string">
            <text:p>(ser/estar) pequeño, pequeña; </text:p>
          </table:table-cell>
          <table:table-cell table:number-columns-repeated="2"/>
          <table:table-cell office:value-type="string">
            <text:p>lf caus. </text:p>
          </table:table-cell>
          <table:table-cell table:number-columns-repeated="201"/>
        </table:table-row>
        <table:table-row table:style-name="ro2">
          <table:table-cell office:value-type="string">
            <text:p>rʉjoa </text:p>
          </table:table-cell>
          <table:table-cell office:value-type="string">
            <text:p>ɾɨˈhóɑ́ </text:p>
          </table:table-cell>
          <table:table-cell office:value-type="string">
            <text:p>inan. </text:p>
          </table:table-cell>
          <table:table-cell office:value-type="string">
            <text:p>cabeza </text:p>
          </table:table-cell>
          <table:table-cell/>
          <table:table-cell office:value-type="string">
            <text:p>va rijoa , uv E, J , vn J , ph ɾiˈhóɑ́ </text:p>
          </table:table-cell>
          <table:table-cell office:value-type="string">
            <text:p>ntg BARS,91 rihoa ‘head’ p.56; </text:p>
          </table:table-cell>
          <table:table-cell table:number-columns-repeated="201"/>
        </table:table-row>
        <table:table-row table:style-name="ro2">
          <table:table-cell office:value-type="string">
            <text:p>rʉjoacooro </text:p>
          </table:table-cell>
          <table:table-cell office:value-type="string">
            <text:p>ɾɨˈhóɑ́.kóo.ɾo </text:p>
          </table:table-cell>
          <table:table-cell office:value-type="string">
            <text:p>inan. </text:p>
          </table:table-cell>
          <table:table-cell office:value-type="string">
            <text:p>cráneo </text:p>
          </table:table-cell>
          <table:table-cell/>
          <table:table-cell office:value-type="string">
            <text:p>va rijoacooro , uv E , vn J , ph ɾɨˈhóɑ́.kóó.ɾó </text:p>
          </table:table-cell>
          <table:table-cell table:number-columns-repeated="202"/>
        </table:table-row>
        <table:table-row table:style-name="ro2">
          <table:table-cell office:value-type="string">
            <text:p>rʉjoamʉ </text:p>
          </table:table-cell>
          <table:table-cell office:value-type="string">
            <text:p>ˈɾɨ́hoɑ.mɨ̃ E][ɾɨˈhóɑ́.mɨ̃́ J </text:p>
          </table:table-cell>
          <table:table-cell office:value-type="string">
            <text:p>an. </text:p>
          </table:table-cell>
          <table:table-cell office:value-type="string">
            <text:p>especie de oruga (come las hojas del guamo) </text:p>
          </table:table-cell>
          <table:table-cell table:number-columns-repeated="204"/>
        </table:table-row>
        <table:table-row table:style-name="ro2">
          <table:table-cell office:value-type="string">
            <text:p>rʉjobadia </text:p>
          </table:table-cell>
          <table:table-cell office:value-type="string">
            <text:p>ɾɨ́hó.ˈbɑ́di.ɑ E][ɾɨˈhó.bɑ́dí.ɑ́ J </text:p>
          </table:table-cell>
          <table:table-cell office:value-type="string">
            <text:p>inan. </text:p>
          </table:table-cell>
          <table:table-cell office:value-type="string">
            <text:p>cerebro </text:p>
          </table:table-cell>
          <table:table-cell/>
          <table:table-cell office:value-type="string">
            <text:p>va rijobadia , uv E, J , vn J , ph ɾiˈhó.bɑ́dí.ɑ́ </text:p>
          </table:table-cell>
          <table:table-cell table:number-columns-repeated="202"/>
        </table:table-row>
        <table:table-row table:style-name="ro2">
          <table:table-cell office:value-type="string">
            <text:p>rʉjoñeare </text:p>
          </table:table-cell>
          <table:table-cell office:value-type="string">
            <text:p>ˈɾɨ́ho.ɲẽ́ɑ̃.ɾẽ E][ɾɨˈhó.ɲẽ́ɑ̃.ɾẽ J </text:p>
          </table:table-cell>
          <table:table-cell office:value-type="string">
            <text:p>v.t. </text:p>
          </table:table-cell>
          <table:table-cell office:value-type="string">
            <text:p>agarrar (con un instrumento como alicates)</text:p>
          </table:table-cell>
          <table:table-cell table:number-columns-repeated="204"/>
        </table:table-row>
        <table:table-row table:style-name="ro2">
          <table:table-cell office:value-type="string">
            <text:p>rʉjore </text:p>
          </table:table-cell>
          <table:table-cell office:value-type="string">
            <text:p>ˈɾɨ́ho.ɾe E][ɾɨˈhó.ɾé J </text:p>
          </table:table-cell>
          <table:table-cell office:value-type="string">
            <text:p>v.caus. </text:p>
          </table:table-cell>
          <table:table-cell office:value-type="string">
            <text:p>hacer paredes</text:p>
          </table:table-cell>
          <table:table-cell table:number-columns-repeated="204"/>
        </table:table-row>
        <table:table-row table:style-name="ro2">
          <table:table-cell office:value-type="string">
            <text:p>rʉjotaare </text:p>
          </table:table-cell>
          <table:table-cell office:value-type="string">
            <text:p>ˈɾɨ́ho.tɑ́ɑ.ɾe E][ɾɨhˈó.tɑ́ɑ.ɾe J </text:p>
          </table:table-cell>
          <table:table-cell office:value-type="string">
            <text:p>v.t.sing. </text:p>
          </table:table-cell>
          <table:table-cell office:value-type="string">
            <text:p>cortar con tijeras</text:p>
          </table:table-cell>
          <table:table-cell table:number-columns-repeated="204"/>
        </table:table-row>
        <table:table-row table:style-name="ro2">
          <table:table-cell office:value-type="string">
            <text:p>rʉjotacajero </text:p>
          </table:table-cell>
          <table:table-cell office:value-type="string">
            <text:p>ɾɨˈhó.tɑ́kɑheɾo E][ˈɾɨ́hó.tɑ́kɑ́héɾó J </text:p>
          </table:table-cell>
          <table:table-cell office:value-type="string">
            <text:p>inan. </text:p>
          </table:table-cell>
          <table:table-cell office:value-type="string">
            <text:p>remolino en el pelo </text:p>
          </table:table-cell>
          <table:table-cell/>
          <table:table-cell office:value-type="string">
            <text:p>va rijotacajero , uv E, J , vn J </text:p>
          </table:table-cell>
          <table:table-cell table:number-columns-repeated="202"/>
        </table:table-row>
        <table:table-row table:style-name="ro2">
          <table:table-cell office:value-type="string">
            <text:p>rʉjʉ </text:p>
          </table:table-cell>
          <table:table-cell office:value-type="string">
            <text:p>ɾɨˈhɨ́ɨ́ </text:p>
          </table:table-cell>
          <table:table-cell office:value-type="string">
            <text:p>inan., cl.irreg. </text:p>
          </table:table-cell>
          <table:table-cell office:value-type="string">
            <text:p>rama de árbol </text:p>
          </table:table-cell>
          <table:table-cell table:number-columns-repeated="2"/>
          <table:table-cell office:value-type="string">
            <text:p>ntg BARS,91 -rʉhʉ ‘right angle design’ 2 4. Salient features of classifiers. Design classifiers p.52; </text:p>
          </table:table-cell>
          <table:table-cell table:number-columns-repeated="201"/>
        </table:table-row>
        <table:table-row table:style-name="ro2">
          <table:table-cell office:value-type="string">
            <text:p>rʉjʉ_taʉrʉa </text:p>
          </table:table-cell>
          <table:table-cell office:value-type="string">
            <text:p>ɾɨˈhɨ́.tɑ́ɨ́ɾɨ́ɑ́ </text:p>
          </table:table-cell>
          <table:table-cell office:value-type="string">
            <text:p>an. </text:p>
          </table:table-cell>
          <table:table-cell office:value-type="string">
            <text:p>pájaro carpintero buchipecoso (pequeño) </text:p>
          </table:table-cell>
          <table:table-cell office:value-type="string">
            <text:p>Chrysoptilus punctigula </text:p>
          </table:table-cell>
          <table:table-cell table:number-columns-repeated="203"/>
        </table:table-row>
        <table:table-row table:style-name="ro2">
          <table:table-cell office:value-type="string">
            <text:p>rʉjʉbojo </text:p>
          </table:table-cell>
          <table:table-cell office:value-type="string">
            <text:p>ɾɨhɨ́ˈbóhó </text:p>
          </table:table-cell>
          <table:table-cell office:value-type="string">
            <text:p>inan.f.n.esp. </text:p>
          </table:table-cell>
          <table:table-cell office:value-type="string">
            <text:p>frutas ivapichunas |brʉjʉbojo|r (|ireg.|r comestibles) </text:p>
          </table:table-cell>
          <table:table-cell table:number-columns-repeated="204"/>
        </table:table-row>
        <table:table-row table:style-name="ro1">
          <table:table-cell office:value-type="string">
            <text:p>rʉjʉbojoʉ </text:p>
          </table:table-cell>
          <table:table-cell office:value-type="string">
            <text:p>ɾɨhɨ́ˈbóhó.ɨ́ </text:p>
          </table:table-cell>
          <table:table-cell office:value-type="string">
            <text:p>inan. </text:p>
          </table:table-cell>
          <table:table-cell office:value-type="string">
            <text:p>árbol de especie de ivapichunas |brʉjʉbojo|r (|ireg.|r) </text:p>
          </table:table-cell>
          <table:table-cell table:number-columns-repeated="204"/>
        </table:table-row>
        <table:table-row table:style-name="ro2">
          <table:table-cell office:value-type="string">
            <text:p>rʉjʉsawia </text:p>
          </table:table-cell>
          <table:table-cell office:value-type="string">
            <text:p>ɾɨ́hɨ́.ˈsɑ́wí.ɑ́ </text:p>
          </table:table-cell>
          <table:table-cell office:value-type="string">
            <text:p>inan. </text:p>
          </table:table-cell>
          <table:table-cell office:value-type="string">
            <text:p>rama puntiaguda </text:p>
          </table:table-cell>
          <table:table-cell table:number-columns-repeated="2"/>
          <table:table-cell office:value-type="string">
            <text:p>ntg BARS,91 -sawia 'protrusion (larger than -rapea and -bũra)' 4.1. Salient features of classifiers. (2. protrusion/mound/hump) p.50;</text:p>
          </table:table-cell>
          <table:table-cell table:number-columns-repeated="201"/>
        </table:table-row>
        <table:table-row table:style-name="ro2">
          <table:table-cell office:value-type="string">
            <text:p>rʉ̃nʉre </text:p>
          </table:table-cell>
          <table:table-cell office:value-type="string">
            <text:p>ˈɾɨ̃́nɨ̃.ɾẽ </text:p>
          </table:table-cell>
          <table:table-cell office:value-type="string">
            <text:p>v.t. </text:p>
          </table:table-cell>
          <table:table-cell office:value-type="string">
            <text:p>seguir (huellas) </text:p>
          </table:table-cell>
          <table:table-cell table:number-columns-repeated="204"/>
        </table:table-row>
        <table:table-row table:style-name="ro2">
          <table:table-cell office:value-type="string">
            <text:p>rʉore </text:p>
          </table:table-cell>
          <table:table-cell office:value-type="string">
            <text:p>ˈɾɨ́ó.ɾe E][ˈɾɨ́ó.ɾé J </text:p>
          </table:table-cell>
          <table:table-cell office:value-type="string">
            <text:p>v.caus.dep. </text:p>
          </table:table-cell>
          <table:table-cell office:value-type="string">
            <text:p>disminuir (uso: después de otros verbos) </text:p>
          </table:table-cell>
          <table:table-cell table:number-columns-repeated="204"/>
        </table:table-row>
        <table:table-row table:style-name="ro2">
          <table:table-cell office:value-type="string">
            <text:p>rʉóre </text:p>
          </table:table-cell>
          <table:table-cell office:value-type="string">
            <text:p>ɾɨˈó.ɾe </text:p>
          </table:table-cell>
          <table:table-cell office:value-type="string">
            <text:p>v.t. </text:p>
          </table:table-cell>
          <table:table-cell office:value-type="string">
            <text:p>bromear</text:p>
          </table:table-cell>
          <table:table-cell table:number-columns-repeated="204"/>
        </table:table-row>
        <table:table-row table:style-name="ro2">
          <table:table-cell office:value-type="string">
            <text:p>rʉorii, rʉorio </text:p>
          </table:table-cell>
          <table:table-cell office:value-type="string">
            <text:p>ɾɨ́ó.ɾi E][ɾɨˈó.ɾi.i J </text:p>
          </table:table-cell>
          <table:table-cell office:value-type="string">
            <text:p>m., f. </text:p>
          </table:table-cell>
          <table:table-cell office:value-type="string">
            <text:p>novio, novia </text:p>
          </table:table-cell>
          <table:table-cell table:number-columns-repeated="204"/>
        </table:table-row>
        <table:table-row table:style-name="ro2">
          <table:table-cell office:value-type="string">
            <text:p>rʉtere </text:p>
          </table:table-cell>
          <table:table-cell office:value-type="string">
            <text:p>ˈɾúte.ɾe E][ɾɨˈté.ɾé J </text:p>
          </table:table-cell>
          <table:table-cell office:value-type="string">
            <text:p>v.t. </text:p>
          </table:table-cell>
          <table:table-cell office:value-type="string">
            <text:p>cortar (el fruto de un árbol)</text:p>
          </table:table-cell>
          <table:table-cell table:number-columns-repeated="204"/>
        </table:table-row>
        <table:table-row table:style-name="ro2">
          <table:table-cell office:value-type="string">
            <text:p>rʉ̃tʉ </text:p>
          </table:table-cell>
          <table:table-cell office:value-type="string">
            <text:p>ɾɨ̃ˈtɨ̃́ </text:p>
          </table:table-cell>
          <table:table-cell office:value-type="string">
            <text:p>inan.f.n.esp. </text:p>
          </table:table-cell>
          <table:table-cell office:value-type="string">
            <text:p>escamas (pez, fruto de la pepa de mirití o moriche) </text:p>
          </table:table-cell>
          <table:table-cell table:number-columns-repeated="204"/>
        </table:table-row>
        <table:table-row table:style-name="ro2">
          <table:table-cell office:value-type="string">
            <text:p>rʉ̃tʉa </text:p>
          </table:table-cell>
          <table:table-cell office:value-type="string">
            <text:p>ɾɨ̃ˈtɨ̃́ɑ̃ </text:p>
          </table:table-cell>
          <table:table-cell office:value-type="string">
            <text:p>an.s.plural </text:p>
          </table:table-cell>
          <table:table-cell office:value-type="string">
            <text:p>micos colimochos </text:p>
          </table:table-cell>
          <table:table-cell table:number-columns-repeated="204"/>
        </table:table-row>
        <table:table-row table:style-name="ro2">
          <table:table-cell office:value-type="string">
            <text:p>Rʉ̃tʉajaʉ </text:p>
          </table:table-cell>
          <table:table-cell office:value-type="string">
            <text:p>ɾɨ̃ˈtɨ̃́ɑ̃.hɑ́ɨ́ </text:p>
          </table:table-cell>
          <table:table-cell office:value-type="string">
            <text:p>inan. </text:p>
          </table:table-cell>
          <table:table-cell office:value-type="string">
            <text:p>lugar cerca del cañito |bRecoya|r y el caño Colorado</text:p>
          </table:table-cell>
          <table:table-cell table:number-columns-repeated="204"/>
        </table:table-row>
        <table:table-row table:style-name="ro2">
          <table:table-cell office:value-type="string">
            <text:p>rʉ̃tʉbocʉ </text:p>
          </table:table-cell>
          <table:table-cell office:value-type="string">
            <text:p>ɾɨ̃tɨ̃́.ˈbókɨ́ </text:p>
          </table:table-cell>
          <table:table-cell office:value-type="string">
            <text:p>an. </text:p>
          </table:table-cell>
          <table:table-cell office:value-type="string">
            <text:p>sabaleta (especie de pez comestible) </text:p>
          </table:table-cell>
          <table:table-cell/>
          <table:table-cell office:value-type="string">
            <text:p>sc Brycon spp., F. Characidae </text:p>
          </table:table-cell>
          <table:table-cell table:number-columns-repeated="202"/>
        </table:table-row>
        <table:table-row table:style-name="ro2">
          <table:table-cell office:value-type="string">
            <text:p>rʉyase </text:p>
          </table:table-cell>
          <table:table-cell office:value-type="string">
            <text:p>ˈɾɨ́dʒɑ.se E][ɾɨˈdʒɑ́.sé J </text:p>
          </table:table-cell>
          <table:table-cell office:value-type="string">
            <text:p>v.i. </text:p>
          </table:table-cell>
          <table:table-cell office:value-type="string">
            <text:p>faltar </text:p>
          </table:table-cell>
          <table:table-cell table:number-columns-repeated="2"/>
          <table:table-cell office:value-type="string">
            <text:p>lf caus. </text:p>
          </table:table-cell>
          <table:table-cell table:number-columns-repeated="201"/>
        </table:table-row>
        <table:table-row table:style-name="ro2">
          <table:table-cell office:value-type="string">
            <text:p>sãajẽore </text:p>
          </table:table-cell>
          <table:table-cell office:value-type="string">
            <text:p>ˈsɑ̃́ɑ̃.hẽ́.õ.ɾẽ E][ˈsɑ̃́ɑ̃.hẽ́.õõ.ɾẽ J </text:p>
          </table:table-cell>
          <table:table-cell office:value-type="string">
            <text:p>v.t. </text:p>
          </table:table-cell>
          <table:table-cell office:value-type="string">
            <text:p>recoger gente o cosas con canoa y cruzar un río o caño</text:p>
          </table:table-cell>
          <table:table-cell table:number-columns-repeated="204"/>
        </table:table-row>
        <table:table-row table:style-name="ro2">
          <table:table-cell office:value-type="string">
            <text:p>sãajʉ̃mʉore </text:p>
          </table:table-cell>
          <table:table-cell office:value-type="string">
            <text:p>sɑ̃́ɑ̃.ˈhɨ̃́mɨ̃.õ.ɾẽ E][ˈsɑ̃́.hɨ̃́mɨ̃.õ.ɾẽ J </text:p>
          </table:table-cell>
          <table:table-cell office:value-type="string">
            <text:p>v.t. </text:p>
          </table:table-cell>
          <table:table-cell office:value-type="string">
            <text:p>llenar la canoa con carga</text:p>
          </table:table-cell>
          <table:table-cell table:number-columns-repeated="204"/>
        </table:table-row>
        <table:table-row table:style-name="ro2">
          <table:table-cell office:value-type="string">
            <text:p>saaquedire </text:p>
          </table:table-cell>
          <table:table-cell office:value-type="string">
            <text:p>ˈsɑ́ɑ.kédi.ɾe E][sɑɑ́.ˈkédi.ɾe J </text:p>
          </table:table-cell>
          <table:table-cell office:value-type="string">
            <text:p>v.i.sing. </text:p>
          </table:table-cell>
          <table:table-cell office:value-type="string">
            <text:p>caer de espaldas (una persona) </text:p>
          </table:table-cell>
          <table:table-cell table:number-columns-repeated="204"/>
        </table:table-row>
        <table:table-row table:style-name="ro2">
          <table:table-cell office:value-type="string">
            <text:p>sãare </text:p>
          </table:table-cell>
          <table:table-cell office:value-type="string">
            <text:p>ˈsɑ̃́ɑ̃.ɾẽ </text:p>
          </table:table-cell>
          <table:table-cell office:value-type="string">
            <text:p>v.t. </text:p>
          </table:table-cell>
          <table:table-cell office:value-type="string">
            <text:p>meter </text:p>
          </table:table-cell>
          <table:table-cell table:number-columns-repeated="204"/>
        </table:table-row>
        <table:table-row table:style-name="ro2">
          <table:table-cell office:value-type="string">
            <text:p>sãari_buju </text:p>
          </table:table-cell>
          <table:table-cell office:value-type="string">
            <text:p>ˈsɑ̃́ɑ̃.ɾĩ.búhu E][sɑ̃́ɑ̃́.ɾĩ́.búˈhú J </text:p>
          </table:table-cell>
          <table:table-cell/>
          <table:table-cell office:value-type="string">
            <text:p>cerbatanas (ahuecadas de una especie de la palma pachúa) </text:p>
          </table:table-cell>
          <table:table-cell/>
          <table:table-cell office:value-type="string">
            <text:p>va sãaria buju , ps inan.f.n.esp. , </text:p>
          </table:table-cell>
          <table:table-cell table:number-columns-repeated="202"/>
        </table:table-row>
        <table:table-row table:style-name="ro1">
          <table:table-cell office:value-type="string">
            <text:p>sãaria_buju</text:p>
          </table:table-cell>
          <table:table-cell table:number-columns-repeated="207"/>
        </table:table-row>
        <table:table-row table:style-name="ro2">
          <table:table-cell office:value-type="string">
            <text:p>saaro </text:p>
          </table:table-cell>
          <table:table-cell office:value-type="string">
            <text:p>sɑ́ɑ́ˈɾó </text:p>
          </table:table-cell>
          <table:table-cell office:value-type="string">
            <text:p>inan., cl.irreg. </text:p>
          </table:table-cell>
          <table:table-cell office:value-type="string">
            <text:p>bamba o gamba </text:p>
          </table:table-cell>
          <table:table-cell table:number-columns-repeated="204"/>
        </table:table-row>
        <table:table-row table:style-name="ro2">
          <table:table-cell office:value-type="string">
            <text:p>sãarocare </text:p>
          </table:table-cell>
          <table:table-cell office:value-type="string">
            <text:p>ˈsɑ̃́ɑ̃.ɾókɑ.ɾe E][ˈsɑ̃́ɑ̃.ɾókɑ́.ɾé J </text:p>
          </table:table-cell>
          <table:table-cell office:value-type="string">
            <text:p>v.t. </text:p>
          </table:table-cell>
          <table:table-cell office:value-type="string">
            <text:p>dar codazos</text:p>
          </table:table-cell>
          <table:table-cell table:number-columns-repeated="204"/>
        </table:table-row>
        <table:table-row table:style-name="ro2">
          <table:table-cell office:value-type="string">
            <text:p>saarowãti </text:p>
          </table:table-cell>
          <table:table-cell office:value-type="string">
            <text:p>ˈsɑ́ɑ́ɾó.wɑ̃́tĩ́ </text:p>
          </table:table-cell>
          <table:table-cell office:value-type="string">
            <text:p>an. </text:p>
          </table:table-cell>
          <table:table-cell office:value-type="string">
            <text:p>sapo común (especie grande, negro y comestible pero tiene una piel venenosa que hace una secreción blanca; se encuentra en la chagra; se va al cañito para poner los huevos) </text:p>
          </table:table-cell>
          <table:table-cell/>
          <table:table-cell office:value-type="string">
            <text:p>sc Bufo marinus</text:p>
          </table:table-cell>
          <table:table-cell table:number-columns-repeated="202"/>
        </table:table-row>
        <table:table-row table:style-name="ro2">
          <table:table-cell office:value-type="string">
            <text:p>saawẽjare </text:p>
          </table:table-cell>
          <table:table-cell office:value-type="string">
            <text:p>ˈsɑ́ɑ.wẽhɑ̃́.ɾẽ́ E][sɑɑ́.ˈwẽ́hɑ̃ɑ̃.ɾẽ J </text:p>
          </table:table-cell>
          <table:table-cell office:value-type="string">
            <text:p>v.i.pl. </text:p>
          </table:table-cell>
          <table:table-cell office:value-type="string">
            <text:p>caer de espaldas (personas) </text:p>
          </table:table-cell>
          <table:table-cell table:number-columns-repeated="204"/>
        </table:table-row>
        <table:table-row table:style-name="ro2">
          <table:table-cell office:value-type="string">
            <text:p>saawibiare </text:p>
          </table:table-cell>
          <table:table-cell office:value-type="string">
            <text:p>sɑˈwí.bíɑ.ɾe </text:p>
          </table:table-cell>
          <table:table-cell office:value-type="string">
            <text:p>v.t. </text:p>
          </table:table-cell>
          <table:table-cell office:value-type="string">
            <text:p>asegurar con candado </text:p>
          </table:table-cell>
          <table:table-cell table:number-columns-repeated="204"/>
        </table:table-row>
        <table:table-row table:style-name="ro2">
          <table:table-cell office:value-type="string">
            <text:p>sãawʉore </text:p>
          </table:table-cell>
          <table:table-cell office:value-type="string">
            <text:p>ˈsɑ̃́ɑ̃.wɨ́.ó.ɾe E][ˈsɑ̃́ɑ̃.wɨ́.ó.ɾé J </text:p>
          </table:table-cell>
          <table:table-cell office:value-type="string">
            <text:p>v.t. </text:p>
          </table:table-cell>
          <table:table-cell office:value-type="string">
            <text:p>meter y mezclar</text:p>
          </table:table-cell>
          <table:table-cell table:number-columns-repeated="204"/>
        </table:table-row>
        <table:table-row table:style-name="ro2">
          <table:table-cell office:value-type="string">
            <text:p>sabese </text:p>
          </table:table-cell>
          <table:table-cell office:value-type="string">
            <text:p>ˈsɑ́bé.se E][sɑ́ˈbé.sé J </text:p>
          </table:table-cell>
          <table:table-cell office:value-type="string">
            <text:p>v.i. </text:p>
          </table:table-cell>
          <table:table-cell office:value-type="string">
            <text:p>ondear </text:p>
          </table:table-cell>
          <table:table-cell table:number-columns-repeated="204"/>
        </table:table-row>
        <table:table-row table:style-name="ro2">
          <table:table-cell office:value-type="string">
            <text:p>sabocuji </text:p>
          </table:table-cell>
          <table:table-cell office:value-type="string">
            <text:p>sɑ́ˈbo.kuhí E][sɑˈbó.kúhí J </text:p>
          </table:table-cell>
          <table:table-cell office:value-type="string">
            <text:p>inan. </text:p>
          </table:table-cell>
          <table:table-cell office:value-type="string">
            <text:p>barra de jabón </text:p>
          </table:table-cell>
          <table:table-cell table:number-columns-repeated="204"/>
        </table:table-row>
        <table:table-row table:style-name="ro2">
          <table:table-cell office:value-type="string">
            <text:p>sabua </text:p>
          </table:table-cell>
          <table:table-cell office:value-type="string">
            <text:p>sɑ́ˈbú.ɑ </text:p>
          </table:table-cell>
          <table:table-cell office:value-type="string">
            <text:p>inan., cl.irreg. </text:p>
          </table:table-cell>
          <table:table-cell office:value-type="string">
            <text:p>nudo de árbol o madera (donde había sido ramas cortadas) </text:p>
          </table:table-cell>
          <table:table-cell table:number-columns-repeated="204"/>
        </table:table-row>
        <table:table-row table:style-name="ro2">
          <table:table-cell office:value-type="string">
            <text:p>sadire </text:p>
          </table:table-cell>
          <table:table-cell office:value-type="string">
            <text:p>ˈsɑ́di.ɾe E][sɑˈdí.ɾé J </text:p>
          </table:table-cell>
          <table:table-cell office:value-type="string">
            <text:p>v.i. </text:p>
          </table:table-cell>
          <table:table-cell office:value-type="string">
            <text:p>toser </text:p>
          </table:table-cell>
          <table:table-cell table:number-columns-repeated="2"/>
          <table:table-cell office:value-type="string">
            <text:p>ntg BARS,91 2.4. Verbs with only a subject argument. The bodily function verbs, such as ãtia ‘to sneeze’, sadia ‘to cough’, gõde ‘to urinate’, and wãre ‘to palpitate (the heart)’, have only subject arguments.</text:p>
          </table:table-cell>
          <table:table-cell table:number-columns-repeated="201"/>
        </table:table-row>
        <table:table-row table:style-name="ro2">
          <table:table-cell office:value-type="string">
            <text:p>sadise </text:p>
          </table:table-cell>
          <table:table-cell office:value-type="string">
            <text:p>ˈsɑ́di.se E][sɑˈdí.sé J </text:p>
          </table:table-cell>
          <table:table-cell office:value-type="string">
            <text:p>s.v.inan. </text:p>
          </table:table-cell>
          <table:table-cell office:value-type="string">
            <text:p>tos</text:p>
          </table:table-cell>
          <table:table-cell table:number-columns-repeated="204"/>
        </table:table-row>
        <table:table-row table:style-name="ro2">
          <table:table-cell office:value-type="string">
            <text:p>sagaro </text:p>
          </table:table-cell>
          <table:table-cell office:value-type="string">
            <text:p>ˈsɑ́gɑɾo E][sɑˈgɑ́ɾó J </text:p>
          </table:table-cell>
          <table:table-cell office:value-type="string">
            <text:p>inan. </text:p>
          </table:table-cell>
          <table:table-cell office:value-type="string">
            <text:p>cadera y pierna</text:p>
          </table:table-cell>
          <table:table-cell table:number-columns-repeated="204"/>
        </table:table-row>
        <table:table-row table:style-name="ro2">
          <table:table-cell office:value-type="string">
            <text:p>saguese </text:p>
          </table:table-cell>
          <table:table-cell office:value-type="string">
            <text:p>ˈsɑ́ge.se E][ˈsɑ́gé.sé J </text:p>
          </table:table-cell>
          <table:table-cell office:value-type="string">
            <text:p>v.i. </text:p>
          </table:table-cell>
          <table:table-cell office:value-type="string">
            <text:p>moverse de un lado a otro (canoa, avioneta) </text:p>
          </table:table-cell>
          <table:table-cell table:number-columns-repeated="204"/>
        </table:table-row>
        <table:table-row table:style-name="ro2">
          <table:table-cell office:value-type="string">
            <text:p>saguetire </text:p>
          </table:table-cell>
          <table:table-cell office:value-type="string">
            <text:p>ˈsɑ́ge.tíí.ɾé E][ˈsɑ́gé.tíi.ɾe J </text:p>
          </table:table-cell>
          <table:table-cell office:value-type="string">
            <text:p>v.t. </text:p>
          </table:table-cell>
          <table:table-cell office:value-type="string">
            <text:p>moverse para mirar mejor </text:p>
          </table:table-cell>
          <table:table-cell table:number-columns-repeated="204"/>
        </table:table-row>
        <table:table-row table:style-name="ro2">
          <table:table-cell office:value-type="string">
            <text:p>sai </text:p>
          </table:table-cell>
          <table:table-cell office:value-type="string">
            <text:p>sɑ́ˈí </text:p>
          </table:table-cell>
          <table:table-cell office:value-type="string">
            <text:p>an. </text:p>
          </table:table-cell>
          <table:table-cell office:value-type="string">
            <text:p>guabina, barbillas (especie de pez siluro) </text:p>
          </table:table-cell>
          <table:table-cell/>
          <table:table-cell office:value-type="string">
            <text:p>sc Rhamdia spp. </text:p>
          </table:table-cell>
          <table:table-cell table:number-columns-repeated="202"/>
        </table:table-row>
        <table:table-row table:style-name="ro2">
          <table:table-cell office:value-type="string">
            <text:p>Saiya </text:p>
          </table:table-cell>
          <table:table-cell office:value-type="string">
            <text:p>sɑ́ˈí.dʒɑ </text:p>
          </table:table-cell>
          <table:table-cell office:value-type="string">
            <text:p>inan. </text:p>
          </table:table-cell>
          <table:table-cell office:value-type="string">
            <text:p>caño, afluente del caño Tatú (cerca de la montaña |bBadi cojanaʉ gʉ̃taʉ|r)</text:p>
          </table:table-cell>
          <table:table-cell table:number-columns-repeated="204"/>
        </table:table-row>
        <table:table-row table:style-name="ro2">
          <table:table-cell office:value-type="string">
            <text:p>sajabeti </text:p>
          </table:table-cell>
          <table:table-cell office:value-type="string">
            <text:p>ˈsɑ́hɑ.be.tí E][sɑˈhɑ́.bé.ti J </text:p>
          </table:table-cell>
          <table:table-cell office:value-type="string">
            <text:p>v.i. </text:p>
          </table:table-cell>
          <table:table-cell office:value-type="string">
            <text:p>crudo, cruda; , dn no cocido, cocida (umarí, jugo de yuca brava o manicuera) </text:p>
          </table:table-cell>
          <table:table-cell table:formula="of:=CONCATENATE([.D2848];&quot;, &quot;;[.G2848])" office:value-type="string" office:string-value="crudo, cruda; , dn no cocido, cocida (umarí, jugo de yuca brava o manicuera) , ">
            <text:p>crudo, cruda; , dn no cocido, cocida (umarí, jugo de yuca brava o manicuera) , </text:p>
          </table:table-cell>
          <table:table-cell/>
          <table:table-cell/>
          <table:table-cell table:number-columns-repeated="201"/>
        </table:table-row>
        <table:table-row table:style-name="ro2">
          <table:table-cell office:value-type="string">
            <text:p>sãjare </text:p>
          </table:table-cell>
          <table:table-cell office:value-type="string">
            <text:p>ˈsɑ̃́hɑ̃ɑ̃.ɾẽ E][sɑ̃ˈhɑ̃́ɑ̃́.ɾẽ́ J </text:p>
          </table:table-cell>
          <table:table-cell office:value-type="string">
            <text:p>v.i. </text:p>
          </table:table-cell>
          <table:table-cell office:value-type="string">
            <text:p>entrar </text:p>
          </table:table-cell>
          <table:table-cell table:number-columns-repeated="204"/>
        </table:table-row>
        <table:table-row table:style-name="ro2">
          <table:table-cell office:value-type="string">
            <text:p>sajase </text:p>
          </table:table-cell>
          <table:table-cell office:value-type="string">
            <text:p>ˈsɑ́hɑ.se E][sɑˈhɑ́.sé J </text:p>
          </table:table-cell>
          <table:table-cell office:value-type="string">
            <text:p>v.i. </text:p>
          </table:table-cell>
          <table:table-cell office:value-type="string">
            <text:p>(ser/estar) cocido, cocida (umarí, jugo de yuca brava o manicuera) </text:p>
          </table:table-cell>
          <table:table-cell table:number-columns-repeated="204"/>
        </table:table-row>
        <table:table-row table:style-name="ro2">
          <table:table-cell office:value-type="string">
            <text:p>Sãñaña </text:p>
          </table:table-cell>
          <table:table-cell office:value-type="string">
            <text:p>ˈsɑ̃́ɲɑ̃́.ɲɑ̃́ </text:p>
          </table:table-cell>
          <table:table-cell office:value-type="string">
            <text:p>inan. </text:p>
          </table:table-cell>
          <table:table-cell office:value-type="string">
            <text:p>caño, afluente del río Pirá-Paraná (debajo de cachivera Piña)</text:p>
          </table:table-cell>
          <table:table-cell table:number-columns-repeated="204"/>
        </table:table-row>
        <table:table-row table:style-name="ro1">
          <table:table-cell office:value-type="string">
            <text:p>sãñare </text:p>
          </table:table-cell>
          <table:table-cell office:value-type="string">
            <text:p>ˈsɑ̃́.ɲɑ̃.ɾẽ </text:p>
          </table:table-cell>
          <table:table-cell office:value-type="string">
            <text:p>v.i. </text:p>
          </table:table-cell>
          <table:table-cell office:value-type="string">
            <text:p>vestirse </text:p>
          </table:table-cell>
          <table:table-cell table:number-columns-repeated="204"/>
        </table:table-row>
        <table:table-row table:style-name="ro2">
          <table:table-cell office:value-type="string">
            <text:p>sãniariaro </text:p>
          </table:table-cell>
          <table:table-cell office:value-type="string">
            <text:p>sɑ̃́ˈnĩ́ɑ̃.ɾi.ɑ.ɾo E][sɑ̃ˈnĩ́ɑ̃.ɾi.ɑ.ɾo J </text:p>
          </table:table-cell>
          <table:table-cell office:value-type="string">
            <text:p>s.v.inan. </text:p>
          </table:table-cell>
          <table:table-cell office:value-type="string">
            <text:p>cerca</text:p>
          </table:table-cell>
          <table:table-cell table:number-columns-repeated="204"/>
        </table:table-row>
        <table:table-row table:style-name="ro2">
          <table:table-cell office:value-type="string">
            <text:p>sare </text:p>
          </table:table-cell>
          <table:table-cell office:value-type="string">
            <text:p>sɑ́ɑ.ɾe E][ˈsɑɑ́.ɾé J </text:p>
          </table:table-cell>
          <table:table-cell office:value-type="string">
            <text:p>v.t. </text:p>
          </table:table-cell>
          <table:table-cell office:value-type="string">
            <text:p>sacar (termes con una cáscara)</text:p>
          </table:table-cell>
          <table:table-cell table:number-columns-repeated="204"/>
        </table:table-row>
        <table:table-row table:style-name="ro2">
          <table:table-cell office:value-type="string">
            <text:p>sareãtiare </text:p>
          </table:table-cell>
          <table:table-cell office:value-type="string">
            <text:p>ˈsɑ́ɾé.ɑ̃́tĩɑ̃.ɾẽ </text:p>
          </table:table-cell>
          <table:table-cell office:value-type="string">
            <text:p>v.t. </text:p>
          </table:table-cell>
          <table:table-cell office:value-type="string">
            <text:p>meter una brizna o un pedacito de bejuco en la nariz para estornudar</text:p>
          </table:table-cell>
          <table:table-cell table:number-columns-repeated="204"/>
        </table:table-row>
        <table:table-row table:style-name="ro2">
          <table:table-cell office:value-type="string">
            <text:p>sarebaare </text:p>
          </table:table-cell>
          <table:table-cell office:value-type="string">
            <text:p>ˈsɑ́ɾé.bɑ́ɑ́.ɾé E][ˈsɑ́ɾé.bɑ́ɑ.ɾe J </text:p>
          </table:table-cell>
          <table:table-cell office:value-type="string">
            <text:p>v.t. </text:p>
          </table:table-cell>
          <table:table-cell office:value-type="string">
            <text:p>comer con cuchara </text:p>
          </table:table-cell>
          <table:table-cell table:number-columns-repeated="204"/>
        </table:table-row>
        <table:table-row table:style-name="ro2">
          <table:table-cell office:value-type="string">
            <text:p>sarebaariaro </text:p>
          </table:table-cell>
          <table:table-cell office:value-type="string">
            <text:p>ˈsɑ́ɾé.bɑ́ɑ́.ɾí.ɑ́.ɾo E][ˈsɑ́ɾé.bɑ́ɑ.ɾi.ɑ.ɾo J </text:p>
          </table:table-cell>
          <table:table-cell office:value-type="string">
            <text:p>s.v.inan. </text:p>
          </table:table-cell>
          <table:table-cell office:value-type="string">
            <text:p>cuchara </text:p>
          </table:table-cell>
          <table:table-cell table:number-columns-repeated="204"/>
        </table:table-row>
        <table:table-row table:style-name="ro2">
          <table:table-cell office:value-type="string">
            <text:p>sarecoare </text:p>
          </table:table-cell>
          <table:table-cell office:value-type="string">
            <text:p>ˈsɑ́ɾé.kóɑ́.ɾé E][ˈsɑ́ɾé.kóɑ.ɾe J </text:p>
          </table:table-cell>
          <table:table-cell office:value-type="string">
            <text:p>v.t. </text:p>
          </table:table-cell>
          <table:table-cell office:value-type="string">
            <text:p>excavar </text:p>
          </table:table-cell>
          <table:table-cell table:number-columns-repeated="204"/>
        </table:table-row>
        <table:table-row table:style-name="ro2">
          <table:table-cell office:value-type="string">
            <text:p>saregãmeore </text:p>
          </table:table-cell>
          <table:table-cell office:value-type="string">
            <text:p>sɑ́ˈɾé.ŋɑ̃́mẽ́.ṍ.ɾẽ </text:p>
          </table:table-cell>
          <table:table-cell office:value-type="string">
            <text:p>v.t. </text:p>
          </table:table-cell>
          <table:table-cell office:value-type="string">
            <text:p>voltear con un palo (canoa, tronco o palo grande) </text:p>
          </table:table-cell>
          <table:table-cell/>
          <table:table-cell office:value-type="string">
            <text:p>va sarejʉdare , uv E , vn J </text:p>
          </table:table-cell>
          <table:table-cell table:number-columns-repeated="202"/>
        </table:table-row>
        <table:table-row table:style-name="ro2">
          <table:table-cell office:value-type="string">
            <text:p>sarejĩare </text:p>
          </table:table-cell>
          <table:table-cell office:value-type="string">
            <text:p>sɑ́ˈɾé.hĩ́ɑ̃́.ɾẽ E][sɑ́ɾé.ˈhĩ́ɑ̃.ɾẽ J </text:p>
          </table:table-cell>
          <table:table-cell office:value-type="string">
            <text:p>v.t. </text:p>
          </table:table-cell>
          <table:table-cell office:value-type="string">
            <text:p>arrancar con un palo que sirve como alzaprima o palanca (tronco, raíz)</text:p>
          </table:table-cell>
          <table:table-cell table:number-columns-repeated="204"/>
        </table:table-row>
        <table:table-row table:style-name="ro2">
          <table:table-cell office:value-type="string">
            <text:p>sarejoore </text:p>
          </table:table-cell>
          <table:table-cell office:value-type="string">
            <text:p>ˈsɑ́ɾé.ho.ɾe E][sɑ́ɾé.ˈhoo.ɾe J </text:p>
          </table:table-cell>
          <table:table-cell office:value-type="string">
            <text:p>v.t. </text:p>
          </table:table-cell>
          <table:table-cell office:value-type="string">
            <text:p>cultivar </text:p>
          </table:table-cell>
          <table:table-cell table:number-columns-repeated="2"/>
          <table:table-cell office:value-type="string">
            <text:p>ntg ITP jo break.up.earth;</text:p>
          </table:table-cell>
          <table:table-cell table:number-columns-repeated="201"/>
        </table:table-row>
        <table:table-row table:style-name="ro2">
          <table:table-cell office:value-type="string">
            <text:p>sarejorare </text:p>
          </table:table-cell>
          <table:table-cell office:value-type="string">
            <text:p>sɑ́ˈɾé.hóɾɑ́.ɾe E][ˈsɑ́ɾé.hóɾɑ.ɾe J </text:p>
          </table:table-cell>
          <table:table-cell office:value-type="string">
            <text:p>v.t. </text:p>
          </table:table-cell>
          <table:table-cell office:value-type="string">
            <text:p>abrir madriguera (donde se encuentran animales u hormigas) </text:p>
          </table:table-cell>
          <table:table-cell table:number-columns-repeated="204"/>
        </table:table-row>
        <table:table-row table:style-name="ro2">
          <table:table-cell office:value-type="string">
            <text:p>sarejʉdare </text:p>
          </table:table-cell>
          <table:table-cell office:value-type="string">
            <text:p>sɑ́ɾé.ˈhɨ́dɑ.ɾe </text:p>
          </table:table-cell>
          <table:table-cell office:value-type="string">
            <text:p>v.t. </text:p>
          </table:table-cell>
          <table:table-cell office:value-type="string">
            <text:p>voltear con un palo (canoa, tronco o palo grande)</text:p>
          </table:table-cell>
          <table:table-cell/>
          <table:table-cell office:value-type="string">
            <text:p>va saregãmeore , uv J , vn E </text:p>
          </table:table-cell>
          <table:table-cell table:number-columns-repeated="202"/>
        </table:table-row>
        <table:table-row table:style-name="ro2">
          <table:table-cell office:value-type="string">
            <text:p>sarequẽnore </text:p>
          </table:table-cell>
          <table:table-cell office:value-type="string">
            <text:p>ˈsɑ́ré.kẽ́n.õ.ɾẽ </text:p>
          </table:table-cell>
          <table:table-cell office:value-type="string">
            <text:p>v.t. </text:p>
          </table:table-cell>
          <table:table-cell office:value-type="string">
            <text:p>tallar (el interior de la canoa) </text:p>
          </table:table-cell>
          <table:table-cell table:number-columns-repeated="204"/>
        </table:table-row>
        <table:table-row table:style-name="ro2">
          <table:table-cell office:value-type="string">
            <text:p>sarere </text:p>
          </table:table-cell>
          <table:table-cell office:value-type="string">
            <text:p>ˈsɑ́ɾéé.ɾe E][ˈsɑ́ɾé.ɾé J </text:p>
          </table:table-cell>
          <table:table-cell office:value-type="string">
            <text:p>v.t. </text:p>
          </table:table-cell>
          <table:table-cell office:value-type="string">
            <text:p>arponear </text:p>
          </table:table-cell>
          <table:table-cell table:number-columns-repeated="204"/>
        </table:table-row>
        <table:table-row table:style-name="ro2">
          <table:table-cell office:value-type="string">
            <text:p>sarerẽtobuure </text:p>
          </table:table-cell>
          <table:table-cell office:value-type="string">
            <text:p>ˈsɑ́ɾe.ɾẽ́tõ.búu.ɾe E][ˈsɑ́ɾé.ɾẽ́tõ.búú.ɾé J </text:p>
          </table:table-cell>
          <table:table-cell office:value-type="string">
            <text:p>v.t. </text:p>
          </table:table-cell>
          <table:table-cell office:value-type="string">
            <text:p>atravesar </text:p>
          </table:table-cell>
          <table:table-cell table:number-columns-repeated="204"/>
        </table:table-row>
        <table:table-row table:style-name="ro2">
          <table:table-cell office:value-type="string">
            <text:p>sareriaro </text:p>
          </table:table-cell>
          <table:table-cell office:value-type="string">
            <text:p>ˈsɑ́ɾe.ɾi.ɑ.ɾo E][ˈsɑ́ɾé.ɾí.ɑ.ɾo J </text:p>
          </table:table-cell>
          <table:table-cell office:value-type="string">
            <text:p>s.v.inan. </text:p>
          </table:table-cell>
          <table:table-cell office:value-type="string">
            <text:p>lanza </text:p>
          </table:table-cell>
          <table:table-cell table:number-columns-repeated="204"/>
        </table:table-row>
        <table:table-row table:style-name="ro2">
          <table:table-cell office:value-type="string">
            <text:p>sarewoore </text:p>
          </table:table-cell>
          <table:table-cell office:value-type="string">
            <text:p>sɑ́ˈɾé.wóó.ɾe E][ˈsɑ́ɾé.wóo.ɾe J </text:p>
          </table:table-cell>
          <table:table-cell office:value-type="string">
            <text:p>v.t. </text:p>
          </table:table-cell>
          <table:table-cell office:value-type="string">
            <text:p>rasgar </text:p>
          </table:table-cell>
          <table:table-cell table:number-columns-repeated="204"/>
        </table:table-row>
        <table:table-row table:style-name="ro2">
          <table:table-cell office:value-type="string">
            <text:p>sawia </text:p>
          </table:table-cell>
          <table:table-cell office:value-type="string">
            <text:p>sɑˈwí.ɑ </text:p>
          </table:table-cell>
          <table:table-cell office:value-type="string">
            <text:p>inan., cl.irreg. </text:p>
          </table:table-cell>
          <table:table-cell office:value-type="string">
            <text:p>cosa puntiaguda (cuerno, palo) </text:p>
          </table:table-cell>
          <table:table-cell table:number-columns-repeated="2"/>
          <table:table-cell office:value-type="string">
            <text:p>ntg BARS,91 -sawia ‘protrusion (larger than -rapea and -bũra)’ 4.1. Salient features of classifiers. (2. protrusion/mound/hump) p.50;</text:p>
          </table:table-cell>
          <table:table-cell table:number-columns-repeated="201"/>
        </table:table-row>
        <table:table-row table:style-name="ro2">
          <table:table-cell office:value-type="string">
            <text:p>sẽa </text:p>
          </table:table-cell>
          <table:table-cell office:value-type="string">
            <text:p>ˈsẽɑ̃́ </text:p>
          </table:table-cell>
          <table:table-cell office:value-type="string">
            <text:p>an.s.plural </text:p>
          </table:table-cell>
          <table:table-cell office:value-type="string">
            <text:p>sardinas |bsẽa|r </text:p>
          </table:table-cell>
          <table:table-cell table:number-columns-repeated="204"/>
        </table:table-row>
        <table:table-row table:style-name="ro2">
          <table:table-cell office:value-type="string">
            <text:p>seabiatore </text:p>
          </table:table-cell>
          <table:table-cell office:value-type="string">
            <text:p>ˈséɑ.bíɑ.tó.ɾe E][seɑ́.bíɑ.tóó.ɾé J </text:p>
          </table:table-cell>
          <table:table-cell office:value-type="string">
            <text:p>v.t. </text:p>
          </table:table-cell>
          <table:table-cell office:value-type="string">
            <text:p>empacar con hojas (para cargar algo)</text:p>
          </table:table-cell>
          <table:table-cell table:number-columns-repeated="204"/>
        </table:table-row>
        <table:table-row table:style-name="ro2">
          <table:table-cell office:value-type="string">
            <text:p>sẽarã_beroa </text:p>
          </table:table-cell>
          <table:table-cell office:value-type="string">
            <text:p>ˈsẽ́ɑ̃́ɾɑ̃́.béɾóɑ E][ˈsẽ́ɑ̃́ɾɑ̃́.béɾóɑ́ J </text:p>
          </table:table-cell>
          <table:table-cell office:value-type="string">
            <text:p>an.s.plural </text:p>
          </table:table-cell>
          <table:table-cell office:value-type="string">
            <text:p>abejas |bsẽarã beroa|r (especie de color gris) </text:p>
          </table:table-cell>
          <table:table-cell table:number-columns-repeated="204"/>
        </table:table-row>
        <table:table-row table:style-name="ro1">
          <table:table-cell office:value-type="string">
            <text:p>seare </text:p>
          </table:table-cell>
          <table:table-cell office:value-type="string">
            <text:p>ˈséɑ.ɾe E][ˈseɑ́.ɾé J </text:p>
          </table:table-cell>
          <table:table-cell office:value-type="string">
            <text:p>v.t. </text:p>
          </table:table-cell>
          <table:table-cell office:value-type="string">
            <text:p>amontonar tierra y cenizas (para sembrar yuca, tabaco, ají)</text:p>
          </table:table-cell>
          <table:table-cell table:number-columns-repeated="204"/>
        </table:table-row>
        <table:table-row table:style-name="ro2">
          <table:table-cell office:value-type="string">
            <text:p>sẽare </text:p>
          </table:table-cell>
          <table:table-cell office:value-type="string">
            <text:p>ˈsẽ́ɑ̃́.ɾẽ E][ˈsẽ́ɑ̃́.ɾẽ́ J </text:p>
          </table:table-cell>
          <table:table-cell office:value-type="string">
            <text:p>v.t. </text:p>
          </table:table-cell>
          <table:table-cell office:value-type="string">
            <text:p>ejecutar los ritos del payé para curar </text:p>
          </table:table-cell>
          <table:table-cell table:number-columns-repeated="204"/>
        </table:table-row>
        <table:table-row table:style-name="ro2">
          <table:table-cell office:value-type="string">
            <text:p>sebero </text:p>
          </table:table-cell>
          <table:table-cell office:value-type="string">
            <text:p>sebéˈɾó </text:p>
          </table:table-cell>
          <table:table-cell office:value-type="string">
            <text:p>an. </text:p>
          </table:table-cell>
          <table:table-cell office:value-type="string">
            <text:p>lagartijo de línea dorada </text:p>
          </table:table-cell>
          <table:table-cell office:value-type="string">
            <text:p>Anolis spp., </text:p>
          </table:table-cell>
          <table:table-cell table:number-columns-repeated="203"/>
        </table:table-row>
        <table:table-row table:style-name="ro2">
          <table:table-cell office:value-type="string">
            <text:p>seberowĩjo </text:p>
          </table:table-cell>
          <table:table-cell office:value-type="string">
            <text:p>sébéɾó.wĩ́hṍ </text:p>
          </table:table-cell>
          <table:table-cell office:value-type="string">
            <text:p>inan.f.n.esp. </text:p>
          </table:table-cell>
          <table:table-cell office:value-type="string">
            <text:p>frutas del árbol |bseberowĩjoʉ|r (pequeñas y amarillas, las comen crudas) </text:p>
          </table:table-cell>
          <table:table-cell table:number-columns-repeated="204"/>
        </table:table-row>
        <table:table-row table:style-name="ro2">
          <table:table-cell office:value-type="string">
            <text:p>seberowĩjoʉ </text:p>
          </table:table-cell>
          <table:table-cell office:value-type="string">
            <text:p>séˈbéɾó.wĩ́hṍ.ɨ̃́ </text:p>
          </table:table-cell>
          <table:table-cell office:value-type="string">
            <text:p>inan. </text:p>
          </table:table-cell>
          <table:table-cell office:value-type="string">
            <text:p>especie de arbusto (produce la fruta comestible |bseberowĩjo|r) </text:p>
          </table:table-cell>
          <table:table-cell table:number-columns-repeated="204"/>
        </table:table-row>
        <table:table-row table:style-name="ro2">
          <table:table-cell office:value-type="string">
            <text:p>seda_yuca </text:p>
          </table:table-cell>
          <table:table-cell office:value-type="string">
            <text:p>seˈdɑ́.dʒúkɑ́ </text:p>
          </table:table-cell>
          <table:table-cell office:value-type="string">
            <text:p>an. </text:p>
          </table:table-cell>
          <table:table-cell office:value-type="string">
            <text:p>lagartijo de línea dorada, lagartijo cuellirojo, anoles </text:p>
          </table:table-cell>
          <table:table-cell/>
          <table:table-cell office:value-type="string">
            <text:p>sc Anolis spp. </text:p>
          </table:table-cell>
          <table:table-cell table:number-columns-repeated="202"/>
        </table:table-row>
        <table:table-row table:style-name="ro2">
          <table:table-cell office:value-type="string">
            <text:p>sedatuare </text:p>
          </table:table-cell>
          <table:table-cell office:value-type="string">
            <text:p>sédɑ.ˈtúɑ.ɾe E][seˈdɑ́.túɑ.ɾe J </text:p>
          </table:table-cell>
          <table:table-cell office:value-type="string">
            <text:p>v.t. </text:p>
          </table:table-cell>
          <table:table-cell office:value-type="string">
            <text:p>matar con el pene (uso: dicho solamente en los mitos, hecho por el demonio) </text:p>
          </table:table-cell>
          <table:table-cell table:number-columns-repeated="204"/>
        </table:table-row>
        <table:table-row table:style-name="ro2">
          <table:table-cell office:value-type="string">
            <text:p>sejare </text:p>
          </table:table-cell>
          <table:table-cell office:value-type="string">
            <text:p>ˈséhɑ.ɾe E][seˈhɑ́.ɾé J </text:p>
          </table:table-cell>
          <table:table-cell office:value-type="string">
            <text:p>v.i. </text:p>
          </table:table-cell>
          <table:table-cell office:value-type="string">
            <text:p>demorar (trabajo) </text:p>
          </table:table-cell>
          <table:table-cell table:number-columns-repeated="204"/>
        </table:table-row>
        <table:table-row table:style-name="ro2">
          <table:table-cell office:value-type="string">
            <text:p>sẽme </text:p>
          </table:table-cell>
          <table:table-cell office:value-type="string">
            <text:p>ˈsẽ́mẽ́ </text:p>
          </table:table-cell>
          <table:table-cell office:value-type="string">
            <text:p>an. </text:p>
          </table:table-cell>
          <table:table-cell office:value-type="string">
            <text:p>paca </text:p>
          </table:table-cell>
          <table:table-cell office:value-type="string">
            <text:p>Agouti paca</text:p>
          </table:table-cell>
          <table:table-cell table:number-columns-repeated="203"/>
        </table:table-row>
        <table:table-row table:style-name="ro2">
          <table:table-cell office:value-type="string">
            <text:p>sẽme_gʉda </text:p>
          </table:table-cell>
          <table:table-cell office:value-type="string">
            <text:p>ˈsẽ́mẽ́.gɨ́dɑ́ </text:p>
          </table:table-cell>
          <table:table-cell office:value-type="string">
            <text:p>inan.f.n.esp. </text:p>
          </table:table-cell>
          <table:table-cell office:value-type="string">
            <text:p>frutas del árbol |bsẽme gʉdaʉ|r (comestibles, pequeñas con pulpa naranjada y dulce, pepas grandes; cultivadas o salvajes) </text:p>
          </table:table-cell>
          <table:table-cell table:number-columns-repeated="204"/>
        </table:table-row>
        <table:table-row table:style-name="ro2">
          <table:table-cell office:value-type="string">
            <text:p>sẽme_gʉdaʉ </text:p>
          </table:table-cell>
          <table:table-cell office:value-type="string">
            <text:p>sẽ́mẽ́.gɨ́ˈdɑ́.ɨ́ </text:p>
          </table:table-cell>
          <table:table-cell office:value-type="string">
            <text:p>inan. </text:p>
          </table:table-cell>
          <table:table-cell office:value-type="string">
            <text:p>especie de árbol (produce la fruta comestible |bsẽme gʉda|r) </text:p>
          </table:table-cell>
          <table:table-cell table:number-columns-repeated="204"/>
        </table:table-row>
        <table:table-row table:style-name="ro2">
          <table:table-cell office:value-type="string">
            <text:p>sẽmeriiro </text:p>
          </table:table-cell>
          <table:table-cell office:value-type="string">
            <text:p>ˈsẽ́mẽ́.ɾííɾó </text:p>
          </table:table-cell>
          <table:table-cell office:value-type="string">
            <text:p>an. </text:p>
          </table:table-cell>
          <table:table-cell office:value-type="string">
            <text:p>pájaro trepador pico de cuña </text:p>
          </table:table-cell>
          <table:table-cell/>
          <table:table-cell office:value-type="string">
            <text:p>sc Glyphorynchus spirurus</text:p>
          </table:table-cell>
          <table:table-cell table:number-columns-repeated="202"/>
        </table:table-row>
        <table:table-row table:style-name="ro2">
          <table:table-cell office:value-type="string">
            <text:p>Sẽmeriña </text:p>
          </table:table-cell>
          <table:table-cell office:value-type="string">
            <text:p>ˈsẽ́mẽ́.ɾĩ́.ɲɑ̃́ </text:p>
          </table:table-cell>
          <table:table-cell office:value-type="string">
            <text:p>inan. </text:p>
          </table:table-cell>
          <table:table-cell office:value-type="string">
            <text:p>caño Paca (afluente del caño Piedra) </text:p>
          </table:table-cell>
          <table:table-cell table:number-columns-repeated="204"/>
        </table:table-row>
        <table:table-row table:style-name="ro2">
          <table:table-cell office:value-type="string">
            <text:p>sẽna </text:p>
          </table:table-cell>
          <table:table-cell office:value-type="string">
            <text:p>ˈsẽ́nɑ̃ </text:p>
          </table:table-cell>
          <table:table-cell office:value-type="string">
            <text:p>inan.f.n.esp. </text:p>
          </table:table-cell>
          <table:table-cell office:value-type="string">
            <text:p>piñas </text:p>
          </table:table-cell>
          <table:table-cell office:value-type="string">
            <text:p>Ananas sativus (Schultes filius), Bromelia ananas (Linne), Ananassa sativa (Lindley), A. Comosus (Magness) , </text:p>
          </table:table-cell>
          <table:table-cell table:number-columns-repeated="203"/>
        </table:table-row>
        <table:table-row table:style-name="ro2">
          <table:table-cell office:value-type="string">
            <text:p>sẽna_jĩco </text:p>
          </table:table-cell>
          <table:table-cell office:value-type="string">
            <text:p>ˈsẽ́nɑ̃.hĩ́kõ E][ˈsẽ́nɑ̃.hĩkṍ J </text:p>
          </table:table-cell>
          <table:table-cell office:value-type="string">
            <text:p>an. </text:p>
          </table:table-cell>
          <table:table-cell office:value-type="string">
            <text:p>especie de escarabajo</text:p>
          </table:table-cell>
          <table:table-cell table:number-columns-repeated="204"/>
        </table:table-row>
        <table:table-row table:style-name="ro2">
          <table:table-cell office:value-type="string">
            <text:p>sẽnacaje </text:p>
          </table:table-cell>
          <table:table-cell office:value-type="string">
            <text:p>sẽ́nɑ̃.kɑˈhé E][ˈsẽ́nɑ̃.kɑ́hé J </text:p>
          </table:table-cell>
          <table:table-cell office:value-type="string">
            <text:p>inan. </text:p>
          </table:table-cell>
          <table:table-cell office:value-type="string">
            <text:p>mata </text:p>
          </table:table-cell>
          <table:table-cell table:number-columns-repeated="204"/>
        </table:table-row>
        <table:table-row table:style-name="ro2">
          <table:table-cell office:value-type="string">
            <text:p>Sẽnajoero </text:p>
          </table:table-cell>
          <table:table-cell office:value-type="string">
            <text:p>sẽ́nɑ̃.hoé.ˈɾó E][ˈsẽ́nɑ̃.hóé.ɾó J </text:p>
          </table:table-cell>
          <table:table-cell office:value-type="string">
            <text:p>inan. </text:p>
          </table:table-cell>
          <table:table-cell office:value-type="string">
            <text:p>cachivera Piña (cachivera en el río Pirá-Paraná) </text:p>
          </table:table-cell>
          <table:table-cell table:number-columns-repeated="204"/>
        </table:table-row>
        <table:table-row table:style-name="ro2">
          <table:table-cell office:value-type="string">
            <text:p>sẽnasaaro </text:p>
          </table:table-cell>
          <table:table-cell office:value-type="string">
            <text:p>ˈsẽ́nɑ̃.sɑ́ɑ́ɾó E][ˈsẽ́nɑ̃.sɑ́ɑ́ɾo J </text:p>
          </table:table-cell>
          <table:table-cell office:value-type="string">
            <text:p>inan. </text:p>
          </table:table-cell>
          <table:table-cell office:value-type="string">
            <text:p>hojas y raíces de la mata de piña (la parte cortada que sembrarán) </text:p>
          </table:table-cell>
          <table:table-cell table:number-columns-repeated="204"/>
        </table:table-row>
        <table:table-row table:style-name="ro2">
          <table:table-cell office:value-type="string">
            <text:p>sẽneare </text:p>
          </table:table-cell>
          <table:table-cell office:value-type="string">
            <text:p>ˈsẽnẽ́ɑ̃.ɾẽ </text:p>
          </table:table-cell>
          <table:table-cell office:value-type="string">
            <text:p>v.t. </text:p>
          </table:table-cell>
          <table:table-cell office:value-type="string">
            <text:p>construir plataforma (para coger hormigas)</text:p>
          </table:table-cell>
          <table:table-cell table:number-columns-repeated="204"/>
        </table:table-row>
        <table:table-row table:style-name="ro2">
          <table:table-cell office:value-type="string">
            <text:p>sẽnibosare </text:p>
          </table:table-cell>
          <table:table-cell office:value-type="string">
            <text:p>ˈsẽ́nĩ.bosɑ́.ɾé E][ˈsẽ́nĩ́.bósɑ.ɾe J </text:p>
          </table:table-cell>
          <table:table-cell office:value-type="string">
            <text:p>v.t. </text:p>
          </table:table-cell>
          <table:table-cell office:value-type="string">
            <text:p>pedir para otro </text:p>
          </table:table-cell>
          <table:table-cell table:number-columns-repeated="2"/>
          <table:table-cell office:value-type="string">
            <text:p>ntg BARS,91 -bosa (benefactive) in the word ã́bi-a-bosá-ya (pick^up-MOT-BEN-PRES-^IMPV) ‘pick up and carry it away for me’, p.13;</text:p>
          </table:table-cell>
          <table:table-cell table:number-columns-repeated="201"/>
        </table:table-row>
        <table:table-row table:style-name="ro2">
          <table:table-cell office:value-type="string">
            <text:p>sẽniĩare </text:p>
          </table:table-cell>
          <table:table-cell office:value-type="string">
            <text:p>ˈsẽ́nĩ́.ĩ́ɑ̃.ɾẽ </text:p>
          </table:table-cell>
          <table:table-cell office:value-type="string">
            <text:p>v.t. </text:p>
          </table:table-cell>
          <table:table-cell office:value-type="string">
            <text:p>preguntar (pidiendo información) </text:p>
          </table:table-cell>
          <table:table-cell table:number-columns-repeated="2"/>
          <table:table-cell office:value-type="string">
            <text:p>ntg BARS,91 sẽdi ĩa (ask see) ‘to ask for information’, and sẽdi ‘to ask for some known entity’, no.83;</text:p>
          </table:table-cell>
          <table:table-cell table:number-columns-repeated="201"/>
        </table:table-row>
        <table:table-row table:style-name="ro2">
          <table:table-cell office:value-type="string">
            <text:p>sẽniĩatoore </text:p>
          </table:table-cell>
          <table:table-cell office:value-type="string">
            <text:p>ˈsẽ́nĩ.ĩ́ɑ̃.tóo.ɾe E][ˈsẽ́nĩ́.ĩ́ɑ̃.tóó.ɾé J </text:p>
          </table:table-cell>
          <table:table-cell office:value-type="string">
            <text:p>v.t. </text:p>
          </table:table-cell>
          <table:table-cell office:value-type="string">
            <text:p>preguntar con un motivo escondido (por ejemplo: para disimular una situación desagradable o sacar a la luz una mentira)</text:p>
          </table:table-cell>
          <table:table-cell table:number-columns-repeated="204"/>
        </table:table-row>
        <table:table-row table:style-name="ro2">
          <table:table-cell office:value-type="string">
            <text:p>sẽnire </text:p>
          </table:table-cell>
          <table:table-cell office:value-type="string">
            <text:p>ˈsẽ́nĩ́.ɾẽ E][ˈsẽ́nĩ́.ɾẽ́ J </text:p>
          </table:table-cell>
          <table:table-cell office:value-type="string">
            <text:p>v.t. </text:p>
          </table:table-cell>
          <table:table-cell office:value-type="string">
            <text:p>pedir </text:p>
          </table:table-cell>
          <table:table-cell table:number-columns-repeated="2"/>
          <table:table-cell office:value-type="string">
            <text:p>ntg BARS,91 sẽdi ĩa (ask see) ‘to ask for information’, and sẽdi ‘to ask for some known entity’, no.83; </text:p>
          </table:table-cell>
          <table:table-cell table:number-columns-repeated="201"/>
        </table:table-row>
        <table:table-row table:style-name="ro2">
          <table:table-cell office:value-type="string">
            <text:p>sẽnirẽmore </text:p>
          </table:table-cell>
          <table:table-cell office:value-type="string">
            <text:p>ˈsẽ́nĩ́.ɾẽ́mṍ.ɾẽ E][ˈsẽ́nĩ́.ɾẽ́mõ.ɾẽ J </text:p>
          </table:table-cell>
          <table:table-cell office:value-type="string">
            <text:p>v.t. </text:p>
          </table:table-cell>
          <table:table-cell office:value-type="string">
            <text:p>pedir más</text:p>
          </table:table-cell>
          <table:table-cell table:number-columns-repeated="204"/>
        </table:table-row>
        <table:table-row table:style-name="ro2">
          <table:table-cell office:value-type="string">
            <text:p>sẽoyoore </text:p>
          </table:table-cell>
          <table:table-cell office:value-type="string">
            <text:p>ˈsẽ́õ.dʒóo.ɾe E][ˈsẽ́ṍ.dʒóo.ɾe J </text:p>
          </table:table-cell>
          <table:table-cell office:value-type="string">
            <text:p>v.t. </text:p>
          </table:table-cell>
          <table:table-cell office:value-type="string">
            <text:p>estirar ropa y colgarla</text:p>
          </table:table-cell>
          <table:table-cell table:number-columns-repeated="204"/>
        </table:table-row>
        <table:table-row table:style-name="ro2">
          <table:table-cell office:value-type="string">
            <text:p>sere </text:p>
          </table:table-cell>
          <table:table-cell office:value-type="string">
            <text:p>seˈɾé </text:p>
          </table:table-cell>
          <table:table-cell office:value-type="string">
            <text:p>inan. </text:p>
          </table:table-cell>
          <table:table-cell office:value-type="string">
            <text:p>enfermedades infecciosas causadas por hongos </text:p>
          </table:table-cell>
          <table:table-cell table:number-columns-repeated="204"/>
        </table:table-row>
        <table:table-row table:style-name="ro2">
          <table:table-cell office:value-type="string">
            <text:p>seretuure </text:p>
          </table:table-cell>
          <table:table-cell office:value-type="string">
            <text:p>seˈɾé.túu.ɾe </text:p>
          </table:table-cell>
          <table:table-cell office:value-type="string">
            <text:p>v.t. </text:p>
          </table:table-cell>
          <table:table-cell office:value-type="string">
            <text:p>remendar (tela, cuero)</text:p>
          </table:table-cell>
          <table:table-cell table:number-columns-repeated="204"/>
        </table:table-row>
        <table:table-row table:style-name="ro2">
          <table:table-cell office:value-type="string">
            <text:p>sesore </text:p>
          </table:table-cell>
          <table:table-cell office:value-type="string">
            <text:p>ˈsésoo.ɾe E][seˈsó.ɾé J </text:p>
          </table:table-cell>
          <table:table-cell office:value-type="string">
            <text:p>v.t. </text:p>
          </table:table-cell>
          <table:table-cell office:value-type="string">
            <text:p>muquear </text:p>
          </table:table-cell>
          <table:table-cell table:number-columns-repeated="204"/>
        </table:table-row>
        <table:table-row table:style-name="ro2">
          <table:table-cell office:value-type="string">
            <text:p>seʉ </text:p>
          </table:table-cell>
          <table:table-cell office:value-type="string">
            <text:p>ˈsé.ɨ́ </text:p>
          </table:table-cell>
          <table:table-cell office:value-type="string">
            <text:p>an. </text:p>
          </table:table-cell>
          <table:table-cell office:value-type="string">
            <text:p>churuco </text:p>
          </table:table-cell>
          <table:table-cell/>
          <table:table-cell office:value-type="string">
            <text:p>sc Lagothrix lagothricha </text:p>
          </table:table-cell>
          <table:table-cell table:number-columns-repeated="202"/>
        </table:table-row>
        <table:table-row table:style-name="ro2">
          <table:table-cell office:value-type="string">
            <text:p>seyogʉ, seyogo </text:p>
          </table:table-cell>
          <table:table-cell office:value-type="string">
            <text:p>ˈsédʒo.gɨ E][seˈdʒó.gɨ J </text:p>
          </table:table-cell>
          <table:table-cell office:value-type="string">
            <text:p>s.v.m., f. </text:p>
          </table:table-cell>
          <table:table-cell office:value-type="string">
            <text:p>joven bonito, bonita; guapo, guapa; hermoso, hermosa; lindo, linda </text:p>
          </table:table-cell>
          <table:table-cell table:number-columns-repeated="204"/>
        </table:table-row>
        <table:table-row table:style-name="ro2">
          <table:table-cell office:value-type="string">
            <text:p>seyogʉaca, seyogoaca </text:p>
          </table:table-cell>
          <table:table-cell office:value-type="string">
            <text:p>seˈdʒó.gɨ.ɑkɑ́ </text:p>
          </table:table-cell>
          <table:table-cell office:value-type="string">
            <text:p>s.v.m., f. </text:p>
          </table:table-cell>
          <table:table-cell office:value-type="string">
            <text:p>niño bonito, guapo, hermoso, lindo; niña bonita, guapa, hermosa, linda </text:p>
          </table:table-cell>
          <table:table-cell table:number-columns-repeated="204"/>
        </table:table-row>
        <table:table-row table:style-name="ro2">
          <table:table-cell office:value-type="string">
            <text:p>seyore </text:p>
          </table:table-cell>
          <table:table-cell/>
          <table:table-cell office:value-type="string">
            <text:p>v.i.dep. </text:p>
          </table:table-cell>
          <table:table-cell office:value-type="string">
            <text:p>creer </text:p>
          </table:table-cell>
          <table:table-cell/>
          <table:table-cell office:value-type="string">
            <text:p>va ruyure <text:s/>,vn E <text:s/>,uv J </text:p>
          </table:table-cell>
          <table:table-cell table:number-columns-repeated="202"/>
        </table:table-row>
        <table:table-row table:style-name="ro2">
          <table:table-cell office:value-type="string">
            <text:p>seyose </text:p>
          </table:table-cell>
          <table:table-cell office:value-type="string">
            <text:p>seˈdʒó.se E][seˈdʒó.sé J </text:p>
          </table:table-cell>
          <table:table-cell office:value-type="string">
            <text:p>v.i. </text:p>
          </table:table-cell>
          <table:table-cell office:value-type="string">
            <text:p>ir me/te/le bien </text:p>
          </table:table-cell>
          <table:table-cell table:number-columns-repeated="204"/>
        </table:table-row>
        <table:table-row table:style-name="ro2">
          <table:table-cell office:value-type="string">
            <text:p>siaãmire </text:p>
          </table:table-cell>
          <table:table-cell office:value-type="string">
            <text:p>ˈsíɑ.ɑmĩ́.ɾẽ E][ˈsíɑ́.ɑ̃́mĩ́.ɾẽ́ J </text:p>
          </table:table-cell>
          <table:table-cell office:value-type="string">
            <text:p>v.t. </text:p>
          </table:table-cell>
          <table:table-cell office:value-type="string">
            <text:p>llevar sin permiso (indica la pérdida de una cosa)</text:p>
          </table:table-cell>
          <table:table-cell table:number-columns-repeated="204"/>
        </table:table-row>
        <table:table-row table:style-name="ro2">
          <table:table-cell office:value-type="string">
            <text:p>siabiore </text:p>
          </table:table-cell>
          <table:table-cell office:value-type="string">
            <text:p>ˈsíɑ.bí.ó.ɾé E][ˈsíɑ́.bí.o.ɾe J </text:p>
          </table:table-cell>
          <table:table-cell office:value-type="string">
            <text:p>v.t. </text:p>
          </table:table-cell>
          <table:table-cell office:value-type="string">
            <text:p>amarrar </text:p>
          </table:table-cell>
          <table:table-cell table:number-columns-repeated="204"/>
        </table:table-row>
        <table:table-row table:style-name="ro2">
          <table:table-cell office:value-type="string">
            <text:p>sĩ́abusuore </text:p>
          </table:table-cell>
          <table:table-cell office:value-type="string">
            <text:p>ˈsĩ́ɑ̃.búsu.o.ɾe E][ˈsĩɑ̃́.búsu.o.ɾe J </text:p>
          </table:table-cell>
          <table:table-cell office:value-type="string">
            <text:p>v.t. </text:p>
          </table:table-cell>
          <table:table-cell office:value-type="string">
            <text:p>prender (antorcha, vela)</text:p>
          </table:table-cell>
          <table:table-cell table:number-columns-repeated="204"/>
        </table:table-row>
        <table:table-row table:style-name="ro1">
          <table:table-cell office:value-type="string">
            <text:p>sĩ́abusuori</text:p>
          </table:table-cell>
          <table:table-cell table:number-columns-repeated="207"/>
        </table:table-row>
        <table:table-row table:style-name="ro2">
          <table:table-cell office:value-type="string">
            <text:p>sĩ́abusuoria </text:p>
          </table:table-cell>
          <table:table-cell office:value-type="string">
            <text:p>ˈsĩ́ɑ̃.búsu.o.ɾi.ɑ E][sĩɑ̃́.ˈbúsu.o.ɾí.ɑ J </text:p>
          </table:table-cell>
          <table:table-cell office:value-type="string">
            <text:p>s.v.inan. </text:p>
          </table:table-cell>
          <table:table-cell office:value-type="string">
            <text:p>lámpara </text:p>
          </table:table-cell>
          <table:table-cell table:number-columns-repeated="204"/>
        </table:table-row>
        <table:table-row table:style-name="ro1">
          <table:table-cell office:value-type="string">
            <text:p>sĩ́abusuoriʉ </text:p>
          </table:table-cell>
          <table:table-cell office:value-type="string">
            <text:p>ˈsĩ́ɑ̃.búsu.o.ɾí.ɨ́ E][sĩɑ̃́.ˈbúsu.o.ɾí.ɨ J </text:p>
          </table:table-cell>
          <table:table-cell office:value-type="string">
            <text:p>s.v.inan. </text:p>
          </table:table-cell>
          <table:table-cell office:value-type="string">
            <text:p>vela </text:p>
          </table:table-cell>
          <table:table-cell/>
          <table:table-cell office:value-type="string">
            <text:p>va sĩ́abusuori , ph ˈsĩ́ɑ̃.búsu.o.ɾí.í E][sĩ́ɑ̃́.ˈbúsu.o.ɾí.i J , </text:p>
          </table:table-cell>
          <table:table-cell table:number-columns-repeated="202"/>
        </table:table-row>
        <table:table-row table:style-name="ro2">
          <table:table-cell office:value-type="string">
            <text:p>sĩacudire </text:p>
          </table:table-cell>
          <table:table-cell office:value-type="string">
            <text:p>ˈsĩ́ɑ̃́.kúdi.ɾe E][ˈsĩ́ɑ̃́.kudí.ɾé J </text:p>
          </table:table-cell>
          <table:table-cell office:value-type="string">
            <text:p>v.t. </text:p>
          </table:table-cell>
          <table:table-cell office:value-type="string">
            <text:p>ir a cazar</text:p>
          </table:table-cell>
          <table:table-cell table:number-columns-repeated="204"/>
        </table:table-row>
        <table:table-row table:style-name="ro2">
          <table:table-cell office:value-type="string">
            <text:p>sĩ́aĩare </text:p>
          </table:table-cell>
          <table:table-cell office:value-type="string">
            <text:p>ˈsĩ́ɑ̃.ĩ́ɑ̃.ɾẽ E][ˈsĩɑ̃́.ĩ́ɑ̃.ɾẽ J </text:p>
          </table:table-cell>
          <table:table-cell office:value-type="string">
            <text:p>v.t. </text:p>
          </table:table-cell>
          <table:table-cell office:value-type="string">
            <text:p>alumbrar </text:p>
          </table:table-cell>
          <table:table-cell table:number-columns-repeated="204"/>
        </table:table-row>
        <table:table-row table:style-name="ro2">
          <table:table-cell office:value-type="string">
            <text:p>sĩ́ajeoria </text:p>
          </table:table-cell>
          <table:table-cell office:value-type="string">
            <text:p>ˈsĩ́ɑ̃.hé.o.́ɾí.ɑ́ E][sĩ́ˈɑ̃́.hé.o.ɾí.ɑ J </text:p>
          </table:table-cell>
          <table:table-cell office:value-type="string">
            <text:p>s.v.inan. </text:p>
          </table:table-cell>
          <table:table-cell office:value-type="string">
            <text:p>farol </text:p>
          </table:table-cell>
          <table:table-cell table:number-columns-repeated="204"/>
        </table:table-row>
        <table:table-row table:style-name="ro2">
          <table:table-cell office:value-type="string">
            <text:p>siare </text:p>
          </table:table-cell>
          <table:table-cell office:value-type="string">
            <text:p>ˈsíɑɑ.ɾe E][ˈsíɑ́ɑ́.ɾé J </text:p>
          </table:table-cell>
          <table:table-cell office:value-type="string">
            <text:p>v.t. </text:p>
          </table:table-cell>
          <table:table-cell office:value-type="string">
            <text:p>amarrar </text:p>
          </table:table-cell>
          <table:table-cell table:number-columns-repeated="2"/>
          <table:table-cell office:value-type="string">
            <text:p>ntg BARS,91 sia ‘tie’ no.72;</text:p>
          </table:table-cell>
          <table:table-cell table:number-columns-repeated="201"/>
        </table:table-row>
        <table:table-row table:style-name="ro2">
          <table:table-cell office:value-type="string">
            <text:p>sĩare </text:p>
          </table:table-cell>
          <table:table-cell office:value-type="string">
            <text:p>ˈsĩ́ɑ̃́.ɾẽ E][ˈsĩ́ɑ̃́.ɾẽ́ J </text:p>
          </table:table-cell>
          <table:table-cell office:value-type="string">
            <text:p>v.t. </text:p>
          </table:table-cell>
          <table:table-cell office:value-type="string">
            <text:p>matar </text:p>
          </table:table-cell>
          <table:table-cell table:number-columns-repeated="2"/>
          <table:table-cell office:value-type="string">
            <text:p>ntg BARS,91 //sĩa// ‘kill’ p16; </text:p>
          </table:table-cell>
          <table:table-cell table:number-columns-repeated="201"/>
        </table:table-row>
        <table:table-row table:style-name="ro2">
          <table:table-cell office:value-type="string">
            <text:p>sĩ́are </text:p>
          </table:table-cell>
          <table:table-cell office:value-type="string">
            <text:p>ˈsĩ́ɑ̃.ɾẽ E][ˈsĩɑ̃́.ɾẽ́ J </text:p>
          </table:table-cell>
          <table:table-cell office:value-type="string">
            <text:p>v.t. </text:p>
          </table:table-cell>
          <table:table-cell office:value-type="string">
            <text:p>prender </text:p>
          </table:table-cell>
          <table:table-cell table:number-columns-repeated="204"/>
        </table:table-row>
        <table:table-row table:style-name="ro2">
          <table:table-cell office:value-type="string">
            <text:p>sĩareare </text:p>
          </table:table-cell>
          <table:table-cell office:value-type="string">
            <text:p>ˈsĩ́ɑ̃́.ɾéɑ́.ɾe E][sĩ́ɑ̃́.ˈɾéɑ.ɾe J </text:p>
          </table:table-cell>
          <table:table-cell office:value-type="string">
            <text:p>v.t.pl. </text:p>
          </table:table-cell>
          <table:table-cell office:value-type="string">
            <text:p>matar y botar (seres animados) </text:p>
          </table:table-cell>
          <table:table-cell table:number-columns-repeated="204"/>
        </table:table-row>
        <table:table-row table:style-name="ro2">
          <table:table-cell office:value-type="string">
            <text:p>sĩ́aria </text:p>
          </table:table-cell>
          <table:table-cell office:value-type="string">
            <text:p>ˈsĩ́ɑ̃.ɾi.ɑ E][ˈsĩɑ̃́.ɾí.ɑ J </text:p>
          </table:table-cell>
          <table:table-cell office:value-type="string">
            <text:p>s.v.inan. </text:p>
          </table:table-cell>
          <table:table-cell office:value-type="string">
            <text:p>linterna </text:p>
          </table:table-cell>
          <table:table-cell table:number-columns-repeated="204"/>
        </table:table-row>
        <table:table-row table:style-name="ro1">
          <table:table-cell office:value-type="string">
            <text:p>sĩ́ariajãi </text:p>
          </table:table-cell>
          <table:table-cell office:value-type="string">
            <text:p>ˈsĩ́ɑ̃.ɾi.ɑ.hɑ̃́ĩ́ E][sĩ́ɑ̃́.ɾí.ɑ.hɑ̃́ĩ́ J </text:p>
          </table:table-cell>
          <table:table-cell office:value-type="string">
            <text:p>inan. </text:p>
          </table:table-cell>
          <table:table-cell office:value-type="string">
            <text:p>antorcha de turí (|ireg.|r) </text:p>
          </table:table-cell>
          <table:table-cell table:number-columns-repeated="204"/>
        </table:table-row>
        <table:table-row table:style-name="ro2">
          <table:table-cell office:value-type="string">
            <text:p>siariamaa </text:p>
          </table:table-cell>
          <table:table-cell office:value-type="string">
            <text:p>ˈsíɑ.ɾi.ɑ.mɑ̃́ E][ˈsíɑ́.ɾí.ɑ.mɑ̃ J </text:p>
          </table:table-cell>
          <table:table-cell office:value-type="string">
            <text:p>s.v.inan. </text:p>
          </table:table-cell>
          <table:table-cell office:value-type="string">
            <text:p>cuerda </text:p>
          </table:table-cell>
          <table:table-cell table:number-columns-repeated="204"/>
        </table:table-row>
        <table:table-row table:style-name="ro2">
          <table:table-cell office:value-type="string">
            <text:p>sĩarocare </text:p>
          </table:table-cell>
          <table:table-cell office:value-type="string">
            <text:p>ˈsĩ́ɑ̃́.ɾókɑ.ɾe </text:p>
          </table:table-cell>
          <table:table-cell office:value-type="string">
            <text:p>v.t.sing. </text:p>
          </table:table-cell>
          <table:table-cell office:value-type="string">
            <text:p>matar y botar </text:p>
          </table:table-cell>
          <table:table-cell table:number-columns-repeated="204"/>
        </table:table-row>
        <table:table-row table:style-name="ro1">
          <table:table-cell office:value-type="string">
            <text:p>sĩ́arocatuure </text:p>
          </table:table-cell>
          <table:table-cell office:value-type="string">
            <text:p>ˈsĩ́ɑ̃.ɾókɑ́.túu.ɾe E][sĩ́ɑ̃́.ˈɾókɑ.túu.ɾe J </text:p>
          </table:table-cell>
          <table:table-cell office:value-type="string">
            <text:p>v.t. </text:p>
          </table:table-cell>
          <table:table-cell office:value-type="string">
            <text:p>alumbrar </text:p>
          </table:table-cell>
          <table:table-cell table:number-columns-repeated="204"/>
        </table:table-row>
        <table:table-row table:style-name="ro2">
          <table:table-cell office:value-type="string">
            <text:p>siarojaare </text:p>
          </table:table-cell>
          <table:table-cell office:value-type="string">
            <text:p>ˈsíɑ.ɾóhɑɑ.ɾe E][ˈsíˈɑ́.ɾóhɑ́ɑ́.ɾé J </text:p>
          </table:table-cell>
          <table:table-cell office:value-type="string">
            <text:p>v.t. </text:p>
          </table:table-cell>
          <table:table-cell office:value-type="string">
            <text:p>paralizar a una persona por brujería</text:p>
          </table:table-cell>
          <table:table-cell table:number-columns-repeated="204"/>
        </table:table-row>
        <table:table-row table:style-name="ro1">
          <table:table-cell office:value-type="string">
            <text:p>sĩ́asuari</text:p>
          </table:table-cell>
          <table:table-cell table:number-columns-repeated="207"/>
        </table:table-row>
        <table:table-row table:style-name="ro2">
          <table:table-cell office:value-type="string">
            <text:p>sĩ́asuariʉ </text:p>
          </table:table-cell>
          <table:table-cell office:value-type="string">
            <text:p>ˈsĩ́ɑ̃.súɑ.ɾi.ɨ́ E][sĩɑ̃́.ˈsúɑ.ɾí.ɨ J </text:p>
          </table:table-cell>
          <table:table-cell/>
          <table:table-cell office:value-type="string">
            <text:p>poste (para colocar la antorcha en el medio de la casa) </text:p>
          </table:table-cell>
          <table:table-cell/>
          <table:table-cell office:value-type="string">
            <text:p>va sĩ́asuari , ps s.v.inan. , </text:p>
          </table:table-cell>
          <table:table-cell table:number-columns-repeated="202"/>
        </table:table-row>
        <table:table-row table:style-name="ro2">
          <table:table-cell office:value-type="string">
            <text:p>siataariaro </text:p>
          </table:table-cell>
          <table:table-cell office:value-type="string">
            <text:p>ˈsíɑ.tɑ́ɑ.ɾi.ɑ́.ɾó E][ˈsíɑ́.tɑ́.ɾi.ɑ.ɾo J </text:p>
          </table:table-cell>
          <table:table-cell office:value-type="string">
            <text:p>s.v.inan. </text:p>
          </table:table-cell>
          <table:table-cell office:value-type="string">
            <text:p>falda</text:p>
          </table:table-cell>
          <table:table-cell table:number-columns-repeated="204"/>
        </table:table-row>
        <table:table-row table:style-name="ro2">
          <table:table-cell office:value-type="string">
            <text:p>sĩ́atuare </text:p>
          </table:table-cell>
          <table:table-cell office:value-type="string">
            <text:p>ˈsĩ́ɑ̃.túɑ.ɾe E][sĩɑ̃́.ˈtúɑ.ɾe J </text:p>
          </table:table-cell>
          <table:table-cell office:value-type="string">
            <text:p>v.t. </text:p>
          </table:table-cell>
          <table:table-cell office:value-type="string">
            <text:p>encender </text:p>
          </table:table-cell>
          <table:table-cell table:number-columns-repeated="204"/>
        </table:table-row>
        <table:table-row table:style-name="ro2">
          <table:table-cell office:value-type="string">
            <text:p>siatuure </text:p>
          </table:table-cell>
          <table:table-cell office:value-type="string">
            <text:p>ˈsíɑ.túu.ɾe E][ˈsíɑ́.túu.ɾe J </text:p>
          </table:table-cell>
          <table:table-cell office:value-type="string">
            <text:p>v.t. </text:p>
          </table:table-cell>
          <table:table-cell office:value-type="string">
            <text:p>atar </text:p>
          </table:table-cell>
          <table:table-cell table:number-columns-repeated="204"/>
        </table:table-row>
        <table:table-row table:style-name="ro2">
          <table:table-cell office:value-type="string">
            <text:p>siayoore </text:p>
          </table:table-cell>
          <table:table-cell office:value-type="string">
            <text:p>ˈsíɑ.dʒóó.ɾe E][ˈsíɑ́.dʒóo.ɾe J </text:p>
          </table:table-cell>
          <table:table-cell office:value-type="string">
            <text:p>v.t. </text:p>
          </table:table-cell>
          <table:table-cell office:value-type="string">
            <text:p>pescar; </text:p>
          </table:table-cell>
          <table:table-cell table:number-columns-repeated="204"/>
        </table:table-row>
        <table:table-row table:style-name="ro2">
          <table:table-cell office:value-type="string">
            <text:p>sibease </text:p>
          </table:table-cell>
          <table:table-cell office:value-type="string">
            <text:p>síˈbéɑ́.se E][ˈsíbéɑ́.sé J </text:p>
          </table:table-cell>
          <table:table-cell office:value-type="string">
            <text:p>v.i. </text:p>
          </table:table-cell>
          <table:table-cell office:value-type="string">
            <text:p>derramarse (cosa de masa como fariña) </text:p>
          </table:table-cell>
          <table:table-cell table:number-columns-repeated="204"/>
        </table:table-row>
        <table:table-row table:style-name="ro2">
          <table:table-cell office:value-type="string">
            <text:p>sibiore </text:p>
          </table:table-cell>
          <table:table-cell office:value-type="string">
            <text:p>ˈsíbi.o.ɾe E][siˈbí.ó.ɾé J </text:p>
          </table:table-cell>
          <table:table-cell office:value-type="string">
            <text:p>v.caus. </text:p>
          </table:table-cell>
          <table:table-cell office:value-type="string">
            <text:p>condensar </text:p>
          </table:table-cell>
          <table:table-cell table:number-columns-repeated="204"/>
        </table:table-row>
        <table:table-row table:style-name="ro2">
          <table:table-cell office:value-type="string">
            <text:p>sibise </text:p>
          </table:table-cell>
          <table:table-cell office:value-type="string">
            <text:p>siˈbí.se </text:p>
          </table:table-cell>
          <table:table-cell office:value-type="string">
            <text:p>v.i. </text:p>
          </table:table-cell>
          <table:table-cell office:value-type="string">
            <text:p>mermarse </text:p>
          </table:table-cell>
          <table:table-cell table:number-columns-repeated="204"/>
        </table:table-row>
        <table:table-row table:style-name="ro2">
          <table:table-cell office:value-type="string">
            <text:p>sĩca </text:p>
          </table:table-cell>
          <table:table-cell office:value-type="string">
            <text:p>ˈsĩkɑ̃́ </text:p>
          </table:table-cell>
          <table:table-cell office:value-type="string">
            <text:p>inan.f.n.esp. </text:p>
          </table:table-cell>
          <table:table-cell office:value-type="string">
            <text:p>yaré (|ireg.|r. especie de bejuco utilizado para amarrar o atar los postes de la casa) </text:p>
          </table:table-cell>
          <table:table-cell office:value-type="string">
            <text:p>Heteropsis jenmandii </text:p>
          </table:table-cell>
          <table:table-cell table:number-columns-repeated="203"/>
        </table:table-row>
        <table:table-row table:style-name="ro2">
          <table:table-cell office:value-type="string">
            <text:p>sĩcajaco </text:p>
          </table:table-cell>
          <table:table-cell office:value-type="string">
            <text:p>sĩˈkɑ̃́.hɑ́ko </text:p>
          </table:table-cell>
          <table:table-cell office:value-type="string">
            <text:p>inan.f.n.esp. </text:p>
          </table:table-cell>
          <table:table-cell office:value-type="string">
            <text:p>especie de bejuco (que no sirve para amarrar) </text:p>
          </table:table-cell>
          <table:table-cell table:number-columns-repeated="204"/>
        </table:table-row>
        <table:table-row table:style-name="ro2">
          <table:table-cell office:value-type="string">
            <text:p>sĩguẽabore </text:p>
          </table:table-cell>
          <table:table-cell office:value-type="string">
            <text:p>sĩ́ˈŋẽ.ɑ̃́bo.ɾe E][ˈsĩŋẽ́.ɑ̃́bo.ɾe J </text:p>
          </table:table-cell>
          <table:table-cell office:value-type="string">
            <text:p>v.t. </text:p>
          </table:table-cell>
          <table:table-cell office:value-type="string">
            <text:p>frotar (entre las manos para ablandar)</text:p>
          </table:table-cell>
          <table:table-cell table:number-columns-repeated="204"/>
        </table:table-row>
        <table:table-row table:style-name="ro1">
          <table:table-cell office:value-type="string">
            <text:p>siguere </text:p>
          </table:table-cell>
          <table:table-cell office:value-type="string">
            <text:p>síˈgéé.ɾe E][síˈgé.ɾé J </text:p>
          </table:table-cell>
          <table:table-cell office:value-type="string">
            <text:p>v.t. </text:p>
          </table:table-cell>
          <table:table-cell office:value-type="string">
            <text:p>apretar (poner presión por dos lados de un furúnculo, espinilla)</text:p>
          </table:table-cell>
          <table:table-cell table:number-columns-repeated="204"/>
        </table:table-row>
        <table:table-row table:style-name="ro2">
          <table:table-cell office:value-type="string">
            <text:p>sĩguẽre </text:p>
          </table:table-cell>
          <table:table-cell office:value-type="string">
            <text:p>ˈsĩ́ŋẽ.ɾẽ E][sĩˈŋẽ́.ɾẽ́ J </text:p>
          </table:table-cell>
          <table:table-cell office:value-type="string">
            <text:p>v.t. </text:p>
          </table:table-cell>
          <table:table-cell office:value-type="string">
            <text:p>frotar (entre las manos juntas)</text:p>
          </table:table-cell>
          <table:table-cell table:number-columns-repeated="204"/>
        </table:table-row>
        <table:table-row table:style-name="ro2">
          <table:table-cell office:value-type="string">
            <text:p>sĩgʉ̃, sĩgõ </text:p>
          </table:table-cell>
          <table:table-cell office:value-type="string">
            <text:p>ˈsĩ́.ŋɨ̃ E][ˈsĩ.ŋɨ̃́ɨ̃́ J </text:p>
          </table:table-cell>
          <table:table-cell office:value-type="string">
            <text:p>núm.m., f. </text:p>
          </table:table-cell>
          <table:table-cell office:value-type="string">
            <text:p>uno, una (animal, persona) </text:p>
          </table:table-cell>
          <table:table-cell table:number-columns-repeated="204"/>
        </table:table-row>
        <table:table-row table:style-name="ro2">
          <table:table-cell office:value-type="string">
            <text:p>sijiru </text:p>
          </table:table-cell>
          <table:table-cell office:value-type="string">
            <text:p>síˈhíɾu </text:p>
          </table:table-cell>
          <table:table-cell office:value-type="string">
            <text:p>an. </text:p>
          </table:table-cell>
          <table:table-cell office:value-type="string">
            <text:p>especie de caloche </text:p>
          </table:table-cell>
          <table:table-cell table:number-columns-repeated="204"/>
        </table:table-row>
        <table:table-row table:style-name="ro2">
          <table:table-cell office:value-type="string">
            <text:p>sĩmio </text:p>
          </table:table-cell>
          <table:table-cell office:value-type="string">
            <text:p>ˈsĩ́mĩõ </text:p>
          </table:table-cell>
          <table:table-cell office:value-type="string">
            <text:p>inan.f.n.esp. </text:p>
          </table:table-cell>
          <table:table-cell office:value-type="string">
            <text:p>frutas del árbol |bsĩmioʉ|r (comestibles pero amargas, hay que cocinarlas) </text:p>
          </table:table-cell>
          <table:table-cell table:number-columns-repeated="204"/>
        </table:table-row>
        <table:table-row table:style-name="ro2">
          <table:table-cell office:value-type="string">
            <text:p>sĩmio_cuyari </text:p>
          </table:table-cell>
          <table:table-cell office:value-type="string">
            <text:p>sĩ́ˈmĩõ.kúdʒɑɾi </text:p>
          </table:table-cell>
          <table:table-cell office:value-type="string">
            <text:p>an. </text:p>
          </table:table-cell>
          <table:table-cell office:value-type="string">
            <text:p>pájaro picogordo verdeamarillo </text:p>
          </table:table-cell>
          <table:table-cell/>
          <table:table-cell office:value-type="string">
            <text:p>sc Caryothraustes canadensis</text:p>
          </table:table-cell>
          <table:table-cell table:number-columns-repeated="202"/>
        </table:table-row>
        <table:table-row table:style-name="ro2">
          <table:table-cell office:value-type="string">
            <text:p>sĩmio_weco </text:p>
          </table:table-cell>
          <table:table-cell office:value-type="string">
            <text:p>ˈsĩ́mĩõ.wéko E][sĩ́mĩõ.weˈkó J </text:p>
          </table:table-cell>
          <table:table-cell office:value-type="string">
            <text:p>an. </text:p>
          </table:table-cell>
          <table:table-cell office:value-type="string">
            <text:p>lora andina (especie de lora real) </text:p>
          </table:table-cell>
          <table:table-cell/>
          <table:table-cell office:value-type="string">
            <text:p>sc Amazona mercenaria</text:p>
          </table:table-cell>
          <table:table-cell table:number-columns-repeated="202"/>
        </table:table-row>
        <table:table-row table:style-name="ro2">
          <table:table-cell office:value-type="string">
            <text:p>Sĩmioña </text:p>
          </table:table-cell>
          <table:table-cell office:value-type="string">
            <text:p>ˈsĩ́mĩõ.ɲɑ̃ </text:p>
          </table:table-cell>
          <table:table-cell office:value-type="string">
            <text:p>inan. </text:p>
          </table:table-cell>
          <table:table-cell office:value-type="string">
            <text:p>nombre llevado por varios caños, incluyendo afluentes del río Pirá-Paraná, el caño Piedra y el caño Tĩmiña</text:p>
          </table:table-cell>
          <table:table-cell table:number-columns-repeated="204"/>
        </table:table-row>
        <table:table-row table:style-name="ro2">
          <table:table-cell office:value-type="string">
            <text:p>sĩmioʉ </text:p>
          </table:table-cell>
          <table:table-cell office:value-type="string">
            <text:p>ˈsĩ́mĩõ.ɨ̃ </text:p>
          </table:table-cell>
          <table:table-cell office:value-type="string">
            <text:p>inan. </text:p>
          </table:table-cell>
          <table:table-cell office:value-type="string">
            <text:p>especie de árbol (produce fruta comestible) </text:p>
          </table:table-cell>
          <table:table-cell table:number-columns-repeated="204"/>
        </table:table-row>
        <table:table-row table:style-name="ro2">
          <table:table-cell office:value-type="string">
            <text:p>sĩniquease </text:p>
          </table:table-cell>
          <table:table-cell office:value-type="string">
            <text:p>ˈsĩ́nĩ́.kéɑ.sé E][ˈsĩ́nĩ́.kéɑ.se J </text:p>
          </table:table-cell>
          <table:table-cell office:value-type="string">
            <text:p>v.i. </text:p>
          </table:table-cell>
          <table:table-cell office:value-type="string">
            <text:p>secarse (echado por el suelo) </text:p>
          </table:table-cell>
          <table:table-cell table:number-columns-repeated="2"/>
          <table:table-cell office:value-type="string">
            <text:p>ntg BARS,91 sĩdi kea ‘to dry up lying on the ground’ Compound verbs of position. The verb roots rʉ̃gʉ ‘to get into, or movement in a standing position’ and kea ‘to be in a horizontal position on the ground (having fallen)’ are verbs used to indicate the position of ths subject, which is the patient or experiencer of some event. Thus, the form sĩdi kea ‘to dry up lying on the ground’ speaks of the withering of a tree lying on the ground while sĩdi rʉ̃gʉ ‘to dry up’ speaks of the withering of a standing tree. p.48;</text:p>
          </table:table-cell>
          <table:table-cell table:number-columns-repeated="201"/>
        </table:table-row>
        <table:table-row table:style-name="ro2">
          <table:table-cell office:value-type="string">
            <text:p>sĩnirʉ̃gʉ̃ricʉ </text:p>
          </table:table-cell>
          <table:table-cell office:value-type="string">
            <text:p>sĩ́ˈnĩ́.ɾɨ̃́ŋɨ̃.ɾi.kɨ̃́ E][ˈsĩ́nĩ́.ɾɨ̃́ŋɨ̃.ɾĩ.kɨ̃́ J </text:p>
          </table:table-cell>
          <table:table-cell office:value-type="string">
            <text:p>s.v.inan. </text:p>
          </table:table-cell>
          <table:table-cell office:value-type="string">
            <text:p>mata recta y marchita </text:p>
          </table:table-cell>
          <table:table-cell table:number-columns-repeated="204"/>
        </table:table-row>
        <table:table-row table:style-name="ro2">
          <table:table-cell office:value-type="string">
            <text:p>sĩnirʉ̃gʉ̃se </text:p>
          </table:table-cell>
          <table:table-cell office:value-type="string">
            <text:p>ˈsĩ́nĩ́.ɾɨ̃́ŋɨ̃.sẽ </text:p>
          </table:table-cell>
          <table:table-cell office:value-type="string">
            <text:p>v.i. </text:p>
          </table:table-cell>
          <table:table-cell office:value-type="string">
            <text:p>marchitarse </text:p>
          </table:table-cell>
          <table:table-cell table:number-columns-repeated="204"/>
        </table:table-row>
        <table:table-row table:style-name="ro2">
          <table:table-cell office:value-type="string">
            <text:p>sĩnise </text:p>
          </table:table-cell>
          <table:table-cell office:value-type="string">
            <text:p>ˈsĩ́nĩ́.sẽ E][ˈsĩ́nĩ́.sẽ́ J </text:p>
          </table:table-cell>
          <table:table-cell office:value-type="string">
            <text:p>v.i. </text:p>
          </table:table-cell>
          <table:table-cell office:value-type="string">
            <text:p>secarse </text:p>
          </table:table-cell>
          <table:table-cell table:number-columns-repeated="204"/>
        </table:table-row>
        <table:table-row table:style-name="ro2">
          <table:table-cell office:value-type="string">
            <text:p>sĩocoe_coe </text:p>
          </table:table-cell>
          <table:table-cell office:value-type="string">
            <text:p>ˈsĩ́õkóé.kóé </text:p>
          </table:table-cell>
          <table:table-cell office:value-type="string">
            <text:p>onom. </text:p>
          </table:table-cell>
          <table:table-cell office:value-type="string">
            <text:p>canto del tucán </text:p>
          </table:table-cell>
          <table:table-cell table:number-columns-repeated="2"/>
          <table:table-cell office:value-type="string">
            <text:p>ntg BARS,91 p.17 Onomatopoeic expressions and ideophones are used most often within a quote and occur frequently with the phoneme /p/; /p/ otherwise occurs only in loans from Spanish and other Tuanoan languages. Some animals are given names by the sounds they make. no.49;</text:p>
          </table:table-cell>
          <table:table-cell table:number-columns-repeated="201"/>
        </table:table-row>
        <table:table-row table:style-name="ro2">
          <table:table-cell office:value-type="string">
            <text:p>sĩore </text:p>
          </table:table-cell>
          <table:table-cell office:value-type="string">
            <text:p>ˈsĩ́.ṍ.ɾẽ E][ˈsĩ́.ṍ.ɾẽ́ J </text:p>
          </table:table-cell>
          <table:table-cell office:value-type="string">
            <text:p>v.caus. </text:p>
          </table:table-cell>
          <table:table-cell office:value-type="string">
            <text:p>hacer secar (hojas)</text:p>
          </table:table-cell>
          <table:table-cell table:number-columns-repeated="204"/>
        </table:table-row>
        <table:table-row table:style-name="ro2">
          <table:table-cell office:value-type="string">
            <text:p>sĩoricʉ </text:p>
          </table:table-cell>
          <table:table-cell office:value-type="string">
            <text:p>sĩ́ˈṍ.ɾĩ.kɨ̃ E][ˈsĩṍ.ɾĩ.kɨ̃ J </text:p>
          </table:table-cell>
          <table:table-cell office:value-type="string">
            <text:p>inan. </text:p>
          </table:table-cell>
          <table:table-cell office:value-type="string">
            <text:p>precipicio </text:p>
          </table:table-cell>
          <table:table-cell table:number-columns-repeated="204"/>
        </table:table-row>
        <table:table-row table:style-name="ro2">
          <table:table-cell office:value-type="string">
            <text:p>sioro </text:p>
          </table:table-cell>
          <table:table-cell office:value-type="string">
            <text:p>ˈsíóɾó </text:p>
          </table:table-cell>
          <table:table-cell office:value-type="string">
            <text:p>inan. </text:p>
          </table:table-cell>
          <table:table-cell office:value-type="string">
            <text:p>azuela</text:p>
          </table:table-cell>
          <table:table-cell table:number-columns-repeated="204"/>
        </table:table-row>
        <table:table-row table:style-name="ro2">
          <table:table-cell office:value-type="string">
            <text:p>síoro </text:p>
          </table:table-cell>
          <table:table-cell office:value-type="string">
            <text:p>ˈsíoɾo </text:p>
          </table:table-cell>
          <table:table-cell office:value-type="string">
            <text:p>an. </text:p>
          </table:table-cell>
          <table:table-cell office:value-type="string">
            <text:p>golondrina púrpura </text:p>
          </table:table-cell>
          <table:table-cell/>
          <table:table-cell office:value-type="string">
            <text:p>sc Progne subis</text:p>
          </table:table-cell>
          <table:table-cell table:number-columns-repeated="202"/>
        </table:table-row>
        <table:table-row table:style-name="ro2">
          <table:table-cell office:value-type="string">
            <text:p>sioro_rĩni </text:p>
          </table:table-cell>
          <table:table-cell office:value-type="string">
            <text:p>ˈsío.ɾo.ɾĩ́nĩ́ </text:p>
          </table:table-cell>
          <table:table-cell office:value-type="string">
            <text:p>inan.f.n.esp. </text:p>
          </table:table-cell>
          <table:table-cell office:value-type="string">
            <text:p>hojas espumosas (especie utilizada para lavar la cara) </text:p>
          </table:table-cell>
          <table:table-cell table:number-columns-repeated="204"/>
        </table:table-row>
        <table:table-row table:style-name="ro2">
          <table:table-cell office:value-type="string">
            <text:p>sioro_rĩnimaa </text:p>
          </table:table-cell>
          <table:table-cell office:value-type="string">
            <text:p>síˈoɾo.ɾĩ́nĩ́.mɑ̃́ E][síˈóɾo.ɾĩ́nĩ́.mɑ̃́ J </text:p>
          </table:table-cell>
          <table:table-cell office:value-type="string">
            <text:p>inan. </text:p>
          </table:table-cell>
          <table:table-cell office:value-type="string">
            <text:p>especie de bejuco o arbusto (cuyas hojas son utilizadas para lavar la cara)</text:p>
          </table:table-cell>
          <table:table-cell table:number-columns-repeated="204"/>
        </table:table-row>
        <table:table-row table:style-name="ro2">
          <table:table-cell office:value-type="string">
            <text:p>Siorojãiro </text:p>
          </table:table-cell>
          <table:table-cell office:value-type="string">
            <text:p>ˈsíoɾo.hɑ̃́ĩ́.ɾṍ E][ˈsíóɾo.hɑ̃́ĩ́.ɾṍ J </text:p>
          </table:table-cell>
          <table:table-cell office:value-type="string">
            <text:p>inan. </text:p>
          </table:table-cell>
          <table:table-cell office:value-type="string">
            <text:p>San Miguel (pueblo por el río Pirá-paraná)</text:p>
          </table:table-cell>
          <table:table-cell table:number-columns-repeated="204"/>
        </table:table-row>
        <table:table-row table:style-name="ro2">
          <table:table-cell office:value-type="string">
            <text:p>siorʉjʉ </text:p>
          </table:table-cell>
          <table:table-cell office:value-type="string">
            <text:p>ˈsíó.ɾɨ́hɨ́ E][ˈsíó.ɾɨ́hɨ J </text:p>
          </table:table-cell>
          <table:table-cell office:value-type="string">
            <text:p>an. </text:p>
          </table:table-cell>
          <table:table-cell office:value-type="string">
            <text:p>constelación llamada “|bsiorʉjʉ|r” </text:p>
          </table:table-cell>
          <table:table-cell table:number-columns-repeated="204"/>
        </table:table-row>
        <table:table-row table:style-name="ro2">
          <table:table-cell office:value-type="string">
            <text:p>siorʉjʉ_mini </text:p>
          </table:table-cell>
          <table:table-cell office:value-type="string">
            <text:p>síˈo.ɾɨhɨ́.mĩ́nĩ E][ˈsíó.ɾɨ́hɨ.mĩ́nĩ́ J </text:p>
          </table:table-cell>
          <table:table-cell office:value-type="string">
            <text:p>an. </text:p>
          </table:table-cell>
          <table:table-cell office:value-type="string">
            <text:p>pájaro espiguero negriblanco </text:p>
          </table:table-cell>
          <table:table-cell/>
          <table:table-cell office:value-type="string">
            <text:p>sc Sporophila luctuosa</text:p>
          </table:table-cell>
          <table:table-cell table:number-columns-repeated="202"/>
        </table:table-row>
        <table:table-row table:style-name="ro2">
          <table:table-cell office:value-type="string">
            <text:p>sĩose </text:p>
          </table:table-cell>
          <table:table-cell office:value-type="string">
            <text:p>ˈsĩ́ṍ.sẽ </text:p>
          </table:table-cell>
          <table:table-cell office:value-type="string">
            <text:p>s.v.inan.pl. </text:p>
          </table:table-cell>
          <table:table-cell office:value-type="string">
            <text:p>(ser/estar) inclinados, inclinadas (árbol, pared) </text:p>
          </table:table-cell>
          <table:table-cell table:number-columns-repeated="204"/>
        </table:table-row>
        <table:table-row table:style-name="ro2">
          <table:table-cell office:value-type="string">
            <text:p>sĩ́ose </text:p>
          </table:table-cell>
          <table:table-cell office:value-type="string">
            <text:p>ˈsĩ́õ.sẽ E][ˈsĩ́ṍ.sẽ́ J </text:p>
          </table:table-cell>
          <table:table-cell office:value-type="string">
            <text:p>s.v.inan. </text:p>
          </table:table-cell>
          <table:table-cell office:value-type="string">
            <text:p>matas o árboles que dañan a otras matas o árboles</text:p>
          </table:table-cell>
          <table:table-cell table:number-columns-repeated="204"/>
        </table:table-row>
        <table:table-row table:style-name="ro2">
          <table:table-cell office:value-type="string">
            <text:p>sĩpe </text:p>
          </table:table-cell>
          <table:table-cell office:value-type="string">
            <text:p>ˈsĩ́pẽ </text:p>
          </table:table-cell>
          <table:table-cell office:value-type="string">
            <text:p>inan.s.de masa </text:p>
          </table:table-cell>
          <table:table-cell office:value-type="string">
            <text:p>caraña (|ireg.|r pigmento, tinta, pintura de la savia del árbol |byoʉ|r y utilizada para pintar la cara) </text:p>
          </table:table-cell>
          <table:table-cell table:number-columns-repeated="204"/>
        </table:table-row>
        <table:table-row table:style-name="ro2">
          <table:table-cell office:value-type="string">
            <text:p>sirere </text:p>
          </table:table-cell>
          <table:table-cell office:value-type="string">
            <text:p>ˈsíɾéé.ɾe E][ˈsíɾé.ɾé J </text:p>
          </table:table-cell>
          <table:table-cell office:value-type="string">
            <text:p>v.t. </text:p>
          </table:table-cell>
          <table:table-cell office:value-type="string">
            <text:p>hacer casabe de almidón de yuca</text:p>
          </table:table-cell>
          <table:table-cell table:number-columns-repeated="204"/>
        </table:table-row>
        <table:table-row table:style-name="ro2">
          <table:table-cell office:value-type="string">
            <text:p>sireriaro </text:p>
          </table:table-cell>
          <table:table-cell office:value-type="string">
            <text:p>síˈɾé.ɾí.ɑ́.ɾó E][síˈɾé.ɾí.ɑ.ɾo J </text:p>
          </table:table-cell>
          <table:table-cell office:value-type="string">
            <text:p>inan. </text:p>
          </table:table-cell>
          <table:table-cell office:value-type="string">
            <text:p>tipo de casabe delgado y tostado (que se hace con el almidón de yuca brava) </text:p>
          </table:table-cell>
          <table:table-cell table:number-columns-repeated="204"/>
        </table:table-row>
        <table:table-row table:style-name="ro2">
          <table:table-cell office:value-type="string">
            <text:p>siroare </text:p>
          </table:table-cell>
          <table:table-cell office:value-type="string">
            <text:p>ˈsíɾoɑ.ɾe </text:p>
          </table:table-cell>
          <table:table-cell office:value-type="string">
            <text:p>v.t. </text:p>
          </table:table-cell>
          <table:table-cell office:value-type="string">
            <text:p>peinar</text:p>
          </table:table-cell>
          <table:table-cell table:number-columns-repeated="204"/>
        </table:table-row>
        <table:table-row table:style-name="ro2">
          <table:table-cell office:value-type="string">
            <text:p>siru </text:p>
          </table:table-cell>
          <table:table-cell office:value-type="string">
            <text:p>ˈsíɾú </text:p>
          </table:table-cell>
          <table:table-cell office:value-type="string">
            <text:p>an. </text:p>
          </table:table-cell>
          <table:table-cell office:value-type="string">
            <text:p>arrendajo </text:p>
          </table:table-cell>
          <table:table-cell table:number-columns-repeated="204"/>
        </table:table-row>
        <table:table-row table:style-name="ro2">
          <table:table-cell office:value-type="string">
            <text:p>Siruayoro </text:p>
          </table:table-cell>
          <table:table-cell office:value-type="string">
            <text:p>ˈsíɾuɑdʒóóɾó E][ˈsiɾúɑ́dʒóoɾo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sita </text:p>
          </table:table-cell>
          <table:table-cell office:value-type="string">
            <text:p>siˈtɑ́ </text:p>
          </table:table-cell>
          <table:table-cell office:value-type="string">
            <text:p>inan. </text:p>
          </table:table-cell>
          <table:table-cell office:value-type="string">
            <text:p>tierra </text:p>
          </table:table-cell>
          <table:table-cell table:number-columns-repeated="204"/>
        </table:table-row>
        <table:table-row table:style-name="ro2">
          <table:table-cell office:value-type="string">
            <text:p>sita_ẽmoa </text:p>
          </table:table-cell>
          <table:table-cell office:value-type="string">
            <text:p>siˈtɑ́.ẽ́mṍɑ̃́ </text:p>
          </table:table-cell>
          <table:table-cell office:value-type="string">
            <text:p>an.s.plural </text:p>
          </table:table-cell>
          <table:table-cell office:value-type="string">
            <text:p>magiñás o majiñás del suelo (reg.) </text:p>
          </table:table-cell>
          <table:table-cell table:number-columns-repeated="204"/>
        </table:table-row>
        <table:table-row table:style-name="ro2">
          <table:table-cell office:value-type="string">
            <text:p>sita_sagamʉ </text:p>
          </table:table-cell>
          <table:table-cell office:value-type="string">
            <text:p>siˈtɑ́.sɑ́ɑgɑ.mɨ̃ E][sítɑ́.ˈsɑ́gɑ́.mɨ̃ J </text:p>
          </table:table-cell>
          <table:table-cell office:value-type="string">
            <text:p>an. </text:p>
          </table:table-cell>
          <table:table-cell office:value-type="string">
            <text:p>especie de escarabajo </text:p>
          </table:table-cell>
          <table:table-cell table:number-columns-repeated="204"/>
        </table:table-row>
        <table:table-row table:style-name="ro2">
          <table:table-cell office:value-type="string">
            <text:p>sita_uriamʉ </text:p>
          </table:table-cell>
          <table:table-cell office:value-type="string">
            <text:p>síˈtɑ́.úɾíɑ́.mɨ̃́ </text:p>
          </table:table-cell>
          <table:table-cell office:value-type="string">
            <text:p>an. </text:p>
          </table:table-cell>
          <table:table-cell office:value-type="string">
            <text:p>especie de avispa </text:p>
          </table:table-cell>
          <table:table-cell table:number-columns-repeated="204"/>
        </table:table-row>
        <table:table-row table:style-name="ro2">
          <table:table-cell office:value-type="string">
            <text:p>sitajãi </text:p>
          </table:table-cell>
          <table:table-cell office:value-type="string">
            <text:p>sitɑ́.hɑ̃́ĩ </text:p>
          </table:table-cell>
          <table:table-cell office:value-type="string">
            <text:p>an. </text:p>
          </table:table-cell>
          <table:table-cell office:value-type="string">
            <text:p>especie de culebra (mordedora) </text:p>
          </table:table-cell>
          <table:table-cell table:number-columns-repeated="204"/>
        </table:table-row>
        <table:table-row table:style-name="ro1">
          <table:table-cell office:value-type="string">
            <text:p>siu </text:p>
          </table:table-cell>
          <table:table-cell office:value-type="string">
            <text:p>ˈsiú </text:p>
          </table:table-cell>
          <table:table-cell office:value-type="string">
            <text:p>interj. </text:p>
          </table:table-cell>
          <table:table-cell office:value-type="string">
            <text:p>¡fuera! (uso: dicho a animales)</text:p>
          </table:table-cell>
          <table:table-cell table:number-columns-repeated="204"/>
        </table:table-row>
        <table:table-row table:style-name="ro1">
          <table:table-cell office:value-type="string">
            <text:p>siyare </text:p>
          </table:table-cell>
          <table:table-cell table:number-columns-repeated="4"/>
          <table:table-cell office:value-type="string">
            <text:p>uv YM</text:p>
          </table:table-cell>
          <table:table-cell table:number-columns-repeated="202"/>
        </table:table-row>
        <table:table-row table:style-name="ro2">
          <table:table-cell office:value-type="string">
            <text:p>sõa </text:p>
          </table:table-cell>
          <table:table-cell office:value-type="string">
            <text:p>ˈsṍɑ̃́ </text:p>
          </table:table-cell>
          <table:table-cell office:value-type="string">
            <text:p>inan., cl.irreg. </text:p>
          </table:table-cell>
          <table:table-cell office:value-type="string">
            <text:p>alcoba </text:p>
          </table:table-cell>
          <table:table-cell table:number-columns-repeated="204"/>
        </table:table-row>
        <table:table-row table:style-name="ro2">
          <table:table-cell office:value-type="string">
            <text:p>soabaare </text:p>
          </table:table-cell>
          <table:table-cell office:value-type="string">
            <text:p>ˈsóɑ.bɑ́ɑ́.ɾé E][ˈsóɑ.bɑ́ɑ́.ɾé J </text:p>
          </table:table-cell>
          <table:table-cell office:value-type="string">
            <text:p>v.t. </text:p>
          </table:table-cell>
          <table:table-cell office:value-type="string">
            <text:p>comer (con un utensilio como cuchara, pedazo de casabe, etc.) </text:p>
          </table:table-cell>
          <table:table-cell table:number-columns-repeated="204"/>
        </table:table-row>
        <table:table-row table:style-name="ro2">
          <table:table-cell office:value-type="string">
            <text:p>soaecare </text:p>
          </table:table-cell>
          <table:table-cell office:value-type="string">
            <text:p>ˈsóɑ.ékɑ́.ɾé </text:p>
          </table:table-cell>
          <table:table-cell office:value-type="string">
            <text:p>v.t. </text:p>
          </table:table-cell>
          <table:table-cell office:value-type="string">
            <text:p>dar comida </text:p>
          </table:table-cell>
          <table:table-cell table:number-columns-repeated="204"/>
        </table:table-row>
        <table:table-row table:style-name="ro2">
          <table:table-cell office:value-type="string">
            <text:p>sõajuure </text:p>
          </table:table-cell>
          <table:table-cell office:value-type="string">
            <text:p>ˈsṍɑ̃.húú.ɾé E][ˈsṍɑ̃́.húu.ɾe J </text:p>
          </table:table-cell>
          <table:table-cell/>
          <table:table-cell office:value-type="string">
            <text:p>indicar; señalar (por extender el dedo o la mano)</text:p>
          </table:table-cell>
          <table:table-cell/>
          <table:table-cell office:value-type="string">
            <text:p>va sõojuure , ps v.caus. , </text:p>
          </table:table-cell>
          <table:table-cell table:number-columns-repeated="202"/>
        </table:table-row>
        <table:table-row table:style-name="ro2">
          <table:table-cell office:value-type="string">
            <text:p>soase </text:p>
          </table:table-cell>
          <table:table-cell office:value-type="string">
            <text:p>ˈsóɑ́.se E][ˈsóɑ́.sé J </text:p>
          </table:table-cell>
          <table:table-cell office:value-type="string">
            <text:p>v.i. </text:p>
          </table:table-cell>
          <table:table-cell office:value-type="string">
            <text:p>salir del agua para comer (pez)</text:p>
          </table:table-cell>
          <table:table-cell table:number-columns-repeated="204"/>
        </table:table-row>
        <table:table-row table:style-name="ro1">
          <table:table-cell office:value-type="string">
            <text:p>soawʉaria_gũmu </text:p>
          </table:table-cell>
          <table:table-cell office:value-type="string">
            <text:p>ˈsóɑ.wɨ́ɑ́.ɾí.ɑ́.ŋũmṹ E][ˈsóɑ.wɨ́ɑ́.ɾí.ɑ́.ŋṹmũ J </text:p>
          </table:table-cell>
          <table:table-cell office:value-type="string">
            <text:p>inan. </text:p>
          </table:table-cell>
          <table:table-cell office:value-type="string">
            <text:p>viga horizontal para soportar los ristreles del techo </text:p>
          </table:table-cell>
          <table:table-cell table:number-columns-repeated="204"/>
        </table:table-row>
        <table:table-row table:style-name="ro1">
          <table:table-cell office:value-type="string">
            <text:p>sõawʉaria_gũmu </text:p>
          </table:table-cell>
          <table:table-cell/>
          <table:table-cell office:value-type="string">
            <text:p>inan. </text:p>
          </table:table-cell>
          <table:table-cell office:value-type="string">
            <text:p>viga de los ristreles</text:p>
          </table:table-cell>
          <table:table-cell table:number-columns-repeated="204"/>
        </table:table-row>
        <table:table-row table:style-name="ro2">
          <table:table-cell office:value-type="string">
            <text:p>soawʉaria_yucʉ́ri </text:p>
          </table:table-cell>
          <table:table-cell office:value-type="string">
            <text:p>ˈsóɑ.wɨ́ɑ.ɾi.ɑ.dʒukɨ́.ɾi E][ˈsóɑ.wɨ́ɑ́.ɾí.ɑ́.dʒúkɨ́.ɾí J </text:p>
          </table:table-cell>
          <table:table-cell office:value-type="string">
            <text:p>inan.pl. </text:p>
          </table:table-cell>
          <table:table-cell office:value-type="string">
            <text:p>palos cortos que soportan el alero del techo</text:p>
          </table:table-cell>
          <table:table-cell table:number-columns-repeated="204"/>
        </table:table-row>
        <table:table-row table:style-name="ro2">
          <table:table-cell office:value-type="string">
            <text:p>sõawʉaria_yucʉ́ri </text:p>
          </table:table-cell>
          <table:table-cell/>
          <table:table-cell office:value-type="string">
            <text:p>inan. </text:p>
          </table:table-cell>
          <table:table-cell office:value-type="string">
            <text:p>palos cortos que soportan el alero del techo</text:p>
          </table:table-cell>
          <table:table-cell table:number-columns-repeated="204"/>
        </table:table-row>
        <table:table-row table:style-name="ro1">
          <table:table-cell office:value-type="string">
            <text:p>socabeti </text:p>
          </table:table-cell>
          <table:table-cell office:value-type="string">
            <text:p>ˈsókɑ.be.tí E][soˈkɑ́.bé.ti J </text:p>
          </table:table-cell>
          <table:table-cell office:value-type="string">
            <text:p>s.v.inan. </text:p>
          </table:table-cell>
          <table:table-cell office:value-type="string">
            <text:p>verdad </text:p>
          </table:table-cell>
          <table:table-cell table:number-columns-repeated="204"/>
        </table:table-row>
        <table:table-row table:style-name="ro2">
          <table:table-cell office:value-type="string">
            <text:p>socagʉ, socago </text:p>
          </table:table-cell>
          <table:table-cell office:value-type="string">
            <text:p>ˈsókɑ.gɨ E][soˈkɑ́.gɨ́ J </text:p>
          </table:table-cell>
          <table:table-cell office:value-type="string">
            <text:p>s.v.m., f. </text:p>
          </table:table-cell>
          <table:table-cell office:value-type="string">
            <text:p>persona mentirosa (masculino, femenino) </text:p>
          </table:table-cell>
          <table:table-cell table:number-columns-repeated="204"/>
        </table:table-row>
        <table:table-row table:style-name="ro2">
          <table:table-cell office:value-type="string">
            <text:p>socare </text:p>
          </table:table-cell>
          <table:table-cell office:value-type="string">
            <text:p>sóˈkɑ.ɾe E][soˈkɑ́.ɾé J </text:p>
          </table:table-cell>
          <table:table-cell office:value-type="string">
            <text:p>v.i. </text:p>
          </table:table-cell>
          <table:table-cell office:value-type="string">
            <text:p>mentir (no decir la verdad)</text:p>
          </table:table-cell>
          <table:table-cell table:number-columns-repeated="204"/>
        </table:table-row>
        <table:table-row table:style-name="ro2">
          <table:table-cell office:value-type="string">
            <text:p>socase </text:p>
          </table:table-cell>
          <table:table-cell office:value-type="string">
            <text:p>ˈsókɑ.se E][soˈkɑ́.sé J </text:p>
          </table:table-cell>
          <table:table-cell office:value-type="string">
            <text:p>s.v.inan. </text:p>
          </table:table-cell>
          <table:table-cell office:value-type="string">
            <text:p>mentira </text:p>
          </table:table-cell>
          <table:table-cell table:number-columns-repeated="204"/>
        </table:table-row>
        <table:table-row table:style-name="ro2">
          <table:table-cell office:value-type="string">
            <text:p>socʉ_yire, soco_yire </text:p>
          </table:table-cell>
          <table:table-cell office:value-type="string">
            <text:p>ˈsó.kɨ.dʒí.ɾé E][so.ˈkɨ́.dʒí.ɾé J </text:p>
          </table:table-cell>
          <table:table-cell office:value-type="string">
            <text:p>v.t. </text:p>
          </table:table-cell>
          <table:table-cell office:value-type="string">
            <text:p>hacer o decir (algo sin pensar bien)</text:p>
          </table:table-cell>
          <table:table-cell table:number-columns-repeated="204"/>
        </table:table-row>
        <table:table-row table:style-name="ro2">
          <table:table-cell office:value-type="string">
            <text:p>socʉne </text:p>
          </table:table-cell>
          <table:table-cell office:value-type="string">
            <text:p>ˈsó.kɨ́.nẽ E][so.ˈkɨ́.nẽ́ J </text:p>
          </table:table-cell>
          <table:table-cell office:value-type="string">
            <text:p>adv. </text:p>
          </table:table-cell>
          <table:table-cell office:value-type="string">
            <text:p>falsamente </text:p>
          </table:table-cell>
          <table:table-cell table:number-columns-repeated="204"/>
        </table:table-row>
        <table:table-row table:style-name="ro2">
          <table:table-cell office:value-type="string">
            <text:p>soda </text:p>
          </table:table-cell>
          <table:table-cell office:value-type="string">
            <text:p>soˈdɑ́ </text:p>
          </table:table-cell>
          <table:table-cell office:value-type="string">
            <text:p>an. </text:p>
          </table:table-cell>
          <table:table-cell office:value-type="string">
            <text:p>especie de ranita (verde con pecas rojas) </text:p>
          </table:table-cell>
          <table:table-cell/>
          <table:table-cell office:value-type="string">
            <text:p>sc Hyla punctata </text:p>
          </table:table-cell>
          <table:table-cell table:number-columns-repeated="202"/>
        </table:table-row>
        <table:table-row table:style-name="ro2">
          <table:table-cell office:value-type="string">
            <text:p>soe_baare_ojo </text:p>
          </table:table-cell>
          <table:table-cell office:value-type="string">
            <text:p>sóé.ˈbɑ́ɑ́.ɾé.óho E][ˈsóé.bɑ́ɑ.ɾe.ohó J </text:p>
          </table:table-cell>
          <table:table-cell office:value-type="string">
            <text:p>inan.f.n.esp. </text:p>
          </table:table-cell>
          <table:table-cell office:value-type="string">
            <text:p>plátanos hartones </text:p>
          </table:table-cell>
          <table:table-cell table:number-columns-repeated="204"/>
        </table:table-row>
        <table:table-row table:style-name="ro2">
          <table:table-cell office:value-type="string">
            <text:p>soe_baare_ojoño </text:p>
          </table:table-cell>
          <table:table-cell office:value-type="string">
            <text:p>ˈsóé.bɑ́ɑ́.ɾé.óho.ɲõ E][ˈsóé.bɑ́ɑ.ɾe.ohó.ɲõ J </text:p>
          </table:table-cell>
          <table:table-cell office:value-type="string">
            <text:p>inan. </text:p>
          </table:table-cell>
          <table:table-cell office:value-type="string">
            <text:p>mata del plátano hartón </text:p>
          </table:table-cell>
          <table:table-cell table:number-columns-repeated="204"/>
        </table:table-row>
        <table:table-row table:style-name="ro2">
          <table:table-cell office:value-type="string">
            <text:p>soebʉare </text:p>
          </table:table-cell>
          <table:table-cell office:value-type="string">
            <text:p>sóé.ˈbɨ́ɑ́.ɾe E][ˈsóé.bɨ́ɑ.ɾe J </text:p>
          </table:table-cell>
          <table:table-cell office:value-type="string">
            <text:p>v.t. </text:p>
          </table:table-cell>
          <table:table-cell office:value-type="string">
            <text:p>quemar (hasta que uno no se puede entrar para sacar cosas)</text:p>
          </table:table-cell>
          <table:table-cell table:number-columns-repeated="204"/>
        </table:table-row>
        <table:table-row table:style-name="ro2">
          <table:table-cell office:value-type="string">
            <text:p>soere </text:p>
          </table:table-cell>
          <table:table-cell office:value-type="string">
            <text:p>ˈsóe.ɾe E][ˈsóe.́ɾé J </text:p>
          </table:table-cell>
          <table:table-cell office:value-type="string">
            <text:p>v.t. </text:p>
          </table:table-cell>
          <table:table-cell office:value-type="string">
            <text:p>quemar (chagra, canoa, avispas, etc.) </text:p>
          </table:table-cell>
          <table:table-cell table:number-columns-repeated="204"/>
        </table:table-row>
        <table:table-row table:style-name="ro2">
          <table:table-cell office:value-type="string">
            <text:p>soerocare </text:p>
          </table:table-cell>
          <table:table-cell office:value-type="string">
            <text:p>ˈsóé.ɾókɑ.ɾe </text:p>
          </table:table-cell>
          <table:table-cell office:value-type="string">
            <text:p>v.t.sing. </text:p>
          </table:table-cell>
          <table:table-cell office:value-type="string">
            <text:p>destruir (una cosa) con fuego</text:p>
          </table:table-cell>
          <table:table-cell table:number-columns-repeated="204"/>
        </table:table-row>
        <table:table-row table:style-name="ro2">
          <table:table-cell office:value-type="string">
            <text:p>sõgõro </text:p>
          </table:table-cell>
          <table:table-cell office:value-type="string">
            <text:p>ˈsṍŋṍɾṍ </text:p>
          </table:table-cell>
          <table:table-cell office:value-type="string">
            <text:p>inan. </text:p>
          </table:table-cell>
          <table:table-cell office:value-type="string">
            <text:p>rallador </text:p>
          </table:table-cell>
          <table:table-cell table:number-columns-repeated="204"/>
        </table:table-row>
        <table:table-row table:style-name="ro2">
          <table:table-cell office:value-type="string">
            <text:p>soje </text:p>
          </table:table-cell>
          <table:table-cell office:value-type="string">
            <text:p>soˈhé </text:p>
          </table:table-cell>
          <table:table-cell office:value-type="string">
            <text:p>inan., cl.irreg. </text:p>
          </table:table-cell>
          <table:table-cell office:value-type="string">
            <text:p>puerta </text:p>
          </table:table-cell>
          <table:table-cell table:number-columns-repeated="2"/>
          <table:table-cell office:value-type="string">
            <text:p>ntg BARS,91 sohe ‘door’ no.131; </text:p>
          </table:table-cell>
          <table:table-cell table:number-columns-repeated="201"/>
        </table:table-row>
        <table:table-row table:style-name="ro2">
          <table:table-cell office:value-type="string">
            <text:p>sõjeca </text:p>
          </table:table-cell>
          <table:table-cell office:value-type="string">
            <text:p>sõˈhẽ́kɑ̃ </text:p>
          </table:table-cell>
          <table:table-cell office:value-type="string">
            <text:p>an.s.plural </text:p>
          </table:table-cell>
          <table:table-cell office:value-type="string">
            <text:p>membrácido de espina (especie de insecto comestible, pequeño con un casco puntiagudo de color verde con rayas rojas) </text:p>
          </table:table-cell>
          <table:table-cell table:number-columns-repeated="204"/>
        </table:table-row>
        <table:table-row table:style-name="ro2">
          <table:table-cell office:value-type="string">
            <text:p>sojejugua </text:p>
          </table:table-cell>
          <table:table-cell office:value-type="string">
            <text:p>ˈsohé.húgúɑ́ E][ˈsohé.húgúɑ J </text:p>
          </table:table-cell>
          <table:table-cell office:value-type="string">
            <text:p>inan. </text:p>
          </table:table-cell>
          <table:table-cell office:value-type="string">
            <text:p>detrás de la puerta </text:p>
          </table:table-cell>
          <table:table-cell table:number-columns-repeated="204"/>
        </table:table-row>
        <table:table-row table:style-name="ro1">
          <table:table-cell office:value-type="string">
            <text:p>sõji</text:p>
          </table:table-cell>
          <table:table-cell table:number-columns-repeated="207"/>
        </table:table-row>
        <table:table-row table:style-name="ro2">
          <table:table-cell office:value-type="string">
            <text:p>Sõjijoero </text:p>
          </table:table-cell>
          <table:table-cell office:value-type="string">
            <text:p>sõhĩ́.hóˈé.ɾo E][sõhĩ́.ˈhóe.́ɾó J </text:p>
          </table:table-cell>
          <table:table-cell office:value-type="string">
            <text:p>inan. </text:p>
          </table:table-cell>
          <table:table-cell office:value-type="string">
            <text:p>cachivera (|ibras.|r) de Acaricuara y pueblo de Acaricuara </text:p>
          </table:table-cell>
          <table:table-cell table:number-columns-repeated="204"/>
        </table:table-row>
        <table:table-row table:style-name="ro2">
          <table:table-cell office:value-type="string">
            <text:p>sõjisa </text:p>
          </table:table-cell>
          <table:table-cell office:value-type="string">
            <text:p>sõˈhĩ́sɑ </text:p>
          </table:table-cell>
          <table:table-cell office:value-type="string">
            <text:p>an.s.plural </text:p>
          </table:table-cell>
          <table:table-cell office:value-type="string">
            <text:p>orugas |bsõjisa|r (que tienen espinas largas pero no pican) </text:p>
          </table:table-cell>
          <table:table-cell table:number-columns-repeated="204"/>
        </table:table-row>
        <table:table-row table:style-name="ro2">
          <table:table-cell office:value-type="string">
            <text:p>sõjiʉ </text:p>
          </table:table-cell>
          <table:table-cell office:value-type="string">
            <text:p>sõˈhĩ́.ɨ̃́ </text:p>
          </table:table-cell>
          <table:table-cell office:value-type="string">
            <text:p>inan. </text:p>
          </table:table-cell>
          <table:table-cell office:value-type="string">
            <text:p>especie de árbol acaricuara (utilizada para postes de la casa puesto que es una madera muy dura) </text:p>
          </table:table-cell>
          <table:table-cell/>
          <table:table-cell office:value-type="string">
            <text:p>va sõji </text:p>
          </table:table-cell>
          <table:table-cell table:number-columns-repeated="202"/>
        </table:table-row>
        <table:table-row table:style-name="ro2">
          <table:table-cell office:value-type="string">
            <text:p>sõmere </text:p>
          </table:table-cell>
          <table:table-cell office:value-type="string">
            <text:p>ˈsṍmẽ́.ɾẽ E][sṍˈmẽ́.ɾẽ́ J </text:p>
          </table:table-cell>
          <table:table-cell office:value-type="string">
            <text:p>v.t. </text:p>
          </table:table-cell>
          <table:table-cell office:value-type="string">
            <text:p>sacar (batata)</text:p>
          </table:table-cell>
          <table:table-cell table:number-columns-repeated="204"/>
        </table:table-row>
        <table:table-row table:style-name="ro2">
          <table:table-cell office:value-type="string">
            <text:p>sõmo </text:p>
          </table:table-cell>
          <table:table-cell office:value-type="string">
            <text:p>sõˈmṍ </text:p>
          </table:table-cell>
          <table:table-cell office:value-type="string">
            <text:p>inan.s.de masa </text:p>
          </table:table-cell>
          <table:table-cell office:value-type="string">
            <text:p>espuma</text:p>
          </table:table-cell>
          <table:table-cell table:number-columns-repeated="204"/>
        </table:table-row>
        <table:table-row table:style-name="ro2">
          <table:table-cell office:value-type="string">
            <text:p>sõmo_uju </text:p>
          </table:table-cell>
          <table:table-cell office:value-type="string">
            <text:p>sṍˈmṍ.úhu E][ˈsṍmṍ.úhú J </text:p>
          </table:table-cell>
          <table:table-cell office:value-type="string">
            <text:p>an. </text:p>
          </table:table-cell>
          <table:table-cell office:value-type="string">
            <text:p>especie de pez palometa</text:p>
          </table:table-cell>
          <table:table-cell table:number-columns-repeated="204"/>
        </table:table-row>
        <table:table-row table:style-name="ro2">
          <table:table-cell office:value-type="string">
            <text:p>sõmoa </text:p>
          </table:table-cell>
          <table:table-cell office:value-type="string">
            <text:p>sõˈmṍɑ̃́ </text:p>
          </table:table-cell>
          <table:table-cell office:value-type="string">
            <text:p>an. </text:p>
          </table:table-cell>
          <table:table-cell office:value-type="string">
            <text:p>golondrina sabanera </text:p>
          </table:table-cell>
          <table:table-cell/>
          <table:table-cell office:value-type="string">
            <text:p>sc Phaeoprogne t. tapera </text:p>
          </table:table-cell>
          <table:table-cell table:number-columns-repeated="202"/>
        </table:table-row>
        <table:table-row table:style-name="ro2">
          <table:table-cell office:value-type="string">
            <text:p>sõmoare </text:p>
          </table:table-cell>
          <table:table-cell office:value-type="string">
            <text:p>ˈsõmṍɑ̃.rẽ </text:p>
          </table:table-cell>
          <table:table-cell office:value-type="string">
            <text:p>v.t. </text:p>
          </table:table-cell>
          <table:table-cell office:value-type="string">
            <text:p>excavar tierra (hecho por algunos insectos, ranas)</text:p>
          </table:table-cell>
          <table:table-cell table:number-columns-repeated="204"/>
        </table:table-row>
        <table:table-row table:style-name="ro2">
          <table:table-cell office:value-type="string">
            <text:p>sõmocuji </text:p>
          </table:table-cell>
          <table:table-cell office:value-type="string">
            <text:p>sṍmṍ.ˈkúhí </text:p>
          </table:table-cell>
          <table:table-cell office:value-type="string">
            <text:p>inan. </text:p>
          </table:table-cell>
          <table:table-cell office:value-type="string">
            <text:p>barra de jabón </text:p>
          </table:table-cell>
          <table:table-cell table:number-columns-repeated="204"/>
        </table:table-row>
        <table:table-row table:style-name="ro2">
          <table:table-cell office:value-type="string">
            <text:p>sõmosioro </text:p>
          </table:table-cell>
          <table:table-cell office:value-type="string">
            <text:p>sṍmṍ.ˈsíó.ɾó </text:p>
          </table:table-cell>
          <table:table-cell office:value-type="string">
            <text:p>inan.s.de masa </text:p>
          </table:table-cell>
          <table:table-cell office:value-type="string">
            <text:p>masa de espuma</text:p>
          </table:table-cell>
          <table:table-cell table:number-columns-repeated="204"/>
        </table:table-row>
        <table:table-row table:style-name="ro2">
          <table:table-cell office:value-type="string">
            <text:p>sõmotẽero </text:p>
          </table:table-cell>
          <table:table-cell office:value-type="string">
            <text:p>sõmṍ.ˈtẽ́ẽ́.ɾṍ </text:p>
          </table:table-cell>
          <table:table-cell office:value-type="string">
            <text:p>inan. </text:p>
          </table:table-cell>
          <table:table-cell office:value-type="string">
            <text:p>plato (uso: lengua tradicional, indígena) </text:p>
          </table:table-cell>
          <table:table-cell table:number-columns-repeated="204"/>
        </table:table-row>
        <table:table-row table:style-name="ro2">
          <table:table-cell office:value-type="string">
            <text:p>sõmʉa </text:p>
          </table:table-cell>
          <table:table-cell office:value-type="string">
            <text:p>ˈsṍmɨ̃́ɑ̃ </text:p>
          </table:table-cell>
          <table:table-cell office:value-type="string">
            <text:p>inan. </text:p>
          </table:table-cell>
          <table:table-cell office:value-type="string">
            <text:p>ombligo</text:p>
          </table:table-cell>
          <table:table-cell table:number-columns-repeated="204"/>
        </table:table-row>
        <table:table-row table:style-name="ro2">
          <table:table-cell office:value-type="string">
            <text:p>sõmʉtiro </text:p>
          </table:table-cell>
          <table:table-cell office:value-type="string">
            <text:p>sṍmɨ̃ˈtííɾó </text:p>
          </table:table-cell>
          <table:table-cell office:value-type="string">
            <text:p>an. </text:p>
          </table:table-cell>
          <table:table-cell office:value-type="string">
            <text:p>especie de lombriz (que vive en un hueco recto en el suelo)</text:p>
          </table:table-cell>
          <table:table-cell table:number-columns-repeated="204"/>
        </table:table-row>
        <table:table-row table:style-name="ro2">
          <table:table-cell office:value-type="string">
            <text:p>sõna </text:p>
          </table:table-cell>
          <table:table-cell office:value-type="string">
            <text:p>sṍˈnɑ̃́ </text:p>
          </table:table-cell>
          <table:table-cell office:value-type="string">
            <text:p>inan.f.n.esp. </text:p>
          </table:table-cell>
          <table:table-cell office:value-type="string">
            <text:p>marañones </text:p>
          </table:table-cell>
          <table:table-cell office:value-type="string">
            <text:p>Anacarium occidentale L. </text:p>
          </table:table-cell>
          <table:table-cell table:number-columns-repeated="203"/>
        </table:table-row>
        <table:table-row table:style-name="ro2">
          <table:table-cell office:value-type="string">
            <text:p>Sõnaña </text:p>
          </table:table-cell>
          <table:table-cell office:value-type="string">
            <text:p>ˈsṍnɑ̃́.ɲɑ̃́ </text:p>
          </table:table-cell>
          <table:table-cell office:value-type="string">
            <text:p>inan. </text:p>
          </table:table-cell>
          <table:table-cell office:value-type="string">
            <text:p>caño |bSonaña|r (afluente del río Pirá-Paraná al oeste o occidente) </text:p>
          </table:table-cell>
          <table:table-cell table:number-columns-repeated="204"/>
        </table:table-row>
        <table:table-row table:style-name="ro2">
          <table:table-cell office:value-type="string">
            <text:p>sõnasa </text:p>
          </table:table-cell>
          <table:table-cell office:value-type="string">
            <text:p>sṍnɑ̃́ˈsɑ </text:p>
          </table:table-cell>
          <table:table-cell office:value-type="string">
            <text:p>an.s.plural </text:p>
          </table:table-cell>
          <table:table-cell office:value-type="string">
            <text:p>orugas |bsõnasa|r (especie comestible, del color azul con pecas rojas; comen las hojas de árboles que se encuentran en el rastrojo) </text:p>
          </table:table-cell>
          <table:table-cell table:number-columns-repeated="204"/>
        </table:table-row>
        <table:table-row table:style-name="ro2">
          <table:table-cell office:value-type="string">
            <text:p>sõnasaʉ </text:p>
          </table:table-cell>
          <table:table-cell office:value-type="string">
            <text:p>sṍnɑ̃́ˈsɑ.ɨ </text:p>
          </table:table-cell>
          <table:table-cell office:value-type="string">
            <text:p>inan. </text:p>
          </table:table-cell>
          <table:table-cell office:value-type="string">
            <text:p>especie de árbol (cuyo fruto alimenta a los tucanes) </text:p>
          </table:table-cell>
          <table:table-cell table:number-columns-repeated="204"/>
        </table:table-row>
        <table:table-row table:style-name="ro2">
          <table:table-cell office:value-type="string">
            <text:p>sõnaʉ </text:p>
          </table:table-cell>
          <table:table-cell office:value-type="string">
            <text:p>ˈsṍnɑ̃́.ɨ̃́ </text:p>
          </table:table-cell>
          <table:table-cell office:value-type="string">
            <text:p>inan. </text:p>
          </table:table-cell>
          <table:table-cell office:value-type="string">
            <text:p>árbol de marañón </text:p>
          </table:table-cell>
          <table:table-cell table:number-columns-repeated="204"/>
        </table:table-row>
        <table:table-row table:style-name="ro2">
          <table:table-cell office:value-type="string">
            <text:p>soo </text:p>
          </table:table-cell>
          <table:table-cell office:value-type="string">
            <text:p>ˈsóo </text:p>
          </table:table-cell>
          <table:table-cell office:value-type="string">
            <text:p>pron.f. </text:p>
          </table:table-cell>
          <table:table-cell office:value-type="string">
            <text:p>ella </text:p>
          </table:table-cell>
          <table:table-cell/>
          <table:table-cell office:value-type="string">
            <text:p>va sõo , uv E, J , vn YM </text:p>
          </table:table-cell>
          <table:table-cell office:value-type="string">
            <text:p>ntg BARS,91 p.31 2.11 so/sõ (YM) (3fs) no.(91); </text:p>
          </table:table-cell>
          <table:table-cell table:number-columns-repeated="201"/>
        </table:table-row>
        <table:table-row table:style-name="ro1">
          <table:table-cell office:value-type="string">
            <text:p>sõo </text:p>
          </table:table-cell>
          <table:table-cell table:number-columns-repeated="4"/>
          <table:table-cell office:value-type="string">
            <text:p>uv YM</text:p>
          </table:table-cell>
          <table:table-cell table:number-columns-repeated="202"/>
        </table:table-row>
        <table:table-row table:style-name="ro1">
          <table:table-cell office:value-type="string">
            <text:p>sõojuure</text:p>
          </table:table-cell>
          <table:table-cell table:number-columns-repeated="207"/>
        </table:table-row>
        <table:table-row table:style-name="ro2">
          <table:table-cell office:value-type="string">
            <text:p>sõojʉ </text:p>
          </table:table-cell>
          <table:table-cell office:value-type="string">
            <text:p>ˈsṍõ.hɨ̃ </text:p>
          </table:table-cell>
          <table:table-cell office:value-type="string">
            <text:p>adv. </text:p>
          </table:table-cell>
          <table:table-cell office:value-type="string">
            <text:p>lejos </text:p>
          </table:table-cell>
          <table:table-cell table:number-columns-repeated="2"/>
          <table:table-cell office:value-type="string">
            <text:p>ntg BARS,91 sõhʉ ‘far’ 9.5 Adverb negation. Three adverbs which commonly occur with bẽhe (negative particle) are koho-hi-ri ‘few times’ negated to express ‘many times’, yoa-ro ‘a long time/far’; and sõhʉ ‘far’. These are illustrated in (416)-(418), p.132;</text:p>
          </table:table-cell>
          <table:table-cell table:number-columns-repeated="201"/>
        </table:table-row>
        <table:table-row table:style-name="ro2">
          <table:table-cell office:value-type="string">
            <text:p>sõojʉajʉ </text:p>
          </table:table-cell>
          <table:table-cell office:value-type="string">
            <text:p>ˈsṍõ.hɨ́ɑ.hɨ E][sõ.ˈhɨ́ɑ.hɨ J </text:p>
          </table:table-cell>
          <table:table-cell office:value-type="string">
            <text:p>pospos. </text:p>
          </table:table-cell>
          <table:table-cell office:value-type="string">
            <text:p>más allá </text:p>
          </table:table-cell>
          <table:table-cell table:number-columns-repeated="2"/>
          <table:table-cell office:value-type="string">
            <text:p>ntg wj,11/89 ITP beyond;</text:p>
          </table:table-cell>
          <table:table-cell table:number-columns-repeated="201"/>
        </table:table-row>
        <table:table-row table:style-name="ro2">
          <table:table-cell office:value-type="string">
            <text:p>sõojʉne </text:p>
          </table:table-cell>
          <table:table-cell office:value-type="string">
            <text:p>ˈsṍõ.hɨ̃.nẽ E][ˈsṍõ.hɨ̃.nẽ J </text:p>
          </table:table-cell>
          <table:table-cell office:value-type="string">
            <text:p>adv. </text:p>
          </table:table-cell>
          <table:table-cell office:value-type="string">
            <text:p>desde lejos</text:p>
          </table:table-cell>
          <table:table-cell table:number-columns-repeated="204"/>
        </table:table-row>
        <table:table-row table:style-name="ro2">
          <table:table-cell office:value-type="string">
            <text:p>soore </text:p>
          </table:table-cell>
          <table:table-cell office:value-type="string">
            <text:p>ˈsóo.ɾe E][ˈsóó.ɾé J </text:p>
          </table:table-cell>
          <table:table-cell office:value-type="string">
            <text:p>v.t. </text:p>
          </table:table-cell>
          <table:table-cell office:value-type="string">
            <text:p>ejecutar los ritos del payé para prevenir o proteger de enfermedad, maldad; hacer los ritos del payé para purificar cosas dañinas (tanto espirituales como físicas)</text:p>
          </table:table-cell>
          <table:table-cell table:number-columns-repeated="204"/>
        </table:table-row>
        <table:table-row table:style-name="ro2">
          <table:table-cell office:value-type="string">
            <text:p>sõore </text:p>
          </table:table-cell>
          <table:table-cell office:value-type="string">
            <text:p>ˈsṍṍ.ɾẽ E][ˈsṍṍ.ɾẽ́ J </text:p>
          </table:table-cell>
          <table:table-cell office:value-type="string">
            <text:p>v.caus. </text:p>
          </table:table-cell>
          <table:table-cell office:value-type="string">
            <text:p>hacer dabucurí (rito de compartir una cantidad grande de fruto con otras personas) </text:p>
          </table:table-cell>
          <table:table-cell table:number-columns-repeated="2"/>
          <table:table-cell office:value-type="string">
            <text:p>ntg BARS,91 sõ (enter.CAUS) 6.8 Causatives. no.311; </text:p>
          </table:table-cell>
          <table:table-cell table:number-columns-repeated="201"/>
        </table:table-row>
        <table:table-row table:style-name="ro2">
          <table:table-cell office:value-type="string">
            <text:p>sõorimasa </text:p>
          </table:table-cell>
          <table:table-cell office:value-type="string">
            <text:p>ˈsṍṍ.ɾĩ́.mɑ̃́s.ɑ̃́ </text:p>
          </table:table-cell>
          <table:table-cell office:value-type="string">
            <text:p>an.s.plural </text:p>
          </table:table-cell>
          <table:table-cell office:value-type="string">
            <text:p>seres espirituales que quieren llevar la parte espiritual de una persona eventualmente causándola la muerte (daña tanto la parte mental como la parte física) </text:p>
          </table:table-cell>
          <table:table-cell table:number-columns-repeated="204"/>
        </table:table-row>
        <table:table-row table:style-name="ro2">
          <table:table-cell office:value-type="string">
            <text:p>sõorotire </text:p>
          </table:table-cell>
          <table:table-cell office:value-type="string">
            <text:p>ˈsṍṍ.ɾótí.ɾé E][ˈsṍṍ.ɾóti.ɾe J </text:p>
          </table:table-cell>
          <table:table-cell office:value-type="string">
            <text:p>v.caus. </text:p>
          </table:table-cell>
          <table:table-cell office:value-type="string">
            <text:p>mandar otros a hacer dabucurí</text:p>
          </table:table-cell>
          <table:table-cell table:number-columns-repeated="204"/>
        </table:table-row>
        <table:table-row table:style-name="ro2">
          <table:table-cell office:value-type="string">
            <text:p>soro </text:p>
          </table:table-cell>
          <table:table-cell office:value-type="string">
            <text:p>ˈsóoɾo </text:p>
          </table:table-cell>
          <table:table-cell office:value-type="string">
            <text:p>an. </text:p>
          </table:table-cell>
          <table:table-cell office:value-type="string">
            <text:p>pájaro monjita piquirroja, monjita cantora (tiene plumas del color gris con un pico del color rojo, canta bien) </text:p>
          </table:table-cell>
          <table:table-cell/>
          <table:table-cell office:value-type="string">
            <text:p>sc Monasa spp. </text:p>
          </table:table-cell>
          <table:table-cell table:number-columns-repeated="202"/>
        </table:table-row>
        <table:table-row table:style-name="ro2">
          <table:table-cell office:value-type="string">
            <text:p>sotʉ </text:p>
          </table:table-cell>
          <table:table-cell office:value-type="string">
            <text:p>soˈtɨ́ </text:p>
          </table:table-cell>
          <table:table-cell office:value-type="string">
            <text:p>inan., cl.irreg. </text:p>
          </table:table-cell>
          <table:table-cell office:value-type="string">
            <text:p>olla </text:p>
          </table:table-cell>
          <table:table-cell table:number-columns-repeated="2"/>
          <table:table-cell office:value-type="string">
            <text:p>ntg BARS,91 //sotʉ// ‘pot’ p26; </text:p>
          </table:table-cell>
          <table:table-cell table:number-columns-repeated="201"/>
        </table:table-row>
        <table:table-row table:style-name="ro2">
          <table:table-cell office:value-type="string">
            <text:p>sotʉbaja </text:p>
          </table:table-cell>
          <table:table-cell office:value-type="string">
            <text:p>sotɨ́.ˈbɑ́hɑ E][sotɨ́.ˈbɑ́hɑ́ J </text:p>
          </table:table-cell>
          <table:table-cell office:value-type="string">
            <text:p>inan. </text:p>
          </table:table-cell>
          <table:table-cell office:value-type="string">
            <text:p>platón </text:p>
          </table:table-cell>
          <table:table-cell table:number-columns-repeated="204"/>
        </table:table-row>
        <table:table-row table:style-name="ro2">
          <table:table-cell office:value-type="string">
            <text:p>sotʉurua </text:p>
          </table:table-cell>
          <table:table-cell office:value-type="string">
            <text:p>soˈtɨ́.úɾúɑ́ </text:p>
          </table:table-cell>
          <table:table-cell office:value-type="string">
            <text:p>inan. </text:p>
          </table:table-cell>
          <table:table-cell office:value-type="string">
            <text:p>olla de barro (en forma de una vasija con cuello de menos circunferencia que la parte principal)</text:p>
          </table:table-cell>
          <table:table-cell table:number-columns-repeated="204"/>
        </table:table-row>
        <table:table-row table:style-name="ro2">
          <table:table-cell office:value-type="string">
            <text:p>suaare </text:p>
          </table:table-cell>
          <table:table-cell office:value-type="string">
            <text:p>ˈsúɑɑ.ɾe E][ˈsúɑ́.ɾé J </text:p>
          </table:table-cell>
          <table:table-cell office:value-type="string">
            <text:p>v.t. </text:p>
          </table:table-cell>
          <table:table-cell office:value-type="string">
            <text:p>tejer (canasta) </text:p>
          </table:table-cell>
          <table:table-cell table:number-columns-repeated="2"/>
          <table:table-cell office:value-type="string">
            <text:p>ntg BARS,91 sua ‘to weave’ no.66; </text:p>
          </table:table-cell>
          <table:table-cell table:number-columns-repeated="201"/>
        </table:table-row>
        <table:table-row table:style-name="ro2">
          <table:table-cell office:value-type="string">
            <text:p>suaecare </text:p>
          </table:table-cell>
          <table:table-cell office:value-type="string">
            <text:p>ˈsúɑ.ékɑ́.ɾé </text:p>
          </table:table-cell>
          <table:table-cell office:value-type="string">
            <text:p>v.t. </text:p>
          </table:table-cell>
          <table:table-cell office:value-type="string">
            <text:p>sacar fruta de árbol y compartirla (con alguien en el suelo)</text:p>
          </table:table-cell>
          <table:table-cell table:number-columns-repeated="204"/>
        </table:table-row>
        <table:table-row table:style-name="ro2">
          <table:table-cell office:value-type="string">
            <text:p>suamʉtore </text:p>
          </table:table-cell>
          <table:table-cell office:value-type="string">
            <text:p>ˈsúɑ.mɨ̃́t.õ.ɾẽ E][ˈsúɑ.mɨ̃́t.ṍ.ɾẽ J </text:p>
          </table:table-cell>
          <table:table-cell office:value-type="string">
            <text:p>s.v.inan.pl. </text:p>
          </table:table-cell>
          <table:table-cell office:value-type="string">
            <text:p>recortes (papel, tela, etc.) </text:p>
          </table:table-cell>
          <table:table-cell table:number-columns-repeated="204"/>
        </table:table-row>
        <table:table-row table:style-name="ro2">
          <table:table-cell office:value-type="string">
            <text:p>suaquẽnore </text:p>
          </table:table-cell>
          <table:table-cell office:value-type="string">
            <text:p>ˈsúɑ.kẽ́n.õ.ɾẽ E][ˈsuɑ́.kẽ́n.õ.ɾẽ J </text:p>
          </table:table-cell>
          <table:table-cell office:value-type="string">
            <text:p>v.t. </text:p>
          </table:table-cell>
          <table:table-cell office:value-type="string">
            <text:p>tejer de nuevo (para arreglar)</text:p>
          </table:table-cell>
          <table:table-cell table:number-columns-repeated="204"/>
        </table:table-row>
        <table:table-row table:style-name="ro2">
          <table:table-cell office:value-type="string">
            <text:p>suare </text:p>
          </table:table-cell>
          <table:table-cell office:value-type="string">
            <text:p>ˈsúɑɑ.ɾe </text:p>
          </table:table-cell>
          <table:table-cell office:value-type="string">
            <text:p>v.t. </text:p>
          </table:table-cell>
          <table:table-cell office:value-type="string">
            <text:p>cortar (tela, cabello) </text:p>
          </table:table-cell>
          <table:table-cell table:number-columns-repeated="204"/>
        </table:table-row>
        <table:table-row table:style-name="ro2">
          <table:table-cell office:value-type="string">
            <text:p>sũase </text:p>
          </table:table-cell>
          <table:table-cell office:value-type="string">
            <text:p>ˈsṹɑ̃́.sẽ </text:p>
          </table:table-cell>
          <table:table-cell office:value-type="string">
            <text:p>v.i. </text:p>
          </table:table-cell>
          <table:table-cell office:value-type="string">
            <text:p>(ser/estar) rojo, roja </text:p>
          </table:table-cell>
          <table:table-cell table:number-columns-repeated="204"/>
        </table:table-row>
        <table:table-row table:style-name="ro2">
          <table:table-cell office:value-type="string">
            <text:p>sũawẽjase </text:p>
          </table:table-cell>
          <table:table-cell office:value-type="string">
            <text:p>ˈsṹɑ̃́.wẽ́hɑ̃.sẽ </text:p>
          </table:table-cell>
          <table:table-cell office:value-type="string">
            <text:p>v.i.pl. </text:p>
          </table:table-cell>
          <table:table-cell office:value-type="string">
            <text:p>madurarse y caerse al suelo (frutas) </text:p>
          </table:table-cell>
          <table:table-cell table:number-columns-repeated="204"/>
        </table:table-row>
        <table:table-row table:style-name="ro2">
          <table:table-cell office:value-type="string">
            <text:p>sũca </text:p>
          </table:table-cell>
          <table:table-cell office:value-type="string">
            <text:p>ˈsṹkɑ̃ </text:p>
          </table:table-cell>
          <table:table-cell office:value-type="string">
            <text:p>an. </text:p>
          </table:table-cell>
          <table:table-cell office:value-type="string">
            <text:p>bebé; </text:p>
          </table:table-cell>
          <table:table-cell table:number-columns-repeated="2"/>
          <table:table-cell office:value-type="string">
            <text:p>ntg BAR91 (Noun) Class seven consists of only one word ‘sũka’ ‘baby’. <text:s/>It <text:s/>is not inflected for gender but may be referred to through the verb as either masculine or feminine depending on the sex of the child. </text:p>
          </table:table-cell>
          <table:table-cell table:number-columns-repeated="201"/>
        </table:table-row>
        <table:table-row table:style-name="ro2">
          <table:table-cell office:value-type="string">
            <text:p>sudi </text:p>
          </table:table-cell>
          <table:table-cell office:value-type="string">
            <text:p>ˈsúdi E][suˈdí J </text:p>
          </table:table-cell>
          <table:table-cell office:value-type="string">
            <text:p>inan.f.n.esp. </text:p>
          </table:table-cell>
          <table:table-cell office:value-type="string">
            <text:p>ropa </text:p>
          </table:table-cell>
          <table:table-cell/>
          <table:table-cell office:value-type="string">
            <text:p>va yʉta waso , uv E, J , vn J </text:p>
          </table:table-cell>
          <table:table-cell office:value-type="string">
            <text:p>ntg BARS,91 su-di (weave-REFL) <text:s/>3.5 Verb morphology, p.44; </text:p>
          </table:table-cell>
          <table:table-cell table:number-columns-repeated="201"/>
        </table:table-row>
        <table:table-row table:style-name="ro2">
          <table:table-cell office:value-type="string">
            <text:p>sudigasero </text:p>
          </table:table-cell>
          <table:table-cell office:value-type="string">
            <text:p>súdi.gɑˈsé.ɾó E][sudí.ˈgɑ́se.ɾo J </text:p>
          </table:table-cell>
          <table:table-cell office:value-type="string">
            <text:p>inan. </text:p>
          </table:table-cell>
          <table:table-cell office:value-type="string">
            <text:p>pedazo de tela </text:p>
          </table:table-cell>
          <table:table-cell table:number-columns-repeated="204"/>
        </table:table-row>
        <table:table-row table:style-name="ro2">
          <table:table-cell office:value-type="string">
            <text:p>sudijãi </text:p>
          </table:table-cell>
          <table:table-cell office:value-type="string">
            <text:p>ˈsúdi.hɑ̃́ĩ́ E][suˈdí.hɑ̃́ĩ J </text:p>
          </table:table-cell>
          <table:table-cell office:value-type="string">
            <text:p>inan. </text:p>
          </table:table-cell>
          <table:table-cell office:value-type="string">
            <text:p>tela </text:p>
          </table:table-cell>
          <table:table-cell/>
          <table:table-cell office:value-type="string">
            <text:p>va yʉta wasojãi , uv E, J , vn J </text:p>
          </table:table-cell>
          <table:table-cell table:number-columns-repeated="202"/>
        </table:table-row>
        <table:table-row table:style-name="ro2">
          <table:table-cell office:value-type="string">
            <text:p>sudiro </text:p>
          </table:table-cell>
          <table:table-cell office:value-type="string">
            <text:p>súˈdi.ɾo E][suˈdí.ɾó J </text:p>
          </table:table-cell>
          <table:table-cell office:value-type="string">
            <text:p>inan. </text:p>
          </table:table-cell>
          <table:table-cell office:value-type="string">
            <text:p>artículo de vestir </text:p>
          </table:table-cell>
          <table:table-cell/>
          <table:table-cell office:value-type="string">
            <text:p>uv E, J ,va yʉta wasoro ,vn J </text:p>
          </table:table-cell>
          <table:table-cell table:number-columns-repeated="202"/>
        </table:table-row>
        <table:table-row table:style-name="ro2">
          <table:table-cell office:value-type="string">
            <text:p>sudisuri </text:p>
          </table:table-cell>
          <table:table-cell office:value-type="string">
            <text:p>ˈsúdi.suɾí E][suˈdí.súɾí J </text:p>
          </table:table-cell>
          <table:table-cell office:value-type="string">
            <text:p>inan.pl. </text:p>
          </table:table-cell>
          <table:table-cell office:value-type="string">
            <text:p>pedazos </text:p>
          </table:table-cell>
          <table:table-cell table:number-columns-repeated="204"/>
        </table:table-row>
        <table:table-row table:style-name="ro2">
          <table:table-cell office:value-type="string">
            <text:p>suemʉñore </text:p>
          </table:table-cell>
          <table:table-cell office:value-type="string">
            <text:p>ˈsúé.mɨ̃́ɲṍ.ɾẽ́ E][ˈsúé.mɨ̃́ɲõ.ɾẽ J </text:p>
          </table:table-cell>
          <table:table-cell office:value-type="string">
            <text:p>v.t. </text:p>
          </table:table-cell>
          <table:table-cell office:value-type="string">
            <text:p>provocar bascas </text:p>
          </table:table-cell>
          <table:table-cell table:number-columns-repeated="204"/>
        </table:table-row>
        <table:table-row table:style-name="ro2">
          <table:table-cell office:value-type="string">
            <text:p>suere </text:p>
          </table:table-cell>
          <table:table-cell office:value-type="string">
            <text:p>ˈsúe.ɾe E][ˈsué.ɾé J </text:p>
          </table:table-cell>
          <table:table-cell office:value-type="string">
            <text:p>v.t. </text:p>
          </table:table-cell>
          <table:table-cell office:value-type="string">
            <text:p>sacar (cangrejo) de su hueco</text:p>
          </table:table-cell>
          <table:table-cell table:number-columns-repeated="204"/>
        </table:table-row>
        <table:table-row table:style-name="ro2">
          <table:table-cell office:value-type="string">
            <text:p>sũmare </text:p>
          </table:table-cell>
          <table:table-cell office:value-type="string">
            <text:p>ˈsṹmɑ̃.ɾẽ E][ˈsũmɑ̃́.ɾẽ́ J </text:p>
          </table:table-cell>
          <table:table-cell office:value-type="string">
            <text:p>v.i. </text:p>
          </table:table-cell>
          <table:table-cell office:value-type="string">
            <text:p>calentarse cerca del fuego </text:p>
          </table:table-cell>
          <table:table-cell table:number-columns-repeated="204"/>
        </table:table-row>
        <table:table-row table:style-name="ro2">
          <table:table-cell office:value-type="string">
            <text:p>sũore </text:p>
          </table:table-cell>
          <table:table-cell office:value-type="string">
            <text:p>ˈsṹ.ṍõ.ɾẽ E][sũ.ˈṍ.ɾẽ J </text:p>
          </table:table-cell>
          <table:table-cell office:value-type="string">
            <text:p>v.caus. </text:p>
          </table:table-cell>
          <table:table-cell office:value-type="string">
            <text:p>pintar un iniciado (con la tinta negra hecha de hojas llamadas “|bwee|r”, hecho por el hombre) </text:p>
          </table:table-cell>
          <table:table-cell table:number-columns-repeated="204"/>
        </table:table-row>
        <table:table-row table:style-name="ro2">
          <table:table-cell office:value-type="string">
            <text:p>surara </text:p>
          </table:table-cell>
          <table:table-cell/>
          <table:table-cell office:value-type="string">
            <text:p>an. </text:p>
          </table:table-cell>
          <table:table-cell office:value-type="string">
            <text:p>soldado </text:p>
          </table:table-cell>
          <table:table-cell/>
          <table:table-cell office:value-type="string">
            <text:p>uv ESP </text:p>
          </table:table-cell>
          <table:table-cell table:number-columns-repeated="202"/>
        </table:table-row>
        <table:table-row table:style-name="ro2">
          <table:table-cell office:value-type="string">
            <text:p>surese </text:p>
          </table:table-cell>
          <table:table-cell office:value-type="string">
            <text:p>ˈsúɾe.se </text:p>
          </table:table-cell>
          <table:table-cell office:value-type="string">
            <text:p>v.i. </text:p>
          </table:table-cell>
          <table:table-cell office:value-type="string">
            <text:p>(ser/estar) rompido, rompida</text:p>
          </table:table-cell>
          <table:table-cell table:number-columns-repeated="204"/>
        </table:table-row>
        <table:table-row table:style-name="ro2">
          <table:table-cell office:value-type="string">
            <text:p>surumetea </text:p>
          </table:table-cell>
          <table:table-cell office:value-type="string">
            <text:p>ˈsuˈɾumẽtẽ́ɑ̃ </text:p>
          </table:table-cell>
          <table:table-cell office:value-type="string">
            <text:p>an. </text:p>
          </table:table-cell>
          <table:table-cell office:value-type="string">
            <text:p>pájaro carpintero cejón </text:p>
          </table:table-cell>
          <table:table-cell office:value-type="string">
            <text:p>Melanerpes cruentatus </text:p>
          </table:table-cell>
          <table:table-cell table:number-columns-repeated="203"/>
        </table:table-row>
        <table:table-row table:style-name="ro2">
          <table:table-cell office:value-type="string">
            <text:p>suyase </text:p>
          </table:table-cell>
          <table:table-cell office:value-type="string">
            <text:p>ˈsú.dʒɑ.se E][su.ˈdʒɑ́.sé J </text:p>
          </table:table-cell>
          <table:table-cell office:value-type="string">
            <text:p>v.i. </text:p>
          </table:table-cell>
          <table:table-cell office:value-type="string">
            <text:p>(ser/estar) metido, metida </text:p>
          </table:table-cell>
          <table:table-cell table:number-columns-repeated="2"/>
          <table:table-cell office:value-type="string">
            <text:p>ntg BARS,91 suya ‘'to be woven’ Stative verbs may be derived from other verbs by the addition of -ya/-sa as seen in the following sets of verb roots, no.66;</text:p>
          </table:table-cell>
          <table:table-cell table:number-columns-repeated="201"/>
        </table:table-row>
        <table:table-row table:style-name="ro2">
          <table:table-cell office:value-type="string">
            <text:p>sʉare </text:p>
          </table:table-cell>
          <table:table-cell office:value-type="string">
            <text:p>ˈsɨ́ɑ.ɾe E][sɨˈɑ́.ɾé J </text:p>
          </table:table-cell>
          <table:table-cell office:value-type="string">
            <text:p>v.t. </text:p>
          </table:table-cell>
          <table:table-cell office:value-type="string">
            <text:p>cerner o cernir (masa de yuca brava después de extraer el jugo)</text:p>
          </table:table-cell>
          <table:table-cell table:number-columns-repeated="204"/>
        </table:table-row>
        <table:table-row table:style-name="ro2">
          <table:table-cell office:value-type="string">
            <text:p>sʉaria </text:p>
          </table:table-cell>
          <table:table-cell office:value-type="string">
            <text:p>ˈsɨ́ɑ.ɾí.ɑ́ E][sɨˈɑ́.ɾí.ɑ J </text:p>
          </table:table-cell>
          <table:table-cell office:value-type="string">
            <text:p>s.v.inan. </text:p>
          </table:table-cell>
          <table:table-cell office:value-type="string">
            <text:p>cernidor </text:p>
          </table:table-cell>
          <table:table-cell table:number-columns-repeated="204"/>
        </table:table-row>
        <table:table-row table:style-name="ro2">
          <table:table-cell office:value-type="string">
            <text:p>sʉaro </text:p>
          </table:table-cell>
          <table:table-cell office:value-type="string">
            <text:p>ˈsɨ́ɑ́ɾó </text:p>
          </table:table-cell>
          <table:table-cell office:value-type="string">
            <text:p>an. </text:p>
          </table:table-cell>
          <table:table-cell office:value-type="string">
            <text:p>sanguijuela </text:p>
          </table:table-cell>
          <table:table-cell table:number-columns-repeated="2"/>
          <table:table-cell office:value-type="string">
            <text:p>lf pl. </text:p>
          </table:table-cell>
          <table:table-cell table:number-columns-repeated="201"/>
        </table:table-row>
        <table:table-row table:style-name="ro2">
          <table:table-cell office:value-type="string">
            <text:p>sʉaroa </text:p>
          </table:table-cell>
          <table:table-cell office:value-type="string">
            <text:p>ˈsɨ́ɑ́ɾóɑ́ </text:p>
          </table:table-cell>
          <table:table-cell office:value-type="string">
            <text:p>an.s.plural </text:p>
          </table:table-cell>
          <table:table-cell office:value-type="string">
            <text:p>hormigas |bsʉaroa|r (que pican muy fuerte, rojas, incomibles) </text:p>
          </table:table-cell>
          <table:table-cell table:number-columns-repeated="204"/>
        </table:table-row>
        <table:table-row table:style-name="ro2">
          <table:table-cell office:value-type="string">
            <text:p>sʉase </text:p>
          </table:table-cell>
          <table:table-cell office:value-type="string">
            <text:p>ˈsɨ́ɑ.se </text:p>
          </table:table-cell>
          <table:table-cell office:value-type="string">
            <text:p>v.i. </text:p>
          </table:table-cell>
          <table:table-cell office:value-type="string">
            <text:p>(ser/estar) pegajoso, pegajosa (savia) </text:p>
          </table:table-cell>
          <table:table-cell table:number-columns-repeated="204"/>
        </table:table-row>
        <table:table-row table:style-name="ro2">
          <table:table-cell office:value-type="string">
            <text:p>Sʉ̃e </text:p>
          </table:table-cell>
          <table:table-cell office:value-type="string">
            <text:p>ˈsɨ̃́ẽ́ </text:p>
          </table:table-cell>
          <table:table-cell office:value-type="string">
            <text:p>m. </text:p>
          </table:table-cell>
          <table:table-cell office:value-type="string">
            <text:p>carácter mítico, ascendiente, antepasado de la gente, hijo de |bMuiju|r y |bMeneriyo|r, nieto de |bMeni|r</text:p>
          </table:table-cell>
          <table:table-cell table:number-columns-repeated="204"/>
        </table:table-row>
        <table:table-row table:style-name="ro2">
          <table:table-cell office:value-type="string">
            <text:p>sʉ̃ese </text:p>
          </table:table-cell>
          <table:table-cell office:value-type="string">
            <text:p>ˈsɨ̃́ẽ.sẽ </text:p>
          </table:table-cell>
          <table:table-cell office:value-type="string">
            <text:p>v.i. </text:p>
          </table:table-cell>
          <table:table-cell office:value-type="string">
            <text:p>(ser/estar) amargo, amarga </text:p>
          </table:table-cell>
          <table:table-cell table:number-columns-repeated="204"/>
        </table:table-row>
        <table:table-row table:style-name="ro2">
          <table:table-cell office:value-type="string">
            <text:p>sʉgʉare </text:p>
          </table:table-cell>
          <table:table-cell office:value-type="string">
            <text:p>ˈsɨ́gɨɑ.ɾe E][ˈsɨ́gɨ́ɑ́ɑ́.ɾé J </text:p>
          </table:table-cell>
          <table:table-cell office:value-type="string">
            <text:p>v.i. </text:p>
          </table:table-cell>
          <table:table-cell office:value-type="string">
            <text:p>hipar</text:p>
          </table:table-cell>
          <table:table-cell table:number-columns-repeated="204"/>
        </table:table-row>
        <table:table-row table:style-name="ro2">
          <table:table-cell office:value-type="string">
            <text:p>sʉ̃jʉ </text:p>
          </table:table-cell>
          <table:table-cell office:value-type="string">
            <text:p>sɨ̃ˈhɨ̃́ </text:p>
          </table:table-cell>
          <table:table-cell office:value-type="string">
            <text:p>an. </text:p>
          </table:table-cell>
          <table:table-cell office:value-type="string">
            <text:p>caracol (cuya cáscara se utiliza para <text:s/>guardar el tabaco y también para ornamentos del traje de la danza) </text:p>
          </table:table-cell>
          <table:table-cell table:number-columns-repeated="204"/>
        </table:table-row>
        <table:table-row table:style-name="ro2">
          <table:table-cell office:value-type="string">
            <text:p>sʉ̃me </text:p>
          </table:table-cell>
          <table:table-cell office:value-type="string">
            <text:p>ˈsɨ̃́mẽ E][sɨ̃ˈmẽ́ J </text:p>
          </table:table-cell>
          <table:table-cell office:value-type="string">
            <text:p>inan.f.n.esp. </text:p>
          </table:table-cell>
          <table:table-cell office:value-type="string">
            <text:p>hojas de la palma chambirá </text:p>
          </table:table-cell>
          <table:table-cell table:number-columns-repeated="204"/>
        </table:table-row>
        <table:table-row table:style-name="ro2">
          <table:table-cell office:value-type="string">
            <text:p>sʉ̃me_rasuʉ </text:p>
          </table:table-cell>
          <table:table-cell office:value-type="string">
            <text:p>ˈsɨ̃́mẽ.ɾɑsúɨ́ E][sɨ̃mẽ́.ˈɾɑ́suɨ J </text:p>
          </table:table-cell>
          <table:table-cell office:value-type="string">
            <text:p>an. </text:p>
          </table:table-cell>
          <table:table-cell office:value-type="string">
            <text:p>pájaro cotinga pechimorada (tiene plumaje azul oscuro y alas negras) </text:p>
          </table:table-cell>
          <table:table-cell/>
          <table:table-cell office:value-type="string">
            <text:p>sc Cotinga cotinga </text:p>
          </table:table-cell>
          <table:table-cell table:number-columns-repeated="202"/>
        </table:table-row>
        <table:table-row table:style-name="ro2">
          <table:table-cell office:value-type="string">
            <text:p>sʉ̃mese </text:p>
          </table:table-cell>
          <table:table-cell office:value-type="string">
            <text:p>sɨ̃ˈmẽ́.sẽ </text:p>
          </table:table-cell>
          <table:table-cell office:value-type="string">
            <text:p>v.i. </text:p>
          </table:table-cell>
          <table:table-cell office:value-type="string">
            <text:p>(ser/estar) verde </text:p>
          </table:table-cell>
          <table:table-cell table:number-columns-repeated="2"/>
          <table:table-cell office:value-type="string">
            <text:p>ntg BARS,91 sʉ̃be ‘to be green/blue’ <text:s/>2.4. Verbs with only a subject argument. Stative verbs p.29; </text:p>
          </table:table-cell>
          <table:table-cell table:number-columns-repeated="201"/>
        </table:table-row>
        <table:table-row table:style-name="ro2">
          <table:table-cell office:value-type="string">
            <text:p>sʉ̃na </text:p>
          </table:table-cell>
          <table:table-cell office:value-type="string">
            <text:p>ˈsɨ̃́nɑ̃́ </text:p>
          </table:table-cell>
          <table:table-cell office:value-type="string">
            <text:p>an.s.plural </text:p>
          </table:table-cell>
          <table:table-cell office:value-type="string">
            <text:p>tatuyos (grupo indígena) </text:p>
          </table:table-cell>
          <table:table-cell table:number-columns-repeated="204"/>
        </table:table-row>
        <table:table-row table:style-name="ro1">
          <table:table-cell office:value-type="string">
            <text:p>sʉoa </text:p>
          </table:table-cell>
          <table:table-cell table:number-columns-repeated="4"/>
          <table:table-cell office:value-type="string">
            <text:p>uv J</text:p>
          </table:table-cell>
          <table:table-cell table:number-columns-repeated="202"/>
        </table:table-row>
        <table:table-row table:style-name="ro2">
          <table:table-cell office:value-type="string">
            <text:p>sʉoga </text:p>
          </table:table-cell>
          <table:table-cell office:value-type="string">
            <text:p>ˈsɨ́o.gɑ </text:p>
          </table:table-cell>
          <table:table-cell office:value-type="string">
            <text:p>inan. </text:p>
          </table:table-cell>
          <table:table-cell office:value-type="string">
            <text:p>canasta (que se usa para coger peces pequeños, camarones, etc.; es más pequeña que el cernidor |bsʉaria|r y tiene un tejido más juntico) </text:p>
          </table:table-cell>
          <table:table-cell/>
          <table:table-cell office:value-type="string">
            <text:p>uv E ,va sʉoa ,vn J; ph sɨˈó.ɑ́ </text:p>
          </table:table-cell>
          <table:table-cell table:number-columns-repeated="202"/>
        </table:table-row>
        <table:table-row table:style-name="ro2">
          <table:table-cell office:value-type="string">
            <text:p>sʉore </text:p>
          </table:table-cell>
          <table:table-cell office:value-type="string">
            <text:p>ˈsɨ́o.ɾe E][ˈsɨ́ó.ɾé J </text:p>
          </table:table-cell>
          <table:table-cell office:value-type="string">
            <text:p>v.i.dep. </text:p>
          </table:table-cell>
          <table:table-cell office:value-type="string">
            <text:p>(ser/estar) primero, primera de; </text:p>
          </table:table-cell>
          <table:table-cell table:number-columns-repeated="2"/>
          <table:table-cell office:value-type="string">
            <text:p>ntg BARS,91 sʉo ‘to be first’, p.161, 11 Subordination, 11.18. Phasal verbs. The verbs sʉo ‘to be first’, and tʉha ‘to be last’, and tʉha ‘to stop’ are used with infinitival verbs. These are illustrated in (552),-(524). no.552; In (522), ruhea ‘to be born’ is the complement of sʉo ‘to begin’ in a story regarding one who gave people all that they would need to live (including creating writing). In (523), kẽdo ‘to make’ is used with tʉsa ‘to be last’ or ‘be latest’ to express the latest report in the process of making a canoe.;</text:p>
          </table:table-cell>
          <table:table-cell table:number-columns-repeated="201"/>
        </table:table-row>
        <table:table-row table:style-name="ro2">
          <table:table-cell office:value-type="string">
            <text:p>sʉ́ore </text:p>
          </table:table-cell>
          <table:table-cell office:value-type="string">
            <text:p>ˈsɨ́oo.ɾe E][sɨˈóó.ɾé J </text:p>
          </table:table-cell>
          <table:table-cell office:value-type="string">
            <text:p>v.caus. </text:p>
          </table:table-cell>
          <table:table-cell office:value-type="string">
            <text:p>pegar </text:p>
          </table:table-cell>
          <table:table-cell table:number-columns-repeated="204"/>
        </table:table-row>
        <table:table-row table:style-name="ro2">
          <table:table-cell office:value-type="string">
            <text:p>sʉ́oriamaa </text:p>
          </table:table-cell>
          <table:table-cell office:value-type="string">
            <text:p>ˈsɨ́o.ɾi.ɑ.mɑ̃ E][ˈsɨó.ɾí.ɑ.mɑ̃ J </text:p>
          </table:table-cell>
          <table:table-cell office:value-type="string">
            <text:p>s.v.inan. </text:p>
          </table:table-cell>
          <table:table-cell office:value-type="string">
            <text:p>cinta adhesiva </text:p>
          </table:table-cell>
          <table:table-cell table:number-columns-repeated="204"/>
        </table:table-row>
        <table:table-row table:style-name="ro2">
          <table:table-cell office:value-type="string">
            <text:p>sʉorine </text:p>
          </table:table-cell>
          <table:table-cell office:value-type="string">
            <text:p>sɨˈó.ɾí.nẽ </text:p>
          </table:table-cell>
          <table:table-cell office:value-type="string">
            <text:p>adv. </text:p>
          </table:table-cell>
          <table:table-cell office:value-type="string">
            <text:p>por culpa de </text:p>
          </table:table-cell>
          <table:table-cell table:number-columns-repeated="2"/>
          <table:table-cell office:value-type="string">
            <text:p>ntg BARS,91, p.156, 11.12 Means clauses. Adverbial clauses of means are marked by the phasal verb sʉo ‘to begin’ plus -ri (participle). This construction is preceded by a nominal which is the subject of the subordinate clause. in (503), the topic subject ẽho, bãsa rihase ‘people’s colds’ is followed by yʉ sʉorine ‘I being first’ to indicate that it was by means of my cold that people are sick.; </text:p>
          </table:table-cell>
          <table:table-cell table:number-columns-repeated="201"/>
        </table:table-row>
        <table:table-row table:style-name="ro2">
          <table:table-cell office:value-type="string">
            <text:p>sʉ́otuure </text:p>
          </table:table-cell>
          <table:table-cell office:value-type="string">
            <text:p>ˈsɨ́o.túu.ɾe E][sɨó.ˈtúu.ɾe J </text:p>
          </table:table-cell>
          <table:table-cell office:value-type="string">
            <text:p>v.caus. </text:p>
          </table:table-cell>
          <table:table-cell office:value-type="string">
            <text:p>pegar (dos cosas con pegante)</text:p>
          </table:table-cell>
          <table:table-cell table:number-columns-repeated="204"/>
        </table:table-row>
        <table:table-row table:style-name="ro2">
          <table:table-cell office:value-type="string">
            <text:p>sʉrise </text:p>
          </table:table-cell>
          <table:table-cell office:value-type="string">
            <text:p>ˈsɨɾí.se </text:p>
          </table:table-cell>
          <table:table-cell office:value-type="string">
            <text:p>v.i. </text:p>
          </table:table-cell>
          <table:table-cell office:value-type="string">
            <text:p>(ser/estar) amarillo, amarilla; </text:p>
          </table:table-cell>
          <table:table-cell table:number-columns-repeated="2"/>
          <table:table-cell office:value-type="string">
            <text:p>ntg BARS,91 sʉri ‘to be yellow’ 2.4. Verbs with only a subject argument. Stative verbs p.29; </text:p>
          </table:table-cell>
          <table:table-cell table:number-columns-repeated="201"/>
        </table:table-row>
        <table:table-row table:style-name="ro2">
          <table:table-cell office:value-type="string">
            <text:p>sʉrʉa </text:p>
          </table:table-cell>
          <table:table-cell office:value-type="string">
            <text:p>sɨˈɾɨ́ɑ </text:p>
          </table:table-cell>
          <table:table-cell office:value-type="string">
            <text:p>inan., cl.irreg. </text:p>
          </table:table-cell>
          <table:table-cell office:value-type="string">
            <text:p>nudo (en madera) </text:p>
          </table:table-cell>
          <table:table-cell table:number-columns-repeated="204"/>
        </table:table-row>
        <table:table-row table:style-name="ro2">
          <table:table-cell office:value-type="string">
            <text:p>sʉ̃rʉarã </text:p>
          </table:table-cell>
          <table:table-cell office:value-type="string">
            <text:p>ˈsɨ̃́ɾɨ̃ɑ̃.ɾɑ̃ E][sɨ̃ˈɾɨ̃́ɑ̃́.ɾɑ̃́ J </text:p>
          </table:table-cell>
          <table:table-cell office:value-type="string">
            <text:p>an.pl. </text:p>
          </table:table-cell>
          <table:table-cell office:value-type="string">
            <text:p>gemelos </text:p>
          </table:table-cell>
          <table:table-cell table:number-columns-repeated="204"/>
        </table:table-row>
        <table:table-row table:style-name="ro2">
          <table:table-cell office:value-type="string">
            <text:p>sʉ̃rʉare </text:p>
          </table:table-cell>
          <table:table-cell office:value-type="string">
            <text:p>ˈsɨ̃́ɾɨ̃ɑ̃.ɾẽ E][sɨ̃ˈɾɨ̃́ɑ̃́.ɾẽ́ J </text:p>
          </table:table-cell>
          <table:table-cell office:value-type="string">
            <text:p>v.i. </text:p>
          </table:table-cell>
          <table:table-cell office:value-type="string">
            <text:p>nacer gemelos</text:p>
          </table:table-cell>
          <table:table-cell table:number-columns-repeated="204"/>
        </table:table-row>
        <table:table-row table:style-name="ro1">
          <table:table-cell office:value-type="string">
            <text:p>sʉti </text:p>
          </table:table-cell>
          <table:table-cell office:value-type="string">
            <text:p>sɨˈtí </text:p>
          </table:table-cell>
          <table:table-cell office:value-type="string">
            <text:p>inan.f.n.esp. </text:p>
          </table:table-cell>
          <table:table-cell office:value-type="string">
            <text:p>amígdalas </text:p>
          </table:table-cell>
          <table:table-cell table:number-columns-repeated="204"/>
        </table:table-row>
        <table:table-row table:style-name="ro2">
          <table:table-cell office:value-type="string">
            <text:p>sʉtibuuse </text:p>
          </table:table-cell>
          <table:table-cell office:value-type="string">
            <text:p>sɨˈtí.búu.se E][sɨˈtí.bú.sé J </text:p>
          </table:table-cell>
          <table:table-cell office:value-type="string">
            <text:p>v.i. </text:p>
          </table:table-cell>
          <table:table-cell office:value-type="string">
            <text:p>tener olor </text:p>
          </table:table-cell>
          <table:table-cell table:number-columns-repeated="204"/>
        </table:table-row>
        <table:table-row table:style-name="ro2">
          <table:table-cell office:value-type="string">
            <text:p>sʉtiquẽnase </text:p>
          </table:table-cell>
          <table:table-cell office:value-type="string">
            <text:p>sɨtí.ˈkẽ́nɑ̃.sẽ </text:p>
          </table:table-cell>
          <table:table-cell office:value-type="string">
            <text:p>s.v.inan.s.de masa </text:p>
          </table:table-cell>
          <table:table-cell office:value-type="string">
            <text:p>buena aroma, buen olor (comida)</text:p>
          </table:table-cell>
          <table:table-cell table:number-columns-repeated="204"/>
        </table:table-row>
        <table:table-row table:style-name="ro2">
          <table:table-cell office:value-type="string">
            <text:p>sʉtiriose </text:p>
          </table:table-cell>
          <table:table-cell office:value-type="string">
            <text:p>sɨˈtíɾi.o.se E][sɨˈtíɾi.o.se J </text:p>
          </table:table-cell>
          <table:table-cell office:value-type="string">
            <text:p>v.caus. </text:p>
          </table:table-cell>
          <table:table-cell office:value-type="string">
            <text:p>hacer triste </text:p>
          </table:table-cell>
          <table:table-cell table:number-columns-repeated="204"/>
        </table:table-row>
        <table:table-row table:style-name="ro2">
          <table:table-cell office:value-type="string">
            <text:p>sʉtiritire </text:p>
          </table:table-cell>
          <table:table-cell office:value-type="string">
            <text:p>sɨˈtíɾiti.ɾe </text:p>
          </table:table-cell>
          <table:table-cell office:value-type="string">
            <text:p>v.i. </text:p>
          </table:table-cell>
          <table:table-cell office:value-type="string">
            <text:p>(estar) triste </text:p>
          </table:table-cell>
          <table:table-cell table:number-columns-repeated="204"/>
        </table:table-row>
        <table:table-row table:style-name="ro2">
          <table:table-cell office:value-type="string">
            <text:p>sʉtise </text:p>
          </table:table-cell>
          <table:table-cell office:value-type="string">
            <text:p>sɨˈtí.se </text:p>
          </table:table-cell>
          <table:table-cell office:value-type="string">
            <text:p>v.i. </text:p>
          </table:table-cell>
          <table:table-cell office:value-type="string">
            <text:p>oler </text:p>
          </table:table-cell>
          <table:table-cell table:number-columns-repeated="204"/>
        </table:table-row>
        <table:table-row table:style-name="ro2">
          <table:table-cell office:value-type="string">
            <text:p>sʉyabasare </text:p>
          </table:table-cell>
          <table:table-cell office:value-type="string">
            <text:p>sɨ́dʒɑ́.bɑ́sɑ́.ɾé </text:p>
          </table:table-cell>
          <table:table-cell office:value-type="string">
            <text:p>v.t. </text:p>
          </table:table-cell>
          <table:table-cell office:value-type="string">
            <text:p>participar en la danza </text:p>
          </table:table-cell>
          <table:table-cell table:number-columns-repeated="204"/>
        </table:table-row>
        <table:table-row table:style-name="ro2">
          <table:table-cell office:value-type="string">
            <text:p>sʉyacãnire </text:p>
          </table:table-cell>
          <table:table-cell office:value-type="string">
            <text:p>sɨˈdʒɑ́.kɑ̃́nĩ́.ɾẽ́ </text:p>
          </table:table-cell>
          <table:table-cell office:value-type="string">
            <text:p>v.i. </text:p>
          </table:table-cell>
          <table:table-cell office:value-type="string">
            <text:p>pernoctar</text:p>
          </table:table-cell>
          <table:table-cell table:number-columns-repeated="204"/>
        </table:table-row>
        <table:table-row table:style-name="ro2">
          <table:table-cell office:value-type="string">
            <text:p>sʉyañaare </text:p>
          </table:table-cell>
          <table:table-cell office:value-type="string">
            <text:p>ˈsɨdʒɑ́.ɲɑ̃́.ɾẽ́ </text:p>
          </table:table-cell>
          <table:table-cell office:value-type="string">
            <text:p>v.t. </text:p>
          </table:table-cell>
          <table:table-cell office:value-type="string">
            <text:p>estar </text:p>
          </table:table-cell>
          <table:table-cell table:number-columns-repeated="204"/>
        </table:table-row>
        <table:table-row table:style-name="ro2">
          <table:table-cell office:value-type="string">
            <text:p>sʉyare </text:p>
          </table:table-cell>
          <table:table-cell office:value-type="string">
            <text:p>sɨ́ˈdʒɑ́.ɾe </text:p>
          </table:table-cell>
          <table:table-cell office:value-type="string">
            <text:p>v.t. </text:p>
          </table:table-cell>
          <table:table-cell office:value-type="string">
            <text:p>seguir </text:p>
          </table:table-cell>
          <table:table-cell/>
          <table:table-cell office:value-type="string">
            <text:p>va siyare , uv E, J , vn YM </text:p>
          </table:table-cell>
          <table:table-cell table:number-columns-repeated="202"/>
        </table:table-row>
        <table:table-row table:style-name="ro2">
          <table:table-cell office:value-type="string">
            <text:p>sʉyarocare </text:p>
          </table:table-cell>
          <table:table-cell office:value-type="string">
            <text:p>sɨ́ˈdʒɑ́.ɾókɑ.ɾe E][sɨˈdʒɑ́.ɾokɑ́.ɾé J </text:p>
          </table:table-cell>
          <table:table-cell office:value-type="string">
            <text:p>v.t.sing. </text:p>
          </table:table-cell>
          <table:table-cell office:value-type="string">
            <text:p>ayudar pilar</text:p>
          </table:table-cell>
          <table:table-cell table:number-columns-repeated="204"/>
        </table:table-row>
        <table:table-row table:style-name="ro2">
          <table:table-cell office:value-type="string">
            <text:p>sʉyarojʉa </text:p>
          </table:table-cell>
          <table:table-cell office:value-type="string">
            <text:p>sɨˈdʒɑ́.ɾo.hɨ́ɑ </text:p>
          </table:table-cell>
          <table:table-cell office:value-type="string">
            <text:p>inan. </text:p>
          </table:table-cell>
          <table:table-cell office:value-type="string">
            <text:p>espalda </text:p>
          </table:table-cell>
          <table:table-cell/>
          <table:table-cell office:value-type="string">
            <text:p>va jʉdojʉa , uv E , vn J </text:p>
          </table:table-cell>
          <table:table-cell table:number-columns-repeated="202"/>
        </table:table-row>
        <table:table-row table:style-name="ro2">
          <table:table-cell office:value-type="string">
            <text:p>taa </text:p>
          </table:table-cell>
          <table:table-cell office:value-type="string">
            <text:p>ˈtɑ́ɑ́ </text:p>
          </table:table-cell>
          <table:table-cell office:value-type="string">
            <text:p>inan.f.n.esp. </text:p>
          </table:table-cell>
          <table:table-cell office:value-type="string">
            <text:p>hierba </text:p>
          </table:table-cell>
          <table:table-cell table:number-columns-repeated="204"/>
        </table:table-row>
        <table:table-row table:style-name="ro2">
          <table:table-cell office:value-type="string">
            <text:p>taa_ĩa </text:p>
          </table:table-cell>
          <table:table-cell office:value-type="string">
            <text:p>ˈtɑ́ɑ́.ĩ́ĩ́ɑ̃ E][tɑ́ɑ́.ĩ́ĩ́ɑ́ J </text:p>
          </table:table-cell>
          <table:table-cell office:value-type="string">
            <text:p>an.s.plural </text:p>
          </table:table-cell>
          <table:table-cell office:value-type="string">
            <text:p>orugas |btaa ĩa|r (especie de color verde con una raya blanca o amarilla y pelos que pican) </text:p>
          </table:table-cell>
          <table:table-cell table:number-columns-repeated="204"/>
        </table:table-row>
        <table:table-row table:style-name="ro2">
          <table:table-cell office:value-type="string">
            <text:p>taa_mini </text:p>
          </table:table-cell>
          <table:table-cell office:value-type="string">
            <text:p>tɑ́ɑ́.ˈmĩ́nĩ E][ˈtɑ́ɑ́.mĩ́nĩ́ J </text:p>
          </table:table-cell>
          <table:table-cell office:value-type="string">
            <text:p>an. </text:p>
          </table:table-cell>
          <table:table-cell office:value-type="string">
            <text:p>gorrión </text:p>
          </table:table-cell>
          <table:table-cell office:value-type="string">
            <text:p>Agriornis montana</text:p>
          </table:table-cell>
          <table:table-cell table:number-columns-repeated="203"/>
        </table:table-row>
        <table:table-row table:style-name="ro2">
          <table:table-cell office:value-type="string">
            <text:p>taa_wecʉ </text:p>
          </table:table-cell>
          <table:table-cell office:value-type="string">
            <text:p>ˈtɑ́ɑ́.wékɨ́ </text:p>
          </table:table-cell>
          <table:table-cell office:value-type="string">
            <text:p>an. </text:p>
          </table:table-cell>
          <table:table-cell office:value-type="string">
            <text:p>toro </text:p>
          </table:table-cell>
          <table:table-cell office:value-type="string">
            <text:p>F. Bovidae, G. Bos </text:p>
          </table:table-cell>
          <table:table-cell table:number-columns-repeated="203"/>
        </table:table-row>
        <table:table-row table:style-name="ro2">
          <table:table-cell office:value-type="string">
            <text:p>tãabaare_ojo </text:p>
          </table:table-cell>
          <table:table-cell office:value-type="string">
            <text:p>ˈtɑ̃́ɑ̃́.bɑ́ɑ́.ɾé.óho E][ˈtɑ̃́ɑ̃́.bɑ́ɑ.ɾe.ohó J </text:p>
          </table:table-cell>
          <table:table-cell office:value-type="string">
            <text:p>inan., f.n.esp. </text:p>
          </table:table-cell>
          <table:table-cell office:value-type="string">
            <text:p>plátanos hartones </text:p>
          </table:table-cell>
          <table:table-cell table:number-columns-repeated="204"/>
        </table:table-row>
        <table:table-row table:style-name="ro2">
          <table:table-cell office:value-type="string">
            <text:p>tãabaare_ojoño </text:p>
          </table:table-cell>
          <table:table-cell office:value-type="string">
            <text:p>ˈtɑ̃́ɑ̃́.bɑ́ɑ́.ɾé.óho.ɲõ E][tɑ̃́ɑ̃́.bɑ́ɑ.ɾe.oˈhó.ɲõ J </text:p>
          </table:table-cell>
          <table:table-cell office:value-type="string">
            <text:p>inan. </text:p>
          </table:table-cell>
          <table:table-cell office:value-type="string">
            <text:p>mata del plátano hartón |btãabaare ojo|r </text:p>
          </table:table-cell>
          <table:table-cell table:number-columns-repeated="204"/>
        </table:table-row>
        <table:table-row table:style-name="ro2">
          <table:table-cell office:value-type="string">
            <text:p>taaga </text:p>
          </table:table-cell>
          <table:table-cell office:value-type="string">
            <text:p>tɑɑˈgɑ́́ </text:p>
          </table:table-cell>
          <table:table-cell office:value-type="string">
            <text:p>inan. </text:p>
          </table:table-cell>
          <table:table-cell office:value-type="string">
            <text:p>especie de hongo (comestible) </text:p>
          </table:table-cell>
          <table:table-cell table:number-columns-repeated="204"/>
        </table:table-row>
        <table:table-row table:style-name="ro1">
          <table:table-cell office:value-type="string">
            <text:p>taamaa </text:p>
          </table:table-cell>
          <table:table-cell office:value-type="string">
            <text:p>ˈtɑ́ɑ́.mɑ̃́ </text:p>
          </table:table-cell>
          <table:table-cell office:value-type="string">
            <text:p>inan. </text:p>
          </table:table-cell>
          <table:table-cell office:value-type="string">
            <text:p>vástago de pasto, hierba (que se extiende por el suelo)</text:p>
          </table:table-cell>
          <table:table-cell table:number-columns-repeated="204"/>
        </table:table-row>
        <table:table-row table:style-name="ro2">
          <table:table-cell office:value-type="string">
            <text:p>taaqueore </text:p>
          </table:table-cell>
          <table:table-cell office:value-type="string">
            <text:p>ˈtɑ́ɑ.ke.o.ɾe E][tɑɑ́.ˈké.o.ɾe J </text:p>
          </table:table-cell>
          <table:table-cell office:value-type="string">
            <text:p>v.caus.sing. </text:p>
          </table:table-cell>
          <table:table-cell office:value-type="string">
            <text:p>cortar y hacer bajar </text:p>
          </table:table-cell>
          <table:table-cell table:number-columns-repeated="204"/>
        </table:table-row>
        <table:table-row table:style-name="ro2">
          <table:table-cell office:value-type="string">
            <text:p>taara </text:p>
          </table:table-cell>
          <table:table-cell office:value-type="string">
            <text:p>tɑ́ɑ́.ˈɾɑ́ </text:p>
          </table:table-cell>
          <table:table-cell office:value-type="string">
            <text:p>inan. </text:p>
          </table:table-cell>
          <table:table-cell office:value-type="string">
            <text:p>retoño </text:p>
          </table:table-cell>
          <table:table-cell table:number-columns-repeated="204"/>
        </table:table-row>
        <table:table-row table:style-name="ro2">
          <table:table-cell office:value-type="string">
            <text:p>taare </text:p>
          </table:table-cell>
          <table:table-cell office:value-type="string">
            <text:p>ˈtɑ́ɑ.ɾe E][ˈtɑ́ɑ́.ɾé J </text:p>
          </table:table-cell>
          <table:table-cell office:value-type="string">
            <text:p>v.t.sing. </text:p>
          </table:table-cell>
          <table:table-cell office:value-type="string">
            <text:p>cortar </text:p>
          </table:table-cell>
          <table:table-cell table:number-columns-repeated="2"/>
          <table:table-cell office:value-type="string">
            <text:p>ntg BARS91 p.26 2.5. Transitive verbs. Verbs which <text:s/>agree in number with the object . . . ha ta (hit cut off) ‘to chop off (one thing with a machete)’; ITP 4/90 cut.off; </text:p>
          </table:table-cell>
          <table:table-cell table:number-columns-repeated="201"/>
        </table:table-row>
        <table:table-row table:style-name="ro2">
          <table:table-cell office:value-type="string">
            <text:p>tãare </text:p>
          </table:table-cell>
          <table:table-cell office:value-type="string">
            <text:p>ˈtɑ̃́ɑ̃́.ɾẽ E][ˈtɑ̃́ɑ̃́.ɾẽ́ J </text:p>
          </table:table-cell>
          <table:table-cell office:value-type="string">
            <text:p>v.t. </text:p>
          </table:table-cell>
          <table:table-cell office:value-type="string">
            <text:p>asar entre el rescoldo o las cenizas (plátano, ñame, ají)</text:p>
          </table:table-cell>
          <table:table-cell table:number-columns-repeated="204"/>
        </table:table-row>
        <table:table-row table:style-name="ro2">
          <table:table-cell office:value-type="string">
            <text:p>taaro </text:p>
          </table:table-cell>
          <table:table-cell office:value-type="string">
            <text:p>ˈtɑ́ɑ́ɾó </text:p>
          </table:table-cell>
          <table:table-cell office:value-type="string">
            <text:p>an. </text:p>
          </table:table-cell>
          <table:table-cell office:value-type="string">
            <text:p>especie de sapo (no comestible) </text:p>
          </table:table-cell>
          <table:table-cell table:number-columns-repeated="204"/>
        </table:table-row>
        <table:table-row table:style-name="ro2">
          <table:table-cell office:value-type="string">
            <text:p>taaro_bʉcʉ_rĩmamaa </text:p>
          </table:table-cell>
          <table:table-cell office:value-type="string">
            <text:p>tɑ́ɑ́ˈɾó.bɨ́kɨ.ɾĩ́mɑ̃́.mɑ̃́ E][ˈtɑ́ɑ́ɾó.bɨ́kɨ́.ɾĩ́mɑ̃́.mɑ̃́ J </text:p>
          </table:table-cell>
          <table:table-cell office:value-type="string">
            <text:p>inan. </text:p>
          </table:table-cell>
          <table:table-cell office:value-type="string">
            <text:p>especie de bejuco (maleza)</text:p>
          </table:table-cell>
          <table:table-cell table:number-columns-repeated="204"/>
        </table:table-row>
        <table:table-row table:style-name="ro2">
          <table:table-cell office:value-type="string">
            <text:p>taaroa </text:p>
          </table:table-cell>
          <table:table-cell office:value-type="string">
            <text:p>ˈtɑ́ɑ́ɾó.ɑ́ </text:p>
          </table:table-cell>
          <table:table-cell office:value-type="string">
            <text:p>an.s.plural </text:p>
          </table:table-cell>
          <table:table-cell office:value-type="string">
            <text:p>renacuajos |btaaroa|r (larvas de una especie de sapo) </text:p>
          </table:table-cell>
          <table:table-cell table:number-columns-repeated="204"/>
        </table:table-row>
        <table:table-row table:style-name="ro2">
          <table:table-cell office:value-type="string">
            <text:p>taatooriacʉ̃ni </text:p>
          </table:table-cell>
          <table:table-cell office:value-type="string">
            <text:p>ˈtɑ́ɑ.tóó.ɾí.ɑ́.kɨ̃́nĩ́ E][ˈtɑɑ́.tóo.ɾí.ɑ́.kɨ̃́nĩ J </text:p>
          </table:table-cell>
          <table:table-cell office:value-type="string">
            <text:p>s.v.inan. </text:p>
          </table:table-cell>
          <table:table-cell office:value-type="string">
            <text:p>trampa para los peces (reja hecha de pachúa para cerrar el caño para entrampar peces)</text:p>
          </table:table-cell>
          <table:table-cell table:number-columns-repeated="204"/>
        </table:table-row>
        <table:table-row table:style-name="ro2">
          <table:table-cell office:value-type="string">
            <text:p>tãatu </text:p>
          </table:table-cell>
          <table:table-cell office:value-type="string">
            <text:p>ˈtɑ̃́ɑ̃́tũ </text:p>
          </table:table-cell>
          <table:table-cell office:value-type="string">
            <text:p>an. </text:p>
          </table:table-cell>
          <table:table-cell office:value-type="string">
            <text:p>garza del sol </text:p>
          </table:table-cell>
          <table:table-cell/>
          <table:table-cell office:value-type="string">
            <text:p>sc Eurypyga helias</text:p>
          </table:table-cell>
          <table:table-cell table:number-columns-repeated="202"/>
        </table:table-row>
        <table:table-row table:style-name="ro2">
          <table:table-cell office:value-type="string">
            <text:p>tadise </text:p>
          </table:table-cell>
          <table:table-cell office:value-type="string">
            <text:p>ˈtɑ́di.se E][ˈtɑdí.sé J </text:p>
          </table:table-cell>
          <table:table-cell office:value-type="string">
            <text:p>v.i. </text:p>
          </table:table-cell>
          <table:table-cell office:value-type="string">
            <text:p>reventarse (nailon, hilo, bejuco) </text:p>
          </table:table-cell>
          <table:table-cell table:number-columns-repeated="204"/>
        </table:table-row>
        <table:table-row table:style-name="ro1">
          <table:table-cell office:value-type="string">
            <text:p>tãjoore </text:p>
          </table:table-cell>
          <table:table-cell office:value-type="string">
            <text:p>ˈtɑ̃́hõõ.ɾẽ E][tɑ̃ˈhṍṍ.ɾẽ́ J </text:p>
          </table:table-cell>
          <table:table-cell office:value-type="string">
            <text:p>v.t. </text:p>
          </table:table-cell>
          <table:table-cell office:value-type="string">
            <text:p>aplastar por caer encima de</text:p>
          </table:table-cell>
          <table:table-cell table:number-columns-repeated="204"/>
        </table:table-row>
        <table:table-row table:style-name="ro2">
          <table:table-cell office:value-type="string">
            <text:p>tãjoose </text:p>
          </table:table-cell>
          <table:table-cell office:value-type="string">
            <text:p>ˈtɑ̃́hõõ.sẽ E][tɑ̃ˈhṍṍ.sẽ́ J </text:p>
          </table:table-cell>
          <table:table-cell office:value-type="string">
            <text:p>v.i. </text:p>
          </table:table-cell>
          <table:table-cell office:value-type="string">
            <text:p>estar aplastado, aplastada</text:p>
          </table:table-cell>
          <table:table-cell table:number-columns-repeated="204"/>
        </table:table-row>
        <table:table-row table:style-name="ro2">
          <table:table-cell office:value-type="string">
            <text:p>Tãmiña </text:p>
          </table:table-cell>
          <table:table-cell office:value-type="string">
            <text:p>tɑ̃ˈmĩ́.ɲɑ̃ </text:p>
          </table:table-cell>
          <table:table-cell office:value-type="string">
            <text:p>inan. </text:p>
          </table:table-cell>
          <table:table-cell office:value-type="string">
            <text:p>caño, afluente del río Pirá-Paraná (debajo de Puerto Ortega)</text:p>
          </table:table-cell>
          <table:table-cell table:number-columns-repeated="204"/>
        </table:table-row>
        <table:table-row table:style-name="ro1">
          <table:table-cell office:value-type="string">
            <text:p>tãmore</text:p>
          </table:table-cell>
          <table:table-cell table:number-columns-repeated="207"/>
        </table:table-row>
        <table:table-row table:style-name="ro2">
          <table:table-cell office:value-type="string">
            <text:p>tãmʉore </text:p>
          </table:table-cell>
          <table:table-cell office:value-type="string">
            <text:p>tɑ̃́ˈmɨ̃́ṍ.ɾẽ E][ˈtɑ̃́mɨ̃́ṍ.ɾẽ́ J </text:p>
          </table:table-cell>
          <table:table-cell office:value-type="string">
            <text:p>v.i. </text:p>
          </table:table-cell>
          <table:table-cell office:value-type="string">
            <text:p>pasar por </text:p>
          </table:table-cell>
          <table:table-cell/>
          <table:table-cell office:value-type="string">
            <text:p>va tãmore , ph ˈtɑ̃́mṍṍ.ɾẽ́ , </text:p>
          </table:table-cell>
          <table:table-cell table:number-columns-repeated="202"/>
        </table:table-row>
        <table:table-row table:style-name="ro2">
          <table:table-cell office:value-type="string">
            <text:p>tãnire </text:p>
          </table:table-cell>
          <table:table-cell office:value-type="string">
            <text:p>ˈtɑ̃́nĩ.ɾẽ E][ˈtɑ̃nĩ́.ɾẽ́ J </text:p>
          </table:table-cell>
          <table:table-cell office:value-type="string">
            <text:p>v.i. </text:p>
          </table:table-cell>
          <table:table-cell office:value-type="string">
            <text:p>sentir el peso </text:p>
          </table:table-cell>
          <table:table-cell table:number-columns-repeated="204"/>
        </table:table-row>
        <table:table-row table:style-name="ro2">
          <table:table-cell office:value-type="string">
            <text:p>tãniyire </text:p>
          </table:table-cell>
          <table:table-cell office:value-type="string">
            <text:p>ˈtɑ̃́nĩ́.dʒí.ɾe E][ˈtɑ̃́nĩ́.dʒí.ɾé J </text:p>
          </table:table-cell>
          <table:table-cell office:value-type="string">
            <text:p>v.t. </text:p>
          </table:table-cell>
          <table:table-cell office:value-type="string">
            <text:p>envolver</text:p>
          </table:table-cell>
          <table:table-cell table:number-columns-repeated="204"/>
        </table:table-row>
        <table:table-row table:style-name="ro2">
          <table:table-cell office:value-type="string">
            <text:p>tapi_tapi </text:p>
          </table:table-cell>
          <table:table-cell office:value-type="string">
            <text:p>ˈtɑ́pí.tɑ́pí </text:p>
          </table:table-cell>
          <table:table-cell office:value-type="string">
            <text:p>onom. </text:p>
          </table:table-cell>
          <table:table-cell office:value-type="string">
            <text:p>sonido de un líquido goteando (lluvia, sangre, sudor) </text:p>
          </table:table-cell>
          <table:table-cell table:number-columns-repeated="2"/>
          <table:table-cell office:value-type="string">
            <text:p>ntg BARS,91 //tapi tapi// ‘tapi tapi’ no50;</text:p>
          </table:table-cell>
          <table:table-cell table:number-columns-repeated="201"/>
        </table:table-row>
        <table:table-row table:style-name="ro2">
          <table:table-cell office:value-type="string">
            <text:p>tata </text:p>
          </table:table-cell>
          <table:table-cell office:value-type="string">
            <text:p>tɑˈtɑ́ </text:p>
          </table:table-cell>
          <table:table-cell office:value-type="string">
            <text:p>inan., cl.irreg. </text:p>
          </table:table-cell>
          <table:table-cell office:value-type="string">
            <text:p>rebalse (|ireg.|r) </text:p>
          </table:table-cell>
          <table:table-cell table:number-columns-repeated="204"/>
        </table:table-row>
        <table:table-row table:style-name="ro2">
          <table:table-cell office:value-type="string">
            <text:p>tata_gʉjeʉ </text:p>
          </table:table-cell>
          <table:table-cell office:value-type="string">
            <text:p>tɑˈtɑ́.gɨ́he.ɨ E][tɑˈtɑ́.gɨ́hé.ɨ́ J </text:p>
          </table:table-cell>
          <table:table-cell office:value-type="string">
            <text:p>inan. </text:p>
          </table:table-cell>
          <table:table-cell office:value-type="string">
            <text:p>breo (|ireg.|r especie de árbol que produce brea) </text:p>
          </table:table-cell>
          <table:table-cell table:number-columns-repeated="204"/>
        </table:table-row>
        <table:table-row table:style-name="ro2">
          <table:table-cell office:value-type="string">
            <text:p>tata_jesa </text:p>
          </table:table-cell>
          <table:table-cell office:value-type="string">
            <text:p>tɑtɑ́.ˈhésɑ́ </text:p>
          </table:table-cell>
          <table:table-cell office:value-type="string">
            <text:p>inan.f.n.esp. </text:p>
          </table:table-cell>
          <table:table-cell office:value-type="string">
            <text:p>frutas del árbol |btata jesaʉ|r (comestibles, pequeños, negros y dulces) </text:p>
          </table:table-cell>
          <table:table-cell table:number-columns-repeated="204"/>
        </table:table-row>
        <table:table-row table:style-name="ro2">
          <table:table-cell office:value-type="string">
            <text:p>tata_jesaʉ </text:p>
          </table:table-cell>
          <table:table-cell office:value-type="string">
            <text:p>tɑtɑ́.ˈhésɑ́.ɨ́ </text:p>
          </table:table-cell>
          <table:table-cell office:value-type="string">
            <text:p>inan. </text:p>
          </table:table-cell>
          <table:table-cell office:value-type="string">
            <text:p>especie de árbol (produce fruta comestible) </text:p>
          </table:table-cell>
          <table:table-cell table:number-columns-repeated="204"/>
        </table:table-row>
        <table:table-row table:style-name="ro2">
          <table:table-cell office:value-type="string">
            <text:p>tataʉ </text:p>
          </table:table-cell>
          <table:table-cell office:value-type="string">
            <text:p>tɑˈtɑ́.ɨ́ </text:p>
          </table:table-cell>
          <table:table-cell office:value-type="string">
            <text:p>inan. </text:p>
          </table:table-cell>
          <table:table-cell office:value-type="string">
            <text:p>especie de árbol (utilizado para las postes de la casa, los palos del techo y la leña) </text:p>
          </table:table-cell>
          <table:table-cell table:number-columns-repeated="204"/>
        </table:table-row>
        <table:table-row table:style-name="ro2">
          <table:table-cell office:value-type="string">
            <text:p>tazabaja </text:p>
          </table:table-cell>
          <table:table-cell/>
          <table:table-cell office:value-type="string">
            <text:p>inan. </text:p>
          </table:table-cell>
          <table:table-cell office:value-type="string">
            <text:p>taza </text:p>
          </table:table-cell>
          <table:table-cell/>
          <table:table-cell office:value-type="string">
            <text:p>uv ESP </text:p>
          </table:table-cell>
          <table:table-cell table:number-columns-repeated="202"/>
        </table:table-row>
        <table:table-row table:style-name="ro2">
          <table:table-cell office:value-type="string">
            <text:p>teagoore </text:p>
          </table:table-cell>
          <table:table-cell office:value-type="string">
            <text:p>ˈtéɑ.góó.ɾe E][ˈtéɑ.góó.ɾé J </text:p>
          </table:table-cell>
          <table:table-cell office:value-type="string">
            <text:p>v.t. </text:p>
          </table:table-cell>
          <table:table-cell office:value-type="string">
            <text:p>desplumar (ave) </text:p>
          </table:table-cell>
          <table:table-cell table:number-columns-repeated="204"/>
        </table:table-row>
        <table:table-row table:style-name="ro2">
          <table:table-cell office:value-type="string">
            <text:p>teare </text:p>
          </table:table-cell>
          <table:table-cell office:value-type="string">
            <text:p>ˈtéɑ.ɾe </text:p>
          </table:table-cell>
          <table:table-cell office:value-type="string">
            <text:p>v.t. </text:p>
          </table:table-cell>
          <table:table-cell office:value-type="string">
            <text:p>sacar </text:p>
          </table:table-cell>
          <table:table-cell table:number-columns-repeated="204"/>
        </table:table-row>
        <table:table-row table:style-name="ro2">
          <table:table-cell office:value-type="string">
            <text:p>teere </text:p>
          </table:table-cell>
          <table:table-cell office:value-type="string">
            <text:p>ˈtée.ɾe </text:p>
          </table:table-cell>
          <table:table-cell office:value-type="string">
            <text:p>v.t. </text:p>
          </table:table-cell>
          <table:table-cell office:value-type="string">
            <text:p>odiar </text:p>
          </table:table-cell>
          <table:table-cell table:number-columns-repeated="2"/>
          <table:table-cell office:value-type="string">
            <text:p>lf caus. </text:p>
          </table:table-cell>
          <table:table-cell table:number-columns-repeated="201"/>
        </table:table-row>
        <table:table-row table:style-name="ro2">
          <table:table-cell office:value-type="string">
            <text:p>tẽme </text:p>
          </table:table-cell>
          <table:table-cell office:value-type="string">
            <text:p>ˈtẽmẽ́ </text:p>
          </table:table-cell>
          <table:table-cell office:value-type="string">
            <text:p>an. </text:p>
          </table:table-cell>
          <table:table-cell office:value-type="string">
            <text:p>especie de pez (no comestible)</text:p>
          </table:table-cell>
          <table:table-cell table:number-columns-repeated="204"/>
        </table:table-row>
        <table:table-row table:style-name="ro2">
          <table:table-cell office:value-type="string">
            <text:p>tẽmubedo </text:p>
          </table:table-cell>
          <table:table-cell office:value-type="string">
            <text:p>tẽˈmṹ.bédó </text:p>
          </table:table-cell>
          <table:table-cell office:value-type="string">
            <text:p>s.v.inan. </text:p>
          </table:table-cell>
          <table:table-cell office:value-type="string">
            <text:p>arco </text:p>
          </table:table-cell>
          <table:table-cell table:number-columns-repeated="204"/>
        </table:table-row>
        <table:table-row table:style-name="ro2">
          <table:table-cell office:value-type="string">
            <text:p>tẽmure </text:p>
          </table:table-cell>
          <table:table-cell office:value-type="string">
            <text:p>ˈtẽ́mũ.ɾẽ E][ˈtẽmṹ.ɾẽ́ J </text:p>
          </table:table-cell>
          <table:table-cell office:value-type="string">
            <text:p>v.t. </text:p>
          </table:table-cell>
          <table:table-cell office:value-type="string">
            <text:p>lanzar </text:p>
          </table:table-cell>
          <table:table-cell table:number-columns-repeated="204"/>
        </table:table-row>
        <table:table-row table:style-name="ro2">
          <table:table-cell office:value-type="string">
            <text:p>tẽmuriabedo </text:p>
          </table:table-cell>
          <table:table-cell office:value-type="string">
            <text:p>ˈtẽ́mũ.ɾí.ɑ́.bédó E][tẽmṹ.ˈɾí.ɑ.bédó J </text:p>
          </table:table-cell>
          <table:table-cell office:value-type="string">
            <text:p>s.v.inan. </text:p>
          </table:table-cell>
          <table:table-cell office:value-type="string">
            <text:p>arco </text:p>
          </table:table-cell>
          <table:table-cell table:number-columns-repeated="204"/>
        </table:table-row>
        <table:table-row table:style-name="ro2">
          <table:table-cell office:value-type="string">
            <text:p>tẽñʉ, tẽño </text:p>
          </table:table-cell>
          <table:table-cell office:value-type="string">
            <text:p>ˈtẽ́ɲ.ɨ̃ E][ˈtẽ́ɲ.ɨ̃́ J </text:p>
          </table:table-cell>
          <table:table-cell office:value-type="string">
            <text:p>m., f. </text:p>
          </table:table-cell>
          <table:table-cell office:value-type="string">
            <text:p>cuñado, cuñada </text:p>
          </table:table-cell>
          <table:table-cell table:number-columns-repeated="204"/>
        </table:table-row>
        <table:table-row table:style-name="ro2">
          <table:table-cell office:value-type="string">
            <text:p>teore </text:p>
          </table:table-cell>
          <table:table-cell office:value-type="string">
            <text:p>ˈté.ó.ɾe E][ˈté.ó.ɾé J </text:p>
          </table:table-cell>
          <table:table-cell office:value-type="string">
            <text:p>v.caus. </text:p>
          </table:table-cell>
          <table:table-cell office:value-type="string">
            <text:p>causar </text:p>
          </table:table-cell>
          <table:table-cell table:number-columns-repeated="204"/>
        </table:table-row>
        <table:table-row table:style-name="ro2">
          <table:table-cell office:value-type="string">
            <text:p>tẽore </text:p>
          </table:table-cell>
          <table:table-cell office:value-type="string">
            <text:p>ˈtẽ́.ṍ.ɾẽ E][ˈtẽ́.ṍ.ɾẽ́ J </text:p>
          </table:table-cell>
          <table:table-cell office:value-type="string">
            <text:p>v.caus. </text:p>
          </table:table-cell>
          <table:table-cell office:value-type="string">
            <text:p>causar cruzar </text:p>
          </table:table-cell>
          <table:table-cell table:number-columns-repeated="2"/>
          <table:table-cell office:value-type="string">
            <text:p>ntg wj,10/88 morphological causative; wj,4/90 ITP cross.over;</text:p>
          </table:table-cell>
          <table:table-cell table:number-columns-repeated="201"/>
        </table:table-row>
        <table:table-row table:style-name="ro1">
          <table:table-cell office:value-type="string">
            <text:p>tẽoriajuria </text:p>
          </table:table-cell>
          <table:table-cell office:value-type="string">
            <text:p>ˈtẽ́.ṍ.ɾi.ɑ.húɾíɑ́ E][tẽ́.ṍ.ˈɾí.ɑ.húɾíɑ́ J </text:p>
          </table:table-cell>
          <table:table-cell office:value-type="string">
            <text:p>s.v.inan. </text:p>
          </table:table-cell>
          <table:table-cell office:value-type="string">
            <text:p>viga transversal </text:p>
          </table:table-cell>
          <table:table-cell table:number-columns-repeated="204"/>
        </table:table-row>
        <table:table-row table:style-name="ro2">
          <table:table-cell office:value-type="string">
            <text:p>teose_sʉtire </text:p>
          </table:table-cell>
          <table:table-cell office:value-type="string">
            <text:p>ˈté.o.se.sɨtí.ɾé </text:p>
          </table:table-cell>
          <table:table-cell office:value-type="string">
            <text:p>v.i. </text:p>
          </table:table-cell>
          <table:table-cell office:value-type="string">
            <text:p>oler mal </text:p>
          </table:table-cell>
          <table:table-cell/>
          <table:table-cell office:value-type="string">
            <text:p>va roacʉose sʉtire , uv E, J , vn E </text:p>
          </table:table-cell>
          <table:table-cell table:number-columns-repeated="202"/>
        </table:table-row>
        <table:table-row table:style-name="ro2">
          <table:table-cell office:value-type="string">
            <text:p>tẽotaare </text:p>
          </table:table-cell>
          <table:table-cell office:value-type="string">
            <text:p>ˈtẽ́.ṍ.tɑ́ɑ́.ɾé E][ˈtẽ́.ṍ.tɑ́ɑ.ɾe J </text:p>
          </table:table-cell>
          <table:table-cell office:value-type="string">
            <text:p>v.caus. </text:p>
          </table:table-cell>
          <table:table-cell office:value-type="string">
            <text:p>ir al otro lado </text:p>
          </table:table-cell>
          <table:table-cell table:number-columns-repeated="204"/>
        </table:table-row>
        <table:table-row table:style-name="ro2">
          <table:table-cell office:value-type="string">
            <text:p>tẽotuare </text:p>
          </table:table-cell>
          <table:table-cell office:value-type="string">
            <text:p>ˈtẽ́.õ.túɑ.ɾe E][tẽ́.ṍ.ˈtúɑ.ɾe J </text:p>
          </table:table-cell>
          <table:table-cell office:value-type="string">
            <text:p>v.t. </text:p>
          </table:table-cell>
          <table:table-cell office:value-type="string">
            <text:p>atravezar</text:p>
          </table:table-cell>
          <table:table-cell table:number-columns-repeated="204"/>
        </table:table-row>
        <table:table-row table:style-name="ro2">
          <table:table-cell office:value-type="string">
            <text:p>terereare </text:p>
          </table:table-cell>
          <table:table-cell office:value-type="string">
            <text:p>téˈɾe.ɾéɑ́.ɾe E][ˈtéɾé.ɾéɑ.ɾe J </text:p>
          </table:table-cell>
          <table:table-cell office:value-type="string">
            <text:p>v.t. </text:p>
          </table:table-cell>
          <table:table-cell office:value-type="string">
            <text:p>sacudir agua (perro, pájaro)</text:p>
          </table:table-cell>
          <table:table-cell table:number-columns-repeated="204"/>
        </table:table-row>
        <table:table-row table:style-name="ro2">
          <table:table-cell office:value-type="string">
            <text:p>teye_jaigʉ, teye jaigo </text:p>
          </table:table-cell>
          <table:table-cell office:value-type="string">
            <text:p>ˈtédʒe.hɑ́í.gɨ́ E][ˈtédʒe.hɑ́í.gɨ́ J </text:p>
          </table:table-cell>
          <table:table-cell office:value-type="string">
            <text:p>s.v.m., f. </text:p>
          </table:table-cell>
          <table:table-cell office:value-type="string">
            <text:p>perezoso, perezosa </text:p>
          </table:table-cell>
          <table:table-cell table:number-columns-repeated="204"/>
        </table:table-row>
        <table:table-row table:style-name="ro2">
          <table:table-cell office:value-type="string">
            <text:p>ti </text:p>
          </table:table-cell>
          <table:table-cell office:value-type="string">
            <text:p>tíi </text:p>
          </table:table-cell>
          <table:table-cell office:value-type="string">
            <text:p>pron.inan. </text:p>
          </table:table-cell>
          <table:table-cell office:value-type="string">
            <text:p>él </text:p>
          </table:table-cell>
          <table:table-cell table:number-columns-repeated="204"/>
        </table:table-row>
        <table:table-row table:style-name="ro2">
          <table:table-cell office:value-type="string">
            <text:p>tiare </text:p>
          </table:table-cell>
          <table:table-cell office:value-type="string">
            <text:p>ˈtíɑ.ɾe E][ˈtíɑ́.ɾé J </text:p>
          </table:table-cell>
          <table:table-cell office:value-type="string">
            <text:p>v.t. </text:p>
          </table:table-cell>
          <table:table-cell office:value-type="string">
            <text:p>coser </text:p>
          </table:table-cell>
          <table:table-cell table:number-columns-repeated="204"/>
        </table:table-row>
        <table:table-row table:style-name="ro2">
          <table:table-cell office:value-type="string">
            <text:p>tĩare </text:p>
          </table:table-cell>
          <table:table-cell office:value-type="string">
            <text:p>ˈtĩ́ɑ̃́.ɾẽ E][ˈtĩ́ɑ̃́.ɾẽ́ J </text:p>
          </table:table-cell>
          <table:table-cell office:value-type="string">
            <text:p>v.t. </text:p>
          </table:table-cell>
          <table:table-cell office:value-type="string">
            <text:p>atizar (el fogón) </text:p>
          </table:table-cell>
          <table:table-cell table:number-columns-repeated="204"/>
        </table:table-row>
        <table:table-row table:style-name="ro2">
          <table:table-cell office:value-type="string">
            <text:p>tiariaro </text:p>
          </table:table-cell>
          <table:table-cell office:value-type="string">
            <text:p>ˈtíɑ.ɾi.ɑ́.ɾó E][ˈtíɑ́.ɾí.ɑ.ɾo J </text:p>
          </table:table-cell>
          <table:table-cell office:value-type="string">
            <text:p>s.v.inan. </text:p>
          </table:table-cell>
          <table:table-cell office:value-type="string">
            <text:p>máquina de coser </text:p>
          </table:table-cell>
          <table:table-cell table:number-columns-repeated="204"/>
        </table:table-row>
        <table:table-row table:style-name="ro2">
          <table:table-cell office:value-type="string">
            <text:p>tĩi </text:p>
          </table:table-cell>
          <table:table-cell office:value-type="string">
            <text:p>ˈtĩ́ĩ </text:p>
          </table:table-cell>
          <table:table-cell office:value-type="string">
            <text:p>an. </text:p>
          </table:table-cell>
          <table:table-cell office:value-type="string">
            <text:p>especie de culebra coral, acavai, coralillo (marcada con bandas de rojo, amarillo, negro que no rodean el vientre; venenosa y pica con su cola) </text:p>
          </table:table-cell>
          <table:table-cell/>
          <table:table-cell office:value-type="string">
            <text:p>sc Micrurus psyches</text:p>
          </table:table-cell>
          <table:table-cell table:number-columns-repeated="202"/>
        </table:table-row>
        <table:table-row table:style-name="ro2">
          <table:table-cell office:value-type="string">
            <text:p>tĩjare </text:p>
          </table:table-cell>
          <table:table-cell office:value-type="string">
            <text:p>ˈtĩ́hɑ̃.ɾẽ E][ˈtĩhɑ̃́.ɾẽ́ J </text:p>
          </table:table-cell>
          <table:table-cell office:value-type="string">
            <text:p>v.i. </text:p>
          </table:table-cell>
          <table:table-cell office:value-type="string">
            <text:p>alcanzar ser suficiente para todos </text:p>
          </table:table-cell>
          <table:table-cell table:number-columns-repeated="204"/>
        </table:table-row>
        <table:table-row table:style-name="ro2">
          <table:table-cell office:value-type="string">
            <text:p>tijʉ </text:p>
          </table:table-cell>
          <table:table-cell office:value-type="string">
            <text:p>ˈtí.hɨ́ E][ˈtí.hɨ J </text:p>
          </table:table-cell>
          <table:table-cell office:value-type="string">
            <text:p>pron.dem.inan. </text:p>
          </table:table-cell>
          <table:table-cell office:value-type="string">
            <text:p>ese tiempo </text:p>
          </table:table-cell>
          <table:table-cell table:number-columns-repeated="204"/>
        </table:table-row>
        <table:table-row table:style-name="ro2">
          <table:table-cell office:value-type="string">
            <text:p>tĩmare </text:p>
          </table:table-cell>
          <table:table-cell office:value-type="string">
            <text:p>ˈtĩ́mɑ̃́.ɾẽ E][ˈtĩ́mɑ̃́.ɾẽ́ J </text:p>
          </table:table-cell>
          <table:table-cell office:value-type="string">
            <text:p>v.i. </text:p>
          </table:table-cell>
          <table:table-cell office:value-type="string">
            <text:p>tener fuerza; </text:p>
          </table:table-cell>
          <table:table-cell table:number-columns-repeated="204"/>
        </table:table-row>
        <table:table-row table:style-name="ro2">
          <table:table-cell office:value-type="string">
            <text:p>tĩmi </text:p>
          </table:table-cell>
          <table:table-cell office:value-type="string">
            <text:p>ˈtĩ́mĩ́ </text:p>
          </table:table-cell>
          <table:table-cell office:value-type="string">
            <text:p>an. </text:p>
          </table:table-cell>
          <table:table-cell office:value-type="string">
            <text:p>nutria </text:p>
          </table:table-cell>
          <table:table-cell/>
          <table:table-cell office:value-type="string">
            <text:p>sc Lutra annectens, F. Mustelidae </text:p>
          </table:table-cell>
          <table:table-cell table:number-columns-repeated="202"/>
        </table:table-row>
        <table:table-row table:style-name="ro2">
          <table:table-cell office:value-type="string">
            <text:p>Tĩmiña </text:p>
          </table:table-cell>
          <table:table-cell office:value-type="string">
            <text:p>tĩ́ˈmĩ́.ɲɑ̃ </text:p>
          </table:table-cell>
          <table:table-cell office:value-type="string">
            <text:p>inan. </text:p>
          </table:table-cell>
          <table:table-cell office:value-type="string">
            <text:p>caño, afluente del río Pirá-Paraná (que empieza en el lago donde termina el caño Tiquié)</text:p>
          </table:table-cell>
          <table:table-cell table:number-columns-repeated="204"/>
        </table:table-row>
        <table:table-row table:style-name="ro2">
          <table:table-cell office:value-type="string">
            <text:p>tĩmoca </text:p>
          </table:table-cell>
          <table:table-cell office:value-type="string">
            <text:p>tĩˈmṍkɑ̃ </text:p>
          </table:table-cell>
          <table:table-cell office:value-type="string">
            <text:p>an. </text:p>
          </table:table-cell>
          <table:table-cell office:value-type="string">
            <text:p>ardilla colorada o roja </text:p>
          </table:table-cell>
          <table:table-cell/>
          <table:table-cell office:value-type="string">
            <text:p>sc Sciurus granatensis </text:p>
          </table:table-cell>
          <table:table-cell table:number-columns-repeated="202"/>
        </table:table-row>
        <table:table-row table:style-name="ro1">
          <table:table-cell office:value-type="string">
            <text:p>tĩmoore </text:p>
          </table:table-cell>
          <table:table-cell office:value-type="string">
            <text:p>ˈtĩ́mṍṍ.ɾẽ E][ˈtĩ́mṍṍ.ɾẽ́ J </text:p>
          </table:table-cell>
          <table:table-cell office:value-type="string">
            <text:p>v.t. </text:p>
          </table:table-cell>
          <table:table-cell office:value-type="string">
            <text:p>amarrar </text:p>
          </table:table-cell>
          <table:table-cell table:number-columns-repeated="204"/>
        </table:table-row>
        <table:table-row table:style-name="ro1">
          <table:table-cell office:value-type="string">
            <text:p>tĩmuca</text:p>
          </table:table-cell>
          <table:table-cell table:number-columns-repeated="207"/>
        </table:table-row>
        <table:table-row table:style-name="ro2">
          <table:table-cell office:value-type="string">
            <text:p>tiore </text:p>
          </table:table-cell>
          <table:table-cell office:value-type="string">
            <text:p>ˈtíóó.ɾe E][tíˈóó.ɾé J </text:p>
          </table:table-cell>
          <table:table-cell office:value-type="string">
            <text:p>v.t. </text:p>
          </table:table-cell>
          <table:table-cell office:value-type="string">
            <text:p>asar con un tiesto</text:p>
          </table:table-cell>
          <table:table-cell table:number-columns-repeated="204"/>
        </table:table-row>
        <table:table-row table:style-name="ro2">
          <table:table-cell office:value-type="string">
            <text:p>tioriaro </text:p>
          </table:table-cell>
          <table:table-cell office:value-type="string">
            <text:p>ˈtío.ɾi.ɑ.ɾo E][ˈtíóó.ɾí.ɑ.ɾo J </text:p>
          </table:table-cell>
          <table:table-cell office:value-type="string">
            <text:p>an. </text:p>
          </table:table-cell>
          <table:table-cell office:value-type="string">
            <text:p>especie de pájaro atrapamoscas </text:p>
          </table:table-cell>
          <table:table-cell table:number-columns-repeated="204"/>
        </table:table-row>
        <table:table-row table:style-name="ro2">
          <table:table-cell office:value-type="string">
            <text:p>tirĩmarone </text:p>
          </table:table-cell>
          <table:table-cell office:value-type="string">
            <text:p>ˈtí.ɾĩ́mɑ̃́ɾṍ.nẽ E][ˈtí.ɾĩ́mɑ̃ɾõ.nẽ J </text:p>
          </table:table-cell>
          <table:table-cell office:value-type="string">
            <text:p>adv. </text:p>
          </table:table-cell>
          <table:table-cell office:value-type="string">
            <text:p>de repente </text:p>
          </table:table-cell>
          <table:table-cell table:number-columns-repeated="204"/>
        </table:table-row>
        <table:table-row table:style-name="ro2">
          <table:table-cell office:value-type="string">
            <text:p>tirʉ̃mʉ </text:p>
          </table:table-cell>
          <table:table-cell office:value-type="string">
            <text:p>ˈtí.ɾɨ̃́mɨ̃́ E][ˈtí.ɾɨ̃́mɨ̃ J </text:p>
          </table:table-cell>
          <table:table-cell office:value-type="string">
            <text:p>pron.dem., adv. </text:p>
          </table:table-cell>
          <table:table-cell office:value-type="string">
            <text:p>ese día </text:p>
          </table:table-cell>
          <table:table-cell/>
          <table:table-cell office:value-type="string">
            <text:p>uv E </text:p>
          </table:table-cell>
          <table:table-cell table:number-columns-repeated="202"/>
        </table:table-row>
        <table:table-row table:style-name="ro2">
          <table:table-cell office:value-type="string">
            <text:p>tirʉ̃mʉjʉ </text:p>
          </table:table-cell>
          <table:table-cell office:value-type="string">
            <text:p>tí.ɾɨ̃́ˈmɨ̃́.hɨ̃ E][ˈtí.ɾɨ̃́mɨ̃.hɨ̃ J </text:p>
          </table:table-cell>
          <table:table-cell office:value-type="string">
            <text:p>pron.dem., adv. </text:p>
          </table:table-cell>
          <table:table-cell office:value-type="string">
            <text:p>hace mucho tiempo </text:p>
          </table:table-cell>
          <table:table-cell table:number-columns-repeated="204"/>
        </table:table-row>
        <table:table-row table:style-name="ro1">
          <table:table-cell office:value-type="string">
            <text:p>to </text:p>
          </table:table-cell>
          <table:table-cell office:value-type="string">
            <text:p>tó </text:p>
          </table:table-cell>
          <table:table-cell office:value-type="string">
            <text:p>pron.dem.inan. </text:p>
          </table:table-cell>
          <table:table-cell office:value-type="string">
            <text:p>allá </text:p>
          </table:table-cell>
          <table:table-cell table:number-columns-repeated="2"/>
          <table:table-cell office:value-type="string">
            <text:p>ntg BARS,91 //to// ‘that’ 2.14 Demonstrative pronouns; </text:p>
          </table:table-cell>
          <table:table-cell table:number-columns-repeated="201"/>
        </table:table-row>
        <table:table-row table:style-name="ro2">
          <table:table-cell office:value-type="string">
            <text:p>toa </text:p>
          </table:table-cell>
          <table:table-cell office:value-type="string">
            <text:p>ˈtoɑ́ </text:p>
          </table:table-cell>
          <table:table-cell office:value-type="string">
            <text:p>inan.f.n.esp. </text:p>
          </table:table-cell>
          <table:table-cell office:value-type="string">
            <text:p>frutas ivapichunas (|ireg.|r pequeñas, ovaladas y negras; comestibles cuando se cocinan) </text:p>
          </table:table-cell>
          <table:table-cell table:number-columns-repeated="204"/>
        </table:table-row>
        <table:table-row table:style-name="ro2">
          <table:table-cell office:value-type="string">
            <text:p>toaquẽ </text:p>
          </table:table-cell>
          <table:table-cell office:value-type="string">
            <text:p>toɑ́kẽ </text:p>
          </table:table-cell>
          <table:table-cell office:value-type="string">
            <text:p>an. </text:p>
          </table:table-cell>
          <table:table-cell office:value-type="string">
            <text:p>pájaro carpintero martillo (especie pequeño) </text:p>
          </table:table-cell>
          <table:table-cell office:value-type="string">
            <text:p>Celeus spp. (C. elegans, C. grammicus, C. loracatus, C. torquatus)</text:p>
          </table:table-cell>
          <table:table-cell table:number-columns-repeated="203"/>
        </table:table-row>
        <table:table-row table:style-name="ro2">
          <table:table-cell office:value-type="string">
            <text:p>Toara </text:p>
          </table:table-cell>
          <table:table-cell/>
          <table:table-cell office:value-type="string">
            <text:p>inan. </text:p>
          </table:table-cell>
          <table:table-cell office:value-type="string">
            <text:p>charcón Ivapichuna en el río Pirá-Paraná (que se ubica río abajo de la cachivera |bYuegũmu|r)</text:p>
          </table:table-cell>
          <table:table-cell table:number-columns-repeated="204"/>
        </table:table-row>
        <table:table-row table:style-name="ro2">
          <table:table-cell office:value-type="string">
            <text:p>toare </text:p>
          </table:table-cell>
          <table:table-cell office:value-type="string">
            <text:p>ˈtóɑ́.ɾe E][ˈtóɑ́.ɾé J </text:p>
          </table:table-cell>
          <table:table-cell office:value-type="string">
            <text:p>v.t. </text:p>
          </table:table-cell>
          <table:table-cell office:value-type="string">
            <text:p>picar</text:p>
          </table:table-cell>
          <table:table-cell table:number-columns-repeated="204"/>
        </table:table-row>
        <table:table-row table:style-name="ro2">
          <table:table-cell office:value-type="string">
            <text:p>tocãrãca </text:p>
          </table:table-cell>
          <table:table-cell office:value-type="string">
            <text:p>ˈtó.kɑ̃.ɾɑ̃́k.ɑ̃ E][tó.ˈkɑ̃.ɾɑ̃k.ɑ̃́ J </text:p>
          </table:table-cell>
          <table:table-cell office:value-type="string">
            <text:p>cuan.inan. </text:p>
          </table:table-cell>
          <table:table-cell office:value-type="string">
            <text:p>cada uno de ese número de una cosa </text:p>
          </table:table-cell>
          <table:table-cell table:number-columns-repeated="2"/>
          <table:table-cell office:value-type="string">
            <text:p>ntg BARS,91 tokarãka +shape CL (that number-shape CL’ 4.5 Quantifiers no.156;</text:p>
          </table:table-cell>
          <table:table-cell table:number-columns-repeated="201"/>
        </table:table-row>
        <table:table-row table:style-name="ro2">
          <table:table-cell office:value-type="string">
            <text:p>tocãrãcacʉ̃marine </text:p>
          </table:table-cell>
          <table:table-cell office:value-type="string">
            <text:p>tó.kɑ̃.ɾɑ̃kɑ̃́.kɨ̃ˈmɑ̃́.ɾĩ.nẽ E][ˈtó.kɑ̃.ɾɑ̃kɑ̃́.kɨ̃́mɑ̃.ɾĩ.nẽ J </text:p>
          </table:table-cell>
          <table:table-cell office:value-type="string">
            <text:p>adv.cuan. </text:p>
          </table:table-cell>
          <table:table-cell office:value-type="string">
            <text:p>todos los años </text:p>
          </table:table-cell>
          <table:table-cell table:number-columns-repeated="2"/>
          <table:table-cell office:value-type="string">
            <text:p>ntg BARS,91 4.5 Quantifiers no156;</text:p>
          </table:table-cell>
          <table:table-cell table:number-columns-repeated="201"/>
        </table:table-row>
        <table:table-row table:style-name="ro1">
          <table:table-cell office:value-type="string">
            <text:p>tocãrãcaji </text:p>
          </table:table-cell>
          <table:table-cell office:value-type="string">
            <text:p>tó.kɑ̃.ɾɑ̃ˈkɑ̃́.hi E][tó.kɑ̃.ɾɑ̃ˈkɑ̃́.hi J </text:p>
          </table:table-cell>
          <table:table-cell office:value-type="string">
            <text:p>adv.cuan. </text:p>
          </table:table-cell>
          <table:table-cell office:value-type="string">
            <text:p>varias veces </text:p>
          </table:table-cell>
          <table:table-cell table:number-columns-repeated="2"/>
          <table:table-cell office:value-type="string">
            <text:p>ntg BARS,91 4.5 Quantifiers no156; </text:p>
          </table:table-cell>
          <table:table-cell table:number-columns-repeated="201"/>
        </table:table-row>
        <table:table-row table:style-name="ro2">
          <table:table-cell office:value-type="string">
            <text:p>tocãrãcarʉ̃mʉ </text:p>
          </table:table-cell>
          <table:table-cell office:value-type="string">
            <text:p>tó.kɑ̃.ɾɑ̃́kɑ̃.ɾɨ̃ˈmɨ̃́ E][tó.kɑ̃.ɾɑ̃ˈkɑ̃́.ɾɨ̃́mɨ̃ J </text:p>
          </table:table-cell>
          <table:table-cell office:value-type="string">
            <text:p>adv.cuan. </text:p>
          </table:table-cell>
          <table:table-cell office:value-type="string">
            <text:p>todos los días </text:p>
          </table:table-cell>
          <table:table-cell table:number-columns-repeated="2"/>
          <table:table-cell office:value-type="string">
            <text:p>ntg BARS,91 4.5 Quantifiers no156;</text:p>
          </table:table-cell>
          <table:table-cell table:number-columns-repeated="201"/>
        </table:table-row>
        <table:table-row table:style-name="ro2">
          <table:table-cell office:value-type="string">
            <text:p>tocãrãcʉ, tocãrãco </text:p>
          </table:table-cell>
          <table:table-cell office:value-type="string">
            <text:p>tó.ˈkɑ̃.ɾɑ̃́k.ɨ̃ E][ˈtó.kɑ̃.ɾɑ̃k.ɨ̃́ J </text:p>
          </table:table-cell>
          <table:table-cell office:value-type="string">
            <text:p>cuan.m., f. </text:p>
          </table:table-cell>
          <table:table-cell office:value-type="string">
            <text:p>cada uno de ellos, cada una de ellas (personas) </text:p>
          </table:table-cell>
          <table:table-cell table:number-columns-repeated="204"/>
        </table:table-row>
        <table:table-row table:style-name="ro2">
          <table:table-cell office:value-type="string">
            <text:p>tõi </text:p>
          </table:table-cell>
          <table:table-cell office:value-type="string">
            <text:p>ˈtõĩ́ </text:p>
          </table:table-cell>
          <table:table-cell office:value-type="string">
            <text:p>an. </text:p>
          </table:table-cell>
          <table:table-cell office:value-type="string">
            <text:p>loro cotorra cabeciazul (de tamaño pequeño y de color verde-azul) </text:p>
          </table:table-cell>
          <table:table-cell office:value-type="string">
            <text:p>Pionopsitta barrabandi, Pionus menstruus </text:p>
          </table:table-cell>
          <table:table-cell table:number-columns-repeated="203"/>
        </table:table-row>
        <table:table-row table:style-name="ro1">
          <table:table-cell office:value-type="string">
            <text:p>tojʉ </text:p>
          </table:table-cell>
          <table:table-cell office:value-type="string">
            <text:p>ˈtó.hɨ </text:p>
          </table:table-cell>
          <table:table-cell office:value-type="string">
            <text:p>inan. </text:p>
          </table:table-cell>
          <table:table-cell office:value-type="string">
            <text:p>allá </text:p>
          </table:table-cell>
          <table:table-cell table:number-columns-repeated="2"/>
          <table:table-cell office:value-type="string">
            <text:p>ntg BARS,91 to-hʉ ‘there-place’;</text:p>
          </table:table-cell>
          <table:table-cell table:number-columns-repeated="201"/>
        </table:table-row>
        <table:table-row table:style-name="ro2">
          <table:table-cell office:value-type="string">
            <text:p>tõmere </text:p>
          </table:table-cell>
          <table:table-cell office:value-type="string">
            <text:p>ˈtṍmẽ́.ɾẽ E][ˈtṍmẽ́.ɾẽ́ J </text:p>
          </table:table-cell>
          <table:table-cell office:value-type="string">
            <text:p>v.t. </text:p>
          </table:table-cell>
          <table:table-cell office:value-type="string">
            <text:p>hurgar con un dedo (bolsa de sal)</text:p>
          </table:table-cell>
          <table:table-cell table:number-columns-repeated="204"/>
        </table:table-row>
        <table:table-row table:style-name="ro2">
          <table:table-cell office:value-type="string">
            <text:p>tõmʉ </text:p>
          </table:table-cell>
          <table:table-cell office:value-type="string">
            <text:p>ˈtṍmɨ̃́ </text:p>
          </table:table-cell>
          <table:table-cell office:value-type="string">
            <text:p>inan.f.n.esp. </text:p>
          </table:table-cell>
          <table:table-cell office:value-type="string">
            <text:p>frutas del árbol |btõmʉ|r (especie amarilla y comestible; se come cruda) </text:p>
          </table:table-cell>
          <table:table-cell table:number-columns-repeated="204"/>
        </table:table-row>
        <table:table-row table:style-name="ro2">
          <table:table-cell office:value-type="string">
            <text:p>tõmʉsiri </text:p>
          </table:table-cell>
          <table:table-cell office:value-type="string">
            <text:p>tṍmɨ̃siˈɾí E][ˈtṍmɨ̃síɾi J </text:p>
          </table:table-cell>
          <table:table-cell office:value-type="string">
            <text:p>inan.f.n.esp. </text:p>
          </table:table-cell>
          <table:table-cell office:value-type="string">
            <text:p>frutas del árbol |btõmʉsiriʉ|r (especie comestible, pequeña y roja) </text:p>
          </table:table-cell>
          <table:table-cell table:number-columns-repeated="204"/>
        </table:table-row>
        <table:table-row table:style-name="ro2">
          <table:table-cell office:value-type="string">
            <text:p>tõmʉsiriʉ </text:p>
          </table:table-cell>
          <table:table-cell office:value-type="string">
            <text:p>ˈtṍmɨ̃síɾi.ɨ </text:p>
          </table:table-cell>
          <table:table-cell office:value-type="string">
            <text:p>inan. </text:p>
          </table:table-cell>
          <table:table-cell office:value-type="string">
            <text:p>especie de árbol o arbusto (produce fruto comestible) </text:p>
          </table:table-cell>
          <table:table-cell table:number-columns-repeated="204"/>
        </table:table-row>
        <table:table-row table:style-name="ro1">
          <table:table-cell office:value-type="string">
            <text:p>tone </text:p>
          </table:table-cell>
          <table:table-cell office:value-type="string">
            <text:p>ˈtó.nẽ </text:p>
          </table:table-cell>
          <table:table-cell office:value-type="string">
            <text:p>adv. </text:p>
          </table:table-cell>
          <table:table-cell office:value-type="string">
            <text:p>allá </text:p>
          </table:table-cell>
          <table:table-cell table:number-columns-repeated="204"/>
        </table:table-row>
        <table:table-row table:style-name="ro2">
          <table:table-cell office:value-type="string">
            <text:p>toore </text:p>
          </table:table-cell>
          <table:table-cell office:value-type="string">
            <text:p>ˈtóo.ɾe E][ˈtóó.ɾé J </text:p>
          </table:table-cell>
          <table:table-cell office:value-type="string">
            <text:p>v.t. </text:p>
          </table:table-cell>
          <table:table-cell office:value-type="string">
            <text:p>poner la pared o las paredes de la casa</text:p>
          </table:table-cell>
          <table:table-cell table:number-columns-repeated="204"/>
        </table:table-row>
        <table:table-row table:style-name="ro2">
          <table:table-cell office:value-type="string">
            <text:p>topʉa </text:p>
          </table:table-cell>
          <table:table-cell office:value-type="string">
            <text:p>ˈtópɨ́ɑɑ </text:p>
          </table:table-cell>
          <table:table-cell office:value-type="string">
            <text:p>onom. </text:p>
          </table:table-cell>
          <table:table-cell office:value-type="string">
            <text:p>sonido de algo tirándose al agua </text:p>
          </table:table-cell>
          <table:table-cell table:number-columns-repeated="2"/>
          <table:table-cell office:value-type="string">
            <text:p>ntg BARS,91 topʉa 1.16 Sound symbolism and onomatopoeia, p.24, no.51;</text:p>
          </table:table-cell>
          <table:table-cell table:number-columns-repeated="201"/>
        </table:table-row>
        <table:table-row table:style-name="ro2">
          <table:table-cell office:value-type="string">
            <text:p>torea </text:p>
          </table:table-cell>
          <table:table-cell office:value-type="string">
            <text:p>tóˈɾéɑ E][toˈɾéɑ́ J </text:p>
          </table:table-cell>
          <table:table-cell office:value-type="string">
            <text:p>s.v.inan., cl.irreg. </text:p>
          </table:table-cell>
          <table:table-cell office:value-type="string">
            <text:p>agujero </text:p>
          </table:table-cell>
          <table:table-cell table:number-columns-repeated="204"/>
        </table:table-row>
        <table:table-row table:style-name="ro2">
          <table:table-cell office:value-type="string">
            <text:p>tõroa </text:p>
          </table:table-cell>
          <table:table-cell office:value-type="string">
            <text:p>ˈtṍɾṍɑ̃ E][ˈtṍɾṍɑ̃́ J </text:p>
          </table:table-cell>
          <table:table-cell office:value-type="string">
            <text:p>inan. </text:p>
          </table:table-cell>
          <table:table-cell office:value-type="string">
            <text:p>flauta (larga con cuatro huecos y <text:s/>hecha de carrizo)</text:p>
          </table:table-cell>
          <table:table-cell table:number-columns-repeated="204"/>
        </table:table-row>
        <table:table-row table:style-name="ro2">
          <table:table-cell office:value-type="string">
            <text:p>toti </text:p>
          </table:table-cell>
          <table:table-cell office:value-type="string">
            <text:p>toˈtí </text:p>
          </table:table-cell>
          <table:table-cell office:value-type="string">
            <text:p>inan., cl.irreg. </text:p>
          </table:table-cell>
          <table:table-cell office:value-type="string">
            <text:p>hueco (en un palo o piedra)</text:p>
          </table:table-cell>
          <table:table-cell table:number-columns-repeated="204"/>
        </table:table-row>
        <table:table-row table:style-name="ro2">
          <table:table-cell office:value-type="string">
            <text:p>toti_oso </text:p>
          </table:table-cell>
          <table:table-cell office:value-type="string">
            <text:p>toˈtí.óso E][toˈtí.osó J </text:p>
          </table:table-cell>
          <table:table-cell office:value-type="string">
            <text:p>an. </text:p>
          </table:table-cell>
          <table:table-cell office:value-type="string">
            <text:p>especie de murciélago vampiro</text:p>
          </table:table-cell>
          <table:table-cell table:number-columns-repeated="204"/>
        </table:table-row>
        <table:table-row table:style-name="ro2">
          <table:table-cell office:value-type="string">
            <text:p>toti_yai </text:p>
          </table:table-cell>
          <table:table-cell office:value-type="string">
            <text:p>toˈtí.dʒɑ́í E][toˈtí.dʒɑ́i J </text:p>
          </table:table-cell>
          <table:table-cell office:value-type="string">
            <text:p>an. </text:p>
          </table:table-cell>
          <table:table-cell office:value-type="string">
            <text:p>especie de camarón grande</text:p>
          </table:table-cell>
          <table:table-cell table:number-columns-repeated="204"/>
        </table:table-row>
        <table:table-row table:style-name="ro1">
          <table:table-cell office:value-type="string">
            <text:p>toʉ </text:p>
          </table:table-cell>
          <table:table-cell office:value-type="string">
            <text:p>tó.ˈɨ </text:p>
          </table:table-cell>
          <table:table-cell office:value-type="string">
            <text:p>inan. </text:p>
          </table:table-cell>
          <table:table-cell office:value-type="string">
            <text:p>árbol de ivapichuna (|ireg.|r produce fruta comestible) </text:p>
          </table:table-cell>
          <table:table-cell table:number-columns-repeated="204"/>
        </table:table-row>
        <table:table-row table:style-name="ro2">
          <table:table-cell office:value-type="string">
            <text:p>tuaabore </text:p>
          </table:table-cell>
          <table:table-cell office:value-type="string">
            <text:p>ˈtúɑ.ɑ́b.o.ɾe E][ˈtúɑ.ɑ́b.oo.ɾe J </text:p>
          </table:table-cell>
          <table:table-cell office:value-type="string">
            <text:p>v.t. </text:p>
          </table:table-cell>
          <table:table-cell office:value-type="string">
            <text:p>rallar (yuca brava podrida o suave para hacer fariña)</text:p>
          </table:table-cell>
          <table:table-cell table:number-columns-repeated="204"/>
        </table:table-row>
        <table:table-row table:style-name="ro2">
          <table:table-cell office:value-type="string">
            <text:p>tuaeyoore </text:p>
          </table:table-cell>
          <table:table-cell office:value-type="string">
            <text:p>ˈtúɑ́.édʒ.óo.ɾé </text:p>
          </table:table-cell>
          <table:table-cell office:value-type="string">
            <text:p>v.t. </text:p>
          </table:table-cell>
          <table:table-cell office:value-type="string">
            <text:p>abrir </text:p>
          </table:table-cell>
          <table:table-cell table:number-columns-repeated="204"/>
        </table:table-row>
        <table:table-row table:style-name="ro2">
          <table:table-cell office:value-type="string">
            <text:p>tuaĩare </text:p>
          </table:table-cell>
          <table:table-cell office:value-type="string">
            <text:p>ˈtúɑ.ĩ́ɑ̃.ɾẽ E][ˈtúɑ́.ĩ́ɑ̃.ɾẽ J </text:p>
          </table:table-cell>
          <table:table-cell office:value-type="string">
            <text:p>v.t. </text:p>
          </table:table-cell>
          <table:table-cell office:value-type="string">
            <text:p>tocar (culebra, etc.) con la punta de un palo para probar si está allí</text:p>
          </table:table-cell>
          <table:table-cell table:number-columns-repeated="204"/>
        </table:table-row>
        <table:table-row table:style-name="ro2">
          <table:table-cell office:value-type="string">
            <text:p>tuajorare </text:p>
          </table:table-cell>
          <table:table-cell office:value-type="string">
            <text:p>ˈtúɑ.hóɾɑ́.ɾe E][ˈtúɑ́.hóɾɑ.ɾe J </text:p>
          </table:table-cell>
          <table:table-cell office:value-type="string">
            <text:p>v.t. </text:p>
          </table:table-cell>
          <table:table-cell office:value-type="string">
            <text:p>hacer un hueco en (pared, hoja, ropa)</text:p>
          </table:table-cell>
          <table:table-cell table:number-columns-repeated="204"/>
        </table:table-row>
        <table:table-row table:style-name="ro1">
          <table:table-cell office:value-type="string">
            <text:p>tuajuumaataare </text:p>
          </table:table-cell>
          <table:table-cell office:value-type="string">
            <text:p>ˈtúɑ.húú.mɑ̃ɑ̃́.tɑ́ɑ.ɾe E][ˈtúɑ.húu.mɑ̃́ɑ̃́.tɑ́ɑ́.ɾé J </text:p>
          </table:table-cell>
          <table:table-cell office:value-type="string">
            <text:p>v.t. </text:p>
          </table:table-cell>
          <table:table-cell office:value-type="string">
            <text:p>vacunar </text:p>
          </table:table-cell>
          <table:table-cell table:number-columns-repeated="204"/>
        </table:table-row>
        <table:table-row table:style-name="ro2">
          <table:table-cell office:value-type="string">
            <text:p>tuajuuñiariajʉ </text:p>
          </table:table-cell>
          <table:table-cell office:value-type="string">
            <text:p>ˈtúɑ.húú.ɲĩ́ɑ̃.ɾi.ɑ.hɨ́ E][ˈtúɑ́.hú.ɲĩɑ̃́.ɾí.ɑ.hɨ J </text:p>
          </table:table-cell>
          <table:table-cell office:value-type="string">
            <text:p>s.v.inan. </text:p>
          </table:table-cell>
          <table:table-cell office:value-type="string">
            <text:p>tenedor</text:p>
          </table:table-cell>
          <table:table-cell table:number-columns-repeated="204"/>
        </table:table-row>
        <table:table-row table:style-name="ro2">
          <table:table-cell office:value-type="string">
            <text:p>tuajuure </text:p>
          </table:table-cell>
          <table:table-cell office:value-type="string">
            <text:p>ˈtúɑ.húú.ɾé E][ˈtúɑ́.húu.ɾe J </text:p>
          </table:table-cell>
          <table:table-cell office:value-type="string">
            <text:p>v.t. </text:p>
          </table:table-cell>
          <table:table-cell office:value-type="string">
            <text:p>inyectar </text:p>
          </table:table-cell>
          <table:table-cell table:number-columns-repeated="204"/>
        </table:table-row>
        <table:table-row table:style-name="ro2">
          <table:table-cell office:value-type="string">
            <text:p>tuajuuria </text:p>
          </table:table-cell>
          <table:table-cell office:value-type="string">
            <text:p>ˈtúɑ.húú.ɾí.ɑ́ E][ˈtúɑ́.húu.ɾi.ɑ J </text:p>
          </table:table-cell>
          <table:table-cell office:value-type="string">
            <text:p>s.v.inan. </text:p>
          </table:table-cell>
          <table:table-cell office:value-type="string">
            <text:p>jeringa </text:p>
          </table:table-cell>
          <table:table-cell table:number-columns-repeated="204"/>
        </table:table-row>
        <table:table-row table:style-name="ro2">
          <table:table-cell office:value-type="string">
            <text:p>tuajuuriore </text:p>
          </table:table-cell>
          <table:table-cell office:value-type="string">
            <text:p>ˈtúɑ.húú.ɾí.ó.ɾe E][ˈtúɑ́.húu.ɾí.ó.ɾé J </text:p>
          </table:table-cell>
          <table:table-cell office:value-type="string">
            <text:p>v.caus. </text:p>
          </table:table-cell>
          <table:table-cell office:value-type="string">
            <text:p>hacer sangrar por inyectar</text:p>
          </table:table-cell>
          <table:table-cell table:number-columns-repeated="204"/>
        </table:table-row>
        <table:table-row table:style-name="ro2">
          <table:table-cell office:value-type="string">
            <text:p>tuamirocacũure </text:p>
          </table:table-cell>
          <table:table-cell office:value-type="string">
            <text:p>ˈtú.ɑmĩ.ɾókɑ́.kṹṹ.ɾẽ </text:p>
          </table:table-cell>
          <table:table-cell office:value-type="string">
            <text:p>v.t.sing. </text:p>
          </table:table-cell>
          <table:table-cell office:value-type="string">
            <text:p>empujar y hacer caer a (cosa, persona, animal)</text:p>
          </table:table-cell>
          <table:table-cell/>
          <table:table-cell office:value-type="string">
            <text:p>va tumirocacũure , uv E , vn J , ph ˈtú.mĩ.ɾókɑ́.kṹṹ.ɾẽ́ </text:p>
          </table:table-cell>
          <table:table-cell table:number-columns-repeated="202"/>
        </table:table-row>
        <table:table-row table:style-name="ro1">
          <table:table-cell office:value-type="string">
            <text:p>tuamʉore </text:p>
          </table:table-cell>
          <table:table-cell office:value-type="string">
            <text:p>túˈɑ.mɨ̃́.ṍ.ɾẽ E][túɑ́.mɨ̃́.õ.ɾẽ J </text:p>
          </table:table-cell>
          <table:table-cell office:value-type="string">
            <text:p>v.caus. </text:p>
          </table:table-cell>
          <table:table-cell office:value-type="string">
            <text:p>alzar las hojas del techo con la punta de un palo</text:p>
          </table:table-cell>
          <table:table-cell table:number-columns-repeated="204"/>
        </table:table-row>
        <table:table-row table:style-name="ro2">
          <table:table-cell office:value-type="string">
            <text:p>tuare </text:p>
          </table:table-cell>
          <table:table-cell office:value-type="string">
            <text:p>ˈtúɑ.ɾe E][ˈtúɑ́.ɾé J </text:p>
          </table:table-cell>
          <table:table-cell office:value-type="string">
            <text:p>v.t. </text:p>
          </table:table-cell>
          <table:table-cell office:value-type="string">
            <text:p>picar </text:p>
          </table:table-cell>
          <table:table-cell table:number-columns-repeated="204"/>
        </table:table-row>
        <table:table-row table:style-name="ro2">
          <table:table-cell office:value-type="string">
            <text:p>tubiare </text:p>
          </table:table-cell>
          <table:table-cell office:value-type="string">
            <text:p>tú.ˈbíɑ́.ɾé E][ˈtú.bíɑ.ɾe J </text:p>
          </table:table-cell>
          <table:table-cell office:value-type="string">
            <text:p>v.t. </text:p>
          </table:table-cell>
          <table:table-cell office:value-type="string">
            <text:p>encarcelar </text:p>
          </table:table-cell>
          <table:table-cell table:number-columns-repeated="204"/>
        </table:table-row>
        <table:table-row table:style-name="ro2">
          <table:table-cell office:value-type="string">
            <text:p>tubibecũure </text:p>
          </table:table-cell>
          <table:table-cell office:value-type="string">
            <text:p>ˈtú.bíbe.kṹṹ.ɾẽ E][ˈtú.bíbe.kṹṹ.ɾẽ́ J </text:p>
          </table:table-cell>
          <table:table-cell office:value-type="string">
            <text:p>v.t. </text:p>
          </table:table-cell>
          <table:table-cell office:value-type="string">
            <text:p>asegurar con candado </text:p>
          </table:table-cell>
          <table:table-cell table:number-columns-repeated="204"/>
        </table:table-row>
        <table:table-row table:style-name="ro2">
          <table:table-cell office:value-type="string">
            <text:p>tubibere </text:p>
          </table:table-cell>
          <table:table-cell office:value-type="string">
            <text:p>tú.ˈbíbe.ɾe E][tú.ˈbíbe.ɾe J </text:p>
          </table:table-cell>
          <table:table-cell office:value-type="string">
            <text:p>v.t. </text:p>
          </table:table-cell>
          <table:table-cell office:value-type="string">
            <text:p>encarcelar </text:p>
          </table:table-cell>
          <table:table-cell table:number-columns-repeated="204"/>
        </table:table-row>
        <table:table-row table:style-name="ro2">
          <table:table-cell office:value-type="string">
            <text:p>tubiore </text:p>
          </table:table-cell>
          <table:table-cell office:value-type="string">
            <text:p>tú.bí.ˈó.ɾe E][ˈtú.bí.ó.ɾé J </text:p>
          </table:table-cell>
          <table:table-cell office:value-type="string">
            <text:p>v.t. </text:p>
          </table:table-cell>
          <table:table-cell office:value-type="string">
            <text:p>torcer</text:p>
          </table:table-cell>
          <table:table-cell table:number-columns-repeated="204"/>
        </table:table-row>
        <table:table-row table:style-name="ro2">
          <table:table-cell office:value-type="string">
            <text:p>tubʉare </text:p>
          </table:table-cell>
          <table:table-cell office:value-type="string">
            <text:p>ˈtú.bɨ́ɑ́.ɾe E][ˈtú.bɨ́ɑ́.ɾe J </text:p>
          </table:table-cell>
          <table:table-cell office:value-type="string">
            <text:p>v.t. </text:p>
          </table:table-cell>
          <table:table-cell office:value-type="string">
            <text:p>tapar con tierra (por ejemplo: el gato tapando su excremento) </text:p>
          </table:table-cell>
          <table:table-cell table:number-columns-repeated="204"/>
        </table:table-row>
        <table:table-row table:style-name="ro2">
          <table:table-cell office:value-type="string">
            <text:p>tucãmotoore </text:p>
          </table:table-cell>
          <table:table-cell office:value-type="string">
            <text:p>tú.kɑ̃́mõt.óo.ɾe E][tú.ˈkɑ̃́mõt.óó.ɾé J </text:p>
          </table:table-cell>
          <table:table-cell office:value-type="string">
            <text:p>v.caus. </text:p>
          </table:table-cell>
          <table:table-cell office:value-type="string">
            <text:p>separar</text:p>
          </table:table-cell>
          <table:table-cell table:number-columns-repeated="204"/>
        </table:table-row>
        <table:table-row table:style-name="ro2">
          <table:table-cell office:value-type="string">
            <text:p>tucuje </text:p>
          </table:table-cell>
          <table:table-cell office:value-type="string">
            <text:p>tuˈkúhee </text:p>
          </table:table-cell>
          <table:table-cell office:value-type="string">
            <text:p>an. </text:p>
          </table:table-cell>
          <table:table-cell office:value-type="string">
            <text:p>escarabajo de tecleo </text:p>
          </table:table-cell>
          <table:table-cell/>
          <table:table-cell office:value-type="string">
            <text:p>sc Alaus oculatus </text:p>
          </table:table-cell>
          <table:table-cell table:number-columns-repeated="202"/>
        </table:table-row>
        <table:table-row table:style-name="ro2">
          <table:table-cell office:value-type="string">
            <text:p>tũcujʉ </text:p>
          </table:table-cell>
          <table:table-cell office:value-type="string">
            <text:p>tũˈkṹ.hɨ̃ </text:p>
          </table:table-cell>
          <table:table-cell office:value-type="string">
            <text:p>inan. </text:p>
          </table:table-cell>
          <table:table-cell office:value-type="string">
            <text:p>nido bajo la tierra de ciertas especies de hormigas </text:p>
          </table:table-cell>
          <table:table-cell table:number-columns-repeated="204"/>
        </table:table-row>
        <table:table-row table:style-name="ro2">
          <table:table-cell office:value-type="string">
            <text:p>tũcuro </text:p>
          </table:table-cell>
          <table:table-cell office:value-type="string">
            <text:p>tũˈkṹ.ɾõ </text:p>
          </table:table-cell>
          <table:table-cell office:value-type="string">
            <text:p>inan., cl.irreg. </text:p>
          </table:table-cell>
          <table:table-cell office:value-type="string">
            <text:p>terreno</text:p>
          </table:table-cell>
          <table:table-cell table:number-columns-repeated="204"/>
        </table:table-row>
        <table:table-row table:style-name="ro2">
          <table:table-cell office:value-type="string">
            <text:p>tudíajere </text:p>
          </table:table-cell>
          <table:table-cell office:value-type="string">
            <text:p>tuˈdí.ɑ́he.ɾe </text:p>
          </table:table-cell>
          <table:table-cell office:value-type="string">
            <text:p>v.t. </text:p>
          </table:table-cell>
          <table:table-cell office:value-type="string">
            <text:p>maltratar (más que una vez)</text:p>
          </table:table-cell>
          <table:table-cell table:number-columns-repeated="204"/>
        </table:table-row>
        <table:table-row table:style-name="ro2">
          <table:table-cell office:value-type="string">
            <text:p>tudíajiore </text:p>
          </table:table-cell>
          <table:table-cell office:value-type="string">
            <text:p>tuˈdí.ɑ́hi.o.ɾe E][tuˈdí.ɑ́hi.o.re J </text:p>
          </table:table-cell>
          <table:table-cell office:value-type="string">
            <text:p>v.caus. </text:p>
          </table:table-cell>
          <table:table-cell office:value-type="string">
            <text:p>regañar (indirectamente por hablar en voz alta)</text:p>
          </table:table-cell>
          <table:table-cell table:number-columns-repeated="204"/>
        </table:table-row>
        <table:table-row table:style-name="ro2">
          <table:table-cell office:value-type="string">
            <text:p>tudíawasãre </text:p>
          </table:table-cell>
          <table:table-cell office:value-type="string">
            <text:p>tuˈdí.ɑ́wɑ́sɑ̃.ɾẽ E][tuˈdí.ɑ́wɑsɑ̃ɑ̃.ɾẽ J </text:p>
          </table:table-cell>
          <table:table-cell office:value-type="string">
            <text:p>v.t. </text:p>
          </table:table-cell>
          <table:table-cell office:value-type="string">
            <text:p>regañar con voz fuerte</text:p>
          </table:table-cell>
          <table:table-cell table:number-columns-repeated="204"/>
        </table:table-row>
        <table:table-row table:style-name="ro2">
          <table:table-cell office:value-type="string">
            <text:p>tudibaare </text:p>
          </table:table-cell>
          <table:table-cell office:value-type="string">
            <text:p>ˈtúdi.bɑ́ɑ́.ɾé </text:p>
          </table:table-cell>
          <table:table-cell office:value-type="string">
            <text:p>v.t. </text:p>
          </table:table-cell>
          <table:table-cell office:value-type="string">
            <text:p>volver a comer </text:p>
          </table:table-cell>
          <table:table-cell/>
          <table:table-cell office:value-type="string">
            <text:p>va tʉdibaare , uv E , vn J , ph tɨˈdí.bɑ́ɑ́.ɾé </text:p>
          </table:table-cell>
          <table:table-cell table:number-columns-repeated="202"/>
        </table:table-row>
        <table:table-row table:style-name="ro2">
          <table:table-cell office:value-type="string">
            <text:p>tudibatere </text:p>
          </table:table-cell>
          <table:table-cell office:value-type="string">
            <text:p>ˈtúdi.bɑté.ɾé </text:p>
          </table:table-cell>
          <table:table-cell office:value-type="string">
            <text:p>v.i.pl. </text:p>
          </table:table-cell>
          <table:table-cell office:value-type="string">
            <text:p>regresar a diferentes lugares o a casa después de una danza o ceremonia (personas) </text:p>
          </table:table-cell>
          <table:table-cell/>
          <table:table-cell office:value-type="string">
            <text:p>va tʉdibatere , uv E, YM , vn J , ph tɨˈdí.bɑ́te.ɾe </text:p>
          </table:table-cell>
          <table:table-cell table:number-columns-repeated="202"/>
        </table:table-row>
        <table:table-row table:style-name="ro2">
          <table:table-cell office:value-type="string">
            <text:p>tudímacare </text:p>
          </table:table-cell>
          <table:table-cell office:value-type="string">
            <text:p>tuˈdí.mɑ̃́kɑ̃.ɾẽ E][tuˈdí.mɑ̃́kɑ̃.ɾẽ J </text:p>
          </table:table-cell>
          <table:table-cell office:value-type="string">
            <text:p>v.t. </text:p>
          </table:table-cell>
          <table:table-cell office:value-type="string">
            <text:p>calumniar </text:p>
          </table:table-cell>
          <table:table-cell table:number-columns-repeated="204"/>
        </table:table-row>
        <table:table-row table:style-name="ro2">
          <table:table-cell office:value-type="string">
            <text:p>tudire </text:p>
          </table:table-cell>
          <table:table-cell office:value-type="string">
            <text:p>túˈdi.ɾe </text:p>
          </table:table-cell>
          <table:table-cell office:value-type="string">
            <text:p>v.i. </text:p>
          </table:table-cell>
          <table:table-cell office:value-type="string">
            <text:p>regresar </text:p>
          </table:table-cell>
          <table:table-cell/>
          <table:table-cell office:value-type="string">
            <text:p>va tʉdire , uv E, YM , vn J , ph tɨˈdí.ɾé </text:p>
          </table:table-cell>
          <table:table-cell table:number-columns-repeated="202"/>
        </table:table-row>
        <table:table-row table:style-name="ro2">
          <table:table-cell office:value-type="string">
            <text:p>tudíre </text:p>
          </table:table-cell>
          <table:table-cell office:value-type="string">
            <text:p>tuˈdí.ɾe </text:p>
          </table:table-cell>
          <table:table-cell office:value-type="string">
            <text:p>v.t. </text:p>
          </table:table-cell>
          <table:table-cell office:value-type="string">
            <text:p>regañar </text:p>
          </table:table-cell>
          <table:table-cell table:number-columns-repeated="2"/>
          <table:table-cell office:value-type="string">
            <text:p>ntg BARS,91 tudi ‘scold’, no.3; </text:p>
          </table:table-cell>
          <table:table-cell table:number-columns-repeated="201"/>
        </table:table-row>
        <table:table-row table:style-name="ro2">
          <table:table-cell office:value-type="string">
            <text:p>tudirotirʉ̃mʉ </text:p>
          </table:table-cell>
          <table:table-cell/>
          <table:table-cell office:value-type="string">
            <text:p>s.v.inan. </text:p>
          </table:table-cell>
          <table:table-cell office:value-type="string">
            <text:p>día de regreso</text:p>
          </table:table-cell>
          <table:table-cell table:number-columns-repeated="204"/>
        </table:table-row>
        <table:table-row table:style-name="ro2">
          <table:table-cell office:value-type="string">
            <text:p>tudísʉyare </text:p>
          </table:table-cell>
          <table:table-cell office:value-type="string">
            <text:p>tuˈdí.sɨdʒɑ́.ɾé E][tuˈdí.sɨ́dʒɑ.ɾe J </text:p>
          </table:table-cell>
          <table:table-cell office:value-type="string">
            <text:p>v.t. </text:p>
          </table:table-cell>
          <table:table-cell office:value-type="string">
            <text:p>hablar mal de alguien siguiéndole o después de que la persona ha salido</text:p>
          </table:table-cell>
          <table:table-cell table:number-columns-repeated="204"/>
        </table:table-row>
        <table:table-row table:style-name="ro2">
          <table:table-cell office:value-type="string">
            <text:p>tudítĩmare </text:p>
          </table:table-cell>
          <table:table-cell office:value-type="string">
            <text:p>tuˈdí.tĩmɑ̃́.ɾẽ E][tuˈdí.tĩ́mɑ̃.ɾẽ J </text:p>
          </table:table-cell>
          <table:table-cell office:value-type="string">
            <text:p>v.t. </text:p>
          </table:table-cell>
          <table:table-cell office:value-type="string">
            <text:p>regañar más fuerte que el otro </text:p>
          </table:table-cell>
          <table:table-cell table:number-columns-repeated="204"/>
        </table:table-row>
        <table:table-row table:style-name="ro2">
          <table:table-cell office:value-type="string">
            <text:p>tudítutuare </text:p>
          </table:table-cell>
          <table:table-cell office:value-type="string">
            <text:p>tuˈdí.tutúɑ́.ɾé </text:p>
          </table:table-cell>
          <table:table-cell office:value-type="string">
            <text:p>v.t. </text:p>
          </table:table-cell>
          <table:table-cell office:value-type="string">
            <text:p>regañar más fuerte que el otro </text:p>
          </table:table-cell>
          <table:table-cell table:number-columns-repeated="204"/>
        </table:table-row>
        <table:table-row table:style-name="ro2">
          <table:table-cell office:value-type="string">
            <text:p>tuebasare </text:p>
          </table:table-cell>
          <table:table-cell/>
          <table:table-cell office:value-type="string">
            <text:p>v.t. </text:p>
          </table:table-cell>
          <table:table-cell office:value-type="string">
            <text:p>danzar con bastón (hecho de corteza de yarumo)</text:p>
          </table:table-cell>
          <table:table-cell table:number-columns-repeated="204"/>
        </table:table-row>
        <table:table-row table:style-name="ro2">
          <table:table-cell office:value-type="string">
            <text:p>tuere </text:p>
          </table:table-cell>
          <table:table-cell office:value-type="string">
            <text:p>ˈtúé.ɾe E][ˈtúé.ɾé J </text:p>
          </table:table-cell>
          <table:table-cell office:value-type="string">
            <text:p>v.t. </text:p>
          </table:table-cell>
          <table:table-cell office:value-type="string">
            <text:p>utilizar un bastón</text:p>
          </table:table-cell>
          <table:table-cell table:number-columns-repeated="204"/>
        </table:table-row>
        <table:table-row table:style-name="ro2">
          <table:table-cell office:value-type="string">
            <text:p>tueriʉ </text:p>
          </table:table-cell>
          <table:table-cell office:value-type="string">
            <text:p>ˈtúe.ɾi.ɨ E][ˈtúé.ɾí.ɨ J </text:p>
          </table:table-cell>
          <table:table-cell office:value-type="string">
            <text:p>s.v.inan. </text:p>
          </table:table-cell>
          <table:table-cell office:value-type="string">
            <text:p>bastón </text:p>
          </table:table-cell>
          <table:table-cell table:number-columns-repeated="204"/>
        </table:table-row>
        <table:table-row table:style-name="ro2">
          <table:table-cell office:value-type="string">
            <text:p>tuetuure </text:p>
          </table:table-cell>
          <table:table-cell office:value-type="string">
            <text:p>ˈtúe.túu.ɾe E][ˈtúé.túu.ɾe J </text:p>
          </table:table-cell>
          <table:table-cell office:value-type="string">
            <text:p>v.t. </text:p>
          </table:table-cell>
          <table:table-cell office:value-type="string">
            <text:p>sostenerse con un bastón </text:p>
          </table:table-cell>
          <table:table-cell table:number-columns-repeated="204"/>
        </table:table-row>
        <table:table-row table:style-name="ro2">
          <table:table-cell office:value-type="string">
            <text:p>tuga_coa </text:p>
          </table:table-cell>
          <table:table-cell office:value-type="string">
            <text:p>tugɑ́.ˈkóɑ E][tuˈgɑ́.kóɑ́ J </text:p>
          </table:table-cell>
          <table:table-cell office:value-type="string">
            <text:p>inan. </text:p>
          </table:table-cell>
          <table:table-cell office:value-type="string">
            <text:p>totuma</text:p>
          </table:table-cell>
          <table:table-cell table:number-columns-repeated="204"/>
        </table:table-row>
        <table:table-row table:style-name="ro2">
          <table:table-cell office:value-type="string">
            <text:p>tuga_coamaa </text:p>
          </table:table-cell>
          <table:table-cell office:value-type="string">
            <text:p>tuˈgɑ́.kóɑ.mɑ̃ E][tugɑ́.ˈkóɑ.mɑ̃ J </text:p>
          </table:table-cell>
          <table:table-cell office:value-type="string">
            <text:p>inan. </text:p>
          </table:table-cell>
          <table:table-cell office:value-type="string">
            <text:p>especie de mata de totumo</text:p>
          </table:table-cell>
          <table:table-cell table:number-columns-repeated="204"/>
        </table:table-row>
        <table:table-row table:style-name="ro2">
          <table:table-cell office:value-type="string">
            <text:p>tugaroa </text:p>
          </table:table-cell>
          <table:table-cell office:value-type="string">
            <text:p>túˈgɑ́ɾóɑ́ </text:p>
          </table:table-cell>
          <table:table-cell office:value-type="string">
            <text:p>an.s.plural </text:p>
          </table:table-cell>
          <table:table-cell office:value-type="string">
            <text:p>escarabajos |btugaroa|r </text:p>
          </table:table-cell>
          <table:table-cell table:number-columns-repeated="204"/>
        </table:table-row>
        <table:table-row table:style-name="ro2">
          <table:table-cell office:value-type="string">
            <text:p>tũja </text:p>
          </table:table-cell>
          <table:table-cell office:value-type="string">
            <text:p>ˈtũhɑ̃́ </text:p>
          </table:table-cell>
          <table:table-cell office:value-type="string">
            <text:p>an. </text:p>
          </table:table-cell>
          <table:table-cell office:value-type="string">
            <text:p>rana paradoja (especie comestible) </text:p>
          </table:table-cell>
          <table:table-cell table:number-columns-repeated="2"/>
          <table:table-cell office:value-type="string">
            <text:p>ntg BARS,91 tũha ‘a species of frog’, no.60; pj,ITP,7/89 frog.sp; </text:p>
          </table:table-cell>
          <table:table-cell table:number-columns-repeated="201"/>
        </table:table-row>
        <table:table-row table:style-name="ro2">
          <table:table-cell office:value-type="string">
            <text:p>tujaabetire </text:p>
          </table:table-cell>
          <table:table-cell office:value-type="string">
            <text:p>ˈtuhɑ́ɑ.bétí.ɾe E][tuˈhɑ́ɑ́.bétí.ɾé J </text:p>
          </table:table-cell>
          <table:table-cell office:value-type="string">
            <text:p>v.i. </text:p>
          </table:table-cell>
          <table:table-cell office:value-type="string">
            <text:p>no caer me/te/le/nos/les bien </text:p>
          </table:table-cell>
          <table:table-cell table:number-columns-repeated="204"/>
        </table:table-row>
        <table:table-row table:style-name="ro2">
          <table:table-cell office:value-type="string">
            <text:p>tujaqueare </text:p>
          </table:table-cell>
          <table:table-cell office:value-type="string">
            <text:p>ˈtúhɑ.kéɑ.ɾe E][tuˈhɑ́.kéɑ.ɾe J </text:p>
          </table:table-cell>
          <table:table-cell office:value-type="string">
            <text:p>v.i. </text:p>
          </table:table-cell>
          <table:table-cell office:value-type="string">
            <text:p>parar y apagar (motor) </text:p>
          </table:table-cell>
          <table:table-cell table:number-columns-repeated="204"/>
        </table:table-row>
        <table:table-row table:style-name="ro2">
          <table:table-cell office:value-type="string">
            <text:p>tujare </text:p>
          </table:table-cell>
          <table:table-cell office:value-type="string">
            <text:p>ˈtúhɑ.ɾe E][ˈtuhɑ́.ɾé J </text:p>
          </table:table-cell>
          <table:table-cell office:value-type="string">
            <text:p>v.i. </text:p>
          </table:table-cell>
          <table:table-cell office:value-type="string">
            <text:p>parar </text:p>
          </table:table-cell>
          <table:table-cell table:number-columns-repeated="204"/>
        </table:table-row>
        <table:table-row table:style-name="ro1">
          <table:table-cell office:value-type="string">
            <text:p>tumirocacũure </text:p>
          </table:table-cell>
          <table:table-cell table:number-columns-repeated="4"/>
          <table:table-cell office:value-type="string">
            <text:p>uv J</text:p>
          </table:table-cell>
          <table:table-cell table:number-columns-repeated="202"/>
        </table:table-row>
        <table:table-row table:style-name="ro2">
          <table:table-cell office:value-type="string">
            <text:p>tumubiare </text:p>
          </table:table-cell>
          <table:table-cell office:value-type="string">
            <text:p>ˈtú.mṹ.bíɑ́.ɾé E][ˈtú.mṹ.bíɑ.ɾe J </text:p>
          </table:table-cell>
          <table:table-cell office:value-type="string">
            <text:p>v.t. </text:p>
          </table:table-cell>
          <table:table-cell office:value-type="string">
            <text:p>bajar (cabeza de otra persona)</text:p>
          </table:table-cell>
          <table:table-cell table:number-columns-repeated="204"/>
        </table:table-row>
        <table:table-row table:style-name="ro2">
          <table:table-cell office:value-type="string">
            <text:p>tumʉojeore </text:p>
          </table:table-cell>
          <table:table-cell office:value-type="string">
            <text:p>ˈtú.mɨ̃́.õ.hé.ó.ɾe E][tú.mɨ̃́.õ.ˈhé.ó.ɾé J </text:p>
          </table:table-cell>
          <table:table-cell office:value-type="string">
            <text:p>v.caus. </text:p>
          </table:table-cell>
          <table:table-cell office:value-type="string">
            <text:p>poner encima de la cabeza</text:p>
          </table:table-cell>
          <table:table-cell table:number-columns-repeated="204"/>
        </table:table-row>
        <table:table-row table:style-name="ro2">
          <table:table-cell office:value-type="string">
            <text:p>tũnare </text:p>
          </table:table-cell>
          <table:table-cell office:value-type="string">
            <text:p>tṹˈnɑ̃́ɑ̃́.ɾẽ E][ˈtṹnɑ̃ɑ̃.ɾẽ J </text:p>
          </table:table-cell>
          <table:table-cell office:value-type="string">
            <text:p>v.t. </text:p>
          </table:table-cell>
          <table:table-cell office:value-type="string">
            <text:p>enrollar</text:p>
          </table:table-cell>
          <table:table-cell table:number-columns-repeated="204"/>
        </table:table-row>
        <table:table-row table:style-name="ro1">
          <table:table-cell office:value-type="string">
            <text:p>tuñeariʉ </text:p>
          </table:table-cell>
          <table:table-cell table:number-columns-repeated="4"/>
          <table:table-cell office:value-type="string">
            <text:p>uv J</text:p>
          </table:table-cell>
          <table:table-cell table:number-columns-repeated="202"/>
        </table:table-row>
        <table:table-row table:style-name="ro2">
          <table:table-cell office:value-type="string">
            <text:p>tũnecũure </text:p>
          </table:table-cell>
          <table:table-cell office:value-type="string">
            <text:p>ˈtṹnẽ.kṹṹ.ɾẽ E][ˈtṹnẽ.kṹũ.ɾẽ J </text:p>
          </table:table-cell>
          <table:table-cell office:value-type="string">
            <text:p>v.t. </text:p>
          </table:table-cell>
          <table:table-cell office:value-type="string">
            <text:p>deshojar </text:p>
          </table:table-cell>
          <table:table-cell table:number-columns-repeated="204"/>
        </table:table-row>
        <table:table-row table:style-name="ro2">
          <table:table-cell office:value-type="string">
            <text:p>tũnejuare </text:p>
          </table:table-cell>
          <table:table-cell office:value-type="string">
            <text:p>tṹnẽ.ˈhúɑ.ɾe E][ˈtṹnẽ.húɑ́.ɾé J </text:p>
          </table:table-cell>
          <table:table-cell office:value-type="string">
            <text:p>v.t. </text:p>
          </table:table-cell>
          <table:table-cell office:value-type="string">
            <text:p>deshojar </text:p>
          </table:table-cell>
          <table:table-cell table:number-columns-repeated="204"/>
        </table:table-row>
        <table:table-row table:style-name="ro2">
          <table:table-cell office:value-type="string">
            <text:p>tũnere </text:p>
          </table:table-cell>
          <table:table-cell office:value-type="string">
            <text:p>ˈtṹnẽ́.ɾẽ E][ˈtṹnẽ.ɾẽ J </text:p>
          </table:table-cell>
          <table:table-cell office:value-type="string">
            <text:p>v.t. </text:p>
          </table:table-cell>
          <table:table-cell office:value-type="string">
            <text:p>enrollar </text:p>
          </table:table-cell>
          <table:table-cell table:number-columns-repeated="204"/>
        </table:table-row>
        <table:table-row table:style-name="ro2">
          <table:table-cell office:value-type="string">
            <text:p>tũnetuure </text:p>
          </table:table-cell>
          <table:table-cell office:value-type="string">
            <text:p>ˈtṹnẽ.túu.ɾe </text:p>
          </table:table-cell>
          <table:table-cell office:value-type="string">
            <text:p>v.t. </text:p>
          </table:table-cell>
          <table:table-cell office:value-type="string">
            <text:p>desarrollar y colocar</text:p>
          </table:table-cell>
          <table:table-cell table:number-columns-repeated="204"/>
        </table:table-row>
        <table:table-row table:style-name="ro2">
          <table:table-cell office:value-type="string">
            <text:p>tuñiariʉ </text:p>
          </table:table-cell>
          <table:table-cell office:value-type="string">
            <text:p>ˈtú.ɲĩ́ɑ̃.ɾi.ɨ </text:p>
          </table:table-cell>
          <table:table-cell office:value-type="string">
            <text:p>s.v.inan. </text:p>
          </table:table-cell>
          <table:table-cell office:value-type="string">
            <text:p>refuerzo; poste que soporta la viga del techo </text:p>
          </table:table-cell>
          <table:table-cell/>
          <table:table-cell office:value-type="string">
            <text:p>uv E ,va tuñeariʉ ,vn J; ph ˈtú.ɲẽ́ɑ̃́.ɾí.ɨ </text:p>
          </table:table-cell>
          <table:table-cell table:number-columns-repeated="202"/>
        </table:table-row>
        <table:table-row table:style-name="ro2">
          <table:table-cell office:value-type="string">
            <text:p>tũnire </text:p>
          </table:table-cell>
          <table:table-cell office:value-type="string">
            <text:p>ˈtṹnĩ́.ɾẽ E][ˈtṹnĩ́.ɾẽ́ J </text:p>
          </table:table-cell>
          <table:table-cell office:value-type="string">
            <text:p>v.t. </text:p>
          </table:table-cell>
          <table:table-cell office:value-type="string">
            <text:p>poner huevos (en cualquier lugar y dejarlos, pez, insecto) </text:p>
          </table:table-cell>
          <table:table-cell table:number-columns-repeated="204"/>
        </table:table-row>
        <table:table-row table:style-name="ro2">
          <table:table-cell office:value-type="string">
            <text:p>tũnuobibere </text:p>
          </table:table-cell>
          <table:table-cell office:value-type="string">
            <text:p>tṹnṹ.ṍ.ˈbíbe.ɾe </text:p>
          </table:table-cell>
          <table:table-cell office:value-type="string">
            <text:p>v.caus. </text:p>
          </table:table-cell>
          <table:table-cell office:value-type="string">
            <text:p>rodar y cerrar, tapar</text:p>
          </table:table-cell>
          <table:table-cell table:number-columns-repeated="204"/>
        </table:table-row>
        <table:table-row table:style-name="ro2">
          <table:table-cell office:value-type="string">
            <text:p>tũnuore </text:p>
          </table:table-cell>
          <table:table-cell office:value-type="string">
            <text:p>ˈtṹnṹ.ṍ.ɾẽ E][ˈtṹnṹ.ṍ.ɾẽ́ J </text:p>
          </table:table-cell>
          <table:table-cell office:value-type="string">
            <text:p>v.caus. </text:p>
          </table:table-cell>
          <table:table-cell office:value-type="string">
            <text:p>hacer rodar</text:p>
          </table:table-cell>
          <table:table-cell table:number-columns-repeated="204"/>
        </table:table-row>
        <table:table-row table:style-name="ro2">
          <table:table-cell office:value-type="string">
            <text:p>tũnuse </text:p>
          </table:table-cell>
          <table:table-cell office:value-type="string">
            <text:p>ˈtṹnṹ.sẽ E][ˈtṹnṹ.sẽ́ J </text:p>
          </table:table-cell>
          <table:table-cell office:value-type="string">
            <text:p>v.i. </text:p>
          </table:table-cell>
          <table:table-cell office:value-type="string">
            <text:p>rodarse </text:p>
          </table:table-cell>
          <table:table-cell table:number-columns-repeated="2"/>
          <table:table-cell office:value-type="string">
            <text:p>lf caus. </text:p>
          </table:table-cell>
          <table:table-cell table:number-columns-repeated="201"/>
        </table:table-row>
        <table:table-row table:style-name="ro2">
          <table:table-cell office:value-type="string">
            <text:p>tũnuweose </text:p>
          </table:table-cell>
          <table:table-cell office:value-type="string">
            <text:p>ˈtṹnũ.wé.ó.se E][tṹnṹ.ˈwé.o.se J </text:p>
          </table:table-cell>
          <table:table-cell office:value-type="string">
            <text:p>v.caus. </text:p>
          </table:table-cell>
          <table:table-cell office:value-type="string">
            <text:p>rodar a distancia (por ejemplo: juguete con ruedas)</text:p>
          </table:table-cell>
          <table:table-cell table:number-columns-repeated="204"/>
        </table:table-row>
        <table:table-row table:style-name="ro2">
          <table:table-cell office:value-type="string">
            <text:p>turajoa </text:p>
          </table:table-cell>
          <table:table-cell/>
          <table:table-cell office:value-type="string">
            <text:p>inan. </text:p>
          </table:table-cell>
          <table:table-cell office:value-type="string">
            <text:p>tula </text:p>
          </table:table-cell>
          <table:table-cell/>
          <table:table-cell office:value-type="string">
            <text:p>uv ESP </text:p>
          </table:table-cell>
          <table:table-cell table:number-columns-repeated="202"/>
        </table:table-row>
        <table:table-row table:style-name="ro2">
          <table:table-cell office:value-type="string">
            <text:p>turijo </text:p>
          </table:table-cell>
          <table:table-cell office:value-type="string">
            <text:p>ˈtúɾiho E][ˈtúɾiho J </text:p>
          </table:table-cell>
          <table:table-cell office:value-type="string">
            <text:p>inan. </text:p>
          </table:table-cell>
          <table:table-cell office:value-type="string">
            <text:p>tierra pantanosa y rocosa de pobre calidad (que no sirve para hacer chagras)</text:p>
          </table:table-cell>
          <table:table-cell table:number-columns-repeated="204"/>
        </table:table-row>
        <table:table-row table:style-name="ro2">
          <table:table-cell office:value-type="string">
            <text:p>turua </text:p>
          </table:table-cell>
          <table:table-cell office:value-type="string">
            <text:p>ˈtúɾuɑ </text:p>
          </table:table-cell>
          <table:table-cell office:value-type="string">
            <text:p>an.s.plural </text:p>
          </table:table-cell>
          <table:table-cell office:value-type="string">
            <text:p>ranas |bturua|r (especie pequeña, venenosa, no comestible o incomible) </text:p>
          </table:table-cell>
          <table:table-cell table:number-columns-repeated="204"/>
        </table:table-row>
        <table:table-row table:style-name="ro2">
          <table:table-cell office:value-type="string">
            <text:p>tusurereare </text:p>
          </table:table-cell>
          <table:table-cell office:value-type="string">
            <text:p>ˈtúu.súɾe.ɾéɑ́.ɾé </text:p>
          </table:table-cell>
          <table:table-cell office:value-type="string">
            <text:p>v.t. </text:p>
          </table:table-cell>
          <table:table-cell office:value-type="string">
            <text:p>romper (puerta, pared)</text:p>
          </table:table-cell>
          <table:table-cell table:number-columns-repeated="204"/>
        </table:table-row>
        <table:table-row table:style-name="ro2">
          <table:table-cell office:value-type="string">
            <text:p>tususe </text:p>
          </table:table-cell>
          <table:table-cell office:value-type="string">
            <text:p>ˈtúsu.se E][ˈtusú.sé J </text:p>
          </table:table-cell>
          <table:table-cell office:value-type="string">
            <text:p>v.i. </text:p>
          </table:table-cell>
          <table:table-cell office:value-type="string">
            <text:p>(estar) abierto, abierta</text:p>
          </table:table-cell>
          <table:table-cell table:number-columns-repeated="204"/>
        </table:table-row>
        <table:table-row table:style-name="ro2">
          <table:table-cell office:value-type="string">
            <text:p>tutocũure </text:p>
          </table:table-cell>
          <table:table-cell office:value-type="string">
            <text:p>ˈtú.to.kṹũ.ɾẽ E][ˈtú.tó.kṹṹ.ɾẽ́ J </text:p>
          </table:table-cell>
          <table:table-cell office:value-type="string">
            <text:p>v.t. </text:p>
          </table:table-cell>
          <table:table-cell office:value-type="string">
            <text:p>encerrar </text:p>
          </table:table-cell>
          <table:table-cell table:number-columns-repeated="204"/>
        </table:table-row>
        <table:table-row table:style-name="ro2">
          <table:table-cell office:value-type="string">
            <text:p>tutoore </text:p>
          </table:table-cell>
          <table:table-cell office:value-type="string">
            <text:p>ˈtú.tóo.ɾe E][ˈtú.tóo.ɾe J </text:p>
          </table:table-cell>
          <table:table-cell office:value-type="string">
            <text:p>v.t. </text:p>
          </table:table-cell>
          <table:table-cell office:value-type="string">
            <text:p>colocar (algo) para protegerse </text:p>
          </table:table-cell>
          <table:table-cell table:number-columns-repeated="204"/>
        </table:table-row>
        <table:table-row table:style-name="ro2">
          <table:table-cell office:value-type="string">
            <text:p>tutu </text:p>
          </table:table-cell>
          <table:table-cell office:value-type="string">
            <text:p>tuˈtú </text:p>
          </table:table-cell>
          <table:table-cell office:value-type="string">
            <text:p>inan. </text:p>
          </table:table-cell>
          <table:table-cell office:value-type="string">
            <text:p>tronco </text:p>
          </table:table-cell>
          <table:table-cell table:number-columns-repeated="204"/>
        </table:table-row>
        <table:table-row table:style-name="ro2">
          <table:table-cell office:value-type="string">
            <text:p>tutu_mosiro </text:p>
          </table:table-cell>
          <table:table-cell office:value-type="string">
            <text:p>tutú.ˈmṍsĩɾõ E][tutú.ˈmõsĩ́ɾṍ J </text:p>
          </table:table-cell>
          <table:table-cell office:value-type="string">
            <text:p>an. </text:p>
          </table:table-cell>
          <table:table-cell office:value-type="string">
            <text:p>grillo campestre (vive en la chagra)</text:p>
          </table:table-cell>
          <table:table-cell table:number-columns-repeated="204"/>
        </table:table-row>
        <table:table-row table:style-name="ro2">
          <table:table-cell office:value-type="string">
            <text:p>tutuare </text:p>
          </table:table-cell>
          <table:table-cell office:value-type="string">
            <text:p>tuˈtúɑ.ɾe </text:p>
          </table:table-cell>
          <table:table-cell office:value-type="string">
            <text:p>v.i. </text:p>
          </table:table-cell>
          <table:table-cell office:value-type="string">
            <text:p>tener fuerza </text:p>
          </table:table-cell>
          <table:table-cell table:number-columns-repeated="204"/>
        </table:table-row>
        <table:table-row table:style-name="ro2">
          <table:table-cell office:value-type="string">
            <text:p>tutuase </text:p>
          </table:table-cell>
          <table:table-cell office:value-type="string">
            <text:p>tuˈtúɑ.se </text:p>
          </table:table-cell>
          <table:table-cell office:value-type="string">
            <text:p>v.i. </text:p>
          </table:table-cell>
          <table:table-cell office:value-type="string">
            <text:p>(ser/estar) fuerte</text:p>
          </table:table-cell>
          <table:table-cell table:number-columns-repeated="204"/>
        </table:table-row>
        <table:table-row table:style-name="ro2">
          <table:table-cell office:value-type="string">
            <text:p>tutuore </text:p>
          </table:table-cell>
          <table:table-cell office:value-type="string">
            <text:p>ph túˈtu.o.ɾe E][tuˈtú.ó.ɾé J </text:p>
          </table:table-cell>
          <table:table-cell office:value-type="string">
            <text:p>v.caus. </text:p>
          </table:table-cell>
          <table:table-cell office:value-type="string">
            <text:p>tener soporte</text:p>
          </table:table-cell>
          <table:table-cell table:number-columns-repeated="204"/>
        </table:table-row>
        <table:table-row table:style-name="ro2">
          <table:table-cell office:value-type="string">
            <text:p>tuture </text:p>
          </table:table-cell>
          <table:table-cell office:value-type="string">
            <text:p>túˈtu.ɾe E][túˈtuu.ɾe J </text:p>
          </table:table-cell>
          <table:table-cell office:value-type="string">
            <text:p>v.t. </text:p>
          </table:table-cell>
          <table:table-cell office:value-type="string">
            <text:p>poner la mano encima del hombro de otro en la danza </text:p>
          </table:table-cell>
          <table:table-cell table:number-columns-repeated="204"/>
        </table:table-row>
        <table:table-row table:style-name="ro2">
          <table:table-cell office:value-type="string">
            <text:p>tuu </text:p>
          </table:table-cell>
          <table:table-cell office:value-type="string">
            <text:p>ˈtúu E][ˈtúú J </text:p>
          </table:table-cell>
          <table:table-cell office:value-type="string">
            <text:p>inan.f.n.esp. </text:p>
          </table:table-cell>
          <table:table-cell office:value-type="string">
            <text:p>trampas matapí (|ibras.|r para los peces) </text:p>
          </table:table-cell>
          <table:table-cell table:number-columns-repeated="204"/>
        </table:table-row>
        <table:table-row table:style-name="ro2">
          <table:table-cell office:value-type="string">
            <text:p>tuucʉ̃ni </text:p>
          </table:table-cell>
          <table:table-cell office:value-type="string">
            <text:p>ˈtu.kɨ̃́nĩ́ĩ́ E][ˈtúú.kɨ̃́nĩ J </text:p>
          </table:table-cell>
          <table:table-cell office:value-type="string">
            <text:p>s.v.inan. </text:p>
          </table:table-cell>
          <table:table-cell office:value-type="string">
            <text:p>parte cerrada de un caño para entrampar peces (hecho con cualquier hoja)</text:p>
          </table:table-cell>
          <table:table-cell table:number-columns-repeated="204"/>
        </table:table-row>
        <table:table-row table:style-name="ro2">
          <table:table-cell office:value-type="string">
            <text:p>tuujeare </text:p>
          </table:table-cell>
          <table:table-cell office:value-type="string">
            <text:p>ˈtúu.héɑ.ɾe E][ˈtúu.héɑ.ɾe J </text:p>
          </table:table-cell>
          <table:table-cell office:value-type="string">
            <text:p>v.t. </text:p>
          </table:table-cell>
          <table:table-cell office:value-type="string">
            <text:p>doblar (piernas de pantalones, mangas de camisa, tela, ropa) </text:p>
          </table:table-cell>
          <table:table-cell table:number-columns-repeated="204"/>
        </table:table-row>
        <table:table-row table:style-name="ro2">
          <table:table-cell office:value-type="string">
            <text:p>tuujoose </text:p>
          </table:table-cell>
          <table:table-cell office:value-type="string">
            <text:p>túu.ˈhóó.se E][ˈtúu.hóó.sé J </text:p>
          </table:table-cell>
          <table:table-cell office:value-type="string">
            <text:p>v.i. </text:p>
          </table:table-cell>
          <table:table-cell office:value-type="string">
            <text:p>crecer (río, caño) </text:p>
          </table:table-cell>
          <table:table-cell table:number-columns-repeated="204"/>
        </table:table-row>
        <table:table-row table:style-name="ro2">
          <table:table-cell office:value-type="string">
            <text:p>tuujucũure </text:p>
          </table:table-cell>
          <table:table-cell office:value-type="string">
            <text:p>ˈtúu.hu.kṹũ.ɾẽ E][ˈtúu.hu.kṹṹ.ɾẽ́ J </text:p>
          </table:table-cell>
          <table:table-cell office:value-type="string">
            <text:p>v.t. </text:p>
          </table:table-cell>
          <table:table-cell office:value-type="string">
            <text:p>tumbar a (persona sentada, cosa situada)</text:p>
          </table:table-cell>
          <table:table-cell table:number-columns-repeated="204"/>
        </table:table-row>
        <table:table-row table:style-name="ro2">
          <table:table-cell office:value-type="string">
            <text:p>tuure </text:p>
          </table:table-cell>
          <table:table-cell office:value-type="string">
            <text:p>ˈtúu.ɾe E][ˈtúú.ɾé J </text:p>
          </table:table-cell>
          <table:table-cell office:value-type="string">
            <text:p>v.t. </text:p>
          </table:table-cell>
          <table:table-cell office:value-type="string">
            <text:p>cerrar (la puerta) </text:p>
          </table:table-cell>
          <table:table-cell table:number-columns-repeated="204"/>
        </table:table-row>
        <table:table-row table:style-name="ro2">
          <table:table-cell office:value-type="string">
            <text:p>tuureagosiore </text:p>
          </table:table-cell>
          <table:table-cell office:value-type="string">
            <text:p>ˈtúu.ɾéɑ́.gósí.o.ɾe E][ˈtúu.ɾéɑ́.gosí.ó.ɾé J </text:p>
          </table:table-cell>
          <table:table-cell office:value-type="string">
            <text:p>v.t.pl. </text:p>
          </table:table-cell>
          <table:table-cell office:value-type="string">
            <text:p>cepillar </text:p>
          </table:table-cell>
          <table:table-cell table:number-columns-repeated="204"/>
        </table:table-row>
        <table:table-row table:style-name="ro2">
          <table:table-cell office:value-type="string">
            <text:p>tuureare </text:p>
          </table:table-cell>
          <table:table-cell office:value-type="string">
            <text:p>túu.ˈɾéɑ́.ɾe E][ˈtúu.ɾéɑ.ɾe J </text:p>
          </table:table-cell>
          <table:table-cell office:value-type="string">
            <text:p>v.t.pl. </text:p>
          </table:table-cell>
          <table:table-cell office:value-type="string">
            <text:p>barrer y botar (la basura)</text:p>
          </table:table-cell>
          <table:table-cell table:number-columns-repeated="204"/>
        </table:table-row>
        <table:table-row table:style-name="ro2">
          <table:table-cell office:value-type="string">
            <text:p>tuuriore </text:p>
          </table:table-cell>
          <table:table-cell office:value-type="string">
            <text:p>ˈtúu.ɾíó.ɾe E][ˈtúu.ɾíó.ɾé J </text:p>
          </table:table-cell>
          <table:table-cell office:value-type="string">
            <text:p>v.t. </text:p>
          </table:table-cell>
          <table:table-cell office:value-type="string">
            <text:p>planchar (ropa)</text:p>
          </table:table-cell>
          <table:table-cell table:number-columns-repeated="204"/>
        </table:table-row>
        <table:table-row table:style-name="ro2">
          <table:table-cell office:value-type="string">
            <text:p>tuurioriaro </text:p>
          </table:table-cell>
          <table:table-cell office:value-type="string">
            <text:p>túu.ˈɾíó.ɾi.ɑ.ɾo E][ˈtúu.ɾíó.ɾí.ɑ́.ɾo J </text:p>
          </table:table-cell>
          <table:table-cell office:value-type="string">
            <text:p>s.v.inan. </text:p>
          </table:table-cell>
          <table:table-cell office:value-type="string">
            <text:p>plancha (para planchar ropa)</text:p>
          </table:table-cell>
          <table:table-cell table:number-columns-repeated="204"/>
        </table:table-row>
        <table:table-row table:style-name="ro2">
          <table:table-cell office:value-type="string">
            <text:p>tuurocajõore </text:p>
          </table:table-cell>
          <table:table-cell office:value-type="string">
            <text:p>ˈtú.ɾókɑ.hṍõ.ɾẽ E][tú.ɾókɑ́.ˈhṍṍ.ɾẽ́ J </text:p>
          </table:table-cell>
          <table:table-cell office:value-type="string">
            <text:p>v.t.sing. </text:p>
          </table:table-cell>
          <table:table-cell office:value-type="string">
            <text:p>empujar (persona al cuarto)</text:p>
          </table:table-cell>
          <table:table-cell table:number-columns-repeated="204"/>
        </table:table-row>
        <table:table-row table:style-name="ro2">
          <table:table-cell office:value-type="string">
            <text:p>tuurocare </text:p>
          </table:table-cell>
          <table:table-cell office:value-type="string">
            <text:p>ˈtúu.ɾókɑ.ɾe E][ˈtúu.ɾókɑ.ɾe J </text:p>
          </table:table-cell>
          <table:table-cell office:value-type="string">
            <text:p>v.t.sing. </text:p>
          </table:table-cell>
          <table:table-cell office:value-type="string">
            <text:p>empujar con el brazo (cosa, persona, animal)</text:p>
          </table:table-cell>
          <table:table-cell table:number-columns-repeated="204"/>
        </table:table-row>
        <table:table-row table:style-name="ro2">
          <table:table-cell office:value-type="string">
            <text:p>tuurocasuare </text:p>
          </table:table-cell>
          <table:table-cell office:value-type="string">
            <text:p>ˈtú.ɾókɑ.súɑ.ɾe E][ˈtú.ɾókɑ.súɑ.ɾe J </text:p>
          </table:table-cell>
          <table:table-cell office:value-type="string">
            <text:p>v.t.sing. </text:p>
          </table:table-cell>
          <table:table-cell office:value-type="string">
            <text:p>cargar (escopeta) </text:p>
          </table:table-cell>
          <table:table-cell table:number-columns-repeated="204"/>
        </table:table-row>
        <table:table-row table:style-name="ro2">
          <table:table-cell office:value-type="string">
            <text:p>tuuroore </text:p>
          </table:table-cell>
          <table:table-cell office:value-type="string">
            <text:p>ˈtúu.ɾóó.ɾe E][ˈtúu.ɾóó.ɾé J </text:p>
          </table:table-cell>
          <table:table-cell office:value-type="string">
            <text:p>v.t. </text:p>
          </table:table-cell>
          <table:table-cell office:value-type="string">
            <text:p>añadir </text:p>
          </table:table-cell>
          <table:table-cell table:number-columns-repeated="204"/>
        </table:table-row>
        <table:table-row table:style-name="ro2">
          <table:table-cell office:value-type="string">
            <text:p>tuurujiore </text:p>
          </table:table-cell>
          <table:table-cell office:value-type="string">
            <text:p>ˈtúu.ɾúhi.o.ɾe E][ˈtúu.ɾúhí.ó.ɾé J </text:p>
          </table:table-cell>
          <table:table-cell office:value-type="string">
            <text:p>v.caus. </text:p>
          </table:table-cell>
          <table:table-cell office:value-type="string">
            <text:p>bajar algo </text:p>
          </table:table-cell>
          <table:table-cell table:number-columns-repeated="204"/>
        </table:table-row>
        <table:table-row table:style-name="ro2">
          <table:table-cell office:value-type="string">
            <text:p>tuʉ </text:p>
          </table:table-cell>
          <table:table-cell office:value-type="string">
            <text:p>ˈtú.ɨ </text:p>
          </table:table-cell>
          <table:table-cell office:value-type="string">
            <text:p>inan. </text:p>
          </table:table-cell>
          <table:table-cell office:value-type="string">
            <text:p>especie de arbusto (utilizado como el palo de la bolsa para filtrar coca) </text:p>
          </table:table-cell>
          <table:table-cell table:number-columns-repeated="204"/>
        </table:table-row>
        <table:table-row table:style-name="ro2">
          <table:table-cell office:value-type="string">
            <text:p>tuwagʉase </text:p>
          </table:table-cell>
          <table:table-cell office:value-type="string">
            <text:p>ˈtú.wɑ́gɨ́ɑ́.se E][ˈtú.wɑ́gɨ́ɑ́.sé J </text:p>
          </table:table-cell>
          <table:table-cell office:value-type="string">
            <text:p>v.i. </text:p>
          </table:table-cell>
          <table:table-cell office:value-type="string">
            <text:p>hincharse </text:p>
          </table:table-cell>
          <table:table-cell table:number-columns-repeated="204"/>
        </table:table-row>
        <table:table-row table:style-name="ro2">
          <table:table-cell office:value-type="string">
            <text:p>tuwʉrʉore </text:p>
          </table:table-cell>
          <table:table-cell office:value-type="string">
            <text:p>ˈtú.wɨ́ɾɨ.o.ɾe E][ˈtú.wɨ́ɾɨ́.ó.ɾé J </text:p>
          </table:table-cell>
          <table:table-cell office:value-type="string">
            <text:p>v.caus. </text:p>
          </table:table-cell>
          <table:table-cell office:value-type="string">
            <text:p>correr (cosa) </text:p>
          </table:table-cell>
          <table:table-cell table:number-columns-repeated="204"/>
        </table:table-row>
        <table:table-row table:style-name="ro2">
          <table:table-cell office:value-type="string">
            <text:p>tuyase </text:p>
          </table:table-cell>
          <table:table-cell office:value-type="string">
            <text:p>ˈtúdʒɑ.se E][tuˈdʒɑ́.sé J </text:p>
          </table:table-cell>
          <table:table-cell office:value-type="string">
            <text:p>v.i. </text:p>
          </table:table-cell>
          <table:table-cell office:value-type="string">
            <text:p>estar contra </text:p>
          </table:table-cell>
          <table:table-cell table:number-columns-repeated="204"/>
        </table:table-row>
        <table:table-row table:style-name="ro2">
          <table:table-cell office:value-type="string">
            <text:p>tʉ_tʉ </text:p>
          </table:table-cell>
          <table:table-cell office:value-type="string">
            <text:p>tɨ́.tɨ́ </text:p>
          </table:table-cell>
          <table:table-cell office:value-type="string">
            <text:p>onom. </text:p>
          </table:table-cell>
          <table:table-cell office:value-type="string">
            <text:p>sonido de pilar coca</text:p>
          </table:table-cell>
          <table:table-cell table:number-columns-repeated="204"/>
        </table:table-row>
        <table:table-row table:style-name="ro2">
          <table:table-cell office:value-type="string">
            <text:p>tʉ̃abiore </text:p>
          </table:table-cell>
          <table:table-cell office:value-type="string">
            <text:p>ˈtɨ̃́ɑ̃́.bí.ó.ɾé E][ˈtɨ̃́ɑ̃́.bí.o.ɾe J </text:p>
          </table:table-cell>
          <table:table-cell office:value-type="string">
            <text:p>v.t. </text:p>
          </table:table-cell>
          <table:table-cell office:value-type="string">
            <text:p>estrechar </text:p>
          </table:table-cell>
          <table:table-cell table:number-columns-repeated="204"/>
        </table:table-row>
        <table:table-row table:style-name="ro2">
          <table:table-cell office:value-type="string">
            <text:p>tʉ̃abuure </text:p>
          </table:table-cell>
          <table:table-cell office:value-type="string">
            <text:p>ˈtɨ̃́ɑ̃.búú.ɾe E][ˈtɨ̃́ɑ̃́.búú.ɾe J </text:p>
          </table:table-cell>
          <table:table-cell office:value-type="string">
            <text:p>v.caus. </text:p>
          </table:table-cell>
          <table:table-cell office:value-type="string">
            <text:p>hacer salir de </text:p>
          </table:table-cell>
          <table:table-cell table:number-columns-repeated="204"/>
        </table:table-row>
        <table:table-row table:style-name="ro2">
          <table:table-cell office:value-type="string">
            <text:p>tʉaca </text:p>
          </table:table-cell>
          <table:table-cell office:value-type="string">
            <text:p>ˈtɨ́.ɑ́kɑ E][ˈtɨ.ɑ́kɑ́ J </text:p>
          </table:table-cell>
          <table:table-cell office:value-type="string">
            <text:p>pospos. </text:p>
          </table:table-cell>
          <table:table-cell office:value-type="string">
            <text:p>cerca de </text:p>
          </table:table-cell>
          <table:table-cell table:number-columns-repeated="204"/>
        </table:table-row>
        <table:table-row table:style-name="ro2">
          <table:table-cell office:value-type="string">
            <text:p>tʉ̃aeyoore </text:p>
          </table:table-cell>
          <table:table-cell office:value-type="string">
            <text:p>ˈtɨ̃́ɑ̃́.édʒ.óo.ɾe </text:p>
          </table:table-cell>
          <table:table-cell office:value-type="string">
            <text:p>v.t. </text:p>
          </table:table-cell>
          <table:table-cell office:value-type="string">
            <text:p>extender</text:p>
          </table:table-cell>
          <table:table-cell table:number-columns-repeated="204"/>
        </table:table-row>
        <table:table-row table:style-name="ro2">
          <table:table-cell office:value-type="string">
            <text:p>tʉ̃ajaare </text:p>
          </table:table-cell>
          <table:table-cell office:value-type="string">
            <text:p>ˈtɨ̃́ɑ̃́.hɑ́ɑ́.ɾe E][ˈtɨ̃́ɑ̃́.hɑ́ɑ.ɾe J </text:p>
          </table:table-cell>
          <table:table-cell office:value-type="string">
            <text:p>v.t. </text:p>
          </table:table-cell>
          <table:table-cell office:value-type="string">
            <text:p>tocar campana </text:p>
          </table:table-cell>
          <table:table-cell table:number-columns-repeated="204"/>
        </table:table-row>
        <table:table-row table:style-name="ro2">
          <table:table-cell office:value-type="string">
            <text:p>tʉ̃ajoore </text:p>
          </table:table-cell>
          <table:table-cell office:value-type="string">
            <text:p>ˈtɨ̃́ɑ̃́.hóó.ɾe E][tɨ̃́ɑ̃́.ˈhóo.ɾe J </text:p>
          </table:table-cell>
          <table:table-cell office:value-type="string">
            <text:p>v.caus. </text:p>
          </table:table-cell>
          <table:table-cell office:value-type="string">
            <text:p>halar o jalar y enderezar (bejuco) </text:p>
          </table:table-cell>
          <table:table-cell table:number-columns-repeated="204"/>
        </table:table-row>
        <table:table-row table:style-name="ro2">
          <table:table-cell office:value-type="string">
            <text:p>tʉ̃ajõore </text:p>
          </table:table-cell>
          <table:table-cell office:value-type="string">
            <text:p>ˈtɨ̃́ɑ̃́.hṍṍ.ɾẽ E][tɨ̃́ɑ̃́.ˈhṍõ.ɾẽ J </text:p>
          </table:table-cell>
          <table:table-cell office:value-type="string">
            <text:p>v.t. </text:p>
          </table:table-cell>
          <table:table-cell office:value-type="string">
            <text:p>halar o jalar (algo en el agua)</text:p>
          </table:table-cell>
          <table:table-cell table:number-columns-repeated="204"/>
        </table:table-row>
        <table:table-row table:style-name="ro2">
          <table:table-cell office:value-type="string">
            <text:p>tʉ̃ajuure </text:p>
          </table:table-cell>
          <table:table-cell office:value-type="string">
            <text:p>tɨ̃́ɑ̃.huˈú.ɾé E][ˈtɨ̃́ɑ̃.húu.ɾe J </text:p>
          </table:table-cell>
          <table:table-cell office:value-type="string">
            <text:p>v.t. </text:p>
          </table:table-cell>
          <table:table-cell office:value-type="string">
            <text:p>halar o jalar y ensartar con anzuelo </text:p>
          </table:table-cell>
          <table:table-cell table:number-columns-repeated="204"/>
        </table:table-row>
        <table:table-row table:style-name="ro2">
          <table:table-cell office:value-type="string">
            <text:p>tʉ̃amariore </text:p>
          </table:table-cell>
          <table:table-cell office:value-type="string">
            <text:p>ˈtɨ̃́ɑ̃́.mɑ̃́ɾĩ́ṍ.ɾẽ E][ˈtɨ̃́ɑ̃.mɑ̃́ɾĩõ.ɾẽ J </text:p>
          </table:table-cell>
          <table:table-cell office:value-type="string">
            <text:p>v.t. </text:p>
          </table:table-cell>
          <table:table-cell office:value-type="string">
            <text:p>doblar </text:p>
          </table:table-cell>
          <table:table-cell table:number-columns-repeated="204"/>
        </table:table-row>
        <table:table-row table:style-name="ro2">
          <table:table-cell office:value-type="string">
            <text:p>tʉ̃amicare </text:p>
          </table:table-cell>
          <table:table-cell office:value-type="string">
            <text:p>ˈtɨ̃́ɑ̃́.mĩkɑ̃́.ɾẽ́ E][ˈtɨ̃́ɑ̃́.mĩ́kɑ̃.ɾẽ J </text:p>
          </table:table-cell>
          <table:table-cell office:value-type="string">
            <text:p>s.v.inan. </text:p>
          </table:table-cell>
          <table:table-cell office:value-type="string">
            <text:p>calambre</text:p>
          </table:table-cell>
          <table:table-cell table:number-columns-repeated="204"/>
        </table:table-row>
        <table:table-row table:style-name="ro2">
          <table:table-cell office:value-type="string">
            <text:p>tʉ̃amʉobibere </text:p>
          </table:table-cell>
          <table:table-cell office:value-type="string">
            <text:p>ˈtɨ̃́ɑ̃́.mɨ̃́.ṍ.bíbe.ɾe E][ˈtɨ̃́ɑ̃́.mɨ̃́.õ.bibé.ɾé J </text:p>
          </table:table-cell>
          <table:table-cell office:value-type="string">
            <text:p>v.t. </text:p>
          </table:table-cell>
          <table:table-cell office:value-type="string">
            <text:p>cerrar (cremallera)</text:p>
          </table:table-cell>
          <table:table-cell table:number-columns-repeated="204"/>
        </table:table-row>
        <table:table-row table:style-name="ro2">
          <table:table-cell office:value-type="string">
            <text:p>tʉ̃amʉore </text:p>
          </table:table-cell>
          <table:table-cell office:value-type="string">
            <text:p>ˈtɨ̃́ɑ̃.mɨ̃́.ṍ.ɾẽ E][ˈtɨ̃́ɑ̃́.mɨ̃́.õ.ɾẽ J </text:p>
          </table:table-cell>
          <table:table-cell office:value-type="string">
            <text:p>v.t. </text:p>
          </table:table-cell>
          <table:table-cell office:value-type="string">
            <text:p>empujar hacia arriba (palos) </text:p>
          </table:table-cell>
          <table:table-cell table:number-columns-repeated="204"/>
        </table:table-row>
        <table:table-row table:style-name="ro2">
          <table:table-cell office:value-type="string">
            <text:p>tʉ̃are </text:p>
          </table:table-cell>
          <table:table-cell office:value-type="string">
            <text:p>ˈtɨ̃́ɑ̃́.ɾẽ E][ˈtɨ̃́ɑ̃́ɑ̃́.ɾẽ́ J </text:p>
          </table:table-cell>
          <table:table-cell office:value-type="string">
            <text:p>v.t. </text:p>
          </table:table-cell>
          <table:table-cell office:value-type="string">
            <text:p>halar o jalar </text:p>
          </table:table-cell>
          <table:table-cell table:number-columns-repeated="204"/>
        </table:table-row>
        <table:table-row table:style-name="ro2">
          <table:table-cell office:value-type="string">
            <text:p>tʉ̃arẽtore </text:p>
          </table:table-cell>
          <table:table-cell office:value-type="string">
            <text:p>ˈtɨ̃́ɑ̃́.ɾẽ́tõ.ɾẽ </text:p>
          </table:table-cell>
          <table:table-cell office:value-type="string">
            <text:p>v.t. </text:p>
          </table:table-cell>
          <table:table-cell office:value-type="string">
            <text:p>pasar por jalar canoa</text:p>
          </table:table-cell>
          <table:table-cell table:number-columns-repeated="204"/>
        </table:table-row>
        <table:table-row table:style-name="ro2">
          <table:table-cell office:value-type="string">
            <text:p>tʉ̃arẽtoriajoero </text:p>
          </table:table-cell>
          <table:table-cell office:value-type="string">
            <text:p>ˈtɨ̃́ɑ̃́.ɾẽ́tõ.ɾí.ɑ́.hóé.ɾó E][tɨ̃́ɑ̃́.ɾẽ́tõ.ɾí.ˈɑ́.hóe.ɾo J </text:p>
          </table:table-cell>
          <table:table-cell office:value-type="string">
            <text:p>s.v.inan. </text:p>
          </table:table-cell>
          <table:table-cell office:value-type="string">
            <text:p>cachivera (|ibras.|r) </text:p>
          </table:table-cell>
          <table:table-cell table:number-columns-repeated="204"/>
        </table:table-row>
        <table:table-row table:style-name="ro2">
          <table:table-cell office:value-type="string">
            <text:p>tʉ̃arocare </text:p>
          </table:table-cell>
          <table:table-cell office:value-type="string">
            <text:p>ˈtɨ̃́ɑ̃́.ɾókɑ.ɾe </text:p>
          </table:table-cell>
          <table:table-cell office:value-type="string">
            <text:p>v.t.sing. </text:p>
          </table:table-cell>
          <table:table-cell office:value-type="string">
            <text:p>derribar </text:p>
          </table:table-cell>
          <table:table-cell table:number-columns-repeated="204"/>
        </table:table-row>
        <table:table-row table:style-name="ro2">
          <table:table-cell office:value-type="string">
            <text:p>tʉ̃aruaãmire </text:p>
          </table:table-cell>
          <table:table-cell office:value-type="string">
            <text:p>ˈtɨ̃́ɑ̃́.ɾúɑ.ɑ̃mĩ́.ɾẽ E][tɨ̃́ɑ̃́.ˈɾúɑ.ɑ̃́mĩ́.ɾẽ́ J </text:p>
          </table:table-cell>
          <table:table-cell office:value-type="string">
            <text:p>v.t. </text:p>
          </table:table-cell>
          <table:table-cell office:value-type="string">
            <text:p>sacar </text:p>
          </table:table-cell>
          <table:table-cell table:number-columns-repeated="204"/>
        </table:table-row>
        <table:table-row table:style-name="ro2">
          <table:table-cell office:value-type="string">
            <text:p>tʉ̃aruare </text:p>
          </table:table-cell>
          <table:table-cell office:value-type="string">
            <text:p>ˈtɨ̃́ɑ̃́.ɾúɑ.ɾe E][tɨ̃́ɑ̃́.ˈɾúɑ.ɾe J </text:p>
          </table:table-cell>
          <table:table-cell office:value-type="string">
            <text:p>v.t.sing. </text:p>
          </table:table-cell>
          <table:table-cell office:value-type="string">
            <text:p>arrancar (tronco, raíz, diente) </text:p>
          </table:table-cell>
          <table:table-cell table:number-columns-repeated="204"/>
        </table:table-row>
        <table:table-row table:style-name="ro2">
          <table:table-cell office:value-type="string">
            <text:p>tʉ̃arudere </text:p>
          </table:table-cell>
          <table:table-cell office:value-type="string">
            <text:p>ˈtɨ̃́ɑ̃́.ɾúde.ɾe E][tɨ̃́ɑ̃́.ˈɾúde.ɾe J </text:p>
          </table:table-cell>
          <table:table-cell office:value-type="string">
            <text:p>v.t.pl. </text:p>
          </table:table-cell>
          <table:table-cell office:value-type="string">
            <text:p>desplumar (ave) </text:p>
          </table:table-cell>
          <table:table-cell table:number-columns-repeated="204"/>
        </table:table-row>
        <table:table-row table:style-name="ro2">
          <table:table-cell office:value-type="string">
            <text:p>tʉ̃asãare </text:p>
          </table:table-cell>
          <table:table-cell office:value-type="string">
            <text:p>ˈtɨ̃́ɑ̃́.sɑ̃́ɑ̃́.ɾẽ E][ˈtɨ̃́ɑ̃́.sɑ̃́ɑ̃.ɾẽ J </text:p>
          </table:table-cell>
          <table:table-cell office:value-type="string">
            <text:p>v.t. </text:p>
          </table:table-cell>
          <table:table-cell office:value-type="string">
            <text:p>pintar con carayurú (las mejillas) </text:p>
          </table:table-cell>
          <table:table-cell table:number-columns-repeated="204"/>
        </table:table-row>
        <table:table-row table:style-name="ro2">
          <table:table-cell office:value-type="string">
            <text:p>tʉ̃ataare </text:p>
          </table:table-cell>
          <table:table-cell office:value-type="string">
            <text:p>ˈtɨ̃́ɑ̃́.tɑ́ɑ́.ɾé E][ˈtɨ̃́ɑ̃́.tɑ́ɑ.ɾe J </text:p>
          </table:table-cell>
          <table:table-cell office:value-type="string">
            <text:p>v.t.sing. </text:p>
          </table:table-cell>
          <table:table-cell office:value-type="string">
            <text:p>halar o jalar y reventar (bejuco, cordón, etc.) </text:p>
          </table:table-cell>
          <table:table-cell table:number-columns-repeated="204"/>
        </table:table-row>
        <table:table-row table:style-name="ro2">
          <table:table-cell office:value-type="string">
            <text:p>tʉ̃atuture </text:p>
          </table:table-cell>
          <table:table-cell office:value-type="string">
            <text:p>ˈtɨ̃́ɑ̃́.tútu.ɾe </text:p>
          </table:table-cell>
          <table:table-cell office:value-type="string">
            <text:p>v.t. </text:p>
          </table:table-cell>
          <table:table-cell office:value-type="string">
            <text:p>halar o jalar de los dos extremos</text:p>
          </table:table-cell>
          <table:table-cell table:number-columns-repeated="204"/>
        </table:table-row>
        <table:table-row table:style-name="ro2">
          <table:table-cell office:value-type="string">
            <text:p>tʉ̃atʉore </text:p>
          </table:table-cell>
          <table:table-cell office:value-type="string">
            <text:p>ˈtɨ̃́ɑ̃́.tɨ́.ó.ɾé E][tɨ̃́ɑ̃́.ˈtɨ́.o.ɾe J </text:p>
          </table:table-cell>
          <table:table-cell office:value-type="string">
            <text:p>v.t. </text:p>
          </table:table-cell>
          <table:table-cell office:value-type="string">
            <text:p>impedir </text:p>
          </table:table-cell>
          <table:table-cell table:number-columns-repeated="204"/>
        </table:table-row>
        <table:table-row table:style-name="ro2">
          <table:table-cell office:value-type="string">
            <text:p>tʉ̃awaare </text:p>
          </table:table-cell>
          <table:table-cell office:value-type="string">
            <text:p>ˈtɨ̃́ɑ̃.wɑ́ɑ́.ɾé </text:p>
          </table:table-cell>
          <table:table-cell office:value-type="string">
            <text:p>v.t. </text:p>
          </table:table-cell>
          <table:table-cell office:value-type="string">
            <text:p>llevar de la mano </text:p>
          </table:table-cell>
          <table:table-cell table:number-columns-repeated="204"/>
        </table:table-row>
        <table:table-row table:style-name="ro2">
          <table:table-cell office:value-type="string">
            <text:p>tʉ̃awejere </text:p>
          </table:table-cell>
          <table:table-cell office:value-type="string">
            <text:p>ˈtɨ̃́ɑ̃.wéhé.ɾé E][ˈtɨ̃́ɑ̃́.wéhe.ɾe J </text:p>
          </table:table-cell>
          <table:table-cell office:value-type="string">
            <text:p>v.t. </text:p>
          </table:table-cell>
          <table:table-cell office:value-type="string">
            <text:p>rajar y sacar con la mano de un árbol</text:p>
          </table:table-cell>
          <table:table-cell table:number-columns-repeated="204"/>
        </table:table-row>
        <table:table-row table:style-name="ro2">
          <table:table-cell office:value-type="string">
            <text:p>tʉ̃ayeese </text:p>
          </table:table-cell>
          <table:table-cell office:value-type="string">
            <text:p>ˈtɨ̃́ɑ̃.dʒéé.se E][tɨ̃́ɑ̃́.ˈdʒée.se J </text:p>
          </table:table-cell>
          <table:table-cell office:value-type="string">
            <text:p>v.i. </text:p>
          </table:table-cell>
          <table:table-cell office:value-type="string">
            <text:p>encoger</text:p>
          </table:table-cell>
          <table:table-cell table:number-columns-repeated="204"/>
        </table:table-row>
        <table:table-row table:style-name="ro2">
          <table:table-cell office:value-type="string">
            <text:p>tʉbease </text:p>
          </table:table-cell>
          <table:table-cell office:value-type="string">
            <text:p>tɨ́ˈbeɑ.se E][tɨ́ˈbéɑ́.sé J </text:p>
          </table:table-cell>
          <table:table-cell office:value-type="string">
            <text:p>v.i. </text:p>
          </table:table-cell>
          <table:table-cell office:value-type="string">
            <text:p>inclinarse a un lado (canoa) </text:p>
          </table:table-cell>
          <table:table-cell table:number-columns-repeated="204"/>
        </table:table-row>
        <table:table-row table:style-name="ro2">
          <table:table-cell office:value-type="string">
            <text:p>tʉbʉrica </text:p>
          </table:table-cell>
          <table:table-cell/>
          <table:table-cell office:value-type="string">
            <text:p>s.v.inan. </text:p>
          </table:table-cell>
          <table:table-cell office:value-type="string">
            <text:p>cosa gruesa (canoa, dedo, etc.)</text:p>
          </table:table-cell>
          <table:table-cell table:number-columns-repeated="204"/>
        </table:table-row>
        <table:table-row table:style-name="ro2">
          <table:table-cell office:value-type="string">
            <text:p>tʉbʉse </text:p>
          </table:table-cell>
          <table:table-cell office:value-type="string">
            <text:p>ˈtɨ́bɨ.se </text:p>
          </table:table-cell>
          <table:table-cell office:value-type="string">
            <text:p>v.i. </text:p>
          </table:table-cell>
          <table:table-cell office:value-type="string">
            <text:p>(ser/estar) grueso, gruesa; , dn denso, densa (tela, madera, etc.) </text:p>
          </table:table-cell>
          <table:table-cell table:number-columns-repeated="204"/>
        </table:table-row>
        <table:table-row table:style-name="ro1">
          <table:table-cell office:value-type="string">
            <text:p>tʉdibaare </text:p>
          </table:table-cell>
          <table:table-cell table:number-columns-repeated="4"/>
          <table:table-cell office:value-type="string">
            <text:p>uv J</text:p>
          </table:table-cell>
          <table:table-cell table:number-columns-repeated="202"/>
        </table:table-row>
        <table:table-row table:style-name="ro1">
          <table:table-cell office:value-type="string">
            <text:p>tʉdibatere </text:p>
          </table:table-cell>
          <table:table-cell table:number-columns-repeated="4"/>
          <table:table-cell office:value-type="string">
            <text:p>uv J</text:p>
          </table:table-cell>
          <table:table-cell table:number-columns-repeated="202"/>
        </table:table-row>
        <table:table-row table:style-name="ro1">
          <table:table-cell office:value-type="string">
            <text:p>tʉdire </text:p>
          </table:table-cell>
          <table:table-cell table:number-columns-repeated="4"/>
          <table:table-cell office:value-type="string">
            <text:p>uv J</text:p>
          </table:table-cell>
          <table:table-cell table:number-columns-repeated="202"/>
        </table:table-row>
        <table:table-row table:style-name="ro2">
          <table:table-cell office:value-type="string">
            <text:p>tʉjare </text:p>
          </table:table-cell>
          <table:table-cell office:value-type="string">
            <text:p>ˈtɨ́hɑ.ɾe E][tɨˈhɑ́ɑ́.ɾé J </text:p>
          </table:table-cell>
          <table:table-cell office:value-type="string">
            <text:p>v.i.dep. </text:p>
          </table:table-cell>
          <table:table-cell office:value-type="string">
            <text:p>pararse </text:p>
          </table:table-cell>
          <table:table-cell table:number-columns-repeated="2"/>
          <table:table-cell office:value-type="string">
            <text:p>ntg BARS,91 tʉja ‘to be last', p.161, 11 Subordination, 11.18. Phasal verbs. The verbs sʉo ‘to be first’, and tʉha ‘to be last’, and tʉha ‘to stop’ are used with infinitival verbs. These are illustrated in (552),-(524). no.552; In (522), ruhea ‘to be born’ is the complement of sʉo ‘to begin’ in a story regarding one who gave people all that they would need to live (including creating writing). In (523), kẽdo ‘to make’ is used with tʉsa ‘to be last’ or ‘be latest’ to express the latest report in the process of making a canoe.; </text:p>
          </table:table-cell>
          <table:table-cell table:number-columns-repeated="201"/>
        </table:table-row>
        <table:table-row table:style-name="ro2">
          <table:table-cell office:value-type="string">
            <text:p>tʉjoore </text:p>
          </table:table-cell>
          <table:table-cell office:value-type="string">
            <text:p>ˈtɨ́h.oo.ɾe E][tɨˈh.óó.ɾé J </text:p>
          </table:table-cell>
          <table:table-cell office:value-type="string">
            <text:p>v.caus. </text:p>
          </table:table-cell>
          <table:table-cell office:value-type="string">
            <text:p>hacer parar </text:p>
          </table:table-cell>
          <table:table-cell table:number-columns-repeated="204"/>
        </table:table-row>
        <table:table-row table:style-name="ro2">
          <table:table-cell office:value-type="string">
            <text:p>tʉoĩabʉjare </text:p>
          </table:table-cell>
          <table:table-cell office:value-type="string">
            <text:p>ˈtɨ́oĩ́ɑ̃.bɨ́hɑ́.ɾé E][tɨˈóĩ́ɑ̃.bɨhɑ́.ɾé J </text:p>
          </table:table-cell>
          <table:table-cell office:value-type="string">
            <text:p>v.t. </text:p>
          </table:table-cell>
          <table:table-cell office:value-type="string">
            <text:p>recordar </text:p>
          </table:table-cell>
          <table:table-cell table:number-columns-repeated="204"/>
        </table:table-row>
        <table:table-row table:style-name="ro2">
          <table:table-cell office:value-type="string">
            <text:p>tʉoĩamasibecʉ, tʉoĩamasibeco </text:p>
          </table:table-cell>
          <table:table-cell office:value-type="string">
            <text:p>tɨ́oĩ́ɑ̃.mɑ̃sĩ́.ˈbé.k.ɨ́ E][ˈtɨóĩ́ɑ̃.mɑ̃sĩ́.bé.k.ɨ́ J </text:p>
          </table:table-cell>
          <table:table-cell office:value-type="string">
            <text:p>s.v.m., f. </text:p>
          </table:table-cell>
          <table:table-cell office:value-type="string">
            <text:p>loco, loca (persona) </text:p>
          </table:table-cell>
          <table:table-cell table:number-columns-repeated="204"/>
        </table:table-row>
        <table:table-row table:style-name="ro2">
          <table:table-cell office:value-type="string">
            <text:p>tʉoĩamasibetire </text:p>
          </table:table-cell>
          <table:table-cell office:value-type="string">
            <text:p>ˈtɨ́oĩ́ɑ̃.mɑ̃sĩ́.béti.ɾe E][ˈtɨóĩ́ɑ̃.mɑ̃sĩ́.betí.ɾe J </text:p>
          </table:table-cell>
          <table:table-cell office:value-type="string">
            <text:p>v.t. </text:p>
          </table:table-cell>
          <table:table-cell office:value-type="string">
            <text:p>perder el conocimiento, el sentido, la conciencia</text:p>
          </table:table-cell>
          <table:table-cell table:number-columns-repeated="204"/>
        </table:table-row>
        <table:table-row table:style-name="ro2">
          <table:table-cell office:value-type="string">
            <text:p>tʉoĩamasire </text:p>
          </table:table-cell>
          <table:table-cell office:value-type="string">
            <text:p>tɨ́ˈoĩ́ɑ̃.mɑ̃sĩ́.ɾẽ́ E][ˈtɨóĩ́ɑ̃.mɑ̃sĩ́.ɾẽ́ J </text:p>
          </table:table-cell>
          <table:table-cell office:value-type="string">
            <text:p>v.t. </text:p>
          </table:table-cell>
          <table:table-cell office:value-type="string">
            <text:p>entender </text:p>
          </table:table-cell>
          <table:table-cell table:number-columns-repeated="2"/>
          <table:table-cell office:value-type="string">
            <text:p>ntg BARS,91 tʉoĩa bãsi (think know) ‘to know by thinking, to remember’. 3.5 Verb roots. Verb <text:s/>phrases of cognition p.47; </text:p>
          </table:table-cell>
          <table:table-cell table:number-columns-repeated="201"/>
        </table:table-row>
        <table:table-row table:style-name="ro2">
          <table:table-cell office:value-type="string">
            <text:p>tʉoĩamecʉre </text:p>
          </table:table-cell>
          <table:table-cell office:value-type="string">
            <text:p>ˈtɨ́oĩ́ɑ̃.mẽ́kɨ̃.ɾẽ E][ˈtɨ́óĩ́ɑ̃.mẽkɨ̃́.ɾẽ́ J </text:p>
          </table:table-cell>
          <table:table-cell office:value-type="string">
            <text:p>v.i. </text:p>
          </table:table-cell>
          <table:table-cell office:value-type="string">
            <text:p>(estar) confuso, confusa por pensar</text:p>
          </table:table-cell>
          <table:table-cell table:number-columns-repeated="204"/>
        </table:table-row>
        <table:table-row table:style-name="ro2">
          <table:table-cell office:value-type="string">
            <text:p>tʉoĩare </text:p>
          </table:table-cell>
          <table:table-cell office:value-type="string">
            <text:p>ˈtɨ́oĩ́ɑ̃.ɾẽ E][ˈtɨóĩ́ɑ̃.ɾẽ J </text:p>
          </table:table-cell>
          <table:table-cell office:value-type="string">
            <text:p>v.t. </text:p>
          </table:table-cell>
          <table:table-cell office:value-type="string">
            <text:p>pensar </text:p>
          </table:table-cell>
          <table:table-cell table:number-columns-repeated="204"/>
        </table:table-row>
        <table:table-row table:style-name="ro2">
          <table:table-cell office:value-type="string">
            <text:p>tʉoĩarejaire </text:p>
          </table:table-cell>
          <table:table-cell office:value-type="string">
            <text:p>ˈtɨ́oĩ́ɑ̃.ɾẽ.hɑ́í.ɾé E][ˈtɨóĩ́ɑ̃.ɾẽ.hɑ́í.ɾé J </text:p>
          </table:table-cell>
          <table:table-cell office:value-type="string">
            <text:p>v.i. </text:p>
          </table:table-cell>
          <table:table-cell office:value-type="string">
            <text:p>(estar) preocupado, preocupada; </text:p>
          </table:table-cell>
          <table:table-cell table:number-columns-repeated="204"/>
        </table:table-row>
        <table:table-row table:style-name="ro2">
          <table:table-cell office:value-type="string">
            <text:p>tʉoĩasʉyare </text:p>
          </table:table-cell>
          <table:table-cell office:value-type="string">
            <text:p>ˈtɨ́oĩ́ɑ̃.sɨdʒɑ́.ɾé E][ˈtɨóĩ́ɑ̃.sɨdʒɑ́.ɾé J </text:p>
          </table:table-cell>
          <table:table-cell office:value-type="string">
            <text:p>v.i. </text:p>
          </table:table-cell>
          <table:table-cell office:value-type="string">
            <text:p>pensar en como siguen las cosas de los que han ido a otra parte</text:p>
          </table:table-cell>
          <table:table-cell table:number-columns-repeated="204"/>
        </table:table-row>
        <table:table-row table:style-name="ro1">
          <table:table-cell office:value-type="string">
            <text:p>tʉoĩatĩmare </text:p>
          </table:table-cell>
          <table:table-cell office:value-type="string">
            <text:p>ˈtɨ́oĩ́ɑ̃.tĩ́mɑ̃.ɾẽ E][tɨóĩ́ɑ̃.ˈtĩ́mɑ̃́.ɾẽ́ J </text:p>
          </table:table-cell>
          <table:table-cell office:value-type="string">
            <text:p>v.t. </text:p>
          </table:table-cell>
          <table:table-cell office:value-type="string">
            <text:p>aguantarse (por el pensamiento) </text:p>
          </table:table-cell>
          <table:table-cell table:number-columns-repeated="204"/>
        </table:table-row>
        <table:table-row table:style-name="ro2">
          <table:table-cell office:value-type="string">
            <text:p>tʉoĩawasoare </text:p>
          </table:table-cell>
          <table:table-cell office:value-type="string">
            <text:p>ˈtɨ́oĩ́ɑ̃.wɑ́soɑ.ɾe E][tɨ́óˈĩ́ɑ̃.wɑsóɑ́.ɾé J </text:p>
          </table:table-cell>
          <table:table-cell office:value-type="string">
            <text:p>v.t. </text:p>
          </table:table-cell>
          <table:table-cell office:value-type="string">
            <text:p>cambiar de opinión, idea, etc.</text:p>
          </table:table-cell>
          <table:table-cell table:number-columns-repeated="204"/>
        </table:table-row>
        <table:table-row table:style-name="ro2">
          <table:table-cell office:value-type="string">
            <text:p>tʉoĩawʉore </text:p>
          </table:table-cell>
          <table:table-cell office:value-type="string">
            <text:p>ˈtɨ́oĩ́ɑ̃́.wɨ́.o.ɾe E][ˈtɨ́oĩ́ɑ̃.wɨ́.ó.ɾé J </text:p>
          </table:table-cell>
          <table:table-cell office:value-type="string">
            <text:p>v.caus. </text:p>
          </table:table-cell>
          <table:table-cell office:value-type="string">
            <text:p>pensar en muchas cosas a la vez</text:p>
          </table:table-cell>
          <table:table-cell table:number-columns-repeated="204"/>
        </table:table-row>
        <table:table-row table:style-name="ro2">
          <table:table-cell office:value-type="string">
            <text:p>tʉoĩayayiore </text:p>
          </table:table-cell>
          <table:table-cell office:value-type="string">
            <text:p>ˈtɨ́oĩ́ɑ̃.dʒɑ́dʒi.o.ɾe E][ˈtɨ́óĩ́ɑ̃.dʒɑdʒí.ó.ɾé J </text:p>
          </table:table-cell>
          <table:table-cell office:value-type="string">
            <text:p>v.caus. </text:p>
          </table:table-cell>
          <table:table-cell office:value-type="string">
            <text:p>decidir olvidar </text:p>
          </table:table-cell>
          <table:table-cell table:number-columns-repeated="204"/>
        </table:table-row>
        <table:table-row table:style-name="ro2">
          <table:table-cell office:value-type="string">
            <text:p>tʉore </text:p>
          </table:table-cell>
          <table:table-cell office:value-type="string">
            <text:p>ˈtɨ́o.ɾe E][ˈtɨ́ó.ɾé J </text:p>
          </table:table-cell>
          <table:table-cell office:value-type="string">
            <text:p>v.caus. </text:p>
          </table:table-cell>
          <table:table-cell office:value-type="string">
            <text:p>devolver </text:p>
          </table:table-cell>
          <table:table-cell table:number-columns-repeated="2"/>
          <table:table-cell office:value-type="string">
            <text:p>ntg BARS,91 tʉo (return.CAUS) ‘to cause to return’, 6.8. Causatives. p.102;</text:p>
          </table:table-cell>
          <table:table-cell table:number-columns-repeated="201"/>
        </table:table-row>
        <table:table-row table:style-name="ro2">
          <table:table-cell office:value-type="string">
            <text:p>tʉ̃rere </text:p>
          </table:table-cell>
          <table:table-cell office:value-type="string">
            <text:p>ˈtɨ̃́ɾẽ.ɾẽ </text:p>
          </table:table-cell>
          <table:table-cell office:value-type="string">
            <text:p>v.t. </text:p>
          </table:table-cell>
          <table:table-cell office:value-type="string">
            <text:p>romper (hueso, rama, yuca brava) </text:p>
          </table:table-cell>
          <table:table-cell table:number-columns-repeated="204"/>
        </table:table-row>
        <table:table-row table:style-name="ro2">
          <table:table-cell office:value-type="string">
            <text:p>tʉsacʉ, tʉsaco </text:p>
          </table:table-cell>
          <table:table-cell office:value-type="string">
            <text:p>tɨ́ˈsɑ.ɑ.kɨ E][tɨˈsɑ́.ɑ.kɨ J </text:p>
          </table:table-cell>
          <table:table-cell office:value-type="string">
            <text:p>s.v.m., f. </text:p>
          </table:table-cell>
          <table:table-cell office:value-type="string">
            <text:p>persona masculina, femenina después de (por edad, cantidad, en viaje, pensando en la progresión de algo) </text:p>
          </table:table-cell>
          <table:table-cell table:number-columns-repeated="204"/>
        </table:table-row>
        <table:table-row table:style-name="ro2">
          <table:table-cell office:value-type="string">
            <text:p>tʉsagʉ, tʉsago </text:p>
          </table:table-cell>
          <table:table-cell office:value-type="string">
            <text:p>ˈtɨ́sɑ.gɨ E][tɨˈsɑ́.gɨ́ J </text:p>
          </table:table-cell>
          <table:table-cell office:value-type="string">
            <text:p>s.v.m., f. </text:p>
          </table:table-cell>
          <table:table-cell office:value-type="string">
            <text:p>el último, la última (persona, animal) </text:p>
          </table:table-cell>
          <table:table-cell table:number-columns-repeated="204"/>
        </table:table-row>
        <table:table-row table:style-name="ro2">
          <table:table-cell office:value-type="string">
            <text:p>tʉsare </text:p>
          </table:table-cell>
          <table:table-cell office:value-type="string">
            <text:p>tɨ́ˈsɑɑ.ɾe E][tɨˈsɑ́ɑ́.ɾe J </text:p>
          </table:table-cell>
          <table:table-cell office:value-type="string">
            <text:p>v.i. </text:p>
          </table:table-cell>
          <table:table-cell office:value-type="string">
            <text:p>(ser/estar) último, última </text:p>
          </table:table-cell>
          <table:table-cell table:number-columns-repeated="2"/>
          <table:table-cell office:value-type="string">
            <text:p>ntg BARS,91 tʉsa ‘to stop’, p.161, 11 Subordination, 11.18. Phasal verbs. The verbs sʉo ‘to be first’, and tʉha ‘to be last’, and tʉha ‘to stop’ are used with infinitival verbs.; </text:p>
          </table:table-cell>
          <table:table-cell table:number-columns-repeated="201"/>
        </table:table-row>
        <table:table-row table:style-name="ro2">
          <table:table-cell office:value-type="string">
            <text:p>tʉsaro </text:p>
          </table:table-cell>
          <table:table-cell office:value-type="string">
            <text:p>ˈtɨ́sɑ.ɾo E][tɨˈsɑ́.ɾó J </text:p>
          </table:table-cell>
          <table:table-cell office:value-type="string">
            <text:p>adv. </text:p>
          </table:table-cell>
          <table:table-cell office:value-type="string">
            <text:p>cabo </text:p>
          </table:table-cell>
          <table:table-cell table:number-columns-repeated="204"/>
        </table:table-row>
        <table:table-row table:style-name="ro1">
          <table:table-cell office:value-type="string">
            <text:p>tʉtʉre </text:p>
          </table:table-cell>
          <table:table-cell office:value-type="string">
            <text:p>ˈtɨ́tɨ.ɾe E][tɨˈtɨ́.ɾé J </text:p>
          </table:table-cell>
          <table:table-cell office:value-type="string">
            <text:p>v.t. </text:p>
          </table:table-cell>
          <table:table-cell office:value-type="string">
            <text:p>amenazar por rugir (tigre)</text:p>
          </table:table-cell>
          <table:table-cell table:number-columns-repeated="204"/>
        </table:table-row>
        <table:table-row table:style-name="ro2">
          <table:table-cell office:value-type="string">
            <text:p>tʉʉ </text:p>
          </table:table-cell>
          <table:table-cell office:value-type="string">
            <text:p>ˈtɨ́ɨ E][tɨˈɨ́ J </text:p>
          </table:table-cell>
          <table:table-cell office:value-type="string">
            <text:p>pospos. </text:p>
          </table:table-cell>
          <table:table-cell office:value-type="string">
            <text:p>cerca de </text:p>
          </table:table-cell>
          <table:table-cell table:number-columns-repeated="2"/>
          <table:table-cell office:value-type="string">
            <text:p>ntg BARS,91 tʉ ‘near’, 2.21 Spatial relators p.37 no.112; </text:p>
          </table:table-cell>
          <table:table-cell table:number-columns-repeated="201"/>
        </table:table-row>
        <table:table-row table:style-name="ro2">
          <table:table-cell office:value-type="string">
            <text:p>tʉ̃ʉtʉ </text:p>
          </table:table-cell>
          <table:table-cell office:value-type="string">
            <text:p>ˈtɨ̃́ɨ̃́tɨ̃ </text:p>
          </table:table-cell>
          <table:table-cell office:value-type="string">
            <text:p>an. </text:p>
          </table:table-cell>
          <table:table-cell office:value-type="string">
            <text:p>agamí, agamí trompeta </text:p>
          </table:table-cell>
          <table:table-cell office:value-type="string">
            <text:p>Psophia crepitans , </text:p>
          </table:table-cell>
          <table:table-cell table:number-columns-repeated="203"/>
        </table:table-row>
        <table:table-row table:style-name="ro2">
          <table:table-cell office:value-type="string">
            <text:p>Tʉ̃ʉtʉña </text:p>
          </table:table-cell>
          <table:table-cell office:value-type="string">
            <text:p>ˈtɨ̃́ɨ̃́tɨ̃.ɲɑ̃ </text:p>
          </table:table-cell>
          <table:table-cell office:value-type="string">
            <text:p>inan. </text:p>
          </table:table-cell>
          <table:table-cell office:value-type="string">
            <text:p>cañito, afluente del caño |bSonaña|r</text:p>
          </table:table-cell>
          <table:table-cell table:number-columns-repeated="204"/>
        </table:table-row>
        <table:table-row table:style-name="ro2">
          <table:table-cell office:value-type="string">
            <text:p>ucabaare </text:p>
          </table:table-cell>
          <table:table-cell office:value-type="string">
            <text:p>ˈúkɑ.bɑɑ́.ɾé E][uˈkɑ́.bɑ́ɑ.ɾe J </text:p>
          </table:table-cell>
          <table:table-cell office:value-type="string">
            <text:p>v.t. </text:p>
          </table:table-cell>
          <table:table-cell office:value-type="string">
            <text:p>comer una comida con casabe o fariña</text:p>
          </table:table-cell>
          <table:table-cell table:number-columns-repeated="204"/>
        </table:table-row>
        <table:table-row table:style-name="ro2">
          <table:table-cell office:value-type="string">
            <text:p>ucare </text:p>
          </table:table-cell>
          <table:table-cell office:value-type="string">
            <text:p>uˈkɑ́.ɾe </text:p>
          </table:table-cell>
          <table:table-cell office:value-type="string">
            <text:p>v.t. </text:p>
          </table:table-cell>
          <table:table-cell office:value-type="string">
            <text:p>escribir </text:p>
          </table:table-cell>
          <table:table-cell table:number-columns-repeated="2"/>
          <table:table-cell office:value-type="string">
            <text:p>ntg BARS,91 uka ‘to write’, no.127; </text:p>
          </table:table-cell>
          <table:table-cell table:number-columns-repeated="201"/>
        </table:table-row>
        <table:table-row table:style-name="ro2">
          <table:table-cell office:value-type="string">
            <text:p>ucariaro </text:p>
          </table:table-cell>
          <table:table-cell office:value-type="string">
            <text:p>uˈkɑ́.ɾi.ɑ.ɾo E][uˈkɑ́.ɾi.ɑ.ɾo J </text:p>
          </table:table-cell>
          <table:table-cell office:value-type="string">
            <text:p>s.v.inan. </text:p>
          </table:table-cell>
          <table:table-cell office:value-type="string">
            <text:p>máquina de escribir </text:p>
          </table:table-cell>
          <table:table-cell table:number-columns-repeated="204"/>
        </table:table-row>
        <table:table-row table:style-name="ro2">
          <table:table-cell office:value-type="string">
            <text:p>ucariawaca </text:p>
          </table:table-cell>
          <table:table-cell office:value-type="string">
            <text:p>uˈkɑ́.ɾi.ɑ.wɑkɑ́ E][uˈkɑ́.ɾi.ɑ.wɑ́kɑ́ J </text:p>
          </table:table-cell>
          <table:table-cell office:value-type="string">
            <text:p>s.v.inan. </text:p>
          </table:table-cell>
          <table:table-cell office:value-type="string">
            <text:p>lápiz </text:p>
          </table:table-cell>
          <table:table-cell table:number-columns-repeated="204"/>
        </table:table-row>
        <table:table-row table:style-name="ro2">
          <table:table-cell office:value-type="string">
            <text:p>ucaricʉcʉ_yai </text:p>
          </table:table-cell>
          <table:table-cell office:value-type="string">
            <text:p>uˈkɑ́.ɾi.kɨ́.kɨ́.dʒɑ́í E][uˈkɑ́.ɾi.kɨ.kɨ́.dʒɑ́í J </text:p>
          </table:table-cell>
          <table:table-cell office:value-type="string">
            <text:p>an. </text:p>
          </table:table-cell>
          <table:table-cell office:value-type="string">
            <text:p>jaguar </text:p>
          </table:table-cell>
          <table:table-cell/>
          <table:table-cell office:value-type="string">
            <text:p>sc Panthera onca </text:p>
          </table:table-cell>
          <table:table-cell table:number-columns-repeated="202"/>
        </table:table-row>
        <table:table-row table:style-name="ro2">
          <table:table-cell office:value-type="string">
            <text:p>ucaricʉtigʉ yai </text:p>
          </table:table-cell>
          <table:table-cell office:value-type="string">
            <text:p>uˈkɑ́.ɾi.kɨ́tí.gɨ.dʒɑ́i E][úˈkɑ́.ɾi.kɨtí.gɨ.dʒɑ́í J </text:p>
          </table:table-cell>
          <table:table-cell office:value-type="string">
            <text:p>an. </text:p>
          </table:table-cell>
          <table:table-cell office:value-type="string">
            <text:p>jaguar </text:p>
          </table:table-cell>
          <table:table-cell/>
          <table:table-cell office:value-type="string">
            <text:p>sc Panthera onca </text:p>
          </table:table-cell>
          <table:table-cell table:number-columns-repeated="202"/>
        </table:table-row>
        <table:table-row table:style-name="ro2">
          <table:table-cell office:value-type="string">
            <text:p>ucarii </text:p>
          </table:table-cell>
          <table:table-cell office:value-type="string">
            <text:p>uˈkɑ́.ɾi.i E][uˈkɑ́.ɾí.i J </text:p>
          </table:table-cell>
          <table:table-cell office:value-type="string">
            <text:p>s.v.m. </text:p>
          </table:table-cell>
          <table:table-cell office:value-type="string">
            <text:p>dibujo de un ser animado </text:p>
          </table:table-cell>
          <table:table-cell table:number-columns-repeated="204"/>
        </table:table-row>
        <table:table-row table:style-name="ro2">
          <table:table-cell office:value-type="string">
            <text:p>ucatuure </text:p>
          </table:table-cell>
          <table:table-cell office:value-type="string">
            <text:p>uˈkɑ́.túu.ɾe E][uˈkɑ́.túu.ɾe J </text:p>
          </table:table-cell>
          <table:table-cell office:value-type="string">
            <text:p>v.t. </text:p>
          </table:table-cell>
          <table:table-cell office:value-type="string">
            <text:p>escribir </text:p>
          </table:table-cell>
          <table:table-cell table:number-columns-repeated="204"/>
        </table:table-row>
        <table:table-row table:style-name="ro2">
          <table:table-cell office:value-type="string">
            <text:p>ucayaare </text:p>
          </table:table-cell>
          <table:table-cell office:value-type="string">
            <text:p>uˈkɑ́.dʒɑ́ɑ́.ɾe E][uˈkɑ́.dʒɑ́ɑ.ɾe J </text:p>
          </table:table-cell>
          <table:table-cell office:value-type="string">
            <text:p>v.t. </text:p>
          </table:table-cell>
          <table:table-cell office:value-type="string">
            <text:p>curar con medicina</text:p>
          </table:table-cell>
          <table:table-cell table:number-columns-repeated="204"/>
        </table:table-row>
        <table:table-row table:style-name="ro2">
          <table:table-cell office:value-type="string">
            <text:p>ucu </text:p>
          </table:table-cell>
          <table:table-cell office:value-type="string">
            <text:p>uˈkú </text:p>
          </table:table-cell>
          <table:table-cell office:value-type="string">
            <text:p>inan.f.n.esp. </text:p>
          </table:table-cell>
          <table:table-cell office:value-type="string">
            <text:p>guayabas </text:p>
          </table:table-cell>
          <table:table-cell office:value-type="string">
            <text:p>Psidium spp., P. guajava , </text:p>
          </table:table-cell>
          <table:table-cell table:number-columns-repeated="203"/>
        </table:table-row>
        <table:table-row table:style-name="ro2">
          <table:table-cell office:value-type="string">
            <text:p>ucuamʉ </text:p>
          </table:table-cell>
          <table:table-cell office:value-type="string">
            <text:p>uˈkúɑ.mɨ̃ </text:p>
          </table:table-cell>
          <table:table-cell office:value-type="string">
            <text:p>an. </text:p>
          </table:table-cell>
          <table:table-cell office:value-type="string">
            <text:p>mico de noche </text:p>
          </table:table-cell>
          <table:table-cell/>
          <table:table-cell office:value-type="string">
            <text:p>sc Aotus vociferans. </text:p>
          </table:table-cell>
          <table:table-cell table:number-columns-repeated="202"/>
        </table:table-row>
        <table:table-row table:style-name="ro2">
          <table:table-cell office:value-type="string">
            <text:p>ucuʉ </text:p>
          </table:table-cell>
          <table:table-cell office:value-type="string">
            <text:p>uˈkú.ɨ́ </text:p>
          </table:table-cell>
          <table:table-cell office:value-type="string">
            <text:p>inan. </text:p>
          </table:table-cell>
          <table:table-cell office:value-type="string">
            <text:p>guayabo </text:p>
          </table:table-cell>
          <table:table-cell table:number-columns-repeated="204"/>
        </table:table-row>
        <table:table-row table:style-name="ro2">
          <table:table-cell office:value-type="string">
            <text:p>udire </text:p>
          </table:table-cell>
          <table:table-cell office:value-type="string">
            <text:p>ˈúdi.ɾe E][uˈdí.ɾé J </text:p>
          </table:table-cell>
          <table:table-cell office:value-type="string">
            <text:p>v.t. </text:p>
          </table:table-cell>
          <table:table-cell office:value-type="string">
            <text:p>inhalar </text:p>
          </table:table-cell>
          <table:table-cell table:number-columns-repeated="204"/>
        </table:table-row>
        <table:table-row table:style-name="ro2">
          <table:table-cell office:value-type="string">
            <text:p>uditaa </text:p>
          </table:table-cell>
          <table:table-cell office:value-type="string">
            <text:p>údi.ˈtɑɑ E][uˈdí.tɑ́ɑ J </text:p>
          </table:table-cell>
          <table:table-cell office:value-type="string">
            <text:p>inan.f.n.esp. </text:p>
          </table:table-cell>
          <table:table-cell office:value-type="string">
            <text:p>bigotes del gato </text:p>
          </table:table-cell>
          <table:table-cell table:number-columns-repeated="204"/>
        </table:table-row>
        <table:table-row table:style-name="ro2">
          <table:table-cell office:value-type="string">
            <text:p>uga </text:p>
          </table:table-cell>
          <table:table-cell office:value-type="string">
            <text:p>uˈgɑ́ </text:p>
          </table:table-cell>
          <table:table-cell office:value-type="string">
            <text:p>inan.f.n.esp. </text:p>
          </table:table-cell>
          <table:table-cell office:value-type="string">
            <text:p>plumas blancas </text:p>
          </table:table-cell>
          <table:table-cell table:number-columns-repeated="204"/>
        </table:table-row>
        <table:table-row table:style-name="ro2">
          <table:table-cell office:value-type="string">
            <text:p>ugaro </text:p>
          </table:table-cell>
          <table:table-cell office:value-type="string">
            <text:p>uˈgɑ́.ɾo </text:p>
          </table:table-cell>
          <table:table-cell office:value-type="string">
            <text:p>inan. </text:p>
          </table:table-cell>
          <table:table-cell office:value-type="string">
            <text:p>soporte para las plumas de la danza (las plumas de la garza y el tucán fijado a un tallo de la planta del banano) </text:p>
          </table:table-cell>
          <table:table-cell table:number-columns-repeated="204"/>
        </table:table-row>
        <table:table-row table:style-name="ro1">
          <table:table-cell office:value-type="string">
            <text:p>ugue </text:p>
          </table:table-cell>
          <table:table-cell office:value-type="string">
            <text:p>uˈgéé </text:p>
          </table:table-cell>
          <table:table-cell office:value-type="string">
            <text:p>interj. </text:p>
          </table:table-cell>
          <table:table-cell office:value-type="string">
            <text:p>¡oh! </text:p>
          </table:table-cell>
          <table:table-cell/>
          <table:table-cell office:value-type="string">
            <text:p>va ugui , ph uˈgí , </text:p>
          </table:table-cell>
          <table:table-cell table:number-columns-repeated="202"/>
        </table:table-row>
        <table:table-row table:style-name="ro2">
          <table:table-cell office:value-type="string">
            <text:p>ugʉ </text:p>
          </table:table-cell>
          <table:table-cell office:value-type="string">
            <text:p>uˈgɨ́ </text:p>
          </table:table-cell>
          <table:table-cell office:value-type="string">
            <text:p>an. </text:p>
          </table:table-cell>
          <table:table-cell office:value-type="string">
            <text:p>aullador o aullidor colorado </text:p>
          </table:table-cell>
          <table:table-cell table:number-columns-repeated="204"/>
        </table:table-row>
        <table:table-row table:style-name="ro2">
          <table:table-cell office:value-type="string">
            <text:p>ũgʉ̃, ũgõ </text:p>
          </table:table-cell>
          <table:table-cell office:value-type="string">
            <text:p>ṹ.ˈŋɨ̃ E][ˈṹ.ŋɨ̃́ J </text:p>
          </table:table-cell>
          <table:table-cell office:value-type="string">
            <text:p>s.v.m., f. </text:p>
          </table:table-cell>
          <table:table-cell office:value-type="string">
            <text:p>como él, como ella; </text:p>
          </table:table-cell>
          <table:table-cell table:number-columns-repeated="204"/>
        </table:table-row>
        <table:table-row table:style-name="ro2">
          <table:table-cell office:value-type="string">
            <text:p>uju </text:p>
          </table:table-cell>
          <table:table-cell office:value-type="string">
            <text:p>uˈhú </text:p>
          </table:table-cell>
          <table:table-cell office:value-type="string">
            <text:p>an. </text:p>
          </table:table-cell>
          <table:table-cell office:value-type="string">
            <text:p>pez palometa </text:p>
          </table:table-cell>
          <table:table-cell office:value-type="string">
            <text:p>Molopus spp. , </text:p>
          </table:table-cell>
          <table:table-cell table:number-columns-repeated="203"/>
        </table:table-row>
        <table:table-row table:style-name="ro2">
          <table:table-cell office:value-type="string">
            <text:p>uju_mene </text:p>
          </table:table-cell>
          <table:table-cell office:value-type="string">
            <text:p>uˈhú.mẽ́nẽ́ </text:p>
          </table:table-cell>
          <table:table-cell office:value-type="string">
            <text:p>inan.f.n.esp. </text:p>
          </table:table-cell>
          <table:table-cell office:value-type="string">
            <text:p>fruta de tabebuia y tectona (que se encuentra en las orillas del río) </text:p>
          </table:table-cell>
          <table:table-cell office:value-type="string">
            <text:p>Tabebuia spp. </text:p>
          </table:table-cell>
          <table:table-cell table:number-columns-repeated="203"/>
        </table:table-row>
        <table:table-row table:style-name="ro2">
          <table:table-cell office:value-type="string">
            <text:p>uju_meneʉ </text:p>
          </table:table-cell>
          <table:table-cell office:value-type="string">
            <text:p>uˈhú.mẽ́nẽ́.ɨ̃́ </text:p>
          </table:table-cell>
          <table:table-cell office:value-type="string">
            <text:p>inan. </text:p>
          </table:table-cell>
          <table:table-cell office:value-type="string">
            <text:p>arbusto de tabebuia y tectona </text:p>
          </table:table-cell>
          <table:table-cell table:number-columns-repeated="204"/>
        </table:table-row>
        <table:table-row table:style-name="ro2">
          <table:table-cell office:value-type="string">
            <text:p>ũjubʉcʉare </text:p>
          </table:table-cell>
          <table:table-cell office:value-type="string">
            <text:p>ṹhṹ.bɨˈkɨ́ɑ́.ɾé E][ũˈhṹ.bɨkɨ́ɑ́.ɾé J </text:p>
          </table:table-cell>
          <table:table-cell office:value-type="string">
            <text:p>v.i. </text:p>
          </table:table-cell>
          <table:table-cell office:value-type="string">
            <text:p>crecer por mamar</text:p>
          </table:table-cell>
          <table:table-cell table:number-columns-repeated="204"/>
        </table:table-row>
        <table:table-row table:style-name="ro2">
          <table:table-cell office:value-type="string">
            <text:p>ũjuore </text:p>
          </table:table-cell>
          <table:table-cell office:value-type="string">
            <text:p>ˈṹhũ.õ.ɾẽ E][ũˈhṹ.ṍ.ɾẽ́ J </text:p>
          </table:table-cell>
          <table:table-cell office:value-type="string">
            <text:p>v.caus. </text:p>
          </table:table-cell>
          <table:table-cell office:value-type="string">
            <text:p>dar pecho a </text:p>
          </table:table-cell>
          <table:table-cell table:number-columns-repeated="204"/>
        </table:table-row>
        <table:table-row table:style-name="ro2">
          <table:table-cell office:value-type="string">
            <text:p>ũjure </text:p>
          </table:table-cell>
          <table:table-cell office:value-type="string">
            <text:p>ˈṹhũ.ɾẽ E][ũˈhṹ.ɾẽ́ J </text:p>
          </table:table-cell>
          <table:table-cell office:value-type="string">
            <text:p>v.t. </text:p>
          </table:table-cell>
          <table:table-cell office:value-type="string">
            <text:p>mamar </text:p>
          </table:table-cell>
          <table:table-cell table:number-columns-repeated="2"/>
          <table:table-cell office:value-type="string">
            <text:p>lf caus. </text:p>
          </table:table-cell>
          <table:table-cell table:number-columns-repeated="201"/>
        </table:table-row>
        <table:table-row table:style-name="ro2">
          <table:table-cell office:value-type="string">
            <text:p>ũjureare </text:p>
          </table:table-cell>
          <table:table-cell office:value-type="string">
            <text:p>ˈṹhũ.ɾéɑ́.ɾe E][ũhṹ.ˈɾéɑ.ɾe J </text:p>
          </table:table-cell>
          <table:table-cell office:value-type="string">
            <text:p>v.t.pl. </text:p>
          </table:table-cell>
          <table:table-cell office:value-type="string">
            <text:p>chupar y escupir de la mordedura de culebra</text:p>
          </table:table-cell>
          <table:table-cell table:number-columns-repeated="204"/>
        </table:table-row>
        <table:table-row table:style-name="ro2">
          <table:table-cell office:value-type="string">
            <text:p>ũma </text:p>
          </table:table-cell>
          <table:table-cell office:value-type="string">
            <text:p>ṹˈmɑ̃́ </text:p>
          </table:table-cell>
          <table:table-cell office:value-type="string">
            <text:p>an.s.plural </text:p>
          </table:table-cell>
          <table:table-cell office:value-type="string">
            <text:p>ranas |bũma|r (especie comestible) </text:p>
          </table:table-cell>
          <table:table-cell table:number-columns-repeated="204"/>
        </table:table-row>
        <table:table-row table:style-name="ro1">
          <table:table-cell office:value-type="string">
            <text:p>ũmá </text:p>
          </table:table-cell>
          <table:table-cell office:value-type="string">
            <text:p>ũˈmɑ̃́ </text:p>
          </table:table-cell>
          <table:table-cell office:value-type="string">
            <text:p>interj. </text:p>
          </table:table-cell>
          <table:table-cell office:value-type="string">
            <text:p>¡tenga! </text:p>
          </table:table-cell>
          <table:table-cell table:number-columns-repeated="2"/>
          <table:table-cell office:value-type="string">
            <text:p>ntg BARS,91 p39 2.27 - 2.30 Interjections, 2.27 Imperative; </text:p>
          </table:table-cell>
          <table:table-cell table:number-columns-repeated="201"/>
        </table:table-row>
        <table:table-row table:style-name="ro2">
          <table:table-cell office:value-type="string">
            <text:p>ũma_cũmuro </text:p>
          </table:table-cell>
          <table:table-cell office:value-type="string">
            <text:p>ṹˈmɑ̃́.kṹmṹɾõ </text:p>
          </table:table-cell>
          <table:table-cell office:value-type="string">
            <text:p>an. </text:p>
          </table:table-cell>
          <table:table-cell office:value-type="string">
            <text:p>especie de charapa (tortuga acuática) </text:p>
          </table:table-cell>
          <table:table-cell/>
          <table:table-cell office:value-type="string">
            <text:p>sc Podocnemis spp. </text:p>
          </table:table-cell>
          <table:table-cell table:number-columns-repeated="202"/>
        </table:table-row>
        <table:table-row table:style-name="ro2">
          <table:table-cell office:value-type="string">
            <text:p>ũma_ñarã </text:p>
          </table:table-cell>
          <table:table-cell office:value-type="string">
            <text:p>ṹˈmɑ̃́.ɲɑ̃́.ɾɑ̃́ </text:p>
          </table:table-cell>
          <table:table-cell office:value-type="string">
            <text:p>an.s.plural </text:p>
          </table:table-cell>
          <table:table-cell office:value-type="string">
            <text:p>grupo étnico entre los barasanas </text:p>
          </table:table-cell>
          <table:table-cell table:number-columns-repeated="204"/>
        </table:table-row>
        <table:table-row table:style-name="ro2">
          <table:table-cell office:value-type="string">
            <text:p>ṹmaejore </text:p>
          </table:table-cell>
          <table:table-cell office:value-type="string">
            <text:p>ṹˈmɑ̃.éh.o.ɾe E][ũˈmɑ̃́.éh.o.ɾe J </text:p>
          </table:table-cell>
          <table:table-cell office:value-type="string">
            <text:p>v.t. </text:p>
          </table:table-cell>
          <table:table-cell office:value-type="string">
            <text:p>cargar algo y dejarlo al destino</text:p>
          </table:table-cell>
          <table:table-cell table:number-columns-repeated="204"/>
        </table:table-row>
        <table:table-row table:style-name="ro2">
          <table:table-cell office:value-type="string">
            <text:p>ũmaguẽro </text:p>
          </table:table-cell>
          <table:table-cell office:value-type="string">
            <text:p>ˈṹmɑ̃́.ŋẽ́ẽ́ɾõ </text:p>
          </table:table-cell>
          <table:table-cell office:value-type="string">
            <text:p>an. </text:p>
          </table:table-cell>
          <table:table-cell office:value-type="string">
            <text:p>rana de Bokermann (especie no comestible) </text:p>
          </table:table-cell>
          <table:table-cell/>
          <table:table-cell office:value-type="string">
            <text:p>sc Hyla cf. bokermanni</text:p>
          </table:table-cell>
          <table:table-cell table:number-columns-repeated="202"/>
        </table:table-row>
        <table:table-row table:style-name="ro2">
          <table:table-cell office:value-type="string">
            <text:p>ṹmajẽore </text:p>
          </table:table-cell>
          <table:table-cell office:value-type="string">
            <text:p>ṹmɑ̃.ˈhẽ́.ṍ.ɾẽ E][ũmɑ̃́.ˈhẽ́.õ.ɾẽ J </text:p>
          </table:table-cell>
          <table:table-cell office:value-type="string">
            <text:p>v.t. </text:p>
          </table:table-cell>
          <table:table-cell office:value-type="string">
            <text:p>cargar por la espalda y cruzar por un puente</text:p>
          </table:table-cell>
          <table:table-cell table:number-columns-repeated="204"/>
        </table:table-row>
        <table:table-row table:style-name="ro2">
          <table:table-cell office:value-type="string">
            <text:p>ũmañicʉ, ũmañico </text:p>
          </table:table-cell>
          <table:table-cell office:value-type="string">
            <text:p>ˈṹmɑ̃́ɲĩ́k.ɨ̃́ </text:p>
          </table:table-cell>
          <table:table-cell office:value-type="string">
            <text:p>m., f. </text:p>
          </table:table-cell>
          <table:table-cell office:value-type="string">
            <text:p>suegro, suegra </text:p>
          </table:table-cell>
          <table:table-cell table:number-columns-repeated="2"/>
          <table:table-cell office:value-type="string">
            <text:p>ng no hay término para ‘los suegros’. Especifican |bũmañicʉ|r, y |bũmañico|r cuando quieren hablar de ambos. </text:p>
          </table:table-cell>
          <table:table-cell table:number-columns-repeated="201"/>
        </table:table-row>
        <table:table-row table:style-name="ro2">
          <table:table-cell office:value-type="string">
            <text:p>ũmare </text:p>
          </table:table-cell>
          <table:table-cell office:value-type="string">
            <text:p>ṹˈmɑ̃.ɾẽ E][ˈṹmɑ̃́.ɾẽ́ J </text:p>
          </table:table-cell>
          <table:table-cell office:value-type="string">
            <text:p>v.i. </text:p>
          </table:table-cell>
          <table:table-cell office:value-type="string">
            <text:p>correr </text:p>
          </table:table-cell>
          <table:table-cell table:number-columns-repeated="2"/>
          <table:table-cell office:value-type="string">
            <text:p>ntg BARS,91 ũba ‘to run’, p30;</text:p>
          </table:table-cell>
          <table:table-cell table:number-columns-repeated="201"/>
        </table:table-row>
        <table:table-row table:style-name="ro2">
          <table:table-cell office:value-type="string">
            <text:p>ṹmare </text:p>
          </table:table-cell>
          <table:table-cell office:value-type="string">
            <text:p>ˈṹmɑ̃.ɾẽ E][ũˈmɑ̃́.ɾẽ́ J </text:p>
          </table:table-cell>
          <table:table-cell office:value-type="string">
            <text:p>v.t. </text:p>
          </table:table-cell>
          <table:table-cell office:value-type="string">
            <text:p>cargar por la espalda (con una correa o cinturón que pasa por la frente)</text:p>
          </table:table-cell>
          <table:table-cell table:number-columns-repeated="204"/>
        </table:table-row>
        <table:table-row table:style-name="ro2">
          <table:table-cell office:value-type="string">
            <text:p>ũmaria </text:p>
          </table:table-cell>
          <table:table-cell office:value-type="string">
            <text:p>ṹˈmɑ̃ɾíɑ́ </text:p>
          </table:table-cell>
          <table:table-cell office:value-type="string">
            <text:p>inan.f.n.esp. </text:p>
          </table:table-cell>
          <table:table-cell office:value-type="string">
            <text:p>pepas que se pegan a la ropa </text:p>
          </table:table-cell>
          <table:table-cell table:number-columns-repeated="204"/>
        </table:table-row>
        <table:table-row table:style-name="ro2">
          <table:table-cell office:value-type="string">
            <text:p>ũmariajotia </text:p>
          </table:table-cell>
          <table:table-cell office:value-type="string">
            <text:p>ṹˈmɑ̃.ɾi.ɑ.hótíɑ́ E][ũˈmɑ̃́.ɾí.ɑ.hótíɑ J </text:p>
          </table:table-cell>
          <table:table-cell office:value-type="string">
            <text:p>s.v.inan. </text:p>
          </table:table-cell>
          <table:table-cell office:value-type="string">
            <text:p>prenda de plumas para la danza que se cuelga de la cabeza hacia la espalda (hecha de plumas, pelo de ardilla, hueso del tigre, caracoles, etc. atados a un corte de tallo de plátano enrollado con cáscara del árbol |bãga yuruʉ|r) </text:p>
          </table:table-cell>
          <table:table-cell table:number-columns-repeated="204"/>
        </table:table-row>
        <table:table-row table:style-name="ro2">
          <table:table-cell office:value-type="string">
            <text:p>ũmariayasi </text:p>
          </table:table-cell>
          <table:table-cell office:value-type="string">
            <text:p>ṹmɑ̃.ɾi.ɑ́.ˈdʒɑ́sí E][ũmɑ̃́.ˈɾí.ɑ.dʒɑ́sí J </text:p>
          </table:table-cell>
          <table:table-cell office:value-type="string">
            <text:p>s.v.inan. </text:p>
          </table:table-cell>
          <table:table-cell office:value-type="string">
            <text:p>pelo enrollado del mono chucuto (que se cuelga de la prenda de la danza) </text:p>
          </table:table-cell>
          <table:table-cell table:number-columns-repeated="204"/>
        </table:table-row>
        <table:table-row table:style-name="ro2">
          <table:table-cell office:value-type="string">
            <text:p>ũmaribedo </text:p>
          </table:table-cell>
          <table:table-cell office:value-type="string">
            <text:p>ṹˈmɑ̃́.ɾĩ.bedó E][ṹˈmɑ̃́.ɾĩ́.bédo J </text:p>
          </table:table-cell>
          <table:table-cell office:value-type="string">
            <text:p>s.v.inan. </text:p>
          </table:table-cell>
          <table:table-cell office:value-type="string">
            <text:p>bicicleta </text:p>
          </table:table-cell>
          <table:table-cell table:number-columns-repeated="204"/>
        </table:table-row>
        <table:table-row table:style-name="ro2">
          <table:table-cell office:value-type="string">
            <text:p>ũmarica </text:p>
          </table:table-cell>
          <table:table-cell office:value-type="string">
            <text:p>ṹˈmɑ̃́.ɾĩ.kɑ̃́ E][ṹˈmɑ̃́.ɾĩ́.kɑ̃ J </text:p>
          </table:table-cell>
          <table:table-cell office:value-type="string">
            <text:p>s.v.inan. </text:p>
          </table:table-cell>
          <table:table-cell office:value-type="string">
            <text:p>carro </text:p>
          </table:table-cell>
          <table:table-cell table:number-columns-repeated="204"/>
        </table:table-row>
        <table:table-row table:style-name="ro1">
          <table:table-cell office:value-type="string">
            <text:p>ũmase </text:p>
          </table:table-cell>
          <table:table-cell/>
          <table:table-cell office:value-type="string">
            <text:p>s.v.inan.f.n.esp. </text:p>
          </table:table-cell>
          <table:table-cell office:value-type="string">
            <text:p>vehículos </text:p>
          </table:table-cell>
          <table:table-cell table:number-columns-repeated="204"/>
        </table:table-row>
        <table:table-row table:style-name="ro2">
          <table:table-cell office:value-type="string">
            <text:p>ũmasʉyare </text:p>
          </table:table-cell>
          <table:table-cell office:value-type="string">
            <text:p>ṹmɑ̃́.sɨ́ˈdʒɑ́.ɾé E][ṹˈmɑ̃́.sɨ́dʒɑ.ɾe J </text:p>
          </table:table-cell>
          <table:table-cell office:value-type="string">
            <text:p>v.t. </text:p>
          </table:table-cell>
          <table:table-cell office:value-type="string">
            <text:p>perseguir corriendo</text:p>
          </table:table-cell>
          <table:table-cell table:number-columns-repeated="204"/>
        </table:table-row>
        <table:table-row table:style-name="ro2">
          <table:table-cell office:value-type="string">
            <text:p>ũmato_ñaare </text:p>
          </table:table-cell>
          <table:table-cell office:value-type="string">
            <text:p>ṹˈmɑ̃tõ.ɲɑ̃́ɑ̃́.ɾẽ́ E][ũˈmɑ̃́tõ.ɲɑ̃́ɑ̃́.ɾẽ́ J </text:p>
          </table:table-cell>
          <table:table-cell office:value-type="string">
            <text:p>v.i. </text:p>
          </table:table-cell>
          <table:table-cell office:value-type="string">
            <text:p>ser el líder</text:p>
          </table:table-cell>
          <table:table-cell table:number-columns-repeated="204"/>
        </table:table-row>
        <table:table-row table:style-name="ro2">
          <table:table-cell office:value-type="string">
            <text:p>ũmato_waare </text:p>
          </table:table-cell>
          <table:table-cell/>
          <table:table-cell office:value-type="string">
            <text:p>v.t. </text:p>
          </table:table-cell>
          <table:table-cell office:value-type="string">
            <text:p>guiar</text:p>
          </table:table-cell>
          <table:table-cell table:number-columns-repeated="204"/>
        </table:table-row>
        <table:table-row table:style-name="ro2">
          <table:table-cell office:value-type="string">
            <text:p>ũmato_wauwase </text:p>
          </table:table-cell>
          <table:table-cell office:value-type="string">
            <text:p>ṹmɑ̃tõ.wɑ́úˈwɑ́.se E][ũˈmɑ̃́to.wɑ́úwɑ́.sé J </text:p>
          </table:table-cell>
          <table:table-cell office:value-type="string">
            <text:p>v.i. </text:p>
          </table:table-cell>
          <table:table-cell office:value-type="string">
            <text:p>hacer pan crecer, aumentar el volumen (hecho por la levadura)</text:p>
          </table:table-cell>
          <table:table-cell table:number-columns-repeated="204"/>
        </table:table-row>
        <table:table-row table:style-name="ro2">
          <table:table-cell office:value-type="string">
            <text:p>ũmato_yire </text:p>
          </table:table-cell>
          <table:table-cell office:value-type="string">
            <text:p>ṹmɑ̃to.dʒí.ˈɾé E][ũˈmɑ̃́to.dʒí.ɾé J </text:p>
          </table:table-cell>
          <table:table-cell office:value-type="string">
            <text:p>v.t. </text:p>
          </table:table-cell>
          <table:table-cell office:value-type="string">
            <text:p>dirigir </text:p>
          </table:table-cell>
          <table:table-cell table:number-columns-repeated="2"/>
          <table:table-cell office:value-type="string">
            <text:p>ntg BARS,91 ũbato ‘lead’ no.195;</text:p>
          </table:table-cell>
          <table:table-cell table:number-columns-repeated="201"/>
        </table:table-row>
        <table:table-row table:style-name="ro2">
          <table:table-cell office:value-type="string">
            <text:p>ũmayuuse </text:p>
          </table:table-cell>
          <table:table-cell office:value-type="string">
            <text:p>ṹmɑ̃.ˈdʒúú.se E][ũmɑ̃́.ˈdʒúu.se J </text:p>
          </table:table-cell>
          <table:table-cell office:value-type="string">
            <text:p>v.i. </text:p>
          </table:table-cell>
          <table:table-cell office:value-type="string">
            <text:p>correr (caño, río)</text:p>
          </table:table-cell>
          <table:table-cell table:number-columns-repeated="204"/>
        </table:table-row>
        <table:table-row table:style-name="ro2">
          <table:table-cell office:value-type="string">
            <text:p>ũmu </text:p>
          </table:table-cell>
          <table:table-cell office:value-type="string">
            <text:p>ˈṹmũ </text:p>
          </table:table-cell>
          <table:table-cell office:value-type="string">
            <text:p>an. </text:p>
          </table:table-cell>
          <table:table-cell office:value-type="string">
            <text:p>mochilero </text:p>
          </table:table-cell>
          <table:table-cell table:number-columns-repeated="204"/>
        </table:table-row>
        <table:table-row table:style-name="ro2">
          <table:table-cell office:value-type="string">
            <text:p>ũmu_gasero </text:p>
          </table:table-cell>
          <table:table-cell office:value-type="string">
            <text:p>ṹmũ.ˈgɑ́seɾo E][ˈṹmũ.gɑ́séɾó J </text:p>
          </table:table-cell>
          <table:table-cell office:value-type="string">
            <text:p>an. </text:p>
          </table:table-cell>
          <table:table-cell office:value-type="string">
            <text:p>especie de cucaracha (que se encuentra en la chagra y en las cáscaras de los palos secos)</text:p>
          </table:table-cell>
          <table:table-cell table:number-columns-repeated="204"/>
        </table:table-row>
        <table:table-row table:style-name="ro2">
          <table:table-cell office:value-type="string">
            <text:p>Ũmuña </text:p>
          </table:table-cell>
          <table:table-cell office:value-type="string">
            <text:p>ũˈmṹ.ɲɑ̃ </text:p>
          </table:table-cell>
          <table:table-cell office:value-type="string">
            <text:p>inan. </text:p>
          </table:table-cell>
          <table:table-cell office:value-type="string">
            <text:p>caño, afluente del río Pirá-Paraná (debajo de Piedra |bÑii|r y arriba de |bNaju goje|r cerca de |bCõmeña|r)</text:p>
          </table:table-cell>
          <table:table-cell table:number-columns-repeated="204"/>
        </table:table-row>
        <table:table-row table:style-name="ro2">
          <table:table-cell office:value-type="string">
            <text:p>ũno </text:p>
          </table:table-cell>
          <table:table-cell office:value-type="string">
            <text:p>ɑˈdí.ɑ́.sé.ṹ.ˈnõ E][ɑˈdí.ɑ́.sé.ˈṹ.nṍ J </text:p>
          </table:table-cell>
          <table:table-cell office:value-type="string">
            <text:p>pron.inan. </text:p>
          </table:table-cell>
          <table:table-cell office:value-type="string">
            <text:p>como éste, ése; ésta, ésa; esto; </text:p>
          </table:table-cell>
          <table:table-cell table:number-columns-repeated="204"/>
        </table:table-row>
        <table:table-row table:style-name="ro2">
          <table:table-cell office:value-type="string">
            <text:p>ũñu </text:p>
          </table:table-cell>
          <table:table-cell office:value-type="string">
            <text:p>ˈṹɲṹ </text:p>
          </table:table-cell>
          <table:table-cell office:value-type="string">
            <text:p>inan.f.n.esp. </text:p>
          </table:table-cell>
          <table:table-cell office:value-type="string">
            <text:p>aguacates </text:p>
          </table:table-cell>
          <table:table-cell office:value-type="string">
            <text:p>Persea gratissima (Gaerthner) (sin.) Laurus indica (Siebmann, L. Persea L, P. americana (Miller), P. praecox (Poep.) , </text:p>
          </table:table-cell>
          <table:table-cell table:number-columns-repeated="203"/>
        </table:table-row>
        <table:table-row table:style-name="ro2">
          <table:table-cell office:value-type="string">
            <text:p>ṹñu </text:p>
          </table:table-cell>
          <table:table-cell office:value-type="string">
            <text:p>ˈṹɲũ </text:p>
          </table:table-cell>
          <table:table-cell office:value-type="string">
            <text:p>an. </text:p>
          </table:table-cell>
          <table:table-cell office:value-type="string">
            <text:p>agua dulce (|ireg.|r) </text:p>
          </table:table-cell>
          <table:table-cell table:number-columns-repeated="204"/>
        </table:table-row>
        <table:table-row table:style-name="ro2">
          <table:table-cell office:value-type="string">
            <text:p>ũñu_ãña </text:p>
          </table:table-cell>
          <table:table-cell office:value-type="string">
            <text:p>ṹˈɲũ.ɑ̃́ɲɑ̃́ </text:p>
          </table:table-cell>
          <table:table-cell office:value-type="string">
            <text:p>an. </text:p>
          </table:table-cell>
          <table:table-cell office:value-type="string">
            <text:p>especie de culebra cazadora (comestible) </text:p>
          </table:table-cell>
          <table:table-cell table:number-columns-repeated="204"/>
        </table:table-row>
        <table:table-row table:style-name="ro1">
          <table:table-cell office:value-type="string">
            <text:p>ũñuʉ </text:p>
          </table:table-cell>
          <table:table-cell office:value-type="string">
            <text:p>ṹˈɲṹ.ɨ̃́ </text:p>
          </table:table-cell>
          <table:table-cell office:value-type="string">
            <text:p>inan. </text:p>
          </table:table-cell>
          <table:table-cell office:value-type="string">
            <text:p>árbol de aguacate </text:p>
          </table:table-cell>
          <table:table-cell table:number-columns-repeated="204"/>
        </table:table-row>
        <table:table-row table:style-name="ro2">
          <table:table-cell office:value-type="string">
            <text:p>Uo </text:p>
          </table:table-cell>
          <table:table-cell office:value-type="string">
            <text:p>uˈó </text:p>
          </table:table-cell>
          <table:table-cell office:value-type="string">
            <text:p>f. </text:p>
          </table:table-cell>
          <table:table-cell office:value-type="string">
            <text:p>piedra que representa la primera mujer, ascendiente, antepasada</text:p>
          </table:table-cell>
          <table:table-cell table:number-columns-repeated="204"/>
        </table:table-row>
        <table:table-row table:style-name="ro2">
          <table:table-cell office:value-type="string">
            <text:p>ũquere </text:p>
          </table:table-cell>
          <table:table-cell office:value-type="string">
            <text:p>ṹˈkẽ́.ɾẽ </text:p>
          </table:table-cell>
          <table:table-cell office:value-type="string">
            <text:p>v.t. </text:p>
          </table:table-cell>
          <table:table-cell office:value-type="string">
            <text:p>calentar fruta hasta que se ablande </text:p>
          </table:table-cell>
          <table:table-cell table:number-columns-repeated="204"/>
        </table:table-row>
        <table:table-row table:style-name="ro2">
          <table:table-cell office:value-type="string">
            <text:p>uria </text:p>
          </table:table-cell>
          <table:table-cell office:value-type="string">
            <text:p>ˈúɾi.ɑ </text:p>
          </table:table-cell>
          <table:table-cell office:value-type="string">
            <text:p>inan. </text:p>
          </table:table-cell>
          <table:table-cell office:value-type="string">
            <text:p>corneta de barro </text:p>
          </table:table-cell>
          <table:table-cell table:number-columns-repeated="204"/>
        </table:table-row>
        <table:table-row table:style-name="ro2">
          <table:table-cell office:value-type="string">
            <text:p>uriro </text:p>
          </table:table-cell>
          <table:table-cell office:value-type="string">
            <text:p>ˈúɾi.ɾo </text:p>
          </table:table-cell>
          <table:table-cell office:value-type="string">
            <text:p>inan. </text:p>
          </table:table-cell>
          <table:table-cell office:value-type="string">
            <text:p>corneta de barro (más larga que la corneta |buria|r) </text:p>
          </table:table-cell>
          <table:table-cell table:number-columns-repeated="204"/>
        </table:table-row>
        <table:table-row table:style-name="ro2">
          <table:table-cell office:value-type="string">
            <text:p>usaca </text:p>
          </table:table-cell>
          <table:table-cell office:value-type="string">
            <text:p>uˈsɑ́kɑ́ </text:p>
          </table:table-cell>
          <table:table-cell office:value-type="string">
            <text:p>an. </text:p>
          </table:table-cell>
          <table:table-cell office:value-type="string">
            <text:p>barbudito (especie de pez siluro comestible con manchas por la espalda y espinas que chuzan, como diez cm. de largo) </text:p>
          </table:table-cell>
          <table:table-cell/>
          <table:table-cell office:value-type="string">
            <text:p>sc Cetopsorhamdia sp. </text:p>
          </table:table-cell>
          <table:table-cell table:number-columns-repeated="202"/>
        </table:table-row>
        <table:table-row table:style-name="ro2">
          <table:table-cell office:value-type="string">
            <text:p>usacajotaʉ </text:p>
          </table:table-cell>
          <table:table-cell office:value-type="string">
            <text:p>úsɑ́ˈkɑ́.hótɑ́.ɨ́ </text:p>
          </table:table-cell>
          <table:table-cell office:value-type="string">
            <text:p>inan. </text:p>
          </table:table-cell>
          <table:table-cell office:value-type="string">
            <text:p>especie de mata espinosa (utilizada para aliviar el dolor)</text:p>
          </table:table-cell>
          <table:table-cell table:number-columns-repeated="204"/>
        </table:table-row>
        <table:table-row table:style-name="ro2">
          <table:table-cell office:value-type="string">
            <text:p>usare </text:p>
          </table:table-cell>
          <table:table-cell office:value-type="string">
            <text:p>ˈúsɑ.ɾe E][uˈsɑ́.ɾé J </text:p>
          </table:table-cell>
          <table:table-cell office:value-type="string">
            <text:p>v.t. </text:p>
          </table:table-cell>
          <table:table-cell office:value-type="string">
            <text:p>hacer casabe</text:p>
          </table:table-cell>
          <table:table-cell table:number-columns-repeated="204"/>
        </table:table-row>
        <table:table-row table:style-name="ro2">
          <table:table-cell office:value-type="string">
            <text:p>usica </text:p>
          </table:table-cell>
          <table:table-cell office:value-type="string">
            <text:p>uˈsíkɑ </text:p>
          </table:table-cell>
          <table:table-cell office:value-type="string">
            <text:p>an.s.plural </text:p>
          </table:table-cell>
          <table:table-cell office:value-type="string">
            <text:p>arenillas </text:p>
          </table:table-cell>
          <table:table-cell table:number-columns-repeated="204"/>
        </table:table-row>
        <table:table-row table:style-name="ro2">
          <table:table-cell office:value-type="string">
            <text:p>usure </text:p>
          </table:table-cell>
          <table:table-cell office:value-type="string">
            <text:p>ˈúsu.ɾe E][uˈsú.ɾé J </text:p>
          </table:table-cell>
          <table:table-cell office:value-type="string">
            <text:p>v.t. </text:p>
          </table:table-cell>
          <table:table-cell office:value-type="string">
            <text:p>besar</text:p>
          </table:table-cell>
          <table:table-cell table:number-columns-repeated="204"/>
        </table:table-row>
        <table:table-row table:style-name="ro2">
          <table:table-cell office:value-type="string">
            <text:p>utia </text:p>
          </table:table-cell>
          <table:table-cell office:value-type="string">
            <text:p>úˈtíɑ </text:p>
          </table:table-cell>
          <table:table-cell office:value-type="string">
            <text:p>an.s.plural </text:p>
          </table:table-cell>
          <table:table-cell office:value-type="string">
            <text:p>avispas </text:p>
          </table:table-cell>
          <table:table-cell table:number-columns-repeated="204"/>
        </table:table-row>
        <table:table-row table:style-name="ro2">
          <table:table-cell office:value-type="string">
            <text:p>utu </text:p>
          </table:table-cell>
          <table:table-cell office:value-type="string">
            <text:p>úˈtú </text:p>
          </table:table-cell>
          <table:table-cell office:value-type="string">
            <text:p>an. </text:p>
          </table:table-cell>
          <table:table-cell office:value-type="string">
            <text:p>pájaro barranquero coronado </text:p>
          </table:table-cell>
          <table:table-cell/>
          <table:table-cell office:value-type="string">
            <text:p>sc Momotus momota</text:p>
          </table:table-cell>
          <table:table-cell table:number-columns-repeated="202"/>
        </table:table-row>
        <table:table-row table:style-name="ro2">
          <table:table-cell office:value-type="string">
            <text:p>Utuya </text:p>
          </table:table-cell>
          <table:table-cell office:value-type="string">
            <text:p>úˈtú.dʒɑ </text:p>
          </table:table-cell>
          <table:table-cell office:value-type="string">
            <text:p>inan. </text:p>
          </table:table-cell>
          <table:table-cell office:value-type="string">
            <text:p>caño |bUtuya|r (afluente del río Pirá-Paraná que desemboca en las cabeceras ) </text:p>
          </table:table-cell>
          <table:table-cell table:number-columns-repeated="204"/>
        </table:table-row>
        <table:table-row table:style-name="ro2">
          <table:table-cell office:value-type="string">
            <text:p>ʉaqueare </text:p>
          </table:table-cell>
          <table:table-cell office:value-type="string">
            <text:p>ɨ́ˈɑ́.kéɑ.ɾe E][ˈɨ́ɑ́.kéɑ.ɾe J </text:p>
          </table:table-cell>
          <table:table-cell office:value-type="string">
            <text:p>v.i. </text:p>
          </table:table-cell>
          <table:table-cell office:value-type="string">
            <text:p>quemarse bien, hasta la tierra </text:p>
          </table:table-cell>
          <table:table-cell table:number-columns-repeated="2"/>
          <table:table-cell office:value-type="string">
            <text:p>ntg BARS,91 kea ‘to be in a horizontal position on the ground (having fallen)’ <text:s/>3.5 Verb roots. Compound verb of position p.47; pj,11/94 always occurs with another verb;</text:p>
          </table:table-cell>
          <table:table-cell table:number-columns-repeated="201"/>
        </table:table-row>
        <table:table-row table:style-name="ro2">
          <table:table-cell office:value-type="string">
            <text:p>ʉare </text:p>
          </table:table-cell>
          <table:table-cell office:value-type="string">
            <text:p>ɨ́ˈɑ́ɑ́.ɾe E][ˈɨ́ɑ́.ɾé J </text:p>
          </table:table-cell>
          <table:table-cell office:value-type="string">
            <text:p>v.i. </text:p>
          </table:table-cell>
          <table:table-cell office:value-type="string">
            <text:p>quemarse </text:p>
          </table:table-cell>
          <table:table-cell table:number-columns-repeated="204"/>
        </table:table-row>
        <table:table-row table:style-name="ro2">
          <table:table-cell office:value-type="string">
            <text:p>ʉari_coto </text:p>
          </table:table-cell>
          <table:table-cell office:value-type="string">
            <text:p>ˈɨ́ɑɾi.kotó E][ˈɨ́ɑɾi.kótó J </text:p>
          </table:table-cell>
          <table:table-cell office:value-type="string">
            <text:p>an. </text:p>
          </table:table-cell>
          <table:table-cell office:value-type="string">
            <text:p>coquito (especie de ibis) </text:p>
          </table:table-cell>
          <table:table-cell/>
          <table:table-cell office:value-type="string">
            <text:p>sc Phimosus infuscatus</text:p>
          </table:table-cell>
          <table:table-cell table:number-columns-repeated="202"/>
        </table:table-row>
        <table:table-row table:style-name="ro2">
          <table:table-cell office:value-type="string">
            <text:p>ʉase </text:p>
          </table:table-cell>
          <table:table-cell office:value-type="string">
            <text:p>ˈɨ́ɑ́.se E][ˈɨ́ɑ́.sé J </text:p>
          </table:table-cell>
          <table:table-cell office:value-type="string">
            <text:p>s.v.inan. </text:p>
          </table:table-cell>
          <table:table-cell office:value-type="string">
            <text:p>(estar) quemado, quemada (pescado, casabe, etc.)</text:p>
          </table:table-cell>
          <table:table-cell table:number-columns-repeated="204"/>
        </table:table-row>
        <table:table-row table:style-name="ro2">
          <table:table-cell office:value-type="string">
            <text:p>ʉasease </text:p>
          </table:table-cell>
          <table:table-cell office:value-type="string">
            <text:p>ˈɨ́ɑ́.séɑ́.sé E][ˈɨ́ɑ́.séɑ.se J </text:p>
          </table:table-cell>
          <table:table-cell office:value-type="string">
            <text:p>v.i. </text:p>
          </table:table-cell>
          <table:table-cell office:value-type="string">
            <text:p>quemarse en una parte </text:p>
          </table:table-cell>
          <table:table-cell table:number-columns-repeated="204"/>
        </table:table-row>
        <table:table-row table:style-name="ro2">
          <table:table-cell office:value-type="string">
            <text:p>ʉcare </text:p>
          </table:table-cell>
          <table:table-cell office:value-type="string">
            <text:p>ˈɨ́kɑ.ɾe E][ɨˈkɑ́.ɾé J </text:p>
          </table:table-cell>
          <table:table-cell office:value-type="string">
            <text:p>v.i. </text:p>
          </table:table-cell>
          <table:table-cell office:value-type="string">
            <text:p>asustarse </text:p>
          </table:table-cell>
          <table:table-cell table:number-columns-repeated="204"/>
        </table:table-row>
        <table:table-row table:style-name="ro2">
          <table:table-cell office:value-type="string">
            <text:p>ʉco </text:p>
          </table:table-cell>
          <table:table-cell office:value-type="string">
            <text:p>ɨˈkó </text:p>
          </table:table-cell>
          <table:table-cell office:value-type="string">
            <text:p>inan.s.de masa </text:p>
          </table:table-cell>
          <table:table-cell office:value-type="string">
            <text:p>droga </text:p>
          </table:table-cell>
          <table:table-cell table:number-columns-repeated="204"/>
        </table:table-row>
        <table:table-row table:style-name="ro2">
          <table:table-cell office:value-type="string">
            <text:p>ʉ́co </text:p>
          </table:table-cell>
          <table:table-cell office:value-type="string">
            <text:p>ˈɨ́ko E][ɨˈkó J </text:p>
          </table:table-cell>
          <table:table-cell office:value-type="string">
            <text:p>inan.s.de masa </text:p>
          </table:table-cell>
          <table:table-cell office:value-type="string">
            <text:p>carnada </text:p>
          </table:table-cell>
          <table:table-cell table:number-columns-repeated="204"/>
        </table:table-row>
        <table:table-row table:style-name="ro2">
          <table:table-cell office:value-type="string">
            <text:p>ʉco_cõmea </text:p>
          </table:table-cell>
          <table:table-cell office:value-type="string">
            <text:p>ɨˈkó.kṍmẽ́.ɑ̃́ </text:p>
          </table:table-cell>
          <table:table-cell office:value-type="string">
            <text:p>inan. </text:p>
          </table:table-cell>
          <table:table-cell office:value-type="string">
            <text:p>hacha de piedra </text:p>
          </table:table-cell>
          <table:table-cell table:number-columns-repeated="204"/>
        </table:table-row>
        <table:table-row table:style-name="ro2">
          <table:table-cell office:value-type="string">
            <text:p>Ʉco_jĩno </text:p>
          </table:table-cell>
          <table:table-cell office:value-type="string">
            <text:p>ɨˈkó.hĩ́nõ E][ɨˈkó.hĩ́nṍ J </text:p>
          </table:table-cell>
          <table:table-cell office:value-type="string">
            <text:p>an. </text:p>
          </table:table-cell>
          <table:table-cell office:value-type="string">
            <text:p>carácter mítico, el ascendiente, antepasado de los |beduria|r</text:p>
          </table:table-cell>
          <table:table-cell table:number-columns-repeated="204"/>
        </table:table-row>
        <table:table-row table:style-name="ro2">
          <table:table-cell office:value-type="string">
            <text:p>Ʉco_jĩno_yaa_bota </text:p>
          </table:table-cell>
          <table:table-cell office:value-type="string">
            <text:p>ɨˈkó.hĩ́nõ.dʒɑ.bótɑ E][ɨˈkó.hĩ́nṍ.dʒɑ́.bótɑ J </text:p>
          </table:table-cell>
          <table:table-cell office:value-type="string">
            <text:p>inan. </text:p>
          </table:table-cell>
          <table:table-cell office:value-type="string">
            <text:p>cerro ubicado en la cabecera del río Vaupés (uso: se dice menos que |bGʉ̃ta sariʉ|r) </text:p>
          </table:table-cell>
          <table:table-cell table:number-columns-repeated="204"/>
        </table:table-row>
        <table:table-row table:style-name="ro2">
          <table:table-cell office:value-type="string">
            <text:p>ʉco_sotʉ </text:p>
          </table:table-cell>
          <table:table-cell office:value-type="string">
            <text:p>ɨ́ˈko.sotɨ́ E][ɨˈkó.sótɨ J </text:p>
          </table:table-cell>
          <table:table-cell office:value-type="string">
            <text:p>inan.s.de masa </text:p>
          </table:table-cell>
          <table:table-cell office:value-type="string">
            <text:p>tucupí (|ibras.|r olla de manicuera espesa más ají) </text:p>
          </table:table-cell>
          <table:table-cell table:number-columns-repeated="204"/>
        </table:table-row>
        <table:table-row table:style-name="ro2">
          <table:table-cell office:value-type="string">
            <text:p>ʉcoje </text:p>
          </table:table-cell>
          <table:table-cell office:value-type="string">
            <text:p>ɨˈkóhe </text:p>
          </table:table-cell>
          <table:table-cell office:value-type="string">
            <text:p>inan.f.n.esp. </text:p>
          </table:table-cell>
          <table:table-cell office:value-type="string">
            <text:p>rocío </text:p>
          </table:table-cell>
          <table:table-cell table:number-columns-repeated="204"/>
        </table:table-row>
        <table:table-row table:style-name="ro2">
          <table:table-cell office:value-type="string">
            <text:p>ʉcore </text:p>
          </table:table-cell>
          <table:table-cell office:value-type="string">
            <text:p>ˈɨ́ko.ɾe E][ɨˈkó.ɾé J </text:p>
          </table:table-cell>
          <table:table-cell office:value-type="string">
            <text:p>v.caus. </text:p>
          </table:table-cell>
          <table:table-cell office:value-type="string">
            <text:p>asustar </text:p>
          </table:table-cell>
          <table:table-cell table:number-columns-repeated="204"/>
        </table:table-row>
        <table:table-row table:style-name="ro2">
          <table:table-cell office:value-type="string">
            <text:p>ʉ̃cʉabeto </text:p>
          </table:table-cell>
          <table:table-cell office:value-type="string">
            <text:p>ˈɨ̃́kɨ̃ɑ̃.be.tó E][ɨ̃ˈkɨ̃́ɑ̃́.bé.to J </text:p>
          </table:table-cell>
          <table:table-cell office:value-type="string">
            <text:p>s.v.inan. </text:p>
          </table:table-cell>
          <table:table-cell office:value-type="string">
            <text:p>(ser/estar) poco hondo </text:p>
          </table:table-cell>
          <table:table-cell table:number-columns-repeated="204"/>
        </table:table-row>
        <table:table-row table:style-name="ro2">
          <table:table-cell office:value-type="string">
            <text:p>ʉ̃cʉaro </text:p>
          </table:table-cell>
          <table:table-cell office:value-type="string">
            <text:p>ˈɨ̃́kɨ̃ɑ̃.ɾõ E][ɨ̃ˈkɨ̃́ɑ̃́.ɾṍ J </text:p>
          </table:table-cell>
          <table:table-cell office:value-type="string">
            <text:p>s.v.inan. </text:p>
          </table:table-cell>
          <table:table-cell office:value-type="string">
            <text:p>(ser/estar) profundo </text:p>
          </table:table-cell>
          <table:table-cell table:number-columns-repeated="204"/>
        </table:table-row>
        <table:table-row table:style-name="ro2">
          <table:table-cell office:value-type="string">
            <text:p>ʉcʉre </text:p>
          </table:table-cell>
          <table:table-cell office:value-type="string">
            <text:p>ˈɨ́kɨ.ɾe E][ɨˈkɨ́.ɾé J </text:p>
          </table:table-cell>
          <table:table-cell office:value-type="string">
            <text:p>v.i. </text:p>
          </table:table-cell>
          <table:table-cell office:value-type="string">
            <text:p>engordar </text:p>
          </table:table-cell>
          <table:table-cell table:number-columns-repeated="204"/>
        </table:table-row>
        <table:table-row table:style-name="ro2">
          <table:table-cell office:value-type="string">
            <text:p>ʉeore </text:p>
          </table:table-cell>
          <table:table-cell office:value-type="string">
            <text:p>ˈɨ́e.o.ɾe E][ɨˈé.ó.ɾé J </text:p>
          </table:table-cell>
          <table:table-cell office:value-type="string">
            <text:p>v.caus. </text:p>
          </table:table-cell>
          <table:table-cell office:value-type="string">
            <text:p>ensuciar </text:p>
          </table:table-cell>
          <table:table-cell table:number-columns-repeated="204"/>
        </table:table-row>
        <table:table-row table:style-name="ro2">
          <table:table-cell office:value-type="string">
            <text:p>ʉere </text:p>
          </table:table-cell>
          <table:table-cell office:value-type="string">
            <text:p>ɨ́ˈéé.ɾe E][ˈɨ́é.ɾé J </text:p>
          </table:table-cell>
          <table:table-cell office:value-type="string">
            <text:p>v.t. </text:p>
          </table:table-cell>
          <table:table-cell office:value-type="string">
            <text:p>sacudir (árbol)</text:p>
          </table:table-cell>
          <table:table-cell table:number-columns-repeated="204"/>
        </table:table-row>
        <table:table-row table:style-name="ro2">
          <table:table-cell office:value-type="string">
            <text:p>ʉeri </text:p>
          </table:table-cell>
          <table:table-cell office:value-type="string">
            <text:p>ɨˈé.ɾí </text:p>
          </table:table-cell>
          <table:table-cell office:value-type="string">
            <text:p>s.v.inan. </text:p>
          </table:table-cell>
          <table:table-cell office:value-type="string">
            <text:p>mugre </text:p>
          </table:table-cell>
          <table:table-cell table:number-columns-repeated="2"/>
          <table:table-cell office:value-type="string">
            <text:p>ntg BARS,91 (dirty-PTCPL) ‘dirt’ no.343; </text:p>
          </table:table-cell>
          <table:table-cell table:number-columns-repeated="201"/>
        </table:table-row>
        <table:table-row table:style-name="ro2">
          <table:table-cell office:value-type="string">
            <text:p>ʉerijʉ </text:p>
          </table:table-cell>
          <table:table-cell/>
          <table:table-cell office:value-type="string">
            <text:p>s.v.inan. </text:p>
          </table:table-cell>
          <table:table-cell office:value-type="string">
            <text:p>lugar sucio </text:p>
          </table:table-cell>
          <table:table-cell table:number-columns-repeated="204"/>
        </table:table-row>
        <table:table-row table:style-name="ro2">
          <table:table-cell office:value-type="string">
            <text:p>ʉese </text:p>
          </table:table-cell>
          <table:table-cell office:value-type="string">
            <text:p>ɨ́ˈé.se E][ˈɨ́é.sé J </text:p>
          </table:table-cell>
          <table:table-cell office:value-type="string">
            <text:p>v.i. </text:p>
          </table:table-cell>
          <table:table-cell office:value-type="string">
            <text:p>estar flojo, floja; </text:p>
          </table:table-cell>
          <table:table-cell table:number-columns-repeated="204"/>
        </table:table-row>
        <table:table-row table:style-name="ro2">
          <table:table-cell office:value-type="string">
            <text:p>ʉése </text:p>
          </table:table-cell>
          <table:table-cell office:value-type="string">
            <text:p>ɨˈé.se </text:p>
          </table:table-cell>
          <table:table-cell office:value-type="string">
            <text:p>v.i. </text:p>
          </table:table-cell>
          <table:table-cell office:value-type="string">
            <text:p>(estar) sucio, sucia (cosa) </text:p>
          </table:table-cell>
          <table:table-cell table:number-columns-repeated="2"/>
          <table:table-cell office:value-type="string">
            <text:p>ntg BARS,91 (dirty-PTCPL) ‘dirt’ no.343; lf caus. </text:p>
          </table:table-cell>
          <table:table-cell table:number-columns-repeated="201"/>
        </table:table-row>
        <table:table-row table:style-name="ro2">
          <table:table-cell office:value-type="string">
            <text:p>ʉjare </text:p>
          </table:table-cell>
          <table:table-cell office:value-type="string">
            <text:p>ˈɨ́hɑ.ɾe E][ɨˈhɑ́.ɾé J </text:p>
          </table:table-cell>
          <table:table-cell office:value-type="string">
            <text:p>v.t. </text:p>
          </table:table-cell>
          <table:table-cell office:value-type="string">
            <text:p>adueñarse </text:p>
          </table:table-cell>
          <table:table-cell table:number-columns-repeated="2"/>
          <table:table-cell office:value-type="string">
            <text:p>lf caus. </text:p>
          </table:table-cell>
          <table:table-cell table:number-columns-repeated="201"/>
        </table:table-row>
        <table:table-row table:style-name="ro2">
          <table:table-cell office:value-type="string">
            <text:p>ʉ̃jaʉ </text:p>
          </table:table-cell>
          <table:table-cell office:value-type="string">
            <text:p>ɨ̃́ˈhɘ́ʔ </text:p>
          </table:table-cell>
          <table:table-cell office:value-type="string">
            <text:p>interj. </text:p>
          </table:table-cell>
          <table:table-cell office:value-type="string">
            <text:p>sí </text:p>
          </table:table-cell>
          <table:table-cell/>
          <table:table-cell office:value-type="string">
            <text:p>va ʉ̃ʉjʉ , ph ɨ̃́ˈɨ̃hɨ̃ɨ̃ , </text:p>
          </table:table-cell>
          <table:table-cell office:value-type="string">
            <text:p>ntg p.39; 2.15. Pro-sentence. The word //ʉ̃haʉ// (glottal) is a pro-sentence indicating assent or agreement, or a positive response to a question, as in (101);</text:p>
          </table:table-cell>
          <table:table-cell table:number-columns-repeated="201"/>
        </table:table-row>
        <table:table-row table:style-name="ro2">
          <table:table-cell office:value-type="string">
            <text:p>ʉjore </text:p>
          </table:table-cell>
          <table:table-cell office:value-type="string">
            <text:p>ɨ́h.oo.ɾe E][ɨ́ˈh.ó.ɾé J </text:p>
          </table:table-cell>
          <table:table-cell office:value-type="string">
            <text:p>v.caus. </text:p>
          </table:table-cell>
          <table:table-cell office:value-type="string">
            <text:p>hacer poseer </text:p>
          </table:table-cell>
          <table:table-cell table:number-columns-repeated="204"/>
        </table:table-row>
        <table:table-row table:style-name="ro1">
          <table:table-cell office:value-type="string">
            <text:p>ʉ̃jʉ </text:p>
          </table:table-cell>
          <table:table-cell office:value-type="string">
            <text:p>ph ɨ̃ˈhɨ̃́ɨ̃́ </text:p>
          </table:table-cell>
          <table:table-cell office:value-type="string">
            <text:p>interj. </text:p>
          </table:table-cell>
          <table:table-cell office:value-type="string">
            <text:p>¡tenga! </text:p>
          </table:table-cell>
          <table:table-cell table:number-columns-repeated="204"/>
        </table:table-row>
        <table:table-row table:style-name="ro2">
          <table:table-cell office:value-type="string">
            <text:p>ʉjʉ, ʉjo </text:p>
          </table:table-cell>
          <table:table-cell office:value-type="string">
            <text:p>ɨˈh.ɨ́ </text:p>
          </table:table-cell>
          <table:table-cell office:value-type="string">
            <text:p>s.v.m., f. </text:p>
          </table:table-cell>
          <table:table-cell office:value-type="string">
            <text:p>jefe, jefa; </text:p>
          </table:table-cell>
          <table:table-cell table:number-columns-repeated="2"/>
          <table:table-cell office:value-type="string">
            <text:p>ntg BARS,91 ʉhʉ chief p.32; </text:p>
          </table:table-cell>
          <table:table-cell table:number-columns-repeated="201"/>
        </table:table-row>
        <table:table-row table:style-name="ro2">
          <table:table-cell office:value-type="string">
            <text:p>ʉ̃jʉbusuose </text:p>
          </table:table-cell>
          <table:table-cell office:value-type="string">
            <text:p>ɨ̃ˈhɨ̃́.búsu.o.se </text:p>
          </table:table-cell>
          <table:table-cell office:value-type="string">
            <text:p>v.i. </text:p>
          </table:table-cell>
          <table:table-cell office:value-type="string">
            <text:p>iluminar </text:p>
          </table:table-cell>
          <table:table-cell table:number-columns-repeated="204"/>
        </table:table-row>
        <table:table-row table:style-name="ro2">
          <table:table-cell office:value-type="string">
            <text:p>ʉ̃jʉmʉose </text:p>
          </table:table-cell>
          <table:table-cell office:value-type="string">
            <text:p>ɨ̃ˈhɨ̃́.mɨ̃́.ṍ.sẽ E][ɨ̃ˈhɨ̃́.mɨ̃́.õ.sẽ J </text:p>
          </table:table-cell>
          <table:table-cell office:value-type="string">
            <text:p>s.v.inan.s.de masa </text:p>
          </table:table-cell>
          <table:table-cell office:value-type="string">
            <text:p>llamas y humo</text:p>
          </table:table-cell>
          <table:table-cell table:number-columns-repeated="204"/>
        </table:table-row>
        <table:table-row table:style-name="ro2">
          <table:table-cell office:value-type="string">
            <text:p>ʉ̃jʉri </text:p>
          </table:table-cell>
          <table:table-cell office:value-type="string">
            <text:p>ɨ̃ˈhɨ̃́.ɾĩ́ </text:p>
          </table:table-cell>
          <table:table-cell office:value-type="string">
            <text:p>s.v.inan.f.n.esp. </text:p>
          </table:table-cell>
          <table:table-cell office:value-type="string">
            <text:p>casabe tostado para hacer chicha (no se pasa al colador) </text:p>
          </table:table-cell>
          <table:table-cell table:number-columns-repeated="204"/>
        </table:table-row>
        <table:table-row table:style-name="ro2">
          <table:table-cell office:value-type="string">
            <text:p>ʉ̃jʉse </text:p>
          </table:table-cell>
          <table:table-cell office:value-type="string">
            <text:p>ɨ̃ˈhɨ̃́.sẽ </text:p>
          </table:table-cell>
          <table:table-cell office:value-type="string">
            <text:p>v.i. </text:p>
          </table:table-cell>
          <table:table-cell office:value-type="string">
            <text:p>arder </text:p>
          </table:table-cell>
          <table:table-cell table:number-columns-repeated="204"/>
        </table:table-row>
        <table:table-row table:style-name="ro1">
          <table:table-cell office:value-type="string">
            <text:p>ʉ̃maricaji </text:p>
          </table:table-cell>
          <table:table-cell table:number-columns-repeated="4"/>
          <table:table-cell office:value-type="string">
            <text:p>uv YM</text:p>
          </table:table-cell>
          <table:table-cell table:number-columns-repeated="202"/>
        </table:table-row>
        <table:table-row table:style-name="ro2">
          <table:table-cell office:value-type="string">
            <text:p>ʉ̃mʉ </text:p>
          </table:table-cell>
          <table:table-cell office:value-type="string">
            <text:p>ɨ̃́ˈmɨ̃ </text:p>
          </table:table-cell>
          <table:table-cell office:value-type="string">
            <text:p>m. </text:p>
          </table:table-cell>
          <table:table-cell office:value-type="string">
            <text:p>hombre </text:p>
          </table:table-cell>
          <table:table-cell table:number-columns-repeated="2"/>
          <table:table-cell office:value-type="string">
            <text:p>ntg BARS,91 ʉ̃bʉ ‘male’ no.419; </text:p>
          </table:table-cell>
          <table:table-cell table:number-columns-repeated="201"/>
        </table:table-row>
        <table:table-row table:style-name="ro2">
          <table:table-cell office:value-type="string">
            <text:p>ʉ̃mʉa </text:p>
          </table:table-cell>
          <table:table-cell office:value-type="string">
            <text:p>ɨ̃́ˈmɨ̃́ɑ̃́ </text:p>
          </table:table-cell>
          <table:table-cell office:value-type="string">
            <text:p>m. </text:p>
          </table:table-cell>
          <table:table-cell office:value-type="string">
            <text:p>día </text:p>
          </table:table-cell>
          <table:table-cell table:number-columns-repeated="204"/>
        </table:table-row>
        <table:table-row table:style-name="ro2">
          <table:table-cell office:value-type="string">
            <text:p>ʉ̃mʉa_cãne </text:p>
          </table:table-cell>
          <table:table-cell office:value-type="string">
            <text:p>ɨ̃́ˈmɨ̃́ɑ̃́.kɑ̃́nẽ E][ɨ̃́mɨ̃́ɑ̃́.ˈkɑ̃́nẽ́ J </text:p>
          </table:table-cell>
          <table:table-cell office:value-type="string">
            <text:p>inan.f.n.esp. </text:p>
          </table:table-cell>
          <table:table-cell office:value-type="string">
            <text:p>caimos silvestres (amarillos y comestibles) </text:p>
          </table:table-cell>
          <table:table-cell office:value-type="string">
            <text:p>Chrysophillum Caimito L. spp. , </text:p>
          </table:table-cell>
          <table:table-cell table:number-columns-repeated="203"/>
        </table:table-row>
        <table:table-row table:style-name="ro2">
          <table:table-cell office:value-type="string">
            <text:p>ʉ̃mʉa_cãneʉ </text:p>
          </table:table-cell>
          <table:table-cell office:value-type="string">
            <text:p>ɨ̃́ˈmɨ̃́ɑ̃́.kɑ̃́nẽ́.ɨ̃ E][ɨ̃́mɨ̃́ɑ̃́.ˈkɑ̃́nẽ́.ɨ̃́ J </text:p>
          </table:table-cell>
          <table:table-cell office:value-type="string">
            <text:p>inan. </text:p>
          </table:table-cell>
          <table:table-cell office:value-type="string">
            <text:p>especie de caimo silvestre (que produce fruta comestible) </text:p>
          </table:table-cell>
          <table:table-cell/>
          <table:table-cell office:value-type="string">
            <text:p>sc Chrysophillum Caimito L. spp. </text:p>
          </table:table-cell>
          <table:table-cell table:number-columns-repeated="202"/>
        </table:table-row>
        <table:table-row table:style-name="ro2">
          <table:table-cell office:value-type="string">
            <text:p>ʉ̃mʉaagʉ_muiju </text:p>
          </table:table-cell>
          <table:table-cell office:value-type="string">
            <text:p>ɨ̃́mɨ̃́ɑ̃́.ɑ.gɨ.mṹˈĩ́hũ </text:p>
          </table:table-cell>
          <table:table-cell office:value-type="string">
            <text:p>m. </text:p>
          </table:table-cell>
          <table:table-cell office:value-type="string">
            <text:p>sol </text:p>
          </table:table-cell>
          <table:table-cell/>
          <table:table-cell office:value-type="string">
            <text:p>va ʉ̃mʉaagʉ mujiju , uv E, J , vn YM </text:p>
          </table:table-cell>
          <table:table-cell table:number-columns-repeated="202"/>
        </table:table-row>
        <table:table-row table:style-name="ro2">
          <table:table-cell office:value-type="string">
            <text:p>Ʉ̃mʉaberoagodo </text:p>
          </table:table-cell>
          <table:table-cell office:value-type="string">
            <text:p>ɨ̃́mɨ̃́ɑ̃́.ˈbéɾó.ɑ́.godó E][ɨ̃́mɨ̃́ɑ̃́.ˈbéɾó.ɑ́.gódo J </text:p>
          </table:table-cell>
          <table:table-cell office:value-type="string">
            <text:p>inan. </text:p>
          </table:table-cell>
          <table:table-cell office:value-type="string">
            <text:p>sitio sagrado del origen de los |beduria|r</text:p>
          </table:table-cell>
          <table:table-cell table:number-columns-repeated="204"/>
        </table:table-row>
        <table:table-row table:style-name="ro2">
          <table:table-cell office:value-type="string">
            <text:p>ʉ̃mʉabeti </text:p>
          </table:table-cell>
          <table:table-cell office:value-type="string">
            <text:p>ɨ̃́ˈmɨ̃́ɑ̃́.be.tí E][ɨ̃́mɨ̃́ɑ̃́.ˈbé.ti J </text:p>
          </table:table-cell>
          <table:table-cell office:value-type="string">
            <text:p>v.i. </text:p>
          </table:table-cell>
          <table:table-cell office:value-type="string">
            <text:p>(ser/estar) bajo, baja (árbol, palma) </text:p>
          </table:table-cell>
          <table:table-cell table:number-columns-repeated="204"/>
        </table:table-row>
        <table:table-row table:style-name="ro2">
          <table:table-cell office:value-type="string">
            <text:p>ʉ̃mʉagasero </text:p>
          </table:table-cell>
          <table:table-cell office:value-type="string">
            <text:p>ɨ̃́ˈmɨ̃ɑ̃.gɑsé.ɾó E][ɨ̃́ˈmɨ̃ɑ̃.gɑ́sé.ɾó J </text:p>
          </table:table-cell>
          <table:table-cell office:value-type="string">
            <text:p>inan. </text:p>
          </table:table-cell>
          <table:table-cell office:value-type="string">
            <text:p>cielo </text:p>
          </table:table-cell>
          <table:table-cell table:number-columns-repeated="204"/>
        </table:table-row>
        <table:table-row table:style-name="ro2">
          <table:table-cell office:value-type="string">
            <text:p>ʉ̃mʉare </text:p>
          </table:table-cell>
          <table:table-cell office:value-type="string">
            <text:p>ɨ̃́ˈmɨ̃́ɑ̃́.ɾẽ E][ɨ̃́ˈmɨ̃́ɑ̃́.ɾẽ́ J </text:p>
          </table:table-cell>
          <table:table-cell office:value-type="string">
            <text:p>v.i. </text:p>
          </table:table-cell>
          <table:table-cell office:value-type="string">
            <text:p>(ser/estar) alto, alta (persona) </text:p>
          </table:table-cell>
          <table:table-cell table:number-columns-repeated="204"/>
        </table:table-row>
        <table:table-row table:style-name="ro2">
          <table:table-cell office:value-type="string">
            <text:p>ʉ̃mʉarecaji </text:p>
          </table:table-cell>
          <table:table-cell office:value-type="string">
            <text:p>ɨ̃́mɨ̃́ɑ̃́ˈɾẽ́kɑ́hi </text:p>
          </table:table-cell>
          <table:table-cell office:value-type="string">
            <text:p>s.v.inan. </text:p>
          </table:table-cell>
          <table:table-cell office:value-type="string">
            <text:p>mediodía </text:p>
          </table:table-cell>
          <table:table-cell/>
          <table:table-cell office:value-type="string">
            <text:p>va ʉ̃maricaji , uv E, J , vn YM </text:p>
          </table:table-cell>
          <table:table-cell table:number-columns-repeated="202"/>
        </table:table-row>
        <table:table-row table:style-name="ro2">
          <table:table-cell office:value-type="string">
            <text:p>ʉ̃mʉaricõoriatuti </text:p>
          </table:table-cell>
          <table:table-cell office:value-type="string">
            <text:p>ɨ̃́ˈmɨ̃́ɑ̃́.ɾĩ.kṍṍ.ɾi.ɑ.tutí E][ɨ̃́mɨ̃́ɑ̃́.ɾĩ.ˈkṍṍ.ɾí.ɑ.tutí J </text:p>
          </table:table-cell>
          <table:table-cell office:value-type="string">
            <text:p>s.v.inan. </text:p>
          </table:table-cell>
          <table:table-cell office:value-type="string">
            <text:p>calendario (con páginas en forma de un libro)</text:p>
          </table:table-cell>
          <table:table-cell table:number-columns-repeated="204"/>
        </table:table-row>
        <table:table-row table:style-name="ro2">
          <table:table-cell office:value-type="string">
            <text:p>ʉ̃mʉaricõorijũuro </text:p>
          </table:table-cell>
          <table:table-cell office:value-type="string">
            <text:p>ɨ̃́ˈmɨ̃́ɑ̃́.ɾĩ.kṍõ.ɾĩ.hṹṹ.ɾṍ E][ɨ̃́ˈmɨ̃́ɑ̃́.ɾĩ.kṍṍ.ɾĩ́.hṹũ.ɾõ J </text:p>
          </table:table-cell>
          <table:table-cell office:value-type="string">
            <text:p>s.v.inan. </text:p>
          </table:table-cell>
          <table:table-cell office:value-type="string">
            <text:p>calendario de una página o hoja</text:p>
          </table:table-cell>
          <table:table-cell table:number-columns-repeated="204"/>
        </table:table-row>
        <table:table-row table:style-name="ro2">
          <table:table-cell office:value-type="string">
            <text:p>ʉ̃mʉase </text:p>
          </table:table-cell>
          <table:table-cell office:value-type="string">
            <text:p>ɨ̃́ˈmɨ̃́ɑ̃́.sẽ E][ɨ̃́ˈmɨ̃́ɑ̃́.sẽ́ J </text:p>
          </table:table-cell>
          <table:table-cell office:value-type="string">
            <text:p>v.i. </text:p>
          </table:table-cell>
          <table:table-cell office:value-type="string">
            <text:p>(ser/estar) alto, alta (árbol, edificio, cerro) </text:p>
          </table:table-cell>
          <table:table-cell table:number-columns-repeated="2"/>
          <table:table-cell office:value-type="string">
            <text:p>ntg BARS,91 ʉ̃bʉa ‘tall’ no.12; </text:p>
          </table:table-cell>
          <table:table-cell table:number-columns-repeated="201"/>
        </table:table-row>
        <table:table-row table:style-name="ro2">
          <table:table-cell office:value-type="string">
            <text:p>ʉ̃mʉatuti </text:p>
          </table:table-cell>
          <table:table-cell office:value-type="string">
            <text:p>ɨ̃́mɨ̃́ɑ̃́.túˈtí </text:p>
          </table:table-cell>
          <table:table-cell office:value-type="string">
            <text:p>s.v.inan. </text:p>
          </table:table-cell>
          <table:table-cell office:value-type="string">
            <text:p>último nivel de la atmósfera terrestre (uso: lengua tradicional, indígena) </text:p>
          </table:table-cell>
          <table:table-cell table:number-columns-repeated="204"/>
        </table:table-row>
        <table:table-row table:style-name="ro2">
          <table:table-cell office:value-type="string">
            <text:p>ʉ̃ne </text:p>
          </table:table-cell>
          <table:table-cell office:value-type="string">
            <text:p>ˈɨ̃́nẽ́ </text:p>
          </table:table-cell>
          <table:table-cell office:value-type="string">
            <text:p>inan.f.n.esp. </text:p>
          </table:table-cell>
          <table:table-cell office:value-type="string">
            <text:p>chontaduros </text:p>
          </table:table-cell>
          <table:table-cell table:number-columns-repeated="204"/>
        </table:table-row>
        <table:table-row table:style-name="ro2">
          <table:table-cell office:value-type="string">
            <text:p>ʉ̃ne_mini </text:p>
          </table:table-cell>
          <table:table-cell office:value-type="string">
            <text:p>ɨ̃́ˈnẽ́.mĩ́nĩ E][ɨ̃́ˈnẽ́.mĩ́nĩ́ J </text:p>
          </table:table-cell>
          <table:table-cell office:value-type="string">
            <text:p>an. </text:p>
          </table:table-cell>
          <table:table-cell office:value-type="string">
            <text:p>pájaro azulejo </text:p>
          </table:table-cell>
          <table:table-cell/>
          <table:table-cell office:value-type="string">
            <text:p>sc Thraupis spp.</text:p>
          </table:table-cell>
          <table:table-cell table:number-columns-repeated="202"/>
        </table:table-row>
        <table:table-row table:style-name="ro2">
          <table:table-cell office:value-type="string">
            <text:p>ʉ̃nea </text:p>
          </table:table-cell>
          <table:table-cell office:value-type="string">
            <text:p>ɨ̃́ˈnẽ́ɑ̃́ </text:p>
          </table:table-cell>
          <table:table-cell office:value-type="string">
            <text:p>inan. </text:p>
          </table:table-cell>
          <table:table-cell office:value-type="string">
            <text:p>pájaro piranga bermeja </text:p>
          </table:table-cell>
          <table:table-cell/>
          <table:table-cell office:value-type="string">
            <text:p>sc Piranga flava. </text:p>
          </table:table-cell>
          <table:table-cell table:number-columns-repeated="202"/>
        </table:table-row>
        <table:table-row table:style-name="ro2">
          <table:table-cell office:value-type="string">
            <text:p>ʉ̃neño </text:p>
          </table:table-cell>
          <table:table-cell office:value-type="string">
            <text:p>ɨ̃́ˈnẽ́.ɲṍ </text:p>
          </table:table-cell>
          <table:table-cell office:value-type="string">
            <text:p>inan. </text:p>
          </table:table-cell>
          <table:table-cell office:value-type="string">
            <text:p>palma de chontaduro </text:p>
          </table:table-cell>
          <table:table-cell office:value-type="string">
            <text:p>Bactris gasipaes, Guilielma spp., </text:p>
          </table:table-cell>
          <table:table-cell table:number-columns-repeated="203"/>
        </table:table-row>
        <table:table-row table:style-name="ro2">
          <table:table-cell office:value-type="string">
            <text:p>ʉ̃neraje </text:p>
          </table:table-cell>
          <table:table-cell office:value-type="string">
            <text:p>ɨ̃́nẽ́.ɾɑ́ˈhé </text:p>
          </table:table-cell>
          <table:table-cell office:value-type="string">
            <text:p>inan. </text:p>
          </table:table-cell>
          <table:table-cell office:value-type="string">
            <text:p>cilindro tejido de pachúa (para guardar pupuña en el caño)</text:p>
          </table:table-cell>
          <table:table-cell table:number-columns-repeated="204"/>
        </table:table-row>
        <table:table-row table:style-name="ro2">
          <table:table-cell office:value-type="string">
            <text:p>ʉ̃netõo </text:p>
          </table:table-cell>
          <table:table-cell office:value-type="string">
            <text:p>ɨ̃́ˈnẽ.tṍõ </text:p>
          </table:table-cell>
          <table:table-cell office:value-type="string">
            <text:p>inan. </text:p>
          </table:table-cell>
          <table:table-cell office:value-type="string">
            <text:p>racimo de chontaduro </text:p>
          </table:table-cell>
          <table:table-cell table:number-columns-repeated="204"/>
        </table:table-row>
        <table:table-row table:style-name="ro2">
          <table:table-cell office:value-type="string">
            <text:p>ʉ̃nise </text:p>
          </table:table-cell>
          <table:table-cell office:value-type="string">
            <text:p>ɨ̃́ˈnĩ́.sẽ E][ˈɨ̃́nĩ́.sẽ́ J </text:p>
          </table:table-cell>
          <table:table-cell office:value-type="string">
            <text:p>v.i. </text:p>
          </table:table-cell>
          <table:table-cell office:value-type="string">
            <text:p>dar mal olor </text:p>
          </table:table-cell>
          <table:table-cell table:number-columns-repeated="204"/>
        </table:table-row>
        <table:table-row table:style-name="ro2">
          <table:table-cell office:value-type="string">
            <text:p>ʉore </text:p>
          </table:table-cell>
          <table:table-cell office:value-type="string">
            <text:p>ˈɨ́ó.ɾe E][ˈɨ́ó.ɾé J </text:p>
          </table:table-cell>
          <table:table-cell office:value-type="string">
            <text:p>v.t. </text:p>
          </table:table-cell>
          <table:table-cell office:value-type="string">
            <text:p>desear </text:p>
          </table:table-cell>
          <table:table-cell table:number-columns-repeated="204"/>
        </table:table-row>
        <table:table-row table:style-name="ro2">
          <table:table-cell office:value-type="string">
            <text:p>ʉsaca _budise </text:p>
          </table:table-cell>
          <table:table-cell office:value-type="string">
            <text:p>ɨ́ˈsɑkɑ.búdi.se E][ɨˈsɑ́kɑ́.búdi.se J </text:p>
          </table:table-cell>
          <table:table-cell office:value-type="string">
            <text:p>v.i. </text:p>
          </table:table-cell>
          <table:table-cell office:value-type="string">
            <text:p>sudar </text:p>
          </table:table-cell>
          <table:table-cell table:number-columns-repeated="2"/>
          <table:table-cell office:value-type="string">
            <text:p>lf caus. </text:p>
          </table:table-cell>
          <table:table-cell table:number-columns-repeated="201"/>
        </table:table-row>
        <table:table-row table:style-name="ro2">
          <table:table-cell office:value-type="string">
            <text:p>ʉsaca_buuse </text:p>
          </table:table-cell>
          <table:table-cell office:value-type="string">
            <text:p>ɨ́ˈsɑ́kɑ́.búú.se E][ɨˈsɑ́kɑ́.búú.sé J </text:p>
          </table:table-cell>
          <table:table-cell office:value-type="string">
            <text:p>v.caus. </text:p>
          </table:table-cell>
          <table:table-cell office:value-type="string">
            <text:p>hacer sudar </text:p>
          </table:table-cell>
          <table:table-cell table:number-columns-repeated="204"/>
        </table:table-row>
        <table:table-row table:style-name="ro2">
          <table:table-cell office:value-type="string">
            <text:p>ʉsare </text:p>
          </table:table-cell>
          <table:table-cell office:value-type="string">
            <text:p>ɨ́ˈsɑ.ɾe E][ɨˈsɑ́.ɾé J </text:p>
          </table:table-cell>
          <table:table-cell office:value-type="string">
            <text:p>v.i. </text:p>
          </table:table-cell>
          <table:table-cell office:value-type="string">
            <text:p>tener frío </text:p>
          </table:table-cell>
          <table:table-cell table:number-columns-repeated="204"/>
        </table:table-row>
        <table:table-row table:style-name="ro2">
          <table:table-cell office:value-type="string">
            <text:p>ʉsarijata, ʉsarijataro </text:p>
          </table:table-cell>
          <table:table-cell office:value-type="string">
            <text:p>ɨ́sɑ.ɾi.hɑˈtɑ́ </text:p>
          </table:table-cell>
          <table:table-cell office:value-type="string">
            <text:p>s.v.inan. </text:p>
          </table:table-cell>
          <table:table-cell office:value-type="string">
            <text:p>nevera </text:p>
          </table:table-cell>
          <table:table-cell/>
          <table:table-cell office:value-type="string">
            <text:p>va ʉsarirãca , uv E , vn J , ph ɨˈsɑ́.ɾí.ɾɑ̃́kɑ̃ </text:p>
          </table:table-cell>
          <table:table-cell table:number-columns-repeated="202"/>
        </table:table-row>
        <table:table-row table:style-name="ro1">
          <table:table-cell office:value-type="string">
            <text:p>ʉsarirãca </text:p>
          </table:table-cell>
          <table:table-cell table:number-columns-repeated="4"/>
          <table:table-cell office:value-type="string">
            <text:p>uv J</text:p>
          </table:table-cell>
          <table:table-cell table:number-columns-repeated="202"/>
        </table:table-row>
        <table:table-row table:style-name="ro2">
          <table:table-cell office:value-type="string">
            <text:p>ʉsase </text:p>
          </table:table-cell>
          <table:table-cell office:value-type="string">
            <text:p>ˈɨ́sɑ.se E][ɨˈsɑ́.sé J </text:p>
          </table:table-cell>
          <table:table-cell office:value-type="string">
            <text:p>s.v.inan. </text:p>
          </table:table-cell>
          <table:table-cell office:value-type="string">
            <text:p>(estar) frío, fría (cosa) </text:p>
          </table:table-cell>
          <table:table-cell table:number-columns-repeated="2"/>
          <table:table-cell office:value-type="string">
            <text:p>ntg BARS,91 p.23 2.3. Subjectless verbs. The only verb which always occurs without a subject is kʉ̃ba ‘to be dry and windy’. This verb refers to the weather, see (61). The verbs asi ‘to be hot’ and ʉsa ‘to be cold’ are also subjectless when they refer to the weather, as in (62). However, an alternate way of expressing 'to be hot' is by using the sun (animate) as the subject as in (63). </text:p>
          </table:table-cell>
          <table:table-cell table:number-columns-repeated="201"/>
        </table:table-row>
        <table:table-row table:style-name="ro2">
          <table:table-cell office:value-type="string">
            <text:p>ʉse </text:p>
          </table:table-cell>
          <table:table-cell office:value-type="string">
            <text:p>ɨˈsé </text:p>
          </table:table-cell>
          <table:table-cell office:value-type="string">
            <text:p>inan.s.de masa </text:p>
          </table:table-cell>
          <table:table-cell office:value-type="string">
            <text:p>bagazo; dn desperdicios </text:p>
          </table:table-cell>
          <table:table-cell table:number-columns-repeated="204"/>
        </table:table-row>
        <table:table-row table:style-name="ro2">
          <table:table-cell office:value-type="string">
            <text:p>ʉsere </text:p>
          </table:table-cell>
          <table:table-cell office:value-type="string">
            <text:p>ɨ́ˈsé.ɾe </text:p>
          </table:table-cell>
          <table:table-cell office:value-type="string">
            <text:p>v.t. </text:p>
          </table:table-cell>
          <table:table-cell office:value-type="string">
            <text:p>tejer carrizos, abanicos (por pasar bejuco o cuerda entre palitos, cañas, etc.)</text:p>
          </table:table-cell>
          <table:table-cell table:number-columns-repeated="204"/>
        </table:table-row>
        <table:table-row table:style-name="ro2">
          <table:table-cell office:value-type="string">
            <text:p>ʉseriagase </text:p>
          </table:table-cell>
          <table:table-cell/>
          <table:table-cell office:value-type="string">
            <text:p>s.v.inan.f.n.esp. </text:p>
          </table:table-cell>
          <table:table-cell office:value-type="string">
            <text:p>trampas para los peces (tejidas en forma de láminas) </text:p>
          </table:table-cell>
          <table:table-cell table:number-columns-repeated="204"/>
        </table:table-row>
        <table:table-row table:style-name="ro2">
          <table:table-cell office:value-type="string">
            <text:p>ʉseriaraje </text:p>
          </table:table-cell>
          <table:table-cell office:value-type="string">
            <text:p>ɨˈsé.ɾi.ɑ.ɾɑ́hé E][ɨˈsé.ɾi.ɑ.ɾɑhé J </text:p>
          </table:table-cell>
          <table:table-cell office:value-type="string">
            <text:p>s.v.inan. </text:p>
          </table:table-cell>
          <table:table-cell office:value-type="string">
            <text:p>envase hecho de pachúa (en forma de cilíndrica y tejido con bejuco)</text:p>
          </table:table-cell>
          <table:table-cell table:number-columns-repeated="204"/>
        </table:table-row>
        <table:table-row table:style-name="ro1">
          <table:table-cell office:value-type="string">
            <text:p>ʉsʉ </text:p>
          </table:table-cell>
          <table:table-cell office:value-type="string">
            <text:p>ˈɨ́sɨ E][ɨˈsɨ́ J </text:p>
          </table:table-cell>
          <table:table-cell office:value-type="string">
            <text:p>inan. </text:p>
          </table:table-cell>
          <table:table-cell office:value-type="string">
            <text:p>alma </text:p>
          </table:table-cell>
          <table:table-cell table:number-columns-repeated="204"/>
        </table:table-row>
        <table:table-row table:style-name="ro2">
          <table:table-cell office:value-type="string">
            <text:p>ʉsʉ́ </text:p>
          </table:table-cell>
          <table:table-cell office:value-type="string">
            <text:p>ɨˈsɨ́ </text:p>
          </table:table-cell>
          <table:table-cell office:value-type="string">
            <text:p>an. </text:p>
          </table:table-cell>
          <table:table-cell office:value-type="string">
            <text:p>tatacoa </text:p>
          </table:table-cell>
          <table:table-cell office:value-type="string">
            <text:p>Amphisbaena alba</text:p>
          </table:table-cell>
          <table:table-cell table:number-columns-repeated="203"/>
        </table:table-row>
        <table:table-row table:style-name="ro2">
          <table:table-cell office:value-type="string">
            <text:p>ʉsʉa </text:p>
          </table:table-cell>
          <table:table-cell office:value-type="string">
            <text:p>ˈɨ́sɨ.ɑ E][ɨˈsɨ́.ɑ́ J </text:p>
          </table:table-cell>
          <table:table-cell office:value-type="string">
            <text:p>inan. </text:p>
          </table:table-cell>
          <table:table-cell office:value-type="string">
            <text:p>corazón </text:p>
          </table:table-cell>
          <table:table-cell table:number-columns-repeated="2"/>
          <table:table-cell office:value-type="string">
            <text:p>ntg BARS,91 hearts-s ‘heart’ no.64, p.29; </text:p>
          </table:table-cell>
          <table:table-cell table:number-columns-repeated="201"/>
        </table:table-row>
        <table:table-row table:style-name="ro2">
          <table:table-cell office:value-type="string">
            <text:p>ʉsʉcõare </text:p>
          </table:table-cell>
          <table:table-cell office:value-type="string">
            <text:p>ɨ́sɨ.ˈkṍɑ̃.ɾẽ E][ɨsɨ́.ˈkṍɑ̃.ɾẽ J </text:p>
          </table:table-cell>
          <table:table-cell office:value-type="string">
            <text:p>v.i. </text:p>
          </table:table-cell>
          <table:table-cell office:value-type="string">
            <text:p>respirar </text:p>
          </table:table-cell>
          <table:table-cell table:number-columns-repeated="204"/>
        </table:table-row>
        <table:table-row table:style-name="ro2">
          <table:table-cell office:value-type="string">
            <text:p>ʉsʉcõarijoa </text:p>
          </table:table-cell>
          <table:table-cell office:value-type="string">
            <text:p>ɨ́sɨ.ˈkṍɑ̃.ɾĩ.hóɑ́ E][ɨsɨ́.ˈkṍɑ̃.ɾĩ.hóɑ́ J </text:p>
          </table:table-cell>
          <table:table-cell office:value-type="string">
            <text:p>inan.f.n.esp. </text:p>
          </table:table-cell>
          <table:table-cell office:value-type="string">
            <text:p>pulmones </text:p>
          </table:table-cell>
          <table:table-cell table:number-columns-repeated="204"/>
        </table:table-row>
        <table:table-row table:style-name="ro2">
          <table:table-cell office:value-type="string">
            <text:p>ʉtabʉcʉra </text:p>
          </table:table-cell>
          <table:table-cell office:value-type="string">
            <text:p>ɨ́tɑ́.bɨ́ˈkɨ́.ɾɑ́ </text:p>
          </table:table-cell>
          <table:table-cell office:value-type="string">
            <text:p>inan. </text:p>
          </table:table-cell>
          <table:table-cell office:value-type="string">
            <text:p>laguna </text:p>
          </table:table-cell>
          <table:table-cell table:number-columns-repeated="204"/>
        </table:table-row>
        <table:table-row table:style-name="ro2">
          <table:table-cell office:value-type="string">
            <text:p>ʉtara </text:p>
          </table:table-cell>
          <table:table-cell office:value-type="string">
            <text:p>ɨ́ˈtɑ́.ɾɑ́ </text:p>
          </table:table-cell>
          <table:table-cell office:value-type="string">
            <text:p>inan., cl.irreg. </text:p>
          </table:table-cell>
          <table:table-cell office:value-type="string">
            <text:p>remanso </text:p>
          </table:table-cell>
          <table:table-cell table:number-columns-repeated="204"/>
        </table:table-row>
        <table:table-row table:style-name="ro1">
          <table:table-cell office:value-type="string">
            <text:p>ʉ̃ʉjʉ</text:p>
          </table:table-cell>
          <table:table-cell table:number-columns-repeated="207"/>
        </table:table-row>
        <table:table-row table:style-name="ro2">
          <table:table-cell office:value-type="string">
            <text:p>ʉye </text:p>
          </table:table-cell>
          <table:table-cell office:value-type="string">
            <text:p>ɨˈdʒé </text:p>
          </table:table-cell>
          <table:table-cell office:value-type="string">
            <text:p>inan.s.de masa </text:p>
          </table:table-cell>
          <table:table-cell office:value-type="string">
            <text:p>grasa (vegetal) </text:p>
          </table:table-cell>
          <table:table-cell table:number-columns-repeated="2"/>
          <table:table-cell office:value-type="string">
            <text:p>ntg BARS,91 ʉye ‘oil’, 4.2 Compound classifiers; </text:p>
          </table:table-cell>
          <table:table-cell table:number-columns-repeated="201"/>
        </table:table-row>
        <table:table-row table:style-name="ro1">
          <table:table-cell office:value-type="string">
            <text:p>ʉyebʉ </text:p>
          </table:table-cell>
          <table:table-cell office:value-type="string">
            <text:p>ɨ́dʒé.bɨ́ </text:p>
          </table:table-cell>
          <table:table-cell office:value-type="string">
            <text:p>inan. </text:p>
          </table:table-cell>
          <table:table-cell office:value-type="string">
            <text:p>uvo (|ireg.|r) </text:p>
          </table:table-cell>
          <table:table-cell table:number-columns-repeated="204"/>
        </table:table-row>
        <table:table-row table:style-name="ro2">
          <table:table-cell office:value-type="string">
            <text:p>ʉyegodoa </text:p>
          </table:table-cell>
          <table:table-cell office:value-type="string">
            <text:p>ɨ́ˈdʒé.gódo.ɑ E][ɨˈdʒé.gódó.ɑ́ J </text:p>
          </table:table-cell>
          <table:table-cell office:value-type="string">
            <text:p>inan. </text:p>
          </table:table-cell>
          <table:table-cell office:value-type="string">
            <text:p>botella que contenía aceite </text:p>
          </table:table-cell>
          <table:table-cell table:number-columns-repeated="2"/>
          <table:table-cell office:value-type="string">
            <text:p>ntg BARS,91 4.2 Compound classifiers. In some instances two classifiers may occur on a noun to form a compound classifier, each of which may occur alone. For example, compare ʉye-godo-a (oil-cleared.out-hollow) ‘empty oil bottle’, having both -godo ‘cleared out’ and -a ‘hollow, having a hole’ with wíi-godo (house-cleared.out) ‘cleared area for a house’ and kũbu-a (canoe-hollow) ‘canoe’. When two classifiers occur on a noun, the second is the one used for concordance with the modifier as in (152).;</text:p>
          </table:table-cell>
          <table:table-cell table:number-columns-repeated="201"/>
        </table:table-row>
        <table:table-row table:style-name="ro2">
          <table:table-cell office:value-type="string">
            <text:p>Ʉyeriya </text:p>
          </table:table-cell>
          <table:table-cell/>
          <table:table-cell office:value-type="string">
            <text:p>inan. </text:p>
          </table:table-cell>
          <table:table-cell office:value-type="string">
            <text:p>caño, afluente del río Pirá-Paraná (arriba de |bSonaña|r)</text:p>
          </table:table-cell>
          <table:table-cell table:number-columns-repeated="204"/>
        </table:table-row>
        <table:table-row table:style-name="ro2">
          <table:table-cell office:value-type="string">
            <text:p>ʉyetõo </text:p>
          </table:table-cell>
          <table:table-cell office:value-type="string">
            <text:p>ɨˈdʒé.tṍṍ </text:p>
          </table:table-cell>
          <table:table-cell office:value-type="string">
            <text:p>inan. </text:p>
          </table:table-cell>
          <table:table-cell office:value-type="string">
            <text:p>racimo de caimarón </text:p>
          </table:table-cell>
          <table:table-cell table:number-columns-repeated="204"/>
        </table:table-row>
        <table:table-row table:style-name="ro2">
          <table:table-cell office:value-type="string">
            <text:p>waábatere </text:p>
          </table:table-cell>
          <table:table-cell office:value-type="string">
            <text:p>ˈwɑɑ́.bɑ́té.ɾé E][ˈwɑɑ́.bɑ́te.ɾe J </text:p>
          </table:table-cell>
          <table:table-cell office:value-type="string">
            <text:p>v.i. </text:p>
          </table:table-cell>
          <table:table-cell office:value-type="string">
            <text:p>ir </text:p>
          </table:table-cell>
          <table:table-cell table:number-columns-repeated="204"/>
        </table:table-row>
        <table:table-row table:style-name="ro2">
          <table:table-cell office:value-type="string">
            <text:p>waácãnamuure </text:p>
          </table:table-cell>
          <table:table-cell office:value-type="string">
            <text:p>wɑɑ́.kɑ̃́nɑ̃ˈmṹũ.ɾẽ E][wɑɑ́.kɑ̃́nɑ̃mṹṹ.ɾẽ́ J </text:p>
          </table:table-cell>
          <table:table-cell office:value-type="string">
            <text:p>v.t. </text:p>
          </table:table-cell>
          <table:table-cell office:value-type="string">
            <text:p>encontrar (al otro compañero en el camino)</text:p>
          </table:table-cell>
          <table:table-cell table:number-columns-repeated="204"/>
        </table:table-row>
        <table:table-row table:style-name="ro2">
          <table:table-cell office:value-type="string">
            <text:p>waácoare </text:p>
          </table:table-cell>
          <table:table-cell office:value-type="string">
            <text:p>wɑˈɑ́.kóɑ́.ɾé </text:p>
          </table:table-cell>
          <table:table-cell office:value-type="string">
            <text:p>v.i. </text:p>
          </table:table-cell>
          <table:table-cell office:value-type="string">
            <text:p>ir </text:p>
          </table:table-cell>
          <table:table-cell table:number-columns-repeated="204"/>
        </table:table-row>
        <table:table-row table:style-name="ro2">
          <table:table-cell office:value-type="string">
            <text:p>waácudire </text:p>
          </table:table-cell>
          <table:table-cell office:value-type="string">
            <text:p>ˈwɑ́.kúdi.ɾe </text:p>
          </table:table-cell>
          <table:table-cell office:value-type="string">
            <text:p>v.i. </text:p>
          </table:table-cell>
          <table:table-cell office:value-type="string">
            <text:p>pasear</text:p>
          </table:table-cell>
          <table:table-cell table:number-columns-repeated="204"/>
        </table:table-row>
        <table:table-row table:style-name="ro2">
          <table:table-cell office:value-type="string">
            <text:p>waácʉ̃ore </text:p>
          </table:table-cell>
          <table:table-cell office:value-type="string">
            <text:p>ˈwɑ́.kɨ̃́õ.ɾẽ E][ˈwɑ́.kɨ̃́ṍ.ɾẽ́ J </text:p>
          </table:table-cell>
          <table:table-cell office:value-type="string">
            <text:p>v.t. </text:p>
          </table:table-cell>
          <table:table-cell office:value-type="string">
            <text:p>rozar</text:p>
          </table:table-cell>
          <table:table-cell table:number-columns-repeated="204"/>
        </table:table-row>
        <table:table-row table:style-name="ro2">
          <table:table-cell office:value-type="string">
            <text:p>waágãnibiare </text:p>
          </table:table-cell>
          <table:table-cell office:value-type="string">
            <text:p>ˈwɑ́.ŋɑ̃́nĩ́.bíɑ́.ɾé E][ˈwɑ́.ŋɑ̃́nĩ.bíɑ́.ɾé J </text:p>
          </table:table-cell>
          <table:table-cell office:value-type="string">
            <text:p>v.t. </text:p>
          </table:table-cell>
          <table:table-cell office:value-type="string">
            <text:p>cercar </text:p>
          </table:table-cell>
          <table:table-cell table:number-columns-repeated="204"/>
        </table:table-row>
        <table:table-row table:style-name="ro2">
          <table:table-cell office:value-type="string">
            <text:p>waájedire </text:p>
          </table:table-cell>
          <table:table-cell office:value-type="string">
            <text:p>ˈwɑɑ́.hédi.ɾe E][wɑˈɑ́.hédi.ɾe J </text:p>
          </table:table-cell>
          <table:table-cell office:value-type="string">
            <text:p>v.i. </text:p>
          </table:table-cell>
          <table:table-cell office:value-type="string">
            <text:p>ir todos</text:p>
          </table:table-cell>
          <table:table-cell table:number-columns-repeated="204"/>
        </table:table-row>
        <table:table-row table:style-name="ro2">
          <table:table-cell office:value-type="string">
            <text:p>waajeore </text:p>
          </table:table-cell>
          <table:table-cell office:value-type="string">
            <text:p>ˈwɑ́ɑ́.hé.o.ɾe E][ˈwɑ́ɑ́.hé.o.ɾe J </text:p>
          </table:table-cell>
          <table:table-cell office:value-type="string">
            <text:p>v.t. </text:p>
          </table:table-cell>
          <table:table-cell office:value-type="string">
            <text:p>servir sopa o líquido</text:p>
          </table:table-cell>
          <table:table-cell table:number-columns-repeated="204"/>
        </table:table-row>
        <table:table-row table:style-name="ro1">
          <table:table-cell office:value-type="string">
            <text:p>waamaa </text:p>
          </table:table-cell>
          <table:table-cell office:value-type="string">
            <text:p>ˈwɑ́ɑ.mɑ̃ E][ˈwɑ́ɑ́.mɑ̃ J </text:p>
          </table:table-cell>
          <table:table-cell office:value-type="string">
            <text:p>inan. </text:p>
          </table:table-cell>
          <table:table-cell office:value-type="string">
            <text:p>vena </text:p>
          </table:table-cell>
          <table:table-cell table:number-columns-repeated="204"/>
        </table:table-row>
        <table:table-row table:style-name="ro2">
          <table:table-cell office:value-type="string">
            <text:p>waárasare </text:p>
          </table:table-cell>
          <table:table-cell office:value-type="string">
            <text:p>wɑ́ˈɑ́.ɾɑ́sɑ́.ɾe </text:p>
          </table:table-cell>
          <table:table-cell office:value-type="string">
            <text:p>v.i. </text:p>
          </table:table-cell>
          <table:table-cell office:value-type="string">
            <text:p>ir y estar escuchado en el proceso </text:p>
          </table:table-cell>
          <table:table-cell/>
          <table:table-cell office:value-type="string">
            <text:p>va waáruyure , uv E , vn J </text:p>
          </table:table-cell>
          <table:table-cell table:number-columns-repeated="202"/>
        </table:table-row>
        <table:table-row table:style-name="ro2">
          <table:table-cell office:value-type="string">
            <text:p>waare </text:p>
          </table:table-cell>
          <table:table-cell office:value-type="string">
            <text:p>ˈwɑ́ɑ́.ɾe <text:s/>E][ˈwɑ́ɑ́.ɾé J </text:p>
          </table:table-cell>
          <table:table-cell office:value-type="string">
            <text:p>v.t. </text:p>
          </table:table-cell>
          <table:table-cell office:value-type="string">
            <text:p>sacar (agua) con un recipiente (y cargar, traer)</text:p>
          </table:table-cell>
          <table:table-cell table:number-columns-repeated="204"/>
        </table:table-row>
        <table:table-row table:style-name="ro2">
          <table:table-cell office:value-type="string">
            <text:p>waáre </text:p>
          </table:table-cell>
          <table:table-cell office:value-type="string">
            <text:p>wɑˈɑ́.ɾe </text:p>
          </table:table-cell>
          <table:table-cell office:value-type="string">
            <text:p>v.i. </text:p>
          </table:table-cell>
          <table:table-cell office:value-type="string">
            <text:p>ir </text:p>
          </table:table-cell>
          <table:table-cell table:number-columns-repeated="204"/>
        </table:table-row>
        <table:table-row table:style-name="ro2">
          <table:table-cell office:value-type="string">
            <text:p>wáare </text:p>
          </table:table-cell>
          <table:table-cell office:value-type="string">
            <text:p>ˈwɑ́ɑ.ɾe E][ˈwɑɑ́.ɾé J </text:p>
          </table:table-cell>
          <table:table-cell office:value-type="string">
            <text:p>v.t. </text:p>
          </table:table-cell>
          <table:table-cell office:value-type="string">
            <text:p>rajar </text:p>
          </table:table-cell>
          <table:table-cell table:number-columns-repeated="204"/>
        </table:table-row>
        <table:table-row table:style-name="ro1">
          <table:table-cell office:value-type="string">
            <text:p>wãare </text:p>
          </table:table-cell>
          <table:table-cell office:value-type="string">
            <text:p>ˈwɑ̃́ɑ̃.ɾẽ </text:p>
          </table:table-cell>
          <table:table-cell office:value-type="string">
            <text:p>v.t. </text:p>
          </table:table-cell>
          <table:table-cell office:value-type="string">
            <text:p>alumbrar </text:p>
          </table:table-cell>
          <table:table-cell table:number-columns-repeated="204"/>
        </table:table-row>
        <table:table-row table:style-name="ro2">
          <table:table-cell office:value-type="string">
            <text:p>waárẽtobuure </text:p>
          </table:table-cell>
          <table:table-cell office:value-type="string">
            <text:p>ˈwɑ́.ɾẽ́tõ.búu.ɾe E][ˈwɑ́.ɾẽ́tõ.búú.ɾé J </text:p>
          </table:table-cell>
          <table:table-cell office:value-type="string">
            <text:p>v.i. </text:p>
          </table:table-cell>
          <table:table-cell office:value-type="string">
            <text:p>ir por o a través </text:p>
          </table:table-cell>
          <table:table-cell table:number-columns-repeated="204"/>
        </table:table-row>
        <table:table-row table:style-name="ro2">
          <table:table-cell office:value-type="string">
            <text:p>waári_seyomi </text:p>
          </table:table-cell>
          <table:table-cell office:value-type="string">
            <text:p>wɑˈɑ́.ɾí.sedʒó.mĩ́ </text:p>
          </table:table-cell>
          <table:table-cell office:value-type="string">
            <text:p>v.i. </text:p>
          </table:table-cell>
          <table:table-cell office:value-type="string">
            <text:p>parecer que él se fue</text:p>
          </table:table-cell>
          <table:table-cell/>
          <table:table-cell office:value-type="string">
            <text:p>va waáruyumi , uv J , vn E </text:p>
          </table:table-cell>
          <table:table-cell table:number-columns-repeated="202"/>
        </table:table-row>
        <table:table-row table:style-name="ro2">
          <table:table-cell office:value-type="string">
            <text:p>wãaria </text:p>
          </table:table-cell>
          <table:table-cell office:value-type="string">
            <text:p>ˈwɑ̃́ɑ̃.ɾi.ɑ́ E][ˈwɑ̃́ɑ̃.ɾi.ɑ J </text:p>
          </table:table-cell>
          <table:table-cell office:value-type="string">
            <text:p>s.v.inan. </text:p>
          </table:table-cell>
          <table:table-cell office:value-type="string">
            <text:p>linterna </text:p>
          </table:table-cell>
          <table:table-cell table:number-columns-repeated="204"/>
        </table:table-row>
        <table:table-row table:style-name="ro2">
          <table:table-cell office:value-type="string">
            <text:p>waáriamaa </text:p>
          </table:table-cell>
          <table:table-cell office:value-type="string">
            <text:p>wɑɑ́.ɾi.ɑ.ˈmɑ̃ E][ˈwɑɑ́.ɾi.ɑ.mɑ̃ɑ̃ J </text:p>
          </table:table-cell>
          <table:table-cell office:value-type="string">
            <text:p>s.v.inan. </text:p>
          </table:table-cell>
          <table:table-cell office:value-type="string">
            <text:p>camino </text:p>
          </table:table-cell>
          <table:table-cell table:number-columns-repeated="204"/>
        </table:table-row>
        <table:table-row table:style-name="ro2">
          <table:table-cell office:value-type="string">
            <text:p>waáriaro </text:p>
          </table:table-cell>
          <table:table-cell office:value-type="string">
            <text:p>wɑˈɑ́.ɾi.ɑ.ɾo E][wɑˈɑ́.ɾi.ɑ.ɾo J </text:p>
          </table:table-cell>
          <table:table-cell office:value-type="string">
            <text:p>s.v.inan. </text:p>
          </table:table-cell>
          <table:table-cell office:value-type="string">
            <text:p>modo de pasar, viajar </text:p>
          </table:table-cell>
          <table:table-cell table:number-columns-repeated="204"/>
        </table:table-row>
        <table:table-row table:style-name="ro2">
          <table:table-cell office:value-type="string">
            <text:p>waárocaroare </text:p>
          </table:table-cell>
          <table:table-cell office:value-type="string">
            <text:p>ˈwɑɑ́.ɾókɑ.ɾóɑ́.ɾe E][ˈwɑɑ́.ɾókɑ.ɾóɑ́.ɾé J </text:p>
          </table:table-cell>
          <table:table-cell office:value-type="string">
            <text:p>v.i.sing. </text:p>
          </table:table-cell>
          <table:table-cell office:value-type="string">
            <text:p>irse y entrar </text:p>
          </table:table-cell>
          <table:table-cell table:number-columns-repeated="204"/>
        </table:table-row>
        <table:table-row table:style-name="ro2">
          <table:table-cell office:value-type="string">
            <text:p>waárocawaare </text:p>
          </table:table-cell>
          <table:table-cell office:value-type="string">
            <text:p>ˈwɑ́.ɾókɑ.wɑ́ɑ.ɾe E][ˈwɑɑ́.ɾókɑ.wɑ́ɑ́.ɾé J </text:p>
          </table:table-cell>
          <table:table-cell office:value-type="string">
            <text:p>v.t.sing. </text:p>
          </table:table-cell>
          <table:table-cell office:value-type="string">
            <text:p>estrellarse </text:p>
          </table:table-cell>
          <table:table-cell table:number-columns-repeated="204"/>
        </table:table-row>
        <table:table-row table:style-name="ro2">
          <table:table-cell office:value-type="string">
            <text:p>waárujeore </text:p>
          </table:table-cell>
          <table:table-cell office:value-type="string">
            <text:p>wɑɑ́.ˈɾúhe.o.ɾe E][wɑ́ɑ́.ɾúˈhé.ó.ɾé J </text:p>
          </table:table-cell>
          <table:table-cell office:value-type="string">
            <text:p>v.i. </text:p>
          </table:table-cell>
          <table:table-cell office:value-type="string">
            <text:p>lograr salir</text:p>
          </table:table-cell>
          <table:table-cell table:number-columns-repeated="204"/>
        </table:table-row>
        <table:table-row table:style-name="ro2">
          <table:table-cell office:value-type="string">
            <text:p>waáruyumi </text:p>
          </table:table-cell>
          <table:table-cell office:value-type="string">
            <text:p>wɑɑ́.ˈɾúdʒu.mĩ </text:p>
          </table:table-cell>
          <table:table-cell office:value-type="string">
            <text:p>v.i. </text:p>
          </table:table-cell>
          <table:table-cell office:value-type="string">
            <text:p>parecer que él se fue </text:p>
          </table:table-cell>
          <table:table-cell/>
          <table:table-cell office:value-type="string">
            <text:p>va waári seyomi , uv E , vn J </text:p>
          </table:table-cell>
          <table:table-cell table:number-columns-repeated="202"/>
        </table:table-row>
        <table:table-row table:style-name="ro1">
          <table:table-cell office:value-type="string">
            <text:p>waáruyure </text:p>
          </table:table-cell>
          <table:table-cell table:number-columns-repeated="4"/>
          <table:table-cell office:value-type="string">
            <text:p>uv J</text:p>
          </table:table-cell>
          <table:table-cell table:number-columns-repeated="202"/>
        </table:table-row>
        <table:table-row table:style-name="ro2">
          <table:table-cell office:value-type="string">
            <text:p>waásãjare </text:p>
          </table:table-cell>
          <table:table-cell office:value-type="string">
            <text:p>ˈwɑɑ́.sɑ̃́hɑ̃.ɾẽ </text:p>
          </table:table-cell>
          <table:table-cell office:value-type="string">
            <text:p>v.i. </text:p>
          </table:table-cell>
          <table:table-cell office:value-type="string">
            <text:p>embarcar </text:p>
          </table:table-cell>
          <table:table-cell table:number-columns-repeated="204"/>
        </table:table-row>
        <table:table-row table:style-name="ro2">
          <table:table-cell office:value-type="string">
            <text:p>waáweore </text:p>
          </table:table-cell>
          <table:table-cell office:value-type="string">
            <text:p>wɑ́ˈɑ́.wé.ó.ɾe E][ˈwɑɑ́.wé.o.ɾe J </text:p>
          </table:table-cell>
          <table:table-cell office:value-type="string">
            <text:p>v.t. </text:p>
          </table:table-cell>
          <table:table-cell office:value-type="string">
            <text:p>dejar </text:p>
          </table:table-cell>
          <table:table-cell table:number-columns-repeated="204"/>
        </table:table-row>
        <table:table-row table:style-name="ro2">
          <table:table-cell office:value-type="string">
            <text:p>waáyojare </text:p>
          </table:table-cell>
          <table:table-cell office:value-type="string">
            <text:p>ˈwɑɑ́.dʒohɑ.ɾe </text:p>
          </table:table-cell>
          <table:table-cell office:value-type="string">
            <text:p>v.i. </text:p>
          </table:table-cell>
          <table:table-cell office:value-type="string">
            <text:p>acostarse en hamaca </text:p>
          </table:table-cell>
          <table:table-cell table:number-columns-repeated="204"/>
        </table:table-row>
        <table:table-row table:style-name="ro2">
          <table:table-cell office:value-type="string">
            <text:p>wabea </text:p>
          </table:table-cell>
          <table:table-cell office:value-type="string">
            <text:p>wɑ́ˈbéɑ́ </text:p>
          </table:table-cell>
          <table:table-cell office:value-type="string">
            <text:p>an.s.plural </text:p>
          </table:table-cell>
          <table:table-cell office:value-type="string">
            <text:p>barasanas |bwabea|r (grupo étnico entre los barasanas) </text:p>
          </table:table-cell>
          <table:table-cell table:number-columns-repeated="204"/>
        </table:table-row>
        <table:table-row table:style-name="ro2">
          <table:table-cell office:value-type="string">
            <text:p>wabu </text:p>
          </table:table-cell>
          <table:table-cell office:value-type="string">
            <text:p>wɑ́ˈbú </text:p>
          </table:table-cell>
          <table:table-cell office:value-type="string">
            <text:p>an. </text:p>
          </table:table-cell>
          <table:table-cell office:value-type="string">
            <text:p>especie de araña (grande y de color moreno, vive en el techo y come cucarachas, no pica a la gente) </text:p>
          </table:table-cell>
          <table:table-cell/>
          <table:table-cell office:value-type="string">
            <text:p>sc Heteropoda venatoria</text:p>
          </table:table-cell>
          <table:table-cell table:number-columns-repeated="202"/>
        </table:table-row>
        <table:table-row table:style-name="ro2">
          <table:table-cell office:value-type="string">
            <text:p>wabʉ </text:p>
          </table:table-cell>
          <table:table-cell office:value-type="string">
            <text:p>ˈwɑ́ɑ.bɨ E][wɑ́.ˈbɨ́ J </text:p>
          </table:table-cell>
          <table:table-cell office:value-type="string">
            <text:p>inan.f.n.esp. </text:p>
          </table:table-cell>
          <table:table-cell office:value-type="string">
            <text:p>bambú </text:p>
          </table:table-cell>
          <table:table-cell table:number-columns-repeated="204"/>
        </table:table-row>
        <table:table-row table:style-name="ro2">
          <table:table-cell office:value-type="string">
            <text:p>waca </text:p>
          </table:table-cell>
          <table:table-cell office:value-type="string">
            <text:p>ˈwɑ́kɑ E][wɑˈkɑ́ J </text:p>
          </table:table-cell>
          <table:table-cell office:value-type="string">
            <text:p>inan., cl.irreg. </text:p>
          </table:table-cell>
          <table:table-cell office:value-type="string">
            <text:p>dardo </text:p>
          </table:table-cell>
          <table:table-cell table:number-columns-repeated="2"/>
          <table:table-cell office:value-type="string">
            <text:p>ntg BARS;91 -waka ‘dart-shaped’ 4.1 Salient features of classifiers. Shape. 9. pointed shapes, p.52;</text:p>
          </table:table-cell>
          <table:table-cell table:number-columns-repeated="201"/>
        </table:table-row>
        <table:table-row table:style-name="ro2">
          <table:table-cell office:value-type="string">
            <text:p>Waca_bota </text:p>
          </table:table-cell>
          <table:table-cell office:value-type="string">
            <text:p>ˈwɑ́kɑ.botɑ́ E][wɑˈkɑ́.bótɑ J </text:p>
          </table:table-cell>
          <table:table-cell office:value-type="string">
            <text:p>inan. </text:p>
          </table:table-cell>
          <table:table-cell office:value-type="string">
            <text:p>cerro ubicado en la cabecera del caño llamado “|bRííya|r”</text:p>
          </table:table-cell>
          <table:table-cell table:number-columns-repeated="204"/>
        </table:table-row>
        <table:table-row table:style-name="ro2">
          <table:table-cell office:value-type="string">
            <text:p>wacaju </text:p>
          </table:table-cell>
          <table:table-cell office:value-type="string">
            <text:p>ˈwɑ́kɑhú E][wɑkɑ́ˈhúu J </text:p>
          </table:table-cell>
          <table:table-cell office:value-type="string">
            <text:p>an. </text:p>
          </table:table-cell>
          <table:table-cell office:value-type="string">
            <text:p>especie de culebra (venenosa) </text:p>
          </table:table-cell>
          <table:table-cell table:number-columns-repeated="204"/>
        </table:table-row>
        <table:table-row table:style-name="ro2">
          <table:table-cell office:value-type="string">
            <text:p>wacarica_jãmo </text:p>
          </table:table-cell>
          <table:table-cell office:value-type="string">
            <text:p>wɑ́kɑɾiˈkɑ́.hɑ̃́mṍ E][wɑˈkɑ́ɾíkɑ.hɑ̃́mṍ J </text:p>
          </table:table-cell>
          <table:table-cell office:value-type="string">
            <text:p>an. </text:p>
          </table:table-cell>
          <table:table-cell office:value-type="string">
            <text:p>armadillo </text:p>
          </table:table-cell>
          <table:table-cell office:value-type="string">
            <text:p>Dasypus kappleri</text:p>
          </table:table-cell>
          <table:table-cell table:number-columns-repeated="203"/>
        </table:table-row>
        <table:table-row table:style-name="ro2">
          <table:table-cell office:value-type="string">
            <text:p>wacasa </text:p>
          </table:table-cell>
          <table:table-cell office:value-type="string">
            <text:p>ˈwɑ́kɑ.sɑ́ </text:p>
          </table:table-cell>
          <table:table-cell office:value-type="string">
            <text:p>inan. </text:p>
          </table:table-cell>
          <table:table-cell office:value-type="string">
            <text:p>carcaj (para dardos) </text:p>
          </table:table-cell>
          <table:table-cell/>
          <table:table-cell office:value-type="string">
            <text:p>va wacatori , uv E , vn J </text:p>
          </table:table-cell>
          <table:table-cell table:number-columns-repeated="202"/>
        </table:table-row>
        <table:table-row table:style-name="ro2">
          <table:table-cell office:value-type="string">
            <text:p>wacasẽamʉ </text:p>
          </table:table-cell>
          <table:table-cell office:value-type="string">
            <text:p>wɑ́ˈkɑsẽ́ɑ̃́.mɨ̃́ E][wɑkɑ́ˈsẽ́ɑ̃.mɨ̃ J </text:p>
          </table:table-cell>
          <table:table-cell office:value-type="string">
            <text:p>an. </text:p>
          </table:table-cell>
          <table:table-cell office:value-type="string">
            <text:p>especie de insecto acuático </text:p>
          </table:table-cell>
          <table:table-cell/>
          <table:table-cell office:value-type="string">
            <text:p>sc Aquarius najas </text:p>
          </table:table-cell>
          <table:table-cell table:number-columns-repeated="202"/>
        </table:table-row>
        <table:table-row table:style-name="ro2">
          <table:table-cell office:value-type="string">
            <text:p>wacatori </text:p>
          </table:table-cell>
          <table:table-cell office:value-type="string">
            <text:p>wɑˈkɑ́.tóɾi </text:p>
          </table:table-cell>
          <table:table-cell office:value-type="string">
            <text:p>inan. </text:p>
          </table:table-cell>
          <table:table-cell office:value-type="string">
            <text:p>carcaj (para dardos)</text:p>
          </table:table-cell>
          <table:table-cell/>
          <table:table-cell office:value-type="string">
            <text:p>va wacasa , uv J , vn E </text:p>
          </table:table-cell>
          <table:table-cell table:number-columns-repeated="202"/>
        </table:table-row>
        <table:table-row table:style-name="ro2">
          <table:table-cell office:value-type="string">
            <text:p>Wacaʉ </text:p>
          </table:table-cell>
          <table:table-cell/>
          <table:table-cell office:value-type="string">
            <text:p>inan. </text:p>
          </table:table-cell>
          <table:table-cell office:value-type="string">
            <text:p>cerro mitológico</text:p>
          </table:table-cell>
          <table:table-cell table:number-columns-repeated="204"/>
        </table:table-row>
        <table:table-row table:style-name="ro2">
          <table:table-cell office:value-type="string">
            <text:p>wãcujumisi </text:p>
          </table:table-cell>
          <table:table-cell office:value-type="string">
            <text:p>wɑ̃ˈkṹ.hũ.mĩsĩ́ E][wɑ̃ˈkṹ.hũ.mĩ́sĩ J </text:p>
          </table:table-cell>
          <table:table-cell office:value-type="string">
            <text:p>inan.f.n.esp. </text:p>
          </table:table-cell>
          <table:table-cell office:value-type="string">
            <text:p>especie de bejuco (con hojas pequeñas y fruto incomible, se usan las hojas al punto del bejuco para hacer un remedio contra diarrea) </text:p>
          </table:table-cell>
          <table:table-cell table:number-columns-repeated="204"/>
        </table:table-row>
        <table:table-row table:style-name="ro2">
          <table:table-cell office:value-type="string">
            <text:p>wãcujũu </text:p>
          </table:table-cell>
          <table:table-cell office:value-type="string">
            <text:p>wɑ̃ˈkṹ.hṹũ </text:p>
          </table:table-cell>
          <table:table-cell office:value-type="string">
            <text:p>inan.pl. </text:p>
          </table:table-cell>
          <table:table-cell office:value-type="string">
            <text:p>hojas secas del palo de la uva del monte (usadas para mezclar con la coca) </text:p>
          </table:table-cell>
          <table:table-cell table:number-columns-repeated="204"/>
        </table:table-row>
        <table:table-row table:style-name="ro2">
          <table:table-cell office:value-type="string">
            <text:p>wacʉbʉ </text:p>
          </table:table-cell>
          <table:table-cell office:value-type="string">
            <text:p>ˈwɑkɨ́.bɨ </text:p>
          </table:table-cell>
          <table:table-cell office:value-type="string">
            <text:p>inan. </text:p>
          </table:table-cell>
          <table:table-cell office:value-type="string">
            <text:p>yarumo (|ireg.|r especie de arbusto, maleza que se encuentra generalmente en la chagra) </text:p>
          </table:table-cell>
          <table:table-cell office:value-type="string">
            <text:p>Cecropia spp. </text:p>
          </table:table-cell>
          <table:table-cell table:number-columns-repeated="203"/>
        </table:table-row>
        <table:table-row table:style-name="ro2">
          <table:table-cell office:value-type="string">
            <text:p>wadeaga </text:p>
          </table:table-cell>
          <table:table-cell office:value-type="string">
            <text:p>ˈwɑ́deɑ.gɑ́ E][wɑˈdéɑ́.gɑ J </text:p>
          </table:table-cell>
          <table:table-cell office:value-type="string">
            <text:p>inan. </text:p>
          </table:table-cell>
          <table:table-cell office:value-type="string">
            <text:p>fruta que se encuentra en la mitad de ramas bifurcadas (comienza a madurar antes de las demás del grupo en que se encuentra) </text:p>
          </table:table-cell>
          <table:table-cell table:number-columns-repeated="204"/>
        </table:table-row>
        <table:table-row table:style-name="ro2">
          <table:table-cell office:value-type="string">
            <text:p>waderecoa </text:p>
          </table:table-cell>
          <table:table-cell office:value-type="string">
            <text:p>wɑ́ˈdéɾékoɑ </text:p>
          </table:table-cell>
          <table:table-cell office:value-type="string">
            <text:p>an. </text:p>
          </table:table-cell>
          <table:table-cell office:value-type="string">
            <text:p>guacharaca </text:p>
          </table:table-cell>
          <table:table-cell office:value-type="string">
            <text:p>Ortalis motmot columbiana </text:p>
          </table:table-cell>
          <table:table-cell table:number-columns-repeated="203"/>
        </table:table-row>
        <table:table-row table:style-name="ro1">
          <table:table-cell office:value-type="string">
            <text:p>wadire </text:p>
          </table:table-cell>
          <table:table-cell office:value-type="string">
            <text:p>wɑˈdí.ɾe </text:p>
          </table:table-cell>
          <table:table-cell office:value-type="string">
            <text:p>v.i.irreg. </text:p>
          </table:table-cell>
          <table:table-cell office:value-type="string">
            <text:p>venir</text:p>
          </table:table-cell>
          <table:table-cell table:number-columns-repeated="204"/>
        </table:table-row>
        <table:table-row table:style-name="ro2">
          <table:table-cell office:value-type="string">
            <text:p>wadise </text:p>
          </table:table-cell>
          <table:table-cell office:value-type="string">
            <text:p>ˈwɑ́di.se E][ˈwɑˈdí.sé J </text:p>
          </table:table-cell>
          <table:table-cell office:value-type="string">
            <text:p>v.i.sing. </text:p>
          </table:table-cell>
          <table:table-cell office:value-type="string">
            <text:p>rajarse </text:p>
          </table:table-cell>
          <table:table-cell table:number-columns-repeated="204"/>
        </table:table-row>
        <table:table-row table:style-name="ro2">
          <table:table-cell office:value-type="string">
            <text:p>wadisʉore </text:p>
          </table:table-cell>
          <table:table-cell office:value-type="string">
            <text:p>wɑˈdí.sɨ́o.ɾe </text:p>
          </table:table-cell>
          <table:table-cell office:value-type="string">
            <text:p>v.i. </text:p>
          </table:table-cell>
          <table:table-cell office:value-type="string">
            <text:p>llegar, venir por primera vez</text:p>
          </table:table-cell>
          <table:table-cell table:number-columns-repeated="204"/>
        </table:table-row>
        <table:table-row table:style-name="ro2">
          <table:table-cell office:value-type="string">
            <text:p>wado </text:p>
          </table:table-cell>
          <table:table-cell office:value-type="string">
            <text:p>ˈwɑdó </text:p>
          </table:table-cell>
          <table:table-cell office:value-type="string">
            <text:p>an. </text:p>
          </table:table-cell>
          <table:table-cell office:value-type="string">
            <text:p>puerco espín </text:p>
          </table:table-cell>
          <table:table-cell office:value-type="string">
            <text:p>Coendu prehensilis</text:p>
          </table:table-cell>
          <table:table-cell table:number-columns-repeated="203"/>
        </table:table-row>
        <table:table-row table:style-name="ro2">
          <table:table-cell office:value-type="string">
            <text:p>wadoa </text:p>
          </table:table-cell>
          <table:table-cell office:value-type="string">
            <text:p>wɑˈdóɑ </text:p>
          </table:table-cell>
          <table:table-cell office:value-type="string">
            <text:p>an.s.plural </text:p>
          </table:table-cell>
          <table:table-cell office:value-type="string">
            <text:p>chisas o chizas </text:p>
          </table:table-cell>
          <table:table-cell table:number-columns-repeated="204"/>
        </table:table-row>
        <table:table-row table:style-name="ro2">
          <table:table-cell office:value-type="string">
            <text:p>wãgãre </text:p>
          </table:table-cell>
          <table:table-cell office:value-type="string">
            <text:p>ˈwɑ̃́ŋɑ̃.ɾẽ E][wɑ̃ˈŋɑ̃́.ɾẽ́ J </text:p>
          </table:table-cell>
          <table:table-cell office:value-type="string">
            <text:p>v.i. </text:p>
          </table:table-cell>
          <table:table-cell office:value-type="string">
            <text:p>salir de (la canoa, hamaca, avioneta) </text:p>
          </table:table-cell>
          <table:table-cell table:number-columns-repeated="204"/>
        </table:table-row>
        <table:table-row table:style-name="ro2">
          <table:table-cell office:value-type="string">
            <text:p>waguejioriarʉ </text:p>
          </table:table-cell>
          <table:table-cell office:value-type="string">
            <text:p>wɑ́ˈgé.hío.ɾi.ɑ́.ɾɨ́ E][ˈwɑ́gé.hío.ɾi.ɑ.ɾɨ J </text:p>
          </table:table-cell>
          <table:table-cell office:value-type="string">
            <text:p>inan. </text:p>
          </table:table-cell>
          <table:table-cell office:value-type="string">
            <text:p>olla grande (que se utiliza para hervir y cocinar)</text:p>
          </table:table-cell>
          <table:table-cell table:number-columns-repeated="204"/>
        </table:table-row>
        <table:table-row table:style-name="ro2">
          <table:table-cell office:value-type="string">
            <text:p>wai </text:p>
          </table:table-cell>
          <table:table-cell office:value-type="string">
            <text:p>wɑˈí </text:p>
          </table:table-cell>
          <table:table-cell office:value-type="string">
            <text:p>an.s.plural </text:p>
          </table:table-cell>
          <table:table-cell office:value-type="string">
            <text:p>pez, peces </text:p>
          </table:table-cell>
          <table:table-cell table:number-columns-repeated="204"/>
        </table:table-row>
        <table:table-row table:style-name="ro2">
          <table:table-cell office:value-type="string">
            <text:p>wai_bujuño </text:p>
          </table:table-cell>
          <table:table-cell office:value-type="string">
            <text:p>wɑí.ˈbúhu.ɲõ E][wɑˈí.buhú.ɲṍ J </text:p>
          </table:table-cell>
          <table:table-cell office:value-type="string">
            <text:p>inan. </text:p>
          </table:table-cell>
          <table:table-cell office:value-type="string">
            <text:p>especie de caña (maleza que se encuentra en la orilla de ríos)</text:p>
          </table:table-cell>
          <table:table-cell table:number-columns-repeated="204"/>
        </table:table-row>
        <table:table-row table:style-name="ro2">
          <table:table-cell office:value-type="string">
            <text:p>wai_cãne </text:p>
          </table:table-cell>
          <table:table-cell office:value-type="string">
            <text:p>wɑí.ˈkɑ̃́nẽ E][wɑí.ˈkɑ̃́nẽ́ J </text:p>
          </table:table-cell>
          <table:table-cell office:value-type="string">
            <text:p>inan.f.n.esp. </text:p>
          </table:table-cell>
          <table:table-cell office:value-type="string">
            <text:p>caimos |bwai cãne|r </text:p>
          </table:table-cell>
          <table:table-cell/>
          <table:table-cell office:value-type="string">
            <text:p>sc Chrysophillum Caimito L. spp. </text:p>
          </table:table-cell>
          <table:table-cell table:number-columns-repeated="202"/>
        </table:table-row>
        <table:table-row table:style-name="ro2">
          <table:table-cell office:value-type="string">
            <text:p>wai_cãneʉ </text:p>
          </table:table-cell>
          <table:table-cell office:value-type="string">
            <text:p>wɑí.kɑ̃́ˈnẽ́.ɨ̃ E][wɑí.kɑ̃́ˈnẽ́.ɨ̃́ J </text:p>
          </table:table-cell>
          <table:table-cell office:value-type="string">
            <text:p>inan. </text:p>
          </table:table-cell>
          <table:table-cell office:value-type="string">
            <text:p>especie de caimo </text:p>
          </table:table-cell>
          <table:table-cell table:number-columns-repeated="204"/>
        </table:table-row>
        <table:table-row table:style-name="ro2">
          <table:table-cell office:value-type="string">
            <text:p>wai_cõsiro </text:p>
          </table:table-cell>
          <table:table-cell office:value-type="string">
            <text:p>wɑí.ˈkṍsĩ́ɾṍ </text:p>
          </table:table-cell>
          <table:table-cell office:value-type="string">
            <text:p>inan. </text:p>
          </table:table-cell>
          <table:table-cell office:value-type="string">
            <text:p>especie de pez (parecido a la cucha)</text:p>
          </table:table-cell>
          <table:table-cell table:number-columns-repeated="204"/>
        </table:table-row>
        <table:table-row table:style-name="ro2">
          <table:table-cell office:value-type="string">
            <text:p>wai_gaa </text:p>
          </table:table-cell>
          <table:table-cell office:value-type="string">
            <text:p>ˈwɑí.gɑ́ɑ́ </text:p>
          </table:table-cell>
          <table:table-cell office:value-type="string">
            <text:p>an. </text:p>
          </table:table-cell>
          <table:table-cell office:value-type="string">
            <text:p>águila barrada (de color café oscuro encima, come pescado) </text:p>
          </table:table-cell>
          <table:table-cell/>
          <table:table-cell office:value-type="string">
            <text:p>sc Buteo nitidus </text:p>
          </table:table-cell>
          <table:table-cell table:number-columns-repeated="202"/>
        </table:table-row>
        <table:table-row table:style-name="ro2">
          <table:table-cell office:value-type="string">
            <text:p>wai_gõa </text:p>
          </table:table-cell>
          <table:table-cell office:value-type="string">
            <text:p>wɑí.ˈŋṍɑ̃́ </text:p>
          </table:table-cell>
          <table:table-cell office:value-type="string">
            <text:p>inan.pl. </text:p>
          </table:table-cell>
          <table:table-cell office:value-type="string">
            <text:p>pepas del árbol |bwai gõʉ|r (especie pequeña, roja y negra, sirve para alimentar a peces y pájaros, encontrada cerca de los ríos) </text:p>
          </table:table-cell>
          <table:table-cell table:number-columns-repeated="204"/>
        </table:table-row>
        <table:table-row table:style-name="ro2">
          <table:table-cell office:value-type="string">
            <text:p>wai_gõʉ </text:p>
          </table:table-cell>
          <table:table-cell office:value-type="string">
            <text:p>wɑˈí.ŋṍ.ɨ̃́ </text:p>
          </table:table-cell>
          <table:table-cell office:value-type="string">
            <text:p>inan. </text:p>
          </table:table-cell>
          <table:table-cell office:value-type="string">
            <text:p>especie de árbol (que produce fruta negra que alimenta a peces y pájaros) </text:p>
          </table:table-cell>
          <table:table-cell table:number-columns-repeated="204"/>
        </table:table-row>
        <table:table-row table:style-name="ro2">
          <table:table-cell office:value-type="string">
            <text:p>wai_gʉda_yooro </text:p>
          </table:table-cell>
          <table:table-cell office:value-type="string">
            <text:p>wɑí.gɨ́ˈdɑ́.dʒóóɾo E][wɑí.gɨ́dɑ́ˈdʒóóɾó J </text:p>
          </table:table-cell>
          <table:table-cell office:value-type="string">
            <text:p>an. </text:p>
          </table:table-cell>
          <table:table-cell office:value-type="string">
            <text:p>especie de mirla o mirlo (imita bien a otros pájaros; el macho es negro, la hembra es de color gris)</text:p>
          </table:table-cell>
          <table:table-cell table:number-columns-repeated="204"/>
        </table:table-row>
        <table:table-row table:style-name="ro2">
          <table:table-cell office:value-type="string">
            <text:p>wai_macana </text:p>
          </table:table-cell>
          <table:table-cell office:value-type="string">
            <text:p>wɑí.ˈmɑ̃́kɑ̃́nɑ̃ </text:p>
          </table:table-cell>
          <table:table-cell office:value-type="string">
            <text:p>an.s.plural </text:p>
          </table:table-cell>
          <table:table-cell office:value-type="string">
            <text:p>piratapuyos (grupo indígena) </text:p>
          </table:table-cell>
          <table:table-cell table:number-columns-repeated="204"/>
        </table:table-row>
        <table:table-row table:style-name="ro2">
          <table:table-cell office:value-type="string">
            <text:p>wai_masa </text:p>
          </table:table-cell>
          <table:table-cell office:value-type="string">
            <text:p>wɑí.ˈmɑ̃s.ɑ̃́ </text:p>
          </table:table-cell>
          <table:table-cell office:value-type="string">
            <text:p>an.s.plural </text:p>
          </table:table-cell>
          <table:table-cell office:value-type="string">
            <text:p>waimaja (grupo indígena) </text:p>
          </table:table-cell>
          <table:table-cell table:number-columns-repeated="204"/>
        </table:table-row>
        <table:table-row table:style-name="ro2">
          <table:table-cell office:value-type="string">
            <text:p>wai_misi </text:p>
          </table:table-cell>
          <table:table-cell office:value-type="string">
            <text:p>wɑí.ˈmĩ́sĩ́ </text:p>
          </table:table-cell>
          <table:table-cell office:value-type="string">
            <text:p>inan.f.n.esp. </text:p>
          </table:table-cell>
          <table:table-cell office:value-type="string">
            <text:p>bejucos |bwai misi|r (especie utilizada en el tejido de abanico-volteadores) </text:p>
          </table:table-cell>
          <table:table-cell table:number-columns-repeated="204"/>
        </table:table-row>
        <table:table-row table:style-name="ro2">
          <table:table-cell office:value-type="string">
            <text:p>wai_misi_toa </text:p>
          </table:table-cell>
          <table:table-cell office:value-type="string">
            <text:p>wɑí.mĩ́sĩ́.ˈtóɑ E][ˈwɑí.mĩsĩ́.tóɑ́ J </text:p>
          </table:table-cell>
          <table:table-cell office:value-type="string">
            <text:p>inan.f.n.esp. </text:p>
          </table:table-cell>
          <table:table-cell office:value-type="string">
            <text:p>frutas ivapichunas |bwai misi toa|r (|ireg.|r comestibles) </text:p>
          </table:table-cell>
          <table:table-cell table:number-columns-repeated="204"/>
        </table:table-row>
        <table:table-row table:style-name="ro2">
          <table:table-cell office:value-type="string">
            <text:p>wai_misicaje </text:p>
          </table:table-cell>
          <table:table-cell office:value-type="string">
            <text:p>ˈwɑí.mĩ́sĩ́.kɑ́hé </text:p>
          </table:table-cell>
          <table:table-cell office:value-type="string">
            <text:p>inan. </text:p>
          </table:table-cell>
          <table:table-cell office:value-type="string">
            <text:p>retoño </text:p>
          </table:table-cell>
          <table:table-cell table:number-columns-repeated="204"/>
        </table:table-row>
        <table:table-row table:style-name="ro2">
          <table:table-cell office:value-type="string">
            <text:p>wai_ñomʉ </text:p>
          </table:table-cell>
          <table:table-cell office:value-type="string">
            <text:p>wɑˈí.ɲṍmɨ̃́ </text:p>
          </table:table-cell>
          <table:table-cell office:value-type="string">
            <text:p>inan.f.n.esp. </text:p>
          </table:table-cell>
          <table:table-cell office:value-type="string">
            <text:p>frutas de la palma de ibacaba (|ibras.|r) </text:p>
          </table:table-cell>
          <table:table-cell table:number-columns-repeated="204"/>
        </table:table-row>
        <table:table-row table:style-name="ro2">
          <table:table-cell office:value-type="string">
            <text:p>wai_ñomʉño </text:p>
          </table:table-cell>
          <table:table-cell office:value-type="string">
            <text:p>ˈwɑ́í.ɲṍmɨ̃́.ɲṍ </text:p>
          </table:table-cell>
          <table:table-cell office:value-type="string">
            <text:p>inan. </text:p>
          </table:table-cell>
          <table:table-cell office:value-type="string">
            <text:p>palma de ibacaba (|ibras.|r que se encuentran por los ríos Vaupés y Apaporis, produce fruta comestible) </text:p>
          </table:table-cell>
          <table:table-cell table:number-columns-repeated="204"/>
        </table:table-row>
        <table:table-row table:style-name="ro2">
          <table:table-cell office:value-type="string">
            <text:p>wai_paiyo </text:p>
          </table:table-cell>
          <table:table-cell office:value-type="string">
            <text:p>wɑí.ˈpɑ́ídʒo </text:p>
          </table:table-cell>
          <table:table-cell office:value-type="string">
            <text:p>an. </text:p>
          </table:table-cell>
          <table:table-cell office:value-type="string">
            <text:p>pájaro guardabosque vocífero </text:p>
          </table:table-cell>
          <table:table-cell/>
          <table:table-cell office:value-type="string">
            <text:p>sc Lipaugus vociferans</text:p>
          </table:table-cell>
          <table:table-cell table:number-columns-repeated="202"/>
        </table:table-row>
        <table:table-row table:style-name="ro2">
          <table:table-cell office:value-type="string">
            <text:p>wai_uria </text:p>
          </table:table-cell>
          <table:table-cell office:value-type="string">
            <text:p>wɑí.úúˈɾíɑ́ </text:p>
          </table:table-cell>
          <table:table-cell office:value-type="string">
            <text:p>an. </text:p>
          </table:table-cell>
          <table:table-cell office:value-type="string">
            <text:p>pájaro paragüero amazónico </text:p>
          </table:table-cell>
          <table:table-cell/>
          <table:table-cell office:value-type="string">
            <text:p>sc Cephalopterus ornatus </text:p>
          </table:table-cell>
          <table:table-cell table:number-columns-repeated="202"/>
        </table:table-row>
        <table:table-row table:style-name="ro2">
          <table:table-cell office:value-type="string">
            <text:p>wãia_aboriaro </text:p>
          </table:table-cell>
          <table:table-cell office:value-type="string">
            <text:p>wɑ̃́ˈĩɑ̃.ɑ̃́bo.ɾi.́ɑ.́ɾó E][wɑ̃ĩ́ɑ̃́.ˈɑ́bo.ɾí.ɑ́.ɾo J </text:p>
          </table:table-cell>
          <table:table-cell office:value-type="string">
            <text:p>s.v.inan. </text:p>
          </table:table-cell>
          <table:table-cell office:value-type="string">
            <text:p>molinillo</text:p>
          </table:table-cell>
          <table:table-cell table:number-columns-repeated="204"/>
        </table:table-row>
        <table:table-row table:style-name="ro2">
          <table:table-cell office:value-type="string">
            <text:p>wãiabiore </text:p>
          </table:table-cell>
          <table:table-cell office:value-type="string">
            <text:p>ˈwɑ̃́ĩ́ɑ̃.bí.ó.ɾé E][wɑ̃ĩ́ɑ̃́.ˈbí.o.ɾe J </text:p>
          </table:table-cell>
          <table:table-cell office:value-type="string">
            <text:p>v.t. </text:p>
          </table:table-cell>
          <table:table-cell office:value-type="string">
            <text:p>atornillar </text:p>
          </table:table-cell>
          <table:table-cell table:number-columns-repeated="204"/>
        </table:table-row>
        <table:table-row table:style-name="ro2">
          <table:table-cell office:value-type="string">
            <text:p>wãiabioriawaca </text:p>
          </table:table-cell>
          <table:table-cell office:value-type="string">
            <text:p>wɑ̃́ĩɑ̃.bí.ó.ˈɾí.ɑ́.wɑkɑ́ E][wɑ̃ĩ́ɑ̃́.ˈbí.o.ɾí.ɑ́.wɑ́kɑ J </text:p>
          </table:table-cell>
          <table:table-cell office:value-type="string">
            <text:p>s.v.inan. </text:p>
          </table:table-cell>
          <table:table-cell office:value-type="string">
            <text:p>tornillo</text:p>
          </table:table-cell>
          <table:table-cell table:number-columns-repeated="204"/>
        </table:table-row>
        <table:table-row table:style-name="ro2">
          <table:table-cell office:value-type="string">
            <text:p>wãiacũure </text:p>
          </table:table-cell>
          <table:table-cell office:value-type="string">
            <text:p>ˈwɑ̃́ĩɑ̃.kṹ.ɾẽ E][wɑ̃ĩ́ɑ̃́.ˈkṹũ.ɾẽ J </text:p>
          </table:table-cell>
          <table:table-cell office:value-type="string">
            <text:p>v.t. </text:p>
          </table:table-cell>
          <table:table-cell office:value-type="string">
            <text:p>tejer hojas de caraná y alistarlas (en preparación para techar)</text:p>
          </table:table-cell>
          <table:table-cell table:number-columns-repeated="204"/>
        </table:table-row>
        <table:table-row table:style-name="ro2">
          <table:table-cell office:value-type="string">
            <text:p>wãiarã </text:p>
          </table:table-cell>
          <table:table-cell office:value-type="string">
            <text:p>wɑ̃́ˈĩ́ɑ̃́.ɾɑ̃ </text:p>
          </table:table-cell>
          <table:table-cell office:value-type="string">
            <text:p>an.s.plural </text:p>
          </table:table-cell>
          <table:table-cell office:value-type="string">
            <text:p>yurutí (grupo indígena) </text:p>
          </table:table-cell>
          <table:table-cell table:number-columns-repeated="204"/>
        </table:table-row>
        <table:table-row table:style-name="ro2">
          <table:table-cell office:value-type="string">
            <text:p>wãiare </text:p>
          </table:table-cell>
          <table:table-cell office:value-type="string">
            <text:p>ˈwɑ̃́ĩɑ̃.ɾẽ E][ˈwɑ̃ĩ́ɑ̃́.ɾẽ́ J </text:p>
          </table:table-cell>
          <table:table-cell office:value-type="string">
            <text:p>v.t. </text:p>
          </table:table-cell>
          <table:table-cell office:value-type="string">
            <text:p>tejer hojas del caraná (por retorcer los tallos alrededor de una tira de la madera de palma de pachúa) </text:p>
          </table:table-cell>
          <table:table-cell table:number-columns-repeated="204"/>
        </table:table-row>
        <table:table-row table:style-name="ro2">
          <table:table-cell office:value-type="string">
            <text:p>wãiaweare </text:p>
          </table:table-cell>
          <table:table-cell office:value-type="string">
            <text:p>ˈwɑ̃́ĩɑ̃.wéɑ́.ɾé E][wɑ̃ĩ́ɑ̃́.ˈwéɑ.ɾe J </text:p>
          </table:table-cell>
          <table:table-cell office:value-type="string">
            <text:p>v.t.sing. </text:p>
          </table:table-cell>
          <table:table-cell office:value-type="string">
            <text:p>destornillar </text:p>
          </table:table-cell>
          <table:table-cell table:number-columns-repeated="204"/>
        </table:table-row>
        <table:table-row table:style-name="ro2">
          <table:table-cell office:value-type="string">
            <text:p>wãiawejere </text:p>
          </table:table-cell>
          <table:table-cell office:value-type="string">
            <text:p>ˈwɑ̃́ĩ́ɑ̃.wehé.ɾé E][wɑ̃ˈĩ́ɑ̃́.wéhe.ɾe J </text:p>
          </table:table-cell>
          <table:table-cell office:value-type="string">
            <text:p>v.t.pl. </text:p>
          </table:table-cell>
          <table:table-cell office:value-type="string">
            <text:p>destornillar </text:p>
          </table:table-cell>
          <table:table-cell table:number-columns-repeated="204"/>
        </table:table-row>
        <table:table-row table:style-name="ro2">
          <table:table-cell office:value-type="string">
            <text:p>waibo </text:p>
          </table:table-cell>
          <table:table-cell office:value-type="string">
            <text:p>wɑí.ˈbó </text:p>
          </table:table-cell>
          <table:table-cell office:value-type="string">
            <text:p>inan. </text:p>
          </table:table-cell>
          <table:table-cell office:value-type="string">
            <text:p>bojote de peces (peces engarzados por una cuerda) </text:p>
          </table:table-cell>
          <table:table-cell table:number-columns-repeated="204"/>
        </table:table-row>
        <table:table-row table:style-name="ro1">
          <table:table-cell office:value-type="string">
            <text:p>waibʉcʉ </text:p>
          </table:table-cell>
          <table:table-cell office:value-type="string">
            <text:p>wɑ́ˈí.ˈbɨkɨ́ </text:p>
          </table:table-cell>
          <table:table-cell office:value-type="string">
            <text:p>an. </text:p>
          </table:table-cell>
          <table:table-cell office:value-type="string">
            <text:p>animal (comestible, no incluye los insectos) </text:p>
          </table:table-cell>
          <table:table-cell table:number-columns-repeated="204"/>
        </table:table-row>
        <table:table-row table:style-name="ro2">
          <table:table-cell office:value-type="string">
            <text:p>waicaje </text:p>
          </table:table-cell>
          <table:table-cell office:value-type="string">
            <text:p>wɑí.ˈkɑ́he </text:p>
          </table:table-cell>
          <table:table-cell office:value-type="string">
            <text:p>inan.f.n.esp. </text:p>
          </table:table-cell>
          <table:table-cell office:value-type="string">
            <text:p>chaquiras </text:p>
          </table:table-cell>
          <table:table-cell/>
          <table:table-cell office:value-type="string">
            <text:p>uv E ,va ñaquerijo ,vn J </text:p>
          </table:table-cell>
          <table:table-cell table:number-columns-repeated="202"/>
        </table:table-row>
        <table:table-row table:style-name="ro2">
          <table:table-cell office:value-type="string">
            <text:p>waicõati </text:p>
          </table:table-cell>
          <table:table-cell office:value-type="string">
            <text:p>wɑíˈkṍɑ̃́tĩ </text:p>
          </table:table-cell>
          <table:table-cell office:value-type="string">
            <text:p>an. </text:p>
          </table:table-cell>
          <table:table-cell office:value-type="string">
            <text:p>jacamar negro </text:p>
          </table:table-cell>
          <table:table-cell/>
          <table:table-cell office:value-type="string">
            <text:p>sc Galbula spp.</text:p>
          </table:table-cell>
          <table:table-cell table:number-columns-repeated="202"/>
        </table:table-row>
        <table:table-row table:style-name="ro2">
          <table:table-cell office:value-type="string">
            <text:p>waijatirica </text:p>
          </table:table-cell>
          <table:table-cell office:value-type="string">
            <text:p>wɑí.hɑ́ti.ɾiˈkɑ́ E][wɑí.hɑ́ˈtí.ɾíkɑ J </text:p>
          </table:table-cell>
          <table:table-cell office:value-type="string">
            <text:p>inan.f.n.esp. </text:p>
          </table:table-cell>
          <table:table-cell office:value-type="string">
            <text:p>frutos del árbol |bwaijatiricaʉ|r (alimentan a los peces) </text:p>
          </table:table-cell>
          <table:table-cell table:number-columns-repeated="204"/>
        </table:table-row>
        <table:table-row table:style-name="ro2">
          <table:table-cell office:value-type="string">
            <text:p>waijatiricaʉ </text:p>
          </table:table-cell>
          <table:table-cell office:value-type="string">
            <text:p>wɑí.ˈhɑ́ti.ɾik.ɨ́ E][ˈwɑí.hɑtí.ɾikɑ.ɨ J </text:p>
          </table:table-cell>
          <table:table-cell office:value-type="string">
            <text:p>inan. </text:p>
          </table:table-cell>
          <table:table-cell office:value-type="string">
            <text:p>especie de árbol (que se encuentra por los ríos y que produce fruto que alimenta a todas las <text:s/>clases de peces) </text:p>
          </table:table-cell>
          <table:table-cell/>
          <table:table-cell office:value-type="string">
            <text:p>va waijatiricʉ </text:p>
          </table:table-cell>
          <table:table-cell table:number-columns-repeated="202"/>
        </table:table-row>
        <table:table-row table:style-name="ro2">
          <table:table-cell office:value-type="string">
            <text:p>waijuria </text:p>
          </table:table-cell>
          <table:table-cell office:value-type="string">
            <text:p>wɑí.ˈhúɾíɑ́ </text:p>
          </table:table-cell>
          <table:table-cell office:value-type="string">
            <text:p>inan. </text:p>
          </table:table-cell>
          <table:table-cell office:value-type="string">
            <text:p>pedazo de un pescado</text:p>
          </table:table-cell>
          <table:table-cell table:number-columns-repeated="204"/>
        </table:table-row>
        <table:table-row table:style-name="ro2">
          <table:table-cell office:value-type="string">
            <text:p>waipi_waipi </text:p>
          </table:table-cell>
          <table:table-cell office:value-type="string">
            <text:p>ˈwɑ́ípí.wɑ́ípí </text:p>
          </table:table-cell>
          <table:table-cell office:value-type="string">
            <text:p>onom. </text:p>
          </table:table-cell>
          <table:table-cell office:value-type="string">
            <text:p>chillido del pavo de monte</text:p>
          </table:table-cell>
          <table:table-cell table:number-columns-repeated="204"/>
        </table:table-row>
        <table:table-row table:style-name="ro2">
          <table:table-cell office:value-type="string">
            <text:p>wairaje </text:p>
          </table:table-cell>
          <table:table-cell office:value-type="string">
            <text:p>wɑí.ˈɾɑ́hé </text:p>
          </table:table-cell>
          <table:table-cell office:value-type="string">
            <text:p>inan. </text:p>
          </table:table-cell>
          <table:table-cell office:value-type="string">
            <text:p>lata de atún, sardinas</text:p>
          </table:table-cell>
          <table:table-cell table:number-columns-repeated="204"/>
        </table:table-row>
        <table:table-row table:style-name="ro2">
          <table:table-cell office:value-type="string">
            <text:p>waire </text:p>
          </table:table-cell>
          <table:table-cell office:value-type="string">
            <text:p>ˈwɑ́í.ɾe E][ˈwɑ́í.ɾé J </text:p>
          </table:table-cell>
          <table:table-cell office:value-type="string">
            <text:p>v.t. </text:p>
          </table:table-cell>
          <table:table-cell office:value-type="string">
            <text:p>rayar (con palito, lápiz) </text:p>
          </table:table-cell>
          <table:table-cell table:number-columns-repeated="204"/>
        </table:table-row>
        <table:table-row table:style-name="ro2">
          <table:table-cell office:value-type="string">
            <text:p>Wairearicʉ </text:p>
          </table:table-cell>
          <table:table-cell office:value-type="string">
            <text:p>wɑí.ˈɾéɑ́.ɾí.kɨ́ </text:p>
          </table:table-cell>
          <table:table-cell office:value-type="string">
            <text:p>inan. </text:p>
          </table:table-cell>
          <table:table-cell office:value-type="string">
            <text:p>cerro ubicado cerca del río Cananarí</text:p>
          </table:table-cell>
          <table:table-cell table:number-columns-repeated="204"/>
        </table:table-row>
        <table:table-row table:style-name="ro2">
          <table:table-cell office:value-type="string">
            <text:p>wairiamaa </text:p>
          </table:table-cell>
          <table:table-cell office:value-type="string">
            <text:p>ˈwɑ́í.ɾi.ɑ.mɑ̃ E][ˈwɑ́í.ɾí.ɑ.mɑ̃ J </text:p>
          </table:table-cell>
          <table:table-cell office:value-type="string">
            <text:p>s.v.inan. </text:p>
          </table:table-cell>
          <table:table-cell office:value-type="string">
            <text:p>línea trazada</text:p>
          </table:table-cell>
          <table:table-cell table:number-columns-repeated="204"/>
        </table:table-row>
        <table:table-row table:style-name="ro2">
          <table:table-cell office:value-type="string">
            <text:p>waisica </text:p>
          </table:table-cell>
          <table:table-cell office:value-type="string">
            <text:p>ˈwɑísikɑ </text:p>
          </table:table-cell>
          <table:table-cell/>
          <table:table-cell office:value-type="string">
            <text:p>río arriba </text:p>
          </table:table-cell>
          <table:table-cell/>
          <table:table-cell office:value-type="string">
            <text:p>va wesica , ps pospos. , </text:p>
          </table:table-cell>
          <table:table-cell office:value-type="string">
            <text:p>ntg BARS,91 waisika ‘up river' 2.21 Spatial relators p.37, no.112;</text:p>
          </table:table-cell>
          <table:table-cell table:number-columns-repeated="201"/>
        </table:table-row>
        <table:table-row table:style-name="ro2">
          <table:table-cell office:value-type="string">
            <text:p>waisoroare </text:p>
          </table:table-cell>
          <table:table-cell office:value-type="string">
            <text:p>wɑ́ˈí.soɾoɑ́.ɾé E][ˈwɑ́í.sóɾoɑ.ɾe J </text:p>
          </table:table-cell>
          <table:table-cell office:value-type="string">
            <text:p>v.t. </text:p>
          </table:table-cell>
          <table:table-cell office:value-type="string">
            <text:p>dibujar </text:p>
          </table:table-cell>
          <table:table-cell table:number-columns-repeated="204"/>
        </table:table-row>
        <table:table-row table:style-name="ro2">
          <table:table-cell office:value-type="string">
            <text:p>waitãnia </text:p>
          </table:table-cell>
          <table:table-cell/>
          <table:table-cell office:value-type="string">
            <text:p>inan. </text:p>
          </table:table-cell>
          <table:table-cell office:value-type="string">
            <text:p>paquete de pescado envuelta en hoja </text:p>
          </table:table-cell>
          <table:table-cell table:number-columns-repeated="2"/>
          <table:table-cell office:value-type="string">
            <text:p>ntg BARS,91 -tãdia ‘folded thing’ 4.1. Salient features of classifiers. Manner formed p.54, no.149; </text:p>
          </table:table-cell>
          <table:table-cell table:number-columns-repeated="201"/>
        </table:table-row>
        <table:table-row table:style-name="ro2">
          <table:table-cell office:value-type="string">
            <text:p>waitoa </text:p>
          </table:table-cell>
          <table:table-cell office:value-type="string">
            <text:p>wɑí.ˈtó.ɑ E][wɑí.ˈtó.ɑ́ J </text:p>
          </table:table-cell>
          <table:table-cell office:value-type="string">
            <text:p>inan.f.n.esp. </text:p>
          </table:table-cell>
          <table:table-cell office:value-type="string">
            <text:p>frutos del árbol |bwaitoʉ|r (alimentan a pájaros y algunos animales) </text:p>
          </table:table-cell>
          <table:table-cell table:number-columns-repeated="204"/>
        </table:table-row>
        <table:table-row table:style-name="ro2">
          <table:table-cell office:value-type="string">
            <text:p>waitõo </text:p>
          </table:table-cell>
          <table:table-cell office:value-type="string">
            <text:p>wɑí.ˈtṍṍ </text:p>
          </table:table-cell>
          <table:table-cell office:value-type="string">
            <text:p>inan. </text:p>
          </table:table-cell>
          <table:table-cell office:value-type="string">
            <text:p>bojote de peces (peces engarzados por una cuerda) </text:p>
          </table:table-cell>
          <table:table-cell table:number-columns-repeated="204"/>
        </table:table-row>
        <table:table-row table:style-name="ro2">
          <table:table-cell office:value-type="string">
            <text:p>waitoʉ </text:p>
          </table:table-cell>
          <table:table-cell office:value-type="string">
            <text:p>wɑí.ˈtó.ɨ E][wɑí.ˈtó.ɨ́ J </text:p>
          </table:table-cell>
          <table:table-cell office:value-type="string">
            <text:p>inan. </text:p>
          </table:table-cell>
          <table:table-cell office:value-type="string">
            <text:p>especie de árbol (que se encuentra en la orilla del río y produce fruto que alimenta a pájaros y algunos animales) </text:p>
          </table:table-cell>
          <table:table-cell table:number-columns-repeated="204"/>
        </table:table-row>
        <table:table-row table:style-name="ro2">
          <table:table-cell office:value-type="string">
            <text:p>Waiya </text:p>
          </table:table-cell>
          <table:table-cell office:value-type="string">
            <text:p>wɑˈí.dʒɑ́ </text:p>
          </table:table-cell>
          <table:table-cell office:value-type="string">
            <text:p>inan. </text:p>
          </table:table-cell>
          <table:table-cell office:value-type="string">
            <text:p>río Pirá-Paraná (nace en |bWaiya gojeri|r; su desembocadura es en el río Apaporis) </text:p>
          </table:table-cell>
          <table:table-cell table:number-columns-repeated="204"/>
        </table:table-row>
        <table:table-row table:style-name="ro1">
          <table:table-cell office:value-type="string">
            <text:p>waja </text:p>
          </table:table-cell>
          <table:table-cell office:value-type="string">
            <text:p>ˈwɑ́hɑ E][wɑˈhɑ́ J </text:p>
          </table:table-cell>
          <table:table-cell office:value-type="string">
            <text:p>inan.s.de masa </text:p>
          </table:table-cell>
          <table:table-cell office:value-type="string">
            <text:p>valor </text:p>
          </table:table-cell>
          <table:table-cell table:number-columns-repeated="204"/>
        </table:table-row>
        <table:table-row table:style-name="ro2">
          <table:table-cell office:value-type="string">
            <text:p>wajacʉ, wajaco </text:p>
          </table:table-cell>
          <table:table-cell office:value-type="string">
            <text:p>wɑˈhɑ́.kɨ </text:p>
          </table:table-cell>
          <table:table-cell office:value-type="string">
            <text:p>m., f. </text:p>
          </table:table-cell>
          <table:table-cell office:value-type="string">
            <text:p>enemigo, enemiga </text:p>
          </table:table-cell>
          <table:table-cell table:number-columns-repeated="204"/>
        </table:table-row>
        <table:table-row table:style-name="ro2">
          <table:table-cell office:value-type="string">
            <text:p>wajajʉa </text:p>
          </table:table-cell>
          <table:table-cell office:value-type="string">
            <text:p>ˈwɑ́hɑ.hɨ́ɑ E][wɑhɑ́.ˈhɨ́ɑ J </text:p>
          </table:table-cell>
          <table:table-cell office:value-type="string">
            <text:p>s.v.inan. </text:p>
          </table:table-cell>
          <table:table-cell office:value-type="string">
            <text:p>más allá o allí </text:p>
          </table:table-cell>
          <table:table-cell table:number-columns-repeated="204"/>
        </table:table-row>
        <table:table-row table:style-name="ro2">
          <table:table-cell office:value-type="string">
            <text:p>wajase </text:p>
          </table:table-cell>
          <table:table-cell office:value-type="string">
            <text:p>wɑˈhɑ́.se </text:p>
          </table:table-cell>
          <table:table-cell office:value-type="string">
            <text:p>v.i. </text:p>
          </table:table-cell>
          <table:table-cell office:value-type="string">
            <text:p>(ser/estar) suave </text:p>
          </table:table-cell>
          <table:table-cell table:number-columns-repeated="204"/>
        </table:table-row>
        <table:table-row table:style-name="ro2">
          <table:table-cell office:value-type="string">
            <text:p>wajawẽjase </text:p>
          </table:table-cell>
          <table:table-cell office:value-type="string">
            <text:p>wɑˈhɑ́.wẽ́hɑ̃.sẽ E][wɑˈhɑ́.wẽ́hɑ̃.sẽ J </text:p>
          </table:table-cell>
          <table:table-cell office:value-type="string">
            <text:p>v.i. </text:p>
          </table:table-cell>
          <table:table-cell office:value-type="string">
            <text:p>desprenderse (tierra) </text:p>
          </table:table-cell>
          <table:table-cell table:number-columns-repeated="204"/>
        </table:table-row>
        <table:table-row table:style-name="ro2">
          <table:table-cell office:value-type="string">
            <text:p>waje_bʉcʉa </text:p>
          </table:table-cell>
          <table:table-cell office:value-type="string">
            <text:p>wɑˈhé.bɨkɨ́ɑ </text:p>
          </table:table-cell>
          <table:table-cell office:value-type="string">
            <text:p>an. </text:p>
          </table:table-cell>
          <table:table-cell office:value-type="string">
            <text:p>especie de bagre (grande, manchada por las costillas) </text:p>
          </table:table-cell>
          <table:table-cell table:number-columns-repeated="204"/>
        </table:table-row>
        <table:table-row table:style-name="ro1">
          <table:table-cell office:value-type="string">
            <text:p>wajeago </text:p>
          </table:table-cell>
          <table:table-cell office:value-type="string">
            <text:p>ˈwɑ́heɑ.go E][wɑˈhéɑ́.gó J </text:p>
          </table:table-cell>
          <table:table-cell office:value-type="string">
            <text:p>f. </text:p>
          </table:table-cell>
          <table:table-cell office:value-type="string">
            <text:p>viuda </text:p>
          </table:table-cell>
          <table:table-cell table:number-columns-repeated="204"/>
        </table:table-row>
        <table:table-row table:style-name="ro2">
          <table:table-cell office:value-type="string">
            <text:p>wãjeja </text:p>
          </table:table-cell>
          <table:table-cell office:value-type="string">
            <text:p>wɑ̃hẽ́ˈhɑ̃́ E][wɑ̃ˈhẽ́hɑ̃́ J </text:p>
          </table:table-cell>
          <table:table-cell office:value-type="string">
            <text:p>an.s.plural </text:p>
          </table:table-cell>
          <table:table-cell office:value-type="string">
            <text:p>ranas |bwãjeja|r (comestibles) </text:p>
          </table:table-cell>
          <table:table-cell table:number-columns-repeated="204"/>
        </table:table-row>
        <table:table-row table:style-name="ro1">
          <table:table-cell office:value-type="string">
            <text:p>wajerijoa </text:p>
          </table:table-cell>
          <table:table-cell table:number-columns-repeated="4"/>
          <table:table-cell office:value-type="string">
            <text:p>uv YM</text:p>
          </table:table-cell>
          <table:table-cell table:number-columns-repeated="202"/>
        </table:table-row>
        <table:table-row table:style-name="ro1">
          <table:table-cell office:value-type="string">
            <text:p>wãjeriti </text:p>
          </table:table-cell>
          <table:table-cell table:number-columns-repeated="4"/>
          <table:table-cell office:value-type="string">
            <text:p>uv J</text:p>
          </table:table-cell>
          <table:table-cell table:number-columns-repeated="202"/>
        </table:table-row>
        <table:table-row table:style-name="ro2">
          <table:table-cell office:value-type="string">
            <text:p>wajetiro </text:p>
          </table:table-cell>
          <table:table-cell office:value-type="string">
            <text:p>wɑˈhéˈtíɾó </text:p>
          </table:table-cell>
          <table:table-cell office:value-type="string">
            <text:p>an. </text:p>
          </table:table-cell>
          <table:table-cell office:value-type="string">
            <text:p>especie de culebra (no venenosa) </text:p>
          </table:table-cell>
          <table:table-cell table:number-columns-repeated="204"/>
        </table:table-row>
        <table:table-row table:style-name="ro2">
          <table:table-cell office:value-type="string">
            <text:p>wajio </text:p>
          </table:table-cell>
          <table:table-cell office:value-type="string">
            <text:p>wɑˈhío </text:p>
          </table:table-cell>
          <table:table-cell office:value-type="string">
            <text:p>inan.f.n.esp. </text:p>
          </table:table-cell>
          <table:table-cell office:value-type="string">
            <text:p>remos de canoa </text:p>
          </table:table-cell>
          <table:table-cell/>
          <table:table-cell office:value-type="string">
            <text:p>va weari , uv E , vn J </text:p>
          </table:table-cell>
          <table:table-cell table:number-columns-repeated="202"/>
        </table:table-row>
        <table:table-row table:style-name="ro2">
          <table:table-cell office:value-type="string">
            <text:p>wajʉ </text:p>
          </table:table-cell>
          <table:table-cell office:value-type="string">
            <text:p>wɑˈh.ɨ́ </text:p>
          </table:table-cell>
          <table:table-cell office:value-type="string">
            <text:p>inan. </text:p>
          </table:table-cell>
          <table:table-cell office:value-type="string">
            <text:p>especie de árbol seringa o seringuiera (produce fruta comestible) </text:p>
          </table:table-cell>
          <table:table-cell table:number-columns-repeated="204"/>
        </table:table-row>
        <table:table-row table:style-name="ro2">
          <table:table-cell office:value-type="string">
            <text:p>Wajʉ_bota </text:p>
          </table:table-cell>
          <table:table-cell office:value-type="string">
            <text:p>wɑhɨ́.ˈbotɑ́ E][wɑˈhɨ́.bótɑ́ J </text:p>
          </table:table-cell>
          <table:table-cell office:value-type="string">
            <text:p>inan. </text:p>
          </table:table-cell>
          <table:table-cell office:value-type="string">
            <text:p>cerro en la cabecera del caño Paca (uso: se dice más que |bQuerea yaa bota|r) </text:p>
          </table:table-cell>
          <table:table-cell table:number-columns-repeated="204"/>
        </table:table-row>
        <table:table-row table:style-name="ro2">
          <table:table-cell office:value-type="string">
            <text:p>wajʉjaajearica </text:p>
          </table:table-cell>
          <table:table-cell office:value-type="string">
            <text:p>wɑˈhɨ́.hɑ́ɑheɑɾikɑ́ E][wɑˈhɨ́.hɑ́ɑ́héɑɾikɑ J </text:p>
          </table:table-cell>
          <table:table-cell office:value-type="string">
            <text:p>an. </text:p>
          </table:table-cell>
          <table:table-cell office:value-type="string">
            <text:p>ardilla de Guianan (especie pequeña con pelo moreno oscuro por la espalda y cola, blanco por la barriga) </text:p>
          </table:table-cell>
          <table:table-cell/>
          <table:table-cell office:value-type="string">
            <text:p>sc Sciurus aestuans </text:p>
          </table:table-cell>
          <table:table-cell table:number-columns-repeated="202"/>
        </table:table-row>
        <table:table-row table:style-name="ro2">
          <table:table-cell office:value-type="string">
            <text:p>Wajʉya </text:p>
          </table:table-cell>
          <table:table-cell office:value-type="string">
            <text:p>wɑˈhɨ́.dʒɑ </text:p>
          </table:table-cell>
          <table:table-cell office:value-type="string">
            <text:p>inan. </text:p>
          </table:table-cell>
          <table:table-cell office:value-type="string">
            <text:p>caño, afluente del río Pirá-Paraná (que se ubica un poco debajo de |bCoasũaña|r y al lado oriente del río Pirá-Paraná)</text:p>
          </table:table-cell>
          <table:table-cell table:number-columns-repeated="204"/>
        </table:table-row>
        <table:table-row table:style-name="ro2">
          <table:table-cell office:value-type="string">
            <text:p>Wãmara </text:p>
          </table:table-cell>
          <table:table-cell office:value-type="string">
            <text:p>ˈwɑ̃́mɑ̃́.ɾɑ̃ </text:p>
          </table:table-cell>
          <table:table-cell office:value-type="string">
            <text:p>inan. </text:p>
          </table:table-cell>
          <table:table-cell office:value-type="string">
            <text:p>parte ancha del río Pirá-Paraná un poco río arriba de San Miguel</text:p>
          </table:table-cell>
          <table:table-cell table:number-columns-repeated="204"/>
        </table:table-row>
        <table:table-row table:style-name="ro2">
          <table:table-cell office:value-type="string">
            <text:p>wãme </text:p>
          </table:table-cell>
          <table:table-cell office:value-type="string">
            <text:p>ˈwɑ̃́mẽ́ </text:p>
          </table:table-cell>
          <table:table-cell office:value-type="string">
            <text:p>inan. </text:p>
          </table:table-cell>
          <table:table-cell office:value-type="string">
            <text:p>nombre </text:p>
          </table:table-cell>
          <table:table-cell table:number-columns-repeated="204"/>
        </table:table-row>
        <table:table-row table:style-name="ro2">
          <table:table-cell office:value-type="string">
            <text:p>wãmʉ </text:p>
          </table:table-cell>
          <table:table-cell office:value-type="string">
            <text:p>wɑ̃́ˈmɨ̃́ </text:p>
          </table:table-cell>
          <table:table-cell office:value-type="string">
            <text:p>inan.f.n.esp. </text:p>
          </table:table-cell>
          <table:table-cell office:value-type="string">
            <text:p>umarí (|ibras.|r especie de fruta comestible) </text:p>
          </table:table-cell>
          <table:table-cell table:number-columns-repeated="204"/>
        </table:table-row>
        <table:table-row table:style-name="ro2">
          <table:table-cell office:value-type="string">
            <text:p>wãmʉ_bodeca </text:p>
          </table:table-cell>
          <table:table-cell office:value-type="string">
            <text:p>wɑ̃́mɨ̃́.bóˈdékɑ </text:p>
          </table:table-cell>
          <table:table-cell office:value-type="string">
            <text:p>an. </text:p>
          </table:table-cell>
          <table:table-cell office:value-type="string">
            <text:p>guaracú (|ibras.|r especie de pez que tiene manchas negras por las costillas) </text:p>
          </table:table-cell>
          <table:table-cell office:value-type="string">
            <text:p>Leporinus agassizi </text:p>
          </table:table-cell>
          <table:table-cell table:number-columns-repeated="203"/>
        </table:table-row>
        <table:table-row table:style-name="ro2">
          <table:table-cell office:value-type="string">
            <text:p>wãmʉ_sũarica </text:p>
          </table:table-cell>
          <table:table-cell office:value-type="string">
            <text:p>wɑ̃́ˈmɨ̃́.sṹɑ̃.ɾĩkɑ̃ E][ˈwɑ̃́mɨ̃́.sṹɑ̃́.ɾĩ́kɑ̃ J </text:p>
          </table:table-cell>
          <table:table-cell office:value-type="string">
            <text:p>an. </text:p>
          </table:table-cell>
          <table:table-cell office:value-type="string">
            <text:p>especie de culebra (comestible) </text:p>
          </table:table-cell>
          <table:table-cell table:number-columns-repeated="204"/>
        </table:table-row>
        <table:table-row table:style-name="ro2">
          <table:table-cell office:value-type="string">
            <text:p>wãmʉbuu </text:p>
          </table:table-cell>
          <table:table-cell office:value-type="string">
            <text:p>wɑ̃́mɨ̃.ˈbúu E][ˈwɑ̃́mɨ̃.búú J </text:p>
          </table:table-cell>
          <table:table-cell office:value-type="string">
            <text:p>an. </text:p>
          </table:table-cell>
          <table:table-cell office:value-type="string">
            <text:p>especie de escarabajo estercolero (con casco verde) </text:p>
          </table:table-cell>
          <table:table-cell/>
          <table:table-cell office:value-type="string">
            <text:p>sc Stenocrates spp.</text:p>
          </table:table-cell>
          <table:table-cell table:number-columns-repeated="202"/>
        </table:table-row>
        <table:table-row table:style-name="ro2">
          <table:table-cell office:value-type="string">
            <text:p>wãmʉguiguiamʉ </text:p>
          </table:table-cell>
          <table:table-cell office:value-type="string">
            <text:p>wɑ̃́mɨ̃.ˈgígi.ɑ.mɨ̃ E][ˈwɑ̃́mɨ̃.gígí.ɑ.́mɨ̃́ J </text:p>
          </table:table-cell>
          <table:table-cell office:value-type="string">
            <text:p>an. </text:p>
          </table:table-cell>
          <table:table-cell office:value-type="string">
            <text:p>especie de cigarra (rayada de verde y negro, alas claras y largas, zumba sin interrupción) </text:p>
          </table:table-cell>
          <table:table-cell/>
          <table:table-cell office:value-type="string">
            <text:p>sc Tibicen spp. </text:p>
          </table:table-cell>
          <table:table-cell table:number-columns-repeated="202"/>
        </table:table-row>
        <table:table-row table:style-name="ro2">
          <table:table-cell office:value-type="string">
            <text:p>wãnari </text:p>
          </table:table-cell>
          <table:table-cell office:value-type="string">
            <text:p>wɑ̃ˈnɑ̃́ɾĩ́ </text:p>
          </table:table-cell>
          <table:table-cell office:value-type="string">
            <text:p>an. </text:p>
          </table:table-cell>
          <table:table-cell office:value-type="string">
            <text:p>especie de ave acuática (parecida al piquero patiazul) </text:p>
          </table:table-cell>
          <table:table-cell/>
          <table:table-cell office:value-type="string">
            <text:p>sc Sula nebouxii </text:p>
          </table:table-cell>
          <table:table-cell table:number-columns-repeated="202"/>
        </table:table-row>
        <table:table-row table:style-name="ro2">
          <table:table-cell office:value-type="string">
            <text:p>wãni </text:p>
          </table:table-cell>
          <table:table-cell office:value-type="string">
            <text:p>ˈwɑ̃́nĩ </text:p>
          </table:table-cell>
          <table:table-cell office:value-type="string">
            <text:p>an. </text:p>
          </table:table-cell>
          <table:table-cell office:value-type="string">
            <text:p>mojarra </text:p>
          </table:table-cell>
          <table:table-cell office:value-type="string">
            <text:p>Aequidens sp.</text:p>
          </table:table-cell>
          <table:table-cell table:number-columns-repeated="203"/>
        </table:table-row>
        <table:table-row table:style-name="ro2">
          <table:table-cell office:value-type="string">
            <text:p>wãni_ojo </text:p>
          </table:table-cell>
          <table:table-cell office:value-type="string">
            <text:p>ˈwɑ̃́nĩ.óhó E][ˈwɑ̃́nĩ.ohó J </text:p>
          </table:table-cell>
          <table:table-cell office:value-type="string">
            <text:p>inan.f.n.esp. </text:p>
          </table:table-cell>
          <table:table-cell office:value-type="string">
            <text:p>bananos |bwãni ojo|r (especie grueso y corto) </text:p>
          </table:table-cell>
          <table:table-cell table:number-columns-repeated="204"/>
        </table:table-row>
        <table:table-row table:style-name="ro2">
          <table:table-cell office:value-type="string">
            <text:p>wãni_ojoño </text:p>
          </table:table-cell>
          <table:table-cell/>
          <table:table-cell office:value-type="string">
            <text:p>inan. </text:p>
          </table:table-cell>
          <table:table-cell office:value-type="string">
            <text:p>especie de mata de banano (produce fruta corta y gruesa)</text:p>
          </table:table-cell>
          <table:table-cell table:number-columns-repeated="204"/>
        </table:table-row>
        <table:table-row table:style-name="ro2">
          <table:table-cell office:value-type="string">
            <text:p>wãni_toa </text:p>
          </table:table-cell>
          <table:table-cell office:value-type="string">
            <text:p>ˈwɑ̃́nĩ.tóɑ E][ˈwɑ̃́nĩ.tóɑ́ J </text:p>
          </table:table-cell>
          <table:table-cell office:value-type="string">
            <text:p>inan.f.n.esp. </text:p>
          </table:table-cell>
          <table:table-cell office:value-type="string">
            <text:p>frutas ivapichunas |bwãni toa|r (|ireg.|r comestibles) </text:p>
          </table:table-cell>
          <table:table-cell table:number-columns-repeated="204"/>
        </table:table-row>
        <table:table-row table:style-name="ro2">
          <table:table-cell office:value-type="string">
            <text:p>wãnia_tĩmi </text:p>
          </table:table-cell>
          <table:table-cell office:value-type="string">
            <text:p>ˈwɑ̃́nĩɑ̃.tĩ́mĩ́ E][ˈwɑ̃́nĩɑ̃.tĩ́mĩ J </text:p>
          </table:table-cell>
          <table:table-cell office:value-type="string">
            <text:p>an. </text:p>
          </table:table-cell>
          <table:table-cell office:value-type="string">
            <text:p>perro de agua (especie de nutria) </text:p>
          </table:table-cell>
          <table:table-cell/>
          <table:table-cell office:value-type="string">
            <text:p>sc Lutra longicaudis</text:p>
          </table:table-cell>
          <table:table-cell table:number-columns-repeated="202"/>
        </table:table-row>
        <table:table-row table:style-name="ro2">
          <table:table-cell office:value-type="string">
            <text:p>wãnore </text:p>
          </table:table-cell>
          <table:table-cell office:value-type="string">
            <text:p>ˈwɑ̃́nṍ.ɾẽ E][ˈwɑ̃́nṍ.ɾẽ́ J </text:p>
          </table:table-cell>
          <table:table-cell office:value-type="string">
            <text:p>v.t. </text:p>
          </table:table-cell>
          <table:table-cell office:value-type="string">
            <text:p>bendecir (para proteger del maldad en el futuro) </text:p>
          </table:table-cell>
          <table:table-cell table:number-columns-repeated="204"/>
        </table:table-row>
        <table:table-row table:style-name="ro2">
          <table:table-cell office:value-type="string">
            <text:p>wãnʉse </text:p>
          </table:table-cell>
          <table:table-cell office:value-type="string">
            <text:p>ˈwɑ̃́nɨ̃.sẽ </text:p>
          </table:table-cell>
          <table:table-cell office:value-type="string">
            <text:p>v.i. </text:p>
          </table:table-cell>
          <table:table-cell office:value-type="string">
            <text:p>crecer bien (planta)</text:p>
          </table:table-cell>
          <table:table-cell table:number-columns-repeated="204"/>
        </table:table-row>
        <table:table-row table:style-name="ro2">
          <table:table-cell office:value-type="string">
            <text:p>wapea </text:p>
          </table:table-cell>
          <table:table-cell office:value-type="string">
            <text:p>wɑˈpéɑ </text:p>
          </table:table-cell>
          <table:table-cell office:value-type="string">
            <text:p>inan. </text:p>
          </table:table-cell>
          <table:table-cell office:value-type="string">
            <text:p>grano (en la piel)</text:p>
          </table:table-cell>
          <table:table-cell table:number-columns-repeated="204"/>
        </table:table-row>
        <table:table-row table:style-name="ro2">
          <table:table-cell office:value-type="string">
            <text:p>wãquigʉ̃ </text:p>
          </table:table-cell>
          <table:table-cell office:value-type="string">
            <text:p>ˈwɑ̃́kĩ́.ŋɨ̃ E][wɑ̃ˈkĩ́.ŋɨ̃́ J </text:p>
          </table:table-cell>
          <table:table-cell office:value-type="string">
            <text:p>s.v.m. </text:p>
          </table:table-cell>
          <table:table-cell office:value-type="string">
            <text:p>uno que pica haciendo rascarse o causa rasquiñas por tocar (como insecto, oruga, etc.) </text:p>
          </table:table-cell>
          <table:table-cell table:number-columns-repeated="204"/>
        </table:table-row>
        <table:table-row table:style-name="ro2">
          <table:table-cell office:value-type="string">
            <text:p>wãquiore </text:p>
          </table:table-cell>
          <table:table-cell office:value-type="string">
            <text:p>ˈwɑ̃́kĩ.õ.ɾẽ E][wɑ̃ˈkĩ́.ṍ.ɾẽ́ J </text:p>
          </table:table-cell>
          <table:table-cell office:value-type="string">
            <text:p>v.caus. </text:p>
          </table:table-cell>
          <table:table-cell office:value-type="string">
            <text:p>rascarse </text:p>
          </table:table-cell>
          <table:table-cell table:number-columns-repeated="204"/>
        </table:table-row>
        <table:table-row table:style-name="ro2">
          <table:table-cell office:value-type="string">
            <text:p>wãquise </text:p>
          </table:table-cell>
          <table:table-cell office:value-type="string">
            <text:p>ˈwɑ̃́kĩ́.sẽ E][wɑ̃ˈkĩ́.sẽ́ J </text:p>
          </table:table-cell>
          <table:table-cell office:value-type="string">
            <text:p>v.i. </text:p>
          </table:table-cell>
          <table:table-cell office:value-type="string">
            <text:p>rascarse </text:p>
          </table:table-cell>
          <table:table-cell table:number-columns-repeated="2"/>
          <table:table-cell office:value-type="string">
            <text:p>lf caus. </text:p>
          </table:table-cell>
          <table:table-cell table:number-columns-repeated="201"/>
        </table:table-row>
        <table:table-row table:style-name="ro2">
          <table:table-cell office:value-type="string">
            <text:p>wararʉcʉ </text:p>
          </table:table-cell>
          <table:table-cell office:value-type="string">
            <text:p>wɑˈɾɑ́.ɾɨ́kɨ́ </text:p>
          </table:table-cell>
          <table:table-cell office:value-type="string">
            <text:p>inan. </text:p>
          </table:table-cell>
          <table:table-cell office:value-type="string">
            <text:p>especie de yuca brava</text:p>
          </table:table-cell>
          <table:table-cell table:number-columns-repeated="204"/>
        </table:table-row>
        <table:table-row table:style-name="ro2">
          <table:table-cell office:value-type="string">
            <text:p>wãrebeti </text:p>
          </table:table-cell>
          <table:table-cell office:value-type="string">
            <text:p>wɑ̃́ɾẽ.ˈbe.ti E][ˈwɑ̃́ɾẽ.be.ti J </text:p>
          </table:table-cell>
          <table:table-cell office:value-type="string">
            <text:p>s.v.inan. </text:p>
          </table:table-cell>
          <table:table-cell office:value-type="string">
            <text:p>cosa inanimada (que no se mueve por ser pesada)</text:p>
          </table:table-cell>
          <table:table-cell table:number-columns-repeated="204"/>
        </table:table-row>
        <table:table-row table:style-name="ro2">
          <table:table-cell office:value-type="string">
            <text:p>warecoere </text:p>
          </table:table-cell>
          <table:table-cell office:value-type="string">
            <text:p>wɑ́ˈɾé.kóé.ɾe E][wɑ́ɑ́ɾé.ˈkóe.ɾe J </text:p>
          </table:table-cell>
          <table:table-cell office:value-type="string">
            <text:p>v.t. </text:p>
          </table:table-cell>
          <table:table-cell office:value-type="string">
            <text:p>borrar </text:p>
          </table:table-cell>
          <table:table-cell table:number-columns-repeated="204"/>
        </table:table-row>
        <table:table-row table:style-name="ro2">
          <table:table-cell office:value-type="string">
            <text:p>wareĩare </text:p>
          </table:table-cell>
          <table:table-cell office:value-type="string">
            <text:p>ˈwɑ́ɾe.ĩ́ĩɑ̃.ɾẽ E][ˈwɑ́ɾé.ĩ́ĩ́ɑ̃.ɾẽ J </text:p>
          </table:table-cell>
          <table:table-cell office:value-type="string">
            <text:p>v.t. </text:p>
          </table:table-cell>
          <table:table-cell office:value-type="string">
            <text:p>examinar </text:p>
          </table:table-cell>
          <table:table-cell table:number-columns-repeated="204"/>
        </table:table-row>
        <table:table-row table:style-name="ro2">
          <table:table-cell office:value-type="string">
            <text:p>warere </text:p>
          </table:table-cell>
          <table:table-cell office:value-type="string">
            <text:p>ˈwɑ́ɾé.ɾe E][ˈwɑ́ɾé.ɾé J </text:p>
          </table:table-cell>
          <table:table-cell office:value-type="string">
            <text:p>v.t. </text:p>
          </table:table-cell>
          <table:table-cell office:value-type="string">
            <text:p>frotar </text:p>
          </table:table-cell>
          <table:table-cell table:number-columns-repeated="204"/>
        </table:table-row>
        <table:table-row table:style-name="ro2">
          <table:table-cell office:value-type="string">
            <text:p>wãrese </text:p>
          </table:table-cell>
          <table:table-cell office:value-type="string">
            <text:p>ˈwɑ̃́ɾẽ.sẽ </text:p>
          </table:table-cell>
          <table:table-cell office:value-type="string">
            <text:p>v.i. </text:p>
          </table:table-cell>
          <table:table-cell office:value-type="string">
            <text:p>moverse </text:p>
          </table:table-cell>
          <table:table-cell table:number-columns-repeated="204"/>
        </table:table-row>
        <table:table-row table:style-name="ro2">
          <table:table-cell office:value-type="string">
            <text:p>wariquẽnare </text:p>
          </table:table-cell>
          <table:table-cell office:value-type="string">
            <text:p>ˈwɑ́ɾikẽ́nɑ̃.ɾẽ E][ˈwɑ́ɾikẽ́nɑ̃́.ɾẽ́ J </text:p>
          </table:table-cell>
          <table:table-cell office:value-type="string">
            <text:p>v.i. </text:p>
          </table:table-cell>
          <table:table-cell office:value-type="string">
            <text:p>tener alegría </text:p>
          </table:table-cell>
          <table:table-cell table:number-columns-repeated="204"/>
        </table:table-row>
        <table:table-row table:style-name="ro2">
          <table:table-cell office:value-type="string">
            <text:p>warocajuure </text:p>
          </table:table-cell>
          <table:table-cell office:value-type="string">
            <text:p>ˈwɑ́.ɾókɑ.húu.ɾe E][ˈwɑ́.ɾókɑ.húú.ɾé J </text:p>
          </table:table-cell>
          <table:table-cell office:value-type="string">
            <text:p>v.t. </text:p>
          </table:table-cell>
          <table:table-cell office:value-type="string">
            <text:p>espinarse </text:p>
          </table:table-cell>
          <table:table-cell table:number-columns-repeated="204"/>
        </table:table-row>
        <table:table-row table:style-name="ro2">
          <table:table-cell office:value-type="string">
            <text:p>waru </text:p>
          </table:table-cell>
          <table:table-cell office:value-type="string">
            <text:p>ˈwɑ́ɾu E][wɑˈɾú J </text:p>
          </table:table-cell>
          <table:table-cell office:value-type="string">
            <text:p>inan. </text:p>
          </table:table-cell>
          <table:table-cell office:value-type="string">
            <text:p>lado </text:p>
          </table:table-cell>
          <table:table-cell table:number-columns-repeated="204"/>
        </table:table-row>
        <table:table-row table:style-name="ro1">
          <table:table-cell office:value-type="string">
            <text:p>warua_gũmu </text:p>
          </table:table-cell>
          <table:table-cell table:number-columns-repeated="4"/>
          <table:table-cell office:value-type="string">
            <text:p>uv J</text:p>
          </table:table-cell>
          <table:table-cell table:number-columns-repeated="202"/>
        </table:table-row>
        <table:table-row table:style-name="ro1">
          <table:table-cell office:value-type="string">
            <text:p>warua_sojeri </text:p>
          </table:table-cell>
          <table:table-cell table:number-columns-repeated="4"/>
          <table:table-cell office:value-type="string">
            <text:p>uv J</text:p>
          </table:table-cell>
          <table:table-cell table:number-columns-repeated="202"/>
        </table:table-row>
        <table:table-row table:style-name="ro2">
          <table:table-cell office:value-type="string">
            <text:p>waruaga_gũmu </text:p>
          </table:table-cell>
          <table:table-cell office:value-type="string">
            <text:p>wɑ́ˈɾu.ɑ.gɑ.ŋṹmṹ </text:p>
          </table:table-cell>
          <table:table-cell office:value-type="string">
            <text:p>inan. </text:p>
          </table:table-cell>
          <table:table-cell office:value-type="string">
            <text:p>norte </text:p>
          </table:table-cell>
          <table:table-cell/>
          <table:table-cell office:value-type="string">
            <text:p>va warua gũmu , uv E , vn J , ph wɑˈɾú.ɑ́.ŋṹmṹ </text:p>
          </table:table-cell>
          <table:table-cell table:number-columns-repeated="202"/>
        </table:table-row>
        <table:table-row table:style-name="ro2">
          <table:table-cell office:value-type="string">
            <text:p>waruaga_sojeri </text:p>
          </table:table-cell>
          <table:table-cell office:value-type="string">
            <text:p>ˈwɑ́ɾu.ɑ.gɑ́.sóhéɾi </text:p>
          </table:table-cell>
          <table:table-cell office:value-type="string">
            <text:p>inan.pl. </text:p>
          </table:table-cell>
          <table:table-cell office:value-type="string">
            <text:p>dos direcciones que se encuentran en sus respectivos lados del mundo de la gente eduria y barasana para decir “norte” y “sur” </text:p>
          </table:table-cell>
          <table:table-cell/>
          <table:table-cell office:value-type="string">
            <text:p>va warua sojeri , uv E , vn J , ph wɑˈɾú.ɑ́.sóhéɾí </text:p>
          </table:table-cell>
          <table:table-cell table:number-columns-repeated="202"/>
        </table:table-row>
        <table:table-row table:style-name="ro2">
          <table:table-cell office:value-type="string">
            <text:p>warubʉ </text:p>
          </table:table-cell>
          <table:table-cell office:value-type="string">
            <text:p>ˈwɑ́ɾu.bɨ E][wɑɾú.ˈbɨ́ J </text:p>
          </table:table-cell>
          <table:table-cell office:value-type="string">
            <text:p>inan. </text:p>
          </table:table-cell>
          <table:table-cell office:value-type="string">
            <text:p>costillas </text:p>
          </table:table-cell>
          <table:table-cell table:number-columns-repeated="204"/>
        </table:table-row>
        <table:table-row table:style-name="ro2">
          <table:table-cell office:value-type="string">
            <text:p>wãsi </text:p>
          </table:table-cell>
          <table:table-cell office:value-type="string">
            <text:p>wɑ̃ˈsĩ́ </text:p>
          </table:table-cell>
          <table:table-cell office:value-type="string">
            <text:p>an. </text:p>
          </table:table-cell>
          <table:table-cell office:value-type="string">
            <text:p>lombriz </text:p>
          </table:table-cell>
          <table:table-cell table:number-columns-repeated="204"/>
        </table:table-row>
        <table:table-row table:style-name="ro2">
          <table:table-cell office:value-type="string">
            <text:p>wãsi_ñico </text:p>
          </table:table-cell>
          <table:table-cell office:value-type="string">
            <text:p>wɑ̃ˈsĩ́.ɲĩ́kõ E][wɑ̃ˈsĩ́.ɲĩ́kõ J </text:p>
          </table:table-cell>
          <table:table-cell office:value-type="string">
            <text:p>an. </text:p>
          </table:table-cell>
          <table:table-cell office:value-type="string">
            <text:p>especie de pájaro </text:p>
          </table:table-cell>
          <table:table-cell table:number-columns-repeated="204"/>
        </table:table-row>
        <table:table-row table:style-name="ro2">
          <table:table-cell office:value-type="string">
            <text:p>wasi_yire </text:p>
          </table:table-cell>
          <table:table-cell office:value-type="string">
            <text:p>ˈwɑ́sí.dʒí.ɾé E][wɑ́sí.ˈdʒí.ɾé J </text:p>
          </table:table-cell>
          <table:table-cell office:value-type="string">
            <text:p>v.i. </text:p>
          </table:table-cell>
          <table:table-cell office:value-type="string">
            <text:p>dejar de hacer sonido (por la llegada de alguien o un animal)</text:p>
          </table:table-cell>
          <table:table-cell table:number-columns-repeated="204"/>
        </table:table-row>
        <table:table-row table:style-name="ro2">
          <table:table-cell office:value-type="string">
            <text:p>wãsia_gʉda </text:p>
          </table:table-cell>
          <table:table-cell office:value-type="string">
            <text:p>wɑ̃ˈsĩ́.ɑ̃.gɨ́dɑ́ </text:p>
          </table:table-cell>
          <table:table-cell office:value-type="string">
            <text:p>inan.f.n.esp. </text:p>
          </table:table-cell>
          <table:table-cell office:value-type="string">
            <text:p>frutas |bwãsia gʉda|r (que alimentan a pájaros y algunos animales) </text:p>
          </table:table-cell>
          <table:table-cell table:number-columns-repeated="204"/>
        </table:table-row>
        <table:table-row table:style-name="ro2">
          <table:table-cell office:value-type="string">
            <text:p>wãsia_gʉdaʉ </text:p>
          </table:table-cell>
          <table:table-cell office:value-type="string">
            <text:p>wɑ̃ˈsĩ́.ɑ̃.gɨ́dɑ́.ɨ E][wɑ̃ˈsĩ́ɑ̃.gɨ́dɑ́.ɨ́ J </text:p>
          </table:table-cell>
          <table:table-cell office:value-type="string">
            <text:p>inan. </text:p>
          </table:table-cell>
          <table:table-cell office:value-type="string">
            <text:p>especie de árbol (produce fruto que alimenta a pájaros y algunos animales) </text:p>
          </table:table-cell>
          <table:table-cell table:number-columns-repeated="204"/>
        </table:table-row>
        <table:table-row table:style-name="ro2">
          <table:table-cell office:value-type="string">
            <text:p>wãsia_ojo </text:p>
          </table:table-cell>
          <table:table-cell office:value-type="string">
            <text:p>̯wɑ̃ˈsĩ́.ɑ̃.óho E][wɑ̃ˈsĩ́.ɑ̃.óhó J </text:p>
          </table:table-cell>
          <table:table-cell office:value-type="string">
            <text:p>inan.f.n.esp. </text:p>
          </table:table-cell>
          <table:table-cell office:value-type="string">
            <text:p>especie de plátano bocadillo </text:p>
          </table:table-cell>
          <table:table-cell table:number-columns-repeated="204"/>
        </table:table-row>
        <table:table-row table:style-name="ro2">
          <table:table-cell office:value-type="string">
            <text:p>wasiabʉsaro </text:p>
          </table:table-cell>
          <table:table-cell office:value-type="string">
            <text:p>wɑˈsíɑ.bɨ́sɑ.ɾo E][wɑˈsíɑ.bɨ́sɑ́.ɾó J </text:p>
          </table:table-cell>
          <table:table-cell office:value-type="string">
            <text:p>adv. </text:p>
          </table:table-cell>
          <table:table-cell office:value-type="string">
            <text:p>hacer aparte (con un poco más espacio o tiempo entre) </text:p>
          </table:table-cell>
          <table:table-cell table:number-columns-repeated="204"/>
        </table:table-row>
        <table:table-row table:style-name="ro2">
          <table:table-cell office:value-type="string">
            <text:p>wasiaro </text:p>
          </table:table-cell>
          <table:table-cell office:value-type="string">
            <text:p>wɑˈsíɑ.ɾo </text:p>
          </table:table-cell>
          <table:table-cell office:value-type="string">
            <text:p>adv. </text:p>
          </table:table-cell>
          <table:table-cell office:value-type="string">
            <text:p>(hacer) aparte (con un espacio) </text:p>
          </table:table-cell>
          <table:table-cell table:number-columns-repeated="204"/>
        </table:table-row>
        <table:table-row table:style-name="ro2">
          <table:table-cell office:value-type="string">
            <text:p>wasiase_suaare </text:p>
          </table:table-cell>
          <table:table-cell office:value-type="string">
            <text:p>wɑsíɑ́.sé.ˈsúɑ.ɾe E][wɑˈsíɑ́.sé.súɑ́.ɾé J </text:p>
          </table:table-cell>
          <table:table-cell office:value-type="string">
            <text:p>v.t. </text:p>
          </table:table-cell>
          <table:table-cell office:value-type="string">
            <text:p>tejer flojamente, sueltamente (dejando espacio entre el tejido) </text:p>
          </table:table-cell>
          <table:table-cell table:number-columns-repeated="204"/>
        </table:table-row>
        <table:table-row table:style-name="ro2">
          <table:table-cell office:value-type="string">
            <text:p>wãsisuri </text:p>
          </table:table-cell>
          <table:table-cell office:value-type="string">
            <text:p>wɑ̃ˈsĩ́.súɾí E][wɑ̃ˈsĩ́.súɾi J </text:p>
          </table:table-cell>
          <table:table-cell office:value-type="string">
            <text:p>an. </text:p>
          </table:table-cell>
          <table:table-cell office:value-type="string">
            <text:p>especie de milpiés </text:p>
          </table:table-cell>
          <table:table-cell/>
          <table:table-cell office:value-type="string">
            <text:p>sc P. Arthropoda, C. Diplopoda</text:p>
          </table:table-cell>
          <table:table-cell table:number-columns-repeated="202"/>
        </table:table-row>
        <table:table-row table:style-name="ro2">
          <table:table-cell office:value-type="string">
            <text:p>wãsoa </text:p>
          </table:table-cell>
          <table:table-cell office:value-type="string">
            <text:p>wɑ̃ˈsṍɑ̃ </text:p>
          </table:table-cell>
          <table:table-cell office:value-type="string">
            <text:p>inan.f.n.esp. </text:p>
          </table:table-cell>
          <table:table-cell office:value-type="string">
            <text:p>pepas de vansoco (|ireg.|r frutas comestibles y dulces de una especie de árbol) </text:p>
          </table:table-cell>
          <table:table-cell table:number-columns-repeated="204"/>
        </table:table-row>
        <table:table-row table:style-name="ro2">
          <table:table-cell office:value-type="string">
            <text:p>Wãsoa_baba </text:p>
          </table:table-cell>
          <table:table-cell office:value-type="string">
            <text:p>wɑ̃sṍɑ̃.bɑˈbɑ́ E][wɑ̃ˈsṍɑ̃.bɑ́bɑ́ J </text:p>
          </table:table-cell>
          <table:table-cell office:value-type="string">
            <text:p>inan. </text:p>
          </table:table-cell>
          <table:table-cell office:value-type="string">
            <text:p>cerro cerca de |bẼoña|r por el camino a |bCõmeña|r</text:p>
          </table:table-cell>
          <table:table-cell table:number-columns-repeated="204"/>
        </table:table-row>
        <table:table-row table:style-name="ro2">
          <table:table-cell office:value-type="string">
            <text:p>wãsoa_noero </text:p>
          </table:table-cell>
          <table:table-cell office:value-type="string">
            <text:p>wɑ̃ˈsṍɑ̃.nõẽ́ɾṍ E][wɑ̃ˈsṍɑ̃.nṍẽ́ɾṍ J </text:p>
          </table:table-cell>
          <table:table-cell office:value-type="string">
            <text:p>an. </text:p>
          </table:table-cell>
          <table:table-cell office:value-type="string">
            <text:p>especie de pájaro (de un cuento antiguo)</text:p>
          </table:table-cell>
          <table:table-cell table:number-columns-repeated="204"/>
        </table:table-row>
        <table:table-row table:style-name="ro2">
          <table:table-cell office:value-type="string">
            <text:p>wãsoa_weco </text:p>
          </table:table-cell>
          <table:table-cell office:value-type="string">
            <text:p>wɑ̃ˈsṍɑ̃.wéko E][wɑ̃ˈsṍɑ̃.wékó J </text:p>
          </table:table-cell>
          <table:table-cell office:value-type="string">
            <text:p>an. </text:p>
          </table:table-cell>
          <table:table-cell office:value-type="string">
            <text:p>especie de lora</text:p>
          </table:table-cell>
          <table:table-cell table:number-columns-repeated="204"/>
        </table:table-row>
        <table:table-row table:style-name="ro2">
          <table:table-cell office:value-type="string">
            <text:p>wãsoa_wejero </text:p>
          </table:table-cell>
          <table:table-cell office:value-type="string">
            <text:p>wɑ̃sṍɑ̃.ˈwéheɾo E][wɑ̃sṍɑ̃.ˈwéhéɾo J </text:p>
          </table:table-cell>
          <table:table-cell office:value-type="string">
            <text:p>an. </text:p>
          </table:table-cell>
          <table:table-cell office:value-type="string">
            <text:p>tayra </text:p>
          </table:table-cell>
          <table:table-cell office:value-type="string">
            <text:p>Eira barbara</text:p>
          </table:table-cell>
          <table:table-cell table:number-columns-repeated="203"/>
        </table:table-row>
        <table:table-row table:style-name="ro2">
          <table:table-cell office:value-type="string">
            <text:p>wãsoabutua_jacʉ </text:p>
          </table:table-cell>
          <table:table-cell office:value-type="string">
            <text:p>wɑ̃ˈsṍɑ̃.butúɑ.hɑkɨ́ </text:p>
          </table:table-cell>
          <table:table-cell office:value-type="string">
            <text:p>an. </text:p>
          </table:table-cell>
          <table:table-cell office:value-type="string">
            <text:p>cachudito paramuno (especie de pajarito) </text:p>
          </table:table-cell>
          <table:table-cell/>
          <table:table-cell office:value-type="string">
            <text:p>sc Anairetes parulus</text:p>
          </table:table-cell>
          <table:table-cell table:number-columns-repeated="202"/>
        </table:table-row>
        <table:table-row table:style-name="ro2">
          <table:table-cell office:value-type="string">
            <text:p>wasoare </text:p>
          </table:table-cell>
          <table:table-cell office:value-type="string">
            <text:p>ˈwɑ́soɑ.ɾe E][wɑˈsóɑ́.ɾé J </text:p>
          </table:table-cell>
          <table:table-cell office:value-type="string">
            <text:p>v.t. </text:p>
          </table:table-cell>
          <table:table-cell office:value-type="string">
            <text:p>cambiar </text:p>
          </table:table-cell>
          <table:table-cell table:number-columns-repeated="204"/>
        </table:table-row>
        <table:table-row table:style-name="ro2">
          <table:table-cell office:value-type="string">
            <text:p>wasobotiro </text:p>
          </table:table-cell>
          <table:table-cell office:value-type="string">
            <text:p>wɑsó.ˈbóti.ɾo E][wɑˈsó.bótí.ɾó J </text:p>
          </table:table-cell>
          <table:table-cell office:value-type="string">
            <text:p>inan. </text:p>
          </table:table-cell>
          <table:table-cell office:value-type="string">
            <text:p>delantal de la danza </text:p>
          </table:table-cell>
          <table:table-cell table:number-columns-repeated="204"/>
        </table:table-row>
        <table:table-row table:style-name="ro2">
          <table:table-cell office:value-type="string">
            <text:p>wasobʉ </text:p>
          </table:table-cell>
          <table:table-cell office:value-type="string">
            <text:p>wɑˈsó.bɨ́ </text:p>
          </table:table-cell>
          <table:table-cell office:value-type="string">
            <text:p>inan. </text:p>
          </table:table-cell>
          <table:table-cell office:value-type="string">
            <text:p>columpio (para bebé)</text:p>
          </table:table-cell>
          <table:table-cell table:number-columns-repeated="204"/>
        </table:table-row>
        <table:table-row table:style-name="ro2">
          <table:table-cell office:value-type="string">
            <text:p>wasojoa </text:p>
          </table:table-cell>
          <table:table-cell office:value-type="string">
            <text:p>wɑˈsó.hóɑ E][wɑˈsó.hóɑ́ J </text:p>
          </table:table-cell>
          <table:table-cell office:value-type="string">
            <text:p>inan. </text:p>
          </table:table-cell>
          <table:table-cell office:value-type="string">
            <text:p>bolsa del hombre (que se cuelga del hombro) </text:p>
          </table:table-cell>
          <table:table-cell table:number-columns-repeated="204"/>
        </table:table-row>
        <table:table-row table:style-name="ro2">
          <table:table-cell office:value-type="string">
            <text:p>wasomaa </text:p>
          </table:table-cell>
          <table:table-cell office:value-type="string">
            <text:p>wɑˈsó.mɑ̃́ </text:p>
          </table:table-cell>
          <table:table-cell office:value-type="string">
            <text:p>inan. </text:p>
          </table:table-cell>
          <table:table-cell office:value-type="string">
            <text:p>matapalo (especie de bejuco) </text:p>
          </table:table-cell>
          <table:table-cell/>
          <table:table-cell office:value-type="string">
            <text:p>sc Ficus o Urostigma spp.</text:p>
          </table:table-cell>
          <table:table-cell table:number-columns-repeated="202"/>
        </table:table-row>
        <table:table-row table:style-name="ro2">
          <table:table-cell office:value-type="string">
            <text:p>wasoro </text:p>
          </table:table-cell>
          <table:table-cell office:value-type="string">
            <text:p>wɑˈsó.ɾó </text:p>
          </table:table-cell>
          <table:table-cell office:value-type="string">
            <text:p>inan. </text:p>
          </table:table-cell>
          <table:table-cell office:value-type="string">
            <text:p>tela de corteza del árbol tururí (|ibras.|r se utiliza para hacer la bolsa para filtrar coca, el carguero para bebé, y tradicionalmente el guayuco y otras cosas) </text:p>
          </table:table-cell>
          <table:table-cell table:number-columns-repeated="2"/>
          <table:table-cell office:value-type="string">
            <text:p>ntg BARS,91 wasó ‘barkcloth’ no.39, p.12; </text:p>
          </table:table-cell>
          <table:table-cell table:number-columns-repeated="201"/>
        </table:table-row>
        <table:table-row table:style-name="ro2">
          <table:table-cell office:value-type="string">
            <text:p>wãsoʉ </text:p>
          </table:table-cell>
          <table:table-cell office:value-type="string">
            <text:p>wɑ̃ˈsṍ.ɨ̃ </text:p>
          </table:table-cell>
          <table:table-cell office:value-type="string">
            <text:p>inan. </text:p>
          </table:table-cell>
          <table:table-cell office:value-type="string">
            <text:p>árbol de vansoco (|ireg.|r produce una fruta comestible) </text:p>
          </table:table-cell>
          <table:table-cell table:number-columns-repeated="204"/>
        </table:table-row>
        <table:table-row table:style-name="ro2">
          <table:table-cell office:value-type="string">
            <text:p>wasuʉ </text:p>
          </table:table-cell>
          <table:table-cell office:value-type="string">
            <text:p>wɑˈsú.ɨ </text:p>
          </table:table-cell>
          <table:table-cell office:value-type="string">
            <text:p>inan. </text:p>
          </table:table-cell>
          <table:table-cell office:value-type="string">
            <text:p>árbol tururí (|ibras.|r se utiliza la corteza para hacer tela y la savia se utiliza para pintar las caras de los niños) </text:p>
          </table:table-cell>
          <table:table-cell table:number-columns-repeated="204"/>
        </table:table-row>
        <table:table-row table:style-name="ro2">
          <table:table-cell office:value-type="string">
            <text:p>wasuʉ_jĩco </text:p>
          </table:table-cell>
          <table:table-cell office:value-type="string">
            <text:p>wɑˈsú.ɨ́.hĩ́kõ E][wɑˈsú.ɨ́.hĩ́kṍ J </text:p>
          </table:table-cell>
          <table:table-cell office:value-type="string">
            <text:p>an. </text:p>
          </table:table-cell>
          <table:table-cell office:value-type="string">
            <text:p>gusano </text:p>
          </table:table-cell>
          <table:table-cell office:value-type="string">
            <text:p>Pseudolucanus capreolus </text:p>
          </table:table-cell>
          <table:table-cell table:number-columns-repeated="203"/>
        </table:table-row>
        <table:table-row table:style-name="ro2">
          <table:table-cell office:value-type="string">
            <text:p>wasuʉjoa </text:p>
          </table:table-cell>
          <table:table-cell office:value-type="string">
            <text:p>wɑˈsú.ɨ.hóɑ </text:p>
          </table:table-cell>
          <table:table-cell office:value-type="string">
            <text:p>inan. </text:p>
          </table:table-cell>
          <table:table-cell office:value-type="string">
            <text:p>bolsa de corteza de tururí (que se usa para empacar coca)</text:p>
          </table:table-cell>
          <table:table-cell table:number-columns-repeated="204"/>
        </table:table-row>
        <table:table-row table:style-name="ro2">
          <table:table-cell office:value-type="string">
            <text:p>watere </text:p>
          </table:table-cell>
          <table:table-cell office:value-type="string">
            <text:p>ˈwɑ́te.ɾe E][wɑˈté.ɾé J </text:p>
          </table:table-cell>
          <table:table-cell office:value-type="string">
            <text:p>v.t. </text:p>
          </table:table-cell>
          <table:table-cell office:value-type="string">
            <text:p>pulir olla de barro (con una roca lisa para que sea más durable)</text:p>
          </table:table-cell>
          <table:table-cell table:number-columns-repeated="204"/>
        </table:table-row>
        <table:table-row table:style-name="ro2">
          <table:table-cell office:value-type="string">
            <text:p>wati </text:p>
          </table:table-cell>
          <table:table-cell office:value-type="string">
            <text:p>wɑˈtí </text:p>
          </table:table-cell>
          <table:table-cell office:value-type="string">
            <text:p>inan.s.de masa </text:p>
          </table:table-cell>
          <table:table-cell office:value-type="string">
            <text:p>capa de raíces sobre el suelo del monte</text:p>
          </table:table-cell>
          <table:table-cell table:number-columns-repeated="204"/>
        </table:table-row>
        <table:table-row table:style-name="ro2">
          <table:table-cell office:value-type="string">
            <text:p>wãti </text:p>
          </table:table-cell>
          <table:table-cell office:value-type="string">
            <text:p>wɑ̃ˈtĩ́ </text:p>
          </table:table-cell>
          <table:table-cell office:value-type="string">
            <text:p>m. </text:p>
          </table:table-cell>
          <table:table-cell office:value-type="string">
            <text:p>monstruo del monte </text:p>
          </table:table-cell>
          <table:table-cell table:number-columns-repeated="204"/>
        </table:table-row>
        <table:table-row table:style-name="ro2">
          <table:table-cell office:value-type="string">
            <text:p>wati_ãña </text:p>
          </table:table-cell>
          <table:table-cell office:value-type="string">
            <text:p>wɑˈtí.ɑ̃́ɲɑ̃́ E][wɑˈtí.ɑ̃́ɲɑ̃ J </text:p>
          </table:table-cell>
          <table:table-cell office:value-type="string">
            <text:p>an. </text:p>
          </table:table-cell>
          <table:table-cell office:value-type="string">
            <text:p>especie de culebra (no venenosa) </text:p>
          </table:table-cell>
          <table:table-cell table:number-columns-repeated="204"/>
        </table:table-row>
        <table:table-row table:style-name="ro2">
          <table:table-cell office:value-type="string">
            <text:p>wãti_beroa </text:p>
          </table:table-cell>
          <table:table-cell office:value-type="string">
            <text:p>wɑ̃tĩ́.ˈbéɾóɑ E][wɑ̃ˈtĩ́.béɾóɑ́ J </text:p>
          </table:table-cell>
          <table:table-cell office:value-type="string">
            <text:p>an.s.plural </text:p>
          </table:table-cell>
          <table:table-cell office:value-type="string">
            <text:p>abejas |bwãti beroa|r (negras y pican) </text:p>
          </table:table-cell>
          <table:table-cell table:number-columns-repeated="204"/>
        </table:table-row>
        <table:table-row table:style-name="ro2">
          <table:table-cell office:value-type="string">
            <text:p>wãti_biaʉ </text:p>
          </table:table-cell>
          <table:table-cell office:value-type="string">
            <text:p>wɑ̃tĩ́.ˈbíɑ́.ɨ́ </text:p>
          </table:table-cell>
          <table:table-cell office:value-type="string">
            <text:p>inan. </text:p>
          </table:table-cell>
          <table:table-cell office:value-type="string">
            <text:p>especie de árbol (inútil, produce fruto no comestible) </text:p>
          </table:table-cell>
          <table:table-cell table:number-columns-repeated="204"/>
        </table:table-row>
        <table:table-row table:style-name="ro2">
          <table:table-cell office:value-type="string">
            <text:p>wãti_biru </text:p>
          </table:table-cell>
          <table:table-cell office:value-type="string">
            <text:p>wɑ̃tĩ́.ˈbíɾu E][wɑ̃tĩ́.ˈbíɾú J </text:p>
          </table:table-cell>
          <table:table-cell office:value-type="string">
            <text:p>an. </text:p>
          </table:table-cell>
          <table:table-cell office:value-type="string">
            <text:p>especie de pájaro nocturno</text:p>
          </table:table-cell>
          <table:table-cell table:number-columns-repeated="204"/>
        </table:table-row>
        <table:table-row table:style-name="ro2">
          <table:table-cell office:value-type="string">
            <text:p>wãti_bosea </text:p>
          </table:table-cell>
          <table:table-cell office:value-type="string">
            <text:p>wɑ̃tĩ́.boˈséɑ </text:p>
          </table:table-cell>
          <table:table-cell office:value-type="string">
            <text:p>inan. </text:p>
          </table:table-cell>
          <table:table-cell office:value-type="string">
            <text:p>especie de hongo (incomible) </text:p>
          </table:table-cell>
          <table:table-cell table:number-columns-repeated="204"/>
        </table:table-row>
        <table:table-row table:style-name="ro2">
          <table:table-cell office:value-type="string">
            <text:p>wãti_jitiri </text:p>
          </table:table-cell>
          <table:table-cell office:value-type="string">
            <text:p>wɑ̃ˈtĩ́.hítíɾi E][wɑ̃ˈtĩ́.hítíɾí J </text:p>
          </table:table-cell>
          <table:table-cell office:value-type="string">
            <text:p>an. </text:p>
          </table:table-cell>
          <table:table-cell office:value-type="string">
            <text:p>pájaro atrapamoscas apical </text:p>
          </table:table-cell>
          <table:table-cell/>
          <table:table-cell office:value-type="string">
            <text:p>sc Myiarchus apicalis</text:p>
          </table:table-cell>
          <table:table-cell table:number-columns-repeated="202"/>
        </table:table-row>
        <table:table-row table:style-name="ro2">
          <table:table-cell office:value-type="string">
            <text:p>wãti_jogoro </text:p>
          </table:table-cell>
          <table:table-cell office:value-type="string">
            <text:p>wɑ̃ˈtĩ́.hógóɾó </text:p>
          </table:table-cell>
          <table:table-cell office:value-type="string">
            <text:p>an. </text:p>
          </table:table-cell>
          <table:table-cell office:value-type="string">
            <text:p>polilla </text:p>
          </table:table-cell>
          <table:table-cell table:number-columns-repeated="204"/>
        </table:table-row>
        <table:table-row table:style-name="ro2">
          <table:table-cell office:value-type="string">
            <text:p>wãti_jotaʉ </text:p>
          </table:table-cell>
          <table:table-cell office:value-type="string">
            <text:p>wɑ̃tĩ́.hóˈtɑ́.ɨ́ </text:p>
          </table:table-cell>
          <table:table-cell office:value-type="string">
            <text:p>inan. </text:p>
          </table:table-cell>
          <table:table-cell office:value-type="string">
            <text:p>especie de arbusto (maleza que crece en el rastrojo) </text:p>
          </table:table-cell>
          <table:table-cell table:number-columns-repeated="204"/>
        </table:table-row>
        <table:table-row table:style-name="ro2">
          <table:table-cell office:value-type="string">
            <text:p>wãti_sedaria </text:p>
          </table:table-cell>
          <table:table-cell office:value-type="string">
            <text:p>wɑ̃tĩ́.ˈsédɑ.ɾi.ɑ E][wɑ̃ˈtĩ́.sédɑ́.ɾí.ɑ J </text:p>
          </table:table-cell>
          <table:table-cell office:value-type="string">
            <text:p>inan. </text:p>
          </table:table-cell>
          <table:table-cell office:value-type="string">
            <text:p>especie de hongo (incomible) </text:p>
          </table:table-cell>
          <table:table-cell table:number-columns-repeated="204"/>
        </table:table-row>
        <table:table-row table:style-name="ro2">
          <table:table-cell office:value-type="string">
            <text:p>wãti_sotʉ </text:p>
          </table:table-cell>
          <table:table-cell office:value-type="string">
            <text:p>wɑ̃tĩ́.ˈsotɨ́ </text:p>
          </table:table-cell>
          <table:table-cell office:value-type="string">
            <text:p>inan.f.n.esp. </text:p>
          </table:table-cell>
          <table:table-cell office:value-type="string">
            <text:p>hongos |bwãti sotʉ|r (incomibles, tienen esporófitos cóncavos o capas invertidas) </text:p>
          </table:table-cell>
          <table:table-cell table:number-columns-repeated="204"/>
        </table:table-row>
        <table:table-row table:style-name="ro2">
          <table:table-cell office:value-type="string">
            <text:p>wãticome </text:p>
          </table:table-cell>
          <table:table-cell office:value-type="string">
            <text:p>wɑ̃ˈtĩ́.kṍmẽ </text:p>
          </table:table-cell>
          <table:table-cell office:value-type="string">
            <text:p>inan.f.n.esp. </text:p>
          </table:table-cell>
          <table:table-cell office:value-type="string">
            <text:p>hongos incomibles </text:p>
          </table:table-cell>
          <table:table-cell table:number-columns-repeated="204"/>
        </table:table-row>
        <table:table-row table:style-name="ro2">
          <table:table-cell office:value-type="string">
            <text:p>wãtijata </text:p>
          </table:table-cell>
          <table:table-cell office:value-type="string">
            <text:p>wɑ̃ˈtĩ́.hɑtɑ́ </text:p>
          </table:table-cell>
          <table:table-cell office:value-type="string">
            <text:p>inan. </text:p>
          </table:table-cell>
          <table:table-cell office:value-type="string">
            <text:p>envase tejido de dos hojas de la palma patabá (hecho para llevar comida a la casa)</text:p>
          </table:table-cell>
          <table:table-cell table:number-columns-repeated="204"/>
        </table:table-row>
        <table:table-row table:style-name="ro2">
          <table:table-cell office:value-type="string">
            <text:p>wãtijoa </text:p>
          </table:table-cell>
          <table:table-cell office:value-type="string">
            <text:p>wɑ̃ˈtĩ́.hóɑ́ </text:p>
          </table:table-cell>
          <table:table-cell office:value-type="string">
            <text:p>inan. </text:p>
          </table:table-cell>
          <table:table-cell office:value-type="string">
            <text:p>tuberculosis</text:p>
          </table:table-cell>
          <table:table-cell table:number-columns-repeated="204"/>
        </table:table-row>
        <table:table-row table:style-name="ro2">
          <table:table-cell office:value-type="string">
            <text:p>watise </text:p>
          </table:table-cell>
          <table:table-cell office:value-type="string">
            <text:p>ˈwɑtí.se </text:p>
          </table:table-cell>
          <table:table-cell office:value-type="string">
            <text:p>v.i. </text:p>
          </table:table-cell>
          <table:table-cell office:value-type="string">
            <text:p>tener caspa </text:p>
          </table:table-cell>
          <table:table-cell table:number-columns-repeated="204"/>
        </table:table-row>
        <table:table-row table:style-name="ro2">
          <table:table-cell office:value-type="string">
            <text:p>watoajʉ </text:p>
          </table:table-cell>
          <table:table-cell office:value-type="string">
            <text:p>ˈwɑ́toɑ.hɨ E][wɑˈtóɑ.hɨ J </text:p>
          </table:table-cell>
          <table:table-cell office:value-type="string">
            <text:p>pospos. </text:p>
          </table:table-cell>
          <table:table-cell office:value-type="string">
            <text:p>entre </text:p>
          </table:table-cell>
          <table:table-cell table:number-columns-repeated="204"/>
        </table:table-row>
        <table:table-row table:style-name="ro2">
          <table:table-cell office:value-type="string">
            <text:p>watoje </text:p>
          </table:table-cell>
          <table:table-cell office:value-type="string">
            <text:p>wɑˈtóhe </text:p>
          </table:table-cell>
          <table:table-cell office:value-type="string">
            <text:p>pospos. </text:p>
          </table:table-cell>
          <table:table-cell office:value-type="string">
            <text:p>entre </text:p>
          </table:table-cell>
          <table:table-cell table:number-columns-repeated="204"/>
        </table:table-row>
        <table:table-row table:style-name="ro2">
          <table:table-cell office:value-type="string">
            <text:p>wau </text:p>
          </table:table-cell>
          <table:table-cell office:value-type="string">
            <text:p>wɑˈú </text:p>
          </table:table-cell>
          <table:table-cell office:value-type="string">
            <text:p>an. </text:p>
          </table:table-cell>
          <table:table-cell office:value-type="string">
            <text:p>viudita </text:p>
          </table:table-cell>
          <table:table-cell table:number-columns-repeated="204"/>
        </table:table-row>
        <table:table-row table:style-name="ro2">
          <table:table-cell office:value-type="string">
            <text:p>wau_ẽjo </text:p>
          </table:table-cell>
          <table:table-cell office:value-type="string">
            <text:p>wɑú.ˈẽ́hõ E][wɑˈú.ẽ́hṍ J </text:p>
          </table:table-cell>
          <table:table-cell office:value-type="string">
            <text:p>inan.s.de masa </text:p>
          </table:table-cell>
          <table:table-cell office:value-type="string">
            <text:p>tos ferina </text:p>
          </table:table-cell>
          <table:table-cell table:number-columns-repeated="204"/>
        </table:table-row>
        <table:table-row table:style-name="ro1">
          <table:table-cell office:value-type="string">
            <text:p>waure </text:p>
          </table:table-cell>
          <table:table-cell office:value-type="string">
            <text:p>wɑ́ˈú.ɾe E][ˈwɑ́ú.ɾé J </text:p>
          </table:table-cell>
          <table:table-cell office:value-type="string">
            <text:p>v.i. </text:p>
          </table:table-cell>
          <table:table-cell office:value-type="string">
            <text:p>vadear </text:p>
          </table:table-cell>
          <table:table-cell table:number-columns-repeated="204"/>
        </table:table-row>
        <table:table-row table:style-name="ro2">
          <table:table-cell office:value-type="string">
            <text:p>wauwase </text:p>
          </table:table-cell>
          <table:table-cell office:value-type="string">
            <text:p>ˈwɑ́úwɑ́.se E][ˈwɑ́úwɑ́.sé J </text:p>
          </table:table-cell>
          <table:table-cell office:value-type="string">
            <text:p>v.i. </text:p>
          </table:table-cell>
          <table:table-cell office:value-type="string">
            <text:p>aumentarse el volumen </text:p>
          </table:table-cell>
          <table:table-cell table:number-columns-repeated="204"/>
        </table:table-row>
        <table:table-row table:style-name="ro1">
          <table:table-cell office:value-type="string">
            <text:p>wauwijarʉ̃gʉ̃re </text:p>
          </table:table-cell>
          <table:table-cell office:value-type="string">
            <text:p>ˈwɑ́ú.wíhɑ́.ɾɨ̃́ŋɨ̃.ɾẽ E][ˈwɑ́ú.wíhɑ.ɾɨ̃ŋɨ̃́.ɾẽ́ J </text:p>
          </table:table-cell>
          <table:table-cell office:value-type="string">
            <text:p>v.i. </text:p>
          </table:table-cell>
          <table:table-cell office:value-type="string">
            <text:p>vadear (a la mitad del río o caño) </text:p>
          </table:table-cell>
          <table:table-cell table:number-columns-repeated="2"/>
          <table:table-cell office:value-type="string">
            <text:p>ntg BARS,91 wau wiha rʉ̃gʉ (wade move.toward.middle stand) ‘to wade toward the middle of a stream’, 3.5 Verb roots. Compound verbs of position, p.47;</text:p>
          </table:table-cell>
          <table:table-cell table:number-columns-repeated="201"/>
        </table:table-row>
        <table:table-row table:style-name="ro2">
          <table:table-cell office:value-type="string">
            <text:p>Wauya </text:p>
          </table:table-cell>
          <table:table-cell office:value-type="string">
            <text:p>wɑˈú.dʒɑ́ </text:p>
          </table:table-cell>
          <table:table-cell office:value-type="string">
            <text:p>inan. </text:p>
          </table:table-cell>
          <table:table-cell office:value-type="string">
            <text:p>caño, afluente del río Pirá-Paraná (debajo de Puerto Ortega)</text:p>
          </table:table-cell>
          <table:table-cell table:number-columns-repeated="204"/>
        </table:table-row>
        <table:table-row table:style-name="ro2">
          <table:table-cell office:value-type="string">
            <text:p>wawitaare </text:p>
          </table:table-cell>
          <table:table-cell office:value-type="string">
            <text:p>ˈwɑ́wí.tɑ́ɑ́.ɾe E][ˈwɑ́wí.tɑ́ɑ.ɾe J </text:p>
          </table:table-cell>
          <table:table-cell office:value-type="string">
            <text:p>v.t.sing. </text:p>
          </table:table-cell>
          <table:table-cell office:value-type="string">
            <text:p>cortar (con el punto de un instrumento afilado) </text:p>
          </table:table-cell>
          <table:table-cell table:number-columns-repeated="2"/>
          <table:table-cell office:value-type="string">
            <text:p>ntg ITP 11/91 cut.apart-?-cut.off;</text:p>
          </table:table-cell>
          <table:table-cell table:number-columns-repeated="201"/>
        </table:table-row>
        <table:table-row table:style-name="ro2">
          <table:table-cell office:value-type="string">
            <text:p>wayare </text:p>
          </table:table-cell>
          <table:table-cell office:value-type="string">
            <text:p>wɑˈdʒɑ́.ɾe </text:p>
          </table:table-cell>
          <table:table-cell office:value-type="string">
            <text:p>v.t. </text:p>
          </table:table-cell>
          <table:table-cell office:value-type="string">
            <text:p>pescar (usualmente con red) </text:p>
          </table:table-cell>
          <table:table-cell table:number-columns-repeated="2"/>
          <table:table-cell office:value-type="string">
            <text:p>ntg BARS,91 waya (fish.scooping), p.38, no.115;</text:p>
          </table:table-cell>
          <table:table-cell table:number-columns-repeated="201"/>
        </table:table-row>
        <table:table-row table:style-name="ro2">
          <table:table-cell office:value-type="string">
            <text:p>Wayu_buuro </text:p>
          </table:table-cell>
          <table:table-cell office:value-type="string">
            <text:p>wɑˈdʒú.búúɾo </text:p>
          </table:table-cell>
          <table:table-cell office:value-type="string">
            <text:p>inan. </text:p>
          </table:table-cell>
          <table:table-cell office:value-type="string">
            <text:p>Buenos Aires (cerro donde hay una comunidad de gente eduria y cabiyarí ubicada por el río Cananarí)</text:p>
          </table:table-cell>
          <table:table-cell table:number-columns-repeated="204"/>
        </table:table-row>
        <table:table-row table:style-name="ro1">
          <table:table-cell office:value-type="string">
            <text:p>wayubua </text:p>
          </table:table-cell>
          <table:table-cell table:number-columns-repeated="4"/>
          <table:table-cell office:value-type="string">
            <text:p>uv J</text:p>
          </table:table-cell>
          <table:table-cell table:number-columns-repeated="202"/>
        </table:table-row>
        <table:table-row table:style-name="ro2">
          <table:table-cell office:value-type="string">
            <text:p>wayucaro </text:p>
          </table:table-cell>
          <table:table-cell/>
          <table:table-cell office:value-type="string">
            <text:p>inan. </text:p>
          </table:table-cell>
          <table:table-cell office:value-type="string">
            <text:p>opérculo o cubierta branchial (pez)</text:p>
          </table:table-cell>
          <table:table-cell table:number-columns-repeated="204"/>
        </table:table-row>
        <table:table-row table:style-name="ro2">
          <table:table-cell office:value-type="string">
            <text:p>wayucõmero </text:p>
          </table:table-cell>
          <table:table-cell office:value-type="string">
            <text:p>wɑdʒú.ˈkṍmẽ.ɾõ E][wɑˈdʒú.kṍmẽ́.ɾṍ J </text:p>
          </table:table-cell>
          <table:table-cell office:value-type="string">
            <text:p>inan. </text:p>
          </table:table-cell>
          <table:table-cell office:value-type="string">
            <text:p>quijada </text:p>
          </table:table-cell>
          <table:table-cell table:number-columns-repeated="204"/>
        </table:table-row>
        <table:table-row table:style-name="ro2">
          <table:table-cell office:value-type="string">
            <text:p>wayujua </text:p>
          </table:table-cell>
          <table:table-cell office:value-type="string">
            <text:p>wɑˈdʒú.húɑ </text:p>
          </table:table-cell>
          <table:table-cell office:value-type="string">
            <text:p>inan. </text:p>
          </table:table-cell>
          <table:table-cell office:value-type="string">
            <text:p>mejilla (seres humanos) </text:p>
          </table:table-cell>
          <table:table-cell/>
          <table:table-cell office:value-type="string">
            <text:p>va wayubua , uv E , vn J , ph wɑˈdʒú.búɑ́ </text:p>
          </table:table-cell>
          <table:table-cell table:number-columns-repeated="202"/>
        </table:table-row>
        <table:table-row table:style-name="ro2">
          <table:table-cell office:value-type="string">
            <text:p>wayusũaro </text:p>
          </table:table-cell>
          <table:table-cell office:value-type="string">
            <text:p>wɑˈdʒú.sṹɑ̃́ɾṍ </text:p>
          </table:table-cell>
          <table:table-cell office:value-type="string">
            <text:p>an. </text:p>
          </table:table-cell>
          <table:table-cell office:value-type="string">
            <text:p>pez colirrojo (especie de pez comestible) </text:p>
          </table:table-cell>
          <table:table-cell table:number-columns-repeated="204"/>
        </table:table-row>
        <table:table-row table:style-name="ro2">
          <table:table-cell office:value-type="string">
            <text:p>wẽ_yooro </text:p>
          </table:table-cell>
          <table:table-cell office:value-type="string">
            <text:p>ˈwẽ́.dʒóoɾó </text:p>
          </table:table-cell>
          <table:table-cell office:value-type="string">
            <text:p>an. </text:p>
          </table:table-cell>
          <table:table-cell office:value-type="string">
            <text:p>especie de insecto (parecida a la mariposa) </text:p>
          </table:table-cell>
          <table:table-cell table:number-columns-repeated="204"/>
        </table:table-row>
        <table:table-row table:style-name="ro2">
          <table:table-cell office:value-type="string">
            <text:p>weaare </text:p>
          </table:table-cell>
          <table:table-cell office:value-type="string">
            <text:p>ˈwéɑ́ɑ́.ɾe E][ˈwéɑ́ɑ́.ɾé J </text:p>
          </table:table-cell>
          <table:table-cell office:value-type="string">
            <text:p>v.t. </text:p>
          </table:table-cell>
          <table:table-cell office:value-type="string">
            <text:p>mojarse (tela, ropa) </text:p>
          </table:table-cell>
          <table:table-cell table:number-columns-repeated="204"/>
        </table:table-row>
        <table:table-row table:style-name="ro2">
          <table:table-cell office:value-type="string">
            <text:p>wẽabueguure </text:p>
          </table:table-cell>
          <table:table-cell office:value-type="string">
            <text:p>wẽ́ɑ̃́.ˈbúé.gúu.ɾe E][wẽ́ɑ̃.búé.gúú.ɾé J </text:p>
          </table:table-cell>
          <table:table-cell office:value-type="string">
            <text:p>v.t. </text:p>
          </table:table-cell>
          <table:table-cell office:value-type="string">
            <text:p>proteger al niño del maligno por ventilar humo de cera (hecho por el chamán)</text:p>
          </table:table-cell>
          <table:table-cell table:number-columns-repeated="204"/>
        </table:table-row>
        <table:table-row table:style-name="ro1">
          <table:table-cell office:value-type="string">
            <text:p>wẽabuere </text:p>
          </table:table-cell>
          <table:table-cell office:value-type="string">
            <text:p>ˈwẽ́ɑ̃́.búé.ɾé E][ˈwẽ́ɑ̃.búé.ɾé J </text:p>
          </table:table-cell>
          <table:table-cell office:value-type="string">
            <text:p>v.t. </text:p>
          </table:table-cell>
          <table:table-cell office:value-type="string">
            <text:p>ventilar humo (para evitar los mosquitos)</text:p>
          </table:table-cell>
          <table:table-cell table:number-columns-repeated="204"/>
        </table:table-row>
        <table:table-row table:style-name="ro2">
          <table:table-cell office:value-type="string">
            <text:p>weajiire </text:p>
          </table:table-cell>
          <table:table-cell office:value-type="string">
            <text:p>ˈwéɑ.híi.ɾe E][wéˈɑ́.híi.ɾe J </text:p>
          </table:table-cell>
          <table:table-cell office:value-type="string">
            <text:p>v.t. </text:p>
          </table:table-cell>
          <table:table-cell office:value-type="string">
            <text:p>señalar a venir </text:p>
          </table:table-cell>
          <table:table-cell table:number-columns-repeated="204"/>
        </table:table-row>
        <table:table-row table:style-name="ro2">
          <table:table-cell office:value-type="string">
            <text:p>weajʉ </text:p>
          </table:table-cell>
          <table:table-cell office:value-type="string">
            <text:p>ˈwéɑ.hɨ E][wéˈɑ́.hɨ J </text:p>
          </table:table-cell>
          <table:table-cell office:value-type="string">
            <text:p>pospos. </text:p>
          </table:table-cell>
          <table:table-cell office:value-type="string">
            <text:p>(hacia) a un lado de </text:p>
          </table:table-cell>
          <table:table-cell table:number-columns-repeated="2"/>
          <table:table-cell office:value-type="string">
            <text:p>ntg BARS,91 wea ‘down toward the river’ 2.21 Spatial relators p.37, no.112;</text:p>
          </table:table-cell>
          <table:table-cell table:number-columns-repeated="201"/>
        </table:table-row>
        <table:table-row table:style-name="ro2">
          <table:table-cell office:value-type="string">
            <text:p>weajʉdare </text:p>
          </table:table-cell>
          <table:table-cell office:value-type="string">
            <text:p>ˈwéɑ.hɨ́dɑ.ɾe E][weˈɑ́.hɨ́dɑ.ɾe J </text:p>
          </table:table-cell>
          <table:table-cell office:value-type="string">
            <text:p>v.i. </text:p>
          </table:table-cell>
          <table:table-cell office:value-type="string">
            <text:p>dar vuelta remando (la canoa para regresarse) </text:p>
          </table:table-cell>
          <table:table-cell table:number-columns-repeated="204"/>
        </table:table-row>
        <table:table-row table:style-name="ro2">
          <table:table-cell office:value-type="string">
            <text:p>weare </text:p>
          </table:table-cell>
          <table:table-cell office:value-type="string">
            <text:p>ˈwéɑ.ɾe E][ˈweɑ́.ɾé J </text:p>
          </table:table-cell>
          <table:table-cell office:value-type="string">
            <text:p>v.i. </text:p>
          </table:table-cell>
          <table:table-cell office:value-type="string">
            <text:p>remar (canoa) </text:p>
          </table:table-cell>
          <table:table-cell table:number-columns-repeated="204"/>
        </table:table-row>
        <table:table-row table:style-name="ro2">
          <table:table-cell office:value-type="string">
            <text:p>wẽare </text:p>
          </table:table-cell>
          <table:table-cell office:value-type="string">
            <text:p>ˈwẽ́ɑ̃́ɑ̃.ɾẽ E][ˈwẽɑ̃ɑ̃́.ɾẽ́ J </text:p>
          </table:table-cell>
          <table:table-cell office:value-type="string">
            <text:p>v.t. </text:p>
          </table:table-cell>
          <table:table-cell office:value-type="string">
            <text:p>guindar </text:p>
          </table:table-cell>
          <table:table-cell table:number-columns-repeated="2"/>
          <table:table-cell office:value-type="string">
            <text:p>ntg BARS,91 (wẽa) hang.hammock no.414;</text:p>
          </table:table-cell>
          <table:table-cell table:number-columns-repeated="201"/>
        </table:table-row>
        <table:table-row table:style-name="ro2">
          <table:table-cell office:value-type="string">
            <text:p>weari </text:p>
          </table:table-cell>
          <table:table-cell office:value-type="string">
            <text:p>weˈɑ́.ɾi </text:p>
          </table:table-cell>
          <table:table-cell office:value-type="string">
            <text:p>s.v.inan.f.n.esp. </text:p>
          </table:table-cell>
          <table:table-cell office:value-type="string">
            <text:p>remos de canoa </text:p>
          </table:table-cell>
          <table:table-cell/>
          <table:table-cell office:value-type="string">
            <text:p>va wajio , uv J , vn E </text:p>
          </table:table-cell>
          <table:table-cell table:number-columns-repeated="202"/>
        </table:table-row>
        <table:table-row table:style-name="ro2">
          <table:table-cell office:value-type="string">
            <text:p>weariaro </text:p>
          </table:table-cell>
          <table:table-cell office:value-type="string">
            <text:p>ˈwéɑ.ɾi.ɑ.ɾó E][ˈwéɑ.ɾi.ɑ.ɾo J </text:p>
          </table:table-cell>
          <table:table-cell office:value-type="string">
            <text:p>inan. </text:p>
          </table:table-cell>
          <table:table-cell office:value-type="string">
            <text:p>llave </text:p>
          </table:table-cell>
          <table:table-cell table:number-columns-repeated="204"/>
        </table:table-row>
        <table:table-row table:style-name="ro2">
          <table:table-cell office:value-type="string">
            <text:p>weasãjabeti </text:p>
          </table:table-cell>
          <table:table-cell office:value-type="string">
            <text:p>wéˈɑ́.sɑ̃́hɑ̃.be.tí </text:p>
          </table:table-cell>
          <table:table-cell office:value-type="string">
            <text:p>v.i. </text:p>
          </table:table-cell>
          <table:table-cell office:value-type="string">
            <text:p>(ser/estar) impermeable</text:p>
          </table:table-cell>
          <table:table-cell table:number-columns-repeated="204"/>
        </table:table-row>
        <table:table-row table:style-name="ro2">
          <table:table-cell office:value-type="string">
            <text:p>wease </text:p>
          </table:table-cell>
          <table:table-cell office:value-type="string">
            <text:p>ˈwéɑ́.se E][ˈwéɑ́.sé J </text:p>
          </table:table-cell>
          <table:table-cell office:value-type="string">
            <text:p>v.i. </text:p>
          </table:table-cell>
          <table:table-cell office:value-type="string">
            <text:p>mojarse </text:p>
          </table:table-cell>
          <table:table-cell table:number-columns-repeated="204"/>
        </table:table-row>
        <table:table-row table:style-name="ro1">
          <table:table-cell office:value-type="string">
            <text:p>wéase </text:p>
          </table:table-cell>
          <table:table-cell office:value-type="string">
            <text:p>ˈwéɑ.se E][weˈɑ́.sé J </text:p>
          </table:table-cell>
          <table:table-cell office:value-type="string">
            <text:p>s.v.inan.f.n.esp. </text:p>
          </table:table-cell>
          <table:table-cell office:value-type="string">
            <text:p>aletas del pez </text:p>
          </table:table-cell>
          <table:table-cell table:number-columns-repeated="204"/>
        </table:table-row>
        <table:table-row table:style-name="ro2">
          <table:table-cell office:value-type="string">
            <text:p>wẽatuse </text:p>
          </table:table-cell>
          <table:table-cell office:value-type="string">
            <text:p>ˈwẽ́ɑ̃.tú.se E][ˈwẽ́ɑ̃.tú.sé J </text:p>
          </table:table-cell>
          <table:table-cell office:value-type="string">
            <text:p>v.i. </text:p>
          </table:table-cell>
          <table:table-cell office:value-type="string">
            <text:p>entrar a la casa </text:p>
          </table:table-cell>
          <table:table-cell table:number-columns-repeated="204"/>
        </table:table-row>
        <table:table-row table:style-name="ro2">
          <table:table-cell office:value-type="string">
            <text:p>weatuure </text:p>
          </table:table-cell>
          <table:table-cell office:value-type="string">
            <text:p>ˈwéɑ.túu.ɾe E][ˈweɑ́.túu.ɾe J </text:p>
          </table:table-cell>
          <table:table-cell office:value-type="string">
            <text:p>v.i. </text:p>
          </table:table-cell>
          <table:table-cell office:value-type="string">
            <text:p>pilotear </text:p>
          </table:table-cell>
          <table:table-cell table:number-columns-repeated="204"/>
        </table:table-row>
        <table:table-row table:style-name="ro2">
          <table:table-cell office:value-type="string">
            <text:p>weawiojoore </text:p>
          </table:table-cell>
          <table:table-cell office:value-type="string">
            <text:p>ˈwéɑ.wí.ó.hoó.ɾé E][ˈweɑ́.wí.o.hoó.ɾé J </text:p>
          </table:table-cell>
          <table:table-cell/>
          <table:table-cell office:value-type="string">
            <text:p>remar al centro del río </text:p>
          </table:table-cell>
          <table:table-cell table:number-columns-repeated="204"/>
        </table:table-row>
        <table:table-row table:style-name="ro2">
          <table:table-cell office:value-type="string">
            <text:p>weca </text:p>
          </table:table-cell>
          <table:table-cell office:value-type="string">
            <text:p>weˈkɑ́ </text:p>
          </table:table-cell>
          <table:table-cell office:value-type="string">
            <text:p>pospos. </text:p>
          </table:table-cell>
          <table:table-cell office:value-type="string">
            <text:p>arriba </text:p>
          </table:table-cell>
          <table:table-cell table:number-columns-repeated="2"/>
          <table:table-cell office:value-type="string">
            <text:p>ntg BARS,91 weka ‘above' 2.21 Spatial relators p.37, no.112;</text:p>
          </table:table-cell>
          <table:table-cell table:number-columns-repeated="201"/>
        </table:table-row>
        <table:table-row table:style-name="ro2">
          <table:table-cell office:value-type="string">
            <text:p>wẽca </text:p>
          </table:table-cell>
          <table:table-cell office:value-type="string">
            <text:p>wẽˈkɑ̃́ </text:p>
          </table:table-cell>
          <table:table-cell office:value-type="string">
            <text:p>inan.f.n.esp. </text:p>
          </table:table-cell>
          <table:table-cell office:value-type="string">
            <text:p>cortezas de una especie de bambú (especie delgadita y dura, que se utiliza como bastones en las danzas, encontrada cerca del río |bCõmeña|r) </text:p>
          </table:table-cell>
          <table:table-cell table:number-columns-repeated="204"/>
        </table:table-row>
        <table:table-row table:style-name="ro2">
          <table:table-cell office:value-type="string">
            <text:p>wecaaca </text:p>
          </table:table-cell>
          <table:table-cell/>
          <table:table-cell office:value-type="string">
            <text:p>pospos. </text:p>
          </table:table-cell>
          <table:table-cell office:value-type="string">
            <text:p>encima del suelo </text:p>
          </table:table-cell>
          <table:table-cell table:number-columns-repeated="204"/>
        </table:table-row>
        <table:table-row table:style-name="ro2">
          <table:table-cell office:value-type="string">
            <text:p>wecajʉado_sudiro </text:p>
          </table:table-cell>
          <table:table-cell office:value-type="string">
            <text:p>weˈkɑ́.hɨ.ɑ.dó.súdi.ɾo </text:p>
          </table:table-cell>
          <table:table-cell office:value-type="string">
            <text:p>inan. </text:p>
          </table:table-cell>
          <table:table-cell office:value-type="string">
            <text:p>camisa </text:p>
          </table:table-cell>
          <table:table-cell/>
          <table:table-cell office:value-type="string">
            <text:p>va wecajʉado_yʉta_wasoro , uv E , vn J , ph weˈkɑ́.hɨ́.ɑ.do.dʒɨtɑ́.wɑ́só.ɾó </text:p>
          </table:table-cell>
          <table:table-cell table:number-columns-repeated="202"/>
        </table:table-row>
        <table:table-row table:style-name="ro2">
          <table:table-cell office:value-type="string">
            <text:p>weco </text:p>
          </table:table-cell>
          <table:table-cell office:value-type="string">
            <text:p>weˈkó </text:p>
          </table:table-cell>
          <table:table-cell office:value-type="string">
            <text:p>an. </text:p>
          </table:table-cell>
          <table:table-cell office:value-type="string">
            <text:p>loro, lora </text:p>
          </table:table-cell>
          <table:table-cell table:number-columns-repeated="204"/>
        </table:table-row>
        <table:table-row table:style-name="ro2">
          <table:table-cell office:value-type="string">
            <text:p>weco_ãña </text:p>
          </table:table-cell>
          <table:table-cell office:value-type="string">
            <text:p>weˈkó.ɑ̃́ɲɑ̃́ E][weˈkó.ɑ̃́ɲɑ̃ J </text:p>
          </table:table-cell>
          <table:table-cell office:value-type="string">
            <text:p>an. </text:p>
          </table:table-cell>
          <table:table-cell office:value-type="string">
            <text:p>especie de culebra (venenosa y de color verde) </text:p>
          </table:table-cell>
          <table:table-cell table:number-columns-repeated="204"/>
        </table:table-row>
        <table:table-row table:style-name="ro2">
          <table:table-cell office:value-type="string">
            <text:p>wecoarʉcʉ </text:p>
          </table:table-cell>
          <table:table-cell office:value-type="string">
            <text:p>weˈkóɑ.ɾɨkɨ́ E][weˈkóɑ.ɾɨ́kɨ́ J </text:p>
          </table:table-cell>
          <table:table-cell office:value-type="string">
            <text:p>inan.f.n.esp. </text:p>
          </table:table-cell>
          <table:table-cell office:value-type="string">
            <text:p>especie de yuca brava </text:p>
          </table:table-cell>
          <table:table-cell table:number-columns-repeated="204"/>
        </table:table-row>
        <table:table-row table:style-name="ro2">
          <table:table-cell office:value-type="string">
            <text:p>wecomi </text:p>
          </table:table-cell>
          <table:table-cell office:value-type="string">
            <text:p>weˈkómĩ́ </text:p>
          </table:table-cell>
          <table:table-cell office:value-type="string">
            <text:p>an. </text:p>
          </table:table-cell>
          <table:table-cell office:value-type="string">
            <text:p>águila blanca (especie de color negro en el hombro y la espalda y de color blanco en las partes inferiores) </text:p>
          </table:table-cell>
          <table:table-cell table:number-columns-repeated="204"/>
        </table:table-row>
        <table:table-row table:style-name="ro2">
          <table:table-cell office:value-type="string">
            <text:p>wecʉ </text:p>
          </table:table-cell>
          <table:table-cell office:value-type="string">
            <text:p>weˈkɨ́ </text:p>
          </table:table-cell>
          <table:table-cell office:value-type="string">
            <text:p>an. </text:p>
          </table:table-cell>
          <table:table-cell office:value-type="string">
            <text:p>danta </text:p>
          </table:table-cell>
          <table:table-cell office:value-type="string">
            <text:p>Tapirus terrestris </text:p>
          </table:table-cell>
          <table:table-cell/>
          <table:table-cell office:value-type="string">
            <text:p>ntg BARS,91 //wekʉ// ‘tapir’ 2.1 Nouns p26 Class four consists of nouns which refer to animates which do not have any gender markings. The nouns of this class are mostly animals. In the singular, they trigger masculine, third person, verb inflection, unless //-o// ‘feminine singular’ is added to the word, or the word rõbio ‘female’ is added to modify the noun causing it to refer to a female. Examples are //wekʉ// ‘tapir’; </text:p>
          </table:table-cell>
          <table:table-cell table:number-columns-repeated="201"/>
        </table:table-row>
        <table:table-row table:style-name="ro2">
          <table:table-cell office:value-type="string">
            <text:p>wecʉ_gʉdaʉ </text:p>
          </table:table-cell>
          <table:table-cell office:value-type="string">
            <text:p>weˈkɨ́.gɨ́dɑ.ɨ E][weˈkɨ́.gɨ́dɑ́.ɨ́ J </text:p>
          </table:table-cell>
          <table:table-cell office:value-type="string">
            <text:p>inan. </text:p>
          </table:table-cell>
          <table:table-cell office:value-type="string">
            <text:p>especie de árbol (cuya cáscara se utiliza para untar a la cara) </text:p>
          </table:table-cell>
          <table:table-cell table:number-columns-repeated="204"/>
        </table:table-row>
        <table:table-row table:style-name="ro2">
          <table:table-cell office:value-type="string">
            <text:p>wecʉ_jãmo </text:p>
          </table:table-cell>
          <table:table-cell office:value-type="string">
            <text:p>weˈkɨ́.hɑ̃́mõ </text:p>
          </table:table-cell>
          <table:table-cell office:value-type="string">
            <text:p>an. </text:p>
          </table:table-cell>
          <table:table-cell office:value-type="string">
            <text:p>especie de armadillo (grande, comestible) </text:p>
          </table:table-cell>
          <table:table-cell/>
          <table:table-cell office:value-type="string">
            <text:p>sc Priodontes giganteus</text:p>
          </table:table-cell>
          <table:table-cell table:number-columns-repeated="202"/>
        </table:table-row>
        <table:table-row table:style-name="ro2">
          <table:table-cell office:value-type="string">
            <text:p>Wecʉ_jataya </text:p>
          </table:table-cell>
          <table:table-cell office:value-type="string">
            <text:p>weˈkɨ́.hɑ́tɑ.dʒɑ </text:p>
          </table:table-cell>
          <table:table-cell office:value-type="string">
            <text:p>inan. </text:p>
          </table:table-cell>
          <table:table-cell office:value-type="string">
            <text:p>danta_rana.esp-caño </text:p>
          </table:table-cell>
          <table:table-cell table:number-columns-repeated="204"/>
        </table:table-row>
        <table:table-row table:style-name="ro2">
          <table:table-cell office:value-type="string">
            <text:p>wecʉ_jisaʉ </text:p>
          </table:table-cell>
          <table:table-cell office:value-type="string">
            <text:p>weˈkɨ́.hísɑ.ɨ E][wekɨ́.híˈsɑ́.ɨ́ J </text:p>
          </table:table-cell>
          <table:table-cell office:value-type="string">
            <text:p>an. </text:p>
          </table:table-cell>
          <table:table-cell office:value-type="string">
            <text:p>especie de pájaro (pequeño, de color gris y negro) </text:p>
          </table:table-cell>
          <table:table-cell table:number-columns-repeated="204"/>
        </table:table-row>
        <table:table-row table:style-name="ro2">
          <table:table-cell office:value-type="string">
            <text:p>wecʉ_nunuro </text:p>
          </table:table-cell>
          <table:table-cell office:value-type="string">
            <text:p>weˈkɨ́.nṹnṹɾõ E][weˈkɨ́.nṹnṹɾṍ J </text:p>
          </table:table-cell>
          <table:table-cell office:value-type="string">
            <text:p>an. </text:p>
          </table:table-cell>
          <table:table-cell office:value-type="string">
            <text:p>moscardón (especie de tábano grande que molesta a la danta) </text:p>
          </table:table-cell>
          <table:table-cell/>
          <table:table-cell office:value-type="string">
            <text:p>sc Tabanas spp.</text:p>
          </table:table-cell>
          <table:table-cell table:number-columns-repeated="202"/>
        </table:table-row>
        <table:table-row table:style-name="ro2">
          <table:table-cell office:value-type="string">
            <text:p>Wecʉ_risero </text:p>
          </table:table-cell>
          <table:table-cell office:value-type="string">
            <text:p>wekɨ́.ɾiséɾó </text:p>
          </table:table-cell>
          <table:table-cell office:value-type="string">
            <text:p>inan. </text:p>
          </table:table-cell>
          <table:table-cell office:value-type="string">
            <text:p>lugar cerca del río Pirá-Paraná donde hay un plano de piedra</text:p>
          </table:table-cell>
          <table:table-cell table:number-columns-repeated="204"/>
        </table:table-row>
        <table:table-row table:style-name="ro2">
          <table:table-cell office:value-type="string">
            <text:p>wecʉ_sĩpairo </text:p>
          </table:table-cell>
          <table:table-cell office:value-type="string">
            <text:p>wekɨ́.ˈsĩ́pɑ̃ĩɾõ </text:p>
          </table:table-cell>
          <table:table-cell office:value-type="string">
            <text:p>an. </text:p>
          </table:table-cell>
          <table:table-cell office:value-type="string">
            <text:p>pájaro guayabero ocre (pequeño y verde quien a la gente le gusta criar) </text:p>
          </table:table-cell>
          <table:table-cell/>
          <table:table-cell office:value-type="string">
            <text:p>sc Chlorothraupis stolzmanni</text:p>
          </table:table-cell>
          <table:table-cell table:number-columns-repeated="202"/>
        </table:table-row>
        <table:table-row table:style-name="ro2">
          <table:table-cell office:value-type="string">
            <text:p>wecʉsãniro </text:p>
          </table:table-cell>
          <table:table-cell office:value-type="string">
            <text:p>wekɨ́.ˈsɑ̃́nĩ.ɾõ E][wekɨ́.ˈsɑ̃́nĩ́.ɾṍ J </text:p>
          </table:table-cell>
          <table:table-cell office:value-type="string">
            <text:p>inan. </text:p>
          </table:table-cell>
          <table:table-cell office:value-type="string">
            <text:p>abrevadero de dantas (lugar donde las dantas vienen para tomar)</text:p>
          </table:table-cell>
          <table:table-cell table:number-columns-repeated="204"/>
        </table:table-row>
        <table:table-row table:style-name="ro2">
          <table:table-cell office:value-type="string">
            <text:p>wee </text:p>
          </table:table-cell>
          <table:table-cell office:value-type="string">
            <text:p>ˈwée </text:p>
          </table:table-cell>
          <table:table-cell office:value-type="string">
            <text:p>inan.s.de masa </text:p>
          </table:table-cell>
          <table:table-cell office:value-type="string">
            <text:p>pigmento, tinta, pintura negra (para el cuerpo hecha de las hojas del arbusto |bweʉ|r) </text:p>
          </table:table-cell>
          <table:table-cell table:number-columns-repeated="2"/>
          <table:table-cell office:value-type="string">
            <text:p>ntg BARS,91 //we// (black.dye) no9; </text:p>
          </table:table-cell>
          <table:table-cell table:number-columns-repeated="201"/>
        </table:table-row>
        <table:table-row table:style-name="ro2">
          <table:table-cell office:value-type="string">
            <text:p>wẽebedoare </text:p>
          </table:table-cell>
          <table:table-cell office:value-type="string">
            <text:p>ˈwẽ̃́é.bédóɑ́.ɾé E][wẽ́ẽ́.ˈbédoɑ.ɾe J </text:p>
          </table:table-cell>
          <table:table-cell office:value-type="string">
            <text:p>v.t. </text:p>
          </table:table-cell>
          <table:table-cell office:value-type="string">
            <text:p>redondear (palo o bejuco como en hacer el borde de una canasta con un bejuco) </text:p>
          </table:table-cell>
          <table:table-cell table:number-columns-repeated="204"/>
        </table:table-row>
        <table:table-row table:style-name="ro2">
          <table:table-cell office:value-type="string">
            <text:p>wẽejeare </text:p>
          </table:table-cell>
          <table:table-cell office:value-type="string">
            <text:p>ˈwẽ́ẽ́.héɑ́.ɾé E][wẽ́.ˈhéɑ.ɾe J </text:p>
          </table:table-cell>
          <table:table-cell office:value-type="string">
            <text:p>v.t. </text:p>
          </table:table-cell>
          <table:table-cell office:value-type="string">
            <text:p>partir (palo, pescado, casabe, pan, etc.)</text:p>
          </table:table-cell>
          <table:table-cell table:number-columns-repeated="204"/>
        </table:table-row>
        <table:table-row table:style-name="ro2">
          <table:table-cell office:value-type="string">
            <text:p>wẽejoore </text:p>
          </table:table-cell>
          <table:table-cell office:value-type="string">
            <text:p>ˈwẽ́.hóó.ɾe E][wẽ́ẽ́.ˈhóo.ɾe J </text:p>
          </table:table-cell>
          <table:table-cell office:value-type="string">
            <text:p>v.t. </text:p>
          </table:table-cell>
          <table:table-cell office:value-type="string">
            <text:p>enderezar </text:p>
          </table:table-cell>
          <table:table-cell table:number-columns-repeated="204"/>
        </table:table-row>
        <table:table-row table:style-name="ro2">
          <table:table-cell office:value-type="string">
            <text:p>wẽemʉtoore </text:p>
          </table:table-cell>
          <table:table-cell office:value-type="string">
            <text:p>ˈwẽ́ẽ́.mɨ̃́t.õõ.ɾe </text:p>
          </table:table-cell>
          <table:table-cell office:value-type="string">
            <text:p>v.t. </text:p>
          </table:table-cell>
          <table:table-cell office:value-type="string">
            <text:p>despedazar (pescado muqueado)</text:p>
          </table:table-cell>
          <table:table-cell table:number-columns-repeated="204"/>
        </table:table-row>
        <table:table-row table:style-name="ro2">
          <table:table-cell office:value-type="string">
            <text:p>weese </text:p>
          </table:table-cell>
          <table:table-cell office:value-type="string">
            <text:p>ˈwéé.se E][ˈwéé.sé J </text:p>
          </table:table-cell>
          <table:table-cell office:value-type="string">
            <text:p>v.t. </text:p>
          </table:table-cell>
          <table:table-cell office:value-type="string">
            <text:p>raer </text:p>
          </table:table-cell>
          <table:table-cell table:number-columns-repeated="204"/>
        </table:table-row>
        <table:table-row table:style-name="ro2">
          <table:table-cell office:value-type="string">
            <text:p>wẽewaare </text:p>
          </table:table-cell>
          <table:table-cell office:value-type="string">
            <text:p>ˈwẽ́ẽ́.wɑ́ɑ.ɾe </text:p>
          </table:table-cell>
          <table:table-cell office:value-type="string">
            <text:p>v.t. </text:p>
          </table:table-cell>
          <table:table-cell office:value-type="string">
            <text:p>abrir con las manos <text:s/>(pepa, la boca) </text:p>
          </table:table-cell>
          <table:table-cell table:number-columns-repeated="204"/>
        </table:table-row>
        <table:table-row table:style-name="ro2">
          <table:table-cell office:value-type="string">
            <text:p>wegare </text:p>
          </table:table-cell>
          <table:table-cell office:value-type="string">
            <text:p>ˈwégɑ.ɾe E][weˈgɑ́.ɾé J </text:p>
          </table:table-cell>
          <table:table-cell office:value-type="string">
            <text:p>v.t. </text:p>
          </table:table-cell>
          <table:table-cell office:value-type="string">
            <text:p>llevar un palo llameante (para poder prender otra candela)</text:p>
          </table:table-cell>
          <table:table-cell table:number-columns-repeated="204"/>
        </table:table-row>
        <table:table-row table:style-name="ro1">
          <table:table-cell office:value-type="string">
            <text:p>weja_eyoore </text:p>
          </table:table-cell>
          <table:table-cell office:value-type="string">
            <text:p>ˈwéhɑ.édʒ.oo.ɾe E][weˈhɑ́.édʒ.oo.ɾe J </text:p>
          </table:table-cell>
          <table:table-cell office:value-type="string">
            <text:p>v.t. </text:p>
          </table:table-cell>
          <table:table-cell office:value-type="string">
            <text:p>aplanar y hacer más ancha (olla de barro)</text:p>
          </table:table-cell>
          <table:table-cell table:number-columns-repeated="204"/>
        </table:table-row>
        <table:table-row table:style-name="ro2">
          <table:table-cell office:value-type="string">
            <text:p>wejájiore </text:p>
          </table:table-cell>
          <table:table-cell office:value-type="string">
            <text:p>wehɑ́.ˈhí.o.ɾe E][wehɑ́.hí.ˈo.ɾe J </text:p>
          </table:table-cell>
          <table:table-cell office:value-type="string">
            <text:p>v.t. </text:p>
          </table:table-cell>
          <table:table-cell office:value-type="string">
            <text:p>arrastrar (palos a la maloca, canoa al puerto) </text:p>
          </table:table-cell>
          <table:table-cell table:number-columns-repeated="2"/>
          <table:table-cell office:value-type="string">
            <text:p>ntg BARS,91 hio (enter-CAUS), no.429; wj,11/88 lexical causative; pj,8/89 causative of ‘jiare’; </text:p>
          </table:table-cell>
          <table:table-cell table:number-columns-repeated="201"/>
        </table:table-row>
        <table:table-row table:style-name="ro2">
          <table:table-cell office:value-type="string">
            <text:p>wejare </text:p>
          </table:table-cell>
          <table:table-cell office:value-type="string">
            <text:p>ˈwéhɑ.ɾe E][weˈhɑ́.ɾé J </text:p>
          </table:table-cell>
          <table:table-cell office:value-type="string">
            <text:p>v.t. </text:p>
          </table:table-cell>
          <table:table-cell office:value-type="string">
            <text:p>emparejar </text:p>
          </table:table-cell>
          <table:table-cell table:number-columns-repeated="204"/>
        </table:table-row>
        <table:table-row table:style-name="ro2">
          <table:table-cell office:value-type="string">
            <text:p>wejáre </text:p>
          </table:table-cell>
          <table:table-cell office:value-type="string">
            <text:p>weˈhɑ́.ɾe </text:p>
          </table:table-cell>
          <table:table-cell office:value-type="string">
            <text:p>v.t. </text:p>
          </table:table-cell>
          <table:table-cell office:value-type="string">
            <text:p>arrastrar por el suelo (canoa, palo, bejuco) </text:p>
          </table:table-cell>
          <table:table-cell table:number-columns-repeated="2"/>
          <table:table-cell office:value-type="string">
            <text:p>ntg BARS,91 wehe ‘drag’ no.429; </text:p>
          </table:table-cell>
          <table:table-cell table:number-columns-repeated="201"/>
        </table:table-row>
        <table:table-row table:style-name="ro2">
          <table:table-cell office:value-type="string">
            <text:p>wẽjare </text:p>
          </table:table-cell>
          <table:table-cell office:value-type="string">
            <text:p>wẽˈhɑ̃́.ɾẽ </text:p>
          </table:table-cell>
          <table:table-cell office:value-type="string">
            <text:p>v.i.pl. </text:p>
          </table:table-cell>
          <table:table-cell office:value-type="string">
            <text:p>caerse (cosas, personas) </text:p>
          </table:table-cell>
          <table:table-cell table:number-columns-repeated="204"/>
        </table:table-row>
        <table:table-row table:style-name="ro2">
          <table:table-cell office:value-type="string">
            <text:p>wẽjareare </text:p>
          </table:table-cell>
          <table:table-cell office:value-type="string">
            <text:p>wẽhɑ̃́.ˈɾéɑ́.ɾe E][wẽˈhɑ̃́.ɾéɑ.ɾe J </text:p>
          </table:table-cell>
          <table:table-cell office:value-type="string">
            <text:p>v.i.pl. </text:p>
          </table:table-cell>
          <table:table-cell office:value-type="string">
            <text:p>caerse al desperdicio (frutas de árbol) o la muerte (personas de avión) </text:p>
          </table:table-cell>
          <table:table-cell table:number-columns-repeated="204"/>
        </table:table-row>
        <table:table-row table:style-name="ro2">
          <table:table-cell office:value-type="string">
            <text:p>wẽjarocare </text:p>
          </table:table-cell>
          <table:table-cell office:value-type="string">
            <text:p>wẽˈhɑ̃́.ɾókɑ.ɾe </text:p>
          </table:table-cell>
          <table:table-cell office:value-type="string">
            <text:p>v.t.sing. </text:p>
          </table:table-cell>
          <table:table-cell office:value-type="string">
            <text:p>lanzar </text:p>
          </table:table-cell>
          <table:table-cell table:number-columns-repeated="204"/>
        </table:table-row>
        <table:table-row table:style-name="ro2">
          <table:table-cell office:value-type="string">
            <text:p>wẽjase </text:p>
          </table:table-cell>
          <table:table-cell office:value-type="string">
            <text:p>wẽˈhɑ̃́.sẽ </text:p>
          </table:table-cell>
          <table:table-cell office:value-type="string">
            <text:p>v.i.pl. </text:p>
          </table:table-cell>
          <table:table-cell office:value-type="string">
            <text:p>gotear (techo, sangre, sudor) </text:p>
          </table:table-cell>
          <table:table-cell table:number-columns-repeated="204"/>
        </table:table-row>
        <table:table-row table:style-name="ro2">
          <table:table-cell office:value-type="string">
            <text:p>wẽjayayere </text:p>
          </table:table-cell>
          <table:table-cell office:value-type="string">
            <text:p>wẽˈhɑ̃́.dʒɑ́dʒe.ɾe E][wẽˈhɑ̃́.dʒɑ́dʒe.ɾe J </text:p>
          </table:table-cell>
          <table:table-cell office:value-type="string">
            <text:p>v.t.pl. </text:p>
          </table:table-cell>
          <table:table-cell office:value-type="string">
            <text:p>sacudir agua de las manos (por agitarlas)</text:p>
          </table:table-cell>
          <table:table-cell table:number-columns-repeated="204"/>
        </table:table-row>
        <table:table-row table:style-name="ro2">
          <table:table-cell office:value-type="string">
            <text:p>weje </text:p>
          </table:table-cell>
          <table:table-cell office:value-type="string">
            <text:p>ˈwéhe E][ˈwehé J </text:p>
          </table:table-cell>
          <table:table-cell office:value-type="string">
            <text:p>an. </text:p>
          </table:table-cell>
          <table:table-cell office:value-type="string">
            <text:p>rana minadora o balita (especie comestible)</text:p>
          </table:table-cell>
          <table:table-cell table:number-columns-repeated="204"/>
        </table:table-row>
        <table:table-row table:style-name="ro2">
          <table:table-cell office:value-type="string">
            <text:p>wejere </text:p>
          </table:table-cell>
          <table:table-cell office:value-type="string">
            <text:p>ɨˈdʒé.wéhe.ɾe E][ɨˈdʒé.wehé.ɾé J </text:p>
          </table:table-cell>
          <table:table-cell office:value-type="string">
            <text:p>v.t.pl. </text:p>
          </table:table-cell>
          <table:table-cell office:value-type="string">
            <text:p>bajar (frutas con un palo) </text:p>
          </table:table-cell>
          <table:table-cell table:number-columns-repeated="204"/>
        </table:table-row>
        <table:table-row table:style-name="ro2">
          <table:table-cell office:value-type="string">
            <text:p>wejére </text:p>
          </table:table-cell>
          <table:table-cell office:value-type="string">
            <text:p>ˈsúdi.wehé.ɾe ɛ suˈdí.wehé.ɾe ʲ </text:p>
          </table:table-cell>
          <table:table-cell office:value-type="string">
            <text:p>v.t.pl. </text:p>
          </table:table-cell>
          <table:table-cell office:value-type="string">
            <text:p>quitarse (la ropa) </text:p>
          </table:table-cell>
          <table:table-cell table:number-columns-repeated="204"/>
        </table:table-row>
        <table:table-row table:style-name="ro2">
          <table:table-cell office:value-type="string">
            <text:p>wejerijoa </text:p>
          </table:table-cell>
          <table:table-cell office:value-type="string">
            <text:p>wéˈhe.ɾi.hóɑ́ E][weˈhé.ɾí.hóɑ J </text:p>
          </table:table-cell>
          <table:table-cell office:value-type="string">
            <text:p>inan. </text:p>
          </table:table-cell>
          <table:table-cell office:value-type="string">
            <text:p>escroto </text:p>
          </table:table-cell>
          <table:table-cell/>
          <table:table-cell office:value-type="string">
            <text:p>va wajerijoa , uv E, J , vn YM </text:p>
          </table:table-cell>
          <table:table-cell table:number-columns-repeated="202"/>
        </table:table-row>
        <table:table-row table:style-name="ro2">
          <table:table-cell office:value-type="string">
            <text:p>wẽjeriti </text:p>
          </table:table-cell>
          <table:table-cell office:value-type="string">
            <text:p>wẽˈhẽ́ɾĩ́ti E][wẽˈhẽ́ɾĩ́tí J </text:p>
          </table:table-cell>
          <table:table-cell office:value-type="string">
            <text:p>inan.f.n.esp. </text:p>
          </table:table-cell>
          <table:table-cell office:value-type="string">
            <text:p>hongos comestibles </text:p>
          </table:table-cell>
          <table:table-cell/>
          <table:table-cell office:value-type="string">
            <text:p>va wãjeriti , uv E, J , vn YM </text:p>
          </table:table-cell>
          <table:table-cell table:number-columns-repeated="202"/>
        </table:table-row>
        <table:table-row table:style-name="ro2">
          <table:table-cell office:value-type="string">
            <text:p>wejese </text:p>
          </table:table-cell>
          <table:table-cell office:value-type="string">
            <text:p>ˈwéhe.se E][weˈhé.sé J </text:p>
          </table:table-cell>
          <table:table-cell office:value-type="string">
            <text:p>v.i.pl. </text:p>
          </table:table-cell>
          <table:table-cell office:value-type="string">
            <text:p>rajarse </text:p>
          </table:table-cell>
          <table:table-cell table:number-columns-repeated="2"/>
          <table:table-cell office:value-type="string">
            <text:p>ntg BARS,91 Verb roots which agree in number with the subject. . . . <text:s/>Another verb, //wadi//, ‘to split apart (in one place)’ becomes weje ‘to split apart (in more than one place)’ to signal that though the object may be singular, the action occurred in more than one place. p.29; </text:p>
          </table:table-cell>
          <table:table-cell table:number-columns-repeated="201"/>
        </table:table-row>
        <table:table-row table:style-name="ro2">
          <table:table-cell office:value-type="string">
            <text:p>wejoore </text:p>
          </table:table-cell>
          <table:table-cell office:value-type="string">
            <text:p>ˈwéh.oo.ɾe E][weˈh.óó.ɾé J </text:p>
          </table:table-cell>
          <table:table-cell office:value-type="string">
            <text:p>v.t. </text:p>
          </table:table-cell>
          <table:table-cell office:value-type="string">
            <text:p>despellejar </text:p>
          </table:table-cell>
          <table:table-cell table:number-columns-repeated="204"/>
        </table:table-row>
        <table:table-row table:style-name="ro2">
          <table:table-cell office:value-type="string">
            <text:p>wẽñaare </text:p>
          </table:table-cell>
          <table:table-cell office:value-type="string">
            <text:p>ˈwẽ́ɲɑ̃ɑ̃.ɾẽ E][wẽˈɲɑ̃́ɑ̃́.ɾẽ́ J </text:p>
          </table:table-cell>
          <table:table-cell office:value-type="string">
            <text:p>v.t. </text:p>
          </table:table-cell>
          <table:table-cell office:value-type="string">
            <text:p>poner una banda o una tira por el brazo, la pierna o la cintura</text:p>
          </table:table-cell>
          <table:table-cell table:number-columns-repeated="204"/>
        </table:table-row>
        <table:table-row table:style-name="ro2">
          <table:table-cell office:value-type="string">
            <text:p>wẽñaariamaa </text:p>
          </table:table-cell>
          <table:table-cell office:value-type="string">
            <text:p>ˈwẽ́ɲɑ̃ɑ̃.ɾí.ɑ́.mɑ̃́ E][wẽɲɑ̃́ɑ̃́.ˈɾí.ɑ.mɑ̃ J </text:p>
          </table:table-cell>
          <table:table-cell office:value-type="string">
            <text:p>s.v.inan. </text:p>
          </table:table-cell>
          <table:table-cell office:value-type="string">
            <text:p>cuerda </text:p>
          </table:table-cell>
          <table:table-cell table:number-columns-repeated="204"/>
        </table:table-row>
        <table:table-row table:style-name="ro2">
          <table:table-cell office:value-type="string">
            <text:p>wẽñaariaro </text:p>
          </table:table-cell>
          <table:table-cell office:value-type="string">
            <text:p>ˈwẽ́ɲɑ̃ɑ̃.ɾí.ɑ́.ɾó E][wẽˈŋɑ̃́ɑ̃́.ɾí.ɑ.ɾo J </text:p>
          </table:table-cell>
          <table:table-cell office:value-type="string">
            <text:p>s.v.inan. </text:p>
          </table:table-cell>
          <table:table-cell office:value-type="string">
            <text:p>correa </text:p>
          </table:table-cell>
          <table:table-cell table:number-columns-repeated="204"/>
        </table:table-row>
        <table:table-row table:style-name="ro2">
          <table:table-cell office:value-type="string">
            <text:p>wẽniro </text:p>
          </table:table-cell>
          <table:table-cell office:value-type="string">
            <text:p>ˈwẽ́nĩ́ɾṍ </text:p>
          </table:table-cell>
          <table:table-cell office:value-type="string">
            <text:p>inan. </text:p>
          </table:table-cell>
          <table:table-cell office:value-type="string">
            <text:p>volteador (abanico tejido para voltear casabe, usado también para avivar el fuego)</text:p>
          </table:table-cell>
          <table:table-cell table:number-columns-repeated="204"/>
        </table:table-row>
        <table:table-row table:style-name="ro2">
          <table:table-cell office:value-type="string">
            <text:p>weore </text:p>
          </table:table-cell>
          <table:table-cell office:value-type="string">
            <text:p>ˈwé.óó.ɾe E][ˈwé.ó.ɾé J </text:p>
          </table:table-cell>
          <table:table-cell office:value-type="string">
            <text:p>v.caus. </text:p>
          </table:table-cell>
          <table:table-cell office:value-type="string">
            <text:p>remojar (ropa, hamaca, fariña) </text:p>
          </table:table-cell>
          <table:table-cell table:number-columns-repeated="204"/>
        </table:table-row>
        <table:table-row table:style-name="ro2">
          <table:table-cell office:value-type="string">
            <text:p>werajo </text:p>
          </table:table-cell>
          <table:table-cell office:value-type="string">
            <text:p>ˈwéɾɑho </text:p>
          </table:table-cell>
          <table:table-cell office:value-type="string">
            <text:p>an. </text:p>
          </table:table-cell>
          <table:table-cell office:value-type="string">
            <text:p>pájaro mirapalcielo (|ireg.|r) </text:p>
          </table:table-cell>
          <table:table-cell office:value-type="string">
            <text:p>Nyctibius spp. </text:p>
          </table:table-cell>
          <table:table-cell table:number-columns-repeated="203"/>
        </table:table-row>
        <table:table-row table:style-name="ro1">
          <table:table-cell office:value-type="string">
            <text:p>wẽre</text:p>
          </table:table-cell>
          <table:table-cell table:number-columns-repeated="207"/>
        </table:table-row>
        <table:table-row table:style-name="ro2">
          <table:table-cell office:value-type="string">
            <text:p>were </text:p>
          </table:table-cell>
          <table:table-cell office:value-type="string">
            <text:p>weˈɾé </text:p>
          </table:table-cell>
          <table:table-cell office:value-type="string">
            <text:p>an. </text:p>
          </table:table-cell>
          <table:table-cell office:value-type="string">
            <text:p>especie de cigarra (anual) </text:p>
          </table:table-cell>
          <table:table-cell/>
          <table:table-cell office:value-type="string">
            <text:p>sc Tibicen spp.</text:p>
          </table:table-cell>
          <table:table-cell table:number-columns-repeated="202"/>
        </table:table-row>
        <table:table-row table:style-name="ro2">
          <table:table-cell office:value-type="string">
            <text:p>werea </text:p>
          </table:table-cell>
          <table:table-cell office:value-type="string">
            <text:p>ˈwéɾéɑ́ </text:p>
          </table:table-cell>
          <table:table-cell office:value-type="string">
            <text:p>an.s.plural </text:p>
          </table:table-cell>
          <table:table-cell office:value-type="string">
            <text:p>abejas |bwerea|r (pequeñas, producen cera utilizada en las ceremonias rituales para proteger a los participantes de enfermedades) </text:p>
          </table:table-cell>
          <table:table-cell office:value-type="string">
            <text:p>F. Halictidae , </text:p>
          </table:table-cell>
          <table:table-cell table:number-columns-repeated="203"/>
        </table:table-row>
        <table:table-row table:style-name="ro2">
          <table:table-cell office:value-type="string">
            <text:p>wẽriamaa </text:p>
          </table:table-cell>
          <table:table-cell office:value-type="string">
            <text:p>ˈwẽ́ẽ.ɾi.ɑ.mɑ̃́ E][wẽˈẽ́.ɾí.ɑ.mɑ̃ J </text:p>
          </table:table-cell>
          <table:table-cell/>
          <table:table-cell office:value-type="string">
            <text:p>cuerda </text:p>
          </table:table-cell>
          <table:table-cell/>
          <table:table-cell office:value-type="string">
            <text:p>va õeriamaa , ps s.v.inan. , </text:p>
          </table:table-cell>
          <table:table-cell table:number-columns-repeated="202"/>
        </table:table-row>
        <table:table-row table:style-name="ro2">
          <table:table-cell office:value-type="string">
            <text:p>weroĩare </text:p>
          </table:table-cell>
          <table:table-cell office:value-type="string">
            <text:p>wéɾó.ĩ́ˈĩ́ɑ̃.ɾẽ </text:p>
          </table:table-cell>
          <table:table-cell office:value-type="string">
            <text:p>v.t. </text:p>
          </table:table-cell>
          <table:table-cell office:value-type="string">
            <text:p>probar </text:p>
          </table:table-cell>
          <table:table-cell table:number-columns-repeated="204"/>
        </table:table-row>
        <table:table-row table:style-name="ro2">
          <table:table-cell office:value-type="string">
            <text:p>werore </text:p>
          </table:table-cell>
          <table:table-cell office:value-type="string">
            <text:p>wéˈɾóó.ɾe E][wéˈɾóó.ɾé J </text:p>
          </table:table-cell>
          <table:table-cell office:value-type="string">
            <text:p>v.t. </text:p>
          </table:table-cell>
          <table:table-cell office:value-type="string">
            <text:p>lamer o lamber </text:p>
          </table:table-cell>
          <table:table-cell table:number-columns-repeated="204"/>
        </table:table-row>
        <table:table-row table:style-name="ro2">
          <table:table-cell office:value-type="string">
            <text:p>wese </text:p>
          </table:table-cell>
          <table:table-cell office:value-type="string">
            <text:p>weˈsé </text:p>
          </table:table-cell>
          <table:table-cell office:value-type="string">
            <text:p>inan. </text:p>
          </table:table-cell>
          <table:table-cell office:value-type="string">
            <text:p>chagra </text:p>
          </table:table-cell>
          <table:table-cell table:number-columns-repeated="204"/>
        </table:table-row>
        <table:table-row table:style-name="ro2">
          <table:table-cell office:value-type="string">
            <text:p>wese_buja </text:p>
          </table:table-cell>
          <table:table-cell office:value-type="string">
            <text:p>weˈsé.búhɑ E][weˈsé.búhɑ J </text:p>
          </table:table-cell>
          <table:table-cell office:value-type="string">
            <text:p>an. </text:p>
          </table:table-cell>
          <table:table-cell office:value-type="string">
            <text:p>tortolita colilarga (especie de paloma de la chagra de color gris) </text:p>
          </table:table-cell>
          <table:table-cell office:value-type="string">
            <text:p>Scardafella squammata </text:p>
          </table:table-cell>
          <table:table-cell table:number-columns-repeated="203"/>
        </table:table-row>
        <table:table-row table:style-name="ro2">
          <table:table-cell office:value-type="string">
            <text:p>wese_codea </text:p>
          </table:table-cell>
          <table:table-cell office:value-type="string">
            <text:p>wesé.ˈkódéɑ </text:p>
          </table:table-cell>
          <table:table-cell office:value-type="string">
            <text:p>an. </text:p>
          </table:table-cell>
          <table:table-cell office:value-type="string">
            <text:p>boa tragavenados (especie de güío) </text:p>
          </table:table-cell>
          <table:table-cell/>
          <table:table-cell office:value-type="string">
            <text:p>sc Boa constrictor </text:p>
          </table:table-cell>
          <table:table-cell table:number-columns-repeated="202"/>
        </table:table-row>
        <table:table-row table:style-name="ro2">
          <table:table-cell office:value-type="string">
            <text:p>wese_cõne </text:p>
          </table:table-cell>
          <table:table-cell office:value-type="string">
            <text:p>weˈsé.kṍnẽ́ E][weˈsé.kṍnẽ J </text:p>
          </table:table-cell>
          <table:table-cell office:value-type="string">
            <text:p>an. </text:p>
          </table:table-cell>
          <table:table-cell office:value-type="string">
            <text:p>pájaro carpintero real </text:p>
          </table:table-cell>
          <table:table-cell office:value-type="string">
            <text:p>Dryocopus lineatus</text:p>
          </table:table-cell>
          <table:table-cell table:number-columns-repeated="203"/>
        </table:table-row>
        <table:table-row table:style-name="ro2">
          <table:table-cell office:value-type="string">
            <text:p>weseaye </text:p>
          </table:table-cell>
          <table:table-cell office:value-type="string">
            <text:p>weˈsé.ɑ.dʒé E][weˈsé.ɑ.dʒe J </text:p>
          </table:table-cell>
          <table:table-cell office:value-type="string">
            <text:p>inan.pl. </text:p>
          </table:table-cell>
          <table:table-cell office:value-type="string">
            <text:p>productos de una chagra </text:p>
          </table:table-cell>
          <table:table-cell table:number-columns-repeated="204"/>
        </table:table-row>
        <table:table-row table:style-name="ro2">
          <table:table-cell office:value-type="string">
            <text:p>wesegodo </text:p>
          </table:table-cell>
          <table:table-cell office:value-type="string">
            <text:p>weˈsé.gódo </text:p>
          </table:table-cell>
          <table:table-cell office:value-type="string">
            <text:p>inan. </text:p>
          </table:table-cell>
          <table:table-cell office:value-type="string">
            <text:p>rastrojo </text:p>
          </table:table-cell>
          <table:table-cell table:number-columns-repeated="204"/>
        </table:table-row>
        <table:table-row table:style-name="ro2">
          <table:table-cell office:value-type="string">
            <text:p>weseriaye </text:p>
          </table:table-cell>
          <table:table-cell office:value-type="string">
            <text:p>weˈsé.ɾi.ɑ.dʒé E][weˈsé.ɾi.ɑ.dʒe J </text:p>
          </table:table-cell>
          <table:table-cell office:value-type="string">
            <text:p>inan.pl. </text:p>
          </table:table-cell>
          <table:table-cell office:value-type="string">
            <text:p>productos de varias chagras </text:p>
          </table:table-cell>
          <table:table-cell table:number-columns-repeated="204"/>
        </table:table-row>
        <table:table-row table:style-name="ro2">
          <table:table-cell office:value-type="string">
            <text:p>weserõmia </text:p>
          </table:table-cell>
          <table:table-cell office:value-type="string">
            <text:p>weˈsé.ɾṍmĩ́.ɑ̃́ E][weˈsé.ɾṍmĩ.ɑ̃ J </text:p>
          </table:table-cell>
          <table:table-cell office:value-type="string">
            <text:p>an.s.plural </text:p>
          </table:table-cell>
          <table:table-cell office:value-type="string">
            <text:p>mosquitos |bweserõmia|r (que se aparecen cuando prende fogón en la chagra) </text:p>
          </table:table-cell>
          <table:table-cell table:number-columns-repeated="204"/>
        </table:table-row>
        <table:table-row table:style-name="ro1">
          <table:table-cell office:value-type="string">
            <text:p>wesica</text:p>
          </table:table-cell>
          <table:table-cell table:number-columns-repeated="207"/>
        </table:table-row>
        <table:table-row table:style-name="ro2">
          <table:table-cell office:value-type="string">
            <text:p>weta </text:p>
          </table:table-cell>
          <table:table-cell office:value-type="string">
            <text:p>ˈwétɑ E][weˈtɑ́ J </text:p>
          </table:table-cell>
          <table:table-cell office:value-type="string">
            <text:p>inan.s.de masa </text:p>
          </table:table-cell>
          <table:table-cell office:value-type="string">
            <text:p>residuo de polvo (después de quitar el afrecho); producto puro (como almidón de yuca brava, coca, harina de trigo, etc.) </text:p>
          </table:table-cell>
          <table:table-cell table:number-columns-repeated="204"/>
        </table:table-row>
        <table:table-row table:style-name="ro2">
          <table:table-cell office:value-type="string">
            <text:p>weta_boero </text:p>
          </table:table-cell>
          <table:table-cell office:value-type="string">
            <text:p>wétɑ.ˈbóeɾo </text:p>
          </table:table-cell>
          <table:table-cell office:value-type="string">
            <text:p>an. </text:p>
          </table:table-cell>
          <table:table-cell office:value-type="string">
            <text:p>especie de escarabajo (con casco morado oscuro y líneas blancas) </text:p>
          </table:table-cell>
          <table:table-cell table:number-columns-repeated="204"/>
        </table:table-row>
        <table:table-row table:style-name="ro2">
          <table:table-cell office:value-type="string">
            <text:p>weta_rase </text:p>
          </table:table-cell>
          <table:table-cell office:value-type="string">
            <text:p>wétɑ.ɾɑˈsé E][weˈtɑ́.ɾɑ́se J </text:p>
          </table:table-cell>
          <table:table-cell office:value-type="string">
            <text:p>an. </text:p>
          </table:table-cell>
          <table:table-cell office:value-type="string">
            <text:p>tucán pechiblanco, tucán silbador (comestible, las plumas se utiliza en la danza) </text:p>
          </table:table-cell>
          <table:table-cell/>
          <table:table-cell office:value-type="string">
            <text:p>sc Ramphastos culminatus</text:p>
          </table:table-cell>
          <table:table-cell table:number-columns-repeated="202"/>
        </table:table-row>
        <table:table-row table:style-name="ro2">
          <table:table-cell office:value-type="string">
            <text:p>weta_rõji </text:p>
          </table:table-cell>
          <table:table-cell office:value-type="string">
            <text:p>wétɑ.ɾõhĩ́ E][weˈtɑ́.ɾṍhĩ J </text:p>
          </table:table-cell>
          <table:table-cell office:value-type="string">
            <text:p>an. </text:p>
          </table:table-cell>
          <table:table-cell office:value-type="string">
            <text:p>especie de pavón </text:p>
          </table:table-cell>
          <table:table-cell office:value-type="string">
            <text:p>Crax spp.</text:p>
          </table:table-cell>
          <table:table-cell table:number-columns-repeated="203"/>
        </table:table-row>
        <table:table-row table:style-name="ro2">
          <table:table-cell office:value-type="string">
            <text:p>wetaraje </text:p>
          </table:table-cell>
          <table:table-cell office:value-type="string">
            <text:p>ˈwétɑ.ɾɑhé E][weˈtɑ́.ɾɑ́he J </text:p>
          </table:table-cell>
          <table:table-cell office:value-type="string">
            <text:p>inan. </text:p>
          </table:table-cell>
          <table:table-cell office:value-type="string">
            <text:p>envase de almidón de yuca brava</text:p>
          </table:table-cell>
          <table:table-cell table:number-columns-repeated="204"/>
        </table:table-row>
        <table:table-row table:style-name="ro2">
          <table:table-cell office:value-type="string">
            <text:p>wetayoa </text:p>
          </table:table-cell>
          <table:table-cell office:value-type="string">
            <text:p>weˈtɑ́dʒóɑ </text:p>
          </table:table-cell>
          <table:table-cell office:value-type="string">
            <text:p>an.s.plural </text:p>
          </table:table-cell>
          <table:table-cell office:value-type="string">
            <text:p>grupo étnico entre los eduria </text:p>
          </table:table-cell>
          <table:table-cell table:number-columns-repeated="204"/>
        </table:table-row>
        <table:table-row table:style-name="ro2">
          <table:table-cell office:value-type="string">
            <text:p>wetire </text:p>
          </table:table-cell>
          <table:table-cell office:value-type="string">
            <text:p>weˈtí.ɾe </text:p>
          </table:table-cell>
          <table:table-cell office:value-type="string">
            <text:p>v.i. </text:p>
          </table:table-cell>
          <table:table-cell office:value-type="string">
            <text:p>hundirse (tierra) </text:p>
          </table:table-cell>
          <table:table-cell table:number-columns-repeated="204"/>
        </table:table-row>
        <table:table-row table:style-name="ro2">
          <table:table-cell office:value-type="string">
            <text:p>weʉ </text:p>
          </table:table-cell>
          <table:table-cell office:value-type="string">
            <text:p>ˈwé.ɨ </text:p>
          </table:table-cell>
          <table:table-cell office:value-type="string">
            <text:p>inan. </text:p>
          </table:table-cell>
          <table:table-cell office:value-type="string">
            <text:p>especie de arbusto (cultivado, cuyas hojas son utilizadas para hacer la pintura negra del cuerpo) </text:p>
          </table:table-cell>
          <table:table-cell table:number-columns-repeated="204"/>
        </table:table-row>
        <table:table-row table:style-name="ro2">
          <table:table-cell office:value-type="string">
            <text:p>wewo </text:p>
          </table:table-cell>
          <table:table-cell office:value-type="string">
            <text:p>ˈwéwó </text:p>
          </table:table-cell>
          <table:table-cell office:value-type="string">
            <text:p>inan.f.n.esp. </text:p>
          </table:table-cell>
          <table:table-cell office:value-type="string">
            <text:p>carrizos (flautas hechas de la caña carrizo) </text:p>
          </table:table-cell>
          <table:table-cell table:number-columns-repeated="204"/>
        </table:table-row>
        <table:table-row table:style-name="ro2">
          <table:table-cell office:value-type="string">
            <text:p>wia_ajere </text:p>
          </table:table-cell>
          <table:table-cell office:value-type="string">
            <text:p>ˈwíɑ.ɑ́he.ɾe E][ˈwiɑ́.ɑ́he.ɾe J </text:p>
          </table:table-cell>
          <table:table-cell office:value-type="string">
            <text:p>v.t. </text:p>
          </table:table-cell>
          <table:table-cell office:value-type="string">
            <text:p>colorear </text:p>
          </table:table-cell>
          <table:table-cell table:number-columns-repeated="204"/>
        </table:table-row>
        <table:table-row table:style-name="ro2">
          <table:table-cell office:value-type="string">
            <text:p>wiare </text:p>
          </table:table-cell>
          <table:table-cell office:value-type="string">
            <text:p>ˈwíɑ.ɾe E][wiˈɑ́.ɾé J </text:p>
          </table:table-cell>
          <table:table-cell office:value-type="string">
            <text:p>v.t. </text:p>
          </table:table-cell>
          <table:table-cell office:value-type="string">
            <text:p>pintar (casa, calabazas con savia, etc.) </text:p>
          </table:table-cell>
          <table:table-cell table:number-columns-repeated="204"/>
        </table:table-row>
        <table:table-row table:style-name="ro2">
          <table:table-cell office:value-type="string">
            <text:p>wica_roca </text:p>
          </table:table-cell>
          <table:table-cell office:value-type="string">
            <text:p>wí.ˈkɑ.ɾókɑ E][ˈwí.kɑ.ɾókɑ́ J </text:p>
          </table:table-cell>
          <table:table-cell office:value-type="string">
            <text:p>inan. </text:p>
          </table:table-cell>
          <table:table-cell office:value-type="string">
            <text:p>área afuera de la casa debajo del techo o el alero a lo largo de la casa en la sombra </text:p>
          </table:table-cell>
          <table:table-cell table:number-columns-repeated="204"/>
        </table:table-row>
        <table:table-row table:style-name="ro2">
          <table:table-cell office:value-type="string">
            <text:p>wida </text:p>
          </table:table-cell>
          <table:table-cell office:value-type="string">
            <text:p>wiˈdɑ́ </text:p>
          </table:table-cell>
          <table:table-cell office:value-type="string">
            <text:p>inan.f.n.esp. </text:p>
          </table:table-cell>
          <table:table-cell office:value-type="string">
            <text:p>chonques |bwida|r (especie de tubérculos comestibles) </text:p>
          </table:table-cell>
          <table:table-cell table:number-columns-repeated="204"/>
        </table:table-row>
        <table:table-row table:style-name="ro2">
          <table:table-cell office:value-type="string">
            <text:p>widacaje </text:p>
          </table:table-cell>
          <table:table-cell office:value-type="string">
            <text:p>wiˈdɑ́.kɑhé E][wiˈdɑ́.kɑ́he J </text:p>
          </table:table-cell>
          <table:table-cell office:value-type="string">
            <text:p>inan.f.n.esp. </text:p>
          </table:table-cell>
          <table:table-cell office:value-type="string">
            <text:p>matas de chonque |bwida|r (especie con hojas oscuras) </text:p>
          </table:table-cell>
          <table:table-cell table:number-columns-repeated="204"/>
        </table:table-row>
        <table:table-row table:style-name="ro2">
          <table:table-cell office:value-type="string">
            <text:p>widase </text:p>
          </table:table-cell>
          <table:table-cell office:value-type="string">
            <text:p>ˈwídɑ.se E][wiˈdɑ́.sé J </text:p>
          </table:table-cell>
          <table:table-cell office:value-type="string">
            <text:p>v.i. </text:p>
          </table:table-cell>
          <table:table-cell office:value-type="string">
            <text:p>(ser/estar) pegajoso, pegajosa (savia, brea, plátano cocido); dn arcillosa (tierra) </text:p>
          </table:table-cell>
          <table:table-cell table:number-columns-repeated="204"/>
        </table:table-row>
        <table:table-row table:style-name="ro1">
          <table:table-cell office:value-type="string">
            <text:p>widere </text:p>
          </table:table-cell>
          <table:table-cell office:value-type="string">
            <text:p>ˈwíde.ɾe E][wiˈdé.ɾé J </text:p>
          </table:table-cell>
          <table:table-cell office:value-type="string">
            <text:p>v.t. </text:p>
          </table:table-cell>
          <table:table-cell office:value-type="string">
            <text:p>aplicar </text:p>
          </table:table-cell>
          <table:table-cell table:number-columns-repeated="204"/>
        </table:table-row>
        <table:table-row table:style-name="ro2">
          <table:table-cell office:value-type="string">
            <text:p>widi </text:p>
          </table:table-cell>
          <table:table-cell office:value-type="string">
            <text:p>wiˈdí </text:p>
          </table:table-cell>
          <table:table-cell office:value-type="string">
            <text:p>inan.s.de masa </text:p>
          </table:table-cell>
          <table:table-cell office:value-type="string">
            <text:p>maleza </text:p>
          </table:table-cell>
          <table:table-cell table:number-columns-repeated="204"/>
        </table:table-row>
        <table:table-row table:style-name="ro2">
          <table:table-cell office:value-type="string">
            <text:p>widiro </text:p>
          </table:table-cell>
          <table:table-cell office:value-type="string">
            <text:p>ˈwídi.ɾo E][wiˈdí.ɾó J </text:p>
          </table:table-cell>
          <table:table-cell office:value-type="string">
            <text:p>inan. </text:p>
          </table:table-cell>
          <table:table-cell office:value-type="string">
            <text:p>monte bajo </text:p>
          </table:table-cell>
          <table:table-cell table:number-columns-repeated="204"/>
        </table:table-row>
        <table:table-row table:style-name="ro2">
          <table:table-cell office:value-type="string">
            <text:p>widise </text:p>
          </table:table-cell>
          <table:table-cell office:value-type="string">
            <text:p>ˈwídi.se E][wiˈdí.sé J </text:p>
          </table:table-cell>
          <table:table-cell office:value-type="string">
            <text:p>v.i. </text:p>
          </table:table-cell>
          <table:table-cell office:value-type="string">
            <text:p>crecer (maleza, monte bajo)</text:p>
          </table:table-cell>
          <table:table-cell table:number-columns-repeated="204"/>
        </table:table-row>
        <table:table-row table:style-name="ro2">
          <table:table-cell office:value-type="string">
            <text:p>wii </text:p>
          </table:table-cell>
          <table:table-cell office:value-type="string">
            <text:p>ˈwíi </text:p>
          </table:table-cell>
          <table:table-cell office:value-type="string">
            <text:p>inan., cl.irreg. </text:p>
          </table:table-cell>
          <table:table-cell office:value-type="string">
            <text:p>casa </text:p>
          </table:table-cell>
          <table:table-cell table:number-columns-repeated="2"/>
          <table:table-cell office:value-type="string">
            <text:p>ntg BARS,91 wi ‘house’ no.90; </text:p>
          </table:table-cell>
          <table:table-cell table:number-columns-repeated="201"/>
        </table:table-row>
        <table:table-row table:style-name="ro2">
          <table:table-cell office:value-type="string">
            <text:p>wii_mosiro </text:p>
          </table:table-cell>
          <table:table-cell office:value-type="string">
            <text:p>wíˈí.mṍsĩɾõ E][wií.mṍsĩ́ɾõ J </text:p>
          </table:table-cell>
          <table:table-cell office:value-type="string">
            <text:p>an. </text:p>
          </table:table-cell>
          <table:table-cell office:value-type="string">
            <text:p>especie de grillo (vive en la casa)</text:p>
          </table:table-cell>
          <table:table-cell table:number-columns-repeated="204"/>
        </table:table-row>
        <table:table-row table:style-name="ro2">
          <table:table-cell office:value-type="string">
            <text:p>wiigodo </text:p>
          </table:table-cell>
          <table:table-cell office:value-type="string">
            <text:p>wĩí.ˈgódo </text:p>
          </table:table-cell>
          <table:table-cell office:value-type="string">
            <text:p>inan. </text:p>
          </table:table-cell>
          <table:table-cell office:value-type="string">
            <text:p>sitio donde estaba una casa </text:p>
          </table:table-cell>
          <table:table-cell table:number-columns-repeated="204"/>
        </table:table-row>
        <table:table-row table:style-name="ro2">
          <table:table-cell office:value-type="string">
            <text:p>wiijãi </text:p>
          </table:table-cell>
          <table:table-cell office:value-type="string">
            <text:p>ˈwíi.hɑ̃́ĩ́ E][wiˈí.hɑ̃́ĩ J </text:p>
          </table:table-cell>
          <table:table-cell office:value-type="string">
            <text:p>inan. </text:p>
          </table:table-cell>
          <table:table-cell office:value-type="string">
            <text:p>chabola </text:p>
          </table:table-cell>
          <table:table-cell table:number-columns-repeated="204"/>
        </table:table-row>
        <table:table-row table:style-name="ro2">
          <table:table-cell office:value-type="string">
            <text:p>wiiro </text:p>
          </table:table-cell>
          <table:table-cell office:value-type="string">
            <text:p>ˈwíiɾo </text:p>
          </table:table-cell>
          <table:table-cell office:value-type="string">
            <text:p>f. </text:p>
          </table:table-cell>
          <table:table-cell office:value-type="string">
            <text:p>hembra del pájaro saltarín coronado </text:p>
          </table:table-cell>
          <table:table-cell/>
          <table:table-cell office:value-type="string">
            <text:p>sc Pipra coronata </text:p>
          </table:table-cell>
          <table:table-cell table:number-columns-repeated="202"/>
        </table:table-row>
        <table:table-row table:style-name="ro2">
          <table:table-cell office:value-type="string">
            <text:p>wijare </text:p>
          </table:table-cell>
          <table:table-cell office:value-type="string">
            <text:p>ˈwíhɑ.ɾe E][ˈwihɑ́.ɾé ʲ=J </text:p>
          </table:table-cell>
          <table:table-cell office:value-type="string">
            <text:p>v.i. </text:p>
          </table:table-cell>
          <table:table-cell office:value-type="string">
            <text:p>ir (al centro o a la mitad del río, casa) </text:p>
          </table:table-cell>
          <table:table-cell table:number-columns-repeated="2"/>
          <table:table-cell office:value-type="string">
            <text:p>ntg BARS,91 wau wiha rʉ̃gʉ (wade move.toward.middle stand) ‘to wade toward the middle of a stream’; Compound verbs of position, p.47; </text:p>
          </table:table-cell>
          <table:table-cell table:number-columns-repeated="201"/>
        </table:table-row>
        <table:table-row table:style-name="ro2">
          <table:table-cell office:value-type="string">
            <text:p>wijatuure </text:p>
          </table:table-cell>
          <table:table-cell office:value-type="string">
            <text:p>ˈwíhɑ.túu.ɾe E][wihɑ́.ˈtúu.ɾe J </text:p>
          </table:table-cell>
          <table:table-cell office:value-type="string">
            <text:p>v.t. </text:p>
          </table:table-cell>
          <table:table-cell office:value-type="string">
            <text:p>sacar comida (con un pedazo de casabe usándolo como una cuchara)</text:p>
          </table:table-cell>
          <table:table-cell table:number-columns-repeated="204"/>
        </table:table-row>
        <table:table-row table:style-name="ro2">
          <table:table-cell office:value-type="string">
            <text:p>wĩji </text:p>
          </table:table-cell>
          <table:table-cell office:value-type="string">
            <text:p>wĩˈhĩ́ </text:p>
          </table:table-cell>
          <table:table-cell office:value-type="string">
            <text:p>inan.f.n.esp. </text:p>
          </table:table-cell>
          <table:table-cell office:value-type="string">
            <text:p>frutas |bwĩji|r (especie comestible parecida a la fruta de la palma chambirá) </text:p>
          </table:table-cell>
          <table:table-cell table:number-columns-repeated="204"/>
        </table:table-row>
        <table:table-row table:style-name="ro2">
          <table:table-cell office:value-type="string">
            <text:p>wĩjijotia </text:p>
          </table:table-cell>
          <table:table-cell office:value-type="string">
            <text:p>wĩˈhĩ́.hótiɑ E][wĩˈhĩ́.hótíɑ́ J </text:p>
          </table:table-cell>
          <table:table-cell office:value-type="string">
            <text:p>inan. </text:p>
          </table:table-cell>
          <table:table-cell office:value-type="string">
            <text:p>retoño nuevo de la palma |bwĩji|r (comestible) </text:p>
          </table:table-cell>
          <table:table-cell table:number-columns-repeated="204"/>
        </table:table-row>
        <table:table-row table:style-name="ro2">
          <table:table-cell office:value-type="string">
            <text:p>wĩjiño </text:p>
          </table:table-cell>
          <table:table-cell office:value-type="string">
            <text:p>wĩˈhĩ́.ɲõ </text:p>
          </table:table-cell>
          <table:table-cell office:value-type="string">
            <text:p>inan. </text:p>
          </table:table-cell>
          <table:table-cell office:value-type="string">
            <text:p>especie de palma (produce frutos comestibles, tiene tronco espinoso) </text:p>
          </table:table-cell>
          <table:table-cell table:number-columns-repeated="204"/>
        </table:table-row>
        <table:table-row table:style-name="ro2">
          <table:table-cell office:value-type="string">
            <text:p>wĩjoa </text:p>
          </table:table-cell>
          <table:table-cell office:value-type="string">
            <text:p>ˈwĩ́hõɑ̃ E][wĩˈhṍɑ̃́ J </text:p>
          </table:table-cell>
          <table:table-cell office:value-type="string">
            <text:p>an.s.plural </text:p>
          </table:table-cell>
          <table:table-cell office:value-type="string">
            <text:p>gusanos </text:p>
          </table:table-cell>
          <table:table-cell table:number-columns-repeated="204"/>
        </table:table-row>
        <table:table-row table:style-name="ro2">
          <table:table-cell office:value-type="string">
            <text:p>wĩjojũu </text:p>
          </table:table-cell>
          <table:table-cell office:value-type="string">
            <text:p>wĩˈhṍ.hṹṹ E][wĩˈhṍ.hṹũ J </text:p>
          </table:table-cell>
          <table:table-cell office:value-type="string">
            <text:p>inan.f.n.esp. </text:p>
          </table:table-cell>
          <table:table-cell office:value-type="string">
            <text:p>hojas de una especie de caraná </text:p>
          </table:table-cell>
          <table:table-cell table:number-columns-repeated="204"/>
        </table:table-row>
        <table:table-row table:style-name="ro2">
          <table:table-cell office:value-type="string">
            <text:p>wĩjore </text:p>
          </table:table-cell>
          <table:table-cell office:value-type="string">
            <text:p>ˈwĩ́hõ.ɾẽ E][wĩˈhṍ.ɾẽ́ J </text:p>
          </table:table-cell>
          <table:table-cell office:value-type="string">
            <text:p>v.i. </text:p>
          </table:table-cell>
          <table:table-cell office:value-type="string">
            <text:p>silbar</text:p>
          </table:table-cell>
          <table:table-cell table:number-columns-repeated="204"/>
        </table:table-row>
        <table:table-row table:style-name="ro2">
          <table:table-cell office:value-type="string">
            <text:p>wĩmaaca </text:p>
          </table:table-cell>
          <table:table-cell office:value-type="string">
            <text:p>ˈwĩ́mɑ̃.ɑ̃kɑ̃́ E][wĩˈmɑ̃́.ɑ̃́kɑ̃́ J </text:p>
          </table:table-cell>
          <table:table-cell office:value-type="string">
            <text:p>s.v.inan.pl. </text:p>
          </table:table-cell>
          <table:table-cell office:value-type="string">
            <text:p>plantas inmaduras </text:p>
          </table:table-cell>
          <table:table-cell table:number-columns-repeated="204"/>
        </table:table-row>
        <table:table-row table:style-name="ro2">
          <table:table-cell office:value-type="string">
            <text:p>wĩmacaje </text:p>
          </table:table-cell>
          <table:table-cell office:value-type="string">
            <text:p>ˈwĩ́mɑ̃.kɑhé E][wĩmɑ̃́.ˈkɑ́he J </text:p>
          </table:table-cell>
          <table:table-cell office:value-type="string">
            <text:p>s.v.inan. </text:p>
          </table:table-cell>
          <table:table-cell office:value-type="string">
            <text:p>mata inmadura, verde de piña, chonque</text:p>
          </table:table-cell>
          <table:table-cell table:number-columns-repeated="204"/>
        </table:table-row>
        <table:table-row table:style-name="ro2">
          <table:table-cell office:value-type="string">
            <text:p>wĩmaño </text:p>
          </table:table-cell>
          <table:table-cell office:value-type="string">
            <text:p>ˈwĩ́mɑ̃.ɲṍ E][wĩˈmɑ̃́.ɲõ J </text:p>
          </table:table-cell>
          <table:table-cell/>
          <table:table-cell office:value-type="string">
            <text:p>palma inmadura, verde</text:p>
          </table:table-cell>
          <table:table-cell table:number-columns-repeated="204"/>
        </table:table-row>
        <table:table-row table:style-name="ro2">
          <table:table-cell office:value-type="string">
            <text:p>wĩmarʉcʉ </text:p>
          </table:table-cell>
          <table:table-cell office:value-type="string">
            <text:p>ˈwĩ́mɑ̃.ɾɨkɨ́ E][wĩˈmɑ̃́.ɾɨ́kɨ J </text:p>
          </table:table-cell>
          <table:table-cell office:value-type="string">
            <text:p>s.v.inan.f.n.esp. </text:p>
          </table:table-cell>
          <table:table-cell office:value-type="string">
            <text:p>matas de coca inmaduras, verdes </text:p>
          </table:table-cell>
          <table:table-cell table:number-columns-repeated="204"/>
        </table:table-row>
        <table:table-row table:style-name="ro2">
          <table:table-cell office:value-type="string">
            <text:p>wĩmase </text:p>
          </table:table-cell>
          <table:table-cell office:value-type="string">
            <text:p>ˈwĩ́mɑ̃.sẽ E][wĩˈmɑ̃́.sẽ́ J </text:p>
          </table:table-cell>
          <table:table-cell office:value-type="string">
            <text:p>v.i. </text:p>
          </table:table-cell>
          <table:table-cell office:value-type="string">
            <text:p>inmaduro, inmadura; </text:p>
          </table:table-cell>
          <table:table-cell table:number-columns-repeated="204"/>
        </table:table-row>
        <table:table-row table:style-name="ro2">
          <table:table-cell office:value-type="string">
            <text:p>wĩna_masa </text:p>
          </table:table-cell>
          <table:table-cell office:value-type="string">
            <text:p>ˈwĩ́nɑ̃́.mɑ̃́s.ɑ̃́ </text:p>
          </table:table-cell>
          <table:table-cell office:value-type="string">
            <text:p>an.s.plural </text:p>
          </table:table-cell>
          <table:table-cell office:value-type="string">
            <text:p>desanos (grupo indígena) </text:p>
          </table:table-cell>
          <table:table-cell table:number-columns-repeated="204"/>
        </table:table-row>
        <table:table-row table:style-name="ro2">
          <table:table-cell office:value-type="string">
            <text:p>wĩnire </text:p>
          </table:table-cell>
          <table:table-cell office:value-type="string">
            <text:p>ˈwĩ́nĩ.ɾẽ E][wĩˈnĩ́.ɾẽ́ J </text:p>
          </table:table-cell>
          <table:table-cell office:value-type="string">
            <text:p>v.t. </text:p>
          </table:table-cell>
          <table:table-cell office:value-type="string">
            <text:p>oler </text:p>
          </table:table-cell>
          <table:table-cell table:number-columns-repeated="2"/>
          <table:table-cell office:value-type="string">
            <text:p>lf caus. </text:p>
          </table:table-cell>
          <table:table-cell table:number-columns-repeated="201"/>
        </table:table-row>
        <table:table-row table:style-name="ro2">
          <table:table-cell office:value-type="string">
            <text:p>wĩnisuare </text:p>
          </table:table-cell>
          <table:table-cell office:value-type="string">
            <text:p>ˈwĩ́nĩ.súɑ.ɾe E][wĩnĩ́.ˈsúɑ.ɾe J </text:p>
          </table:table-cell>
          <table:table-cell office:value-type="string">
            <text:p>v.t. </text:p>
          </table:table-cell>
          <table:table-cell office:value-type="string">
            <text:p>aspirar tabaco echado en la mano</text:p>
          </table:table-cell>
          <table:table-cell table:number-columns-repeated="204"/>
        </table:table-row>
        <table:table-row table:style-name="ro2">
          <table:table-cell office:value-type="string">
            <text:p>wĩore </text:p>
          </table:table-cell>
          <table:table-cell/>
          <table:table-cell office:value-type="string">
            <text:p>v.caus. </text:p>
          </table:table-cell>
          <table:table-cell office:value-type="string">
            <text:p>hacer oler </text:p>
          </table:table-cell>
          <table:table-cell table:number-columns-repeated="204"/>
        </table:table-row>
        <table:table-row table:style-name="ro2">
          <table:table-cell office:value-type="string">
            <text:p>wĩratu </text:p>
          </table:table-cell>
          <table:table-cell office:value-type="string">
            <text:p>ˈwĩɾɑ̃́tũ </text:p>
          </table:table-cell>
          <table:table-cell office:value-type="string">
            <text:p>an. </text:p>
          </table:table-cell>
          <table:table-cell office:value-type="string">
            <text:p>pájaro monjita rabiblanca </text:p>
          </table:table-cell>
          <table:table-cell/>
          <table:table-cell office:value-type="string">
            <text:p>sc Chelidoptera tenebrosa</text:p>
          </table:table-cell>
          <table:table-cell table:number-columns-repeated="202"/>
        </table:table-row>
        <table:table-row table:style-name="ro2">
          <table:table-cell office:value-type="string">
            <text:p>wirimoa </text:p>
          </table:table-cell>
          <table:table-cell office:value-type="string">
            <text:p>ˈwíɾímṍɑ̃́ </text:p>
          </table:table-cell>
          <table:table-cell office:value-type="string">
            <text:p>inan.f.n.esp. </text:p>
          </table:table-cell>
          <table:table-cell office:value-type="string">
            <text:p>limón, limones </text:p>
          </table:table-cell>
          <table:table-cell/>
          <table:table-cell office:value-type="string">
            <text:p>sc Citrus medica, Citrus limon </text:p>
          </table:table-cell>
          <table:table-cell table:number-columns-repeated="202"/>
        </table:table-row>
        <table:table-row table:style-name="ro2">
          <table:table-cell office:value-type="string">
            <text:p>wirimoʉ </text:p>
          </table:table-cell>
          <table:table-cell office:value-type="string">
            <text:p>wíˈɾímṍ.ɨ̃́ </text:p>
          </table:table-cell>
          <table:table-cell office:value-type="string">
            <text:p>inan. </text:p>
          </table:table-cell>
          <table:table-cell office:value-type="string">
            <text:p>árbol de limón </text:p>
          </table:table-cell>
          <table:table-cell table:number-columns-repeated="204"/>
        </table:table-row>
        <table:table-row table:style-name="ro2">
          <table:table-cell office:value-type="string">
            <text:p>wiripiya </text:p>
          </table:table-cell>
          <table:table-cell office:value-type="string">
            <text:p>ˈwíɾipidʒɑ E][ˈwíɾipidʒɑ J </text:p>
          </table:table-cell>
          <table:table-cell office:value-type="string">
            <text:p>inan. </text:p>
          </table:table-cell>
          <table:table-cell office:value-type="string">
            <text:p>fruta del árbol |bwiripiyaʉ|r (comestible, parecida a la guama) </text:p>
          </table:table-cell>
          <table:table-cell table:number-columns-repeated="204"/>
        </table:table-row>
        <table:table-row table:style-name="ro2">
          <table:table-cell office:value-type="string">
            <text:p>wiripiyaʉ </text:p>
          </table:table-cell>
          <table:table-cell office:value-type="string">
            <text:p>wíɾíˈpídʒɑ́.ɨ E][wíɾipidʒɑ.ɨ J </text:p>
          </table:table-cell>
          <table:table-cell office:value-type="string">
            <text:p>inan. </text:p>
          </table:table-cell>
          <table:table-cell office:value-type="string">
            <text:p>especie de árbol (produce la fruta comestible |bwiripiyaʉ|r, parecida al guamo) </text:p>
          </table:table-cell>
          <table:table-cell table:number-columns-repeated="204"/>
        </table:table-row>
        <table:table-row table:style-name="ro2">
          <table:table-cell office:value-type="string">
            <text:p>wiruse </text:p>
          </table:table-cell>
          <table:table-cell office:value-type="string">
            <text:p>ˈwíɾu.se E][wiˈɾú.sé J </text:p>
          </table:table-cell>
          <table:table-cell office:value-type="string">
            <text:p>v.i. </text:p>
          </table:table-cell>
          <table:table-cell office:value-type="string">
            <text:p>(ser/estar) áspero, áspera; , dn abrasivo, abrasiva (tierra, roca, piel desafeitada, tabla, banco) </text:p>
          </table:table-cell>
          <table:table-cell table:number-columns-repeated="204"/>
        </table:table-row>
        <table:table-row table:style-name="ro2">
          <table:table-cell office:value-type="string">
            <text:p>wisaaro </text:p>
          </table:table-cell>
          <table:table-cell office:value-type="string">
            <text:p>ˈwí.sɑ́ɑɾo E][wi.ˈsɑ́ɑ́ɾó J </text:p>
          </table:table-cell>
          <table:table-cell office:value-type="string">
            <text:p>inan. </text:p>
          </table:table-cell>
          <table:table-cell office:value-type="string">
            <text:p>área central </text:p>
          </table:table-cell>
          <table:table-cell table:number-columns-repeated="204"/>
        </table:table-row>
        <table:table-row table:style-name="ro2">
          <table:table-cell office:value-type="string">
            <text:p>wisiore </text:p>
          </table:table-cell>
          <table:table-cell office:value-type="string">
            <text:p>ˈwísi.o.ɾe E][wiˈsí.ó.ɾé J </text:p>
          </table:table-cell>
          <table:table-cell office:value-type="string">
            <text:p>v.caus. </text:p>
          </table:table-cell>
          <table:table-cell office:value-type="string">
            <text:p>tener dolor </text:p>
          </table:table-cell>
          <table:table-cell table:number-columns-repeated="204"/>
        </table:table-row>
        <table:table-row table:style-name="ro2">
          <table:table-cell office:value-type="string">
            <text:p>wisire </text:p>
          </table:table-cell>
          <table:table-cell office:value-type="string">
            <text:p>wiˈsí.ɾe </text:p>
          </table:table-cell>
          <table:table-cell office:value-type="string">
            <text:p>v.i. </text:p>
          </table:table-cell>
          <table:table-cell office:value-type="string">
            <text:p>enfermar </text:p>
          </table:table-cell>
          <table:table-cell table:number-columns-repeated="2"/>
          <table:table-cell office:value-type="string">
            <text:p>lf caus. </text:p>
          </table:table-cell>
          <table:table-cell table:number-columns-repeated="201"/>
        </table:table-row>
        <table:table-row table:style-name="ro2">
          <table:table-cell office:value-type="string">
            <text:p>wĩso_sẽa </text:p>
          </table:table-cell>
          <table:table-cell office:value-type="string">
            <text:p>wĩˈsṍ.sẽ́ɑ̃́ E][wĩˈsṍ.sẽ́ɑ̃ J </text:p>
          </table:table-cell>
          <table:table-cell office:value-type="string">
            <text:p>an.s.plural </text:p>
          </table:table-cell>
          <table:table-cell office:value-type="string">
            <text:p>sardinas |bwĩso sẽa|r </text:p>
          </table:table-cell>
          <table:table-cell office:value-type="string">
            <text:p>Astyanas abramis , </text:p>
          </table:table-cell>
          <table:table-cell table:number-columns-repeated="203"/>
        </table:table-row>
        <table:table-row table:style-name="ro2">
          <table:table-cell office:value-type="string">
            <text:p>wĩso_taaro </text:p>
          </table:table-cell>
          <table:table-cell office:value-type="string">
            <text:p>wĩˈsṍ.tɑ́ɑ́ɾó E][wĩˈsṍ.tɑ́ɑɾo J </text:p>
          </table:table-cell>
          <table:table-cell office:value-type="string">
            <text:p>an. </text:p>
          </table:table-cell>
          <table:table-cell office:value-type="string">
            <text:p>especie de sapo (no comestible)</text:p>
          </table:table-cell>
          <table:table-cell table:number-columns-repeated="204"/>
        </table:table-row>
        <table:table-row table:style-name="ro2">
          <table:table-cell office:value-type="string">
            <text:p>wĩso_wese </text:p>
          </table:table-cell>
          <table:table-cell office:value-type="string">
            <text:p>wĩˈsṍ.wesé E][wĩˈsṍ.wése J </text:p>
          </table:table-cell>
          <table:table-cell office:value-type="string">
            <text:p>inan. </text:p>
          </table:table-cell>
          <table:table-cell office:value-type="string">
            <text:p>campo de una especie de hierba cortante</text:p>
          </table:table-cell>
          <table:table-cell table:number-columns-repeated="204"/>
        </table:table-row>
        <table:table-row table:style-name="ro2">
          <table:table-cell office:value-type="string">
            <text:p>wĩsojũu </text:p>
          </table:table-cell>
          <table:table-cell office:value-type="string">
            <text:p>wĩˈsṍ.hṹṹ E][wĩˈsṍ.hṹũ J </text:p>
          </table:table-cell>
          <table:table-cell office:value-type="string">
            <text:p>inan.f.n.esp. </text:p>
          </table:table-cell>
          <table:table-cell office:value-type="string">
            <text:p>hojas del árbol |bwĩsojũʉ̃|r (las cuales se utilizan para lijar bancos y calabazas) </text:p>
          </table:table-cell>
          <table:table-cell table:number-columns-repeated="204"/>
        </table:table-row>
        <table:table-row table:style-name="ro2">
          <table:table-cell office:value-type="string">
            <text:p>wĩsojũʉ </text:p>
          </table:table-cell>
          <table:table-cell office:value-type="string">
            <text:p>wĩˈsṍ.hũ.ɨ̃ E][wĩˈsṍ.hũ.ɨ̃ J </text:p>
          </table:table-cell>
          <table:table-cell office:value-type="string">
            <text:p>inan. </text:p>
          </table:table-cell>
          <table:table-cell office:value-type="string">
            <text:p>especie de árbol (cuyas hojas se utilizan para lijar bancos y calabazas) </text:p>
          </table:table-cell>
          <table:table-cell table:number-columns-repeated="204"/>
        </table:table-row>
        <table:table-row table:style-name="ro2">
          <table:table-cell office:value-type="string">
            <text:p>wĩto </text:p>
          </table:table-cell>
          <table:table-cell office:value-type="string">
            <text:p>wĩˈtṍ </text:p>
          </table:table-cell>
          <table:table-cell office:value-type="string">
            <text:p>inan.pl. </text:p>
          </table:table-cell>
          <table:table-cell office:value-type="string">
            <text:p>plumas de pechuga de ave (utilizadas para hacer coronas del baile, se usa las plumas del paujil, la garza |bẽoroamʉ|r y el gavilán)</text:p>
          </table:table-cell>
          <table:table-cell table:number-columns-repeated="204"/>
        </table:table-row>
        <table:table-row table:style-name="ro2">
          <table:table-cell office:value-type="string">
            <text:p>wĩtobero </text:p>
          </table:table-cell>
          <table:table-cell office:value-type="string">
            <text:p>ˈwĩ́tõ.beɾo E][wĩˈtṍ.beɾo J </text:p>
          </table:table-cell>
          <table:table-cell office:value-type="string">
            <text:p>m. </text:p>
          </table:table-cell>
          <table:table-cell office:value-type="string">
            <text:p>pájaro saltarín coronado (comestible) </text:p>
          </table:table-cell>
          <table:table-cell office:value-type="string">
            <text:p>Pipra coronata , </text:p>
          </table:table-cell>
          <table:table-cell table:number-columns-repeated="203"/>
        </table:table-row>
        <table:table-row table:style-name="ro2">
          <table:table-cell office:value-type="string">
            <text:p>wĩtomaa </text:p>
          </table:table-cell>
          <table:table-cell office:value-type="string">
            <text:p>wĩˈtṍ.mɑ̃ E][wĩˈtṍ.mɑ̃́ɑ̃ J </text:p>
          </table:table-cell>
          <table:table-cell office:value-type="string">
            <text:p>inan. </text:p>
          </table:table-cell>
          <table:table-cell office:value-type="string">
            <text:p>parte del frente de la corona del baile (hecha de plumas del pavón)</text:p>
          </table:table-cell>
          <table:table-cell table:number-columns-repeated="204"/>
        </table:table-row>
        <table:table-row table:style-name="ro2">
          <table:table-cell office:value-type="string">
            <text:p>wĩtoʉ </text:p>
          </table:table-cell>
          <table:table-cell office:value-type="string">
            <text:p>wĩˈtṍ.ɨ̃ </text:p>
          </table:table-cell>
          <table:table-cell office:value-type="string">
            <text:p>inan. </text:p>
          </table:table-cell>
          <table:table-cell office:value-type="string">
            <text:p>parte de la corona del baile (que sale del tallo de plátano, hecha de la plumas del gavilán y la garza |bẽoroamʉ|r)</text:p>
          </table:table-cell>
          <table:table-cell table:number-columns-repeated="204"/>
        </table:table-row>
        <table:table-row table:style-name="ro2">
          <table:table-cell office:value-type="string">
            <text:p>woomʉore </text:p>
          </table:table-cell>
          <table:table-cell office:value-type="string">
            <text:p>ˈwóo.mɨ̃́.ṍ.ɾẽ E][ˈwóo.mɨ̃́.ṍ.ɾẽ́ J </text:p>
          </table:table-cell>
          <table:table-cell office:value-type="string">
            <text:p>v.t. </text:p>
          </table:table-cell>
          <table:table-cell office:value-type="string">
            <text:p>arrancar </text:p>
          </table:table-cell>
          <table:table-cell table:number-columns-repeated="204"/>
        </table:table-row>
        <table:table-row table:style-name="ro2">
          <table:table-cell office:value-type="string">
            <text:p>woore </text:p>
          </table:table-cell>
          <table:table-cell office:value-type="string">
            <text:p>ˈwóo.ɾe </text:p>
          </table:table-cell>
          <table:table-cell office:value-type="string">
            <text:p>v.t. </text:p>
          </table:table-cell>
          <table:table-cell office:value-type="string">
            <text:p>romper </text:p>
          </table:table-cell>
          <table:table-cell table:number-columns-repeated="204"/>
        </table:table-row>
        <table:table-row table:style-name="ro2">
          <table:table-cell office:value-type="string">
            <text:p>wooriqueero </text:p>
          </table:table-cell>
          <table:table-cell office:value-type="string">
            <text:p>ˈwóo.ɾi.kéé.ɾó E][ˈwóo.ɾi.kée.ɾo J </text:p>
          </table:table-cell>
          <table:table-cell office:value-type="string">
            <text:p>s.v.inan. </text:p>
          </table:table-cell>
          <table:table-cell office:value-type="string">
            <text:p>desgarro </text:p>
          </table:table-cell>
          <table:table-cell table:number-columns-repeated="204"/>
        </table:table-row>
        <table:table-row table:style-name="ro2">
          <table:table-cell office:value-type="string">
            <text:p>woorujiore </text:p>
          </table:table-cell>
          <table:table-cell office:value-type="string">
            <text:p>ˈwóo.ɾúhi.o.ɾe E][ˈwóo.ɾúhí.ó.ɾé J </text:p>
          </table:table-cell>
          <table:table-cell office:value-type="string">
            <text:p>v.t. </text:p>
          </table:table-cell>
          <table:table-cell office:value-type="string">
            <text:p>desgarrar hacia abajo (tela, corteza) </text:p>
          </table:table-cell>
          <table:table-cell table:number-columns-repeated="204"/>
        </table:table-row>
        <table:table-row table:style-name="ro2">
          <table:table-cell office:value-type="string">
            <text:p>woose </text:p>
          </table:table-cell>
          <table:table-cell office:value-type="string">
            <text:p>ˈwóo.se </text:p>
          </table:table-cell>
          <table:table-cell office:value-type="string">
            <text:p>s.v.inan.f.n.esp. </text:p>
          </table:table-cell>
          <table:table-cell office:value-type="string">
            <text:p>ropa rota </text:p>
          </table:table-cell>
          <table:table-cell table:number-columns-repeated="204"/>
        </table:table-row>
        <table:table-row table:style-name="ro2">
          <table:table-cell office:value-type="string">
            <text:p>woosurere </text:p>
          </table:table-cell>
          <table:table-cell office:value-type="string">
            <text:p>ˈwóo.súɾe.ɾe E][ˈwó.súɾe.ɾe J </text:p>
          </table:table-cell>
          <table:table-cell office:value-type="string">
            <text:p>v.t. </text:p>
          </table:table-cell>
          <table:table-cell office:value-type="string">
            <text:p>romper en pedazos</text:p>
          </table:table-cell>
          <table:table-cell table:number-columns-repeated="204"/>
        </table:table-row>
        <table:table-row table:style-name="ro2">
          <table:table-cell office:value-type="string">
            <text:p>wootaãmire </text:p>
          </table:table-cell>
          <table:table-cell office:value-type="string">
            <text:p>ˈwóo.tɑ̃́.ɑ̃́mĩ́.ɾẽ E][ˈwóotɑ́.ɑ̃́mĩ́.ɾẽ́ J </text:p>
          </table:table-cell>
          <table:table-cell office:value-type="string">
            <text:p>v.t. </text:p>
          </table:table-cell>
          <table:table-cell office:value-type="string">
            <text:p>arrancar (hoja de papel, mata)</text:p>
          </table:table-cell>
          <table:table-cell table:number-columns-repeated="204"/>
        </table:table-row>
        <table:table-row table:style-name="ro1">
          <table:table-cell office:value-type="string">
            <text:p>woroari </text:p>
          </table:table-cell>
          <table:table-cell office:value-type="string">
            <text:p>woˈɾóɑɾi </text:p>
          </table:table-cell>
          <table:table-cell office:value-type="string">
            <text:p>s.v.inan.f.n.esp. </text:p>
          </table:table-cell>
          <table:table-cell office:value-type="string">
            <text:p>viruela; erupciones </text:p>
          </table:table-cell>
          <table:table-cell table:number-columns-repeated="204"/>
        </table:table-row>
        <table:table-row table:style-name="ro1">
          <table:table-cell office:value-type="string">
            <text:p>woroase </text:p>
          </table:table-cell>
          <table:table-cell office:value-type="string">
            <text:p>ˈwóɾoɑ.se E][woˈɾóɑ́.sé J </text:p>
          </table:table-cell>
          <table:table-cell office:value-type="string">
            <text:p>v.i. </text:p>
          </table:table-cell>
          <table:table-cell office:value-type="string">
            <text:p>ampollarse </text:p>
          </table:table-cell>
          <table:table-cell table:number-columns-repeated="204"/>
        </table:table-row>
        <table:table-row table:style-name="ro2">
          <table:table-cell office:value-type="string">
            <text:p>worʉa </text:p>
          </table:table-cell>
          <table:table-cell office:value-type="string">
            <text:p>ˈwóóɾɨ́ɑ </text:p>
          </table:table-cell>
          <table:table-cell office:value-type="string">
            <text:p>inan., cl.irreg. </text:p>
          </table:table-cell>
          <table:table-cell office:value-type="string">
            <text:p>nido del pez tarira</text:p>
          </table:table-cell>
          <table:table-cell table:number-columns-repeated="204"/>
        </table:table-row>
        <table:table-row table:style-name="ro2">
          <table:table-cell office:value-type="string">
            <text:p>wʉaãmire </text:p>
          </table:table-cell>
          <table:table-cell office:value-type="string">
            <text:p>ˈwɨ́ɑ.ɑ̃́mĩ́.ɾẽ E][ˈwɨ́ɑ́.ɑ̃́mĩ.ɾẽ J </text:p>
          </table:table-cell>
          <table:table-cell office:value-type="string">
            <text:p>v.t. </text:p>
          </table:table-cell>
          <table:table-cell office:value-type="string">
            <text:p>elevar </text:p>
          </table:table-cell>
          <table:table-cell table:number-columns-repeated="204"/>
        </table:table-row>
        <table:table-row table:style-name="ro2">
          <table:table-cell office:value-type="string">
            <text:p>wʉare </text:p>
          </table:table-cell>
          <table:table-cell office:value-type="string">
            <text:p>ˈwɨ́ɑ.ɾe E][wɨˈɑ́.ɾé J </text:p>
          </table:table-cell>
          <table:table-cell office:value-type="string">
            <text:p>v.t. </text:p>
          </table:table-cell>
          <table:table-cell office:value-type="string">
            <text:p>tener relaciones sexuales </text:p>
          </table:table-cell>
          <table:table-cell table:number-columns-repeated="204"/>
        </table:table-row>
        <table:table-row table:style-name="ro2">
          <table:table-cell office:value-type="string">
            <text:p>wʉase </text:p>
          </table:table-cell>
          <table:table-cell office:value-type="string">
            <text:p>ˈwɨ́ɑ́ɑ.se </text:p>
          </table:table-cell>
          <table:table-cell office:value-type="string">
            <text:p>v.i. </text:p>
          </table:table-cell>
          <table:table-cell office:value-type="string">
            <text:p>hervir </text:p>
          </table:table-cell>
          <table:table-cell/>
          <table:table-cell office:value-type="string">
            <text:p>va mosise , uv E , vn J </text:p>
          </table:table-cell>
          <table:table-cell table:number-columns-repeated="202"/>
        </table:table-row>
        <table:table-row table:style-name="ro2">
          <table:table-cell office:value-type="string">
            <text:p>wʉ̃ase </text:p>
          </table:table-cell>
          <table:table-cell office:value-type="string">
            <text:p>ˈwɨ̃́ɑ̃.sẽ </text:p>
          </table:table-cell>
          <table:table-cell office:value-type="string">
            <text:p>v.i. </text:p>
          </table:table-cell>
          <table:table-cell office:value-type="string">
            <text:p>doler (dolor sordo) </text:p>
          </table:table-cell>
          <table:table-cell table:number-columns-repeated="2"/>
          <table:table-cell office:value-type="string">
            <text:p>ntg BARS,91 //wʉ̃a// ‘ache’ no184; lf caus. </text:p>
          </table:table-cell>
          <table:table-cell table:number-columns-repeated="201"/>
        </table:table-row>
        <table:table-row table:style-name="ro2">
          <table:table-cell office:value-type="string">
            <text:p>wʉasoese </text:p>
          </table:table-cell>
          <table:table-cell office:value-type="string">
            <text:p>wɨ́ˈɑ́.sóe.se </text:p>
          </table:table-cell>
          <table:table-cell office:value-type="string">
            <text:p>v.i. </text:p>
          </table:table-cell>
          <table:table-cell office:value-type="string">
            <text:p>salirse al hervir </text:p>
          </table:table-cell>
          <table:table-cell/>
          <table:table-cell office:value-type="string">
            <text:p>va mosisoese , uv E , vn J </text:p>
          </table:table-cell>
          <table:table-cell table:number-columns-repeated="202"/>
        </table:table-row>
        <table:table-row table:style-name="ro2">
          <table:table-cell office:value-type="string">
            <text:p>wʉere </text:p>
          </table:table-cell>
          <table:table-cell office:value-type="string">
            <text:p>wɨ́ˈéé.ɾe E][wɨ́ˈee.ɾe J </text:p>
          </table:table-cell>
          <table:table-cell office:value-type="string">
            <text:p>v.t. </text:p>
          </table:table-cell>
          <table:table-cell office:value-type="string">
            <text:p>desherbar, deshierbar o desyerbar </text:p>
          </table:table-cell>
          <table:table-cell table:number-columns-repeated="204"/>
        </table:table-row>
        <table:table-row table:style-name="ro1">
          <table:table-cell office:value-type="string">
            <text:p>wʉja_ejase </text:p>
          </table:table-cell>
          <table:table-cell table:number-columns-repeated="4"/>
          <table:table-cell office:value-type="string">
            <text:p>uv J</text:p>
          </table:table-cell>
          <table:table-cell table:number-columns-repeated="202"/>
        </table:table-row>
        <table:table-row table:style-name="ro1">
          <table:table-cell office:value-type="string">
            <text:p>wʉja_jaigʉ, wʉja_jaigo </text:p>
          </table:table-cell>
          <table:table-cell table:number-columns-repeated="4"/>
          <table:table-cell office:value-type="string">
            <text:p>uv J</text:p>
          </table:table-cell>
          <table:table-cell table:number-columns-repeated="202"/>
        </table:table-row>
        <table:table-row table:style-name="ro1">
          <table:table-cell office:value-type="string">
            <text:p>wʉja_jedire </text:p>
          </table:table-cell>
          <table:table-cell table:number-columns-repeated="4"/>
          <table:table-cell office:value-type="string">
            <text:p>uv J</text:p>
          </table:table-cell>
          <table:table-cell table:number-columns-repeated="202"/>
        </table:table-row>
        <table:table-row table:style-name="ro1">
          <table:table-cell office:value-type="string">
            <text:p>wʉjãjare </text:p>
          </table:table-cell>
          <table:table-cell office:value-type="string">
            <text:p>ˈwɨ́.hɑ̃́hɑ̃.ɾẽ </text:p>
          </table:table-cell>
          <table:table-cell office:value-type="string">
            <text:p>v.i. </text:p>
          </table:table-cell>
          <table:table-cell office:value-type="string">
            <text:p>volar a los extremidades del centro</text:p>
          </table:table-cell>
          <table:table-cell table:number-columns-repeated="204"/>
        </table:table-row>
        <table:table-row table:style-name="ro2">
          <table:table-cell office:value-type="string">
            <text:p>wʉjajũu </text:p>
          </table:table-cell>
          <table:table-cell office:value-type="string">
            <text:p>wɨˈhɑ́.hṹṹ E][wɨˈhɑ́.hṹũ J </text:p>
          </table:table-cell>
          <table:table-cell office:value-type="string">
            <text:p>inan.f.n.esp. </text:p>
          </table:table-cell>
          <table:table-cell office:value-type="string">
            <text:p>especie de maleza (cuyas hojas se enrollan al tocarlas) </text:p>
          </table:table-cell>
          <table:table-cell table:number-columns-repeated="204"/>
        </table:table-row>
        <table:table-row table:style-name="ro2">
          <table:table-cell office:value-type="string">
            <text:p>wʉjana </text:p>
          </table:table-cell>
          <table:table-cell office:value-type="string">
            <text:p>wɨˈhɑ́nɑ̃ </text:p>
          </table:table-cell>
          <table:table-cell office:value-type="string">
            <text:p>an.s.plural </text:p>
          </table:table-cell>
          <table:table-cell office:value-type="string">
            <text:p>macunas (grupo indígena que habla el idioma macuna del ascendiente llamado “|bYeba|r”) </text:p>
          </table:table-cell>
          <table:table-cell table:number-columns-repeated="204"/>
        </table:table-row>
        <table:table-row table:style-name="ro2">
          <table:table-cell office:value-type="string">
            <text:p>wʉjo_cʉtise </text:p>
          </table:table-cell>
          <table:table-cell office:value-type="string">
            <text:p>wɨˈhó.kɨ́ti.se E][wɨˈhó.kɨtí.sé J </text:p>
          </table:table-cell>
          <table:table-cell office:value-type="string">
            <text:p>v.i. </text:p>
          </table:table-cell>
          <table:table-cell office:value-type="string">
            <text:p>ruido escuchado de un muerto o difunto</text:p>
          </table:table-cell>
          <table:table-cell table:number-columns-repeated="204"/>
        </table:table-row>
        <table:table-row table:style-name="ro2">
          <table:table-cell office:value-type="string">
            <text:p>wʉjoa_ejase </text:p>
          </table:table-cell>
          <table:table-cell office:value-type="string">
            <text:p>wɨˈhóɑ.ehɑ́.se </text:p>
          </table:table-cell>
          <table:table-cell office:value-type="string">
            <text:p>v.i. </text:p>
          </table:table-cell>
          <table:table-cell office:value-type="string">
            <text:p>(estar) soñoliento, soñolienta; </text:p>
          </table:table-cell>
          <table:table-cell/>
          <table:table-cell office:value-type="string">
            <text:p>va wʉja ejase , uv E , vn J , ph wɨˈhɑ́.ehɑ́.se </text:p>
          </table:table-cell>
          <table:table-cell table:number-columns-repeated="202"/>
        </table:table-row>
        <table:table-row table:style-name="ro2">
          <table:table-cell office:value-type="string">
            <text:p>wʉjoa_jaigʉ, wʉjoa jaigo </text:p>
          </table:table-cell>
          <table:table-cell office:value-type="string">
            <text:p>ˈwɨ́hoɑ.hɑ́í.gɨ́ </text:p>
          </table:table-cell>
          <table:table-cell office:value-type="string">
            <text:p>m., f. </text:p>
          </table:table-cell>
          <table:table-cell office:value-type="string">
            <text:p>dormilón, dormilona </text:p>
          </table:table-cell>
          <table:table-cell/>
          <table:table-cell office:value-type="string">
            <text:p>va wʉja jaigʉ, wʉja jaigo , uv E , vn J , ph wɨhɑ́.ˈhɑ́i.gɨ </text:p>
          </table:table-cell>
          <table:table-cell table:number-columns-repeated="202"/>
        </table:table-row>
        <table:table-row table:style-name="ro2">
          <table:table-cell office:value-type="string">
            <text:p>wʉjoa_jedire </text:p>
          </table:table-cell>
          <table:table-cell office:value-type="string">
            <text:p>wɨˈhóɑ.hédi.ɾe </text:p>
          </table:table-cell>
          <table:table-cell office:value-type="string">
            <text:p>v.i. </text:p>
          </table:table-cell>
          <table:table-cell office:value-type="string">
            <text:p>no tener más sueño </text:p>
          </table:table-cell>
          <table:table-cell/>
          <table:table-cell office:value-type="string">
            <text:p>va wʉja jedire , uv E , vn J , ph wɨˈhɑ́.hédí.ɾé </text:p>
          </table:table-cell>
          <table:table-cell table:number-columns-repeated="202"/>
        </table:table-row>
        <table:table-row table:style-name="ro2">
          <table:table-cell office:value-type="string">
            <text:p>wʉjʉ </text:p>
          </table:table-cell>
          <table:table-cell office:value-type="string">
            <text:p>wɨˈhɨ́ɨ </text:p>
          </table:table-cell>
          <table:table-cell office:value-type="string">
            <text:p>inan.f.n.esp. </text:p>
          </table:table-cell>
          <table:table-cell office:value-type="string">
            <text:p>caña de |bwʉjʉ|r (especie de caña utilizada para tejer canastas) </text:p>
          </table:table-cell>
          <table:table-cell table:number-columns-repeated="2"/>
          <table:table-cell office:value-type="string">
            <text:p>ntg BARS,91 //wʉhʉ// ‘type of reed’ 4.3 Classifiers added to noun heads of noun phrases. p57 no155; </text:p>
          </table:table-cell>
          <table:table-cell table:number-columns-repeated="201"/>
        </table:table-row>
        <table:table-row table:style-name="ro2">
          <table:table-cell office:value-type="string">
            <text:p>wʉjʉ_cawia </text:p>
          </table:table-cell>
          <table:table-cell office:value-type="string">
            <text:p>wɨˈhɨ́.kɑwíɑ́ E][wɨˈhɨ́.kɑ́wiɑ J </text:p>
          </table:table-cell>
          <table:table-cell office:value-type="string">
            <text:p>an. </text:p>
          </table:table-cell>
          <table:table-cell office:value-type="string">
            <text:p>especie de cangrejo (con casco de color café claro) </text:p>
          </table:table-cell>
          <table:table-cell table:number-columns-repeated="204"/>
        </table:table-row>
        <table:table-row table:style-name="ro2">
          <table:table-cell office:value-type="string">
            <text:p>wʉjʉbo </text:p>
          </table:table-cell>
          <table:table-cell office:value-type="string">
            <text:p>wɨˈhɨ́.bo </text:p>
          </table:table-cell>
          <table:table-cell office:value-type="string">
            <text:p>inan. </text:p>
          </table:table-cell>
          <table:table-cell office:value-type="string">
            <text:p>balay (canasta plana y grande hecha de la caña |bwʉjʉ|r)</text:p>
          </table:table-cell>
          <table:table-cell table:number-columns-repeated="204"/>
        </table:table-row>
        <table:table-row table:style-name="ro2">
          <table:table-cell office:value-type="string">
            <text:p>wʉ̃mʉore </text:p>
          </table:table-cell>
          <table:table-cell office:value-type="string">
            <text:p>wɨ̃́ˈmɨ̃́.ṍṍ.ɾẽ E][ˈwɨ̃́mɨ̃́.ṍ.ɾẽ́ J </text:p>
          </table:table-cell>
          <table:table-cell office:value-type="string">
            <text:p>v.caus. </text:p>
          </table:table-cell>
          <table:table-cell office:value-type="string">
            <text:p>hacer levantar (poste de la casa) </text:p>
          </table:table-cell>
          <table:table-cell table:number-columns-repeated="2"/>
          <table:table-cell office:value-type="string">
            <text:p>ntg BARS,91 vʉbʉ̃-o (rise-CAUS) ‘to cause to arise’, 6.8Causatives (morphological) p.89; </text:p>
          </table:table-cell>
          <table:table-cell table:number-columns-repeated="201"/>
        </table:table-row>
        <table:table-row table:style-name="ro2">
          <table:table-cell office:value-type="string">
            <text:p>wʉ̃mʉre </text:p>
          </table:table-cell>
          <table:table-cell office:value-type="string">
            <text:p>wɨ̃́ˈmɨ̃́.ɾẽ E][ˈwɨ̃́mɨ̃́.ɾẽ́ J </text:p>
          </table:table-cell>
          <table:table-cell office:value-type="string">
            <text:p>v.i. </text:p>
          </table:table-cell>
          <table:table-cell office:value-type="string">
            <text:p>ponerse de pie </text:p>
          </table:table-cell>
          <table:table-cell table:number-columns-repeated="2"/>
          <table:table-cell office:value-type="string">
            <text:p>lf caus. </text:p>
          </table:table-cell>
          <table:table-cell table:number-columns-repeated="201"/>
        </table:table-row>
        <table:table-row table:style-name="ro2">
          <table:table-cell office:value-type="string">
            <text:p>wʉ̃mʉrocawaare </text:p>
          </table:table-cell>
          <table:table-cell office:value-type="string">
            <text:p>wɨ̃́ˈmɨ̃́.ɾókɑ.wɑ́ɑ.ɾe E][ˈwɨ̃́mɨ̃́.ɾókɑ.wɑ́ɑ́.ɾe J </text:p>
          </table:table-cell>
          <table:table-cell office:value-type="string">
            <text:p>v.t.sing. </text:p>
          </table:table-cell>
          <table:table-cell office:value-type="string">
            <text:p>golpear </text:p>
          </table:table-cell>
          <table:table-cell table:number-columns-repeated="204"/>
        </table:table-row>
        <table:table-row table:style-name="ro2">
          <table:table-cell office:value-type="string">
            <text:p>wʉ̃mʉrũjure </text:p>
          </table:table-cell>
          <table:table-cell office:value-type="string">
            <text:p>wɨ̃́mɨ̃́.ɾũhṹ.ɾẽ́ E][ˈwɨ̃́mɨ̃́.ɾṹhũ.ɾẽ J </text:p>
          </table:table-cell>
          <table:table-cell office:value-type="string">
            <text:p>v.i. </text:p>
          </table:table-cell>
          <table:table-cell office:value-type="string">
            <text:p>incorporarse </text:p>
          </table:table-cell>
          <table:table-cell table:number-columns-repeated="204"/>
        </table:table-row>
        <table:table-row table:style-name="ro2">
          <table:table-cell office:value-type="string">
            <text:p>wʉ̃mʉrʉ̃gʉ̃re </text:p>
          </table:table-cell>
          <table:table-cell office:value-type="string">
            <text:p>wɨ̃́ˈmɨ̃́.ɾɨ̃́ŋɨ̃.ɾẽ </text:p>
          </table:table-cell>
          <table:table-cell office:value-type="string">
            <text:p>v.i. </text:p>
          </table:table-cell>
          <table:table-cell office:value-type="string">
            <text:p>ponerse de pie </text:p>
          </table:table-cell>
          <table:table-cell table:number-columns-repeated="204"/>
        </table:table-row>
        <table:table-row table:style-name="ro2">
          <table:table-cell office:value-type="string">
            <text:p>wʉ̃mʉse </text:p>
          </table:table-cell>
          <table:table-cell office:value-type="string">
            <text:p>wɨ̃́ˈmɨ̃́.sẽ E][wɨ̃́ˈmɨ̃́.sẽ́ J </text:p>
          </table:table-cell>
          <table:table-cell office:value-type="string">
            <text:p>v.i. </text:p>
          </table:table-cell>
          <table:table-cell office:value-type="string">
            <text:p>despegar </text:p>
          </table:table-cell>
          <table:table-cell table:number-columns-repeated="204"/>
        </table:table-row>
        <table:table-row table:style-name="ro2">
          <table:table-cell office:value-type="string">
            <text:p>wʉore </text:p>
          </table:table-cell>
          <table:table-cell office:value-type="string">
            <text:p>wɨ́.ˈóo.ɾe E][ˈwɨ́.ó.ɾé J </text:p>
          </table:table-cell>
          <table:table-cell office:value-type="string">
            <text:p>v.caus. </text:p>
          </table:table-cell>
          <table:table-cell office:value-type="string">
            <text:p>mezclar </text:p>
          </table:table-cell>
          <table:table-cell table:number-columns-repeated="2"/>
          <table:table-cell office:value-type="string">
            <text:p>ntg BARS,91 wʉo ‘to cause to be mixed’ 6.8 Causatives p.89;</text:p>
          </table:table-cell>
          <table:table-cell table:number-columns-repeated="201"/>
        </table:table-row>
        <table:table-row table:style-name="ro2">
          <table:table-cell office:value-type="string">
            <text:p>wʉ̃ore </text:p>
          </table:table-cell>
          <table:table-cell office:value-type="string">
            <text:p>ˈwɨ̃́.õõ.ɾẽ E][wĩ́ˈ.ṍˈṍ.ɾẽ́ J </text:p>
          </table:table-cell>
          <table:table-cell office:value-type="string">
            <text:p>v.caus. </text:p>
          </table:table-cell>
          <table:table-cell office:value-type="string">
            <text:p>hacer doler </text:p>
          </table:table-cell>
          <table:table-cell table:number-columns-repeated="204"/>
        </table:table-row>
        <table:table-row table:style-name="ro2">
          <table:table-cell office:value-type="string">
            <text:p>wʉrare </text:p>
          </table:table-cell>
          <table:table-cell office:value-type="string">
            <text:p>ˈwɨ́ɾɑ.ɾe E][wɨ́ˈɾɑ́.ɾé J </text:p>
          </table:table-cell>
          <table:table-cell office:value-type="string">
            <text:p>v.t. </text:p>
          </table:table-cell>
          <table:table-cell office:value-type="string">
            <text:p>raspar </text:p>
          </table:table-cell>
          <table:table-cell table:number-columns-repeated="2"/>
          <table:table-cell office:value-type="string">
            <text:p>ntg BARS,91 wʉra ‘peel’ no.344; </text:p>
          </table:table-cell>
          <table:table-cell table:number-columns-repeated="201"/>
        </table:table-row>
        <table:table-row table:style-name="ro2">
          <table:table-cell office:value-type="string">
            <text:p>wʉrʉgoore </text:p>
          </table:table-cell>
          <table:table-cell office:value-type="string">
            <text:p>ˈwɨ́ɾɨ.góo.ɾe E][wɨɾɨ́.ˈgóo.ɾe J </text:p>
          </table:table-cell>
          <table:table-cell office:value-type="string">
            <text:p>v.t. </text:p>
          </table:table-cell>
          <table:table-cell office:value-type="string">
            <text:p>correr a un lado </text:p>
          </table:table-cell>
          <table:table-cell table:number-columns-repeated="204"/>
        </table:table-row>
        <table:table-row table:style-name="ro2">
          <table:table-cell office:value-type="string">
            <text:p>wʉrʉre </text:p>
          </table:table-cell>
          <table:table-cell office:value-type="string">
            <text:p>ˈwɨ́ɾɨɨ.ɾe E][wɨˈɾɨ́.ɾé J </text:p>
          </table:table-cell>
          <table:table-cell office:value-type="string">
            <text:p>v.i. </text:p>
          </table:table-cell>
          <table:table-cell office:value-type="string">
            <text:p>correr a un lado </text:p>
          </table:table-cell>
          <table:table-cell table:number-columns-repeated="204"/>
        </table:table-row>
        <table:table-row table:style-name="ro2">
          <table:table-cell office:value-type="string">
            <text:p>wʉsase </text:p>
          </table:table-cell>
          <table:table-cell office:value-type="string">
            <text:p>ˈwɨ́sɑ.se E][wɨˈsɑ́.sé J </text:p>
          </table:table-cell>
          <table:table-cell office:value-type="string">
            <text:p>s.v.inan. </text:p>
          </table:table-cell>
          <table:table-cell office:value-type="string">
            <text:p>algo mezclado</text:p>
          </table:table-cell>
          <table:table-cell table:number-columns-repeated="204"/>
        </table:table-row>
        <table:table-row table:style-name="ro2">
          <table:table-cell office:value-type="string">
            <text:p>wʉʉgʉ, wʉʉgo </text:p>
          </table:table-cell>
          <table:table-cell office:value-type="string">
            <text:p>ˈwɨ́ɨ́.gɨ E][ˈwɨ́ɨ́.gɨ́ J </text:p>
          </table:table-cell>
          <table:table-cell office:value-type="string">
            <text:p>s.v.m., f. </text:p>
          </table:table-cell>
          <table:table-cell office:value-type="string">
            <text:p>uno, una que vuela (insecto, ave) </text:p>
          </table:table-cell>
          <table:table-cell table:number-columns-repeated="204"/>
        </table:table-row>
        <table:table-row table:style-name="ro1">
          <table:table-cell office:value-type="string">
            <text:p>wʉʉre </text:p>
          </table:table-cell>
          <table:table-cell office:value-type="string">
            <text:p>ˈwɨ́ɨ́.ɾe E][ˈwɨ́ɨ́.ɾé J </text:p>
          </table:table-cell>
          <table:table-cell office:value-type="string">
            <text:p>v.i. </text:p>
          </table:table-cell>
          <table:table-cell office:value-type="string">
            <text:p>volar </text:p>
          </table:table-cell>
          <table:table-cell table:number-columns-repeated="2"/>
          <table:table-cell office:value-type="string">
            <text:p>ntg BARS,91 wʉ ‘fly’ no.68;</text:p>
          </table:table-cell>
          <table:table-cell table:number-columns-repeated="201"/>
        </table:table-row>
        <table:table-row table:style-name="ro2">
          <table:table-cell office:value-type="string">
            <text:p>wʉʉrica </text:p>
          </table:table-cell>
          <table:table-cell office:value-type="string">
            <text:p>ˈwɨ́ɨ́.ɾi.kɑ́ E][ˈwɨ́ɨ́.ɾí.kɑ J </text:p>
          </table:table-cell>
          <table:table-cell office:value-type="string">
            <text:p>s.v.inan. </text:p>
          </table:table-cell>
          <table:table-cell office:value-type="string">
            <text:p>avioneta </text:p>
          </table:table-cell>
          <table:table-cell table:number-columns-repeated="204"/>
        </table:table-row>
        <table:table-row table:style-name="ro2">
          <table:table-cell office:value-type="string">
            <text:p>wʉʉrʉ̃gõre </text:p>
          </table:table-cell>
          <table:table-cell office:value-type="string">
            <text:p>wɨ́ɨ́.ɾɨ̃́ŋõ.ɾẽ </text:p>
          </table:table-cell>
          <table:table-cell office:value-type="string">
            <text:p>v.i. </text:p>
          </table:table-cell>
          <table:table-cell office:value-type="string">
            <text:p>revolotear (colibrí, helicóptero)</text:p>
          </table:table-cell>
          <table:table-cell table:number-columns-repeated="204"/>
        </table:table-row>
        <table:table-row table:style-name="ro2">
          <table:table-cell office:value-type="string">
            <text:p>wʉʉse </text:p>
          </table:table-cell>
          <table:table-cell office:value-type="string">
            <text:p>ˈwɨ́ɨ́.se E][ˈwɨ́ɨ́.sé J </text:p>
          </table:table-cell>
          <table:table-cell office:value-type="string">
            <text:p>s.v.inan.f.n.esp. </text:p>
          </table:table-cell>
          <table:table-cell office:value-type="string">
            <text:p>avionetas </text:p>
          </table:table-cell>
          <table:table-cell table:number-columns-repeated="2"/>
          <table:table-cell office:value-type="string">
            <text:p>ntg BARS,91 wʉ-se (fly-NOM) ‘flying things (airplanes)’, p.20; </text:p>
          </table:table-cell>
          <table:table-cell table:number-columns-repeated="201"/>
        </table:table-row>
        <table:table-row table:style-name="ro1">
          <table:table-cell office:value-type="string">
            <text:p>wʉʉwijare </text:p>
          </table:table-cell>
          <table:table-cell office:value-type="string">
            <text:p>wɨ́ɨ́.ˈwíhɑ.ɾe </text:p>
          </table:table-cell>
          <table:table-cell office:value-type="string">
            <text:p>v.i. </text:p>
          </table:table-cell>
          <table:table-cell office:value-type="string">
            <text:p>volar al centro</text:p>
          </table:table-cell>
          <table:table-cell table:number-columns-repeated="204"/>
        </table:table-row>
        <table:table-row table:style-name="ro2">
          <table:table-cell office:value-type="string">
            <text:p>ya </text:p>
          </table:table-cell>
          <table:table-cell office:value-type="string">
            <text:p>dʒɑ </text:p>
          </table:table-cell>
          <table:table-cell office:value-type="string">
            <text:p>indicador del tiempo </text:p>
          </table:table-cell>
          <table:table-cell office:value-type="string">
            <text:p>ya (uso: marcador del fin o comienzo de un tema) </text:p>
          </table:table-cell>
          <table:table-cell/>
          <table:table-cell office:value-type="string">
            <text:p>va yuja , uv J , vn E </text:p>
          </table:table-cell>
          <table:table-cell office:value-type="string">
            <text:p>ntg BARS,91 ya ‘NOW’ no.526, 568,</text:p>
          </table:table-cell>
          <table:table-cell table:number-columns-repeated="201"/>
        </table:table-row>
        <table:table-row table:style-name="ro2">
          <table:table-cell office:value-type="string">
            <text:p>yaarã </text:p>
          </table:table-cell>
          <table:table-cell office:value-type="string">
            <text:p>ˈdʒɑ́.ɑ́ɾɑ̃ E][ˈdʒɑ́.ɑ́ɾɑ̃́ J </text:p>
          </table:table-cell>
          <table:table-cell office:value-type="string">
            <text:p>pron.an.pl. </text:p>
          </table:table-cell>
          <table:table-cell office:value-type="string">
            <text:p>parientes </text:p>
          </table:table-cell>
          <table:table-cell table:number-columns-repeated="204"/>
        </table:table-row>
        <table:table-row table:style-name="ro1">
          <table:table-cell office:value-type="string">
            <text:p>yaare </text:p>
          </table:table-cell>
          <table:table-cell office:value-type="string">
            <text:p>ˈdʒɑ́ɑ.ɾe </text:p>
          </table:table-cell>
          <table:table-cell office:value-type="string">
            <text:p>v.t. </text:p>
          </table:table-cell>
          <table:table-cell office:value-type="string">
            <text:p>apagar (radio, moto, fuego) </text:p>
          </table:table-cell>
          <table:table-cell table:number-columns-repeated="204"/>
        </table:table-row>
        <table:table-row table:style-name="ro2">
          <table:table-cell office:value-type="string">
            <text:p>yaase </text:p>
          </table:table-cell>
          <table:table-cell office:value-type="string">
            <text:p>ˈdʒɑ́ɑ.se </text:p>
          </table:table-cell>
          <table:table-cell office:value-type="string">
            <text:p>v.i. </text:p>
          </table:table-cell>
          <table:table-cell office:value-type="string">
            <text:p>brillar </text:p>
          </table:table-cell>
          <table:table-cell/>
          <table:table-cell office:value-type="string">
            <text:p>va yoose , uv E , vn J </text:p>
          </table:table-cell>
          <table:table-cell table:number-columns-repeated="202"/>
        </table:table-row>
        <table:table-row table:style-name="ro2">
          <table:table-cell office:value-type="string">
            <text:p>yaawʉare </text:p>
          </table:table-cell>
          <table:table-cell office:value-type="string">
            <text:p>ˈdʒɑ́ɑwɨ́ɑ́.ɾe E][ˈdʒɑɑ́wɨ́ɑ.ɾe J </text:p>
          </table:table-cell>
          <table:table-cell office:value-type="string">
            <text:p>v.i. </text:p>
          </table:table-cell>
          <table:table-cell office:value-type="string">
            <text:p>bostezar</text:p>
          </table:table-cell>
          <table:table-cell table:number-columns-repeated="204"/>
        </table:table-row>
        <table:table-row table:style-name="ro2">
          <table:table-cell office:value-type="string">
            <text:p>yabese </text:p>
          </table:table-cell>
          <table:table-cell office:value-type="string">
            <text:p>ˈdʒɑ́bé.se E][ˈdʒɑ́bé.sé J </text:p>
          </table:table-cell>
          <table:table-cell office:value-type="string">
            <text:p>v.i. </text:p>
          </table:table-cell>
          <table:table-cell office:value-type="string">
            <text:p>relampaguear (el relámpago) </text:p>
          </table:table-cell>
          <table:table-cell table:number-columns-repeated="204"/>
        </table:table-row>
        <table:table-row table:style-name="ro2">
          <table:table-cell office:value-type="string">
            <text:p>yaca </text:p>
          </table:table-cell>
          <table:table-cell office:value-type="string">
            <text:p>dʒɑˈkɑ́ </text:p>
          </table:table-cell>
          <table:table-cell office:value-type="string">
            <text:p>an. </text:p>
          </table:table-cell>
          <table:table-cell office:value-type="string">
            <text:p>especie de cucha (pez siluro pequeña, comestible) </text:p>
          </table:table-cell>
          <table:table-cell/>
          <table:table-cell office:value-type="string">
            <text:p>sc Loricariichthys spp. </text:p>
          </table:table-cell>
          <table:table-cell table:number-columns-repeated="202"/>
        </table:table-row>
        <table:table-row table:style-name="ro2">
          <table:table-cell office:value-type="string">
            <text:p>yacaro_momia </text:p>
          </table:table-cell>
          <table:table-cell office:value-type="string">
            <text:p>dʒɑkɑ́ˈɾó.mṍmĩ́ɑ̃́ </text:p>
          </table:table-cell>
          <table:table-cell office:value-type="string">
            <text:p>an.s.plural </text:p>
          </table:table-cell>
          <table:table-cell office:value-type="string">
            <text:p>abejas |byacaro momia|r (tienen su nido parecido a los comejenes) </text:p>
          </table:table-cell>
          <table:table-cell office:value-type="string">
            <text:p>F. Halictidae , </text:p>
          </table:table-cell>
          <table:table-cell table:number-columns-repeated="203"/>
        </table:table-row>
        <table:table-row table:style-name="ro2">
          <table:table-cell office:value-type="string">
            <text:p>Yagotubua </text:p>
          </table:table-cell>
          <table:table-cell office:value-type="string">
            <text:p>dʒɑˈgó.túbuɑ E][dʒɑˈgó.túbúɑ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yai </text:p>
          </table:table-cell>
          <table:table-cell office:value-type="string">
            <text:p>ˈdʒɑ́í </text:p>
          </table:table-cell>
          <table:table-cell office:value-type="string">
            <text:p>an. </text:p>
          </table:table-cell>
          <table:table-cell office:value-type="string">
            <text:p>tigre (término para los felinos salvajes como el tigrillo, el puma, el jaguar, etc.) </text:p>
          </table:table-cell>
          <table:table-cell office:value-type="string">
            <text:p>O.Carnivora, F. Felidae , </text:p>
          </table:table-cell>
          <table:table-cell table:number-columns-repeated="203"/>
        </table:table-row>
        <table:table-row table:style-name="ro2">
          <table:table-cell office:value-type="string">
            <text:p>yái </text:p>
          </table:table-cell>
          <table:table-cell office:value-type="string">
            <text:p>ˈdʒɑ́i E][dʒɑˈí J </text:p>
          </table:table-cell>
          <table:table-cell office:value-type="string">
            <text:p>inan.f.n.esp. </text:p>
          </table:table-cell>
          <table:table-cell office:value-type="string">
            <text:p>tubérculos |byái|r (comestibles con cáscaras duras y amarillas y pulpa blanca) </text:p>
          </table:table-cell>
          <table:table-cell table:number-columns-repeated="204"/>
        </table:table-row>
        <table:table-row table:style-name="ro2">
          <table:table-cell office:value-type="string">
            <text:p>Yai_cũmurocʉ </text:p>
          </table:table-cell>
          <table:table-cell office:value-type="string">
            <text:p>dʒɑ́í.kṹˈmũ.ɾõ.kɨ̃ E][ˈdʒɑ́í.kṹmṹ.ɾṍ.kɨ̃ J </text:p>
          </table:table-cell>
          <table:table-cell office:value-type="string">
            <text:p>inan. </text:p>
          </table:table-cell>
          <table:table-cell office:value-type="string">
            <text:p>cerro cerca de la trocha que conduce a caño Colorado</text:p>
          </table:table-cell>
          <table:table-cell table:number-columns-repeated="204"/>
        </table:table-row>
        <table:table-row table:style-name="ro2">
          <table:table-cell office:value-type="string">
            <text:p>yai_mimi </text:p>
          </table:table-cell>
          <table:table-cell office:value-type="string">
            <text:p>ˈdʒɑ́í.mĩ́mĩ E][ˈdʒɑ́í.mĩ́mĩ́ J </text:p>
          </table:table-cell>
          <table:table-cell office:value-type="string">
            <text:p>an. </text:p>
          </table:table-cell>
          <table:table-cell office:value-type="string">
            <text:p>ermitaño gris (especie de colibrí) </text:p>
          </table:table-cell>
          <table:table-cell/>
          <table:table-cell office:value-type="string">
            <text:p>sc Paethornis guy</text:p>
          </table:table-cell>
          <table:table-cell table:number-columns-repeated="202"/>
        </table:table-row>
        <table:table-row table:style-name="ro2">
          <table:table-cell office:value-type="string">
            <text:p>yai_mini </text:p>
          </table:table-cell>
          <table:table-cell office:value-type="string">
            <text:p>ˈdʒɑ́í.mĩ́nĩ E][ˈdʒɑ́í.mĩ́nĩ́ J </text:p>
          </table:table-cell>
          <table:table-cell office:value-type="string">
            <text:p>an. </text:p>
          </table:table-cell>
          <table:table-cell office:value-type="string">
            <text:p>hormiguero pavo </text:p>
          </table:table-cell>
          <table:table-cell/>
          <table:table-cell office:value-type="string">
            <text:p>sc Phlegopsis erythroptera </text:p>
          </table:table-cell>
          <table:table-cell table:number-columns-repeated="202"/>
        </table:table-row>
        <table:table-row table:style-name="ro2">
          <table:table-cell office:value-type="string">
            <text:p>yai_yeoro </text:p>
          </table:table-cell>
          <table:table-cell office:value-type="string">
            <text:p>dʒɑ́í.ˈdʒéóɾo E][ˈdʒɑ́í.dʒéóɾó J </text:p>
          </table:table-cell>
          <table:table-cell office:value-type="string">
            <text:p>an. </text:p>
          </table:table-cell>
          <table:table-cell office:value-type="string">
            <text:p>hormiguero pavo </text:p>
          </table:table-cell>
          <table:table-cell/>
          <table:table-cell office:value-type="string">
            <text:p>sc Phlegopsis erythroptera </text:p>
          </table:table-cell>
          <table:table-cell table:number-columns-repeated="202"/>
        </table:table-row>
        <table:table-row table:style-name="ro2">
          <table:table-cell office:value-type="string">
            <text:p>Yaia_bajaro </text:p>
          </table:table-cell>
          <table:table-cell office:value-type="string">
            <text:p>ˈdʒɑ́i.ɑ.bɑ́hɑɾo E][ˈdʒɑ́i.ɑ.bɑ́hɑ́ɾó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yairo </text:p>
          </table:table-cell>
          <table:table-cell office:value-type="string">
            <text:p>dʒɑ́íˈɾó </text:p>
          </table:table-cell>
          <table:table-cell office:value-type="string">
            <text:p>an. </text:p>
          </table:table-cell>
          <table:table-cell office:value-type="string">
            <text:p>avispa cazadora de arañas (especie grande de color negro con alas rojas)</text:p>
          </table:table-cell>
          <table:table-cell table:number-columns-repeated="204"/>
        </table:table-row>
        <table:table-row table:style-name="ro2">
          <table:table-cell office:value-type="string">
            <text:p>yaiwasoroa </text:p>
          </table:table-cell>
          <table:table-cell office:value-type="string">
            <text:p>ˈdʒɑ́í.wɑ́sóɾóɑ́ </text:p>
          </table:table-cell>
          <table:table-cell office:value-type="string">
            <text:p>an.s.plural </text:p>
          </table:table-cell>
          <table:table-cell office:value-type="string">
            <text:p>avispas |byaiwasoroa|r (hacen su nido por el lado de un árbol) </text:p>
          </table:table-cell>
          <table:table-cell table:number-columns-repeated="204"/>
        </table:table-row>
        <table:table-row table:style-name="ro2">
          <table:table-cell office:value-type="string">
            <text:p>yaja </text:p>
          </table:table-cell>
          <table:table-cell office:value-type="string">
            <text:p>ˈdʒɑ́.hɑ </text:p>
          </table:table-cell>
          <table:table-cell office:value-type="string">
            <text:p>v.aux. </text:p>
          </table:table-cell>
          <table:table-cell office:value-type="string">
            <text:p>|iacción progresiva (para primera y segunda persona y cosa inanimada)|r </text:p>
          </table:table-cell>
          <table:table-cell table:number-columns-repeated="2"/>
          <table:table-cell office:value-type="string">
            <text:p>ntg BARS,91 ya-ha (do.PRES-n3) ‘to do, say, think’ 2.24 Auxiliaries. Barasano has three auxiliary verbs. First, ya ‘to do, say, think’ is used for the progressive aspect, as seen in (113). </text:p>
          </table:table-cell>
          <table:table-cell table:number-columns-repeated="201"/>
        </table:table-row>
        <table:table-row table:style-name="ro2">
          <table:table-cell office:value-type="string">
            <text:p>yajire </text:p>
          </table:table-cell>
          <table:table-cell office:value-type="string">
            <text:p>dʒɑˈhí.ɾe </text:p>
          </table:table-cell>
          <table:table-cell office:value-type="string">
            <text:p>v.i. </text:p>
          </table:table-cell>
          <table:table-cell office:value-type="string">
            <text:p>(estar) satisfecho, satisfecha; </text:p>
          </table:table-cell>
          <table:table-cell table:number-columns-repeated="204"/>
        </table:table-row>
        <table:table-row table:style-name="ro2">
          <table:table-cell office:value-type="string">
            <text:p>yajiweore </text:p>
          </table:table-cell>
          <table:table-cell office:value-type="string">
            <text:p>dʒɑˈhí.wé.o.ɾe </text:p>
          </table:table-cell>
          <table:table-cell office:value-type="string">
            <text:p>v.t. </text:p>
          </table:table-cell>
          <table:table-cell office:value-type="string">
            <text:p>comer hasta llenarse (dejando parte de la comida)</text:p>
          </table:table-cell>
          <table:table-cell table:number-columns-repeated="204"/>
        </table:table-row>
        <table:table-row table:style-name="ro2">
          <table:table-cell office:value-type="string">
            <text:p>yajiyudua </text:p>
          </table:table-cell>
          <table:table-cell office:value-type="string">
            <text:p>dʒɑˈhídʒúduɑ E][dʒɑhíˈdʒúdúɑ́ J </text:p>
          </table:table-cell>
          <table:table-cell office:value-type="string">
            <text:p>an.s.plural </text:p>
          </table:table-cell>
          <table:table-cell office:value-type="string">
            <text:p>torito atigrado, torito coronado (varias especies de pájaros toritos) </text:p>
          </table:table-cell>
          <table:table-cell/>
          <table:table-cell office:value-type="string">
            <text:p>sc Capito spp. </text:p>
          </table:table-cell>
          <table:table-cell table:number-columns-repeated="202"/>
        </table:table-row>
        <table:table-row table:style-name="ro2">
          <table:table-cell office:value-type="string">
            <text:p>yama </text:p>
          </table:table-cell>
          <table:table-cell office:value-type="string">
            <text:p>ˈdʒɑ́.ɑ.mɑ̃ </text:p>
          </table:table-cell>
          <table:table-cell office:value-type="string">
            <text:p>v.aux. </text:p>
          </table:table-cell>
          <table:table-cell office:value-type="string">
            <text:p>|iacción progresiva (para la tercera persona plural)|r </text:p>
          </table:table-cell>
          <table:table-cell table:number-columns-repeated="2"/>
          <table:table-cell office:value-type="string">
            <text:p>ntg BARS,91 //ya-ha// (do.PRES-n3) ‘to do, say, think’ 2.24 Auxiliaries. Barasano has three auxiliary verbs. First, //ya// ‘to do, say, think’ is used for the progressive aspect, as seen in (113). </text:p>
          </table:table-cell>
          <table:table-cell table:number-columns-repeated="201"/>
        </table:table-row>
        <table:table-row table:style-name="ro2">
          <table:table-cell office:value-type="string">
            <text:p>yami </text:p>
          </table:table-cell>
          <table:table-cell/>
          <table:table-cell office:value-type="string">
            <text:p>v.aux. </text:p>
          </table:table-cell>
          <table:table-cell office:value-type="string">
            <text:p>|iacción progresiva (para la tercera persona masculina singular)|r </text:p>
          </table:table-cell>
          <table:table-cell table:number-columns-repeated="2"/>
          <table:table-cell office:value-type="string">
            <text:p>lf f. </text:p>
          </table:table-cell>
          <table:table-cell table:number-columns-repeated="201"/>
        </table:table-row>
        <table:table-row table:style-name="ro2">
          <table:table-cell office:value-type="string">
            <text:p>yamo </text:p>
          </table:table-cell>
          <table:table-cell/>
          <table:table-cell office:value-type="string">
            <text:p>v.aux. </text:p>
          </table:table-cell>
          <table:table-cell office:value-type="string">
            <text:p>|iacción progresiva (para la tercera persona femenina singular)|r </text:p>
          </table:table-cell>
          <table:table-cell table:number-columns-repeated="2"/>
          <table:table-cell office:value-type="string">
            <text:p>lf m. </text:p>
          </table:table-cell>
          <table:table-cell table:number-columns-repeated="201"/>
        </table:table-row>
        <table:table-row table:style-name="ro2">
          <table:table-cell office:value-type="string">
            <text:p>yao_yire </text:p>
          </table:table-cell>
          <table:table-cell office:value-type="string">
            <text:p>ˈdʒɑ́ó.dʒí.ɾé </text:p>
          </table:table-cell>
          <table:table-cell office:value-type="string">
            <text:p>v.t. </text:p>
          </table:table-cell>
          <table:table-cell office:value-type="string">
            <text:p>disparar (el flash de una cámara) </text:p>
          </table:table-cell>
          <table:table-cell table:number-columns-repeated="204"/>
        </table:table-row>
        <table:table-row table:style-name="ro2">
          <table:table-cell office:value-type="string">
            <text:p>yatare </text:p>
          </table:table-cell>
          <table:table-cell office:value-type="string">
            <text:p>ˈdʒɑ́tɑ.ɾe E][dʒɑˈtɑ́.ɾé J </text:p>
          </table:table-cell>
          <table:table-cell office:value-type="string">
            <text:p>v.i. </text:p>
          </table:table-cell>
          <table:table-cell office:value-type="string">
            <text:p>dar largos pasos </text:p>
          </table:table-cell>
          <table:table-cell table:number-columns-repeated="204"/>
        </table:table-row>
        <table:table-row table:style-name="ro2">
          <table:table-cell office:value-type="string">
            <text:p>yatise </text:p>
          </table:table-cell>
          <table:table-cell office:value-type="string">
            <text:p>dʒɑˈtí.se </text:p>
          </table:table-cell>
          <table:table-cell office:value-type="string">
            <text:p>v.i. </text:p>
          </table:table-cell>
          <table:table-cell office:value-type="string">
            <text:p>sanar </text:p>
          </table:table-cell>
          <table:table-cell table:number-columns-repeated="204"/>
        </table:table-row>
        <table:table-row table:style-name="ro2">
          <table:table-cell office:value-type="string">
            <text:p>Yawira </text:p>
          </table:table-cell>
          <table:table-cell office:value-type="string">
            <text:p>ˈdʒɑ́wíɾɑ </text:p>
          </table:table-cell>
          <table:table-cell office:value-type="string">
            <text:p>an. </text:p>
          </table:table-cell>
          <table:table-cell office:value-type="string">
            <text:p>carácter mítico, ascendiente, antepasada, la esposa de |bYeba|r</text:p>
          </table:table-cell>
          <table:table-cell table:number-columns-repeated="204"/>
        </table:table-row>
        <table:table-row table:style-name="ro2">
          <table:table-cell office:value-type="string">
            <text:p>yayaru </text:p>
          </table:table-cell>
          <table:table-cell office:value-type="string">
            <text:p>dʒɑˈdʒɑ́ɑ́ɾu </text:p>
          </table:table-cell>
          <table:table-cell office:value-type="string">
            <text:p>an. </text:p>
          </table:table-cell>
          <table:table-cell office:value-type="string">
            <text:p>especie de escarabajo </text:p>
          </table:table-cell>
          <table:table-cell/>
          <table:table-cell office:value-type="string">
            <text:p>sc Passalus cornutus</text:p>
          </table:table-cell>
          <table:table-cell table:number-columns-repeated="202"/>
        </table:table-row>
        <table:table-row table:style-name="ro2">
          <table:table-cell office:value-type="string">
            <text:p>yayere </text:p>
          </table:table-cell>
          <table:table-cell office:value-type="string">
            <text:p>ˈdʒɑ́dʒé.ɾe E][dʒɑ́ˈdʒé.ɾé J </text:p>
          </table:table-cell>
          <table:table-cell office:value-type="string">
            <text:p>v.t. </text:p>
          </table:table-cell>
          <table:table-cell office:value-type="string">
            <text:p>sacudir </text:p>
          </table:table-cell>
          <table:table-cell table:number-columns-repeated="204"/>
        </table:table-row>
        <table:table-row table:style-name="ro2">
          <table:table-cell office:value-type="string">
            <text:p>yayereare </text:p>
          </table:table-cell>
          <table:table-cell office:value-type="string">
            <text:p>ˈdʒɑ́dʒé.ɾéɑ́.ɾe E][ˈdʒɑ́dʒé.ɾéɑ.ɾe J </text:p>
          </table:table-cell>
          <table:table-cell office:value-type="string">
            <text:p>v.t.pl. </text:p>
          </table:table-cell>
          <table:table-cell office:value-type="string">
            <text:p>sacudir de encima (polvo de una hamaca, tierra de una raíz)</text:p>
          </table:table-cell>
          <table:table-cell table:number-columns-repeated="204"/>
        </table:table-row>
        <table:table-row table:style-name="ro2">
          <table:table-cell office:value-type="string">
            <text:p>yayiĩare </text:p>
          </table:table-cell>
          <table:table-cell office:value-type="string">
            <text:p>ˈdʒɑ́dʒi.ĩ́ɑ̃.ɾẽ E][ˈdʒɑdʒí.ĩ́ɑ̃.ɾẽ J </text:p>
          </table:table-cell>
          <table:table-cell office:value-type="string">
            <text:p>v.t. </text:p>
          </table:table-cell>
          <table:table-cell office:value-type="string">
            <text:p>espiar </text:p>
          </table:table-cell>
          <table:table-cell table:number-columns-repeated="204"/>
        </table:table-row>
        <table:table-row table:style-name="ro2">
          <table:table-cell office:value-type="string">
            <text:p>yayiore </text:p>
          </table:table-cell>
          <table:table-cell office:value-type="string">
            <text:p>ˈdʒɑ́dʒi.o.ɾe E][dʒɑˈdʒí.ó.ɾé J </text:p>
          </table:table-cell>
          <table:table-cell office:value-type="string">
            <text:p>v.caus. </text:p>
          </table:table-cell>
          <table:table-cell office:value-type="string">
            <text:p>esconder </text:p>
          </table:table-cell>
          <table:table-cell table:number-columns-repeated="2"/>
          <table:table-cell office:value-type="string">
            <text:p>ntg BARS,91 yayi-o (lost-CAUS) ‘to cause to be lost’ 6.8. Causatives p.101;</text:p>
          </table:table-cell>
          <table:table-cell table:number-columns-repeated="201"/>
        </table:table-row>
        <table:table-row table:style-name="ro2">
          <table:table-cell office:value-type="string">
            <text:p>yayire </text:p>
          </table:table-cell>
          <table:table-cell office:value-type="string">
            <text:p>ˈdʒɑ́dʒi.ɾe E][dʒɑˈdʒí.ɾé J </text:p>
          </table:table-cell>
          <table:table-cell office:value-type="string">
            <text:p>v.i. </text:p>
          </table:table-cell>
          <table:table-cell office:value-type="string">
            <text:p>esconderse </text:p>
          </table:table-cell>
          <table:table-cell table:number-columns-repeated="204"/>
        </table:table-row>
        <table:table-row table:style-name="ro2">
          <table:table-cell office:value-type="string">
            <text:p>Yeba </text:p>
          </table:table-cell>
          <table:table-cell office:value-type="string">
            <text:p>dʒeˈbɑ́ </text:p>
          </table:table-cell>
          <table:table-cell office:value-type="string">
            <text:p>m. </text:p>
          </table:table-cell>
          <table:table-cell office:value-type="string">
            <text:p>carácter mítico, el ascendiente antepasado de los |bYeba masa|r o barasanas</text:p>
          </table:table-cell>
          <table:table-cell table:number-columns-repeated="204"/>
        </table:table-row>
        <table:table-row table:style-name="ro2">
          <table:table-cell office:value-type="string">
            <text:p>Yeba_boso </text:p>
          </table:table-cell>
          <table:table-cell office:value-type="string">
            <text:p>dʒebɑ́.ˈbóso E][dʒeˈbɑ́.bósó J </text:p>
          </table:table-cell>
          <table:table-cell office:value-type="string">
            <text:p>an. </text:p>
          </table:table-cell>
          <table:table-cell office:value-type="string">
            <text:p>grillo real </text:p>
          </table:table-cell>
          <table:table-cell table:number-columns-repeated="204"/>
        </table:table-row>
        <table:table-row table:style-name="ro2">
          <table:table-cell office:value-type="string">
            <text:p>Yeba_masa </text:p>
          </table:table-cell>
          <table:table-cell office:value-type="string">
            <text:p>dʒeˈbɑ́.mɑ̃́s.ɑ̃ </text:p>
          </table:table-cell>
          <table:table-cell office:value-type="string">
            <text:p>an.s.plural </text:p>
          </table:table-cell>
          <table:table-cell office:value-type="string">
            <text:p>barasanas |bYeba masa|r (familia barasana que pertenece al grupo del ascendiente llamado “|bYeba|r”) </text:p>
          </table:table-cell>
          <table:table-cell table:number-columns-repeated="204"/>
        </table:table-row>
        <table:table-row table:style-name="ro2">
          <table:table-cell office:value-type="string">
            <text:p>Yeba_ojo </text:p>
          </table:table-cell>
          <table:table-cell office:value-type="string">
            <text:p>dʒeˈbɑ́.óho E][dʒeˈbɑ́.óhó J </text:p>
          </table:table-cell>
          <table:table-cell office:value-type="string">
            <text:p>inan.f.n.esp. </text:p>
          </table:table-cell>
          <table:table-cell office:value-type="string">
            <text:p>platanillos |bYeba ojo|r (especie comestible, silvestre) </text:p>
          </table:table-cell>
          <table:table-cell table:number-columns-repeated="204"/>
        </table:table-row>
        <table:table-row table:style-name="ro2">
          <table:table-cell office:value-type="string">
            <text:p>Yeba_ojoño </text:p>
          </table:table-cell>
          <table:table-cell office:value-type="string">
            <text:p>dʒebɑ́.ˈóho.ɲõ E][dʒebɑ́.óˈhó.ɲṍ J </text:p>
          </table:table-cell>
          <table:table-cell office:value-type="string">
            <text:p>inan. </text:p>
          </table:table-cell>
          <table:table-cell office:value-type="string">
            <text:p>mata del platanillo silvestre </text:p>
          </table:table-cell>
          <table:table-cell/>
          <table:table-cell office:value-type="string">
            <text:p>sc Heliconia spp. </text:p>
          </table:table-cell>
          <table:table-cell table:number-columns-repeated="202"/>
        </table:table-row>
        <table:table-row table:style-name="ro2">
          <table:table-cell office:value-type="string">
            <text:p>yebaca </text:p>
          </table:table-cell>
          <table:table-cell office:value-type="string">
            <text:p>dʒeˈbɑ́kɑ </text:p>
          </table:table-cell>
          <table:table-cell office:value-type="string">
            <text:p>an.s.plural </text:p>
          </table:table-cell>
          <table:table-cell office:value-type="string">
            <text:p>termitas, térmites o termes </text:p>
          </table:table-cell>
          <table:table-cell table:number-columns-repeated="204"/>
        </table:table-row>
        <table:table-row table:style-name="ro2">
          <table:table-cell office:value-type="string">
            <text:p>yebaʉ </text:p>
          </table:table-cell>
          <table:table-cell office:value-type="string">
            <text:p>dʒeˈbɑ́.ɨ́ </text:p>
          </table:table-cell>
          <table:table-cell office:value-type="string">
            <text:p>inan. </text:p>
          </table:table-cell>
          <table:table-cell office:value-type="string">
            <text:p>especie de árbol (inútil, produce fruto no comestible)</text:p>
          </table:table-cell>
          <table:table-cell table:number-columns-repeated="204"/>
        </table:table-row>
        <table:table-row table:style-name="ro2">
          <table:table-cell office:value-type="string">
            <text:p>Yebaʉ_bota </text:p>
          </table:table-cell>
          <table:table-cell office:value-type="string">
            <text:p>dʒebɑ́.ɨ́.ˈbótɑ́ </text:p>
          </table:table-cell>
          <table:table-cell office:value-type="string">
            <text:p>inan. </text:p>
          </table:table-cell>
          <table:table-cell office:value-type="string">
            <text:p>árbol mitológico de donde originó la gente |bYeba masa|r </text:p>
          </table:table-cell>
          <table:table-cell table:number-columns-repeated="204"/>
        </table:table-row>
        <table:table-row table:style-name="ro2">
          <table:table-cell office:value-type="string">
            <text:p>yee </text:p>
          </table:table-cell>
          <table:table-cell office:value-type="string">
            <text:p>ˈĩ́ĩ.dʒée E][ˈĩ́ĩ.dʒéé J </text:p>
          </table:table-cell>
          <table:table-cell office:value-type="string">
            <text:p>caso genitivo pl. </text:p>
          </table:table-cell>
          <table:table-cell office:value-type="string">
            <text:p>pertenecer a (posesión de cosas) </text:p>
          </table:table-cell>
          <table:table-cell/>
          <table:table-cell office:value-type="string">
            <text:p>va -ye </text:p>
          </table:table-cell>
          <table:table-cell office:value-type="string">
            <text:p>ntg BARS,91 //ye// (GENp) p5 With plural or nonindividuated objects //yaa// becomes //yee// and generally occurs alone, referring to an explicit or implicit noun as in (15) //soo yee// (3fs GENp) ‘her things’; ntg BARS,91 p61 4.8. Genitive constructions. There is a plural genitive form //yee//, e.g., //bãs-a ye sita// (human-p GEN-p land) ‘the people’s land’. With plural inanimate referents (as well as for nonindividuated items), ye (genitive plural) occurs without a classifier suffix, e.g., //ĩdã yee// ‘their things’. ; </text:p>
          </table:table-cell>
          <table:table-cell table:number-columns-repeated="201"/>
        </table:table-row>
        <table:table-row table:style-name="ro2">
          <table:table-cell office:value-type="string">
            <text:p>yeebʉsaro </text:p>
          </table:table-cell>
          <table:table-cell office:value-type="string">
            <text:p>ˈdʒé.bɨ́sɑ.ɾo E][ˈdʒeé.bɨ́sɑ́.ɾó J </text:p>
          </table:table-cell>
          <table:table-cell office:value-type="string">
            <text:p>adv. </text:p>
          </table:table-cell>
          <table:table-cell office:value-type="string">
            <text:p>más corto, corta</text:p>
          </table:table-cell>
          <table:table-cell table:number-columns-repeated="204"/>
        </table:table-row>
        <table:table-row table:style-name="ro2">
          <table:table-cell office:value-type="string">
            <text:p>yeegʉaca, yeegoaca </text:p>
          </table:table-cell>
          <table:table-cell office:value-type="string">
            <text:p>ˈdʒeé.gɨ.ɑkɑ </text:p>
          </table:table-cell>
          <table:table-cell office:value-type="string">
            <text:p>s.v.m., f. </text:p>
          </table:table-cell>
          <table:table-cell office:value-type="string">
            <text:p>bajo, baja (persona) </text:p>
          </table:table-cell>
          <table:table-cell table:number-columns-repeated="204"/>
        </table:table-row>
        <table:table-row table:style-name="ro2">
          <table:table-cell office:value-type="string">
            <text:p>yeericuaca </text:p>
          </table:table-cell>
          <table:table-cell office:value-type="string">
            <text:p>dʒéé.ɾí.ˈkú.ɑ́kɑ E][dʒeé.ɾí.ˈkú.ɑ́kɑ J </text:p>
          </table:table-cell>
          <table:table-cell office:value-type="string">
            <text:p>s.v.inan. </text:p>
          </table:table-cell>
          <table:table-cell office:value-type="string">
            <text:p>pedazo cortico </text:p>
          </table:table-cell>
          <table:table-cell table:number-columns-repeated="204"/>
        </table:table-row>
        <table:table-row table:style-name="ro2">
          <table:table-cell office:value-type="string">
            <text:p>yeerijãi </text:p>
          </table:table-cell>
          <table:table-cell office:value-type="string">
            <text:p>ˈdʒéé.ɾi.hɑ̃́ĩ E][ˈdʒeé.ɾi.hɑ̃́ĩ́ J </text:p>
          </table:table-cell>
          <table:table-cell office:value-type="string">
            <text:p>s.v.inan. </text:p>
          </table:table-cell>
          <table:table-cell office:value-type="string">
            <text:p>corto, corta (corte de tela, machete, etc.)</text:p>
          </table:table-cell>
          <table:table-cell table:number-columns-repeated="204"/>
        </table:table-row>
        <table:table-row table:style-name="ro2">
          <table:table-cell office:value-type="string">
            <text:p>yeeriwaca </text:p>
          </table:table-cell>
          <table:table-cell/>
          <table:table-cell office:value-type="string">
            <text:p>s.v.inan. </text:p>
          </table:table-cell>
          <table:table-cell office:value-type="string">
            <text:p>corto, corta (dardo, puntilla, etc.)</text:p>
          </table:table-cell>
          <table:table-cell table:number-columns-repeated="204"/>
        </table:table-row>
        <table:table-row table:style-name="ro2">
          <table:table-cell office:value-type="string">
            <text:p>yeeroaca </text:p>
          </table:table-cell>
          <table:table-cell office:value-type="string">
            <text:p>dʒeˈé.ɾó.ɑ́kɑ </text:p>
          </table:table-cell>
          <table:table-cell office:value-type="string">
            <text:p>s.v.inan. </text:p>
          </table:table-cell>
          <table:table-cell office:value-type="string">
            <text:p>pedazo cortico </text:p>
          </table:table-cell>
          <table:table-cell table:number-columns-repeated="204"/>
        </table:table-row>
        <table:table-row table:style-name="ro2">
          <table:table-cell office:value-type="string">
            <text:p>yeese </text:p>
          </table:table-cell>
          <table:table-cell office:value-type="string">
            <text:p>ˈdʒeé.se </text:p>
          </table:table-cell>
          <table:table-cell office:value-type="string">
            <text:p>v.i. </text:p>
          </table:table-cell>
          <table:table-cell office:value-type="string">
            <text:p>(ser/estar) corto, corta </text:p>
          </table:table-cell>
          <table:table-cell table:number-columns-repeated="204"/>
        </table:table-row>
        <table:table-row table:style-name="ro2">
          <table:table-cell office:value-type="string">
            <text:p>yeje </text:p>
          </table:table-cell>
          <table:table-cell office:value-type="string">
            <text:p>dʒeˈhé </text:p>
          </table:table-cell>
          <table:table-cell office:value-type="string">
            <text:p>an. </text:p>
          </table:table-cell>
          <table:table-cell office:value-type="string">
            <text:p>garza real </text:p>
          </table:table-cell>
          <table:table-cell table:number-columns-repeated="204"/>
        </table:table-row>
        <table:table-row table:style-name="ro2">
          <table:table-cell office:value-type="string">
            <text:p>yejejoʉ </text:p>
          </table:table-cell>
          <table:table-cell office:value-type="string">
            <text:p>dʒehé.hó.ˈɨ́ </text:p>
          </table:table-cell>
          <table:table-cell office:value-type="string">
            <text:p>inan. </text:p>
          </table:table-cell>
          <table:table-cell office:value-type="string">
            <text:p>especie de árbol (utilizado para los palos del techo) </text:p>
          </table:table-cell>
          <table:table-cell table:number-columns-repeated="204"/>
        </table:table-row>
        <table:table-row table:style-name="ro2">
          <table:table-cell office:value-type="string">
            <text:p>yeoro </text:p>
          </table:table-cell>
          <table:table-cell office:value-type="string">
            <text:p>ˈdʒéóɾo </text:p>
          </table:table-cell>
          <table:table-cell office:value-type="string">
            <text:p>an. </text:p>
          </table:table-cell>
          <table:table-cell office:value-type="string">
            <text:p>pájaro carriquí pechinegro </text:p>
          </table:table-cell>
          <table:table-cell/>
          <table:table-cell office:value-type="string">
            <text:p>sc Cyanocorax heilprini</text:p>
          </table:table-cell>
          <table:table-cell table:number-columns-repeated="202"/>
        </table:table-row>
        <table:table-row table:style-name="ro2">
          <table:table-cell office:value-type="string">
            <text:p>yeru </text:p>
          </table:table-cell>
          <table:table-cell office:value-type="string">
            <text:p>ˈdʒéɾú </text:p>
          </table:table-cell>
          <table:table-cell office:value-type="string">
            <text:p>inan.f.n.esp. </text:p>
          </table:table-cell>
          <table:table-cell office:value-type="string">
            <text:p>flechas </text:p>
          </table:table-cell>
          <table:table-cell/>
          <table:table-cell office:value-type="string">
            <text:p>va yiru , uv E, J , vn YM </text:p>
          </table:table-cell>
          <table:table-cell table:number-columns-repeated="202"/>
        </table:table-row>
        <table:table-row table:style-name="ro2">
          <table:table-cell office:value-type="string">
            <text:p>yeru_jũro </text:p>
          </table:table-cell>
          <table:table-cell office:value-type="string">
            <text:p>ˈdʒéɾú.hṹɾṍ </text:p>
          </table:table-cell>
          <table:table-cell office:value-type="string">
            <text:p>an. </text:p>
          </table:table-cell>
          <table:table-cell office:value-type="string">
            <text:p>especie de caloche (pez comestible, más o menos transparente, pequeño y parecido a una anguila) </text:p>
          </table:table-cell>
          <table:table-cell/>
          <table:table-cell office:value-type="string">
            <text:p>sc Sternopygus macrurus, Eigenmannia virescens </text:p>
          </table:table-cell>
          <table:table-cell table:number-columns-repeated="202"/>
        </table:table-row>
        <table:table-row table:style-name="ro2">
          <table:table-cell office:value-type="string">
            <text:p>yeru_ũmu </text:p>
          </table:table-cell>
          <table:table-cell office:value-type="string">
            <text:p>ˈdʒééɾú.ṹmũ E][ˈdʒéɾú.ṹmṹ J </text:p>
          </table:table-cell>
          <table:table-cell office:value-type="string">
            <text:p>an. </text:p>
          </table:table-cell>
          <table:table-cell office:value-type="string">
            <text:p>oropéndola verde (especie más pequeña que la oropéndola común) </text:p>
          </table:table-cell>
          <table:table-cell/>
          <table:table-cell office:value-type="string">
            <text:p>sc Psarocolius viridis</text:p>
          </table:table-cell>
          <table:table-cell table:number-columns-repeated="202"/>
        </table:table-row>
        <table:table-row table:style-name="ro2">
          <table:table-cell office:value-type="string">
            <text:p>yeruboca </text:p>
          </table:table-cell>
          <table:table-cell office:value-type="string">
            <text:p>ˈdʒéɾú.bókɑ́ </text:p>
          </table:table-cell>
          <table:table-cell office:value-type="string">
            <text:p>inan.pl. </text:p>
          </table:table-cell>
          <table:table-cell office:value-type="string">
            <text:p>atado de flechas (sin veneno)</text:p>
          </table:table-cell>
          <table:table-cell table:number-columns-repeated="204"/>
        </table:table-row>
        <table:table-row table:style-name="ro2">
          <table:table-cell office:value-type="string">
            <text:p>yese </text:p>
          </table:table-cell>
          <table:table-cell office:value-type="string">
            <text:p>dʒeˈsé </text:p>
          </table:table-cell>
          <table:table-cell office:value-type="string">
            <text:p>an. </text:p>
          </table:table-cell>
          <table:table-cell office:value-type="string">
            <text:p>cafuche </text:p>
          </table:table-cell>
          <table:table-cell table:number-columns-repeated="204"/>
        </table:table-row>
        <table:table-row table:style-name="ro2">
          <table:table-cell office:value-type="string">
            <text:p>yese_becoa </text:p>
          </table:table-cell>
          <table:table-cell office:value-type="string">
            <text:p>dʒesé.ˈbéko.ɑ E][dʒeˈsé.békó.ɑ́ J </text:p>
          </table:table-cell>
          <table:table-cell office:value-type="string">
            <text:p>an.s.plural </text:p>
          </table:table-cell>
          <table:table-cell office:value-type="string">
            <text:p>moscas |byese becoa|r (hacen hinchazones al picar y salen <text:s/>los días nublosos) </text:p>
          </table:table-cell>
          <table:table-cell table:number-columns-repeated="204"/>
        </table:table-row>
        <table:table-row table:style-name="ro2">
          <table:table-cell office:value-type="string">
            <text:p>yese_gʉda </text:p>
          </table:table-cell>
          <table:table-cell office:value-type="string">
            <text:p>dʒeˈsé.gɨ́dɑ́ </text:p>
          </table:table-cell>
          <table:table-cell office:value-type="string">
            <text:p>inan. </text:p>
          </table:table-cell>
          <table:table-cell office:value-type="string">
            <text:p>especie de chonque (utilizada para hacer chicha) </text:p>
          </table:table-cell>
          <table:table-cell table:number-columns-repeated="204"/>
        </table:table-row>
        <table:table-row table:style-name="ro2">
          <table:table-cell office:value-type="string">
            <text:p>Yeseajoero </text:p>
          </table:table-cell>
          <table:table-cell office:value-type="string">
            <text:p>dʒeˈsé.ɑ́.hóé.ɾó E][dʒéˈsé.ɑ́.hóé.ɾó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yeseasãniro </text:p>
          </table:table-cell>
          <table:table-cell office:value-type="string">
            <text:p>dʒesé.ˈɑ.sɑ̃́nĩ́ɾṍ </text:p>
          </table:table-cell>
          <table:table-cell office:value-type="string">
            <text:p>inan. </text:p>
          </table:table-cell>
          <table:table-cell office:value-type="string">
            <text:p>corral para encerrar puercos</text:p>
          </table:table-cell>
          <table:table-cell table:number-columns-repeated="204"/>
        </table:table-row>
        <table:table-row table:style-name="ro2">
          <table:table-cell office:value-type="string">
            <text:p>yeʉ </text:p>
          </table:table-cell>
          <table:table-cell office:value-type="string">
            <text:p>ˈdʒé.ɨ </text:p>
          </table:table-cell>
          <table:table-cell office:value-type="string">
            <text:p>inan. </text:p>
          </table:table-cell>
          <table:table-cell office:value-type="string">
            <text:p>especie de árbol (con cáscara utilizada para hacer el carguero de la canasta) </text:p>
          </table:table-cell>
          <table:table-cell table:number-columns-repeated="204"/>
        </table:table-row>
        <table:table-row table:style-name="ro2">
          <table:table-cell office:value-type="string">
            <text:p>yiajare </text:p>
          </table:table-cell>
          <table:table-cell office:value-type="string">
            <text:p>ˈdʒí.ɑ́hɑ.ɾe E][ˈdʒí.ɑ́hɑ́.ɾé J </text:p>
          </table:table-cell>
          <table:table-cell office:value-type="string">
            <text:p>v.t. </text:p>
          </table:table-cell>
          <table:table-cell office:value-type="string">
            <text:p>bromear </text:p>
          </table:table-cell>
          <table:table-cell table:number-columns-repeated="204"/>
        </table:table-row>
        <table:table-row table:style-name="ro2">
          <table:table-cell office:value-type="string">
            <text:p>yiajere </text:p>
          </table:table-cell>
          <table:table-cell office:value-type="string">
            <text:p>ˈdʒí.ɑ́he.ɾe </text:p>
          </table:table-cell>
          <table:table-cell office:value-type="string">
            <text:p>v.t. </text:p>
          </table:table-cell>
          <table:table-cell office:value-type="string">
            <text:p>decidir divertirse </text:p>
          </table:table-cell>
          <table:table-cell table:number-columns-repeated="204"/>
        </table:table-row>
        <table:table-row table:style-name="ro2">
          <table:table-cell office:value-type="string">
            <text:p>yibuduore </text:p>
          </table:table-cell>
          <table:table-cell office:value-type="string">
            <text:p>ˈdʒí.budúoo.ɾe E][dʒí.ˈbúdu..o.ɾe J </text:p>
          </table:table-cell>
          <table:table-cell office:value-type="string">
            <text:p>v.t. </text:p>
          </table:table-cell>
          <table:table-cell office:value-type="string">
            <text:p>molestar (nido de hormigas, avispas, abejas hasta que salen y ataquen) </text:p>
          </table:table-cell>
          <table:table-cell table:number-columns-repeated="204"/>
        </table:table-row>
        <table:table-row table:style-name="ro2">
          <table:table-cell office:value-type="string">
            <text:p>yibʉsʉore </text:p>
          </table:table-cell>
          <table:table-cell office:value-type="string">
            <text:p>dʒí.ˈbɨ́sɨ.oo.ɾe </text:p>
          </table:table-cell>
          <table:table-cell office:value-type="string">
            <text:p>v.t. </text:p>
          </table:table-cell>
          <table:table-cell office:value-type="string">
            <text:p>hacer sonar (cosa) </text:p>
          </table:table-cell>
          <table:table-cell table:number-columns-repeated="204"/>
        </table:table-row>
        <table:table-row table:style-name="ro2">
          <table:table-cell office:value-type="string">
            <text:p>yiĩore </text:p>
          </table:table-cell>
          <table:table-cell office:value-type="string">
            <text:p>dʒí.ˈĩ́õ.ɾẽ </text:p>
          </table:table-cell>
          <table:table-cell office:value-type="string">
            <text:p>v.t. </text:p>
          </table:table-cell>
          <table:table-cell office:value-type="string">
            <text:p>hacer demostración </text:p>
          </table:table-cell>
          <table:table-cell table:number-columns-repeated="204"/>
        </table:table-row>
        <table:table-row table:style-name="ro2">
          <table:table-cell office:value-type="string">
            <text:p>yijere </text:p>
          </table:table-cell>
          <table:table-cell office:value-type="string">
            <text:p>dʒiˈhé.ɾe </text:p>
          </table:table-cell>
          <table:table-cell office:value-type="string">
            <text:p>v.t. </text:p>
          </table:table-cell>
          <table:table-cell office:value-type="string">
            <text:p>rebanar </text:p>
          </table:table-cell>
          <table:table-cell table:number-columns-repeated="204"/>
        </table:table-row>
        <table:table-row table:style-name="ro2">
          <table:table-cell office:value-type="string">
            <text:p>yijeriase </text:p>
          </table:table-cell>
          <table:table-cell office:value-type="string">
            <text:p>dʒiˈhé.ɾi.ɑ.se </text:p>
          </table:table-cell>
          <table:table-cell office:value-type="string">
            <text:p>s.v.inan. </text:p>
          </table:table-cell>
          <table:table-cell office:value-type="string">
            <text:p>cuchillo </text:p>
          </table:table-cell>
          <table:table-cell/>
          <table:table-cell office:value-type="string">
            <text:p>va cõmejãiaca , uv E , vn J </text:p>
          </table:table-cell>
          <table:table-cell table:number-columns-repeated="202"/>
        </table:table-row>
        <table:table-row table:style-name="ro2">
          <table:table-cell office:value-type="string">
            <text:p>yijetaare </text:p>
          </table:table-cell>
          <table:table-cell office:value-type="string">
            <text:p>dʒiˈhé.tɑ́ɑ.ɾe E][dʒíˈhé.tɑ́ɑ́.ɾé J </text:p>
          </table:table-cell>
          <table:table-cell office:value-type="string">
            <text:p>v.t.sing. </text:p>
          </table:table-cell>
          <table:table-cell office:value-type="string">
            <text:p>cortar (tela, madera, bejuco, comida como torta de casabe, carne, plátano)</text:p>
          </table:table-cell>
          <table:table-cell table:number-columns-repeated="204"/>
        </table:table-row>
        <table:table-row table:style-name="ro2">
          <table:table-cell office:value-type="string">
            <text:p>yijetaariaro </text:p>
          </table:table-cell>
          <table:table-cell office:value-type="string">
            <text:p>dʒiˈhé.tɑ́ɑ́.ɾi.ɑ́.ɾó E][dʒiˈhé.tɑ́ɑ́.ɾí.ɑ́.ɾo J </text:p>
          </table:table-cell>
          <table:table-cell office:value-type="string">
            <text:p>s.v.inan. </text:p>
          </table:table-cell>
          <table:table-cell office:value-type="string">
            <text:p>serrucho </text:p>
          </table:table-cell>
          <table:table-cell table:number-columns-repeated="204"/>
        </table:table-row>
        <table:table-row table:style-name="ro2">
          <table:table-cell office:value-type="string">
            <text:p>yijewaare </text:p>
          </table:table-cell>
          <table:table-cell office:value-type="string">
            <text:p>dʒiˈhé.wɑ́ɑ.ɾe E][dʒiˈhé.wɑ́ɑ.ɾe J </text:p>
          </table:table-cell>
          <table:table-cell office:value-type="string">
            <text:p>v.t. </text:p>
          </table:table-cell>
          <table:table-cell office:value-type="string">
            <text:p>cortar y abrir (animal) </text:p>
          </table:table-cell>
          <table:table-cell table:number-columns-repeated="204"/>
        </table:table-row>
        <table:table-row table:style-name="ro2">
          <table:table-cell office:value-type="string">
            <text:p>yimasiriore </text:p>
          </table:table-cell>
          <table:table-cell office:value-type="string">
            <text:p>ˈdʒí.mɑ̃sĩ́ɾí.ó.ɾe E][dʒí.mɑ̃sĩ́ˈɾí.ó.ɾé J </text:p>
          </table:table-cell>
          <table:table-cell office:value-type="string">
            <text:p>v.caus. </text:p>
          </table:table-cell>
          <table:table-cell office:value-type="string">
            <text:p>hacer olvidar por interrumpir</text:p>
          </table:table-cell>
          <table:table-cell table:number-columns-repeated="204"/>
        </table:table-row>
        <table:table-row table:style-name="ro2">
          <table:table-cell office:value-type="string">
            <text:p>yimucuare </text:p>
          </table:table-cell>
          <table:table-cell office:value-type="string">
            <text:p>ˈdʒí.mũkṹɑ̃.ɾẽ E][ˈdʒímṹkũɑ̃ɾẽ J </text:p>
          </table:table-cell>
          <table:table-cell office:value-type="string">
            <text:p>v.t. </text:p>
          </table:table-cell>
          <table:table-cell office:value-type="string">
            <text:p>hacer levantar (polvo, humo)</text:p>
          </table:table-cell>
          <table:table-cell table:number-columns-repeated="204"/>
        </table:table-row>
        <table:table-row table:style-name="ro2">
          <table:table-cell office:value-type="string">
            <text:p>yimʉore </text:p>
          </table:table-cell>
          <table:table-cell office:value-type="string">
            <text:p>ˈdʒí.mɨ̃́.ṍ.ɾẽ E][ˈdʒí.mɨ̃́.õ.ɾẽ J </text:p>
          </table:table-cell>
          <table:table-cell office:value-type="string">
            <text:p>v.t. </text:p>
          </table:table-cell>
          <table:table-cell office:value-type="string">
            <text:p>izar (bandera) </text:p>
          </table:table-cell>
          <table:table-cell table:number-columns-repeated="204"/>
        </table:table-row>
        <table:table-row table:style-name="ro2">
          <table:table-cell office:value-type="string">
            <text:p>yiqueore </text:p>
          </table:table-cell>
          <table:table-cell office:value-type="string">
            <text:p>dʒí.ˈké.o.ɾe E][dʒí.ˈké.o.ɾe J </text:p>
          </table:table-cell>
          <table:table-cell office:value-type="string">
            <text:p>v.caus.sing. </text:p>
          </table:table-cell>
          <table:table-cell office:value-type="string">
            <text:p>dejar caer </text:p>
          </table:table-cell>
          <table:table-cell table:number-columns-repeated="204"/>
        </table:table-row>
        <table:table-row table:style-name="ro2">
          <table:table-cell office:value-type="string">
            <text:p>yirasare </text:p>
          </table:table-cell>
          <table:table-cell office:value-type="string">
            <text:p>ˈdʒí.ɾɑ́sɑ.ɾe </text:p>
          </table:table-cell>
          <table:table-cell office:value-type="string">
            <text:p>v.t. </text:p>
          </table:table-cell>
          <table:table-cell office:value-type="string">
            <text:p>escuchar alguien hablando (sin verlo) </text:p>
          </table:table-cell>
          <table:table-cell/>
          <table:table-cell office:value-type="string">
            <text:p>va yiruyure , uv E , vn J </text:p>
          </table:table-cell>
          <table:table-cell table:number-columns-repeated="202"/>
        </table:table-row>
        <table:table-row table:style-name="ro2">
          <table:table-cell office:value-type="string">
            <text:p>yire </text:p>
          </table:table-cell>
          <table:table-cell office:value-type="string">
            <text:p>ˈdʒí.ɾé E][ˈdʒí.ɾe J </text:p>
          </table:table-cell>
          <table:table-cell office:value-type="string">
            <text:p>v.t.irreg. </text:p>
          </table:table-cell>
          <table:table-cell office:value-type="string">
            <text:p>hacer </text:p>
          </table:table-cell>
          <table:table-cell table:number-columns-repeated="2"/>
          <table:table-cell office:value-type="string">
            <text:p>ntg BARS,91 ya/yi ‘to say, think’, p.161, 11.17 Utterance verbs. The verb ya/yi ‘to say, think’ takes quotative complements and can stand alone. It is often used in its infinitive form with other verbs to form such compounds as yi goti ‘saying spoke’ and yi wa ‘saying move’.; </text:p>
          </table:table-cell>
          <table:table-cell table:number-columns-repeated="201"/>
        </table:table-row>
        <table:table-row table:style-name="ro2">
          <table:table-cell office:value-type="string">
            <text:p>yireare </text:p>
          </table:table-cell>
          <table:table-cell office:value-type="string">
            <text:p>dʒí.ˈɾéɑ́.ɾé E][ˈdʒí.réɑ.ɾe J </text:p>
          </table:table-cell>
          <table:table-cell office:value-type="string">
            <text:p>v.t.pl. </text:p>
          </table:table-cell>
          <table:table-cell office:value-type="string">
            <text:p>deshacerse de </text:p>
          </table:table-cell>
          <table:table-cell table:number-columns-repeated="204"/>
        </table:table-row>
        <table:table-row table:style-name="ro2">
          <table:table-cell office:value-type="string">
            <text:p>yirẽmoore </text:p>
          </table:table-cell>
          <table:table-cell office:value-type="string">
            <text:p>ˈdʒí.ɾẽ́mṍṍ.ɾẽ E][ˈdʒí.ɾẽ́mõõ.ɾẽ J </text:p>
          </table:table-cell>
          <table:table-cell office:value-type="string">
            <text:p>v.t. </text:p>
          </table:table-cell>
          <table:table-cell office:value-type="string">
            <text:p>ayudar </text:p>
          </table:table-cell>
          <table:table-cell table:number-columns-repeated="204"/>
        </table:table-row>
        <table:table-row table:style-name="ro2">
          <table:table-cell office:value-type="string">
            <text:p>yirigure </text:p>
          </table:table-cell>
          <table:table-cell office:value-type="string">
            <text:p>ˈdʒíɾígu.ɾe </text:p>
          </table:table-cell>
          <table:table-cell office:value-type="string">
            <text:p>v.i. </text:p>
          </table:table-cell>
          <table:table-cell office:value-type="string">
            <text:p>darse ganas </text:p>
          </table:table-cell>
          <table:table-cell/>
          <table:table-cell office:value-type="string">
            <text:p>va yirʉamacose , uv J , vn E </text:p>
          </table:table-cell>
          <table:table-cell table:number-columns-repeated="202"/>
        </table:table-row>
        <table:table-row table:style-name="ro1">
          <table:table-cell office:value-type="string">
            <text:p>yiru </text:p>
          </table:table-cell>
          <table:table-cell table:number-columns-repeated="4"/>
          <table:table-cell office:value-type="string">
            <text:p>uv YM</text:p>
          </table:table-cell>
          <table:table-cell table:number-columns-repeated="202"/>
        </table:table-row>
        <table:table-row table:style-name="ro2">
          <table:table-cell office:value-type="string">
            <text:p>yiruyure </text:p>
          </table:table-cell>
          <table:table-cell office:value-type="string">
            <text:p>ˈdʒí.ɾúdʒú.ɾé </text:p>
          </table:table-cell>
          <table:table-cell office:value-type="string">
            <text:p>v.t. </text:p>
          </table:table-cell>
          <table:table-cell office:value-type="string">
            <text:p>escuchar alguien hablando (sin verlo)</text:p>
          </table:table-cell>
          <table:table-cell/>
          <table:table-cell office:value-type="string">
            <text:p>va yirasare , uv J , vn E </text:p>
          </table:table-cell>
          <table:table-cell table:number-columns-repeated="202"/>
        </table:table-row>
        <table:table-row table:style-name="ro2">
          <table:table-cell office:value-type="string">
            <text:p>yirʉamacose </text:p>
          </table:table-cell>
          <table:table-cell office:value-type="string">
            <text:p>ˈdʒíɾɨɑmɑ̃́kõ.sẽ </text:p>
          </table:table-cell>
          <table:table-cell office:value-type="string">
            <text:p>v.i. </text:p>
          </table:table-cell>
          <table:table-cell office:value-type="string">
            <text:p>darse ganas </text:p>
          </table:table-cell>
          <table:table-cell/>
          <table:table-cell office:value-type="string">
            <text:p>va yirigure , uv E , vn J </text:p>
          </table:table-cell>
          <table:table-cell table:number-columns-repeated="202"/>
        </table:table-row>
        <table:table-row table:style-name="ro2">
          <table:table-cell office:value-type="string">
            <text:p>yirʉore </text:p>
          </table:table-cell>
          <table:table-cell office:value-type="string">
            <text:p>ˈdʒí.ɾɨ́óó.ɾé </text:p>
          </table:table-cell>
          <table:table-cell office:value-type="string">
            <text:p>v.t. </text:p>
          </table:table-cell>
          <table:table-cell office:value-type="string">
            <text:p>engañar </text:p>
          </table:table-cell>
          <table:table-cell table:number-columns-repeated="204"/>
        </table:table-row>
        <table:table-row table:style-name="ro2">
          <table:table-cell office:value-type="string">
            <text:p>yitoore </text:p>
          </table:table-cell>
          <table:table-cell office:value-type="string">
            <text:p>dʒí.ˈtóo.ɾe ɛ. ˈdʒí.tóó.ɾé ʲ </text:p>
          </table:table-cell>
          <table:table-cell office:value-type="string">
            <text:p>v.t. </text:p>
          </table:table-cell>
          <table:table-cell office:value-type="string">
            <text:p>engañar</text:p>
          </table:table-cell>
          <table:table-cell table:number-columns-repeated="204"/>
        </table:table-row>
        <table:table-row table:style-name="ro2">
          <table:table-cell office:value-type="string">
            <text:p>yitʉjare </text:p>
          </table:table-cell>
          <table:table-cell office:value-type="string">
            <text:p>dʒí.ˈtɨ́hɑ.ɾe E][ˈdʒí.tɨ́hɑ́.ɾé J </text:p>
          </table:table-cell>
          <table:table-cell office:value-type="string">
            <text:p>v.t. </text:p>
          </table:table-cell>
          <table:table-cell office:value-type="string">
            <text:p>dejar </text:p>
          </table:table-cell>
          <table:table-cell table:number-columns-repeated="204"/>
        </table:table-row>
        <table:table-row table:style-name="ro2">
          <table:table-cell office:value-type="string">
            <text:p>yiʉcare </text:p>
          </table:table-cell>
          <table:table-cell office:value-type="string">
            <text:p>ˈdʒí.ɨ́kɑ.ɾe E][ˈdʒí.ɨ́kɑ́.ɾé </text:p>
          </table:table-cell>
          <table:table-cell office:value-type="string">
            <text:p>v.t. </text:p>
          </table:table-cell>
          <table:table-cell office:value-type="string">
            <text:p>perjudicar </text:p>
          </table:table-cell>
          <table:table-cell table:number-columns-repeated="204"/>
        </table:table-row>
        <table:table-row table:style-name="ro2">
          <table:table-cell office:value-type="string">
            <text:p>yiʉcore </text:p>
          </table:table-cell>
          <table:table-cell office:value-type="string">
            <text:p>ˈdʒí.ɨ́k.oo.ɾe E][ˈdʒí.ɨ́k.óó.ɾé J </text:p>
          </table:table-cell>
          <table:table-cell office:value-type="string">
            <text:p>v.caus. </text:p>
          </table:table-cell>
          <table:table-cell office:value-type="string">
            <text:p>asustar </text:p>
          </table:table-cell>
          <table:table-cell table:number-columns-repeated="204"/>
        </table:table-row>
        <table:table-row table:style-name="ro1">
          <table:table-cell office:value-type="string">
            <text:p>yoãmimʉore </text:p>
          </table:table-cell>
          <table:table-cell office:value-type="string">
            <text:p>ˈdʒó.ɑ̃́mĩ.mɨ̃́.ṍ.ɾẽ E][ˈdʒó.ɑ̃́mĩ.mɨ̃́.ṍ.ɾẽ́ J </text:p>
          </table:table-cell>
          <table:table-cell office:value-type="string">
            <text:p>v.t. </text:p>
          </table:table-cell>
          <table:table-cell office:value-type="string">
            <text:p>alzar (una persona)</text:p>
          </table:table-cell>
          <table:table-cell table:number-columns-repeated="204"/>
        </table:table-row>
        <table:table-row table:style-name="ro1">
          <table:table-cell office:value-type="string">
            <text:p>yoãmire </text:p>
          </table:table-cell>
          <table:table-cell office:value-type="string">
            <text:p>ˈdʒó.ɑ̃́mĩ́.ɾẽ E][ˈdʒó.ɑ̃́mĩ.ɾẽ J </text:p>
          </table:table-cell>
          <table:table-cell office:value-type="string">
            <text:p>v.t. </text:p>
          </table:table-cell>
          <table:table-cell office:value-type="string">
            <text:p>alzar por el asa (olla) o cuerda (pescado)</text:p>
          </table:table-cell>
          <table:table-cell table:number-columns-repeated="204"/>
        </table:table-row>
        <table:table-row table:style-name="ro2">
          <table:table-cell office:value-type="string">
            <text:p>yoãmiriabedo </text:p>
          </table:table-cell>
          <table:table-cell office:value-type="string">
            <text:p>ˈdʒó.ɑ̃́mĩ.ɾi.ɑ.bedó E][ˈdʒó.ɑ̃́mĩ.ɾí.ɑ́.bédo J </text:p>
          </table:table-cell>
          <table:table-cell office:value-type="string">
            <text:p>s.v.inan. </text:p>
          </table:table-cell>
          <table:table-cell office:value-type="string">
            <text:p>manga curvada (que sirve para colgar, como tiene ollas y baldes)</text:p>
          </table:table-cell>
          <table:table-cell table:number-columns-repeated="204"/>
        </table:table-row>
        <table:table-row table:style-name="ro2">
          <table:table-cell office:value-type="string">
            <text:p>yoamʉ </text:p>
          </table:table-cell>
          <table:table-cell office:value-type="string">
            <text:p>ˈdʒóɑ́m.ɨ̃ </text:p>
          </table:table-cell>
          <table:table-cell office:value-type="string">
            <text:p>an. </text:p>
          </table:table-cell>
          <table:table-cell office:value-type="string">
            <text:p>narrador </text:p>
          </table:table-cell>
          <table:table-cell table:number-columns-repeated="204"/>
        </table:table-row>
        <table:table-row table:style-name="ro2">
          <table:table-cell office:value-type="string">
            <text:p>yoarijãi </text:p>
          </table:table-cell>
          <table:table-cell/>
          <table:table-cell office:value-type="string">
            <text:p>s.v.inan. </text:p>
          </table:table-cell>
          <table:table-cell office:value-type="string">
            <text:p>largo, larga (corte de tela, machete, etc.)</text:p>
          </table:table-cell>
          <table:table-cell table:number-columns-repeated="204"/>
        </table:table-row>
        <table:table-row table:style-name="ro2">
          <table:table-cell office:value-type="string">
            <text:p>yoarirʉ̃mʉ </text:p>
          </table:table-cell>
          <table:table-cell/>
          <table:table-cell office:value-type="string">
            <text:p>s.v.inan. </text:p>
          </table:table-cell>
          <table:table-cell office:value-type="string">
            <text:p>día largo</text:p>
          </table:table-cell>
          <table:table-cell table:number-columns-repeated="204"/>
        </table:table-row>
        <table:table-row table:style-name="ro2">
          <table:table-cell office:value-type="string">
            <text:p>yoaro </text:p>
          </table:table-cell>
          <table:table-cell office:value-type="string">
            <text:p>ˈdʒóɑ.ɾo </text:p>
          </table:table-cell>
          <table:table-cell office:value-type="string">
            <text:p>adv. </text:p>
          </table:table-cell>
          <table:table-cell office:value-type="string">
            <text:p>mucho tiempo </text:p>
          </table:table-cell>
          <table:table-cell table:number-columns-repeated="2"/>
          <table:table-cell office:value-type="string">
            <text:p>ntg BARS,91 //yoa// (long-NOM) no324; </text:p>
          </table:table-cell>
          <table:table-cell table:number-columns-repeated="201"/>
        </table:table-row>
        <table:table-row table:style-name="ro1">
          <table:table-cell office:value-type="string">
            <text:p>yoase</text:p>
          </table:table-cell>
          <table:table-cell table:number-columns-repeated="207"/>
        </table:table-row>
        <table:table-row table:style-name="ro2">
          <table:table-cell office:value-type="string">
            <text:p>yoato </text:p>
          </table:table-cell>
          <table:table-cell office:value-type="string">
            <text:p>ˈdʒóɑ.to E][ˈdʒóɑ́.to J </text:p>
          </table:table-cell>
          <table:table-cell office:value-type="string">
            <text:p>adv. </text:p>
          </table:table-cell>
          <table:table-cell office:value-type="string">
            <text:p>tarde </text:p>
          </table:table-cell>
          <table:table-cell/>
          <table:table-cell office:value-type="string">
            <text:p>va yoaro mebʉsane; uv J </text:p>
          </table:table-cell>
          <table:table-cell table:number-columns-repeated="202"/>
        </table:table-row>
        <table:table-row table:style-name="ro2">
          <table:table-cell office:value-type="string">
            <text:p>yoese </text:p>
          </table:table-cell>
          <table:table-cell office:value-type="string">
            <text:p>ˈdʒóé.se E][ˈdʒóé.sé J </text:p>
          </table:table-cell>
          <table:table-cell office:value-type="string">
            <text:p>v.i. </text:p>
          </table:table-cell>
          <table:table-cell office:value-type="string">
            <text:p>(ser/estar) largo, larga (pelo, caña, distancia, tiempo) </text:p>
          </table:table-cell>
          <table:table-cell/>
          <table:table-cell office:value-type="string">
            <text:p>va yoase , ph ˈdʒóɑ́.se E][ˈdʒóɑ́.sé J , </text:p>
          </table:table-cell>
          <table:table-cell office:value-type="string">
            <text:p>ntg BARS,91 yoa ‘long’ no.34, 86,87, 137 </text:p>
          </table:table-cell>
          <table:table-cell table:number-columns-repeated="201"/>
        </table:table-row>
        <table:table-row table:style-name="ro2">
          <table:table-cell office:value-type="string">
            <text:p>yojare </text:p>
          </table:table-cell>
          <table:table-cell/>
          <table:table-cell office:value-type="string">
            <text:p>v.i.dep. </text:p>
          </table:table-cell>
          <table:table-cell office:value-type="string">
            <text:p>colgarse (uso: después de otros verbos) </text:p>
          </table:table-cell>
          <table:table-cell table:number-columns-repeated="2"/>
          <table:table-cell office:value-type="string">
            <text:p>ntg BARS,91 Compound verbs of position. p.47; lf caus. </text:p>
          </table:table-cell>
          <table:table-cell table:number-columns-repeated="201"/>
        </table:table-row>
        <table:table-row table:style-name="ro2">
          <table:table-cell office:value-type="string">
            <text:p>yojo </text:p>
          </table:table-cell>
          <table:table-cell office:value-type="string">
            <text:p>dʒohó </text:p>
          </table:table-cell>
          <table:table-cell office:value-type="string">
            <text:p>inan.f.n.esp. </text:p>
          </table:table-cell>
          <table:table-cell office:value-type="string">
            <text:p>frutas de la palma |byojoño|r (comestibles) </text:p>
          </table:table-cell>
          <table:table-cell table:number-columns-repeated="204"/>
        </table:table-row>
        <table:table-row table:style-name="ro2">
          <table:table-cell office:value-type="string">
            <text:p>yojoarã </text:p>
          </table:table-cell>
          <table:table-cell office:value-type="string">
            <text:p>dʒoˈhóɑ.ɾɑ̃ </text:p>
          </table:table-cell>
          <table:table-cell office:value-type="string">
            <text:p>an. </text:p>
          </table:table-cell>
          <table:table-cell office:value-type="string">
            <text:p>sardinas </text:p>
          </table:table-cell>
          <table:table-cell table:number-columns-repeated="204"/>
        </table:table-row>
        <table:table-row table:style-name="ro2">
          <table:table-cell office:value-type="string">
            <text:p>yojobʉbʉro </text:p>
          </table:table-cell>
          <table:table-cell office:value-type="string">
            <text:p>dʒoˈhó.bɨ́bɨɾo </text:p>
          </table:table-cell>
          <table:table-cell office:value-type="string">
            <text:p>an. </text:p>
          </table:table-cell>
          <table:table-cell office:value-type="string">
            <text:p>especie de sardina </text:p>
          </table:table-cell>
          <table:table-cell table:number-columns-repeated="204"/>
        </table:table-row>
        <table:table-row table:style-name="ro2">
          <table:table-cell office:value-type="string">
            <text:p>yojoño </text:p>
          </table:table-cell>
          <table:table-cell office:value-type="string">
            <text:p>dʒoˈhó.ɲõ </text:p>
          </table:table-cell>
          <table:table-cell office:value-type="string">
            <text:p>inan. </text:p>
          </table:table-cell>
          <table:table-cell office:value-type="string">
            <text:p>especie de palma (que se utiliza para hacer dardos)</text:p>
          </table:table-cell>
          <table:table-cell table:number-columns-repeated="204"/>
        </table:table-row>
        <table:table-row table:style-name="ro2">
          <table:table-cell office:value-type="string">
            <text:p>Yojoya </text:p>
          </table:table-cell>
          <table:table-cell office:value-type="string">
            <text:p>dʒoˈhó.dʒɑ </text:p>
          </table:table-cell>
          <table:table-cell office:value-type="string">
            <text:p>inan. </text:p>
          </table:table-cell>
          <table:table-cell office:value-type="string">
            <text:p>caño, afluente del caño Piedra </text:p>
          </table:table-cell>
          <table:table-cell table:number-columns-repeated="204"/>
        </table:table-row>
        <table:table-row table:style-name="ro2">
          <table:table-cell office:value-type="string">
            <text:p>yoo </text:p>
          </table:table-cell>
          <table:table-cell office:value-type="string">
            <text:p>ˈdʒóó </text:p>
          </table:table-cell>
          <table:table-cell office:value-type="string">
            <text:p>inan.f.n.esp. </text:p>
          </table:table-cell>
          <table:table-cell office:value-type="string">
            <text:p>especie de fique (fibra utilizada para tejer las bandas de las piernas) </text:p>
          </table:table-cell>
          <table:table-cell table:number-columns-repeated="204"/>
        </table:table-row>
        <table:table-row table:style-name="ro2">
          <table:table-cell office:value-type="string">
            <text:p>yóo </text:p>
          </table:table-cell>
          <table:table-cell/>
          <table:table-cell office:value-type="string">
            <text:p>f. </text:p>
          </table:table-cell>
          <table:table-cell office:value-type="string">
            <text:p>pariente, relación femenina </text:p>
          </table:table-cell>
          <table:table-cell table:number-columns-repeated="2"/>
          <table:table-cell office:value-type="string">
            <text:p>lf m. </text:p>
          </table:table-cell>
          <table:table-cell table:number-columns-repeated="201"/>
        </table:table-row>
        <table:table-row table:style-name="ro2">
          <table:table-cell office:value-type="string">
            <text:p>yoocaje </text:p>
          </table:table-cell>
          <table:table-cell office:value-type="string">
            <text:p>ˈdʒóó.kɑ́hé </text:p>
          </table:table-cell>
          <table:table-cell office:value-type="string">
            <text:p>inan. </text:p>
          </table:table-cell>
          <table:table-cell office:value-type="string">
            <text:p>mata de fique |byoo|r </text:p>
          </table:table-cell>
          <table:table-cell table:number-columns-repeated="204"/>
        </table:table-row>
        <table:table-row table:style-name="ro2">
          <table:table-cell office:value-type="string">
            <text:p>yoojuawaare </text:p>
          </table:table-cell>
          <table:table-cell office:value-type="string">
            <text:p>ˈdʒóó.húɑ.wɑɑ́.ɾé E][ˈdʒóó.húɑ.wɑ́ɑ́.ɾé J </text:p>
          </table:table-cell>
          <table:table-cell office:value-type="string">
            <text:p>v.t.pl. </text:p>
          </table:table-cell>
          <table:table-cell office:value-type="string">
            <text:p>llevar colgadas de las manos (cosas)</text:p>
          </table:table-cell>
          <table:table-cell table:number-columns-repeated="204"/>
        </table:table-row>
        <table:table-row table:style-name="ro2">
          <table:table-cell office:value-type="string">
            <text:p>yoomaa </text:p>
          </table:table-cell>
          <table:table-cell office:value-type="string">
            <text:p>ˈdʒóó.mɑ̃́ </text:p>
          </table:table-cell>
          <table:table-cell office:value-type="string">
            <text:p>inan. </text:p>
          </table:table-cell>
          <table:table-cell office:value-type="string">
            <text:p>un hilo de fique </text:p>
          </table:table-cell>
          <table:table-cell table:number-columns-repeated="204"/>
        </table:table-row>
        <table:table-row table:style-name="ro2">
          <table:table-cell office:value-type="string">
            <text:p>yoomica </text:p>
          </table:table-cell>
          <table:table-cell office:value-type="string">
            <text:p>ˈdʒóó.mĩ́kɑ̃́ </text:p>
          </table:table-cell>
          <table:table-cell office:value-type="string">
            <text:p>inan. </text:p>
          </table:table-cell>
          <table:table-cell office:value-type="string">
            <text:p>rollo de cuerda del fique |byoo|r</text:p>
          </table:table-cell>
          <table:table-cell table:number-columns-repeated="204"/>
        </table:table-row>
        <table:table-row table:style-name="ro2">
          <table:table-cell office:value-type="string">
            <text:p>yooñajo </text:p>
          </table:table-cell>
          <table:table-cell office:value-type="string">
            <text:p>ˈdʒóó.ɲɑ̃́hṍ </text:p>
          </table:table-cell>
          <table:table-cell office:value-type="string">
            <text:p>inan. </text:p>
          </table:table-cell>
          <table:table-cell office:value-type="string">
            <text:p>manojo de fique |byoo|r</text:p>
          </table:table-cell>
          <table:table-cell table:number-columns-repeated="204"/>
        </table:table-row>
        <table:table-row table:style-name="ro2">
          <table:table-cell office:value-type="string">
            <text:p>yooquedire </text:p>
          </table:table-cell>
          <table:table-cell office:value-type="string">
            <text:p>ˈdʒóo.kédi.ɾe </text:p>
          </table:table-cell>
          <table:table-cell office:value-type="string">
            <text:p>v.i. </text:p>
          </table:table-cell>
          <table:table-cell office:value-type="string">
            <text:p>tropezar por un bejuco y caer</text:p>
          </table:table-cell>
          <table:table-cell table:number-columns-repeated="204"/>
        </table:table-row>
        <table:table-row table:style-name="ro2">
          <table:table-cell office:value-type="string">
            <text:p>yoore </text:p>
          </table:table-cell>
          <table:table-cell office:value-type="string">
            <text:p>ˈdʒóo.ɾe </text:p>
          </table:table-cell>
          <table:table-cell office:value-type="string">
            <text:p>v.caus. </text:p>
          </table:table-cell>
          <table:table-cell office:value-type="string">
            <text:p>colgar (algo)</text:p>
          </table:table-cell>
          <table:table-cell table:number-columns-repeated="204"/>
        </table:table-row>
        <table:table-row table:style-name="ro2">
          <table:table-cell office:value-type="string">
            <text:p>Yoorijoero </text:p>
          </table:table-cell>
          <table:table-cell office:value-type="string">
            <text:p>ˈdʒóó.ɾí.hóé.ɾo E][ˈdʒóó.ɾí.hóé.ɾó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yooruaãmire </text:p>
          </table:table-cell>
          <table:table-cell office:value-type="string">
            <text:p>ˈdʒóó.ɾúɑ.ɑ̃mĩ́.ɾẽ E][ˈdʒóó.ɾúɑ.ɑ̃́mĩ́.ɾẽ́ J </text:p>
          </table:table-cell>
          <table:table-cell office:value-type="string">
            <text:p>v.caus. </text:p>
          </table:table-cell>
          <table:table-cell office:value-type="string">
            <text:p>arrancar por las raíces (yuca, etc.) </text:p>
          </table:table-cell>
          <table:table-cell table:number-columns-repeated="204"/>
        </table:table-row>
        <table:table-row table:style-name="ro2">
          <table:table-cell office:value-type="string">
            <text:p>yooruare </text:p>
          </table:table-cell>
          <table:table-cell office:value-type="string">
            <text:p>ˈdʒóo.ɾúɑ.ɾe E][ˈdʒóó.ɾúɑ.ɾe J </text:p>
          </table:table-cell>
          <table:table-cell office:value-type="string">
            <text:p>v.caus. </text:p>
          </table:table-cell>
          <table:table-cell office:value-type="string">
            <text:p>arrancar por las raíces (yuca, etc.) </text:p>
          </table:table-cell>
          <table:table-cell table:number-columns-repeated="204"/>
        </table:table-row>
        <table:table-row table:style-name="ro2">
          <table:table-cell office:value-type="string">
            <text:p>yoose </text:p>
          </table:table-cell>
          <table:table-cell office:value-type="string">
            <text:p>ˈdʒoó.se </text:p>
          </table:table-cell>
          <table:table-cell office:value-type="string">
            <text:p>v.i. </text:p>
          </table:table-cell>
          <table:table-cell office:value-type="string">
            <text:p>brillar </text:p>
          </table:table-cell>
          <table:table-cell/>
          <table:table-cell office:value-type="string">
            <text:p>va yaase , uv J , vn E </text:p>
          </table:table-cell>
          <table:table-cell table:number-columns-repeated="202"/>
        </table:table-row>
        <table:table-row table:style-name="ro2">
          <table:table-cell office:value-type="string">
            <text:p>yoquere </text:p>
          </table:table-cell>
          <table:table-cell office:value-type="string">
            <text:p>ˈdʒóke.ɾe E][dʒoˈké.ɾé J </text:p>
          </table:table-cell>
          <table:table-cell office:value-type="string">
            <text:p>v.i. </text:p>
          </table:table-cell>
          <table:table-cell office:value-type="string">
            <text:p>predecir </text:p>
          </table:table-cell>
          <table:table-cell table:number-columns-repeated="204"/>
        </table:table-row>
        <table:table-row table:style-name="ro2">
          <table:table-cell office:value-type="string">
            <text:p>yosere </text:p>
          </table:table-cell>
          <table:table-cell office:value-type="string">
            <text:p>ˈdʒóse.ɾe E][dʒoˈsé.ɾé J </text:p>
          </table:table-cell>
          <table:table-cell office:value-type="string">
            <text:p>v.t. </text:p>
          </table:table-cell>
          <table:table-cell office:value-type="string">
            <text:p>mojar casabe en caldo</text:p>
          </table:table-cell>
          <table:table-cell table:number-columns-repeated="204"/>
        </table:table-row>
        <table:table-row table:style-name="ro2">
          <table:table-cell office:value-type="string">
            <text:p>yoso </text:p>
          </table:table-cell>
          <table:table-cell office:value-type="string">
            <text:p>dʒóˈsó </text:p>
          </table:table-cell>
          <table:table-cell office:value-type="string">
            <text:p>inan. </text:p>
          </table:table-cell>
          <table:table-cell office:value-type="string">
            <text:p>pared (casa) </text:p>
          </table:table-cell>
          <table:table-cell table:number-columns-repeated="204"/>
        </table:table-row>
        <table:table-row table:style-name="ro2">
          <table:table-cell office:value-type="string">
            <text:p>yosojugua </text:p>
          </table:table-cell>
          <table:table-cell office:value-type="string">
            <text:p>dʒosó.huˈgúɑ E][dʒoˈsó.húguɑ J </text:p>
          </table:table-cell>
          <table:table-cell office:value-type="string">
            <text:p>inan. </text:p>
          </table:table-cell>
          <table:table-cell office:value-type="string">
            <text:p>rincón de la casa</text:p>
          </table:table-cell>
          <table:table-cell table:number-columns-repeated="204"/>
        </table:table-row>
        <table:table-row table:style-name="ro2">
          <table:table-cell office:value-type="string">
            <text:p>yosorica </text:p>
          </table:table-cell>
          <table:table-cell office:value-type="string">
            <text:p>dʒoˈsó.ɾikɑ́ </text:p>
          </table:table-cell>
          <table:table-cell office:value-type="string">
            <text:p>inan. </text:p>
          </table:table-cell>
          <table:table-cell office:value-type="string">
            <text:p>divieso </text:p>
          </table:table-cell>
          <table:table-cell table:number-columns-repeated="204"/>
        </table:table-row>
        <table:table-row table:style-name="ro2">
          <table:table-cell office:value-type="string">
            <text:p>yosorioro </text:p>
          </table:table-cell>
          <table:table-cell office:value-type="string">
            <text:p>dʒoˈsó.ɾíó.ɾó E][dʒoˈsó.ɾío.ɾo J </text:p>
          </table:table-cell>
          <table:table-cell office:value-type="string">
            <text:p>inan. </text:p>
          </table:table-cell>
          <table:table-cell office:value-type="string">
            <text:p>área por las paredes cerca de las puertas fuera de la casa</text:p>
          </table:table-cell>
          <table:table-cell table:number-columns-repeated="204"/>
        </table:table-row>
        <table:table-row table:style-name="ro2">
          <table:table-cell office:value-type="string">
            <text:p>yoʉ </text:p>
          </table:table-cell>
          <table:table-cell office:value-type="string">
            <text:p>ˈdʒó.ɨ́ </text:p>
          </table:table-cell>
          <table:table-cell office:value-type="string">
            <text:p>inan. </text:p>
          </table:table-cell>
          <table:table-cell office:value-type="string">
            <text:p>especie de árbol (que produce caraña para pintar la cara y frutos rojos que los tucanes comen) </text:p>
          </table:table-cell>
          <table:table-cell table:number-columns-repeated="204"/>
        </table:table-row>
        <table:table-row table:style-name="ro2">
          <table:table-cell office:value-type="string">
            <text:p>yua </text:p>
          </table:table-cell>
          <table:table-cell office:value-type="string">
            <text:p>ˈdʒúɑ E][ˈdʒúɑ́ J </text:p>
          </table:table-cell>
          <table:table-cell office:value-type="string">
            <text:p>an. </text:p>
          </table:table-cell>
          <table:table-cell office:value-type="string">
            <text:p>lagarto </text:p>
          </table:table-cell>
          <table:table-cell table:number-columns-repeated="204"/>
        </table:table-row>
        <table:table-row table:style-name="ro2">
          <table:table-cell office:value-type="string">
            <text:p>yuarʉcʉ </text:p>
          </table:table-cell>
          <table:table-cell office:value-type="string">
            <text:p>ˈdʒúɑ́.ɾɨ́kɨ́ E][ˈdʒúɑ́.ɾɨ́kɨ J </text:p>
          </table:table-cell>
          <table:table-cell office:value-type="string">
            <text:p>inan. </text:p>
          </table:table-cell>
          <table:table-cell office:value-type="string">
            <text:p>especie de yuca brava (con hojas pequeñas) </text:p>
          </table:table-cell>
          <table:table-cell table:number-columns-repeated="204"/>
        </table:table-row>
        <table:table-row table:style-name="ro2">
          <table:table-cell office:value-type="string">
            <text:p>yuatimʉore </text:p>
          </table:table-cell>
          <table:table-cell office:value-type="string">
            <text:p>dʒúɑti.mɨ̃́.ṍ.ɾẽ́ E][dʒúˈɑ́tí.mɨ̃́.ṍ.ɾẽ́ J </text:p>
          </table:table-cell>
          <table:table-cell office:value-type="string">
            <text:p>v.t. </text:p>
          </table:table-cell>
          <table:table-cell office:value-type="string">
            <text:p>mirar arriba (uso: lengua tradicional, indígena) </text:p>
          </table:table-cell>
          <table:table-cell table:number-columns-repeated="204"/>
        </table:table-row>
        <table:table-row table:style-name="ro2">
          <table:table-cell office:value-type="string">
            <text:p>yuayʉtaʉ </text:p>
          </table:table-cell>
          <table:table-cell office:value-type="string">
            <text:p>ˈdʒúɑ́.dʒɨtɑ́.ɨ́ E][ˈdʒúɑ.dʒɨ́tɑ.ɨ J </text:p>
          </table:table-cell>
          <table:table-cell office:value-type="string">
            <text:p>inan. </text:p>
          </table:table-cell>
          <table:table-cell office:value-type="string">
            <text:p>especie de caña (maleza, pequeña) </text:p>
          </table:table-cell>
          <table:table-cell table:number-columns-repeated="204"/>
        </table:table-row>
        <table:table-row table:style-name="ro2">
          <table:table-cell office:value-type="string">
            <text:p>yuca </text:p>
          </table:table-cell>
          <table:table-cell office:value-type="string">
            <text:p>dʒúˈkɑ́ </text:p>
          </table:table-cell>
          <table:table-cell office:value-type="string">
            <text:p>an. </text:p>
          </table:table-cell>
          <table:table-cell office:value-type="string">
            <text:p>guala </text:p>
          </table:table-cell>
          <table:table-cell table:number-columns-repeated="204"/>
        </table:table-row>
        <table:table-row table:style-name="ro2">
          <table:table-cell office:value-type="string">
            <text:p>yucʉ </text:p>
          </table:table-cell>
          <table:table-cell office:value-type="string">
            <text:p>ˈdʒúkɨ E][ˈdʒúkɨ́ J </text:p>
          </table:table-cell>
          <table:table-cell office:value-type="string">
            <text:p>adv. </text:p>
          </table:table-cell>
          <table:table-cell office:value-type="string">
            <text:p>hoy </text:p>
          </table:table-cell>
          <table:table-cell table:number-columns-repeated="2"/>
          <table:table-cell office:value-type="string">
            <text:p>ntg BARS,91 2.10 Adverbs. There is a small class of adverbs which includes words that specify . . . relative time words . . . yukʉ ‘today or now’; </text:p>
          </table:table-cell>
          <table:table-cell table:number-columns-repeated="201"/>
        </table:table-row>
        <table:table-row table:style-name="ro1">
          <table:table-cell office:value-type="string">
            <text:p>yucʉ́ </text:p>
          </table:table-cell>
          <table:table-cell office:value-type="string">
            <text:p>dʒuˈkɨ́ </text:p>
          </table:table-cell>
          <table:table-cell office:value-type="string">
            <text:p>inan. </text:p>
          </table:table-cell>
          <table:table-cell office:value-type="string">
            <text:p>árbol </text:p>
          </table:table-cell>
          <table:table-cell table:number-columns-repeated="204"/>
        </table:table-row>
        <table:table-row table:style-name="ro2">
          <table:table-cell office:value-type="string">
            <text:p>yucʉ́_ãña </text:p>
          </table:table-cell>
          <table:table-cell office:value-type="string">
            <text:p>dʒuˈkɨ́.ɑ̃́ɲɑ̃́ E][dʒuˈkɨ́.ɑ̃́ɲɑ̃ J </text:p>
          </table:table-cell>
          <table:table-cell office:value-type="string">
            <text:p>an. </text:p>
          </table:table-cell>
          <table:table-cell office:value-type="string">
            <text:p>culebra de árbol </text:p>
          </table:table-cell>
          <table:table-cell table:number-columns-repeated="204"/>
        </table:table-row>
        <table:table-row table:style-name="ro2">
          <table:table-cell office:value-type="string">
            <text:p>yucʉ́_cõmia </text:p>
          </table:table-cell>
          <table:table-cell office:value-type="string">
            <text:p>dʒukɨ́.ˈkõmĩ́ɑ̃́ E][dʒuˈkɨ́.kṍmĩɑ̃ J </text:p>
          </table:table-cell>
          <table:table-cell office:value-type="string">
            <text:p>an.s.plural </text:p>
          </table:table-cell>
          <table:table-cell office:value-type="string">
            <text:p>barasanas |byucʉ́ cõmia|r (familia de grupo indígena barasana que habla el idioma |bjãnerã|r de los ascendientes de |bYeba|r) </text:p>
          </table:table-cell>
          <table:table-cell table:number-columns-repeated="204"/>
        </table:table-row>
        <table:table-row table:style-name="ro2">
          <table:table-cell office:value-type="string">
            <text:p>yucʉ́_ẽmoa </text:p>
          </table:table-cell>
          <table:table-cell office:value-type="string">
            <text:p>dʒuˈkɨ́.ẽ́mṍɑ̃ E][dʒuˈkɨ́.ẽ́mõɑ̃ J </text:p>
          </table:table-cell>
          <table:table-cell office:value-type="string">
            <text:p>an.s.plural </text:p>
          </table:table-cell>
          <table:table-cell office:value-type="string">
            <text:p>magiñás o majiñás (|ireg.|r especie de hormigas que pican duro, son incomibles, rojas y pequeñas, y viven en los árboles) </text:p>
          </table:table-cell>
          <table:table-cell table:number-columns-repeated="204"/>
        </table:table-row>
        <table:table-row table:style-name="ro2">
          <table:table-cell office:value-type="string">
            <text:p>yucʉ́_gʉ̃taʉ </text:p>
          </table:table-cell>
          <table:table-cell office:value-type="string">
            <text:p>dʒuˈkɨ́.ŋɨ̃́tɑ̃.ɨ̃ E][dʒuˈkɨ́.ŋɨ̃́tɑ̃.ɨ̃ J </text:p>
          </table:table-cell>
          <table:table-cell office:value-type="string">
            <text:p>inan. </text:p>
          </table:table-cell>
          <table:table-cell office:value-type="string">
            <text:p>especie de árbol (utilizado para leña) </text:p>
          </table:table-cell>
          <table:table-cell table:number-columns-repeated="204"/>
        </table:table-row>
        <table:table-row table:style-name="ro2">
          <table:table-cell office:value-type="string">
            <text:p>yucʉ́_jĩco </text:p>
          </table:table-cell>
          <table:table-cell office:value-type="string">
            <text:p>dʒuˈkɨ́.hĩ́kõ </text:p>
          </table:table-cell>
          <table:table-cell office:value-type="string">
            <text:p>an. </text:p>
          </table:table-cell>
          <table:table-cell office:value-type="string">
            <text:p>larva </text:p>
          </table:table-cell>
          <table:table-cell table:number-columns-repeated="204"/>
        </table:table-row>
        <table:table-row table:style-name="ro2">
          <table:table-cell office:value-type="string">
            <text:p>yucʉ́_jĩco_jacʉ </text:p>
          </table:table-cell>
          <table:table-cell office:value-type="string">
            <text:p>dʒuˈkɨ́.hĩ́kõ.hɑkɨ́ </text:p>
          </table:table-cell>
          <table:table-cell office:value-type="string">
            <text:p>an. </text:p>
          </table:table-cell>
          <table:table-cell office:value-type="string">
            <text:p>especie de escarabajo comestible (cuya larva también es comestible) </text:p>
          </table:table-cell>
          <table:table-cell/>
          <table:table-cell office:value-type="string">
            <text:p>sc Callipogon sp.</text:p>
          </table:table-cell>
          <table:table-cell table:number-columns-repeated="202"/>
        </table:table-row>
        <table:table-row table:style-name="ro2">
          <table:table-cell office:value-type="string">
            <text:p>yucʉ́_roea </text:p>
          </table:table-cell>
          <table:table-cell office:value-type="string">
            <text:p>dʒuˈkɨ́.ɾóé.ɑ́ E][dʒuˈkɨ́.ɾóe.ɑ J </text:p>
          </table:table-cell>
          <table:table-cell office:value-type="string">
            <text:p>an.pl. </text:p>
          </table:table-cell>
          <table:table-cell office:value-type="string">
            <text:p>sardinas |byucʉ́ roea|r (comestibles) </text:p>
          </table:table-cell>
          <table:table-cell table:number-columns-repeated="204"/>
        </table:table-row>
        <table:table-row table:style-name="ro2">
          <table:table-cell office:value-type="string">
            <text:p>yucʉ́_rʉ̃tʉamʉ </text:p>
          </table:table-cell>
          <table:table-cell office:value-type="string">
            <text:p>dʒuˈkɨ́.ɾɨ̃́tɨ̃́ɑ̃́.mɨ̃́ E][dʒuˈkɨ́.ɾɨ̃́tɨ̃ɑ̃.mɨ̃ J </text:p>
          </table:table-cell>
          <table:table-cell office:value-type="string">
            <text:p>an. </text:p>
          </table:table-cell>
          <table:table-cell office:value-type="string">
            <text:p>ardilla guerlingueto pequeño </text:p>
          </table:table-cell>
          <table:table-cell/>
          <table:table-cell office:value-type="string">
            <text:p>sc Sciurillus pusillus </text:p>
          </table:table-cell>
          <table:table-cell table:number-columns-repeated="202"/>
        </table:table-row>
        <table:table-row table:style-name="ro2">
          <table:table-cell office:value-type="string">
            <text:p>yucʉ́_toa </text:p>
          </table:table-cell>
          <table:table-cell office:value-type="string">
            <text:p>dʒuˈkɨ́.tóɑ </text:p>
          </table:table-cell>
          <table:table-cell office:value-type="string">
            <text:p>inan.f.n.esp. </text:p>
          </table:table-cell>
          <table:table-cell office:value-type="string">
            <text:p>frutas ivapichunas |byucʉ́ toa|r (|ireg.|r pequeños, redondos y negros, comestibles cuando están cocidos) </text:p>
          </table:table-cell>
          <table:table-cell table:number-columns-repeated="204"/>
        </table:table-row>
        <table:table-row table:style-name="ro2">
          <table:table-cell office:value-type="string">
            <text:p>yucʉ́_widero </text:p>
          </table:table-cell>
          <table:table-cell office:value-type="string">
            <text:p>dʒuˈkɨ́.wídeɾo </text:p>
          </table:table-cell>
          <table:table-cell office:value-type="string">
            <text:p>an. </text:p>
          </table:table-cell>
          <table:table-cell office:value-type="string">
            <text:p>especie de escarabajo (troza las ramas de árboles, no es comestible)</text:p>
          </table:table-cell>
          <table:table-cell table:number-columns-repeated="204"/>
        </table:table-row>
        <table:table-row table:style-name="ro2">
          <table:table-cell office:value-type="string">
            <text:p>yucʉaca </text:p>
          </table:table-cell>
          <table:table-cell office:value-type="string">
            <text:p>ˈdʒúkɨ.ɑ́kɑ́ E][dʒuˈkɨ́.ɑ́kɑ J </text:p>
          </table:table-cell>
          <table:table-cell office:value-type="string">
            <text:p>adv. </text:p>
          </table:table-cell>
          <table:table-cell office:value-type="string">
            <text:p>ahorita </text:p>
          </table:table-cell>
          <table:table-cell table:number-columns-repeated="204"/>
        </table:table-row>
        <table:table-row table:style-name="ro2">
          <table:table-cell office:value-type="string">
            <text:p>yucʉ́begoricʉ </text:p>
          </table:table-cell>
          <table:table-cell office:value-type="string">
            <text:p>dʒukɨ́.beˈgó.ɾi.kɨ́ E][dʒukɨ́.beˈgó.ɾi.kɨ J </text:p>
          </table:table-cell>
          <table:table-cell office:value-type="string">
            <text:p>inan. </text:p>
          </table:table-cell>
          <table:table-cell office:value-type="string">
            <text:p>palo torcido</text:p>
          </table:table-cell>
          <table:table-cell table:number-columns-repeated="204"/>
        </table:table-row>
        <table:table-row table:style-name="ro2">
          <table:table-cell office:value-type="string">
            <text:p>yucʉbʉsa </text:p>
          </table:table-cell>
          <table:table-cell office:value-type="string">
            <text:p>dʒúkɨ.bɨˈsɑ́ E][dʒúˈkɨ́.bɨ́sɑ J </text:p>
          </table:table-cell>
          <table:table-cell office:value-type="string">
            <text:p>adv. </text:p>
          </table:table-cell>
          <table:table-cell office:value-type="string">
            <text:p>más tarde</text:p>
          </table:table-cell>
          <table:table-cell table:number-columns-repeated="204"/>
        </table:table-row>
        <table:table-row table:style-name="ro2">
          <table:table-cell office:value-type="string">
            <text:p>yucʉbʉsaaca </text:p>
          </table:table-cell>
          <table:table-cell office:value-type="string">
            <text:p>dʒúkɨ.bɨˈsɑ́.ɑ́kɑ E][dʒúˈkɨ́.bɨ́sɑ.ɑ́kɑ́ J </text:p>
          </table:table-cell>
          <table:table-cell office:value-type="string">
            <text:p>adv. </text:p>
          </table:table-cell>
          <table:table-cell office:value-type="string">
            <text:p>más tardecito </text:p>
          </table:table-cell>
          <table:table-cell table:number-columns-repeated="204"/>
        </table:table-row>
        <table:table-row table:style-name="ro2">
          <table:table-cell office:value-type="string">
            <text:p>yucʉ́jãi </text:p>
          </table:table-cell>
          <table:table-cell office:value-type="string">
            <text:p>dʒuˈkɨ́.hɑ̃́ĩ́ E][dʒuˈkɨ́.hɑ̃́ĩ J </text:p>
          </table:table-cell>
          <table:table-cell office:value-type="string">
            <text:p>inan. </text:p>
          </table:table-cell>
          <table:table-cell office:value-type="string">
            <text:p>tabla de madera </text:p>
          </table:table-cell>
          <table:table-cell table:number-columns-repeated="204"/>
        </table:table-row>
        <table:table-row table:style-name="ro2">
          <table:table-cell office:value-type="string">
            <text:p>yucʉ́juria </text:p>
          </table:table-cell>
          <table:table-cell office:value-type="string">
            <text:p>dʒuˈkɨ́.húɾíɑ́ E][dʒuˈkɨ́.húɾiɑ J </text:p>
          </table:table-cell>
          <table:table-cell office:value-type="string">
            <text:p>inan. </text:p>
          </table:table-cell>
          <table:table-cell office:value-type="string">
            <text:p>palo (pedazo de madera cortada de un árbol) </text:p>
          </table:table-cell>
          <table:table-cell table:number-columns-repeated="204"/>
        </table:table-row>
        <table:table-row table:style-name="ro2">
          <table:table-cell office:value-type="string">
            <text:p>yucʉ́rãca </text:p>
          </table:table-cell>
          <table:table-cell office:value-type="string">
            <text:p>dʒuˈkɨ́.ɾɑ̃́kɑ̃ </text:p>
          </table:table-cell>
          <table:table-cell office:value-type="string">
            <text:p>inan. </text:p>
          </table:table-cell>
          <table:table-cell office:value-type="string">
            <text:p>baúl </text:p>
          </table:table-cell>
          <table:table-cell/>
          <table:table-cell office:value-type="string">
            <text:p>va rocajataro , uv J , vn E </text:p>
          </table:table-cell>
          <table:table-cell table:number-columns-repeated="202"/>
        </table:table-row>
        <table:table-row table:style-name="ro2">
          <table:table-cell office:value-type="string">
            <text:p>yucʉrema </text:p>
          </table:table-cell>
          <table:table-cell office:value-type="string">
            <text:p>ˈdʒúkɨ.ɾe.mɑ̃ E][dʒúˈkɨ́.ɾé.mɑ̃ J </text:p>
          </table:table-cell>
          <table:table-cell office:value-type="string">
            <text:p>pron.dem.pl. </text:p>
          </table:table-cell>
          <table:table-cell office:value-type="string">
            <text:p>hoy en día </text:p>
          </table:table-cell>
          <table:table-cell table:number-columns-repeated="204"/>
        </table:table-row>
        <table:table-row table:style-name="ro2">
          <table:table-cell office:value-type="string">
            <text:p>yucʉ́rʉjʉ </text:p>
          </table:table-cell>
          <table:table-cell office:value-type="string">
            <text:p>dʒuˈkɨ́.ɾɨhɨ́ E][dʒuˈkɨ́.ɾɨ́hɨ J </text:p>
          </table:table-cell>
          <table:table-cell office:value-type="string">
            <text:p>inan. </text:p>
          </table:table-cell>
          <table:table-cell office:value-type="string">
            <text:p>rama de árbol </text:p>
          </table:table-cell>
          <table:table-cell table:number-columns-repeated="204"/>
        </table:table-row>
        <table:table-row table:style-name="ro2">
          <table:table-cell office:value-type="string">
            <text:p>yucʉ́saaro </text:p>
          </table:table-cell>
          <table:table-cell office:value-type="string">
            <text:p>dʒukɨ́.ˈsɑ́ɑ́ɾó </text:p>
          </table:table-cell>
          <table:table-cell office:value-type="string">
            <text:p>inan. </text:p>
          </table:table-cell>
          <table:table-cell office:value-type="string">
            <text:p>bamba o gamba </text:p>
          </table:table-cell>
          <table:table-cell table:number-columns-repeated="204"/>
        </table:table-row>
        <table:table-row table:style-name="ro2">
          <table:table-cell office:value-type="string">
            <text:p>yucʉ́sʉrʉa </text:p>
          </table:table-cell>
          <table:table-cell office:value-type="string">
            <text:p>dʒukɨ́.ˈsɨɾɨ́ɑ </text:p>
          </table:table-cell>
          <table:table-cell office:value-type="string">
            <text:p>inan. </text:p>
          </table:table-cell>
          <table:table-cell office:value-type="string">
            <text:p>nudo de árbol, palo</text:p>
          </table:table-cell>
          <table:table-cell table:number-columns-repeated="204"/>
        </table:table-row>
        <table:table-row table:style-name="ro2">
          <table:table-cell office:value-type="string">
            <text:p>yucʉ́tẽero </text:p>
          </table:table-cell>
          <table:table-cell office:value-type="string">
            <text:p>dʒuˈkɨ́.tẽ́ẽ́ɾṍ E][dʒuˈkɨ́.tẽ́ẽɾõ J </text:p>
          </table:table-cell>
          <table:table-cell office:value-type="string">
            <text:p>inan. </text:p>
          </table:table-cell>
          <table:table-cell office:value-type="string">
            <text:p>cruz de madera</text:p>
          </table:table-cell>
          <table:table-cell table:number-columns-repeated="204"/>
        </table:table-row>
        <table:table-row table:style-name="ro2">
          <table:table-cell office:value-type="string">
            <text:p>yucʉ́yoa </text:p>
          </table:table-cell>
          <table:table-cell office:value-type="string">
            <text:p>dʒuˈkɨ́.dʒóɑ́ E][dʒuˈkɨ́.dʒóɑ J </text:p>
          </table:table-cell>
          <table:table-cell office:value-type="string">
            <text:p>inan. </text:p>
          </table:table-cell>
          <table:table-cell office:value-type="string">
            <text:p>isla de árboles </text:p>
          </table:table-cell>
          <table:table-cell table:number-columns-repeated="204"/>
        </table:table-row>
        <table:table-row table:style-name="ro2">
          <table:table-cell office:value-type="string">
            <text:p>yuebatere </text:p>
          </table:table-cell>
          <table:table-cell office:value-type="string">
            <text:p>ˈdʒúé.bɑté.ɾé E][dʒúˈé.bɑ́te.ɾe J </text:p>
          </table:table-cell>
          <table:table-cell office:value-type="string">
            <text:p>v.i. </text:p>
          </table:table-cell>
          <table:table-cell office:value-type="string">
            <text:p>derramarse </text:p>
          </table:table-cell>
          <table:table-cell table:number-columns-repeated="204"/>
        </table:table-row>
        <table:table-row table:style-name="ro2">
          <table:table-cell office:value-type="string">
            <text:p>Yuegũmu </text:p>
          </table:table-cell>
          <table:table-cell office:value-type="string">
            <text:p>ˈdʒúé.ŋũmṹ E][ˈdʒuˈé.ŋṹmũ J </text:p>
          </table:table-cell>
          <table:table-cell office:value-type="string">
            <text:p>inan. </text:p>
          </table:table-cell>
          <table:table-cell office:value-type="string">
            <text:p>cachivera (|ibras.|r) </text:p>
          </table:table-cell>
          <table:table-cell table:number-columns-repeated="204"/>
        </table:table-row>
        <table:table-row table:style-name="ro2">
          <table:table-cell office:value-type="string">
            <text:p>yueguure </text:p>
          </table:table-cell>
          <table:table-cell office:value-type="string">
            <text:p>dʒúˈé.gúú.ɾé E][ˈdʒúé.gúu.ɾe J </text:p>
          </table:table-cell>
          <table:table-cell office:value-type="string">
            <text:p>v.t. </text:p>
          </table:table-cell>
          <table:table-cell office:value-type="string">
            <text:p>rociar </text:p>
          </table:table-cell>
          <table:table-cell table:number-columns-repeated="204"/>
        </table:table-row>
        <table:table-row table:style-name="ro2">
          <table:table-cell office:value-type="string">
            <text:p>yuere </text:p>
          </table:table-cell>
          <table:table-cell office:value-type="string">
            <text:p>ˈdʒúé.ɾe E][ˈdʒúé.ɾé J </text:p>
          </table:table-cell>
          <table:table-cell office:value-type="string">
            <text:p>v.t. </text:p>
          </table:table-cell>
          <table:table-cell office:value-type="string">
            <text:p>botar </text:p>
          </table:table-cell>
          <table:table-cell table:number-columns-repeated="204"/>
        </table:table-row>
        <table:table-row table:style-name="ro2">
          <table:table-cell office:value-type="string">
            <text:p>yuereare </text:p>
          </table:table-cell>
          <table:table-cell office:value-type="string">
            <text:p>dʒúˈe.ɾéɑ́.ɾe E][ˈdʒúé.ɾéɑ.ɾe J </text:p>
          </table:table-cell>
          <table:table-cell office:value-type="string">
            <text:p>v.t. </text:p>
          </table:table-cell>
          <table:table-cell office:value-type="string">
            <text:p>botar </text:p>
          </table:table-cell>
          <table:table-cell table:number-columns-repeated="204"/>
        </table:table-row>
        <table:table-row table:style-name="ro2">
          <table:table-cell office:value-type="string">
            <text:p>yuetuure </text:p>
          </table:table-cell>
          <table:table-cell office:value-type="string">
            <text:p>dʒúˈé.túú.ɾé E][ˈdʒúé.túu.ɾe J </text:p>
          </table:table-cell>
          <table:table-cell office:value-type="string">
            <text:p>v.t. </text:p>
          </table:table-cell>
          <table:table-cell office:value-type="string">
            <text:p>regar </text:p>
          </table:table-cell>
          <table:table-cell table:number-columns-repeated="204"/>
        </table:table-row>
        <table:table-row table:style-name="ro2">
          <table:table-cell office:value-type="string">
            <text:p>yugõra </text:p>
          </table:table-cell>
          <table:table-cell office:value-type="string">
            <text:p>ˈdʒúŋṍɾɑ̃́ E][ˈdʒuŋõɾɑ̃́ J </text:p>
          </table:table-cell>
          <table:table-cell office:value-type="string">
            <text:p>an. </text:p>
          </table:table-cell>
          <table:table-cell office:value-type="string">
            <text:p>rana de labio blanco (especie comestible de color café claro) </text:p>
          </table:table-cell>
          <table:table-cell/>
          <table:table-cell office:value-type="string">
            <text:p>sc Hyla lanciformis </text:p>
          </table:table-cell>
          <table:table-cell table:number-columns-repeated="202"/>
        </table:table-row>
        <table:table-row table:style-name="ro2">
          <table:table-cell office:value-type="string">
            <text:p>yuguire </text:p>
          </table:table-cell>
          <table:table-cell office:value-type="string">
            <text:p>ˈdʒúgí.ɾe E][ˈdʒúgí.ɾé J </text:p>
          </table:table-cell>
          <table:table-cell office:value-type="string">
            <text:p>v.i. </text:p>
          </table:table-cell>
          <table:table-cell office:value-type="string">
            <text:p>(estar) inquieto, inquieta; </text:p>
          </table:table-cell>
          <table:table-cell table:number-columns-repeated="204"/>
        </table:table-row>
        <table:table-row table:style-name="ro2">
          <table:table-cell office:value-type="string">
            <text:p>yuicamʉ </text:p>
          </table:table-cell>
          <table:table-cell office:value-type="string">
            <text:p>ˈdʒúikɑ.mɨ̃ E][dʒuˈíkɑ́.mɨ̃ J </text:p>
          </table:table-cell>
          <table:table-cell office:value-type="string">
            <text:p>an. </text:p>
          </table:table-cell>
          <table:table-cell office:value-type="string">
            <text:p>especie de tarántula </text:p>
          </table:table-cell>
          <table:table-cell/>
          <table:table-cell office:value-type="string">
            <text:p>sc C. Acaridae, F. Theraphosidae </text:p>
          </table:table-cell>
          <table:table-cell table:number-columns-repeated="202"/>
        </table:table-row>
        <table:table-row table:style-name="ro2">
          <table:table-cell office:value-type="string">
            <text:p>yuja </text:p>
          </table:table-cell>
          <table:table-cell office:value-type="string">
            <text:p>ˈdʒúhɑ́ʔ </text:p>
          </table:table-cell>
          <table:table-cell office:value-type="string">
            <text:p>indicador del tiempo </text:p>
          </table:table-cell>
          <table:table-cell office:value-type="string">
            <text:p>ya (uso: marcador del fin o comienzo de un tema) </text:p>
          </table:table-cell>
          <table:table-cell/>
          <table:table-cell office:value-type="string">
            <text:p>va ya , uv E , vn J </text:p>
          </table:table-cell>
          <table:table-cell office:value-type="string">
            <text:p>ntg BARS,91 <text:s/>2.18. Discourse markers. The most common discourse markers are . . . and //ya// (J) / //yuha// (E) ‘temporal pointer’.;</text:p>
          </table:table-cell>
          <table:table-cell table:number-columns-repeated="201"/>
        </table:table-row>
        <table:table-row table:style-name="ro2">
          <table:table-cell office:value-type="string">
            <text:p>yujare </text:p>
          </table:table-cell>
          <table:table-cell office:value-type="string">
            <text:p>ˈdʒúhɑ.ɾe E][dʒuˈhɑ́.ɾé J </text:p>
          </table:table-cell>
          <table:table-cell office:value-type="string">
            <text:p>v.i. </text:p>
          </table:table-cell>
          <table:table-cell office:value-type="string">
            <text:p>ir río abajo (en canoa) </text:p>
          </table:table-cell>
          <table:table-cell table:number-columns-repeated="2"/>
          <table:table-cell office:value-type="string">
            <text:p>ntg BARS,91 yuha (move.downriver) ‘to move downriver’ no.321;</text:p>
          </table:table-cell>
          <table:table-cell table:number-columns-repeated="201"/>
        </table:table-row>
        <table:table-row table:style-name="ro2">
          <table:table-cell office:value-type="string">
            <text:p>yujariarojʉ </text:p>
          </table:table-cell>
          <table:table-cell office:value-type="string">
            <text:p>dʒúhɑ.ˈɾi.ɑ.ɾo.hɨ E][dʒuˈhɑ́.ɾi.ɑ.ɾo.hɨ J </text:p>
          </table:table-cell>
          <table:table-cell office:value-type="string">
            <text:p>s.v.inan. </text:p>
          </table:table-cell>
          <table:table-cell office:value-type="string">
            <text:p>una distancia río abajo</text:p>
          </table:table-cell>
          <table:table-cell table:number-columns-repeated="204"/>
        </table:table-row>
        <table:table-row table:style-name="ro2">
          <table:table-cell office:value-type="string">
            <text:p>yujere </text:p>
          </table:table-cell>
          <table:table-cell office:value-type="string">
            <text:p>ˈdʒúhe.ɾe E][dʒuˈhé.ɾé J </text:p>
          </table:table-cell>
          <table:table-cell office:value-type="string">
            <text:p>v.t. </text:p>
          </table:table-cell>
          <table:table-cell office:value-type="string">
            <text:p>enterrar </text:p>
          </table:table-cell>
          <table:table-cell table:number-columns-repeated="204"/>
        </table:table-row>
        <table:table-row table:style-name="ro2">
          <table:table-cell office:value-type="string">
            <text:p>yujijoejeare </text:p>
          </table:table-cell>
          <table:table-cell office:value-type="string">
            <text:p>ˈdʒúhi.hóe.héɑ́.ɾé E][dʒuˈhí.hoé.héɑ.ɾe J </text:p>
          </table:table-cell>
          <table:table-cell office:value-type="string">
            <text:p>v.i. </text:p>
          </table:table-cell>
          <table:table-cell office:value-type="string">
            <text:p>originarse (gente) </text:p>
          </table:table-cell>
          <table:table-cell table:number-columns-repeated="204"/>
        </table:table-row>
        <table:table-row table:style-name="ro2">
          <table:table-cell office:value-type="string">
            <text:p>yujiore </text:p>
          </table:table-cell>
          <table:table-cell office:value-type="string">
            <text:p>ˈdʒúhi.o.ɾe E][dʒuˈhí.ó.ɾé J </text:p>
          </table:table-cell>
          <table:table-cell office:value-type="string">
            <text:p>v.caus. </text:p>
          </table:table-cell>
          <table:table-cell office:value-type="string">
            <text:p>despertar (a alguien) </text:p>
          </table:table-cell>
          <table:table-cell table:number-columns-repeated="204"/>
        </table:table-row>
        <table:table-row table:style-name="ro2">
          <table:table-cell office:value-type="string">
            <text:p>yujire </text:p>
          </table:table-cell>
          <table:table-cell office:value-type="string">
            <text:p>ˈdʒúhi.ɾe E][dʒuˈhí.ɾé J </text:p>
          </table:table-cell>
          <table:table-cell office:value-type="string">
            <text:p>v.i. </text:p>
          </table:table-cell>
          <table:table-cell office:value-type="string">
            <text:p>despertarse; </text:p>
          </table:table-cell>
          <table:table-cell table:number-columns-repeated="204"/>
        </table:table-row>
        <table:table-row table:style-name="ro2">
          <table:table-cell office:value-type="string">
            <text:p>yujirotire </text:p>
          </table:table-cell>
          <table:table-cell office:value-type="string">
            <text:p>ˈdʒúhi.ɾotí.ɾé E][dʒuˈhí.ɾóti.ɾe J </text:p>
          </table:table-cell>
          <table:table-cell office:value-type="string">
            <text:p>v.t. </text:p>
          </table:table-cell>
          <table:table-cell office:value-type="string">
            <text:p>despertar (a alguien) </text:p>
          </table:table-cell>
          <table:table-cell table:number-columns-repeated="204"/>
        </table:table-row>
        <table:table-row table:style-name="ro2">
          <table:table-cell office:value-type="string">
            <text:p>Yuo </text:p>
          </table:table-cell>
          <table:table-cell office:value-type="string">
            <text:p>ˈdʒúo E][ˈdʒúó J </text:p>
          </table:table-cell>
          <table:table-cell office:value-type="string">
            <text:p>f. </text:p>
          </table:table-cell>
          <table:table-cell office:value-type="string">
            <text:p>carácter mítico, ascendiente, antepasada que criticó a |bWarimi|r</text:p>
          </table:table-cell>
          <table:table-cell table:number-columns-repeated="204"/>
        </table:table-row>
        <table:table-row table:style-name="ro2">
          <table:table-cell office:value-type="string">
            <text:p>yureyure_yire </text:p>
          </table:table-cell>
          <table:table-cell office:value-type="string">
            <text:p>dʒúɾé.ˈdʒúɾé.dʒí.ɾé </text:p>
          </table:table-cell>
          <table:table-cell office:value-type="string">
            <text:p>v.t. </text:p>
          </table:table-cell>
          <table:table-cell office:value-type="string">
            <text:p>negar (señalando con la cabeza) </text:p>
          </table:table-cell>
          <table:table-cell table:number-columns-repeated="204"/>
        </table:table-row>
        <table:table-row table:style-name="ro2">
          <table:table-cell office:value-type="string">
            <text:p>yusi </text:p>
          </table:table-cell>
          <table:table-cell office:value-type="string">
            <text:p>dʒuˈsí </text:p>
          </table:table-cell>
          <table:table-cell office:value-type="string">
            <text:p>inan.f.n.esp. </text:p>
          </table:table-cell>
          <table:table-cell office:value-type="string">
            <text:p>flores de unas especies de ortiga (utilizadas para aliviar el dolor) </text:p>
          </table:table-cell>
          <table:table-cell table:number-columns-repeated="204"/>
        </table:table-row>
        <table:table-row table:style-name="ro2">
          <table:table-cell office:value-type="string">
            <text:p>yutio </text:p>
          </table:table-cell>
          <table:table-cell office:value-type="string">
            <text:p>dʒuˈtío </text:p>
          </table:table-cell>
          <table:table-cell office:value-type="string">
            <text:p>inan. </text:p>
          </table:table-cell>
          <table:table-cell office:value-type="string">
            <text:p>canal natural (que facilita la vía fluvial)</text:p>
          </table:table-cell>
          <table:table-cell table:number-columns-repeated="204"/>
        </table:table-row>
        <table:table-row table:style-name="ro2">
          <table:table-cell office:value-type="string">
            <text:p>yutioyoa </text:p>
          </table:table-cell>
          <table:table-cell office:value-type="string">
            <text:p>dʒuˈtío.dʒóɑ́ E][dʒuˈtío.dʒóɑ J </text:p>
          </table:table-cell>
          <table:table-cell office:value-type="string">
            <text:p>s.v.inan. </text:p>
          </table:table-cell>
          <table:table-cell office:value-type="string">
            <text:p>isla de árboles </text:p>
          </table:table-cell>
          <table:table-cell table:number-columns-repeated="2"/>
          <table:table-cell/>
          <table:table-cell table:number-columns-repeated="201"/>
        </table:table-row>
        <table:table-row table:style-name="ro2">
          <table:table-cell office:value-type="string">
            <text:p>yuure </text:p>
          </table:table-cell>
          <table:table-cell office:value-type="string">
            <text:p>ˈdʒúú.ɾe E][ˈdʒúú.ɾé J </text:p>
          </table:table-cell>
          <table:table-cell office:value-type="string">
            <text:p>v.t. </text:p>
          </table:table-cell>
          <table:table-cell office:value-type="string">
            <text:p>tragar </text:p>
          </table:table-cell>
          <table:table-cell table:number-columns-repeated="2"/>
          <table:table-cell office:value-type="string">
            <text:p>ntg BARS,91 yu ‘swallow’ no.285; </text:p>
          </table:table-cell>
          <table:table-cell table:number-columns-repeated="201"/>
        </table:table-row>
        <table:table-row table:style-name="ro1">
          <table:table-cell office:value-type="string">
            <text:p>yuuria_gũmu </text:p>
          </table:table-cell>
          <table:table-cell office:value-type="string">
            <text:p>ˈdʒúú.ɾi.ɑ.ŋṹmṹ E][ˈdʒúú.ɾí.ɑ.ŋṹmṹ J </text:p>
          </table:table-cell>
          <table:table-cell office:value-type="string">
            <text:p>s.v.inan. </text:p>
          </table:table-cell>
          <table:table-cell office:value-type="string">
            <text:p>viga maestra de la casa </text:p>
          </table:table-cell>
          <table:table-cell table:number-columns-repeated="2"/>
          <table:table-cell office:value-type="string">
            <text:p>ntg BARS,91 //yu-ri-a gũbu// (put.lengthwise-PTCPL-nS <text:tab/>log) no491;</text:p>
          </table:table-cell>
          <table:table-cell table:number-columns-repeated="201"/>
        </table:table-row>
        <table:table-row table:style-name="ro2">
          <table:table-cell office:value-type="string">
            <text:p>yuyuse </text:p>
          </table:table-cell>
          <table:table-cell office:value-type="string">
            <text:p>ˈdʒúdʒú.se E][ˈdʒúdʒú.sé J </text:p>
          </table:table-cell>
          <table:table-cell office:value-type="string">
            <text:p>v.i. </text:p>
          </table:table-cell>
          <table:table-cell office:value-type="string">
            <text:p>gotear </text:p>
          </table:table-cell>
          <table:table-cell table:number-columns-repeated="204"/>
        </table:table-row>
        <table:table-row table:style-name="ro2">
          <table:table-cell office:value-type="string">
            <text:p>yʉa </text:p>
          </table:table-cell>
          <table:table-cell office:value-type="string">
            <text:p>ˈdʒɨ́.ɑ́ </text:p>
          </table:table-cell>
          <table:table-cell office:value-type="string">
            <text:p>pron.an.pl. </text:p>
          </table:table-cell>
          <table:table-cell office:value-type="string">
            <text:p>nosotros, nosotras (exclusivo) </text:p>
          </table:table-cell>
          <table:table-cell table:number-columns-repeated="2"/>
          <table:table-cell office:value-type="string">
            <text:p>ntg BARS,91 p31 no91 //yʉ-a// (1p); </text:p>
          </table:table-cell>
          <table:table-cell table:number-columns-repeated="201"/>
        </table:table-row>
        <table:table-row table:style-name="ro2">
          <table:table-cell office:value-type="string">
            <text:p>yʉrabaare </text:p>
          </table:table-cell>
          <table:table-cell office:value-type="string">
            <text:p>ˈdʒɨ́ɾɑ.bɑɑ́.ɾé E][ˈdʒɨɨɾɑ́.bɑ́ɑ.ɾe J </text:p>
          </table:table-cell>
          <table:table-cell office:value-type="string">
            <text:p>v.t. </text:p>
          </table:table-cell>
          <table:table-cell office:value-type="string">
            <text:p>comer algo duro (partiéndolo por morder)</text:p>
          </table:table-cell>
          <table:table-cell table:number-columns-repeated="204"/>
        </table:table-row>
        <table:table-row table:style-name="ro2">
          <table:table-cell office:value-type="string">
            <text:p>yʉrʉse </text:p>
          </table:table-cell>
          <table:table-cell office:value-type="string">
            <text:p>dʒɨˈɾɨ́.se </text:p>
          </table:table-cell>
          <table:table-cell office:value-type="string">
            <text:p>v.i. </text:p>
          </table:table-cell>
          <table:table-cell office:value-type="string">
            <text:p>(ser/estar) rayado, rayada; </text:p>
          </table:table-cell>
          <table:table-cell table:number-columns-repeated="204"/>
        </table:table-row>
        <table:table-row table:style-name="ro2">
          <table:table-cell office:value-type="string">
            <text:p>yʉsʉjʉdise </text:p>
          </table:table-cell>
          <table:table-cell office:value-type="string">
            <text:p>dʒɨ́sɨ.hɨˈdí.sé E][dʒɨˈsɨ́.hɨ́di.se J </text:p>
          </table:table-cell>
          <table:table-cell office:value-type="string">
            <text:p>v.i. </text:p>
          </table:table-cell>
          <table:table-cell office:value-type="string">
            <text:p>(estar) frío, fría (líquido, comida, metal) </text:p>
          </table:table-cell>
          <table:table-cell table:number-columns-repeated="204"/>
        </table:table-row>
        <table:table-row table:style-name="ro2">
          <table:table-cell office:value-type="string">
            <text:p>yʉsʉore </text:p>
          </table:table-cell>
          <table:table-cell office:value-type="string">
            <text:p>dʒɨ́ˈsɨ.o.ɾe E][dʒɨˈsɨ́.ó.ɾé J </text:p>
          </table:table-cell>
          <table:table-cell office:value-type="string">
            <text:p>v.caus. </text:p>
          </table:table-cell>
          <table:table-cell office:value-type="string">
            <text:p>enfriar </text:p>
          </table:table-cell>
          <table:table-cell table:number-columns-repeated="204"/>
        </table:table-row>
        <table:table-row table:style-name="ro2">
          <table:table-cell office:value-type="string">
            <text:p>yʉsʉrijʉ </text:p>
          </table:table-cell>
          <table:table-cell office:value-type="string">
            <text:p>dʒɨ́sɨ.ɾi.ˈhɨ́ E][dʒɨˈsɨ́ɾí.hɘ J </text:p>
          </table:table-cell>
          <table:table-cell office:value-type="string">
            <text:p>s.v.inan. </text:p>
          </table:table-cell>
          <table:table-cell office:value-type="string">
            <text:p>sombra de árbol, etc.</text:p>
          </table:table-cell>
          <table:table-cell table:number-columns-repeated="204"/>
        </table:table-row>
        <table:table-row table:style-name="ro2">
          <table:table-cell office:value-type="string">
            <text:p>yʉsʉse </text:p>
          </table:table-cell>
          <table:table-cell office:value-type="string">
            <text:p>ˈdʒɨ́sɨ.se E][dʒɨˈsɨ́.sé J </text:p>
          </table:table-cell>
          <table:table-cell office:value-type="string">
            <text:p>v.i. </text:p>
          </table:table-cell>
          <table:table-cell office:value-type="string">
            <text:p>enfriarse (líquido, comida) </text:p>
          </table:table-cell>
          <table:table-cell table:number-columns-repeated="2"/>
          <table:table-cell office:value-type="string">
            <text:p>lf caus. </text:p>
          </table:table-cell>
          <table:table-cell table:number-columns-repeated="201"/>
        </table:table-row>
        <table:table-row table:style-name="ro2">
          <table:table-cell office:value-type="string">
            <text:p>yʉta </text:p>
          </table:table-cell>
          <table:table-cell office:value-type="string">
            <text:p>dʒɨˈtɑ́ </text:p>
          </table:table-cell>
          <table:table-cell office:value-type="string">
            <text:p>inan.s.de masa </text:p>
          </table:table-cell>
          <table:table-cell office:value-type="string">
            <text:p>hilo </text:p>
          </table:table-cell>
          <table:table-cell/>
          <table:table-cell office:value-type="string">
            <text:p>uv J; ph dʒɨˈtɑ́.wɑ́só.sɑ̃́.ɲɑ̃.ɾẽ </text:p>
          </table:table-cell>
          <table:table-cell table:number-columns-repeated="202"/>
        </table:table-row>
        <table:table-row table:style-name="ro2">
          <table:table-cell office:value-type="string">
            <text:p>yʉta_mimi </text:p>
          </table:table-cell>
          <table:table-cell office:value-type="string">
            <text:p>dʒɨˈtɑ́.mĩ́mĩ́ </text:p>
          </table:table-cell>
          <table:table-cell office:value-type="string">
            <text:p>an. </text:p>
          </table:table-cell>
          <table:table-cell office:value-type="string">
            <text:p>hadita coliblanca (especie de colibrí) </text:p>
          </table:table-cell>
          <table:table-cell/>
          <table:table-cell office:value-type="string">
            <text:p>sc Heliothryx barroti</text:p>
          </table:table-cell>
          <table:table-cell table:number-columns-repeated="202"/>
        </table:table-row>
        <table:table-row table:style-name="ro2">
          <table:table-cell office:value-type="string">
            <text:p>yʉtajuria </text:p>
          </table:table-cell>
          <table:table-cell office:value-type="string">
            <text:p>dʒɨˈtɑ́.húɾíɑ </text:p>
          </table:table-cell>
          <table:table-cell office:value-type="string">
            <text:p>inan. </text:p>
          </table:table-cell>
          <table:table-cell office:value-type="string">
            <text:p>carrete </text:p>
          </table:table-cell>
          <table:table-cell table:number-columns-repeated="204"/>
        </table:table-row>
        <table:table-row table:style-name="ro2">
          <table:table-cell office:value-type="string">
            <text:p>yʉʉ </text:p>
          </table:table-cell>
          <table:table-cell office:value-type="string">
            <text:p>ˈdʒɨɨ́ </text:p>
          </table:table-cell>
          <table:table-cell office:value-type="string">
            <text:p>pron.an. </text:p>
          </table:table-cell>
          <table:table-cell office:value-type="string">
            <text:p>yo </text:p>
          </table:table-cell>
          <table:table-cell table:number-columns-repeated="2"/>
          <table:table-cell office:value-type="string">
            <text:p>ntg BARS,91 p31 2.11 Personal pronouns A personal pronoun is very often in the subject postion and is used in the houn phrase to enhance definiteness. Personal pronouns distinguish first, second, and third person, and singular versus plural. They also distinguish between first person plural inclusive and exclusive. In the third person singular there is an animate/inanimate distinction as well as separate forms for masculine and feminine. no.(91) yʉ (1s); </text:p>
          </table:table-cell>
          <table:table-cell table:number-columns-repeated="201"/>
        </table:table-row>
        <table:table-row table:style-name="ro2">
          <table:table-cell office:value-type="string">
            <text:p>yʉ́ʉ, yóo </text:p>
          </table:table-cell>
          <table:table-cell/>
          <table:table-cell office:value-type="string">
            <text:p>m., f. </text:p>
          </table:table-cell>
          <table:table-cell office:value-type="string">
            <text:p>pariente </text:p>
          </table:table-cell>
          <table:table-cell table:number-columns-repeated="204"/>
        </table:table-row>
        <table:table-row table:style-name="ro1">
          <table:table-cell/>
          <table:table-cell office:value-type="string">
            <text:p>nɑ̃ </text:p>
          </table:table-cell>
          <table:table-cell office:value-type="string">
            <text:p>interj. </text:p>
          </table:table-cell>
          <table:table-cell office:value-type="string">
            <text:p>¡qué hubo! </text:p>
          </table:table-cell>
          <table:table-cell/>
          <table:table-cell office:value-type="string">
            <text:p>va cʉ̃me , uv J , vn E </text:p>
          </table:table-cell>
          <table:table-cell office:value-type="string">
            <text:p>ntg BARS,91 //dã// ‘Hi!’ p39 2.28. Indicative interjection, is an interjection used as a greeting to acknowledge the presence of another;</text:p>
          </table:table-cell>
          <table:table-cell table:number-columns-repeated="201"/>
        </table:table-row>
      </table:table>
      <table:database-ranges>
        <table:database-range table:target-range-address="Sheet1.A1:Sheet1.AMJ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7">09/07/2014</text:date>, <text:time>16:02: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4-09-07T16:02:21</dc:date>
    <dc:creator>Amalia Skilton</dc:creator>
    <meta:generator>OpenOffice.org/3.3$Unix OpenOffice.org_project/330m20$Build-9567</meta:generator>
    <meta:editing-duration>PT7H13M27S</meta:editing-duration>
    <meta:editing-cycles>4</meta:editing-cycles>
    <meta:document-statistic meta:table-count="1" meta:cell-count="17050" meta:object-count="0"/>
  </office:meta>
</office:document-meta>
</file>